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5.722cm"/>
    </style:style>
    <style:style style:name="co5" style:family="table-column">
      <style:table-column-properties fo:break-before="auto" style:column-width="3.983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0.20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918cm"/>
    </style:style>
    <style:style style:name="co10" style:family="table-column">
      <style:table-column-properties fo:break-before="auto" style:column-width="0.89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718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ro4" style:family="table-row">
      <style:table-row-properties style:row-height="1.24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0.457cm" fo:break-before="auto" style:use-optimal-row-height="true"/>
    </style:style>
    <style:style style:name="ro7" style:family="table-row">
      <style:table-row-properties style:row-height="1.371cm" fo:break-before="auto" style:use-optimal-row-height="true"/>
    </style:style>
    <style:style style:name="ro8" style:family="table-row">
      <style:table-row-properties style:row-height="1.697cm" fo:break-before="auto" style:use-optimal-row-height="true"/>
    </style:style>
    <style:style style:name="ro9" style:family="table-row">
      <style:table-row-properties style:row-height="0.73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5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6" style:family="table-cell" style:parent-style-name="Default">
      <style:text-properties style:font-name="Arial" fo:font-size="8pt" style:font-size-asian="8pt" style:font-size-complex="8pt"/>
    </style:style>
    <style:style style:name="ce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1">
      <style:text-properties fo:font-size="8pt" style:font-size-asian="8pt" style:font-size-complex="8pt"/>
    </style:style>
    <style:style style:name="ce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text-properties fo:font-size="26pt" style:font-size-asian="26pt" style:font-size-complex="26pt"/>
    </style:style>
    <style:style style:name="ce10" style:family="table-cell" style:parent-style-name="Default">
      <style:text-properties style:font-name="Arial" fo:font-size="8pt" style:font-name-asian="DejaVu Sans" style:font-size-asian="8pt" style:font-name-complex="Tahoma" style:font-size-complex="8pt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00b8ff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[$Sheet1.$I$1]" style:apply-style-name="red" style:base-cell-address="Sheet1.I1412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  <style:map style:condition="cell-content()=[$Sheet1.$I$1]" style:apply-style-name="red" style:base-cell-address="Sheet1.I14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'x'" style:apply-style-name="red" style:base-cell-address="Sheet1.I151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'x'" style:apply-style-name="red" style:base-cell-address="Sheet1.I168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ext-properties fo:font-size="6pt" style:font-size-asian="6pt" style:font-size-complex="6pt"/>
    </style:style>
    <style:style style:name="ce25" style:family="table-cell" style:parent-style-name="Default">
      <style:table-cell-properties fo:background-color="#83caff"/>
      <style:text-properties fo:font-size="6pt" fo:font-weight="bold" style:font-size-asian="6pt" style:font-weight-asian="bold" style:font-size-complex="6pt" style:font-weight-complex="bold"/>
    </style:style>
    <style:style style:name="ce26" style:family="table-cell" style:parent-style-name="Default">
      <style:text-properties style:font-name="Arial" fo:font-size="6pt" style:font-size-asian="6pt" style:font-size-complex="6pt"/>
    </style:style>
    <style:style style:name="ce27" style:family="table-cell" style:parent-style-name="Default">
      <style:text-properties fo:color="#ff0000" style:font-name="Ari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-asian="DejaVu Sans" style:font-name-complex="Tahoma"/>
    </style:style>
    <style:style style:name="T2" style:family="text">
      <style:text-properties style:font-name="Arial" style:font-name-asian="DejaVu Sans" style:font-name-complex="Tahoma"/>
    </style:style>
    <style:style style:name="T3" style:family="text">
      <style:text-properties style:font-name="Times New Roman" style:font-name-asian="DejaVu San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22"/>
        <table:table-column table:style-name="co7" table:number-columns-repeated="2" table:default-cell-style-name="ce24"/>
        <table:table-column table:style-name="co8" table:number-columns-repeated="23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7" office:value-type="string">
            <text:p>done</text:p>
          </table:table-cell>
          <table:table-cell table:style-name="ce9" table:formula="of:=[.K1018]/[.J1018]" office:value-type="percentage" office:value="0.474867724867725" table:number-columns-spanned="1" table:number-rows-spanned="3">
            <text:p>47,487%</text:p>
          </table:table-cell>
          <table:table-cell table:style-name="ce13" office:value-type="string">
            <text:p>E=Exists </text:p>
          </table:table-cell>
          <table:table-cell table:style-name="ce16" table:formula="of:=COUNTIF([.B5:.B1045];&quot;E&quot;)" office:value-type="float" office:value="184">
            <text:p>184</text:p>
          </table:table-cell>
          <table:table-cell table:style-name="ce23" office:value-type="string">
            <text:p>Invalid</text:p>
          </table:table-cell>
          <table:table-cell table:style-name="ce16" table:formula="of:=COUNTIF([.B5:.B1045];&quot;-&quot;)" office:value-type="float" office:value="127">
            <text:p>127</text:p>
          </table:table-cell>
          <table:table-cell office:value-type="string">
            <text:p>ND</text:p>
          </table:table-cell>
          <table:table-cell table:number-columns-repeated="25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/>
          <table:table-cell table:style-name="ce8" table:formula="of:=1-([.B1018]/[.C1018])" office:value-type="percentage" office:value="1">
            <text:p>100,00%</text:p>
          </table:table-cell>
          <table:covered-table-cell/>
          <table:table-cell table:style-name="ce13" office:value-type="string">
            <text:p>N=New</text:p>
          </table:table-cell>
          <table:table-cell table:style-name="ce16" table:formula="of:=COUNTIF([.B5:.B1045];&quot;N&quot;)" office:value-type="float" office:value="189">
            <text:p>189</text:p>
          </table:table-cell>
          <table:table-cell table:number-columns-repeated="28"/>
        </table:table-row>
        <table:table-row table:style-name="ro1">
          <table:table-cell table:style-name="ce1" table:number-columns-repeated="3"/>
          <table:covered-table-cell/>
          <table:table-cell table:style-name="ce13" office:value-type="string">
            <text:p>R=Repeted</text:p>
          </table:table-cell>
          <table:table-cell table:style-name="ce16" table:formula="of:=COUNTIF([.B5:.B1045];&quot;R&quot;)" office:value-type="float" office:value="508">
            <text:p>508</text:p>
          </table:table-cell>
          <table:table-cell table:number-columns-repeated="28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2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17" office:value-type="string">
            <text:p>16x16</text:p>
          </table:table-cell>
          <table:table-cell table:style-name="ce17" office:value-type="string">
            <text:p>22x22</text:p>
          </table:table-cell>
          <table:table-cell table:style-name="ce17" office:value-type="string">
            <text:p>32x32</text:p>
          </table:table-cell>
          <table:table-cell table:style-name="ce17" office:value-type="string">
            <text:p>48x48</text:p>
          </table:table-cell>
          <table:table-cell table:style-name="ce25" table:number-columns-repeated="2"/>
          <table:table-cell table:number-columns-repeated="23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string">
            <text:p>edit-delete</text:p>
          </table:table-cell>
          <table:table-cell table:style-name="ce18" table:formula="of:=IF([.$B5]=&quot;R&quot;;VLOOKUP([.$C5];[.$C$5:.$I$1017];5;0);IF([.$B5]=&quot;E&quot;;&quot;x&quot;;IF([.$B5]=&quot;-&quot;;&quot;-&quot;;&quot;ND&quot;)))" office:value-type="string" office:string-value="x">
            <text:p>x</text:p>
          </table:table-cell>
          <table:table-cell table:style-name="ce18" table:formula="of:=IF([.$B5]=&quot;R&quot;;VLOOKUP([.$C5];[.$C$5:.$I$1017];5;0);IF([.$B5]=&quot;E&quot;;&quot;x&quot;;IF([.$B5]=&quot;-&quot;;&quot;-&quot;;&quot;ND&quot;)))" office:value-type="string" office:string-value="x">
            <text:p>x</text:p>
          </table:table-cell>
          <table:table-cell table:style-name="ce18" table:formula="of:=IF([.$B5]=&quot;R&quot;;VLOOKUP([.$C5];[.$C$5:.$I$1017];6;0);IF([.$B5]=&quot;E&quot;;&quot;x&quot;;IF([.$B5]=&quot;-&quot;;&quot;-&quot;;&quot;ND&quot;)))" office:value-type="string" office:string-value="x">
            <text:p>x</text:p>
          </table:table-cell>
          <table:table-cell table:style-name="ce18" table:formula="of:=IF([.$B5]=&quot;R&quot;;VLOOKUP([.$C5];[.$C$5:.$I$1017];7;0);IF([.$B5]=&quot;E&quot;;&quot;x&quot;;IF([.$B5]=&quot;-&quot;;&quot;-&quot;;&quot;ND&quot;)))" office:value-type="string" office:string-value="x">
            <text:p>x</text:p>
          </table:table-cell>
          <table:table-cell table:style-name="ce26" table:formula="of:=IF([.B5]=&quot;R&quot;;0;IF([.B5]=&quot;-&quot;;0;4))" office:value-type="float" office:value="4">
            <text:p>4</text:p>
          </table:table-cell>
          <table:table-cell table:style-name="ce26" table:formula="of:=IF([.B5]=&quot;R&quot;;0;COUNTIF([.F5:.I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"14_flatten"</text:p>
          </table:table-cell>
          <table:table-cell table:style-name="ce6" office:value-type="string">
            <text:p>edit-flatten-path</text:p>
          </table:table-cell>
          <table:table-cell table:style-name="ce18" table:formula="of:=IF([.$B6]=&quot;R&quot;;VLOOKUP([.$C6];[.$C$5:.$I$1017];5;0);IF([.$B6]=&quot;E&quot;;&quot;x&quot;;IF([.$B6]=&quot;-&quot;;&quot;-&quot;;&quot;ND&quot;)))" office:value-type="string" office:string-value="ND">
            <text:p>ND</text:p>
          </table:table-cell>
          <table:table-cell table:style-name="ce18" table:formula="of:=IF([.$B6]=&quot;R&quot;;VLOOKUP([.$C6];[.$C$5:.$I$1017];5;0);IF([.$B6]=&quot;E&quot;;&quot;x&quot;;IF([.$B6]=&quot;-&quot;;&quot;-&quot;;&quot;ND&quot;)))" office:value-type="string" office:string-value="ND">
            <text:p>ND</text:p>
          </table:table-cell>
          <table:table-cell table:style-name="ce18" table:formula="of:=IF([.$B6]=&quot;R&quot;;VLOOKUP([.$C6];[.$C$5:.$I$1017];6;0);IF([.$B6]=&quot;E&quot;;&quot;x&quot;;IF([.$B6]=&quot;-&quot;;&quot;-&quot;;&quot;ND&quot;)))" office:value-type="string" office:string-value="ND">
            <text:p>ND</text:p>
          </table:table-cell>
          <table:table-cell table:style-name="ce18" table:formula="of:=IF([.$B6]=&quot;R&quot;;VLOOKUP([.$C6];[.$C$5:.$I$1017];7;0);IF([.$B6]=&quot;E&quot;;&quot;x&quot;;IF([.$B6]=&quot;-&quot;;&quot;-&quot;;&quot;ND&quot;)))" office:value-type="string" office:string-value="ND">
            <text:p>ND</text:p>
          </table:table-cell>
          <table:table-cell table:style-name="ce26" table:formula="of:=IF([.B6]=&quot;R&quot;;0;IF([.B6]=&quot;-&quot;;0;4))" office:value-type="float" office:value="4">
            <text:p>4</text:p>
          </table:table-cell>
          <table:table-cell table:style-name="ce26" table:formula="of:=IF([.B6]=&quot;R&quot;;0;COUNTIF([.F6:.I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10" office:value-type="string">
            <text:p>"14_refine"</text:p>
          </table:table-cell>
          <table:table-cell table:style-name="ce6" office:value-type="string">
            <text:p>?</text:p>
          </table:table-cell>
          <table:table-cell table:style-name="ce18" table:formula="of:=IF([.$B7]=&quot;R&quot;;VLOOKUP([.$C7];[.$C$5:.$I$1017];5;0);IF([.$B7]=&quot;E&quot;;&quot;x&quot;;IF([.$B7]=&quot;-&quot;;&quot;-&quot;;&quot;ND&quot;)))" office:value-type="string" office:string-value="ND">
            <text:p>ND</text:p>
          </table:table-cell>
          <table:table-cell table:style-name="ce18" table:formula="of:=IF([.$B7]=&quot;R&quot;;VLOOKUP([.$C7];[.$C$5:.$I$1017];5;0);IF([.$B7]=&quot;E&quot;;&quot;x&quot;;IF([.$B7]=&quot;-&quot;;&quot;-&quot;;&quot;ND&quot;)))" office:value-type="string" office:string-value="ND">
            <text:p>ND</text:p>
          </table:table-cell>
          <table:table-cell table:style-name="ce18" table:formula="of:=IF([.$B7]=&quot;R&quot;;VLOOKUP([.$C7];[.$C$5:.$I$1017];6;0);IF([.$B7]=&quot;E&quot;;&quot;x&quot;;IF([.$B7]=&quot;-&quot;;&quot;-&quot;;&quot;ND&quot;)))" office:value-type="string" office:string-value="ND">
            <text:p>ND</text:p>
          </table:table-cell>
          <table:table-cell table:style-name="ce18" table:formula="of:=IF([.$B7]=&quot;R&quot;;VLOOKUP([.$C7];[.$C$5:.$I$1017];7;0);IF([.$B7]=&quot;E&quot;;&quot;x&quot;;IF([.$B7]=&quot;-&quot;;&quot;-&quot;;&quot;ND&quot;)))" office:value-type="string" office:string-value="ND">
            <text:p>ND</text:p>
          </table:table-cell>
          <table:table-cell table:style-name="ce26" table:formula="of:=IF([.B7]=&quot;R&quot;;0;IF([.B7]=&quot;-&quot;;0;4))" office:value-type="float" office:value="4">
            <text:p>4</text:p>
          </table:table-cell>
          <table:table-cell table:style-name="ce26" table:formula="of:=IF([.B7]=&quot;R&quot;;0;COUNTIF([.F7:.I7];&quot;x&quot;))" office:value-type="float" office:value="0">
            <text:p>0</text:p>
          </table:table-cell>
          <table:table-cell table:style-name="ce11"/>
          <table:table-cell table:style-name="red"/>
          <table:table-cell table:style-name="ce11" table:number-columns-repeated="21"/>
        </table:table-row>
        <table:table-row table:style-name="ro3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"14_roundcorners"</text:p>
          </table:table-cell>
          <table:table-cell table:style-name="ce6" office:value-type="string">
            <text:p>edit-corners-round</text:p>
          </table:table-cell>
          <table:table-cell table:style-name="ce18" table:formula="of:=IF([.$B8]=&quot;R&quot;;VLOOKUP([.$C8];[.$C$5:.$I$1017];5;0);IF([.$B8]=&quot;E&quot;;&quot;x&quot;;IF([.$B8]=&quot;-&quot;;&quot;-&quot;;&quot;ND&quot;)))" office:value-type="string" office:string-value="ND">
            <text:p>ND</text:p>
          </table:table-cell>
          <table:table-cell table:style-name="ce18" table:formula="of:=IF([.$B8]=&quot;R&quot;;VLOOKUP([.$C8];[.$C$5:.$I$1017];5;0);IF([.$B8]=&quot;E&quot;;&quot;x&quot;;IF([.$B8]=&quot;-&quot;;&quot;-&quot;;&quot;ND&quot;)))" office:value-type="string" office:string-value="ND">
            <text:p>ND</text:p>
          </table:table-cell>
          <table:table-cell table:style-name="ce18" table:formula="of:=IF([.$B8]=&quot;R&quot;;VLOOKUP([.$C8];[.$C$5:.$I$1017];6;0);IF([.$B8]=&quot;E&quot;;&quot;x&quot;;IF([.$B8]=&quot;-&quot;;&quot;-&quot;;&quot;ND&quot;)))" office:value-type="string" office:string-value="ND">
            <text:p>ND</text:p>
          </table:table-cell>
          <table:table-cell table:style-name="ce18" table:formula="of:=IF([.$B8]=&quot;R&quot;;VLOOKUP([.$C8];[.$C$5:.$I$1017];7;0);IF([.$B8]=&quot;E&quot;;&quot;x&quot;;IF([.$B8]=&quot;-&quot;;&quot;-&quot;;&quot;ND&quot;)))" office:value-type="string" office:string-value="ND">
            <text:p>ND</text:p>
          </table:table-cell>
          <table:table-cell table:style-name="ce26" table:formula="of:=IF([.B8]=&quot;R&quot;;0;IF([.B8]=&quot;-&quot;;0;4))" office:value-type="float" office:value="4">
            <text:p>4</text:p>
          </table:table-cell>
          <table:table-cell table:style-name="ce26" table:formula="of:=IF([.B8]=&quot;R&quot;;0;COUNTIF([.F8:.I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Inkscape team</text:p>
          </table:table-cell>
          <table:table-cell table:style-name="ce6" office:value-type="string">
            <text:p>calligraphy?</text:p>
          </table:table-cell>
          <table:table-cell table:style-name="ce18" table:formula="of:=IF([.$B9]=&quot;R&quot;;VLOOKUP([.$C9];[.$C$5:.$I$1017];5;0);IF([.$B9]=&quot;E&quot;;&quot;x&quot;;IF([.$B9]=&quot;-&quot;;&quot;-&quot;;&quot;ND&quot;)))" office:value-type="string" office:string-value="ND">
            <text:p>ND</text:p>
          </table:table-cell>
          <table:table-cell table:style-name="ce18" table:formula="of:=IF([.$B9]=&quot;R&quot;;VLOOKUP([.$C9];[.$C$5:.$I$1017];5;0);IF([.$B9]=&quot;E&quot;;&quot;x&quot;;IF([.$B9]=&quot;-&quot;;&quot;-&quot;;&quot;ND&quot;)))" office:value-type="string" office:string-value="ND">
            <text:p>ND</text:p>
          </table:table-cell>
          <table:table-cell table:style-name="ce18" table:formula="of:=IF([.$B9]=&quot;R&quot;;VLOOKUP([.$C9];[.$C$5:.$I$1017];6;0);IF([.$B9]=&quot;E&quot;;&quot;x&quot;;IF([.$B9]=&quot;-&quot;;&quot;-&quot;;&quot;ND&quot;)))" office:value-type="string" office:string-value="ND">
            <text:p>ND</text:p>
          </table:table-cell>
          <table:table-cell table:style-name="ce18" table:formula="of:=IF([.$B9]=&quot;R&quot;;VLOOKUP([.$C9];[.$C$5:.$I$1017];7;0);IF([.$B9]=&quot;E&quot;;&quot;x&quot;;IF([.$B9]=&quot;-&quot;;&quot;-&quot;;&quot;ND&quot;)))" office:value-type="string" office:string-value="ND">
            <text:p>ND</text:p>
          </table:table-cell>
          <table:table-cell table:style-name="ce26" table:formula="of:=IF([.B9]=&quot;R&quot;;0;IF([.B9]=&quot;-&quot;;0;4))" office:value-type="float" office:value="4">
            <text:p>4</text:p>
          </table:table-cell>
          <table:table-cell table:style-name="ce26" table:formula="of:=IF([.B9]=&quot;R&quot;;0;COUNTIF([.F9:.I9];&quot;x&quot;))" office:value-type="float" office:value="0">
            <text:p>0</text:p>
          </table:table-cell>
          <table:table-cell table:style-name="ce11" table:number-columns-repeated="2"/>
          <table:table-cell/>
          <table:table-cell table:style-name="ce11" table:number-columns-repeated="20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6"/>
          <table:table-cell table:style-name="ce6" office:value-type="string">
            <text:p>list-remove</text:p>
          </table:table-cell>
          <table:table-cell table:style-name="ce18" table:formula="of:=IF([.$B10]=&quot;R&quot;;VLOOKUP([.$C10];[.$C$5:.$I$1017];5;0);IF([.$B10]=&quot;E&quot;;&quot;x&quot;;IF([.$B10]=&quot;-&quot;;&quot;-&quot;;&quot;ND&quot;)))" office:value-type="string" office:string-value="x">
            <text:p>x</text:p>
          </table:table-cell>
          <table:table-cell table:style-name="ce18" table:formula="of:=IF([.$B10]=&quot;R&quot;;VLOOKUP([.$C10];[.$C$5:.$I$1017];5;0);IF([.$B10]=&quot;E&quot;;&quot;x&quot;;IF([.$B10]=&quot;-&quot;;&quot;-&quot;;&quot;ND&quot;)))" office:value-type="string" office:string-value="x">
            <text:p>x</text:p>
          </table:table-cell>
          <table:table-cell table:style-name="ce18" table:formula="of:=IF([.$B10]=&quot;R&quot;;VLOOKUP([.$C10];[.$C$5:.$I$1017];6;0);IF([.$B10]=&quot;E&quot;;&quot;x&quot;;IF([.$B10]=&quot;-&quot;;&quot;-&quot;;&quot;ND&quot;)))" office:value-type="string" office:string-value="x">
            <text:p>x</text:p>
          </table:table-cell>
          <table:table-cell table:style-name="ce18" table:formula="of:=IF([.$B10]=&quot;R&quot;;VLOOKUP([.$C10];[.$C$5:.$I$1017];7;0);IF([.$B10]=&quot;E&quot;;&quot;x&quot;;IF([.$B10]=&quot;-&quot;;&quot;-&quot;;&quot;ND&quot;)))" office:value-type="string" office:string-value="x">
            <text:p>x</text:p>
          </table:table-cell>
          <table:table-cell table:style-name="ce26" table:formula="of:=IF([.B10]=&quot;R&quot;;0;IF([.B10]=&quot;-&quot;;0;4))" office:value-type="float" office:value="4">
            <text:p>4</text:p>
          </table:table-cell>
          <table:table-cell table:style-name="ce26" table:formula="of:=IF([.B10]=&quot;R&quot;;0;COUNTIF([.F10:.I1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6"/>
          <table:table-cell table:style-name="ce6" office:value-type="string">
            <text:p>document-save-as</text:p>
          </table:table-cell>
          <table:table-cell table:style-name="ce18" table:formula="of:=IF([.$B11]=&quot;R&quot;;VLOOKUP([.$C11];[.$C$5:.$I$1017];5;0);IF([.$B11]=&quot;E&quot;;&quot;x&quot;;IF([.$B11]=&quot;-&quot;;&quot;-&quot;;&quot;ND&quot;)))" office:value-type="string" office:string-value="x">
            <text:p>x</text:p>
          </table:table-cell>
          <table:table-cell table:style-name="ce18" table:formula="of:=IF([.$B11]=&quot;R&quot;;VLOOKUP([.$C11];[.$C$5:.$I$1017];5;0);IF([.$B11]=&quot;E&quot;;&quot;x&quot;;IF([.$B11]=&quot;-&quot;;&quot;-&quot;;&quot;ND&quot;)))" office:value-type="string" office:string-value="x">
            <text:p>x</text:p>
          </table:table-cell>
          <table:table-cell table:style-name="ce18" table:formula="of:=IF([.$B11]=&quot;R&quot;;VLOOKUP([.$C11];[.$C$5:.$I$1017];6;0);IF([.$B11]=&quot;E&quot;;&quot;x&quot;;IF([.$B11]=&quot;-&quot;;&quot;-&quot;;&quot;ND&quot;)))" office:value-type="string" office:string-value="x">
            <text:p>x</text:p>
          </table:table-cell>
          <table:table-cell table:style-name="ce18" table:formula="of:=IF([.$B11]=&quot;R&quot;;VLOOKUP([.$C11];[.$C$5:.$I$1017];7;0);IF([.$B11]=&quot;E&quot;;&quot;x&quot;;IF([.$B11]=&quot;-&quot;;&quot;-&quot;;&quot;ND&quot;)))" office:value-type="string" office:string-value="x">
            <text:p>x</text:p>
          </table:table-cell>
          <table:table-cell table:style-name="ce26" table:formula="of:=IF([.B11]=&quot;R&quot;;0;IF([.B11]=&quot;-&quot;;0;4))" office:value-type="float" office:value="4">
            <text:p>4</text:p>
          </table:table-cell>
          <table:table-cell table:style-name="ce26" table:formula="of:=IF([.B11]=&quot;R&quot;;0;COUNTIF([.F11:.I1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6" table:number-columns-repeated="2"/>
          <table:table-cell table:style-name="ce18" table:formula="of:=IF([.$B12]=&quot;R&quot;;VLOOKUP([.$C12];[.$C$5:.$I$1017];5;0);IF([.$B12]=&quot;E&quot;;&quot;x&quot;;IF([.$B12]=&quot;-&quot;;&quot;-&quot;;&quot;ND&quot;)))" office:value-type="string" office:string-value="ND">
            <text:p>ND</text:p>
          </table:table-cell>
          <table:table-cell table:style-name="ce18" table:formula="of:=IF([.$B12]=&quot;R&quot;;VLOOKUP([.$C12];[.$C$5:.$I$1017];5;0);IF([.$B12]=&quot;E&quot;;&quot;x&quot;;IF([.$B12]=&quot;-&quot;;&quot;-&quot;;&quot;ND&quot;)))" office:value-type="string" office:string-value="ND">
            <text:p>ND</text:p>
          </table:table-cell>
          <table:table-cell table:style-name="ce18" table:formula="of:=IF([.$B12]=&quot;R&quot;;VLOOKUP([.$C12];[.$C$5:.$I$1017];6;0);IF([.$B12]=&quot;E&quot;;&quot;x&quot;;IF([.$B12]=&quot;-&quot;;&quot;-&quot;;&quot;ND&quot;)))" office:value-type="string" office:string-value="ND">
            <text:p>ND</text:p>
          </table:table-cell>
          <table:table-cell table:style-name="ce18" table:formula="of:=IF([.$B12]=&quot;R&quot;;VLOOKUP([.$C12];[.$C$5:.$I$1017];7;0);IF([.$B12]=&quot;E&quot;;&quot;x&quot;;IF([.$B12]=&quot;-&quot;;&quot;-&quot;;&quot;ND&quot;)))" office:value-type="string" office:string-value="ND">
            <text:p>ND</text:p>
          </table:table-cell>
          <table:table-cell table:style-name="ce26" table:formula="of:=IF([.B12]=&quot;R&quot;;0;IF([.B12]=&quot;-&quot;;0;4))" office:value-type="float" office:value="0">
            <text:p>0</text:p>
          </table:table-cell>
          <table:table-cell table:style-name="ce26" table:formula="of:=IF([.B12]=&quot;R&quot;;0;COUNTIF([.F12:.I12];&quot;x&quot;))" office:value-type="float" office:value="0">
            <text:p>0</text:p>
          </table:table-cell>
          <table:table-cell/>
          <table:table-cell table:style-name="ce11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6"/>
          <table:table-cell table:style-name="ce6" office:value-type="string">
            <text:p>list-add</text:p>
          </table:table-cell>
          <table:table-cell table:style-name="ce18" table:formula="of:=IF([.$B13]=&quot;R&quot;;VLOOKUP([.$C13];[.$C$5:.$I$1017];5;0);IF([.$B13]=&quot;E&quot;;&quot;x&quot;;IF([.$B13]=&quot;-&quot;;&quot;-&quot;;&quot;ND&quot;)))" office:value-type="string" office:string-value="x">
            <text:p>x</text:p>
          </table:table-cell>
          <table:table-cell table:style-name="ce18" table:formula="of:=IF([.$B13]=&quot;R&quot;;VLOOKUP([.$C13];[.$C$5:.$I$1017];5;0);IF([.$B13]=&quot;E&quot;;&quot;x&quot;;IF([.$B13]=&quot;-&quot;;&quot;-&quot;;&quot;ND&quot;)))" office:value-type="string" office:string-value="x">
            <text:p>x</text:p>
          </table:table-cell>
          <table:table-cell table:style-name="ce18" table:formula="of:=IF([.$B13]=&quot;R&quot;;VLOOKUP([.$C13];[.$C$5:.$I$1017];6;0);IF([.$B13]=&quot;E&quot;;&quot;x&quot;;IF([.$B13]=&quot;-&quot;;&quot;-&quot;;&quot;ND&quot;)))" office:value-type="string" office:string-value="x">
            <text:p>x</text:p>
          </table:table-cell>
          <table:table-cell table:style-name="ce18" table:formula="of:=IF([.$B13]=&quot;R&quot;;VLOOKUP([.$C13];[.$C$5:.$I$1017];7;0);IF([.$B13]=&quot;E&quot;;&quot;x&quot;;IF([.$B13]=&quot;-&quot;;&quot;-&quot;;&quot;ND&quot;)))" office:value-type="string" office:string-value="x">
            <text:p>x</text:p>
          </table:table-cell>
          <table:table-cell table:style-name="ce26" table:formula="of:=IF([.B13]=&quot;R&quot;;0;IF([.B13]=&quot;-&quot;;0;4))" office:value-type="float" office:value="4">
            <text:p>4</text:p>
          </table:table-cell>
          <table:table-cell table:style-name="ce26" table:formula="of:=IF([.B13]=&quot;R&quot;;0;COUNTIF([.F13:.I13];&quot;x&quot;))" office:value-type="float" office:value="4">
            <text:p>4</text:p>
          </table:table-cell>
          <table:table-cell/>
          <table:table-cell table:style-name="ce11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14]=&quot;R&quot;;VLOOKUP([.$C14];[.$C$5:.$I$1017];5;0);IF([.$B14]=&quot;E&quot;;&quot;x&quot;;IF([.$B14]=&quot;-&quot;;&quot;-&quot;;&quot;ND&quot;)))" office:value-type="string" office:string-value="x">
            <text:p>x</text:p>
          </table:table-cell>
          <table:table-cell table:style-name="ce18" table:formula="of:=IF([.$B14]=&quot;R&quot;;VLOOKUP([.$C14];[.$C$5:.$I$1017];5;0);IF([.$B14]=&quot;E&quot;;&quot;x&quot;;IF([.$B14]=&quot;-&quot;;&quot;-&quot;;&quot;ND&quot;)))" office:value-type="string" office:string-value="x">
            <text:p>x</text:p>
          </table:table-cell>
          <table:table-cell table:style-name="ce18" table:formula="of:=IF([.$B14]=&quot;R&quot;;VLOOKUP([.$C14];[.$C$5:.$I$1017];6;0);IF([.$B14]=&quot;E&quot;;&quot;x&quot;;IF([.$B14]=&quot;-&quot;;&quot;-&quot;;&quot;ND&quot;)))" office:value-type="string" office:string-value="x">
            <text:p>x</text:p>
          </table:table-cell>
          <table:table-cell table:style-name="ce18" table:formula="of:=IF([.$B14]=&quot;R&quot;;VLOOKUP([.$C14];[.$C$5:.$I$1017];7;0);IF([.$B14]=&quot;E&quot;;&quot;x&quot;;IF([.$B14]=&quot;-&quot;;&quot;-&quot;;&quot;ND&quot;)))" office:value-type="string" office:string-value="x">
            <text:p>x</text:p>
          </table:table-cell>
          <table:table-cell table:style-name="ce26" table:formula="of:=IF([.B14]=&quot;R&quot;;0;IF([.B14]=&quot;-&quot;;0;4))" office:value-type="float" office:value="0">
            <text:p>0</text:p>
          </table:table-cell>
          <table:table-cell table:style-name="ce26" table:formula="of:=IF([.B14]=&quot;R&quot;;0;COUNTIF([.F14:.I14];&quot;x&quot;))" office:value-type="float" office:value="0">
            <text:p>0</text:p>
          </table:table-cell>
          <table:table-cell/>
          <table:table-cell table:style-name="ce11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6"/>
          <table:table-cell table:style-name="ce6" office:value-type="string">
            <text:p>edit-copy</text:p>
          </table:table-cell>
          <table:table-cell table:style-name="ce18" table:formula="of:=IF([.$B15]=&quot;R&quot;;VLOOKUP([.$C15];[.$C$5:.$I$1017];5;0);IF([.$B15]=&quot;E&quot;;&quot;x&quot;;IF([.$B15]=&quot;-&quot;;&quot;-&quot;;&quot;ND&quot;)))" office:value-type="string" office:string-value="x">
            <text:p>x</text:p>
          </table:table-cell>
          <table:table-cell table:style-name="ce18" table:formula="of:=IF([.$B15]=&quot;R&quot;;VLOOKUP([.$C15];[.$C$5:.$I$1017];5;0);IF([.$B15]=&quot;E&quot;;&quot;x&quot;;IF([.$B15]=&quot;-&quot;;&quot;-&quot;;&quot;ND&quot;)))" office:value-type="string" office:string-value="x">
            <text:p>x</text:p>
          </table:table-cell>
          <table:table-cell table:style-name="ce18" table:formula="of:=IF([.$B15]=&quot;R&quot;;VLOOKUP([.$C15];[.$C$5:.$I$1017];6;0);IF([.$B15]=&quot;E&quot;;&quot;x&quot;;IF([.$B15]=&quot;-&quot;;&quot;-&quot;;&quot;ND&quot;)))" office:value-type="string" office:string-value="x">
            <text:p>x</text:p>
          </table:table-cell>
          <table:table-cell table:style-name="ce18" table:formula="of:=IF([.$B15]=&quot;R&quot;;VLOOKUP([.$C15];[.$C$5:.$I$1017];7;0);IF([.$B15]=&quot;E&quot;;&quot;x&quot;;IF([.$B15]=&quot;-&quot;;&quot;-&quot;;&quot;ND&quot;)))" office:value-type="string" office:string-value="x">
            <text:p>x</text:p>
          </table:table-cell>
          <table:table-cell table:style-name="ce26" table:formula="of:=IF([.B15]=&quot;R&quot;;0;IF([.B15]=&quot;-&quot;;0;4))" office:value-type="float" office:value="4">
            <text:p>4</text:p>
          </table:table-cell>
          <table:table-cell table:style-name="ce26" table:formula="of:=IF([.B15]=&quot;R&quot;;0;COUNTIF([.F15:.I1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6"/>
          <table:table-cell table:style-name="ce6" office:value-type="string">
            <text:p>arrow-down</text:p>
          </table:table-cell>
          <table:table-cell table:style-name="ce18" table:formula="of:=IF([.$B16]=&quot;R&quot;;VLOOKUP([.$C16];[.$C$5:.$I$1017];5;0);IF([.$B16]=&quot;E&quot;;&quot;x&quot;;IF([.$B16]=&quot;-&quot;;&quot;-&quot;;&quot;ND&quot;)))" office:value-type="string" office:string-value="x">
            <text:p>x</text:p>
          </table:table-cell>
          <table:table-cell table:style-name="ce18" table:formula="of:=IF([.$B16]=&quot;R&quot;;VLOOKUP([.$C16];[.$C$5:.$I$1017];5;0);IF([.$B16]=&quot;E&quot;;&quot;x&quot;;IF([.$B16]=&quot;-&quot;;&quot;-&quot;;&quot;ND&quot;)))" office:value-type="string" office:string-value="x">
            <text:p>x</text:p>
          </table:table-cell>
          <table:table-cell table:style-name="ce18" table:formula="of:=IF([.$B16]=&quot;R&quot;;VLOOKUP([.$C16];[.$C$5:.$I$1017];6;0);IF([.$B16]=&quot;E&quot;;&quot;x&quot;;IF([.$B16]=&quot;-&quot;;&quot;-&quot;;&quot;ND&quot;)))" office:value-type="string" office:string-value="x">
            <text:p>x</text:p>
          </table:table-cell>
          <table:table-cell table:style-name="ce18" table:formula="of:=IF([.$B16]=&quot;R&quot;;VLOOKUP([.$C16];[.$C$5:.$I$1017];7;0);IF([.$B16]=&quot;E&quot;;&quot;x&quot;;IF([.$B16]=&quot;-&quot;;&quot;-&quot;;&quot;ND&quot;)))" office:value-type="string" office:string-value="x">
            <text:p>x</text:p>
          </table:table-cell>
          <table:table-cell table:style-name="ce26" table:formula="of:=IF([.B16]=&quot;R&quot;;0;IF([.B16]=&quot;-&quot;;0;4))" office:value-type="float" office:value="4">
            <text:p>4</text:p>
          </table:table-cell>
          <table:table-cell table:style-name="ce26" table:formula="of:=IF([.B16]=&quot;R&quot;;0;COUNTIF([.F16:.I1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6"/>
          <table:table-cell table:style-name="ce6" office:value-type="string">
            <text:p>arrow-up</text:p>
          </table:table-cell>
          <table:table-cell table:style-name="ce18" table:formula="of:=IF([.$B17]=&quot;R&quot;;VLOOKUP([.$C17];[.$C$5:.$I$1017];5;0);IF([.$B17]=&quot;E&quot;;&quot;x&quot;;IF([.$B17]=&quot;-&quot;;&quot;-&quot;;&quot;ND&quot;)))" office:value-type="string" office:string-value="x">
            <text:p>x</text:p>
          </table:table-cell>
          <table:table-cell table:style-name="ce18" table:formula="of:=IF([.$B17]=&quot;R&quot;;VLOOKUP([.$C17];[.$C$5:.$I$1017];5;0);IF([.$B17]=&quot;E&quot;;&quot;x&quot;;IF([.$B17]=&quot;-&quot;;&quot;-&quot;;&quot;ND&quot;)))" office:value-type="string" office:string-value="x">
            <text:p>x</text:p>
          </table:table-cell>
          <table:table-cell table:style-name="ce18" table:formula="of:=IF([.$B17]=&quot;R&quot;;VLOOKUP([.$C17];[.$C$5:.$I$1017];6;0);IF([.$B17]=&quot;E&quot;;&quot;x&quot;;IF([.$B17]=&quot;-&quot;;&quot;-&quot;;&quot;ND&quot;)))" office:value-type="string" office:string-value="x">
            <text:p>x</text:p>
          </table:table-cell>
          <table:table-cell table:style-name="ce18" table:formula="of:=IF([.$B17]=&quot;R&quot;;VLOOKUP([.$C17];[.$C$5:.$I$1017];7;0);IF([.$B17]=&quot;E&quot;;&quot;x&quot;;IF([.$B17]=&quot;-&quot;;&quot;-&quot;;&quot;ND&quot;)))" office:value-type="string" office:string-value="x">
            <text:p>x</text:p>
          </table:table-cell>
          <table:table-cell table:style-name="ce26" table:formula="of:=IF([.B17]=&quot;R&quot;;0;IF([.B17]=&quot;-&quot;;0;4))" office:value-type="float" office:value="4">
            <text:p>4</text:p>
          </table:table-cell>
          <table:table-cell table:style-name="ce26" table:formula="of:=IF([.B17]=&quot;R&quot;;0;COUNTIF([.F17:.I1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18]=&quot;R&quot;;VLOOKUP([.$C18];[.$C$5:.$I$1017];5;0);IF([.$B18]=&quot;E&quot;;&quot;x&quot;;IF([.$B18]=&quot;-&quot;;&quot;-&quot;;&quot;ND&quot;)))" office:value-type="string" office:string-value="x">
            <text:p>x</text:p>
          </table:table-cell>
          <table:table-cell table:style-name="ce18" table:formula="of:=IF([.$B18]=&quot;R&quot;;VLOOKUP([.$C18];[.$C$5:.$I$1017];5;0);IF([.$B18]=&quot;E&quot;;&quot;x&quot;;IF([.$B18]=&quot;-&quot;;&quot;-&quot;;&quot;ND&quot;)))" office:value-type="string" office:string-value="x">
            <text:p>x</text:p>
          </table:table-cell>
          <table:table-cell table:style-name="ce18" table:formula="of:=IF([.$B18]=&quot;R&quot;;VLOOKUP([.$C18];[.$C$5:.$I$1017];6;0);IF([.$B18]=&quot;E&quot;;&quot;x&quot;;IF([.$B18]=&quot;-&quot;;&quot;-&quot;;&quot;ND&quot;)))" office:value-type="string" office:string-value="x">
            <text:p>x</text:p>
          </table:table-cell>
          <table:table-cell table:style-name="ce18" table:formula="of:=IF([.$B18]=&quot;R&quot;;VLOOKUP([.$C18];[.$C$5:.$I$1017];7;0);IF([.$B18]=&quot;E&quot;;&quot;x&quot;;IF([.$B18]=&quot;-&quot;;&quot;-&quot;;&quot;ND&quot;)))" office:value-type="string" office:string-value="x">
            <text:p>x</text:p>
          </table:table-cell>
          <table:table-cell table:style-name="ce26" table:formula="of:=IF([.B18]=&quot;R&quot;;0;IF([.B18]=&quot;-&quot;;0;4))" office:value-type="float" office:value="0">
            <text:p>0</text:p>
          </table:table-cell>
          <table:table-cell table:style-name="ce26" table:formula="of:=IF([.B18]=&quot;R&quot;;0;COUNTIF([.F18:.I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19]=&quot;R&quot;;VLOOKUP([.$C19];[.$C$5:.$I$1017];5;0);IF([.$B19]=&quot;E&quot;;&quot;x&quot;;IF([.$B19]=&quot;-&quot;;&quot;-&quot;;&quot;ND&quot;)))" office:value-type="string" office:string-value="x">
            <text:p>x</text:p>
          </table:table-cell>
          <table:table-cell table:style-name="ce18" table:formula="of:=IF([.$B19]=&quot;R&quot;;VLOOKUP([.$C19];[.$C$5:.$I$1017];5;0);IF([.$B19]=&quot;E&quot;;&quot;x&quot;;IF([.$B19]=&quot;-&quot;;&quot;-&quot;;&quot;ND&quot;)))" office:value-type="string" office:string-value="x">
            <text:p>x</text:p>
          </table:table-cell>
          <table:table-cell table:style-name="ce18" table:formula="of:=IF([.$B19]=&quot;R&quot;;VLOOKUP([.$C19];[.$C$5:.$I$1017];6;0);IF([.$B19]=&quot;E&quot;;&quot;x&quot;;IF([.$B19]=&quot;-&quot;;&quot;-&quot;;&quot;ND&quot;)))" office:value-type="string" office:string-value="x">
            <text:p>x</text:p>
          </table:table-cell>
          <table:table-cell table:style-name="ce18" table:formula="of:=IF([.$B19]=&quot;R&quot;;VLOOKUP([.$C19];[.$C$5:.$I$1017];7;0);IF([.$B19]=&quot;E&quot;;&quot;x&quot;;IF([.$B19]=&quot;-&quot;;&quot;-&quot;;&quot;ND&quot;)))" office:value-type="string" office:string-value="x">
            <text:p>x</text:p>
          </table:table-cell>
          <table:table-cell table:style-name="ce26" table:formula="of:=IF([.B19]=&quot;R&quot;;0;IF([.B19]=&quot;-&quot;;0;4))" office:value-type="float" office:value="0">
            <text:p>0</text:p>
          </table:table-cell>
          <table:table-cell table:style-name="ce26" table:formula="of:=IF([.B19]=&quot;R&quot;;0;COUNTIF([.F19:.I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20]=&quot;R&quot;;VLOOKUP([.$C20];[.$C$5:.$I$1017];5;0);IF([.$B20]=&quot;E&quot;;&quot;x&quot;;IF([.$B20]=&quot;-&quot;;&quot;-&quot;;&quot;ND&quot;)))" office:value-type="string" office:string-value="x">
            <text:p>x</text:p>
          </table:table-cell>
          <table:table-cell table:style-name="ce18" table:formula="of:=IF([.$B20]=&quot;R&quot;;VLOOKUP([.$C20];[.$C$5:.$I$1017];5;0);IF([.$B20]=&quot;E&quot;;&quot;x&quot;;IF([.$B20]=&quot;-&quot;;&quot;-&quot;;&quot;ND&quot;)))" office:value-type="string" office:string-value="x">
            <text:p>x</text:p>
          </table:table-cell>
          <table:table-cell table:style-name="ce18" table:formula="of:=IF([.$B20]=&quot;R&quot;;VLOOKUP([.$C20];[.$C$5:.$I$1017];6;0);IF([.$B20]=&quot;E&quot;;&quot;x&quot;;IF([.$B20]=&quot;-&quot;;&quot;-&quot;;&quot;ND&quot;)))" office:value-type="string" office:string-value="x">
            <text:p>x</text:p>
          </table:table-cell>
          <table:table-cell table:style-name="ce18" table:formula="of:=IF([.$B20]=&quot;R&quot;;VLOOKUP([.$C20];[.$C$5:.$I$1017];7;0);IF([.$B20]=&quot;E&quot;;&quot;x&quot;;IF([.$B20]=&quot;-&quot;;&quot;-&quot;;&quot;ND&quot;)))" office:value-type="string" office:string-value="x">
            <text:p>x</text:p>
          </table:table-cell>
          <table:table-cell table:style-name="ce26" table:formula="of:=IF([.B20]=&quot;R&quot;;0;IF([.B20]=&quot;-&quot;;0;4))" office:value-type="float" office:value="0">
            <text:p>0</text:p>
          </table:table-cell>
          <table:table-cell table:style-name="ce26" table:formula="of:=IF([.B20]=&quot;R&quot;;0;COUNTIF([.F20:.I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6"/>
          <table:table-cell table:style-name="ce6" office:value-type="string">
            <text:p>view-filter</text:p>
          </table:table-cell>
          <table:table-cell table:style-name="ce18" table:formula="of:=IF([.$B21]=&quot;R&quot;;VLOOKUP([.$C21];[.$C$5:.$I$1017];5;0);IF([.$B21]=&quot;E&quot;;&quot;x&quot;;IF([.$B21]=&quot;-&quot;;&quot;-&quot;;&quot;ND&quot;)))" office:value-type="string" office:string-value="x">
            <text:p>x</text:p>
          </table:table-cell>
          <table:table-cell table:style-name="ce18" table:formula="of:=IF([.$B21]=&quot;R&quot;;VLOOKUP([.$C21];[.$C$5:.$I$1017];5;0);IF([.$B21]=&quot;E&quot;;&quot;x&quot;;IF([.$B21]=&quot;-&quot;;&quot;-&quot;;&quot;ND&quot;)))" office:value-type="string" office:string-value="x">
            <text:p>x</text:p>
          </table:table-cell>
          <table:table-cell table:style-name="ce18" table:formula="of:=IF([.$B21]=&quot;R&quot;;VLOOKUP([.$C21];[.$C$5:.$I$1017];6;0);IF([.$B21]=&quot;E&quot;;&quot;x&quot;;IF([.$B21]=&quot;-&quot;;&quot;-&quot;;&quot;ND&quot;)))" office:value-type="string" office:string-value="x">
            <text:p>x</text:p>
          </table:table-cell>
          <table:table-cell table:style-name="ce18" table:formula="of:=IF([.$B21]=&quot;R&quot;;VLOOKUP([.$C21];[.$C$5:.$I$1017];7;0);IF([.$B21]=&quot;E&quot;;&quot;x&quot;;IF([.$B21]=&quot;-&quot;;&quot;-&quot;;&quot;ND&quot;)))" office:value-type="string" office:string-value="x">
            <text:p>x</text:p>
          </table:table-cell>
          <table:table-cell table:style-name="ce26" table:formula="of:=IF([.B21]=&quot;R&quot;;0;IF([.B21]=&quot;-&quot;;0;4))" office:value-type="float" office:value="4">
            <text:p>4</text:p>
          </table:table-cell>
          <table:table-cell table:style-name="ce26" table:formula="of:=IF([.B21]=&quot;R&quot;;0;COUNTIF([.F21:.I2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22]=&quot;R&quot;;VLOOKUP([.$C22];[.$C$5:.$I$1017];5;0);IF([.$B22]=&quot;E&quot;;&quot;x&quot;;IF([.$B22]=&quot;-&quot;;&quot;-&quot;;&quot;ND&quot;)))" office:value-type="string" office:string-value="x">
            <text:p>x</text:p>
          </table:table-cell>
          <table:table-cell table:style-name="ce18" table:formula="of:=IF([.$B22]=&quot;R&quot;;VLOOKUP([.$C22];[.$C$5:.$I$1017];5;0);IF([.$B22]=&quot;E&quot;;&quot;x&quot;;IF([.$B22]=&quot;-&quot;;&quot;-&quot;;&quot;ND&quot;)))" office:value-type="string" office:string-value="x">
            <text:p>x</text:p>
          </table:table-cell>
          <table:table-cell table:style-name="ce18" table:formula="of:=IF([.$B22]=&quot;R&quot;;VLOOKUP([.$C22];[.$C$5:.$I$1017];6;0);IF([.$B22]=&quot;E&quot;;&quot;x&quot;;IF([.$B22]=&quot;-&quot;;&quot;-&quot;;&quot;ND&quot;)))" office:value-type="string" office:string-value="x">
            <text:p>x</text:p>
          </table:table-cell>
          <table:table-cell table:style-name="ce18" table:formula="of:=IF([.$B22]=&quot;R&quot;;VLOOKUP([.$C22];[.$C$5:.$I$1017];7;0);IF([.$B22]=&quot;E&quot;;&quot;x&quot;;IF([.$B22]=&quot;-&quot;;&quot;-&quot;;&quot;ND&quot;)))" office:value-type="string" office:string-value="x">
            <text:p>x</text:p>
          </table:table-cell>
          <table:table-cell table:style-name="ce26" table:formula="of:=IF([.B22]=&quot;R&quot;;0;IF([.B22]=&quot;-&quot;;0;4))" office:value-type="float" office:value="0">
            <text:p>0</text:p>
          </table:table-cell>
          <table:table-cell table:style-name="ce26" table:formula="of:=IF([.B22]=&quot;R&quot;;0;COUNTIF([.F22:.I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23]=&quot;R&quot;;VLOOKUP([.$C23];[.$C$5:.$I$1017];5;0);IF([.$B23]=&quot;E&quot;;&quot;x&quot;;IF([.$B23]=&quot;-&quot;;&quot;-&quot;;&quot;ND&quot;)))" office:value-type="string" office:string-value="x">
            <text:p>x</text:p>
          </table:table-cell>
          <table:table-cell table:style-name="ce18" table:formula="of:=IF([.$B23]=&quot;R&quot;;VLOOKUP([.$C23];[.$C$5:.$I$1017];5;0);IF([.$B23]=&quot;E&quot;;&quot;x&quot;;IF([.$B23]=&quot;-&quot;;&quot;-&quot;;&quot;ND&quot;)))" office:value-type="string" office:string-value="x">
            <text:p>x</text:p>
          </table:table-cell>
          <table:table-cell table:style-name="ce18" table:formula="of:=IF([.$B23]=&quot;R&quot;;VLOOKUP([.$C23];[.$C$5:.$I$1017];6;0);IF([.$B23]=&quot;E&quot;;&quot;x&quot;;IF([.$B23]=&quot;-&quot;;&quot;-&quot;;&quot;ND&quot;)))" office:value-type="string" office:string-value="x">
            <text:p>x</text:p>
          </table:table-cell>
          <table:table-cell table:style-name="ce18" table:formula="of:=IF([.$B23]=&quot;R&quot;;VLOOKUP([.$C23];[.$C$5:.$I$1017];7;0);IF([.$B23]=&quot;E&quot;;&quot;x&quot;;IF([.$B23]=&quot;-&quot;;&quot;-&quot;;&quot;ND&quot;)))" office:value-type="string" office:string-value="x">
            <text:p>x</text:p>
          </table:table-cell>
          <table:table-cell table:style-name="ce26" table:formula="of:=IF([.B23]=&quot;R&quot;;0;IF([.B23]=&quot;-&quot;;0;4))" office:value-type="float" office:value="0">
            <text:p>0</text:p>
          </table:table-cell>
          <table:table-cell table:style-name="ce26" table:formula="of:=IF([.B23]=&quot;R&quot;;0;COUNTIF([.F23:.I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24]=&quot;R&quot;;VLOOKUP([.$C24];[.$C$5:.$I$1017];5;0);IF([.$B24]=&quot;E&quot;;&quot;x&quot;;IF([.$B24]=&quot;-&quot;;&quot;-&quot;;&quot;ND&quot;)))" office:value-type="string" office:string-value="x">
            <text:p>x</text:p>
          </table:table-cell>
          <table:table-cell table:style-name="ce18" table:formula="of:=IF([.$B24]=&quot;R&quot;;VLOOKUP([.$C24];[.$C$5:.$I$1017];5;0);IF([.$B24]=&quot;E&quot;;&quot;x&quot;;IF([.$B24]=&quot;-&quot;;&quot;-&quot;;&quot;ND&quot;)))" office:value-type="string" office:string-value="x">
            <text:p>x</text:p>
          </table:table-cell>
          <table:table-cell table:style-name="ce18" table:formula="of:=IF([.$B24]=&quot;R&quot;;VLOOKUP([.$C24];[.$C$5:.$I$1017];6;0);IF([.$B24]=&quot;E&quot;;&quot;x&quot;;IF([.$B24]=&quot;-&quot;;&quot;-&quot;;&quot;ND&quot;)))" office:value-type="string" office:string-value="x">
            <text:p>x</text:p>
          </table:table-cell>
          <table:table-cell table:style-name="ce18" table:formula="of:=IF([.$B24]=&quot;R&quot;;VLOOKUP([.$C24];[.$C$5:.$I$1017];7;0);IF([.$B24]=&quot;E&quot;;&quot;x&quot;;IF([.$B24]=&quot;-&quot;;&quot;-&quot;;&quot;ND&quot;)))" office:value-type="string" office:string-value="x">
            <text:p>x</text:p>
          </table:table-cell>
          <table:table-cell table:style-name="ce26" table:formula="of:=IF([.B24]=&quot;R&quot;;0;IF([.B24]=&quot;-&quot;;0;4))" office:value-type="float" office:value="0">
            <text:p>0</text:p>
          </table:table-cell>
          <table:table-cell table:style-name="ce26" table:formula="of:=IF([.B24]=&quot;R&quot;;0;COUNTIF([.F24:.I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"effectimages" </text:p>
          </table:table-cell>
          <table:table-cell table:style-name="ce6" office:value-type="string">
            <text:p>?</text:p>
          </table:table-cell>
          <table:table-cell table:style-name="ce18" table:formula="of:=IF([.$B25]=&quot;R&quot;;VLOOKUP([.$C25];[.$C$5:.$I$1017];5;0);IF([.$B25]=&quot;E&quot;;&quot;x&quot;;IF([.$B25]=&quot;-&quot;;&quot;-&quot;;&quot;ND&quot;)))" office:value-type="string" office:string-value="ND">
            <text:p>ND</text:p>
          </table:table-cell>
          <table:table-cell table:style-name="ce18" table:formula="of:=IF([.$B25]=&quot;R&quot;;VLOOKUP([.$C25];[.$C$5:.$I$1017];5;0);IF([.$B25]=&quot;E&quot;;&quot;x&quot;;IF([.$B25]=&quot;-&quot;;&quot;-&quot;;&quot;ND&quot;)))" office:value-type="string" office:string-value="ND">
            <text:p>ND</text:p>
          </table:table-cell>
          <table:table-cell table:style-name="ce18" table:formula="of:=IF([.$B25]=&quot;R&quot;;VLOOKUP([.$C25];[.$C$5:.$I$1017];6;0);IF([.$B25]=&quot;E&quot;;&quot;x&quot;;IF([.$B25]=&quot;-&quot;;&quot;-&quot;;&quot;ND&quot;)))" office:value-type="string" office:string-value="ND">
            <text:p>ND</text:p>
          </table:table-cell>
          <table:table-cell table:style-name="ce18" table:formula="of:=IF([.$B25]=&quot;R&quot;;VLOOKUP([.$C25];[.$C$5:.$I$1017];7;0);IF([.$B25]=&quot;E&quot;;&quot;x&quot;;IF([.$B25]=&quot;-&quot;;&quot;-&quot;;&quot;ND&quot;)))" office:value-type="string" office:string-value="ND">
            <text:p>ND</text:p>
          </table:table-cell>
          <table:table-cell table:style-name="ce26" table:formula="of:=IF([.B25]=&quot;R&quot;;0;IF([.B25]=&quot;-&quot;;0;4))" office:value-type="float" office:value="4">
            <text:p>4</text:p>
          </table:table-cell>
          <table:table-cell table:style-name="ce26" table:formula="of:=IF([.B25]=&quot;R&quot;;0;COUNTIF([.F25:.I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6"/>
          <table:table-cell table:style-name="ce6" office:value-type="string">
            <text:p>format-fill-color</text:p>
          </table:table-cell>
          <table:table-cell table:style-name="ce18" table:formula="of:=IF([.$B26]=&quot;R&quot;;VLOOKUP([.$C26];[.$C$5:.$I$1017];5;0);IF([.$B26]=&quot;E&quot;;&quot;x&quot;;IF([.$B26]=&quot;-&quot;;&quot;-&quot;;&quot;ND&quot;)))" office:value-type="string" office:string-value="x">
            <text:p>x</text:p>
          </table:table-cell>
          <table:table-cell table:style-name="ce18" table:formula="of:=IF([.$B26]=&quot;R&quot;;VLOOKUP([.$C26];[.$C$5:.$I$1017];5;0);IF([.$B26]=&quot;E&quot;;&quot;x&quot;;IF([.$B26]=&quot;-&quot;;&quot;-&quot;;&quot;ND&quot;)))" office:value-type="string" office:string-value="x">
            <text:p>x</text:p>
          </table:table-cell>
          <table:table-cell table:style-name="ce18" table:formula="of:=IF([.$B26]=&quot;R&quot;;VLOOKUP([.$C26];[.$C$5:.$I$1017];6;0);IF([.$B26]=&quot;E&quot;;&quot;x&quot;;IF([.$B26]=&quot;-&quot;;&quot;-&quot;;&quot;ND&quot;)))" office:value-type="string" office:string-value="x">
            <text:p>x</text:p>
          </table:table-cell>
          <table:table-cell table:style-name="ce18" table:formula="of:=IF([.$B26]=&quot;R&quot;;VLOOKUP([.$C26];[.$C$5:.$I$1017];7;0);IF([.$B26]=&quot;E&quot;;&quot;x&quot;;IF([.$B26]=&quot;-&quot;;&quot;-&quot;;&quot;ND&quot;)))" office:value-type="string" office:string-value="x">
            <text:p>x</text:p>
          </table:table-cell>
          <table:table-cell table:style-name="ce26" table:formula="of:=IF([.B26]=&quot;R&quot;;0;IF([.B26]=&quot;-&quot;;0;4))" office:value-type="float" office:value="4">
            <text:p>4</text:p>
          </table:table-cell>
          <table:table-cell table:style-name="ce26" table:formula="of:=IF([.B26]=&quot;R&quot;;0;COUNTIF([.F26:.I2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“pattern”</text:p>
          </table:table-cell>
          <table:table-cell table:style-name="ce6" office:value-type="string">
            <text:p>?</text:p>
          </table:table-cell>
          <table:table-cell table:style-name="ce18" table:formula="of:=IF([.$B27]=&quot;R&quot;;VLOOKUP([.$C27];[.$C$5:.$I$1017];5;0);IF([.$B27]=&quot;E&quot;;&quot;x&quot;;IF([.$B27]=&quot;-&quot;;&quot;-&quot;;&quot;ND&quot;)))" office:value-type="string" office:string-value="ND">
            <text:p>ND</text:p>
          </table:table-cell>
          <table:table-cell table:style-name="ce18" table:formula="of:=IF([.$B27]=&quot;R&quot;;VLOOKUP([.$C27];[.$C$5:.$I$1017];5;0);IF([.$B27]=&quot;E&quot;;&quot;x&quot;;IF([.$B27]=&quot;-&quot;;&quot;-&quot;;&quot;ND&quot;)))" office:value-type="string" office:string-value="ND">
            <text:p>ND</text:p>
          </table:table-cell>
          <table:table-cell table:style-name="ce18" table:formula="of:=IF([.$B27]=&quot;R&quot;;VLOOKUP([.$C27];[.$C$5:.$I$1017];6;0);IF([.$B27]=&quot;E&quot;;&quot;x&quot;;IF([.$B27]=&quot;-&quot;;&quot;-&quot;;&quot;ND&quot;)))" office:value-type="string" office:string-value="ND">
            <text:p>ND</text:p>
          </table:table-cell>
          <table:table-cell table:style-name="ce18" table:formula="of:=IF([.$B27]=&quot;R&quot;;VLOOKUP([.$C27];[.$C$5:.$I$1017];7;0);IF([.$B27]=&quot;E&quot;;&quot;x&quot;;IF([.$B27]=&quot;-&quot;;&quot;-&quot;;&quot;ND&quot;)))" office:value-type="string" office:string-value="ND">
            <text:p>ND</text:p>
          </table:table-cell>
          <table:table-cell table:style-name="ce26" table:formula="of:=IF([.B27]=&quot;R&quot;;0;IF([.B27]=&quot;-&quot;;0;4))" office:value-type="float" office:value="4">
            <text:p>4</text:p>
          </table:table-cell>
          <table:table-cell table:style-name="ce26" table:formula="of:=IF([.B27]=&quot;R&quot;;0;COUNTIF([.F27:.I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6"/>
          <table:table-cell table:style-name="ce6" office:value-type="string">
            <text:p>draw-freehand</text:p>
          </table:table-cell>
          <table:table-cell table:style-name="ce18" table:formula="of:=IF([.$B28]=&quot;R&quot;;VLOOKUP([.$C28];[.$C$5:.$I$1017];5;0);IF([.$B28]=&quot;E&quot;;&quot;x&quot;;IF([.$B28]=&quot;-&quot;;&quot;-&quot;;&quot;ND&quot;)))" office:value-type="string" office:string-value="x">
            <text:p>x</text:p>
          </table:table-cell>
          <table:table-cell table:style-name="ce18" table:formula="of:=IF([.$B28]=&quot;R&quot;;VLOOKUP([.$C28];[.$C$5:.$I$1017];5;0);IF([.$B28]=&quot;E&quot;;&quot;x&quot;;IF([.$B28]=&quot;-&quot;;&quot;-&quot;;&quot;ND&quot;)))" office:value-type="string" office:string-value="x">
            <text:p>x</text:p>
          </table:table-cell>
          <table:table-cell table:style-name="ce18" table:formula="of:=IF([.$B28]=&quot;R&quot;;VLOOKUP([.$C28];[.$C$5:.$I$1017];6;0);IF([.$B28]=&quot;E&quot;;&quot;x&quot;;IF([.$B28]=&quot;-&quot;;&quot;-&quot;;&quot;ND&quot;)))" office:value-type="string" office:string-value="x">
            <text:p>x</text:p>
          </table:table-cell>
          <table:table-cell table:style-name="ce18" table:formula="of:=IF([.$B28]=&quot;R&quot;;VLOOKUP([.$C28];[.$C$5:.$I$1017];7;0);IF([.$B28]=&quot;E&quot;;&quot;x&quot;;IF([.$B28]=&quot;-&quot;;&quot;-&quot;;&quot;ND&quot;)))" office:value-type="string" office:string-value="x">
            <text:p>x</text:p>
          </table:table-cell>
          <table:table-cell table:style-name="ce26" table:formula="of:=IF([.B28]=&quot;R&quot;;0;IF([.B28]=&quot;-&quot;;0;4))" office:value-type="float" office:value="4">
            <text:p>4</text:p>
          </table:table-cell>
          <table:table-cell table:style-name="ce26" table:formula="of:=IF([.B28]=&quot;R&quot;;0;COUNTIF([.F28:.I2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10" office:value-type="string">
            <text:p>"14_whirl" </text:p>
          </table:table-cell>
          <table:table-cell table:style-name="ce6" office:value-type="string">
            <text:p>?</text:p>
          </table:table-cell>
          <table:table-cell table:style-name="ce18" table:formula="of:=IF([.$B29]=&quot;R&quot;;VLOOKUP([.$C29];[.$C$5:.$I$1017];5;0);IF([.$B29]=&quot;E&quot;;&quot;x&quot;;IF([.$B29]=&quot;-&quot;;&quot;-&quot;;&quot;ND&quot;)))" office:value-type="string" office:string-value="ND">
            <text:p>ND</text:p>
          </table:table-cell>
          <table:table-cell table:style-name="ce18" table:formula="of:=IF([.$B29]=&quot;R&quot;;VLOOKUP([.$C29];[.$C$5:.$I$1017];5;0);IF([.$B29]=&quot;E&quot;;&quot;x&quot;;IF([.$B29]=&quot;-&quot;;&quot;-&quot;;&quot;ND&quot;)))" office:value-type="string" office:string-value="ND">
            <text:p>ND</text:p>
          </table:table-cell>
          <table:table-cell table:style-name="ce18" table:formula="of:=IF([.$B29]=&quot;R&quot;;VLOOKUP([.$C29];[.$C$5:.$I$1017];6;0);IF([.$B29]=&quot;E&quot;;&quot;x&quot;;IF([.$B29]=&quot;-&quot;;&quot;-&quot;;&quot;ND&quot;)))" office:value-type="string" office:string-value="ND">
            <text:p>ND</text:p>
          </table:table-cell>
          <table:table-cell table:style-name="ce18" table:formula="of:=IF([.$B29]=&quot;R&quot;;VLOOKUP([.$C29];[.$C$5:.$I$1017];7;0);IF([.$B29]=&quot;E&quot;;&quot;x&quot;;IF([.$B29]=&quot;-&quot;;&quot;-&quot;;&quot;ND&quot;)))" office:value-type="string" office:string-value="ND">
            <text:p>ND</text:p>
          </table:table-cell>
          <table:table-cell table:style-name="ce26" table:formula="of:=IF([.B29]=&quot;R&quot;;0;IF([.B29]=&quot;-&quot;;0;4))" office:value-type="float" office:value="4">
            <text:p>4</text:p>
          </table:table-cell>
          <table:table-cell table:style-name="ce26" table:formula="of:=IF([.B29]=&quot;R&quot;;0;COUNTIF([.F29:.I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6"/>
          <table:table-cell table:style-name="ce6" office:value-type="string">
            <text:p>document-properties</text:p>
          </table:table-cell>
          <table:table-cell table:style-name="ce18" table:formula="of:=IF([.$B30]=&quot;R&quot;;VLOOKUP([.$C30];[.$C$5:.$I$1017];5;0);IF([.$B30]=&quot;E&quot;;&quot;x&quot;;IF([.$B30]=&quot;-&quot;;&quot;-&quot;;&quot;ND&quot;)))" office:value-type="string" office:string-value="x">
            <text:p>x</text:p>
          </table:table-cell>
          <table:table-cell table:style-name="ce18" table:formula="of:=IF([.$B30]=&quot;R&quot;;VLOOKUP([.$C30];[.$C$5:.$I$1017];5;0);IF([.$B30]=&quot;E&quot;;&quot;x&quot;;IF([.$B30]=&quot;-&quot;;&quot;-&quot;;&quot;ND&quot;)))" office:value-type="string" office:string-value="x">
            <text:p>x</text:p>
          </table:table-cell>
          <table:table-cell table:style-name="ce18" table:formula="of:=IF([.$B30]=&quot;R&quot;;VLOOKUP([.$C30];[.$C$5:.$I$1017];6;0);IF([.$B30]=&quot;E&quot;;&quot;x&quot;;IF([.$B30]=&quot;-&quot;;&quot;-&quot;;&quot;ND&quot;)))" office:value-type="string" office:string-value="x">
            <text:p>x</text:p>
          </table:table-cell>
          <table:table-cell table:style-name="ce18" table:formula="of:=IF([.$B30]=&quot;R&quot;;VLOOKUP([.$C30];[.$C$5:.$I$1017];7;0);IF([.$B30]=&quot;E&quot;;&quot;x&quot;;IF([.$B30]=&quot;-&quot;;&quot;-&quot;;&quot;ND&quot;)))" office:value-type="string" office:string-value="x">
            <text:p>x</text:p>
          </table:table-cell>
          <table:table-cell table:style-name="ce26" table:formula="of:=IF([.B30]=&quot;R&quot;;0;IF([.B30]=&quot;-&quot;;0;4))" office:value-type="float" office:value="4">
            <text:p>4</text:p>
          </table:table-cell>
          <table:table-cell table:style-name="ce26" table:formula="of:=IF([.B30]=&quot;R&quot;;0;COUNTIF([.F30:.I3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10" office:value-type="string">
            <text:p>"grid"</text:p>
          </table:table-cell>
          <table:table-cell table:style-name="ce6" office:value-type="string">
            <text:p>?</text:p>
          </table:table-cell>
          <table:table-cell table:style-name="ce18" table:formula="of:=IF([.$B31]=&quot;R&quot;;VLOOKUP([.$C31];[.$C$5:.$I$1017];5;0);IF([.$B31]=&quot;E&quot;;&quot;x&quot;;IF([.$B31]=&quot;-&quot;;&quot;-&quot;;&quot;ND&quot;)))" office:value-type="string" office:string-value="ND">
            <text:p>ND</text:p>
          </table:table-cell>
          <table:table-cell table:style-name="ce18" table:formula="of:=IF([.$B31]=&quot;R&quot;;VLOOKUP([.$C31];[.$C$5:.$I$1017];5;0);IF([.$B31]=&quot;E&quot;;&quot;x&quot;;IF([.$B31]=&quot;-&quot;;&quot;-&quot;;&quot;ND&quot;)))" office:value-type="string" office:string-value="ND">
            <text:p>ND</text:p>
          </table:table-cell>
          <table:table-cell table:style-name="ce18" table:formula="of:=IF([.$B31]=&quot;R&quot;;VLOOKUP([.$C31];[.$C$5:.$I$1017];6;0);IF([.$B31]=&quot;E&quot;;&quot;x&quot;;IF([.$B31]=&quot;-&quot;;&quot;-&quot;;&quot;ND&quot;)))" office:value-type="string" office:string-value="ND">
            <text:p>ND</text:p>
          </table:table-cell>
          <table:table-cell table:style-name="ce18" table:formula="of:=IF([.$B31]=&quot;R&quot;;VLOOKUP([.$C31];[.$C$5:.$I$1017];7;0);IF([.$B31]=&quot;E&quot;;&quot;x&quot;;IF([.$B31]=&quot;-&quot;;&quot;-&quot;;&quot;ND&quot;)))" office:value-type="string" office:string-value="ND">
            <text:p>ND</text:p>
          </table:table-cell>
          <table:table-cell table:style-name="ce26" table:formula="of:=IF([.B31]=&quot;R&quot;;0;IF([.B31]=&quot;-&quot;;0;4))" office:value-type="float" office:value="4">
            <text:p>4</text:p>
          </table:table-cell>
          <table:table-cell table:style-name="ce26" table:formula="of:=IF([.B31]=&quot;R&quot;;0;COUNTIF([.F31:.I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(it's in apps/ not in actions/)</text:p>
          </table:table-cell>
          <table:table-cell table:style-name="ce6" office:value-type="string">
            <text:p>preferences-desktop-theme</text:p>
          </table:table-cell>
          <table:table-cell table:style-name="ce18" table:formula="of:=IF([.$B32]=&quot;R&quot;;VLOOKUP([.$C32];[.$C$5:.$I$1017];5;0);IF([.$B32]=&quot;E&quot;;&quot;x&quot;;IF([.$B32]=&quot;-&quot;;&quot;-&quot;;&quot;ND&quot;)))" office:value-type="string" office:string-value="x">
            <text:p>x</text:p>
          </table:table-cell>
          <table:table-cell table:style-name="ce18" table:formula="of:=IF([.$B32]=&quot;R&quot;;VLOOKUP([.$C32];[.$C$5:.$I$1017];5;0);IF([.$B32]=&quot;E&quot;;&quot;x&quot;;IF([.$B32]=&quot;-&quot;;&quot;-&quot;;&quot;ND&quot;)))" office:value-type="string" office:string-value="x">
            <text:p>x</text:p>
          </table:table-cell>
          <table:table-cell table:style-name="ce18" table:formula="of:=IF([.$B32]=&quot;R&quot;;VLOOKUP([.$C32];[.$C$5:.$I$1017];6;0);IF([.$B32]=&quot;E&quot;;&quot;x&quot;;IF([.$B32]=&quot;-&quot;;&quot;-&quot;;&quot;ND&quot;)))" office:value-type="string" office:string-value="x">
            <text:p>x</text:p>
          </table:table-cell>
          <table:table-cell table:style-name="ce18" table:formula="of:=IF([.$B32]=&quot;R&quot;;VLOOKUP([.$C32];[.$C$5:.$I$1017];7;0);IF([.$B32]=&quot;E&quot;;&quot;x&quot;;IF([.$B32]=&quot;-&quot;;&quot;-&quot;;&quot;ND&quot;)))" office:value-type="string" office:string-value="x">
            <text:p>x</text:p>
          </table:table-cell>
          <table:table-cell table:style-name="ce26" table:formula="of:=IF([.B32]=&quot;R&quot;;0;IF([.B32]=&quot;-&quot;;0;4))" office:value-type="float" office:value="4">
            <text:p>4</text:p>
          </table:table-cell>
          <table:table-cell table:style-name="ce26" table:formula="of:=IF([.B32]=&quot;R&quot;;0;COUNTIF([.F32:.I3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(it's in apps/ not in actions/)</text:p>
          </table:table-cell>
          <table:table-cell table:style-name="ce6" office:value-type="string">
            <text:p>preferences-other</text:p>
          </table:table-cell>
          <table:table-cell table:style-name="ce18" table:formula="of:=IF([.$B33]=&quot;R&quot;;VLOOKUP([.$C33];[.$C$5:.$I$1017];5;0);IF([.$B33]=&quot;E&quot;;&quot;x&quot;;IF([.$B33]=&quot;-&quot;;&quot;-&quot;;&quot;ND&quot;)))" office:value-type="string" office:string-value="x">
            <text:p>x</text:p>
          </table:table-cell>
          <table:table-cell table:style-name="ce18" table:formula="of:=IF([.$B33]=&quot;R&quot;;VLOOKUP([.$C33];[.$C$5:.$I$1017];5;0);IF([.$B33]=&quot;E&quot;;&quot;x&quot;;IF([.$B33]=&quot;-&quot;;&quot;-&quot;;&quot;ND&quot;)))" office:value-type="string" office:string-value="x">
            <text:p>x</text:p>
          </table:table-cell>
          <table:table-cell table:style-name="ce18" table:formula="of:=IF([.$B33]=&quot;R&quot;;VLOOKUP([.$C33];[.$C$5:.$I$1017];6;0);IF([.$B33]=&quot;E&quot;;&quot;x&quot;;IF([.$B33]=&quot;-&quot;;&quot;-&quot;;&quot;ND&quot;)))" office:value-type="string" office:string-value="x">
            <text:p>x</text:p>
          </table:table-cell>
          <table:table-cell table:style-name="ce18" table:formula="of:=IF([.$B33]=&quot;R&quot;;VLOOKUP([.$C33];[.$C$5:.$I$1017];7;0);IF([.$B33]=&quot;E&quot;;&quot;x&quot;;IF([.$B33]=&quot;-&quot;;&quot;-&quot;;&quot;ND&quot;)))" office:value-type="string" office:string-value="x">
            <text:p>x</text:p>
          </table:table-cell>
          <table:table-cell table:style-name="ce26" table:formula="of:=IF([.B33]=&quot;R&quot;;0;IF([.B33]=&quot;-&quot;;0;4))" office:value-type="float" office:value="4">
            <text:p>4</text:p>
          </table:table-cell>
          <table:table-cell table:style-name="ce26" table:formula="of:=IF([.B33]=&quot;R&quot;;0;COUNTIF([.F33:.I3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6"/>
          <table:table-cell table:style-name="ce6" office:value-type="string">
            <text:p>view-list-details</text:p>
          </table:table-cell>
          <table:table-cell table:style-name="ce18" table:formula="of:=IF([.$B34]=&quot;R&quot;;VLOOKUP([.$C34];[.$C$5:.$I$1017];5;0);IF([.$B34]=&quot;E&quot;;&quot;x&quot;;IF([.$B34]=&quot;-&quot;;&quot;-&quot;;&quot;ND&quot;)))" office:value-type="string" office:string-value="x">
            <text:p>x</text:p>
          </table:table-cell>
          <table:table-cell table:style-name="ce18" table:formula="of:=IF([.$B34]=&quot;R&quot;;VLOOKUP([.$C34];[.$C$5:.$I$1017];5;0);IF([.$B34]=&quot;E&quot;;&quot;x&quot;;IF([.$B34]=&quot;-&quot;;&quot;-&quot;;&quot;ND&quot;)))" office:value-type="string" office:string-value="x">
            <text:p>x</text:p>
          </table:table-cell>
          <table:table-cell table:style-name="ce18" table:formula="of:=IF([.$B34]=&quot;R&quot;;VLOOKUP([.$C34];[.$C$5:.$I$1017];6;0);IF([.$B34]=&quot;E&quot;;&quot;x&quot;;IF([.$B34]=&quot;-&quot;;&quot;-&quot;;&quot;ND&quot;)))" office:value-type="string" office:string-value="x">
            <text:p>x</text:p>
          </table:table-cell>
          <table:table-cell table:style-name="ce18" table:formula="of:=IF([.$B34]=&quot;R&quot;;VLOOKUP([.$C34];[.$C$5:.$I$1017];7;0);IF([.$B34]=&quot;E&quot;;&quot;x&quot;;IF([.$B34]=&quot;-&quot;;&quot;-&quot;;&quot;ND&quot;)))" office:value-type="string" office:string-value="x">
            <text:p>x</text:p>
          </table:table-cell>
          <table:table-cell table:style-name="ce26" table:formula="of:=IF([.B34]=&quot;R&quot;;0;IF([.B34]=&quot;-&quot;;0;4))" office:value-type="float" office:value="4">
            <text:p>4</text:p>
          </table:table-cell>
          <table:table-cell table:style-name="ce26" table:formula="of:=IF([.B34]=&quot;R&quot;;0;COUNTIF([.F34:.I3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6"/>
          <table:table-cell table:style-name="ce6" office:value-type="string">
            <text:p>view-list-text</text:p>
          </table:table-cell>
          <table:table-cell table:style-name="ce18" table:formula="of:=IF([.$B35]=&quot;R&quot;;VLOOKUP([.$C35];[.$C$5:.$I$1017];5;0);IF([.$B35]=&quot;E&quot;;&quot;x&quot;;IF([.$B35]=&quot;-&quot;;&quot;-&quot;;&quot;ND&quot;)))" office:value-type="string" office:string-value="x">
            <text:p>x</text:p>
          </table:table-cell>
          <table:table-cell table:style-name="ce18" table:formula="of:=IF([.$B35]=&quot;R&quot;;VLOOKUP([.$C35];[.$C$5:.$I$1017];5;0);IF([.$B35]=&quot;E&quot;;&quot;x&quot;;IF([.$B35]=&quot;-&quot;;&quot;-&quot;;&quot;ND&quot;)))" office:value-type="string" office:string-value="x">
            <text:p>x</text:p>
          </table:table-cell>
          <table:table-cell table:style-name="ce18" table:formula="of:=IF([.$B35]=&quot;R&quot;;VLOOKUP([.$C35];[.$C$5:.$I$1017];6;0);IF([.$B35]=&quot;E&quot;;&quot;x&quot;;IF([.$B35]=&quot;-&quot;;&quot;-&quot;;&quot;ND&quot;)))" office:value-type="string" office:string-value="x">
            <text:p>x</text:p>
          </table:table-cell>
          <table:table-cell table:style-name="ce18" table:formula="of:=IF([.$B35]=&quot;R&quot;;VLOOKUP([.$C35];[.$C$5:.$I$1017];7;0);IF([.$B35]=&quot;E&quot;;&quot;x&quot;;IF([.$B35]=&quot;-&quot;;&quot;-&quot;;&quot;ND&quot;)))" office:value-type="string" office:string-value="x">
            <text:p>x</text:p>
          </table:table-cell>
          <table:table-cell table:style-name="ce26" table:formula="of:=IF([.B35]=&quot;R&quot;;0;IF([.B35]=&quot;-&quot;;0;4))" office:value-type="float" office:value="4">
            <text:p>4</text:p>
          </table:table-cell>
          <table:table-cell table:style-name="ce26" table:formula="of:=IF([.B35]=&quot;R&quot;;0;COUNTIF([.F35:.I3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6"/>
          <table:table-cell table:style-name="ce6" office:value-type="string">
            <text:p>view-preview</text:p>
          </table:table-cell>
          <table:table-cell table:style-name="ce18" table:formula="of:=IF([.$B36]=&quot;R&quot;;VLOOKUP([.$C36];[.$C$5:.$I$1017];5;0);IF([.$B36]=&quot;E&quot;;&quot;x&quot;;IF([.$B36]=&quot;-&quot;;&quot;-&quot;;&quot;ND&quot;)))" office:value-type="string" office:string-value="x">
            <text:p>x</text:p>
          </table:table-cell>
          <table:table-cell table:style-name="ce18" table:formula="of:=IF([.$B36]=&quot;R&quot;;VLOOKUP([.$C36];[.$C$5:.$I$1017];5;0);IF([.$B36]=&quot;E&quot;;&quot;x&quot;;IF([.$B36]=&quot;-&quot;;&quot;-&quot;;&quot;ND&quot;)))" office:value-type="string" office:string-value="x">
            <text:p>x</text:p>
          </table:table-cell>
          <table:table-cell table:style-name="ce18" table:formula="of:=IF([.$B36]=&quot;R&quot;;VLOOKUP([.$C36];[.$C$5:.$I$1017];6;0);IF([.$B36]=&quot;E&quot;;&quot;x&quot;;IF([.$B36]=&quot;-&quot;;&quot;-&quot;;&quot;ND&quot;)))" office:value-type="string" office:string-value="x">
            <text:p>x</text:p>
          </table:table-cell>
          <table:table-cell table:style-name="ce18" table:formula="of:=IF([.$B36]=&quot;R&quot;;VLOOKUP([.$C36];[.$C$5:.$I$1017];7;0);IF([.$B36]=&quot;E&quot;;&quot;x&quot;;IF([.$B36]=&quot;-&quot;;&quot;-&quot;;&quot;ND&quot;)))" office:value-type="string" office:string-value="x">
            <text:p>x</text:p>
          </table:table-cell>
          <table:table-cell table:style-name="ce26" table:formula="of:=IF([.B36]=&quot;R&quot;;0;IF([.B36]=&quot;-&quot;;0;4))" office:value-type="float" office:value="4">
            <text:p>4</text:p>
          </table:table-cell>
          <table:table-cell table:style-name="ce26" table:formula="of:=IF([.B36]=&quot;R&quot;;0;COUNTIF([.F36:.I3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6"/>
          <table:table-cell table:style-name="ce6" office:value-type="string">
            <text:p>go-down</text:p>
          </table:table-cell>
          <table:table-cell table:style-name="ce18" table:formula="of:=IF([.$B37]=&quot;R&quot;;VLOOKUP([.$C37];[.$C$5:.$I$1017];5;0);IF([.$B37]=&quot;E&quot;;&quot;x&quot;;IF([.$B37]=&quot;-&quot;;&quot;-&quot;;&quot;ND&quot;)))" office:value-type="string" office:string-value="x">
            <text:p>x</text:p>
          </table:table-cell>
          <table:table-cell table:style-name="ce18" table:formula="of:=IF([.$B37]=&quot;R&quot;;VLOOKUP([.$C37];[.$C$5:.$I$1017];5;0);IF([.$B37]=&quot;E&quot;;&quot;x&quot;;IF([.$B37]=&quot;-&quot;;&quot;-&quot;;&quot;ND&quot;)))" office:value-type="string" office:string-value="x">
            <text:p>x</text:p>
          </table:table-cell>
          <table:table-cell table:style-name="ce18" table:formula="of:=IF([.$B37]=&quot;R&quot;;VLOOKUP([.$C37];[.$C$5:.$I$1017];6;0);IF([.$B37]=&quot;E&quot;;&quot;x&quot;;IF([.$B37]=&quot;-&quot;;&quot;-&quot;;&quot;ND&quot;)))" office:value-type="string" office:string-value="x">
            <text:p>x</text:p>
          </table:table-cell>
          <table:table-cell table:style-name="ce18" table:formula="of:=IF([.$B37]=&quot;R&quot;;VLOOKUP([.$C37];[.$C$5:.$I$1017];7;0);IF([.$B37]=&quot;E&quot;;&quot;x&quot;;IF([.$B37]=&quot;-&quot;;&quot;-&quot;;&quot;ND&quot;)))" office:value-type="string" office:string-value="x">
            <text:p>x</text:p>
          </table:table-cell>
          <table:table-cell table:style-name="ce26" table:formula="of:=IF([.B37]=&quot;R&quot;;0;IF([.B37]=&quot;-&quot;;0;4))" office:value-type="float" office:value="4">
            <text:p>4</text:p>
          </table:table-cell>
          <table:table-cell table:style-name="ce26" table:formula="of:=IF([.B37]=&quot;R&quot;;0;COUNTIF([.F37:.I37];&quot;x&quot;))" office:value-type="float" office:value="4">
            <text:p>4</text:p>
          </table:table-cell>
          <table:table-cell table:style-name="ce11" table:number-columns-repeated="3"/>
          <table:table-cell/>
          <table:table-cell table:style-name="ce11" table:number-columns-repeated="19"/>
        </table:table-row>
        <table:table-row table:style-name="ro2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6"/>
          <table:table-cell table:style-name="ce6" office:value-type="string">
            <text:p>go-up</text:p>
          </table:table-cell>
          <table:table-cell table:style-name="ce18" table:formula="of:=IF([.$B38]=&quot;R&quot;;VLOOKUP([.$C38];[.$C$5:.$I$1017];5;0);IF([.$B38]=&quot;E&quot;;&quot;x&quot;;IF([.$B38]=&quot;-&quot;;&quot;-&quot;;&quot;ND&quot;)))" office:value-type="string" office:string-value="x">
            <text:p>x</text:p>
          </table:table-cell>
          <table:table-cell table:style-name="ce18" table:formula="of:=IF([.$B38]=&quot;R&quot;;VLOOKUP([.$C38];[.$C$5:.$I$1017];5;0);IF([.$B38]=&quot;E&quot;;&quot;x&quot;;IF([.$B38]=&quot;-&quot;;&quot;-&quot;;&quot;ND&quot;)))" office:value-type="string" office:string-value="x">
            <text:p>x</text:p>
          </table:table-cell>
          <table:table-cell table:style-name="ce18" table:formula="of:=IF([.$B38]=&quot;R&quot;;VLOOKUP([.$C38];[.$C$5:.$I$1017];6;0);IF([.$B38]=&quot;E&quot;;&quot;x&quot;;IF([.$B38]=&quot;-&quot;;&quot;-&quot;;&quot;ND&quot;)))" office:value-type="string" office:string-value="x">
            <text:p>x</text:p>
          </table:table-cell>
          <table:table-cell table:style-name="ce18" table:formula="of:=IF([.$B38]=&quot;R&quot;;VLOOKUP([.$C38];[.$C$5:.$I$1017];7;0);IF([.$B38]=&quot;E&quot;;&quot;x&quot;;IF([.$B38]=&quot;-&quot;;&quot;-&quot;;&quot;ND&quot;)))" office:value-type="string" office:string-value="x">
            <text:p>x</text:p>
          </table:table-cell>
          <table:table-cell table:style-name="ce26" table:formula="of:=IF([.B38]=&quot;R&quot;;0;IF([.B38]=&quot;-&quot;;0;4))" office:value-type="float" office:value="4">
            <text:p>4</text:p>
          </table:table-cell>
          <table:table-cell table:style-name="ce26" table:formula="of:=IF([.B38]=&quot;R&quot;;0;COUNTIF([.F38:.I3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39]=&quot;R&quot;;VLOOKUP([.$C39];[.$C$5:.$I$1017];5;0);IF([.$B39]=&quot;E&quot;;&quot;x&quot;;IF([.$B39]=&quot;-&quot;;&quot;-&quot;;&quot;ND&quot;)))" office:value-type="string" office:string-value="x">
            <text:p>x</text:p>
          </table:table-cell>
          <table:table-cell table:style-name="ce18" table:formula="of:=IF([.$B39]=&quot;R&quot;;VLOOKUP([.$C39];[.$C$5:.$I$1017];5;0);IF([.$B39]=&quot;E&quot;;&quot;x&quot;;IF([.$B39]=&quot;-&quot;;&quot;-&quot;;&quot;ND&quot;)))" office:value-type="string" office:string-value="x">
            <text:p>x</text:p>
          </table:table-cell>
          <table:table-cell table:style-name="ce18" table:formula="of:=IF([.$B39]=&quot;R&quot;;VLOOKUP([.$C39];[.$C$5:.$I$1017];6;0);IF([.$B39]=&quot;E&quot;;&quot;x&quot;;IF([.$B39]=&quot;-&quot;;&quot;-&quot;;&quot;ND&quot;)))" office:value-type="string" office:string-value="x">
            <text:p>x</text:p>
          </table:table-cell>
          <table:table-cell table:style-name="ce18" table:formula="of:=IF([.$B39]=&quot;R&quot;;VLOOKUP([.$C39];[.$C$5:.$I$1017];7;0);IF([.$B39]=&quot;E&quot;;&quot;x&quot;;IF([.$B39]=&quot;-&quot;;&quot;-&quot;;&quot;ND&quot;)))" office:value-type="string" office:string-value="x">
            <text:p>x</text:p>
          </table:table-cell>
          <table:table-cell table:style-name="ce26" table:formula="of:=IF([.B39]=&quot;R&quot;;0;IF([.B39]=&quot;-&quot;;0;4))" office:value-type="float" office:value="0">
            <text:p>0</text:p>
          </table:table-cell>
          <table:table-cell table:style-name="ce26" table:formula="of:=IF([.B39]=&quot;R&quot;;0;COUNTIF([.F39:.I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0]=&quot;R&quot;;VLOOKUP([.$C40];[.$C$5:.$I$1017];5;0);IF([.$B40]=&quot;E&quot;;&quot;x&quot;;IF([.$B40]=&quot;-&quot;;&quot;-&quot;;&quot;ND&quot;)))" office:value-type="string" office:string-value="x">
            <text:p>x</text:p>
          </table:table-cell>
          <table:table-cell table:style-name="ce18" table:formula="of:=IF([.$B40]=&quot;R&quot;;VLOOKUP([.$C40];[.$C$5:.$I$1017];5;0);IF([.$B40]=&quot;E&quot;;&quot;x&quot;;IF([.$B40]=&quot;-&quot;;&quot;-&quot;;&quot;ND&quot;)))" office:value-type="string" office:string-value="x">
            <text:p>x</text:p>
          </table:table-cell>
          <table:table-cell table:style-name="ce18" table:formula="of:=IF([.$B40]=&quot;R&quot;;VLOOKUP([.$C40];[.$C$5:.$I$1017];6;0);IF([.$B40]=&quot;E&quot;;&quot;x&quot;;IF([.$B40]=&quot;-&quot;;&quot;-&quot;;&quot;ND&quot;)))" office:value-type="string" office:string-value="x">
            <text:p>x</text:p>
          </table:table-cell>
          <table:table-cell table:style-name="ce18" table:formula="of:=IF([.$B40]=&quot;R&quot;;VLOOKUP([.$C40];[.$C$5:.$I$1017];7;0);IF([.$B40]=&quot;E&quot;;&quot;x&quot;;IF([.$B40]=&quot;-&quot;;&quot;-&quot;;&quot;ND&quot;)))" office:value-type="string" office:string-value="x">
            <text:p>x</text:p>
          </table:table-cell>
          <table:table-cell table:style-name="ce26" table:formula="of:=IF([.B40]=&quot;R&quot;;0;IF([.B40]=&quot;-&quot;;0;4))" office:value-type="float" office:value="0">
            <text:p>0</text:p>
          </table:table-cell>
          <table:table-cell table:style-name="ce26" table:formula="of:=IF([.B40]=&quot;R&quot;;0;COUNTIF([.F40:.I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6"/>
          <table:table-cell table:style-name="ce6" office:value-type="string">
            <text:p>view-choose</text:p>
          </table:table-cell>
          <table:table-cell table:style-name="ce18" table:formula="of:=IF([.$B41]=&quot;R&quot;;VLOOKUP([.$C41];[.$C$5:.$I$1017];5;0);IF([.$B41]=&quot;E&quot;;&quot;x&quot;;IF([.$B41]=&quot;-&quot;;&quot;-&quot;;&quot;ND&quot;)))" office:value-type="string" office:string-value="x">
            <text:p>x</text:p>
          </table:table-cell>
          <table:table-cell table:style-name="ce18" table:formula="of:=IF([.$B41]=&quot;R&quot;;VLOOKUP([.$C41];[.$C$5:.$I$1017];5;0);IF([.$B41]=&quot;E&quot;;&quot;x&quot;;IF([.$B41]=&quot;-&quot;;&quot;-&quot;;&quot;ND&quot;)))" office:value-type="string" office:string-value="x">
            <text:p>x</text:p>
          </table:table-cell>
          <table:table-cell table:style-name="ce18" table:formula="of:=IF([.$B41]=&quot;R&quot;;VLOOKUP([.$C41];[.$C$5:.$I$1017];6;0);IF([.$B41]=&quot;E&quot;;&quot;x&quot;;IF([.$B41]=&quot;-&quot;;&quot;-&quot;;&quot;ND&quot;)))" office:value-type="string" office:string-value="x">
            <text:p>x</text:p>
          </table:table-cell>
          <table:table-cell table:style-name="ce18" table:formula="of:=IF([.$B41]=&quot;R&quot;;VLOOKUP([.$C41];[.$C$5:.$I$1017];7;0);IF([.$B41]=&quot;E&quot;;&quot;x&quot;;IF([.$B41]=&quot;-&quot;;&quot;-&quot;;&quot;ND&quot;)))" office:value-type="string" office:string-value="x">
            <text:p>x</text:p>
          </table:table-cell>
          <table:table-cell table:style-name="ce26" table:formula="of:=IF([.B41]=&quot;R&quot;;0;IF([.B41]=&quot;-&quot;;0;4))" office:value-type="float" office:value="4">
            <text:p>4</text:p>
          </table:table-cell>
          <table:table-cell table:style-name="ce26" table:formula="of:=IF([.B41]=&quot;R&quot;;0;COUNTIF([.F41:.I4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(it's in status/ not in actions/)</text:p>
          </table:table-cell>
          <table:table-cell table:style-name="ce6" office:value-type="string">
            <text:p>object-locked</text:p>
          </table:table-cell>
          <table:table-cell table:style-name="ce18" table:formula="of:=IF([.$B42]=&quot;R&quot;;VLOOKUP([.$C42];[.$C$5:.$I$1017];5;0);IF([.$B42]=&quot;E&quot;;&quot;x&quot;;IF([.$B42]=&quot;-&quot;;&quot;-&quot;;&quot;ND&quot;)))" office:value-type="string" office:string-value="x">
            <text:p>x</text:p>
          </table:table-cell>
          <table:table-cell table:style-name="ce18" table:formula="of:=IF([.$B42]=&quot;R&quot;;VLOOKUP([.$C42];[.$C$5:.$I$1017];5;0);IF([.$B42]=&quot;E&quot;;&quot;x&quot;;IF([.$B42]=&quot;-&quot;;&quot;-&quot;;&quot;ND&quot;)))" office:value-type="string" office:string-value="x">
            <text:p>x</text:p>
          </table:table-cell>
          <table:table-cell table:style-name="ce18" table:formula="of:=IF([.$B42]=&quot;R&quot;;VLOOKUP([.$C42];[.$C$5:.$I$1017];6;0);IF([.$B42]=&quot;E&quot;;&quot;x&quot;;IF([.$B42]=&quot;-&quot;;&quot;-&quot;;&quot;ND&quot;)))" office:value-type="string" office:string-value="x">
            <text:p>x</text:p>
          </table:table-cell>
          <table:table-cell table:style-name="ce18" table:formula="of:=IF([.$B42]=&quot;R&quot;;VLOOKUP([.$C42];[.$C$5:.$I$1017];7;0);IF([.$B42]=&quot;E&quot;;&quot;x&quot;;IF([.$B42]=&quot;-&quot;;&quot;-&quot;;&quot;ND&quot;)))" office:value-type="string" office:string-value="x">
            <text:p>x</text:p>
          </table:table-cell>
          <table:table-cell table:style-name="ce26" table:formula="of:=IF([.B42]=&quot;R&quot;;0;IF([.B42]=&quot;-&quot;;0;4))" office:value-type="float" office:value="4">
            <text:p>4</text:p>
          </table:table-cell>
          <table:table-cell table:style-name="ce26" table:formula="of:=IF([.B42]=&quot;R&quot;;0;COUNTIF([.F42:.I4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(it's in status/ not in actions/)</text:p>
          </table:table-cell>
          <table:table-cell table:style-name="ce6" office:value-type="string">
            <text:p>object-unlocked</text:p>
          </table:table-cell>
          <table:table-cell table:style-name="ce18" table:formula="of:=IF([.$B43]=&quot;R&quot;;VLOOKUP([.$C43];[.$C$5:.$I$1017];5;0);IF([.$B43]=&quot;E&quot;;&quot;x&quot;;IF([.$B43]=&quot;-&quot;;&quot;-&quot;;&quot;ND&quot;)))" office:value-type="string" office:string-value="x">
            <text:p>x</text:p>
          </table:table-cell>
          <table:table-cell table:style-name="ce18" table:formula="of:=IF([.$B43]=&quot;R&quot;;VLOOKUP([.$C43];[.$C$5:.$I$1017];5;0);IF([.$B43]=&quot;E&quot;;&quot;x&quot;;IF([.$B43]=&quot;-&quot;;&quot;-&quot;;&quot;ND&quot;)))" office:value-type="string" office:string-value="x">
            <text:p>x</text:p>
          </table:table-cell>
          <table:table-cell table:style-name="ce18" table:formula="of:=IF([.$B43]=&quot;R&quot;;VLOOKUP([.$C43];[.$C$5:.$I$1017];6;0);IF([.$B43]=&quot;E&quot;;&quot;x&quot;;IF([.$B43]=&quot;-&quot;;&quot;-&quot;;&quot;ND&quot;)))" office:value-type="string" office:string-value="x">
            <text:p>x</text:p>
          </table:table-cell>
          <table:table-cell table:style-name="ce18" table:formula="of:=IF([.$B43]=&quot;R&quot;;VLOOKUP([.$C43];[.$C$5:.$I$1017];7;0);IF([.$B43]=&quot;E&quot;;&quot;x&quot;;IF([.$B43]=&quot;-&quot;;&quot;-&quot;;&quot;ND&quot;)))" office:value-type="string" office:string-value="x">
            <text:p>x</text:p>
          </table:table-cell>
          <table:table-cell table:style-name="ce26" table:formula="of:=IF([.B43]=&quot;R&quot;;0;IF([.B43]=&quot;-&quot;;0;4))" office:value-type="float" office:value="4">
            <text:p>4</text:p>
          </table:table-cell>
          <table:table-cell table:style-name="ce26" table:formula="of:=IF([.B43]=&quot;R&quot;;0;COUNTIF([.F43:.I4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a</text:p>
          </table:table-cell>
          <table:table-cell table:style-name="ce6" office:value-type="string">
            <text:p>“14_layer_novisible” layer-invisible ?</text:p>
          </table:table-cell>
          <table:table-cell table:style-name="ce6"/>
          <table:table-cell table:style-name="ce18" table:formula="of:=IF([.$B44]=&quot;R&quot;;VLOOKUP([.$C44];[.$C$5:.$I$1017];5;0);IF([.$B44]=&quot;E&quot;;&quot;x&quot;;IF([.$B44]=&quot;-&quot;;&quot;-&quot;;&quot;ND&quot;)))" office:value-type="string" office:string-value="ND">
            <text:p>ND</text:p>
          </table:table-cell>
          <table:table-cell table:style-name="ce18" table:formula="of:=IF([.$B44]=&quot;R&quot;;VLOOKUP([.$C44];[.$C$5:.$I$1017];5;0);IF([.$B44]=&quot;E&quot;;&quot;x&quot;;IF([.$B44]=&quot;-&quot;;&quot;-&quot;;&quot;ND&quot;)))" office:value-type="string" office:string-value="ND">
            <text:p>ND</text:p>
          </table:table-cell>
          <table:table-cell table:style-name="ce18" table:formula="of:=IF([.$B44]=&quot;R&quot;;VLOOKUP([.$C44];[.$C$5:.$I$1017];6;0);IF([.$B44]=&quot;E&quot;;&quot;x&quot;;IF([.$B44]=&quot;-&quot;;&quot;-&quot;;&quot;ND&quot;)))" office:value-type="string" office:string-value="ND">
            <text:p>ND</text:p>
          </table:table-cell>
          <table:table-cell table:style-name="ce18" table:formula="of:=IF([.$B44]=&quot;R&quot;;VLOOKUP([.$C44];[.$C$5:.$I$1017];7;0);IF([.$B44]=&quot;E&quot;;&quot;x&quot;;IF([.$B44]=&quot;-&quot;;&quot;-&quot;;&quot;ND&quot;)))" office:value-type="string" office:string-value="ND">
            <text:p>ND</text:p>
          </table:table-cell>
          <table:table-cell table:style-name="ce26" table:formula="of:=IF([.B44]=&quot;R&quot;;0;IF([.B44]=&quot;-&quot;;0;4))" office:value-type="float" office:value="4">
            <text:p>4</text:p>
          </table:table-cell>
          <table:table-cell table:style-name="ce26" table:formula="of:=IF([.B44]=&quot;R&quot;;0;COUNTIF([.F44:.I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b</text:p>
          </table:table-cell>
          <table:table-cell table:style-name="ce6" office:value-type="string">
            <text:p>“14_layer_visible” layer-visible ?</text:p>
          </table:table-cell>
          <table:table-cell table:style-name="ce6"/>
          <table:table-cell table:style-name="ce18" table:formula="of:=IF([.$B45]=&quot;R&quot;;VLOOKUP([.$C45];[.$C$5:.$I$1017];5;0);IF([.$B45]=&quot;E&quot;;&quot;x&quot;;IF([.$B45]=&quot;-&quot;;&quot;-&quot;;&quot;ND&quot;)))" office:value-type="string" office:string-value="ND">
            <text:p>ND</text:p>
          </table:table-cell>
          <table:table-cell table:style-name="ce18" table:formula="of:=IF([.$B45]=&quot;R&quot;;VLOOKUP([.$C45];[.$C$5:.$I$1017];5;0);IF([.$B45]=&quot;E&quot;;&quot;x&quot;;IF([.$B45]=&quot;-&quot;;&quot;-&quot;;&quot;ND&quot;)))" office:value-type="string" office:string-value="ND">
            <text:p>ND</text:p>
          </table:table-cell>
          <table:table-cell table:style-name="ce18" table:formula="of:=IF([.$B45]=&quot;R&quot;;VLOOKUP([.$C45];[.$C$5:.$I$1017];6;0);IF([.$B45]=&quot;E&quot;;&quot;x&quot;;IF([.$B45]=&quot;-&quot;;&quot;-&quot;;&quot;ND&quot;)))" office:value-type="string" office:string-value="ND">
            <text:p>ND</text:p>
          </table:table-cell>
          <table:table-cell table:style-name="ce18" table:formula="of:=IF([.$B45]=&quot;R&quot;;VLOOKUP([.$C45];[.$C$5:.$I$1017];7;0);IF([.$B45]=&quot;E&quot;;&quot;x&quot;;IF([.$B45]=&quot;-&quot;;&quot;-&quot;;&quot;ND&quot;)))" office:value-type="string" office:string-value="ND">
            <text:p>ND</text:p>
          </table:table-cell>
          <table:table-cell table:style-name="ce26" table:formula="of:=IF([.B45]=&quot;R&quot;;0;IF([.B45]=&quot;-&quot;;0;4))" office:value-type="float" office:value="4">
            <text:p>4</text:p>
          </table:table-cell>
          <table:table-cell table:style-name="ce26" table:formula="of:=IF([.B45]=&quot;R&quot;;0;COUNTIF([.F45:.I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Koffice icon </text:p>
          </table:table-cell>
          <table:table-cell table:style-name="ce6"/>
          <table:table-cell table:style-name="ce18" table:formula="of:=IF([.$B46]=&quot;R&quot;;VLOOKUP([.$C46];[.$C$5:.$I$1017];5;0);IF([.$B46]=&quot;E&quot;;&quot;x&quot;;IF([.$B46]=&quot;-&quot;;&quot;-&quot;;&quot;ND&quot;)))" office:value-type="string" office:string-value="ND">
            <text:p>ND</text:p>
          </table:table-cell>
          <table:table-cell table:style-name="ce18" table:formula="of:=IF([.$B46]=&quot;R&quot;;VLOOKUP([.$C46];[.$C$5:.$I$1017];5;0);IF([.$B46]=&quot;E&quot;;&quot;x&quot;;IF([.$B46]=&quot;-&quot;;&quot;-&quot;;&quot;ND&quot;)))" office:value-type="string" office:string-value="ND">
            <text:p>ND</text:p>
          </table:table-cell>
          <table:table-cell table:style-name="ce18" table:formula="of:=IF([.$B46]=&quot;R&quot;;VLOOKUP([.$C46];[.$C$5:.$I$1017];6;0);IF([.$B46]=&quot;E&quot;;&quot;x&quot;;IF([.$B46]=&quot;-&quot;;&quot;-&quot;;&quot;ND&quot;)))" office:value-type="string" office:string-value="ND">
            <text:p>ND</text:p>
          </table:table-cell>
          <table:table-cell table:style-name="ce18" table:formula="of:=IF([.$B46]=&quot;R&quot;;VLOOKUP([.$C46];[.$C$5:.$I$1017];7;0);IF([.$B46]=&quot;E&quot;;&quot;x&quot;;IF([.$B46]=&quot;-&quot;;&quot;-&quot;;&quot;ND&quot;)))" office:value-type="string" office:string-value="ND">
            <text:p>ND</text:p>
          </table:table-cell>
          <table:table-cell table:style-name="ce26" table:formula="of:=IF([.B46]=&quot;R&quot;;0;IF([.B46]=&quot;-&quot;;0;4))" office:value-type="float" office:value="4">
            <text:p>4</text:p>
          </table:table-cell>
          <table:table-cell table:style-name="ce26" table:formula="of:=IF([.B46]=&quot;R&quot;;0;COUNTIF([.F46:.I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6"/>
          <table:table-cell table:style-name="ce6" office:value-type="string">
            <text:p>configure</text:p>
          </table:table-cell>
          <table:table-cell table:style-name="ce18" table:formula="of:=IF([.$B47]=&quot;R&quot;;VLOOKUP([.$C47];[.$C$5:.$I$1017];5;0);IF([.$B47]=&quot;E&quot;;&quot;x&quot;;IF([.$B47]=&quot;-&quot;;&quot;-&quot;;&quot;ND&quot;)))" office:value-type="string" office:string-value="x">
            <text:p>x</text:p>
          </table:table-cell>
          <table:table-cell table:style-name="ce18" table:formula="of:=IF([.$B47]=&quot;R&quot;;VLOOKUP([.$C47];[.$C$5:.$I$1017];5;0);IF([.$B47]=&quot;E&quot;;&quot;x&quot;;IF([.$B47]=&quot;-&quot;;&quot;-&quot;;&quot;ND&quot;)))" office:value-type="string" office:string-value="x">
            <text:p>x</text:p>
          </table:table-cell>
          <table:table-cell table:style-name="ce18" table:formula="of:=IF([.$B47]=&quot;R&quot;;VLOOKUP([.$C47];[.$C$5:.$I$1017];6;0);IF([.$B47]=&quot;E&quot;;&quot;x&quot;;IF([.$B47]=&quot;-&quot;;&quot;-&quot;;&quot;ND&quot;)))" office:value-type="string" office:string-value="x">
            <text:p>x</text:p>
          </table:table-cell>
          <table:table-cell table:style-name="ce18" table:formula="of:=IF([.$B47]=&quot;R&quot;;VLOOKUP([.$C47];[.$C$5:.$I$1017];7;0);IF([.$B47]=&quot;E&quot;;&quot;x&quot;;IF([.$B47]=&quot;-&quot;;&quot;-&quot;;&quot;ND&quot;)))" office:value-type="string" office:string-value="x">
            <text:p>x</text:p>
          </table:table-cell>
          <table:table-cell table:style-name="ce26" table:formula="of:=IF([.B47]=&quot;R&quot;;0;IF([.B47]=&quot;-&quot;;0;4))" office:value-type="float" office:value="4">
            <text:p>4</text:p>
          </table:table-cell>
          <table:table-cell table:style-name="ce26" table:formula="of:=IF([.B47]=&quot;R&quot;;0;COUNTIF([.F47:.I4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8]=&quot;R&quot;;VLOOKUP([.$C48];[.$C$5:.$I$1017];5;0);IF([.$B48]=&quot;E&quot;;&quot;x&quot;;IF([.$B48]=&quot;-&quot;;&quot;-&quot;;&quot;ND&quot;)))" office:value-type="string" office:string-value="x">
            <text:p>x</text:p>
          </table:table-cell>
          <table:table-cell table:style-name="ce18" table:formula="of:=IF([.$B48]=&quot;R&quot;;VLOOKUP([.$C48];[.$C$5:.$I$1017];5;0);IF([.$B48]=&quot;E&quot;;&quot;x&quot;;IF([.$B48]=&quot;-&quot;;&quot;-&quot;;&quot;ND&quot;)))" office:value-type="string" office:string-value="x">
            <text:p>x</text:p>
          </table:table-cell>
          <table:table-cell table:style-name="ce18" table:formula="of:=IF([.$B48]=&quot;R&quot;;VLOOKUP([.$C48];[.$C$5:.$I$1017];6;0);IF([.$B48]=&quot;E&quot;;&quot;x&quot;;IF([.$B48]=&quot;-&quot;;&quot;-&quot;;&quot;ND&quot;)))" office:value-type="string" office:string-value="x">
            <text:p>x</text:p>
          </table:table-cell>
          <table:table-cell table:style-name="ce18" table:formula="of:=IF([.$B48]=&quot;R&quot;;VLOOKUP([.$C48];[.$C$5:.$I$1017];7;0);IF([.$B48]=&quot;E&quot;;&quot;x&quot;;IF([.$B48]=&quot;-&quot;;&quot;-&quot;;&quot;ND&quot;)))" office:value-type="string" office:string-value="x">
            <text:p>x</text:p>
          </table:table-cell>
          <table:table-cell table:style-name="ce26" table:formula="of:=IF([.B48]=&quot;R&quot;;0;IF([.B48]=&quot;-&quot;;0;4))" office:value-type="float" office:value="0">
            <text:p>0</text:p>
          </table:table-cell>
          <table:table-cell table:style-name="ce26" table:formula="of:=IF([.B48]=&quot;R&quot;;0;COUNTIF([.F48:.I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16px only</text:p>
          </table:table-cell>
          <table:table-cell table:style-name="ce6" office:value-type="string">
            <text:p>object-group</text:p>
          </table:table-cell>
          <table:table-cell table:style-name="ce18" table:formula="of:=IF([.$B49]=&quot;R&quot;;VLOOKUP([.$C49];[.$C$5:.$I$1017];5;0);IF([.$B49]=&quot;E&quot;;&quot;x&quot;;IF([.$B49]=&quot;-&quot;;&quot;-&quot;;&quot;ND&quot;)))" office:value-type="string" office:string-value="x">
            <text:p>x</text:p>
          </table:table-cell>
          <table:table-cell table:style-name="ce18" table:formula="of:=IF([.$B49]=&quot;R&quot;;VLOOKUP([.$C49];[.$C$5:.$I$1017];5;0);IF([.$B49]=&quot;E&quot;;&quot;x&quot;;IF([.$B49]=&quot;-&quot;;&quot;-&quot;;&quot;ND&quot;)))" office:value-type="string" office:string-value="x">
            <text:p>x</text:p>
          </table:table-cell>
          <table:table-cell table:style-name="ce18" table:formula="of:=IF([.$B49]=&quot;R&quot;;VLOOKUP([.$C49];[.$C$5:.$I$1017];6;0);IF([.$B49]=&quot;E&quot;;&quot;x&quot;;IF([.$B49]=&quot;-&quot;;&quot;-&quot;;&quot;ND&quot;)))" office:value-type="string" office:string-value="x">
            <text:p>x</text:p>
          </table:table-cell>
          <table:table-cell table:style-name="ce18" table:formula="of:=IF([.$B49]=&quot;R&quot;;VLOOKUP([.$C49];[.$C$5:.$I$1017];7;0);IF([.$B49]=&quot;E&quot;;&quot;x&quot;;IF([.$B49]=&quot;-&quot;;&quot;-&quot;;&quot;ND&quot;)))" office:value-type="string" office:string-value="x">
            <text:p>x</text:p>
          </table:table-cell>
          <table:table-cell table:style-name="ce26" table:formula="of:=IF([.B49]=&quot;R&quot;;0;IF([.B49]=&quot;-&quot;;0;4))" office:value-type="float" office:value="4">
            <text:p>4</text:p>
          </table:table-cell>
          <table:table-cell table:style-name="ce26" table:formula="of:=IF([.B49]=&quot;R&quot;;0;COUNTIF([.F49:.I4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5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“guides”</text:p>
          </table:table-cell>
          <table:table-cell table:style-name="ce6"/>
          <table:table-cell table:style-name="ce18" table:formula="of:=IF([.$B50]=&quot;R&quot;;VLOOKUP([.$C50];[.$C$5:.$I$1017];5;0);IF([.$B50]=&quot;E&quot;;&quot;x&quot;;IF([.$B50]=&quot;-&quot;;&quot;-&quot;;&quot;ND&quot;)))" office:value-type="string" office:string-value="ND">
            <text:p>ND</text:p>
          </table:table-cell>
          <table:table-cell table:style-name="ce18" table:formula="of:=IF([.$B50]=&quot;R&quot;;VLOOKUP([.$C50];[.$C$5:.$I$1017];5;0);IF([.$B50]=&quot;E&quot;;&quot;x&quot;;IF([.$B50]=&quot;-&quot;;&quot;-&quot;;&quot;ND&quot;)))" office:value-type="string" office:string-value="ND">
            <text:p>ND</text:p>
          </table:table-cell>
          <table:table-cell table:style-name="ce18" table:formula="of:=IF([.$B50]=&quot;R&quot;;VLOOKUP([.$C50];[.$C$5:.$I$1017];6;0);IF([.$B50]=&quot;E&quot;;&quot;x&quot;;IF([.$B50]=&quot;-&quot;;&quot;-&quot;;&quot;ND&quot;)))" office:value-type="string" office:string-value="ND">
            <text:p>ND</text:p>
          </table:table-cell>
          <table:table-cell table:style-name="ce18" table:formula="of:=IF([.$B50]=&quot;R&quot;;VLOOKUP([.$C50];[.$C$5:.$I$1017];7;0);IF([.$B50]=&quot;E&quot;;&quot;x&quot;;IF([.$B50]=&quot;-&quot;;&quot;-&quot;;&quot;ND&quot;)))" office:value-type="string" office:string-value="ND">
            <text:p>ND</text:p>
          </table:table-cell>
          <table:table-cell table:style-name="ce26" table:formula="of:=IF([.B50]=&quot;R&quot;;0;IF([.B50]=&quot;-&quot;;0;4))" office:value-type="float" office:value="4">
            <text:p>4</text:p>
          </table:table-cell>
          <table:table-cell table:style-name="ce26" table:formula="of:=IF([.B50]=&quot;R&quot;;0;COUNTIF([.F50:.I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“view_margins”</text:p>
          </table:table-cell>
          <table:table-cell table:style-name="ce6"/>
          <table:table-cell table:style-name="ce18" table:formula="of:=IF([.$B51]=&quot;R&quot;;VLOOKUP([.$C51];[.$C$5:.$I$1017];5;0);IF([.$B51]=&quot;E&quot;;&quot;x&quot;;IF([.$B51]=&quot;-&quot;;&quot;-&quot;;&quot;ND&quot;)))" office:value-type="string" office:string-value="ND">
            <text:p>ND</text:p>
          </table:table-cell>
          <table:table-cell table:style-name="ce18" table:formula="of:=IF([.$B51]=&quot;R&quot;;VLOOKUP([.$C51];[.$C$5:.$I$1017];5;0);IF([.$B51]=&quot;E&quot;;&quot;x&quot;;IF([.$B51]=&quot;-&quot;;&quot;-&quot;;&quot;ND&quot;)))" office:value-type="string" office:string-value="ND">
            <text:p>ND</text:p>
          </table:table-cell>
          <table:table-cell table:style-name="ce18" table:formula="of:=IF([.$B51]=&quot;R&quot;;VLOOKUP([.$C51];[.$C$5:.$I$1017];6;0);IF([.$B51]=&quot;E&quot;;&quot;x&quot;;IF([.$B51]=&quot;-&quot;;&quot;-&quot;;&quot;ND&quot;)))" office:value-type="string" office:string-value="ND">
            <text:p>ND</text:p>
          </table:table-cell>
          <table:table-cell table:style-name="ce18" table:formula="of:=IF([.$B51]=&quot;R&quot;;VLOOKUP([.$C51];[.$C$5:.$I$1017];7;0);IF([.$B51]=&quot;E&quot;;&quot;x&quot;;IF([.$B51]=&quot;-&quot;;&quot;-&quot;;&quot;ND&quot;)))" office:value-type="string" office:string-value="ND">
            <text:p>ND</text:p>
          </table:table-cell>
          <table:table-cell table:style-name="ce26" table:formula="of:=IF([.B51]=&quot;R&quot;;0;IF([.B51]=&quot;-&quot;;0;4))" office:value-type="float" office:value="4">
            <text:p>4</text:p>
          </table:table-cell>
          <table:table-cell table:style-name="ce26" table:formula="of:=IF([.B51]=&quot;R&quot;;0;COUNTIF([.F51:.I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5" office:value-type="string">
            <text:p>E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16px only</text:p>
          </table:table-cell>
          <table:table-cell table:style-name="ce6" office:value-type="string">
            <text:p>object-ungroup</text:p>
          </table:table-cell>
          <table:table-cell table:style-name="ce18" table:formula="of:=IF([.$B52]=&quot;R&quot;;VLOOKUP([.$C52];[.$C$5:.$I$1017];5;0);IF([.$B52]=&quot;E&quot;;&quot;x&quot;;IF([.$B52]=&quot;-&quot;;&quot;-&quot;;&quot;ND&quot;)))" office:value-type="string" office:string-value="x">
            <text:p>x</text:p>
          </table:table-cell>
          <table:table-cell table:style-name="ce18" table:formula="of:=IF([.$B52]=&quot;R&quot;;VLOOKUP([.$C52];[.$C$5:.$I$1017];5;0);IF([.$B52]=&quot;E&quot;;&quot;x&quot;;IF([.$B52]=&quot;-&quot;;&quot;-&quot;;&quot;ND&quot;)))" office:value-type="string" office:string-value="x">
            <text:p>x</text:p>
          </table:table-cell>
          <table:table-cell table:style-name="ce18" table:formula="of:=IF([.$B52]=&quot;R&quot;;VLOOKUP([.$C52];[.$C$5:.$I$1017];6;0);IF([.$B52]=&quot;E&quot;;&quot;x&quot;;IF([.$B52]=&quot;-&quot;;&quot;-&quot;;&quot;ND&quot;)))" office:value-type="string" office:string-value="x">
            <text:p>x</text:p>
          </table:table-cell>
          <table:table-cell table:style-name="ce18" table:formula="of:=IF([.$B52]=&quot;R&quot;;VLOOKUP([.$C52];[.$C$5:.$I$1017];7;0);IF([.$B52]=&quot;E&quot;;&quot;x&quot;;IF([.$B52]=&quot;-&quot;;&quot;-&quot;;&quot;ND&quot;)))" office:value-type="string" office:string-value="x">
            <text:p>x</text:p>
          </table:table-cell>
          <table:table-cell table:style-name="ce26" table:formula="of:=IF([.B52]=&quot;R&quot;;0;IF([.B52]=&quot;-&quot;;0;4))" office:value-type="float" office:value="4">
            <text:p>4</text:p>
          </table:table-cell>
          <table:table-cell table:style-name="ce26" table:formula="of:=IF([.B52]=&quot;R&quot;;0;COUNTIF([.F52:.I5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“zoom-drawing”</text:p>
          </table:table-cell>
          <table:table-cell table:style-name="ce6"/>
          <table:table-cell table:style-name="ce18" table:formula="of:=IF([.$B53]=&quot;R&quot;;VLOOKUP([.$C53];[.$C$5:.$I$1017];5;0);IF([.$B53]=&quot;E&quot;;&quot;x&quot;;IF([.$B53]=&quot;-&quot;;&quot;-&quot;;&quot;ND&quot;)))" office:value-type="string" office:string-value="ND">
            <text:p>ND</text:p>
          </table:table-cell>
          <table:table-cell table:style-name="ce18" table:formula="of:=IF([.$B53]=&quot;R&quot;;VLOOKUP([.$C53];[.$C$5:.$I$1017];5;0);IF([.$B53]=&quot;E&quot;;&quot;x&quot;;IF([.$B53]=&quot;-&quot;;&quot;-&quot;;&quot;ND&quot;)))" office:value-type="string" office:string-value="ND">
            <text:p>ND</text:p>
          </table:table-cell>
          <table:table-cell table:style-name="ce18" table:formula="of:=IF([.$B53]=&quot;R&quot;;VLOOKUP([.$C53];[.$C$5:.$I$1017];6;0);IF([.$B53]=&quot;E&quot;;&quot;x&quot;;IF([.$B53]=&quot;-&quot;;&quot;-&quot;;&quot;ND&quot;)))" office:value-type="string" office:string-value="ND">
            <text:p>ND</text:p>
          </table:table-cell>
          <table:table-cell table:style-name="ce18" table:formula="of:=IF([.$B53]=&quot;R&quot;;VLOOKUP([.$C53];[.$C$5:.$I$1017];7;0);IF([.$B53]=&quot;E&quot;;&quot;x&quot;;IF([.$B53]=&quot;-&quot;;&quot;-&quot;;&quot;ND&quot;)))" office:value-type="string" office:string-value="ND">
            <text:p>ND</text:p>
          </table:table-cell>
          <table:table-cell table:style-name="ce26" table:formula="of:=IF([.B53]=&quot;R&quot;;0;IF([.B53]=&quot;-&quot;;0;4))" office:value-type="float" office:value="4">
            <text:p>4</text:p>
          </table:table-cell>
          <table:table-cell table:style-name="ce26" table:formula="of:=IF([.B53]=&quot;R&quot;;0;COUNTIF([.F53:.I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“zoom-selection”</text:p>
          </table:table-cell>
          <table:table-cell table:style-name="ce6"/>
          <table:table-cell table:style-name="ce18" table:formula="of:=IF([.$B54]=&quot;R&quot;;VLOOKUP([.$C54];[.$C$5:.$I$1017];5;0);IF([.$B54]=&quot;E&quot;;&quot;x&quot;;IF([.$B54]=&quot;-&quot;;&quot;-&quot;;&quot;ND&quot;)))" office:value-type="string" office:string-value="ND">
            <text:p>ND</text:p>
          </table:table-cell>
          <table:table-cell table:style-name="ce18" table:formula="of:=IF([.$B54]=&quot;R&quot;;VLOOKUP([.$C54];[.$C$5:.$I$1017];5;0);IF([.$B54]=&quot;E&quot;;&quot;x&quot;;IF([.$B54]=&quot;-&quot;;&quot;-&quot;;&quot;ND&quot;)))" office:value-type="string" office:string-value="ND">
            <text:p>ND</text:p>
          </table:table-cell>
          <table:table-cell table:style-name="ce18" table:formula="of:=IF([.$B54]=&quot;R&quot;;VLOOKUP([.$C54];[.$C$5:.$I$1017];6;0);IF([.$B54]=&quot;E&quot;;&quot;x&quot;;IF([.$B54]=&quot;-&quot;;&quot;-&quot;;&quot;ND&quot;)))" office:value-type="string" office:string-value="ND">
            <text:p>ND</text:p>
          </table:table-cell>
          <table:table-cell table:style-name="ce18" table:formula="of:=IF([.$B54]=&quot;R&quot;;VLOOKUP([.$C54];[.$C$5:.$I$1017];7;0);IF([.$B54]=&quot;E&quot;;&quot;x&quot;;IF([.$B54]=&quot;-&quot;;&quot;-&quot;;&quot;ND&quot;)))" office:value-type="string" office:string-value="ND">
            <text:p>ND</text:p>
          </table:table-cell>
          <table:table-cell table:style-name="ce26" table:formula="of:=IF([.B54]=&quot;R&quot;;0;IF([.B54]=&quot;-&quot;;0;4))" office:value-type="float" office:value="4">
            <text:p>4</text:p>
          </table:table-cell>
          <table:table-cell table:style-name="ce26" table:formula="of:=IF([.B54]=&quot;R&quot;;0;COUNTIF([.F54:.I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“duplicate”</text:p>
          </table:table-cell>
          <table:table-cell table:style-name="ce6"/>
          <table:table-cell table:style-name="ce18" table:formula="of:=IF([.$B55]=&quot;R&quot;;VLOOKUP([.$C55];[.$C$5:.$I$1017];5;0);IF([.$B55]=&quot;E&quot;;&quot;x&quot;;IF([.$B55]=&quot;-&quot;;&quot;-&quot;;&quot;ND&quot;)))" office:value-type="string" office:string-value="ND">
            <text:p>ND</text:p>
          </table:table-cell>
          <table:table-cell table:style-name="ce18" table:formula="of:=IF([.$B55]=&quot;R&quot;;VLOOKUP([.$C55];[.$C$5:.$I$1017];5;0);IF([.$B55]=&quot;E&quot;;&quot;x&quot;;IF([.$B55]=&quot;-&quot;;&quot;-&quot;;&quot;ND&quot;)))" office:value-type="string" office:string-value="ND">
            <text:p>ND</text:p>
          </table:table-cell>
          <table:table-cell table:style-name="ce18" table:formula="of:=IF([.$B55]=&quot;R&quot;;VLOOKUP([.$C55];[.$C$5:.$I$1017];6;0);IF([.$B55]=&quot;E&quot;;&quot;x&quot;;IF([.$B55]=&quot;-&quot;;&quot;-&quot;;&quot;ND&quot;)))" office:value-type="string" office:string-value="ND">
            <text:p>ND</text:p>
          </table:table-cell>
          <table:table-cell table:style-name="ce18" table:formula="of:=IF([.$B55]=&quot;R&quot;;VLOOKUP([.$C55];[.$C$5:.$I$1017];7;0);IF([.$B55]=&quot;E&quot;;&quot;x&quot;;IF([.$B55]=&quot;-&quot;;&quot;-&quot;;&quot;ND&quot;)))" office:value-type="string" office:string-value="ND">
            <text:p>ND</text:p>
          </table:table-cell>
          <table:table-cell table:style-name="ce26" table:formula="of:=IF([.B55]=&quot;R&quot;;0;IF([.B55]=&quot;-&quot;;0;4))" office:value-type="float" office:value="4">
            <text:p>4</text:p>
          </table:table-cell>
          <table:table-cell table:style-name="ce26" table:formula="of:=IF([.B55]=&quot;R&quot;;0;COUNTIF([.F55:.I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56]=&quot;R&quot;;VLOOKUP([.$C56];[.$C$5:.$I$1017];5;0);IF([.$B56]=&quot;E&quot;;&quot;x&quot;;IF([.$B56]=&quot;-&quot;;&quot;-&quot;;&quot;ND&quot;)))" office:value-type="string" office:string-value="x">
            <text:p>x</text:p>
          </table:table-cell>
          <table:table-cell table:style-name="ce18" table:formula="of:=IF([.$B56]=&quot;R&quot;;VLOOKUP([.$C56];[.$C$5:.$I$1017];5;0);IF([.$B56]=&quot;E&quot;;&quot;x&quot;;IF([.$B56]=&quot;-&quot;;&quot;-&quot;;&quot;ND&quot;)))" office:value-type="string" office:string-value="x">
            <text:p>x</text:p>
          </table:table-cell>
          <table:table-cell table:style-name="ce18" table:formula="of:=IF([.$B56]=&quot;R&quot;;VLOOKUP([.$C56];[.$C$5:.$I$1017];6;0);IF([.$B56]=&quot;E&quot;;&quot;x&quot;;IF([.$B56]=&quot;-&quot;;&quot;-&quot;;&quot;ND&quot;)))" office:value-type="string" office:string-value="x">
            <text:p>x</text:p>
          </table:table-cell>
          <table:table-cell table:style-name="ce18" table:formula="of:=IF([.$B56]=&quot;R&quot;;VLOOKUP([.$C56];[.$C$5:.$I$1017];7;0);IF([.$B56]=&quot;E&quot;;&quot;x&quot;;IF([.$B56]=&quot;-&quot;;&quot;-&quot;;&quot;ND&quot;)))" office:value-type="string" office:string-value="x">
            <text:p>x</text:p>
          </table:table-cell>
          <table:table-cell table:style-name="ce26" table:formula="of:=IF([.B56]=&quot;R&quot;;0;IF([.B56]=&quot;-&quot;;0;4))" office:value-type="float" office:value="0">
            <text:p>0</text:p>
          </table:table-cell>
          <table:table-cell table:style-name="ce26" table:formula="of:=IF([.B56]=&quot;R&quot;;0;COUNTIF([.F56:.I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N</text:p>
          </table:table-cell>
          <table:table-cell table:style-name="ce3" office:value-type="float" office:value="39">
            <text:p>39</text:p>
          </table:table-cell>
          <table:table-cell table:style-name="ce11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14" office:value-type="string">
            <text:p>office-chart-area</text:p>
            <text:p>office-chart-area-normal?</text:p>
          </table:table-cell>
          <table:table-cell table:style-name="ce18" table:formula="of:=IF([.$B57]=&quot;R&quot;;VLOOKUP([.$C57];[.$C$5:.$I$1017];5;0);IF([.$B57]=&quot;E&quot;;&quot;x&quot;;IF([.$B57]=&quot;-&quot;;&quot;-&quot;;&quot;ND&quot;)))" office:value-type="string" office:string-value="ND">
            <text:p>ND</text:p>
          </table:table-cell>
          <table:table-cell table:style-name="ce18" table:formula="of:=IF([.$B57]=&quot;R&quot;;VLOOKUP([.$C57];[.$C$5:.$I$1017];5;0);IF([.$B57]=&quot;E&quot;;&quot;x&quot;;IF([.$B57]=&quot;-&quot;;&quot;-&quot;;&quot;ND&quot;)))" office:value-type="string" office:string-value="ND">
            <text:p>ND</text:p>
          </table:table-cell>
          <table:table-cell table:style-name="ce18" table:formula="of:=IF([.$B57]=&quot;R&quot;;VLOOKUP([.$C57];[.$C$5:.$I$1017];6;0);IF([.$B57]=&quot;E&quot;;&quot;x&quot;;IF([.$B57]=&quot;-&quot;;&quot;-&quot;;&quot;ND&quot;)))" office:value-type="string" office:string-value="ND">
            <text:p>ND</text:p>
          </table:table-cell>
          <table:table-cell table:style-name="ce18" table:formula="of:=IF([.$B57]=&quot;R&quot;;VLOOKUP([.$C57];[.$C$5:.$I$1017];7;0);IF([.$B57]=&quot;E&quot;;&quot;x&quot;;IF([.$B57]=&quot;-&quot;;&quot;-&quot;;&quot;ND&quot;)))" office:value-type="string" office:string-value="ND">
            <text:p>ND</text:p>
          </table:table-cell>
          <table:table-cell table:style-name="ce26" table:formula="of:=IF([.B57]=&quot;R&quot;;0;IF([.B57]=&quot;-&quot;;0;4))" office:value-type="float" office:value="4">
            <text:p>4</text:p>
          </table:table-cell>
          <table:table-cell table:style-name="ce26" table:formula="of:=IF([.B57]=&quot;R&quot;;0;COUNTIF([.F57:.I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(missing 16px)</text:p>
          </table:table-cell>
          <table:table-cell table:style-name="ce15" office:value-type="string">
            <text:p>office-chart-area-percentage</text:p>
          </table:table-cell>
          <table:table-cell table:style-name="ce18" table:formula="of:=IF([.$B58]=&quot;R&quot;;VLOOKUP([.$C58];[.$C$5:.$I$1017];5;0);IF([.$B58]=&quot;E&quot;;&quot;x&quot;;IF([.$B58]=&quot;-&quot;;&quot;-&quot;;&quot;ND&quot;)))" office:value-type="string" office:string-value="x">
            <text:p>x</text:p>
          </table:table-cell>
          <table:table-cell table:style-name="ce18" table:formula="of:=IF([.$B58]=&quot;R&quot;;VLOOKUP([.$C58];[.$C$5:.$I$1017];5;0);IF([.$B58]=&quot;E&quot;;&quot;x&quot;;IF([.$B58]=&quot;-&quot;;&quot;-&quot;;&quot;ND&quot;)))" office:value-type="string" office:string-value="x">
            <text:p>x</text:p>
          </table:table-cell>
          <table:table-cell table:style-name="ce18" table:formula="of:=IF([.$B58]=&quot;R&quot;;VLOOKUP([.$C58];[.$C$5:.$I$1017];6;0);IF([.$B58]=&quot;E&quot;;&quot;x&quot;;IF([.$B58]=&quot;-&quot;;&quot;-&quot;;&quot;ND&quot;)))" office:value-type="string" office:string-value="x">
            <text:p>x</text:p>
          </table:table-cell>
          <table:table-cell table:style-name="ce18" table:formula="of:=IF([.$B58]=&quot;R&quot;;VLOOKUP([.$C58];[.$C$5:.$I$1017];7;0);IF([.$B58]=&quot;E&quot;;&quot;x&quot;;IF([.$B58]=&quot;-&quot;;&quot;-&quot;;&quot;ND&quot;)))" office:value-type="string" office:string-value="x">
            <text:p>x</text:p>
          </table:table-cell>
          <table:table-cell table:style-name="ce26" table:formula="of:=IF([.B58]=&quot;R&quot;;0;IF([.B58]=&quot;-&quot;;0;4))" office:value-type="float" office:value="4">
            <text:p>4</text:p>
          </table:table-cell>
          <table:table-cell table:style-name="ce26" table:formula="of:=IF([.B58]=&quot;R&quot;;0;COUNTIF([.F58:.I5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6"/>
          <table:table-cell table:style-name="ce14" office:value-type="string">
            <text:p>office-chart-area-stacked</text:p>
          </table:table-cell>
          <table:table-cell table:style-name="ce18" table:formula="of:=IF([.$B59]=&quot;R&quot;;VLOOKUP([.$C59];[.$C$5:.$I$1017];5;0);IF([.$B59]=&quot;E&quot;;&quot;x&quot;;IF([.$B59]=&quot;-&quot;;&quot;-&quot;;&quot;ND&quot;)))" office:value-type="string" office:string-value="x">
            <text:p>x</text:p>
          </table:table-cell>
          <table:table-cell table:style-name="ce18" table:formula="of:=IF([.$B59]=&quot;R&quot;;VLOOKUP([.$C59];[.$C$5:.$I$1017];5;0);IF([.$B59]=&quot;E&quot;;&quot;x&quot;;IF([.$B59]=&quot;-&quot;;&quot;-&quot;;&quot;ND&quot;)))" office:value-type="string" office:string-value="x">
            <text:p>x</text:p>
          </table:table-cell>
          <table:table-cell table:style-name="ce18" table:formula="of:=IF([.$B59]=&quot;R&quot;;VLOOKUP([.$C59];[.$C$5:.$I$1017];6;0);IF([.$B59]=&quot;E&quot;;&quot;x&quot;;IF([.$B59]=&quot;-&quot;;&quot;-&quot;;&quot;ND&quot;)))" office:value-type="string" office:string-value="x">
            <text:p>x</text:p>
          </table:table-cell>
          <table:table-cell table:style-name="ce18" table:formula="of:=IF([.$B59]=&quot;R&quot;;VLOOKUP([.$C59];[.$C$5:.$I$1017];7;0);IF([.$B59]=&quot;E&quot;;&quot;x&quot;;IF([.$B59]=&quot;-&quot;;&quot;-&quot;;&quot;ND&quot;)))" office:value-type="string" office:string-value="x">
            <text:p>x</text:p>
          </table:table-cell>
          <table:table-cell table:style-name="ce26" table:formula="of:=IF([.B59]=&quot;R&quot;;0;IF([.B59]=&quot;-&quot;;0;4))" office:value-type="float" office:value="4">
            <text:p>4</text:p>
          </table:table-cell>
          <table:table-cell table:style-name="ce26" table:formula="of:=IF([.B59]=&quot;R&quot;;0;COUNTIF([.F59:.I5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“chart_bar_beside” exists on </text:p>
            <text:p>koffice/kchart/pics (non-oxygen)</text:p>
          </table:table-cell>
          <table:table-cell table:style-name="ce6" office:value-type="string">
            <text:p>office-chart-bar-beside?</text:p>
          </table:table-cell>
          <table:table-cell table:style-name="ce18" table:formula="of:=IF([.$B60]=&quot;R&quot;;VLOOKUP([.$C60];[.$C$5:.$I$1017];5;0);IF([.$B60]=&quot;E&quot;;&quot;x&quot;;IF([.$B60]=&quot;-&quot;;&quot;-&quot;;&quot;ND&quot;)))" office:value-type="string" office:string-value="ND">
            <text:p>ND</text:p>
          </table:table-cell>
          <table:table-cell table:style-name="ce18" table:formula="of:=IF([.$B60]=&quot;R&quot;;VLOOKUP([.$C60];[.$C$5:.$I$1017];5;0);IF([.$B60]=&quot;E&quot;;&quot;x&quot;;IF([.$B60]=&quot;-&quot;;&quot;-&quot;;&quot;ND&quot;)))" office:value-type="string" office:string-value="ND">
            <text:p>ND</text:p>
          </table:table-cell>
          <table:table-cell table:style-name="ce18" table:formula="of:=IF([.$B60]=&quot;R&quot;;VLOOKUP([.$C60];[.$C$5:.$I$1017];6;0);IF([.$B60]=&quot;E&quot;;&quot;x&quot;;IF([.$B60]=&quot;-&quot;;&quot;-&quot;;&quot;ND&quot;)))" office:value-type="string" office:string-value="ND">
            <text:p>ND</text:p>
          </table:table-cell>
          <table:table-cell table:style-name="ce18" table:formula="of:=IF([.$B60]=&quot;R&quot;;VLOOKUP([.$C60];[.$C$5:.$I$1017];7;0);IF([.$B60]=&quot;E&quot;;&quot;x&quot;;IF([.$B60]=&quot;-&quot;;&quot;-&quot;;&quot;ND&quot;)))" office:value-type="string" office:string-value="ND">
            <text:p>ND</text:p>
          </table:table-cell>
          <table:table-cell table:style-name="ce26" table:formula="of:=IF([.B60]=&quot;R&quot;;0;IF([.B60]=&quot;-&quot;;0;4))" office:value-type="float" office:value="4">
            <text:p>4</text:p>
          </table:table-cell>
          <table:table-cell table:style-name="ce26" table:formula="of:=IF([.B60]=&quot;R&quot;;0;COUNTIF([.F60:.I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10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6" office:value-type="string">
            <text:p>office-chart-bar-layer?</text:p>
          </table:table-cell>
          <table:table-cell table:style-name="ce18" table:formula="of:=IF([.$B61]=&quot;R&quot;;VLOOKUP([.$C61];[.$C$5:.$I$1017];5;0);IF([.$B61]=&quot;E&quot;;&quot;x&quot;;IF([.$B61]=&quot;-&quot;;&quot;-&quot;;&quot;ND&quot;)))" office:value-type="string" office:string-value="ND">
            <text:p>ND</text:p>
          </table:table-cell>
          <table:table-cell table:style-name="ce18" table:formula="of:=IF([.$B61]=&quot;R&quot;;VLOOKUP([.$C61];[.$C$5:.$I$1017];5;0);IF([.$B61]=&quot;E&quot;;&quot;x&quot;;IF([.$B61]=&quot;-&quot;;&quot;-&quot;;&quot;ND&quot;)))" office:value-type="string" office:string-value="ND">
            <text:p>ND</text:p>
          </table:table-cell>
          <table:table-cell table:style-name="ce18" table:formula="of:=IF([.$B61]=&quot;R&quot;;VLOOKUP([.$C61];[.$C$5:.$I$1017];6;0);IF([.$B61]=&quot;E&quot;;&quot;x&quot;;IF([.$B61]=&quot;-&quot;;&quot;-&quot;;&quot;ND&quot;)))" office:value-type="string" office:string-value="ND">
            <text:p>ND</text:p>
          </table:table-cell>
          <table:table-cell table:style-name="ce18" table:formula="of:=IF([.$B61]=&quot;R&quot;;VLOOKUP([.$C61];[.$C$5:.$I$1017];7;0);IF([.$B61]=&quot;E&quot;;&quot;x&quot;;IF([.$B61]=&quot;-&quot;;&quot;-&quot;;&quot;ND&quot;)))" office:value-type="string" office:string-value="ND">
            <text:p>ND</text:p>
          </table:table-cell>
          <table:table-cell table:style-name="ce26" table:formula="of:=IF([.B61]=&quot;R&quot;;0;IF([.B61]=&quot;-&quot;;0;4))" office:value-type="float" office:value="4">
            <text:p>4</text:p>
          </table:table-cell>
          <table:table-cell table:style-name="ce26" table:formula="of:=IF([.B61]=&quot;R&quot;;0;COUNTIF([.F61:.I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6"/>
          <table:table-cell table:style-name="ce14" office:value-type="string">
            <text:p>office-chart-bar-percentage</text:p>
          </table:table-cell>
          <table:table-cell table:style-name="ce18" table:formula="of:=IF([.$B62]=&quot;R&quot;;VLOOKUP([.$C62];[.$C$5:.$I$1017];5;0);IF([.$B62]=&quot;E&quot;;&quot;x&quot;;IF([.$B62]=&quot;-&quot;;&quot;-&quot;;&quot;ND&quot;)))" office:value-type="string" office:string-value="x">
            <text:p>x</text:p>
          </table:table-cell>
          <table:table-cell table:style-name="ce18" table:formula="of:=IF([.$B62]=&quot;R&quot;;VLOOKUP([.$C62];[.$C$5:.$I$1017];5;0);IF([.$B62]=&quot;E&quot;;&quot;x&quot;;IF([.$B62]=&quot;-&quot;;&quot;-&quot;;&quot;ND&quot;)))" office:value-type="string" office:string-value="x">
            <text:p>x</text:p>
          </table:table-cell>
          <table:table-cell table:style-name="ce18" table:formula="of:=IF([.$B62]=&quot;R&quot;;VLOOKUP([.$C62];[.$C$5:.$I$1017];6;0);IF([.$B62]=&quot;E&quot;;&quot;x&quot;;IF([.$B62]=&quot;-&quot;;&quot;-&quot;;&quot;ND&quot;)))" office:value-type="string" office:string-value="x">
            <text:p>x</text:p>
          </table:table-cell>
          <table:table-cell table:style-name="ce18" table:formula="of:=IF([.$B62]=&quot;R&quot;;VLOOKUP([.$C62];[.$C$5:.$I$1017];7;0);IF([.$B62]=&quot;E&quot;;&quot;x&quot;;IF([.$B62]=&quot;-&quot;;&quot;-&quot;;&quot;ND&quot;)))" office:value-type="string" office:string-value="x">
            <text:p>x</text:p>
          </table:table-cell>
          <table:table-cell table:style-name="ce26" table:formula="of:=IF([.B62]=&quot;R&quot;;0;IF([.B62]=&quot;-&quot;;0;4))" office:value-type="float" office:value="4">
            <text:p>4</text:p>
          </table:table-cell>
          <table:table-cell table:style-name="ce26" table:formula="of:=IF([.B62]=&quot;R&quot;;0;COUNTIF([.F62:.I6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10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14" office:value-type="string">
            <text:p>office-chart-line</text:p>
            <text:p>office-chart-line-normal?</text:p>
          </table:table-cell>
          <table:table-cell table:style-name="ce18" table:formula="of:=IF([.$B63]=&quot;R&quot;;VLOOKUP([.$C63];[.$C$5:.$I$1017];5;0);IF([.$B63]=&quot;E&quot;;&quot;x&quot;;IF([.$B63]=&quot;-&quot;;&quot;-&quot;;&quot;ND&quot;)))" office:value-type="string" office:string-value="ND">
            <text:p>ND</text:p>
          </table:table-cell>
          <table:table-cell table:style-name="ce18" table:formula="of:=IF([.$B63]=&quot;R&quot;;VLOOKUP([.$C63];[.$C$5:.$I$1017];5;0);IF([.$B63]=&quot;E&quot;;&quot;x&quot;;IF([.$B63]=&quot;-&quot;;&quot;-&quot;;&quot;ND&quot;)))" office:value-type="string" office:string-value="ND">
            <text:p>ND</text:p>
          </table:table-cell>
          <table:table-cell table:style-name="ce18" table:formula="of:=IF([.$B63]=&quot;R&quot;;VLOOKUP([.$C63];[.$C$5:.$I$1017];6;0);IF([.$B63]=&quot;E&quot;;&quot;x&quot;;IF([.$B63]=&quot;-&quot;;&quot;-&quot;;&quot;ND&quot;)))" office:value-type="string" office:string-value="ND">
            <text:p>ND</text:p>
          </table:table-cell>
          <table:table-cell table:style-name="ce18" table:formula="of:=IF([.$B63]=&quot;R&quot;;VLOOKUP([.$C63];[.$C$5:.$I$1017];7;0);IF([.$B63]=&quot;E&quot;;&quot;x&quot;;IF([.$B63]=&quot;-&quot;;&quot;-&quot;;&quot;ND&quot;)))" office:value-type="string" office:string-value="ND">
            <text:p>ND</text:p>
          </table:table-cell>
          <table:table-cell table:style-name="ce26" table:formula="of:=IF([.B63]=&quot;R&quot;;0;IF([.B63]=&quot;-&quot;;0;4))" office:value-type="float" office:value="4">
            <text:p>4</text:p>
          </table:table-cell>
          <table:table-cell table:style-name="ce26" table:formula="of:=IF([.B63]=&quot;R&quot;;0;COUNTIF([.F63:.I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6"/>
          <table:table-cell table:style-name="ce14" office:value-type="string">
            <text:p>office-chart-line-percentage</text:p>
          </table:table-cell>
          <table:table-cell table:style-name="ce18" table:formula="of:=IF([.$B64]=&quot;R&quot;;VLOOKUP([.$C64];[.$C$5:.$I$1017];5;0);IF([.$B64]=&quot;E&quot;;&quot;x&quot;;IF([.$B64]=&quot;-&quot;;&quot;-&quot;;&quot;ND&quot;)))" office:value-type="string" office:string-value="x">
            <text:p>x</text:p>
          </table:table-cell>
          <table:table-cell table:style-name="ce18" table:formula="of:=IF([.$B64]=&quot;R&quot;;VLOOKUP([.$C64];[.$C$5:.$I$1017];5;0);IF([.$B64]=&quot;E&quot;;&quot;x&quot;;IF([.$B64]=&quot;-&quot;;&quot;-&quot;;&quot;ND&quot;)))" office:value-type="string" office:string-value="x">
            <text:p>x</text:p>
          </table:table-cell>
          <table:table-cell table:style-name="ce18" table:formula="of:=IF([.$B64]=&quot;R&quot;;VLOOKUP([.$C64];[.$C$5:.$I$1017];6;0);IF([.$B64]=&quot;E&quot;;&quot;x&quot;;IF([.$B64]=&quot;-&quot;;&quot;-&quot;;&quot;ND&quot;)))" office:value-type="string" office:string-value="x">
            <text:p>x</text:p>
          </table:table-cell>
          <table:table-cell table:style-name="ce18" table:formula="of:=IF([.$B64]=&quot;R&quot;;VLOOKUP([.$C64];[.$C$5:.$I$1017];7;0);IF([.$B64]=&quot;E&quot;;&quot;x&quot;;IF([.$B64]=&quot;-&quot;;&quot;-&quot;;&quot;ND&quot;)))" office:value-type="string" office:string-value="x">
            <text:p>x</text:p>
          </table:table-cell>
          <table:table-cell table:style-name="ce26" table:formula="of:=IF([.B64]=&quot;R&quot;;0;IF([.B64]=&quot;-&quot;;0;4))" office:value-type="float" office:value="4">
            <text:p>4</text:p>
          </table:table-cell>
          <table:table-cell table:style-name="ce26" table:formula="of:=IF([.B64]=&quot;R&quot;;0;COUNTIF([.F64:.I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6"/>
          <table:table-cell table:style-name="ce14" office:value-type="string">
            <text:p>office-chart-line-stacked</text:p>
          </table:table-cell>
          <table:table-cell table:style-name="ce18" table:formula="of:=IF([.$B65]=&quot;R&quot;;VLOOKUP([.$C65];[.$C$5:.$I$1017];5;0);IF([.$B65]=&quot;E&quot;;&quot;x&quot;;IF([.$B65]=&quot;-&quot;;&quot;-&quot;;&quot;ND&quot;)))" office:value-type="string" office:string-value="x">
            <text:p>x</text:p>
          </table:table-cell>
          <table:table-cell table:style-name="ce18" table:formula="of:=IF([.$B65]=&quot;R&quot;;VLOOKUP([.$C65];[.$C$5:.$I$1017];5;0);IF([.$B65]=&quot;E&quot;;&quot;x&quot;;IF([.$B65]=&quot;-&quot;;&quot;-&quot;;&quot;ND&quot;)))" office:value-type="string" office:string-value="x">
            <text:p>x</text:p>
          </table:table-cell>
          <table:table-cell table:style-name="ce18" table:formula="of:=IF([.$B65]=&quot;R&quot;;VLOOKUP([.$C65];[.$C$5:.$I$1017];6;0);IF([.$B65]=&quot;E&quot;;&quot;x&quot;;IF([.$B65]=&quot;-&quot;;&quot;-&quot;;&quot;ND&quot;)))" office:value-type="string" office:string-value="x">
            <text:p>x</text:p>
          </table:table-cell>
          <table:table-cell table:style-name="ce18" table:formula="of:=IF([.$B65]=&quot;R&quot;;VLOOKUP([.$C65];[.$C$5:.$I$1017];7;0);IF([.$B65]=&quot;E&quot;;&quot;x&quot;;IF([.$B65]=&quot;-&quot;;&quot;-&quot;;&quot;ND&quot;)))" office:value-type="string" office:string-value="x">
            <text:p>x</text:p>
          </table:table-cell>
          <table:table-cell table:style-name="ce26" table:formula="of:=IF([.B65]=&quot;R&quot;;0;IF([.B65]=&quot;-&quot;;0;4))" office:value-type="float" office:value="4">
            <text:p>4</text:p>
          </table:table-cell>
          <table:table-cell table:style-name="ce26" table:formula="of:=IF([.B65]=&quot;R&quot;;0;COUNTIF([.F65:.I6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8" table:formula="of:=IF([.$B66]=&quot;R&quot;;VLOOKUP([.$C66];[.$C$5:.$I$1017];5;0);IF([.$B66]=&quot;E&quot;;&quot;x&quot;;IF([.$B66]=&quot;-&quot;;&quot;-&quot;;&quot;ND&quot;)))" office:value-type="string" office:string-value="ND">
            <text:p>ND</text:p>
          </table:table-cell>
          <table:table-cell table:style-name="ce18" table:formula="of:=IF([.$B66]=&quot;R&quot;;VLOOKUP([.$C66];[.$C$5:.$I$1017];5;0);IF([.$B66]=&quot;E&quot;;&quot;x&quot;;IF([.$B66]=&quot;-&quot;;&quot;-&quot;;&quot;ND&quot;)))" office:value-type="string" office:string-value="ND">
            <text:p>ND</text:p>
          </table:table-cell>
          <table:table-cell table:style-name="ce18" table:formula="of:=IF([.$B66]=&quot;R&quot;;VLOOKUP([.$C66];[.$C$5:.$I$1017];6;0);IF([.$B66]=&quot;E&quot;;&quot;x&quot;;IF([.$B66]=&quot;-&quot;;&quot;-&quot;;&quot;ND&quot;)))" office:value-type="string" office:string-value="ND">
            <text:p>ND</text:p>
          </table:table-cell>
          <table:table-cell table:style-name="ce18" table:formula="of:=IF([.$B66]=&quot;R&quot;;VLOOKUP([.$C66];[.$C$5:.$I$1017];7;0);IF([.$B66]=&quot;E&quot;;&quot;x&quot;;IF([.$B66]=&quot;-&quot;;&quot;-&quot;;&quot;ND&quot;)))" office:value-type="string" office:string-value="ND">
            <text:p>ND</text:p>
          </table:table-cell>
          <table:table-cell table:style-name="ce26" table:formula="of:=IF([.B66]=&quot;R&quot;;0;IF([.B66]=&quot;-&quot;;0;4))" office:value-type="float" office:value="0">
            <text:p>0</text:p>
          </table:table-cell>
          <table:table-cell table:style-name="ce26" table:formula="of:=IF([.B66]=&quot;R&quot;;0;COUNTIF([.F66:.I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2"/>
          <table:table-cell table:style-name="ce18" table:formula="of:=IF([.$B67]=&quot;R&quot;;VLOOKUP([.$C67];[.$C$5:.$I$1017];5;0);IF([.$B67]=&quot;E&quot;;&quot;x&quot;;IF([.$B67]=&quot;-&quot;;&quot;-&quot;;&quot;ND&quot;)))" office:value-type="string" office:string-value="x">
            <text:p>x</text:p>
          </table:table-cell>
          <table:table-cell table:style-name="ce18" table:formula="of:=IF([.$B67]=&quot;R&quot;;VLOOKUP([.$C67];[.$C$5:.$I$1017];5;0);IF([.$B67]=&quot;E&quot;;&quot;x&quot;;IF([.$B67]=&quot;-&quot;;&quot;-&quot;;&quot;ND&quot;)))" office:value-type="string" office:string-value="x">
            <text:p>x</text:p>
          </table:table-cell>
          <table:table-cell table:style-name="ce18" table:formula="of:=IF([.$B67]=&quot;R&quot;;VLOOKUP([.$C67];[.$C$5:.$I$1017];6;0);IF([.$B67]=&quot;E&quot;;&quot;x&quot;;IF([.$B67]=&quot;-&quot;;&quot;-&quot;;&quot;ND&quot;)))" office:value-type="string" office:string-value="x">
            <text:p>x</text:p>
          </table:table-cell>
          <table:table-cell table:style-name="ce18" table:formula="of:=IF([.$B67]=&quot;R&quot;;VLOOKUP([.$C67];[.$C$5:.$I$1017];7;0);IF([.$B67]=&quot;E&quot;;&quot;x&quot;;IF([.$B67]=&quot;-&quot;;&quot;-&quot;;&quot;ND&quot;)))" office:value-type="string" office:string-value="x">
            <text:p>x</text:p>
          </table:table-cell>
          <table:table-cell table:style-name="ce26" table:formula="of:=IF([.B67]=&quot;R&quot;;0;IF([.B67]=&quot;-&quot;;0;4))" office:value-type="float" office:value="0">
            <text:p>0</text:p>
          </table:table-cell>
          <table:table-cell table:style-name="ce26" table:formula="of:=IF([.B67]=&quot;R&quot;;0;COUNTIF([.F67:.I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2"/>
          <table:table-cell table:style-name="ce18" table:formula="of:=IF([.$B68]=&quot;R&quot;;VLOOKUP([.$C68];[.$C$5:.$I$1017];5;0);IF([.$B68]=&quot;E&quot;;&quot;x&quot;;IF([.$B68]=&quot;-&quot;;&quot;-&quot;;&quot;ND&quot;)))" office:value-type="string" office:string-value="x">
            <text:p>x</text:p>
          </table:table-cell>
          <table:table-cell table:style-name="ce18" table:formula="of:=IF([.$B68]=&quot;R&quot;;VLOOKUP([.$C68];[.$C$5:.$I$1017];5;0);IF([.$B68]=&quot;E&quot;;&quot;x&quot;;IF([.$B68]=&quot;-&quot;;&quot;-&quot;;&quot;ND&quot;)))" office:value-type="string" office:string-value="x">
            <text:p>x</text:p>
          </table:table-cell>
          <table:table-cell table:style-name="ce18" table:formula="of:=IF([.$B68]=&quot;R&quot;;VLOOKUP([.$C68];[.$C$5:.$I$1017];6;0);IF([.$B68]=&quot;E&quot;;&quot;x&quot;;IF([.$B68]=&quot;-&quot;;&quot;-&quot;;&quot;ND&quot;)))" office:value-type="string" office:string-value="x">
            <text:p>x</text:p>
          </table:table-cell>
          <table:table-cell table:style-name="ce18" table:formula="of:=IF([.$B68]=&quot;R&quot;;VLOOKUP([.$C68];[.$C$5:.$I$1017];7;0);IF([.$B68]=&quot;E&quot;;&quot;x&quot;;IF([.$B68]=&quot;-&quot;;&quot;-&quot;;&quot;ND&quot;)))" office:value-type="string" office:string-value="x">
            <text:p>x</text:p>
          </table:table-cell>
          <table:table-cell table:style-name="ce26" table:formula="of:=IF([.B68]=&quot;R&quot;;0;IF([.B68]=&quot;-&quot;;0;4))" office:value-type="float" office:value="0">
            <text:p>0</text:p>
          </table:table-cell>
          <table:table-cell table:style-name="ce26" table:formula="of:=IF([.B68]=&quot;R&quot;;0;COUNTIF([.F68:.I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69]=&quot;R&quot;;VLOOKUP([.$C69];[.$C$5:.$I$1017];5;0);IF([.$B69]=&quot;E&quot;;&quot;x&quot;;IF([.$B69]=&quot;-&quot;;&quot;-&quot;;&quot;ND&quot;)))" office:value-type="string" office:string-value="ND">
            <text:p>ND</text:p>
          </table:table-cell>
          <table:table-cell table:style-name="ce18" table:formula="of:=IF([.$B69]=&quot;R&quot;;VLOOKUP([.$C69];[.$C$5:.$I$1017];5;0);IF([.$B69]=&quot;E&quot;;&quot;x&quot;;IF([.$B69]=&quot;-&quot;;&quot;-&quot;;&quot;ND&quot;)))" office:value-type="string" office:string-value="ND">
            <text:p>ND</text:p>
          </table:table-cell>
          <table:table-cell table:style-name="ce18" table:formula="of:=IF([.$B69]=&quot;R&quot;;VLOOKUP([.$C69];[.$C$5:.$I$1017];6;0);IF([.$B69]=&quot;E&quot;;&quot;x&quot;;IF([.$B69]=&quot;-&quot;;&quot;-&quot;;&quot;ND&quot;)))" office:value-type="string" office:string-value="ND">
            <text:p>ND</text:p>
          </table:table-cell>
          <table:table-cell table:style-name="ce18" table:formula="of:=IF([.$B69]=&quot;R&quot;;VLOOKUP([.$C69];[.$C$5:.$I$1017];7;0);IF([.$B69]=&quot;E&quot;;&quot;x&quot;;IF([.$B69]=&quot;-&quot;;&quot;-&quot;;&quot;ND&quot;)))" office:value-type="string" office:string-value="ND">
            <text:p>ND</text:p>
          </table:table-cell>
          <table:table-cell table:style-name="ce26" table:formula="of:=IF([.B69]=&quot;R&quot;;0;IF([.B69]=&quot;-&quot;;0;4))" office:value-type="float" office:value="0">
            <text:p>0</text:p>
          </table:table-cell>
          <table:table-cell table:style-name="ce26" table:formula="of:=IF([.B69]=&quot;R&quot;;0;COUNTIF([.F69:.I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2"/>
          <table:table-cell table:style-name="ce18" table:formula="of:=IF([.$B70]=&quot;R&quot;;VLOOKUP([.$C70];[.$C$5:.$I$1017];5;0);IF([.$B70]=&quot;E&quot;;&quot;x&quot;;IF([.$B70]=&quot;-&quot;;&quot;-&quot;;&quot;ND&quot;)))" office:value-type="string" office:string-value="ND">
            <text:p>ND</text:p>
          </table:table-cell>
          <table:table-cell table:style-name="ce18" table:formula="of:=IF([.$B70]=&quot;R&quot;;VLOOKUP([.$C70];[.$C$5:.$I$1017];5;0);IF([.$B70]=&quot;E&quot;;&quot;x&quot;;IF([.$B70]=&quot;-&quot;;&quot;-&quot;;&quot;ND&quot;)))" office:value-type="string" office:string-value="ND">
            <text:p>ND</text:p>
          </table:table-cell>
          <table:table-cell table:style-name="ce18" table:formula="of:=IF([.$B70]=&quot;R&quot;;VLOOKUP([.$C70];[.$C$5:.$I$1017];6;0);IF([.$B70]=&quot;E&quot;;&quot;x&quot;;IF([.$B70]=&quot;-&quot;;&quot;-&quot;;&quot;ND&quot;)))" office:value-type="string" office:string-value="ND">
            <text:p>ND</text:p>
          </table:table-cell>
          <table:table-cell table:style-name="ce18" table:formula="of:=IF([.$B70]=&quot;R&quot;;VLOOKUP([.$C70];[.$C$5:.$I$1017];7;0);IF([.$B70]=&quot;E&quot;;&quot;x&quot;;IF([.$B70]=&quot;-&quot;;&quot;-&quot;;&quot;ND&quot;)))" office:value-type="string" office:string-value="ND">
            <text:p>ND</text:p>
          </table:table-cell>
          <table:table-cell table:style-name="ce26" table:formula="of:=IF([.B70]=&quot;R&quot;;0;IF([.B70]=&quot;-&quot;;0;4))" office:value-type="float" office:value="0">
            <text:p>0</text:p>
          </table:table-cell>
          <table:table-cell table:style-name="ce26" table:formula="of:=IF([.B70]=&quot;R&quot;;0;COUNTIF([.F70:.I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6"/>
          <table:table-cell table:style-name="ce14" office:value-type="string">
            <text:p>office-chart-bar-stacked</text:p>
          </table:table-cell>
          <table:table-cell table:style-name="ce18" table:formula="of:=IF([.$B71]=&quot;R&quot;;VLOOKUP([.$C71];[.$C$5:.$I$1017];5;0);IF([.$B71]=&quot;E&quot;;&quot;x&quot;;IF([.$B71]=&quot;-&quot;;&quot;-&quot;;&quot;ND&quot;)))" office:value-type="string" office:string-value="x">
            <text:p>x</text:p>
          </table:table-cell>
          <table:table-cell table:style-name="ce18" table:formula="of:=IF([.$B71]=&quot;R&quot;;VLOOKUP([.$C71];[.$C$5:.$I$1017];5;0);IF([.$B71]=&quot;E&quot;;&quot;x&quot;;IF([.$B71]=&quot;-&quot;;&quot;-&quot;;&quot;ND&quot;)))" office:value-type="string" office:string-value="x">
            <text:p>x</text:p>
          </table:table-cell>
          <table:table-cell table:style-name="ce18" table:formula="of:=IF([.$B71]=&quot;R&quot;;VLOOKUP([.$C71];[.$C$5:.$I$1017];6;0);IF([.$B71]=&quot;E&quot;;&quot;x&quot;;IF([.$B71]=&quot;-&quot;;&quot;-&quot;;&quot;ND&quot;)))" office:value-type="string" office:string-value="x">
            <text:p>x</text:p>
          </table:table-cell>
          <table:table-cell table:style-name="ce18" table:formula="of:=IF([.$B71]=&quot;R&quot;;VLOOKUP([.$C71];[.$C$5:.$I$1017];7;0);IF([.$B71]=&quot;E&quot;;&quot;x&quot;;IF([.$B71]=&quot;-&quot;;&quot;-&quot;;&quot;ND&quot;)))" office:value-type="string" office:string-value="x">
            <text:p>x</text:p>
          </table:table-cell>
          <table:table-cell table:style-name="ce26" table:formula="of:=IF([.B71]=&quot;R&quot;;0;IF([.B71]=&quot;-&quot;;0;4))" office:value-type="float" office:value="4">
            <text:p>4</text:p>
          </table:table-cell>
          <table:table-cell table:style-name="ce26" table:formula="of:=IF([.B71]=&quot;R&quot;;0;COUNTIF([.F71:.I7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8" table:formula="of:=IF([.$B72]=&quot;R&quot;;VLOOKUP([.$C72];[.$C$5:.$I$1017];5;0);IF([.$B72]=&quot;E&quot;;&quot;x&quot;;IF([.$B72]=&quot;-&quot;;&quot;-&quot;;&quot;ND&quot;)))" office:value-type="string" office:string-value="ND">
            <text:p>ND</text:p>
          </table:table-cell>
          <table:table-cell table:style-name="ce18" table:formula="of:=IF([.$B72]=&quot;R&quot;;VLOOKUP([.$C72];[.$C$5:.$I$1017];5;0);IF([.$B72]=&quot;E&quot;;&quot;x&quot;;IF([.$B72]=&quot;-&quot;;&quot;-&quot;;&quot;ND&quot;)))" office:value-type="string" office:string-value="ND">
            <text:p>ND</text:p>
          </table:table-cell>
          <table:table-cell table:style-name="ce18" table:formula="of:=IF([.$B72]=&quot;R&quot;;VLOOKUP([.$C72];[.$C$5:.$I$1017];6;0);IF([.$B72]=&quot;E&quot;;&quot;x&quot;;IF([.$B72]=&quot;-&quot;;&quot;-&quot;;&quot;ND&quot;)))" office:value-type="string" office:string-value="ND">
            <text:p>ND</text:p>
          </table:table-cell>
          <table:table-cell table:style-name="ce18" table:formula="of:=IF([.$B72]=&quot;R&quot;;VLOOKUP([.$C72];[.$C$5:.$I$1017];7;0);IF([.$B72]=&quot;E&quot;;&quot;x&quot;;IF([.$B72]=&quot;-&quot;;&quot;-&quot;;&quot;ND&quot;)))" office:value-type="string" office:string-value="ND">
            <text:p>ND</text:p>
          </table:table-cell>
          <table:table-cell table:style-name="ce26" table:formula="of:=IF([.B72]=&quot;R&quot;;0;IF([.B72]=&quot;-&quot;;0;4))" office:value-type="float" office:value="0">
            <text:p>0</text:p>
          </table:table-cell>
          <table:table-cell table:style-name="ce26" table:formula="of:=IF([.B72]=&quot;R&quot;;0;COUNTIF([.F72:.I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2"/>
          <table:table-cell table:style-name="ce18" table:formula="of:=IF([.$B73]=&quot;R&quot;;VLOOKUP([.$C73];[.$C$5:.$I$1017];5;0);IF([.$B73]=&quot;E&quot;;&quot;x&quot;;IF([.$B73]=&quot;-&quot;;&quot;-&quot;;&quot;ND&quot;)))" office:value-type="string" office:string-value="x">
            <text:p>x</text:p>
          </table:table-cell>
          <table:table-cell table:style-name="ce18" table:formula="of:=IF([.$B73]=&quot;R&quot;;VLOOKUP([.$C73];[.$C$5:.$I$1017];5;0);IF([.$B73]=&quot;E&quot;;&quot;x&quot;;IF([.$B73]=&quot;-&quot;;&quot;-&quot;;&quot;ND&quot;)))" office:value-type="string" office:string-value="x">
            <text:p>x</text:p>
          </table:table-cell>
          <table:table-cell table:style-name="ce18" table:formula="of:=IF([.$B73]=&quot;R&quot;;VLOOKUP([.$C73];[.$C$5:.$I$1017];6;0);IF([.$B73]=&quot;E&quot;;&quot;x&quot;;IF([.$B73]=&quot;-&quot;;&quot;-&quot;;&quot;ND&quot;)))" office:value-type="string" office:string-value="x">
            <text:p>x</text:p>
          </table:table-cell>
          <table:table-cell table:style-name="ce18" table:formula="of:=IF([.$B73]=&quot;R&quot;;VLOOKUP([.$C73];[.$C$5:.$I$1017];7;0);IF([.$B73]=&quot;E&quot;;&quot;x&quot;;IF([.$B73]=&quot;-&quot;;&quot;-&quot;;&quot;ND&quot;)))" office:value-type="string" office:string-value="x">
            <text:p>x</text:p>
          </table:table-cell>
          <table:table-cell table:style-name="ce26" table:formula="of:=IF([.B73]=&quot;R&quot;;0;IF([.B73]=&quot;-&quot;;0;4))" office:value-type="float" office:value="0">
            <text:p>0</text:p>
          </table:table-cell>
          <table:table-cell table:style-name="ce26" table:formula="of:=IF([.B73]=&quot;R&quot;;0;COUNTIF([.F73:.I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2"/>
          <table:table-cell table:style-name="ce18" table:formula="of:=IF([.$B74]=&quot;R&quot;;VLOOKUP([.$C74];[.$C$5:.$I$1017];5;0);IF([.$B74]=&quot;E&quot;;&quot;x&quot;;IF([.$B74]=&quot;-&quot;;&quot;-&quot;;&quot;ND&quot;)))" office:value-type="string" office:string-value="x">
            <text:p>x</text:p>
          </table:table-cell>
          <table:table-cell table:style-name="ce18" table:formula="of:=IF([.$B74]=&quot;R&quot;;VLOOKUP([.$C74];[.$C$5:.$I$1017];5;0);IF([.$B74]=&quot;E&quot;;&quot;x&quot;;IF([.$B74]=&quot;-&quot;;&quot;-&quot;;&quot;ND&quot;)))" office:value-type="string" office:string-value="x">
            <text:p>x</text:p>
          </table:table-cell>
          <table:table-cell table:style-name="ce18" table:formula="of:=IF([.$B74]=&quot;R&quot;;VLOOKUP([.$C74];[.$C$5:.$I$1017];6;0);IF([.$B74]=&quot;E&quot;;&quot;x&quot;;IF([.$B74]=&quot;-&quot;;&quot;-&quot;;&quot;ND&quot;)))" office:value-type="string" office:string-value="x">
            <text:p>x</text:p>
          </table:table-cell>
          <table:table-cell table:style-name="ce18" table:formula="of:=IF([.$B74]=&quot;R&quot;;VLOOKUP([.$C74];[.$C$5:.$I$1017];7;0);IF([.$B74]=&quot;E&quot;;&quot;x&quot;;IF([.$B74]=&quot;-&quot;;&quot;-&quot;;&quot;ND&quot;)))" office:value-type="string" office:string-value="x">
            <text:p>x</text:p>
          </table:table-cell>
          <table:table-cell table:style-name="ce26" table:formula="of:=IF([.B74]=&quot;R&quot;;0;IF([.B74]=&quot;-&quot;;0;4))" office:value-type="float" office:value="0">
            <text:p>0</text:p>
          </table:table-cell>
          <table:table-cell table:style-name="ce26" table:formula="of:=IF([.B74]=&quot;R&quot;;0;COUNTIF([.F74:.I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“chart_bubble_normal”</text:p>
          </table:table-cell>
          <table:table-cell table:style-name="ce6"/>
          <table:table-cell table:style-name="ce18" table:formula="of:=IF([.$B75]=&quot;R&quot;;VLOOKUP([.$C75];[.$C$5:.$I$1017];5;0);IF([.$B75]=&quot;E&quot;;&quot;x&quot;;IF([.$B75]=&quot;-&quot;;&quot;-&quot;;&quot;ND&quot;)))" office:value-type="string" office:string-value="ND">
            <text:p>ND</text:p>
          </table:table-cell>
          <table:table-cell table:style-name="ce18" table:formula="of:=IF([.$B75]=&quot;R&quot;;VLOOKUP([.$C75];[.$C$5:.$I$1017];5;0);IF([.$B75]=&quot;E&quot;;&quot;x&quot;;IF([.$B75]=&quot;-&quot;;&quot;-&quot;;&quot;ND&quot;)))" office:value-type="string" office:string-value="ND">
            <text:p>ND</text:p>
          </table:table-cell>
          <table:table-cell table:style-name="ce18" table:formula="of:=IF([.$B75]=&quot;R&quot;;VLOOKUP([.$C75];[.$C$5:.$I$1017];6;0);IF([.$B75]=&quot;E&quot;;&quot;x&quot;;IF([.$B75]=&quot;-&quot;;&quot;-&quot;;&quot;ND&quot;)))" office:value-type="string" office:string-value="ND">
            <text:p>ND</text:p>
          </table:table-cell>
          <table:table-cell table:style-name="ce18" table:formula="of:=IF([.$B75]=&quot;R&quot;;VLOOKUP([.$C75];[.$C$5:.$I$1017];7;0);IF([.$B75]=&quot;E&quot;;&quot;x&quot;;IF([.$B75]=&quot;-&quot;;&quot;-&quot;;&quot;ND&quot;)))" office:value-type="string" office:string-value="ND">
            <text:p>ND</text:p>
          </table:table-cell>
          <table:table-cell table:style-name="ce26" table:formula="of:=IF([.B75]=&quot;R&quot;;0;IF([.B75]=&quot;-&quot;;0;4))" office:value-type="float" office:value="4">
            <text:p>4</text:p>
          </table:table-cell>
          <table:table-cell table:style-name="ce26" table:formula="of:=IF([.B75]=&quot;R&quot;;0;COUNTIF([.F75:.I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“chart_circle_normal”</text:p>
          </table:table-cell>
          <table:table-cell table:style-name="ce6"/>
          <table:table-cell table:style-name="ce18" table:formula="of:=IF([.$B76]=&quot;R&quot;;VLOOKUP([.$C76];[.$C$5:.$I$1017];5;0);IF([.$B76]=&quot;E&quot;;&quot;x&quot;;IF([.$B76]=&quot;-&quot;;&quot;-&quot;;&quot;ND&quot;)))" office:value-type="string" office:string-value="ND">
            <text:p>ND</text:p>
          </table:table-cell>
          <table:table-cell table:style-name="ce18" table:formula="of:=IF([.$B76]=&quot;R&quot;;VLOOKUP([.$C76];[.$C$5:.$I$1017];5;0);IF([.$B76]=&quot;E&quot;;&quot;x&quot;;IF([.$B76]=&quot;-&quot;;&quot;-&quot;;&quot;ND&quot;)))" office:value-type="string" office:string-value="ND">
            <text:p>ND</text:p>
          </table:table-cell>
          <table:table-cell table:style-name="ce18" table:formula="of:=IF([.$B76]=&quot;R&quot;;VLOOKUP([.$C76];[.$C$5:.$I$1017];6;0);IF([.$B76]=&quot;E&quot;;&quot;x&quot;;IF([.$B76]=&quot;-&quot;;&quot;-&quot;;&quot;ND&quot;)))" office:value-type="string" office:string-value="ND">
            <text:p>ND</text:p>
          </table:table-cell>
          <table:table-cell table:style-name="ce18" table:formula="of:=IF([.$B76]=&quot;R&quot;;VLOOKUP([.$C76];[.$C$5:.$I$1017];7;0);IF([.$B76]=&quot;E&quot;;&quot;x&quot;;IF([.$B76]=&quot;-&quot;;&quot;-&quot;;&quot;ND&quot;)))" office:value-type="string" office:string-value="ND">
            <text:p>ND</text:p>
          </table:table-cell>
          <table:table-cell table:style-name="ce26" table:formula="of:=IF([.B76]=&quot;R&quot;;0;IF([.B76]=&quot;-&quot;;0;4))" office:value-type="float" office:value="4">
            <text:p>4</text:p>
          </table:table-cell>
          <table:table-cell table:style-name="ce26" table:formula="of:=IF([.B76]=&quot;R&quot;;0;COUNTIF([.F76:.I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6" office:value-type="string">
            <text:p>“hi22-action-gantt_chart.png” </text:p>
            <text:p>in koffice/kplato/toolbar (non-oxygen)</text:p>
          </table:table-cell>
          <table:table-cell table:style-name="ce6"/>
          <table:table-cell table:style-name="ce18" table:formula="of:=IF([.$B77]=&quot;R&quot;;VLOOKUP([.$C77];[.$C$5:.$I$1017];5;0);IF([.$B77]=&quot;E&quot;;&quot;x&quot;;IF([.$B77]=&quot;-&quot;;&quot;-&quot;;&quot;ND&quot;)))" office:value-type="string" office:string-value="ND">
            <text:p>ND</text:p>
          </table:table-cell>
          <table:table-cell table:style-name="ce18" table:formula="of:=IF([.$B77]=&quot;R&quot;;VLOOKUP([.$C77];[.$C$5:.$I$1017];5;0);IF([.$B77]=&quot;E&quot;;&quot;x&quot;;IF([.$B77]=&quot;-&quot;;&quot;-&quot;;&quot;ND&quot;)))" office:value-type="string" office:string-value="ND">
            <text:p>ND</text:p>
          </table:table-cell>
          <table:table-cell table:style-name="ce18" table:formula="of:=IF([.$B77]=&quot;R&quot;;VLOOKUP([.$C77];[.$C$5:.$I$1017];6;0);IF([.$B77]=&quot;E&quot;;&quot;x&quot;;IF([.$B77]=&quot;-&quot;;&quot;-&quot;;&quot;ND&quot;)))" office:value-type="string" office:string-value="ND">
            <text:p>ND</text:p>
          </table:table-cell>
          <table:table-cell table:style-name="ce18" table:formula="of:=IF([.$B77]=&quot;R&quot;;VLOOKUP([.$C77];[.$C$5:.$I$1017];7;0);IF([.$B77]=&quot;E&quot;;&quot;x&quot;;IF([.$B77]=&quot;-&quot;;&quot;-&quot;;&quot;ND&quot;)))" office:value-type="string" office:string-value="ND">
            <text:p>ND</text:p>
          </table:table-cell>
          <table:table-cell table:style-name="ce26" table:formula="of:=IF([.B77]=&quot;R&quot;;0;IF([.B77]=&quot;-&quot;;0;4))" office:value-type="float" office:value="4">
            <text:p>4</text:p>
          </table:table-cell>
          <table:table-cell table:style-name="ce26" table:formula="of:=IF([.B77]=&quot;R&quot;;0;COUNTIF([.F77:.I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6" office:value-type="string">
            <text:p>“chart_radar_normal”</text:p>
          </table:table-cell>
          <table:table-cell table:style-name="ce6"/>
          <table:table-cell table:style-name="ce18" table:formula="of:=IF([.$B78]=&quot;R&quot;;VLOOKUP([.$C78];[.$C$5:.$I$1017];5;0);IF([.$B78]=&quot;E&quot;;&quot;x&quot;;IF([.$B78]=&quot;-&quot;;&quot;-&quot;;&quot;ND&quot;)))" office:value-type="string" office:string-value="ND">
            <text:p>ND</text:p>
          </table:table-cell>
          <table:table-cell table:style-name="ce18" table:formula="of:=IF([.$B78]=&quot;R&quot;;VLOOKUP([.$C78];[.$C$5:.$I$1017];5;0);IF([.$B78]=&quot;E&quot;;&quot;x&quot;;IF([.$B78]=&quot;-&quot;;&quot;-&quot;;&quot;ND&quot;)))" office:value-type="string" office:string-value="ND">
            <text:p>ND</text:p>
          </table:table-cell>
          <table:table-cell table:style-name="ce18" table:formula="of:=IF([.$B78]=&quot;R&quot;;VLOOKUP([.$C78];[.$C$5:.$I$1017];6;0);IF([.$B78]=&quot;E&quot;;&quot;x&quot;;IF([.$B78]=&quot;-&quot;;&quot;-&quot;;&quot;ND&quot;)))" office:value-type="string" office:string-value="ND">
            <text:p>ND</text:p>
          </table:table-cell>
          <table:table-cell table:style-name="ce18" table:formula="of:=IF([.$B78]=&quot;R&quot;;VLOOKUP([.$C78];[.$C$5:.$I$1017];7;0);IF([.$B78]=&quot;E&quot;;&quot;x&quot;;IF([.$B78]=&quot;-&quot;;&quot;-&quot;;&quot;ND&quot;)))" office:value-type="string" office:string-value="ND">
            <text:p>ND</text:p>
          </table:table-cell>
          <table:table-cell table:style-name="ce26" table:formula="of:=IF([.B78]=&quot;R&quot;;0;IF([.B78]=&quot;-&quot;;0;4))" office:value-type="float" office:value="4">
            <text:p>4</text:p>
          </table:table-cell>
          <table:table-cell table:style-name="ce26" table:formula="of:=IF([.B78]=&quot;R&quot;;0;COUNTIF([.F78:.I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6"/>
          <table:table-cell table:style-name="ce14" office:value-type="string">
            <text:p>office-chart-ring</text:p>
          </table:table-cell>
          <table:table-cell table:style-name="ce18" table:formula="of:=IF([.$B79]=&quot;R&quot;;VLOOKUP([.$C79];[.$C$5:.$I$1017];5;0);IF([.$B79]=&quot;E&quot;;&quot;x&quot;;IF([.$B79]=&quot;-&quot;;&quot;-&quot;;&quot;ND&quot;)))" office:value-type="string" office:string-value="x">
            <text:p>x</text:p>
          </table:table-cell>
          <table:table-cell table:style-name="ce18" table:formula="of:=IF([.$B79]=&quot;R&quot;;VLOOKUP([.$C79];[.$C$5:.$I$1017];5;0);IF([.$B79]=&quot;E&quot;;&quot;x&quot;;IF([.$B79]=&quot;-&quot;;&quot;-&quot;;&quot;ND&quot;)))" office:value-type="string" office:string-value="x">
            <text:p>x</text:p>
          </table:table-cell>
          <table:table-cell table:style-name="ce18" table:formula="of:=IF([.$B79]=&quot;R&quot;;VLOOKUP([.$C79];[.$C$5:.$I$1017];6;0);IF([.$B79]=&quot;E&quot;;&quot;x&quot;;IF([.$B79]=&quot;-&quot;;&quot;-&quot;;&quot;ND&quot;)))" office:value-type="string" office:string-value="x">
            <text:p>x</text:p>
          </table:table-cell>
          <table:table-cell table:style-name="ce18" table:formula="of:=IF([.$B79]=&quot;R&quot;;VLOOKUP([.$C79];[.$C$5:.$I$1017];7;0);IF([.$B79]=&quot;E&quot;;&quot;x&quot;;IF([.$B79]=&quot;-&quot;;&quot;-&quot;;&quot;ND&quot;)))" office:value-type="string" office:string-value="x">
            <text:p>x</text:p>
          </table:table-cell>
          <table:table-cell table:style-name="ce26" table:formula="of:=IF([.B79]=&quot;R&quot;;0;IF([.B79]=&quot;-&quot;;0;4))" office:value-type="float" office:value="4">
            <text:p>4</text:p>
          </table:table-cell>
          <table:table-cell table:style-name="ce26" table:formula="of:=IF([.B79]=&quot;R&quot;;0;COUNTIF([.F79:.I7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6"/>
          <table:table-cell table:style-name="ce14" office:value-type="string">
            <text:p>office-chart-scatter</text:p>
          </table:table-cell>
          <table:table-cell table:style-name="ce18" table:formula="of:=IF([.$B80]=&quot;R&quot;;VLOOKUP([.$C80];[.$C$5:.$I$1017];5;0);IF([.$B80]=&quot;E&quot;;&quot;x&quot;;IF([.$B80]=&quot;-&quot;;&quot;-&quot;;&quot;ND&quot;)))" office:value-type="string" office:string-value="x">
            <text:p>x</text:p>
          </table:table-cell>
          <table:table-cell table:style-name="ce18" table:formula="of:=IF([.$B80]=&quot;R&quot;;VLOOKUP([.$C80];[.$C$5:.$I$1017];5;0);IF([.$B80]=&quot;E&quot;;&quot;x&quot;;IF([.$B80]=&quot;-&quot;;&quot;-&quot;;&quot;ND&quot;)))" office:value-type="string" office:string-value="x">
            <text:p>x</text:p>
          </table:table-cell>
          <table:table-cell table:style-name="ce18" table:formula="of:=IF([.$B80]=&quot;R&quot;;VLOOKUP([.$C80];[.$C$5:.$I$1017];6;0);IF([.$B80]=&quot;E&quot;;&quot;x&quot;;IF([.$B80]=&quot;-&quot;;&quot;-&quot;;&quot;ND&quot;)))" office:value-type="string" office:string-value="x">
            <text:p>x</text:p>
          </table:table-cell>
          <table:table-cell table:style-name="ce18" table:formula="of:=IF([.$B80]=&quot;R&quot;;VLOOKUP([.$C80];[.$C$5:.$I$1017];7;0);IF([.$B80]=&quot;E&quot;;&quot;x&quot;;IF([.$B80]=&quot;-&quot;;&quot;-&quot;;&quot;ND&quot;)))" office:value-type="string" office:string-value="x">
            <text:p>x</text:p>
          </table:table-cell>
          <table:table-cell table:style-name="ce26" table:formula="of:=IF([.B80]=&quot;R&quot;;0;IF([.B80]=&quot;-&quot;;0;4))" office:value-type="float" office:value="4">
            <text:p>4</text:p>
          </table:table-cell>
          <table:table-cell table:style-name="ce26" table:formula="of:=IF([.B80]=&quot;R&quot;;0;COUNTIF([.F80:.I8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6" table:number-columns-repeated="2"/>
          <table:table-cell table:style-name="ce18" table:formula="of:=IF([.$B81]=&quot;R&quot;;VLOOKUP([.$C81];[.$C$5:.$I$1017];5;0);IF([.$B81]=&quot;E&quot;;&quot;x&quot;;IF([.$B81]=&quot;-&quot;;&quot;-&quot;;&quot;ND&quot;)))" office:value-type="string" office:string-value="ND">
            <text:p>ND</text:p>
          </table:table-cell>
          <table:table-cell table:style-name="ce18" table:formula="of:=IF([.$B81]=&quot;R&quot;;VLOOKUP([.$C81];[.$C$5:.$I$1017];5;0);IF([.$B81]=&quot;E&quot;;&quot;x&quot;;IF([.$B81]=&quot;-&quot;;&quot;-&quot;;&quot;ND&quot;)))" office:value-type="string" office:string-value="ND">
            <text:p>ND</text:p>
          </table:table-cell>
          <table:table-cell table:style-name="ce18" table:formula="of:=IF([.$B81]=&quot;R&quot;;VLOOKUP([.$C81];[.$C$5:.$I$1017];6;0);IF([.$B81]=&quot;E&quot;;&quot;x&quot;;IF([.$B81]=&quot;-&quot;;&quot;-&quot;;&quot;ND&quot;)))" office:value-type="string" office:string-value="ND">
            <text:p>ND</text:p>
          </table:table-cell>
          <table:table-cell table:style-name="ce18" table:formula="of:=IF([.$B81]=&quot;R&quot;;VLOOKUP([.$C81];[.$C$5:.$I$1017];7;0);IF([.$B81]=&quot;E&quot;;&quot;x&quot;;IF([.$B81]=&quot;-&quot;;&quot;-&quot;;&quot;ND&quot;)))" office:value-type="string" office:string-value="ND">
            <text:p>ND</text:p>
          </table:table-cell>
          <table:table-cell table:style-name="ce26" table:formula="of:=IF([.B81]=&quot;R&quot;;0;IF([.B81]=&quot;-&quot;;0;4))" office:value-type="float" office:value="4">
            <text:p>4</text:p>
          </table:table-cell>
          <table:table-cell table:style-name="ce26" table:formula="of:=IF([.B81]=&quot;R&quot;;0;COUNTIF([.F81:.I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6">
            <text:p>56</text:p>
          </table:table-cell>
          <table:table-cell table:style-name="ce6" office:value-type="string">
            <text:p>“chart_surface_normal”</text:p>
          </table:table-cell>
          <table:table-cell table:style-name="ce6"/>
          <table:table-cell table:style-name="ce18" table:formula="of:=IF([.$B82]=&quot;R&quot;;VLOOKUP([.$C82];[.$C$5:.$I$1017];5;0);IF([.$B82]=&quot;E&quot;;&quot;x&quot;;IF([.$B82]=&quot;-&quot;;&quot;-&quot;;&quot;ND&quot;)))" office:value-type="string" office:string-value="ND">
            <text:p>ND</text:p>
          </table:table-cell>
          <table:table-cell table:style-name="ce18" table:formula="of:=IF([.$B82]=&quot;R&quot;;VLOOKUP([.$C82];[.$C$5:.$I$1017];5;0);IF([.$B82]=&quot;E&quot;;&quot;x&quot;;IF([.$B82]=&quot;-&quot;;&quot;-&quot;;&quot;ND&quot;)))" office:value-type="string" office:string-value="ND">
            <text:p>ND</text:p>
          </table:table-cell>
          <table:table-cell table:style-name="ce18" table:formula="of:=IF([.$B82]=&quot;R&quot;;VLOOKUP([.$C82];[.$C$5:.$I$1017];6;0);IF([.$B82]=&quot;E&quot;;&quot;x&quot;;IF([.$B82]=&quot;-&quot;;&quot;-&quot;;&quot;ND&quot;)))" office:value-type="string" office:string-value="ND">
            <text:p>ND</text:p>
          </table:table-cell>
          <table:table-cell table:style-name="ce18" table:formula="of:=IF([.$B82]=&quot;R&quot;;VLOOKUP([.$C82];[.$C$5:.$I$1017];7;0);IF([.$B82]=&quot;E&quot;;&quot;x&quot;;IF([.$B82]=&quot;-&quot;;&quot;-&quot;;&quot;ND&quot;)))" office:value-type="string" office:string-value="ND">
            <text:p>ND</text:p>
          </table:table-cell>
          <table:table-cell table:style-name="ce26" table:formula="of:=IF([.B82]=&quot;R&quot;;0;IF([.B82]=&quot;-&quot;;0;4))" office:value-type="float" office:value="4">
            <text:p>4</text:p>
          </table:table-cell>
          <table:table-cell table:style-name="ce26" table:formula="of:=IF([.B82]=&quot;R&quot;;0;COUNTIF([.F82:.I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8" table:formula="of:=IF([.$B83]=&quot;R&quot;;VLOOKUP([.$C83];[.$C$5:.$I$1017];5;0);IF([.$B83]=&quot;E&quot;;&quot;x&quot;;IF([.$B83]=&quot;-&quot;;&quot;-&quot;;&quot;ND&quot;)))" office:value-type="string" office:string-value="ND">
            <text:p>ND</text:p>
          </table:table-cell>
          <table:table-cell table:style-name="ce18" table:formula="of:=IF([.$B83]=&quot;R&quot;;VLOOKUP([.$C83];[.$C$5:.$I$1017];5;0);IF([.$B83]=&quot;E&quot;;&quot;x&quot;;IF([.$B83]=&quot;-&quot;;&quot;-&quot;;&quot;ND&quot;)))" office:value-type="string" office:string-value="ND">
            <text:p>ND</text:p>
          </table:table-cell>
          <table:table-cell table:style-name="ce18" table:formula="of:=IF([.$B83]=&quot;R&quot;;VLOOKUP([.$C83];[.$C$5:.$I$1017];6;0);IF([.$B83]=&quot;E&quot;;&quot;x&quot;;IF([.$B83]=&quot;-&quot;;&quot;-&quot;;&quot;ND&quot;)))" office:value-type="string" office:string-value="ND">
            <text:p>ND</text:p>
          </table:table-cell>
          <table:table-cell table:style-name="ce18" table:formula="of:=IF([.$B83]=&quot;R&quot;;VLOOKUP([.$C83];[.$C$5:.$I$1017];7;0);IF([.$B83]=&quot;E&quot;;&quot;x&quot;;IF([.$B83]=&quot;-&quot;;&quot;-&quot;;&quot;ND&quot;)))" office:value-type="string" office:string-value="ND">
            <text:p>ND</text:p>
          </table:table-cell>
          <table:table-cell table:style-name="ce26" table:formula="of:=IF([.B83]=&quot;R&quot;;0;IF([.B83]=&quot;-&quot;;0;4))" office:value-type="float" office:value="0">
            <text:p>0</text:p>
          </table:table-cell>
          <table:table-cell table:style-name="ce26" table:formula="of:=IF([.B83]=&quot;R&quot;;0;COUNTIF([.F83:.I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2"/>
          <table:table-cell table:style-name="ce18" table:formula="of:=IF([.$B84]=&quot;R&quot;;VLOOKUP([.$C84];[.$C$5:.$I$1017];5;0);IF([.$B84]=&quot;E&quot;;&quot;x&quot;;IF([.$B84]=&quot;-&quot;;&quot;-&quot;;&quot;ND&quot;)))" office:value-type="string" office:string-value="x">
            <text:p>x</text:p>
          </table:table-cell>
          <table:table-cell table:style-name="ce18" table:formula="of:=IF([.$B84]=&quot;R&quot;;VLOOKUP([.$C84];[.$C$5:.$I$1017];5;0);IF([.$B84]=&quot;E&quot;;&quot;x&quot;;IF([.$B84]=&quot;-&quot;;&quot;-&quot;;&quot;ND&quot;)))" office:value-type="string" office:string-value="x">
            <text:p>x</text:p>
          </table:table-cell>
          <table:table-cell table:style-name="ce18" table:formula="of:=IF([.$B84]=&quot;R&quot;;VLOOKUP([.$C84];[.$C$5:.$I$1017];6;0);IF([.$B84]=&quot;E&quot;;&quot;x&quot;;IF([.$B84]=&quot;-&quot;;&quot;-&quot;;&quot;ND&quot;)))" office:value-type="string" office:string-value="x">
            <text:p>x</text:p>
          </table:table-cell>
          <table:table-cell table:style-name="ce18" table:formula="of:=IF([.$B84]=&quot;R&quot;;VLOOKUP([.$C84];[.$C$5:.$I$1017];7;0);IF([.$B84]=&quot;E&quot;;&quot;x&quot;;IF([.$B84]=&quot;-&quot;;&quot;-&quot;;&quot;ND&quot;)))" office:value-type="string" office:string-value="x">
            <text:p>x</text:p>
          </table:table-cell>
          <table:table-cell table:style-name="ce26" table:formula="of:=IF([.B84]=&quot;R&quot;;0;IF([.B84]=&quot;-&quot;;0;4))" office:value-type="float" office:value="0">
            <text:p>0</text:p>
          </table:table-cell>
          <table:table-cell table:style-name="ce26" table:formula="of:=IF([.B84]=&quot;R&quot;;0;COUNTIF([.F84:.I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2"/>
          <table:table-cell table:style-name="ce18" table:formula="of:=IF([.$B85]=&quot;R&quot;;VLOOKUP([.$C85];[.$C$5:.$I$1017];5;0);IF([.$B85]=&quot;E&quot;;&quot;x&quot;;IF([.$B85]=&quot;-&quot;;&quot;-&quot;;&quot;ND&quot;)))" office:value-type="string" office:string-value="x">
            <text:p>x</text:p>
          </table:table-cell>
          <table:table-cell table:style-name="ce18" table:formula="of:=IF([.$B85]=&quot;R&quot;;VLOOKUP([.$C85];[.$C$5:.$I$1017];5;0);IF([.$B85]=&quot;E&quot;;&quot;x&quot;;IF([.$B85]=&quot;-&quot;;&quot;-&quot;;&quot;ND&quot;)))" office:value-type="string" office:string-value="x">
            <text:p>x</text:p>
          </table:table-cell>
          <table:table-cell table:style-name="ce18" table:formula="of:=IF([.$B85]=&quot;R&quot;;VLOOKUP([.$C85];[.$C$5:.$I$1017];6;0);IF([.$B85]=&quot;E&quot;;&quot;x&quot;;IF([.$B85]=&quot;-&quot;;&quot;-&quot;;&quot;ND&quot;)))" office:value-type="string" office:string-value="x">
            <text:p>x</text:p>
          </table:table-cell>
          <table:table-cell table:style-name="ce18" table:formula="of:=IF([.$B85]=&quot;R&quot;;VLOOKUP([.$C85];[.$C$5:.$I$1017];7;0);IF([.$B85]=&quot;E&quot;;&quot;x&quot;;IF([.$B85]=&quot;-&quot;;&quot;-&quot;;&quot;ND&quot;)))" office:value-type="string" office:string-value="x">
            <text:p>x</text:p>
          </table:table-cell>
          <table:table-cell table:style-name="ce26" table:formula="of:=IF([.B85]=&quot;R&quot;;0;IF([.B85]=&quot;-&quot;;0;4))" office:value-type="float" office:value="0">
            <text:p>0</text:p>
          </table:table-cell>
          <table:table-cell table:style-name="ce26" table:formula="of:=IF([.B85]=&quot;R&quot;;0;COUNTIF([.F85:.I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86]=&quot;R&quot;;VLOOKUP([.$C86];[.$C$5:.$I$1017];5;0);IF([.$B86]=&quot;E&quot;;&quot;x&quot;;IF([.$B86]=&quot;-&quot;;&quot;-&quot;;&quot;ND&quot;)))" office:value-type="string" office:string-value="ND">
            <text:p>ND</text:p>
          </table:table-cell>
          <table:table-cell table:style-name="ce18" table:formula="of:=IF([.$B86]=&quot;R&quot;;VLOOKUP([.$C86];[.$C$5:.$I$1017];5;0);IF([.$B86]=&quot;E&quot;;&quot;x&quot;;IF([.$B86]=&quot;-&quot;;&quot;-&quot;;&quot;ND&quot;)))" office:value-type="string" office:string-value="ND">
            <text:p>ND</text:p>
          </table:table-cell>
          <table:table-cell table:style-name="ce18" table:formula="of:=IF([.$B86]=&quot;R&quot;;VLOOKUP([.$C86];[.$C$5:.$I$1017];6;0);IF([.$B86]=&quot;E&quot;;&quot;x&quot;;IF([.$B86]=&quot;-&quot;;&quot;-&quot;;&quot;ND&quot;)))" office:value-type="string" office:string-value="ND">
            <text:p>ND</text:p>
          </table:table-cell>
          <table:table-cell table:style-name="ce18" table:formula="of:=IF([.$B86]=&quot;R&quot;;VLOOKUP([.$C86];[.$C$5:.$I$1017];7;0);IF([.$B86]=&quot;E&quot;;&quot;x&quot;;IF([.$B86]=&quot;-&quot;;&quot;-&quot;;&quot;ND&quot;)))" office:value-type="string" office:string-value="ND">
            <text:p>ND</text:p>
          </table:table-cell>
          <table:table-cell table:style-name="ce26" table:formula="of:=IF([.B86]=&quot;R&quot;;0;IF([.B86]=&quot;-&quot;;0;4))" office:value-type="float" office:value="0">
            <text:p>0</text:p>
          </table:table-cell>
          <table:table-cell table:style-name="ce26" table:formula="of:=IF([.B86]=&quot;R&quot;;0;COUNTIF([.F86:.I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2"/>
          <table:table-cell table:style-name="ce18" table:formula="of:=IF([.$B87]=&quot;R&quot;;VLOOKUP([.$C87];[.$C$5:.$I$1017];5;0);IF([.$B87]=&quot;E&quot;;&quot;x&quot;;IF([.$B87]=&quot;-&quot;;&quot;-&quot;;&quot;ND&quot;)))" office:value-type="string" office:string-value="ND">
            <text:p>ND</text:p>
          </table:table-cell>
          <table:table-cell table:style-name="ce18" table:formula="of:=IF([.$B87]=&quot;R&quot;;VLOOKUP([.$C87];[.$C$5:.$I$1017];5;0);IF([.$B87]=&quot;E&quot;;&quot;x&quot;;IF([.$B87]=&quot;-&quot;;&quot;-&quot;;&quot;ND&quot;)))" office:value-type="string" office:string-value="ND">
            <text:p>ND</text:p>
          </table:table-cell>
          <table:table-cell table:style-name="ce18" table:formula="of:=IF([.$B87]=&quot;R&quot;;VLOOKUP([.$C87];[.$C$5:.$I$1017];6;0);IF([.$B87]=&quot;E&quot;;&quot;x&quot;;IF([.$B87]=&quot;-&quot;;&quot;-&quot;;&quot;ND&quot;)))" office:value-type="string" office:string-value="ND">
            <text:p>ND</text:p>
          </table:table-cell>
          <table:table-cell table:style-name="ce18" table:formula="of:=IF([.$B87]=&quot;R&quot;;VLOOKUP([.$C87];[.$C$5:.$I$1017];7;0);IF([.$B87]=&quot;E&quot;;&quot;x&quot;;IF([.$B87]=&quot;-&quot;;&quot;-&quot;;&quot;ND&quot;)))" office:value-type="string" office:string-value="ND">
            <text:p>ND</text:p>
          </table:table-cell>
          <table:table-cell table:style-name="ce26" table:formula="of:=IF([.B87]=&quot;R&quot;;0;IF([.B87]=&quot;-&quot;;0;4))" office:value-type="float" office:value="0">
            <text:p>0</text:p>
          </table:table-cell>
          <table:table-cell table:style-name="ce26" table:formula="of:=IF([.B87]=&quot;R&quot;;0;COUNTIF([.F87:.I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6" table:number-columns-repeated="2"/>
          <table:table-cell table:style-name="ce18" table:formula="of:=IF([.$B88]=&quot;R&quot;;VLOOKUP([.$C88];[.$C$5:.$I$1017];5;0);IF([.$B88]=&quot;E&quot;;&quot;x&quot;;IF([.$B88]=&quot;-&quot;;&quot;-&quot;;&quot;ND&quot;)))" office:value-type="string" office:string-value="x">
            <text:p>x</text:p>
          </table:table-cell>
          <table:table-cell table:style-name="ce18" table:formula="of:=IF([.$B88]=&quot;R&quot;;VLOOKUP([.$C88];[.$C$5:.$I$1017];5;0);IF([.$B88]=&quot;E&quot;;&quot;x&quot;;IF([.$B88]=&quot;-&quot;;&quot;-&quot;;&quot;ND&quot;)))" office:value-type="string" office:string-value="x">
            <text:p>x</text:p>
          </table:table-cell>
          <table:table-cell table:style-name="ce18" table:formula="of:=IF([.$B88]=&quot;R&quot;;VLOOKUP([.$C88];[.$C$5:.$I$1017];6;0);IF([.$B88]=&quot;E&quot;;&quot;x&quot;;IF([.$B88]=&quot;-&quot;;&quot;-&quot;;&quot;ND&quot;)))" office:value-type="string" office:string-value="x">
            <text:p>x</text:p>
          </table:table-cell>
          <table:table-cell table:style-name="ce18" table:formula="of:=IF([.$B88]=&quot;R&quot;;VLOOKUP([.$C88];[.$C$5:.$I$1017];7;0);IF([.$B88]=&quot;E&quot;;&quot;x&quot;;IF([.$B88]=&quot;-&quot;;&quot;-&quot;;&quot;ND&quot;)))" office:value-type="string" office:string-value="x">
            <text:p>x</text:p>
          </table:table-cell>
          <table:table-cell table:style-name="ce26" table:formula="of:=IF([.B88]=&quot;R&quot;;0;IF([.B88]=&quot;-&quot;;0;4))" office:value-type="float" office:value="0">
            <text:p>0</text:p>
          </table:table-cell>
          <table:table-cell table:style-name="ce26" table:formula="of:=IF([.B88]=&quot;R&quot;;0;COUNTIF([.F88:.I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8" table:formula="of:=IF([.$B89]=&quot;R&quot;;VLOOKUP([.$C89];[.$C$5:.$I$1017];5;0);IF([.$B89]=&quot;E&quot;;&quot;x&quot;;IF([.$B89]=&quot;-&quot;;&quot;-&quot;;&quot;ND&quot;)))" office:value-type="string" office:string-value="ND">
            <text:p>ND</text:p>
          </table:table-cell>
          <table:table-cell table:style-name="ce18" table:formula="of:=IF([.$B89]=&quot;R&quot;;VLOOKUP([.$C89];[.$C$5:.$I$1017];5;0);IF([.$B89]=&quot;E&quot;;&quot;x&quot;;IF([.$B89]=&quot;-&quot;;&quot;-&quot;;&quot;ND&quot;)))" office:value-type="string" office:string-value="ND">
            <text:p>ND</text:p>
          </table:table-cell>
          <table:table-cell table:style-name="ce18" table:formula="of:=IF([.$B89]=&quot;R&quot;;VLOOKUP([.$C89];[.$C$5:.$I$1017];6;0);IF([.$B89]=&quot;E&quot;;&quot;x&quot;;IF([.$B89]=&quot;-&quot;;&quot;-&quot;;&quot;ND&quot;)))" office:value-type="string" office:string-value="ND">
            <text:p>ND</text:p>
          </table:table-cell>
          <table:table-cell table:style-name="ce18" table:formula="of:=IF([.$B89]=&quot;R&quot;;VLOOKUP([.$C89];[.$C$5:.$I$1017];7;0);IF([.$B89]=&quot;E&quot;;&quot;x&quot;;IF([.$B89]=&quot;-&quot;;&quot;-&quot;;&quot;ND&quot;)))" office:value-type="string" office:string-value="ND">
            <text:p>ND</text:p>
          </table:table-cell>
          <table:table-cell table:style-name="ce26" table:formula="of:=IF([.B89]=&quot;R&quot;;0;IF([.B89]=&quot;-&quot;;0;4))" office:value-type="float" office:value="0">
            <text:p>0</text:p>
          </table:table-cell>
          <table:table-cell table:style-name="ce26" table:formula="of:=IF([.B89]=&quot;R&quot;;0;COUNTIF([.F89:.I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2"/>
          <table:table-cell table:style-name="ce18" table:formula="of:=IF([.$B90]=&quot;R&quot;;VLOOKUP([.$C90];[.$C$5:.$I$1017];5;0);IF([.$B90]=&quot;E&quot;;&quot;x&quot;;IF([.$B90]=&quot;-&quot;;&quot;-&quot;;&quot;ND&quot;)))" office:value-type="string" office:string-value="x">
            <text:p>x</text:p>
          </table:table-cell>
          <table:table-cell table:style-name="ce18" table:formula="of:=IF([.$B90]=&quot;R&quot;;VLOOKUP([.$C90];[.$C$5:.$I$1017];5;0);IF([.$B90]=&quot;E&quot;;&quot;x&quot;;IF([.$B90]=&quot;-&quot;;&quot;-&quot;;&quot;ND&quot;)))" office:value-type="string" office:string-value="x">
            <text:p>x</text:p>
          </table:table-cell>
          <table:table-cell table:style-name="ce18" table:formula="of:=IF([.$B90]=&quot;R&quot;;VLOOKUP([.$C90];[.$C$5:.$I$1017];6;0);IF([.$B90]=&quot;E&quot;;&quot;x&quot;;IF([.$B90]=&quot;-&quot;;&quot;-&quot;;&quot;ND&quot;)))" office:value-type="string" office:string-value="x">
            <text:p>x</text:p>
          </table:table-cell>
          <table:table-cell table:style-name="ce18" table:formula="of:=IF([.$B90]=&quot;R&quot;;VLOOKUP([.$C90];[.$C$5:.$I$1017];7;0);IF([.$B90]=&quot;E&quot;;&quot;x&quot;;IF([.$B90]=&quot;-&quot;;&quot;-&quot;;&quot;ND&quot;)))" office:value-type="string" office:string-value="x">
            <text:p>x</text:p>
          </table:table-cell>
          <table:table-cell table:style-name="ce26" table:formula="of:=IF([.B90]=&quot;R&quot;;0;IF([.B90]=&quot;-&quot;;0;4))" office:value-type="float" office:value="0">
            <text:p>0</text:p>
          </table:table-cell>
          <table:table-cell table:style-name="ce26" table:formula="of:=IF([.B90]=&quot;R&quot;;0;COUNTIF([.F90:.I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2"/>
          <table:table-cell table:style-name="ce18" table:formula="of:=IF([.$B91]=&quot;R&quot;;VLOOKUP([.$C91];[.$C$5:.$I$1017];5;0);IF([.$B91]=&quot;E&quot;;&quot;x&quot;;IF([.$B91]=&quot;-&quot;;&quot;-&quot;;&quot;ND&quot;)))" office:value-type="string" office:string-value="x">
            <text:p>x</text:p>
          </table:table-cell>
          <table:table-cell table:style-name="ce18" table:formula="of:=IF([.$B91]=&quot;R&quot;;VLOOKUP([.$C91];[.$C$5:.$I$1017];5;0);IF([.$B91]=&quot;E&quot;;&quot;x&quot;;IF([.$B91]=&quot;-&quot;;&quot;-&quot;;&quot;ND&quot;)))" office:value-type="string" office:string-value="x">
            <text:p>x</text:p>
          </table:table-cell>
          <table:table-cell table:style-name="ce18" table:formula="of:=IF([.$B91]=&quot;R&quot;;VLOOKUP([.$C91];[.$C$5:.$I$1017];6;0);IF([.$B91]=&quot;E&quot;;&quot;x&quot;;IF([.$B91]=&quot;-&quot;;&quot;-&quot;;&quot;ND&quot;)))" office:value-type="string" office:string-value="x">
            <text:p>x</text:p>
          </table:table-cell>
          <table:table-cell table:style-name="ce18" table:formula="of:=IF([.$B91]=&quot;R&quot;;VLOOKUP([.$C91];[.$C$5:.$I$1017];7;0);IF([.$B91]=&quot;E&quot;;&quot;x&quot;;IF([.$B91]=&quot;-&quot;;&quot;-&quot;;&quot;ND&quot;)))" office:value-type="string" office:string-value="x">
            <text:p>x</text:p>
          </table:table-cell>
          <table:table-cell table:style-name="ce26" table:formula="of:=IF([.B91]=&quot;R&quot;;0;IF([.B91]=&quot;-&quot;;0;4))" office:value-type="float" office:value="0">
            <text:p>0</text:p>
          </table:table-cell>
          <table:table-cell table:style-name="ce26" table:formula="of:=IF([.B91]=&quot;R&quot;;0;COUNTIF([.F91:.I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92]=&quot;R&quot;;VLOOKUP([.$C92];[.$C$5:.$I$1017];5;0);IF([.$B92]=&quot;E&quot;;&quot;x&quot;;IF([.$B92]=&quot;-&quot;;&quot;-&quot;;&quot;ND&quot;)))" office:value-type="string" office:string-value="ND">
            <text:p>ND</text:p>
          </table:table-cell>
          <table:table-cell table:style-name="ce18" table:formula="of:=IF([.$B92]=&quot;R&quot;;VLOOKUP([.$C92];[.$C$5:.$I$1017];5;0);IF([.$B92]=&quot;E&quot;;&quot;x&quot;;IF([.$B92]=&quot;-&quot;;&quot;-&quot;;&quot;ND&quot;)))" office:value-type="string" office:string-value="ND">
            <text:p>ND</text:p>
          </table:table-cell>
          <table:table-cell table:style-name="ce18" table:formula="of:=IF([.$B92]=&quot;R&quot;;VLOOKUP([.$C92];[.$C$5:.$I$1017];6;0);IF([.$B92]=&quot;E&quot;;&quot;x&quot;;IF([.$B92]=&quot;-&quot;;&quot;-&quot;;&quot;ND&quot;)))" office:value-type="string" office:string-value="ND">
            <text:p>ND</text:p>
          </table:table-cell>
          <table:table-cell table:style-name="ce18" table:formula="of:=IF([.$B92]=&quot;R&quot;;VLOOKUP([.$C92];[.$C$5:.$I$1017];7;0);IF([.$B92]=&quot;E&quot;;&quot;x&quot;;IF([.$B92]=&quot;-&quot;;&quot;-&quot;;&quot;ND&quot;)))" office:value-type="string" office:string-value="ND">
            <text:p>ND</text:p>
          </table:table-cell>
          <table:table-cell table:style-name="ce26" table:formula="of:=IF([.B92]=&quot;R&quot;;0;IF([.B92]=&quot;-&quot;;0;4))" office:value-type="float" office:value="0">
            <text:p>0</text:p>
          </table:table-cell>
          <table:table-cell table:style-name="ce26" table:formula="of:=IF([.B92]=&quot;R&quot;;0;COUNTIF([.F92:.I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12" office:value-type="string">
            <text:p>office-chart-pie</text:p>
          </table:table-cell>
          <table:table-cell table:style-name="ce18" table:formula="of:=IF([.$B93]=&quot;R&quot;;VLOOKUP([.$C93];[.$C$5:.$I$1017];5;0);IF([.$B93]=&quot;E&quot;;&quot;x&quot;;IF([.$B93]=&quot;-&quot;;&quot;-&quot;;&quot;ND&quot;)))" office:value-type="string" office:string-value="x">
            <text:p>x</text:p>
          </table:table-cell>
          <table:table-cell table:style-name="ce18" table:formula="of:=IF([.$B93]=&quot;R&quot;;VLOOKUP([.$C93];[.$C$5:.$I$1017];5;0);IF([.$B93]=&quot;E&quot;;&quot;x&quot;;IF([.$B93]=&quot;-&quot;;&quot;-&quot;;&quot;ND&quot;)))" office:value-type="string" office:string-value="x">
            <text:p>x</text:p>
          </table:table-cell>
          <table:table-cell table:style-name="ce18" table:formula="of:=IF([.$B93]=&quot;R&quot;;VLOOKUP([.$C93];[.$C$5:.$I$1017];6;0);IF([.$B93]=&quot;E&quot;;&quot;x&quot;;IF([.$B93]=&quot;-&quot;;&quot;-&quot;;&quot;ND&quot;)))" office:value-type="string" office:string-value="x">
            <text:p>x</text:p>
          </table:table-cell>
          <table:table-cell table:style-name="ce18" table:formula="of:=IF([.$B93]=&quot;R&quot;;VLOOKUP([.$C93];[.$C$5:.$I$1017];7;0);IF([.$B93]=&quot;E&quot;;&quot;x&quot;;IF([.$B93]=&quot;-&quot;;&quot;-&quot;;&quot;ND&quot;)))" office:value-type="string" office:string-value="x">
            <text:p>x</text:p>
          </table:table-cell>
          <table:table-cell table:style-name="ce26" table:formula="of:=IF([.B93]=&quot;R&quot;;0;IF([.B93]=&quot;-&quot;;0;4))" office:value-type="float" office:value="4">
            <text:p>4</text:p>
          </table:table-cell>
          <table:table-cell table:style-name="ce26" table:formula="of:=IF([.B93]=&quot;R&quot;;0;COUNTIF([.F93:.I9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8">
            <text:p>58</text:p>
          </table:table-cell>
          <table:table-cell table:style-name="ce6"/>
          <table:table-cell table:style-name="ce12" office:value-type="string">
            <text:p>office-chart-area</text:p>
          </table:table-cell>
          <table:table-cell table:style-name="ce18" table:formula="of:=IF([.$B94]=&quot;R&quot;;VLOOKUP([.$C94];[.$C$5:.$I$1017];5;0);IF([.$B94]=&quot;E&quot;;&quot;x&quot;;IF([.$B94]=&quot;-&quot;;&quot;-&quot;;&quot;ND&quot;)))" office:value-type="string" office:string-value="x">
            <text:p>x</text:p>
          </table:table-cell>
          <table:table-cell table:style-name="ce18" table:formula="of:=IF([.$B94]=&quot;R&quot;;VLOOKUP([.$C94];[.$C$5:.$I$1017];5;0);IF([.$B94]=&quot;E&quot;;&quot;x&quot;;IF([.$B94]=&quot;-&quot;;&quot;-&quot;;&quot;ND&quot;)))" office:value-type="string" office:string-value="x">
            <text:p>x</text:p>
          </table:table-cell>
          <table:table-cell table:style-name="ce18" table:formula="of:=IF([.$B94]=&quot;R&quot;;VLOOKUP([.$C94];[.$C$5:.$I$1017];6;0);IF([.$B94]=&quot;E&quot;;&quot;x&quot;;IF([.$B94]=&quot;-&quot;;&quot;-&quot;;&quot;ND&quot;)))" office:value-type="string" office:string-value="x">
            <text:p>x</text:p>
          </table:table-cell>
          <table:table-cell table:style-name="ce18" table:formula="of:=IF([.$B94]=&quot;R&quot;;VLOOKUP([.$C94];[.$C$5:.$I$1017];7;0);IF([.$B94]=&quot;E&quot;;&quot;x&quot;;IF([.$B94]=&quot;-&quot;;&quot;-&quot;;&quot;ND&quot;)))" office:value-type="string" office:string-value="x">
            <text:p>x</text:p>
          </table:table-cell>
          <table:table-cell table:style-name="ce26" table:formula="of:=IF([.B94]=&quot;R&quot;;0;IF([.B94]=&quot;-&quot;;0;4))" office:value-type="float" office:value="4">
            <text:p>4</text:p>
          </table:table-cell>
          <table:table-cell table:style-name="ce26" table:formula="of:=IF([.B94]=&quot;R&quot;;0;COUNTIF([.F94:.I9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12" office:value-type="string">
            <text:p>office-chart-bar</text:p>
          </table:table-cell>
          <table:table-cell table:style-name="ce18" table:formula="of:=IF([.$B95]=&quot;R&quot;;VLOOKUP([.$C95];[.$C$5:.$I$1017];5;0);IF([.$B95]=&quot;E&quot;;&quot;x&quot;;IF([.$B95]=&quot;-&quot;;&quot;-&quot;;&quot;ND&quot;)))" office:value-type="string" office:string-value="x">
            <text:p>x</text:p>
          </table:table-cell>
          <table:table-cell table:style-name="ce18" table:formula="of:=IF([.$B95]=&quot;R&quot;;VLOOKUP([.$C95];[.$C$5:.$I$1017];5;0);IF([.$B95]=&quot;E&quot;;&quot;x&quot;;IF([.$B95]=&quot;-&quot;;&quot;-&quot;;&quot;ND&quot;)))" office:value-type="string" office:string-value="x">
            <text:p>x</text:p>
          </table:table-cell>
          <table:table-cell table:style-name="ce18" table:formula="of:=IF([.$B95]=&quot;R&quot;;VLOOKUP([.$C95];[.$C$5:.$I$1017];6;0);IF([.$B95]=&quot;E&quot;;&quot;x&quot;;IF([.$B95]=&quot;-&quot;;&quot;-&quot;;&quot;ND&quot;)))" office:value-type="string" office:string-value="x">
            <text:p>x</text:p>
          </table:table-cell>
          <table:table-cell table:style-name="ce18" table:formula="of:=IF([.$B95]=&quot;R&quot;;VLOOKUP([.$C95];[.$C$5:.$I$1017];7;0);IF([.$B95]=&quot;E&quot;;&quot;x&quot;;IF([.$B95]=&quot;-&quot;;&quot;-&quot;;&quot;ND&quot;)))" office:value-type="string" office:string-value="x">
            <text:p>x</text:p>
          </table:table-cell>
          <table:table-cell table:style-name="ce26" table:formula="of:=IF([.B95]=&quot;R&quot;;0;IF([.B95]=&quot;-&quot;;0;4))" office:value-type="float" office:value="4">
            <text:p>4</text:p>
          </table:table-cell>
          <table:table-cell table:style-name="ce26" table:formula="of:=IF([.B95]=&quot;R&quot;;0;COUNTIF([.F95:.I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7">
            <text:p>57</text:p>
          </table:table-cell>
          <table:table-cell table:style-name="ce6" table:number-columns-repeated="2"/>
          <table:table-cell table:style-name="ce18" table:formula="of:=IF([.$B96]=&quot;R&quot;;VLOOKUP([.$C96];[.$C$5:.$I$1017];5;0);IF([.$B96]=&quot;E&quot;;&quot;x&quot;;IF([.$B96]=&quot;-&quot;;&quot;-&quot;;&quot;ND&quot;)))" office:value-type="string" office:string-value="x">
            <text:p>x</text:p>
          </table:table-cell>
          <table:table-cell table:style-name="ce18" table:formula="of:=IF([.$B96]=&quot;R&quot;;VLOOKUP([.$C96];[.$C$5:.$I$1017];5;0);IF([.$B96]=&quot;E&quot;;&quot;x&quot;;IF([.$B96]=&quot;-&quot;;&quot;-&quot;;&quot;ND&quot;)))" office:value-type="string" office:string-value="x">
            <text:p>x</text:p>
          </table:table-cell>
          <table:table-cell table:style-name="ce18" table:formula="of:=IF([.$B96]=&quot;R&quot;;VLOOKUP([.$C96];[.$C$5:.$I$1017];6;0);IF([.$B96]=&quot;E&quot;;&quot;x&quot;;IF([.$B96]=&quot;-&quot;;&quot;-&quot;;&quot;ND&quot;)))" office:value-type="string" office:string-value="x">
            <text:p>x</text:p>
          </table:table-cell>
          <table:table-cell table:style-name="ce18" table:formula="of:=IF([.$B96]=&quot;R&quot;;VLOOKUP([.$C96];[.$C$5:.$I$1017];7;0);IF([.$B96]=&quot;E&quot;;&quot;x&quot;;IF([.$B96]=&quot;-&quot;;&quot;-&quot;;&quot;ND&quot;)))" office:value-type="string" office:string-value="x">
            <text:p>x</text:p>
          </table:table-cell>
          <table:table-cell table:style-name="ce26" table:formula="of:=IF([.B96]=&quot;R&quot;;0;IF([.B96]=&quot;-&quot;;0;4))" office:value-type="float" office:value="0">
            <text:p>0</text:p>
          </table:table-cell>
          <table:table-cell table:style-name="ce26" table:formula="of:=IF([.B96]=&quot;R&quot;;0;COUNTIF([.F96:.I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60">
            <text:p>60</text:p>
          </table:table-cell>
          <table:table-cell table:style-name="ce6"/>
          <table:table-cell table:style-name="ce12" office:value-type="string">
            <text:p>office-chart-line</text:p>
          </table:table-cell>
          <table:table-cell table:style-name="ce18" table:formula="of:=IF([.$B97]=&quot;R&quot;;VLOOKUP([.$C97];[.$C$5:.$I$1017];5;0);IF([.$B97]=&quot;E&quot;;&quot;x&quot;;IF([.$B97]=&quot;-&quot;;&quot;-&quot;;&quot;ND&quot;)))" office:value-type="string" office:string-value="x">
            <text:p>x</text:p>
          </table:table-cell>
          <table:table-cell table:style-name="ce18" table:formula="of:=IF([.$B97]=&quot;R&quot;;VLOOKUP([.$C97];[.$C$5:.$I$1017];5;0);IF([.$B97]=&quot;E&quot;;&quot;x&quot;;IF([.$B97]=&quot;-&quot;;&quot;-&quot;;&quot;ND&quot;)))" office:value-type="string" office:string-value="x">
            <text:p>x</text:p>
          </table:table-cell>
          <table:table-cell table:style-name="ce18" table:formula="of:=IF([.$B97]=&quot;R&quot;;VLOOKUP([.$C97];[.$C$5:.$I$1017];6;0);IF([.$B97]=&quot;E&quot;;&quot;x&quot;;IF([.$B97]=&quot;-&quot;;&quot;-&quot;;&quot;ND&quot;)))" office:value-type="string" office:string-value="x">
            <text:p>x</text:p>
          </table:table-cell>
          <table:table-cell table:style-name="ce18" table:formula="of:=IF([.$B97]=&quot;R&quot;;VLOOKUP([.$C97];[.$C$5:.$I$1017];7;0);IF([.$B97]=&quot;E&quot;;&quot;x&quot;;IF([.$B97]=&quot;-&quot;;&quot;-&quot;;&quot;ND&quot;)))" office:value-type="string" office:string-value="x">
            <text:p>x</text:p>
          </table:table-cell>
          <table:table-cell table:style-name="ce26" table:formula="of:=IF([.B97]=&quot;R&quot;;0;IF([.B97]=&quot;-&quot;;0;4))" office:value-type="float" office:value="4">
            <text:p>4</text:p>
          </table:table-cell>
          <table:table-cell table:style-name="ce26" table:formula="of:=IF([.B97]=&quot;R&quot;;0;COUNTIF([.F97:.I9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8" table:formula="of:=IF([.$B98]=&quot;R&quot;;VLOOKUP([.$C98];[.$C$5:.$I$1017];5;0);IF([.$B98]=&quot;E&quot;;&quot;x&quot;;IF([.$B98]=&quot;-&quot;;&quot;-&quot;;&quot;ND&quot;)))" office:value-type="string" office:string-value="ND">
            <text:p>ND</text:p>
          </table:table-cell>
          <table:table-cell table:style-name="ce18" table:formula="of:=IF([.$B98]=&quot;R&quot;;VLOOKUP([.$C98];[.$C$5:.$I$1017];5;0);IF([.$B98]=&quot;E&quot;;&quot;x&quot;;IF([.$B98]=&quot;-&quot;;&quot;-&quot;;&quot;ND&quot;)))" office:value-type="string" office:string-value="ND">
            <text:p>ND</text:p>
          </table:table-cell>
          <table:table-cell table:style-name="ce18" table:formula="of:=IF([.$B98]=&quot;R&quot;;VLOOKUP([.$C98];[.$C$5:.$I$1017];6;0);IF([.$B98]=&quot;E&quot;;&quot;x&quot;;IF([.$B98]=&quot;-&quot;;&quot;-&quot;;&quot;ND&quot;)))" office:value-type="string" office:string-value="ND">
            <text:p>ND</text:p>
          </table:table-cell>
          <table:table-cell table:style-name="ce18" table:formula="of:=IF([.$B98]=&quot;R&quot;;VLOOKUP([.$C98];[.$C$5:.$I$1017];7;0);IF([.$B98]=&quot;E&quot;;&quot;x&quot;;IF([.$B98]=&quot;-&quot;;&quot;-&quot;;&quot;ND&quot;)))" office:value-type="string" office:string-value="ND">
            <text:p>ND</text:p>
          </table:table-cell>
          <table:table-cell table:style-name="ce26" table:formula="of:=IF([.B98]=&quot;R&quot;;0;IF([.B98]=&quot;-&quot;;0;4))" office:value-type="float" office:value="0">
            <text:p>0</text:p>
          </table:table-cell>
          <table:table-cell table:style-name="ce26" table:formula="of:=IF([.B98]=&quot;R&quot;;0;COUNTIF([.F98:.I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99]=&quot;R&quot;;VLOOKUP([.$C99];[.$C$5:.$I$1017];5;0);IF([.$B99]=&quot;E&quot;;&quot;x&quot;;IF([.$B99]=&quot;-&quot;;&quot;-&quot;;&quot;ND&quot;)))" office:value-type="string" office:string-value="ND">
            <text:p>ND</text:p>
          </table:table-cell>
          <table:table-cell table:style-name="ce18" table:formula="of:=IF([.$B99]=&quot;R&quot;;VLOOKUP([.$C99];[.$C$5:.$I$1017];5;0);IF([.$B99]=&quot;E&quot;;&quot;x&quot;;IF([.$B99]=&quot;-&quot;;&quot;-&quot;;&quot;ND&quot;)))" office:value-type="string" office:string-value="ND">
            <text:p>ND</text:p>
          </table:table-cell>
          <table:table-cell table:style-name="ce18" table:formula="of:=IF([.$B99]=&quot;R&quot;;VLOOKUP([.$C99];[.$C$5:.$I$1017];6;0);IF([.$B99]=&quot;E&quot;;&quot;x&quot;;IF([.$B99]=&quot;-&quot;;&quot;-&quot;;&quot;ND&quot;)))" office:value-type="string" office:string-value="ND">
            <text:p>ND</text:p>
          </table:table-cell>
          <table:table-cell table:style-name="ce18" table:formula="of:=IF([.$B99]=&quot;R&quot;;VLOOKUP([.$C99];[.$C$5:.$I$1017];7;0);IF([.$B99]=&quot;E&quot;;&quot;x&quot;;IF([.$B99]=&quot;-&quot;;&quot;-&quot;;&quot;ND&quot;)))" office:value-type="string" office:string-value="ND">
            <text:p>ND</text:p>
          </table:table-cell>
          <table:table-cell table:style-name="ce26" table:formula="of:=IF([.B99]=&quot;R&quot;;0;IF([.B99]=&quot;-&quot;;0;4))" office:value-type="float" office:value="0">
            <text:p>0</text:p>
          </table:table-cell>
          <table:table-cell table:style-name="ce26" table:formula="of:=IF([.B99]=&quot;R&quot;;0;COUNTIF([.F99:.I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8" table:formula="of:=IF([.$B100]=&quot;R&quot;;VLOOKUP([.$C100];[.$C$5:.$I$1017];5;0);IF([.$B100]=&quot;E&quot;;&quot;x&quot;;IF([.$B100]=&quot;-&quot;;&quot;-&quot;;&quot;ND&quot;)))" office:value-type="string" office:string-value="ND">
            <text:p>ND</text:p>
          </table:table-cell>
          <table:table-cell table:style-name="ce18" table:formula="of:=IF([.$B100]=&quot;R&quot;;VLOOKUP([.$C100];[.$C$5:.$I$1017];5;0);IF([.$B100]=&quot;E&quot;;&quot;x&quot;;IF([.$B100]=&quot;-&quot;;&quot;-&quot;;&quot;ND&quot;)))" office:value-type="string" office:string-value="ND">
            <text:p>ND</text:p>
          </table:table-cell>
          <table:table-cell table:style-name="ce18" table:formula="of:=IF([.$B100]=&quot;R&quot;;VLOOKUP([.$C100];[.$C$5:.$I$1017];6;0);IF([.$B100]=&quot;E&quot;;&quot;x&quot;;IF([.$B100]=&quot;-&quot;;&quot;-&quot;;&quot;ND&quot;)))" office:value-type="string" office:string-value="ND">
            <text:p>ND</text:p>
          </table:table-cell>
          <table:table-cell table:style-name="ce18" table:formula="of:=IF([.$B100]=&quot;R&quot;;VLOOKUP([.$C100];[.$C$5:.$I$1017];7;0);IF([.$B100]=&quot;E&quot;;&quot;x&quot;;IF([.$B100]=&quot;-&quot;;&quot;-&quot;;&quot;ND&quot;)))" office:value-type="string" office:string-value="ND">
            <text:p>ND</text:p>
          </table:table-cell>
          <table:table-cell table:style-name="ce26" table:formula="of:=IF([.B100]=&quot;R&quot;;0;IF([.B100]=&quot;-&quot;;0;4))" office:value-type="float" office:value="0">
            <text:p>0</text:p>
          </table:table-cell>
          <table:table-cell table:style-name="ce26" table:formula="of:=IF([.B100]=&quot;R&quot;;0;COUNTIF([.F100:.I1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2"/>
          <table:table-cell table:style-name="ce18" table:formula="of:=IF([.$B101]=&quot;R&quot;;VLOOKUP([.$C101];[.$C$5:.$I$1017];5;0);IF([.$B101]=&quot;E&quot;;&quot;x&quot;;IF([.$B101]=&quot;-&quot;;&quot;-&quot;;&quot;ND&quot;)))" office:value-type="string" office:string-value="x">
            <text:p>x</text:p>
          </table:table-cell>
          <table:table-cell table:style-name="ce18" table:formula="of:=IF([.$B101]=&quot;R&quot;;VLOOKUP([.$C101];[.$C$5:.$I$1017];5;0);IF([.$B101]=&quot;E&quot;;&quot;x&quot;;IF([.$B101]=&quot;-&quot;;&quot;-&quot;;&quot;ND&quot;)))" office:value-type="string" office:string-value="x">
            <text:p>x</text:p>
          </table:table-cell>
          <table:table-cell table:style-name="ce18" table:formula="of:=IF([.$B101]=&quot;R&quot;;VLOOKUP([.$C101];[.$C$5:.$I$1017];6;0);IF([.$B101]=&quot;E&quot;;&quot;x&quot;;IF([.$B101]=&quot;-&quot;;&quot;-&quot;;&quot;ND&quot;)))" office:value-type="string" office:string-value="x">
            <text:p>x</text:p>
          </table:table-cell>
          <table:table-cell table:style-name="ce18" table:formula="of:=IF([.$B101]=&quot;R&quot;;VLOOKUP([.$C101];[.$C$5:.$I$1017];7;0);IF([.$B101]=&quot;E&quot;;&quot;x&quot;;IF([.$B101]=&quot;-&quot;;&quot;-&quot;;&quot;ND&quot;)))" office:value-type="string" office:string-value="x">
            <text:p>x</text:p>
          </table:table-cell>
          <table:table-cell table:style-name="ce26" table:formula="of:=IF([.B101]=&quot;R&quot;;0;IF([.B101]=&quot;-&quot;;0;4))" office:value-type="float" office:value="0">
            <text:p>0</text:p>
          </table:table-cell>
          <table:table-cell table:style-name="ce26" table:formula="of:=IF([.B101]=&quot;R&quot;;0;COUNTIF([.F101:.I1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6" table:number-columns-repeated="2"/>
          <table:table-cell table:style-name="ce18" table:formula="of:=IF([.$B102]=&quot;R&quot;;VLOOKUP([.$C102];[.$C$5:.$I$1017];5;0);IF([.$B102]=&quot;E&quot;;&quot;x&quot;;IF([.$B102]=&quot;-&quot;;&quot;-&quot;;&quot;ND&quot;)))" office:value-type="string" office:string-value="x">
            <text:p>x</text:p>
          </table:table-cell>
          <table:table-cell table:style-name="ce18" table:formula="of:=IF([.$B102]=&quot;R&quot;;VLOOKUP([.$C102];[.$C$5:.$I$1017];5;0);IF([.$B102]=&quot;E&quot;;&quot;x&quot;;IF([.$B102]=&quot;-&quot;;&quot;-&quot;;&quot;ND&quot;)))" office:value-type="string" office:string-value="x">
            <text:p>x</text:p>
          </table:table-cell>
          <table:table-cell table:style-name="ce18" table:formula="of:=IF([.$B102]=&quot;R&quot;;VLOOKUP([.$C102];[.$C$5:.$I$1017];6;0);IF([.$B102]=&quot;E&quot;;&quot;x&quot;;IF([.$B102]=&quot;-&quot;;&quot;-&quot;;&quot;ND&quot;)))" office:value-type="string" office:string-value="x">
            <text:p>x</text:p>
          </table:table-cell>
          <table:table-cell table:style-name="ce18" table:formula="of:=IF([.$B102]=&quot;R&quot;;VLOOKUP([.$C102];[.$C$5:.$I$1017];7;0);IF([.$B102]=&quot;E&quot;;&quot;x&quot;;IF([.$B102]=&quot;-&quot;;&quot;-&quot;;&quot;ND&quot;)))" office:value-type="string" office:string-value="x">
            <text:p>x</text:p>
          </table:table-cell>
          <table:table-cell table:style-name="ce26" table:formula="of:=IF([.B102]=&quot;R&quot;;0;IF([.B102]=&quot;-&quot;;0;4))" office:value-type="float" office:value="0">
            <text:p>0</text:p>
          </table:table-cell>
          <table:table-cell table:style-name="ce26" table:formula="of:=IF([.B102]=&quot;R&quot;;0;COUNTIF([.F102:.I1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2"/>
          <table:table-cell table:style-name="ce18" table:formula="of:=IF([.$B103]=&quot;R&quot;;VLOOKUP([.$C103];[.$C$5:.$I$1017];5;0);IF([.$B103]=&quot;E&quot;;&quot;x&quot;;IF([.$B103]=&quot;-&quot;;&quot;-&quot;;&quot;ND&quot;)))" office:value-type="string" office:string-value="x">
            <text:p>x</text:p>
          </table:table-cell>
          <table:table-cell table:style-name="ce18" table:formula="of:=IF([.$B103]=&quot;R&quot;;VLOOKUP([.$C103];[.$C$5:.$I$1017];5;0);IF([.$B103]=&quot;E&quot;;&quot;x&quot;;IF([.$B103]=&quot;-&quot;;&quot;-&quot;;&quot;ND&quot;)))" office:value-type="string" office:string-value="x">
            <text:p>x</text:p>
          </table:table-cell>
          <table:table-cell table:style-name="ce18" table:formula="of:=IF([.$B103]=&quot;R&quot;;VLOOKUP([.$C103];[.$C$5:.$I$1017];6;0);IF([.$B103]=&quot;E&quot;;&quot;x&quot;;IF([.$B103]=&quot;-&quot;;&quot;-&quot;;&quot;ND&quot;)))" office:value-type="string" office:string-value="x">
            <text:p>x</text:p>
          </table:table-cell>
          <table:table-cell table:style-name="ce18" table:formula="of:=IF([.$B103]=&quot;R&quot;;VLOOKUP([.$C103];[.$C$5:.$I$1017];7;0);IF([.$B103]=&quot;E&quot;;&quot;x&quot;;IF([.$B103]=&quot;-&quot;;&quot;-&quot;;&quot;ND&quot;)))" office:value-type="string" office:string-value="x">
            <text:p>x</text:p>
          </table:table-cell>
          <table:table-cell table:style-name="ce26" table:formula="of:=IF([.B103]=&quot;R&quot;;0;IF([.B103]=&quot;-&quot;;0;4))" office:value-type="float" office:value="0">
            <text:p>0</text:p>
          </table:table-cell>
          <table:table-cell table:style-name="ce26" table:formula="of:=IF([.B103]=&quot;R&quot;;0;COUNTIF([.F103:.I1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12" office:value-type="string">
            <text:p>office-chart-polar</text:p>
          </table:table-cell>
          <table:table-cell table:style-name="ce18" table:formula="of:=IF([.$B104]=&quot;R&quot;;VLOOKUP([.$C104];[.$C$5:.$I$1017];5;0);IF([.$B104]=&quot;E&quot;;&quot;x&quot;;IF([.$B104]=&quot;-&quot;;&quot;-&quot;;&quot;ND&quot;)))" office:value-type="string" office:string-value="x">
            <text:p>x</text:p>
          </table:table-cell>
          <table:table-cell table:style-name="ce18" table:formula="of:=IF([.$B104]=&quot;R&quot;;VLOOKUP([.$C104];[.$C$5:.$I$1017];5;0);IF([.$B104]=&quot;E&quot;;&quot;x&quot;;IF([.$B104]=&quot;-&quot;;&quot;-&quot;;&quot;ND&quot;)))" office:value-type="string" office:string-value="x">
            <text:p>x</text:p>
          </table:table-cell>
          <table:table-cell table:style-name="ce18" table:formula="of:=IF([.$B104]=&quot;R&quot;;VLOOKUP([.$C104];[.$C$5:.$I$1017];6;0);IF([.$B104]=&quot;E&quot;;&quot;x&quot;;IF([.$B104]=&quot;-&quot;;&quot;-&quot;;&quot;ND&quot;)))" office:value-type="string" office:string-value="x">
            <text:p>x</text:p>
          </table:table-cell>
          <table:table-cell table:style-name="ce18" table:formula="of:=IF([.$B104]=&quot;R&quot;;VLOOKUP([.$C104];[.$C$5:.$I$1017];7;0);IF([.$B104]=&quot;E&quot;;&quot;x&quot;;IF([.$B104]=&quot;-&quot;;&quot;-&quot;;&quot;ND&quot;)))" office:value-type="string" office:string-value="x">
            <text:p>x</text:p>
          </table:table-cell>
          <table:table-cell table:style-name="ce26" table:formula="of:=IF([.B104]=&quot;R&quot;;0;IF([.B104]=&quot;-&quot;;0;4))" office:value-type="float" office:value="4">
            <text:p>4</text:p>
          </table:table-cell>
          <table:table-cell table:style-name="ce26" table:formula="of:=IF([.B104]=&quot;R&quot;;0;COUNTIF([.F104:.I10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6"/>
          <table:table-cell table:style-name="ce12" office:value-type="string">
            <text:p>office-chart-scatter</text:p>
          </table:table-cell>
          <table:table-cell table:style-name="ce18" table:formula="of:=IF([.$B105]=&quot;R&quot;;VLOOKUP([.$C105];[.$C$5:.$I$1017];5;0);IF([.$B105]=&quot;E&quot;;&quot;x&quot;;IF([.$B105]=&quot;-&quot;;&quot;-&quot;;&quot;ND&quot;)))" office:value-type="string" office:string-value="x">
            <text:p>x</text:p>
          </table:table-cell>
          <table:table-cell table:style-name="ce18" table:formula="of:=IF([.$B105]=&quot;R&quot;;VLOOKUP([.$C105];[.$C$5:.$I$1017];5;0);IF([.$B105]=&quot;E&quot;;&quot;x&quot;;IF([.$B105]=&quot;-&quot;;&quot;-&quot;;&quot;ND&quot;)))" office:value-type="string" office:string-value="x">
            <text:p>x</text:p>
          </table:table-cell>
          <table:table-cell table:style-name="ce18" table:formula="of:=IF([.$B105]=&quot;R&quot;;VLOOKUP([.$C105];[.$C$5:.$I$1017];6;0);IF([.$B105]=&quot;E&quot;;&quot;x&quot;;IF([.$B105]=&quot;-&quot;;&quot;-&quot;;&quot;ND&quot;)))" office:value-type="string" office:string-value="x">
            <text:p>x</text:p>
          </table:table-cell>
          <table:table-cell table:style-name="ce18" table:formula="of:=IF([.$B105]=&quot;R&quot;;VLOOKUP([.$C105];[.$C$5:.$I$1017];7;0);IF([.$B105]=&quot;E&quot;;&quot;x&quot;;IF([.$B105]=&quot;-&quot;;&quot;-&quot;;&quot;ND&quot;)))" office:value-type="string" office:string-value="x">
            <text:p>x</text:p>
          </table:table-cell>
          <table:table-cell table:style-name="ce26" table:formula="of:=IF([.B105]=&quot;R&quot;;0;IF([.B105]=&quot;-&quot;;0;4))" office:value-type="float" office:value="0">
            <text:p>0</text:p>
          </table:table-cell>
          <table:table-cell table:style-name="ce26" table:formula="of:=IF([.B105]=&quot;R&quot;;0;COUNTIF([.F105:.I1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2"/>
          <table:table-cell table:style-name="ce18" table:formula="of:=IF([.$B106]=&quot;R&quot;;VLOOKUP([.$C106];[.$C$5:.$I$1017];5;0);IF([.$B106]=&quot;E&quot;;&quot;x&quot;;IF([.$B106]=&quot;-&quot;;&quot;-&quot;;&quot;ND&quot;)))" office:value-type="string" office:string-value="x">
            <text:p>x</text:p>
          </table:table-cell>
          <table:table-cell table:style-name="ce18" table:formula="of:=IF([.$B106]=&quot;R&quot;;VLOOKUP([.$C106];[.$C$5:.$I$1017];5;0);IF([.$B106]=&quot;E&quot;;&quot;x&quot;;IF([.$B106]=&quot;-&quot;;&quot;-&quot;;&quot;ND&quot;)))" office:value-type="string" office:string-value="x">
            <text:p>x</text:p>
          </table:table-cell>
          <table:table-cell table:style-name="ce18" table:formula="of:=IF([.$B106]=&quot;R&quot;;VLOOKUP([.$C106];[.$C$5:.$I$1017];6;0);IF([.$B106]=&quot;E&quot;;&quot;x&quot;;IF([.$B106]=&quot;-&quot;;&quot;-&quot;;&quot;ND&quot;)))" office:value-type="string" office:string-value="x">
            <text:p>x</text:p>
          </table:table-cell>
          <table:table-cell table:style-name="ce18" table:formula="of:=IF([.$B106]=&quot;R&quot;;VLOOKUP([.$C106];[.$C$5:.$I$1017];7;0);IF([.$B106]=&quot;E&quot;;&quot;x&quot;;IF([.$B106]=&quot;-&quot;;&quot;-&quot;;&quot;ND&quot;)))" office:value-type="string" office:string-value="x">
            <text:p>x</text:p>
          </table:table-cell>
          <table:table-cell table:style-name="ce26" table:formula="of:=IF([.B106]=&quot;R&quot;;0;IF([.B106]=&quot;-&quot;;0;4))" office:value-type="float" office:value="0">
            <text:p>0</text:p>
          </table:table-cell>
          <table:table-cell table:style-name="ce26" table:formula="of:=IF([.B106]=&quot;R&quot;;0;COUNTIF([.F106:.I1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2"/>
          <table:table-cell table:style-name="ce18" table:formula="of:=IF([.$B107]=&quot;R&quot;;VLOOKUP([.$C107];[.$C$5:.$I$1017];5;0);IF([.$B107]=&quot;E&quot;;&quot;x&quot;;IF([.$B107]=&quot;-&quot;;&quot;-&quot;;&quot;ND&quot;)))" office:value-type="string" office:string-value="ND">
            <text:p>ND</text:p>
          </table:table-cell>
          <table:table-cell table:style-name="ce18" table:formula="of:=IF([.$B107]=&quot;R&quot;;VLOOKUP([.$C107];[.$C$5:.$I$1017];5;0);IF([.$B107]=&quot;E&quot;;&quot;x&quot;;IF([.$B107]=&quot;-&quot;;&quot;-&quot;;&quot;ND&quot;)))" office:value-type="string" office:string-value="ND">
            <text:p>ND</text:p>
          </table:table-cell>
          <table:table-cell table:style-name="ce18" table:formula="of:=IF([.$B107]=&quot;R&quot;;VLOOKUP([.$C107];[.$C$5:.$I$1017];6;0);IF([.$B107]=&quot;E&quot;;&quot;x&quot;;IF([.$B107]=&quot;-&quot;;&quot;-&quot;;&quot;ND&quot;)))" office:value-type="string" office:string-value="ND">
            <text:p>ND</text:p>
          </table:table-cell>
          <table:table-cell table:style-name="ce18" table:formula="of:=IF([.$B107]=&quot;R&quot;;VLOOKUP([.$C107];[.$C$5:.$I$1017];7;0);IF([.$B107]=&quot;E&quot;;&quot;x&quot;;IF([.$B107]=&quot;-&quot;;&quot;-&quot;;&quot;ND&quot;)))" office:value-type="string" office:string-value="ND">
            <text:p>ND</text:p>
          </table:table-cell>
          <table:table-cell table:style-name="ce26" table:formula="of:=IF([.B107]=&quot;R&quot;;0;IF([.B107]=&quot;-&quot;;0;4))" office:value-type="float" office:value="0">
            <text:p>0</text:p>
          </table:table-cell>
          <table:table-cell table:style-name="ce26" table:formula="of:=IF([.B107]=&quot;R&quot;;0;COUNTIF([.F107:.I1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2"/>
          <table:table-cell table:style-name="ce18" table:formula="of:=IF([.$B108]=&quot;R&quot;;VLOOKUP([.$C108];[.$C$5:.$I$1017];5;0);IF([.$B108]=&quot;E&quot;;&quot;x&quot;;IF([.$B108]=&quot;-&quot;;&quot;-&quot;;&quot;ND&quot;)))" office:value-type="string" office:string-value="x">
            <text:p>x</text:p>
          </table:table-cell>
          <table:table-cell table:style-name="ce18" table:formula="of:=IF([.$B108]=&quot;R&quot;;VLOOKUP([.$C108];[.$C$5:.$I$1017];5;0);IF([.$B108]=&quot;E&quot;;&quot;x&quot;;IF([.$B108]=&quot;-&quot;;&quot;-&quot;;&quot;ND&quot;)))" office:value-type="string" office:string-value="x">
            <text:p>x</text:p>
          </table:table-cell>
          <table:table-cell table:style-name="ce18" table:formula="of:=IF([.$B108]=&quot;R&quot;;VLOOKUP([.$C108];[.$C$5:.$I$1017];6;0);IF([.$B108]=&quot;E&quot;;&quot;x&quot;;IF([.$B108]=&quot;-&quot;;&quot;-&quot;;&quot;ND&quot;)))" office:value-type="string" office:string-value="x">
            <text:p>x</text:p>
          </table:table-cell>
          <table:table-cell table:style-name="ce18" table:formula="of:=IF([.$B108]=&quot;R&quot;;VLOOKUP([.$C108];[.$C$5:.$I$1017];7;0);IF([.$B108]=&quot;E&quot;;&quot;x&quot;;IF([.$B108]=&quot;-&quot;;&quot;-&quot;;&quot;ND&quot;)))" office:value-type="string" office:string-value="x">
            <text:p>x</text:p>
          </table:table-cell>
          <table:table-cell table:style-name="ce26" table:formula="of:=IF([.B108]=&quot;R&quot;;0;IF([.B108]=&quot;-&quot;;0;4))" office:value-type="float" office:value="0">
            <text:p>0</text:p>
          </table:table-cell>
          <table:table-cell table:style-name="ce26" table:formula="of:=IF([.B108]=&quot;R&quot;;0;COUNTIF([.F108:.I1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8" table:formula="of:=IF([.$B109]=&quot;R&quot;;VLOOKUP([.$C109];[.$C$5:.$I$1017];5;0);IF([.$B109]=&quot;E&quot;;&quot;x&quot;;IF([.$B109]=&quot;-&quot;;&quot;-&quot;;&quot;ND&quot;)))" office:value-type="string" office:string-value="ND">
            <text:p>ND</text:p>
          </table:table-cell>
          <table:table-cell table:style-name="ce18" table:formula="of:=IF([.$B109]=&quot;R&quot;;VLOOKUP([.$C109];[.$C$5:.$I$1017];5;0);IF([.$B109]=&quot;E&quot;;&quot;x&quot;;IF([.$B109]=&quot;-&quot;;&quot;-&quot;;&quot;ND&quot;)))" office:value-type="string" office:string-value="ND">
            <text:p>ND</text:p>
          </table:table-cell>
          <table:table-cell table:style-name="ce18" table:formula="of:=IF([.$B109]=&quot;R&quot;;VLOOKUP([.$C109];[.$C$5:.$I$1017];6;0);IF([.$B109]=&quot;E&quot;;&quot;x&quot;;IF([.$B109]=&quot;-&quot;;&quot;-&quot;;&quot;ND&quot;)))" office:value-type="string" office:string-value="ND">
            <text:p>ND</text:p>
          </table:table-cell>
          <table:table-cell table:style-name="ce18" table:formula="of:=IF([.$B109]=&quot;R&quot;;VLOOKUP([.$C109];[.$C$5:.$I$1017];7;0);IF([.$B109]=&quot;E&quot;;&quot;x&quot;;IF([.$B109]=&quot;-&quot;;&quot;-&quot;;&quot;ND&quot;)))" office:value-type="string" office:string-value="ND">
            <text:p>ND</text:p>
          </table:table-cell>
          <table:table-cell table:style-name="ce26" table:formula="of:=IF([.B109]=&quot;R&quot;;0;IF([.B109]=&quot;-&quot;;0;4))" office:value-type="float" office:value="0">
            <text:p>0</text:p>
          </table:table-cell>
          <table:table-cell table:style-name="ce26" table:formula="of:=IF([.B109]=&quot;R&quot;;0;COUNTIF([.F109:.I1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110]=&quot;R&quot;;VLOOKUP([.$C110];[.$C$5:.$I$1017];5;0);IF([.$B110]=&quot;E&quot;;&quot;x&quot;;IF([.$B110]=&quot;-&quot;;&quot;-&quot;;&quot;ND&quot;)))" office:value-type="string" office:string-value="ND">
            <text:p>ND</text:p>
          </table:table-cell>
          <table:table-cell table:style-name="ce18" table:formula="of:=IF([.$B110]=&quot;R&quot;;VLOOKUP([.$C110];[.$C$5:.$I$1017];5;0);IF([.$B110]=&quot;E&quot;;&quot;x&quot;;IF([.$B110]=&quot;-&quot;;&quot;-&quot;;&quot;ND&quot;)))" office:value-type="string" office:string-value="ND">
            <text:p>ND</text:p>
          </table:table-cell>
          <table:table-cell table:style-name="ce18" table:formula="of:=IF([.$B110]=&quot;R&quot;;VLOOKUP([.$C110];[.$C$5:.$I$1017];6;0);IF([.$B110]=&quot;E&quot;;&quot;x&quot;;IF([.$B110]=&quot;-&quot;;&quot;-&quot;;&quot;ND&quot;)))" office:value-type="string" office:string-value="ND">
            <text:p>ND</text:p>
          </table:table-cell>
          <table:table-cell table:style-name="ce18" table:formula="of:=IF([.$B110]=&quot;R&quot;;VLOOKUP([.$C110];[.$C$5:.$I$1017];7;0);IF([.$B110]=&quot;E&quot;;&quot;x&quot;;IF([.$B110]=&quot;-&quot;;&quot;-&quot;;&quot;ND&quot;)))" office:value-type="string" office:string-value="ND">
            <text:p>ND</text:p>
          </table:table-cell>
          <table:table-cell table:style-name="ce26" table:formula="of:=IF([.B110]=&quot;R&quot;;0;IF([.B110]=&quot;-&quot;;0;4))" office:value-type="float" office:value="0">
            <text:p>0</text:p>
          </table:table-cell>
          <table:table-cell table:style-name="ce26" table:formula="of:=IF([.B110]=&quot;R&quot;;0;COUNTIF([.F110:.I1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8" table:formula="of:=IF([.$B111]=&quot;R&quot;;VLOOKUP([.$C111];[.$C$5:.$I$1017];5;0);IF([.$B111]=&quot;E&quot;;&quot;x&quot;;IF([.$B111]=&quot;-&quot;;&quot;-&quot;;&quot;ND&quot;)))" office:value-type="string" office:string-value="ND">
            <text:p>ND</text:p>
          </table:table-cell>
          <table:table-cell table:style-name="ce18" table:formula="of:=IF([.$B111]=&quot;R&quot;;VLOOKUP([.$C111];[.$C$5:.$I$1017];5;0);IF([.$B111]=&quot;E&quot;;&quot;x&quot;;IF([.$B111]=&quot;-&quot;;&quot;-&quot;;&quot;ND&quot;)))" office:value-type="string" office:string-value="ND">
            <text:p>ND</text:p>
          </table:table-cell>
          <table:table-cell table:style-name="ce18" table:formula="of:=IF([.$B111]=&quot;R&quot;;VLOOKUP([.$C111];[.$C$5:.$I$1017];6;0);IF([.$B111]=&quot;E&quot;;&quot;x&quot;;IF([.$B111]=&quot;-&quot;;&quot;-&quot;;&quot;ND&quot;)))" office:value-type="string" office:string-value="ND">
            <text:p>ND</text:p>
          </table:table-cell>
          <table:table-cell table:style-name="ce18" table:formula="of:=IF([.$B111]=&quot;R&quot;;VLOOKUP([.$C111];[.$C$5:.$I$1017];7;0);IF([.$B111]=&quot;E&quot;;&quot;x&quot;;IF([.$B111]=&quot;-&quot;;&quot;-&quot;;&quot;ND&quot;)))" office:value-type="string" office:string-value="ND">
            <text:p>ND</text:p>
          </table:table-cell>
          <table:table-cell table:style-name="ce26" table:formula="of:=IF([.B111]=&quot;R&quot;;0;IF([.B111]=&quot;-&quot;;0;4))" office:value-type="float" office:value="0">
            <text:p>0</text:p>
          </table:table-cell>
          <table:table-cell table:style-name="ce26" table:formula="of:=IF([.B111]=&quot;R&quot;;0;COUNTIF([.F111:.I1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2"/>
          <table:table-cell table:style-name="ce18" table:formula="of:=IF([.$B112]=&quot;R&quot;;VLOOKUP([.$C112];[.$C$5:.$I$1017];5;0);IF([.$B112]=&quot;E&quot;;&quot;x&quot;;IF([.$B112]=&quot;-&quot;;&quot;-&quot;;&quot;ND&quot;)))" office:value-type="string" office:string-value="x">
            <text:p>x</text:p>
          </table:table-cell>
          <table:table-cell table:style-name="ce18" table:formula="of:=IF([.$B112]=&quot;R&quot;;VLOOKUP([.$C112];[.$C$5:.$I$1017];5;0);IF([.$B112]=&quot;E&quot;;&quot;x&quot;;IF([.$B112]=&quot;-&quot;;&quot;-&quot;;&quot;ND&quot;)))" office:value-type="string" office:string-value="x">
            <text:p>x</text:p>
          </table:table-cell>
          <table:table-cell table:style-name="ce18" table:formula="of:=IF([.$B112]=&quot;R&quot;;VLOOKUP([.$C112];[.$C$5:.$I$1017];6;0);IF([.$B112]=&quot;E&quot;;&quot;x&quot;;IF([.$B112]=&quot;-&quot;;&quot;-&quot;;&quot;ND&quot;)))" office:value-type="string" office:string-value="x">
            <text:p>x</text:p>
          </table:table-cell>
          <table:table-cell table:style-name="ce18" table:formula="of:=IF([.$B112]=&quot;R&quot;;VLOOKUP([.$C112];[.$C$5:.$I$1017];7;0);IF([.$B112]=&quot;E&quot;;&quot;x&quot;;IF([.$B112]=&quot;-&quot;;&quot;-&quot;;&quot;ND&quot;)))" office:value-type="string" office:string-value="x">
            <text:p>x</text:p>
          </table:table-cell>
          <table:table-cell table:style-name="ce26" table:formula="of:=IF([.B112]=&quot;R&quot;;0;IF([.B112]=&quot;-&quot;;0;4))" office:value-type="float" office:value="0">
            <text:p>0</text:p>
          </table:table-cell>
          <table:table-cell table:style-name="ce26" table:formula="of:=IF([.B112]=&quot;R&quot;;0;COUNTIF([.F112:.I1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6" table:number-columns-repeated="2"/>
          <table:table-cell table:style-name="ce18" table:formula="of:=IF([.$B113]=&quot;R&quot;;VLOOKUP([.$C113];[.$C$5:.$I$1017];5;0);IF([.$B113]=&quot;E&quot;;&quot;x&quot;;IF([.$B113]=&quot;-&quot;;&quot;-&quot;;&quot;ND&quot;)))" office:value-type="string" office:string-value="x">
            <text:p>x</text:p>
          </table:table-cell>
          <table:table-cell table:style-name="ce18" table:formula="of:=IF([.$B113]=&quot;R&quot;;VLOOKUP([.$C113];[.$C$5:.$I$1017];5;0);IF([.$B113]=&quot;E&quot;;&quot;x&quot;;IF([.$B113]=&quot;-&quot;;&quot;-&quot;;&quot;ND&quot;)))" office:value-type="string" office:string-value="x">
            <text:p>x</text:p>
          </table:table-cell>
          <table:table-cell table:style-name="ce18" table:formula="of:=IF([.$B113]=&quot;R&quot;;VLOOKUP([.$C113];[.$C$5:.$I$1017];6;0);IF([.$B113]=&quot;E&quot;;&quot;x&quot;;IF([.$B113]=&quot;-&quot;;&quot;-&quot;;&quot;ND&quot;)))" office:value-type="string" office:string-value="x">
            <text:p>x</text:p>
          </table:table-cell>
          <table:table-cell table:style-name="ce18" table:formula="of:=IF([.$B113]=&quot;R&quot;;VLOOKUP([.$C113];[.$C$5:.$I$1017];7;0);IF([.$B113]=&quot;E&quot;;&quot;x&quot;;IF([.$B113]=&quot;-&quot;;&quot;-&quot;;&quot;ND&quot;)))" office:value-type="string" office:string-value="x">
            <text:p>x</text:p>
          </table:table-cell>
          <table:table-cell table:style-name="ce26" table:formula="of:=IF([.B113]=&quot;R&quot;;0;IF([.B113]=&quot;-&quot;;0;4))" office:value-type="float" office:value="0">
            <text:p>0</text:p>
          </table:table-cell>
          <table:table-cell table:style-name="ce26" table:formula="of:=IF([.B113]=&quot;R&quot;;0;COUNTIF([.F113:.I1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2"/>
          <table:table-cell table:style-name="ce18" table:formula="of:=IF([.$B114]=&quot;R&quot;;VLOOKUP([.$C114];[.$C$5:.$I$1017];5;0);IF([.$B114]=&quot;E&quot;;&quot;x&quot;;IF([.$B114]=&quot;-&quot;;&quot;-&quot;;&quot;ND&quot;)))" office:value-type="string" office:string-value="x">
            <text:p>x</text:p>
          </table:table-cell>
          <table:table-cell table:style-name="ce18" table:formula="of:=IF([.$B114]=&quot;R&quot;;VLOOKUP([.$C114];[.$C$5:.$I$1017];5;0);IF([.$B114]=&quot;E&quot;;&quot;x&quot;;IF([.$B114]=&quot;-&quot;;&quot;-&quot;;&quot;ND&quot;)))" office:value-type="string" office:string-value="x">
            <text:p>x</text:p>
          </table:table-cell>
          <table:table-cell table:style-name="ce18" table:formula="of:=IF([.$B114]=&quot;R&quot;;VLOOKUP([.$C114];[.$C$5:.$I$1017];6;0);IF([.$B114]=&quot;E&quot;;&quot;x&quot;;IF([.$B114]=&quot;-&quot;;&quot;-&quot;;&quot;ND&quot;)))" office:value-type="string" office:string-value="x">
            <text:p>x</text:p>
          </table:table-cell>
          <table:table-cell table:style-name="ce18" table:formula="of:=IF([.$B114]=&quot;R&quot;;VLOOKUP([.$C114];[.$C$5:.$I$1017];7;0);IF([.$B114]=&quot;E&quot;;&quot;x&quot;;IF([.$B114]=&quot;-&quot;;&quot;-&quot;;&quot;ND&quot;)))" office:value-type="string" office:string-value="x">
            <text:p>x</text:p>
          </table:table-cell>
          <table:table-cell table:style-name="ce26" table:formula="of:=IF([.B114]=&quot;R&quot;;0;IF([.B114]=&quot;-&quot;;0;4))" office:value-type="float" office:value="0">
            <text:p>0</text:p>
          </table:table-cell>
          <table:table-cell table:style-name="ce26" table:formula="of:=IF([.B114]=&quot;R&quot;;0;COUNTIF([.F114:.I1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61">
            <text:p>61</text:p>
          </table:table-cell>
          <table:table-cell table:style-name="ce6" table:number-columns-repeated="2"/>
          <table:table-cell table:style-name="ce18" table:formula="of:=IF([.$B115]=&quot;R&quot;;VLOOKUP([.$C115];[.$C$5:.$I$1017];5;0);IF([.$B115]=&quot;E&quot;;&quot;x&quot;;IF([.$B115]=&quot;-&quot;;&quot;-&quot;;&quot;ND&quot;)))" office:value-type="string" office:string-value="x">
            <text:p>x</text:p>
          </table:table-cell>
          <table:table-cell table:style-name="ce18" table:formula="of:=IF([.$B115]=&quot;R&quot;;VLOOKUP([.$C115];[.$C$5:.$I$1017];5;0);IF([.$B115]=&quot;E&quot;;&quot;x&quot;;IF([.$B115]=&quot;-&quot;;&quot;-&quot;;&quot;ND&quot;)))" office:value-type="string" office:string-value="x">
            <text:p>x</text:p>
          </table:table-cell>
          <table:table-cell table:style-name="ce18" table:formula="of:=IF([.$B115]=&quot;R&quot;;VLOOKUP([.$C115];[.$C$5:.$I$1017];6;0);IF([.$B115]=&quot;E&quot;;&quot;x&quot;;IF([.$B115]=&quot;-&quot;;&quot;-&quot;;&quot;ND&quot;)))" office:value-type="string" office:string-value="x">
            <text:p>x</text:p>
          </table:table-cell>
          <table:table-cell table:style-name="ce18" table:formula="of:=IF([.$B115]=&quot;R&quot;;VLOOKUP([.$C115];[.$C$5:.$I$1017];7;0);IF([.$B115]=&quot;E&quot;;&quot;x&quot;;IF([.$B115]=&quot;-&quot;;&quot;-&quot;;&quot;ND&quot;)))" office:value-type="string" office:string-value="x">
            <text:p>x</text:p>
          </table:table-cell>
          <table:table-cell table:style-name="ce26" table:formula="of:=IF([.B115]=&quot;R&quot;;0;IF([.B115]=&quot;-&quot;;0;4))" office:value-type="float" office:value="0">
            <text:p>0</text:p>
          </table:table-cell>
          <table:table-cell table:style-name="ce26" table:formula="of:=IF([.B115]=&quot;R&quot;;0;COUNTIF([.F115:.I1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6" table:number-columns-repeated="2"/>
          <table:table-cell table:style-name="ce18" table:formula="of:=IF([.$B116]=&quot;R&quot;;VLOOKUP([.$C116];[.$C$5:.$I$1017];5;0);IF([.$B116]=&quot;E&quot;;&quot;x&quot;;IF([.$B116]=&quot;-&quot;;&quot;-&quot;;&quot;ND&quot;)))" office:value-type="string" office:string-value="x">
            <text:p>x</text:p>
          </table:table-cell>
          <table:table-cell table:style-name="ce18" table:formula="of:=IF([.$B116]=&quot;R&quot;;VLOOKUP([.$C116];[.$C$5:.$I$1017];5;0);IF([.$B116]=&quot;E&quot;;&quot;x&quot;;IF([.$B116]=&quot;-&quot;;&quot;-&quot;;&quot;ND&quot;)))" office:value-type="string" office:string-value="x">
            <text:p>x</text:p>
          </table:table-cell>
          <table:table-cell table:style-name="ce18" table:formula="of:=IF([.$B116]=&quot;R&quot;;VLOOKUP([.$C116];[.$C$5:.$I$1017];6;0);IF([.$B116]=&quot;E&quot;;&quot;x&quot;;IF([.$B116]=&quot;-&quot;;&quot;-&quot;;&quot;ND&quot;)))" office:value-type="string" office:string-value="x">
            <text:p>x</text:p>
          </table:table-cell>
          <table:table-cell table:style-name="ce18" table:formula="of:=IF([.$B116]=&quot;R&quot;;VLOOKUP([.$C116];[.$C$5:.$I$1017];7;0);IF([.$B116]=&quot;E&quot;;&quot;x&quot;;IF([.$B116]=&quot;-&quot;;&quot;-&quot;;&quot;ND&quot;)))" office:value-type="string" office:string-value="x">
            <text:p>x</text:p>
          </table:table-cell>
          <table:table-cell table:style-name="ce26" table:formula="of:=IF([.B116]=&quot;R&quot;;0;IF([.B116]=&quot;-&quot;;0;4))" office:value-type="float" office:value="0">
            <text:p>0</text:p>
          </table:table-cell>
          <table:table-cell table:style-name="ce26" table:formula="of:=IF([.B116]=&quot;R&quot;;0;COUNTIF([.F116:.I1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2"/>
          <table:table-cell table:style-name="ce18" table:formula="of:=IF([.$B117]=&quot;R&quot;;VLOOKUP([.$C117];[.$C$5:.$I$1017];5;0);IF([.$B117]=&quot;E&quot;;&quot;x&quot;;IF([.$B117]=&quot;-&quot;;&quot;-&quot;;&quot;ND&quot;)))" office:value-type="string" office:string-value="x">
            <text:p>x</text:p>
          </table:table-cell>
          <table:table-cell table:style-name="ce18" table:formula="of:=IF([.$B117]=&quot;R&quot;;VLOOKUP([.$C117];[.$C$5:.$I$1017];5;0);IF([.$B117]=&quot;E&quot;;&quot;x&quot;;IF([.$B117]=&quot;-&quot;;&quot;-&quot;;&quot;ND&quot;)))" office:value-type="string" office:string-value="x">
            <text:p>x</text:p>
          </table:table-cell>
          <table:table-cell table:style-name="ce18" table:formula="of:=IF([.$B117]=&quot;R&quot;;VLOOKUP([.$C117];[.$C$5:.$I$1017];6;0);IF([.$B117]=&quot;E&quot;;&quot;x&quot;;IF([.$B117]=&quot;-&quot;;&quot;-&quot;;&quot;ND&quot;)))" office:value-type="string" office:string-value="x">
            <text:p>x</text:p>
          </table:table-cell>
          <table:table-cell table:style-name="ce18" table:formula="of:=IF([.$B117]=&quot;R&quot;;VLOOKUP([.$C117];[.$C$5:.$I$1017];7;0);IF([.$B117]=&quot;E&quot;;&quot;x&quot;;IF([.$B117]=&quot;-&quot;;&quot;-&quot;;&quot;ND&quot;)))" office:value-type="string" office:string-value="x">
            <text:p>x</text:p>
          </table:table-cell>
          <table:table-cell table:style-name="ce26" table:formula="of:=IF([.B117]=&quot;R&quot;;0;IF([.B117]=&quot;-&quot;;0;4))" office:value-type="float" office:value="0">
            <text:p>0</text:p>
          </table:table-cell>
          <table:table-cell table:style-name="ce26" table:formula="of:=IF([.B117]=&quot;R&quot;;0;COUNTIF([.F117:.I1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2"/>
          <table:table-cell table:style-name="ce18" table:formula="of:=IF([.$B118]=&quot;R&quot;;VLOOKUP([.$C118];[.$C$5:.$I$1017];5;0);IF([.$B118]=&quot;E&quot;;&quot;x&quot;;IF([.$B118]=&quot;-&quot;;&quot;-&quot;;&quot;ND&quot;)))" office:value-type="string" office:string-value="ND">
            <text:p>ND</text:p>
          </table:table-cell>
          <table:table-cell table:style-name="ce18" table:formula="of:=IF([.$B118]=&quot;R&quot;;VLOOKUP([.$C118];[.$C$5:.$I$1017];5;0);IF([.$B118]=&quot;E&quot;;&quot;x&quot;;IF([.$B118]=&quot;-&quot;;&quot;-&quot;;&quot;ND&quot;)))" office:value-type="string" office:string-value="ND">
            <text:p>ND</text:p>
          </table:table-cell>
          <table:table-cell table:style-name="ce18" table:formula="of:=IF([.$B118]=&quot;R&quot;;VLOOKUP([.$C118];[.$C$5:.$I$1017];6;0);IF([.$B118]=&quot;E&quot;;&quot;x&quot;;IF([.$B118]=&quot;-&quot;;&quot;-&quot;;&quot;ND&quot;)))" office:value-type="string" office:string-value="ND">
            <text:p>ND</text:p>
          </table:table-cell>
          <table:table-cell table:style-name="ce18" table:formula="of:=IF([.$B118]=&quot;R&quot;;VLOOKUP([.$C118];[.$C$5:.$I$1017];7;0);IF([.$B118]=&quot;E&quot;;&quot;x&quot;;IF([.$B118]=&quot;-&quot;;&quot;-&quot;;&quot;ND&quot;)))" office:value-type="string" office:string-value="ND">
            <text:p>ND</text:p>
          </table:table-cell>
          <table:table-cell table:style-name="ce26" table:formula="of:=IF([.B118]=&quot;R&quot;;0;IF([.B118]=&quot;-&quot;;0;4))" office:value-type="float" office:value="0">
            <text:p>0</text:p>
          </table:table-cell>
          <table:table-cell table:style-name="ce26" table:formula="of:=IF([.B118]=&quot;R&quot;;0;COUNTIF([.F118:.I1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2"/>
          <table:table-cell table:style-name="ce18" table:formula="of:=IF([.$B119]=&quot;R&quot;;VLOOKUP([.$C119];[.$C$5:.$I$1017];5;0);IF([.$B119]=&quot;E&quot;;&quot;x&quot;;IF([.$B119]=&quot;-&quot;;&quot;-&quot;;&quot;ND&quot;)))" office:value-type="string" office:string-value="x">
            <text:p>x</text:p>
          </table:table-cell>
          <table:table-cell table:style-name="ce18" table:formula="of:=IF([.$B119]=&quot;R&quot;;VLOOKUP([.$C119];[.$C$5:.$I$1017];5;0);IF([.$B119]=&quot;E&quot;;&quot;x&quot;;IF([.$B119]=&quot;-&quot;;&quot;-&quot;;&quot;ND&quot;)))" office:value-type="string" office:string-value="x">
            <text:p>x</text:p>
          </table:table-cell>
          <table:table-cell table:style-name="ce18" table:formula="of:=IF([.$B119]=&quot;R&quot;;VLOOKUP([.$C119];[.$C$5:.$I$1017];6;0);IF([.$B119]=&quot;E&quot;;&quot;x&quot;;IF([.$B119]=&quot;-&quot;;&quot;-&quot;;&quot;ND&quot;)))" office:value-type="string" office:string-value="x">
            <text:p>x</text:p>
          </table:table-cell>
          <table:table-cell table:style-name="ce18" table:formula="of:=IF([.$B119]=&quot;R&quot;;VLOOKUP([.$C119];[.$C$5:.$I$1017];7;0);IF([.$B119]=&quot;E&quot;;&quot;x&quot;;IF([.$B119]=&quot;-&quot;;&quot;-&quot;;&quot;ND&quot;)))" office:value-type="string" office:string-value="x">
            <text:p>x</text:p>
          </table:table-cell>
          <table:table-cell table:style-name="ce26" table:formula="of:=IF([.B119]=&quot;R&quot;;0;IF([.B119]=&quot;-&quot;;0;4))" office:value-type="float" office:value="0">
            <text:p>0</text:p>
          </table:table-cell>
          <table:table-cell table:style-name="ce26" table:formula="of:=IF([.B119]=&quot;R&quot;;0;COUNTIF([.F119:.I1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120]=&quot;R&quot;;VLOOKUP([.$C120];[.$C$5:.$I$1017];5;0);IF([.$B120]=&quot;E&quot;;&quot;x&quot;;IF([.$B120]=&quot;-&quot;;&quot;-&quot;;&quot;ND&quot;)))" office:value-type="string" office:string-value="x">
            <text:p>x</text:p>
          </table:table-cell>
          <table:table-cell table:style-name="ce18" table:formula="of:=IF([.$B120]=&quot;R&quot;;VLOOKUP([.$C120];[.$C$5:.$I$1017];5;0);IF([.$B120]=&quot;E&quot;;&quot;x&quot;;IF([.$B120]=&quot;-&quot;;&quot;-&quot;;&quot;ND&quot;)))" office:value-type="string" office:string-value="x">
            <text:p>x</text:p>
          </table:table-cell>
          <table:table-cell table:style-name="ce18" table:formula="of:=IF([.$B120]=&quot;R&quot;;VLOOKUP([.$C120];[.$C$5:.$I$1017];6;0);IF([.$B120]=&quot;E&quot;;&quot;x&quot;;IF([.$B120]=&quot;-&quot;;&quot;-&quot;;&quot;ND&quot;)))" office:value-type="string" office:string-value="x">
            <text:p>x</text:p>
          </table:table-cell>
          <table:table-cell table:style-name="ce18" table:formula="of:=IF([.$B120]=&quot;R&quot;;VLOOKUP([.$C120];[.$C$5:.$I$1017];7;0);IF([.$B120]=&quot;E&quot;;&quot;x&quot;;IF([.$B120]=&quot;-&quot;;&quot;-&quot;;&quot;ND&quot;)))" office:value-type="string" office:string-value="x">
            <text:p>x</text:p>
          </table:table-cell>
          <table:table-cell table:style-name="ce26" table:formula="of:=IF([.B120]=&quot;R&quot;;0;IF([.B120]=&quot;-&quot;;0;4))" office:value-type="float" office:value="0">
            <text:p>0</text:p>
          </table:table-cell>
          <table:table-cell table:style-name="ce26" table:formula="of:=IF([.B120]=&quot;R&quot;;0;COUNTIF([.F120:.I1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121]=&quot;R&quot;;VLOOKUP([.$C121];[.$C$5:.$I$1017];5;0);IF([.$B121]=&quot;E&quot;;&quot;x&quot;;IF([.$B121]=&quot;-&quot;;&quot;-&quot;;&quot;ND&quot;)))" office:value-type="string" office:string-value="x">
            <text:p>x</text:p>
          </table:table-cell>
          <table:table-cell table:style-name="ce18" table:formula="of:=IF([.$B121]=&quot;R&quot;;VLOOKUP([.$C121];[.$C$5:.$I$1017];5;0);IF([.$B121]=&quot;E&quot;;&quot;x&quot;;IF([.$B121]=&quot;-&quot;;&quot;-&quot;;&quot;ND&quot;)))" office:value-type="string" office:string-value="x">
            <text:p>x</text:p>
          </table:table-cell>
          <table:table-cell table:style-name="ce18" table:formula="of:=IF([.$B121]=&quot;R&quot;;VLOOKUP([.$C121];[.$C$5:.$I$1017];6;0);IF([.$B121]=&quot;E&quot;;&quot;x&quot;;IF([.$B121]=&quot;-&quot;;&quot;-&quot;;&quot;ND&quot;)))" office:value-type="string" office:string-value="x">
            <text:p>x</text:p>
          </table:table-cell>
          <table:table-cell table:style-name="ce18" table:formula="of:=IF([.$B121]=&quot;R&quot;;VLOOKUP([.$C121];[.$C$5:.$I$1017];7;0);IF([.$B121]=&quot;E&quot;;&quot;x&quot;;IF([.$B121]=&quot;-&quot;;&quot;-&quot;;&quot;ND&quot;)))" office:value-type="string" office:string-value="x">
            <text:p>x</text:p>
          </table:table-cell>
          <table:table-cell table:style-name="ce26" table:formula="of:=IF([.B121]=&quot;R&quot;;0;IF([.B121]=&quot;-&quot;;0;4))" office:value-type="float" office:value="0">
            <text:p>0</text:p>
          </table:table-cell>
          <table:table-cell table:style-name="ce26" table:formula="of:=IF([.B121]=&quot;R&quot;;0;COUNTIF([.F121:.I1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122]=&quot;R&quot;;VLOOKUP([.$C122];[.$C$5:.$I$1017];5;0);IF([.$B122]=&quot;E&quot;;&quot;x&quot;;IF([.$B122]=&quot;-&quot;;&quot;-&quot;;&quot;ND&quot;)))" office:value-type="string" office:string-value="ND">
            <text:p>ND</text:p>
          </table:table-cell>
          <table:table-cell table:style-name="ce18" table:formula="of:=IF([.$B122]=&quot;R&quot;;VLOOKUP([.$C122];[.$C$5:.$I$1017];5;0);IF([.$B122]=&quot;E&quot;;&quot;x&quot;;IF([.$B122]=&quot;-&quot;;&quot;-&quot;;&quot;ND&quot;)))" office:value-type="string" office:string-value="ND">
            <text:p>ND</text:p>
          </table:table-cell>
          <table:table-cell table:style-name="ce18" table:formula="of:=IF([.$B122]=&quot;R&quot;;VLOOKUP([.$C122];[.$C$5:.$I$1017];6;0);IF([.$B122]=&quot;E&quot;;&quot;x&quot;;IF([.$B122]=&quot;-&quot;;&quot;-&quot;;&quot;ND&quot;)))" office:value-type="string" office:string-value="ND">
            <text:p>ND</text:p>
          </table:table-cell>
          <table:table-cell table:style-name="ce18" table:formula="of:=IF([.$B122]=&quot;R&quot;;VLOOKUP([.$C122];[.$C$5:.$I$1017];7;0);IF([.$B122]=&quot;E&quot;;&quot;x&quot;;IF([.$B122]=&quot;-&quot;;&quot;-&quot;;&quot;ND&quot;)))" office:value-type="string" office:string-value="ND">
            <text:p>ND</text:p>
          </table:table-cell>
          <table:table-cell table:style-name="ce26" table:formula="of:=IF([.B122]=&quot;R&quot;;0;IF([.B122]=&quot;-&quot;;0;4))" office:value-type="float" office:value="0">
            <text:p>0</text:p>
          </table:table-cell>
          <table:table-cell table:style-name="ce26" table:formula="of:=IF([.B122]=&quot;R&quot;;0;COUNTIF([.F122:.I1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2"/>
          <table:table-cell table:style-name="ce18" table:formula="of:=IF([.$B123]=&quot;R&quot;;VLOOKUP([.$C123];[.$C$5:.$I$1017];5;0);IF([.$B123]=&quot;E&quot;;&quot;x&quot;;IF([.$B123]=&quot;-&quot;;&quot;-&quot;;&quot;ND&quot;)))" office:value-type="string" office:string-value="ND">
            <text:p>ND</text:p>
          </table:table-cell>
          <table:table-cell table:style-name="ce18" table:formula="of:=IF([.$B123]=&quot;R&quot;;VLOOKUP([.$C123];[.$C$5:.$I$1017];5;0);IF([.$B123]=&quot;E&quot;;&quot;x&quot;;IF([.$B123]=&quot;-&quot;;&quot;-&quot;;&quot;ND&quot;)))" office:value-type="string" office:string-value="ND">
            <text:p>ND</text:p>
          </table:table-cell>
          <table:table-cell table:style-name="ce18" table:formula="of:=IF([.$B123]=&quot;R&quot;;VLOOKUP([.$C123];[.$C$5:.$I$1017];6;0);IF([.$B123]=&quot;E&quot;;&quot;x&quot;;IF([.$B123]=&quot;-&quot;;&quot;-&quot;;&quot;ND&quot;)))" office:value-type="string" office:string-value="ND">
            <text:p>ND</text:p>
          </table:table-cell>
          <table:table-cell table:style-name="ce18" table:formula="of:=IF([.$B123]=&quot;R&quot;;VLOOKUP([.$C123];[.$C$5:.$I$1017];7;0);IF([.$B123]=&quot;E&quot;;&quot;x&quot;;IF([.$B123]=&quot;-&quot;;&quot;-&quot;;&quot;ND&quot;)))" office:value-type="string" office:string-value="ND">
            <text:p>ND</text:p>
          </table:table-cell>
          <table:table-cell table:style-name="ce26" table:formula="of:=IF([.B123]=&quot;R&quot;;0;IF([.B123]=&quot;-&quot;;0;4))" office:value-type="float" office:value="0">
            <text:p>0</text:p>
          </table:table-cell>
          <table:table-cell table:style-name="ce26" table:formula="of:=IF([.B123]=&quot;R&quot;;0;COUNTIF([.F123:.I1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2"/>
          <table:table-cell table:style-name="ce18" table:formula="of:=IF([.$B124]=&quot;R&quot;;VLOOKUP([.$C124];[.$C$5:.$I$1017];5;0);IF([.$B124]=&quot;E&quot;;&quot;x&quot;;IF([.$B124]=&quot;-&quot;;&quot;-&quot;;&quot;ND&quot;)))" office:value-type="string" office:string-value="ND">
            <text:p>ND</text:p>
          </table:table-cell>
          <table:table-cell table:style-name="ce18" table:formula="of:=IF([.$B124]=&quot;R&quot;;VLOOKUP([.$C124];[.$C$5:.$I$1017];5;0);IF([.$B124]=&quot;E&quot;;&quot;x&quot;;IF([.$B124]=&quot;-&quot;;&quot;-&quot;;&quot;ND&quot;)))" office:value-type="string" office:string-value="ND">
            <text:p>ND</text:p>
          </table:table-cell>
          <table:table-cell table:style-name="ce18" table:formula="of:=IF([.$B124]=&quot;R&quot;;VLOOKUP([.$C124];[.$C$5:.$I$1017];6;0);IF([.$B124]=&quot;E&quot;;&quot;x&quot;;IF([.$B124]=&quot;-&quot;;&quot;-&quot;;&quot;ND&quot;)))" office:value-type="string" office:string-value="ND">
            <text:p>ND</text:p>
          </table:table-cell>
          <table:table-cell table:style-name="ce18" table:formula="of:=IF([.$B124]=&quot;R&quot;;VLOOKUP([.$C124];[.$C$5:.$I$1017];7;0);IF([.$B124]=&quot;E&quot;;&quot;x&quot;;IF([.$B124]=&quot;-&quot;;&quot;-&quot;;&quot;ND&quot;)))" office:value-type="string" office:string-value="ND">
            <text:p>ND</text:p>
          </table:table-cell>
          <table:table-cell table:style-name="ce26" table:formula="of:=IF([.B124]=&quot;R&quot;;0;IF([.B124]=&quot;-&quot;;0;4))" office:value-type="float" office:value="0">
            <text:p>0</text:p>
          </table:table-cell>
          <table:table-cell table:style-name="ce26" table:formula="of:=IF([.B124]=&quot;R&quot;;0;COUNTIF([.F124:.I1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2"/>
          <table:table-cell table:style-name="ce18" table:formula="of:=IF([.$B125]=&quot;R&quot;;VLOOKUP([.$C125];[.$C$5:.$I$1017];5;0);IF([.$B125]=&quot;E&quot;;&quot;x&quot;;IF([.$B125]=&quot;-&quot;;&quot;-&quot;;&quot;ND&quot;)))" office:value-type="string" office:string-value="ND">
            <text:p>ND</text:p>
          </table:table-cell>
          <table:table-cell table:style-name="ce18" table:formula="of:=IF([.$B125]=&quot;R&quot;;VLOOKUP([.$C125];[.$C$5:.$I$1017];5;0);IF([.$B125]=&quot;E&quot;;&quot;x&quot;;IF([.$B125]=&quot;-&quot;;&quot;-&quot;;&quot;ND&quot;)))" office:value-type="string" office:string-value="ND">
            <text:p>ND</text:p>
          </table:table-cell>
          <table:table-cell table:style-name="ce18" table:formula="of:=IF([.$B125]=&quot;R&quot;;VLOOKUP([.$C125];[.$C$5:.$I$1017];6;0);IF([.$B125]=&quot;E&quot;;&quot;x&quot;;IF([.$B125]=&quot;-&quot;;&quot;-&quot;;&quot;ND&quot;)))" office:value-type="string" office:string-value="ND">
            <text:p>ND</text:p>
          </table:table-cell>
          <table:table-cell table:style-name="ce18" table:formula="of:=IF([.$B125]=&quot;R&quot;;VLOOKUP([.$C125];[.$C$5:.$I$1017];7;0);IF([.$B125]=&quot;E&quot;;&quot;x&quot;;IF([.$B125]=&quot;-&quot;;&quot;-&quot;;&quot;ND&quot;)))" office:value-type="string" office:string-value="ND">
            <text:p>ND</text:p>
          </table:table-cell>
          <table:table-cell table:style-name="ce26" table:formula="of:=IF([.B125]=&quot;R&quot;;0;IF([.B125]=&quot;-&quot;;0;4))" office:value-type="float" office:value="0">
            <text:p>0</text:p>
          </table:table-cell>
          <table:table-cell table:style-name="ce26" table:formula="of:=IF([.B125]=&quot;R&quot;;0;COUNTIF([.F125:.I1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 office:value-type="string">
            <text:p>E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in apps/kchart</text:p>
          </table:table-cell>
          <table:table-cell table:style-name="ce6" office:value-type="string">
            <text:p>kchart</text:p>
          </table:table-cell>
          <table:table-cell table:style-name="ce18" table:formula="of:=IF([.$B126]=&quot;R&quot;;VLOOKUP([.$C126];[.$C$5:.$I$1017];5;0);IF([.$B126]=&quot;E&quot;;&quot;x&quot;;IF([.$B126]=&quot;-&quot;;&quot;-&quot;;&quot;ND&quot;)))" office:value-type="string" office:string-value="x">
            <text:p>x</text:p>
          </table:table-cell>
          <table:table-cell table:style-name="ce18" table:formula="of:=IF([.$B126]=&quot;R&quot;;VLOOKUP([.$C126];[.$C$5:.$I$1017];5;0);IF([.$B126]=&quot;E&quot;;&quot;x&quot;;IF([.$B126]=&quot;-&quot;;&quot;-&quot;;&quot;ND&quot;)))" office:value-type="string" office:string-value="x">
            <text:p>x</text:p>
          </table:table-cell>
          <table:table-cell table:style-name="ce18" table:formula="of:=IF([.$B126]=&quot;R&quot;;VLOOKUP([.$C126];[.$C$5:.$I$1017];6;0);IF([.$B126]=&quot;E&quot;;&quot;x&quot;;IF([.$B126]=&quot;-&quot;;&quot;-&quot;;&quot;ND&quot;)))" office:value-type="string" office:string-value="x">
            <text:p>x</text:p>
          </table:table-cell>
          <table:table-cell table:style-name="ce18" table:formula="of:=IF([.$B126]=&quot;R&quot;;VLOOKUP([.$C126];[.$C$5:.$I$1017];7;0);IF([.$B126]=&quot;E&quot;;&quot;x&quot;;IF([.$B126]=&quot;-&quot;;&quot;-&quot;;&quot;ND&quot;)))" office:value-type="string" office:string-value="x">
            <text:p>x</text:p>
          </table:table-cell>
          <table:table-cell table:style-name="ce26" table:formula="of:=IF([.B126]=&quot;R&quot;;0;IF([.B126]=&quot;-&quot;;0;4))" office:value-type="float" office:value="4">
            <text:p>4</text:p>
          </table:table-cell>
          <table:table-cell table:style-name="ce26" table:formula="of:=IF([.B126]=&quot;R&quot;;0;COUNTIF([.F126:.I12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6" table:number-columns-repeated="2"/>
          <table:table-cell table:style-name="ce18" table:formula="of:=IF([.$B127]=&quot;R&quot;;VLOOKUP([.$C127];[.$C$5:.$I$1017];5;0);IF([.$B127]=&quot;E&quot;;&quot;x&quot;;IF([.$B127]=&quot;-&quot;;&quot;-&quot;;&quot;ND&quot;)))" office:value-type="string" office:string-value="x">
            <text:p>x</text:p>
          </table:table-cell>
          <table:table-cell table:style-name="ce18" table:formula="of:=IF([.$B127]=&quot;R&quot;;VLOOKUP([.$C127];[.$C$5:.$I$1017];5;0);IF([.$B127]=&quot;E&quot;;&quot;x&quot;;IF([.$B127]=&quot;-&quot;;&quot;-&quot;;&quot;ND&quot;)))" office:value-type="string" office:string-value="x">
            <text:p>x</text:p>
          </table:table-cell>
          <table:table-cell table:style-name="ce18" table:formula="of:=IF([.$B127]=&quot;R&quot;;VLOOKUP([.$C127];[.$C$5:.$I$1017];6;0);IF([.$B127]=&quot;E&quot;;&quot;x&quot;;IF([.$B127]=&quot;-&quot;;&quot;-&quot;;&quot;ND&quot;)))" office:value-type="string" office:string-value="x">
            <text:p>x</text:p>
          </table:table-cell>
          <table:table-cell table:style-name="ce18" table:formula="of:=IF([.$B127]=&quot;R&quot;;VLOOKUP([.$C127];[.$C$5:.$I$1017];7;0);IF([.$B127]=&quot;E&quot;;&quot;x&quot;;IF([.$B127]=&quot;-&quot;;&quot;-&quot;;&quot;ND&quot;)))" office:value-type="string" office:string-value="x">
            <text:p>x</text:p>
          </table:table-cell>
          <table:table-cell table:style-name="ce26" table:formula="of:=IF([.B127]=&quot;R&quot;;0;IF([.B127]=&quot;-&quot;;0;4))" office:value-type="float" office:value="0">
            <text:p>0</text:p>
          </table:table-cell>
          <table:table-cell table:style-name="ce26" table:formula="of:=IF([.B127]=&quot;R&quot;;0;COUNTIF([.F127:.I1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?? “that-action”</text:p>
          </table:table-cell>
          <table:table-cell table:style-name="ce6"/>
          <table:table-cell table:style-name="ce18" table:formula="of:=IF([.$B128]=&quot;R&quot;;VLOOKUP([.$C128];[.$C$5:.$I$1017];5;0);IF([.$B128]=&quot;E&quot;;&quot;x&quot;;IF([.$B128]=&quot;-&quot;;&quot;-&quot;;&quot;ND&quot;)))" office:value-type="string" office:string-value="ND">
            <text:p>ND</text:p>
          </table:table-cell>
          <table:table-cell table:style-name="ce18" table:formula="of:=IF([.$B128]=&quot;R&quot;;VLOOKUP([.$C128];[.$C$5:.$I$1017];5;0);IF([.$B128]=&quot;E&quot;;&quot;x&quot;;IF([.$B128]=&quot;-&quot;;&quot;-&quot;;&quot;ND&quot;)))" office:value-type="string" office:string-value="ND">
            <text:p>ND</text:p>
          </table:table-cell>
          <table:table-cell table:style-name="ce18" table:formula="of:=IF([.$B128]=&quot;R&quot;;VLOOKUP([.$C128];[.$C$5:.$I$1017];6;0);IF([.$B128]=&quot;E&quot;;&quot;x&quot;;IF([.$B128]=&quot;-&quot;;&quot;-&quot;;&quot;ND&quot;)))" office:value-type="string" office:string-value="ND">
            <text:p>ND</text:p>
          </table:table-cell>
          <table:table-cell table:style-name="ce18" table:formula="of:=IF([.$B128]=&quot;R&quot;;VLOOKUP([.$C128];[.$C$5:.$I$1017];7;0);IF([.$B128]=&quot;E&quot;;&quot;x&quot;;IF([.$B128]=&quot;-&quot;;&quot;-&quot;;&quot;ND&quot;)))" office:value-type="string" office:string-value="ND">
            <text:p>ND</text:p>
          </table:table-cell>
          <table:table-cell table:style-name="ce26" table:formula="of:=IF([.B128]=&quot;R&quot;;0;IF([.B128]=&quot;-&quot;;0;4))" office:value-type="float" office:value="4">
            <text:p>4</text:p>
          </table:table-cell>
          <table:table-cell table:style-name="ce26" table:formula="of:=IF([.B128]=&quot;R&quot;;0;COUNTIF([.F128:.I1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?? “this-action”</text:p>
          </table:table-cell>
          <table:table-cell table:style-name="ce6"/>
          <table:table-cell table:style-name="ce18" table:formula="of:=IF([.$B129]=&quot;R&quot;;VLOOKUP([.$C129];[.$C$5:.$I$1017];5;0);IF([.$B129]=&quot;E&quot;;&quot;x&quot;;IF([.$B129]=&quot;-&quot;;&quot;-&quot;;&quot;ND&quot;)))" office:value-type="string" office:string-value="ND">
            <text:p>ND</text:p>
          </table:table-cell>
          <table:table-cell table:style-name="ce18" table:formula="of:=IF([.$B129]=&quot;R&quot;;VLOOKUP([.$C129];[.$C$5:.$I$1017];5;0);IF([.$B129]=&quot;E&quot;;&quot;x&quot;;IF([.$B129]=&quot;-&quot;;&quot;-&quot;;&quot;ND&quot;)))" office:value-type="string" office:string-value="ND">
            <text:p>ND</text:p>
          </table:table-cell>
          <table:table-cell table:style-name="ce18" table:formula="of:=IF([.$B129]=&quot;R&quot;;VLOOKUP([.$C129];[.$C$5:.$I$1017];6;0);IF([.$B129]=&quot;E&quot;;&quot;x&quot;;IF([.$B129]=&quot;-&quot;;&quot;-&quot;;&quot;ND&quot;)))" office:value-type="string" office:string-value="ND">
            <text:p>ND</text:p>
          </table:table-cell>
          <table:table-cell table:style-name="ce18" table:formula="of:=IF([.$B129]=&quot;R&quot;;VLOOKUP([.$C129];[.$C$5:.$I$1017];7;0);IF([.$B129]=&quot;E&quot;;&quot;x&quot;;IF([.$B129]=&quot;-&quot;;&quot;-&quot;;&quot;ND&quot;)))" office:value-type="string" office:string-value="ND">
            <text:p>ND</text:p>
          </table:table-cell>
          <table:table-cell table:style-name="ce26" table:formula="of:=IF([.B129]=&quot;R&quot;;0;IF([.B129]=&quot;-&quot;;0;4))" office:value-type="float" office:value="4">
            <text:p>4</text:p>
          </table:table-cell>
          <table:table-cell table:style-name="ce26" table:formula="of:=IF([.B129]=&quot;R&quot;;0;COUNTIF([.F129:.I1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6" table:number-columns-repeated="2"/>
          <table:table-cell table:style-name="ce18" table:formula="of:=IF([.$B130]=&quot;R&quot;;VLOOKUP([.$C130];[.$C$5:.$I$1017];5;0);IF([.$B130]=&quot;E&quot;;&quot;x&quot;;IF([.$B130]=&quot;-&quot;;&quot;-&quot;;&quot;ND&quot;)))" office:value-type="string" office:string-value="x">
            <text:p>x</text:p>
          </table:table-cell>
          <table:table-cell table:style-name="ce18" table:formula="of:=IF([.$B130]=&quot;R&quot;;VLOOKUP([.$C130];[.$C$5:.$I$1017];5;0);IF([.$B130]=&quot;E&quot;;&quot;x&quot;;IF([.$B130]=&quot;-&quot;;&quot;-&quot;;&quot;ND&quot;)))" office:value-type="string" office:string-value="x">
            <text:p>x</text:p>
          </table:table-cell>
          <table:table-cell table:style-name="ce18" table:formula="of:=IF([.$B130]=&quot;R&quot;;VLOOKUP([.$C130];[.$C$5:.$I$1017];6;0);IF([.$B130]=&quot;E&quot;;&quot;x&quot;;IF([.$B130]=&quot;-&quot;;&quot;-&quot;;&quot;ND&quot;)))" office:value-type="string" office:string-value="x">
            <text:p>x</text:p>
          </table:table-cell>
          <table:table-cell table:style-name="ce18" table:formula="of:=IF([.$B130]=&quot;R&quot;;VLOOKUP([.$C130];[.$C$5:.$I$1017];7;0);IF([.$B130]=&quot;E&quot;;&quot;x&quot;;IF([.$B130]=&quot;-&quot;;&quot;-&quot;;&quot;ND&quot;)))" office:value-type="string" office:string-value="x">
            <text:p>x</text:p>
          </table:table-cell>
          <table:table-cell table:style-name="ce26" table:formula="of:=IF([.B130]=&quot;R&quot;;0;IF([.B130]=&quot;-&quot;;0;4))" office:value-type="float" office:value="0">
            <text:p>0</text:p>
          </table:table-cell>
          <table:table-cell table:style-name="ce26" table:formula="of:=IF([.B130]=&quot;R&quot;;0;COUNTIF([.F130:.I1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31]=&quot;R&quot;;VLOOKUP([.$C131];[.$C$5:.$I$1017];5;0);IF([.$B131]=&quot;E&quot;;&quot;x&quot;;IF([.$B131]=&quot;-&quot;;&quot;-&quot;;&quot;ND&quot;)))" office:value-type="string" office:string-value="-">
            <text:p>-</text:p>
          </table:table-cell>
          <table:table-cell table:style-name="ce18" table:formula="of:=IF([.$B131]=&quot;R&quot;;VLOOKUP([.$C131];[.$C$5:.$I$1017];5;0);IF([.$B131]=&quot;E&quot;;&quot;x&quot;;IF([.$B131]=&quot;-&quot;;&quot;-&quot;;&quot;ND&quot;)))" office:value-type="string" office:string-value="-">
            <text:p>-</text:p>
          </table:table-cell>
          <table:table-cell table:style-name="ce18" table:formula="of:=IF([.$B131]=&quot;R&quot;;VLOOKUP([.$C131];[.$C$5:.$I$1017];6;0);IF([.$B131]=&quot;E&quot;;&quot;x&quot;;IF([.$B131]=&quot;-&quot;;&quot;-&quot;;&quot;ND&quot;)))" office:value-type="string" office:string-value="-">
            <text:p>-</text:p>
          </table:table-cell>
          <table:table-cell table:style-name="ce18" table:formula="of:=IF([.$B131]=&quot;R&quot;;VLOOKUP([.$C131];[.$C$5:.$I$1017];7;0);IF([.$B131]=&quot;E&quot;;&quot;x&quot;;IF([.$B131]=&quot;-&quot;;&quot;-&quot;;&quot;ND&quot;)))" office:value-type="string" office:string-value="-">
            <text:p>-</text:p>
          </table:table-cell>
          <table:table-cell table:style-name="ce26" table:formula="of:=IF([.B131]=&quot;R&quot;;0;IF([.B131]=&quot;-&quot;;0;4))" office:value-type="float" office:value="0">
            <text:p>0</text:p>
          </table:table-cell>
          <table:table-cell table:style-name="ce26" table:formula="of:=IF([.B131]=&quot;R&quot;;0;COUNTIF([.F131:.I1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10" office:value-type="string">
            <text:p>Invalid entry , delete it ?</text:p>
          </table:table-cell>
          <table:table-cell table:style-name="ce6"/>
          <table:table-cell table:style-name="ce18" table:formula="of:=IF([.$B132]=&quot;R&quot;;VLOOKUP([.$C132];[.$C$5:.$I$1017];5;0);IF([.$B132]=&quot;E&quot;;&quot;x&quot;;IF([.$B132]=&quot;-&quot;;&quot;-&quot;;&quot;ND&quot;)))" office:value-type="string" office:string-value="-">
            <text:p>-</text:p>
          </table:table-cell>
          <table:table-cell table:style-name="ce18" table:formula="of:=IF([.$B132]=&quot;R&quot;;VLOOKUP([.$C132];[.$C$5:.$I$1017];5;0);IF([.$B132]=&quot;E&quot;;&quot;x&quot;;IF([.$B132]=&quot;-&quot;;&quot;-&quot;;&quot;ND&quot;)))" office:value-type="string" office:string-value="-">
            <text:p>-</text:p>
          </table:table-cell>
          <table:table-cell table:style-name="ce18" table:formula="of:=IF([.$B132]=&quot;R&quot;;VLOOKUP([.$C132];[.$C$5:.$I$1017];6;0);IF([.$B132]=&quot;E&quot;;&quot;x&quot;;IF([.$B132]=&quot;-&quot;;&quot;-&quot;;&quot;ND&quot;)))" office:value-type="string" office:string-value="-">
            <text:p>-</text:p>
          </table:table-cell>
          <table:table-cell table:style-name="ce18" table:formula="of:=IF([.$B132]=&quot;R&quot;;VLOOKUP([.$C132];[.$C$5:.$I$1017];7;0);IF([.$B132]=&quot;E&quot;;&quot;x&quot;;IF([.$B132]=&quot;-&quot;;&quot;-&quot;;&quot;ND&quot;)))" office:value-type="string" office:string-value="-">
            <text:p>-</text:p>
          </table:table-cell>
          <table:table-cell table:style-name="ce26" table:formula="of:=IF([.B132]=&quot;R&quot;;0;IF([.B132]=&quot;-&quot;;0;4))" office:value-type="float" office:value="0">
            <text:p>0</text:p>
          </table:table-cell>
          <table:table-cell table:style-name="ce26" table:formula="of:=IF([.B132]=&quot;R&quot;;0;COUNTIF([.F132:.I1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33]=&quot;R&quot;;VLOOKUP([.$C133];[.$C$5:.$I$1017];5;0);IF([.$B133]=&quot;E&quot;;&quot;x&quot;;IF([.$B133]=&quot;-&quot;;&quot;-&quot;;&quot;ND&quot;)))" office:value-type="string" office:string-value="-">
            <text:p>-</text:p>
          </table:table-cell>
          <table:table-cell table:style-name="ce18" table:formula="of:=IF([.$B133]=&quot;R&quot;;VLOOKUP([.$C133];[.$C$5:.$I$1017];5;0);IF([.$B133]=&quot;E&quot;;&quot;x&quot;;IF([.$B133]=&quot;-&quot;;&quot;-&quot;;&quot;ND&quot;)))" office:value-type="string" office:string-value="-">
            <text:p>-</text:p>
          </table:table-cell>
          <table:table-cell table:style-name="ce18" table:formula="of:=IF([.$B133]=&quot;R&quot;;VLOOKUP([.$C133];[.$C$5:.$I$1017];6;0);IF([.$B133]=&quot;E&quot;;&quot;x&quot;;IF([.$B133]=&quot;-&quot;;&quot;-&quot;;&quot;ND&quot;)))" office:value-type="string" office:string-value="-">
            <text:p>-</text:p>
          </table:table-cell>
          <table:table-cell table:style-name="ce18" table:formula="of:=IF([.$B133]=&quot;R&quot;;VLOOKUP([.$C133];[.$C$5:.$I$1017];7;0);IF([.$B133]=&quot;E&quot;;&quot;x&quot;;IF([.$B133]=&quot;-&quot;;&quot;-&quot;;&quot;ND&quot;)))" office:value-type="string" office:string-value="-">
            <text:p>-</text:p>
          </table:table-cell>
          <table:table-cell table:style-name="ce26" table:formula="of:=IF([.B133]=&quot;R&quot;;0;IF([.B133]=&quot;-&quot;;0;4))" office:value-type="float" office:value="0">
            <text:p>0</text:p>
          </table:table-cell>
          <table:table-cell table:style-name="ce26" table:formula="of:=IF([.B133]=&quot;R&quot;;0;COUNTIF([.F133:.I1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34]=&quot;R&quot;;VLOOKUP([.$C134];[.$C$5:.$I$1017];5;0);IF([.$B134]=&quot;E&quot;;&quot;x&quot;;IF([.$B134]=&quot;-&quot;;&quot;-&quot;;&quot;ND&quot;)))" office:value-type="string" office:string-value="-">
            <text:p>-</text:p>
          </table:table-cell>
          <table:table-cell table:style-name="ce18" table:formula="of:=IF([.$B134]=&quot;R&quot;;VLOOKUP([.$C134];[.$C$5:.$I$1017];5;0);IF([.$B134]=&quot;E&quot;;&quot;x&quot;;IF([.$B134]=&quot;-&quot;;&quot;-&quot;;&quot;ND&quot;)))" office:value-type="string" office:string-value="-">
            <text:p>-</text:p>
          </table:table-cell>
          <table:table-cell table:style-name="ce18" table:formula="of:=IF([.$B134]=&quot;R&quot;;VLOOKUP([.$C134];[.$C$5:.$I$1017];6;0);IF([.$B134]=&quot;E&quot;;&quot;x&quot;;IF([.$B134]=&quot;-&quot;;&quot;-&quot;;&quot;ND&quot;)))" office:value-type="string" office:string-value="-">
            <text:p>-</text:p>
          </table:table-cell>
          <table:table-cell table:style-name="ce18" table:formula="of:=IF([.$B134]=&quot;R&quot;;VLOOKUP([.$C134];[.$C$5:.$I$1017];7;0);IF([.$B134]=&quot;E&quot;;&quot;x&quot;;IF([.$B134]=&quot;-&quot;;&quot;-&quot;;&quot;ND&quot;)))" office:value-type="string" office:string-value="-">
            <text:p>-</text:p>
          </table:table-cell>
          <table:table-cell table:style-name="ce26" table:formula="of:=IF([.B134]=&quot;R&quot;;0;IF([.B134]=&quot;-&quot;;0;4))" office:value-type="float" office:value="0">
            <text:p>0</text:p>
          </table:table-cell>
          <table:table-cell table:style-name="ce26" table:formula="of:=IF([.B134]=&quot;R&quot;;0;COUNTIF([.F134:.I1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“delete_table_col”</text:p>
          </table:table-cell>
          <table:table-cell table:style-name="ce6"/>
          <table:table-cell table:style-name="ce18" table:formula="of:=IF([.$B135]=&quot;R&quot;;VLOOKUP([.$C135];[.$C$5:.$I$1017];5;0);IF([.$B135]=&quot;E&quot;;&quot;x&quot;;IF([.$B135]=&quot;-&quot;;&quot;-&quot;;&quot;ND&quot;)))" office:value-type="string" office:string-value="ND">
            <text:p>ND</text:p>
          </table:table-cell>
          <table:table-cell table:style-name="ce18" table:formula="of:=IF([.$B135]=&quot;R&quot;;VLOOKUP([.$C135];[.$C$5:.$I$1017];5;0);IF([.$B135]=&quot;E&quot;;&quot;x&quot;;IF([.$B135]=&quot;-&quot;;&quot;-&quot;;&quot;ND&quot;)))" office:value-type="string" office:string-value="ND">
            <text:p>ND</text:p>
          </table:table-cell>
          <table:table-cell table:style-name="ce18" table:formula="of:=IF([.$B135]=&quot;R&quot;;VLOOKUP([.$C135];[.$C$5:.$I$1017];6;0);IF([.$B135]=&quot;E&quot;;&quot;x&quot;;IF([.$B135]=&quot;-&quot;;&quot;-&quot;;&quot;ND&quot;)))" office:value-type="string" office:string-value="ND">
            <text:p>ND</text:p>
          </table:table-cell>
          <table:table-cell table:style-name="ce18" table:formula="of:=IF([.$B135]=&quot;R&quot;;VLOOKUP([.$C135];[.$C$5:.$I$1017];7;0);IF([.$B135]=&quot;E&quot;;&quot;x&quot;;IF([.$B135]=&quot;-&quot;;&quot;-&quot;;&quot;ND&quot;)))" office:value-type="string" office:string-value="ND">
            <text:p>ND</text:p>
          </table:table-cell>
          <table:table-cell table:style-name="ce26" table:formula="of:=IF([.B135]=&quot;R&quot;;0;IF([.B135]=&quot;-&quot;;0;4))" office:value-type="float" office:value="4">
            <text:p>4</text:p>
          </table:table-cell>
          <table:table-cell table:style-name="ce26" table:formula="of:=IF([.B135]=&quot;R&quot;;0;COUNTIF([.F135:.I1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“delete_table_row”</text:p>
          </table:table-cell>
          <table:table-cell table:style-name="ce6"/>
          <table:table-cell table:style-name="ce18" table:formula="of:=IF([.$B136]=&quot;R&quot;;VLOOKUP([.$C136];[.$C$5:.$I$1017];5;0);IF([.$B136]=&quot;E&quot;;&quot;x&quot;;IF([.$B136]=&quot;-&quot;;&quot;-&quot;;&quot;ND&quot;)))" office:value-type="string" office:string-value="ND">
            <text:p>ND</text:p>
          </table:table-cell>
          <table:table-cell table:style-name="ce18" table:formula="of:=IF([.$B136]=&quot;R&quot;;VLOOKUP([.$C136];[.$C$5:.$I$1017];5;0);IF([.$B136]=&quot;E&quot;;&quot;x&quot;;IF([.$B136]=&quot;-&quot;;&quot;-&quot;;&quot;ND&quot;)))" office:value-type="string" office:string-value="ND">
            <text:p>ND</text:p>
          </table:table-cell>
          <table:table-cell table:style-name="ce18" table:formula="of:=IF([.$B136]=&quot;R&quot;;VLOOKUP([.$C136];[.$C$5:.$I$1017];6;0);IF([.$B136]=&quot;E&quot;;&quot;x&quot;;IF([.$B136]=&quot;-&quot;;&quot;-&quot;;&quot;ND&quot;)))" office:value-type="string" office:string-value="ND">
            <text:p>ND</text:p>
          </table:table-cell>
          <table:table-cell table:style-name="ce18" table:formula="of:=IF([.$B136]=&quot;R&quot;;VLOOKUP([.$C136];[.$C$5:.$I$1017];7;0);IF([.$B136]=&quot;E&quot;;&quot;x&quot;;IF([.$B136]=&quot;-&quot;;&quot;-&quot;;&quot;ND&quot;)))" office:value-type="string" office:string-value="ND">
            <text:p>ND</text:p>
          </table:table-cell>
          <table:table-cell table:style-name="ce26" table:formula="of:=IF([.B136]=&quot;R&quot;;0;IF([.B136]=&quot;-&quot;;0;4))" office:value-type="float" office:value="4">
            <text:p>4</text:p>
          </table:table-cell>
          <table:table-cell table:style-name="ce26" table:formula="of:=IF([.B136]=&quot;R&quot;;0;COUNTIF([.F136:.I1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“insert_table_col”</text:p>
          </table:table-cell>
          <table:table-cell table:style-name="ce6"/>
          <table:table-cell table:style-name="ce18" table:formula="of:=IF([.$B137]=&quot;R&quot;;VLOOKUP([.$C137];[.$C$5:.$I$1017];5;0);IF([.$B137]=&quot;E&quot;;&quot;x&quot;;IF([.$B137]=&quot;-&quot;;&quot;-&quot;;&quot;ND&quot;)))" office:value-type="string" office:string-value="ND">
            <text:p>ND</text:p>
          </table:table-cell>
          <table:table-cell table:style-name="ce18" table:formula="of:=IF([.$B137]=&quot;R&quot;;VLOOKUP([.$C137];[.$C$5:.$I$1017];5;0);IF([.$B137]=&quot;E&quot;;&quot;x&quot;;IF([.$B137]=&quot;-&quot;;&quot;-&quot;;&quot;ND&quot;)))" office:value-type="string" office:string-value="ND">
            <text:p>ND</text:p>
          </table:table-cell>
          <table:table-cell table:style-name="ce18" table:formula="of:=IF([.$B137]=&quot;R&quot;;VLOOKUP([.$C137];[.$C$5:.$I$1017];6;0);IF([.$B137]=&quot;E&quot;;&quot;x&quot;;IF([.$B137]=&quot;-&quot;;&quot;-&quot;;&quot;ND&quot;)))" office:value-type="string" office:string-value="ND">
            <text:p>ND</text:p>
          </table:table-cell>
          <table:table-cell table:style-name="ce18" table:formula="of:=IF([.$B137]=&quot;R&quot;;VLOOKUP([.$C137];[.$C$5:.$I$1017];7;0);IF([.$B137]=&quot;E&quot;;&quot;x&quot;;IF([.$B137]=&quot;-&quot;;&quot;-&quot;;&quot;ND&quot;)))" office:value-type="string" office:string-value="ND">
            <text:p>ND</text:p>
          </table:table-cell>
          <table:table-cell table:style-name="ce26" table:formula="of:=IF([.B137]=&quot;R&quot;;0;IF([.B137]=&quot;-&quot;;0;4))" office:value-type="float" office:value="4">
            <text:p>4</text:p>
          </table:table-cell>
          <table:table-cell table:style-name="ce26" table:formula="of:=IF([.B137]=&quot;R&quot;;0;COUNTIF([.F137:.I1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“insert_table_row”</text:p>
          </table:table-cell>
          <table:table-cell table:style-name="ce6"/>
          <table:table-cell table:style-name="ce18" table:formula="of:=IF([.$B138]=&quot;R&quot;;VLOOKUP([.$C138];[.$C$5:.$I$1017];5;0);IF([.$B138]=&quot;E&quot;;&quot;x&quot;;IF([.$B138]=&quot;-&quot;;&quot;-&quot;;&quot;ND&quot;)))" office:value-type="string" office:string-value="ND">
            <text:p>ND</text:p>
          </table:table-cell>
          <table:table-cell table:style-name="ce18" table:formula="of:=IF([.$B138]=&quot;R&quot;;VLOOKUP([.$C138];[.$C$5:.$I$1017];5;0);IF([.$B138]=&quot;E&quot;;&quot;x&quot;;IF([.$B138]=&quot;-&quot;;&quot;-&quot;;&quot;ND&quot;)))" office:value-type="string" office:string-value="ND">
            <text:p>ND</text:p>
          </table:table-cell>
          <table:table-cell table:style-name="ce18" table:formula="of:=IF([.$B138]=&quot;R&quot;;VLOOKUP([.$C138];[.$C$5:.$I$1017];6;0);IF([.$B138]=&quot;E&quot;;&quot;x&quot;;IF([.$B138]=&quot;-&quot;;&quot;-&quot;;&quot;ND&quot;)))" office:value-type="string" office:string-value="ND">
            <text:p>ND</text:p>
          </table:table-cell>
          <table:table-cell table:style-name="ce18" table:formula="of:=IF([.$B138]=&quot;R&quot;;VLOOKUP([.$C138];[.$C$5:.$I$1017];7;0);IF([.$B138]=&quot;E&quot;;&quot;x&quot;;IF([.$B138]=&quot;-&quot;;&quot;-&quot;;&quot;ND&quot;)))" office:value-type="string" office:string-value="ND">
            <text:p>ND</text:p>
          </table:table-cell>
          <table:table-cell table:style-name="ce26" table:formula="of:=IF([.B138]=&quot;R&quot;;0;IF([.B138]=&quot;-&quot;;0;4))" office:value-type="float" office:value="4">
            <text:p>4</text:p>
          </table:table-cell>
          <table:table-cell table:style-name="ce26" table:formula="of:=IF([.B138]=&quot;R&quot;;0;COUNTIF([.F138:.I1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aboutdata.cpp: <text:s text:c="7"/>ki18n("Kristof Borrey"), ki18n("Icons and user interface research"), "kristof.borrey@skynet.be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39]=&quot;R&quot;;VLOOKUP([.$C139];[.$C$5:.$I$1017];5;0);IF([.$B139]=&quot;E&quot;;&quot;x&quot;;IF([.$B139]=&quot;-&quot;;&quot;-&quot;;&quot;ND&quot;)))" office:value-type="string" office:string-value="-">
            <text:p>-</text:p>
          </table:table-cell>
          <table:table-cell table:style-name="ce18" table:formula="of:=IF([.$B139]=&quot;R&quot;;VLOOKUP([.$C139];[.$C$5:.$I$1017];5;0);IF([.$B139]=&quot;E&quot;;&quot;x&quot;;IF([.$B139]=&quot;-&quot;;&quot;-&quot;;&quot;ND&quot;)))" office:value-type="string" office:string-value="-">
            <text:p>-</text:p>
          </table:table-cell>
          <table:table-cell table:style-name="ce18" table:formula="of:=IF([.$B139]=&quot;R&quot;;VLOOKUP([.$C139];[.$C$5:.$I$1017];6;0);IF([.$B139]=&quot;E&quot;;&quot;x&quot;;IF([.$B139]=&quot;-&quot;;&quot;-&quot;;&quot;ND&quot;)))" office:value-type="string" office:string-value="-">
            <text:p>-</text:p>
          </table:table-cell>
          <table:table-cell table:style-name="ce18" table:formula="of:=IF([.$B139]=&quot;R&quot;;VLOOKUP([.$C139];[.$C$5:.$I$1017];7;0);IF([.$B139]=&quot;E&quot;;&quot;x&quot;;IF([.$B139]=&quot;-&quot;;&quot;-&quot;;&quot;ND&quot;)))" office:value-type="string" office:string-value="-">
            <text:p>-</text:p>
          </table:table-cell>
          <table:table-cell table:style-name="ce26" table:formula="of:=IF([.B139]=&quot;R&quot;;0;IF([.B139]=&quot;-&quot;;0;4))" office:value-type="float" office:value="0">
            <text:p>0</text:p>
          </table:table-cell>
          <table:table-cell table:style-name="ce26" table:formula="of:=IF([.B139]=&quot;R&quot;;0;COUNTIF([.F139:.I1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exi/core/kexicontexthelp.cpp: <text:s text:c="3"/>setIcon(SmallIcon("help-contents"));</text:p>
          </table:table-cell>
          <table:table-cell table:style-name="ce3" office:value-type="string">
            <text:p>E</text:p>
          </table:table-cell>
          <table:table-cell table:style-name="ce3" office:value-type="float" office:value="69">
            <text:p>69</text:p>
          </table:table-cell>
          <table:table-cell table:style-name="ce6"/>
          <table:table-cell table:style-name="ce12" office:value-type="string">
            <text:p>help-contents</text:p>
          </table:table-cell>
          <table:table-cell table:style-name="ce18" table:formula="of:=IF([.$B140]=&quot;R&quot;;VLOOKUP([.$C140];[.$C$5:.$I$1017];5;0);IF([.$B140]=&quot;E&quot;;&quot;x&quot;;IF([.$B140]=&quot;-&quot;;&quot;-&quot;;&quot;ND&quot;)))" office:value-type="string" office:string-value="x">
            <text:p>x</text:p>
          </table:table-cell>
          <table:table-cell table:style-name="ce18" table:formula="of:=IF([.$B140]=&quot;R&quot;;VLOOKUP([.$C140];[.$C$5:.$I$1017];5;0);IF([.$B140]=&quot;E&quot;;&quot;x&quot;;IF([.$B140]=&quot;-&quot;;&quot;-&quot;;&quot;ND&quot;)))" office:value-type="string" office:string-value="x">
            <text:p>x</text:p>
          </table:table-cell>
          <table:table-cell table:style-name="ce18" table:formula="of:=IF([.$B140]=&quot;R&quot;;VLOOKUP([.$C140];[.$C$5:.$I$1017];6;0);IF([.$B140]=&quot;E&quot;;&quot;x&quot;;IF([.$B140]=&quot;-&quot;;&quot;-&quot;;&quot;ND&quot;)))" office:value-type="string" office:string-value="x">
            <text:p>x</text:p>
          </table:table-cell>
          <table:table-cell table:style-name="ce18" table:formula="of:=IF([.$B140]=&quot;R&quot;;VLOOKUP([.$C140];[.$C$5:.$I$1017];7;0);IF([.$B140]=&quot;E&quot;;&quot;x&quot;;IF([.$B140]=&quot;-&quot;;&quot;-&quot;;&quot;ND&quot;)))" office:value-type="string" office:string-value="x">
            <text:p>x</text:p>
          </table:table-cell>
          <table:table-cell table:style-name="ce26" table:formula="of:=IF([.B140]=&quot;R&quot;;0;IF([.B140]=&quot;-&quot;;0;4))" office:value-type="float" office:value="4">
            <text:p>4</text:p>
          </table:table-cell>
          <table:table-cell table:style-name="ce26" table:formula="of:=IF([.B140]=&quot;R&quot;;0;COUNTIF([.F140:.I14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part.cpp:// new KAction(i18nInstanceName+"...", part-&gt;info()-&gt;itemIcon(), 0, this,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41]=&quot;R&quot;;VLOOKUP([.$C141];[.$C$5:.$I$1017];5;0);IF([.$B141]=&quot;E&quot;;&quot;x&quot;;IF([.$B141]=&quot;-&quot;;&quot;-&quot;;&quot;ND&quot;)))" office:value-type="string" office:string-value="-">
            <text:p>-</text:p>
          </table:table-cell>
          <table:table-cell table:style-name="ce18" table:formula="of:=IF([.$B141]=&quot;R&quot;;VLOOKUP([.$C141];[.$C$5:.$I$1017];5;0);IF([.$B141]=&quot;E&quot;;&quot;x&quot;;IF([.$B141]=&quot;-&quot;;&quot;-&quot;;&quot;ND&quot;)))" office:value-type="string" office:string-value="-">
            <text:p>-</text:p>
          </table:table-cell>
          <table:table-cell table:style-name="ce18" table:formula="of:=IF([.$B141]=&quot;R&quot;;VLOOKUP([.$C141];[.$C$5:.$I$1017];6;0);IF([.$B141]=&quot;E&quot;;&quot;x&quot;;IF([.$B141]=&quot;-&quot;;&quot;-&quot;;&quot;ND&quot;)))" office:value-type="string" office:string-value="-">
            <text:p>-</text:p>
          </table:table-cell>
          <table:table-cell table:style-name="ce18" table:formula="of:=IF([.$B141]=&quot;R&quot;;VLOOKUP([.$C141];[.$C$5:.$I$1017];7;0);IF([.$B141]=&quot;E&quot;;&quot;x&quot;;IF([.$B141]=&quot;-&quot;;&quot;-&quot;;&quot;ND&quot;)))" office:value-type="string" office:string-value="-">
            <text:p>-</text:p>
          </table:table-cell>
          <table:table-cell table:style-name="ce26" table:formula="of:=IF([.B141]=&quot;R&quot;;0;IF([.B141]=&quot;-&quot;;0;4))" office:value-type="float" office:value="0">
            <text:p>0</text:p>
          </table:table-cell>
          <table:table-cell table:style-name="ce26" table:formula="of:=IF([.B141]=&quot;R&quot;;0;COUNTIF([.F141:.I1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part.cpp:// new KAction(part-&gt;d-&gt;names["new"], part-&gt;info()-&gt;itemIcon(), 0, this,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42]=&quot;R&quot;;VLOOKUP([.$C142];[.$C$5:.$I$1017];5;0);IF([.$B142]=&quot;E&quot;;&quot;x&quot;;IF([.$B142]=&quot;-&quot;;&quot;-&quot;;&quot;ND&quot;)))" office:value-type="string" office:string-value="-">
            <text:p>-</text:p>
          </table:table-cell>
          <table:table-cell table:style-name="ce18" table:formula="of:=IF([.$B142]=&quot;R&quot;;VLOOKUP([.$C142];[.$C$5:.$I$1017];5;0);IF([.$B142]=&quot;E&quot;;&quot;x&quot;;IF([.$B142]=&quot;-&quot;;&quot;-&quot;;&quot;ND&quot;)))" office:value-type="string" office:string-value="-">
            <text:p>-</text:p>
          </table:table-cell>
          <table:table-cell table:style-name="ce18" table:formula="of:=IF([.$B142]=&quot;R&quot;;VLOOKUP([.$C142];[.$C$5:.$I$1017];6;0);IF([.$B142]=&quot;E&quot;;&quot;x&quot;;IF([.$B142]=&quot;-&quot;;&quot;-&quot;;&quot;ND&quot;)))" office:value-type="string" office:string-value="-">
            <text:p>-</text:p>
          </table:table-cell>
          <table:table-cell table:style-name="ce18" table:formula="of:=IF([.$B142]=&quot;R&quot;;VLOOKUP([.$C142];[.$C$5:.$I$1017];7;0);IF([.$B142]=&quot;E&quot;;&quot;x&quot;;IF([.$B142]=&quot;-&quot;;&quot;-&quot;;&quot;ND&quot;)))" office:value-type="string" office:string-value="-">
            <text:p>-</text:p>
          </table:table-cell>
          <table:table-cell table:style-name="ce26" table:formula="of:=IF([.B142]=&quot;R&quot;;0;IF([.B142]=&quot;-&quot;;0;4))" office:value-type="float" office:value="0">
            <text:p>0</text:p>
          </table:table-cell>
          <table:table-cell table:style-name="ce26" table:formula="of:=IF([.B142]=&quot;R&quot;;0;COUNTIF([.F142:.I1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partinfo.cpp: <text:s text:c="7"/>, itemIcon(aPtr-&gt;property("X-Kexi-ItemIcon", QVariant::String).toString())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43]=&quot;R&quot;;VLOOKUP([.$C143];[.$C$5:.$I$1017];5;0);IF([.$B143]=&quot;E&quot;;&quot;x&quot;;IF([.$B143]=&quot;-&quot;;&quot;-&quot;;&quot;ND&quot;)))" office:value-type="string" office:string-value="-">
            <text:p>-</text:p>
          </table:table-cell>
          <table:table-cell table:style-name="ce18" table:formula="of:=IF([.$B143]=&quot;R&quot;;VLOOKUP([.$C143];[.$C$5:.$I$1017];5;0);IF([.$B143]=&quot;E&quot;;&quot;x&quot;;IF([.$B143]=&quot;-&quot;;&quot;-&quot;;&quot;ND&quot;)))" office:value-type="string" office:string-value="-">
            <text:p>-</text:p>
          </table:table-cell>
          <table:table-cell table:style-name="ce18" table:formula="of:=IF([.$B143]=&quot;R&quot;;VLOOKUP([.$C143];[.$C$5:.$I$1017];6;0);IF([.$B143]=&quot;E&quot;;&quot;x&quot;;IF([.$B143]=&quot;-&quot;;&quot;-&quot;;&quot;ND&quot;)))" office:value-type="string" office:string-value="-">
            <text:p>-</text:p>
          </table:table-cell>
          <table:table-cell table:style-name="ce18" table:formula="of:=IF([.$B143]=&quot;R&quot;;VLOOKUP([.$C143];[.$C$5:.$I$1017];7;0);IF([.$B143]=&quot;E&quot;;&quot;x&quot;;IF([.$B143]=&quot;-&quot;;&quot;-&quot;;&quot;ND&quot;)))" office:value-type="string" office:string-value="-">
            <text:p>-</text:p>
          </table:table-cell>
          <table:table-cell table:style-name="ce26" table:formula="of:=IF([.B143]=&quot;R&quot;;0;IF([.B143]=&quot;-&quot;;0;4))" office:value-type="float" office:value="0">
            <text:p>0</text:p>
          </table:table-cell>
          <table:table-cell table:style-name="ce26" table:formula="of:=IF([.B143]=&quot;R&quot;;0;COUNTIF([.F143:.I1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core/kexipartinfo.cpp: <text:s text:c="3"/>return d-&gt;itemIcon + "_newobj"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44]=&quot;R&quot;;VLOOKUP([.$C144];[.$C$5:.$I$1017];5;0);IF([.$B144]=&quot;E&quot;;&quot;x&quot;;IF([.$B144]=&quot;-&quot;;&quot;-&quot;;&quot;ND&quot;)))" office:value-type="string" office:string-value="-">
            <text:p>-</text:p>
          </table:table-cell>
          <table:table-cell table:style-name="ce18" table:formula="of:=IF([.$B144]=&quot;R&quot;;VLOOKUP([.$C144];[.$C$5:.$I$1017];5;0);IF([.$B144]=&quot;E&quot;;&quot;x&quot;;IF([.$B144]=&quot;-&quot;;&quot;-&quot;;&quot;ND&quot;)))" office:value-type="string" office:string-value="-">
            <text:p>-</text:p>
          </table:table-cell>
          <table:table-cell table:style-name="ce18" table:formula="of:=IF([.$B144]=&quot;R&quot;;VLOOKUP([.$C144];[.$C$5:.$I$1017];6;0);IF([.$B144]=&quot;E&quot;;&quot;x&quot;;IF([.$B144]=&quot;-&quot;;&quot;-&quot;;&quot;ND&quot;)))" office:value-type="string" office:string-value="-">
            <text:p>-</text:p>
          </table:table-cell>
          <table:table-cell table:style-name="ce18" table:formula="of:=IF([.$B144]=&quot;R&quot;;VLOOKUP([.$C144];[.$C$5:.$I$1017];7;0);IF([.$B144]=&quot;E&quot;;&quot;x&quot;;IF([.$B144]=&quot;-&quot;;&quot;-&quot;;&quot;ND&quot;)))" office:value-type="string" office:string-value="-">
            <text:p>-</text:p>
          </table:table-cell>
          <table:table-cell table:style-name="ce26" table:formula="of:=IF([.B144]=&quot;R&quot;;0;IF([.B144]=&quot;-&quot;;0;4))" office:value-type="float" office:value="0">
            <text:p>0</text:p>
          </table:table-cell>
          <table:table-cell table:style-name="ce26" table:formula="of:=IF([.B144]=&quot;R&quot;;0;COUNTIF([.F144:.I1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templateloader.cpp: <text:s text:c="3"/>const QString iconFileName(cg.readEntry("Icon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45]=&quot;R&quot;;VLOOKUP([.$C145];[.$C$5:.$I$1017];5;0);IF([.$B145]=&quot;E&quot;;&quot;x&quot;;IF([.$B145]=&quot;-&quot;;&quot;-&quot;;&quot;ND&quot;)))" office:value-type="string" office:string-value="-">
            <text:p>-</text:p>
          </table:table-cell>
          <table:table-cell table:style-name="ce18" table:formula="of:=IF([.$B145]=&quot;R&quot;;VLOOKUP([.$C145];[.$C$5:.$I$1017];5;0);IF([.$B145]=&quot;E&quot;;&quot;x&quot;;IF([.$B145]=&quot;-&quot;;&quot;-&quot;;&quot;ND&quot;)))" office:value-type="string" office:string-value="-">
            <text:p>-</text:p>
          </table:table-cell>
          <table:table-cell table:style-name="ce18" table:formula="of:=IF([.$B145]=&quot;R&quot;;VLOOKUP([.$C145];[.$C$5:.$I$1017];6;0);IF([.$B145]=&quot;E&quot;;&quot;x&quot;;IF([.$B145]=&quot;-&quot;;&quot;-&quot;;&quot;ND&quot;)))" office:value-type="string" office:string-value="-">
            <text:p>-</text:p>
          </table:table-cell>
          <table:table-cell table:style-name="ce18" table:formula="of:=IF([.$B145]=&quot;R&quot;;VLOOKUP([.$C145];[.$C$5:.$I$1017];7;0);IF([.$B145]=&quot;E&quot;;&quot;x&quot;;IF([.$B145]=&quot;-&quot;;&quot;-&quot;;&quot;ND&quot;)))" office:value-type="string" office:string-value="-">
            <text:p>-</text:p>
          </table:table-cell>
          <table:table-cell table:style-name="ce26" table:formula="of:=IF([.B145]=&quot;R&quot;;0;IF([.B145]=&quot;-&quot;;0;4))" office:value-type="float" office:value="0">
            <text:p>0</text:p>
          </table:table-cell>
          <table:table-cell table:style-name="ce26" table:formula="of:=IF([.B145]=&quot;R&quot;;0;COUNTIF([.F145:.I1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Window.cpp: <text:s text:c="5"/>a = new KAction(KIcon("media-playback-start"), i18n("&amp;Execut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70">
            <text:p>70</text:p>
          </table:table-cell>
          <table:table-cell table:style-name="ce6"/>
          <table:table-cell table:style-name="ce12" office:value-type="string">
            <text:p>media-playback-start</text:p>
          </table:table-cell>
          <table:table-cell table:style-name="ce18" table:formula="of:=IF([.$B146]=&quot;R&quot;;VLOOKUP([.$C146];[.$C$5:.$I$1017];5;0);IF([.$B146]=&quot;E&quot;;&quot;x&quot;;IF([.$B146]=&quot;-&quot;;&quot;-&quot;;&quot;ND&quot;)))" office:value-type="string" office:string-value="x">
            <text:p>x</text:p>
          </table:table-cell>
          <table:table-cell table:style-name="ce18" table:formula="of:=IF([.$B146]=&quot;R&quot;;VLOOKUP([.$C146];[.$C$5:.$I$1017];5;0);IF([.$B146]=&quot;E&quot;;&quot;x&quot;;IF([.$B146]=&quot;-&quot;;&quot;-&quot;;&quot;ND&quot;)))" office:value-type="string" office:string-value="x">
            <text:p>x</text:p>
          </table:table-cell>
          <table:table-cell table:style-name="ce18" table:formula="of:=IF([.$B146]=&quot;R&quot;;VLOOKUP([.$C146];[.$C$5:.$I$1017];6;0);IF([.$B146]=&quot;E&quot;;&quot;x&quot;;IF([.$B146]=&quot;-&quot;;&quot;-&quot;;&quot;ND&quot;)))" office:value-type="string" office:string-value="x">
            <text:p>x</text:p>
          </table:table-cell>
          <table:table-cell table:style-name="ce18" table:formula="of:=IF([.$B146]=&quot;R&quot;;VLOOKUP([.$C146];[.$C$5:.$I$1017];7;0);IF([.$B146]=&quot;E&quot;;&quot;x&quot;;IF([.$B146]=&quot;-&quot;;&quot;-&quot;;&quot;ND&quot;)))" office:value-type="string" office:string-value="x">
            <text:p>x</text:p>
          </table:table-cell>
          <table:table-cell table:style-name="ce26" table:formula="of:=IF([.B146]=&quot;R&quot;;0;IF([.B146]=&quot;-&quot;;0;4))" office:value-type="float" office:value="4">
            <text:p>4</text:p>
          </table:table-cell>
          <table:table-cell table:style-name="ce26" table:formula="of:=IF([.B146]=&quot;R&quot;;0;COUNTIF([.F146:.I14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oContextHelp.cpp: <text:s text:c="3"/>: KToggleAction( KIcon(BarIcon("help-contents")), i18n("Context Help"), parent)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6" table:number-columns-repeated="2"/>
          <table:table-cell table:style-name="ce18" table:formula="of:=IF([.$B147]=&quot;R&quot;;VLOOKUP([.$C147];[.$C$5:.$I$1017];5;0);IF([.$B147]=&quot;E&quot;;&quot;x&quot;;IF([.$B147]=&quot;-&quot;;&quot;-&quot;;&quot;ND&quot;)))" office:value-type="string" office:string-value="x">
            <text:p>x</text:p>
          </table:table-cell>
          <table:table-cell table:style-name="ce18" table:formula="of:=IF([.$B147]=&quot;R&quot;;VLOOKUP([.$C147];[.$C$5:.$I$1017];5;0);IF([.$B147]=&quot;E&quot;;&quot;x&quot;;IF([.$B147]=&quot;-&quot;;&quot;-&quot;;&quot;ND&quot;)))" office:value-type="string" office:string-value="x">
            <text:p>x</text:p>
          </table:table-cell>
          <table:table-cell table:style-name="ce18" table:formula="of:=IF([.$B147]=&quot;R&quot;;VLOOKUP([.$C147];[.$C$5:.$I$1017];6;0);IF([.$B147]=&quot;E&quot;;&quot;x&quot;;IF([.$B147]=&quot;-&quot;;&quot;-&quot;;&quot;ND&quot;)))" office:value-type="string" office:string-value="x">
            <text:p>x</text:p>
          </table:table-cell>
          <table:table-cell table:style-name="ce18" table:formula="of:=IF([.$B147]=&quot;R&quot;;VLOOKUP([.$C147];[.$C$5:.$I$1017];7;0);IF([.$B147]=&quot;E&quot;;&quot;x&quot;;IF([.$B147]=&quot;-&quot;;&quot;-&quot;;&quot;ND&quot;)))" office:value-type="string" office:string-value="x">
            <text:p>x</text:p>
          </table:table-cell>
          <table:table-cell table:style-name="ce26" table:formula="of:=IF([.B147]=&quot;R&quot;;0;IF([.B147]=&quot;-&quot;;0;4))" office:value-type="float" office:value="0">
            <text:p>0</text:p>
          </table:table-cell>
          <table:table-cell table:style-name="ce26" table:formula="of:=IF([.B147]=&quot;R&quot;;0;COUNTIF([.F147:.I1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oContextHelp.cpp: m_helpIcon-&gt;setPixmap( icon ? *icon : BarIcon( "help-contents" ) );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6" table:number-columns-repeated="2"/>
          <table:table-cell table:style-name="ce18" table:formula="of:=IF([.$B148]=&quot;R&quot;;VLOOKUP([.$C148];[.$C$5:.$I$1017];5;0);IF([.$B148]=&quot;E&quot;;&quot;x&quot;;IF([.$B148]=&quot;-&quot;;&quot;-&quot;;&quot;ND&quot;)))" office:value-type="string" office:string-value="x">
            <text:p>x</text:p>
          </table:table-cell>
          <table:table-cell table:style-name="ce18" table:formula="of:=IF([.$B148]=&quot;R&quot;;VLOOKUP([.$C148];[.$C$5:.$I$1017];5;0);IF([.$B148]=&quot;E&quot;;&quot;x&quot;;IF([.$B148]=&quot;-&quot;;&quot;-&quot;;&quot;ND&quot;)))" office:value-type="string" office:string-value="x">
            <text:p>x</text:p>
          </table:table-cell>
          <table:table-cell table:style-name="ce18" table:formula="of:=IF([.$B148]=&quot;R&quot;;VLOOKUP([.$C148];[.$C$5:.$I$1017];6;0);IF([.$B148]=&quot;E&quot;;&quot;x&quot;;IF([.$B148]=&quot;-&quot;;&quot;-&quot;;&quot;ND&quot;)))" office:value-type="string" office:string-value="x">
            <text:p>x</text:p>
          </table:table-cell>
          <table:table-cell table:style-name="ce18" table:formula="of:=IF([.$B148]=&quot;R&quot;;VLOOKUP([.$C148];[.$C$5:.$I$1017];7;0);IF([.$B148]=&quot;E&quot;;&quot;x&quot;;IF([.$B148]=&quot;-&quot;;&quot;-&quot;;&quot;ND&quot;)))" office:value-type="string" office:string-value="x">
            <text:p>x</text:p>
          </table:table-cell>
          <table:table-cell table:style-name="ce26" table:formula="of:=IF([.B148]=&quot;R&quot;;0;IF([.B148]=&quot;-&quot;;0;4))" office:value-type="float" office:value="0">
            <text:p>0</text:p>
          </table:table-cell>
          <table:table-cell table:style-name="ce26" table:formula="of:=IF([.B148]=&quot;R&quot;;0;COUNTIF([.F148:.I1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connectiondialog.cpp: <text:s text:c="3"/>col0-&gt;field()-&gt;setSubType("K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49]=&quot;R&quot;;VLOOKUP([.$C149];[.$C$5:.$I$1017];5;0);IF([.$B149]=&quot;E&quot;;&quot;x&quot;;IF([.$B149]=&quot;-&quot;;&quot;-&quot;;&quot;ND&quot;)))" office:value-type="string" office:string-value="-">
            <text:p>-</text:p>
          </table:table-cell>
          <table:table-cell table:style-name="ce18" table:formula="of:=IF([.$B149]=&quot;R&quot;;VLOOKUP([.$C149];[.$C$5:.$I$1017];5;0);IF([.$B149]=&quot;E&quot;;&quot;x&quot;;IF([.$B149]=&quot;-&quot;;&quot;-&quot;;&quot;ND&quot;)))" office:value-type="string" office:string-value="-">
            <text:p>-</text:p>
          </table:table-cell>
          <table:table-cell table:style-name="ce18" table:formula="of:=IF([.$B149]=&quot;R&quot;;VLOOKUP([.$C149];[.$C$5:.$I$1017];6;0);IF([.$B149]=&quot;E&quot;;&quot;x&quot;;IF([.$B149]=&quot;-&quot;;&quot;-&quot;;&quot;ND&quot;)))" office:value-type="string" office:string-value="-">
            <text:p>-</text:p>
          </table:table-cell>
          <table:table-cell table:style-name="ce18" table:formula="of:=IF([.$B149]=&quot;R&quot;;VLOOKUP([.$C149];[.$C$5:.$I$1017];7;0);IF([.$B149]=&quot;E&quot;;&quot;x&quot;;IF([.$B149]=&quot;-&quot;;&quot;-&quot;;&quot;ND&quot;)))" office:value-type="string" office:string-value="-">
            <text:p>-</text:p>
          </table:table-cell>
          <table:table-cell table:style-name="ce26" table:formula="of:=IF([.B149]=&quot;R&quot;;0;IF([.B149]=&quot;-&quot;;0;4))" office:value-type="float" office:value="0">
            <text:p>0</text:p>
          </table:table-cell>
          <table:table-cell table:style-name="ce26" table:formula="of:=IF([.B149]=&quot;R&quot;;0;COUNTIF([.F149:.I1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addButton = new KPushButton(KIcon("document-new"), i18n("&amp;New Connection"), frame);</text:p>
          </table:table-cell>
          <table:table-cell table:style-name="ce3" office:value-type="string">
            <text:p>E</text:p>
          </table:table-cell>
          <table:table-cell table:style-name="ce3" office:value-type="float" office:value="71">
            <text:p>71</text:p>
          </table:table-cell>
          <table:table-cell table:style-name="ce6"/>
          <table:table-cell table:style-name="ce6" office:value-type="string">
            <text:p>document-new</text:p>
          </table:table-cell>
          <table:table-cell table:style-name="ce18" table:formula="of:=IF([.$B150]=&quot;R&quot;;VLOOKUP([.$C150];[.$C$5:.$I$1017];5;0);IF([.$B150]=&quot;E&quot;;&quot;x&quot;;IF([.$B150]=&quot;-&quot;;&quot;-&quot;;&quot;ND&quot;)))" office:value-type="string" office:string-value="x">
            <text:p>x</text:p>
          </table:table-cell>
          <table:table-cell table:style-name="ce18" table:formula="of:=IF([.$B150]=&quot;R&quot;;VLOOKUP([.$C150];[.$C$5:.$I$1017];5;0);IF([.$B150]=&quot;E&quot;;&quot;x&quot;;IF([.$B150]=&quot;-&quot;;&quot;-&quot;;&quot;ND&quot;)))" office:value-type="string" office:string-value="x">
            <text:p>x</text:p>
          </table:table-cell>
          <table:table-cell table:style-name="ce18" table:formula="of:=IF([.$B150]=&quot;R&quot;;VLOOKUP([.$C150];[.$C$5:.$I$1017];6;0);IF([.$B150]=&quot;E&quot;;&quot;x&quot;;IF([.$B150]=&quot;-&quot;;&quot;-&quot;;&quot;ND&quot;)))" office:value-type="string" office:string-value="x">
            <text:p>x</text:p>
          </table:table-cell>
          <table:table-cell table:style-name="ce18" table:formula="of:=IF([.$B150]=&quot;R&quot;;VLOOKUP([.$C150];[.$C$5:.$I$1017];7;0);IF([.$B150]=&quot;E&quot;;&quot;x&quot;;IF([.$B150]=&quot;-&quot;;&quot;-&quot;;&quot;ND&quot;)))" office:value-type="string" office:string-value="x">
            <text:p>x</text:p>
          </table:table-cell>
          <table:table-cell table:style-name="ce26" table:formula="of:=IF([.B150]=&quot;R&quot;;0;IF([.B150]=&quot;-&quot;;0;4))" office:value-type="float" office:value="4">
            <text:p>4</text:p>
          </table:table-cell>
          <table:table-cell table:style-name="ce26" table:formula="of:=IF([.B150]=&quot;R&quot;;0;COUNTIF([.F150:.I15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cancel"));</text:p>
          </table:table-cell>
          <table:table-cell table:style-name="ce3" office:value-type="string">
            <text:p>E</text:p>
          </table:table-cell>
          <table:table-cell table:style-name="ce3" office:value-type="float" office:value="72">
            <text:p>72</text:p>
          </table:table-cell>
          <table:table-cell table:style-name="ce6"/>
          <table:table-cell table:style-name="ce12" office:value-type="string">
            <text:p>dialog-cancel</text:p>
          </table:table-cell>
          <table:table-cell table:style-name="ce18" table:formula="of:=IF([.$B151]=&quot;R&quot;;VLOOKUP([.$C151];[.$C$5:.$I$1017];5;0);IF([.$B151]=&quot;E&quot;;&quot;x&quot;;IF([.$B151]=&quot;-&quot;;&quot;-&quot;;&quot;ND&quot;)))" office:value-type="string" office:string-value="x">
            <text:p>x</text:p>
          </table:table-cell>
          <table:table-cell table:style-name="ce18" table:formula="of:=IF([.$B151]=&quot;R&quot;;VLOOKUP([.$C151];[.$C$5:.$I$1017];5;0);IF([.$B151]=&quot;E&quot;;&quot;x&quot;;IF([.$B151]=&quot;-&quot;;&quot;-&quot;;&quot;ND&quot;)))" office:value-type="string" office:string-value="x">
            <text:p>x</text:p>
          </table:table-cell>
          <table:table-cell table:style-name="ce18" table:formula="of:=IF([.$B151]=&quot;R&quot;;VLOOKUP([.$C151];[.$C$5:.$I$1017];6;0);IF([.$B151]=&quot;E&quot;;&quot;x&quot;;IF([.$B151]=&quot;-&quot;;&quot;-&quot;;&quot;ND&quot;)))" office:value-type="string" office:string-value="x">
            <text:p>x</text:p>
          </table:table-cell>
          <table:table-cell table:style-name="ce18" table:formula="of:=IF([.$B151]=&quot;R&quot;;VLOOKUP([.$C151];[.$C$5:.$I$1017];7;0);IF([.$B151]=&quot;E&quot;;&quot;x&quot;;IF([.$B151]=&quot;-&quot;;&quot;-&quot;;&quot;ND&quot;)))" office:value-type="string" office:string-value="x">
            <text:p>x</text:p>
          </table:table-cell>
          <table:table-cell table:style-name="ce26" table:formula="of:=IF([.B151]=&quot;R&quot;;0;IF([.B151]=&quot;-&quot;;0;4))" office:value-type="float" office:value="4">
            <text:p>4</text:p>
          </table:table-cell>
          <table:table-cell table:style-name="ce26" table:formula="of:=IF([.B151]=&quot;R&quot;;0;COUNTIF([.F151:.I15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ok"));</text:p>
          </table:table-cell>
          <table:table-cell table:style-name="ce3" office:value-type="string">
            <text:p>E</text:p>
          </table:table-cell>
          <table:table-cell table:style-name="ce3" office:value-type="float" office:value="73">
            <text:p>73</text:p>
          </table:table-cell>
          <table:table-cell table:style-name="ce6"/>
          <table:table-cell table:style-name="ce12" office:value-type="string">
            <text:p>dialog-ok</text:p>
          </table:table-cell>
          <table:table-cell table:style-name="ce18" table:formula="of:=IF([.$B152]=&quot;R&quot;;VLOOKUP([.$C152];[.$C$5:.$I$1017];5;0);IF([.$B152]=&quot;E&quot;;&quot;x&quot;;IF([.$B152]=&quot;-&quot;;&quot;-&quot;;&quot;ND&quot;)))" office:value-type="string" office:string-value="x">
            <text:p>x</text:p>
          </table:table-cell>
          <table:table-cell table:style-name="ce18" table:formula="of:=IF([.$B152]=&quot;R&quot;;VLOOKUP([.$C152];[.$C$5:.$I$1017];5;0);IF([.$B152]=&quot;E&quot;;&quot;x&quot;;IF([.$B152]=&quot;-&quot;;&quot;-&quot;;&quot;ND&quot;)))" office:value-type="string" office:string-value="x">
            <text:p>x</text:p>
          </table:table-cell>
          <table:table-cell table:style-name="ce18" table:formula="of:=IF([.$B152]=&quot;R&quot;;VLOOKUP([.$C152];[.$C$5:.$I$1017];6;0);IF([.$B152]=&quot;E&quot;;&quot;x&quot;;IF([.$B152]=&quot;-&quot;;&quot;-&quot;;&quot;ND&quot;)))" office:value-type="string" office:string-value="x">
            <text:p>x</text:p>
          </table:table-cell>
          <table:table-cell table:style-name="ce18" table:formula="of:=IF([.$B152]=&quot;R&quot;;VLOOKUP([.$C152];[.$C$5:.$I$1017];7;0);IF([.$B152]=&quot;E&quot;;&quot;x&quot;;IF([.$B152]=&quot;-&quot;;&quot;-&quot;;&quot;ND&quot;)))" office:value-type="string" office:string-value="x">
            <text:p>x</text:p>
          </table:table-cell>
          <table:table-cell table:style-name="ce26" table:formula="of:=IF([.B152]=&quot;R&quot;;0;IF([.B152]=&quot;-&quot;;0;4))" office:value-type="float" office:value="4">
            <text:p>4</text:p>
          </table:table-cell>
          <table:table-cell table:style-name="ce26" table:formula="of:=IF([.B152]=&quot;R&quot;;0;COUNTIF([.F152:.I15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removeButton = new KPushButton(KIcon("edit-delete"), i18n("&amp;Remove Connection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153]=&quot;R&quot;;VLOOKUP([.$C153];[.$C$5:.$I$1017];5;0);IF([.$B153]=&quot;E&quot;;&quot;x&quot;;IF([.$B153]=&quot;-&quot;;&quot;-&quot;;&quot;ND&quot;)))" office:value-type="string" office:string-value="x">
            <text:p>x</text:p>
          </table:table-cell>
          <table:table-cell table:style-name="ce18" table:formula="of:=IF([.$B153]=&quot;R&quot;;VLOOKUP([.$C153];[.$C$5:.$I$1017];5;0);IF([.$B153]=&quot;E&quot;;&quot;x&quot;;IF([.$B153]=&quot;-&quot;;&quot;-&quot;;&quot;ND&quot;)))" office:value-type="string" office:string-value="x">
            <text:p>x</text:p>
          </table:table-cell>
          <table:table-cell table:style-name="ce18" table:formula="of:=IF([.$B153]=&quot;R&quot;;VLOOKUP([.$C153];[.$C$5:.$I$1017];6;0);IF([.$B153]=&quot;E&quot;;&quot;x&quot;;IF([.$B153]=&quot;-&quot;;&quot;-&quot;;&quot;ND&quot;)))" office:value-type="string" office:string-value="x">
            <text:p>x</text:p>
          </table:table-cell>
          <table:table-cell table:style-name="ce18" table:formula="of:=IF([.$B153]=&quot;R&quot;;VLOOKUP([.$C153];[.$C$5:.$I$1017];7;0);IF([.$B153]=&quot;E&quot;;&quot;x&quot;;IF([.$B153]=&quot;-&quot;;&quot;-&quot;;&quot;ND&quot;)))" office:value-type="string" office:string-value="x">
            <text:p>x</text:p>
          </table:table-cell>
          <table:table-cell table:style-name="ce26" table:formula="of:=IF([.B153]=&quot;R&quot;;0;IF([.B153]=&quot;-&quot;;0;4))" office:value-type="float" office:value="0">
            <text:p>0</text:p>
          </table:table-cell>
          <table:table-cell table:style-name="ce26" table:formula="of:=IF([.B153]=&quot;R&quot;;0;COUNTIF([.F153:.I1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editlistviewdialog.cpp: <text:s text:c="3"/>add-&gt;setIconSet(KIcon("edit_add"));</text:p>
          </table:table-cell>
          <table:table-cell table:style-name="ce3" office:value-type="string">
            <text:p>N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edit_add</text:p>
          </table:table-cell>
          <table:table-cell table:style-name="ce6"/>
          <table:table-cell table:style-name="ce18" table:formula="of:=IF([.$B154]=&quot;R&quot;;VLOOKUP([.$C154];[.$C$5:.$I$1017];5;0);IF([.$B154]=&quot;E&quot;;&quot;x&quot;;IF([.$B154]=&quot;-&quot;;&quot;-&quot;;&quot;ND&quot;)))" office:value-type="string" office:string-value="ND">
            <text:p>ND</text:p>
          </table:table-cell>
          <table:table-cell table:style-name="ce18" table:formula="of:=IF([.$B154]=&quot;R&quot;;VLOOKUP([.$C154];[.$C$5:.$I$1017];5;0);IF([.$B154]=&quot;E&quot;;&quot;x&quot;;IF([.$B154]=&quot;-&quot;;&quot;-&quot;;&quot;ND&quot;)))" office:value-type="string" office:string-value="ND">
            <text:p>ND</text:p>
          </table:table-cell>
          <table:table-cell table:style-name="ce18" table:formula="of:=IF([.$B154]=&quot;R&quot;;VLOOKUP([.$C154];[.$C$5:.$I$1017];6;0);IF([.$B154]=&quot;E&quot;;&quot;x&quot;;IF([.$B154]=&quot;-&quot;;&quot;-&quot;;&quot;ND&quot;)))" office:value-type="string" office:string-value="ND">
            <text:p>ND</text:p>
          </table:table-cell>
          <table:table-cell table:style-name="ce18" table:formula="of:=IF([.$B154]=&quot;R&quot;;VLOOKUP([.$C154];[.$C$5:.$I$1017];7;0);IF([.$B154]=&quot;E&quot;;&quot;x&quot;;IF([.$B154]=&quot;-&quot;;&quot;-&quot;;&quot;ND&quot;)))" office:value-type="string" office:string-value="ND">
            <text:p>ND</text:p>
          </table:table-cell>
          <table:table-cell table:style-name="ce26" table:formula="of:=IF([.B154]=&quot;R&quot;;0;IF([.B154]=&quot;-&quot;;0;4))" office:value-type="float" office:value="4">
            <text:p>4</text:p>
          </table:table-cell>
          <table:table-cell table:style-name="ce26" table:formula="of:=IF([.B154]=&quot;R&quot;;0;COUNTIF([.F154:.I1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delRow-&gt;setIconSet(KIcon("edit_remove"));</text:p>
          </table:table-cell>
          <table:table-cell table:style-name="ce3" office:value-type="string">
            <text:p>N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edit_remove (“edit-delete” exists on oxy)</text:p>
          </table:table-cell>
          <table:table-cell table:style-name="ce6"/>
          <table:table-cell table:style-name="ce18" table:formula="of:=IF([.$B155]=&quot;R&quot;;VLOOKUP([.$C155];[.$C$5:.$I$1017];5;0);IF([.$B155]=&quot;E&quot;;&quot;x&quot;;IF([.$B155]=&quot;-&quot;;&quot;-&quot;;&quot;ND&quot;)))" office:value-type="string" office:string-value="ND">
            <text:p>ND</text:p>
          </table:table-cell>
          <table:table-cell table:style-name="ce18" table:formula="of:=IF([.$B155]=&quot;R&quot;;VLOOKUP([.$C155];[.$C$5:.$I$1017];5;0);IF([.$B155]=&quot;E&quot;;&quot;x&quot;;IF([.$B155]=&quot;-&quot;;&quot;-&quot;;&quot;ND&quot;)))" office:value-type="string" office:string-value="ND">
            <text:p>ND</text:p>
          </table:table-cell>
          <table:table-cell table:style-name="ce18" table:formula="of:=IF([.$B155]=&quot;R&quot;;VLOOKUP([.$C155];[.$C$5:.$I$1017];6;0);IF([.$B155]=&quot;E&quot;;&quot;x&quot;;IF([.$B155]=&quot;-&quot;;&quot;-&quot;;&quot;ND&quot;)))" office:value-type="string" office:string-value="ND">
            <text:p>ND</text:p>
          </table:table-cell>
          <table:table-cell table:style-name="ce18" table:formula="of:=IF([.$B155]=&quot;R&quot;;VLOOKUP([.$C155];[.$C$5:.$I$1017];7;0);IF([.$B155]=&quot;E&quot;;&quot;x&quot;;IF([.$B155]=&quot;-&quot;;&quot;-&quot;;&quot;ND&quot;)))" office:value-type="string" office:string-value="ND">
            <text:p>ND</text:p>
          </table:table-cell>
          <table:table-cell table:style-name="ce26" table:formula="of:=IF([.B155]=&quot;R&quot;;0;IF([.B155]=&quot;-&quot;;0;4))" office:value-type="float" office:value="4">
            <text:p>4</text:p>
          </table:table-cell>
          <table:table-cell table:style-name="ce26" table:formula="of:=IF([.B155]=&quot;R&quot;;0;COUNTIF([.F155:.I1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down-&gt;setIconSet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/>
          <table:table-cell table:style-name="ce12" office:value-type="string">
            <text:p>arrow-down</text:p>
          </table:table-cell>
          <table:table-cell table:style-name="ce18" table:formula="of:=IF([.$B156]=&quot;R&quot;;VLOOKUP([.$C156];[.$C$5:.$I$1017];5;0);IF([.$B156]=&quot;E&quot;;&quot;x&quot;;IF([.$B156]=&quot;-&quot;;&quot;-&quot;;&quot;ND&quot;)))" office:value-type="string" office:string-value="x">
            <text:p>x</text:p>
          </table:table-cell>
          <table:table-cell table:style-name="ce18" table:formula="of:=IF([.$B156]=&quot;R&quot;;VLOOKUP([.$C156];[.$C$5:.$I$1017];5;0);IF([.$B156]=&quot;E&quot;;&quot;x&quot;;IF([.$B156]=&quot;-&quot;;&quot;-&quot;;&quot;ND&quot;)))" office:value-type="string" office:string-value="x">
            <text:p>x</text:p>
          </table:table-cell>
          <table:table-cell table:style-name="ce18" table:formula="of:=IF([.$B156]=&quot;R&quot;;VLOOKUP([.$C156];[.$C$5:.$I$1017];6;0);IF([.$B156]=&quot;E&quot;;&quot;x&quot;;IF([.$B156]=&quot;-&quot;;&quot;-&quot;;&quot;ND&quot;)))" office:value-type="string" office:string-value="x">
            <text:p>x</text:p>
          </table:table-cell>
          <table:table-cell table:style-name="ce18" table:formula="of:=IF([.$B156]=&quot;R&quot;;VLOOKUP([.$C156];[.$C$5:.$I$1017];7;0);IF([.$B156]=&quot;E&quot;;&quot;x&quot;;IF([.$B156]=&quot;-&quot;;&quot;-&quot;;&quot;ND&quot;)))" office:value-type="string" office:string-value="x">
            <text:p>x</text:p>
          </table:table-cell>
          <table:table-cell table:style-name="ce26" table:formula="of:=IF([.B156]=&quot;R&quot;;0;IF([.B156]=&quot;-&quot;;0;4))" office:value-type="float" office:value="0">
            <text:p>0</text:p>
          </table:table-cell>
          <table:table-cell table:style-name="ce26" table:formula="of:=IF([.B156]=&quot;R&quot;;0;COUNTIF([.F156:.I1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newChild-&gt;setIconSet(KIcon("arrow-right"));</text:p>
          </table:table-cell>
          <table:table-cell table:style-name="ce3" office:value-type="string">
            <text:p>E</text:p>
          </table:table-cell>
          <table:table-cell table:style-name="ce3" office:value-type="float" office:value="76">
            <text:p>76</text:p>
          </table:table-cell>
          <table:table-cell table:style-name="ce6"/>
          <table:table-cell table:style-name="ce12" office:value-type="string">
            <text:p>arrow-right</text:p>
          </table:table-cell>
          <table:table-cell table:style-name="ce18" table:formula="of:=IF([.$B157]=&quot;R&quot;;VLOOKUP([.$C157];[.$C$5:.$I$1017];5;0);IF([.$B157]=&quot;E&quot;;&quot;x&quot;;IF([.$B157]=&quot;-&quot;;&quot;-&quot;;&quot;ND&quot;)))" office:value-type="string" office:string-value="x">
            <text:p>x</text:p>
          </table:table-cell>
          <table:table-cell table:style-name="ce18" table:formula="of:=IF([.$B157]=&quot;R&quot;;VLOOKUP([.$C157];[.$C$5:.$I$1017];5;0);IF([.$B157]=&quot;E&quot;;&quot;x&quot;;IF([.$B157]=&quot;-&quot;;&quot;-&quot;;&quot;ND&quot;)))" office:value-type="string" office:string-value="x">
            <text:p>x</text:p>
          </table:table-cell>
          <table:table-cell table:style-name="ce18" table:formula="of:=IF([.$B157]=&quot;R&quot;;VLOOKUP([.$C157];[.$C$5:.$I$1017];6;0);IF([.$B157]=&quot;E&quot;;&quot;x&quot;;IF([.$B157]=&quot;-&quot;;&quot;-&quot;;&quot;ND&quot;)))" office:value-type="string" office:string-value="x">
            <text:p>x</text:p>
          </table:table-cell>
          <table:table-cell table:style-name="ce18" table:formula="of:=IF([.$B157]=&quot;R&quot;;VLOOKUP([.$C157];[.$C$5:.$I$1017];7;0);IF([.$B157]=&quot;E&quot;;&quot;x&quot;;IF([.$B157]=&quot;-&quot;;&quot;-&quot;;&quot;ND&quot;)))" office:value-type="string" office:string-value="x">
            <text:p>x</text:p>
          </table:table-cell>
          <table:table-cell table:style-name="ce26" table:formula="of:=IF([.B157]=&quot;R&quot;;0;IF([.B157]=&quot;-&quot;;0;4))" office:value-type="float" office:value="4">
            <text:p>4</text:p>
          </table:table-cell>
          <table:table-cell table:style-name="ce26" table:formula="of:=IF([.B157]=&quot;R&quot;;0;COUNTIF([.F157:.I15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newRow-&gt;setIconSet(KIcon("edit_add"));</text:p>
          </table:table-cell>
          <table:table-cell table:style-name="ce3" office:value-type="string">
            <text:p>R</text:p>
          </table:table-cell>
          <table:table-cell table:style-name="ce3" office:value-type="float" office:value="74">
            <text:p>74</text:p>
          </table:table-cell>
          <table:table-cell table:style-name="ce6" table:number-columns-repeated="2"/>
          <table:table-cell table:style-name="ce18" table:formula="of:=IF([.$B158]=&quot;R&quot;;VLOOKUP([.$C158];[.$C$5:.$I$1017];5;0);IF([.$B158]=&quot;E&quot;;&quot;x&quot;;IF([.$B158]=&quot;-&quot;;&quot;-&quot;;&quot;ND&quot;)))" office:value-type="string" office:string-value="ND">
            <text:p>ND</text:p>
          </table:table-cell>
          <table:table-cell table:style-name="ce18" table:formula="of:=IF([.$B158]=&quot;R&quot;;VLOOKUP([.$C158];[.$C$5:.$I$1017];5;0);IF([.$B158]=&quot;E&quot;;&quot;x&quot;;IF([.$B158]=&quot;-&quot;;&quot;-&quot;;&quot;ND&quot;)))" office:value-type="string" office:string-value="ND">
            <text:p>ND</text:p>
          </table:table-cell>
          <table:table-cell table:style-name="ce18" table:formula="of:=IF([.$B158]=&quot;R&quot;;VLOOKUP([.$C158];[.$C$5:.$I$1017];6;0);IF([.$B158]=&quot;E&quot;;&quot;x&quot;;IF([.$B158]=&quot;-&quot;;&quot;-&quot;;&quot;ND&quot;)))" office:value-type="string" office:string-value="ND">
            <text:p>ND</text:p>
          </table:table-cell>
          <table:table-cell table:style-name="ce18" table:formula="of:=IF([.$B158]=&quot;R&quot;;VLOOKUP([.$C158];[.$C$5:.$I$1017];7;0);IF([.$B158]=&quot;E&quot;;&quot;x&quot;;IF([.$B158]=&quot;-&quot;;&quot;-&quot;;&quot;ND&quot;)))" office:value-type="string" office:string-value="ND">
            <text:p>ND</text:p>
          </table:table-cell>
          <table:table-cell table:style-name="ce26" table:formula="of:=IF([.B158]=&quot;R&quot;;0;IF([.B158]=&quot;-&quot;;0;4))" office:value-type="float" office:value="0">
            <text:p>0</text:p>
          </table:table-cell>
          <table:table-cell table:style-name="ce26" table:formula="of:=IF([.B158]=&quot;R&quot;;0;COUNTIF([.F158:.I1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remove-&gt;setIconSet(KIcon("edit_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75">
            <text:p>75</text:p>
          </table:table-cell>
          <table:table-cell table:style-name="ce6" table:number-columns-repeated="2"/>
          <table:table-cell table:style-name="ce18" table:formula="of:=IF([.$B159]=&quot;R&quot;;VLOOKUP([.$C159];[.$C$5:.$I$1017];5;0);IF([.$B159]=&quot;E&quot;;&quot;x&quot;;IF([.$B159]=&quot;-&quot;;&quot;-&quot;;&quot;ND&quot;)))" office:value-type="string" office:string-value="ND">
            <text:p>ND</text:p>
          </table:table-cell>
          <table:table-cell table:style-name="ce18" table:formula="of:=IF([.$B159]=&quot;R&quot;;VLOOKUP([.$C159];[.$C$5:.$I$1017];5;0);IF([.$B159]=&quot;E&quot;;&quot;x&quot;;IF([.$B159]=&quot;-&quot;;&quot;-&quot;;&quot;ND&quot;)))" office:value-type="string" office:string-value="ND">
            <text:p>ND</text:p>
          </table:table-cell>
          <table:table-cell table:style-name="ce18" table:formula="of:=IF([.$B159]=&quot;R&quot;;VLOOKUP([.$C159];[.$C$5:.$I$1017];6;0);IF([.$B159]=&quot;E&quot;;&quot;x&quot;;IF([.$B159]=&quot;-&quot;;&quot;-&quot;;&quot;ND&quot;)))" office:value-type="string" office:string-value="ND">
            <text:p>ND</text:p>
          </table:table-cell>
          <table:table-cell table:style-name="ce18" table:formula="of:=IF([.$B159]=&quot;R&quot;;VLOOKUP([.$C159];[.$C$5:.$I$1017];7;0);IF([.$B159]=&quot;E&quot;;&quot;x&quot;;IF([.$B159]=&quot;-&quot;;&quot;-&quot;;&quot;ND&quot;)))" office:value-type="string" office:string-value="ND">
            <text:p>ND</text:p>
          </table:table-cell>
          <table:table-cell table:style-name="ce26" table:formula="of:=IF([.B159]=&quot;R&quot;;0;IF([.B159]=&quot;-&quot;;0;4))" office:value-type="float" office:value="0">
            <text:p>0</text:p>
          </table:table-cell>
          <table:table-cell table:style-name="ce26" table:formula="of:=IF([.B159]=&quot;R&quot;;0;COUNTIF([.F159:.I1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rowDown-&gt;setIconSet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160]=&quot;R&quot;;VLOOKUP([.$C160];[.$C$5:.$I$1017];5;0);IF([.$B160]=&quot;E&quot;;&quot;x&quot;;IF([.$B160]=&quot;-&quot;;&quot;-&quot;;&quot;ND&quot;)))" office:value-type="string" office:string-value="x">
            <text:p>x</text:p>
          </table:table-cell>
          <table:table-cell table:style-name="ce18" table:formula="of:=IF([.$B160]=&quot;R&quot;;VLOOKUP([.$C160];[.$C$5:.$I$1017];5;0);IF([.$B160]=&quot;E&quot;;&quot;x&quot;;IF([.$B160]=&quot;-&quot;;&quot;-&quot;;&quot;ND&quot;)))" office:value-type="string" office:string-value="x">
            <text:p>x</text:p>
          </table:table-cell>
          <table:table-cell table:style-name="ce18" table:formula="of:=IF([.$B160]=&quot;R&quot;;VLOOKUP([.$C160];[.$C$5:.$I$1017];6;0);IF([.$B160]=&quot;E&quot;;&quot;x&quot;;IF([.$B160]=&quot;-&quot;;&quot;-&quot;;&quot;ND&quot;)))" office:value-type="string" office:string-value="x">
            <text:p>x</text:p>
          </table:table-cell>
          <table:table-cell table:style-name="ce18" table:formula="of:=IF([.$B160]=&quot;R&quot;;VLOOKUP([.$C160];[.$C$5:.$I$1017];7;0);IF([.$B160]=&quot;E&quot;;&quot;x&quot;;IF([.$B160]=&quot;-&quot;;&quot;-&quot;;&quot;ND&quot;)))" office:value-type="string" office:string-value="x">
            <text:p>x</text:p>
          </table:table-cell>
          <table:table-cell table:style-name="ce26" table:formula="of:=IF([.B160]=&quot;R&quot;;0;IF([.B160]=&quot;-&quot;;0;4))" office:value-type="float" office:value="0">
            <text:p>0</text:p>
          </table:table-cell>
          <table:table-cell table:style-name="ce26" table:formula="of:=IF([.B160]=&quot;R&quot;;0;COUNTIF([.F160:.I1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rowUp-&gt;setIconSet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161]=&quot;R&quot;;VLOOKUP([.$C161];[.$C$5:.$I$1017];5;0);IF([.$B161]=&quot;E&quot;;&quot;x&quot;;IF([.$B161]=&quot;-&quot;;&quot;-&quot;;&quot;ND&quot;)))" office:value-type="string" office:string-value="x">
            <text:p>x</text:p>
          </table:table-cell>
          <table:table-cell table:style-name="ce18" table:formula="of:=IF([.$B161]=&quot;R&quot;;VLOOKUP([.$C161];[.$C$5:.$I$1017];5;0);IF([.$B161]=&quot;E&quot;;&quot;x&quot;;IF([.$B161]=&quot;-&quot;;&quot;-&quot;;&quot;ND&quot;)))" office:value-type="string" office:string-value="x">
            <text:p>x</text:p>
          </table:table-cell>
          <table:table-cell table:style-name="ce18" table:formula="of:=IF([.$B161]=&quot;R&quot;;VLOOKUP([.$C161];[.$C$5:.$I$1017];6;0);IF([.$B161]=&quot;E&quot;;&quot;x&quot;;IF([.$B161]=&quot;-&quot;;&quot;-&quot;;&quot;ND&quot;)))" office:value-type="string" office:string-value="x">
            <text:p>x</text:p>
          </table:table-cell>
          <table:table-cell table:style-name="ce18" table:formula="of:=IF([.$B161]=&quot;R&quot;;VLOOKUP([.$C161];[.$C$5:.$I$1017];7;0);IF([.$B161]=&quot;E&quot;;&quot;x&quot;;IF([.$B161]=&quot;-&quot;;&quot;-&quot;;&quot;ND&quot;)))" office:value-type="string" office:string-value="x">
            <text:p>x</text:p>
          </table:table-cell>
          <table:table-cell table:style-name="ce26" table:formula="of:=IF([.B161]=&quot;R&quot;;0;IF([.B161]=&quot;-&quot;;0;4))" office:value-type="float" office:value="0">
            <text:p>0</text:p>
          </table:table-cell>
          <table:table-cell table:style-name="ce26" table:formula="of:=IF([.B161]=&quot;R&quot;;0;COUNTIF([.F161:.I1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editlistviewdialog.cpp: <text:s text:c="3"/>up-&gt;setIconSet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162]=&quot;R&quot;;VLOOKUP([.$C162];[.$C$5:.$I$1017];5;0);IF([.$B162]=&quot;E&quot;;&quot;x&quot;;IF([.$B162]=&quot;-&quot;;&quot;-&quot;;&quot;ND&quot;)))" office:value-type="string" office:string-value="x">
            <text:p>x</text:p>
          </table:table-cell>
          <table:table-cell table:style-name="ce18" table:formula="of:=IF([.$B162]=&quot;R&quot;;VLOOKUP([.$C162];[.$C$5:.$I$1017];5;0);IF([.$B162]=&quot;E&quot;;&quot;x&quot;;IF([.$B162]=&quot;-&quot;;&quot;-&quot;;&quot;ND&quot;)))" office:value-type="string" office:string-value="x">
            <text:p>x</text:p>
          </table:table-cell>
          <table:table-cell table:style-name="ce18" table:formula="of:=IF([.$B162]=&quot;R&quot;;VLOOKUP([.$C162];[.$C$5:.$I$1017];6;0);IF([.$B162]=&quot;E&quot;;&quot;x&quot;;IF([.$B162]=&quot;-&quot;;&quot;-&quot;;&quot;ND&quot;)))" office:value-type="string" office:string-value="x">
            <text:p>x</text:p>
          </table:table-cell>
          <table:table-cell table:style-name="ce18" table:formula="of:=IF([.$B162]=&quot;R&quot;;VLOOKUP([.$C162];[.$C$5:.$I$1017];7;0);IF([.$B162]=&quot;E&quot;;&quot;x&quot;;IF([.$B162]=&quot;-&quot;;&quot;-&quot;;&quot;ND&quot;)))" office:value-type="string" office:string-value="x">
            <text:p>x</text:p>
          </table:table-cell>
          <table:table-cell table:style-name="ce26" table:formula="of:=IF([.B162]=&quot;R&quot;;0;IF([.B162]=&quot;-&quot;;0;4))" office:value-type="float" office:value="0">
            <text:p>0</text:p>
          </table:table-cell>
          <table:table-cell table:style-name="ce26" table:formula="of:=IF([.B162]=&quot;R&quot;;0;COUNTIF([.F162:.I1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edit-rename"), i18nc("Rename tab widget's page", "Rename Page..."),</text:p>
          </table:table-cell>
          <table:table-cell table:style-name="ce3" office:value-type="string">
            <text:p>E</text:p>
          </table:table-cell>
          <table:table-cell table:style-name="ce3" office:value-type="float" office:value="77">
            <text:p>77</text:p>
          </table:table-cell>
          <table:table-cell table:style-name="ce6"/>
          <table:table-cell table:style-name="ce12" office:value-type="string">
            <text:p>edit-rename</text:p>
          </table:table-cell>
          <table:table-cell table:style-name="ce18" table:formula="of:=IF([.$B163]=&quot;R&quot;;VLOOKUP([.$C163];[.$C$5:.$I$1017];5;0);IF([.$B163]=&quot;E&quot;;&quot;x&quot;;IF([.$B163]=&quot;-&quot;;&quot;-&quot;;&quot;ND&quot;)))" office:value-type="string" office:string-value="x">
            <text:p>x</text:p>
          </table:table-cell>
          <table:table-cell table:style-name="ce18" table:formula="of:=IF([.$B163]=&quot;R&quot;;VLOOKUP([.$C163];[.$C$5:.$I$1017];5;0);IF([.$B163]=&quot;E&quot;;&quot;x&quot;;IF([.$B163]=&quot;-&quot;;&quot;-&quot;;&quot;ND&quot;)))" office:value-type="string" office:string-value="x">
            <text:p>x</text:p>
          </table:table-cell>
          <table:table-cell table:style-name="ce18" table:formula="of:=IF([.$B163]=&quot;R&quot;;VLOOKUP([.$C163];[.$C$5:.$I$1017];6;0);IF([.$B163]=&quot;E&quot;;&quot;x&quot;;IF([.$B163]=&quot;-&quot;;&quot;-&quot;;&quot;ND&quot;)))" office:value-type="string" office:string-value="x">
            <text:p>x</text:p>
          </table:table-cell>
          <table:table-cell table:style-name="ce18" table:formula="of:=IF([.$B163]=&quot;R&quot;;VLOOKUP([.$C163];[.$C$5:.$I$1017];7;0);IF([.$B163]=&quot;E&quot;;&quot;x&quot;;IF([.$B163]=&quot;-&quot;;&quot;-&quot;;&quot;ND&quot;)))" office:value-type="string" office:string-value="x">
            <text:p>x</text:p>
          </table:table-cell>
          <table:table-cell table:style-name="ce26" table:formula="of:=IF([.B163]=&quot;R&quot;;0;IF([.B163]=&quot;-&quot;;0;4))" office:value-type="float" office:value="4">
            <text:p>4</text:p>
          </table:table-cell>
          <table:table-cell table:style-name="ce26" table:formula="of:=IF([.B163]=&quot;R&quot;;0;COUNTIF([.F163:.I16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page from a stacked widget", "Remove Page"),</text:p>
          </table:table-cell>
          <table:table-cell table:style-name="ce3" office:value-type="string">
            <text:p>E</text:p>
          </table:table-cell>
          <table:table-cell table:style-name="ce3" office:value-type="float" office:value="78">
            <text:p>78</text:p>
          </table:table-cell>
          <table:table-cell table:style-name="ce6"/>
          <table:table-cell table:style-name="ce12" office:value-type="string">
            <text:p>tab-close-other</text:p>
          </table:table-cell>
          <table:table-cell table:style-name="ce18" table:formula="of:=IF([.$B164]=&quot;R&quot;;VLOOKUP([.$C164];[.$C$5:.$I$1017];5;0);IF([.$B164]=&quot;E&quot;;&quot;x&quot;;IF([.$B164]=&quot;-&quot;;&quot;-&quot;;&quot;ND&quot;)))" office:value-type="string" office:string-value="x">
            <text:p>x</text:p>
          </table:table-cell>
          <table:table-cell table:style-name="ce18" table:formula="of:=IF([.$B164]=&quot;R&quot;;VLOOKUP([.$C164];[.$C$5:.$I$1017];5;0);IF([.$B164]=&quot;E&quot;;&quot;x&quot;;IF([.$B164]=&quot;-&quot;;&quot;-&quot;;&quot;ND&quot;)))" office:value-type="string" office:string-value="x">
            <text:p>x</text:p>
          </table:table-cell>
          <table:table-cell table:style-name="ce18" table:formula="of:=IF([.$B164]=&quot;R&quot;;VLOOKUP([.$C164];[.$C$5:.$I$1017];6;0);IF([.$B164]=&quot;E&quot;;&quot;x&quot;;IF([.$B164]=&quot;-&quot;;&quot;-&quot;;&quot;ND&quot;)))" office:value-type="string" office:string-value="x">
            <text:p>x</text:p>
          </table:table-cell>
          <table:table-cell table:style-name="ce18" table:formula="of:=IF([.$B164]=&quot;R&quot;;VLOOKUP([.$C164];[.$C$5:.$I$1017];7;0);IF([.$B164]=&quot;E&quot;;&quot;x&quot;;IF([.$B164]=&quot;-&quot;;&quot;-&quot;;&quot;ND&quot;)))" office:value-type="string" office:string-value="x">
            <text:p>x</text:p>
          </table:table-cell>
          <table:table-cell table:style-name="ce26" table:formula="of:=IF([.B164]=&quot;R&quot;;0;IF([.B164]=&quot;-&quot;;0;4))" office:value-type="float" office:value="4">
            <text:p>4</text:p>
          </table:table-cell>
          <table:table-cell table:style-name="ce26" table:formula="of:=IF([.B164]=&quot;R&quot;;0;COUNTIF([.F164:.I1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tab widget's page", "Remove Page"),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6" table:number-columns-repeated="2"/>
          <table:table-cell table:style-name="ce18" table:formula="of:=IF([.$B165]=&quot;R&quot;;VLOOKUP([.$C165];[.$C$5:.$I$1017];5;0);IF([.$B165]=&quot;E&quot;;&quot;x&quot;;IF([.$B165]=&quot;-&quot;;&quot;-&quot;;&quot;ND&quot;)))" office:value-type="string" office:string-value="x">
            <text:p>x</text:p>
          </table:table-cell>
          <table:table-cell table:style-name="ce18" table:formula="of:=IF([.$B165]=&quot;R&quot;;VLOOKUP([.$C165];[.$C$5:.$I$1017];5;0);IF([.$B165]=&quot;E&quot;;&quot;x&quot;;IF([.$B165]=&quot;-&quot;;&quot;-&quot;;&quot;ND&quot;)))" office:value-type="string" office:string-value="x">
            <text:p>x</text:p>
          </table:table-cell>
          <table:table-cell table:style-name="ce18" table:formula="of:=IF([.$B165]=&quot;R&quot;;VLOOKUP([.$C165];[.$C$5:.$I$1017];6;0);IF([.$B165]=&quot;E&quot;;&quot;x&quot;;IF([.$B165]=&quot;-&quot;;&quot;-&quot;;&quot;ND&quot;)))" office:value-type="string" office:string-value="x">
            <text:p>x</text:p>
          </table:table-cell>
          <table:table-cell table:style-name="ce18" table:formula="of:=IF([.$B165]=&quot;R&quot;;VLOOKUP([.$C165];[.$C$5:.$I$1017];7;0);IF([.$B165]=&quot;E&quot;;&quot;x&quot;;IF([.$B165]=&quot;-&quot;;&quot;-&quot;;&quot;ND&quot;)))" office:value-type="string" office:string-value="x">
            <text:p>x</text:p>
          </table:table-cell>
          <table:table-cell table:style-name="ce26" table:formula="of:=IF([.B165]=&quot;R&quot;;0;IF([.B165]=&quot;-&quot;;0;4))" office:value-type="float" office:value="0">
            <text:p>0</text:p>
          </table:table-cell>
          <table:table-cell table:style-name="ce26" table:formula="of:=IF([.B165]=&quot;R&quot;;0;COUNTIF([.F165:.I1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a stacked widget", "Add Page..."),</text:p>
          </table:table-cell>
          <table:table-cell table:style-name="ce3" office:value-type="string">
            <text:p>E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12" office:value-type="string">
            <text:p>tab-new</text:p>
          </table:table-cell>
          <table:table-cell table:style-name="ce18" table:formula="of:=IF([.$B166]=&quot;R&quot;;VLOOKUP([.$C166];[.$C$5:.$I$1017];5;0);IF([.$B166]=&quot;E&quot;;&quot;x&quot;;IF([.$B166]=&quot;-&quot;;&quot;-&quot;;&quot;ND&quot;)))" office:value-type="string" office:string-value="x">
            <text:p>x</text:p>
          </table:table-cell>
          <table:table-cell table:style-name="ce18" table:formula="of:=IF([.$B166]=&quot;R&quot;;VLOOKUP([.$C166];[.$C$5:.$I$1017];5;0);IF([.$B166]=&quot;E&quot;;&quot;x&quot;;IF([.$B166]=&quot;-&quot;;&quot;-&quot;;&quot;ND&quot;)))" office:value-type="string" office:string-value="x">
            <text:p>x</text:p>
          </table:table-cell>
          <table:table-cell table:style-name="ce18" table:formula="of:=IF([.$B166]=&quot;R&quot;;VLOOKUP([.$C166];[.$C$5:.$I$1017];6;0);IF([.$B166]=&quot;E&quot;;&quot;x&quot;;IF([.$B166]=&quot;-&quot;;&quot;-&quot;;&quot;ND&quot;)))" office:value-type="string" office:string-value="x">
            <text:p>x</text:p>
          </table:table-cell>
          <table:table-cell table:style-name="ce18" table:formula="of:=IF([.$B166]=&quot;R&quot;;VLOOKUP([.$C166];[.$C$5:.$I$1017];7;0);IF([.$B166]=&quot;E&quot;;&quot;x&quot;;IF([.$B166]=&quot;-&quot;;&quot;-&quot;;&quot;ND&quot;)))" office:value-type="string" office:string-value="x">
            <text:p>x</text:p>
          </table:table-cell>
          <table:table-cell table:style-name="ce26" table:formula="of:=IF([.B166]=&quot;R&quot;;0;IF([.B166]=&quot;-&quot;;0;4))" office:value-type="float" office:value="4">
            <text:p>4</text:p>
          </table:table-cell>
          <table:table-cell table:style-name="ce26" table:formula="of:=IF([.B166]=&quot;R&quot;;0;COUNTIF([.F166:.I16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tab widget", "Add Page"),</text:p>
          </table:table-cell>
          <table:table-cell table:style-name="ce3" office:value-type="string">
            <text:p>R</text:p>
          </table:table-cell>
          <table:table-cell table:style-name="ce3" office:value-type="float" office:value="79">
            <text:p>79</text:p>
          </table:table-cell>
          <table:table-cell table:style-name="ce6" table:number-columns-repeated="2"/>
          <table:table-cell table:style-name="ce18" table:formula="of:=IF([.$B167]=&quot;R&quot;;VLOOKUP([.$C167];[.$C$5:.$I$1017];5;0);IF([.$B167]=&quot;E&quot;;&quot;x&quot;;IF([.$B167]=&quot;-&quot;;&quot;-&quot;;&quot;ND&quot;)))" office:value-type="string" office:string-value="x">
            <text:p>x</text:p>
          </table:table-cell>
          <table:table-cell table:style-name="ce18" table:formula="of:=IF([.$B167]=&quot;R&quot;;VLOOKUP([.$C167];[.$C$5:.$I$1017];5;0);IF([.$B167]=&quot;E&quot;;&quot;x&quot;;IF([.$B167]=&quot;-&quot;;&quot;-&quot;;&quot;ND&quot;)))" office:value-type="string" office:string-value="x">
            <text:p>x</text:p>
          </table:table-cell>
          <table:table-cell table:style-name="ce18" table:formula="of:=IF([.$B167]=&quot;R&quot;;VLOOKUP([.$C167];[.$C$5:.$I$1017];6;0);IF([.$B167]=&quot;E&quot;;&quot;x&quot;;IF([.$B167]=&quot;-&quot;;&quot;-&quot;;&quot;ND&quot;)))" office:value-type="string" office:string-value="x">
            <text:p>x</text:p>
          </table:table-cell>
          <table:table-cell table:style-name="ce18" table:formula="of:=IF([.$B167]=&quot;R&quot;;VLOOKUP([.$C167];[.$C$5:.$I$1017];7;0);IF([.$B167]=&quot;E&quot;;&quot;x&quot;;IF([.$B167]=&quot;-&quot;;&quot;-&quot;;&quot;ND&quot;)))" office:value-type="string" office:string-value="x">
            <text:p>x</text:p>
          </table:table-cell>
          <table:table-cell table:style-name="ce26" table:formula="of:=IF([.B167]=&quot;R&quot;;0;IF([.B167]=&quot;-&quot;;0;4))" office:value-type="float" office:value="0">
            <text:p>0</text:p>
          </table:table-cell>
          <table:table-cell table:style-name="ce26" table:formula="of:=IF([.B167]=&quot;R&quot;;0;COUNTIF([.F167:.I1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direction == Previous ? "go-previous" : "go-next"),</text:p>
          </table:table-cell>
          <table:table-cell table:style-name="ce3" office:value-type="string">
            <text:p>E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12" office:value-type="string">
            <text:p>go-previous</text:p>
          </table:table-cell>
          <table:table-cell table:style-name="ce18" table:formula="of:=IF([.$B168]=&quot;R&quot;;VLOOKUP([.$C168];[.$C$5:.$I$1017];5;0);IF([.$B168]=&quot;E&quot;;&quot;x&quot;;IF([.$B168]=&quot;-&quot;;&quot;-&quot;;&quot;ND&quot;)))" office:value-type="string" office:string-value="x">
            <text:p>x</text:p>
          </table:table-cell>
          <table:table-cell table:style-name="ce18" table:formula="of:=IF([.$B168]=&quot;R&quot;;VLOOKUP([.$C168];[.$C$5:.$I$1017];5;0);IF([.$B168]=&quot;E&quot;;&quot;x&quot;;IF([.$B168]=&quot;-&quot;;&quot;-&quot;;&quot;ND&quot;)))" office:value-type="string" office:string-value="x">
            <text:p>x</text:p>
          </table:table-cell>
          <table:table-cell table:style-name="ce18" table:formula="of:=IF([.$B168]=&quot;R&quot;;VLOOKUP([.$C168];[.$C$5:.$I$1017];6;0);IF([.$B168]=&quot;E&quot;;&quot;x&quot;;IF([.$B168]=&quot;-&quot;;&quot;-&quot;;&quot;ND&quot;)))" office:value-type="string" office:string-value="x">
            <text:p>x</text:p>
          </table:table-cell>
          <table:table-cell table:style-name="ce18" table:formula="of:=IF([.$B168]=&quot;R&quot;;VLOOKUP([.$C168];[.$C$5:.$I$1017];7;0);IF([.$B168]=&quot;E&quot;;&quot;x&quot;;IF([.$B168]=&quot;-&quot;;&quot;-&quot;;&quot;ND&quot;)))" office:value-type="string" office:string-value="x">
            <text:p>x</text:p>
          </table:table-cell>
          <table:table-cell table:style-name="ce26" table:formula="of:=IF([.B168]=&quot;R&quot;;0;IF([.B168]=&quot;-&quot;;0;4))" office:value-type="float" office:value="4">
            <text:p>4</text:p>
          </table:table-cell>
          <table:table-cell table:style-name="ce26" table:formula="of:=IF([.B168]=&quot;R&quot;;0;COUNTIF([.F168:.I16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direction == Previous ? "go-previous" : "go-next"),</text:p>
          </table:table-cell>
          <table:table-cell table:style-name="ce3" office:value-type="string">
            <text:p>E</text:p>
          </table:table-cell>
          <table:table-cell table:style-name="ce3" office:value-type="float" office:value="81">
            <text:p>81</text:p>
          </table:table-cell>
          <table:table-cell table:style-name="ce6"/>
          <table:table-cell table:style-name="ce6" office:value-type="string">
            <text:p>go-next</text:p>
          </table:table-cell>
          <table:table-cell table:style-name="ce18" table:formula="of:=IF([.$B169]=&quot;R&quot;;VLOOKUP([.$C169];[.$C$5:.$I$1017];5;0);IF([.$B169]=&quot;E&quot;;&quot;x&quot;;IF([.$B169]=&quot;-&quot;;&quot;-&quot;;&quot;ND&quot;)))" office:value-type="string" office:string-value="x">
            <text:p>x</text:p>
          </table:table-cell>
          <table:table-cell table:style-name="ce18" table:formula="of:=IF([.$B169]=&quot;R&quot;;VLOOKUP([.$C169];[.$C$5:.$I$1017];5;0);IF([.$B169]=&quot;E&quot;;&quot;x&quot;;IF([.$B169]=&quot;-&quot;;&quot;-&quot;;&quot;ND&quot;)))" office:value-type="string" office:string-value="x">
            <text:p>x</text:p>
          </table:table-cell>
          <table:table-cell table:style-name="ce18" table:formula="of:=IF([.$B169]=&quot;R&quot;;VLOOKUP([.$C169];[.$C$5:.$I$1017];6;0);IF([.$B169]=&quot;E&quot;;&quot;x&quot;;IF([.$B169]=&quot;-&quot;;&quot;-&quot;;&quot;ND&quot;)))" office:value-type="string" office:string-value="x">
            <text:p>x</text:p>
          </table:table-cell>
          <table:table-cell table:style-name="ce18" table:formula="of:=IF([.$B169]=&quot;R&quot;;VLOOKUP([.$C169];[.$C$5:.$I$1017];7;0);IF([.$B169]=&quot;E&quot;;&quot;x&quot;;IF([.$B169]=&quot;-&quot;;&quot;-&quot;;&quot;ND&quot;)))" office:value-type="string" office:string-value="x">
            <text:p>x</text:p>
          </table:table-cell>
          <table:table-cell table:style-name="ce26" table:formula="of:=IF([.B169]=&quot;R&quot;;0;IF([.B169]=&quot;-&quot;;0;4))" office:value-type="float" office:value="4">
            <text:p>4</text:p>
          </table:table-cell>
          <table:table-cell table:style-name="ce26" table:formula="of:=IF([.B169]=&quot;R&quot;;0;COUNTIF([.F169:.I16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if (property == "windowIconText"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70]=&quot;R&quot;;VLOOKUP([.$C170];[.$C$5:.$I$1017];5;0);IF([.$B170]=&quot;E&quot;;&quot;x&quot;;IF([.$B170]=&quot;-&quot;;&quot;-&quot;;&quot;ND&quot;)))" office:value-type="string" office:string-value="-">
            <text:p>-</text:p>
          </table:table-cell>
          <table:table-cell table:style-name="ce18" table:formula="of:=IF([.$B170]=&quot;R&quot;;VLOOKUP([.$C170];[.$C$5:.$I$1017];5;0);IF([.$B170]=&quot;E&quot;;&quot;x&quot;;IF([.$B170]=&quot;-&quot;;&quot;-&quot;;&quot;ND&quot;)))" office:value-type="string" office:string-value="-">
            <text:p>-</text:p>
          </table:table-cell>
          <table:table-cell table:style-name="ce18" table:formula="of:=IF([.$B170]=&quot;R&quot;;VLOOKUP([.$C170];[.$C$5:.$I$1017];6;0);IF([.$B170]=&quot;E&quot;;&quot;x&quot;;IF([.$B170]=&quot;-&quot;;&quot;-&quot;;&quot;ND&quot;)))" office:value-type="string" office:string-value="-">
            <text:p>-</text:p>
          </table:table-cell>
          <table:table-cell table:style-name="ce18" table:formula="of:=IF([.$B170]=&quot;R&quot;;VLOOKUP([.$C170];[.$C$5:.$I$1017];7;0);IF([.$B170]=&quot;E&quot;;&quot;x&quot;;IF([.$B170]=&quot;-&quot;;&quot;-&quot;;&quot;ND&quot;)))" office:value-type="string" office:string-value="-">
            <text:p>-</text:p>
          </table:table-cell>
          <table:table-cell table:style-name="ce26" table:formula="of:=IF([.B170]=&quot;R&quot;;0;IF([.B170]=&quot;-&quot;;0;4))" office:value-type="float" office:value="0">
            <text:p>0</text:p>
          </table:table-cell>
          <table:table-cell table:style-name="ce26" table:formula="of:=IF([.B170]=&quot;R&quot;;0;COUNTIF([.F170:.I1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factories/stdwidgetfactory.cpp: <text:s text:c="7"/>menu-&gt;addAction(KIcon("document-properties"), i18n("Edit Contents of List Widget"), 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171]=&quot;R&quot;;VLOOKUP([.$C171];[.$C$5:.$I$1017];5;0);IF([.$B171]=&quot;E&quot;;&quot;x&quot;;IF([.$B171]=&quot;-&quot;;&quot;-&quot;;&quot;ND&quot;)))" office:value-type="string" office:string-value="x">
            <text:p>x</text:p>
          </table:table-cell>
          <table:table-cell table:style-name="ce18" table:formula="of:=IF([.$B171]=&quot;R&quot;;VLOOKUP([.$C171];[.$C$5:.$I$1017];5;0);IF([.$B171]=&quot;E&quot;;&quot;x&quot;;IF([.$B171]=&quot;-&quot;;&quot;-&quot;;&quot;ND&quot;)))" office:value-type="string" office:string-value="x">
            <text:p>x</text:p>
          </table:table-cell>
          <table:table-cell table:style-name="ce18" table:formula="of:=IF([.$B171]=&quot;R&quot;;VLOOKUP([.$C171];[.$C$5:.$I$1017];6;0);IF([.$B171]=&quot;E&quot;;&quot;x&quot;;IF([.$B171]=&quot;-&quot;;&quot;-&quot;;&quot;ND&quot;)))" office:value-type="string" office:string-value="x">
            <text:p>x</text:p>
          </table:table-cell>
          <table:table-cell table:style-name="ce18" table:formula="of:=IF([.$B171]=&quot;R&quot;;VLOOKUP([.$C171];[.$C$5:.$I$1017];7;0);IF([.$B171]=&quot;E&quot;;&quot;x&quot;;IF([.$B171]=&quot;-&quot;;&quot;-&quot;;&quot;ND&quot;)))" office:value-type="string" office:string-value="x">
            <text:p>x</text:p>
          </table:table-cell>
          <table:table-cell table:style-name="ce26" table:formula="of:=IF([.B171]=&quot;R&quot;;0;IF([.B171]=&quot;-&quot;;0;4))" office:value-type="float" office:value="0">
            <text:p>0</text:p>
          </table:table-cell>
          <table:table-cell table:style-name="ce26" table:formula="of:=IF([.B171]=&quot;R&quot;;0;COUNTIF([.F171:.I1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w = new KexiPictureLabel(DesktopIcon("image-x-generic"), p);</text:p>
          </table:table-cell>
          <table:table-cell table:style-name="ce3" office:value-type="string">
            <text:p>E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mimetype</text:p>
          </table:table-cell>
          <table:table-cell table:style-name="ce12" office:value-type="string">
            <text:p>image-x-generic</text:p>
          </table:table-cell>
          <table:table-cell table:style-name="ce18" table:formula="of:=IF([.$B172]=&quot;R&quot;;VLOOKUP([.$C172];[.$C$5:.$I$1017];5;0);IF([.$B172]=&quot;E&quot;;&quot;x&quot;;IF([.$B172]=&quot;-&quot;;&quot;-&quot;;&quot;ND&quot;)))" office:value-type="string" office:string-value="x">
            <text:p>x</text:p>
          </table:table-cell>
          <table:table-cell table:style-name="ce18" table:formula="of:=IF([.$B172]=&quot;R&quot;;VLOOKUP([.$C172];[.$C$5:.$I$1017];5;0);IF([.$B172]=&quot;E&quot;;&quot;x&quot;;IF([.$B172]=&quot;-&quot;;&quot;-&quot;;&quot;ND&quot;)))" office:value-type="string" office:string-value="x">
            <text:p>x</text:p>
          </table:table-cell>
          <table:table-cell table:style-name="ce18" table:formula="of:=IF([.$B172]=&quot;R&quot;;VLOOKUP([.$C172];[.$C$5:.$I$1017];6;0);IF([.$B172]=&quot;E&quot;;&quot;x&quot;;IF([.$B172]=&quot;-&quot;;&quot;-&quot;;&quot;ND&quot;)))" office:value-type="string" office:string-value="x">
            <text:p>x</text:p>
          </table:table-cell>
          <table:table-cell table:style-name="ce18" table:formula="of:=IF([.$B172]=&quot;R&quot;;VLOOKUP([.$C172];[.$C$5:.$I$1017];7;0);IF([.$B172]=&quot;E&quot;;&quot;x&quot;;IF([.$B172]=&quot;-&quot;;&quot;-&quot;;&quot;ND&quot;)))" office:value-type="string" office:string-value="x">
            <text:p>x</text:p>
          </table:table-cell>
          <table:table-cell table:style-name="ce26" table:formula="of:=IF([.B172]=&quot;R&quot;;0;IF([.B172]=&quot;-&quot;;0;4))" office:value-type="float" office:value="4">
            <text:p>4</text:p>
          </table:table-cell>
          <table:table-cell table:style-name="ce26" table:formula="of:=IF([.B172]=&quot;R&quot;;0;COUNTIF([.F172:.I17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: KAction(KIcon("document-edit"),</text:p>
          </table:table-cell>
          <table:table-cell table:style-name="ce3" office:value-type="string">
            <text:p>E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12" office:value-type="string">
            <text:p>document-edit</text:p>
          </table:table-cell>
          <table:table-cell table:style-name="ce18" table:formula="of:=IF([.$B173]=&quot;R&quot;;VLOOKUP([.$C173];[.$C$5:.$I$1017];5;0);IF([.$B173]=&quot;E&quot;;&quot;x&quot;;IF([.$B173]=&quot;-&quot;;&quot;-&quot;;&quot;ND&quot;)))" office:value-type="string" office:string-value="x">
            <text:p>x</text:p>
          </table:table-cell>
          <table:table-cell table:style-name="ce18" table:formula="of:=IF([.$B173]=&quot;R&quot;;VLOOKUP([.$C173];[.$C$5:.$I$1017];5;0);IF([.$B173]=&quot;E&quot;;&quot;x&quot;;IF([.$B173]=&quot;-&quot;;&quot;-&quot;;&quot;ND&quot;)))" office:value-type="string" office:string-value="x">
            <text:p>x</text:p>
          </table:table-cell>
          <table:table-cell table:style-name="ce18" table:formula="of:=IF([.$B173]=&quot;R&quot;;VLOOKUP([.$C173];[.$C$5:.$I$1017];6;0);IF([.$B173]=&quot;E&quot;;&quot;x&quot;;IF([.$B173]=&quot;-&quot;;&quot;-&quot;;&quot;ND&quot;)))" office:value-type="string" office:string-value="x">
            <text:p>x</text:p>
          </table:table-cell>
          <table:table-cell table:style-name="ce18" table:formula="of:=IF([.$B173]=&quot;R&quot;;VLOOKUP([.$C173];[.$C$5:.$I$1017];7;0);IF([.$B173]=&quot;E&quot;;&quot;x&quot;;IF([.$B173]=&quot;-&quot;;&quot;-&quot;;&quot;ND&quot;)))" office:value-type="string" office:string-value="x">
            <text:p>x</text:p>
          </table:table-cell>
          <table:table-cell table:style-name="ce26" table:formula="of:=IF([.B173]=&quot;R&quot;;0;IF([.B173]=&quot;-&quot;;0;4))" office:value-type="float" office:value="4">
            <text:p>4</text:p>
          </table:table-cell>
          <table:table-cell table:style-name="ce26" table:formula="of:=IF([.B173]=&quot;R&quot;;0;COUNTIF([.F173:.I17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horizontalIcon", "line_horizontal");</text:p>
          </table:table-cell>
          <table:table-cell table:style-name="ce3" office:value-type="string">
            <text:p>N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16&amp;22px on </text:p>
            <text:p>kexi/pics/hi22-action-line_horizontal.png</text:p>
          </table:table-cell>
          <table:table-cell table:style-name="ce6"/>
          <table:table-cell table:style-name="ce18" table:formula="of:=IF([.$B174]=&quot;R&quot;;VLOOKUP([.$C174];[.$C$5:.$I$1017];5;0);IF([.$B174]=&quot;E&quot;;&quot;x&quot;;IF([.$B174]=&quot;-&quot;;&quot;-&quot;;&quot;ND&quot;)))" office:value-type="string" office:string-value="ND">
            <text:p>ND</text:p>
          </table:table-cell>
          <table:table-cell table:style-name="ce18" table:formula="of:=IF([.$B174]=&quot;R&quot;;VLOOKUP([.$C174];[.$C$5:.$I$1017];5;0);IF([.$B174]=&quot;E&quot;;&quot;x&quot;;IF([.$B174]=&quot;-&quot;;&quot;-&quot;;&quot;ND&quot;)))" office:value-type="string" office:string-value="ND">
            <text:p>ND</text:p>
          </table:table-cell>
          <table:table-cell table:style-name="ce18" table:formula="of:=IF([.$B174]=&quot;R&quot;;VLOOKUP([.$C174];[.$C$5:.$I$1017];6;0);IF([.$B174]=&quot;E&quot;;&quot;x&quot;;IF([.$B174]=&quot;-&quot;;&quot;-&quot;;&quot;ND&quot;)))" office:value-type="string" office:string-value="ND">
            <text:p>ND</text:p>
          </table:table-cell>
          <table:table-cell table:style-name="ce18" table:formula="of:=IF([.$B174]=&quot;R&quot;;VLOOKUP([.$C174];[.$C$5:.$I$1017];7;0);IF([.$B174]=&quot;E&quot;;&quot;x&quot;;IF([.$B174]=&quot;-&quot;;&quot;-&quot;;&quot;ND&quot;)))" office:value-type="string" office:string-value="ND">
            <text:p>ND</text:p>
          </table:table-cell>
          <table:table-cell table:style-name="ce26" table:formula="of:=IF([.B174]=&quot;R&quot;;0;IF([.B174]=&quot;-&quot;;0;4))" office:value-type="float" office:value="4">
            <text:p>4</text:p>
          </table:table-cell>
          <table:table-cell table:style-name="ce26" table:formula="of:=IF([.B174]=&quot;R&quot;;0;COUNTIF([.F174:.I1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verticalIcon", "line_vertical");</text:p>
          </table:table-cell>
          <table:table-cell table:style-name="ce3" office:value-type="string">
            <text:p>N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16&amp;22px on </text:p>
            <text:p>kexi/pics/hi22-action-line_vertical.png</text:p>
          </table:table-cell>
          <table:table-cell table:style-name="ce6"/>
          <table:table-cell table:style-name="ce18" table:formula="of:=IF([.$B175]=&quot;R&quot;;VLOOKUP([.$C175];[.$C$5:.$I$1017];5;0);IF([.$B175]=&quot;E&quot;;&quot;x&quot;;IF([.$B175]=&quot;-&quot;;&quot;-&quot;;&quot;ND&quot;)))" office:value-type="string" office:string-value="ND">
            <text:p>ND</text:p>
          </table:table-cell>
          <table:table-cell table:style-name="ce18" table:formula="of:=IF([.$B175]=&quot;R&quot;;VLOOKUP([.$C175];[.$C$5:.$I$1017];5;0);IF([.$B175]=&quot;E&quot;;&quot;x&quot;;IF([.$B175]=&quot;-&quot;;&quot;-&quot;;&quot;ND&quot;)))" office:value-type="string" office:string-value="ND">
            <text:p>ND</text:p>
          </table:table-cell>
          <table:table-cell table:style-name="ce18" table:formula="of:=IF([.$B175]=&quot;R&quot;;VLOOKUP([.$C175];[.$C$5:.$I$1017];6;0);IF([.$B175]=&quot;E&quot;;&quot;x&quot;;IF([.$B175]=&quot;-&quot;;&quot;-&quot;;&quot;ND&quot;)))" office:value-type="string" office:string-value="ND">
            <text:p>ND</text:p>
          </table:table-cell>
          <table:table-cell table:style-name="ce18" table:formula="of:=IF([.$B175]=&quot;R&quot;;VLOOKUP([.$C175];[.$C$5:.$I$1017];7;0);IF([.$B175]=&quot;E&quot;;&quot;x&quot;;IF([.$B175]=&quot;-&quot;;&quot;-&quot;;&quot;ND&quot;)))" office:value-type="string" office:string-value="ND">
            <text:p>ND</text:p>
          </table:table-cell>
          <table:table-cell table:style-name="ce26" table:formula="of:=IF([.B175]=&quot;R&quot;;0;IF([.B175]=&quot;-&quot;;0;4))" office:value-type="float" office:value="4">
            <text:p>4</text:p>
          </table:table-cell>
          <table:table-cell table:style-name="ce26" table:formula="of:=IF([.B175]=&quot;R&quot;;0;COUNTIF([.F175:.I1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factories/stdwidgetfactory.cpp: <text:s text:c="3"/>setInternalProperty("Spring", "orientationSelectionPopup:horizontalIcon", "spring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76]=&quot;R&quot;;VLOOKUP([.$C176];[.$C$5:.$I$1017];5;0);IF([.$B176]=&quot;E&quot;;&quot;x&quot;;IF([.$B176]=&quot;-&quot;;&quot;-&quot;;&quot;ND&quot;)))" office:value-type="string" office:string-value="-">
            <text:p>-</text:p>
          </table:table-cell>
          <table:table-cell table:style-name="ce18" table:formula="of:=IF([.$B176]=&quot;R&quot;;VLOOKUP([.$C176];[.$C$5:.$I$1017];5;0);IF([.$B176]=&quot;E&quot;;&quot;x&quot;;IF([.$B176]=&quot;-&quot;;&quot;-&quot;;&quot;ND&quot;)))" office:value-type="string" office:string-value="-">
            <text:p>-</text:p>
          </table:table-cell>
          <table:table-cell table:style-name="ce18" table:formula="of:=IF([.$B176]=&quot;R&quot;;VLOOKUP([.$C176];[.$C$5:.$I$1017];6;0);IF([.$B176]=&quot;E&quot;;&quot;x&quot;;IF([.$B176]=&quot;-&quot;;&quot;-&quot;;&quot;ND&quot;)))" office:value-type="string" office:string-value="-">
            <text:p>-</text:p>
          </table:table-cell>
          <table:table-cell table:style-name="ce18" table:formula="of:=IF([.$B176]=&quot;R&quot;;VLOOKUP([.$C176];[.$C$5:.$I$1017];7;0);IF([.$B176]=&quot;E&quot;;&quot;x&quot;;IF([.$B176]=&quot;-&quot;;&quot;-&quot;;&quot;ND&quot;)))" office:value-type="string" office:string-value="-">
            <text:p>-</text:p>
          </table:table-cell>
          <table:table-cell table:style-name="ce26" table:formula="of:=IF([.B176]=&quot;R&quot;;0;IF([.B176]=&quot;-&quot;;0;4))" office:value-type="float" office:value="0">
            <text:p>0</text:p>
          </table:table-cell>
          <table:table-cell table:style-name="ce26" table:formula="of:=IF([.B176]=&quot;R&quot;;0;COUNTIF([.F176:.I1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factories/stdwidgetfactory.cpp: <text:s text:c="3"/>setInternalProperty("Spring", "orientationSelectionPopup:verticalIcon", "spring_vertical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77]=&quot;R&quot;;VLOOKUP([.$C177];[.$C$5:.$I$1017];5;0);IF([.$B177]=&quot;E&quot;;&quot;x&quot;;IF([.$B177]=&quot;-&quot;;&quot;-&quot;;&quot;ND&quot;)))" office:value-type="string" office:string-value="-">
            <text:p>-</text:p>
          </table:table-cell>
          <table:table-cell table:style-name="ce18" table:formula="of:=IF([.$B177]=&quot;R&quot;;VLOOKUP([.$C177];[.$C$5:.$I$1017];5;0);IF([.$B177]=&quot;E&quot;;&quot;x&quot;;IF([.$B177]=&quot;-&quot;;&quot;-&quot;;&quot;ND&quot;)))" office:value-type="string" office:string-value="-">
            <text:p>-</text:p>
          </table:table-cell>
          <table:table-cell table:style-name="ce18" table:formula="of:=IF([.$B177]=&quot;R&quot;;VLOOKUP([.$C177];[.$C$5:.$I$1017];6;0);IF([.$B177]=&quot;E&quot;;&quot;x&quot;;IF([.$B177]=&quot;-&quot;;&quot;-&quot;;&quot;ND&quot;)))" office:value-type="string" office:string-value="-">
            <text:p>-</text:p>
          </table:table-cell>
          <table:table-cell table:style-name="ce18" table:formula="of:=IF([.$B177]=&quot;R&quot;;VLOOKUP([.$C177];[.$C$5:.$I$1017];7;0);IF([.$B177]=&quot;E&quot;;&quot;x&quot;;IF([.$B177]=&quot;-&quot;;&quot;-&quot;;&quot;ND&quot;)))" office:value-type="string" office:string-value="-">
            <text:p>-</text:p>
          </table:table-cell>
          <table:table-cell table:style-name="ce26" table:formula="of:=IF([.B177]=&quot;R&quot;;0;IF([.B177]=&quot;-&quot;;0;4))" office:value-type="float" office:value="0">
            <text:p>0</text:p>
          </table:table-cell>
          <table:table-cell table:style-name="ce26" table:formula="of:=IF([.B177]=&quot;R&quot;;0;COUNTIF([.F177:.I1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orm.cpp: <text:s text:c="11"/>icon = SmallIcon("form");</text:p>
          </table:table-cell>
          <table:table-cell table:style-name="ce3" office:value-type="string">
            <text:p>N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16&amp;22&amp;32px on </text:p>
            <text:p>kexi/pics/hiXX-action-form.png</text:p>
          </table:table-cell>
          <table:table-cell table:style-name="ce6"/>
          <table:table-cell table:style-name="ce18" table:formula="of:=IF([.$B178]=&quot;R&quot;;VLOOKUP([.$C178];[.$C$5:.$I$1017];5;0);IF([.$B178]=&quot;E&quot;;&quot;x&quot;;IF([.$B178]=&quot;-&quot;;&quot;-&quot;;&quot;ND&quot;)))" office:value-type="string" office:string-value="ND">
            <text:p>ND</text:p>
          </table:table-cell>
          <table:table-cell table:style-name="ce18" table:formula="of:=IF([.$B178]=&quot;R&quot;;VLOOKUP([.$C178];[.$C$5:.$I$1017];5;0);IF([.$B178]=&quot;E&quot;;&quot;x&quot;;IF([.$B178]=&quot;-&quot;;&quot;-&quot;;&quot;ND&quot;)))" office:value-type="string" office:string-value="ND">
            <text:p>ND</text:p>
          </table:table-cell>
          <table:table-cell table:style-name="ce18" table:formula="of:=IF([.$B178]=&quot;R&quot;;VLOOKUP([.$C178];[.$C$5:.$I$1017];6;0);IF([.$B178]=&quot;E&quot;;&quot;x&quot;;IF([.$B178]=&quot;-&quot;;&quot;-&quot;;&quot;ND&quot;)))" office:value-type="string" office:string-value="ND">
            <text:p>ND</text:p>
          </table:table-cell>
          <table:table-cell table:style-name="ce18" table:formula="of:=IF([.$B178]=&quot;R&quot;;VLOOKUP([.$C178];[.$C$5:.$I$1017];7;0);IF([.$B178]=&quot;E&quot;;&quot;x&quot;;IF([.$B178]=&quot;-&quot;;&quot;-&quot;;&quot;ND&quot;)))" office:value-type="string" office:string-value="ND">
            <text:p>ND</text:p>
          </table:table-cell>
          <table:table-cell table:style-name="ce26" table:formula="of:=IF([.B178]=&quot;R&quot;;0;IF([.B178]=&quot;-&quot;;0;4))" office:value-type="float" office:value="4">
            <text:p>4</text:p>
          </table:table-cell>
          <table:table-cell table:style-name="ce26" table:formula="of:=IF([.B178]=&quot;R&quot;;0;COUNTIF([.F178:.I1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orm.cpp: <text:s text:c="7"/>icon = SmallIcon("multiple_obj");</text:p>
          </table:table-cell>
          <table:table-cell table:style-name="ce3" office:value-type="string">
            <text:p>N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16&amp;22px on </text:p>
            <text:p>kexi/pics/hi22-action-multiple_obj.png</text:p>
          </table:table-cell>
          <table:table-cell table:style-name="ce6"/>
          <table:table-cell table:style-name="ce18" table:formula="of:=IF([.$B179]=&quot;R&quot;;VLOOKUP([.$C179];[.$C$5:.$I$1017];5;0);IF([.$B179]=&quot;E&quot;;&quot;x&quot;;IF([.$B179]=&quot;-&quot;;&quot;-&quot;;&quot;ND&quot;)))" office:value-type="string" office:string-value="ND">
            <text:p>ND</text:p>
          </table:table-cell>
          <table:table-cell table:style-name="ce18" table:formula="of:=IF([.$B179]=&quot;R&quot;;VLOOKUP([.$C179];[.$C$5:.$I$1017];5;0);IF([.$B179]=&quot;E&quot;;&quot;x&quot;;IF([.$B179]=&quot;-&quot;;&quot;-&quot;;&quot;ND&quot;)))" office:value-type="string" office:string-value="ND">
            <text:p>ND</text:p>
          </table:table-cell>
          <table:table-cell table:style-name="ce18" table:formula="of:=IF([.$B179]=&quot;R&quot;;VLOOKUP([.$C179];[.$C$5:.$I$1017];6;0);IF([.$B179]=&quot;E&quot;;&quot;x&quot;;IF([.$B179]=&quot;-&quot;;&quot;-&quot;;&quot;ND&quot;)))" office:value-type="string" office:string-value="ND">
            <text:p>ND</text:p>
          </table:table-cell>
          <table:table-cell table:style-name="ce18" table:formula="of:=IF([.$B179]=&quot;R&quot;;VLOOKUP([.$C179];[.$C$5:.$I$1017];7;0);IF([.$B179]=&quot;E&quot;;&quot;x&quot;;IF([.$B179]=&quot;-&quot;;&quot;-&quot;;&quot;ND&quot;)))" office:value-type="string" office:string-value="ND">
            <text:p>ND</text:p>
          </table:table-cell>
          <table:table-cell table:style-name="ce26" table:formula="of:=IF([.B179]=&quot;R&quot;;0;IF([.B179]=&quot;-&quot;;0;4))" office:value-type="float" office:value="4">
            <text:p>4</text:p>
          </table:table-cell>
          <table:table-cell table:style-name="ce26" table:formula="of:=IF([.B179]=&quot;R&quot;;0;COUNTIF([.F179:.I1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form.cpp: <text:s text:c="3"/>propCaption["iconSize"] = i18n("Icon Size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180]=&quot;R&quot;;VLOOKUP([.$C180];[.$C$5:.$I$1017];5;0);IF([.$B180]=&quot;E&quot;;&quot;x&quot;;IF([.$B180]=&quot;-&quot;;&quot;-&quot;;&quot;ND&quot;)))" office:value-type="string" office:string-value="-">
            <text:p>-</text:p>
          </table:table-cell>
          <table:table-cell table:style-name="ce18" table:formula="of:=IF([.$B180]=&quot;R&quot;;VLOOKUP([.$C180];[.$C$5:.$I$1017];5;0);IF([.$B180]=&quot;E&quot;;&quot;x&quot;;IF([.$B180]=&quot;-&quot;;&quot;-&quot;;&quot;ND&quot;)))" office:value-type="string" office:string-value="-">
            <text:p>-</text:p>
          </table:table-cell>
          <table:table-cell table:style-name="ce18" table:formula="of:=IF([.$B180]=&quot;R&quot;;VLOOKUP([.$C180];[.$C$5:.$I$1017];6;0);IF([.$B180]=&quot;E&quot;;&quot;x&quot;;IF([.$B180]=&quot;-&quot;;&quot;-&quot;;&quot;ND&quot;)))" office:value-type="string" office:string-value="-">
            <text:p>-</text:p>
          </table:table-cell>
          <table:table-cell table:style-name="ce18" table:formula="of:=IF([.$B180]=&quot;R&quot;;VLOOKUP([.$C180];[.$C$5:.$I$1017];7;0);IF([.$B180]=&quot;E&quot;;&quot;x&quot;;IF([.$B180]=&quot;-&quot;;&quot;-&quot;;&quot;ND&quot;)))" office:value-type="string" office:string-value="-">
            <text:p>-</text:p>
          </table:table-cell>
          <table:table-cell table:style-name="ce26" table:formula="of:=IF([.B180]=&quot;R&quot;;0;IF([.B180]=&quot;-&quot;;0;4))" office:value-type="float" office:value="0">
            <text:p>0</text:p>
          </table:table-cell>
          <table:table-cell table:style-name="ce26" table:formula="of:=IF([.B180]=&quot;R&quot;;0;COUNTIF([.F180:.I1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develop_plugin/kfd_kdev_part.cpp: <text:s text:c="3"/>w-&gt;setIcon(SmallIcon("form"));</text:p>
          </table:table-cell>
          <table:table-cell table:style-name="ce3" office:value-type="string">
            <text:p>R</text:p>
          </table:table-cell>
          <table:table-cell table:style-name="ce3" office:value-type="float" office:value="86">
            <text:p>86</text:p>
          </table:table-cell>
          <table:table-cell table:style-name="ce6" table:number-columns-repeated="2"/>
          <table:table-cell table:style-name="ce18" table:formula="of:=IF([.$B181]=&quot;R&quot;;VLOOKUP([.$C181];[.$C$5:.$I$1017];5;0);IF([.$B181]=&quot;E&quot;;&quot;x&quot;;IF([.$B181]=&quot;-&quot;;&quot;-&quot;;&quot;ND&quot;)))" office:value-type="string" office:string-value="ND">
            <text:p>ND</text:p>
          </table:table-cell>
          <table:table-cell table:style-name="ce18" table:formula="of:=IF([.$B181]=&quot;R&quot;;VLOOKUP([.$C181];[.$C$5:.$I$1017];5;0);IF([.$B181]=&quot;E&quot;;&quot;x&quot;;IF([.$B181]=&quot;-&quot;;&quot;-&quot;;&quot;ND&quot;)))" office:value-type="string" office:string-value="ND">
            <text:p>ND</text:p>
          </table:table-cell>
          <table:table-cell table:style-name="ce18" table:formula="of:=IF([.$B181]=&quot;R&quot;;VLOOKUP([.$C181];[.$C$5:.$I$1017];6;0);IF([.$B181]=&quot;E&quot;;&quot;x&quot;;IF([.$B181]=&quot;-&quot;;&quot;-&quot;;&quot;ND&quot;)))" office:value-type="string" office:string-value="ND">
            <text:p>ND</text:p>
          </table:table-cell>
          <table:table-cell table:style-name="ce18" table:formula="of:=IF([.$B181]=&quot;R&quot;;VLOOKUP([.$C181];[.$C$5:.$I$1017];7;0);IF([.$B181]=&quot;E&quot;;&quot;x&quot;;IF([.$B181]=&quot;-&quot;;&quot;-&quot;;&quot;ND&quot;)))" office:value-type="string" office:string-value="ND">
            <text:p>ND</text:p>
          </table:table-cell>
          <table:table-cell table:style-name="ce26" table:formula="of:=IF([.B181]=&quot;R&quot;;0;IF([.B181]=&quot;-&quot;;0;4))" office:value-type="float" office:value="0">
            <text:p>0</text:p>
          </table:table-cell>
          <table:table-cell table:style-name="ce26" table:formula="of:=IF([.B181]=&quot;R&quot;;0;COUNTIF([.F181:.I1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3" office:value-type="string">
            <text:p>N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16&amp;22&amp;32px on </text:p>
            <text:p>kexi/pics/hiXX-action-table.png</text:p>
          </table:table-cell>
          <table:table-cell table:style-name="ce6"/>
          <table:table-cell table:style-name="ce18" table:formula="of:=IF([.$B182]=&quot;R&quot;;VLOOKUP([.$C182];[.$C$5:.$I$1017];5;0);IF([.$B182]=&quot;E&quot;;&quot;x&quot;;IF([.$B182]=&quot;-&quot;;&quot;-&quot;;&quot;ND&quot;)))" office:value-type="string" office:string-value="ND">
            <text:p>ND</text:p>
          </table:table-cell>
          <table:table-cell table:style-name="ce18" table:formula="of:=IF([.$B182]=&quot;R&quot;;VLOOKUP([.$C182];[.$C$5:.$I$1017];5;0);IF([.$B182]=&quot;E&quot;;&quot;x&quot;;IF([.$B182]=&quot;-&quot;;&quot;-&quot;;&quot;ND&quot;)))" office:value-type="string" office:string-value="ND">
            <text:p>ND</text:p>
          </table:table-cell>
          <table:table-cell table:style-name="ce18" table:formula="of:=IF([.$B182]=&quot;R&quot;;VLOOKUP([.$C182];[.$C$5:.$I$1017];6;0);IF([.$B182]=&quot;E&quot;;&quot;x&quot;;IF([.$B182]=&quot;-&quot;;&quot;-&quot;;&quot;ND&quot;)))" office:value-type="string" office:string-value="ND">
            <text:p>ND</text:p>
          </table:table-cell>
          <table:table-cell table:style-name="ce18" table:formula="of:=IF([.$B182]=&quot;R&quot;;VLOOKUP([.$C182];[.$C$5:.$I$1017];7;0);IF([.$B182]=&quot;E&quot;;&quot;x&quot;;IF([.$B182]=&quot;-&quot;;&quot;-&quot;;&quot;ND&quot;)))" office:value-type="string" office:string-value="ND">
            <text:p>ND</text:p>
          </table:table-cell>
          <table:table-cell table:style-name="ce26" table:formula="of:=IF([.B182]=&quot;R&quot;;0;IF([.B182]=&quot;-&quot;;0;4))" office:value-type="float" office:value="4">
            <text:p>4</text:p>
          </table:table-cell>
          <table:table-cell table:style-name="ce26" table:formula="of:=IF([.B182]=&quot;R&quot;;0;COUNTIF([.F182:.I1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open"));</text:p>
          </table:table-cell>
          <table:table-cell table:style-name="ce3" office:value-type="string">
            <text:p>E</text:p>
          </table:table-cell>
          <table:table-cell table:style-name="ce3" office:value-type="float" office:value="89">
            <text:p>89</text:p>
          </table:table-cell>
          <table:table-cell table:style-name="ce6"/>
          <table:table-cell table:style-name="ce6" office:value-type="string">
            <text:p>document-open</text:p>
          </table:table-cell>
          <table:table-cell table:style-name="ce18" table:formula="of:=IF([.$B183]=&quot;R&quot;;VLOOKUP([.$C183];[.$C$5:.$I$1017];5;0);IF([.$B183]=&quot;E&quot;;&quot;x&quot;;IF([.$B183]=&quot;-&quot;;&quot;-&quot;;&quot;ND&quot;)))" office:value-type="string" office:string-value="x">
            <text:p>x</text:p>
          </table:table-cell>
          <table:table-cell table:style-name="ce18" table:formula="of:=IF([.$B183]=&quot;R&quot;;VLOOKUP([.$C183];[.$C$5:.$I$1017];5;0);IF([.$B183]=&quot;E&quot;;&quot;x&quot;;IF([.$B183]=&quot;-&quot;;&quot;-&quot;;&quot;ND&quot;)))" office:value-type="string" office:string-value="x">
            <text:p>x</text:p>
          </table:table-cell>
          <table:table-cell table:style-name="ce18" table:formula="of:=IF([.$B183]=&quot;R&quot;;VLOOKUP([.$C183];[.$C$5:.$I$1017];6;0);IF([.$B183]=&quot;E&quot;;&quot;x&quot;;IF([.$B183]=&quot;-&quot;;&quot;-&quot;;&quot;ND&quot;)))" office:value-type="string" office:string-value="x">
            <text:p>x</text:p>
          </table:table-cell>
          <table:table-cell table:style-name="ce18" table:formula="of:=IF([.$B183]=&quot;R&quot;;VLOOKUP([.$C183];[.$C$5:.$I$1017];7;0);IF([.$B183]=&quot;E&quot;;&quot;x&quot;;IF([.$B183]=&quot;-&quot;;&quot;-&quot;;&quot;ND&quot;)))" office:value-type="string" office:string-value="x">
            <text:p>x</text:p>
          </table:table-cell>
          <table:table-cell table:style-name="ce26" table:formula="of:=IF([.B183]=&quot;R&quot;;0;IF([.B183]=&quot;-&quot;;0;4))" office:value-type="float" office:value="4">
            <text:p>4</text:p>
          </table:table-cell>
          <table:table-cell table:style-name="ce26" table:formula="of:=IF([.B183]=&quot;R&quot;;0;COUNTIF([.F183:.I18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184]=&quot;R&quot;;VLOOKUP([.$C184];[.$C$5:.$I$1017];5;0);IF([.$B184]=&quot;E&quot;;&quot;x&quot;;IF([.$B184]=&quot;-&quot;;&quot;-&quot;;&quot;ND&quot;)))" office:value-type="string" office:string-value="x">
            <text:p>x</text:p>
          </table:table-cell>
          <table:table-cell table:style-name="ce18" table:formula="of:=IF([.$B184]=&quot;R&quot;;VLOOKUP([.$C184];[.$C$5:.$I$1017];5;0);IF([.$B184]=&quot;E&quot;;&quot;x&quot;;IF([.$B184]=&quot;-&quot;;&quot;-&quot;;&quot;ND&quot;)))" office:value-type="string" office:string-value="x">
            <text:p>x</text:p>
          </table:table-cell>
          <table:table-cell table:style-name="ce18" table:formula="of:=IF([.$B184]=&quot;R&quot;;VLOOKUP([.$C184];[.$C$5:.$I$1017];6;0);IF([.$B184]=&quot;E&quot;;&quot;x&quot;;IF([.$B184]=&quot;-&quot;;&quot;-&quot;;&quot;ND&quot;)))" office:value-type="string" office:string-value="x">
            <text:p>x</text:p>
          </table:table-cell>
          <table:table-cell table:style-name="ce18" table:formula="of:=IF([.$B184]=&quot;R&quot;;VLOOKUP([.$C184];[.$C$5:.$I$1017];7;0);IF([.$B184]=&quot;E&quot;;&quot;x&quot;;IF([.$B184]=&quot;-&quot;;&quot;-&quot;;&quot;ND&quot;)))" office:value-type="string" office:string-value="x">
            <text:p>x</text:p>
          </table:table-cell>
          <table:table-cell table:style-name="ce26" table:formula="of:=IF([.B184]=&quot;R&quot;;0;IF([.B184]=&quot;-&quot;;0;4))" office:value-type="float" office:value="0">
            <text:p>0</text:p>
          </table:table-cell>
          <table:table-cell table:style-name="ce26" table:formula="of:=IF([.B184]=&quot;R&quot;;0;COUNTIF([.F184:.I1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media-playback-start"));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6" table:number-columns-repeated="2"/>
          <table:table-cell table:style-name="ce18" table:formula="of:=IF([.$B185]=&quot;R&quot;;VLOOKUP([.$C185];[.$C$5:.$I$1017];5;0);IF([.$B185]=&quot;E&quot;;&quot;x&quot;;IF([.$B185]=&quot;-&quot;;&quot;-&quot;;&quot;ND&quot;)))" office:value-type="string" office:string-value="x">
            <text:p>x</text:p>
          </table:table-cell>
          <table:table-cell table:style-name="ce18" table:formula="of:=IF([.$B185]=&quot;R&quot;;VLOOKUP([.$C185];[.$C$5:.$I$1017];5;0);IF([.$B185]=&quot;E&quot;;&quot;x&quot;;IF([.$B185]=&quot;-&quot;;&quot;-&quot;;&quot;ND&quot;)))" office:value-type="string" office:string-value="x">
            <text:p>x</text:p>
          </table:table-cell>
          <table:table-cell table:style-name="ce18" table:formula="of:=IF([.$B185]=&quot;R&quot;;VLOOKUP([.$C185];[.$C$5:.$I$1017];6;0);IF([.$B185]=&quot;E&quot;;&quot;x&quot;;IF([.$B185]=&quot;-&quot;;&quot;-&quot;;&quot;ND&quot;)))" office:value-type="string" office:string-value="x">
            <text:p>x</text:p>
          </table:table-cell>
          <table:table-cell table:style-name="ce18" table:formula="of:=IF([.$B185]=&quot;R&quot;;VLOOKUP([.$C185];[.$C$5:.$I$1017];7;0);IF([.$B185]=&quot;E&quot;;&quot;x&quot;;IF([.$B185]=&quot;-&quot;;&quot;-&quot;;&quot;ND&quot;)))" office:value-type="string" office:string-value="x">
            <text:p>x</text:p>
          </table:table-cell>
          <table:table-cell table:style-name="ce26" table:formula="of:=IF([.B185]=&quot;R&quot;;0;IF([.B185]=&quot;-&quot;;0;4))" office:value-type="float" office:value="0">
            <text:p>0</text:p>
          </table:table-cell>
          <table:table-cell table:style-name="ce26" table:formula="of:=IF([.B185]=&quot;R&quot;;0;COUNTIF([.F185:.I1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table")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186]=&quot;R&quot;;VLOOKUP([.$C186];[.$C$5:.$I$1017];5;0);IF([.$B186]=&quot;E&quot;;&quot;x&quot;;IF([.$B186]=&quot;-&quot;;&quot;-&quot;;&quot;ND&quot;)))" office:value-type="string" office:string-value="ND">
            <text:p>ND</text:p>
          </table:table-cell>
          <table:table-cell table:style-name="ce18" table:formula="of:=IF([.$B186]=&quot;R&quot;;VLOOKUP([.$C186];[.$C$5:.$I$1017];5;0);IF([.$B186]=&quot;E&quot;;&quot;x&quot;;IF([.$B186]=&quot;-&quot;;&quot;-&quot;;&quot;ND&quot;)))" office:value-type="string" office:string-value="ND">
            <text:p>ND</text:p>
          </table:table-cell>
          <table:table-cell table:style-name="ce18" table:formula="of:=IF([.$B186]=&quot;R&quot;;VLOOKUP([.$C186];[.$C$5:.$I$1017];6;0);IF([.$B186]=&quot;E&quot;;&quot;x&quot;;IF([.$B186]=&quot;-&quot;;&quot;-&quot;;&quot;ND&quot;)))" office:value-type="string" office:string-value="ND">
            <text:p>ND</text:p>
          </table:table-cell>
          <table:table-cell table:style-name="ce18" table:formula="of:=IF([.$B186]=&quot;R&quot;;VLOOKUP([.$C186];[.$C$5:.$I$1017];7;0);IF([.$B186]=&quot;E&quot;;&quot;x&quot;;IF([.$B186]=&quot;-&quot;;&quot;-&quot;;&quot;ND&quot;)))" office:value-type="string" office:string-value="ND">
            <text:p>ND</text:p>
          </table:table-cell>
          <table:table-cell table:style-name="ce26" table:formula="of:=IF([.B186]=&quot;R&quot;;0;IF([.B186]=&quot;-&quot;;0;4))" office:value-type="float" office:value="0">
            <text:p>0</text:p>
          </table:table-cell>
          <table:table-cell table:style-name="ce26" table:formula="of:=IF([.B186]=&quot;R&quot;;0;COUNTIF([.F186:.I1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printItem-&gt;setPixmap(0, SmallIcon("document-print"));</text:p>
          </table:table-cell>
          <table:table-cell table:style-name="ce3" office:value-type="string">
            <text:p>E</text:p>
          </table:table-cell>
          <table:table-cell table:style-name="ce3" office:value-type="float" office:value="90">
            <text:p>90</text:p>
          </table:table-cell>
          <table:table-cell table:style-name="ce6"/>
          <table:table-cell table:style-name="ce12" office:value-type="string">
            <text:p>document-print</text:p>
          </table:table-cell>
          <table:table-cell table:style-name="ce18" table:formula="of:=IF([.$B187]=&quot;R&quot;;VLOOKUP([.$C187];[.$C$5:.$I$1017];5;0);IF([.$B187]=&quot;E&quot;;&quot;x&quot;;IF([.$B187]=&quot;-&quot;;&quot;-&quot;;&quot;ND&quot;)))" office:value-type="string" office:string-value="x">
            <text:p>x</text:p>
          </table:table-cell>
          <table:table-cell table:style-name="ce18" table:formula="of:=IF([.$B187]=&quot;R&quot;;VLOOKUP([.$C187];[.$C$5:.$I$1017];5;0);IF([.$B187]=&quot;E&quot;;&quot;x&quot;;IF([.$B187]=&quot;-&quot;;&quot;-&quot;;&quot;ND&quot;)))" office:value-type="string" office:string-value="x">
            <text:p>x</text:p>
          </table:table-cell>
          <table:table-cell table:style-name="ce18" table:formula="of:=IF([.$B187]=&quot;R&quot;;VLOOKUP([.$C187];[.$C$5:.$I$1017];6;0);IF([.$B187]=&quot;E&quot;;&quot;x&quot;;IF([.$B187]=&quot;-&quot;;&quot;-&quot;;&quot;ND&quot;)))" office:value-type="string" office:string-value="x">
            <text:p>x</text:p>
          </table:table-cell>
          <table:table-cell table:style-name="ce18" table:formula="of:=IF([.$B187]=&quot;R&quot;;VLOOKUP([.$C187];[.$C$5:.$I$1017];7;0);IF([.$B187]=&quot;E&quot;;&quot;x&quot;;IF([.$B187]=&quot;-&quot;;&quot;-&quot;;&quot;ND&quot;)))" office:value-type="string" office:string-value="x">
            <text:p>x</text:p>
          </table:table-cell>
          <table:table-cell table:style-name="ce26" table:formula="of:=IF([.B187]=&quot;R&quot;;0;IF([.B187]=&quot;-&quot;;0;4))" office:value-type="float" office:value="4">
            <text:p>4</text:p>
          </table:table-cell>
          <table:table-cell table:style-name="ce26" table:formula="of:=IF([.B187]=&quot;R&quot;;0;COUNTIF([.F187:.I18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188]=&quot;R&quot;;VLOOKUP([.$C188];[.$C$5:.$I$1017];5;0);IF([.$B188]=&quot;E&quot;;&quot;x&quot;;IF([.$B188]=&quot;-&quot;;&quot;-&quot;;&quot;ND&quot;)))" office:value-type="string" office:string-value="x">
            <text:p>x</text:p>
          </table:table-cell>
          <table:table-cell table:style-name="ce18" table:formula="of:=IF([.$B188]=&quot;R&quot;;VLOOKUP([.$C188];[.$C$5:.$I$1017];5;0);IF([.$B188]=&quot;E&quot;;&quot;x&quot;;IF([.$B188]=&quot;-&quot;;&quot;-&quot;;&quot;ND&quot;)))" office:value-type="string" office:string-value="x">
            <text:p>x</text:p>
          </table:table-cell>
          <table:table-cell table:style-name="ce18" table:formula="of:=IF([.$B188]=&quot;R&quot;;VLOOKUP([.$C188];[.$C$5:.$I$1017];6;0);IF([.$B188]=&quot;E&quot;;&quot;x&quot;;IF([.$B188]=&quot;-&quot;;&quot;-&quot;;&quot;ND&quot;)))" office:value-type="string" office:string-value="x">
            <text:p>x</text:p>
          </table:table-cell>
          <table:table-cell table:style-name="ce18" table:formula="of:=IF([.$B188]=&quot;R&quot;;VLOOKUP([.$C188];[.$C$5:.$I$1017];7;0);IF([.$B188]=&quot;E&quot;;&quot;x&quot;;IF([.$B188]=&quot;-&quot;;&quot;-&quot;;&quot;ND&quot;)))" office:value-type="string" office:string-value="x">
            <text:p>x</text:p>
          </table:table-cell>
          <table:table-cell table:style-name="ce26" table:formula="of:=IF([.B188]=&quot;R&quot;;0;IF([.B188]=&quot;-&quot;;0;4))" office:value-type="float" office:value="0">
            <text:p>0</text:p>
          </table:table-cell>
          <table:table-cell table:style-name="ce26" table:formula="of:=IF([.B188]=&quot;R&quot;;0;COUNTIF([.F188:.I1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3" office:value-type="string">
            <text:p>N</text:p>
          </table:table-cell>
          <table:table-cell table:style-name="ce3" office:value-type="float" office:value="91">
            <text:p>91</text:p>
          </table:table-cell>
          <table:table-cell table:style-name="ce12" office:value-type="string">
            <text:p>kexi/pics/hiXX-action-form_action.png</text:p>
          </table:table-cell>
          <table:table-cell table:style-name="ce6"/>
          <table:table-cell table:style-name="ce18" table:formula="of:=IF([.$B189]=&quot;R&quot;;VLOOKUP([.$C189];[.$C$5:.$I$1017];5;0);IF([.$B189]=&quot;E&quot;;&quot;x&quot;;IF([.$B189]=&quot;-&quot;;&quot;-&quot;;&quot;ND&quot;)))" office:value-type="string" office:string-value="ND">
            <text:p>ND</text:p>
          </table:table-cell>
          <table:table-cell table:style-name="ce18" table:formula="of:=IF([.$B189]=&quot;R&quot;;VLOOKUP([.$C189];[.$C$5:.$I$1017];5;0);IF([.$B189]=&quot;E&quot;;&quot;x&quot;;IF([.$B189]=&quot;-&quot;;&quot;-&quot;;&quot;ND&quot;)))" office:value-type="string" office:string-value="ND">
            <text:p>ND</text:p>
          </table:table-cell>
          <table:table-cell table:style-name="ce18" table:formula="of:=IF([.$B189]=&quot;R&quot;;VLOOKUP([.$C189];[.$C$5:.$I$1017];6;0);IF([.$B189]=&quot;E&quot;;&quot;x&quot;;IF([.$B189]=&quot;-&quot;;&quot;-&quot;;&quot;ND&quot;)))" office:value-type="string" office:string-value="ND">
            <text:p>ND</text:p>
          </table:table-cell>
          <table:table-cell table:style-name="ce18" table:formula="of:=IF([.$B189]=&quot;R&quot;;VLOOKUP([.$C189];[.$C$5:.$I$1017];7;0);IF([.$B189]=&quot;E&quot;;&quot;x&quot;;IF([.$B189]=&quot;-&quot;;&quot;-&quot;;&quot;ND&quot;)))" office:value-type="string" office:string-value="ND">
            <text:p>ND</text:p>
          </table:table-cell>
          <table:table-cell table:style-name="ce26" table:formula="of:=IF([.B189]=&quot;R&quot;;0;IF([.B189]=&quot;-&quot;;0;4))" office:value-type="float" office:value="4">
            <text:p>4</text:p>
          </table:table-cell>
          <table:table-cell table:style-name="ce26" table:formula="of:=IF([.B189]=&quot;R&quot;;0;COUNTIF([.F189:.I1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window-close"));</text:p>
          </table:table-cell>
          <table:table-cell table:style-name="ce3" office:value-type="string">
            <text:p>E</text:p>
          </table:table-cell>
          <table:table-cell table:style-name="ce3" office:value-type="float" office:value="92">
            <text:p>92</text:p>
          </table:table-cell>
          <table:table-cell table:style-name="ce6"/>
          <table:table-cell table:style-name="ce12" office:value-type="string">
            <text:p>window-close</text:p>
          </table:table-cell>
          <table:table-cell table:style-name="ce18" table:formula="of:=IF([.$B190]=&quot;R&quot;;VLOOKUP([.$C190];[.$C$5:.$I$1017];5;0);IF([.$B190]=&quot;E&quot;;&quot;x&quot;;IF([.$B190]=&quot;-&quot;;&quot;-&quot;;&quot;ND&quot;)))" office:value-type="string" office:string-value="x">
            <text:p>x</text:p>
          </table:table-cell>
          <table:table-cell table:style-name="ce18" table:formula="of:=IF([.$B190]=&quot;R&quot;;VLOOKUP([.$C190];[.$C$5:.$I$1017];5;0);IF([.$B190]=&quot;E&quot;;&quot;x&quot;;IF([.$B190]=&quot;-&quot;;&quot;-&quot;;&quot;ND&quot;)))" office:value-type="string" office:string-value="x">
            <text:p>x</text:p>
          </table:table-cell>
          <table:table-cell table:style-name="ce18" table:formula="of:=IF([.$B190]=&quot;R&quot;;VLOOKUP([.$C190];[.$C$5:.$I$1017];6;0);IF([.$B190]=&quot;E&quot;;&quot;x&quot;;IF([.$B190]=&quot;-&quot;;&quot;-&quot;;&quot;ND&quot;)))" office:value-type="string" office:string-value="x">
            <text:p>x</text:p>
          </table:table-cell>
          <table:table-cell table:style-name="ce18" table:formula="of:=IF([.$B190]=&quot;R&quot;;VLOOKUP([.$C190];[.$C$5:.$I$1017];7;0);IF([.$B190]=&quot;E&quot;;&quot;x&quot;;IF([.$B190]=&quot;-&quot;;&quot;-&quot;;&quot;ND&quot;)))" office:value-type="string" office:string-value="x">
            <text:p>x</text:p>
          </table:table-cell>
          <table:table-cell table:style-name="ce26" table:formula="of:=IF([.B190]=&quot;R&quot;;0;IF([.B190]=&quot;-&quot;;0;4))" office:value-type="float" office:value="4">
            <text:p>4</text:p>
          </table:table-cell>
          <table:table-cell table:style-name="ce26" table:formula="of:=IF([.B190]=&quot;R&quot;;0;COUNTIF([.F190:.I19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CenterAction = m_toolbar-&gt;addAction(KIcon("text_center"), i18n("Centered"));</text:p>
          </table:table-cell>
          <table:table-cell table:style-name="ce3" office:value-type="string">
            <text:p>E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are we talking about the same icon ?</text:p>
          </table:table-cell>
          <table:table-cell table:style-name="ce12" office:value-type="string">
            <text:p>format-justify-center</text:p>
          </table:table-cell>
          <table:table-cell table:style-name="ce18" table:formula="of:=IF([.$B191]=&quot;R&quot;;VLOOKUP([.$C191];[.$C$5:.$I$1017];5;0);IF([.$B191]=&quot;E&quot;;&quot;x&quot;;IF([.$B191]=&quot;-&quot;;&quot;-&quot;;&quot;ND&quot;)))" office:value-type="string" office:string-value="x">
            <text:p>x</text:p>
          </table:table-cell>
          <table:table-cell table:style-name="ce18" table:formula="of:=IF([.$B191]=&quot;R&quot;;VLOOKUP([.$C191];[.$C$5:.$I$1017];5;0);IF([.$B191]=&quot;E&quot;;&quot;x&quot;;IF([.$B191]=&quot;-&quot;;&quot;-&quot;;&quot;ND&quot;)))" office:value-type="string" office:string-value="x">
            <text:p>x</text:p>
          </table:table-cell>
          <table:table-cell table:style-name="ce18" table:formula="of:=IF([.$B191]=&quot;R&quot;;VLOOKUP([.$C191];[.$C$5:.$I$1017];6;0);IF([.$B191]=&quot;E&quot;;&quot;x&quot;;IF([.$B191]=&quot;-&quot;;&quot;-&quot;;&quot;ND&quot;)))" office:value-type="string" office:string-value="x">
            <text:p>x</text:p>
          </table:table-cell>
          <table:table-cell table:style-name="ce18" table:formula="of:=IF([.$B191]=&quot;R&quot;;VLOOKUP([.$C191];[.$C$5:.$I$1017];7;0);IF([.$B191]=&quot;E&quot;;&quot;x&quot;;IF([.$B191]=&quot;-&quot;;&quot;-&quot;;&quot;ND&quot;)))" office:value-type="string" office:string-value="x">
            <text:p>x</text:p>
          </table:table-cell>
          <table:table-cell table:style-name="ce26" table:formula="of:=IF([.B191]=&quot;R&quot;;0;IF([.B191]=&quot;-&quot;;0;4))" office:value-type="float" office:value="4">
            <text:p>4</text:p>
          </table:table-cell>
          <table:table-cell table:style-name="ce26" table:formula="of:=IF([.B191]=&quot;R&quot;;0;COUNTIF([.F191:.I19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JustifyAction = m_toolbar-&gt;addAction(KIcon("format-justify-fill"), i18n("Justified"));</text:p>
          </table:table-cell>
          <table:table-cell table:style-name="ce3" office:value-type="string">
            <text:p>E</text:p>
          </table:table-cell>
          <table:table-cell table:style-name="ce3" office:value-type="float" office:value="94">
            <text:p>94</text:p>
          </table:table-cell>
          <table:table-cell table:style-name="ce6"/>
          <table:table-cell table:style-name="ce12" office:value-type="string">
            <text:p>format-justify-fill</text:p>
          </table:table-cell>
          <table:table-cell table:style-name="ce18" table:formula="of:=IF([.$B192]=&quot;R&quot;;VLOOKUP([.$C192];[.$C$5:.$I$1017];5;0);IF([.$B192]=&quot;E&quot;;&quot;x&quot;;IF([.$B192]=&quot;-&quot;;&quot;-&quot;;&quot;ND&quot;)))" office:value-type="string" office:string-value="x">
            <text:p>x</text:p>
          </table:table-cell>
          <table:table-cell table:style-name="ce18" table:formula="of:=IF([.$B192]=&quot;R&quot;;VLOOKUP([.$C192];[.$C$5:.$I$1017];5;0);IF([.$B192]=&quot;E&quot;;&quot;x&quot;;IF([.$B192]=&quot;-&quot;;&quot;-&quot;;&quot;ND&quot;)))" office:value-type="string" office:string-value="x">
            <text:p>x</text:p>
          </table:table-cell>
          <table:table-cell table:style-name="ce18" table:formula="of:=IF([.$B192]=&quot;R&quot;;VLOOKUP([.$C192];[.$C$5:.$I$1017];6;0);IF([.$B192]=&quot;E&quot;;&quot;x&quot;;IF([.$B192]=&quot;-&quot;;&quot;-&quot;;&quot;ND&quot;)))" office:value-type="string" office:string-value="x">
            <text:p>x</text:p>
          </table:table-cell>
          <table:table-cell table:style-name="ce18" table:formula="of:=IF([.$B192]=&quot;R&quot;;VLOOKUP([.$C192];[.$C$5:.$I$1017];7;0);IF([.$B192]=&quot;E&quot;;&quot;x&quot;;IF([.$B192]=&quot;-&quot;;&quot;-&quot;;&quot;ND&quot;)))" office:value-type="string" office:string-value="x">
            <text:p>x</text:p>
          </table:table-cell>
          <table:table-cell table:style-name="ce26" table:formula="of:=IF([.B192]=&quot;R&quot;;0;IF([.B192]=&quot;-&quot;;0;4))" office:value-type="float" office:value="4">
            <text:p>4</text:p>
          </table:table-cell>
          <table:table-cell table:style-name="ce26" table:formula="of:=IF([.B192]=&quot;R&quot;;0;COUNTIF([.F192:.I19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LeftAction = m_toolbar-&gt;addAction(KIcon("text_left"), i18n("Left Align"));</text:p>
          </table:table-cell>
          <table:table-cell table:style-name="ce3" office:value-type="string">
            <text:p>E</text:p>
          </table:table-cell>
          <table:table-cell table:style-name="ce3" office:value-type="float" office:value="95">
            <text:p>95</text:p>
          </table:table-cell>
          <table:table-cell table:style-name="ce6"/>
          <table:table-cell table:style-name="ce12" office:value-type="string">
            <text:p>format-justify-left</text:p>
          </table:table-cell>
          <table:table-cell table:style-name="ce18" table:formula="of:=IF([.$B193]=&quot;R&quot;;VLOOKUP([.$C193];[.$C$5:.$I$1017];5;0);IF([.$B193]=&quot;E&quot;;&quot;x&quot;;IF([.$B193]=&quot;-&quot;;&quot;-&quot;;&quot;ND&quot;)))" office:value-type="string" office:string-value="x">
            <text:p>x</text:p>
          </table:table-cell>
          <table:table-cell table:style-name="ce18" table:formula="of:=IF([.$B193]=&quot;R&quot;;VLOOKUP([.$C193];[.$C$5:.$I$1017];5;0);IF([.$B193]=&quot;E&quot;;&quot;x&quot;;IF([.$B193]=&quot;-&quot;;&quot;-&quot;;&quot;ND&quot;)))" office:value-type="string" office:string-value="x">
            <text:p>x</text:p>
          </table:table-cell>
          <table:table-cell table:style-name="ce18" table:formula="of:=IF([.$B193]=&quot;R&quot;;VLOOKUP([.$C193];[.$C$5:.$I$1017];6;0);IF([.$B193]=&quot;E&quot;;&quot;x&quot;;IF([.$B193]=&quot;-&quot;;&quot;-&quot;;&quot;ND&quot;)))" office:value-type="string" office:string-value="x">
            <text:p>x</text:p>
          </table:table-cell>
          <table:table-cell table:style-name="ce18" table:formula="of:=IF([.$B193]=&quot;R&quot;;VLOOKUP([.$C193];[.$C$5:.$I$1017];7;0);IF([.$B193]=&quot;E&quot;;&quot;x&quot;;IF([.$B193]=&quot;-&quot;;&quot;-&quot;;&quot;ND&quot;)))" office:value-type="string" office:string-value="x">
            <text:p>x</text:p>
          </table:table-cell>
          <table:table-cell table:style-name="ce26" table:formula="of:=IF([.B193]=&quot;R&quot;;0;IF([.B193]=&quot;-&quot;;0;4))" office:value-type="float" office:value="4">
            <text:p>4</text:p>
          </table:table-cell>
          <table:table-cell table:style-name="ce26" table:formula="of:=IF([.B193]=&quot;R&quot;;0;COUNTIF([.F193:.I19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RightAction = m_toolbar-&gt;addAction(KIcon("text_right"), i18n("Right Align"));</text:p>
          </table:table-cell>
          <table:table-cell table:style-name="ce3" office:value-type="string">
            <text:p>E</text:p>
          </table:table-cell>
          <table:table-cell table:style-name="ce3" office:value-type="float" office:value="96">
            <text:p>96</text:p>
          </table:table-cell>
          <table:table-cell table:style-name="ce6"/>
          <table:table-cell table:style-name="ce12" office:value-type="string">
            <text:p>format-justify-right</text:p>
          </table:table-cell>
          <table:table-cell table:style-name="ce18" table:formula="of:=IF([.$B194]=&quot;R&quot;;VLOOKUP([.$C194];[.$C$5:.$I$1017];5;0);IF([.$B194]=&quot;E&quot;;&quot;x&quot;;IF([.$B194]=&quot;-&quot;;&quot;-&quot;;&quot;ND&quot;)))" office:value-type="string" office:string-value="x">
            <text:p>x</text:p>
          </table:table-cell>
          <table:table-cell table:style-name="ce18" table:formula="of:=IF([.$B194]=&quot;R&quot;;VLOOKUP([.$C194];[.$C$5:.$I$1017];5;0);IF([.$B194]=&quot;E&quot;;&quot;x&quot;;IF([.$B194]=&quot;-&quot;;&quot;-&quot;;&quot;ND&quot;)))" office:value-type="string" office:string-value="x">
            <text:p>x</text:p>
          </table:table-cell>
          <table:table-cell table:style-name="ce18" table:formula="of:=IF([.$B194]=&quot;R&quot;;VLOOKUP([.$C194];[.$C$5:.$I$1017];6;0);IF([.$B194]=&quot;E&quot;;&quot;x&quot;;IF([.$B194]=&quot;-&quot;;&quot;-&quot;;&quot;ND&quot;)))" office:value-type="string" office:string-value="x">
            <text:p>x</text:p>
          </table:table-cell>
          <table:table-cell table:style-name="ce18" table:formula="of:=IF([.$B194]=&quot;R&quot;;VLOOKUP([.$C194];[.$C$5:.$I$1017];7;0);IF([.$B194]=&quot;E&quot;;&quot;x&quot;;IF([.$B194]=&quot;-&quot;;&quot;-&quot;;&quot;ND&quot;)))" office:value-type="string" office:string-value="x">
            <text:p>x</text:p>
          </table:table-cell>
          <table:table-cell table:style-name="ce26" table:formula="of:=IF([.B194]=&quot;R&quot;;0;IF([.B194]=&quot;-&quot;;0;4))" office:value-type="float" office:value="4">
            <text:p>4</text:p>
          </table:table-cell>
          <table:table-cell table:style-name="ce26" table:formula="of:=IF([.B194]=&quot;R&quot;;0;COUNTIF([.F194:.I19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boldTextAction = m_toolbar-&gt;addAction(KIcon("format-text-bold"), i18n("Bold"));</text:p>
          </table:table-cell>
          <table:table-cell table:style-name="ce3" office:value-type="string">
            <text:p>E</text:p>
          </table:table-cell>
          <table:table-cell table:style-name="ce3" office:value-type="float" office:value="97">
            <text:p>97</text:p>
          </table:table-cell>
          <table:table-cell table:style-name="ce6"/>
          <table:table-cell table:style-name="ce12" office:value-type="string">
            <text:p>format-text-bold</text:p>
          </table:table-cell>
          <table:table-cell table:style-name="ce18" table:formula="of:=IF([.$B195]=&quot;R&quot;;VLOOKUP([.$C195];[.$C$5:.$I$1017];5;0);IF([.$B195]=&quot;E&quot;;&quot;x&quot;;IF([.$B195]=&quot;-&quot;;&quot;-&quot;;&quot;ND&quot;)))" office:value-type="string" office:string-value="x">
            <text:p>x</text:p>
          </table:table-cell>
          <table:table-cell table:style-name="ce18" table:formula="of:=IF([.$B195]=&quot;R&quot;;VLOOKUP([.$C195];[.$C$5:.$I$1017];5;0);IF([.$B195]=&quot;E&quot;;&quot;x&quot;;IF([.$B195]=&quot;-&quot;;&quot;-&quot;;&quot;ND&quot;)))" office:value-type="string" office:string-value="x">
            <text:p>x</text:p>
          </table:table-cell>
          <table:table-cell table:style-name="ce18" table:formula="of:=IF([.$B195]=&quot;R&quot;;VLOOKUP([.$C195];[.$C$5:.$I$1017];6;0);IF([.$B195]=&quot;E&quot;;&quot;x&quot;;IF([.$B195]=&quot;-&quot;;&quot;-&quot;;&quot;ND&quot;)))" office:value-type="string" office:string-value="x">
            <text:p>x</text:p>
          </table:table-cell>
          <table:table-cell table:style-name="ce18" table:formula="of:=IF([.$B195]=&quot;R&quot;;VLOOKUP([.$C195];[.$C$5:.$I$1017];7;0);IF([.$B195]=&quot;E&quot;;&quot;x&quot;;IF([.$B195]=&quot;-&quot;;&quot;-&quot;;&quot;ND&quot;)))" office:value-type="string" office:string-value="x">
            <text:p>x</text:p>
          </table:table-cell>
          <table:table-cell table:style-name="ce26" table:formula="of:=IF([.B195]=&quot;R&quot;;0;IF([.B195]=&quot;-&quot;;0;4))" office:value-type="float" office:value="4">
            <text:p>4</text:p>
          </table:table-cell>
          <table:table-cell table:style-name="ce26" table:formula="of:=IF([.B195]=&quot;R&quot;;0;COUNTIF([.F195:.I1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italicTextAction = m_toolbar-&gt;addAction(KIcon("format-text-italic"), i18n("Italic"));</text:p>
          </table:table-cell>
          <table:table-cell table:style-name="ce3" office:value-type="string">
            <text:p>E</text:p>
          </table:table-cell>
          <table:table-cell table:style-name="ce3" office:value-type="float" office:value="98">
            <text:p>98</text:p>
          </table:table-cell>
          <table:table-cell table:style-name="ce6"/>
          <table:table-cell table:style-name="ce12" office:value-type="string">
            <text:p>format-text-italic</text:p>
          </table:table-cell>
          <table:table-cell table:style-name="ce18" table:formula="of:=IF([.$B196]=&quot;R&quot;;VLOOKUP([.$C196];[.$C$5:.$I$1017];5;0);IF([.$B196]=&quot;E&quot;;&quot;x&quot;;IF([.$B196]=&quot;-&quot;;&quot;-&quot;;&quot;ND&quot;)))" office:value-type="string" office:string-value="x">
            <text:p>x</text:p>
          </table:table-cell>
          <table:table-cell table:style-name="ce18" table:formula="of:=IF([.$B196]=&quot;R&quot;;VLOOKUP([.$C196];[.$C$5:.$I$1017];5;0);IF([.$B196]=&quot;E&quot;;&quot;x&quot;;IF([.$B196]=&quot;-&quot;;&quot;-&quot;;&quot;ND&quot;)))" office:value-type="string" office:string-value="x">
            <text:p>x</text:p>
          </table:table-cell>
          <table:table-cell table:style-name="ce18" table:formula="of:=IF([.$B196]=&quot;R&quot;;VLOOKUP([.$C196];[.$C$5:.$I$1017];6;0);IF([.$B196]=&quot;E&quot;;&quot;x&quot;;IF([.$B196]=&quot;-&quot;;&quot;-&quot;;&quot;ND&quot;)))" office:value-type="string" office:string-value="x">
            <text:p>x</text:p>
          </table:table-cell>
          <table:table-cell table:style-name="ce18" table:formula="of:=IF([.$B196]=&quot;R&quot;;VLOOKUP([.$C196];[.$C$5:.$I$1017];7;0);IF([.$B196]=&quot;E&quot;;&quot;x&quot;;IF([.$B196]=&quot;-&quot;;&quot;-&quot;;&quot;ND&quot;)))" office:value-type="string" office:string-value="x">
            <text:p>x</text:p>
          </table:table-cell>
          <table:table-cell table:style-name="ce26" table:formula="of:=IF([.B196]=&quot;R&quot;;0;IF([.B196]=&quot;-&quot;;0;4))" office:value-type="float" office:value="4">
            <text:p>4</text:p>
          </table:table-cell>
          <table:table-cell table:style-name="ce26" table:formula="of:=IF([.B196]=&quot;R&quot;;0;COUNTIF([.F196:.I19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subscriptTextAction = m_toolbar-&gt;addAction(KIcon("format-text-suscript"), i18n("Subscript"));</text:p>
          </table:table-cell>
          <table:table-cell table:style-name="ce3" office:value-type="string">
            <text:p>E</text:p>
          </table:table-cell>
          <table:table-cell table:style-name="ce3" office:value-type="float" office:value="99">
            <text:p>99</text:p>
          </table:table-cell>
          <table:table-cell table:style-name="ce6"/>
          <table:table-cell table:style-name="ce12" office:value-type="string">
            <text:p>format-text-subscript</text:p>
          </table:table-cell>
          <table:table-cell table:style-name="ce18" table:formula="of:=IF([.$B197]=&quot;R&quot;;VLOOKUP([.$C197];[.$C$5:.$I$1017];5;0);IF([.$B197]=&quot;E&quot;;&quot;x&quot;;IF([.$B197]=&quot;-&quot;;&quot;-&quot;;&quot;ND&quot;)))" office:value-type="string" office:string-value="x">
            <text:p>x</text:p>
          </table:table-cell>
          <table:table-cell table:style-name="ce18" table:formula="of:=IF([.$B197]=&quot;R&quot;;VLOOKUP([.$C197];[.$C$5:.$I$1017];5;0);IF([.$B197]=&quot;E&quot;;&quot;x&quot;;IF([.$B197]=&quot;-&quot;;&quot;-&quot;;&quot;ND&quot;)))" office:value-type="string" office:string-value="x">
            <text:p>x</text:p>
          </table:table-cell>
          <table:table-cell table:style-name="ce18" table:formula="of:=IF([.$B197]=&quot;R&quot;;VLOOKUP([.$C197];[.$C$5:.$I$1017];6;0);IF([.$B197]=&quot;E&quot;;&quot;x&quot;;IF([.$B197]=&quot;-&quot;;&quot;-&quot;;&quot;ND&quot;)))" office:value-type="string" office:string-value="x">
            <text:p>x</text:p>
          </table:table-cell>
          <table:table-cell table:style-name="ce18" table:formula="of:=IF([.$B197]=&quot;R&quot;;VLOOKUP([.$C197];[.$C$5:.$I$1017];7;0);IF([.$B197]=&quot;E&quot;;&quot;x&quot;;IF([.$B197]=&quot;-&quot;;&quot;-&quot;;&quot;ND&quot;)))" office:value-type="string" office:string-value="x">
            <text:p>x</text:p>
          </table:table-cell>
          <table:table-cell table:style-name="ce26" table:formula="of:=IF([.B197]=&quot;R&quot;;0;IF([.B197]=&quot;-&quot;;0;4))" office:value-type="float" office:value="4">
            <text:p>4</text:p>
          </table:table-cell>
          <table:table-cell table:style-name="ce26" table:formula="of:=IF([.B197]=&quot;R&quot;;0;COUNTIF([.F197:.I19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superscriptTextAction = m_toolbar-&gt;addAction(KIcon("format-text-superscript"), i18n("Superscript"));</text:p>
          </table:table-cell>
          <table:table-cell table:style-name="ce3" office:value-type="string">
            <text:p>E</text:p>
          </table:table-cell>
          <table:table-cell table:style-name="ce3" office:value-type="float" office:value="100">
            <text:p>100</text:p>
          </table:table-cell>
          <table:table-cell table:style-name="ce6"/>
          <table:table-cell table:style-name="ce12" office:value-type="string">
            <text:p>format-text-superscript</text:p>
          </table:table-cell>
          <table:table-cell table:style-name="ce18" table:formula="of:=IF([.$B198]=&quot;R&quot;;VLOOKUP([.$C198];[.$C$5:.$I$1017];5;0);IF([.$B198]=&quot;E&quot;;&quot;x&quot;;IF([.$B198]=&quot;-&quot;;&quot;-&quot;;&quot;ND&quot;)))" office:value-type="string" office:string-value="x">
            <text:p>x</text:p>
          </table:table-cell>
          <table:table-cell table:style-name="ce18" table:formula="of:=IF([.$B198]=&quot;R&quot;;VLOOKUP([.$C198];[.$C$5:.$I$1017];5;0);IF([.$B198]=&quot;E&quot;;&quot;x&quot;;IF([.$B198]=&quot;-&quot;;&quot;-&quot;;&quot;ND&quot;)))" office:value-type="string" office:string-value="x">
            <text:p>x</text:p>
          </table:table-cell>
          <table:table-cell table:style-name="ce18" table:formula="of:=IF([.$B198]=&quot;R&quot;;VLOOKUP([.$C198];[.$C$5:.$I$1017];6;0);IF([.$B198]=&quot;E&quot;;&quot;x&quot;;IF([.$B198]=&quot;-&quot;;&quot;-&quot;;&quot;ND&quot;)))" office:value-type="string" office:string-value="x">
            <text:p>x</text:p>
          </table:table-cell>
          <table:table-cell table:style-name="ce18" table:formula="of:=IF([.$B198]=&quot;R&quot;;VLOOKUP([.$C198];[.$C$5:.$I$1017];7;0);IF([.$B198]=&quot;E&quot;;&quot;x&quot;;IF([.$B198]=&quot;-&quot;;&quot;-&quot;;&quot;ND&quot;)))" office:value-type="string" office:string-value="x">
            <text:p>x</text:p>
          </table:table-cell>
          <table:table-cell table:style-name="ce26" table:formula="of:=IF([.B198]=&quot;R&quot;;0;IF([.B198]=&quot;-&quot;;0;4))" office:value-type="float" office:value="4">
            <text:p>4</text:p>
          </table:table-cell>
          <table:table-cell table:style-name="ce26" table:formula="of:=IF([.B198]=&quot;R&quot;;0;COUNTIF([.F198:.I19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underlineTextAction = m_toolbar-&gt;addAction(KIcon("format-text-underline"), i18n("Underline"));</text:p>
          </table:table-cell>
          <table:table-cell table:style-name="ce3" office:value-type="string">
            <text:p>E</text:p>
          </table:table-cell>
          <table:table-cell table:style-name="ce3" office:value-type="float" office:value="101">
            <text:p>101</text:p>
          </table:table-cell>
          <table:table-cell table:style-name="ce6"/>
          <table:table-cell table:style-name="ce12" office:value-type="string">
            <text:p>format-text-underline</text:p>
          </table:table-cell>
          <table:table-cell table:style-name="ce18" table:formula="of:=IF([.$B199]=&quot;R&quot;;VLOOKUP([.$C199];[.$C$5:.$I$1017];5;0);IF([.$B199]=&quot;E&quot;;&quot;x&quot;;IF([.$B199]=&quot;-&quot;;&quot;-&quot;;&quot;ND&quot;)))" office:value-type="string" office:string-value="x">
            <text:p>x</text:p>
          </table:table-cell>
          <table:table-cell table:style-name="ce18" table:formula="of:=IF([.$B199]=&quot;R&quot;;VLOOKUP([.$C199];[.$C$5:.$I$1017];5;0);IF([.$B199]=&quot;E&quot;;&quot;x&quot;;IF([.$B199]=&quot;-&quot;;&quot;-&quot;;&quot;ND&quot;)))" office:value-type="string" office:string-value="x">
            <text:p>x</text:p>
          </table:table-cell>
          <table:table-cell table:style-name="ce18" table:formula="of:=IF([.$B199]=&quot;R&quot;;VLOOKUP([.$C199];[.$C$5:.$I$1017];6;0);IF([.$B199]=&quot;E&quot;;&quot;x&quot;;IF([.$B199]=&quot;-&quot;;&quot;-&quot;;&quot;ND&quot;)))" office:value-type="string" office:string-value="x">
            <text:p>x</text:p>
          </table:table-cell>
          <table:table-cell table:style-name="ce18" table:formula="of:=IF([.$B199]=&quot;R&quot;;VLOOKUP([.$C199];[.$C$5:.$I$1017];7;0);IF([.$B199]=&quot;E&quot;;&quot;x&quot;;IF([.$B199]=&quot;-&quot;;&quot;-&quot;;&quot;ND&quot;)))" office:value-type="string" office:string-value="x">
            <text:p>x</text:p>
          </table:table-cell>
          <table:table-cell table:style-name="ce26" table:formula="of:=IF([.B199]=&quot;R&quot;;0;IF([.B199]=&quot;-&quot;;0;4))" office:value-type="float" office:value="4">
            <text:p>4</text:p>
          </table:table-cell>
          <table:table-cell table:style-name="ce26" table:formula="of:=IF([.B199]=&quot;R&quot;;0;COUNTIF([.F199:.I19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tabstopdialog.cpp: <text:s text:c="3"/>m_btnDown = new KPushButton(KIcon("arrow-down"), i18n("Move Down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200]=&quot;R&quot;;VLOOKUP([.$C200];[.$C$5:.$I$1017];5;0);IF([.$B200]=&quot;E&quot;;&quot;x&quot;;IF([.$B200]=&quot;-&quot;;&quot;-&quot;;&quot;ND&quot;)))" office:value-type="string" office:string-value="x">
            <text:p>x</text:p>
          </table:table-cell>
          <table:table-cell table:style-name="ce18" table:formula="of:=IF([.$B200]=&quot;R&quot;;VLOOKUP([.$C200];[.$C$5:.$I$1017];5;0);IF([.$B200]=&quot;E&quot;;&quot;x&quot;;IF([.$B200]=&quot;-&quot;;&quot;-&quot;;&quot;ND&quot;)))" office:value-type="string" office:string-value="x">
            <text:p>x</text:p>
          </table:table-cell>
          <table:table-cell table:style-name="ce18" table:formula="of:=IF([.$B200]=&quot;R&quot;;VLOOKUP([.$C200];[.$C$5:.$I$1017];6;0);IF([.$B200]=&quot;E&quot;;&quot;x&quot;;IF([.$B200]=&quot;-&quot;;&quot;-&quot;;&quot;ND&quot;)))" office:value-type="string" office:string-value="x">
            <text:p>x</text:p>
          </table:table-cell>
          <table:table-cell table:style-name="ce18" table:formula="of:=IF([.$B200]=&quot;R&quot;;VLOOKUP([.$C200];[.$C$5:.$I$1017];7;0);IF([.$B200]=&quot;E&quot;;&quot;x&quot;;IF([.$B200]=&quot;-&quot;;&quot;-&quot;;&quot;ND&quot;)))" office:value-type="string" office:string-value="x">
            <text:p>x</text:p>
          </table:table-cell>
          <table:table-cell table:style-name="ce26" table:formula="of:=IF([.B200]=&quot;R&quot;;0;IF([.B200]=&quot;-&quot;;0;4))" office:value-type="float" office:value="0">
            <text:p>0</text:p>
          </table:table-cell>
          <table:table-cell table:style-name="ce26" table:formula="of:=IF([.B200]=&quot;R&quot;;0;COUNTIF([.F200:.I2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tabstopdialog.cpp: <text:s text:c="3"/>m_btnUp = new KPushButton(KIcon("arrow-up"), i18n("Move Up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201]=&quot;R&quot;;VLOOKUP([.$C201];[.$C$5:.$I$1017];5;0);IF([.$B201]=&quot;E&quot;;&quot;x&quot;;IF([.$B201]=&quot;-&quot;;&quot;-&quot;;&quot;ND&quot;)))" office:value-type="string" office:string-value="x">
            <text:p>x</text:p>
          </table:table-cell>
          <table:table-cell table:style-name="ce18" table:formula="of:=IF([.$B201]=&quot;R&quot;;VLOOKUP([.$C201];[.$C$5:.$I$1017];5;0);IF([.$B201]=&quot;E&quot;;&quot;x&quot;;IF([.$B201]=&quot;-&quot;;&quot;-&quot;;&quot;ND&quot;)))" office:value-type="string" office:string-value="x">
            <text:p>x</text:p>
          </table:table-cell>
          <table:table-cell table:style-name="ce18" table:formula="of:=IF([.$B201]=&quot;R&quot;;VLOOKUP([.$C201];[.$C$5:.$I$1017];6;0);IF([.$B201]=&quot;E&quot;;&quot;x&quot;;IF([.$B201]=&quot;-&quot;;&quot;-&quot;;&quot;ND&quot;)))" office:value-type="string" office:string-value="x">
            <text:p>x</text:p>
          </table:table-cell>
          <table:table-cell table:style-name="ce18" table:formula="of:=IF([.$B201]=&quot;R&quot;;VLOOKUP([.$C201];[.$C$5:.$I$1017];7;0);IF([.$B201]=&quot;E&quot;;&quot;x&quot;;IF([.$B201]=&quot;-&quot;;&quot;-&quot;;&quot;ND&quot;)))" office:value-type="string" office:string-value="x">
            <text:p>x</text:p>
          </table:table-cell>
          <table:table-cell table:style-name="ce26" table:formula="of:=IF([.B201]=&quot;R&quot;;0;IF([.B201]=&quot;-&quot;;0;4))" office:value-type="float" office:value="0">
            <text:p>0</text:p>
          </table:table-cell>
          <table:table-cell table:style-name="ce26" table:formula="of:=IF([.B201]=&quot;R&quot;;0;COUNTIF([.F201:.I2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test/kfd_part.cpp: <text:s text:c="3"/>w-&gt;setIcon(SmallIcon("form"));</text:p>
          </table:table-cell>
          <table:table-cell table:style-name="ce3" office:value-type="string">
            <text:p>R</text:p>
          </table:table-cell>
          <table:table-cell table:style-name="ce3" office:value-type="float" office:value="86">
            <text:p>86</text:p>
          </table:table-cell>
          <table:table-cell table:style-name="ce6" table:number-columns-repeated="2"/>
          <table:table-cell table:style-name="ce18" table:formula="of:=IF([.$B202]=&quot;R&quot;;VLOOKUP([.$C202];[.$C$5:.$I$1017];5;0);IF([.$B202]=&quot;E&quot;;&quot;x&quot;;IF([.$B202]=&quot;-&quot;;&quot;-&quot;;&quot;ND&quot;)))" office:value-type="string" office:string-value="ND">
            <text:p>ND</text:p>
          </table:table-cell>
          <table:table-cell table:style-name="ce18" table:formula="of:=IF([.$B202]=&quot;R&quot;;VLOOKUP([.$C202];[.$C$5:.$I$1017];5;0);IF([.$B202]=&quot;E&quot;;&quot;x&quot;;IF([.$B202]=&quot;-&quot;;&quot;-&quot;;&quot;ND&quot;)))" office:value-type="string" office:string-value="ND">
            <text:p>ND</text:p>
          </table:table-cell>
          <table:table-cell table:style-name="ce18" table:formula="of:=IF([.$B202]=&quot;R&quot;;VLOOKUP([.$C202];[.$C$5:.$I$1017];6;0);IF([.$B202]=&quot;E&quot;;&quot;x&quot;;IF([.$B202]=&quot;-&quot;;&quot;-&quot;;&quot;ND&quot;)))" office:value-type="string" office:string-value="ND">
            <text:p>ND</text:p>
          </table:table-cell>
          <table:table-cell table:style-name="ce18" table:formula="of:=IF([.$B202]=&quot;R&quot;;VLOOKUP([.$C202];[.$C$5:.$I$1017];7;0);IF([.$B202]=&quot;E&quot;;&quot;x&quot;;IF([.$B202]=&quot;-&quot;;&quot;-&quot;;&quot;ND&quot;)))" office:value-type="string" office:string-value="ND">
            <text:p>ND</text:p>
          </table:table-cell>
          <table:table-cell table:style-name="ce26" table:formula="of:=IF([.B202]=&quot;R&quot;;0;IF([.B202]=&quot;-&quot;;0;4))" office:value-type="float" office:value="0">
            <text:p>0</text:p>
          </table:table-cell>
          <table:table-cell table:style-name="ce26" table:formula="of:=IF([.B202]=&quot;R&quot;;0;COUNTIF([.F202:.I2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test/main.cpp: <text:s text:c="3"/>about.addCredit(ki18n("Kristof Borrey "), ki18n("Icons"), 0, "kristof.borrey@skynet.be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03]=&quot;R&quot;;VLOOKUP([.$C203];[.$C$5:.$I$1017];5;0);IF([.$B203]=&quot;E&quot;;&quot;x&quot;;IF([.$B203]=&quot;-&quot;;&quot;-&quot;;&quot;ND&quot;)))" office:value-type="string" office:string-value="-">
            <text:p>-</text:p>
          </table:table-cell>
          <table:table-cell table:style-name="ce18" table:formula="of:=IF([.$B203]=&quot;R&quot;;VLOOKUP([.$C203];[.$C$5:.$I$1017];5;0);IF([.$B203]=&quot;E&quot;;&quot;x&quot;;IF([.$B203]=&quot;-&quot;;&quot;-&quot;;&quot;ND&quot;)))" office:value-type="string" office:string-value="-">
            <text:p>-</text:p>
          </table:table-cell>
          <table:table-cell table:style-name="ce18" table:formula="of:=IF([.$B203]=&quot;R&quot;;VLOOKUP([.$C203];[.$C$5:.$I$1017];6;0);IF([.$B203]=&quot;E&quot;;&quot;x&quot;;IF([.$B203]=&quot;-&quot;;&quot;-&quot;;&quot;ND&quot;)))" office:value-type="string" office:string-value="-">
            <text:p>-</text:p>
          </table:table-cell>
          <table:table-cell table:style-name="ce18" table:formula="of:=IF([.$B203]=&quot;R&quot;;VLOOKUP([.$C203];[.$C$5:.$I$1017];7;0);IF([.$B203]=&quot;E&quot;;&quot;x&quot;;IF([.$B203]=&quot;-&quot;;&quot;-&quot;;&quot;ND&quot;)))" office:value-type="string" office:string-value="-">
            <text:p>-</text:p>
          </table:table-cell>
          <table:table-cell table:style-name="ce26" table:formula="of:=IF([.B203]=&quot;R&quot;;0;IF([.B203]=&quot;-&quot;;0;4))" office:value-type="float" office:value="0">
            <text:p>0</text:p>
          </table:table-cell>
          <table:table-cell table:style-name="ce26" table:formula="of:=IF([.B203]=&quot;R&quot;;0;COUNTIF([.F203:.I2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widgetfactory.cpp: <text:s text:c="11"/>&amp;&amp; (property == "windowTitle" || property == "windowIcon" || property == "sizeIncrement" || property == "windowIconText")) {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04]=&quot;R&quot;;VLOOKUP([.$C204];[.$C$5:.$I$1017];5;0);IF([.$B204]=&quot;E&quot;;&quot;x&quot;;IF([.$B204]=&quot;-&quot;;&quot;-&quot;;&quot;ND&quot;)))" office:value-type="string" office:string-value="-">
            <text:p>-</text:p>
          </table:table-cell>
          <table:table-cell table:style-name="ce18" table:formula="of:=IF([.$B204]=&quot;R&quot;;VLOOKUP([.$C204];[.$C$5:.$I$1017];5;0);IF([.$B204]=&quot;E&quot;;&quot;x&quot;;IF([.$B204]=&quot;-&quot;;&quot;-&quot;;&quot;ND&quot;)))" office:value-type="string" office:string-value="-">
            <text:p>-</text:p>
          </table:table-cell>
          <table:table-cell table:style-name="ce18" table:formula="of:=IF([.$B204]=&quot;R&quot;;VLOOKUP([.$C204];[.$C$5:.$I$1017];6;0);IF([.$B204]=&quot;E&quot;;&quot;x&quot;;IF([.$B204]=&quot;-&quot;;&quot;-&quot;;&quot;ND&quot;)))" office:value-type="string" office:string-value="-">
            <text:p>-</text:p>
          </table:table-cell>
          <table:table-cell table:style-name="ce18" table:formula="of:=IF([.$B204]=&quot;R&quot;;VLOOKUP([.$C204];[.$C$5:.$I$1017];7;0);IF([.$B204]=&quot;E&quot;;&quot;x&quot;;IF([.$B204]=&quot;-&quot;;&quot;-&quot;;&quot;ND&quot;)))" office:value-type="string" office:string-value="-">
            <text:p>-</text:p>
          </table:table-cell>
          <table:table-cell table:style-name="ce26" table:formula="of:=IF([.B204]=&quot;R&quot;;0;IF([.B204]=&quot;-&quot;;0;4))" office:value-type="float" office:value="0">
            <text:p>0</text:p>
          </table:table-cell>
          <table:table-cell table:style-name="ce26" table:formula="of:=IF([.B204]=&quot;R&quot;;0;COUNTIF([.F204:.I2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7"/>advancedProperties.insert("windowIcon"); // renamed from "icon" in Qt 4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05]=&quot;R&quot;;VLOOKUP([.$C205];[.$C$5:.$I$1017];5;0);IF([.$B205]=&quot;E&quot;;&quot;x&quot;;IF([.$B205]=&quot;-&quot;;&quot;-&quot;;&quot;ND&quot;)))" office:value-type="string" office:string-value="-">
            <text:p>-</text:p>
          </table:table-cell>
          <table:table-cell table:style-name="ce18" table:formula="of:=IF([.$B205]=&quot;R&quot;;VLOOKUP([.$C205];[.$C$5:.$I$1017];5;0);IF([.$B205]=&quot;E&quot;;&quot;x&quot;;IF([.$B205]=&quot;-&quot;;&quot;-&quot;;&quot;ND&quot;)))" office:value-type="string" office:string-value="-">
            <text:p>-</text:p>
          </table:table-cell>
          <table:table-cell table:style-name="ce18" table:formula="of:=IF([.$B205]=&quot;R&quot;;VLOOKUP([.$C205];[.$C$5:.$I$1017];6;0);IF([.$B205]=&quot;E&quot;;&quot;x&quot;;IF([.$B205]=&quot;-&quot;;&quot;-&quot;;&quot;ND&quot;)))" office:value-type="string" office:string-value="-">
            <text:p>-</text:p>
          </table:table-cell>
          <table:table-cell table:style-name="ce18" table:formula="of:=IF([.$B205]=&quot;R&quot;;VLOOKUP([.$C205];[.$C$5:.$I$1017];7;0);IF([.$B205]=&quot;E&quot;;&quot;x&quot;;IF([.$B205]=&quot;-&quot;;&quot;-&quot;;&quot;ND&quot;)))" office:value-type="string" office:string-value="-">
            <text:p>-</text:p>
          </table:table-cell>
          <table:table-cell table:style-name="ce26" table:formula="of:=IF([.B205]=&quot;R&quot;;0;IF([.B205]=&quot;-&quot;;0;4))" office:value-type="float" office:value="0">
            <text:p>0</text:p>
          </table:table-cell>
          <table:table-cell table:style-name="ce26" table:formula="of:=IF([.B205]=&quot;R&quot;;0;COUNTIF([.F205:.I2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widgetlibrary.cpp: <text:s text:c="7"/>iconName = wclass-&gt;inheritedClass()-&gt;factory()-&gt;internalProperty(classname, "orientationSelectionPopup:horizontal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06]=&quot;R&quot;;VLOOKUP([.$C206];[.$C$5:.$I$1017];5;0);IF([.$B206]=&quot;E&quot;;&quot;x&quot;;IF([.$B206]=&quot;-&quot;;&quot;-&quot;;&quot;ND&quot;)))" office:value-type="string" office:string-value="-">
            <text:p>-</text:p>
          </table:table-cell>
          <table:table-cell table:style-name="ce18" table:formula="of:=IF([.$B206]=&quot;R&quot;;VLOOKUP([.$C206];[.$C$5:.$I$1017];5;0);IF([.$B206]=&quot;E&quot;;&quot;x&quot;;IF([.$B206]=&quot;-&quot;;&quot;-&quot;;&quot;ND&quot;)))" office:value-type="string" office:string-value="-">
            <text:p>-</text:p>
          </table:table-cell>
          <table:table-cell table:style-name="ce18" table:formula="of:=IF([.$B206]=&quot;R&quot;;VLOOKUP([.$C206];[.$C$5:.$I$1017];6;0);IF([.$B206]=&quot;E&quot;;&quot;x&quot;;IF([.$B206]=&quot;-&quot;;&quot;-&quot;;&quot;ND&quot;)))" office:value-type="string" office:string-value="-">
            <text:p>-</text:p>
          </table:table-cell>
          <table:table-cell table:style-name="ce18" table:formula="of:=IF([.$B206]=&quot;R&quot;;VLOOKUP([.$C206];[.$C$5:.$I$1017];7;0);IF([.$B206]=&quot;E&quot;;&quot;x&quot;;IF([.$B206]=&quot;-&quot;;&quot;-&quot;;&quot;ND&quot;)))" office:value-type="string" office:string-value="-">
            <text:p>-</text:p>
          </table:table-cell>
          <table:table-cell table:style-name="ce26" table:formula="of:=IF([.B206]=&quot;R&quot;;0;IF([.B206]=&quot;-&quot;;0;4))" office:value-type="float" office:value="0">
            <text:p>0</text:p>
          </table:table-cell>
          <table:table-cell table:style-name="ce26" table:formula="of:=IF([.B206]=&quot;R&quot;;0;COUNTIF([.F206:.I2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widgetlibrary.cpp: <text:s text:c="7"/>iconName = wclass-&gt;inheritedClass()-&gt;factory()-&gt;internalProperty(classname, "orientationSelectionPopup:vertical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07]=&quot;R&quot;;VLOOKUP([.$C207];[.$C$5:.$I$1017];5;0);IF([.$B207]=&quot;E&quot;;&quot;x&quot;;IF([.$B207]=&quot;-&quot;;&quot;-&quot;;&quot;ND&quot;)))" office:value-type="string" office:string-value="-">
            <text:p>-</text:p>
          </table:table-cell>
          <table:table-cell table:style-name="ce18" table:formula="of:=IF([.$B207]=&quot;R&quot;;VLOOKUP([.$C207];[.$C$5:.$I$1017];5;0);IF([.$B207]=&quot;E&quot;;&quot;x&quot;;IF([.$B207]=&quot;-&quot;;&quot;-&quot;;&quot;ND&quot;)))" office:value-type="string" office:string-value="-">
            <text:p>-</text:p>
          </table:table-cell>
          <table:table-cell table:style-name="ce18" table:formula="of:=IF([.$B207]=&quot;R&quot;;VLOOKUP([.$C207];[.$C$5:.$I$1017];6;0);IF([.$B207]=&quot;E&quot;;&quot;x&quot;;IF([.$B207]=&quot;-&quot;;&quot;-&quot;;&quot;ND&quot;)))" office:value-type="string" office:string-value="-">
            <text:p>-</text:p>
          </table:table-cell>
          <table:table-cell table:style-name="ce18" table:formula="of:=IF([.$B207]=&quot;R&quot;;VLOOKUP([.$C207];[.$C$5:.$I$1017];7;0);IF([.$B207]=&quot;E&quot;;&quot;x&quot;;IF([.$B207]=&quot;-&quot;;&quot;-&quot;;&quot;ND&quot;)))" office:value-type="string" office:string-value="-">
            <text:p>-</text:p>
          </table:table-cell>
          <table:table-cell table:style-name="ce26" table:formula="of:=IF([.B207]=&quot;R&quot;;0;IF([.B207]=&quot;-&quot;;0;4))" office:value-type="float" office:value="0">
            <text:p>0</text:p>
          </table:table-cell>
          <table:table-cell table:style-name="ce26" table:formula="of:=IF([.B207]=&quot;R&quot;;0;COUNTIF([.F207:.I2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iconName = wclass-&gt;factory()-&gt;internalProperty(classname, "orientationSelectionPopup:vertical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08]=&quot;R&quot;;VLOOKUP([.$C208];[.$C$5:.$I$1017];5;0);IF([.$B208]=&quot;E&quot;;&quot;x&quot;;IF([.$B208]=&quot;-&quot;;&quot;-&quot;;&quot;ND&quot;)))" office:value-type="string" office:string-value="-">
            <text:p>-</text:p>
          </table:table-cell>
          <table:table-cell table:style-name="ce18" table:formula="of:=IF([.$B208]=&quot;R&quot;;VLOOKUP([.$C208];[.$C$5:.$I$1017];5;0);IF([.$B208]=&quot;E&quot;;&quot;x&quot;;IF([.$B208]=&quot;-&quot;;&quot;-&quot;;&quot;ND&quot;)))" office:value-type="string" office:string-value="-">
            <text:p>-</text:p>
          </table:table-cell>
          <table:table-cell table:style-name="ce18" table:formula="of:=IF([.$B208]=&quot;R&quot;;VLOOKUP([.$C208];[.$C$5:.$I$1017];6;0);IF([.$B208]=&quot;E&quot;;&quot;x&quot;;IF([.$B208]=&quot;-&quot;;&quot;-&quot;;&quot;ND&quot;)))" office:value-type="string" office:string-value="-">
            <text:p>-</text:p>
          </table:table-cell>
          <table:table-cell table:style-name="ce18" table:formula="of:=IF([.$B208]=&quot;R&quot;;VLOOKUP([.$C208];[.$C$5:.$I$1017];7;0);IF([.$B208]=&quot;E&quot;;&quot;x&quot;;IF([.$B208]=&quot;-&quot;;&quot;-&quot;;&quot;ND&quot;)))" office:value-type="string" office:string-value="-">
            <text:p>-</text:p>
          </table:table-cell>
          <table:table-cell table:style-name="ce26" table:formula="of:=IF([.B208]=&quot;R&quot;;0;IF([.B208]=&quot;-&quot;;0;4))" office:value-type="float" office:value="0">
            <text:p>0</text:p>
          </table:table-cell>
          <table:table-cell table:style-name="ce26" table:formula="of:=IF([.B208]=&quot;R&quot;;0;COUNTIF([.F208:.I2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popup.addAction(SmallIcon("dialog-cancel"), i18n("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6" table:number-columns-repeated="2"/>
          <table:table-cell table:style-name="ce18" table:formula="of:=IF([.$B209]=&quot;R&quot;;VLOOKUP([.$C209];[.$C$5:.$I$1017];5;0);IF([.$B209]=&quot;E&quot;;&quot;x&quot;;IF([.$B209]=&quot;-&quot;;&quot;-&quot;;&quot;ND&quot;)))" office:value-type="string" office:string-value="x">
            <text:p>x</text:p>
          </table:table-cell>
          <table:table-cell table:style-name="ce18" table:formula="of:=IF([.$B209]=&quot;R&quot;;VLOOKUP([.$C209];[.$C$5:.$I$1017];5;0);IF([.$B209]=&quot;E&quot;;&quot;x&quot;;IF([.$B209]=&quot;-&quot;;&quot;-&quot;;&quot;ND&quot;)))" office:value-type="string" office:string-value="x">
            <text:p>x</text:p>
          </table:table-cell>
          <table:table-cell table:style-name="ce18" table:formula="of:=IF([.$B209]=&quot;R&quot;;VLOOKUP([.$C209];[.$C$5:.$I$1017];6;0);IF([.$B209]=&quot;E&quot;;&quot;x&quot;;IF([.$B209]=&quot;-&quot;;&quot;-&quot;;&quot;ND&quot;)))" office:value-type="string" office:string-value="x">
            <text:p>x</text:p>
          </table:table-cell>
          <table:table-cell table:style-name="ce18" table:formula="of:=IF([.$B209]=&quot;R&quot;;VLOOKUP([.$C209];[.$C$5:.$I$1017];7;0);IF([.$B209]=&quot;E&quot;;&quot;x&quot;;IF([.$B209]=&quot;-&quot;;&quot;-&quot;;&quot;ND&quot;)))" office:value-type="string" office:string-value="x">
            <text:p>x</text:p>
          </table:table-cell>
          <table:table-cell table:style-name="ce26" table:formula="of:=IF([.B209]=&quot;R&quot;;0;IF([.B209]=&quot;-&quot;;0;4))" office:value-type="float" office:value="0">
            <text:p>0</text:p>
          </table:table-cell>
          <table:table-cell table:style-name="ce26" table:formula="of:=IF([.B209]=&quot;R&quot;;0;COUNTIF([.F209:.I2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popup.addTitle(SmallIcon(wclass-&gt;pixmap()), i18n("Insert Widget: %1", wclass-&gt;name()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10]=&quot;R&quot;;VLOOKUP([.$C210];[.$C$5:.$I$1017];5;0);IF([.$B210]=&quot;E&quot;;&quot;x&quot;;IF([.$B210]=&quot;-&quot;;&quot;-&quot;;&quot;ND&quot;)))" office:value-type="string" office:string-value="-">
            <text:p>-</text:p>
          </table:table-cell>
          <table:table-cell table:style-name="ce18" table:formula="of:=IF([.$B210]=&quot;R&quot;;VLOOKUP([.$C210];[.$C$5:.$I$1017];5;0);IF([.$B210]=&quot;E&quot;;&quot;x&quot;;IF([.$B210]=&quot;-&quot;;&quot;-&quot;;&quot;ND&quot;)))" office:value-type="string" office:string-value="-">
            <text:p>-</text:p>
          </table:table-cell>
          <table:table-cell table:style-name="ce18" table:formula="of:=IF([.$B210]=&quot;R&quot;;VLOOKUP([.$C210];[.$C$5:.$I$1017];6;0);IF([.$B210]=&quot;E&quot;;&quot;x&quot;;IF([.$B210]=&quot;-&quot;;&quot;-&quot;;&quot;ND&quot;)))" office:value-type="string" office:string-value="-">
            <text:p>-</text:p>
          </table:table-cell>
          <table:table-cell table:style-name="ce18" table:formula="of:=IF([.$B210]=&quot;R&quot;;VLOOKUP([.$C210];[.$C$5:.$I$1017];7;0);IF([.$B210]=&quot;E&quot;;&quot;x&quot;;IF([.$B210]=&quot;-&quot;;&quot;-&quot;;&quot;ND&quot;)))" office:value-type="string" office:string-value="-">
            <text:p>-</text:p>
          </table:table-cell>
          <table:table-cell table:style-name="ce26" table:formula="of:=IF([.B210]=&quot;R&quot;;0;IF([.B210]=&quot;-&quot;;0;4))" office:value-type="float" office:value="0">
            <text:p>0</text:p>
          </table:table-cell>
          <table:table-cell table:style-name="ce26" table:formula="of:=IF([.B210]=&quot;R&quot;;0;COUNTIF([.F210:.I2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QString iconName(wclass-&gt;factory()-&gt;internalProperty(classname, "orientationSelectionPopup:horizontalIcon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11]=&quot;R&quot;;VLOOKUP([.$C211];[.$C$5:.$I$1017];5;0);IF([.$B211]=&quot;E&quot;;&quot;x&quot;;IF([.$B211]=&quot;-&quot;;&quot;-&quot;;&quot;ND&quot;)))" office:value-type="string" office:string-value="-">
            <text:p>-</text:p>
          </table:table-cell>
          <table:table-cell table:style-name="ce18" table:formula="of:=IF([.$B211]=&quot;R&quot;;VLOOKUP([.$C211];[.$C$5:.$I$1017];5;0);IF([.$B211]=&quot;E&quot;;&quot;x&quot;;IF([.$B211]=&quot;-&quot;;&quot;-&quot;;&quot;ND&quot;)))" office:value-type="string" office:string-value="-">
            <text:p>-</text:p>
          </table:table-cell>
          <table:table-cell table:style-name="ce18" table:formula="of:=IF([.$B211]=&quot;R&quot;;VLOOKUP([.$C211];[.$C$5:.$I$1017];6;0);IF([.$B211]=&quot;E&quot;;&quot;x&quot;;IF([.$B211]=&quot;-&quot;;&quot;-&quot;;&quot;ND&quot;)))" office:value-type="string" office:string-value="-">
            <text:p>-</text:p>
          </table:table-cell>
          <table:table-cell table:style-name="ce18" table:formula="of:=IF([.$B211]=&quot;R&quot;;VLOOKUP([.$C211];[.$C$5:.$I$1017];7;0);IF([.$B211]=&quot;E&quot;;&quot;x&quot;;IF([.$B211]=&quot;-&quot;;&quot;-&quot;;&quot;ND&quot;)))" office:value-type="string" office:string-value="-">
            <text:p>-</text:p>
          </table:table-cell>
          <table:table-cell table:style-name="ce26" table:formula="of:=IF([.B211]=&quot;R&quot;;0;IF([.B211]=&quot;-&quot;;0;4))" office:value-type="float" office:value="0">
            <text:p>0</text:p>
          </table:table-cell>
          <table:table-cell table:style-name="ce26" table:formula="of:=IF([.B211]=&quot;R&quot;;0;COUNTIF([.F211:.I2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exidb/utils.cpp: <text:s text:c="15"/>QPixmap pm(Small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212]=&quot;R&quot;;VLOOKUP([.$C212];[.$C$5:.$I$1017];5;0);IF([.$B212]=&quot;E&quot;;&quot;x&quot;;IF([.$B212]=&quot;-&quot;;&quot;-&quot;;&quot;ND&quot;)))" office:value-type="string" office:string-value="x">
            <text:p>x</text:p>
          </table:table-cell>
          <table:table-cell table:style-name="ce18" table:formula="of:=IF([.$B212]=&quot;R&quot;;VLOOKUP([.$C212];[.$C$5:.$I$1017];5;0);IF([.$B212]=&quot;E&quot;;&quot;x&quot;;IF([.$B212]=&quot;-&quot;;&quot;-&quot;;&quot;ND&quot;)))" office:value-type="string" office:string-value="x">
            <text:p>x</text:p>
          </table:table-cell>
          <table:table-cell table:style-name="ce18" table:formula="of:=IF([.$B212]=&quot;R&quot;;VLOOKUP([.$C212];[.$C$5:.$I$1017];6;0);IF([.$B212]=&quot;E&quot;;&quot;x&quot;;IF([.$B212]=&quot;-&quot;;&quot;-&quot;;&quot;ND&quot;)))" office:value-type="string" office:string-value="x">
            <text:p>x</text:p>
          </table:table-cell>
          <table:table-cell table:style-name="ce18" table:formula="of:=IF([.$B212]=&quot;R&quot;;VLOOKUP([.$C212];[.$C$5:.$I$1017];7;0);IF([.$B212]=&quot;E&quot;;&quot;x&quot;;IF([.$B212]=&quot;-&quot;;&quot;-&quot;;&quot;ND&quot;)))" office:value-type="string" office:string-value="x">
            <text:p>x</text:p>
          </table:table-cell>
          <table:table-cell table:style-name="ce26" table:formula="of:=IF([.B212]=&quot;R&quot;;0;IF([.B212]=&quot;-&quot;;0;4))" office:value-type="float" office:value="0">
            <text:p>0</text:p>
          </table:table-cell>
          <table:table-cell table:style-name="ce26" table:formula="of:=IF([.B212]=&quot;R&quot;;0;COUNTIF([.F212:.I2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exiutils/debuggui.cpp: <text:s text:c="3"/>debugWindow-&gt;setWindow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213]=&quot;R&quot;;VLOOKUP([.$C213];[.$C$5:.$I$1017];5;0);IF([.$B213]=&quot;E&quot;;&quot;x&quot;;IF([.$B213]=&quot;-&quot;;&quot;-&quot;;&quot;ND&quot;)))" office:value-type="string" office:string-value="x">
            <text:p>x</text:p>
          </table:table-cell>
          <table:table-cell table:style-name="ce18" table:formula="of:=IF([.$B213]=&quot;R&quot;;VLOOKUP([.$C213];[.$C$5:.$I$1017];5;0);IF([.$B213]=&quot;E&quot;;&quot;x&quot;;IF([.$B213]=&quot;-&quot;;&quot;-&quot;;&quot;ND&quot;)))" office:value-type="string" office:string-value="x">
            <text:p>x</text:p>
          </table:table-cell>
          <table:table-cell table:style-name="ce18" table:formula="of:=IF([.$B213]=&quot;R&quot;;VLOOKUP([.$C213];[.$C$5:.$I$1017];6;0);IF([.$B213]=&quot;E&quot;;&quot;x&quot;;IF([.$B213]=&quot;-&quot;;&quot;-&quot;;&quot;ND&quot;)))" office:value-type="string" office:string-value="x">
            <text:p>x</text:p>
          </table:table-cell>
          <table:table-cell table:style-name="ce18" table:formula="of:=IF([.$B213]=&quot;R&quot;;VLOOKUP([.$C213];[.$C$5:.$I$1017];7;0);IF([.$B213]=&quot;E&quot;;&quot;x&quot;;IF([.$B213]=&quot;-&quot;;&quot;-&quot;;&quot;ND&quot;)))" office:value-type="string" office:string-value="x">
            <text:p>x</text:p>
          </table:table-cell>
          <table:table-cell table:style-name="ce26" table:formula="of:=IF([.B213]=&quot;R&quot;;0;IF([.B213]=&quot;-&quot;;0;4))" office:value-type="float" office:value="0">
            <text:p>0</text:p>
          </table:table-cell>
          <table:table-cell table:style-name="ce26" table:formula="of:=IF([.B213]=&quot;R&quot;;0;COUNTIF([.F213:.I2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exiutils/SmallToolButton.cpp: <text:s text:c="3"/>const bool fixWidth = style()-&gt;inherits("QWindowsStyle") &amp;&amp; toolButtonStyle() != Qt::ToolButtonIconOnly;</text:p>
          </table:table-cell>
          <table:table-cell table:style-name="ce3" office:value-type="string">
            <text:p>-</text:p>
          </table:table-cell>
          <table:table-cell table:style-name="ce3"/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14]=&quot;R&quot;;VLOOKUP([.$C214];[.$C$5:.$I$1017];5;0);IF([.$B214]=&quot;E&quot;;&quot;x&quot;;IF([.$B214]=&quot;-&quot;;&quot;-&quot;;&quot;ND&quot;)))" office:value-type="string" office:string-value="-">
            <text:p>-</text:p>
          </table:table-cell>
          <table:table-cell table:style-name="ce18" table:formula="of:=IF([.$B214]=&quot;R&quot;;VLOOKUP([.$C214];[.$C$5:.$I$1017];5;0);IF([.$B214]=&quot;E&quot;;&quot;x&quot;;IF([.$B214]=&quot;-&quot;;&quot;-&quot;;&quot;ND&quot;)))" office:value-type="string" office:string-value="-">
            <text:p>-</text:p>
          </table:table-cell>
          <table:table-cell table:style-name="ce18" table:formula="of:=IF([.$B214]=&quot;R&quot;;VLOOKUP([.$C214];[.$C$5:.$I$1017];6;0);IF([.$B214]=&quot;E&quot;;&quot;x&quot;;IF([.$B214]=&quot;-&quot;;&quot;-&quot;;&quot;ND&quot;)))" office:value-type="string" office:string-value="-">
            <text:p>-</text:p>
          </table:table-cell>
          <table:table-cell table:style-name="ce18" table:formula="of:=IF([.$B214]=&quot;R&quot;;VLOOKUP([.$C214];[.$C$5:.$I$1017];7;0);IF([.$B214]=&quot;E&quot;;&quot;x&quot;;IF([.$B214]=&quot;-&quot;;&quot;-&quot;;&quot;ND&quot;)))" office:value-type="string" office:string-value="-">
            <text:p>-</text:p>
          </table:table-cell>
          <table:table-cell table:style-name="ce26" table:formula="of:=IF([.B214]=&quot;R&quot;;0;IF([.B214]=&quot;-&quot;;0;4))" office:value-type="float" office:value="0">
            <text:p>0</text:p>
          </table:table-cell>
          <table:table-cell table:style-name="ce26" table:formula="of:=IF([.B214]=&quot;R&quot;;0;COUNTIF([.F214:.I2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.cpp: <text:s text:c="11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215]=&quot;R&quot;;VLOOKUP([.$C215];[.$C$5:.$I$1017];5;0);IF([.$B215]=&quot;E&quot;;&quot;x&quot;;IF([.$B215]=&quot;-&quot;;&quot;-&quot;;&quot;ND&quot;)))" office:value-type="string" office:string-value="ND">
            <text:p>ND</text:p>
          </table:table-cell>
          <table:table-cell table:style-name="ce18" table:formula="of:=IF([.$B215]=&quot;R&quot;;VLOOKUP([.$C215];[.$C$5:.$I$1017];5;0);IF([.$B215]=&quot;E&quot;;&quot;x&quot;;IF([.$B215]=&quot;-&quot;;&quot;-&quot;;&quot;ND&quot;)))" office:value-type="string" office:string-value="ND">
            <text:p>ND</text:p>
          </table:table-cell>
          <table:table-cell table:style-name="ce18" table:formula="of:=IF([.$B215]=&quot;R&quot;;VLOOKUP([.$C215];[.$C$5:.$I$1017];6;0);IF([.$B215]=&quot;E&quot;;&quot;x&quot;;IF([.$B215]=&quot;-&quot;;&quot;-&quot;;&quot;ND&quot;)))" office:value-type="string" office:string-value="ND">
            <text:p>ND</text:p>
          </table:table-cell>
          <table:table-cell table:style-name="ce18" table:formula="of:=IF([.$B215]=&quot;R&quot;;VLOOKUP([.$C215];[.$C$5:.$I$1017];7;0);IF([.$B215]=&quot;E&quot;;&quot;x&quot;;IF([.$B215]=&quot;-&quot;;&quot;-&quot;;&quot;ND&quot;)))" office:value-type="string" office:string-value="ND">
            <text:p>ND</text:p>
          </table:table-cell>
          <table:table-cell table:style-name="ce26" table:formula="of:=IF([.B215]=&quot;R&quot;;0;IF([.B215]=&quot;-&quot;;0;4))" office:value-type="float" office:value="0">
            <text:p>0</text:p>
          </table:table-cell>
          <table:table-cell table:style-name="ce26" table:formula="of:=IF([.B215]=&quot;R&quot;;0;COUNTIF([.F215:.I2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.cpp: <text:s text:c="3"/>d-&gt;undoButton-&gt;setIcon(SmallIcon("edit-undo"));</text:p>
          </table:table-cell>
          <table:table-cell table:style-name="ce3" office:value-type="string">
            <text:p>E</text:p>
          </table:table-cell>
          <table:table-cell table:style-name="ce3" office:value-type="float" office:value="102">
            <text:p>102</text:p>
          </table:table-cell>
          <table:table-cell table:style-name="ce6"/>
          <table:table-cell table:style-name="ce12" office:value-type="string">
            <text:p>edit-undo</text:p>
          </table:table-cell>
          <table:table-cell table:style-name="ce18" table:formula="of:=IF([.$B216]=&quot;R&quot;;VLOOKUP([.$C216];[.$C$5:.$I$1017];5;0);IF([.$B216]=&quot;E&quot;;&quot;x&quot;;IF([.$B216]=&quot;-&quot;;&quot;-&quot;;&quot;ND&quot;)))" office:value-type="string" office:string-value="x">
            <text:p>x</text:p>
          </table:table-cell>
          <table:table-cell table:style-name="ce18" table:formula="of:=IF([.$B216]=&quot;R&quot;;VLOOKUP([.$C216];[.$C$5:.$I$1017];5;0);IF([.$B216]=&quot;E&quot;;&quot;x&quot;;IF([.$B216]=&quot;-&quot;;&quot;-&quot;;&quot;ND&quot;)))" office:value-type="string" office:string-value="x">
            <text:p>x</text:p>
          </table:table-cell>
          <table:table-cell table:style-name="ce18" table:formula="of:=IF([.$B216]=&quot;R&quot;;VLOOKUP([.$C216];[.$C$5:.$I$1017];6;0);IF([.$B216]=&quot;E&quot;;&quot;x&quot;;IF([.$B216]=&quot;-&quot;;&quot;-&quot;;&quot;ND&quot;)))" office:value-type="string" office:string-value="x">
            <text:p>x</text:p>
          </table:table-cell>
          <table:table-cell table:style-name="ce18" table:formula="of:=IF([.$B216]=&quot;R&quot;;VLOOKUP([.$C216];[.$C$5:.$I$1017];7;0);IF([.$B216]=&quot;E&quot;;&quot;x&quot;;IF([.$B216]=&quot;-&quot;;&quot;-&quot;;&quot;ND&quot;)))" office:value-type="string" office:string-value="x">
            <text:p>x</text:p>
          </table:table-cell>
          <table:table-cell table:style-name="ce26" table:formula="of:=IF([.B216]=&quot;R&quot;;0;IF([.B216]=&quot;-&quot;;0;4))" office:value-type="float" office:value="4">
            <text:p>4</text:p>
          </table:table-cell>
          <table:table-cell table:style-name="ce26" table:formula="of:=IF([.B216]=&quot;R&quot;;0;COUNTIF([.F216:.I21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 office:value-type="string">
            <text:p>N</text:p>
          </table:table-cell>
          <table:table-cell table:style-name="ce3" office:value-type="float" office:value="103">
            <text:p>103</text:p>
          </table:table-cell>
          <table:table-cell table:style-name="ce6" office:value-type="string">
            <text:p>button_No ? should this be some kind</text:p>
            <text:p>of “cancel” ??</text:p>
          </table:table-cell>
          <table:table-cell table:style-name="ce6"/>
          <table:table-cell table:style-name="ce18" table:formula="of:=IF([.$B217]=&quot;R&quot;;VLOOKUP([.$C217];[.$C$5:.$I$1017];5;0);IF([.$B217]=&quot;E&quot;;&quot;x&quot;;IF([.$B217]=&quot;-&quot;;&quot;-&quot;;&quot;ND&quot;)))" office:value-type="string" office:string-value="ND">
            <text:p>ND</text:p>
          </table:table-cell>
          <table:table-cell table:style-name="ce18" table:formula="of:=IF([.$B217]=&quot;R&quot;;VLOOKUP([.$C217];[.$C$5:.$I$1017];5;0);IF([.$B217]=&quot;E&quot;;&quot;x&quot;;IF([.$B217]=&quot;-&quot;;&quot;-&quot;;&quot;ND&quot;)))" office:value-type="string" office:string-value="ND">
            <text:p>ND</text:p>
          </table:table-cell>
          <table:table-cell table:style-name="ce18" table:formula="of:=IF([.$B217]=&quot;R&quot;;VLOOKUP([.$C217];[.$C$5:.$I$1017];6;0);IF([.$B217]=&quot;E&quot;;&quot;x&quot;;IF([.$B217]=&quot;-&quot;;&quot;-&quot;;&quot;ND&quot;)))" office:value-type="string" office:string-value="ND">
            <text:p>ND</text:p>
          </table:table-cell>
          <table:table-cell table:style-name="ce18" table:formula="of:=IF([.$B217]=&quot;R&quot;;VLOOKUP([.$C217];[.$C$5:.$I$1017];7;0);IF([.$B217]=&quot;E&quot;;&quot;x&quot;;IF([.$B217]=&quot;-&quot;;&quot;-&quot;;&quot;ND&quot;)))" office:value-type="string" office:string-value="ND">
            <text:p>ND</text:p>
          </table:table-cell>
          <table:table-cell table:style-name="ce26" table:formula="of:=IF([.B217]=&quot;R&quot;;0;IF([.B217]=&quot;-&quot;;0;4))" office:value-type="float" office:value="4">
            <text:p>4</text:p>
          </table:table-cell>
          <table:table-cell table:style-name="ce26" table:formula="of:=IF([.B217]=&quot;R&quot;;0;COUNTIF([.F217:.I2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2"/>
          <table:table-cell table:style-name="ce18" table:formula="of:=IF([.$B218]=&quot;R&quot;;VLOOKUP([.$C218];[.$C$5:.$I$1017];5;0);IF([.$B218]=&quot;E&quot;;&quot;x&quot;;IF([.$B218]=&quot;-&quot;;&quot;-&quot;;&quot;ND&quot;)))" office:value-type="string" office:string-value="ND">
            <text:p>ND</text:p>
          </table:table-cell>
          <table:table-cell table:style-name="ce18" table:formula="of:=IF([.$B218]=&quot;R&quot;;VLOOKUP([.$C218];[.$C$5:.$I$1017];5;0);IF([.$B218]=&quot;E&quot;;&quot;x&quot;;IF([.$B218]=&quot;-&quot;;&quot;-&quot;;&quot;ND&quot;)))" office:value-type="string" office:string-value="ND">
            <text:p>ND</text:p>
          </table:table-cell>
          <table:table-cell table:style-name="ce18" table:formula="of:=IF([.$B218]=&quot;R&quot;;VLOOKUP([.$C218];[.$C$5:.$I$1017];6;0);IF([.$B218]=&quot;E&quot;;&quot;x&quot;;IF([.$B218]=&quot;-&quot;;&quot;-&quot;;&quot;ND&quot;)))" office:value-type="string" office:string-value="ND">
            <text:p>ND</text:p>
          </table:table-cell>
          <table:table-cell table:style-name="ce18" table:formula="of:=IF([.$B218]=&quot;R&quot;;VLOOKUP([.$C218];[.$C$5:.$I$1017];7;0);IF([.$B218]=&quot;E&quot;;&quot;x&quot;;IF([.$B218]=&quot;-&quot;;&quot;-&quot;;&quot;ND&quot;)))" office:value-type="string" office:string-value="ND">
            <text:p>ND</text:p>
          </table:table-cell>
          <table:table-cell table:style-name="ce26" table:formula="of:=IF([.B218]=&quot;R&quot;;0;IF([.B218]=&quot;-&quot;;0;4))" office:value-type="float" office:value="0">
            <text:p>0</text:p>
          </table:table-cell>
          <table:table-cell table:style-name="ce26" table:formula="of:=IF([.B218]=&quot;R&quot;;0;COUNTIF([.F218:.I2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219]=&quot;R&quot;;VLOOKUP([.$C219];[.$C$5:.$I$1017];5;0);IF([.$B219]=&quot;E&quot;;&quot;x&quot;;IF([.$B219]=&quot;-&quot;;&quot;-&quot;;&quot;ND&quot;)))" office:value-type="string" office:string-value="x">
            <text:p>x</text:p>
          </table:table-cell>
          <table:table-cell table:style-name="ce18" table:formula="of:=IF([.$B219]=&quot;R&quot;;VLOOKUP([.$C219];[.$C$5:.$I$1017];5;0);IF([.$B219]=&quot;E&quot;;&quot;x&quot;;IF([.$B219]=&quot;-&quot;;&quot;-&quot;;&quot;ND&quot;)))" office:value-type="string" office:string-value="x">
            <text:p>x</text:p>
          </table:table-cell>
          <table:table-cell table:style-name="ce18" table:formula="of:=IF([.$B219]=&quot;R&quot;;VLOOKUP([.$C219];[.$C$5:.$I$1017];6;0);IF([.$B219]=&quot;E&quot;;&quot;x&quot;;IF([.$B219]=&quot;-&quot;;&quot;-&quot;;&quot;ND&quot;)))" office:value-type="string" office:string-value="x">
            <text:p>x</text:p>
          </table:table-cell>
          <table:table-cell table:style-name="ce18" table:formula="of:=IF([.$B219]=&quot;R&quot;;VLOOKUP([.$C219];[.$C$5:.$I$1017];7;0);IF([.$B219]=&quot;E&quot;;&quot;x&quot;;IF([.$B219]=&quot;-&quot;;&quot;-&quot;;&quot;ND&quot;)))" office:value-type="string" office:string-value="x">
            <text:p>x</text:p>
          </table:table-cell>
          <table:table-cell table:style-name="ce26" table:formula="of:=IF([.B219]=&quot;R&quot;;0;IF([.B219]=&quot;-&quot;;0;4))" office:value-type="float" office:value="0">
            <text:p>0</text:p>
          </table:table-cell>
          <table:table-cell table:style-name="ce26" table:formula="of:=IF([.B219]=&quot;R&quot;;0;COUNTIF([.F219:.I2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220]=&quot;R&quot;;VLOOKUP([.$C220];[.$C$5:.$I$1017];5;0);IF([.$B220]=&quot;E&quot;;&quot;x&quot;;IF([.$B220]=&quot;-&quot;;&quot;-&quot;;&quot;ND&quot;)))" office:value-type="string" office:string-value="x">
            <text:p>x</text:p>
          </table:table-cell>
          <table:table-cell table:style-name="ce18" table:formula="of:=IF([.$B220]=&quot;R&quot;;VLOOKUP([.$C220];[.$C$5:.$I$1017];5;0);IF([.$B220]=&quot;E&quot;;&quot;x&quot;;IF([.$B220]=&quot;-&quot;;&quot;-&quot;;&quot;ND&quot;)))" office:value-type="string" office:string-value="x">
            <text:p>x</text:p>
          </table:table-cell>
          <table:table-cell table:style-name="ce18" table:formula="of:=IF([.$B220]=&quot;R&quot;;VLOOKUP([.$C220];[.$C$5:.$I$1017];6;0);IF([.$B220]=&quot;E&quot;;&quot;x&quot;;IF([.$B220]=&quot;-&quot;;&quot;-&quot;;&quot;ND&quot;)))" office:value-type="string" office:string-value="x">
            <text:p>x</text:p>
          </table:table-cell>
          <table:table-cell table:style-name="ce18" table:formula="of:=IF([.$B220]=&quot;R&quot;;VLOOKUP([.$C220];[.$C$5:.$I$1017];7;0);IF([.$B220]=&quot;E&quot;;&quot;x&quot;;IF([.$B220]=&quot;-&quot;;&quot;-&quot;;&quot;ND&quot;)))" office:value-type="string" office:string-value="x">
            <text:p>x</text:p>
          </table:table-cell>
          <table:table-cell table:style-name="ce26" table:formula="of:=IF([.B220]=&quot;R&quot;;0;IF([.B220]=&quot;-&quot;;0;4))" office:value-type="float" office:value="0">
            <text:p>0</text:p>
          </table:table-cell>
          <table:table-cell table:style-name="ce26" table:formula="of:=IF([.B220]=&quot;R&quot;;0;COUNTIF([.F220:.I2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button_no")));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2"/>
          <table:table-cell table:style-name="ce18" table:formula="of:=IF([.$B221]=&quot;R&quot;;VLOOKUP([.$C221];[.$C$5:.$I$1017];5;0);IF([.$B221]=&quot;E&quot;;&quot;x&quot;;IF([.$B221]=&quot;-&quot;;&quot;-&quot;;&quot;ND&quot;)))" office:value-type="string" office:string-value="ND">
            <text:p>ND</text:p>
          </table:table-cell>
          <table:table-cell table:style-name="ce18" table:formula="of:=IF([.$B221]=&quot;R&quot;;VLOOKUP([.$C221];[.$C$5:.$I$1017];5;0);IF([.$B221]=&quot;E&quot;;&quot;x&quot;;IF([.$B221]=&quot;-&quot;;&quot;-&quot;;&quot;ND&quot;)))" office:value-type="string" office:string-value="ND">
            <text:p>ND</text:p>
          </table:table-cell>
          <table:table-cell table:style-name="ce18" table:formula="of:=IF([.$B221]=&quot;R&quot;;VLOOKUP([.$C221];[.$C$5:.$I$1017];6;0);IF([.$B221]=&quot;E&quot;;&quot;x&quot;;IF([.$B221]=&quot;-&quot;;&quot;-&quot;;&quot;ND&quot;)))" office:value-type="string" office:string-value="ND">
            <text:p>ND</text:p>
          </table:table-cell>
          <table:table-cell table:style-name="ce18" table:formula="of:=IF([.$B221]=&quot;R&quot;;VLOOKUP([.$C221];[.$C$5:.$I$1017];7;0);IF([.$B221]=&quot;E&quot;;&quot;x&quot;;IF([.$B221]=&quot;-&quot;;&quot;-&quot;;&quot;ND&quot;)))" office:value-type="string" office:string-value="ND">
            <text:p>ND</text:p>
          </table:table-cell>
          <table:table-cell table:style-name="ce26" table:formula="of:=IF([.B221]=&quot;R&quot;;0;IF([.B221]=&quot;-&quot;;0;4))" office:value-type="float" office:value="0">
            <text:p>0</text:p>
          </table:table-cell>
          <table:table-cell table:style-name="ce26" table:formula="of:=IF([.B221]=&quot;R&quot;;0;COUNTIF([.F221:.I2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dialog-ok")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222]=&quot;R&quot;;VLOOKUP([.$C222];[.$C$5:.$I$1017];5;0);IF([.$B222]=&quot;E&quot;;&quot;x&quot;;IF([.$B222]=&quot;-&quot;;&quot;-&quot;;&quot;ND&quot;)))" office:value-type="string" office:string-value="x">
            <text:p>x</text:p>
          </table:table-cell>
          <table:table-cell table:style-name="ce18" table:formula="of:=IF([.$B222]=&quot;R&quot;;VLOOKUP([.$C222];[.$C$5:.$I$1017];5;0);IF([.$B222]=&quot;E&quot;;&quot;x&quot;;IF([.$B222]=&quot;-&quot;;&quot;-&quot;;&quot;ND&quot;)))" office:value-type="string" office:string-value="x">
            <text:p>x</text:p>
          </table:table-cell>
          <table:table-cell table:style-name="ce18" table:formula="of:=IF([.$B222]=&quot;R&quot;;VLOOKUP([.$C222];[.$C$5:.$I$1017];6;0);IF([.$B222]=&quot;E&quot;;&quot;x&quot;;IF([.$B222]=&quot;-&quot;;&quot;-&quot;;&quot;ND&quot;)))" office:value-type="string" office:string-value="x">
            <text:p>x</text:p>
          </table:table-cell>
          <table:table-cell table:style-name="ce18" table:formula="of:=IF([.$B222]=&quot;R&quot;;VLOOKUP([.$C222];[.$C$5:.$I$1017];7;0);IF([.$B222]=&quot;E&quot;;&quot;x&quot;;IF([.$B222]=&quot;-&quot;;&quot;-&quot;;&quot;ND&quot;)))" office:value-type="string" office:string-value="x">
            <text:p>x</text:p>
          </table:table-cell>
          <table:table-cell table:style-name="ce26" table:formula="of:=IF([.B222]=&quot;R&quot;;0;IF([.B222]=&quot;-&quot;;0;4))" office:value-type="float" office:value="0">
            <text:p>0</text:p>
          </table:table-cell>
          <table:table-cell table:style-name="ce26" table:formula="of:=IF([.B222]=&quot;R&quot;;0;COUNTIF([.F222:.I2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drawViewerInternal(p, r, value, m_yesIcon, m_noIcon, "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23]=&quot;R&quot;;VLOOKUP([.$C223];[.$C$5:.$I$1017];5;0);IF([.$B223]=&quot;E&quot;;&quot;x&quot;;IF([.$B223]=&quot;-&quot;;&quot;-&quot;;&quot;ND&quot;)))" office:value-type="string" office:string-value="-">
            <text:p>-</text:p>
          </table:table-cell>
          <table:table-cell table:style-name="ce18" table:formula="of:=IF([.$B223]=&quot;R&quot;;VLOOKUP([.$C223];[.$C$5:.$I$1017];5;0);IF([.$B223]=&quot;E&quot;;&quot;x&quot;;IF([.$B223]=&quot;-&quot;;&quot;-&quot;;&quot;ND&quot;)))" office:value-type="string" office:string-value="-">
            <text:p>-</text:p>
          </table:table-cell>
          <table:table-cell table:style-name="ce18" table:formula="of:=IF([.$B223]=&quot;R&quot;;VLOOKUP([.$C223];[.$C$5:.$I$1017];6;0);IF([.$B223]=&quot;E&quot;;&quot;x&quot;;IF([.$B223]=&quot;-&quot;;&quot;-&quot;;&quot;ND&quot;)))" office:value-type="string" office:string-value="-">
            <text:p>-</text:p>
          </table:table-cell>
          <table:table-cell table:style-name="ce18" table:formula="of:=IF([.$B223]=&quot;R&quot;;VLOOKUP([.$C223];[.$C$5:.$I$1017];7;0);IF([.$B223]=&quot;E&quot;;&quot;x&quot;;IF([.$B223]=&quot;-&quot;;&quot;-&quot;;&quot;ND&quot;)))" office:value-type="string" office:string-value="-">
            <text:p>-</text:p>
          </table:table-cell>
          <table:table-cell table:style-name="ce26" table:formula="of:=IF([.B223]=&quot;R&quot;;0;IF([.B223]=&quot;-&quot;;0;4))" office:value-type="float" office:value="0">
            <text:p>0</text:p>
          </table:table-cell>
          <table:table-cell table:style-name="ce26" table:formula="of:=IF([.B223]=&quot;R&quot;;0;COUNTIF([.F223:.I2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noIcon, i18n("No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24]=&quot;R&quot;;VLOOKUP([.$C224];[.$C$5:.$I$1017];5;0);IF([.$B224]=&quot;E&quot;;&quot;x&quot;;IF([.$B224]=&quot;-&quot;;&quot;-&quot;;&quot;ND&quot;)))" office:value-type="string" office:string-value="-">
            <text:p>-</text:p>
          </table:table-cell>
          <table:table-cell table:style-name="ce18" table:formula="of:=IF([.$B224]=&quot;R&quot;;VLOOKUP([.$C224];[.$C$5:.$I$1017];5;0);IF([.$B224]=&quot;E&quot;;&quot;x&quot;;IF([.$B224]=&quot;-&quot;;&quot;-&quot;;&quot;ND&quot;)))" office:value-type="string" office:string-value="-">
            <text:p>-</text:p>
          </table:table-cell>
          <table:table-cell table:style-name="ce18" table:formula="of:=IF([.$B224]=&quot;R&quot;;VLOOKUP([.$C224];[.$C$5:.$I$1017];6;0);IF([.$B224]=&quot;E&quot;;&quot;x&quot;;IF([.$B224]=&quot;-&quot;;&quot;-&quot;;&quot;ND&quot;)))" office:value-type="string" office:string-value="-">
            <text:p>-</text:p>
          </table:table-cell>
          <table:table-cell table:style-name="ce18" table:formula="of:=IF([.$B224]=&quot;R&quot;;VLOOKUP([.$C224];[.$C$5:.$I$1017];7;0);IF([.$B224]=&quot;E&quot;;&quot;x&quot;;IF([.$B224]=&quot;-&quot;;&quot;-&quot;;&quot;ND&quot;)))" office:value-type="string" office:string-value="-">
            <text:p>-</text:p>
          </table:table-cell>
          <table:table-cell table:style-name="ce26" table:formula="of:=IF([.B224]=&quot;R&quot;;0;IF([.B224]=&quot;-&quot;;0;4))" office:value-type="float" office:value="0">
            <text:p>0</text:p>
          </table:table-cell>
          <table:table-cell table:style-name="ce26" table:formula="of:=IF([.B224]=&quot;R&quot;;0;COUNTIF([.F224:.I2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yesIcon, i18n("Ye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25]=&quot;R&quot;;VLOOKUP([.$C225];[.$C$5:.$I$1017];5;0);IF([.$B225]=&quot;E&quot;;&quot;x&quot;;IF([.$B225]=&quot;-&quot;;&quot;-&quot;;&quot;ND&quot;)))" office:value-type="string" office:string-value="-">
            <text:p>-</text:p>
          </table:table-cell>
          <table:table-cell table:style-name="ce18" table:formula="of:=IF([.$B225]=&quot;R&quot;;VLOOKUP([.$C225];[.$C$5:.$I$1017];5;0);IF([.$B225]=&quot;E&quot;;&quot;x&quot;;IF([.$B225]=&quot;-&quot;;&quot;-&quot;;&quot;ND&quot;)))" office:value-type="string" office:string-value="-">
            <text:p>-</text:p>
          </table:table-cell>
          <table:table-cell table:style-name="ce18" table:formula="of:=IF([.$B225]=&quot;R&quot;;VLOOKUP([.$C225];[.$C$5:.$I$1017];6;0);IF([.$B225]=&quot;E&quot;;&quot;x&quot;;IF([.$B225]=&quot;-&quot;;&quot;-&quot;;&quot;ND&quot;)))" office:value-type="string" office:string-value="-">
            <text:p>-</text:p>
          </table:table-cell>
          <table:table-cell table:style-name="ce18" table:formula="of:=IF([.$B225]=&quot;R&quot;;VLOOKUP([.$C225];[.$C$5:.$I$1017];7;0);IF([.$B225]=&quot;E&quot;;&quot;x&quot;;IF([.$B225]=&quot;-&quot;;&quot;-&quot;;&quot;ND&quot;)))" office:value-type="string" office:string-value="-">
            <text:p>-</text:p>
          </table:table-cell>
          <table:table-cell table:style-name="ce26" table:formula="of:=IF([.B225]=&quot;R&quot;;0;IF([.B225]=&quot;-&quot;;0;4))" office:value-type="float" office:value="0">
            <text:p>0</text:p>
          </table:table-cell>
          <table:table-cell table:style-name="ce26" table:formula="of:=IF([.B225]=&quot;R&quot;;0;COUNTIF([.F225:.I2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koproperty1/koproperty/editors/booledit.cpp: <text:s text:c="3"/>m_edit-&gt;addItem(nullIcon, thirdState.toString().isEmpty() ? i18n("None") : thirdState.toString(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26]=&quot;R&quot;;VLOOKUP([.$C226];[.$C$5:.$I$1017];5;0);IF([.$B226]=&quot;E&quot;;&quot;x&quot;;IF([.$B226]=&quot;-&quot;;&quot;-&quot;;&quot;ND&quot;)))" office:value-type="string" office:string-value="-">
            <text:p>-</text:p>
          </table:table-cell>
          <table:table-cell table:style-name="ce18" table:formula="of:=IF([.$B226]=&quot;R&quot;;VLOOKUP([.$C226];[.$C$5:.$I$1017];5;0);IF([.$B226]=&quot;E&quot;;&quot;x&quot;;IF([.$B226]=&quot;-&quot;;&quot;-&quot;;&quot;ND&quot;)))" office:value-type="string" office:string-value="-">
            <text:p>-</text:p>
          </table:table-cell>
          <table:table-cell table:style-name="ce18" table:formula="of:=IF([.$B226]=&quot;R&quot;;VLOOKUP([.$C226];[.$C$5:.$I$1017];6;0);IF([.$B226]=&quot;E&quot;;&quot;x&quot;;IF([.$B226]=&quot;-&quot;;&quot;-&quot;;&quot;ND&quot;)))" office:value-type="string" office:string-value="-">
            <text:p>-</text:p>
          </table:table-cell>
          <table:table-cell table:style-name="ce18" table:formula="of:=IF([.$B226]=&quot;R&quot;;VLOOKUP([.$C226];[.$C$5:.$I$1017];7;0);IF([.$B226]=&quot;E&quot;;&quot;x&quot;;IF([.$B226]=&quot;-&quot;;&quot;-&quot;;&quot;ND&quot;)))" office:value-type="string" office:string-value="-">
            <text:p>-</text:p>
          </table:table-cell>
          <table:table-cell table:style-name="ce26" table:formula="of:=IF([.B226]=&quot;R&quot;;0;IF([.B226]=&quot;-&quot;;0;4))" office:value-type="float" office:value="0">
            <text:p>0</text:p>
          </table:table-cell>
          <table:table-cell table:style-name="ce26" table:formula="of:=IF([.B226]=&quot;R&quot;;0;COUNTIF([.F226:.I2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test/test.cpp: <text:s text:c="7"/>m_set-&gt;setGroupIcon(group, "appearance");</text:p>
          </table:table-cell>
          <table:table-cell table:style-name="ce3" office:value-type="string">
            <text:p>N</text:p>
          </table:table-cell>
          <table:table-cell table:style-name="ce3" office:value-type="float" office:value="104">
            <text:p>104</text:p>
          </table:table-cell>
          <table:table-cell table:style-name="ce6" office:value-type="string">
            <text:p>appearance ?</text:p>
          </table:table-cell>
          <table:table-cell table:style-name="ce6"/>
          <table:table-cell table:style-name="ce18" table:formula="of:=IF([.$B227]=&quot;R&quot;;VLOOKUP([.$C227];[.$C$5:.$I$1017];5;0);IF([.$B227]=&quot;E&quot;;&quot;x&quot;;IF([.$B227]=&quot;-&quot;;&quot;-&quot;;&quot;ND&quot;)))" office:value-type="string" office:string-value="ND">
            <text:p>ND</text:p>
          </table:table-cell>
          <table:table-cell table:style-name="ce18" table:formula="of:=IF([.$B227]=&quot;R&quot;;VLOOKUP([.$C227];[.$C$5:.$I$1017];5;0);IF([.$B227]=&quot;E&quot;;&quot;x&quot;;IF([.$B227]=&quot;-&quot;;&quot;-&quot;;&quot;ND&quot;)))" office:value-type="string" office:string-value="ND">
            <text:p>ND</text:p>
          </table:table-cell>
          <table:table-cell table:style-name="ce18" table:formula="of:=IF([.$B227]=&quot;R&quot;;VLOOKUP([.$C227];[.$C$5:.$I$1017];6;0);IF([.$B227]=&quot;E&quot;;&quot;x&quot;;IF([.$B227]=&quot;-&quot;;&quot;-&quot;;&quot;ND&quot;)))" office:value-type="string" office:string-value="ND">
            <text:p>ND</text:p>
          </table:table-cell>
          <table:table-cell table:style-name="ce18" table:formula="of:=IF([.$B227]=&quot;R&quot;;VLOOKUP([.$C227];[.$C$5:.$I$1017];7;0);IF([.$B227]=&quot;E&quot;;&quot;x&quot;;IF([.$B227]=&quot;-&quot;;&quot;-&quot;;&quot;ND&quot;)))" office:value-type="string" office:string-value="ND">
            <text:p>ND</text:p>
          </table:table-cell>
          <table:table-cell table:style-name="ce26" table:formula="of:=IF([.B227]=&quot;R&quot;;0;IF([.B227]=&quot;-&quot;;0;4))" office:value-type="float" office:value="4">
            <text:p>4</text:p>
          </table:table-cell>
          <table:table-cell table:style-name="ce26" table:formula="of:=IF([.B227]=&quot;R&quot;;0;COUNTIF([.F227:.I2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date");</text:p>
          </table:table-cell>
          <table:table-cell table:style-name="ce3" office:value-type="string">
            <text:p>N</text:p>
          </table:table-cell>
          <table:table-cell table:style-name="ce3" office:value-type="float" office:value="105">
            <text:p>105</text:p>
          </table:table-cell>
          <table:table-cell table:style-name="ce6" office:value-type="string">
            <text:p>date?</text:p>
          </table:table-cell>
          <table:table-cell table:style-name="ce6"/>
          <table:table-cell table:style-name="ce18" table:formula="of:=IF([.$B228]=&quot;R&quot;;VLOOKUP([.$C228];[.$C$5:.$I$1017];5;0);IF([.$B228]=&quot;E&quot;;&quot;x&quot;;IF([.$B228]=&quot;-&quot;;&quot;-&quot;;&quot;ND&quot;)))" office:value-type="string" office:string-value="ND">
            <text:p>ND</text:p>
          </table:table-cell>
          <table:table-cell table:style-name="ce18" table:formula="of:=IF([.$B228]=&quot;R&quot;;VLOOKUP([.$C228];[.$C$5:.$I$1017];5;0);IF([.$B228]=&quot;E&quot;;&quot;x&quot;;IF([.$B228]=&quot;-&quot;;&quot;-&quot;;&quot;ND&quot;)))" office:value-type="string" office:string-value="ND">
            <text:p>ND</text:p>
          </table:table-cell>
          <table:table-cell table:style-name="ce18" table:formula="of:=IF([.$B228]=&quot;R&quot;;VLOOKUP([.$C228];[.$C$5:.$I$1017];6;0);IF([.$B228]=&quot;E&quot;;&quot;x&quot;;IF([.$B228]=&quot;-&quot;;&quot;-&quot;;&quot;ND&quot;)))" office:value-type="string" office:string-value="ND">
            <text:p>ND</text:p>
          </table:table-cell>
          <table:table-cell table:style-name="ce18" table:formula="of:=IF([.$B228]=&quot;R&quot;;VLOOKUP([.$C228];[.$C$5:.$I$1017];7;0);IF([.$B228]=&quot;E&quot;;&quot;x&quot;;IF([.$B228]=&quot;-&quot;;&quot;-&quot;;&quot;ND&quot;)))" office:value-type="string" office:string-value="ND">
            <text:p>ND</text:p>
          </table:table-cell>
          <table:table-cell table:style-name="ce26" table:formula="of:=IF([.B228]=&quot;R&quot;;0;IF([.B228]=&quot;-&quot;;0;4))" office:value-type="float" office:value="4">
            <text:p>4</text:p>
          </table:table-cell>
          <table:table-cell table:style-name="ce26" table:formula="of:=IF([.B228]=&quot;R&quot;;0;COUNTIF([.F228:.I2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fonts");</text:p>
          </table:table-cell>
          <table:table-cell table:style-name="ce3" office:value-type="string">
            <text:p>E/N</text:p>
          </table:table-cell>
          <table:table-cell table:style-name="ce3" office:value-type="float" office:value="106">
            <text:p>106</text:p>
          </table:table-cell>
          <table:table-cell table:style-name="ce6" office:value-type="string">
            <text:p>some font mimetype / fontforge ?</text:p>
          </table:table-cell>
          <table:table-cell table:style-name="ce6"/>
          <table:table-cell table:style-name="ce18" table:formula="of:=IF([.$B229]=&quot;R&quot;;VLOOKUP([.$C229];[.$C$5:.$I$1017];5;0);IF([.$B229]=&quot;E&quot;;&quot;x&quot;;IF([.$B229]=&quot;-&quot;;&quot;-&quot;;&quot;ND&quot;)))" office:value-type="string" office:string-value="ND">
            <text:p>ND</text:p>
          </table:table-cell>
          <table:table-cell table:style-name="ce18" table:formula="of:=IF([.$B229]=&quot;R&quot;;VLOOKUP([.$C229];[.$C$5:.$I$1017];5;0);IF([.$B229]=&quot;E&quot;;&quot;x&quot;;IF([.$B229]=&quot;-&quot;;&quot;-&quot;;&quot;ND&quot;)))" office:value-type="string" office:string-value="ND">
            <text:p>ND</text:p>
          </table:table-cell>
          <table:table-cell table:style-name="ce18" table:formula="of:=IF([.$B229]=&quot;R&quot;;VLOOKUP([.$C229];[.$C$5:.$I$1017];6;0);IF([.$B229]=&quot;E&quot;;&quot;x&quot;;IF([.$B229]=&quot;-&quot;;&quot;-&quot;;&quot;ND&quot;)))" office:value-type="string" office:string-value="ND">
            <text:p>ND</text:p>
          </table:table-cell>
          <table:table-cell table:style-name="ce18" table:formula="of:=IF([.$B229]=&quot;R&quot;;VLOOKUP([.$C229];[.$C$5:.$I$1017];7;0);IF([.$B229]=&quot;E&quot;;&quot;x&quot;;IF([.$B229]=&quot;-&quot;;&quot;-&quot;;&quot;ND&quot;)))" office:value-type="string" office:string-value="ND">
            <text:p>ND</text:p>
          </table:table-cell>
          <table:table-cell table:style-name="ce26" table:formula="of:=IF([.B229]=&quot;R&quot;;0;IF([.B229]=&quot;-&quot;;0;4))" office:value-type="float" office:value="4">
            <text:p>4</text:p>
          </table:table-cell>
          <table:table-cell table:style-name="ce26" table:formula="of:=IF([.B229]=&quot;R&quot;;0;COUNTIF([.F229:.I2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kpaint");</text:p>
          </table:table-cell>
          <table:table-cell table:style-name="ce3" office:value-type="string">
            <text:p>N</text:p>
          </table:table-cell>
          <table:table-cell table:style-name="ce3" office:value-type="float" office:value="107">
            <text:p>107</text:p>
          </table:table-cell>
          <table:table-cell table:style-name="ce6" office:value-type="string">
            <text:p>kolourpaint like ?</text:p>
          </table:table-cell>
          <table:table-cell table:style-name="ce6"/>
          <table:table-cell table:style-name="ce18" table:formula="of:=IF([.$B230]=&quot;R&quot;;VLOOKUP([.$C230];[.$C$5:.$I$1017];5;0);IF([.$B230]=&quot;E&quot;;&quot;x&quot;;IF([.$B230]=&quot;-&quot;;&quot;-&quot;;&quot;ND&quot;)))" office:value-type="string" office:string-value="ND">
            <text:p>ND</text:p>
          </table:table-cell>
          <table:table-cell table:style-name="ce18" table:formula="of:=IF([.$B230]=&quot;R&quot;;VLOOKUP([.$C230];[.$C$5:.$I$1017];5;0);IF([.$B230]=&quot;E&quot;;&quot;x&quot;;IF([.$B230]=&quot;-&quot;;&quot;-&quot;;&quot;ND&quot;)))" office:value-type="string" office:string-value="ND">
            <text:p>ND</text:p>
          </table:table-cell>
          <table:table-cell table:style-name="ce18" table:formula="of:=IF([.$B230]=&quot;R&quot;;VLOOKUP([.$C230];[.$C$5:.$I$1017];6;0);IF([.$B230]=&quot;E&quot;;&quot;x&quot;;IF([.$B230]=&quot;-&quot;;&quot;-&quot;;&quot;ND&quot;)))" office:value-type="string" office:string-value="ND">
            <text:p>ND</text:p>
          </table:table-cell>
          <table:table-cell table:style-name="ce18" table:formula="of:=IF([.$B230]=&quot;R&quot;;VLOOKUP([.$C230];[.$C$5:.$I$1017];7;0);IF([.$B230]=&quot;E&quot;;&quot;x&quot;;IF([.$B230]=&quot;-&quot;;&quot;-&quot;;&quot;ND&quot;)))" office:value-type="string" office:string-value="ND">
            <text:p>ND</text:p>
          </table:table-cell>
          <table:table-cell table:style-name="ce26" table:formula="of:=IF([.B230]=&quot;R&quot;;0;IF([.B230]=&quot;-&quot;;0;4))" office:value-type="float" office:value="4">
            <text:p>4</text:p>
          </table:table-cell>
          <table:table-cell table:style-name="ce26" table:formula="of:=IF([.B230]=&quot;R&quot;;0;COUNTIF([.F230:.I2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test/test.cpp: <text:s text:c="3"/>QPixmap pm(DesktopIcon("network-wired"));</text:p>
          </table:table-cell>
          <table:table-cell table:style-name="ce3" office:value-type="string">
            <text:p>E</text:p>
          </table:table-cell>
          <table:table-cell table:style-name="ce3" office:value-type="float" office:value="108">
            <text:p>108</text:p>
          </table:table-cell>
          <table:table-cell table:style-name="ce6" office:value-type="string">
            <text:p>(in devices/)</text:p>
          </table:table-cell>
          <table:table-cell table:style-name="ce6" office:value-type="string">
            <text:p>network-wired</text:p>
          </table:table-cell>
          <table:table-cell table:style-name="ce18" table:formula="of:=IF([.$B231]=&quot;R&quot;;VLOOKUP([.$C231];[.$C$5:.$I$1017];5;0);IF([.$B231]=&quot;E&quot;;&quot;x&quot;;IF([.$B231]=&quot;-&quot;;&quot;-&quot;;&quot;ND&quot;)))" office:value-type="string" office:string-value="x">
            <text:p>x</text:p>
          </table:table-cell>
          <table:table-cell table:style-name="ce18" table:formula="of:=IF([.$B231]=&quot;R&quot;;VLOOKUP([.$C231];[.$C$5:.$I$1017];5;0);IF([.$B231]=&quot;E&quot;;&quot;x&quot;;IF([.$B231]=&quot;-&quot;;&quot;-&quot;;&quot;ND&quot;)))" office:value-type="string" office:string-value="x">
            <text:p>x</text:p>
          </table:table-cell>
          <table:table-cell table:style-name="ce18" table:formula="of:=IF([.$B231]=&quot;R&quot;;VLOOKUP([.$C231];[.$C$5:.$I$1017];6;0);IF([.$B231]=&quot;E&quot;;&quot;x&quot;;IF([.$B231]=&quot;-&quot;;&quot;-&quot;;&quot;ND&quot;)))" office:value-type="string" office:string-value="x">
            <text:p>x</text:p>
          </table:table-cell>
          <table:table-cell table:style-name="ce18" table:formula="of:=IF([.$B231]=&quot;R&quot;;VLOOKUP([.$C231];[.$C$5:.$I$1017];7;0);IF([.$B231]=&quot;E&quot;;&quot;x&quot;;IF([.$B231]=&quot;-&quot;;&quot;-&quot;;&quot;ND&quot;)))" office:value-type="string" office:string-value="x">
            <text:p>x</text:p>
          </table:table-cell>
          <table:table-cell table:style-name="ce26" table:formula="of:=IF([.B231]=&quot;R&quot;;0;IF([.B231]=&quot;-&quot;;0;4))" office:value-type="float" office:value="4">
            <text:p>4</text:p>
          </table:table-cell>
          <table:table-cell table:style-name="ce26" table:formula="of:=IF([.B231]=&quot;R&quot;;0;COUNTIF([.F231:.I23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, noIcon(SmallIcon("button_no"))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2"/>
          <table:table-cell table:style-name="ce18" table:formula="of:=IF([.$B232]=&quot;R&quot;;VLOOKUP([.$C232];[.$C$5:.$I$1017];5;0);IF([.$B232]=&quot;E&quot;;&quot;x&quot;;IF([.$B232]=&quot;-&quot;;&quot;-&quot;;&quot;ND&quot;)))" office:value-type="string" office:string-value="ND">
            <text:p>ND</text:p>
          </table:table-cell>
          <table:table-cell table:style-name="ce18" table:formula="of:=IF([.$B232]=&quot;R&quot;;VLOOKUP([.$C232];[.$C$5:.$I$1017];5;0);IF([.$B232]=&quot;E&quot;;&quot;x&quot;;IF([.$B232]=&quot;-&quot;;&quot;-&quot;;&quot;ND&quot;)))" office:value-type="string" office:string-value="ND">
            <text:p>ND</text:p>
          </table:table-cell>
          <table:table-cell table:style-name="ce18" table:formula="of:=IF([.$B232]=&quot;R&quot;;VLOOKUP([.$C232];[.$C$5:.$I$1017];6;0);IF([.$B232]=&quot;E&quot;;&quot;x&quot;;IF([.$B232]=&quot;-&quot;;&quot;-&quot;;&quot;ND&quot;)))" office:value-type="string" office:string-value="ND">
            <text:p>ND</text:p>
          </table:table-cell>
          <table:table-cell table:style-name="ce18" table:formula="of:=IF([.$B232]=&quot;R&quot;;VLOOKUP([.$C232];[.$C$5:.$I$1017];7;0);IF([.$B232]=&quot;E&quot;;&quot;x&quot;;IF([.$B232]=&quot;-&quot;;&quot;-&quot;;&quot;ND&quot;)))" office:value-type="string" office:string-value="ND">
            <text:p>ND</text:p>
          </table:table-cell>
          <table:table-cell table:style-name="ce26" table:formula="of:=IF([.B232]=&quot;R&quot;;0;IF([.B232]=&quot;-&quot;;0;4))" office:value-type="float" office:value="0">
            <text:p>0</text:p>
          </table:table-cell>
          <table:table-cell table:style-name="ce26" table:formula="of:=IF([.B232]=&quot;R&quot;;0;COUNTIF([.F232:.I2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: 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233]=&quot;R&quot;;VLOOKUP([.$C233];[.$C$5:.$I$1017];5;0);IF([.$B233]=&quot;E&quot;;&quot;x&quot;;IF([.$B233]=&quot;-&quot;;&quot;-&quot;;&quot;ND&quot;)))" office:value-type="string" office:string-value="x">
            <text:p>x</text:p>
          </table:table-cell>
          <table:table-cell table:style-name="ce18" table:formula="of:=IF([.$B233]=&quot;R&quot;;VLOOKUP([.$C233];[.$C$5:.$I$1017];5;0);IF([.$B233]=&quot;E&quot;;&quot;x&quot;;IF([.$B233]=&quot;-&quot;;&quot;-&quot;;&quot;ND&quot;)))" office:value-type="string" office:string-value="x">
            <text:p>x</text:p>
          </table:table-cell>
          <table:table-cell table:style-name="ce18" table:formula="of:=IF([.$B233]=&quot;R&quot;;VLOOKUP([.$C233];[.$C$5:.$I$1017];6;0);IF([.$B233]=&quot;E&quot;;&quot;x&quot;;IF([.$B233]=&quot;-&quot;;&quot;-&quot;;&quot;ND&quot;)))" office:value-type="string" office:string-value="x">
            <text:p>x</text:p>
          </table:table-cell>
          <table:table-cell table:style-name="ce18" table:formula="of:=IF([.$B233]=&quot;R&quot;;VLOOKUP([.$C233];[.$C$5:.$I$1017];7;0);IF([.$B233]=&quot;E&quot;;&quot;x&quot;;IF([.$B233]=&quot;-&quot;;&quot;-&quot;;&quot;ND&quot;)))" office:value-type="string" office:string-value="x">
            <text:p>x</text:p>
          </table:table-cell>
          <table:table-cell table:style-name="ce26" table:formula="of:=IF([.B233]=&quot;R&quot;;0;IF([.B233]=&quot;-&quot;;0;4))" office:value-type="float" office:value="0">
            <text:p>0</text:p>
          </table:table-cell>
          <table:table-cell table:style-name="ce26" table:formula="of:=IF([.B233]=&quot;R&quot;;0;COUNTIF([.F233:.I2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button_no")); //QIcon(g_boolEdit-&gt;noIcon));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2"/>
          <table:table-cell table:style-name="ce18" table:formula="of:=IF([.$B234]=&quot;R&quot;;VLOOKUP([.$C234];[.$C$5:.$I$1017];5;0);IF([.$B234]=&quot;E&quot;;&quot;x&quot;;IF([.$B234]=&quot;-&quot;;&quot;-&quot;;&quot;ND&quot;)))" office:value-type="string" office:string-value="ND">
            <text:p>ND</text:p>
          </table:table-cell>
          <table:table-cell table:style-name="ce18" table:formula="of:=IF([.$B234]=&quot;R&quot;;VLOOKUP([.$C234];[.$C$5:.$I$1017];5;0);IF([.$B234]=&quot;E&quot;;&quot;x&quot;;IF([.$B234]=&quot;-&quot;;&quot;-&quot;;&quot;ND&quot;)))" office:value-type="string" office:string-value="ND">
            <text:p>ND</text:p>
          </table:table-cell>
          <table:table-cell table:style-name="ce18" table:formula="of:=IF([.$B234]=&quot;R&quot;;VLOOKUP([.$C234];[.$C$5:.$I$1017];6;0);IF([.$B234]=&quot;E&quot;;&quot;x&quot;;IF([.$B234]=&quot;-&quot;;&quot;-&quot;;&quot;ND&quot;)))" office:value-type="string" office:string-value="ND">
            <text:p>ND</text:p>
          </table:table-cell>
          <table:table-cell table:style-name="ce18" table:formula="of:=IF([.$B234]=&quot;R&quot;;VLOOKUP([.$C234];[.$C$5:.$I$1017];7;0);IF([.$B234]=&quot;E&quot;;&quot;x&quot;;IF([.$B234]=&quot;-&quot;;&quot;-&quot;;&quot;ND&quot;)))" office:value-type="string" office:string-value="ND">
            <text:p>ND</text:p>
          </table:table-cell>
          <table:table-cell table:style-name="ce26" table:formula="of:=IF([.B234]=&quot;R&quot;;0;IF([.B234]=&quot;-&quot;;0;4))" office:value-type="float" office:value="0">
            <text:p>0</text:p>
          </table:table-cell>
          <table:table-cell table:style-name="ce26" table:formula="of:=IF([.B234]=&quot;R&quot;;0;COUNTIF([.F234:.I2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dialog-ok")); //QIcon(g_boolEdit-&gt;yesIcon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235]=&quot;R&quot;;VLOOKUP([.$C235];[.$C$5:.$I$1017];5;0);IF([.$B235]=&quot;E&quot;;&quot;x&quot;;IF([.$B235]=&quot;-&quot;;&quot;-&quot;;&quot;ND&quot;)))" office:value-type="string" office:string-value="x">
            <text:p>x</text:p>
          </table:table-cell>
          <table:table-cell table:style-name="ce18" table:formula="of:=IF([.$B235]=&quot;R&quot;;VLOOKUP([.$C235];[.$C$5:.$I$1017];5;0);IF([.$B235]=&quot;E&quot;;&quot;x&quot;;IF([.$B235]=&quot;-&quot;;&quot;-&quot;;&quot;ND&quot;)))" office:value-type="string" office:string-value="x">
            <text:p>x</text:p>
          </table:table-cell>
          <table:table-cell table:style-name="ce18" table:formula="of:=IF([.$B235]=&quot;R&quot;;VLOOKUP([.$C235];[.$C$5:.$I$1017];6;0);IF([.$B235]=&quot;E&quot;;&quot;x&quot;;IF([.$B235]=&quot;-&quot;;&quot;-&quot;;&quot;ND&quot;)))" office:value-type="string" office:string-value="x">
            <text:p>x</text:p>
          </table:table-cell>
          <table:table-cell table:style-name="ce18" table:formula="of:=IF([.$B235]=&quot;R&quot;;VLOOKUP([.$C235];[.$C$5:.$I$1017];7;0);IF([.$B235]=&quot;E&quot;;&quot;x&quot;;IF([.$B235]=&quot;-&quot;;&quot;-&quot;;&quot;ND&quot;)))" office:value-type="string" office:string-value="x">
            <text:p>x</text:p>
          </table:table-cell>
          <table:table-cell table:style-name="ce26" table:formula="of:=IF([.B235]=&quot;R&quot;;0;IF([.B235]=&quot;-&quot;;0;4))" office:value-type="float" office:value="0">
            <text:p>0</text:p>
          </table:table-cell>
          <table:table-cell table:style-name="ce26" table:formula="of:=IF([.B235]=&quot;R&quot;;0;COUNTIF([.F235:.I2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3"/>drawViewerInternal(p, r, value, m_yesIcon, m_noIcon, "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36]=&quot;R&quot;;VLOOKUP([.$C236];[.$C$5:.$I$1017];5;0);IF([.$B236]=&quot;E&quot;;&quot;x&quot;;IF([.$B236]=&quot;-&quot;;&quot;-&quot;;&quot;ND&quot;)))" office:value-type="string" office:string-value="-">
            <text:p>-</text:p>
          </table:table-cell>
          <table:table-cell table:style-name="ce18" table:formula="of:=IF([.$B236]=&quot;R&quot;;VLOOKUP([.$C236];[.$C$5:.$I$1017];5;0);IF([.$B236]=&quot;E&quot;;&quot;x&quot;;IF([.$B236]=&quot;-&quot;;&quot;-&quot;;&quot;ND&quot;)))" office:value-type="string" office:string-value="-">
            <text:p>-</text:p>
          </table:table-cell>
          <table:table-cell table:style-name="ce18" table:formula="of:=IF([.$B236]=&quot;R&quot;;VLOOKUP([.$C236];[.$C$5:.$I$1017];6;0);IF([.$B236]=&quot;E&quot;;&quot;x&quot;;IF([.$B236]=&quot;-&quot;;&quot;-&quot;;&quot;ND&quot;)))" office:value-type="string" office:string-value="-">
            <text:p>-</text:p>
          </table:table-cell>
          <table:table-cell table:style-name="ce18" table:formula="of:=IF([.$B236]=&quot;R&quot;;VLOOKUP([.$C236];[.$C$5:.$I$1017];7;0);IF([.$B236]=&quot;E&quot;;&quot;x&quot;;IF([.$B236]=&quot;-&quot;;&quot;-&quot;;&quot;ND&quot;)))" office:value-type="string" office:string-value="-">
            <text:p>-</text:p>
          </table:table-cell>
          <table:table-cell table:style-name="ce26" table:formula="of:=IF([.B236]=&quot;R&quot;;0;IF([.B236]=&quot;-&quot;;0;4))" office:value-type="float" office:value="0">
            <text:p>0</text:p>
          </table:table-cell>
          <table:table-cell table:style-name="ce26" table:formula="of:=IF([.B236]=&quot;R&quot;;0;COUNTIF([.F236:.I2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koproperty2/koproperty/editors/booledit.cpp:// <text:s text:c="3"/>m_edit-&gt;addItem(nullIcon, thirdState.toString().isEmpty() ? i18n("None") : thirdState.toString(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37]=&quot;R&quot;;VLOOKUP([.$C237];[.$C$5:.$I$1017];5;0);IF([.$B237]=&quot;E&quot;;&quot;x&quot;;IF([.$B237]=&quot;-&quot;;&quot;-&quot;;&quot;ND&quot;)))" office:value-type="string" office:string-value="-">
            <text:p>-</text:p>
          </table:table-cell>
          <table:table-cell table:style-name="ce18" table:formula="of:=IF([.$B237]=&quot;R&quot;;VLOOKUP([.$C237];[.$C$5:.$I$1017];5;0);IF([.$B237]=&quot;E&quot;;&quot;x&quot;;IF([.$B237]=&quot;-&quot;;&quot;-&quot;;&quot;ND&quot;)))" office:value-type="string" office:string-value="-">
            <text:p>-</text:p>
          </table:table-cell>
          <table:table-cell table:style-name="ce18" table:formula="of:=IF([.$B237]=&quot;R&quot;;VLOOKUP([.$C237];[.$C$5:.$I$1017];6;0);IF([.$B237]=&quot;E&quot;;&quot;x&quot;;IF([.$B237]=&quot;-&quot;;&quot;-&quot;;&quot;ND&quot;)))" office:value-type="string" office:string-value="-">
            <text:p>-</text:p>
          </table:table-cell>
          <table:table-cell table:style-name="ce18" table:formula="of:=IF([.$B237]=&quot;R&quot;;VLOOKUP([.$C237];[.$C$5:.$I$1017];7;0);IF([.$B237]=&quot;E&quot;;&quot;x&quot;;IF([.$B237]=&quot;-&quot;;&quot;-&quot;;&quot;ND&quot;)))" office:value-type="string" office:string-value="-">
            <text:p>-</text:p>
          </table:table-cell>
          <table:table-cell table:style-name="ce26" table:formula="of:=IF([.B237]=&quot;R&quot;;0;IF([.B237]=&quot;-&quot;;0;4))" office:value-type="float" office:value="0">
            <text:p>0</text:p>
          </table:table-cell>
          <table:table-cell table:style-name="ce26" table:formula="of:=IF([.B237]=&quot;R&quot;;0;COUNTIF([.F237:.I2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View.cpp: <text:s text:c="11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238]=&quot;R&quot;;VLOOKUP([.$C238];[.$C$5:.$I$1017];5;0);IF([.$B238]=&quot;E&quot;;&quot;x&quot;;IF([.$B238]=&quot;-&quot;;&quot;-&quot;;&quot;ND&quot;)))" office:value-type="string" office:string-value="ND">
            <text:p>ND</text:p>
          </table:table-cell>
          <table:table-cell table:style-name="ce18" table:formula="of:=IF([.$B238]=&quot;R&quot;;VLOOKUP([.$C238];[.$C$5:.$I$1017];5;0);IF([.$B238]=&quot;E&quot;;&quot;x&quot;;IF([.$B238]=&quot;-&quot;;&quot;-&quot;;&quot;ND&quot;)))" office:value-type="string" office:string-value="ND">
            <text:p>ND</text:p>
          </table:table-cell>
          <table:table-cell table:style-name="ce18" table:formula="of:=IF([.$B238]=&quot;R&quot;;VLOOKUP([.$C238];[.$C$5:.$I$1017];6;0);IF([.$B238]=&quot;E&quot;;&quot;x&quot;;IF([.$B238]=&quot;-&quot;;&quot;-&quot;;&quot;ND&quot;)))" office:value-type="string" office:string-value="ND">
            <text:p>ND</text:p>
          </table:table-cell>
          <table:table-cell table:style-name="ce18" table:formula="of:=IF([.$B238]=&quot;R&quot;;VLOOKUP([.$C238];[.$C$5:.$I$1017];7;0);IF([.$B238]=&quot;E&quot;;&quot;x&quot;;IF([.$B238]=&quot;-&quot;;&quot;-&quot;;&quot;ND&quot;)))" office:value-type="string" office:string-value="ND">
            <text:p>ND</text:p>
          </table:table-cell>
          <table:table-cell table:style-name="ce26" table:formula="of:=IF([.B238]=&quot;R&quot;;0;IF([.B238]=&quot;-&quot;;0;4))" office:value-type="float" office:value="0">
            <text:p>0</text:p>
          </table:table-cell>
          <table:table-cell table:style-name="ce26" table:formula="of:=IF([.B238]=&quot;R&quot;;0;COUNTIF([.F238:.I2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View.cpp: <text:s text:c="7"/>QPixmap revertIcon( DesktopIcon("edit-undo", iconSize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6" table:number-columns-repeated="2"/>
          <table:table-cell table:style-name="ce18" table:formula="of:=IF([.$B239]=&quot;R&quot;;VLOOKUP([.$C239];[.$C$5:.$I$1017];5;0);IF([.$B239]=&quot;E&quot;;&quot;x&quot;;IF([.$B239]=&quot;-&quot;;&quot;-&quot;;&quot;ND&quot;)))" office:value-type="string" office:string-value="x">
            <text:p>x</text:p>
          </table:table-cell>
          <table:table-cell table:style-name="ce18" table:formula="of:=IF([.$B239]=&quot;R&quot;;VLOOKUP([.$C239];[.$C$5:.$I$1017];5;0);IF([.$B239]=&quot;E&quot;;&quot;x&quot;;IF([.$B239]=&quot;-&quot;;&quot;-&quot;;&quot;ND&quot;)))" office:value-type="string" office:string-value="x">
            <text:p>x</text:p>
          </table:table-cell>
          <table:table-cell table:style-name="ce18" table:formula="of:=IF([.$B239]=&quot;R&quot;;VLOOKUP([.$C239];[.$C$5:.$I$1017];6;0);IF([.$B239]=&quot;E&quot;;&quot;x&quot;;IF([.$B239]=&quot;-&quot;;&quot;-&quot;;&quot;ND&quot;)))" office:value-type="string" office:string-value="x">
            <text:p>x</text:p>
          </table:table-cell>
          <table:table-cell table:style-name="ce18" table:formula="of:=IF([.$B239]=&quot;R&quot;;VLOOKUP([.$C239];[.$C$5:.$I$1017];7;0);IF([.$B239]=&quot;E&quot;;&quot;x&quot;;IF([.$B239]=&quot;-&quot;;&quot;-&quot;;&quot;ND&quot;)))" office:value-type="string" office:string-value="x">
            <text:p>x</text:p>
          </table:table-cell>
          <table:table-cell table:style-name="ce26" table:formula="of:=IF([.B239]=&quot;R&quot;;0;IF([.B239]=&quot;-&quot;;0;4))" office:value-type="float" office:value="0">
            <text:p>0</text:p>
          </table:table-cell>
          <table:table-cell table:style-name="ce26" table:formula="of:=IF([.B239]=&quot;R&quot;;0;COUNTIF([.F239:.I2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View.cpp: <text:s text:c="3"/>d-&gt;undoButton-&gt;setIcon(SmallIcon("edit-undo")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6" table:number-columns-repeated="2"/>
          <table:table-cell table:style-name="ce18" table:formula="of:=IF([.$B240]=&quot;R&quot;;VLOOKUP([.$C240];[.$C$5:.$I$1017];5;0);IF([.$B240]=&quot;E&quot;;&quot;x&quot;;IF([.$B240]=&quot;-&quot;;&quot;-&quot;;&quot;ND&quot;)))" office:value-type="string" office:string-value="x">
            <text:p>x</text:p>
          </table:table-cell>
          <table:table-cell table:style-name="ce18" table:formula="of:=IF([.$B240]=&quot;R&quot;;VLOOKUP([.$C240];[.$C$5:.$I$1017];5;0);IF([.$B240]=&quot;E&quot;;&quot;x&quot;;IF([.$B240]=&quot;-&quot;;&quot;-&quot;;&quot;ND&quot;)))" office:value-type="string" office:string-value="x">
            <text:p>x</text:p>
          </table:table-cell>
          <table:table-cell table:style-name="ce18" table:formula="of:=IF([.$B240]=&quot;R&quot;;VLOOKUP([.$C240];[.$C$5:.$I$1017];6;0);IF([.$B240]=&quot;E&quot;;&quot;x&quot;;IF([.$B240]=&quot;-&quot;;&quot;-&quot;;&quot;ND&quot;)))" office:value-type="string" office:string-value="x">
            <text:p>x</text:p>
          </table:table-cell>
          <table:table-cell table:style-name="ce18" table:formula="of:=IF([.$B240]=&quot;R&quot;;VLOOKUP([.$C240];[.$C$5:.$I$1017];7;0);IF([.$B240]=&quot;E&quot;;&quot;x&quot;;IF([.$B240]=&quot;-&quot;;&quot;-&quot;;&quot;ND&quot;)))" office:value-type="string" office:string-value="x">
            <text:p>x</text:p>
          </table:table-cell>
          <table:table-cell table:style-name="ce26" table:formula="of:=IF([.B240]=&quot;R&quot;;0;IF([.B240]=&quot;-&quot;;0;4))" office:value-type="float" office:value="0">
            <text:p>0</text:p>
          </table:table-cell>
          <table:table-cell table:style-name="ce26" table:formula="of:=IF([.B240]=&quot;R&quot;;0;COUNTIF([.F240:.I2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test/test.cpp: <text:s text:c="7"/>m_set.setGroupIcon(group, "appearance");</text:p>
          </table:table-cell>
          <table:table-cell table:style-name="ce3" office:value-type="string">
            <text:p>R</text:p>
          </table:table-cell>
          <table:table-cell table:style-name="ce3" office:value-type="float" office:value="104">
            <text:p>104</text:p>
          </table:table-cell>
          <table:table-cell table:style-name="ce6" table:number-columns-repeated="2"/>
          <table:table-cell table:style-name="ce18" table:formula="of:=IF([.$B241]=&quot;R&quot;;VLOOKUP([.$C241];[.$C$5:.$I$1017];5;0);IF([.$B241]=&quot;E&quot;;&quot;x&quot;;IF([.$B241]=&quot;-&quot;;&quot;-&quot;;&quot;ND&quot;)))" office:value-type="string" office:string-value="ND">
            <text:p>ND</text:p>
          </table:table-cell>
          <table:table-cell table:style-name="ce18" table:formula="of:=IF([.$B241]=&quot;R&quot;;VLOOKUP([.$C241];[.$C$5:.$I$1017];5;0);IF([.$B241]=&quot;E&quot;;&quot;x&quot;;IF([.$B241]=&quot;-&quot;;&quot;-&quot;;&quot;ND&quot;)))" office:value-type="string" office:string-value="ND">
            <text:p>ND</text:p>
          </table:table-cell>
          <table:table-cell table:style-name="ce18" table:formula="of:=IF([.$B241]=&quot;R&quot;;VLOOKUP([.$C241];[.$C$5:.$I$1017];6;0);IF([.$B241]=&quot;E&quot;;&quot;x&quot;;IF([.$B241]=&quot;-&quot;;&quot;-&quot;;&quot;ND&quot;)))" office:value-type="string" office:string-value="ND">
            <text:p>ND</text:p>
          </table:table-cell>
          <table:table-cell table:style-name="ce18" table:formula="of:=IF([.$B241]=&quot;R&quot;;VLOOKUP([.$C241];[.$C$5:.$I$1017];7;0);IF([.$B241]=&quot;E&quot;;&quot;x&quot;;IF([.$B241]=&quot;-&quot;;&quot;-&quot;;&quot;ND&quot;)))" office:value-type="string" office:string-value="ND">
            <text:p>ND</text:p>
          </table:table-cell>
          <table:table-cell table:style-name="ce26" table:formula="of:=IF([.B241]=&quot;R&quot;;0;IF([.B241]=&quot;-&quot;;0;4))" office:value-type="float" office:value="0">
            <text:p>0</text:p>
          </table:table-cell>
          <table:table-cell table:style-name="ce26" table:formula="of:=IF([.B241]=&quot;R&quot;;0;COUNTIF([.F241:.I2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date");</text:p>
          </table:table-cell>
          <table:table-cell table:style-name="ce3" office:value-type="string">
            <text:p>R</text:p>
          </table:table-cell>
          <table:table-cell table:style-name="ce3" office:value-type="float" office:value="105">
            <text:p>105</text:p>
          </table:table-cell>
          <table:table-cell table:style-name="ce6" table:number-columns-repeated="2"/>
          <table:table-cell table:style-name="ce18" table:formula="of:=IF([.$B242]=&quot;R&quot;;VLOOKUP([.$C242];[.$C$5:.$I$1017];5;0);IF([.$B242]=&quot;E&quot;;&quot;x&quot;;IF([.$B242]=&quot;-&quot;;&quot;-&quot;;&quot;ND&quot;)))" office:value-type="string" office:string-value="ND">
            <text:p>ND</text:p>
          </table:table-cell>
          <table:table-cell table:style-name="ce18" table:formula="of:=IF([.$B242]=&quot;R&quot;;VLOOKUP([.$C242];[.$C$5:.$I$1017];5;0);IF([.$B242]=&quot;E&quot;;&quot;x&quot;;IF([.$B242]=&quot;-&quot;;&quot;-&quot;;&quot;ND&quot;)))" office:value-type="string" office:string-value="ND">
            <text:p>ND</text:p>
          </table:table-cell>
          <table:table-cell table:style-name="ce18" table:formula="of:=IF([.$B242]=&quot;R&quot;;VLOOKUP([.$C242];[.$C$5:.$I$1017];6;0);IF([.$B242]=&quot;E&quot;;&quot;x&quot;;IF([.$B242]=&quot;-&quot;;&quot;-&quot;;&quot;ND&quot;)))" office:value-type="string" office:string-value="ND">
            <text:p>ND</text:p>
          </table:table-cell>
          <table:table-cell table:style-name="ce18" table:formula="of:=IF([.$B242]=&quot;R&quot;;VLOOKUP([.$C242];[.$C$5:.$I$1017];7;0);IF([.$B242]=&quot;E&quot;;&quot;x&quot;;IF([.$B242]=&quot;-&quot;;&quot;-&quot;;&quot;ND&quot;)))" office:value-type="string" office:string-value="ND">
            <text:p>ND</text:p>
          </table:table-cell>
          <table:table-cell table:style-name="ce26" table:formula="of:=IF([.B242]=&quot;R&quot;;0;IF([.B242]=&quot;-&quot;;0;4))" office:value-type="float" office:value="0">
            <text:p>0</text:p>
          </table:table-cell>
          <table:table-cell table:style-name="ce26" table:formula="of:=IF([.B242]=&quot;R&quot;;0;COUNTIF([.F242:.I2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fonts");</text:p>
          </table:table-cell>
          <table:table-cell table:style-name="ce3" office:value-type="string">
            <text:p>R</text:p>
          </table:table-cell>
          <table:table-cell table:style-name="ce3" office:value-type="float" office:value="106">
            <text:p>106</text:p>
          </table:table-cell>
          <table:table-cell table:style-name="ce6" table:number-columns-repeated="2"/>
          <table:table-cell table:style-name="ce18" table:formula="of:=IF([.$B243]=&quot;R&quot;;VLOOKUP([.$C243];[.$C$5:.$I$1017];5;0);IF([.$B243]=&quot;E&quot;;&quot;x&quot;;IF([.$B243]=&quot;-&quot;;&quot;-&quot;;&quot;ND&quot;)))" office:value-type="string" office:string-value="ND">
            <text:p>ND</text:p>
          </table:table-cell>
          <table:table-cell table:style-name="ce18" table:formula="of:=IF([.$B243]=&quot;R&quot;;VLOOKUP([.$C243];[.$C$5:.$I$1017];5;0);IF([.$B243]=&quot;E&quot;;&quot;x&quot;;IF([.$B243]=&quot;-&quot;;&quot;-&quot;;&quot;ND&quot;)))" office:value-type="string" office:string-value="ND">
            <text:p>ND</text:p>
          </table:table-cell>
          <table:table-cell table:style-name="ce18" table:formula="of:=IF([.$B243]=&quot;R&quot;;VLOOKUP([.$C243];[.$C$5:.$I$1017];6;0);IF([.$B243]=&quot;E&quot;;&quot;x&quot;;IF([.$B243]=&quot;-&quot;;&quot;-&quot;;&quot;ND&quot;)))" office:value-type="string" office:string-value="ND">
            <text:p>ND</text:p>
          </table:table-cell>
          <table:table-cell table:style-name="ce18" table:formula="of:=IF([.$B243]=&quot;R&quot;;VLOOKUP([.$C243];[.$C$5:.$I$1017];7;0);IF([.$B243]=&quot;E&quot;;&quot;x&quot;;IF([.$B243]=&quot;-&quot;;&quot;-&quot;;&quot;ND&quot;)))" office:value-type="string" office:string-value="ND">
            <text:p>ND</text:p>
          </table:table-cell>
          <table:table-cell table:style-name="ce26" table:formula="of:=IF([.B243]=&quot;R&quot;;0;IF([.B243]=&quot;-&quot;;0;4))" office:value-type="float" office:value="0">
            <text:p>0</text:p>
          </table:table-cell>
          <table:table-cell table:style-name="ce26" table:formula="of:=IF([.B243]=&quot;R&quot;;0;COUNTIF([.F243:.I2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kpaint");</text:p>
          </table:table-cell>
          <table:table-cell table:style-name="ce3" office:value-type="string">
            <text:p>R</text:p>
          </table:table-cell>
          <table:table-cell table:style-name="ce3" office:value-type="float" office:value="107">
            <text:p>107</text:p>
          </table:table-cell>
          <table:table-cell table:style-name="ce6" table:number-columns-repeated="2"/>
          <table:table-cell table:style-name="ce18" table:formula="of:=IF([.$B244]=&quot;R&quot;;VLOOKUP([.$C244];[.$C$5:.$I$1017];5;0);IF([.$B244]=&quot;E&quot;;&quot;x&quot;;IF([.$B244]=&quot;-&quot;;&quot;-&quot;;&quot;ND&quot;)))" office:value-type="string" office:string-value="ND">
            <text:p>ND</text:p>
          </table:table-cell>
          <table:table-cell table:style-name="ce18" table:formula="of:=IF([.$B244]=&quot;R&quot;;VLOOKUP([.$C244];[.$C$5:.$I$1017];5;0);IF([.$B244]=&quot;E&quot;;&quot;x&quot;;IF([.$B244]=&quot;-&quot;;&quot;-&quot;;&quot;ND&quot;)))" office:value-type="string" office:string-value="ND">
            <text:p>ND</text:p>
          </table:table-cell>
          <table:table-cell table:style-name="ce18" table:formula="of:=IF([.$B244]=&quot;R&quot;;VLOOKUP([.$C244];[.$C$5:.$I$1017];6;0);IF([.$B244]=&quot;E&quot;;&quot;x&quot;;IF([.$B244]=&quot;-&quot;;&quot;-&quot;;&quot;ND&quot;)))" office:value-type="string" office:string-value="ND">
            <text:p>ND</text:p>
          </table:table-cell>
          <table:table-cell table:style-name="ce18" table:formula="of:=IF([.$B244]=&quot;R&quot;;VLOOKUP([.$C244];[.$C$5:.$I$1017];7;0);IF([.$B244]=&quot;E&quot;;&quot;x&quot;;IF([.$B244]=&quot;-&quot;;&quot;-&quot;;&quot;ND&quot;)))" office:value-type="string" office:string-value="ND">
            <text:p>ND</text:p>
          </table:table-cell>
          <table:table-cell table:style-name="ce26" table:formula="of:=IF([.B244]=&quot;R&quot;;0;IF([.B244]=&quot;-&quot;;0;4))" office:value-type="float" office:value="0">
            <text:p>0</text:p>
          </table:table-cell>
          <table:table-cell table:style-name="ce26" table:formula="of:=IF([.B244]=&quot;R&quot;;0;COUNTIF([.F244:.I2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test/test.cpp: <text:s text:c="7"/>QPixmap pm(DesktopIcon("network-wired"));</text:p>
          </table:table-cell>
          <table:table-cell table:style-name="ce3" office:value-type="string">
            <text:p>R</text:p>
          </table:table-cell>
          <table:table-cell table:style-name="ce3" office:value-type="float" office:value="108">
            <text:p>108</text:p>
          </table:table-cell>
          <table:table-cell table:style-name="ce6" table:number-columns-repeated="2"/>
          <table:table-cell table:style-name="ce18" table:formula="of:=IF([.$B245]=&quot;R&quot;;VLOOKUP([.$C245];[.$C$5:.$I$1017];5;0);IF([.$B245]=&quot;E&quot;;&quot;x&quot;;IF([.$B245]=&quot;-&quot;;&quot;-&quot;;&quot;ND&quot;)))" office:value-type="string" office:string-value="x">
            <text:p>x</text:p>
          </table:table-cell>
          <table:table-cell table:style-name="ce18" table:formula="of:=IF([.$B245]=&quot;R&quot;;VLOOKUP([.$C245];[.$C$5:.$I$1017];5;0);IF([.$B245]=&quot;E&quot;;&quot;x&quot;;IF([.$B245]=&quot;-&quot;;&quot;-&quot;;&quot;ND&quot;)))" office:value-type="string" office:string-value="x">
            <text:p>x</text:p>
          </table:table-cell>
          <table:table-cell table:style-name="ce18" table:formula="of:=IF([.$B245]=&quot;R&quot;;VLOOKUP([.$C245];[.$C$5:.$I$1017];6;0);IF([.$B245]=&quot;E&quot;;&quot;x&quot;;IF([.$B245]=&quot;-&quot;;&quot;-&quot;;&quot;ND&quot;)))" office:value-type="string" office:string-value="x">
            <text:p>x</text:p>
          </table:table-cell>
          <table:table-cell table:style-name="ce18" table:formula="of:=IF([.$B245]=&quot;R&quot;;VLOOKUP([.$C245];[.$C$5:.$I$1017];7;0);IF([.$B245]=&quot;E&quot;;&quot;x&quot;;IF([.$B245]=&quot;-&quot;;&quot;-&quot;;&quot;ND&quot;)))" office:value-type="string" office:string-value="x">
            <text:p>x</text:p>
          </table:table-cell>
          <table:table-cell table:style-name="ce26" table:formula="of:=IF([.B245]=&quot;R&quot;;0;IF([.B245]=&quot;-&quot;;0;4))" office:value-type="float" office:value="0">
            <text:p>0</text:p>
          </table:table-cell>
          <table:table-cell table:style-name="ce26" table:formula="of:=IF([.B245]=&quot;R&quot;;0;COUNTIF([.F245:.I2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test/test.cpp: <text:s text:c="3"/>setWindowIcon(Desktop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246]=&quot;R&quot;;VLOOKUP([.$C246];[.$C$5:.$I$1017];5;0);IF([.$B246]=&quot;E&quot;;&quot;x&quot;;IF([.$B246]=&quot;-&quot;;&quot;-&quot;;&quot;ND&quot;)))" office:value-type="string" office:string-value="x">
            <text:p>x</text:p>
          </table:table-cell>
          <table:table-cell table:style-name="ce18" table:formula="of:=IF([.$B246]=&quot;R&quot;;VLOOKUP([.$C246];[.$C$5:.$I$1017];5;0);IF([.$B246]=&quot;E&quot;;&quot;x&quot;;IF([.$B246]=&quot;-&quot;;&quot;-&quot;;&quot;ND&quot;)))" office:value-type="string" office:string-value="x">
            <text:p>x</text:p>
          </table:table-cell>
          <table:table-cell table:style-name="ce18" table:formula="of:=IF([.$B246]=&quot;R&quot;;VLOOKUP([.$C246];[.$C$5:.$I$1017];6;0);IF([.$B246]=&quot;E&quot;;&quot;x&quot;;IF([.$B246]=&quot;-&quot;;&quot;-&quot;;&quot;ND&quot;)))" office:value-type="string" office:string-value="x">
            <text:p>x</text:p>
          </table:table-cell>
          <table:table-cell table:style-name="ce18" table:formula="of:=IF([.$B246]=&quot;R&quot;;VLOOKUP([.$C246];[.$C$5:.$I$1017];7;0);IF([.$B246]=&quot;E&quot;;&quot;x&quot;;IF([.$B246]=&quot;-&quot;;&quot;-&quot;;&quot;ND&quot;)))" office:value-type="string" office:string-value="x">
            <text:p>x</text:p>
          </table:table-cell>
          <table:table-cell table:style-name="ce26" table:formula="of:=IF([.B246]=&quot;R&quot;;0;IF([.B246]=&quot;-&quot;;0;4))" office:value-type="float" office:value="0">
            <text:p>0</text:p>
          </table:table-cell>
          <table:table-cell table:style-name="ce26" table:formula="of:=IF([.B246]=&quot;R&quot;;0;COUNTIF([.F246:.I2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document-new"), i18n("&amp;New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247]=&quot;R&quot;;VLOOKUP([.$C247];[.$C$5:.$I$1017];5;0);IF([.$B247]=&quot;E&quot;;&quot;x&quot;;IF([.$B247]=&quot;-&quot;;&quot;-&quot;;&quot;ND&quot;)))" office:value-type="string" office:string-value="x">
            <text:p>x</text:p>
          </table:table-cell>
          <table:table-cell table:style-name="ce18" table:formula="of:=IF([.$B247]=&quot;R&quot;;VLOOKUP([.$C247];[.$C$5:.$I$1017];5;0);IF([.$B247]=&quot;E&quot;;&quot;x&quot;;IF([.$B247]=&quot;-&quot;;&quot;-&quot;;&quot;ND&quot;)))" office:value-type="string" office:string-value="x">
            <text:p>x</text:p>
          </table:table-cell>
          <table:table-cell table:style-name="ce18" table:formula="of:=IF([.$B247]=&quot;R&quot;;VLOOKUP([.$C247];[.$C$5:.$I$1017];6;0);IF([.$B247]=&quot;E&quot;;&quot;x&quot;;IF([.$B247]=&quot;-&quot;;&quot;-&quot;;&quot;ND&quot;)))" office:value-type="string" office:string-value="x">
            <text:p>x</text:p>
          </table:table-cell>
          <table:table-cell table:style-name="ce18" table:formula="of:=IF([.$B247]=&quot;R&quot;;VLOOKUP([.$C247];[.$C$5:.$I$1017];7;0);IF([.$B247]=&quot;E&quot;;&quot;x&quot;;IF([.$B247]=&quot;-&quot;;&quot;-&quot;;&quot;ND&quot;)))" office:value-type="string" office:string-value="x">
            <text:p>x</text:p>
          </table:table-cell>
          <table:table-cell table:style-name="ce26" table:formula="of:=IF([.B247]=&quot;R&quot;;0;IF([.B247]=&quot;-&quot;;0;4))" office:value-type="float" office:value="0">
            <text:p>0</text:p>
          </table:table-cell>
          <table:table-cell table:style-name="ce26" table:formula="of:=IF([.B247]=&quot;R&quot;;0;COUNTIF([.F247:.I2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go-down"), i18n("&amp;Download Example Databases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2"/>
          <table:table-cell table:style-name="ce18" table:formula="of:=IF([.$B248]=&quot;R&quot;;VLOOKUP([.$C248];[.$C$5:.$I$1017];5;0);IF([.$B248]=&quot;E&quot;;&quot;x&quot;;IF([.$B248]=&quot;-&quot;;&quot;-&quot;;&quot;ND&quot;)))" office:value-type="string" office:string-value="x">
            <text:p>x</text:p>
          </table:table-cell>
          <table:table-cell table:style-name="ce18" table:formula="of:=IF([.$B248]=&quot;R&quot;;VLOOKUP([.$C248];[.$C$5:.$I$1017];5;0);IF([.$B248]=&quot;E&quot;;&quot;x&quot;;IF([.$B248]=&quot;-&quot;;&quot;-&quot;;&quot;ND&quot;)))" office:value-type="string" office:string-value="x">
            <text:p>x</text:p>
          </table:table-cell>
          <table:table-cell table:style-name="ce18" table:formula="of:=IF([.$B248]=&quot;R&quot;;VLOOKUP([.$C248];[.$C$5:.$I$1017];6;0);IF([.$B248]=&quot;E&quot;;&quot;x&quot;;IF([.$B248]=&quot;-&quot;;&quot;-&quot;;&quot;ND&quot;)))" office:value-type="string" office:string-value="x">
            <text:p>x</text:p>
          </table:table-cell>
          <table:table-cell table:style-name="ce18" table:formula="of:=IF([.$B248]=&quot;R&quot;;VLOOKUP([.$C248];[.$C$5:.$I$1017];7;0);IF([.$B248]=&quot;E&quot;;&quot;x&quot;;IF([.$B248]=&quot;-&quot;;&quot;-&quot;;&quot;ND&quot;)))" office:value-type="string" office:string-value="x">
            <text:p>x</text:p>
          </table:table-cell>
          <table:table-cell table:style-name="ce26" table:formula="of:=IF([.B248]=&quot;R&quot;;0;IF([.B248]=&quot;-&quot;;0;4))" office:value-type="float" office:value="0">
            <text:p>0</text:p>
          </table:table-cell>
          <table:table-cell table:style-name="ce26" table:formula="of:=IF([.B248]=&quot;R&quot;;0;COUNTIF([.F248:.I2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7"/>d-&gt;action_close = new KAction(KIcon("window-close"), i18n("&amp;Close Project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6" table:number-columns-repeated="2"/>
          <table:table-cell table:style-name="ce18" table:formula="of:=IF([.$B249]=&quot;R&quot;;VLOOKUP([.$C249];[.$C$5:.$I$1017];5;0);IF([.$B249]=&quot;E&quot;;&quot;x&quot;;IF([.$B249]=&quot;-&quot;;&quot;-&quot;;&quot;ND&quot;)))" office:value-type="string" office:string-value="x">
            <text:p>x</text:p>
          </table:table-cell>
          <table:table-cell table:style-name="ce18" table:formula="of:=IF([.$B249]=&quot;R&quot;;VLOOKUP([.$C249];[.$C$5:.$I$1017];5;0);IF([.$B249]=&quot;E&quot;;&quot;x&quot;;IF([.$B249]=&quot;-&quot;;&quot;-&quot;;&quot;ND&quot;)))" office:value-type="string" office:string-value="x">
            <text:p>x</text:p>
          </table:table-cell>
          <table:table-cell table:style-name="ce18" table:formula="of:=IF([.$B249]=&quot;R&quot;;VLOOKUP([.$C249];[.$C$5:.$I$1017];6;0);IF([.$B249]=&quot;E&quot;;&quot;x&quot;;IF([.$B249]=&quot;-&quot;;&quot;-&quot;;&quot;ND&quot;)))" office:value-type="string" office:string-value="x">
            <text:p>x</text:p>
          </table:table-cell>
          <table:table-cell table:style-name="ce18" table:formula="of:=IF([.$B249]=&quot;R&quot;;VLOOKUP([.$C249];[.$C$5:.$I$1017];7;0);IF([.$B249]=&quot;E&quot;;&quot;x&quot;;IF([.$B249]=&quot;-&quot;;&quot;-&quot;;&quot;ND&quot;)))" office:value-type="string" office:string-value="x">
            <text:p>x</text:p>
          </table:table-cell>
          <table:table-cell table:style-name="ce26" table:formula="of:=IF([.B249]=&quot;R&quot;;0;IF([.B249]=&quot;-&quot;;0;4))" office:value-type="float" office:value="0">
            <text:p>0</text:p>
          </table:table-cell>
          <table:table-cell table:style-name="ce26" table:formula="of:=IF([.B249]=&quot;R&quot;;0;COUNTIF([.F249:.I2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dummyWidget-&gt;setWindowIcon( DesktopIcon( "kexi" ) );</text:p>
          </table:table-cell>
          <table:table-cell table:style-name="ce3" office:value-type="string">
            <text:p>E</text:p>
          </table:table-cell>
          <table:table-cell table:style-name="ce3" office:value-type="float" office:value="109">
            <text:p>109</text:p>
          </table:table-cell>
          <table:table-cell table:style-name="ce6"/>
          <table:table-cell table:style-name="ce6" office:value-type="string">
            <text:p>kexi</text:p>
          </table:table-cell>
          <table:table-cell table:style-name="ce18" table:formula="of:=IF([.$B250]=&quot;R&quot;;VLOOKUP([.$C250];[.$C$5:.$I$1017];5;0);IF([.$B250]=&quot;E&quot;;&quot;x&quot;;IF([.$B250]=&quot;-&quot;;&quot;-&quot;;&quot;ND&quot;)))" office:value-type="string" office:string-value="x">
            <text:p>x</text:p>
          </table:table-cell>
          <table:table-cell table:style-name="ce18" table:formula="of:=IF([.$B250]=&quot;R&quot;;VLOOKUP([.$C250];[.$C$5:.$I$1017];5;0);IF([.$B250]=&quot;E&quot;;&quot;x&quot;;IF([.$B250]=&quot;-&quot;;&quot;-&quot;;&quot;ND&quot;)))" office:value-type="string" office:string-value="x">
            <text:p>x</text:p>
          </table:table-cell>
          <table:table-cell table:style-name="ce18" table:formula="of:=IF([.$B250]=&quot;R&quot;;VLOOKUP([.$C250];[.$C$5:.$I$1017];6;0);IF([.$B250]=&quot;E&quot;;&quot;x&quot;;IF([.$B250]=&quot;-&quot;;&quot;-&quot;;&quot;ND&quot;)))" office:value-type="string" office:string-value="x">
            <text:p>x</text:p>
          </table:table-cell>
          <table:table-cell table:style-name="ce18" table:formula="of:=IF([.$B250]=&quot;R&quot;;VLOOKUP([.$C250];[.$C$5:.$I$1017];7;0);IF([.$B250]=&quot;E&quot;;&quot;x&quot;;IF([.$B250]=&quot;-&quot;;&quot;-&quot;;&quot;ND&quot;)))" office:value-type="string" office:string-value="x">
            <text:p>x</text:p>
          </table:table-cell>
          <table:table-cell table:style-name="ce26" table:formula="of:=IF([.B250]=&quot;R&quot;;0;IF([.B250]=&quot;-&quot;;0;4))" office:value-type="float" office:value="4">
            <text:p>4</text:p>
          </table:table-cell>
          <table:table-cell table:style-name="ce26" table:formula="of:=IF([.B250]=&quot;R&quot;;0;COUNTIF([.F250:.I25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0">
            <text:p>110</text:p>
          </table:table-cell>
          <table:table-cell table:style-name="ce6" office:value-type="string">
            <text:p>state_data</text:p>
            <text:p>kexi/pics/hiXX-action-state_data.png</text:p>
          </table:table-cell>
          <table:table-cell table:style-name="ce6"/>
          <table:table-cell table:style-name="ce18" table:formula="of:=IF([.$B251]=&quot;R&quot;;VLOOKUP([.$C251];[.$C$5:.$I$1017];5;0);IF([.$B251]=&quot;E&quot;;&quot;x&quot;;IF([.$B251]=&quot;-&quot;;&quot;-&quot;;&quot;ND&quot;)))" office:value-type="string" office:string-value="ND">
            <text:p>ND</text:p>
          </table:table-cell>
          <table:table-cell table:style-name="ce18" table:formula="of:=IF([.$B251]=&quot;R&quot;;VLOOKUP([.$C251];[.$C$5:.$I$1017];5;0);IF([.$B251]=&quot;E&quot;;&quot;x&quot;;IF([.$B251]=&quot;-&quot;;&quot;-&quot;;&quot;ND&quot;)))" office:value-type="string" office:string-value="ND">
            <text:p>ND</text:p>
          </table:table-cell>
          <table:table-cell table:style-name="ce18" table:formula="of:=IF([.$B251]=&quot;R&quot;;VLOOKUP([.$C251];[.$C$5:.$I$1017];6;0);IF([.$B251]=&quot;E&quot;;&quot;x&quot;;IF([.$B251]=&quot;-&quot;;&quot;-&quot;;&quot;ND&quot;)))" office:value-type="string" office:string-value="ND">
            <text:p>ND</text:p>
          </table:table-cell>
          <table:table-cell table:style-name="ce18" table:formula="of:=IF([.$B251]=&quot;R&quot;;VLOOKUP([.$C251];[.$C$5:.$I$1017];7;0);IF([.$B251]=&quot;E&quot;;&quot;x&quot;;IF([.$B251]=&quot;-&quot;;&quot;-&quot;;&quot;ND&quot;)))" office:value-type="string" office:string-value="ND">
            <text:p>ND</text:p>
          </table:table-cell>
          <table:table-cell table:style-name="ce26" table:formula="of:=IF([.B251]=&quot;R&quot;;0;IF([.B251]=&quot;-&quot;;0;4))" office:value-type="float" office:value="4">
            <text:p>4</text:p>
          </table:table-cell>
          <table:table-cell table:style-name="ce26" table:formula="of:=IF([.B251]=&quot;R&quot;;0;COUNTIF([.F251:.I2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state_edit</text:p>
            <text:p>kexi/pics/hiXX-action-state_edit.png</text:p>
          </table:table-cell>
          <table:table-cell table:style-name="ce6"/>
          <table:table-cell table:style-name="ce18" table:formula="of:=IF([.$B252]=&quot;R&quot;;VLOOKUP([.$C252];[.$C$5:.$I$1017];5;0);IF([.$B252]=&quot;E&quot;;&quot;x&quot;;IF([.$B252]=&quot;-&quot;;&quot;-&quot;;&quot;ND&quot;)))" office:value-type="string" office:string-value="ND">
            <text:p>ND</text:p>
          </table:table-cell>
          <table:table-cell table:style-name="ce18" table:formula="of:=IF([.$B252]=&quot;R&quot;;VLOOKUP([.$C252];[.$C$5:.$I$1017];5;0);IF([.$B252]=&quot;E&quot;;&quot;x&quot;;IF([.$B252]=&quot;-&quot;;&quot;-&quot;;&quot;ND&quot;)))" office:value-type="string" office:string-value="ND">
            <text:p>ND</text:p>
          </table:table-cell>
          <table:table-cell table:style-name="ce18" table:formula="of:=IF([.$B252]=&quot;R&quot;;VLOOKUP([.$C252];[.$C$5:.$I$1017];6;0);IF([.$B252]=&quot;E&quot;;&quot;x&quot;;IF([.$B252]=&quot;-&quot;;&quot;-&quot;;&quot;ND&quot;)))" office:value-type="string" office:string-value="ND">
            <text:p>ND</text:p>
          </table:table-cell>
          <table:table-cell table:style-name="ce18" table:formula="of:=IF([.$B252]=&quot;R&quot;;VLOOKUP([.$C252];[.$C$5:.$I$1017];7;0);IF([.$B252]=&quot;E&quot;;&quot;x&quot;;IF([.$B252]=&quot;-&quot;;&quot;-&quot;;&quot;ND&quot;)))" office:value-type="string" office:string-value="ND">
            <text:p>ND</text:p>
          </table:table-cell>
          <table:table-cell table:style-name="ce26" table:formula="of:=IF([.B252]=&quot;R&quot;;0;IF([.B252]=&quot;-&quot;;0;4))" office:value-type="float" office:value="4">
            <text:p>4</text:p>
          </table:table-cell>
          <table:table-cell table:style-name="ce26" table:formula="of:=IF([.B252]=&quot;R&quot;;0;COUNTIF([.F252:.I2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state_sql</text:p>
            <text:p>kexi/pics/hiXX-action-state_sql.png</text:p>
          </table:table-cell>
          <table:table-cell table:style-name="ce6"/>
          <table:table-cell table:style-name="ce18" table:formula="of:=IF([.$B253]=&quot;R&quot;;VLOOKUP([.$C253];[.$C$5:.$I$1017];5;0);IF([.$B253]=&quot;E&quot;;&quot;x&quot;;IF([.$B253]=&quot;-&quot;;&quot;-&quot;;&quot;ND&quot;)))" office:value-type="string" office:string-value="ND">
            <text:p>ND</text:p>
          </table:table-cell>
          <table:table-cell table:style-name="ce18" table:formula="of:=IF([.$B253]=&quot;R&quot;;VLOOKUP([.$C253];[.$C$5:.$I$1017];5;0);IF([.$B253]=&quot;E&quot;;&quot;x&quot;;IF([.$B253]=&quot;-&quot;;&quot;-&quot;;&quot;ND&quot;)))" office:value-type="string" office:string-value="ND">
            <text:p>ND</text:p>
          </table:table-cell>
          <table:table-cell table:style-name="ce18" table:formula="of:=IF([.$B253]=&quot;R&quot;;VLOOKUP([.$C253];[.$C$5:.$I$1017];6;0);IF([.$B253]=&quot;E&quot;;&quot;x&quot;;IF([.$B253]=&quot;-&quot;;&quot;-&quot;;&quot;ND&quot;)))" office:value-type="string" office:string-value="ND">
            <text:p>ND</text:p>
          </table:table-cell>
          <table:table-cell table:style-name="ce18" table:formula="of:=IF([.$B253]=&quot;R&quot;;VLOOKUP([.$C253];[.$C$5:.$I$1017];7;0);IF([.$B253]=&quot;E&quot;;&quot;x&quot;;IF([.$B253]=&quot;-&quot;;&quot;-&quot;;&quot;ND&quot;)))" office:value-type="string" office:string-value="ND">
            <text:p>ND</text:p>
          </table:table-cell>
          <table:table-cell table:style-name="ce26" table:formula="of:=IF([.B253]=&quot;R&quot;;0;IF([.B253]=&quot;-&quot;;0;4))" office:value-type="float" office:value="4">
            <text:p>4</text:p>
          </table:table-cell>
          <table:table-cell table:style-name="ce26" table:formula="of:=IF([.B253]=&quot;R&quot;;0;COUNTIF([.F253:.I2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11"/>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254]=&quot;R&quot;;VLOOKUP([.$C254];[.$C$5:.$I$1017];5;0);IF([.$B254]=&quot;E&quot;;&quot;x&quot;;IF([.$B254]=&quot;-&quot;;&quot;-&quot;;&quot;ND&quot;)))" office:value-type="string" office:string-value="ND">
            <text:p>ND</text:p>
          </table:table-cell>
          <table:table-cell table:style-name="ce18" table:formula="of:=IF([.$B254]=&quot;R&quot;;VLOOKUP([.$C254];[.$C$5:.$I$1017];5;0);IF([.$B254]=&quot;E&quot;;&quot;x&quot;;IF([.$B254]=&quot;-&quot;;&quot;-&quot;;&quot;ND&quot;)))" office:value-type="string" office:string-value="ND">
            <text:p>ND</text:p>
          </table:table-cell>
          <table:table-cell table:style-name="ce18" table:formula="of:=IF([.$B254]=&quot;R&quot;;VLOOKUP([.$C254];[.$C$5:.$I$1017];6;0);IF([.$B254]=&quot;E&quot;;&quot;x&quot;;IF([.$B254]=&quot;-&quot;;&quot;-&quot;;&quot;ND&quot;)))" office:value-type="string" office:string-value="ND">
            <text:p>ND</text:p>
          </table:table-cell>
          <table:table-cell table:style-name="ce18" table:formula="of:=IF([.$B254]=&quot;R&quot;;VLOOKUP([.$C254];[.$C$5:.$I$1017];7;0);IF([.$B254]=&quot;E&quot;;&quot;x&quot;;IF([.$B254]=&quot;-&quot;;&quot;-&quot;;&quot;ND&quot;)))" office:value-type="string" office:string-value="ND">
            <text:p>ND</text:p>
          </table:table-cell>
          <table:table-cell table:style-name="ce26" table:formula="of:=IF([.B254]=&quot;R&quot;;0;IF([.B254]=&quot;-&quot;;0;4))" office:value-type="float" office:value="0">
            <text:p>0</text:p>
          </table:table-cell>
          <table:table-cell table:style-name="ce26" table:formula="of:=IF([.B254]=&quot;R&quot;;0;COUNTIF([.F254:.I2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3" office:value-type="string">
            <text:p>N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“table”(R88) but with file_import:</text:p>
            <text:p>“file_import_table”?</text:p>
          </table:table-cell>
          <table:table-cell table:style-name="ce6"/>
          <table:table-cell table:style-name="ce18" table:formula="of:=IF([.$B255]=&quot;R&quot;;VLOOKUP([.$C255];[.$C$5:.$I$1017];5;0);IF([.$B255]=&quot;E&quot;;&quot;x&quot;;IF([.$B255]=&quot;-&quot;;&quot;-&quot;;&quot;ND&quot;)))" office:value-type="string" office:string-value="ND">
            <text:p>ND</text:p>
          </table:table-cell>
          <table:table-cell table:style-name="ce18" table:formula="of:=IF([.$B255]=&quot;R&quot;;VLOOKUP([.$C255];[.$C$5:.$I$1017];5;0);IF([.$B255]=&quot;E&quot;;&quot;x&quot;;IF([.$B255]=&quot;-&quot;;&quot;-&quot;;&quot;ND&quot;)))" office:value-type="string" office:string-value="ND">
            <text:p>ND</text:p>
          </table:table-cell>
          <table:table-cell table:style-name="ce18" table:formula="of:=IF([.$B255]=&quot;R&quot;;VLOOKUP([.$C255];[.$C$5:.$I$1017];6;0);IF([.$B255]=&quot;E&quot;;&quot;x&quot;;IF([.$B255]=&quot;-&quot;;&quot;-&quot;;&quot;ND&quot;)))" office:value-type="string" office:string-value="ND">
            <text:p>ND</text:p>
          </table:table-cell>
          <table:table-cell table:style-name="ce18" table:formula="of:=IF([.$B255]=&quot;R&quot;;VLOOKUP([.$C255];[.$C$5:.$I$1017];7;0);IF([.$B255]=&quot;E&quot;;&quot;x&quot;;IF([.$B255]=&quot;-&quot;;&quot;-&quot;;&quot;ND&quot;)))" office:value-type="string" office:string-value="ND">
            <text:p>ND</text:p>
          </table:table-cell>
          <table:table-cell table:style-name="ce26" table:formula="of:=IF([.B255]=&quot;R&quot;;0;IF([.B255]=&quot;-&quot;;0;4))" office:value-type="float" office:value="4">
            <text:p>4</text:p>
          </table:table-cell>
          <table:table-cell table:style-name="ce26" table:formula="of:=IF([.B255]=&quot;R&quot;;0;COUNTIF([.F255:.I2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oxy-version exists in</text:p>
            <text:p>kexi/pics/hiXX-action-document-import-database.png</text:p>
          </table:table-cell>
          <table:table-cell table:style-name="ce6"/>
          <table:table-cell table:style-name="ce18" table:formula="of:=IF([.$B256]=&quot;R&quot;;VLOOKUP([.$C256];[.$C$5:.$I$1017];5;0);IF([.$B256]=&quot;E&quot;;&quot;x&quot;;IF([.$B256]=&quot;-&quot;;&quot;-&quot;;&quot;ND&quot;)))" office:value-type="string" office:string-value="x">
            <text:p>x</text:p>
          </table:table-cell>
          <table:table-cell table:style-name="ce18" table:formula="of:=IF([.$B256]=&quot;R&quot;;VLOOKUP([.$C256];[.$C$5:.$I$1017];5;0);IF([.$B256]=&quot;E&quot;;&quot;x&quot;;IF([.$B256]=&quot;-&quot;;&quot;-&quot;;&quot;ND&quot;)))" office:value-type="string" office:string-value="x">
            <text:p>x</text:p>
          </table:table-cell>
          <table:table-cell table:style-name="ce18" table:formula="of:=IF([.$B256]=&quot;R&quot;;VLOOKUP([.$C256];[.$C$5:.$I$1017];6;0);IF([.$B256]=&quot;E&quot;;&quot;x&quot;;IF([.$B256]=&quot;-&quot;;&quot;-&quot;;&quot;ND&quot;)))" office:value-type="string" office:string-value="x">
            <text:p>x</text:p>
          </table:table-cell>
          <table:table-cell table:style-name="ce18" table:formula="of:=IF([.$B256]=&quot;R&quot;;VLOOKUP([.$C256];[.$C$5:.$I$1017];7;0);IF([.$B256]=&quot;E&quot;;&quot;x&quot;;IF([.$B256]=&quot;-&quot;;&quot;-&quot;;&quot;ND&quot;)))" office:value-type="string" office:string-value="x">
            <text:p>x</text:p>
          </table:table-cell>
          <table:table-cell table:style-name="ce26" table:formula="of:=IF([.B256]=&quot;R&quot;;0;IF([.B256]=&quot;-&quot;;0;4))" office:value-type="float" office:value="4">
            <text:p>4</text:p>
          </table:table-cell>
          <table:table-cell table:style-name="ce26" table:formula="of:=IF([.B256]=&quot;R&quot;;0;COUNTIF([.F256:.I25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7"/>KIcon("document-page-setup"),</text:p>
          </table:table-cell>
          <table:table-cell table:style-name="ce3" office:value-type="string">
            <text:p>N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document-page-setup</text:p>
          </table:table-cell>
          <table:table-cell table:style-name="ce6"/>
          <table:table-cell table:style-name="ce18" table:formula="of:=IF([.$B257]=&quot;R&quot;;VLOOKUP([.$C257];[.$C$5:.$I$1017];5;0);IF([.$B257]=&quot;E&quot;;&quot;x&quot;;IF([.$B257]=&quot;-&quot;;&quot;-&quot;;&quot;ND&quot;)))" office:value-type="string" office:string-value="ND">
            <text:p>ND</text:p>
          </table:table-cell>
          <table:table-cell table:style-name="ce18" table:formula="of:=IF([.$B257]=&quot;R&quot;;VLOOKUP([.$C257];[.$C$5:.$I$1017];5;0);IF([.$B257]=&quot;E&quot;;&quot;x&quot;;IF([.$B257]=&quot;-&quot;;&quot;-&quot;;&quot;ND&quot;)))" office:value-type="string" office:string-value="ND">
            <text:p>ND</text:p>
          </table:table-cell>
          <table:table-cell table:style-name="ce18" table:formula="of:=IF([.$B257]=&quot;R&quot;;VLOOKUP([.$C257];[.$C$5:.$I$1017];6;0);IF([.$B257]=&quot;E&quot;;&quot;x&quot;;IF([.$B257]=&quot;-&quot;;&quot;-&quot;;&quot;ND&quot;)))" office:value-type="string" office:string-value="ND">
            <text:p>ND</text:p>
          </table:table-cell>
          <table:table-cell table:style-name="ce18" table:formula="of:=IF([.$B257]=&quot;R&quot;;VLOOKUP([.$C257];[.$C$5:.$I$1017];7;0);IF([.$B257]=&quot;E&quot;;&quot;x&quot;;IF([.$B257]=&quot;-&quot;;&quot;-&quot;;&quot;ND&quot;)))" office:value-type="string" office:string-value="ND">
            <text:p>ND</text:p>
          </table:table-cell>
          <table:table-cell table:style-name="ce26" table:formula="of:=IF([.B257]=&quot;R&quot;;0;IF([.B257]=&quot;-&quot;;0;4))" office:value-type="float" office:value="4">
            <text:p>4</text:p>
          </table:table-cell>
          <table:table-cell table:style-name="ce26" table:formula="of:=IF([.B257]=&quot;R&quot;;0;COUNTIF([.F257:.I2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properties"), i18n("Project Properties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258]=&quot;R&quot;;VLOOKUP([.$C258];[.$C$5:.$I$1017];5;0);IF([.$B258]=&quot;E&quot;;&quot;x&quot;;IF([.$B258]=&quot;-&quot;;&quot;-&quot;;&quot;ND&quot;)))" office:value-type="string" office:string-value="x">
            <text:p>x</text:p>
          </table:table-cell>
          <table:table-cell table:style-name="ce18" table:formula="of:=IF([.$B258]=&quot;R&quot;;VLOOKUP([.$C258];[.$C$5:.$I$1017];5;0);IF([.$B258]=&quot;E&quot;;&quot;x&quot;;IF([.$B258]=&quot;-&quot;;&quot;-&quot;;&quot;ND&quot;)))" office:value-type="string" office:string-value="x">
            <text:p>x</text:p>
          </table:table-cell>
          <table:table-cell table:style-name="ce18" table:formula="of:=IF([.$B258]=&quot;R&quot;;VLOOKUP([.$C258];[.$C$5:.$I$1017];6;0);IF([.$B258]=&quot;E&quot;;&quot;x&quot;;IF([.$B258]=&quot;-&quot;;&quot;-&quot;;&quot;ND&quot;)))" office:value-type="string" office:string-value="x">
            <text:p>x</text:p>
          </table:table-cell>
          <table:table-cell table:style-name="ce18" table:formula="of:=IF([.$B258]=&quot;R&quot;;VLOOKUP([.$C258];[.$C$5:.$I$1017];7;0);IF([.$B258]=&quot;E&quot;;&quot;x&quot;;IF([.$B258]=&quot;-&quot;;&quot;-&quot;;&quot;ND&quot;)))" office:value-type="string" office:string-value="x">
            <text:p>x</text:p>
          </table:table-cell>
          <table:table-cell table:style-name="ce26" table:formula="of:=IF([.B258]=&quot;R&quot;;0;IF([.B258]=&quot;-&quot;;0;4))" office:value-type="float" office:value="0">
            <text:p>0</text:p>
          </table:table-cell>
          <table:table-cell table:style-name="ce26" table:formula="of:=IF([.B258]=&quot;R&quot;;0;COUNTIF([.F258:.I2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save-as"), i18n("Save &amp;As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7">
            <text:p>7</text:p>
          </table:table-cell>
          <table:table-cell table:style-name="ce6" table:number-columns-repeated="2"/>
          <table:table-cell table:style-name="ce18" table:formula="of:=IF([.$B259]=&quot;R&quot;;VLOOKUP([.$C259];[.$C$5:.$I$1017];5;0);IF([.$B259]=&quot;E&quot;;&quot;x&quot;;IF([.$B259]=&quot;-&quot;;&quot;-&quot;;&quot;ND&quot;)))" office:value-type="string" office:string-value="x">
            <text:p>x</text:p>
          </table:table-cell>
          <table:table-cell table:style-name="ce18" table:formula="of:=IF([.$B259]=&quot;R&quot;;VLOOKUP([.$C259];[.$C$5:.$I$1017];5;0);IF([.$B259]=&quot;E&quot;;&quot;x&quot;;IF([.$B259]=&quot;-&quot;;&quot;-&quot;;&quot;ND&quot;)))" office:value-type="string" office:string-value="x">
            <text:p>x</text:p>
          </table:table-cell>
          <table:table-cell table:style-name="ce18" table:formula="of:=IF([.$B259]=&quot;R&quot;;VLOOKUP([.$C259];[.$C$5:.$I$1017];6;0);IF([.$B259]=&quot;E&quot;;&quot;x&quot;;IF([.$B259]=&quot;-&quot;;&quot;-&quot;;&quot;ND&quot;)))" office:value-type="string" office:string-value="x">
            <text:p>x</text:p>
          </table:table-cell>
          <table:table-cell table:style-name="ce18" table:formula="of:=IF([.$B259]=&quot;R&quot;;VLOOKUP([.$C259];[.$C$5:.$I$1017];7;0);IF([.$B259]=&quot;E&quot;;&quot;x&quot;;IF([.$B259]=&quot;-&quot;;&quot;-&quot;;&quot;ND&quot;)))" office:value-type="string" office:string-value="x">
            <text:p>x</text:p>
          </table:table-cell>
          <table:table-cell table:style-name="ce26" table:formula="of:=IF([.B259]=&quot;R&quot;;0;IF([.B259]=&quot;-&quot;;0;4))" office:value-type="float" office:value="0">
            <text:p>0</text:p>
          </table:table-cell>
          <table:table-cell table:style-name="ce26" table:formula="of:=IF([.B259]=&quot;R&quot;;0;COUNTIF([.F259:.I2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7"/>KIcon("kexi"),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2"/>
          <table:table-cell table:style-name="ce18" table:formula="of:=IF([.$B260]=&quot;R&quot;;VLOOKUP([.$C260];[.$C$5:.$I$1017];5;0);IF([.$B260]=&quot;E&quot;;&quot;x&quot;;IF([.$B260]=&quot;-&quot;;&quot;-&quot;;&quot;ND&quot;)))" office:value-type="string" office:string-value="x">
            <text:p>x</text:p>
          </table:table-cell>
          <table:table-cell table:style-name="ce18" table:formula="of:=IF([.$B260]=&quot;R&quot;;VLOOKUP([.$C260];[.$C$5:.$I$1017];5;0);IF([.$B260]=&quot;E&quot;;&quot;x&quot;;IF([.$B260]=&quot;-&quot;;&quot;-&quot;;&quot;ND&quot;)))" office:value-type="string" office:string-value="x">
            <text:p>x</text:p>
          </table:table-cell>
          <table:table-cell table:style-name="ce18" table:formula="of:=IF([.$B260]=&quot;R&quot;;VLOOKUP([.$C260];[.$C$5:.$I$1017];6;0);IF([.$B260]=&quot;E&quot;;&quot;x&quot;;IF([.$B260]=&quot;-&quot;;&quot;-&quot;;&quot;ND&quot;)))" office:value-type="string" office:string-value="x">
            <text:p>x</text:p>
          </table:table-cell>
          <table:table-cell table:style-name="ce18" table:formula="of:=IF([.$B260]=&quot;R&quot;;VLOOKUP([.$C260];[.$C$5:.$I$1017];7;0);IF([.$B260]=&quot;E&quot;;&quot;x&quot;;IF([.$B260]=&quot;-&quot;;&quot;-&quot;;&quot;ND&quot;)))" office:value-type="string" office:string-value="x">
            <text:p>x</text:p>
          </table:table-cell>
          <table:table-cell table:style-name="ce26" table:formula="of:=IF([.B260]=&quot;R&quot;;0;IF([.B260]=&quot;-&quot;;0;4))" office:value-type="float" office:value="0">
            <text:p>0</text:p>
          </table:table-cell>
          <table:table-cell table:style-name="ce26" table:formula="of:=IF([.B260]=&quot;R&quot;;0;COUNTIF([.F260:.I2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relation</text:p>
            <text:p>kexi/pics/hi22-action-relation.png</text:p>
          </table:table-cell>
          <table:table-cell table:style-name="ce6"/>
          <table:table-cell table:style-name="ce18" table:formula="of:=IF([.$B261]=&quot;R&quot;;VLOOKUP([.$C261];[.$C$5:.$I$1017];5;0);IF([.$B261]=&quot;E&quot;;&quot;x&quot;;IF([.$B261]=&quot;-&quot;;&quot;-&quot;;&quot;ND&quot;)))" office:value-type="string" office:string-value="ND">
            <text:p>ND</text:p>
          </table:table-cell>
          <table:table-cell table:style-name="ce18" table:formula="of:=IF([.$B261]=&quot;R&quot;;VLOOKUP([.$C261];[.$C$5:.$I$1017];5;0);IF([.$B261]=&quot;E&quot;;&quot;x&quot;;IF([.$B261]=&quot;-&quot;;&quot;-&quot;;&quot;ND&quot;)))" office:value-type="string" office:string-value="ND">
            <text:p>ND</text:p>
          </table:table-cell>
          <table:table-cell table:style-name="ce18" table:formula="of:=IF([.$B261]=&quot;R&quot;;VLOOKUP([.$C261];[.$C$5:.$I$1017];6;0);IF([.$B261]=&quot;E&quot;;&quot;x&quot;;IF([.$B261]=&quot;-&quot;;&quot;-&quot;;&quot;ND&quot;)))" office:value-type="string" office:string-value="ND">
            <text:p>ND</text:p>
          </table:table-cell>
          <table:table-cell table:style-name="ce18" table:formula="of:=IF([.$B261]=&quot;R&quot;;VLOOKUP([.$C261];[.$C$5:.$I$1017];7;0);IF([.$B261]=&quot;E&quot;;&quot;x&quot;;IF([.$B261]=&quot;-&quot;;&quot;-&quot;;&quot;ND&quot;)))" office:value-type="string" office:string-value="ND">
            <text:p>ND</text:p>
          </table:table-cell>
          <table:table-cell table:style-name="ce26" table:formula="of:=IF([.B261]=&quot;R&quot;;0;IF([.B261]=&quot;-&quot;;0;4))" office:value-type="float" office:value="4">
            <text:p>4</text:p>
          </table:table-cell>
          <table:table-cell table:style-name="ce26" table:formula="of:=IF([.B261]=&quot;R&quot;;0;COUNTIF([.F261:.I2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7"/>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262]=&quot;R&quot;;VLOOKUP([.$C262];[.$C$5:.$I$1017];5;0);IF([.$B262]=&quot;E&quot;;&quot;x&quot;;IF([.$B262]=&quot;-&quot;;&quot;-&quot;;&quot;ND&quot;)))" office:value-type="string" office:string-value="ND">
            <text:p>ND</text:p>
          </table:table-cell>
          <table:table-cell table:style-name="ce18" table:formula="of:=IF([.$B262]=&quot;R&quot;;VLOOKUP([.$C262];[.$C$5:.$I$1017];5;0);IF([.$B262]=&quot;E&quot;;&quot;x&quot;;IF([.$B262]=&quot;-&quot;;&quot;-&quot;;&quot;ND&quot;)))" office:value-type="string" office:string-value="ND">
            <text:p>ND</text:p>
          </table:table-cell>
          <table:table-cell table:style-name="ce18" table:formula="of:=IF([.$B262]=&quot;R&quot;;VLOOKUP([.$C262];[.$C$5:.$I$1017];6;0);IF([.$B262]=&quot;E&quot;;&quot;x&quot;;IF([.$B262]=&quot;-&quot;;&quot;-&quot;;&quot;ND&quot;)))" office:value-type="string" office:string-value="ND">
            <text:p>ND</text:p>
          </table:table-cell>
          <table:table-cell table:style-name="ce18" table:formula="of:=IF([.$B262]=&quot;R&quot;;VLOOKUP([.$C262];[.$C$5:.$I$1017];7;0);IF([.$B262]=&quot;E&quot;;&quot;x&quot;;IF([.$B262]=&quot;-&quot;;&quot;-&quot;;&quot;ND&quot;)))" office:value-type="string" office:string-value="ND">
            <text:p>ND</text:p>
          </table:table-cell>
          <table:table-cell table:style-name="ce26" table:formula="of:=IF([.B262]=&quot;R&quot;;0;IF([.B262]=&quot;-&quot;;0;4))" office:value-type="float" office:value="0">
            <text:p>0</text:p>
          </table:table-cell>
          <table:table-cell table:style-name="ce26" table:formula="of:=IF([.B262]=&quot;R&quot;;0;COUNTIF([.F262:.I2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6" office:value-type="string">
            <text:p>“table”(R88) but with file_export</text:p>
            <text:p>“file_export_table”?</text:p>
          </table:table-cell>
          <table:table-cell table:style-name="ce6"/>
          <table:table-cell table:style-name="ce18" table:formula="of:=IF([.$B263]=&quot;R&quot;;VLOOKUP([.$C263];[.$C$5:.$I$1017];5;0);IF([.$B263]=&quot;E&quot;;&quot;x&quot;;IF([.$B263]=&quot;-&quot;;&quot;-&quot;;&quot;ND&quot;)))" office:value-type="string" office:string-value="ND">
            <text:p>ND</text:p>
          </table:table-cell>
          <table:table-cell table:style-name="ce18" table:formula="of:=IF([.$B263]=&quot;R&quot;;VLOOKUP([.$C263];[.$C$5:.$I$1017];5;0);IF([.$B263]=&quot;E&quot;;&quot;x&quot;;IF([.$B263]=&quot;-&quot;;&quot;-&quot;;&quot;ND&quot;)))" office:value-type="string" office:string-value="ND">
            <text:p>ND</text:p>
          </table:table-cell>
          <table:table-cell table:style-name="ce18" table:formula="of:=IF([.$B263]=&quot;R&quot;;VLOOKUP([.$C263];[.$C$5:.$I$1017];6;0);IF([.$B263]=&quot;E&quot;;&quot;x&quot;;IF([.$B263]=&quot;-&quot;;&quot;-&quot;;&quot;ND&quot;)))" office:value-type="string" office:string-value="ND">
            <text:p>ND</text:p>
          </table:table-cell>
          <table:table-cell table:style-name="ce18" table:formula="of:=IF([.$B263]=&quot;R&quot;;VLOOKUP([.$C263];[.$C$5:.$I$1017];7;0);IF([.$B263]=&quot;E&quot;;&quot;x&quot;;IF([.$B263]=&quot;-&quot;;&quot;-&quot;;&quot;ND&quot;)))" office:value-type="string" office:string-value="ND">
            <text:p>ND</text:p>
          </table:table-cell>
          <table:table-cell table:style-name="ce26" table:formula="of:=IF([.B263]=&quot;R&quot;;0;IF([.B263]=&quot;-&quot;;0;4))" office:value-type="float" office:value="4">
            <text:p>4</text:p>
          </table:table-cell>
          <table:table-cell table:style-name="ce26" table:formula="of:=IF([.B263]=&quot;R&quot;;0;COUNTIF([.F263:.I2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help_report_bug_action-&gt;setIcon(KIcon("tools-report-bug")); // good icon for toolbar</text:p>
          </table:table-cell>
          <table:table-cell table:style-name="ce3" office:value-type="string">
            <text:p>E</text:p>
          </table:table-cell>
          <table:table-cell table:style-name="ce3" office:value-type="float" office:value="117">
            <text:p>117</text:p>
          </table:table-cell>
          <table:table-cell table:style-name="ce6"/>
          <table:table-cell table:style-name="ce6" office:value-type="string">
            <text:p>tools-report-bug</text:p>
          </table:table-cell>
          <table:table-cell table:style-name="ce18" table:formula="of:=IF([.$B264]=&quot;R&quot;;VLOOKUP([.$C264];[.$C$5:.$I$1017];5;0);IF([.$B264]=&quot;E&quot;;&quot;x&quot;;IF([.$B264]=&quot;-&quot;;&quot;-&quot;;&quot;ND&quot;)))" office:value-type="string" office:string-value="x">
            <text:p>x</text:p>
          </table:table-cell>
          <table:table-cell table:style-name="ce18" table:formula="of:=IF([.$B264]=&quot;R&quot;;VLOOKUP([.$C264];[.$C$5:.$I$1017];5;0);IF([.$B264]=&quot;E&quot;;&quot;x&quot;;IF([.$B264]=&quot;-&quot;;&quot;-&quot;;&quot;ND&quot;)))" office:value-type="string" office:string-value="x">
            <text:p>x</text:p>
          </table:table-cell>
          <table:table-cell table:style-name="ce18" table:formula="of:=IF([.$B264]=&quot;R&quot;;VLOOKUP([.$C264];[.$C$5:.$I$1017];6;0);IF([.$B264]=&quot;E&quot;;&quot;x&quot;;IF([.$B264]=&quot;-&quot;;&quot;-&quot;;&quot;ND&quot;)))" office:value-type="string" office:string-value="x">
            <text:p>x</text:p>
          </table:table-cell>
          <table:table-cell table:style-name="ce18" table:formula="of:=IF([.$B264]=&quot;R&quot;;VLOOKUP([.$C264];[.$C$5:.$I$1017];7;0);IF([.$B264]=&quot;E&quot;;&quot;x&quot;;IF([.$B264]=&quot;-&quot;;&quot;-&quot;;&quot;ND&quot;)))" office:value-type="string" office:string-value="x">
            <text:p>x</text:p>
          </table:table-cell>
          <table:table-cell table:style-name="ce26" table:formula="of:=IF([.B264]=&quot;R&quot;;0;IF([.B264]=&quot;-&quot;;0;4))" office:value-type="float" office:value="4">
            <text:p>4</text:p>
          </table:table-cell>
          <table:table-cell table:style-name="ce26" table:formula="of:=IF([.B264]=&quot;R&quot;;0;COUNTIF([.F264:.I2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3"/>KIconLoader::global()-&gt;addAppDir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2"/>
          <table:table-cell table:style-name="ce18" table:formula="of:=IF([.$B265]=&quot;R&quot;;VLOOKUP([.$C265];[.$C$5:.$I$1017];5;0);IF([.$B265]=&quot;E&quot;;&quot;x&quot;;IF([.$B265]=&quot;-&quot;;&quot;-&quot;;&quot;ND&quot;)))" office:value-type="string" office:string-value="x">
            <text:p>x</text:p>
          </table:table-cell>
          <table:table-cell table:style-name="ce18" table:formula="of:=IF([.$B265]=&quot;R&quot;;VLOOKUP([.$C265];[.$C$5:.$I$1017];5;0);IF([.$B265]=&quot;E&quot;;&quot;x&quot;;IF([.$B265]=&quot;-&quot;;&quot;-&quot;;&quot;ND&quot;)))" office:value-type="string" office:string-value="x">
            <text:p>x</text:p>
          </table:table-cell>
          <table:table-cell table:style-name="ce18" table:formula="of:=IF([.$B265]=&quot;R&quot;;VLOOKUP([.$C265];[.$C$5:.$I$1017];6;0);IF([.$B265]=&quot;E&quot;;&quot;x&quot;;IF([.$B265]=&quot;-&quot;;&quot;-&quot;;&quot;ND&quot;)))" office:value-type="string" office:string-value="x">
            <text:p>x</text:p>
          </table:table-cell>
          <table:table-cell table:style-name="ce18" table:formula="of:=IF([.$B265]=&quot;R&quot;;VLOOKUP([.$C265];[.$C$5:.$I$1017];7;0);IF([.$B265]=&quot;E&quot;;&quot;x&quot;;IF([.$B265]=&quot;-&quot;;&quot;-&quot;;&quot;ND&quot;)))" office:value-type="string" office:string-value="x">
            <text:p>x</text:p>
          </table:table-cell>
          <table:table-cell table:style-name="ce26" table:formula="of:=IF([.B265]=&quot;R&quot;;0;IF([.B265]=&quot;-&quot;;0;4))" office:value-type="float" office:value="0">
            <text:p>0</text:p>
          </table:table-cell>
          <table:table-cell table:style-name="ce26" table:formula="of:=IF([.B265]=&quot;R&quot;;0;COUNTIF([.F265:.I2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266]=&quot;R&quot;;VLOOKUP([.$C266];[.$C$5:.$I$1017];5;0);IF([.$B266]=&quot;E&quot;;&quot;x&quot;;IF([.$B266]=&quot;-&quot;;&quot;-&quot;;&quot;ND&quot;)))" office:value-type="string" office:string-value="ND">
            <text:p>ND</text:p>
          </table:table-cell>
          <table:table-cell table:style-name="ce18" table:formula="of:=IF([.$B266]=&quot;R&quot;;VLOOKUP([.$C266];[.$C$5:.$I$1017];5;0);IF([.$B266]=&quot;E&quot;;&quot;x&quot;;IF([.$B266]=&quot;-&quot;;&quot;-&quot;;&quot;ND&quot;)))" office:value-type="string" office:string-value="ND">
            <text:p>ND</text:p>
          </table:table-cell>
          <table:table-cell table:style-name="ce18" table:formula="of:=IF([.$B266]=&quot;R&quot;;VLOOKUP([.$C266];[.$C$5:.$I$1017];6;0);IF([.$B266]=&quot;E&quot;;&quot;x&quot;;IF([.$B266]=&quot;-&quot;;&quot;-&quot;;&quot;ND&quot;)))" office:value-type="string" office:string-value="ND">
            <text:p>ND</text:p>
          </table:table-cell>
          <table:table-cell table:style-name="ce18" table:formula="of:=IF([.$B266]=&quot;R&quot;;VLOOKUP([.$C266];[.$C$5:.$I$1017];7;0);IF([.$B266]=&quot;E&quot;;&quot;x&quot;;IF([.$B266]=&quot;-&quot;;&quot;-&quot;;&quot;ND&quot;)))" office:value-type="string" office:string-value="ND">
            <text:p>ND</text:p>
          </table:table-cell>
          <table:table-cell table:style-name="ce26" table:formula="of:=IF([.B266]=&quot;R&quot;;0;IF([.B266]=&quot;-&quot;;0;4))" office:value-type="float" office:value="0">
            <text:p>0</text:p>
          </table:table-cell>
          <table:table-cell table:style-name="ce26" table:formula="of:=IF([.B266]=&quot;R&quot;;0;COUNTIF([.F266:.I2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1");</text:p>
          </table:table-cell>
          <table:table-cell table:style-name="ce3" office:value-type="string">
            <text:p>E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kexi/pics/oxygen/128x128/mimetypes/application-x-kexiproject-sqlite.png</text:p>
          </table:table-cell>
          <table:table-cell table:style-name="ce6"/>
          <table:table-cell table:style-name="ce18" table:formula="of:=IF([.$B267]=&quot;R&quot;;VLOOKUP([.$C267];[.$C$5:.$I$1017];5;0);IF([.$B267]=&quot;E&quot;;&quot;x&quot;;IF([.$B267]=&quot;-&quot;;&quot;-&quot;;&quot;ND&quot;)))" office:value-type="string" office:string-value="x">
            <text:p>x</text:p>
          </table:table-cell>
          <table:table-cell table:style-name="ce18" table:formula="of:=IF([.$B267]=&quot;R&quot;;VLOOKUP([.$C267];[.$C$5:.$I$1017];5;0);IF([.$B267]=&quot;E&quot;;&quot;x&quot;;IF([.$B267]=&quot;-&quot;;&quot;-&quot;;&quot;ND&quot;)))" office:value-type="string" office:string-value="x">
            <text:p>x</text:p>
          </table:table-cell>
          <table:table-cell table:style-name="ce18" table:formula="of:=IF([.$B267]=&quot;R&quot;;VLOOKUP([.$C267];[.$C$5:.$I$1017];6;0);IF([.$B267]=&quot;E&quot;;&quot;x&quot;;IF([.$B267]=&quot;-&quot;;&quot;-&quot;;&quot;ND&quot;)))" office:value-type="string" office:string-value="x">
            <text:p>x</text:p>
          </table:table-cell>
          <table:table-cell table:style-name="ce18" table:formula="of:=IF([.$B267]=&quot;R&quot;;VLOOKUP([.$C267];[.$C$5:.$I$1017];7;0);IF([.$B267]=&quot;E&quot;;&quot;x&quot;;IF([.$B267]=&quot;-&quot;;&quot;-&quot;;&quot;ND&quot;)))" office:value-type="string" office:string-value="x">
            <text:p>x</text:p>
          </table:table-cell>
          <table:table-cell table:style-name="ce26" table:formula="of:=IF([.B267]=&quot;R&quot;;0;IF([.B267]=&quot;-&quot;;0;4))" office:value-type="float" office:value="4">
            <text:p>4</text:p>
          </table:table-cell>
          <table:table-cell table:style-name="ce26" table:formula="of:=IF([.B267]=&quot;R&quot;;0;COUNTIF([.F267:.I26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2");</text:p>
          </table:table-cell>
          <table:table-cell table:style-name="ce3" office:value-type="string">
            <text:p>R</text:p>
          </table:table-cell>
          <table:table-cell table:style-name="ce3" office:value-type="float" office:value="118">
            <text:p>118</text:p>
          </table:table-cell>
          <table:table-cell table:style-name="ce6" table:number-columns-repeated="2"/>
          <table:table-cell table:style-name="ce18" table:formula="of:=IF([.$B268]=&quot;R&quot;;VLOOKUP([.$C268];[.$C$5:.$I$1017];5;0);IF([.$B268]=&quot;E&quot;;&quot;x&quot;;IF([.$B268]=&quot;-&quot;;&quot;-&quot;;&quot;ND&quot;)))" office:value-type="string" office:string-value="x">
            <text:p>x</text:p>
          </table:table-cell>
          <table:table-cell table:style-name="ce18" table:formula="of:=IF([.$B268]=&quot;R&quot;;VLOOKUP([.$C268];[.$C$5:.$I$1017];5;0);IF([.$B268]=&quot;E&quot;;&quot;x&quot;;IF([.$B268]=&quot;-&quot;;&quot;-&quot;;&quot;ND&quot;)))" office:value-type="string" office:string-value="x">
            <text:p>x</text:p>
          </table:table-cell>
          <table:table-cell table:style-name="ce18" table:formula="of:=IF([.$B268]=&quot;R&quot;;VLOOKUP([.$C268];[.$C$5:.$I$1017];6;0);IF([.$B268]=&quot;E&quot;;&quot;x&quot;;IF([.$B268]=&quot;-&quot;;&quot;-&quot;;&quot;ND&quot;)))" office:value-type="string" office:string-value="x">
            <text:p>x</text:p>
          </table:table-cell>
          <table:table-cell table:style-name="ce18" table:formula="of:=IF([.$B268]=&quot;R&quot;;VLOOKUP([.$C268];[.$C$5:.$I$1017];7;0);IF([.$B268]=&quot;E&quot;;&quot;x&quot;;IF([.$B268]=&quot;-&quot;;&quot;-&quot;;&quot;ND&quot;)))" office:value-type="string" office:string-value="x">
            <text:p>x</text:p>
          </table:table-cell>
          <table:table-cell table:style-name="ce26" table:formula="of:=IF([.B268]=&quot;R&quot;;0;IF([.B268]=&quot;-&quot;;0;4))" office:value-type="float" office:value="0">
            <text:p>0</text:p>
          </table:table-cell>
          <table:table-cell table:style-name="ce26" table:formula="of:=IF([.B268]=&quot;R&quot;;0;COUNTIF([.F268:.I2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3");</text:p>
          </table:table-cell>
          <table:table-cell table:style-name="ce3" office:value-type="string">
            <text:p>R</text:p>
          </table:table-cell>
          <table:table-cell table:style-name="ce3" office:value-type="float" office:value="118">
            <text:p>118</text:p>
          </table:table-cell>
          <table:table-cell table:style-name="ce6" table:number-columns-repeated="2"/>
          <table:table-cell table:style-name="ce18" table:formula="of:=IF([.$B269]=&quot;R&quot;;VLOOKUP([.$C269];[.$C$5:.$I$1017];5;0);IF([.$B269]=&quot;E&quot;;&quot;x&quot;;IF([.$B269]=&quot;-&quot;;&quot;-&quot;;&quot;ND&quot;)))" office:value-type="string" office:string-value="x">
            <text:p>x</text:p>
          </table:table-cell>
          <table:table-cell table:style-name="ce18" table:formula="of:=IF([.$B269]=&quot;R&quot;;VLOOKUP([.$C269];[.$C$5:.$I$1017];5;0);IF([.$B269]=&quot;E&quot;;&quot;x&quot;;IF([.$B269]=&quot;-&quot;;&quot;-&quot;;&quot;ND&quot;)))" office:value-type="string" office:string-value="x">
            <text:p>x</text:p>
          </table:table-cell>
          <table:table-cell table:style-name="ce18" table:formula="of:=IF([.$B269]=&quot;R&quot;;VLOOKUP([.$C269];[.$C$5:.$I$1017];6;0);IF([.$B269]=&quot;E&quot;;&quot;x&quot;;IF([.$B269]=&quot;-&quot;;&quot;-&quot;;&quot;ND&quot;)))" office:value-type="string" office:string-value="x">
            <text:p>x</text:p>
          </table:table-cell>
          <table:table-cell table:style-name="ce18" table:formula="of:=IF([.$B269]=&quot;R&quot;;VLOOKUP([.$C269];[.$C$5:.$I$1017];7;0);IF([.$B269]=&quot;E&quot;;&quot;x&quot;;IF([.$B269]=&quot;-&quot;;&quot;-&quot;;&quot;ND&quot;)))" office:value-type="string" office:string-value="x">
            <text:p>x</text:p>
          </table:table-cell>
          <table:table-cell table:style-name="ce26" table:formula="of:=IF([.B269]=&quot;R&quot;;0;IF([.B269]=&quot;-&quot;;0;4))" office:value-type="float" office:value="0">
            <text:p>0</text:p>
          </table:table-cell>
          <table:table-cell table:style-name="ce26" table:formula="of:=IF([.B269]=&quot;R&quot;;0;COUNTIF([.F269:.I2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1");</text:p>
          </table:table-cell>
          <table:table-cell table:style-name="ce3" office:value-type="string">
            <text:p>N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socket</text:p>
          </table:table-cell>
          <table:table-cell table:style-name="ce6"/>
          <table:table-cell table:style-name="ce18" table:formula="of:=IF([.$B270]=&quot;R&quot;;VLOOKUP([.$C270];[.$C$5:.$I$1017];5;0);IF([.$B270]=&quot;E&quot;;&quot;x&quot;;IF([.$B270]=&quot;-&quot;;&quot;-&quot;;&quot;ND&quot;)))" office:value-type="string" office:string-value="ND">
            <text:p>ND</text:p>
          </table:table-cell>
          <table:table-cell table:style-name="ce18" table:formula="of:=IF([.$B270]=&quot;R&quot;;VLOOKUP([.$C270];[.$C$5:.$I$1017];5;0);IF([.$B270]=&quot;E&quot;;&quot;x&quot;;IF([.$B270]=&quot;-&quot;;&quot;-&quot;;&quot;ND&quot;)))" office:value-type="string" office:string-value="ND">
            <text:p>ND</text:p>
          </table:table-cell>
          <table:table-cell table:style-name="ce18" table:formula="of:=IF([.$B270]=&quot;R&quot;;VLOOKUP([.$C270];[.$C$5:.$I$1017];6;0);IF([.$B270]=&quot;E&quot;;&quot;x&quot;;IF([.$B270]=&quot;-&quot;;&quot;-&quot;;&quot;ND&quot;)))" office:value-type="string" office:string-value="ND">
            <text:p>ND</text:p>
          </table:table-cell>
          <table:table-cell table:style-name="ce18" table:formula="of:=IF([.$B270]=&quot;R&quot;;VLOOKUP([.$C270];[.$C$5:.$I$1017];7;0);IF([.$B270]=&quot;E&quot;;&quot;x&quot;;IF([.$B270]=&quot;-&quot;;&quot;-&quot;;&quot;ND&quot;)))" office:value-type="string" office:string-value="ND">
            <text:p>ND</text:p>
          </table:table-cell>
          <table:table-cell table:style-name="ce26" table:formula="of:=IF([.B270]=&quot;R&quot;;0;IF([.B270]=&quot;-&quot;;0;4))" office:value-type="float" office:value="4">
            <text:p>4</text:p>
          </table:table-cell>
          <table:table-cell table:style-name="ce26" table:formula="of:=IF([.B270]=&quot;R&quot;;0;COUNTIF([.F270:.I2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2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6" table:number-columns-repeated="2"/>
          <table:table-cell table:style-name="ce18" table:formula="of:=IF([.$B271]=&quot;R&quot;;VLOOKUP([.$C271];[.$C$5:.$I$1017];5;0);IF([.$B271]=&quot;E&quot;;&quot;x&quot;;IF([.$B271]=&quot;-&quot;;&quot;-&quot;;&quot;ND&quot;)))" office:value-type="string" office:string-value="ND">
            <text:p>ND</text:p>
          </table:table-cell>
          <table:table-cell table:style-name="ce18" table:formula="of:=IF([.$B271]=&quot;R&quot;;VLOOKUP([.$C271];[.$C$5:.$I$1017];5;0);IF([.$B271]=&quot;E&quot;;&quot;x&quot;;IF([.$B271]=&quot;-&quot;;&quot;-&quot;;&quot;ND&quot;)))" office:value-type="string" office:string-value="ND">
            <text:p>ND</text:p>
          </table:table-cell>
          <table:table-cell table:style-name="ce18" table:formula="of:=IF([.$B271]=&quot;R&quot;;VLOOKUP([.$C271];[.$C$5:.$I$1017];6;0);IF([.$B271]=&quot;E&quot;;&quot;x&quot;;IF([.$B271]=&quot;-&quot;;&quot;-&quot;;&quot;ND&quot;)))" office:value-type="string" office:string-value="ND">
            <text:p>ND</text:p>
          </table:table-cell>
          <table:table-cell table:style-name="ce18" table:formula="of:=IF([.$B271]=&quot;R&quot;;VLOOKUP([.$C271];[.$C$5:.$I$1017];7;0);IF([.$B271]=&quot;E&quot;;&quot;x&quot;;IF([.$B271]=&quot;-&quot;;&quot;-&quot;;&quot;ND&quot;)))" office:value-type="string" office:string-value="ND">
            <text:p>ND</text:p>
          </table:table-cell>
          <table:table-cell table:style-name="ce26" table:formula="of:=IF([.B271]=&quot;R&quot;;0;IF([.B271]=&quot;-&quot;;0;4))" office:value-type="float" office:value="0">
            <text:p>0</text:p>
          </table:table-cell>
          <table:table-cell table:style-name="ce26" table:formula="of:=IF([.B271]=&quot;R&quot;;0;COUNTIF([.F271:.I2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3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6" table:number-columns-repeated="2"/>
          <table:table-cell table:style-name="ce18" table:formula="of:=IF([.$B272]=&quot;R&quot;;VLOOKUP([.$C272];[.$C$5:.$I$1017];5;0);IF([.$B272]=&quot;E&quot;;&quot;x&quot;;IF([.$B272]=&quot;-&quot;;&quot;-&quot;;&quot;ND&quot;)))" office:value-type="string" office:string-value="ND">
            <text:p>ND</text:p>
          </table:table-cell>
          <table:table-cell table:style-name="ce18" table:formula="of:=IF([.$B272]=&quot;R&quot;;VLOOKUP([.$C272];[.$C$5:.$I$1017];5;0);IF([.$B272]=&quot;E&quot;;&quot;x&quot;;IF([.$B272]=&quot;-&quot;;&quot;-&quot;;&quot;ND&quot;)))" office:value-type="string" office:string-value="ND">
            <text:p>ND</text:p>
          </table:table-cell>
          <table:table-cell table:style-name="ce18" table:formula="of:=IF([.$B272]=&quot;R&quot;;VLOOKUP([.$C272];[.$C$5:.$I$1017];6;0);IF([.$B272]=&quot;E&quot;;&quot;x&quot;;IF([.$B272]=&quot;-&quot;;&quot;-&quot;;&quot;ND&quot;)))" office:value-type="string" office:string-value="ND">
            <text:p>ND</text:p>
          </table:table-cell>
          <table:table-cell table:style-name="ce18" table:formula="of:=IF([.$B272]=&quot;R&quot;;VLOOKUP([.$C272];[.$C$5:.$I$1017];7;0);IF([.$B272]=&quot;E&quot;;&quot;x&quot;;IF([.$B272]=&quot;-&quot;;&quot;-&quot;;&quot;ND&quot;)))" office:value-type="string" office:string-value="ND">
            <text:p>ND</text:p>
          </table:table-cell>
          <table:table-cell table:style-name="ce26" table:formula="of:=IF([.B272]=&quot;R&quot;;0;IF([.B272]=&quot;-&quot;;0;4))" office:value-type="float" office:value="0">
            <text:p>0</text:p>
          </table:table-cell>
          <table:table-cell table:style-name="ce26" table:formula="of:=IF([.B272]=&quot;R&quot;;0;COUNTIF([.F272:.I2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4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6" table:number-columns-repeated="2"/>
          <table:table-cell table:style-name="ce18" table:formula="of:=IF([.$B273]=&quot;R&quot;;VLOOKUP([.$C273];[.$C$5:.$I$1017];5;0);IF([.$B273]=&quot;E&quot;;&quot;x&quot;;IF([.$B273]=&quot;-&quot;;&quot;-&quot;;&quot;ND&quot;)))" office:value-type="string" office:string-value="ND">
            <text:p>ND</text:p>
          </table:table-cell>
          <table:table-cell table:style-name="ce18" table:formula="of:=IF([.$B273]=&quot;R&quot;;VLOOKUP([.$C273];[.$C$5:.$I$1017];5;0);IF([.$B273]=&quot;E&quot;;&quot;x&quot;;IF([.$B273]=&quot;-&quot;;&quot;-&quot;;&quot;ND&quot;)))" office:value-type="string" office:string-value="ND">
            <text:p>ND</text:p>
          </table:table-cell>
          <table:table-cell table:style-name="ce18" table:formula="of:=IF([.$B273]=&quot;R&quot;;VLOOKUP([.$C273];[.$C$5:.$I$1017];6;0);IF([.$B273]=&quot;E&quot;;&quot;x&quot;;IF([.$B273]=&quot;-&quot;;&quot;-&quot;;&quot;ND&quot;)))" office:value-type="string" office:string-value="ND">
            <text:p>ND</text:p>
          </table:table-cell>
          <table:table-cell table:style-name="ce18" table:formula="of:=IF([.$B273]=&quot;R&quot;;VLOOKUP([.$C273];[.$C$5:.$I$1017];7;0);IF([.$B273]=&quot;E&quot;;&quot;x&quot;;IF([.$B273]=&quot;-&quot;;&quot;-&quot;;&quot;ND&quot;)))" office:value-type="string" office:string-value="ND">
            <text:p>ND</text:p>
          </table:table-cell>
          <table:table-cell table:style-name="ce26" table:formula="of:=IF([.B273]=&quot;R&quot;;0;IF([.B273]=&quot;-&quot;;0;4))" office:value-type="float" office:value="0">
            <text:p>0</text:p>
          </table:table-cell>
          <table:table-cell table:style-name="ce26" table:formula="of:=IF([.B273]=&quot;R&quot;;0;COUNTIF([.F273:.I2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3"/>rightWidget-&gt;setIcon(KIcon("tab-close"));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6" table:number-columns-repeated="2"/>
          <table:table-cell table:style-name="ce18" table:formula="of:=IF([.$B274]=&quot;R&quot;;VLOOKUP([.$C274];[.$C$5:.$I$1017];5;0);IF([.$B274]=&quot;E&quot;;&quot;x&quot;;IF([.$B274]=&quot;-&quot;;&quot;-&quot;;&quot;ND&quot;)))" office:value-type="string" office:string-value="x">
            <text:p>x</text:p>
          </table:table-cell>
          <table:table-cell table:style-name="ce18" table:formula="of:=IF([.$B274]=&quot;R&quot;;VLOOKUP([.$C274];[.$C$5:.$I$1017];5;0);IF([.$B274]=&quot;E&quot;;&quot;x&quot;;IF([.$B274]=&quot;-&quot;;&quot;-&quot;;&quot;ND&quot;)))" office:value-type="string" office:string-value="x">
            <text:p>x</text:p>
          </table:table-cell>
          <table:table-cell table:style-name="ce18" table:formula="of:=IF([.$B274]=&quot;R&quot;;VLOOKUP([.$C274];[.$C$5:.$I$1017];6;0);IF([.$B274]=&quot;E&quot;;&quot;x&quot;;IF([.$B274]=&quot;-&quot;;&quot;-&quot;;&quot;ND&quot;)))" office:value-type="string" office:string-value="x">
            <text:p>x</text:p>
          </table:table-cell>
          <table:table-cell table:style-name="ce18" table:formula="of:=IF([.$B274]=&quot;R&quot;;VLOOKUP([.$C274];[.$C$5:.$I$1017];7;0);IF([.$B274]=&quot;E&quot;;&quot;x&quot;;IF([.$B274]=&quot;-&quot;;&quot;-&quot;;&quot;ND&quot;)))" office:value-type="string" office:string-value="x">
            <text:p>x</text:p>
          </table:table-cell>
          <table:table-cell table:style-name="ce26" table:formula="of:=IF([.B274]=&quot;R&quot;;0;IF([.B274]=&quot;-&quot;;0;4))" office:value-type="float" office:value="0">
            <text:p>0</text:p>
          </table:table-cell>
          <table:table-cell table:style-name="ce26" table:formula="of:=IF([.B274]=&quot;R&quot;;0;COUNTIF([.F274:.I2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// <text:s/>closeButton-&gt;setIconSet(KIcon("tab-close"));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6" table:number-columns-repeated="2"/>
          <table:table-cell table:style-name="ce18" table:formula="of:=IF([.$B275]=&quot;R&quot;;VLOOKUP([.$C275];[.$C$5:.$I$1017];5;0);IF([.$B275]=&quot;E&quot;;&quot;x&quot;;IF([.$B275]=&quot;-&quot;;&quot;-&quot;;&quot;ND&quot;)))" office:value-type="string" office:string-value="x">
            <text:p>x</text:p>
          </table:table-cell>
          <table:table-cell table:style-name="ce18" table:formula="of:=IF([.$B275]=&quot;R&quot;;VLOOKUP([.$C275];[.$C$5:.$I$1017];5;0);IF([.$B275]=&quot;E&quot;;&quot;x&quot;;IF([.$B275]=&quot;-&quot;;&quot;-&quot;;&quot;ND&quot;)))" office:value-type="string" office:string-value="x">
            <text:p>x</text:p>
          </table:table-cell>
          <table:table-cell table:style-name="ce18" table:formula="of:=IF([.$B275]=&quot;R&quot;;VLOOKUP([.$C275];[.$C$5:.$I$1017];6;0);IF([.$B275]=&quot;E&quot;;&quot;x&quot;;IF([.$B275]=&quot;-&quot;;&quot;-&quot;;&quot;ND&quot;)))" office:value-type="string" office:string-value="x">
            <text:p>x</text:p>
          </table:table-cell>
          <table:table-cell table:style-name="ce18" table:formula="of:=IF([.$B275]=&quot;R&quot;;VLOOKUP([.$C275];[.$C$5:.$I$1017];7;0);IF([.$B275]=&quot;E&quot;;&quot;x&quot;;IF([.$B275]=&quot;-&quot;;&quot;-&quot;;&quot;ND&quot;)))" office:value-type="string" office:string-value="x">
            <text:p>x</text:p>
          </table:table-cell>
          <table:table-cell table:style-name="ce26" table:formula="of:=IF([.B275]=&quot;R&quot;;0;IF([.B275]=&quot;-&quot;;0;4))" office:value-type="float" office:value="0">
            <text:p>0</text:p>
          </table:table-cell>
          <table:table-cell table:style-name="ce26" table:formula="of:=IF([.B275]=&quot;R&quot;;0;COUNTIF([.F275:.I2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iconLabel-&gt;setPixmap(DesktopIcon("document", 32));</text:p>
          </table:table-cell>
          <table:table-cell table:style-name="ce3" office:value-type="string">
            <text:p>N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“document” (an empty one?)</text:p>
          </table:table-cell>
          <table:table-cell table:style-name="ce6"/>
          <table:table-cell table:style-name="ce18" table:formula="of:=IF([.$B276]=&quot;R&quot;;VLOOKUP([.$C276];[.$C$5:.$I$1017];5;0);IF([.$B276]=&quot;E&quot;;&quot;x&quot;;IF([.$B276]=&quot;-&quot;;&quot;-&quot;;&quot;ND&quot;)))" office:value-type="string" office:string-value="ND">
            <text:p>ND</text:p>
          </table:table-cell>
          <table:table-cell table:style-name="ce18" table:formula="of:=IF([.$B276]=&quot;R&quot;;VLOOKUP([.$C276];[.$C$5:.$I$1017];5;0);IF([.$B276]=&quot;E&quot;;&quot;x&quot;;IF([.$B276]=&quot;-&quot;;&quot;-&quot;;&quot;ND&quot;)))" office:value-type="string" office:string-value="ND">
            <text:p>ND</text:p>
          </table:table-cell>
          <table:table-cell table:style-name="ce18" table:formula="of:=IF([.$B276]=&quot;R&quot;;VLOOKUP([.$C276];[.$C$5:.$I$1017];6;0);IF([.$B276]=&quot;E&quot;;&quot;x&quot;;IF([.$B276]=&quot;-&quot;;&quot;-&quot;;&quot;ND&quot;)))" office:value-type="string" office:string-value="ND">
            <text:p>ND</text:p>
          </table:table-cell>
          <table:table-cell table:style-name="ce18" table:formula="of:=IF([.$B276]=&quot;R&quot;;VLOOKUP([.$C276];[.$C$5:.$I$1017];7;0);IF([.$B276]=&quot;E&quot;;&quot;x&quot;;IF([.$B276]=&quot;-&quot;;&quot;-&quot;;&quot;ND&quot;)))" office:value-type="string" office:string-value="ND">
            <text:p>ND</text:p>
          </table:table-cell>
          <table:table-cell table:style-name="ce26" table:formula="of:=IF([.B276]=&quot;R&quot;;0;IF([.B276]=&quot;-&quot;;0;4))" office:value-type="float" office:value="4">
            <text:p>4</text:p>
          </table:table-cell>
          <table:table-cell table:style-name="ce26" table:formula="of:=IF([.B276]=&quot;R&quot;;0;COUNTIF([.F276:.I2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ce3" office:value-type="string">
            <text:p>E</text:p>
          </table:table-cell>
          <table:table-cell table:style-name="ce3" office:value-type="float" office:value="121">
            <text:p>121</text:p>
          </table:table-cell>
          <table:table-cell table:style-name="ce6"/>
          <table:table-cell table:style-name="ce12" office:value-type="string">
            <text:p>document-print-preview</text:p>
          </table:table-cell>
          <table:table-cell table:style-name="ce18" table:formula="of:=IF([.$B277]=&quot;R&quot;;VLOOKUP([.$C277];[.$C$5:.$I$1017];5;0);IF([.$B277]=&quot;E&quot;;&quot;x&quot;;IF([.$B277]=&quot;-&quot;;&quot;-&quot;;&quot;ND&quot;)))" office:value-type="string" office:string-value="x">
            <text:p>x</text:p>
          </table:table-cell>
          <table:table-cell table:style-name="ce18" table:formula="of:=IF([.$B277]=&quot;R&quot;;VLOOKUP([.$C277];[.$C$5:.$I$1017];5;0);IF([.$B277]=&quot;E&quot;;&quot;x&quot;;IF([.$B277]=&quot;-&quot;;&quot;-&quot;;&quot;ND&quot;)))" office:value-type="string" office:string-value="x">
            <text:p>x</text:p>
          </table:table-cell>
          <table:table-cell table:style-name="ce18" table:formula="of:=IF([.$B277]=&quot;R&quot;;VLOOKUP([.$C277];[.$C$5:.$I$1017];6;0);IF([.$B277]=&quot;E&quot;;&quot;x&quot;;IF([.$B277]=&quot;-&quot;;&quot;-&quot;;&quot;ND&quot;)))" office:value-type="string" office:string-value="x">
            <text:p>x</text:p>
          </table:table-cell>
          <table:table-cell table:style-name="ce18" table:formula="of:=IF([.$B277]=&quot;R&quot;;VLOOKUP([.$C277];[.$C$5:.$I$1017];7;0);IF([.$B277]=&quot;E&quot;;&quot;x&quot;;IF([.$B277]=&quot;-&quot;;&quot;-&quot;;&quot;ND&quot;)))" office:value-type="string" office:string-value="x">
            <text:p>x</text:p>
          </table:table-cell>
          <table:table-cell table:style-name="ce26" table:formula="of:=IF([.B277]=&quot;R&quot;;0;IF([.B277]=&quot;-&quot;;0;4))" office:value-type="float" office:value="4">
            <text:p>4</text:p>
          </table:table-cell>
          <table:table-cell table:style-name="ce26" table:formula="of:=IF([.B277]=&quot;R&quot;;0;COUNTIF([.F277:.I27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id = m_toolbar-&gt;insertWidget(-1, 0, new KPushButton(KIcon("zoom-in"), i18n("Zoom In"), m_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2">
            <text:p>122</text:p>
          </table:table-cell>
          <table:table-cell table:style-name="ce6"/>
          <table:table-cell table:style-name="ce12" office:value-type="string">
            <text:p>zoom-in</text:p>
          </table:table-cell>
          <table:table-cell table:style-name="ce18" table:formula="of:=IF([.$B278]=&quot;R&quot;;VLOOKUP([.$C278];[.$C$5:.$I$1017];5;0);IF([.$B278]=&quot;E&quot;;&quot;x&quot;;IF([.$B278]=&quot;-&quot;;&quot;-&quot;;&quot;ND&quot;)))" office:value-type="string" office:string-value="x">
            <text:p>x</text:p>
          </table:table-cell>
          <table:table-cell table:style-name="ce18" table:formula="of:=IF([.$B278]=&quot;R&quot;;VLOOKUP([.$C278];[.$C$5:.$I$1017];5;0);IF([.$B278]=&quot;E&quot;;&quot;x&quot;;IF([.$B278]=&quot;-&quot;;&quot;-&quot;;&quot;ND&quot;)))" office:value-type="string" office:string-value="x">
            <text:p>x</text:p>
          </table:table-cell>
          <table:table-cell table:style-name="ce18" table:formula="of:=IF([.$B278]=&quot;R&quot;;VLOOKUP([.$C278];[.$C$5:.$I$1017];6;0);IF([.$B278]=&quot;E&quot;;&quot;x&quot;;IF([.$B278]=&quot;-&quot;;&quot;-&quot;;&quot;ND&quot;)))" office:value-type="string" office:string-value="x">
            <text:p>x</text:p>
          </table:table-cell>
          <table:table-cell table:style-name="ce18" table:formula="of:=IF([.$B278]=&quot;R&quot;;VLOOKUP([.$C278];[.$C$5:.$I$1017];7;0);IF([.$B278]=&quot;E&quot;;&quot;x&quot;;IF([.$B278]=&quot;-&quot;;&quot;-&quot;;&quot;ND&quot;)))" office:value-type="string" office:string-value="x">
            <text:p>x</text:p>
          </table:table-cell>
          <table:table-cell table:style-name="ce26" table:formula="of:=IF([.B278]=&quot;R&quot;;0;IF([.B278]=&quot;-&quot;;0;4))" office:value-type="float" office:value="4">
            <text:p>4</text:p>
          </table:table-cell>
          <table:table-cell table:style-name="ce26" table:formula="of:=IF([.B278]=&quot;R&quot;;0;COUNTIF([.F278:.I27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id = m_toolbar-&gt;insertWidget(-1, 0, new KPushButton(KIcon("zoom-out"), i18n("Zoom Out"), m_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3">
            <text:p>123</text:p>
          </table:table-cell>
          <table:table-cell table:style-name="ce6"/>
          <table:table-cell table:style-name="ce6" office:value-type="string">
            <text:p>zoom-out</text:p>
          </table:table-cell>
          <table:table-cell table:style-name="ce18" table:formula="of:=IF([.$B279]=&quot;R&quot;;VLOOKUP([.$C279];[.$C$5:.$I$1017];5;0);IF([.$B279]=&quot;E&quot;;&quot;x&quot;;IF([.$B279]=&quot;-&quot;;&quot;-&quot;;&quot;ND&quot;)))" office:value-type="string" office:string-value="x">
            <text:p>x</text:p>
          </table:table-cell>
          <table:table-cell table:style-name="ce18" table:formula="of:=IF([.$B279]=&quot;R&quot;;VLOOKUP([.$C279];[.$C$5:.$I$1017];5;0);IF([.$B279]=&quot;E&quot;;&quot;x&quot;;IF([.$B279]=&quot;-&quot;;&quot;-&quot;;&quot;ND&quot;)))" office:value-type="string" office:string-value="x">
            <text:p>x</text:p>
          </table:table-cell>
          <table:table-cell table:style-name="ce18" table:formula="of:=IF([.$B279]=&quot;R&quot;;VLOOKUP([.$C279];[.$C$5:.$I$1017];6;0);IF([.$B279]=&quot;E&quot;;&quot;x&quot;;IF([.$B279]=&quot;-&quot;;&quot;-&quot;;&quot;ND&quot;)))" office:value-type="string" office:string-value="x">
            <text:p>x</text:p>
          </table:table-cell>
          <table:table-cell table:style-name="ce18" table:formula="of:=IF([.$B279]=&quot;R&quot;;VLOOKUP([.$C279];[.$C$5:.$I$1017];7;0);IF([.$B279]=&quot;E&quot;;&quot;x&quot;;IF([.$B279]=&quot;-&quot;;&quot;-&quot;;&quot;ND&quot;)))" office:value-type="string" office:string-value="x">
            <text:p>x</text:p>
          </table:table-cell>
          <table:table-cell table:style-name="ce26" table:formula="of:=IF([.B279]=&quot;R&quot;;0;IF([.B279]=&quot;-&quot;;0;4))" office:value-type="float" office:value="4">
            <text:p>4</text:p>
          </table:table-cell>
          <table:table-cell table:style-name="ce26" table:formula="of:=IF([.B279]=&quot;R&quot;;0;COUNTIF([.F279:.I27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First = m_navToolbar-&gt;insertWidget(-1, 0, new KPushButton(KIcon("go-first"), i18n("First Page"), m_nav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4">
            <text:p>124</text:p>
          </table:table-cell>
          <table:table-cell table:style-name="ce6"/>
          <table:table-cell table:style-name="ce12" office:value-type="string">
            <text:p>go-first</text:p>
          </table:table-cell>
          <table:table-cell table:style-name="ce18" table:formula="of:=IF([.$B280]=&quot;R&quot;;VLOOKUP([.$C280];[.$C$5:.$I$1017];5;0);IF([.$B280]=&quot;E&quot;;&quot;x&quot;;IF([.$B280]=&quot;-&quot;;&quot;-&quot;;&quot;ND&quot;)))" office:value-type="string" office:string-value="x">
            <text:p>x</text:p>
          </table:table-cell>
          <table:table-cell table:style-name="ce18" table:formula="of:=IF([.$B280]=&quot;R&quot;;VLOOKUP([.$C280];[.$C$5:.$I$1017];5;0);IF([.$B280]=&quot;E&quot;;&quot;x&quot;;IF([.$B280]=&quot;-&quot;;&quot;-&quot;;&quot;ND&quot;)))" office:value-type="string" office:string-value="x">
            <text:p>x</text:p>
          </table:table-cell>
          <table:table-cell table:style-name="ce18" table:formula="of:=IF([.$B280]=&quot;R&quot;;VLOOKUP([.$C280];[.$C$5:.$I$1017];6;0);IF([.$B280]=&quot;E&quot;;&quot;x&quot;;IF([.$B280]=&quot;-&quot;;&quot;-&quot;;&quot;ND&quot;)))" office:value-type="string" office:string-value="x">
            <text:p>x</text:p>
          </table:table-cell>
          <table:table-cell table:style-name="ce18" table:formula="of:=IF([.$B280]=&quot;R&quot;;VLOOKUP([.$C280];[.$C$5:.$I$1017];7;0);IF([.$B280]=&quot;E&quot;;&quot;x&quot;;IF([.$B280]=&quot;-&quot;;&quot;-&quot;;&quot;ND&quot;)))" office:value-type="string" office:string-value="x">
            <text:p>x</text:p>
          </table:table-cell>
          <table:table-cell table:style-name="ce26" table:formula="of:=IF([.B280]=&quot;R&quot;;0;IF([.B280]=&quot;-&quot;;0;4))" office:value-type="float" office:value="4">
            <text:p>4</text:p>
          </table:table-cell>
          <table:table-cell table:style-name="ce26" table:formula="of:=IF([.B280]=&quot;R&quot;;0;COUNTIF([.F280:.I28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Last = m_navToolbar-&gt;insertWidget(-1, 0, new KPushButton(KIcon("go-last"), i18n("Last Page"), m_nav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5">
            <text:p>125</text:p>
          </table:table-cell>
          <table:table-cell table:style-name="ce6"/>
          <table:table-cell table:style-name="ce6" office:value-type="string">
            <text:p>go-last</text:p>
          </table:table-cell>
          <table:table-cell table:style-name="ce18" table:formula="of:=IF([.$B281]=&quot;R&quot;;VLOOKUP([.$C281];[.$C$5:.$I$1017];5;0);IF([.$B281]=&quot;E&quot;;&quot;x&quot;;IF([.$B281]=&quot;-&quot;;&quot;-&quot;;&quot;ND&quot;)))" office:value-type="string" office:string-value="x">
            <text:p>x</text:p>
          </table:table-cell>
          <table:table-cell table:style-name="ce18" table:formula="of:=IF([.$B281]=&quot;R&quot;;VLOOKUP([.$C281];[.$C$5:.$I$1017];5;0);IF([.$B281]=&quot;E&quot;;&quot;x&quot;;IF([.$B281]=&quot;-&quot;;&quot;-&quot;;&quot;ND&quot;)))" office:value-type="string" office:string-value="x">
            <text:p>x</text:p>
          </table:table-cell>
          <table:table-cell table:style-name="ce18" table:formula="of:=IF([.$B281]=&quot;R&quot;;VLOOKUP([.$C281];[.$C$5:.$I$1017];6;0);IF([.$B281]=&quot;E&quot;;&quot;x&quot;;IF([.$B281]=&quot;-&quot;;&quot;-&quot;;&quot;ND&quot;)))" office:value-type="string" office:string-value="x">
            <text:p>x</text:p>
          </table:table-cell>
          <table:table-cell table:style-name="ce18" table:formula="of:=IF([.$B281]=&quot;R&quot;;VLOOKUP([.$C281];[.$C$5:.$I$1017];7;0);IF([.$B281]=&quot;E&quot;;&quot;x&quot;;IF([.$B281]=&quot;-&quot;;&quot;-&quot;;&quot;ND&quot;)))" office:value-type="string" office:string-value="x">
            <text:p>x</text:p>
          </table:table-cell>
          <table:table-cell table:style-name="ce26" table:formula="of:=IF([.B281]=&quot;R&quot;;0;IF([.B281]=&quot;-&quot;;0;4))" office:value-type="float" office:value="4">
            <text:p>4</text:p>
          </table:table-cell>
          <table:table-cell table:style-name="ce26" table:formula="of:=IF([.B281]=&quot;R&quot;;0;COUNTIF([.F281:.I28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Next = m_navToolbar-&gt;insertWidget(-1, 0, new KPushButton(KIcon("go-next"), i18n("Next Page"), m_navToolbar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8" table:formula="of:=IF([.$B282]=&quot;R&quot;;VLOOKUP([.$C282];[.$C$5:.$I$1017];5;0);IF([.$B282]=&quot;E&quot;;&quot;x&quot;;IF([.$B282]=&quot;-&quot;;&quot;-&quot;;&quot;ND&quot;)))" office:value-type="string" office:string-value="x">
            <text:p>x</text:p>
          </table:table-cell>
          <table:table-cell table:style-name="ce18" table:formula="of:=IF([.$B282]=&quot;R&quot;;VLOOKUP([.$C282];[.$C$5:.$I$1017];5;0);IF([.$B282]=&quot;E&quot;;&quot;x&quot;;IF([.$B282]=&quot;-&quot;;&quot;-&quot;;&quot;ND&quot;)))" office:value-type="string" office:string-value="x">
            <text:p>x</text:p>
          </table:table-cell>
          <table:table-cell table:style-name="ce18" table:formula="of:=IF([.$B282]=&quot;R&quot;;VLOOKUP([.$C282];[.$C$5:.$I$1017];6;0);IF([.$B282]=&quot;E&quot;;&quot;x&quot;;IF([.$B282]=&quot;-&quot;;&quot;-&quot;;&quot;ND&quot;)))" office:value-type="string" office:string-value="x">
            <text:p>x</text:p>
          </table:table-cell>
          <table:table-cell table:style-name="ce18" table:formula="of:=IF([.$B282]=&quot;R&quot;;VLOOKUP([.$C282];[.$C$5:.$I$1017];7;0);IF([.$B282]=&quot;E&quot;;&quot;x&quot;;IF([.$B282]=&quot;-&quot;;&quot;-&quot;;&quot;ND&quot;)))" office:value-type="string" office:string-value="x">
            <text:p>x</text:p>
          </table:table-cell>
          <table:table-cell table:style-name="ce26" table:formula="of:=IF([.B282]=&quot;R&quot;;0;IF([.B282]=&quot;-&quot;;0;4))" office:value-type="float" office:value="0">
            <text:p>0</text:p>
          </table:table-cell>
          <table:table-cell table:style-name="ce26" table:formula="of:=IF([.B282]=&quot;R&quot;;0;COUNTIF([.F282:.I2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Previous = m_navToolbar-&gt;insertWidget(-1, 0, new KPushButton(KIcon("go-previous"), i18n("Previous Page"), m_navToolbar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8" table:formula="of:=IF([.$B283]=&quot;R&quot;;VLOOKUP([.$C283];[.$C$5:.$I$1017];5;0);IF([.$B283]=&quot;E&quot;;&quot;x&quot;;IF([.$B283]=&quot;-&quot;;&quot;-&quot;;&quot;ND&quot;)))" office:value-type="string" office:string-value="x">
            <text:p>x</text:p>
          </table:table-cell>
          <table:table-cell table:style-name="ce18" table:formula="of:=IF([.$B283]=&quot;R&quot;;VLOOKUP([.$C283];[.$C$5:.$I$1017];5;0);IF([.$B283]=&quot;E&quot;;&quot;x&quot;;IF([.$B283]=&quot;-&quot;;&quot;-&quot;;&quot;ND&quot;)))" office:value-type="string" office:string-value="x">
            <text:p>x</text:p>
          </table:table-cell>
          <table:table-cell table:style-name="ce18" table:formula="of:=IF([.$B283]=&quot;R&quot;;VLOOKUP([.$C283];[.$C$5:.$I$1017];6;0);IF([.$B283]=&quot;E&quot;;&quot;x&quot;;IF([.$B283]=&quot;-&quot;;&quot;-&quot;;&quot;ND&quot;)))" office:value-type="string" office:string-value="x">
            <text:p>x</text:p>
          </table:table-cell>
          <table:table-cell table:style-name="ce18" table:formula="of:=IF([.$B283]=&quot;R&quot;;VLOOKUP([.$C283];[.$C$5:.$I$1017];7;0);IF([.$B283]=&quot;E&quot;;&quot;x&quot;;IF([.$B283]=&quot;-&quot;;&quot;-&quot;;&quot;ND&quot;)))" office:value-type="string" office:string-value="x">
            <text:p>x</text:p>
          </table:table-cell>
          <table:table-cell table:style-name="ce26" table:formula="of:=IF([.B283]=&quot;R&quot;;0;IF([.B283]=&quot;-&quot;;0;4))" office:value-type="float" office:value="0">
            <text:p>0</text:p>
          </table:table-cell>
          <table:table-cell table:style-name="ce26" table:formula="of:=IF([.B283]=&quot;R&quot;;0;COUNTIF([.F283:.I2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printing/kexisimpleprintpreviewwindow.cpp: <text:s text:c="3"/>setIcon(DesktopIcon("document-print-preview"));</text:p>
          </table:table-cell>
          <table:table-cell table:style-name="ce3" office:value-type="string">
            <text:p>R</text:p>
          </table:table-cell>
          <table:table-cell table:style-name="ce3" office:value-type="float" office:value="121">
            <text:p>121</text:p>
          </table:table-cell>
          <table:table-cell table:style-name="ce6" table:number-columns-repeated="2"/>
          <table:table-cell table:style-name="ce18" table:formula="of:=IF([.$B284]=&quot;R&quot;;VLOOKUP([.$C284];[.$C$5:.$I$1017];5;0);IF([.$B284]=&quot;E&quot;;&quot;x&quot;;IF([.$B284]=&quot;-&quot;;&quot;-&quot;;&quot;ND&quot;)))" office:value-type="string" office:string-value="x">
            <text:p>x</text:p>
          </table:table-cell>
          <table:table-cell table:style-name="ce18" table:formula="of:=IF([.$B284]=&quot;R&quot;;VLOOKUP([.$C284];[.$C$5:.$I$1017];5;0);IF([.$B284]=&quot;E&quot;;&quot;x&quot;;IF([.$B284]=&quot;-&quot;;&quot;-&quot;;&quot;ND&quot;)))" office:value-type="string" office:string-value="x">
            <text:p>x</text:p>
          </table:table-cell>
          <table:table-cell table:style-name="ce18" table:formula="of:=IF([.$B284]=&quot;R&quot;;VLOOKUP([.$C284];[.$C$5:.$I$1017];6;0);IF([.$B284]=&quot;E&quot;;&quot;x&quot;;IF([.$B284]=&quot;-&quot;;&quot;-&quot;;&quot;ND&quot;)))" office:value-type="string" office:string-value="x">
            <text:p>x</text:p>
          </table:table-cell>
          <table:table-cell table:style-name="ce18" table:formula="of:=IF([.$B284]=&quot;R&quot;;VLOOKUP([.$C284];[.$C$5:.$I$1017];7;0);IF([.$B284]=&quot;E&quot;;&quot;x&quot;;IF([.$B284]=&quot;-&quot;;&quot;-&quot;;&quot;ND&quot;)))" office:value-type="string" office:string-value="x">
            <text:p>x</text:p>
          </table:table-cell>
          <table:table-cell table:style-name="ce26" table:formula="of:=IF([.B284]=&quot;R&quot;;0;IF([.B284]=&quot;-&quot;;0;4))" office:value-type="float" office:value="0">
            <text:p>0</text:p>
          </table:table-cell>
          <table:table-cell table:style-name="ce26" table:formula="of:=IF([.B284]=&quot;R&quot;;0;COUNTIF([.F284:.I2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ConnSelector.cpp:// m_file-&gt;btn_advanced-&gt;setIconSet( KIcon("arrow-down"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285]=&quot;R&quot;;VLOOKUP([.$C285];[.$C$5:.$I$1017];5;0);IF([.$B285]=&quot;E&quot;;&quot;x&quot;;IF([.$B285]=&quot;-&quot;;&quot;-&quot;;&quot;ND&quot;)))" office:value-type="string" office:string-value="x">
            <text:p>x</text:p>
          </table:table-cell>
          <table:table-cell table:style-name="ce18" table:formula="of:=IF([.$B285]=&quot;R&quot;;VLOOKUP([.$C285];[.$C$5:.$I$1017];5;0);IF([.$B285]=&quot;E&quot;;&quot;x&quot;;IF([.$B285]=&quot;-&quot;;&quot;-&quot;;&quot;ND&quot;)))" office:value-type="string" office:string-value="x">
            <text:p>x</text:p>
          </table:table-cell>
          <table:table-cell table:style-name="ce18" table:formula="of:=IF([.$B285]=&quot;R&quot;;VLOOKUP([.$C285];[.$C$5:.$I$1017];6;0);IF([.$B285]=&quot;E&quot;;&quot;x&quot;;IF([.$B285]=&quot;-&quot;;&quot;-&quot;;&quot;ND&quot;)))" office:value-type="string" office:string-value="x">
            <text:p>x</text:p>
          </table:table-cell>
          <table:table-cell table:style-name="ce18" table:formula="of:=IF([.$B285]=&quot;R&quot;;VLOOKUP([.$C285];[.$C$5:.$I$1017];7;0);IF([.$B285]=&quot;E&quot;;&quot;x&quot;;IF([.$B285]=&quot;-&quot;;&quot;-&quot;;&quot;ND&quot;)))" office:value-type="string" office:string-value="x">
            <text:p>x</text:p>
          </table:table-cell>
          <table:table-cell table:style-name="ce26" table:formula="of:=IF([.B285]=&quot;R&quot;;0;IF([.B285]=&quot;-&quot;;0;4))" office:value-type="float" office:value="0">
            <text:p>0</text:p>
          </table:table-cell>
          <table:table-cell table:style-name="ce26" table:formula="of:=IF([.B285]=&quot;R&quot;;0;COUNTIF([.F285:.I2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ConnSelector.cpp:// m_remote-&gt;btn_back-&gt;setIconSet( KIcon("arrow-up"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286]=&quot;R&quot;;VLOOKUP([.$C286];[.$C$5:.$I$1017];5;0);IF([.$B286]=&quot;E&quot;;&quot;x&quot;;IF([.$B286]=&quot;-&quot;;&quot;-&quot;;&quot;ND&quot;)))" office:value-type="string" office:string-value="x">
            <text:p>x</text:p>
          </table:table-cell>
          <table:table-cell table:style-name="ce18" table:formula="of:=IF([.$B286]=&quot;R&quot;;VLOOKUP([.$C286];[.$C$5:.$I$1017];5;0);IF([.$B286]=&quot;E&quot;;&quot;x&quot;;IF([.$B286]=&quot;-&quot;;&quot;-&quot;;&quot;ND&quot;)))" office:value-type="string" office:string-value="x">
            <text:p>x</text:p>
          </table:table-cell>
          <table:table-cell table:style-name="ce18" table:formula="of:=IF([.$B286]=&quot;R&quot;;VLOOKUP([.$C286];[.$C$5:.$I$1017];6;0);IF([.$B286]=&quot;E&quot;;&quot;x&quot;;IF([.$B286]=&quot;-&quot;;&quot;-&quot;;&quot;ND&quot;)))" office:value-type="string" office:string-value="x">
            <text:p>x</text:p>
          </table:table-cell>
          <table:table-cell table:style-name="ce18" table:formula="of:=IF([.$B286]=&quot;R&quot;;VLOOKUP([.$C286];[.$C$5:.$I$1017];7;0);IF([.$B286]=&quot;E&quot;;&quot;x&quot;;IF([.$B286]=&quot;-&quot;;&quot;-&quot;;&quot;ND&quot;)))" office:value-type="string" office:string-value="x">
            <text:p>x</text:p>
          </table:table-cell>
          <table:table-cell table:style-name="ce26" table:formula="of:=IF([.B286]=&quot;R&quot;;0;IF([.B286]=&quot;-&quot;;0;4))" office:value-type="float" office:value="0">
            <text:p>0</text:p>
          </table:table-cell>
          <table:table-cell table:style-name="ce26" table:formula="of:=IF([.B286]=&quot;R&quot;;0;COUNTIF([.F286:.I2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NewProjectWizard.cpp: <text:s text:c="3"/>setWindowIcon(K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287]=&quot;R&quot;;VLOOKUP([.$C287];[.$C$5:.$I$1017];5;0);IF([.$B287]=&quot;E&quot;;&quot;x&quot;;IF([.$B287]=&quot;-&quot;;&quot;-&quot;;&quot;ND&quot;)))" office:value-type="string" office:string-value="x">
            <text:p>x</text:p>
          </table:table-cell>
          <table:table-cell table:style-name="ce18" table:formula="of:=IF([.$B287]=&quot;R&quot;;VLOOKUP([.$C287];[.$C$5:.$I$1017];5;0);IF([.$B287]=&quot;E&quot;;&quot;x&quot;;IF([.$B287]=&quot;-&quot;;&quot;-&quot;;&quot;ND&quot;)))" office:value-type="string" office:string-value="x">
            <text:p>x</text:p>
          </table:table-cell>
          <table:table-cell table:style-name="ce18" table:formula="of:=IF([.$B287]=&quot;R&quot;;VLOOKUP([.$C287];[.$C$5:.$I$1017];6;0);IF([.$B287]=&quot;E&quot;;&quot;x&quot;;IF([.$B287]=&quot;-&quot;;&quot;-&quot;;&quot;ND&quot;)))" office:value-type="string" office:string-value="x">
            <text:p>x</text:p>
          </table:table-cell>
          <table:table-cell table:style-name="ce18" table:formula="of:=IF([.$B287]=&quot;R&quot;;VLOOKUP([.$C287];[.$C$5:.$I$1017];7;0);IF([.$B287]=&quot;E&quot;;&quot;x&quot;;IF([.$B287]=&quot;-&quot;;&quot;-&quot;;&quot;ND&quot;)))" office:value-type="string" office:string-value="x">
            <text:p>x</text:p>
          </table:table-cell>
          <table:table-cell table:style-name="ce26" table:formula="of:=IF([.B287]=&quot;R&quot;;0;IF([.B287]=&quot;-&quot;;0;4))" office:value-type="float" office:value="0">
            <text:p>0</text:p>
          </table:table-cell>
          <table:table-cell table:style-name="ce26" table:formula="of:=IF([.B287]=&quot;R&quot;;0;COUNTIF([.F287:.I2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ProjectSelector.cpp: <text:s text:c="3"/>d-&gt;dbicon = SmallIcon("server-database");</text:p>
          </table:table-cell>
          <table:table-cell table:style-name="ce3" office:value-type="string">
            <text:p>E</text:p>
          </table:table-cell>
          <table:table-cell table:style-name="ce3" office:value-type="float" office:value="126">
            <text:p>126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server-database</text:p>
          </table:table-cell>
          <table:table-cell table:style-name="ce18" table:formula="of:=IF([.$B288]=&quot;R&quot;;VLOOKUP([.$C288];[.$C$5:.$I$1017];5;0);IF([.$B288]=&quot;E&quot;;&quot;x&quot;;IF([.$B288]=&quot;-&quot;;&quot;-&quot;;&quot;ND&quot;)))" office:value-type="string" office:string-value="x">
            <text:p>x</text:p>
          </table:table-cell>
          <table:table-cell table:style-name="ce18" table:formula="of:=IF([.$B288]=&quot;R&quot;;VLOOKUP([.$C288];[.$C$5:.$I$1017];5;0);IF([.$B288]=&quot;E&quot;;&quot;x&quot;;IF([.$B288]=&quot;-&quot;;&quot;-&quot;;&quot;ND&quot;)))" office:value-type="string" office:string-value="x">
            <text:p>x</text:p>
          </table:table-cell>
          <table:table-cell table:style-name="ce18" table:formula="of:=IF([.$B288]=&quot;R&quot;;VLOOKUP([.$C288];[.$C$5:.$I$1017];6;0);IF([.$B288]=&quot;E&quot;;&quot;x&quot;;IF([.$B288]=&quot;-&quot;;&quot;-&quot;;&quot;ND&quot;)))" office:value-type="string" office:string-value="x">
            <text:p>x</text:p>
          </table:table-cell>
          <table:table-cell table:style-name="ce18" table:formula="of:=IF([.$B288]=&quot;R&quot;;VLOOKUP([.$C288];[.$C$5:.$I$1017];7;0);IF([.$B288]=&quot;E&quot;;&quot;x&quot;;IF([.$B288]=&quot;-&quot;;&quot;-&quot;;&quot;ND&quot;)))" office:value-type="string" office:string-value="x">
            <text:p>x</text:p>
          </table:table-cell>
          <table:table-cell table:style-name="ce26" table:formula="of:=IF([.B288]=&quot;R&quot;;0;IF([.B288]=&quot;-&quot;;0;4))" office:value-type="float" office:value="4">
            <text:p>4</text:p>
          </table:table-cell>
          <table:table-cell table:style-name="ce26" table:formula="of:=IF([.B288]=&quot;R&quot;;0;COUNTIF([.F288:.I28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.cpp: <text:s text:c="3"/>setButtonIcon(KDialog::Ok, 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289]=&quot;R&quot;;VLOOKUP([.$C289];[.$C$5:.$I$1017];5;0);IF([.$B289]=&quot;E&quot;;&quot;x&quot;;IF([.$B289]=&quot;-&quot;;&quot;-&quot;;&quot;ND&quot;)))" office:value-type="string" office:string-value="x">
            <text:p>x</text:p>
          </table:table-cell>
          <table:table-cell table:style-name="ce18" table:formula="of:=IF([.$B289]=&quot;R&quot;;VLOOKUP([.$C289];[.$C$5:.$I$1017];5;0);IF([.$B289]=&quot;E&quot;;&quot;x&quot;;IF([.$B289]=&quot;-&quot;;&quot;-&quot;;&quot;ND&quot;)))" office:value-type="string" office:string-value="x">
            <text:p>x</text:p>
          </table:table-cell>
          <table:table-cell table:style-name="ce18" table:formula="of:=IF([.$B289]=&quot;R&quot;;VLOOKUP([.$C289];[.$C$5:.$I$1017];6;0);IF([.$B289]=&quot;E&quot;;&quot;x&quot;;IF([.$B289]=&quot;-&quot;;&quot;-&quot;;&quot;ND&quot;)))" office:value-type="string" office:string-value="x">
            <text:p>x</text:p>
          </table:table-cell>
          <table:table-cell table:style-name="ce18" table:formula="of:=IF([.$B289]=&quot;R&quot;;VLOOKUP([.$C289];[.$C$5:.$I$1017];7;0);IF([.$B289]=&quot;E&quot;;&quot;x&quot;;IF([.$B289]=&quot;-&quot;;&quot;-&quot;;&quot;ND&quot;)))" office:value-type="string" office:string-value="x">
            <text:p>x</text:p>
          </table:table-cell>
          <table:table-cell table:style-name="ce26" table:formula="of:=IF([.B289]=&quot;R&quot;;0;IF([.B289]=&quot;-&quot;;0;4))" office:value-type="float" office:value="0">
            <text:p>0</text:p>
          </table:table-cell>
          <table:table-cell table:style-name="ce26" table:formula="of:=IF([.B289]=&quot;R&quot;;0;COUNTIF([.F289:.I2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 <text:s text:c="11"/>DesktopIcon("cdrom_unmount"));</text:p>
          </table:table-cell>
          <table:table-cell table:style-name="ce3" office:value-type="string">
            <text:p>NE</text:p>
          </table:table-cell>
          <table:table-cell table:style-name="ce3" office:value-type="float" office:value="127">
            <text:p>127</text:p>
          </table:table-cell>
          <table:table-cell table:style-name="ce6" office:value-type="string">
            <text:p>cdrom_umount (port to kde4 media-x?)</text:p>
          </table:table-cell>
          <table:table-cell table:style-name="ce6" office:value-type="string">
            <text:p>devices/media-optical</text:p>
          </table:table-cell>
          <table:table-cell table:style-name="ce18" table:formula="of:=IF([.$B290]=&quot;R&quot;;VLOOKUP([.$C290];[.$C$5:.$I$1017];5;0);IF([.$B290]=&quot;E&quot;;&quot;x&quot;;IF([.$B290]=&quot;-&quot;;&quot;-&quot;;&quot;ND&quot;)))" office:value-type="string" office:string-value="ND">
            <text:p>ND</text:p>
          </table:table-cell>
          <table:table-cell table:style-name="ce18" table:formula="of:=IF([.$B290]=&quot;R&quot;;VLOOKUP([.$C290];[.$C$5:.$I$1017];5;0);IF([.$B290]=&quot;E&quot;;&quot;x&quot;;IF([.$B290]=&quot;-&quot;;&quot;-&quot;;&quot;ND&quot;)))" office:value-type="string" office:string-value="ND">
            <text:p>ND</text:p>
          </table:table-cell>
          <table:table-cell table:style-name="ce18" table:formula="of:=IF([.$B290]=&quot;R&quot;;VLOOKUP([.$C290];[.$C$5:.$I$1017];6;0);IF([.$B290]=&quot;E&quot;;&quot;x&quot;;IF([.$B290]=&quot;-&quot;;&quot;-&quot;;&quot;ND&quot;)))" office:value-type="string" office:string-value="ND">
            <text:p>ND</text:p>
          </table:table-cell>
          <table:table-cell table:style-name="ce18" table:formula="of:=IF([.$B290]=&quot;R&quot;;VLOOKUP([.$C290];[.$C$5:.$I$1017];7;0);IF([.$B290]=&quot;E&quot;;&quot;x&quot;;IF([.$B290]=&quot;-&quot;;&quot;-&quot;;&quot;ND&quot;)))" office:value-type="string" office:string-value="ND">
            <text:p>ND</text:p>
          </table:table-cell>
          <table:table-cell table:style-name="ce26" table:formula="of:=IF([.B290]=&quot;R&quot;;0;IF([.B290]=&quot;-&quot;;0;4))" office:value-type="float" office:value="4">
            <text:p>4</text:p>
          </table:table-cell>
          <table:table-cell table:style-name="ce26" table:formula="of:=IF([.B290]=&quot;R&quot;;0;COUNTIF([.F290:.I2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 <text:s text:c="11"/>DesktopIcon("help-contents"));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6" table:number-columns-repeated="2"/>
          <table:table-cell table:style-name="ce18" table:formula="of:=IF([.$B291]=&quot;R&quot;;VLOOKUP([.$C291];[.$C$5:.$I$1017];5;0);IF([.$B291]=&quot;E&quot;;&quot;x&quot;;IF([.$B291]=&quot;-&quot;;&quot;-&quot;;&quot;ND&quot;)))" office:value-type="string" office:string-value="x">
            <text:p>x</text:p>
          </table:table-cell>
          <table:table-cell table:style-name="ce18" table:formula="of:=IF([.$B291]=&quot;R&quot;;VLOOKUP([.$C291];[.$C$5:.$I$1017];5;0);IF([.$B291]=&quot;E&quot;;&quot;x&quot;;IF([.$B291]=&quot;-&quot;;&quot;-&quot;;&quot;ND&quot;)))" office:value-type="string" office:string-value="x">
            <text:p>x</text:p>
          </table:table-cell>
          <table:table-cell table:style-name="ce18" table:formula="of:=IF([.$B291]=&quot;R&quot;;VLOOKUP([.$C291];[.$C$5:.$I$1017];6;0);IF([.$B291]=&quot;E&quot;;&quot;x&quot;;IF([.$B291]=&quot;-&quot;;&quot;-&quot;;&quot;ND&quot;)))" office:value-type="string" office:string-value="x">
            <text:p>x</text:p>
          </table:table-cell>
          <table:table-cell table:style-name="ce18" table:formula="of:=IF([.$B291]=&quot;R&quot;;VLOOKUP([.$C291];[.$C$5:.$I$1017];7;0);IF([.$B291]=&quot;E&quot;;&quot;x&quot;;IF([.$B291]=&quot;-&quot;;&quot;-&quot;;&quot;ND&quot;)))" office:value-type="string" office:string-value="x">
            <text:p>x</text:p>
          </table:table-cell>
          <table:table-cell table:style-name="ce26" table:formula="of:=IF([.B291]=&quot;R&quot;;0;IF([.B291]=&quot;-&quot;;0;4))" office:value-type="float" office:value="0">
            <text:p>0</text:p>
          </table:table-cell>
          <table:table-cell table:style-name="ce26" table:formula="of:=IF([.B291]=&quot;R&quot;;0;COUNTIF([.F291:.I2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icons"));</text:p>
          </table:table-cell>
          <table:table-cell table:style-name="ce3" office:value-type="string">
            <text:p>E</text:p>
          </table:table-cell>
          <table:table-cell table:style-name="ce3" office:value-type="float" office:value="128">
            <text:p>128</text:p>
          </table:table-cell>
          <table:table-cell table:style-name="ce6" office:value-type="string">
            <text:p>they have to change the icon name!!!</text:p>
          </table:table-cell>
          <table:table-cell table:style-name="ce6" office:value-type="string">
            <text:p>preferences-desktop-icons</text:p>
          </table:table-cell>
          <table:table-cell table:style-name="ce18" table:formula="of:=IF([.$B292]=&quot;R&quot;;VLOOKUP([.$C292];[.$C$5:.$I$1017];5;0);IF([.$B292]=&quot;E&quot;;&quot;x&quot;;IF([.$B292]=&quot;-&quot;;&quot;-&quot;;&quot;ND&quot;)))" office:value-type="string" office:string-value="x">
            <text:p>x</text:p>
          </table:table-cell>
          <table:table-cell table:style-name="ce18" table:formula="of:=IF([.$B292]=&quot;R&quot;;VLOOKUP([.$C292];[.$C$5:.$I$1017];5;0);IF([.$B292]=&quot;E&quot;;&quot;x&quot;;IF([.$B292]=&quot;-&quot;;&quot;-&quot;;&quot;ND&quot;)))" office:value-type="string" office:string-value="x">
            <text:p>x</text:p>
          </table:table-cell>
          <table:table-cell table:style-name="ce18" table:formula="of:=IF([.$B292]=&quot;R&quot;;VLOOKUP([.$C292];[.$C$5:.$I$1017];6;0);IF([.$B292]=&quot;E&quot;;&quot;x&quot;;IF([.$B292]=&quot;-&quot;;&quot;-&quot;;&quot;ND&quot;)))" office:value-type="string" office:string-value="x">
            <text:p>x</text:p>
          </table:table-cell>
          <table:table-cell table:style-name="ce18" table:formula="of:=IF([.$B292]=&quot;R&quot;;VLOOKUP([.$C292];[.$C$5:.$I$1017];7;0);IF([.$B292]=&quot;E&quot;;&quot;x&quot;;IF([.$B292]=&quot;-&quot;;&quot;-&quot;;&quot;ND&quot;)))" office:value-type="string" office:string-value="x">
            <text:p>x</text:p>
          </table:table-cell>
          <table:table-cell table:style-name="ce26" table:formula="of:=IF([.B292]=&quot;R&quot;;0;IF([.B292]=&quot;-&quot;;0;4))" office:value-type="float" office:value="4">
            <text:p>4</text:p>
          </table:table-cell>
          <table:table-cell table:style-name="ce26" table:formula="of:=IF([.B292]=&quot;R&quot;;0;COUNTIF([.F292:.I29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kcalc"));</text:p>
          </table:table-cell>
          <table:table-cell table:style-name="ce3" office:value-type="string">
            <text:p>E</text:p>
          </table:table-cell>
          <table:table-cell table:style-name="ce3" office:value-type="float" office:value="129">
            <text:p>129</text:p>
          </table:table-cell>
          <table:table-cell table:style-name="ce6" office:value-type="string">
            <text:p>they have to change the icon name!!!</text:p>
          </table:table-cell>
          <table:table-cell table:style-name="ce6" office:value-type="string">
            <text:p>accessories-calculator</text:p>
          </table:table-cell>
          <table:table-cell table:style-name="ce18" table:formula="of:=IF([.$B293]=&quot;R&quot;;VLOOKUP([.$C293];[.$C$5:.$I$1017];5;0);IF([.$B293]=&quot;E&quot;;&quot;x&quot;;IF([.$B293]=&quot;-&quot;;&quot;-&quot;;&quot;ND&quot;)))" office:value-type="string" office:string-value="x">
            <text:p>x</text:p>
          </table:table-cell>
          <table:table-cell table:style-name="ce18" table:formula="of:=IF([.$B293]=&quot;R&quot;;VLOOKUP([.$C293];[.$C$5:.$I$1017];5;0);IF([.$B293]=&quot;E&quot;;&quot;x&quot;;IF([.$B293]=&quot;-&quot;;&quot;-&quot;;&quot;ND&quot;)))" office:value-type="string" office:string-value="x">
            <text:p>x</text:p>
          </table:table-cell>
          <table:table-cell table:style-name="ce18" table:formula="of:=IF([.$B293]=&quot;R&quot;;VLOOKUP([.$C293];[.$C$5:.$I$1017];6;0);IF([.$B293]=&quot;E&quot;;&quot;x&quot;;IF([.$B293]=&quot;-&quot;;&quot;-&quot;;&quot;ND&quot;)))" office:value-type="string" office:string-value="x">
            <text:p>x</text:p>
          </table:table-cell>
          <table:table-cell table:style-name="ce18" table:formula="of:=IF([.$B293]=&quot;R&quot;;VLOOKUP([.$C293];[.$C$5:.$I$1017];7;0);IF([.$B293]=&quot;E&quot;;&quot;x&quot;;IF([.$B293]=&quot;-&quot;;&quot;-&quot;;&quot;ND&quot;)))" office:value-type="string" office:string-value="x">
            <text:p>x</text:p>
          </table:table-cell>
          <table:table-cell table:style-name="ce26" table:formula="of:=IF([.B293]=&quot;R&quot;;0;IF([.B293]=&quot;-&quot;;0;4))" office:value-type="float" office:value="4">
            <text:p>4</text:p>
          </table:table-cell>
          <table:table-cell table:style-name="ce26" table:formula="of:=IF([.B293]=&quot;R&quot;;0;COUNTIF([.F293:.I29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 <text:s text:c="7"/>DesktopIcon( "business_user" ));</text:p>
          </table:table-cell>
          <table:table-cell table:style-name="ce3" office:value-type="string">
            <text:p>N</text:p>
          </table:table-cell>
          <table:table-cell table:style-name="ce3" office:value-type="float" office:value="130">
            <text:p>130</text:p>
          </table:table-cell>
          <table:table-cell table:style-name="ce6" office:value-type="string">
            <text:p>business_user</text:p>
          </table:table-cell>
          <table:table-cell table:style-name="ce6"/>
          <table:table-cell table:style-name="ce18" table:formula="of:=IF([.$B294]=&quot;R&quot;;VLOOKUP([.$C294];[.$C$5:.$I$1017];5;0);IF([.$B294]=&quot;E&quot;;&quot;x&quot;;IF([.$B294]=&quot;-&quot;;&quot;-&quot;;&quot;ND&quot;)))" office:value-type="string" office:string-value="ND">
            <text:p>ND</text:p>
          </table:table-cell>
          <table:table-cell table:style-name="ce18" table:formula="of:=IF([.$B294]=&quot;R&quot;;VLOOKUP([.$C294];[.$C$5:.$I$1017];5;0);IF([.$B294]=&quot;E&quot;;&quot;x&quot;;IF([.$B294]=&quot;-&quot;;&quot;-&quot;;&quot;ND&quot;)))" office:value-type="string" office:string-value="ND">
            <text:p>ND</text:p>
          </table:table-cell>
          <table:table-cell table:style-name="ce18" table:formula="of:=IF([.$B294]=&quot;R&quot;;VLOOKUP([.$C294];[.$C$5:.$I$1017];6;0);IF([.$B294]=&quot;E&quot;;&quot;x&quot;;IF([.$B294]=&quot;-&quot;;&quot;-&quot;;&quot;ND&quot;)))" office:value-type="string" office:string-value="ND">
            <text:p>ND</text:p>
          </table:table-cell>
          <table:table-cell table:style-name="ce18" table:formula="of:=IF([.$B294]=&quot;R&quot;;VLOOKUP([.$C294];[.$C$5:.$I$1017];7;0);IF([.$B294]=&quot;E&quot;;&quot;x&quot;;IF([.$B294]=&quot;-&quot;;&quot;-&quot;;&quot;ND&quot;)))" office:value-type="string" office:string-value="ND">
            <text:p>ND</text:p>
          </table:table-cell>
          <table:table-cell table:style-name="ce26" table:formula="of:=IF([.B294]=&quot;R&quot;;0;IF([.B294]=&quot;-&quot;;0;4))" office:value-type="float" office:value="4">
            <text:p>4</text:p>
          </table:table-cell>
          <table:table-cell table:style-name="ce26" table:formula="of:=IF([.B294]=&quot;R&quot;;0;COUNTIF([.F294:.I2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Dialog.cpp: <text:s text:c="7"/>i18n("Personal Databases"), i18n("New Personal Database Project Templates"), DesktopIcon("user-home") );</text:p>
          </table:table-cell>
          <table:table-cell table:style-name="ce3" office:value-type="string">
            <text:p>E</text:p>
          </table:table-cell>
          <table:table-cell table:style-name="ce3" office:value-type="float" office:value="132">
            <text:p>132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user-home</text:p>
          </table:table-cell>
          <table:table-cell table:style-name="ce18" table:formula="of:=IF([.$B295]=&quot;R&quot;;VLOOKUP([.$C295];[.$C$5:.$I$1017];5;0);IF([.$B295]=&quot;E&quot;;&quot;x&quot;;IF([.$B295]=&quot;-&quot;;&quot;-&quot;;&quot;ND&quot;)))" office:value-type="string" office:string-value="x">
            <text:p>x</text:p>
          </table:table-cell>
          <table:table-cell table:style-name="ce18" table:formula="of:=IF([.$B295]=&quot;R&quot;;VLOOKUP([.$C295];[.$C$5:.$I$1017];5;0);IF([.$B295]=&quot;E&quot;;&quot;x&quot;;IF([.$B295]=&quot;-&quot;;&quot;-&quot;;&quot;ND&quot;)))" office:value-type="string" office:string-value="x">
            <text:p>x</text:p>
          </table:table-cell>
          <table:table-cell table:style-name="ce18" table:formula="of:=IF([.$B295]=&quot;R&quot;;VLOOKUP([.$C295];[.$C$5:.$I$1017];6;0);IF([.$B295]=&quot;E&quot;;&quot;x&quot;;IF([.$B295]=&quot;-&quot;;&quot;-&quot;;&quot;ND&quot;)))" office:value-type="string" office:string-value="x">
            <text:p>x</text:p>
          </table:table-cell>
          <table:table-cell table:style-name="ce18" table:formula="of:=IF([.$B295]=&quot;R&quot;;VLOOKUP([.$C295];[.$C$5:.$I$1017];7;0);IF([.$B295]=&quot;E&quot;;&quot;x&quot;;IF([.$B295]=&quot;-&quot;;&quot;-&quot;;&quot;ND&quot;)))" office:value-type="string" office:string-value="x">
            <text:p>x</text:p>
          </table:table-cell>
          <table:table-cell table:style-name="ce26" table:formula="of:=IF([.B295]=&quot;R&quot;;0;IF([.B295]=&quot;-&quot;;0;4))" office:value-type="float" office:value="4">
            <text:p>4</text:p>
          </table:table-cell>
          <table:table-cell table:style-name="ce26" table:formula="of:=IF([.B295]=&quot;R&quot;;0;COUNTIF([.F295:.I2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 <text:s text:c="7"/>setWindowIcon(Desktop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296]=&quot;R&quot;;VLOOKUP([.$C296];[.$C$5:.$I$1017];5;0);IF([.$B296]=&quot;E&quot;;&quot;x&quot;;IF([.$B296]=&quot;-&quot;;&quot;-&quot;;&quot;ND&quot;)))" office:value-type="string" office:string-value="x">
            <text:p>x</text:p>
          </table:table-cell>
          <table:table-cell table:style-name="ce18" table:formula="of:=IF([.$B296]=&quot;R&quot;;VLOOKUP([.$C296];[.$C$5:.$I$1017];5;0);IF([.$B296]=&quot;E&quot;;&quot;x&quot;;IF([.$B296]=&quot;-&quot;;&quot;-&quot;;&quot;ND&quot;)))" office:value-type="string" office:string-value="x">
            <text:p>x</text:p>
          </table:table-cell>
          <table:table-cell table:style-name="ce18" table:formula="of:=IF([.$B296]=&quot;R&quot;;VLOOKUP([.$C296];[.$C$5:.$I$1017];6;0);IF([.$B296]=&quot;E&quot;;&quot;x&quot;;IF([.$B296]=&quot;-&quot;;&quot;-&quot;;&quot;ND&quot;)))" office:value-type="string" office:string-value="x">
            <text:p>x</text:p>
          </table:table-cell>
          <table:table-cell table:style-name="ce18" table:formula="of:=IF([.$B296]=&quot;R&quot;;VLOOKUP([.$C296];[.$C$5:.$I$1017];7;0);IF([.$B296]=&quot;E&quot;;&quot;x&quot;;IF([.$B296]=&quot;-&quot;;&quot;-&quot;;&quot;ND&quot;)))" office:value-type="string" office:string-value="x">
            <text:p>x</text:p>
          </table:table-cell>
          <table:table-cell table:style-name="ce26" table:formula="of:=IF([.B296]=&quot;R&quot;;0;IF([.B296]=&quot;-&quot;;0;4))" office:value-type="float" office:value="0">
            <text:p>0</text:p>
          </table:table-cell>
          <table:table-cell table:style-name="ce26" table:formula="of:=IF([.B296]=&quot;R&quot;;0;COUNTIF([.F296:.I2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Dialog.cpp: <text:s text:c="3"/>d-&gt;templPageWidgetItem_BlankDatabase-&gt;setIcon(KIcon("x-office-document"));</text:p>
          </table:table-cell>
          <table:table-cell table:style-name="ce3" office:value-type="string">
            <text:p>E</text:p>
          </table:table-cell>
          <table:table-cell table:style-name="ce3" office:value-type="float" office:value="133">
            <text:p>133</text:p>
          </table:table-cell>
          <table:table-cell table:style-name="ce6" office:value-type="string">
            <text:p>(in mimetypes/)</text:p>
          </table:table-cell>
          <table:table-cell table:style-name="ce6" office:value-type="string">
            <text:p>x-office-document</text:p>
          </table:table-cell>
          <table:table-cell table:style-name="ce18" table:formula="of:=IF([.$B297]=&quot;R&quot;;VLOOKUP([.$C297];[.$C$5:.$I$1017];5;0);IF([.$B297]=&quot;E&quot;;&quot;x&quot;;IF([.$B297]=&quot;-&quot;;&quot;-&quot;;&quot;ND&quot;)))" office:value-type="string" office:string-value="x">
            <text:p>x</text:p>
          </table:table-cell>
          <table:table-cell table:style-name="ce18" table:formula="of:=IF([.$B297]=&quot;R&quot;;VLOOKUP([.$C297];[.$C$5:.$I$1017];5;0);IF([.$B297]=&quot;E&quot;;&quot;x&quot;;IF([.$B297]=&quot;-&quot;;&quot;-&quot;;&quot;ND&quot;)))" office:value-type="string" office:string-value="x">
            <text:p>x</text:p>
          </table:table-cell>
          <table:table-cell table:style-name="ce18" table:formula="of:=IF([.$B297]=&quot;R&quot;;VLOOKUP([.$C297];[.$C$5:.$I$1017];6;0);IF([.$B297]=&quot;E&quot;;&quot;x&quot;;IF([.$B297]=&quot;-&quot;;&quot;-&quot;;&quot;ND&quot;)))" office:value-type="string" office:string-value="x">
            <text:p>x</text:p>
          </table:table-cell>
          <table:table-cell table:style-name="ce18" table:formula="of:=IF([.$B297]=&quot;R&quot;;VLOOKUP([.$C297];[.$C$5:.$I$1017];7;0);IF([.$B297]=&quot;E&quot;;&quot;x&quot;;IF([.$B297]=&quot;-&quot;;&quot;-&quot;;&quot;ND&quot;)))" office:value-type="string" office:string-value="x">
            <text:p>x</text:p>
          </table:table-cell>
          <table:table-cell table:style-name="ce26" table:formula="of:=IF([.B297]=&quot;R&quot;;0;IF([.B297]=&quot;-&quot;;0;4))" office:value-type="float" office:value="4">
            <text:p>4</text:p>
          </table:table-cell>
          <table:table-cell table:style-name="ce26" table:formula="of:=IF([.B297]=&quot;R&quot;;0;COUNTIF([.F297:.I29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ce3" office:value-type="string">
            <text:p>R</text:p>
          </table:table-cell>
          <table:table-cell table:style-name="ce3" office:value-type="float" office:value="114">
            <text:p>114</text:p>
          </table:table-cell>
          <table:table-cell table:style-name="ce6" table:number-columns-repeated="2"/>
          <table:table-cell table:style-name="ce18" table:formula="of:=IF([.$B298]=&quot;R&quot;;VLOOKUP([.$C298];[.$C$5:.$I$1017];5;0);IF([.$B298]=&quot;E&quot;;&quot;x&quot;;IF([.$B298]=&quot;-&quot;;&quot;-&quot;;&quot;ND&quot;)))" office:value-type="string" office:string-value="x">
            <text:p>x</text:p>
          </table:table-cell>
          <table:table-cell table:style-name="ce18" table:formula="of:=IF([.$B298]=&quot;R&quot;;VLOOKUP([.$C298];[.$C$5:.$I$1017];5;0);IF([.$B298]=&quot;E&quot;;&quot;x&quot;;IF([.$B298]=&quot;-&quot;;&quot;-&quot;;&quot;ND&quot;)))" office:value-type="string" office:string-value="x">
            <text:p>x</text:p>
          </table:table-cell>
          <table:table-cell table:style-name="ce18" table:formula="of:=IF([.$B298]=&quot;R&quot;;VLOOKUP([.$C298];[.$C$5:.$I$1017];6;0);IF([.$B298]=&quot;E&quot;;&quot;x&quot;;IF([.$B298]=&quot;-&quot;;&quot;-&quot;;&quot;ND&quot;)))" office:value-type="string" office:string-value="x">
            <text:p>x</text:p>
          </table:table-cell>
          <table:table-cell table:style-name="ce18" table:formula="of:=IF([.$B298]=&quot;R&quot;;VLOOKUP([.$C298];[.$C$5:.$I$1017];7;0);IF([.$B298]=&quot;E&quot;;&quot;x&quot;;IF([.$B298]=&quot;-&quot;;&quot;-&quot;;&quot;ND&quot;)))" office:value-type="string" office:string-value="x">
            <text:p>x</text:p>
          </table:table-cell>
          <table:table-cell table:style-name="ce26" table:formula="of:=IF([.B298]=&quot;R&quot;;0;IF([.B298]=&quot;-&quot;;0;4))" office:value-type="float" office:value="0">
            <text:p>0</text:p>
          </table:table-cell>
          <table:table-cell table:style-name="ce26" table:formula="of:=IF([.B298]=&quot;R&quot;;0;COUNTIF([.F298:.I2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// <text:s/>d-&gt;pageTemplates, "templatesWidget", KJanusWidget::IconList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299]=&quot;R&quot;;VLOOKUP([.$C299];[.$C$5:.$I$1017];5;0);IF([.$B299]=&quot;E&quot;;&quot;x&quot;;IF([.$B299]=&quot;-&quot;;&quot;-&quot;;&quot;ND&quot;)))" office:value-type="string" office:string-value="-">
            <text:p>-</text:p>
          </table:table-cell>
          <table:table-cell table:style-name="ce18" table:formula="of:=IF([.$B299]=&quot;R&quot;;VLOOKUP([.$C299];[.$C$5:.$I$1017];5;0);IF([.$B299]=&quot;E&quot;;&quot;x&quot;;IF([.$B299]=&quot;-&quot;;&quot;-&quot;;&quot;ND&quot;)))" office:value-type="string" office:string-value="-">
            <text:p>-</text:p>
          </table:table-cell>
          <table:table-cell table:style-name="ce18" table:formula="of:=IF([.$B299]=&quot;R&quot;;VLOOKUP([.$C299];[.$C$5:.$I$1017];6;0);IF([.$B299]=&quot;E&quot;;&quot;x&quot;;IF([.$B299]=&quot;-&quot;;&quot;-&quot;;&quot;ND&quot;)))" office:value-type="string" office:string-value="-">
            <text:p>-</text:p>
          </table:table-cell>
          <table:table-cell table:style-name="ce18" table:formula="of:=IF([.$B299]=&quot;R&quot;;VLOOKUP([.$C299];[.$C$5:.$I$1017];7;0);IF([.$B299]=&quot;E&quot;;&quot;x&quot;;IF([.$B299]=&quot;-&quot;;&quot;-&quot;;&quot;ND&quot;)))" office:value-type="string" office:string-value="-">
            <text:p>-</text:p>
          </table:table-cell>
          <table:table-cell table:style-name="ce26" table:formula="of:=IF([.B299]=&quot;R&quot;;0;IF([.B299]=&quot;-&quot;;0;4))" office:value-type="float" office:value="0">
            <text:p>0</text:p>
          </table:table-cell>
          <table:table-cell table:style-name="ce26" table:formula="of:=IF([.B299]=&quot;R&quot;;0;COUNTIF([.F299:.I2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// <text:s/>d-&gt;templatesWidget_IconListBox = d-&gt;templatesWidget-&gt;child(0,"KListBox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300]=&quot;R&quot;;VLOOKUP([.$C300];[.$C$5:.$I$1017];5;0);IF([.$B300]=&quot;E&quot;;&quot;x&quot;;IF([.$B300]=&quot;-&quot;;&quot;-&quot;;&quot;ND&quot;)))" office:value-type="string" office:string-value="-">
            <text:p>-</text:p>
          </table:table-cell>
          <table:table-cell table:style-name="ce18" table:formula="of:=IF([.$B300]=&quot;R&quot;;VLOOKUP([.$C300];[.$C$5:.$I$1017];5;0);IF([.$B300]=&quot;E&quot;;&quot;x&quot;;IF([.$B300]=&quot;-&quot;;&quot;-&quot;;&quot;ND&quot;)))" office:value-type="string" office:string-value="-">
            <text:p>-</text:p>
          </table:table-cell>
          <table:table-cell table:style-name="ce18" table:formula="of:=IF([.$B300]=&quot;R&quot;;VLOOKUP([.$C300];[.$C$5:.$I$1017];6;0);IF([.$B300]=&quot;E&quot;;&quot;x&quot;;IF([.$B300]=&quot;-&quot;;&quot;-&quot;;&quot;ND&quot;)))" office:value-type="string" office:string-value="-">
            <text:p>-</text:p>
          </table:table-cell>
          <table:table-cell table:style-name="ce18" table:formula="of:=IF([.$B300]=&quot;R&quot;;VLOOKUP([.$C300];[.$C$5:.$I$1017];7;0);IF([.$B300]=&quot;E&quot;;&quot;x&quot;;IF([.$B300]=&quot;-&quot;;&quot;-&quot;;&quot;ND&quot;)))" office:value-type="string" office:string-value="-">
            <text:p>-</text:p>
          </table:table-cell>
          <table:table-cell table:style-name="ce26" table:formula="of:=IF([.B300]=&quot;R&quot;;0;IF([.B300]=&quot;-&quot;;0;4))" office:value-type="float" office:value="0">
            <text:p>0</text:p>
          </table:table-cell>
          <table:table-cell table:style-name="ce26" table:formula="of:=IF([.B300]=&quot;R&quot;;0;COUNTIF([.F300:.I3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TemplatesPage.cpp:// templates = new KIconView(this, "templates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301]=&quot;R&quot;;VLOOKUP([.$C301];[.$C$5:.$I$1017];5;0);IF([.$B301]=&quot;E&quot;;&quot;x&quot;;IF([.$B301]=&quot;-&quot;;&quot;-&quot;;&quot;ND&quot;)))" office:value-type="string" office:string-value="-">
            <text:p>-</text:p>
          </table:table-cell>
          <table:table-cell table:style-name="ce18" table:formula="of:=IF([.$B301]=&quot;R&quot;;VLOOKUP([.$C301];[.$C$5:.$I$1017];5;0);IF([.$B301]=&quot;E&quot;;&quot;x&quot;;IF([.$B301]=&quot;-&quot;;&quot;-&quot;;&quot;ND&quot;)))" office:value-type="string" office:string-value="-">
            <text:p>-</text:p>
          </table:table-cell>
          <table:table-cell table:style-name="ce18" table:formula="of:=IF([.$B301]=&quot;R&quot;;VLOOKUP([.$C301];[.$C$5:.$I$1017];6;0);IF([.$B301]=&quot;E&quot;;&quot;x&quot;;IF([.$B301]=&quot;-&quot;;&quot;-&quot;;&quot;ND&quot;)))" office:value-type="string" office:string-value="-">
            <text:p>-</text:p>
          </table:table-cell>
          <table:table-cell table:style-name="ce18" table:formula="of:=IF([.$B301]=&quot;R&quot;;VLOOKUP([.$C301];[.$C$5:.$I$1017];7;0);IF([.$B301]=&quot;E&quot;;&quot;x&quot;;IF([.$B301]=&quot;-&quot;;&quot;-&quot;;&quot;ND&quot;)))" office:value-type="string" office:string-value="-">
            <text:p>-</text:p>
          </table:table-cell>
          <table:table-cell table:style-name="ce26" table:formula="of:=IF([.B301]=&quot;R&quot;;0;IF([.B301]=&quot;-&quot;;0;4))" office:value-type="float" office:value="0">
            <text:p>0</text:p>
          </table:table-cell>
          <table:table-cell table:style-name="ce26" table:formula="of:=IF([.B301]=&quot;R&quot;;0;COUNTIF([.F301:.I3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ce3" office:value-type="string">
            <text:p>E</text:p>
          </table:table-cell>
          <table:table-cell table:style-name="ce3" office:value-type="float" office:value="134">
            <text:p>134</text:p>
          </table:table-cell>
          <table:table-cell table:style-name="ce6"/>
          <table:table-cell table:style-name="ce6" office:value-type="string">
            <text:p>document-save</text:p>
          </table:table-cell>
          <table:table-cell table:style-name="ce18" table:formula="of:=IF([.$B302]=&quot;R&quot;;VLOOKUP([.$C302];[.$C$5:.$I$1017];5;0);IF([.$B302]=&quot;E&quot;;&quot;x&quot;;IF([.$B302]=&quot;-&quot;;&quot;-&quot;;&quot;ND&quot;)))" office:value-type="string" office:string-value="x">
            <text:p>x</text:p>
          </table:table-cell>
          <table:table-cell table:style-name="ce18" table:formula="of:=IF([.$B302]=&quot;R&quot;;VLOOKUP([.$C302];[.$C$5:.$I$1017];5;0);IF([.$B302]=&quot;E&quot;;&quot;x&quot;;IF([.$B302]=&quot;-&quot;;&quot;-&quot;;&quot;ND&quot;)))" office:value-type="string" office:string-value="x">
            <text:p>x</text:p>
          </table:table-cell>
          <table:table-cell table:style-name="ce18" table:formula="of:=IF([.$B302]=&quot;R&quot;;VLOOKUP([.$C302];[.$C$5:.$I$1017];6;0);IF([.$B302]=&quot;E&quot;;&quot;x&quot;;IF([.$B302]=&quot;-&quot;;&quot;-&quot;;&quot;ND&quot;)))" office:value-type="string" office:string-value="x">
            <text:p>x</text:p>
          </table:table-cell>
          <table:table-cell table:style-name="ce18" table:formula="of:=IF([.$B302]=&quot;R&quot;;VLOOKUP([.$C302];[.$C$5:.$I$1017];7;0);IF([.$B302]=&quot;E&quot;;&quot;x&quot;;IF([.$B302]=&quot;-&quot;;&quot;-&quot;;&quot;ND&quot;)))" office:value-type="string" office:string-value="x">
            <text:p>x</text:p>
          </table:table-cell>
          <table:table-cell table:style-name="ce26" table:formula="of:=IF([.B302]=&quot;R&quot;;0;IF([.B302]=&quot;-&quot;;0;4))" office:value-type="float" office:value="4">
            <text:p>4</text:p>
          </table:table-cell>
          <table:table-cell table:style-name="ce26" table:formula="of:=IF([.B302]=&quot;R&quot;;0;COUNTIF([.F302:.I30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303]=&quot;R&quot;;VLOOKUP([.$C303];[.$C$5:.$I$1017];5;0);IF([.$B303]=&quot;E&quot;;&quot;x&quot;;IF([.$B303]=&quot;-&quot;;&quot;-&quot;;&quot;ND&quot;)))" office:value-type="string" office:string-value="x">
            <text:p>x</text:p>
          </table:table-cell>
          <table:table-cell table:style-name="ce18" table:formula="of:=IF([.$B303]=&quot;R&quot;;VLOOKUP([.$C303];[.$C$5:.$I$1017];5;0);IF([.$B303]=&quot;E&quot;;&quot;x&quot;;IF([.$B303]=&quot;-&quot;;&quot;-&quot;;&quot;ND&quot;)))" office:value-type="string" office:string-value="x">
            <text:p>x</text:p>
          </table:table-cell>
          <table:table-cell table:style-name="ce18" table:formula="of:=IF([.$B303]=&quot;R&quot;;VLOOKUP([.$C303];[.$C$5:.$I$1017];6;0);IF([.$B303]=&quot;E&quot;;&quot;x&quot;;IF([.$B303]=&quot;-&quot;;&quot;-&quot;;&quot;ND&quot;)))" office:value-type="string" office:string-value="x">
            <text:p>x</text:p>
          </table:table-cell>
          <table:table-cell table:style-name="ce18" table:formula="of:=IF([.$B303]=&quot;R&quot;;VLOOKUP([.$C303];[.$C$5:.$I$1017];7;0);IF([.$B303]=&quot;E&quot;;&quot;x&quot;;IF([.$B303]=&quot;-&quot;;&quot;-&quot;;&quot;ND&quot;)))" office:value-type="string" office:string-value="x">
            <text:p>x</text:p>
          </table:table-cell>
          <table:table-cell table:style-name="ce26" table:formula="of:=IF([.B303]=&quot;R&quot;;0;IF([.B303]=&quot;-&quot;;0;4))" office:value-type="float" office:value="0">
            <text:p>0</text:p>
          </table:table-cell>
          <table:table-cell table:style-name="ce26" table:formula="of:=IF([.B303]=&quot;R&quot;;0;COUNTIF([.F303:.I3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igration/importoptionsdlg.cpp: <text:s text:c="3"/>setWindow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304]=&quot;R&quot;;VLOOKUP([.$C304];[.$C$5:.$I$1017];5;0);IF([.$B304]=&quot;E&quot;;&quot;x&quot;;IF([.$B304]=&quot;-&quot;;&quot;-&quot;;&quot;ND&quot;)))" office:value-type="string" office:string-value="x">
            <text:p>x</text:p>
          </table:table-cell>
          <table:table-cell table:style-name="ce18" table:formula="of:=IF([.$B304]=&quot;R&quot;;VLOOKUP([.$C304];[.$C$5:.$I$1017];5;0);IF([.$B304]=&quot;E&quot;;&quot;x&quot;;IF([.$B304]=&quot;-&quot;;&quot;-&quot;;&quot;ND&quot;)))" office:value-type="string" office:string-value="x">
            <text:p>x</text:p>
          </table:table-cell>
          <table:table-cell table:style-name="ce18" table:formula="of:=IF([.$B304]=&quot;R&quot;;VLOOKUP([.$C304];[.$C$5:.$I$1017];6;0);IF([.$B304]=&quot;E&quot;;&quot;x&quot;;IF([.$B304]=&quot;-&quot;;&quot;-&quot;;&quot;ND&quot;)))" office:value-type="string" office:string-value="x">
            <text:p>x</text:p>
          </table:table-cell>
          <table:table-cell table:style-name="ce18" table:formula="of:=IF([.$B304]=&quot;R&quot;;VLOOKUP([.$C304];[.$C$5:.$I$1017];7;0);IF([.$B304]=&quot;E&quot;;&quot;x&quot;;IF([.$B304]=&quot;-&quot;;&quot;-&quot;;&quot;ND&quot;)))" office:value-type="string" office:string-value="x">
            <text:p>x</text:p>
          </table:table-cell>
          <table:table-cell table:style-name="ce26" table:formula="of:=IF([.B304]=&quot;R&quot;;0;IF([.B304]=&quot;-&quot;;0;4))" office:value-type="float" office:value="0">
            <text:p>0</text:p>
          </table:table-cell>
          <table:table-cell table:style-name="ce26" table:formula="of:=IF([.B304]=&quot;R&quot;;0;COUNTIF([.F304:.I3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igration/importwizard.cpp: <text:s text:c="3"/>m_importOptionsButton = new KPushButton(KIcon("configure"),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305]=&quot;R&quot;;VLOOKUP([.$C305];[.$C$5:.$I$1017];5;0);IF([.$B305]=&quot;E&quot;;&quot;x&quot;;IF([.$B305]=&quot;-&quot;;&quot;-&quot;;&quot;ND&quot;)))" office:value-type="string" office:string-value="x">
            <text:p>x</text:p>
          </table:table-cell>
          <table:table-cell table:style-name="ce18" table:formula="of:=IF([.$B305]=&quot;R&quot;;VLOOKUP([.$C305];[.$C$5:.$I$1017];5;0);IF([.$B305]=&quot;E&quot;;&quot;x&quot;;IF([.$B305]=&quot;-&quot;;&quot;-&quot;;&quot;ND&quot;)))" office:value-type="string" office:string-value="x">
            <text:p>x</text:p>
          </table:table-cell>
          <table:table-cell table:style-name="ce18" table:formula="of:=IF([.$B305]=&quot;R&quot;;VLOOKUP([.$C305];[.$C$5:.$I$1017];6;0);IF([.$B305]=&quot;E&quot;;&quot;x&quot;;IF([.$B305]=&quot;-&quot;;&quot;-&quot;;&quot;ND&quot;)))" office:value-type="string" office:string-value="x">
            <text:p>x</text:p>
          </table:table-cell>
          <table:table-cell table:style-name="ce18" table:formula="of:=IF([.$B305]=&quot;R&quot;;VLOOKUP([.$C305];[.$C$5:.$I$1017];7;0);IF([.$B305]=&quot;E&quot;;&quot;x&quot;;IF([.$B305]=&quot;-&quot;;&quot;-&quot;;&quot;ND&quot;)))" office:value-type="string" office:string-value="x">
            <text:p>x</text:p>
          </table:table-cell>
          <table:table-cell table:style-name="ce26" table:formula="of:=IF([.B305]=&quot;R&quot;;0;IF([.B305]=&quot;-&quot;;0;4))" office:value-type="float" office:value="0">
            <text:p>0</text:p>
          </table:table-cell>
          <table:table-cell table:style-name="ce26" table:formula="of:=IF([.B305]=&quot;R&quot;;0;COUNTIF([.F305:.I3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igration/importwizard.cpp: <text:s text:c="3"/>setWindowIcon(KIcon("database_import"));</text:p>
          </table:table-cell>
          <table:table-cell table:style-name="ce3" office:value-type="string">
            <text:p>N</text:p>
          </table:table-cell>
          <table:table-cell table:style-name="ce3" office:value-type="float" office:value="135">
            <text:p>135</text:p>
          </table:table-cell>
          <table:table-cell table:style-name="ce6" office:value-type="string">
            <text:p>database_import</text:p>
          </table:table-cell>
          <table:table-cell table:style-name="ce6"/>
          <table:table-cell table:style-name="ce18" table:formula="of:=IF([.$B306]=&quot;R&quot;;VLOOKUP([.$C306];[.$C$5:.$I$1017];5;0);IF([.$B306]=&quot;E&quot;;&quot;x&quot;;IF([.$B306]=&quot;-&quot;;&quot;-&quot;;&quot;ND&quot;)))" office:value-type="string" office:string-value="ND">
            <text:p>ND</text:p>
          </table:table-cell>
          <table:table-cell table:style-name="ce18" table:formula="of:=IF([.$B306]=&quot;R&quot;;VLOOKUP([.$C306];[.$C$5:.$I$1017];5;0);IF([.$B306]=&quot;E&quot;;&quot;x&quot;;IF([.$B306]=&quot;-&quot;;&quot;-&quot;;&quot;ND&quot;)))" office:value-type="string" office:string-value="ND">
            <text:p>ND</text:p>
          </table:table-cell>
          <table:table-cell table:style-name="ce18" table:formula="of:=IF([.$B306]=&quot;R&quot;;VLOOKUP([.$C306];[.$C$5:.$I$1017];6;0);IF([.$B306]=&quot;E&quot;;&quot;x&quot;;IF([.$B306]=&quot;-&quot;;&quot;-&quot;;&quot;ND&quot;)))" office:value-type="string" office:string-value="ND">
            <text:p>ND</text:p>
          </table:table-cell>
          <table:table-cell table:style-name="ce18" table:formula="of:=IF([.$B306]=&quot;R&quot;;VLOOKUP([.$C306];[.$C$5:.$I$1017];7;0);IF([.$B306]=&quot;E&quot;;&quot;x&quot;;IF([.$B306]=&quot;-&quot;;&quot;-&quot;;&quot;ND&quot;)))" office:value-type="string" office:string-value="ND">
            <text:p>ND</text:p>
          </table:table-cell>
          <table:table-cell table:style-name="ce26" table:formula="of:=IF([.B306]=&quot;R&quot;;0;IF([.B306]=&quot;-&quot;;0;4))" office:value-type="float" office:value="4">
            <text:p>4</text:p>
          </table:table-cell>
          <table:table-cell table:style-name="ce26" table:formula="of:=IF([.B306]=&quot;R&quot;;0;COUNTIF([.F306:.I3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3" office:value-type="string">
            <text:p>N</text:p>
          </table:table-cell>
          <table:table-cell table:style-name="ce3" office:value-type="float" office:value="136">
            <text:p>136</text:p>
          </table:table-cell>
          <table:table-cell table:style-name="ce6" office:value-type="string">
            <text:p>add_field</text:p>
            <text:p>kexi/pics/hi16-action-add_field.png</text:p>
          </table:table-cell>
          <table:table-cell table:style-name="ce6"/>
          <table:table-cell table:style-name="ce18" table:formula="of:=IF([.$B307]=&quot;R&quot;;VLOOKUP([.$C307];[.$C$5:.$I$1017];5;0);IF([.$B307]=&quot;E&quot;;&quot;x&quot;;IF([.$B307]=&quot;-&quot;;&quot;-&quot;;&quot;ND&quot;)))" office:value-type="string" office:string-value="ND">
            <text:p>ND</text:p>
          </table:table-cell>
          <table:table-cell table:style-name="ce18" table:formula="of:=IF([.$B307]=&quot;R&quot;;VLOOKUP([.$C307];[.$C$5:.$I$1017];5;0);IF([.$B307]=&quot;E&quot;;&quot;x&quot;;IF([.$B307]=&quot;-&quot;;&quot;-&quot;;&quot;ND&quot;)))" office:value-type="string" office:string-value="ND">
            <text:p>ND</text:p>
          </table:table-cell>
          <table:table-cell table:style-name="ce18" table:formula="of:=IF([.$B307]=&quot;R&quot;;VLOOKUP([.$C307];[.$C$5:.$I$1017];6;0);IF([.$B307]=&quot;E&quot;;&quot;x&quot;;IF([.$B307]=&quot;-&quot;;&quot;-&quot;;&quot;ND&quot;)))" office:value-type="string" office:string-value="ND">
            <text:p>ND</text:p>
          </table:table-cell>
          <table:table-cell table:style-name="ce18" table:formula="of:=IF([.$B307]=&quot;R&quot;;VLOOKUP([.$C307];[.$C$5:.$I$1017];7;0);IF([.$B307]=&quot;E&quot;;&quot;x&quot;;IF([.$B307]=&quot;-&quot;;&quot;-&quot;;&quot;ND&quot;)))" office:value-type="string" office:string-value="ND">
            <text:p>ND</text:p>
          </table:table-cell>
          <table:table-cell table:style-name="ce26" table:formula="of:=IF([.B307]=&quot;R&quot;;0;IF([.B307]=&quot;-&quot;;0;4))" office:value-type="float" office:value="4">
            <text:p>4</text:p>
          </table:table-cell>
          <table:table-cell table:style-name="ce26" table:formula="of:=IF([.B307]=&quot;R&quot;;0;COUNTIF([.F307:.I3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 office:value-type="string">
            <text:p>E</text:p>
          </table:table-cell>
          <table:table-cell table:style-name="ce3" office:value-type="float" office:value="137">
            <text:p>137</text:p>
          </table:table-cell>
          <table:table-cell table:style-name="ce6"/>
          <table:table-cell table:style-name="ce12" office:value-type="string">
            <text:p>edit-clear-locationbar-rtl</text:p>
          </table:table-cell>
          <table:table-cell table:style-name="ce18" table:formula="of:=IF([.$B308]=&quot;R&quot;;VLOOKUP([.$C308];[.$C$5:.$I$1017];5;0);IF([.$B308]=&quot;E&quot;;&quot;x&quot;;IF([.$B308]=&quot;-&quot;;&quot;-&quot;;&quot;ND&quot;)))" office:value-type="string" office:string-value="x">
            <text:p>x</text:p>
          </table:table-cell>
          <table:table-cell table:style-name="ce18" table:formula="of:=IF([.$B308]=&quot;R&quot;;VLOOKUP([.$C308];[.$C$5:.$I$1017];5;0);IF([.$B308]=&quot;E&quot;;&quot;x&quot;;IF([.$B308]=&quot;-&quot;;&quot;-&quot;;&quot;ND&quot;)))" office:value-type="string" office:string-value="x">
            <text:p>x</text:p>
          </table:table-cell>
          <table:table-cell table:style-name="ce18" table:formula="of:=IF([.$B308]=&quot;R&quot;;VLOOKUP([.$C308];[.$C$5:.$I$1017];6;0);IF([.$B308]=&quot;E&quot;;&quot;x&quot;;IF([.$B308]=&quot;-&quot;;&quot;-&quot;;&quot;ND&quot;)))" office:value-type="string" office:string-value="x">
            <text:p>x</text:p>
          </table:table-cell>
          <table:table-cell table:style-name="ce18" table:formula="of:=IF([.$B308]=&quot;R&quot;;VLOOKUP([.$C308];[.$C$5:.$I$1017];7;0);IF([.$B308]=&quot;E&quot;;&quot;x&quot;;IF([.$B308]=&quot;-&quot;;&quot;-&quot;;&quot;ND&quot;)))" office:value-type="string" office:string-value="x">
            <text:p>x</text:p>
          </table:table-cell>
          <table:table-cell table:style-name="ce26" table:formula="of:=IF([.B308]=&quot;R&quot;;0;IF([.B308]=&quot;-&quot;;0;4))" office:value-type="float" office:value="4">
            <text:p>4</text:p>
          </table:table-cell>
          <table:table-cell table:style-name="ce26" table:formula="of:=IF([.B308]=&quot;R&quot;;0;COUNTIF([.F308:.I30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8" table:formula="of:=IF([.$B309]=&quot;R&quot;;VLOOKUP([.$C309];[.$C$5:.$I$1017];5;0);IF([.$B309]=&quot;E&quot;;&quot;x&quot;;IF([.$B309]=&quot;-&quot;;&quot;-&quot;;&quot;ND&quot;)))" office:value-type="string" office:string-value="x">
            <text:p>x</text:p>
          </table:table-cell>
          <table:table-cell table:style-name="ce18" table:formula="of:=IF([.$B309]=&quot;R&quot;;VLOOKUP([.$C309];[.$C$5:.$I$1017];5;0);IF([.$B309]=&quot;E&quot;;&quot;x&quot;;IF([.$B309]=&quot;-&quot;;&quot;-&quot;;&quot;ND&quot;)))" office:value-type="string" office:string-value="x">
            <text:p>x</text:p>
          </table:table-cell>
          <table:table-cell table:style-name="ce18" table:formula="of:=IF([.$B309]=&quot;R&quot;;VLOOKUP([.$C309];[.$C$5:.$I$1017];6;0);IF([.$B309]=&quot;E&quot;;&quot;x&quot;;IF([.$B309]=&quot;-&quot;;&quot;-&quot;;&quot;ND&quot;)))" office:value-type="string" office:string-value="x">
            <text:p>x</text:p>
          </table:table-cell>
          <table:table-cell table:style-name="ce18" table:formula="of:=IF([.$B309]=&quot;R&quot;;VLOOKUP([.$C309];[.$C$5:.$I$1017];7;0);IF([.$B309]=&quot;E&quot;;&quot;x&quot;;IF([.$B309]=&quot;-&quot;;&quot;-&quot;;&quot;ND&quot;)))" office:value-type="string" office:string-value="x">
            <text:p>x</text:p>
          </table:table-cell>
          <table:table-cell table:style-name="ce26" table:formula="of:=IF([.B309]=&quot;R&quot;;0;IF([.B309]=&quot;-&quot;;0;4))" office:value-type="float" office:value="0">
            <text:p>0</text:p>
          </table:table-cell>
          <table:table-cell table:style-name="ce26" table:formula="of:=IF([.B309]=&quot;R&quot;;0;COUNTIF([.F309:.I3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go-jump"), QString(), contents);</text:p>
          </table:table-cell>
          <table:table-cell table:style-name="ce3" office:value-type="string">
            <text:p>E</text:p>
          </table:table-cell>
          <table:table-cell table:style-name="ce3" office:value-type="float" office:value="138">
            <text:p>138</text:p>
          </table:table-cell>
          <table:table-cell table:style-name="ce6"/>
          <table:table-cell table:style-name="ce12" office:value-type="string">
            <text:p>go-jump</text:p>
          </table:table-cell>
          <table:table-cell table:style-name="ce18" table:formula="of:=IF([.$B310]=&quot;R&quot;;VLOOKUP([.$C310];[.$C$5:.$I$1017];5;0);IF([.$B310]=&quot;E&quot;;&quot;x&quot;;IF([.$B310]=&quot;-&quot;;&quot;-&quot;;&quot;ND&quot;)))" office:value-type="string" office:string-value="x">
            <text:p>x</text:p>
          </table:table-cell>
          <table:table-cell table:style-name="ce18" table:formula="of:=IF([.$B310]=&quot;R&quot;;VLOOKUP([.$C310];[.$C$5:.$I$1017];5;0);IF([.$B310]=&quot;E&quot;;&quot;x&quot;;IF([.$B310]=&quot;-&quot;;&quot;-&quot;;&quot;ND&quot;)))" office:value-type="string" office:string-value="x">
            <text:p>x</text:p>
          </table:table-cell>
          <table:table-cell table:style-name="ce18" table:formula="of:=IF([.$B310]=&quot;R&quot;;VLOOKUP([.$C310];[.$C$5:.$I$1017];6;0);IF([.$B310]=&quot;E&quot;;&quot;x&quot;;IF([.$B310]=&quot;-&quot;;&quot;-&quot;;&quot;ND&quot;)))" office:value-type="string" office:string-value="x">
            <text:p>x</text:p>
          </table:table-cell>
          <table:table-cell table:style-name="ce18" table:formula="of:=IF([.$B310]=&quot;R&quot;;VLOOKUP([.$C310];[.$C$5:.$I$1017];7;0);IF([.$B310]=&quot;E&quot;;&quot;x&quot;;IF([.$B310]=&quot;-&quot;;&quot;-&quot;;&quot;ND&quot;)))" office:value-type="string" office:string-value="x">
            <text:p>x</text:p>
          </table:table-cell>
          <table:table-cell table:style-name="ce26" table:formula="of:=IF([.B310]=&quot;R&quot;;0;IF([.B310]=&quot;-&quot;;0;4))" office:value-type="float" office:value="4">
            <text:p>4</text:p>
          </table:table-cell>
          <table:table-cell table:style-name="ce26" table:formula="of:=IF([.B310]=&quot;R&quot;;0;COUNTIF([.F310:.I31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3"/>m_mousePointerLabel-&gt;setPixmap(SmallIcon("mouse_pointer"));</text:p>
          </table:table-cell>
          <table:table-cell table:style-name="ce3" office:value-type="string">
            <text:p>E</text:p>
          </table:table-cell>
          <table:table-cell table:style-name="ce3" office:value-type="float" office:value="139">
            <text:p>139</text:p>
          </table:table-cell>
          <table:table-cell table:style-name="ce6"/>
          <table:table-cell table:style-name="ce6" office:value-type="string">
            <text:p>pointer</text:p>
          </table:table-cell>
          <table:table-cell table:style-name="ce18" table:formula="of:=IF([.$B311]=&quot;R&quot;;VLOOKUP([.$C311];[.$C$5:.$I$1017];5;0);IF([.$B311]=&quot;E&quot;;&quot;x&quot;;IF([.$B311]=&quot;-&quot;;&quot;-&quot;;&quot;ND&quot;)))" office:value-type="string" office:string-value="x">
            <text:p>x</text:p>
          </table:table-cell>
          <table:table-cell table:style-name="ce18" table:formula="of:=IF([.$B311]=&quot;R&quot;;VLOOKUP([.$C311];[.$C$5:.$I$1017];5;0);IF([.$B311]=&quot;E&quot;;&quot;x&quot;;IF([.$B311]=&quot;-&quot;;&quot;-&quot;;&quot;ND&quot;)))" office:value-type="string" office:string-value="x">
            <text:p>x</text:p>
          </table:table-cell>
          <table:table-cell table:style-name="ce18" table:formula="of:=IF([.$B311]=&quot;R&quot;;VLOOKUP([.$C311];[.$C$5:.$I$1017];6;0);IF([.$B311]=&quot;E&quot;;&quot;x&quot;;IF([.$B311]=&quot;-&quot;;&quot;-&quot;;&quot;ND&quot;)))" office:value-type="string" office:string-value="x">
            <text:p>x</text:p>
          </table:table-cell>
          <table:table-cell table:style-name="ce18" table:formula="of:=IF([.$B311]=&quot;R&quot;;VLOOKUP([.$C311];[.$C$5:.$I$1017];7;0);IF([.$B311]=&quot;E&quot;;&quot;x&quot;;IF([.$B311]=&quot;-&quot;;&quot;-&quot;;&quot;ND&quot;)))" office:value-type="string" office:string-value="x">
            <text:p>x</text:p>
          </table:table-cell>
          <table:table-cell table:style-name="ce26" table:formula="of:=IF([.B311]=&quot;R&quot;;0;IF([.B311]=&quot;-&quot;;0;4))" office:value-type="float" office:value="4">
            <text:p>4</text:p>
          </table:table-cell>
          <table:table-cell table:style-name="ce26" table:formula="of:=IF([.B311]=&quot;R&quot;;0;COUNTIF([.F311:.I31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bfactory.cpp: <text:s text:c="18"/>m_assignAction = new KAction(KIcon("form_action"), i18n("&amp;Assign Action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91">
            <text:p>91</text:p>
          </table:table-cell>
          <table:table-cell table:style-name="ce6" table:number-columns-repeated="2"/>
          <table:table-cell table:style-name="ce18" table:formula="of:=IF([.$B312]=&quot;R&quot;;VLOOKUP([.$C312];[.$C$5:.$I$1017];5;0);IF([.$B312]=&quot;E&quot;;&quot;x&quot;;IF([.$B312]=&quot;-&quot;;&quot;-&quot;;&quot;ND&quot;)))" office:value-type="string" office:string-value="ND">
            <text:p>ND</text:p>
          </table:table-cell>
          <table:table-cell table:style-name="ce18" table:formula="of:=IF([.$B312]=&quot;R&quot;;VLOOKUP([.$C312];[.$C$5:.$I$1017];5;0);IF([.$B312]=&quot;E&quot;;&quot;x&quot;;IF([.$B312]=&quot;-&quot;;&quot;-&quot;;&quot;ND&quot;)))" office:value-type="string" office:string-value="ND">
            <text:p>ND</text:p>
          </table:table-cell>
          <table:table-cell table:style-name="ce18" table:formula="of:=IF([.$B312]=&quot;R&quot;;VLOOKUP([.$C312];[.$C$5:.$I$1017];6;0);IF([.$B312]=&quot;E&quot;;&quot;x&quot;;IF([.$B312]=&quot;-&quot;;&quot;-&quot;;&quot;ND&quot;)))" office:value-type="string" office:string-value="ND">
            <text:p>ND</text:p>
          </table:table-cell>
          <table:table-cell table:style-name="ce18" table:formula="of:=IF([.$B312]=&quot;R&quot;;VLOOKUP([.$C312];[.$C$5:.$I$1017];7;0);IF([.$B312]=&quot;E&quot;;&quot;x&quot;;IF([.$B312]=&quot;-&quot;;&quot;-&quot;;&quot;ND&quot;)))" office:value-type="string" office:string-value="ND">
            <text:p>ND</text:p>
          </table:table-cell>
          <table:table-cell table:style-name="ce26" table:formula="of:=IF([.B312]=&quot;R&quot;;0;IF([.B312]=&quot;-&quot;;0;4))" office:value-type="float" office:value="0">
            <text:p>0</text:p>
          </table:table-cell>
          <table:table-cell table:style-name="ce26" table:formula="of:=IF([.B312]=&quot;R&quot;;0;COUNTIF([.F312:.I3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manager.cpp: <text:s text:c="11"/>KIcon("signalslot"), i18n("Connect Signals/Slots"), d-&gt;collection);</text:p>
          </table:table-cell>
          <table:table-cell table:style-name="ce3" office:value-type="string">
            <text:p>N</text:p>
          </table:table-cell>
          <table:table-cell table:style-name="ce3" office:value-type="float" office:value="140">
            <text:p>140</text:p>
          </table:table-cell>
          <table:table-cell table:style-name="ce6" office:value-type="string">
            <text:p>signalslot</text:p>
          </table:table-cell>
          <table:table-cell table:style-name="ce6"/>
          <table:table-cell table:style-name="ce18" table:formula="of:=IF([.$B313]=&quot;R&quot;;VLOOKUP([.$C313];[.$C$5:.$I$1017];5;0);IF([.$B313]=&quot;E&quot;;&quot;x&quot;;IF([.$B313]=&quot;-&quot;;&quot;-&quot;;&quot;ND&quot;)))" office:value-type="string" office:string-value="ND">
            <text:p>ND</text:p>
          </table:table-cell>
          <table:table-cell table:style-name="ce18" table:formula="of:=IF([.$B313]=&quot;R&quot;;VLOOKUP([.$C313];[.$C$5:.$I$1017];5;0);IF([.$B313]=&quot;E&quot;;&quot;x&quot;;IF([.$B313]=&quot;-&quot;;&quot;-&quot;;&quot;ND&quot;)))" office:value-type="string" office:string-value="ND">
            <text:p>ND</text:p>
          </table:table-cell>
          <table:table-cell table:style-name="ce18" table:formula="of:=IF([.$B313]=&quot;R&quot;;VLOOKUP([.$C313];[.$C$5:.$I$1017];6;0);IF([.$B313]=&quot;E&quot;;&quot;x&quot;;IF([.$B313]=&quot;-&quot;;&quot;-&quot;;&quot;ND&quot;)))" office:value-type="string" office:string-value="ND">
            <text:p>ND</text:p>
          </table:table-cell>
          <table:table-cell table:style-name="ce18" table:formula="of:=IF([.$B313]=&quot;R&quot;;VLOOKUP([.$C313];[.$C$5:.$I$1017];7;0);IF([.$B313]=&quot;E&quot;;&quot;x&quot;;IF([.$B313]=&quot;-&quot;;&quot;-&quot;;&quot;ND&quot;)))" office:value-type="string" office:string-value="ND">
            <text:p>ND</text:p>
          </table:table-cell>
          <table:table-cell table:style-name="ce26" table:formula="of:=IF([.B313]=&quot;R&quot;;0;IF([.B313]=&quot;-&quot;;0;4))" office:value-type="float" office:value="4">
            <text:p>4</text:p>
          </table:table-cell>
          <table:table-cell table:style-name="ce26" table:formula="of:=IF([.B313]=&quot;R&quot;;0;COUNTIF([.F313:.I3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manager.cpp: <text:s text:c="7"/>KAction *a = new KAction(KIcon("run-build-file"), i18n("Show Form UI C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41">
            <text:p>141</text:p>
          </table:table-cell>
          <table:table-cell table:style-name="ce6"/>
          <table:table-cell table:style-name="ce6" office:value-type="string">
            <text:p>run-build-file</text:p>
          </table:table-cell>
          <table:table-cell table:style-name="ce18" table:formula="of:=IF([.$B314]=&quot;R&quot;;VLOOKUP([.$C314];[.$C$5:.$I$1017];5;0);IF([.$B314]=&quot;E&quot;;&quot;x&quot;;IF([.$B314]=&quot;-&quot;;&quot;-&quot;;&quot;ND&quot;)))" office:value-type="string" office:string-value="x">
            <text:p>x</text:p>
          </table:table-cell>
          <table:table-cell table:style-name="ce18" table:formula="of:=IF([.$B314]=&quot;R&quot;;VLOOKUP([.$C314];[.$C$5:.$I$1017];5;0);IF([.$B314]=&quot;E&quot;;&quot;x&quot;;IF([.$B314]=&quot;-&quot;;&quot;-&quot;;&quot;ND&quot;)))" office:value-type="string" office:string-value="x">
            <text:p>x</text:p>
          </table:table-cell>
          <table:table-cell table:style-name="ce18" table:formula="of:=IF([.$B314]=&quot;R&quot;;VLOOKUP([.$C314];[.$C$5:.$I$1017];6;0);IF([.$B314]=&quot;E&quot;;&quot;x&quot;;IF([.$B314]=&quot;-&quot;;&quot;-&quot;;&quot;ND&quot;)))" office:value-type="string" office:string-value="x">
            <text:p>x</text:p>
          </table:table-cell>
          <table:table-cell table:style-name="ce18" table:formula="of:=IF([.$B314]=&quot;R&quot;;VLOOKUP([.$C314];[.$C$5:.$I$1017];7;0);IF([.$B314]=&quot;E&quot;;&quot;x&quot;;IF([.$B314]=&quot;-&quot;;&quot;-&quot;;&quot;ND&quot;)))" office:value-type="string" office:string-value="x">
            <text:p>x</text:p>
          </table:table-cell>
          <table:table-cell table:style-name="ce26" table:formula="of:=IF([.B314]=&quot;R&quot;;0;IF([.B314]=&quot;-&quot;;0;4))" office:value-type="float" office:value="4">
            <text:p>4</text:p>
          </table:table-cell>
          <table:table-cell table:style-name="ce26" table:formula="of:=IF([.B314]=&quot;R&quot;;0;COUNTIF([.F314:.I31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manager.cpp: <text:s text:c="7"/>KIcon("mouse_pointer"), i18n("Pointer"), d-&gt;collection);</text:p>
          </table:table-cell>
          <table:table-cell table:style-name="ce3" office:value-type="string">
            <text:p>R</text:p>
          </table:table-cell>
          <table:table-cell table:style-name="ce3" office:value-type="float" office:value="139">
            <text:p>139</text:p>
          </table:table-cell>
          <table:table-cell table:style-name="ce6" table:number-columns-repeated="2"/>
          <table:table-cell table:style-name="ce18" table:formula="of:=IF([.$B315]=&quot;R&quot;;VLOOKUP([.$C315];[.$C$5:.$I$1017];5;0);IF([.$B315]=&quot;E&quot;;&quot;x&quot;;IF([.$B315]=&quot;-&quot;;&quot;-&quot;;&quot;ND&quot;)))" office:value-type="string" office:string-value="x">
            <text:p>x</text:p>
          </table:table-cell>
          <table:table-cell table:style-name="ce18" table:formula="of:=IF([.$B315]=&quot;R&quot;;VLOOKUP([.$C315];[.$C$5:.$I$1017];5;0);IF([.$B315]=&quot;E&quot;;&quot;x&quot;;IF([.$B315]=&quot;-&quot;;&quot;-&quot;;&quot;ND&quot;)))" office:value-type="string" office:string-value="x">
            <text:p>x</text:p>
          </table:table-cell>
          <table:table-cell table:style-name="ce18" table:formula="of:=IF([.$B315]=&quot;R&quot;;VLOOKUP([.$C315];[.$C$5:.$I$1017];6;0);IF([.$B315]=&quot;E&quot;;&quot;x&quot;;IF([.$B315]=&quot;-&quot;;&quot;-&quot;;&quot;ND&quot;)))" office:value-type="string" office:string-value="x">
            <text:p>x</text:p>
          </table:table-cell>
          <table:table-cell table:style-name="ce18" table:formula="of:=IF([.$B315]=&quot;R&quot;;VLOOKUP([.$C315];[.$C$5:.$I$1017];7;0);IF([.$B315]=&quot;E&quot;;&quot;x&quot;;IF([.$B315]=&quot;-&quot;;&quot;-&quot;;&quot;ND&quot;)))" office:value-type="string" office:string-value="x">
            <text:p>x</text:p>
          </table:table-cell>
          <table:table-cell table:style-name="ce26" table:formula="of:=IF([.B315]=&quot;R&quot;;0;IF([.B315]=&quot;-&quot;;0;4))" office:value-type="float" office:value="0">
            <text:p>0</text:p>
          </table:table-cell>
          <table:table-cell table:style-name="ce26" table:formula="of:=IF([.B315]=&quot;R&quot;;0;COUNTIF([.F315:.I3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dataSourcePage, KIcon("server-database"), "");</text:p>
          </table:table-cell>
          <table:table-cell table:style-name="ce3" office:value-type="string">
            <text:p>R</text:p>
          </table:table-cell>
          <table:table-cell table:style-name="ce3" office:value-type="float" office:value="126">
            <text:p>126</text:p>
          </table:table-cell>
          <table:table-cell table:style-name="ce6" table:number-columns-repeated="2"/>
          <table:table-cell table:style-name="ce18" table:formula="of:=IF([.$B316]=&quot;R&quot;;VLOOKUP([.$C316];[.$C$5:.$I$1017];5;0);IF([.$B316]=&quot;E&quot;;&quot;x&quot;;IF([.$B316]=&quot;-&quot;;&quot;-&quot;;&quot;ND&quot;)))" office:value-type="string" office:string-value="x">
            <text:p>x</text:p>
          </table:table-cell>
          <table:table-cell table:style-name="ce18" table:formula="of:=IF([.$B316]=&quot;R&quot;;VLOOKUP([.$C316];[.$C$5:.$I$1017];5;0);IF([.$B316]=&quot;E&quot;;&quot;x&quot;;IF([.$B316]=&quot;-&quot;;&quot;-&quot;;&quot;ND&quot;)))" office:value-type="string" office:string-value="x">
            <text:p>x</text:p>
          </table:table-cell>
          <table:table-cell table:style-name="ce18" table:formula="of:=IF([.$B316]=&quot;R&quot;;VLOOKUP([.$C316];[.$C$5:.$I$1017];6;0);IF([.$B316]=&quot;E&quot;;&quot;x&quot;;IF([.$B316]=&quot;-&quot;;&quot;-&quot;;&quot;ND&quot;)))" office:value-type="string" office:string-value="x">
            <text:p>x</text:p>
          </table:table-cell>
          <table:table-cell table:style-name="ce18" table:formula="of:=IF([.$B316]=&quot;R&quot;;VLOOKUP([.$C316];[.$C$5:.$I$1017];7;0);IF([.$B316]=&quot;E&quot;;&quot;x&quot;;IF([.$B316]=&quot;-&quot;;&quot;-&quot;;&quot;ND&quot;)))" office:value-type="string" office:string-value="x">
            <text:p>x</text:p>
          </table:table-cell>
          <table:table-cell table:style-name="ce26" table:formula="of:=IF([.B316]=&quot;R&quot;;0;IF([.B316]=&quot;-&quot;;0;4))" office:value-type="float" office:value="0">
            <text:p>0</text:p>
          </table:table-cell>
          <table:table-cell table:style-name="ce26" table:formula="of:=IF([.B316]=&quot;R&quot;;0;COUNTIF([.F316:.I3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3" office:value-type="string">
            <text:p>N</text:p>
          </table:table-cell>
          <table:table-cell table:style-name="ce3" office:value-type="float" office:value="142">
            <text:p>142</text:p>
          </table:table-cell>
          <table:table-cell table:style-name="ce6" office:value-type="string">
            <text:p>widgets</text:p>
            <text:p>kexi/pics/hi22-action-widgets.png</text:p>
          </table:table-cell>
          <table:table-cell table:style-name="ce6"/>
          <table:table-cell table:style-name="ce18" table:formula="of:=IF([.$B317]=&quot;R&quot;;VLOOKUP([.$C317];[.$C$5:.$I$1017];5;0);IF([.$B317]=&quot;E&quot;;&quot;x&quot;;IF([.$B317]=&quot;-&quot;;&quot;-&quot;;&quot;ND&quot;)))" office:value-type="string" office:string-value="ND">
            <text:p>ND</text:p>
          </table:table-cell>
          <table:table-cell table:style-name="ce18" table:formula="of:=IF([.$B317]=&quot;R&quot;;VLOOKUP([.$C317];[.$C$5:.$I$1017];5;0);IF([.$B317]=&quot;E&quot;;&quot;x&quot;;IF([.$B317]=&quot;-&quot;;&quot;-&quot;;&quot;ND&quot;)))" office:value-type="string" office:string-value="ND">
            <text:p>ND</text:p>
          </table:table-cell>
          <table:table-cell table:style-name="ce18" table:formula="of:=IF([.$B317]=&quot;R&quot;;VLOOKUP([.$C317];[.$C$5:.$I$1017];6;0);IF([.$B317]=&quot;E&quot;;&quot;x&quot;;IF([.$B317]=&quot;-&quot;;&quot;-&quot;;&quot;ND&quot;)))" office:value-type="string" office:string-value="ND">
            <text:p>ND</text:p>
          </table:table-cell>
          <table:table-cell table:style-name="ce18" table:formula="of:=IF([.$B317]=&quot;R&quot;;VLOOKUP([.$C317];[.$C$5:.$I$1017];7;0);IF([.$B317]=&quot;E&quot;;&quot;x&quot;;IF([.$B317]=&quot;-&quot;;&quot;-&quot;;&quot;ND&quot;)))" office:value-type="string" office:string-value="ND">
            <text:p>ND</text:p>
          </table:table-cell>
          <table:table-cell table:style-name="ce26" table:formula="of:=IF([.B317]=&quot;R&quot;;0;IF([.B317]=&quot;-&quot;;0;4))" office:value-type="float" office:value="4">
            <text:p>4</text:p>
          </table:table-cell>
          <table:table-cell table:style-name="ce26" table:formula="of:=IF([.B317]=&quot;R&quot;;0;COUNTIF([.F317:.I3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exportwizard.cpp: <text:s text:c="7"/>m_infoLblTo-&gt;setIcon("edit-paste");</text:p>
          </table:table-cell>
          <table:table-cell table:style-name="ce3" office:value-type="string">
            <text:p>E</text:p>
          </table:table-cell>
          <table:table-cell table:style-name="ce3" office:value-type="float" office:value="143">
            <text:p>143</text:p>
          </table:table-cell>
          <table:table-cell table:style-name="ce6"/>
          <table:table-cell table:style-name="ce12" office:value-type="string">
            <text:p>edit-paste</text:p>
          </table:table-cell>
          <table:table-cell table:style-name="ce18" table:formula="of:=IF([.$B318]=&quot;R&quot;;VLOOKUP([.$C318];[.$C$5:.$I$1017];5;0);IF([.$B318]=&quot;E&quot;;&quot;x&quot;;IF([.$B318]=&quot;-&quot;;&quot;-&quot;;&quot;ND&quot;)))" office:value-type="string" office:string-value="x">
            <text:p>x</text:p>
          </table:table-cell>
          <table:table-cell table:style-name="ce18" table:formula="of:=IF([.$B318]=&quot;R&quot;;VLOOKUP([.$C318];[.$C$5:.$I$1017];5;0);IF([.$B318]=&quot;E&quot;;&quot;x&quot;;IF([.$B318]=&quot;-&quot;;&quot;-&quot;;&quot;ND&quot;)))" office:value-type="string" office:string-value="x">
            <text:p>x</text:p>
          </table:table-cell>
          <table:table-cell table:style-name="ce18" table:formula="of:=IF([.$B318]=&quot;R&quot;;VLOOKUP([.$C318];[.$C$5:.$I$1017];6;0);IF([.$B318]=&quot;E&quot;;&quot;x&quot;;IF([.$B318]=&quot;-&quot;;&quot;-&quot;;&quot;ND&quot;)))" office:value-type="string" office:string-value="x">
            <text:p>x</text:p>
          </table:table-cell>
          <table:table-cell table:style-name="ce18" table:formula="of:=IF([.$B318]=&quot;R&quot;;VLOOKUP([.$C318];[.$C$5:.$I$1017];7;0);IF([.$B318]=&quot;E&quot;;&quot;x&quot;;IF([.$B318]=&quot;-&quot;;&quot;-&quot;;&quot;ND&quot;)))" office:value-type="string" office:string-value="x">
            <text:p>x</text:p>
          </table:table-cell>
          <table:table-cell table:style-name="ce26" table:formula="of:=IF([.B318]=&quot;R&quot;;0;IF([.B318]=&quot;-&quot;;0;4))" office:value-type="float" office:value="4">
            <text:p>4</text:p>
          </table:table-cell>
          <table:table-cell table:style-name="ce26" table:formula="of:=IF([.B318]=&quot;R&quot;;0;COUNTIF([.F318:.I31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7"/>m_infoLbl-&gt;setIcon("edit-paste"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table:number-columns-repeated="2"/>
          <table:table-cell table:style-name="ce18" table:formula="of:=IF([.$B319]=&quot;R&quot;;VLOOKUP([.$C319];[.$C$5:.$I$1017];5;0);IF([.$B319]=&quot;E&quot;;&quot;x&quot;;IF([.$B319]=&quot;-&quot;;&quot;-&quot;;&quot;ND&quot;)))" office:value-type="string" office:string-value="x">
            <text:p>x</text:p>
          </table:table-cell>
          <table:table-cell table:style-name="ce18" table:formula="of:=IF([.$B319]=&quot;R&quot;;VLOOKUP([.$C319];[.$C$5:.$I$1017];5;0);IF([.$B319]=&quot;E&quot;;&quot;x&quot;;IF([.$B319]=&quot;-&quot;;&quot;-&quot;;&quot;ND&quot;)))" office:value-type="string" office:string-value="x">
            <text:p>x</text:p>
          </table:table-cell>
          <table:table-cell table:style-name="ce18" table:formula="of:=IF([.$B319]=&quot;R&quot;;VLOOKUP([.$C319];[.$C$5:.$I$1017];6;0);IF([.$B319]=&quot;E&quot;;&quot;x&quot;;IF([.$B319]=&quot;-&quot;;&quot;-&quot;;&quot;ND&quot;)))" office:value-type="string" office:string-value="x">
            <text:p>x</text:p>
          </table:table-cell>
          <table:table-cell table:style-name="ce18" table:formula="of:=IF([.$B319]=&quot;R&quot;;VLOOKUP([.$C319];[.$C$5:.$I$1017];7;0);IF([.$B319]=&quot;E&quot;;&quot;x&quot;;IF([.$B319]=&quot;-&quot;;&quot;-&quot;;&quot;ND&quot;)))" office:value-type="string" office:string-value="x">
            <text:p>x</text:p>
          </table:table-cell>
          <table:table-cell table:style-name="ce26" table:formula="of:=IF([.B319]=&quot;R&quot;;0;IF([.B319]=&quot;-&quot;;0;4))" office:value-type="float" office:value="0">
            <text:p>0</text:p>
          </table:table-cell>
          <table:table-cell table:style-name="ce26" table:formula="of:=IF([.B319]=&quot;R&quot;;0;COUNTIF([.F319:.I3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3" office:value-type="string">
            <text:p>N</text:p>
          </table:table-cell>
          <table:table-cell table:style-name="ce3" office:value-type="float" office:value="144">
            <text:p>144</text:p>
          </table:table-cell>
          <table:table-cell table:style-name="ce6" office:value-type="string">
            <text:p>key</text:p>
            <text:p>kexi/pics/hi32-action-key.png</text:p>
          </table:table-cell>
          <table:table-cell table:style-name="ce6"/>
          <table:table-cell table:style-name="ce18" table:formula="of:=IF([.$B320]=&quot;R&quot;;VLOOKUP([.$C320];[.$C$5:.$I$1017];5;0);IF([.$B320]=&quot;E&quot;;&quot;x&quot;;IF([.$B320]=&quot;-&quot;;&quot;-&quot;;&quot;ND&quot;)))" office:value-type="string" office:string-value="ND">
            <text:p>ND</text:p>
          </table:table-cell>
          <table:table-cell table:style-name="ce18" table:formula="of:=IF([.$B320]=&quot;R&quot;;VLOOKUP([.$C320];[.$C$5:.$I$1017];5;0);IF([.$B320]=&quot;E&quot;;&quot;x&quot;;IF([.$B320]=&quot;-&quot;;&quot;-&quot;;&quot;ND&quot;)))" office:value-type="string" office:string-value="ND">
            <text:p>ND</text:p>
          </table:table-cell>
          <table:table-cell table:style-name="ce18" table:formula="of:=IF([.$B320]=&quot;R&quot;;VLOOKUP([.$C320];[.$C$5:.$I$1017];6;0);IF([.$B320]=&quot;E&quot;;&quot;x&quot;;IF([.$B320]=&quot;-&quot;;&quot;-&quot;;&quot;ND&quot;)))" office:value-type="string" office:string-value="ND">
            <text:p>ND</text:p>
          </table:table-cell>
          <table:table-cell table:style-name="ce18" table:formula="of:=IF([.$B320]=&quot;R&quot;;VLOOKUP([.$C320];[.$C$5:.$I$1017];7;0);IF([.$B320]=&quot;E&quot;;&quot;x&quot;;IF([.$B320]=&quot;-&quot;;&quot;-&quot;;&quot;ND&quot;)))" office:value-type="string" office:string-value="ND">
            <text:p>ND</text:p>
          </table:table-cell>
          <table:table-cell table:style-name="ce26" table:formula="of:=IF([.B320]=&quot;R&quot;;0;IF([.B320]=&quot;-&quot;;0;4))" office:value-type="float" office:value="4">
            <text:p>4</text:p>
          </table:table-cell>
          <table:table-cell table:style-name="ce26" table:formula="of:=IF([.B320]=&quot;R&quot;;0;COUNTIF([.F320:.I3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importdialog.cpp:#define _IMPORT_ICON KIcon("table") /*todo: change to "file_import" or so*/</text:p>
          </table:table-cell>
          <table:table-cell table:style-name="ce3" office:value-type="string">
            <text:p>R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“file_import_table”</text:p>
          </table:table-cell>
          <table:table-cell table:style-name="ce6"/>
          <table:table-cell table:style-name="ce18" table:formula="of:=IF([.$B321]=&quot;R&quot;;VLOOKUP([.$C321];[.$C$5:.$I$1017];5;0);IF([.$B321]=&quot;E&quot;;&quot;x&quot;;IF([.$B321]=&quot;-&quot;;&quot;-&quot;;&quot;ND&quot;)))" office:value-type="string" office:string-value="ND">
            <text:p>ND</text:p>
          </table:table-cell>
          <table:table-cell table:style-name="ce18" table:formula="of:=IF([.$B321]=&quot;R&quot;;VLOOKUP([.$C321];[.$C$5:.$I$1017];5;0);IF([.$B321]=&quot;E&quot;;&quot;x&quot;;IF([.$B321]=&quot;-&quot;;&quot;-&quot;;&quot;ND&quot;)))" office:value-type="string" office:string-value="ND">
            <text:p>ND</text:p>
          </table:table-cell>
          <table:table-cell table:style-name="ce18" table:formula="of:=IF([.$B321]=&quot;R&quot;;VLOOKUP([.$C321];[.$C$5:.$I$1017];6;0);IF([.$B321]=&quot;E&quot;;&quot;x&quot;;IF([.$B321]=&quot;-&quot;;&quot;-&quot;;&quot;ND&quot;)))" office:value-type="string" office:string-value="ND">
            <text:p>ND</text:p>
          </table:table-cell>
          <table:table-cell table:style-name="ce18" table:formula="of:=IF([.$B321]=&quot;R&quot;;VLOOKUP([.$C321];[.$C$5:.$I$1017];7;0);IF([.$B321]=&quot;E&quot;;&quot;x&quot;;IF([.$B321]=&quot;-&quot;;&quot;-&quot;;&quot;ND&quot;)))" office:value-type="string" office:string-value="ND">
            <text:p>ND</text:p>
          </table:table-cell>
          <table:table-cell table:style-name="ce26" table:formula="of:=IF([.B321]=&quot;R&quot;;0;IF([.B321]=&quot;-&quot;;0;4))" office:value-type="float" office:value="0">
            <text:p>0</text:p>
          </table:table-cell>
          <table:table-cell table:style-name="ce26" table:formula="of:=IF([.B321]=&quot;R&quot;;0;COUNTIF([.F321:.I3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Err(DesktopIcon("dialog-error"))</text:p>
          </table:table-cell>
          <table:table-cell table:style-name="ce3" office:value-type="string">
            <text:p>E</text:p>
          </table:table-cell>
          <table:table-cell table:style-name="ce3" office:value-type="float" office:value="145">
            <text:p>145</text:p>
          </table:table-cell>
          <table:table-cell table:style-name="ce6" office:value-type="string">
            <text:p>(in status/)</text:p>
          </table:table-cell>
          <table:table-cell table:style-name="ce6" office:value-type="string">
            <text:p>dialog-error</text:p>
          </table:table-cell>
          <table:table-cell table:style-name="ce18" table:formula="of:=IF([.$B322]=&quot;R&quot;;VLOOKUP([.$C322];[.$C$5:.$I$1017];5;0);IF([.$B322]=&quot;E&quot;;&quot;x&quot;;IF([.$B322]=&quot;-&quot;;&quot;-&quot;;&quot;ND&quot;)))" office:value-type="string" office:string-value="x">
            <text:p>x</text:p>
          </table:table-cell>
          <table:table-cell table:style-name="ce18" table:formula="of:=IF([.$B322]=&quot;R&quot;;VLOOKUP([.$C322];[.$C$5:.$I$1017];5;0);IF([.$B322]=&quot;E&quot;;&quot;x&quot;;IF([.$B322]=&quot;-&quot;;&quot;-&quot;;&quot;ND&quot;)))" office:value-type="string" office:string-value="x">
            <text:p>x</text:p>
          </table:table-cell>
          <table:table-cell table:style-name="ce18" table:formula="of:=IF([.$B322]=&quot;R&quot;;VLOOKUP([.$C322];[.$C$5:.$I$1017];6;0);IF([.$B322]=&quot;E&quot;;&quot;x&quot;;IF([.$B322]=&quot;-&quot;;&quot;-&quot;;&quot;ND&quot;)))" office:value-type="string" office:string-value="x">
            <text:p>x</text:p>
          </table:table-cell>
          <table:table-cell table:style-name="ce18" table:formula="of:=IF([.$B322]=&quot;R&quot;;VLOOKUP([.$C322];[.$C$5:.$I$1017];7;0);IF([.$B322]=&quot;E&quot;;&quot;x&quot;;IF([.$B322]=&quot;-&quot;;&quot;-&quot;;&quot;ND&quot;)))" office:value-type="string" office:string-value="x">
            <text:p>x</text:p>
          </table:table-cell>
          <table:table-cell table:style-name="ce26" table:formula="of:=IF([.B322]=&quot;R&quot;;0;IF([.B322]=&quot;-&quot;;0;4))" office:value-type="float" office:value="4">
            <text:p>4</text:p>
          </table:table-cell>
          <table:table-cell table:style-name="ce26" table:formula="of:=IF([.B322]=&quot;R&quot;;0;COUNTIF([.F322:.I32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Info(DesktopIcon("dialog-information"))</text:p>
          </table:table-cell>
          <table:table-cell table:style-name="ce3" office:value-type="string">
            <text:p>E</text:p>
          </table:table-cell>
          <table:table-cell table:style-name="ce3" office:value-type="float" office:value="146">
            <text:p>146</text:p>
          </table:table-cell>
          <table:table-cell table:style-name="ce6" office:value-type="string">
            <text:p>(in status/)</text:p>
          </table:table-cell>
          <table:table-cell table:style-name="ce6" office:value-type="string">
            <text:p>dialog-information</text:p>
          </table:table-cell>
          <table:table-cell table:style-name="ce18" table:formula="of:=IF([.$B323]=&quot;R&quot;;VLOOKUP([.$C323];[.$C$5:.$I$1017];5;0);IF([.$B323]=&quot;E&quot;;&quot;x&quot;;IF([.$B323]=&quot;-&quot;;&quot;-&quot;;&quot;ND&quot;)))" office:value-type="string" office:string-value="x">
            <text:p>x</text:p>
          </table:table-cell>
          <table:table-cell table:style-name="ce18" table:formula="of:=IF([.$B323]=&quot;R&quot;;VLOOKUP([.$C323];[.$C$5:.$I$1017];5;0);IF([.$B323]=&quot;E&quot;;&quot;x&quot;;IF([.$B323]=&quot;-&quot;;&quot;-&quot;;&quot;ND&quot;)))" office:value-type="string" office:string-value="x">
            <text:p>x</text:p>
          </table:table-cell>
          <table:table-cell table:style-name="ce18" table:formula="of:=IF([.$B323]=&quot;R&quot;;VLOOKUP([.$C323];[.$C$5:.$I$1017];6;0);IF([.$B323]=&quot;E&quot;;&quot;x&quot;;IF([.$B323]=&quot;-&quot;;&quot;-&quot;;&quot;ND&quot;)))" office:value-type="string" office:string-value="x">
            <text:p>x</text:p>
          </table:table-cell>
          <table:table-cell table:style-name="ce18" table:formula="of:=IF([.$B323]=&quot;R&quot;;VLOOKUP([.$C323];[.$C$5:.$I$1017];7;0);IF([.$B323]=&quot;E&quot;;&quot;x&quot;;IF([.$B323]=&quot;-&quot;;&quot;-&quot;;&quot;ND&quot;)))" office:value-type="string" office:string-value="x">
            <text:p>x</text:p>
          </table:table-cell>
          <table:table-cell table:style-name="ce26" table:formula="of:=IF([.B323]=&quot;R&quot;;0;IF([.B323]=&quot;-&quot;;0;4))" office:value-type="float" office:value="4">
            <text:p>4</text:p>
          </table:table-cell>
          <table:table-cell table:style-name="ce26" table:formula="of:=IF([.B323]=&quot;R&quot;;0;COUNTIF([.F323:.I32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Ok(Desktop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324]=&quot;R&quot;;VLOOKUP([.$C324];[.$C$5:.$I$1017];5;0);IF([.$B324]=&quot;E&quot;;&quot;x&quot;;IF([.$B324]=&quot;-&quot;;&quot;-&quot;;&quot;ND&quot;)))" office:value-type="string" office:string-value="x">
            <text:p>x</text:p>
          </table:table-cell>
          <table:table-cell table:style-name="ce18" table:formula="of:=IF([.$B324]=&quot;R&quot;;VLOOKUP([.$C324];[.$C$5:.$I$1017];5;0);IF([.$B324]=&quot;E&quot;;&quot;x&quot;;IF([.$B324]=&quot;-&quot;;&quot;-&quot;;&quot;ND&quot;)))" office:value-type="string" office:string-value="x">
            <text:p>x</text:p>
          </table:table-cell>
          <table:table-cell table:style-name="ce18" table:formula="of:=IF([.$B324]=&quot;R&quot;;VLOOKUP([.$C324];[.$C$5:.$I$1017];6;0);IF([.$B324]=&quot;E&quot;;&quot;x&quot;;IF([.$B324]=&quot;-&quot;;&quot;-&quot;;&quot;ND&quot;)))" office:value-type="string" office:string-value="x">
            <text:p>x</text:p>
          </table:table-cell>
          <table:table-cell table:style-name="ce18" table:formula="of:=IF([.$B324]=&quot;R&quot;;VLOOKUP([.$C324];[.$C$5:.$I$1017];7;0);IF([.$B324]=&quot;E&quot;;&quot;x&quot;;IF([.$B324]=&quot;-&quot;;&quot;-&quot;;&quot;ND&quot;)))" office:value-type="string" office:string-value="x">
            <text:p>x</text:p>
          </table:table-cell>
          <table:table-cell table:style-name="ce26" table:formula="of:=IF([.B324]=&quot;R&quot;;0;IF([.B324]=&quot;-&quot;;0;4))" office:value-type="float" office:value="0">
            <text:p>0</text:p>
          </table:table-cell>
          <table:table-cell table:style-name="ce26" table:formula="of:=IF([.B324]=&quot;R&quot;;0;COUNTIF([.F324:.I3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7"/>KIcon("view-history"), i18n("Show SQL History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47">
            <text:p>147</text:p>
          </table:table-cell>
          <table:table-cell table:style-name="ce6"/>
          <table:table-cell table:style-name="ce12" office:value-type="string">
            <text:p>view-history</text:p>
          </table:table-cell>
          <table:table-cell table:style-name="ce18" table:formula="of:=IF([.$B325]=&quot;R&quot;;VLOOKUP([.$C325];[.$C$5:.$I$1017];5;0);IF([.$B325]=&quot;E&quot;;&quot;x&quot;;IF([.$B325]=&quot;-&quot;;&quot;-&quot;;&quot;ND&quot;)))" office:value-type="string" office:string-value="x">
            <text:p>x</text:p>
          </table:table-cell>
          <table:table-cell table:style-name="ce18" table:formula="of:=IF([.$B325]=&quot;R&quot;;VLOOKUP([.$C325];[.$C$5:.$I$1017];5;0);IF([.$B325]=&quot;E&quot;;&quot;x&quot;;IF([.$B325]=&quot;-&quot;;&quot;-&quot;;&quot;ND&quot;)))" office:value-type="string" office:string-value="x">
            <text:p>x</text:p>
          </table:table-cell>
          <table:table-cell table:style-name="ce18" table:formula="of:=IF([.$B325]=&quot;R&quot;;VLOOKUP([.$C325];[.$C$5:.$I$1017];6;0);IF([.$B325]=&quot;E&quot;;&quot;x&quot;;IF([.$B325]=&quot;-&quot;;&quot;-&quot;;&quot;ND&quot;)))" office:value-type="string" office:string-value="x">
            <text:p>x</text:p>
          </table:table-cell>
          <table:table-cell table:style-name="ce18" table:formula="of:=IF([.$B325]=&quot;R&quot;;VLOOKUP([.$C325];[.$C$5:.$I$1017];7;0);IF([.$B325]=&quot;E&quot;;&quot;x&quot;;IF([.$B325]=&quot;-&quot;;&quot;-&quot;;&quot;ND&quot;)))" office:value-type="string" office:string-value="x">
            <text:p>x</text:p>
          </table:table-cell>
          <table:table-cell table:style-name="ce26" table:formula="of:=IF([.B325]=&quot;R&quot;;0;IF([.B325]=&quot;-&quot;;0;4))" office:value-type="float" office:value="4">
            <text:p>4</text:p>
          </table:table-cell>
          <table:table-cell table:style-name="ce26" table:formula="of:=IF([.B325]=&quot;R&quot;;0;COUNTIF([.F325:.I32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edit-clear-locationbar-rtl"), msg_clear,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8" table:formula="of:=IF([.$B326]=&quot;R&quot;;VLOOKUP([.$C326];[.$C$5:.$I$1017];5;0);IF([.$B326]=&quot;E&quot;;&quot;x&quot;;IF([.$B326]=&quot;-&quot;;&quot;-&quot;;&quot;ND&quot;)))" office:value-type="string" office:string-value="x">
            <text:p>x</text:p>
          </table:table-cell>
          <table:table-cell table:style-name="ce18" table:formula="of:=IF([.$B326]=&quot;R&quot;;VLOOKUP([.$C326];[.$C$5:.$I$1017];5;0);IF([.$B326]=&quot;E&quot;;&quot;x&quot;;IF([.$B326]=&quot;-&quot;;&quot;-&quot;;&quot;ND&quot;)))" office:value-type="string" office:string-value="x">
            <text:p>x</text:p>
          </table:table-cell>
          <table:table-cell table:style-name="ce18" table:formula="of:=IF([.$B326]=&quot;R&quot;;VLOOKUP([.$C326];[.$C$5:.$I$1017];6;0);IF([.$B326]=&quot;E&quot;;&quot;x&quot;;IF([.$B326]=&quot;-&quot;;&quot;-&quot;;&quot;ND&quot;)))" office:value-type="string" office:string-value="x">
            <text:p>x</text:p>
          </table:table-cell>
          <table:table-cell table:style-name="ce18" table:formula="of:=IF([.$B326]=&quot;R&quot;;VLOOKUP([.$C326];[.$C$5:.$I$1017];7;0);IF([.$B326]=&quot;E&quot;;&quot;x&quot;;IF([.$B326]=&quot;-&quot;;&quot;-&quot;;&quot;ND&quot;)))" office:value-type="string" office:string-value="x">
            <text:p>x</text:p>
          </table:table-cell>
          <table:table-cell table:style-name="ce26" table:formula="of:=IF([.B326]=&quot;R&quot;;0;IF([.B326]=&quot;-&quot;;0;4))" office:value-type="float" office:value="0">
            <text:p>0</text:p>
          </table:table-cell>
          <table:table-cell table:style-name="ce26" table:formula="of:=IF([.B326]=&quot;R&quot;;0;COUNTIF([.F326:.I3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go-jump"), msg_back,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2"/>
          <table:table-cell table:style-name="ce18" table:formula="of:=IF([.$B327]=&quot;R&quot;;VLOOKUP([.$C327];[.$C$5:.$I$1017];5;0);IF([.$B327]=&quot;E&quot;;&quot;x&quot;;IF([.$B327]=&quot;-&quot;;&quot;-&quot;;&quot;ND&quot;)))" office:value-type="string" office:string-value="x">
            <text:p>x</text:p>
          </table:table-cell>
          <table:table-cell table:style-name="ce18" table:formula="of:=IF([.$B327]=&quot;R&quot;;VLOOKUP([.$C327];[.$C$5:.$I$1017];5;0);IF([.$B327]=&quot;E&quot;;&quot;x&quot;;IF([.$B327]=&quot;-&quot;;&quot;-&quot;;&quot;ND&quot;)))" office:value-type="string" office:string-value="x">
            <text:p>x</text:p>
          </table:table-cell>
          <table:table-cell table:style-name="ce18" table:formula="of:=IF([.$B327]=&quot;R&quot;;VLOOKUP([.$C327];[.$C$5:.$I$1017];6;0);IF([.$B327]=&quot;E&quot;;&quot;x&quot;;IF([.$B327]=&quot;-&quot;;&quot;-&quot;;&quot;ND&quot;)))" office:value-type="string" office:string-value="x">
            <text:p>x</text:p>
          </table:table-cell>
          <table:table-cell table:style-name="ce18" table:formula="of:=IF([.$B327]=&quot;R&quot;;VLOOKUP([.$C327];[.$C$5:.$I$1017];7;0);IF([.$B327]=&quot;E&quot;;&quot;x&quot;;IF([.$B327]=&quot;-&quot;;&quot;-&quot;;&quot;ND&quot;)))" office:value-type="string" office:string-value="x">
            <text:p>x</text:p>
          </table:table-cell>
          <table:table-cell table:style-name="ce26" table:formula="of:=IF([.B327]=&quot;R&quot;;0;IF([.B327]=&quot;-&quot;;0;4))" office:value-type="float" office:value="0">
            <text:p>0</text:p>
          </table:table-cell>
          <table:table-cell table:style-name="ce26" table:formula="of:=IF([.B327]=&quot;R&quot;;0;COUNTIF([.F327:.I3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Head-&gt;addButton(KIcon("edit-clear-locationbar-rtl"), msg_clear, d-&gt;history, SLOT(clear())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8" table:formula="of:=IF([.$B328]=&quot;R&quot;;VLOOKUP([.$C328];[.$C$5:.$I$1017];5;0);IF([.$B328]=&quot;E&quot;;&quot;x&quot;;IF([.$B328]=&quot;-&quot;;&quot;-&quot;;&quot;ND&quot;)))" office:value-type="string" office:string-value="x">
            <text:p>x</text:p>
          </table:table-cell>
          <table:table-cell table:style-name="ce18" table:formula="of:=IF([.$B328]=&quot;R&quot;;VLOOKUP([.$C328];[.$C$5:.$I$1017];5;0);IF([.$B328]=&quot;E&quot;;&quot;x&quot;;IF([.$B328]=&quot;-&quot;;&quot;-&quot;;&quot;ND&quot;)))" office:value-type="string" office:string-value="x">
            <text:p>x</text:p>
          </table:table-cell>
          <table:table-cell table:style-name="ce18" table:formula="of:=IF([.$B328]=&quot;R&quot;;VLOOKUP([.$C328];[.$C$5:.$I$1017];6;0);IF([.$B328]=&quot;E&quot;;&quot;x&quot;;IF([.$B328]=&quot;-&quot;;&quot;-&quot;;&quot;ND&quot;)))" office:value-type="string" office:string-value="x">
            <text:p>x</text:p>
          </table:table-cell>
          <table:table-cell table:style-name="ce18" table:formula="of:=IF([.$B328]=&quot;R&quot;;VLOOKUP([.$C328];[.$C$5:.$I$1017];7;0);IF([.$B328]=&quot;E&quot;;&quot;x&quot;;IF([.$B328]=&quot;-&quot;;&quot;-&quot;;&quot;ND&quot;)))" office:value-type="string" office:string-value="x">
            <text:p>x</text:p>
          </table:table-cell>
          <table:table-cell table:style-name="ce26" table:formula="of:=IF([.B328]=&quot;R&quot;;0;IF([.B328]=&quot;-&quot;;0;4))" office:value-type="float" office:value="0">
            <text:p>0</text:p>
          </table:table-cell>
          <table:table-cell table:style-name="ce26" table:formula="of:=IF([.B328]=&quot;R&quot;;0;COUNTIF([.F328:.I3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Head-&gt;addButton(KIcon("go-jump"), msg_back, this, SLOT(slotSelectQuery())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2"/>
          <table:table-cell table:style-name="ce18" table:formula="of:=IF([.$B329]=&quot;R&quot;;VLOOKUP([.$C329];[.$C$5:.$I$1017];5;0);IF([.$B329]=&quot;E&quot;;&quot;x&quot;;IF([.$B329]=&quot;-&quot;;&quot;-&quot;;&quot;ND&quot;)))" office:value-type="string" office:string-value="x">
            <text:p>x</text:p>
          </table:table-cell>
          <table:table-cell table:style-name="ce18" table:formula="of:=IF([.$B329]=&quot;R&quot;;VLOOKUP([.$C329];[.$C$5:.$I$1017];5;0);IF([.$B329]=&quot;E&quot;;&quot;x&quot;;IF([.$B329]=&quot;-&quot;;&quot;-&quot;;&quot;ND&quot;)))" office:value-type="string" office:string-value="x">
            <text:p>x</text:p>
          </table:table-cell>
          <table:table-cell table:style-name="ce18" table:formula="of:=IF([.$B329]=&quot;R&quot;;VLOOKUP([.$C329];[.$C$5:.$I$1017];6;0);IF([.$B329]=&quot;E&quot;;&quot;x&quot;;IF([.$B329]=&quot;-&quot;;&quot;-&quot;;&quot;ND&quot;)))" office:value-type="string" office:string-value="x">
            <text:p>x</text:p>
          </table:table-cell>
          <table:table-cell table:style-name="ce18" table:formula="of:=IF([.$B329]=&quot;R&quot;;VLOOKUP([.$C329];[.$C$5:.$I$1017];7;0);IF([.$B329]=&quot;E&quot;;&quot;x&quot;;IF([.$B329]=&quot;-&quot;;&quot;-&quot;;&quot;ND&quot;)))" office:value-type="string" office:string-value="x">
            <text:p>x</text:p>
          </table:table-cell>
          <table:table-cell table:style-name="ce26" table:formula="of:=IF([.B329]=&quot;R&quot;;0;IF([.B329]=&quot;-&quot;;0;4))" office:value-type="float" office:value="0">
            <text:p>0</text:p>
          </table:table-cell>
          <table:table-cell table:style-name="ce26" table:formula="of:=IF([.B329]=&quot;R&quot;;0;COUNTIF([.F329:.I3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48">
            <text:p>148</text:p>
          </table:table-cell>
          <table:table-cell table:style-name="ce6" office:value-type="string">
            <text:p>test_it ??</text:p>
            <text:p>kexi/pics/hi16-action-test_it.png</text:p>
            <text:p/>
          </table:table-cell>
          <table:table-cell table:style-name="ce6"/>
          <table:table-cell table:style-name="ce18" table:formula="of:=IF([.$B330]=&quot;R&quot;;VLOOKUP([.$C330];[.$C$5:.$I$1017];5;0);IF([.$B330]=&quot;E&quot;;&quot;x&quot;;IF([.$B330]=&quot;-&quot;;&quot;-&quot;;&quot;ND&quot;)))" office:value-type="string" office:string-value="ND">
            <text:p>ND</text:p>
          </table:table-cell>
          <table:table-cell table:style-name="ce18" table:formula="of:=IF([.$B330]=&quot;R&quot;;VLOOKUP([.$C330];[.$C$5:.$I$1017];5;0);IF([.$B330]=&quot;E&quot;;&quot;x&quot;;IF([.$B330]=&quot;-&quot;;&quot;-&quot;;&quot;ND&quot;)))" office:value-type="string" office:string-value="ND">
            <text:p>ND</text:p>
          </table:table-cell>
          <table:table-cell table:style-name="ce18" table:formula="of:=IF([.$B330]=&quot;R&quot;;VLOOKUP([.$C330];[.$C$5:.$I$1017];6;0);IF([.$B330]=&quot;E&quot;;&quot;x&quot;;IF([.$B330]=&quot;-&quot;;&quot;-&quot;;&quot;ND&quot;)))" office:value-type="string" office:string-value="ND">
            <text:p>ND</text:p>
          </table:table-cell>
          <table:table-cell table:style-name="ce18" table:formula="of:=IF([.$B330]=&quot;R&quot;;VLOOKUP([.$C330];[.$C$5:.$I$1017];7;0);IF([.$B330]=&quot;E&quot;;&quot;x&quot;;IF([.$B330]=&quot;-&quot;;&quot;-&quot;;&quot;ND&quot;)))" office:value-type="string" office:string-value="ND">
            <text:p>ND</text:p>
          </table:table-cell>
          <table:table-cell table:style-name="ce26" table:formula="of:=IF([.B330]=&quot;R&quot;;0;IF([.B330]=&quot;-&quot;;0;4))" office:value-type="float" office:value="4">
            <text:p>4</text:p>
          </table:table-cell>
          <table:table-cell table:style-name="ce26" table:formula="of:=IF([.B330]=&quot;R&quot;;0;COUNTIF([.F330:.I3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error"));</text:p>
          </table:table-cell>
          <table:table-cell table:style-name="ce3" office:value-type="string">
            <text:p>R</text:p>
          </table:table-cell>
          <table:table-cell table:style-name="ce3" office:value-type="float" office:value="145">
            <text:p>145</text:p>
          </table:table-cell>
          <table:table-cell table:style-name="ce6" table:number-columns-repeated="2"/>
          <table:table-cell table:style-name="ce18" table:formula="of:=IF([.$B331]=&quot;R&quot;;VLOOKUP([.$C331];[.$C$5:.$I$1017];5;0);IF([.$B331]=&quot;E&quot;;&quot;x&quot;;IF([.$B331]=&quot;-&quot;;&quot;-&quot;;&quot;ND&quot;)))" office:value-type="string" office:string-value="x">
            <text:p>x</text:p>
          </table:table-cell>
          <table:table-cell table:style-name="ce18" table:formula="of:=IF([.$B331]=&quot;R&quot;;VLOOKUP([.$C331];[.$C$5:.$I$1017];5;0);IF([.$B331]=&quot;E&quot;;&quot;x&quot;;IF([.$B331]=&quot;-&quot;;&quot;-&quot;;&quot;ND&quot;)))" office:value-type="string" office:string-value="x">
            <text:p>x</text:p>
          </table:table-cell>
          <table:table-cell table:style-name="ce18" table:formula="of:=IF([.$B331]=&quot;R&quot;;VLOOKUP([.$C331];[.$C$5:.$I$1017];6;0);IF([.$B331]=&quot;E&quot;;&quot;x&quot;;IF([.$B331]=&quot;-&quot;;&quot;-&quot;;&quot;ND&quot;)))" office:value-type="string" office:string-value="x">
            <text:p>x</text:p>
          </table:table-cell>
          <table:table-cell table:style-name="ce18" table:formula="of:=IF([.$B331]=&quot;R&quot;;VLOOKUP([.$C331];[.$C$5:.$I$1017];7;0);IF([.$B331]=&quot;E&quot;;&quot;x&quot;;IF([.$B331]=&quot;-&quot;;&quot;-&quot;;&quot;ND&quot;)))" office:value-type="string" office:string-value="x">
            <text:p>x</text:p>
          </table:table-cell>
          <table:table-cell table:style-name="ce26" table:formula="of:=IF([.B331]=&quot;R&quot;;0;IF([.B331]=&quot;-&quot;;0;4))" office:value-type="float" office:value="0">
            <text:p>0</text:p>
          </table:table-cell>
          <table:table-cell table:style-name="ce26" table:formula="of:=IF([.B331]=&quot;R&quot;;0;COUNTIF([.F331:.I3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332]=&quot;R&quot;;VLOOKUP([.$C332];[.$C$5:.$I$1017];5;0);IF([.$B332]=&quot;E&quot;;&quot;x&quot;;IF([.$B332]=&quot;-&quot;;&quot;-&quot;;&quot;ND&quot;)))" office:value-type="string" office:string-value="x">
            <text:p>x</text:p>
          </table:table-cell>
          <table:table-cell table:style-name="ce18" table:formula="of:=IF([.$B332]=&quot;R&quot;;VLOOKUP([.$C332];[.$C$5:.$I$1017];5;0);IF([.$B332]=&quot;E&quot;;&quot;x&quot;;IF([.$B332]=&quot;-&quot;;&quot;-&quot;;&quot;ND&quot;)))" office:value-type="string" office:string-value="x">
            <text:p>x</text:p>
          </table:table-cell>
          <table:table-cell table:style-name="ce18" table:formula="of:=IF([.$B332]=&quot;R&quot;;VLOOKUP([.$C332];[.$C$5:.$I$1017];6;0);IF([.$B332]=&quot;E&quot;;&quot;x&quot;;IF([.$B332]=&quot;-&quot;;&quot;-&quot;;&quot;ND&quot;)))" office:value-type="string" office:string-value="x">
            <text:p>x</text:p>
          </table:table-cell>
          <table:table-cell table:style-name="ce18" table:formula="of:=IF([.$B332]=&quot;R&quot;;VLOOKUP([.$C332];[.$C$5:.$I$1017];7;0);IF([.$B332]=&quot;E&quot;;&quot;x&quot;;IF([.$B332]=&quot;-&quot;;&quot;-&quot;;&quot;ND&quot;)))" office:value-type="string" office:string-value="x">
            <text:p>x</text:p>
          </table:table-cell>
          <table:table-cell table:style-name="ce26" table:formula="of:=IF([.B332]=&quot;R&quot;;0;IF([.B332]=&quot;-&quot;;0;4))" office:value-type="float" office:value="0">
            <text:p>0</text:p>
          </table:table-cell>
          <table:table-cell table:style-name="ce26" table:formula="of:=IF([.B332]=&quot;R&quot;;0;COUNTIF([.F332:.I3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3"/>m_popup-&gt;addAction(KIcon("edit-copy"), i18n("Copy to Clipboard"),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2"/>
          <table:table-cell table:style-name="ce18" table:formula="of:=IF([.$B333]=&quot;R&quot;;VLOOKUP([.$C333];[.$C$5:.$I$1017];5;0);IF([.$B333]=&quot;E&quot;;&quot;x&quot;;IF([.$B333]=&quot;-&quot;;&quot;-&quot;;&quot;ND&quot;)))" office:value-type="string" office:string-value="x">
            <text:p>x</text:p>
          </table:table-cell>
          <table:table-cell table:style-name="ce18" table:formula="of:=IF([.$B333]=&quot;R&quot;;VLOOKUP([.$C333];[.$C$5:.$I$1017];5;0);IF([.$B333]=&quot;E&quot;;&quot;x&quot;;IF([.$B333]=&quot;-&quot;;&quot;-&quot;;&quot;ND&quot;)))" office:value-type="string" office:string-value="x">
            <text:p>x</text:p>
          </table:table-cell>
          <table:table-cell table:style-name="ce18" table:formula="of:=IF([.$B333]=&quot;R&quot;;VLOOKUP([.$C333];[.$C$5:.$I$1017];6;0);IF([.$B333]=&quot;E&quot;;&quot;x&quot;;IF([.$B333]=&quot;-&quot;;&quot;-&quot;;&quot;ND&quot;)))" office:value-type="string" office:string-value="x">
            <text:p>x</text:p>
          </table:table-cell>
          <table:table-cell table:style-name="ce18" table:formula="of:=IF([.$B333]=&quot;R&quot;;VLOOKUP([.$C333];[.$C$5:.$I$1017];7;0);IF([.$B333]=&quot;E&quot;;&quot;x&quot;;IF([.$B333]=&quot;-&quot;;&quot;-&quot;;&quot;ND&quot;)))" office:value-type="string" office:string-value="x">
            <text:p>x</text:p>
          </table:table-cell>
          <table:table-cell table:style-name="ce26" table:formula="of:=IF([.B333]=&quot;R&quot;;0;IF([.B333]=&quot;-&quot;;0;4))" office:value-type="float" office:value="0">
            <text:p>0</text:p>
          </table:table-cell>
          <table:table-cell table:style-name="ce26" table:formula="of:=IF([.B333]=&quot;R&quot;;0;COUNTIF([.F333:.I3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queries/kexiquerydesignersqlhistory.cpp: <text:s/>p.insertItem(SmallIcon("document-properties"), i18n("Edit"), this, SLOT(slotEdit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334]=&quot;R&quot;;VLOOKUP([.$C334];[.$C$5:.$I$1017];5;0);IF([.$B334]=&quot;E&quot;;&quot;x&quot;;IF([.$B334]=&quot;-&quot;;&quot;-&quot;;&quot;ND&quot;)))" office:value-type="string" office:string-value="x">
            <text:p>x</text:p>
          </table:table-cell>
          <table:table-cell table:style-name="ce18" table:formula="of:=IF([.$B334]=&quot;R&quot;;VLOOKUP([.$C334];[.$C$5:.$I$1017];5;0);IF([.$B334]=&quot;E&quot;;&quot;x&quot;;IF([.$B334]=&quot;-&quot;;&quot;-&quot;;&quot;ND&quot;)))" office:value-type="string" office:string-value="x">
            <text:p>x</text:p>
          </table:table-cell>
          <table:table-cell table:style-name="ce18" table:formula="of:=IF([.$B334]=&quot;R&quot;;VLOOKUP([.$C334];[.$C$5:.$I$1017];6;0);IF([.$B334]=&quot;E&quot;;&quot;x&quot;;IF([.$B334]=&quot;-&quot;;&quot;-&quot;;&quot;ND&quot;)))" office:value-type="string" office:string-value="x">
            <text:p>x</text:p>
          </table:table-cell>
          <table:table-cell table:style-name="ce18" table:formula="of:=IF([.$B334]=&quot;R&quot;;VLOOKUP([.$C334];[.$C$5:.$I$1017];7;0);IF([.$B334]=&quot;E&quot;;&quot;x&quot;;IF([.$B334]=&quot;-&quot;;&quot;-&quot;;&quot;ND&quot;)))" office:value-type="string" office:string-value="x">
            <text:p>x</text:p>
          </table:table-cell>
          <table:table-cell table:style-name="ce26" table:formula="of:=IF([.B334]=&quot;R&quot;;0;IF([.B334]=&quot;-&quot;;0;4))" office:value-type="float" office:value="0">
            <text:p>0</text:p>
          </table:table-cell>
          <table:table-cell table:style-name="ce26" table:formula="of:=IF([.B334]=&quot;R&quot;;0;COUNTIF([.F334:.I3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queries/kexiquerydesignersqlhistory.cpp: <text:s/>p.insertItem(SmallIcon("edit-copy"), i18n("Copy to Clipboard"), this, SLOT(slotToClipboard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2"/>
          <table:table-cell table:style-name="ce18" table:formula="of:=IF([.$B335]=&quot;R&quot;;VLOOKUP([.$C335];[.$C$5:.$I$1017];5;0);IF([.$B335]=&quot;E&quot;;&quot;x&quot;;IF([.$B335]=&quot;-&quot;;&quot;-&quot;;&quot;ND&quot;)))" office:value-type="string" office:string-value="x">
            <text:p>x</text:p>
          </table:table-cell>
          <table:table-cell table:style-name="ce18" table:formula="of:=IF([.$B335]=&quot;R&quot;;VLOOKUP([.$C335];[.$C$5:.$I$1017];5;0);IF([.$B335]=&quot;E&quot;;&quot;x&quot;;IF([.$B335]=&quot;-&quot;;&quot;-&quot;;&quot;ND&quot;)))" office:value-type="string" office:string-value="x">
            <text:p>x</text:p>
          </table:table-cell>
          <table:table-cell table:style-name="ce18" table:formula="of:=IF([.$B335]=&quot;R&quot;;VLOOKUP([.$C335];[.$C$5:.$I$1017];6;0);IF([.$B335]=&quot;E&quot;;&quot;x&quot;;IF([.$B335]=&quot;-&quot;;&quot;-&quot;;&quot;ND&quot;)))" office:value-type="string" office:string-value="x">
            <text:p>x</text:p>
          </table:table-cell>
          <table:table-cell table:style-name="ce18" table:formula="of:=IF([.$B335]=&quot;R&quot;;VLOOKUP([.$C335];[.$C$5:.$I$1017];7;0);IF([.$B335]=&quot;E&quot;;&quot;x&quot;;IF([.$B335]=&quot;-&quot;;&quot;-&quot;;&quot;ND&quot;)))" office:value-type="string" office:string-value="x">
            <text:p>x</text:p>
          </table:table-cell>
          <table:table-cell table:style-name="ce26" table:formula="of:=IF([.B335]=&quot;R&quot;;0;IF([.B335]=&quot;-&quot;;0;4))" office:value-type="float" office:value="0">
            <text:p>0</text:p>
          </table:table-cell>
          <table:table-cell table:style-name="ce26" table:formula="of:=IF([.B335]=&quot;R&quot;;0;COUNTIF([.F335:.I3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/>p.insertItem(SmallIcon("view-refresh"), i18n("Requery"));</text:p>
          </table:table-cell>
          <table:table-cell table:style-name="ce3" office:value-type="string">
            <text:p>E</text:p>
          </table:table-cell>
          <table:table-cell table:style-name="ce3" office:value-type="float" office:value="149">
            <text:p>149</text:p>
          </table:table-cell>
          <table:table-cell table:style-name="ce6"/>
          <table:table-cell table:style-name="ce12" office:value-type="string">
            <text:p>view-refresh</text:p>
          </table:table-cell>
          <table:table-cell table:style-name="ce18" table:formula="of:=IF([.$B336]=&quot;R&quot;;VLOOKUP([.$C336];[.$C$5:.$I$1017];5;0);IF([.$B336]=&quot;E&quot;;&quot;x&quot;;IF([.$B336]=&quot;-&quot;;&quot;-&quot;;&quot;ND&quot;)))" office:value-type="string" office:string-value="x">
            <text:p>x</text:p>
          </table:table-cell>
          <table:table-cell table:style-name="ce18" table:formula="of:=IF([.$B336]=&quot;R&quot;;VLOOKUP([.$C336];[.$C$5:.$I$1017];5;0);IF([.$B336]=&quot;E&quot;;&quot;x&quot;;IF([.$B336]=&quot;-&quot;;&quot;-&quot;;&quot;ND&quot;)))" office:value-type="string" office:string-value="x">
            <text:p>x</text:p>
          </table:table-cell>
          <table:table-cell table:style-name="ce18" table:formula="of:=IF([.$B336]=&quot;R&quot;;VLOOKUP([.$C336];[.$C$5:.$I$1017];6;0);IF([.$B336]=&quot;E&quot;;&quot;x&quot;;IF([.$B336]=&quot;-&quot;;&quot;-&quot;;&quot;ND&quot;)))" office:value-type="string" office:string-value="x">
            <text:p>x</text:p>
          </table:table-cell>
          <table:table-cell table:style-name="ce18" table:formula="of:=IF([.$B336]=&quot;R&quot;;VLOOKUP([.$C336];[.$C$5:.$I$1017];7;0);IF([.$B336]=&quot;E&quot;;&quot;x&quot;;IF([.$B336]=&quot;-&quot;;&quot;-&quot;;&quot;ND&quot;)))" office:value-type="string" office:string-value="x">
            <text:p>x</text:p>
          </table:table-cell>
          <table:table-cell table:style-name="ce26" table:formula="of:=IF([.B336]=&quot;R&quot;;0;IF([.B336]=&quot;-&quot;;0;4))" office:value-type="float" office:value="4">
            <text:p>4</text:p>
          </table:table-cell>
          <table:table-cell table:style-name="ce26" table:formula="of:=IF([.B336]=&quot;R&quot;;0;COUNTIF([.F336:.I33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lations/kexirelationmaindlg.cpp: <text:s text:c="3"/>m_defaultIconName = "relation"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2"/>
          <table:table-cell table:style-name="ce18" table:formula="of:=IF([.$B337]=&quot;R&quot;;VLOOKUP([.$C337];[.$C$5:.$I$1017];5;0);IF([.$B337]=&quot;E&quot;;&quot;x&quot;;IF([.$B337]=&quot;-&quot;;&quot;-&quot;;&quot;ND&quot;)))" office:value-type="string" office:string-value="ND">
            <text:p>ND</text:p>
          </table:table-cell>
          <table:table-cell table:style-name="ce18" table:formula="of:=IF([.$B337]=&quot;R&quot;;VLOOKUP([.$C337];[.$C$5:.$I$1017];5;0);IF([.$B337]=&quot;E&quot;;&quot;x&quot;;IF([.$B337]=&quot;-&quot;;&quot;-&quot;;&quot;ND&quot;)))" office:value-type="string" office:string-value="ND">
            <text:p>ND</text:p>
          </table:table-cell>
          <table:table-cell table:style-name="ce18" table:formula="of:=IF([.$B337]=&quot;R&quot;;VLOOKUP([.$C337];[.$C$5:.$I$1017];6;0);IF([.$B337]=&quot;E&quot;;&quot;x&quot;;IF([.$B337]=&quot;-&quot;;&quot;-&quot;;&quot;ND&quot;)))" office:value-type="string" office:string-value="ND">
            <text:p>ND</text:p>
          </table:table-cell>
          <table:table-cell table:style-name="ce18" table:formula="of:=IF([.$B337]=&quot;R&quot;;VLOOKUP([.$C337];[.$C$5:.$I$1017];7;0);IF([.$B337]=&quot;E&quot;;&quot;x&quot;;IF([.$B337]=&quot;-&quot;;&quot;-&quot;;&quot;ND&quot;)))" office:value-type="string" office:string-value="ND">
            <text:p>ND</text:p>
          </table:table-cell>
          <table:table-cell table:style-name="ce26" table:formula="of:=IF([.B337]=&quot;R&quot;;0;IF([.B337]=&quot;-&quot;;0;4))" office:value-type="float" office:value="0">
            <text:p>0</text:p>
          </table:table-cell>
          <table:table-cell table:style-name="ce26" table:formula="of:=IF([.B337]=&quot;R&quot;;0;COUNTIF([.F337:.I3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lations/kexirelationmaindlg.cpp:// 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2"/>
          <table:table-cell table:style-name="ce18" table:formula="of:=IF([.$B338]=&quot;R&quot;;VLOOKUP([.$C338];[.$C$5:.$I$1017];5;0);IF([.$B338]=&quot;E&quot;;&quot;x&quot;;IF([.$B338]=&quot;-&quot;;&quot;-&quot;;&quot;ND&quot;)))" office:value-type="string" office:string-value="ND">
            <text:p>ND</text:p>
          </table:table-cell>
          <table:table-cell table:style-name="ce18" table:formula="of:=IF([.$B338]=&quot;R&quot;;VLOOKUP([.$C338];[.$C$5:.$I$1017];5;0);IF([.$B338]=&quot;E&quot;;&quot;x&quot;;IF([.$B338]=&quot;-&quot;;&quot;-&quot;;&quot;ND&quot;)))" office:value-type="string" office:string-value="ND">
            <text:p>ND</text:p>
          </table:table-cell>
          <table:table-cell table:style-name="ce18" table:formula="of:=IF([.$B338]=&quot;R&quot;;VLOOKUP([.$C338];[.$C$5:.$I$1017];6;0);IF([.$B338]=&quot;E&quot;;&quot;x&quot;;IF([.$B338]=&quot;-&quot;;&quot;-&quot;;&quot;ND&quot;)))" office:value-type="string" office:string-value="ND">
            <text:p>ND</text:p>
          </table:table-cell>
          <table:table-cell table:style-name="ce18" table:formula="of:=IF([.$B338]=&quot;R&quot;;VLOOKUP([.$C338];[.$C$5:.$I$1017];7;0);IF([.$B338]=&quot;E&quot;;&quot;x&quot;;IF([.$B338]=&quot;-&quot;;&quot;-&quot;;&quot;ND&quot;)))" office:value-type="string" office:string-value="ND">
            <text:p>ND</text:p>
          </table:table-cell>
          <table:table-cell table:style-name="ce26" table:formula="of:=IF([.B338]=&quot;R&quot;;0;IF([.B338]=&quot;-&quot;;0;4))" office:value-type="float" office:value="0">
            <text:p>0</text:p>
          </table:table-cell>
          <table:table-cell table:style-name="ce26" table:formula="of:=IF([.B338]=&quot;R&quot;;0;COUNTIF([.F338:.I3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lations/kexirelationpartimpl.cpp: <text:s/>dlg-&gt;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2"/>
          <table:table-cell table:style-name="ce18" table:formula="of:=IF([.$B339]=&quot;R&quot;;VLOOKUP([.$C339];[.$C$5:.$I$1017];5;0);IF([.$B339]=&quot;E&quot;;&quot;x&quot;;IF([.$B339]=&quot;-&quot;;&quot;-&quot;;&quot;ND&quot;)))" office:value-type="string" office:string-value="ND">
            <text:p>ND</text:p>
          </table:table-cell>
          <table:table-cell table:style-name="ce18" table:formula="of:=IF([.$B339]=&quot;R&quot;;VLOOKUP([.$C339];[.$C$5:.$I$1017];5;0);IF([.$B339]=&quot;E&quot;;&quot;x&quot;;IF([.$B339]=&quot;-&quot;;&quot;-&quot;;&quot;ND&quot;)))" office:value-type="string" office:string-value="ND">
            <text:p>ND</text:p>
          </table:table-cell>
          <table:table-cell table:style-name="ce18" table:formula="of:=IF([.$B339]=&quot;R&quot;;VLOOKUP([.$C339];[.$C$5:.$I$1017];6;0);IF([.$B339]=&quot;E&quot;;&quot;x&quot;;IF([.$B339]=&quot;-&quot;;&quot;-&quot;;&quot;ND&quot;)))" office:value-type="string" office:string-value="ND">
            <text:p>ND</text:p>
          </table:table-cell>
          <table:table-cell table:style-name="ce18" table:formula="of:=IF([.$B339]=&quot;R&quot;;VLOOKUP([.$C339];[.$C$5:.$I$1017];7;0);IF([.$B339]=&quot;E&quot;;&quot;x&quot;;IF([.$B339]=&quot;-&quot;;&quot;-&quot;;&quot;ND&quot;)))" office:value-type="string" office:string-value="ND">
            <text:p>ND</text:p>
          </table:table-cell>
          <table:table-cell table:style-name="ce26" table:formula="of:=IF([.B339]=&quot;R&quot;;0;IF([.B339]=&quot;-&quot;;0;4))" office:value-type="float" office:value="0">
            <text:p>0</text:p>
          </table:table-cell>
          <table:table-cell table:style-name="ce26" table:formula="of:=IF([.B339]=&quot;R&quot;;0;COUNTIF([.F339:.I3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lations/kexirelationpartimpl.cpp:// dlg-&gt;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2"/>
          <table:table-cell table:style-name="ce18" table:formula="of:=IF([.$B340]=&quot;R&quot;;VLOOKUP([.$C340];[.$C$5:.$I$1017];5;0);IF([.$B340]=&quot;E&quot;;&quot;x&quot;;IF([.$B340]=&quot;-&quot;;&quot;-&quot;;&quot;ND&quot;)))" office:value-type="string" office:string-value="ND">
            <text:p>ND</text:p>
          </table:table-cell>
          <table:table-cell table:style-name="ce18" table:formula="of:=IF([.$B340]=&quot;R&quot;;VLOOKUP([.$C340];[.$C$5:.$I$1017];5;0);IF([.$B340]=&quot;E&quot;;&quot;x&quot;;IF([.$B340]=&quot;-&quot;;&quot;-&quot;;&quot;ND&quot;)))" office:value-type="string" office:string-value="ND">
            <text:p>ND</text:p>
          </table:table-cell>
          <table:table-cell table:style-name="ce18" table:formula="of:=IF([.$B340]=&quot;R&quot;;VLOOKUP([.$C340];[.$C$5:.$I$1017];6;0);IF([.$B340]=&quot;E&quot;;&quot;x&quot;;IF([.$B340]=&quot;-&quot;;&quot;-&quot;;&quot;ND&quot;)))" office:value-type="string" office:string-value="ND">
            <text:p>ND</text:p>
          </table:table-cell>
          <table:table-cell table:style-name="ce18" table:formula="of:=IF([.$B340]=&quot;R&quot;;VLOOKUP([.$C340];[.$C$5:.$I$1017];7;0);IF([.$B340]=&quot;E&quot;;&quot;x&quot;;IF([.$B340]=&quot;-&quot;;&quot;-&quot;;&quot;ND&quot;)))" office:value-type="string" office:string-value="ND">
            <text:p>ND</text:p>
          </table:table-cell>
          <table:table-cell table:style-name="ce26" table:formula="of:=IF([.B340]=&quot;R&quot;;0;IF([.B340]=&quot;-&quot;;0;4))" office:value-type="float" office:value="0">
            <text:p>0</text:p>
          </table:table-cell>
          <table:table-cell table:style-name="ce26" table:formula="of:=IF([.B340]=&quot;R&quot;;0;COUNTIF([.F340:.I3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reports/kexireportfactory.cpp: <text:s text:c="7"/>menu-&gt;insertItem(KIcon("document-properties"), i18n("Edit Rich Text"), this, SLOT(editText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341]=&quot;R&quot;;VLOOKUP([.$C341];[.$C$5:.$I$1017];5;0);IF([.$B341]=&quot;E&quot;;&quot;x&quot;;IF([.$B341]=&quot;-&quot;;&quot;-&quot;;&quot;ND&quot;)))" office:value-type="string" office:string-value="x">
            <text:p>x</text:p>
          </table:table-cell>
          <table:table-cell table:style-name="ce18" table:formula="of:=IF([.$B341]=&quot;R&quot;;VLOOKUP([.$C341];[.$C$5:.$I$1017];5;0);IF([.$B341]=&quot;E&quot;;&quot;x&quot;;IF([.$B341]=&quot;-&quot;;&quot;-&quot;;&quot;ND&quot;)))" office:value-type="string" office:string-value="x">
            <text:p>x</text:p>
          </table:table-cell>
          <table:table-cell table:style-name="ce18" table:formula="of:=IF([.$B341]=&quot;R&quot;;VLOOKUP([.$C341];[.$C$5:.$I$1017];6;0);IF([.$B341]=&quot;E&quot;;&quot;x&quot;;IF([.$B341]=&quot;-&quot;;&quot;-&quot;;&quot;ND&quot;)))" office:value-type="string" office:string-value="x">
            <text:p>x</text:p>
          </table:table-cell>
          <table:table-cell table:style-name="ce18" table:formula="of:=IF([.$B341]=&quot;R&quot;;VLOOKUP([.$C341];[.$C$5:.$I$1017];7;0);IF([.$B341]=&quot;E&quot;;&quot;x&quot;;IF([.$B341]=&quot;-&quot;;&quot;-&quot;;&quot;ND&quot;)))" office:value-type="string" office:string-value="x">
            <text:p>x</text:p>
          </table:table-cell>
          <table:table-cell table:style-name="ce26" table:formula="of:=IF([.B341]=&quot;R&quot;;0;IF([.B341]=&quot;-&quot;;0;4))" office:value-type="float" office:value="0">
            <text:p>0</text:p>
          </table:table-cell>
          <table:table-cell table:style-name="ce26" table:formula="of:=IF([.B341]=&quot;R&quot;;0;COUNTIF([.F341:.I3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/kexireportfactory.cpp: <text:s text:c="7"/>return new PicLabel(DesktopIcon("image-x-generic"), p, n);</text:p>
          </table:table-cell>
          <table:table-cell table:style-name="ce3" office:value-type="string">
            <text:p>R</text:p>
          </table:table-cell>
          <table:table-cell table:style-name="ce3" office:value-type="float" office:value="82">
            <text:p>82</text:p>
          </table:table-cell>
          <table:table-cell table:style-name="ce6" table:number-columns-repeated="2"/>
          <table:table-cell table:style-name="ce18" table:formula="of:=IF([.$B342]=&quot;R&quot;;VLOOKUP([.$C342];[.$C$5:.$I$1017];5;0);IF([.$B342]=&quot;E&quot;;&quot;x&quot;;IF([.$B342]=&quot;-&quot;;&quot;-&quot;;&quot;ND&quot;)))" office:value-type="string" office:string-value="x">
            <text:p>x</text:p>
          </table:table-cell>
          <table:table-cell table:style-name="ce18" table:formula="of:=IF([.$B342]=&quot;R&quot;;VLOOKUP([.$C342];[.$C$5:.$I$1017];5;0);IF([.$B342]=&quot;E&quot;;&quot;x&quot;;IF([.$B342]=&quot;-&quot;;&quot;-&quot;;&quot;ND&quot;)))" office:value-type="string" office:string-value="x">
            <text:p>x</text:p>
          </table:table-cell>
          <table:table-cell table:style-name="ce18" table:formula="of:=IF([.$B342]=&quot;R&quot;;VLOOKUP([.$C342];[.$C$5:.$I$1017];6;0);IF([.$B342]=&quot;E&quot;;&quot;x&quot;;IF([.$B342]=&quot;-&quot;;&quot;-&quot;;&quot;ND&quot;)))" office:value-type="string" office:string-value="x">
            <text:p>x</text:p>
          </table:table-cell>
          <table:table-cell table:style-name="ce18" table:formula="of:=IF([.$B342]=&quot;R&quot;;VLOOKUP([.$C342];[.$C$5:.$I$1017];7;0);IF([.$B342]=&quot;E&quot;;&quot;x&quot;;IF([.$B342]=&quot;-&quot;;&quot;-&quot;;&quot;ND&quot;)))" office:value-type="string" office:string-value="x">
            <text:p>x</text:p>
          </table:table-cell>
          <table:table-cell table:style-name="ce26" table:formula="of:=IF([.B342]=&quot;R&quot;;0;IF([.B342]=&quot;-&quot;;0;4))" office:value-type="float" office:value="0">
            <text:p>0</text:p>
          </table:table-cell>
          <table:table-cell table:style-name="ce26" table:formula="of:=IF([.B342]=&quot;R&quot;;0;COUNTIF([.F342:.I3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opyAction = new KAction ( KIcon ( "edit-copy" ), i18n ( "Copy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2"/>
          <table:table-cell table:style-name="ce18" table:formula="of:=IF([.$B343]=&quot;R&quot;;VLOOKUP([.$C343];[.$C$5:.$I$1017];5;0);IF([.$B343]=&quot;E&quot;;&quot;x&quot;;IF([.$B343]=&quot;-&quot;;&quot;-&quot;;&quot;ND&quot;)))" office:value-type="string" office:string-value="x">
            <text:p>x</text:p>
          </table:table-cell>
          <table:table-cell table:style-name="ce18" table:formula="of:=IF([.$B343]=&quot;R&quot;;VLOOKUP([.$C343];[.$C$5:.$I$1017];5;0);IF([.$B343]=&quot;E&quot;;&quot;x&quot;;IF([.$B343]=&quot;-&quot;;&quot;-&quot;;&quot;ND&quot;)))" office:value-type="string" office:string-value="x">
            <text:p>x</text:p>
          </table:table-cell>
          <table:table-cell table:style-name="ce18" table:formula="of:=IF([.$B343]=&quot;R&quot;;VLOOKUP([.$C343];[.$C$5:.$I$1017];6;0);IF([.$B343]=&quot;E&quot;;&quot;x&quot;;IF([.$B343]=&quot;-&quot;;&quot;-&quot;;&quot;ND&quot;)))" office:value-type="string" office:string-value="x">
            <text:p>x</text:p>
          </table:table-cell>
          <table:table-cell table:style-name="ce18" table:formula="of:=IF([.$B343]=&quot;R&quot;;VLOOKUP([.$C343];[.$C$5:.$I$1017];7;0);IF([.$B343]=&quot;E&quot;;&quot;x&quot;;IF([.$B343]=&quot;-&quot;;&quot;-&quot;;&quot;ND&quot;)))" office:value-type="string" office:string-value="x">
            <text:p>x</text:p>
          </table:table-cell>
          <table:table-cell table:style-name="ce26" table:formula="of:=IF([.B343]=&quot;R&quot;;0;IF([.B343]=&quot;-&quot;;0;4))" office:value-type="float" office:value="0">
            <text:p>0</text:p>
          </table:table-cell>
          <table:table-cell table:style-name="ce26" table:formula="of:=IF([.B343]=&quot;R&quot;;0;COUNTIF([.F343:.I3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utAction = new KAction ( KIcon ( "edit-cut" ), i18n ( "Cut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50">
            <text:p>150</text:p>
          </table:table-cell>
          <table:table-cell table:style-name="ce6"/>
          <table:table-cell table:style-name="ce12" office:value-type="string">
            <text:p>edit-cut</text:p>
          </table:table-cell>
          <table:table-cell table:style-name="ce18" table:formula="of:=IF([.$B344]=&quot;R&quot;;VLOOKUP([.$C344];[.$C$5:.$I$1017];5;0);IF([.$B344]=&quot;E&quot;;&quot;x&quot;;IF([.$B344]=&quot;-&quot;;&quot;-&quot;;&quot;ND&quot;)))" office:value-type="string" office:string-value="x">
            <text:p>x</text:p>
          </table:table-cell>
          <table:table-cell table:style-name="ce18" table:formula="of:=IF([.$B344]=&quot;R&quot;;VLOOKUP([.$C344];[.$C$5:.$I$1017];5;0);IF([.$B344]=&quot;E&quot;;&quot;x&quot;;IF([.$B344]=&quot;-&quot;;&quot;-&quot;;&quot;ND&quot;)))" office:value-type="string" office:string-value="x">
            <text:p>x</text:p>
          </table:table-cell>
          <table:table-cell table:style-name="ce18" table:formula="of:=IF([.$B344]=&quot;R&quot;;VLOOKUP([.$C344];[.$C$5:.$I$1017];6;0);IF([.$B344]=&quot;E&quot;;&quot;x&quot;;IF([.$B344]=&quot;-&quot;;&quot;-&quot;;&quot;ND&quot;)))" office:value-type="string" office:string-value="x">
            <text:p>x</text:p>
          </table:table-cell>
          <table:table-cell table:style-name="ce18" table:formula="of:=IF([.$B344]=&quot;R&quot;;VLOOKUP([.$C344];[.$C$5:.$I$1017];7;0);IF([.$B344]=&quot;E&quot;;&quot;x&quot;;IF([.$B344]=&quot;-&quot;;&quot;-&quot;;&quot;ND&quot;)))" office:value-type="string" office:string-value="x">
            <text:p>x</text:p>
          </table:table-cell>
          <table:table-cell table:style-name="ce26" table:formula="of:=IF([.B344]=&quot;R&quot;;0;IF([.B344]=&quot;-&quot;;0;4))" office:value-type="float" office:value="4">
            <text:p>4</text:p>
          </table:table-cell>
          <table:table-cell table:style-name="ce26" table:formula="of:=IF([.B344]=&quot;R&quot;;0;COUNTIF([.F344:.I34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DeleteAction = new KAction ( KIcon ( "edit-delete" ), i18n ( "Delet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345]=&quot;R&quot;;VLOOKUP([.$C345];[.$C$5:.$I$1017];5;0);IF([.$B345]=&quot;E&quot;;&quot;x&quot;;IF([.$B345]=&quot;-&quot;;&quot;-&quot;;&quot;ND&quot;)))" office:value-type="string" office:string-value="x">
            <text:p>x</text:p>
          </table:table-cell>
          <table:table-cell table:style-name="ce18" table:formula="of:=IF([.$B345]=&quot;R&quot;;VLOOKUP([.$C345];[.$C$5:.$I$1017];5;0);IF([.$B345]=&quot;E&quot;;&quot;x&quot;;IF([.$B345]=&quot;-&quot;;&quot;-&quot;;&quot;ND&quot;)))" office:value-type="string" office:string-value="x">
            <text:p>x</text:p>
          </table:table-cell>
          <table:table-cell table:style-name="ce18" table:formula="of:=IF([.$B345]=&quot;R&quot;;VLOOKUP([.$C345];[.$C$5:.$I$1017];6;0);IF([.$B345]=&quot;E&quot;;&quot;x&quot;;IF([.$B345]=&quot;-&quot;;&quot;-&quot;;&quot;ND&quot;)))" office:value-type="string" office:string-value="x">
            <text:p>x</text:p>
          </table:table-cell>
          <table:table-cell table:style-name="ce18" table:formula="of:=IF([.$B345]=&quot;R&quot;;VLOOKUP([.$C345];[.$C$5:.$I$1017];7;0);IF([.$B345]=&quot;E&quot;;&quot;x&quot;;IF([.$B345]=&quot;-&quot;;&quot;-&quot;;&quot;ND&quot;)))" office:value-type="string" office:string-value="x">
            <text:p>x</text:p>
          </table:table-cell>
          <table:table-cell table:style-name="ce26" table:formula="of:=IF([.B345]=&quot;R&quot;;0;IF([.B345]=&quot;-&quot;;0;4))" office:value-type="float" office:value="0">
            <text:p>0</text:p>
          </table:table-cell>
          <table:table-cell table:style-name="ce26" table:formula="of:=IF([.B345]=&quot;R&quot;;0;COUNTIF([.F345:.I3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PasteAction = new KAction ( KIcon ( "edit-paste" ), i18n ( "Past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table:number-columns-repeated="2"/>
          <table:table-cell table:style-name="ce18" table:formula="of:=IF([.$B346]=&quot;R&quot;;VLOOKUP([.$C346];[.$C$5:.$I$1017];5;0);IF([.$B346]=&quot;E&quot;;&quot;x&quot;;IF([.$B346]=&quot;-&quot;;&quot;-&quot;;&quot;ND&quot;)))" office:value-type="string" office:string-value="x">
            <text:p>x</text:p>
          </table:table-cell>
          <table:table-cell table:style-name="ce18" table:formula="of:=IF([.$B346]=&quot;R&quot;;VLOOKUP([.$C346];[.$C$5:.$I$1017];5;0);IF([.$B346]=&quot;E&quot;;&quot;x&quot;;IF([.$B346]=&quot;-&quot;;&quot;-&quot;;&quot;ND&quot;)))" office:value-type="string" office:string-value="x">
            <text:p>x</text:p>
          </table:table-cell>
          <table:table-cell table:style-name="ce18" table:formula="of:=IF([.$B346]=&quot;R&quot;;VLOOKUP([.$C346];[.$C$5:.$I$1017];6;0);IF([.$B346]=&quot;E&quot;;&quot;x&quot;;IF([.$B346]=&quot;-&quot;;&quot;-&quot;;&quot;ND&quot;)))" office:value-type="string" office:string-value="x">
            <text:p>x</text:p>
          </table:table-cell>
          <table:table-cell table:style-name="ce18" table:formula="of:=IF([.$B346]=&quot;R&quot;;VLOOKUP([.$C346];[.$C$5:.$I$1017];7;0);IF([.$B346]=&quot;E&quot;;&quot;x&quot;;IF([.$B346]=&quot;-&quot;;&quot;-&quot;;&quot;ND&quot;)))" office:value-type="string" office:string-value="x">
            <text:p>x</text:p>
          </table:table-cell>
          <table:table-cell table:style-name="ce26" table:formula="of:=IF([.B346]=&quot;R&quot;;0;IF([.B346]=&quot;-&quot;;0;4))" office:value-type="float" office:value="0">
            <text:p>0</text:p>
          </table:table-cell>
          <table:table-cell table:style-name="ce26" table:formula="of:=IF([.B346]=&quot;R&quot;;0;COUNTIF([.F346:.I3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LowerAction = new KAction ( KIcon ( "arrow-down" ), i18n ( "Lower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347]=&quot;R&quot;;VLOOKUP([.$C347];[.$C$5:.$I$1017];5;0);IF([.$B347]=&quot;E&quot;;&quot;x&quot;;IF([.$B347]=&quot;-&quot;;&quot;-&quot;;&quot;ND&quot;)))" office:value-type="string" office:string-value="x">
            <text:p>x</text:p>
          </table:table-cell>
          <table:table-cell table:style-name="ce18" table:formula="of:=IF([.$B347]=&quot;R&quot;;VLOOKUP([.$C347];[.$C$5:.$I$1017];5;0);IF([.$B347]=&quot;E&quot;;&quot;x&quot;;IF([.$B347]=&quot;-&quot;;&quot;-&quot;;&quot;ND&quot;)))" office:value-type="string" office:string-value="x">
            <text:p>x</text:p>
          </table:table-cell>
          <table:table-cell table:style-name="ce18" table:formula="of:=IF([.$B347]=&quot;R&quot;;VLOOKUP([.$C347];[.$C$5:.$I$1017];6;0);IF([.$B347]=&quot;E&quot;;&quot;x&quot;;IF([.$B347]=&quot;-&quot;;&quot;-&quot;;&quot;ND&quot;)))" office:value-type="string" office:string-value="x">
            <text:p>x</text:p>
          </table:table-cell>
          <table:table-cell table:style-name="ce18" table:formula="of:=IF([.$B347]=&quot;R&quot;;VLOOKUP([.$C347];[.$C$5:.$I$1017];7;0);IF([.$B347]=&quot;E&quot;;&quot;x&quot;;IF([.$B347]=&quot;-&quot;;&quot;-&quot;;&quot;ND&quot;)))" office:value-type="string" office:string-value="x">
            <text:p>x</text:p>
          </table:table-cell>
          <table:table-cell table:style-name="ce26" table:formula="of:=IF([.B347]=&quot;R&quot;;0;IF([.B347]=&quot;-&quot;;0;4))" office:value-type="float" office:value="0">
            <text:p>0</text:p>
          </table:table-cell>
          <table:table-cell table:style-name="ce26" table:formula="of:=IF([.B347]=&quot;R&quot;;0;COUNTIF([.F347:.I3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RaiseAction = new KAction ( KIcon ( "arrow-up" ), i18n ( "Rais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348]=&quot;R&quot;;VLOOKUP([.$C348];[.$C$5:.$I$1017];5;0);IF([.$B348]=&quot;E&quot;;&quot;x&quot;;IF([.$B348]=&quot;-&quot;;&quot;-&quot;;&quot;ND&quot;)))" office:value-type="string" office:string-value="x">
            <text:p>x</text:p>
          </table:table-cell>
          <table:table-cell table:style-name="ce18" table:formula="of:=IF([.$B348]=&quot;R&quot;;VLOOKUP([.$C348];[.$C$5:.$I$1017];5;0);IF([.$B348]=&quot;E&quot;;&quot;x&quot;;IF([.$B348]=&quot;-&quot;;&quot;-&quot;;&quot;ND&quot;)))" office:value-type="string" office:string-value="x">
            <text:p>x</text:p>
          </table:table-cell>
          <table:table-cell table:style-name="ce18" table:formula="of:=IF([.$B348]=&quot;R&quot;;VLOOKUP([.$C348];[.$C$5:.$I$1017];6;0);IF([.$B348]=&quot;E&quot;;&quot;x&quot;;IF([.$B348]=&quot;-&quot;;&quot;-&quot;;&quot;ND&quot;)))" office:value-type="string" office:string-value="x">
            <text:p>x</text:p>
          </table:table-cell>
          <table:table-cell table:style-name="ce18" table:formula="of:=IF([.$B348]=&quot;R&quot;;VLOOKUP([.$C348];[.$C$5:.$I$1017];7;0);IF([.$B348]=&quot;E&quot;;&quot;x&quot;;IF([.$B348]=&quot;-&quot;;&quot;-&quot;;&quot;ND&quot;)))" office:value-type="string" office:string-value="x">
            <text:p>x</text:p>
          </table:table-cell>
          <table:table-cell table:style-name="ce26" table:formula="of:=IF([.B348]=&quot;R&quot;;0;IF([.B348]=&quot;-&quot;;0;4))" office:value-type="float" office:value="0">
            <text:p>0</text:p>
          </table:table-cell>
          <table:table-cell table:style-name="ce26" table:formula="of:=IF([.B348]=&quot;R&quot;;0;COUNTIF([.F348:.I3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spread"), i18n("Open in KSpread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1">
            <text:p>151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kspread</text:p>
          </table:table-cell>
          <table:table-cell table:style-name="ce18" table:formula="of:=IF([.$B349]=&quot;R&quot;;VLOOKUP([.$C349];[.$C$5:.$I$1017];5;0);IF([.$B349]=&quot;E&quot;;&quot;x&quot;;IF([.$B349]=&quot;-&quot;;&quot;-&quot;;&quot;ND&quot;)))" office:value-type="string" office:string-value="x">
            <text:p>x</text:p>
          </table:table-cell>
          <table:table-cell table:style-name="ce18" table:formula="of:=IF([.$B349]=&quot;R&quot;;VLOOKUP([.$C349];[.$C$5:.$I$1017];5;0);IF([.$B349]=&quot;E&quot;;&quot;x&quot;;IF([.$B349]=&quot;-&quot;;&quot;-&quot;;&quot;ND&quot;)))" office:value-type="string" office:string-value="x">
            <text:p>x</text:p>
          </table:table-cell>
          <table:table-cell table:style-name="ce18" table:formula="of:=IF([.$B349]=&quot;R&quot;;VLOOKUP([.$C349];[.$C$5:.$I$1017];6;0);IF([.$B349]=&quot;E&quot;;&quot;x&quot;;IF([.$B349]=&quot;-&quot;;&quot;-&quot;;&quot;ND&quot;)))" office:value-type="string" office:string-value="x">
            <text:p>x</text:p>
          </table:table-cell>
          <table:table-cell table:style-name="ce18" table:formula="of:=IF([.$B349]=&quot;R&quot;;VLOOKUP([.$C349];[.$C$5:.$I$1017];7;0);IF([.$B349]=&quot;E&quot;;&quot;x&quot;;IF([.$B349]=&quot;-&quot;;&quot;-&quot;;&quot;ND&quot;)))" office:value-type="string" office:string-value="x">
            <text:p>x</text:p>
          </table:table-cell>
          <table:table-cell table:style-name="ce26" table:formula="of:=IF([.B349]=&quot;R&quot;;0;IF([.B349]=&quot;-&quot;;0;4))" office:value-type="float" office:value="4">
            <text:p>4</text:p>
          </table:table-cell>
          <table:table-cell table:style-name="ce26" table:formula="of:=IF([.B349]=&quot;R&quot;;0;COUNTIF([.F349:.I34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word"), i18n("Open in KWord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2">
            <text:p>152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kword</text:p>
          </table:table-cell>
          <table:table-cell table:style-name="ce18" table:formula="of:=IF([.$B350]=&quot;R&quot;;VLOOKUP([.$C350];[.$C$5:.$I$1017];5;0);IF([.$B350]=&quot;E&quot;;&quot;x&quot;;IF([.$B350]=&quot;-&quot;;&quot;-&quot;;&quot;ND&quot;)))" office:value-type="string" office:string-value="x">
            <text:p>x</text:p>
          </table:table-cell>
          <table:table-cell table:style-name="ce18" table:formula="of:=IF([.$B350]=&quot;R&quot;;VLOOKUP([.$C350];[.$C$5:.$I$1017];5;0);IF([.$B350]=&quot;E&quot;;&quot;x&quot;;IF([.$B350]=&quot;-&quot;;&quot;-&quot;;&quot;ND&quot;)))" office:value-type="string" office:string-value="x">
            <text:p>x</text:p>
          </table:table-cell>
          <table:table-cell table:style-name="ce18" table:formula="of:=IF([.$B350]=&quot;R&quot;;VLOOKUP([.$C350];[.$C$5:.$I$1017];6;0);IF([.$B350]=&quot;E&quot;;&quot;x&quot;;IF([.$B350]=&quot;-&quot;;&quot;-&quot;;&quot;ND&quot;)))" office:value-type="string" office:string-value="x">
            <text:p>x</text:p>
          </table:table-cell>
          <table:table-cell table:style-name="ce18" table:formula="of:=IF([.$B350]=&quot;R&quot;;VLOOKUP([.$C350];[.$C$5:.$I$1017];7;0);IF([.$B350]=&quot;E&quot;;&quot;x&quot;;IF([.$B350]=&quot;-&quot;;&quot;-&quot;;&quot;ND&quot;)))" office:value-type="string" office:string-value="x">
            <text:p>x</text:p>
          </table:table-cell>
          <table:table-cell table:style-name="ce26" table:formula="of:=IF([.B350]=&quot;R&quot;;0;IF([.B350]=&quot;-&quot;;0;4))" office:value-type="float" office:value="4">
            <text:p>4</text:p>
          </table:table-cell>
          <table:table-cell table:style-name="ce26" table:formula="of:=IF([.B350]=&quot;R&quot;;0;COUNTIF([.F350:.I35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printer"), i18n("Print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3">
            <text:p>153</text:p>
          </table:table-cell>
          <table:table-cell table:style-name="ce6" office:value-type="string">
            <text:p>(in devices/)</text:p>
            <text:p>should this use document-print ???</text:p>
          </table:table-cell>
          <table:table-cell table:style-name="ce6" office:value-type="string">
            <text:p>printer/document-print</text:p>
          </table:table-cell>
          <table:table-cell table:style-name="ce18" table:formula="of:=IF([.$B351]=&quot;R&quot;;VLOOKUP([.$C351];[.$C$5:.$I$1017];5;0);IF([.$B351]=&quot;E&quot;;&quot;x&quot;;IF([.$B351]=&quot;-&quot;;&quot;-&quot;;&quot;ND&quot;)))" office:value-type="string" office:string-value="x">
            <text:p>x</text:p>
          </table:table-cell>
          <table:table-cell table:style-name="ce18" table:formula="of:=IF([.$B351]=&quot;R&quot;;VLOOKUP([.$C351];[.$C$5:.$I$1017];5;0);IF([.$B351]=&quot;E&quot;;&quot;x&quot;;IF([.$B351]=&quot;-&quot;;&quot;-&quot;;&quot;ND&quot;)))" office:value-type="string" office:string-value="x">
            <text:p>x</text:p>
          </table:table-cell>
          <table:table-cell table:style-name="ce18" table:formula="of:=IF([.$B351]=&quot;R&quot;;VLOOKUP([.$C351];[.$C$5:.$I$1017];6;0);IF([.$B351]=&quot;E&quot;;&quot;x&quot;;IF([.$B351]=&quot;-&quot;;&quot;-&quot;;&quot;ND&quot;)))" office:value-type="string" office:string-value="x">
            <text:p>x</text:p>
          </table:table-cell>
          <table:table-cell table:style-name="ce18" table:formula="of:=IF([.$B351]=&quot;R&quot;;VLOOKUP([.$C351];[.$C$5:.$I$1017];7;0);IF([.$B351]=&quot;E&quot;;&quot;x&quot;;IF([.$B351]=&quot;-&quot;;&quot;-&quot;;&quot;ND&quot;)))" office:value-type="string" office:string-value="x">
            <text:p>x</text:p>
          </table:table-cell>
          <table:table-cell table:style-name="ce26" table:formula="of:=IF([.B351]=&quot;R&quot;;0;IF([.B351]=&quot;-&quot;;0;4))" office:value-type="float" office:value="4">
            <text:p>4</text:p>
          </table:table-cell>
          <table:table-cell table:style-name="ce26" table:formula="of:=IF([.B351]=&quot;R&quot;;0;COUNTIF([.F351:.I35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text-html"), i18n("Export to HTML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4">
            <text:p>154</text:p>
          </table:table-cell>
          <table:table-cell table:style-name="ce6" office:value-type="string">
            <text:p>(in mimetypes/)</text:p>
          </table:table-cell>
          <table:table-cell table:style-name="ce6" office:value-type="string">
            <text:p>text-html</text:p>
          </table:table-cell>
          <table:table-cell table:style-name="ce18" table:formula="of:=IF([.$B352]=&quot;R&quot;;VLOOKUP([.$C352];[.$C$5:.$I$1017];5;0);IF([.$B352]=&quot;E&quot;;&quot;x&quot;;IF([.$B352]=&quot;-&quot;;&quot;-&quot;;&quot;ND&quot;)))" office:value-type="string" office:string-value="x">
            <text:p>x</text:p>
          </table:table-cell>
          <table:table-cell table:style-name="ce18" table:formula="of:=IF([.$B352]=&quot;R&quot;;VLOOKUP([.$C352];[.$C$5:.$I$1017];5;0);IF([.$B352]=&quot;E&quot;;&quot;x&quot;;IF([.$B352]=&quot;-&quot;;&quot;-&quot;;&quot;ND&quot;)))" office:value-type="string" office:string-value="x">
            <text:p>x</text:p>
          </table:table-cell>
          <table:table-cell table:style-name="ce18" table:formula="of:=IF([.$B352]=&quot;R&quot;;VLOOKUP([.$C352];[.$C$5:.$I$1017];6;0);IF([.$B352]=&quot;E&quot;;&quot;x&quot;;IF([.$B352]=&quot;-&quot;;&quot;-&quot;;&quot;ND&quot;)))" office:value-type="string" office:string-value="x">
            <text:p>x</text:p>
          </table:table-cell>
          <table:table-cell table:style-name="ce18" table:formula="of:=IF([.$B352]=&quot;R&quot;;VLOOKUP([.$C352];[.$C$5:.$I$1017];7;0);IF([.$B352]=&quot;E&quot;;&quot;x&quot;;IF([.$B352]=&quot;-&quot;;&quot;-&quot;;&quot;ND&quot;)))" office:value-type="string" office:string-value="x">
            <text:p>x</text:p>
          </table:table-cell>
          <table:table-cell table:style-name="ce26" table:formula="of:=IF([.B352]=&quot;R&quot;;0;IF([.B352]=&quot;-&quot;;0;4))" office:value-type="float" office:value="4">
            <text:p>4</text:p>
          </table:table-cell>
          <table:table-cell table:style-name="ce26" table:formula="of:=IF([.B352]=&quot;R&quot;;0;COUNTIF([.F352:.I35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5">
            <text:p>155</text:p>
          </table:table-cell>
          <table:table-cell table:style-name="ce6" office:value-type="string">
            <text:p>missing 48px</text:p>
          </table:table-cell>
          <table:table-cell table:style-name="ce6" office:value-type="string">
            <text:p>draw-cross</text:p>
          </table:table-cell>
          <table:table-cell table:style-name="ce18" table:formula="of:=IF([.$B353]=&quot;R&quot;;VLOOKUP([.$C353];[.$C$5:.$I$1017];5;0);IF([.$B353]=&quot;E&quot;;&quot;x&quot;;IF([.$B353]=&quot;-&quot;;&quot;-&quot;;&quot;ND&quot;)))" office:value-type="string" office:string-value="x">
            <text:p>x</text:p>
          </table:table-cell>
          <table:table-cell table:style-name="ce18" table:formula="of:=IF([.$B353]=&quot;R&quot;;VLOOKUP([.$C353];[.$C$5:.$I$1017];5;0);IF([.$B353]=&quot;E&quot;;&quot;x&quot;;IF([.$B353]=&quot;-&quot;;&quot;-&quot;;&quot;ND&quot;)))" office:value-type="string" office:string-value="x">
            <text:p>x</text:p>
          </table:table-cell>
          <table:table-cell table:style-name="ce18" table:formula="of:=IF([.$B353]=&quot;R&quot;;VLOOKUP([.$C353];[.$C$5:.$I$1017];6;0);IF([.$B353]=&quot;E&quot;;&quot;x&quot;;IF([.$B353]=&quot;-&quot;;&quot;-&quot;;&quot;ND&quot;)))" office:value-type="string" office:string-value="x">
            <text:p>x</text:p>
          </table:table-cell>
          <table:table-cell table:style-name="ce18" table:formula="of:=IF([.$B353]=&quot;R&quot;;VLOOKUP([.$C353];[.$C$5:.$I$1017];7;0);IF([.$B353]=&quot;E&quot;;&quot;x&quot;;IF([.$B353]=&quot;-&quot;;&quot;-&quot;;&quot;ND&quot;)))" office:value-type="string" office:string-value="x">
            <text:p>x</text:p>
          </table:table-cell>
          <table:table-cell table:style-name="ce26" table:formula="of:=IF([.B353]=&quot;R&quot;;0;IF([.B353]=&quot;-&quot;;0;4))" office:value-type="float" office:value="4">
            <text:p>4</text:p>
          </table:table-cell>
          <table:table-cell table:style-name="ce26" table:formula="of:=IF([.B353]=&quot;R&quot;;0;COUNTIF([.F353:.I35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freehand"), i18n("Line"), 0);</text:p>
          </table:table-cell>
          <table:table-cell table:style-name="ce3" office:value-type="string">
            <text:p>R</text:p>
          </table:table-cell>
          <table:table-cell table:style-name="ce3" office:value-type="float" office:value="16">
            <text:p>16</text:p>
          </table:table-cell>
          <table:table-cell table:style-name="ce6" table:number-columns-repeated="2"/>
          <table:table-cell table:style-name="ce18" table:formula="of:=IF([.$B354]=&quot;R&quot;;VLOOKUP([.$C354];[.$C$5:.$I$1017];5;0);IF([.$B354]=&quot;E&quot;;&quot;x&quot;;IF([.$B354]=&quot;-&quot;;&quot;-&quot;;&quot;ND&quot;)))" office:value-type="string" office:string-value="x">
            <text:p>x</text:p>
          </table:table-cell>
          <table:table-cell table:style-name="ce18" table:formula="of:=IF([.$B354]=&quot;R&quot;;VLOOKUP([.$C354];[.$C$5:.$I$1017];5;0);IF([.$B354]=&quot;E&quot;;&quot;x&quot;;IF([.$B354]=&quot;-&quot;;&quot;-&quot;;&quot;ND&quot;)))" office:value-type="string" office:string-value="x">
            <text:p>x</text:p>
          </table:table-cell>
          <table:table-cell table:style-name="ce18" table:formula="of:=IF([.$B354]=&quot;R&quot;;VLOOKUP([.$C354];[.$C$5:.$I$1017];6;0);IF([.$B354]=&quot;E&quot;;&quot;x&quot;;IF([.$B354]=&quot;-&quot;;&quot;-&quot;;&quot;ND&quot;)))" office:value-type="string" office:string-value="x">
            <text:p>x</text:p>
          </table:table-cell>
          <table:table-cell table:style-name="ce18" table:formula="of:=IF([.$B354]=&quot;R&quot;;VLOOKUP([.$C354];[.$C$5:.$I$1017];7;0);IF([.$B354]=&quot;E&quot;;&quot;x&quot;;IF([.$B354]=&quot;-&quot;;&quot;-&quot;;&quot;ND&quot;)))" office:value-type="string" office:string-value="x">
            <text:p>x</text:p>
          </table:table-cell>
          <table:table-cell table:style-name="ce26" table:formula="of:=IF([.B354]=&quot;R&quot;;0;IF([.B354]=&quot;-&quot;;0;4))" office:value-type="float" office:value="0">
            <text:p>0</text:p>
          </table:table-cell>
          <table:table-cell table:style-name="ce26" table:formula="of:=IF([.B354]=&quot;R&quot;;0;COUNTIF([.F354:.I3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edit-rename"), i18n("Field"), 0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8" table:formula="of:=IF([.$B355]=&quot;R&quot;;VLOOKUP([.$C355];[.$C$5:.$I$1017];5;0);IF([.$B355]=&quot;E&quot;;&quot;x&quot;;IF([.$B355]=&quot;-&quot;;&quot;-&quot;;&quot;ND&quot;)))" office:value-type="string" office:string-value="x">
            <text:p>x</text:p>
          </table:table-cell>
          <table:table-cell table:style-name="ce18" table:formula="of:=IF([.$B355]=&quot;R&quot;;VLOOKUP([.$C355];[.$C$5:.$I$1017];5;0);IF([.$B355]=&quot;E&quot;;&quot;x&quot;;IF([.$B355]=&quot;-&quot;;&quot;-&quot;;&quot;ND&quot;)))" office:value-type="string" office:string-value="x">
            <text:p>x</text:p>
          </table:table-cell>
          <table:table-cell table:style-name="ce18" table:formula="of:=IF([.$B355]=&quot;R&quot;;VLOOKUP([.$C355];[.$C$5:.$I$1017];6;0);IF([.$B355]=&quot;E&quot;;&quot;x&quot;;IF([.$B355]=&quot;-&quot;;&quot;-&quot;;&quot;ND&quot;)))" office:value-type="string" office:string-value="x">
            <text:p>x</text:p>
          </table:table-cell>
          <table:table-cell table:style-name="ce18" table:formula="of:=IF([.$B355]=&quot;R&quot;;VLOOKUP([.$C355];[.$C$5:.$I$1017];7;0);IF([.$B355]=&quot;E&quot;;&quot;x&quot;;IF([.$B355]=&quot;-&quot;;&quot;-&quot;;&quot;ND&quot;)))" office:value-type="string" office:string-value="x">
            <text:p>x</text:p>
          </table:table-cell>
          <table:table-cell table:style-name="ce26" table:formula="of:=IF([.B355]=&quot;R&quot;;0;IF([.B355]=&quot;-&quot;;0;4))" office:value-type="float" office:value="0">
            <text:p>0</text:p>
          </table:table-cell>
          <table:table-cell table:style-name="ce26" table:formula="of:=IF([.B355]=&quot;R&quot;;0;COUNTIF([.F355:.I3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feed-subscribe"), i18n("Label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6">
            <text:p>156</text:p>
          </table:table-cell>
          <table:table-cell table:style-name="ce6"/>
          <table:table-cell table:style-name="ce6" office:value-type="string">
            <text:p>feed-subscribe</text:p>
          </table:table-cell>
          <table:table-cell table:style-name="ce18" table:formula="of:=IF([.$B356]=&quot;R&quot;;VLOOKUP([.$C356];[.$C$5:.$I$1017];5;0);IF([.$B356]=&quot;E&quot;;&quot;x&quot;;IF([.$B356]=&quot;-&quot;;&quot;-&quot;;&quot;ND&quot;)))" office:value-type="string" office:string-value="x">
            <text:p>x</text:p>
          </table:table-cell>
          <table:table-cell table:style-name="ce18" table:formula="of:=IF([.$B356]=&quot;R&quot;;VLOOKUP([.$C356];[.$C$5:.$I$1017];5;0);IF([.$B356]=&quot;E&quot;;&quot;x&quot;;IF([.$B356]=&quot;-&quot;;&quot;-&quot;;&quot;ND&quot;)))" office:value-type="string" office:string-value="x">
            <text:p>x</text:p>
          </table:table-cell>
          <table:table-cell table:style-name="ce18" table:formula="of:=IF([.$B356]=&quot;R&quot;;VLOOKUP([.$C356];[.$C$5:.$I$1017];6;0);IF([.$B356]=&quot;E&quot;;&quot;x&quot;;IF([.$B356]=&quot;-&quot;;&quot;-&quot;;&quot;ND&quot;)))" office:value-type="string" office:string-value="x">
            <text:p>x</text:p>
          </table:table-cell>
          <table:table-cell table:style-name="ce18" table:formula="of:=IF([.$B356]=&quot;R&quot;;VLOOKUP([.$C356];[.$C$5:.$I$1017];7;0);IF([.$B356]=&quot;E&quot;;&quot;x&quot;;IF([.$B356]=&quot;-&quot;;&quot;-&quot;;&quot;ND&quot;)))" office:value-type="string" office:string-value="x">
            <text:p>x</text:p>
          </table:table-cell>
          <table:table-cell table:style-name="ce26" table:formula="of:=IF([.B356]=&quot;R&quot;;0;IF([.B356]=&quot;-&quot;;0;4))" office:value-type="float" office:value="4">
            <text:p>4</text:p>
          </table:table-cell>
          <table:table-cell table:style-name="ce26" table:formula="of:=IF([.B356]=&quot;R&quot;;0;COUNTIF([.F356:.I35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3" office:value-type="string">
            <text:p>N</text:p>
          </table:table-cell>
          <table:table-cell table:style-name="ce3" office:value-type="float" office:value="157">
            <text:p>157</text:p>
          </table:table-cell>
          <table:table-cell table:style-name="ce6" office:value-type="string">
            <text:p>insert-barcode</text:p>
          </table:table-cell>
          <table:table-cell table:style-name="ce6"/>
          <table:table-cell table:style-name="ce18" table:formula="of:=IF([.$B357]=&quot;R&quot;;VLOOKUP([.$C357];[.$C$5:.$I$1017];5;0);IF([.$B357]=&quot;E&quot;;&quot;x&quot;;IF([.$B357]=&quot;-&quot;;&quot;-&quot;;&quot;ND&quot;)))" office:value-type="string" office:string-value="ND">
            <text:p>ND</text:p>
          </table:table-cell>
          <table:table-cell table:style-name="ce18" table:formula="of:=IF([.$B357]=&quot;R&quot;;VLOOKUP([.$C357];[.$C$5:.$I$1017];5;0);IF([.$B357]=&quot;E&quot;;&quot;x&quot;;IF([.$B357]=&quot;-&quot;;&quot;-&quot;;&quot;ND&quot;)))" office:value-type="string" office:string-value="ND">
            <text:p>ND</text:p>
          </table:table-cell>
          <table:table-cell table:style-name="ce18" table:formula="of:=IF([.$B357]=&quot;R&quot;;VLOOKUP([.$C357];[.$C$5:.$I$1017];6;0);IF([.$B357]=&quot;E&quot;;&quot;x&quot;;IF([.$B357]=&quot;-&quot;;&quot;-&quot;;&quot;ND&quot;)))" office:value-type="string" office:string-value="ND">
            <text:p>ND</text:p>
          </table:table-cell>
          <table:table-cell table:style-name="ce18" table:formula="of:=IF([.$B357]=&quot;R&quot;;VLOOKUP([.$C357];[.$C$5:.$I$1017];7;0);IF([.$B357]=&quot;E&quot;;&quot;x&quot;;IF([.$B357]=&quot;-&quot;;&quot;-&quot;;&quot;ND&quot;)))" office:value-type="string" office:string-value="ND">
            <text:p>ND</text:p>
          </table:table-cell>
          <table:table-cell table:style-name="ce26" table:formula="of:=IF([.B357]=&quot;R&quot;;0;IF([.B357]=&quot;-&quot;;0;4))" office:value-type="float" office:value="4">
            <text:p>4</text:p>
          </table:table-cell>
          <table:table-cell table:style-name="ce26" table:formula="of:=IF([.B357]=&quot;R&quot;;0;COUNTIF([.F357:.I3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image"), i18n("Image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8">
            <text:p>158</text:p>
          </table:table-cell>
          <table:table-cell table:style-name="ce6"/>
          <table:table-cell table:style-name="ce6" office:value-type="string">
            <text:p>insert-image</text:p>
          </table:table-cell>
          <table:table-cell table:style-name="ce18" table:formula="of:=IF([.$B358]=&quot;R&quot;;VLOOKUP([.$C358];[.$C$5:.$I$1017];5;0);IF([.$B358]=&quot;E&quot;;&quot;x&quot;;IF([.$B358]=&quot;-&quot;;&quot;-&quot;;&quot;ND&quot;)))" office:value-type="string" office:string-value="x">
            <text:p>x</text:p>
          </table:table-cell>
          <table:table-cell table:style-name="ce18" table:formula="of:=IF([.$B358]=&quot;R&quot;;VLOOKUP([.$C358];[.$C$5:.$I$1017];5;0);IF([.$B358]=&quot;E&quot;;&quot;x&quot;;IF([.$B358]=&quot;-&quot;;&quot;-&quot;;&quot;ND&quot;)))" office:value-type="string" office:string-value="x">
            <text:p>x</text:p>
          </table:table-cell>
          <table:table-cell table:style-name="ce18" table:formula="of:=IF([.$B358]=&quot;R&quot;;VLOOKUP([.$C358];[.$C$5:.$I$1017];6;0);IF([.$B358]=&quot;E&quot;;&quot;x&quot;;IF([.$B358]=&quot;-&quot;;&quot;-&quot;;&quot;ND&quot;)))" office:value-type="string" office:string-value="x">
            <text:p>x</text:p>
          </table:table-cell>
          <table:table-cell table:style-name="ce18" table:formula="of:=IF([.$B358]=&quot;R&quot;;VLOOKUP([.$C358];[.$C$5:.$I$1017];7;0);IF([.$B358]=&quot;E&quot;;&quot;x&quot;;IF([.$B358]=&quot;-&quot;;&quot;-&quot;;&quot;ND&quot;)))" office:value-type="string" office:string-value="x">
            <text:p>x</text:p>
          </table:table-cell>
          <table:table-cell table:style-name="ce26" table:formula="of:=IF([.B358]=&quot;R&quot;;0;IF([.B358]=&quot;-&quot;;0;4))" office:value-type="float" office:value="4">
            <text:p>4</text:p>
          </table:table-cell>
          <table:table-cell table:style-name="ce26" table:formula="of:=IF([.B358]=&quot;R&quot;;0;COUNTIF([.F358:.I35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text"), i18n("Text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9">
            <text:p>159</text:p>
          </table:table-cell>
          <table:table-cell table:style-name="ce6"/>
          <table:table-cell table:style-name="ce6" office:value-type="string">
            <text:p>insert-text</text:p>
          </table:table-cell>
          <table:table-cell table:style-name="ce18" table:formula="of:=IF([.$B359]=&quot;R&quot;;VLOOKUP([.$C359];[.$C$5:.$I$1017];5;0);IF([.$B359]=&quot;E&quot;;&quot;x&quot;;IF([.$B359]=&quot;-&quot;;&quot;-&quot;;&quot;ND&quot;)))" office:value-type="string" office:string-value="x">
            <text:p>x</text:p>
          </table:table-cell>
          <table:table-cell table:style-name="ce18" table:formula="of:=IF([.$B359]=&quot;R&quot;;VLOOKUP([.$C359];[.$C$5:.$I$1017];5;0);IF([.$B359]=&quot;E&quot;;&quot;x&quot;;IF([.$B359]=&quot;-&quot;;&quot;-&quot;;&quot;ND&quot;)))" office:value-type="string" office:string-value="x">
            <text:p>x</text:p>
          </table:table-cell>
          <table:table-cell table:style-name="ce18" table:formula="of:=IF([.$B359]=&quot;R&quot;;VLOOKUP([.$C359];[.$C$5:.$I$1017];6;0);IF([.$B359]=&quot;E&quot;;&quot;x&quot;;IF([.$B359]=&quot;-&quot;;&quot;-&quot;;&quot;ND&quot;)))" office:value-type="string" office:string-value="x">
            <text:p>x</text:p>
          </table:table-cell>
          <table:table-cell table:style-name="ce18" table:formula="of:=IF([.$B359]=&quot;R&quot;;VLOOKUP([.$C359];[.$C$5:.$I$1017];7;0);IF([.$B359]=&quot;E&quot;;&quot;x&quot;;IF([.$B359]=&quot;-&quot;;&quot;-&quot;;&quot;ND&quot;)))" office:value-type="string" office:string-value="x">
            <text:p>x</text:p>
          </table:table-cell>
          <table:table-cell table:style-name="ce26" table:formula="of:=IF([.B359]=&quot;R&quot;;0;IF([.B359]=&quot;-&quot;;0;4))" office:value-type="float" office:value="4">
            <text:p>4</text:p>
          </table:table-cell>
          <table:table-cell table:style-name="ce26" table:formula="of:=IF([.B359]=&quot;R&quot;;0;COUNTIF([.F359:.I35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office-chart-area"), i18n("Chart"), 0);</text:p>
          </table:table-cell>
          <table:table-cell table:style-name="ce3" office:value-type="string">
            <text:p>R</text:p>
          </table:table-cell>
          <table:table-cell table:style-name="ce3" office:value-type="float" office:value="58">
            <text:p>58</text:p>
          </table:table-cell>
          <table:table-cell table:style-name="ce6" table:number-columns-repeated="2"/>
          <table:table-cell table:style-name="ce18" table:formula="of:=IF([.$B360]=&quot;R&quot;;VLOOKUP([.$C360];[.$C$5:.$I$1017];5;0);IF([.$B360]=&quot;E&quot;;&quot;x&quot;;IF([.$B360]=&quot;-&quot;;&quot;-&quot;;&quot;ND&quot;)))" office:value-type="string" office:string-value="x">
            <text:p>x</text:p>
          </table:table-cell>
          <table:table-cell table:style-name="ce18" table:formula="of:=IF([.$B360]=&quot;R&quot;;VLOOKUP([.$C360];[.$C$5:.$I$1017];5;0);IF([.$B360]=&quot;E&quot;;&quot;x&quot;;IF([.$B360]=&quot;-&quot;;&quot;-&quot;;&quot;ND&quot;)))" office:value-type="string" office:string-value="x">
            <text:p>x</text:p>
          </table:table-cell>
          <table:table-cell table:style-name="ce18" table:formula="of:=IF([.$B360]=&quot;R&quot;;VLOOKUP([.$C360];[.$C$5:.$I$1017];6;0);IF([.$B360]=&quot;E&quot;;&quot;x&quot;;IF([.$B360]=&quot;-&quot;;&quot;-&quot;;&quot;ND&quot;)))" office:value-type="string" office:string-value="x">
            <text:p>x</text:p>
          </table:table-cell>
          <table:table-cell table:style-name="ce18" table:formula="of:=IF([.$B360]=&quot;R&quot;;VLOOKUP([.$C360];[.$C$5:.$I$1017];7;0);IF([.$B360]=&quot;E&quot;;&quot;x&quot;;IF([.$B360]=&quot;-&quot;;&quot;-&quot;;&quot;ND&quot;)))" office:value-type="string" office:string-value="x">
            <text:p>x</text:p>
          </table:table-cell>
          <table:table-cell table:style-name="ce26" table:formula="of:=IF([.B360]=&quot;R&quot;;0;IF([.B360]=&quot;-&quot;;0;4))" office:value-type="float" office:value="0">
            <text:p>0</text:p>
          </table:table-cell>
          <table:table-cell table:style-name="ce26" table:formula="of:=IF([.B360]=&quot;R&quot;;0;COUNTIF([.F360:.I3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view-statistics"), i18n("Shape"), 0);</text:p>
          </table:table-cell>
          <table:table-cell table:style-name="ce3" office:value-type="string">
            <text:p>E</text:p>
          </table:table-cell>
          <table:table-cell table:style-name="ce3" office:value-type="float" office:value="160">
            <text:p>160</text:p>
          </table:table-cell>
          <table:table-cell table:style-name="ce6"/>
          <table:table-cell table:style-name="ce12" office:value-type="string">
            <text:p>view-statistics</text:p>
          </table:table-cell>
          <table:table-cell table:style-name="ce18" table:formula="of:=IF([.$B361]=&quot;R&quot;;VLOOKUP([.$C361];[.$C$5:.$I$1017];5;0);IF([.$B361]=&quot;E&quot;;&quot;x&quot;;IF([.$B361]=&quot;-&quot;;&quot;-&quot;;&quot;ND&quot;)))" office:value-type="string" office:string-value="x">
            <text:p>x</text:p>
          </table:table-cell>
          <table:table-cell table:style-name="ce18" table:formula="of:=IF([.$B361]=&quot;R&quot;;VLOOKUP([.$C361];[.$C$5:.$I$1017];5;0);IF([.$B361]=&quot;E&quot;;&quot;x&quot;;IF([.$B361]=&quot;-&quot;;&quot;-&quot;;&quot;ND&quot;)))" office:value-type="string" office:string-value="x">
            <text:p>x</text:p>
          </table:table-cell>
          <table:table-cell table:style-name="ce18" table:formula="of:=IF([.$B361]=&quot;R&quot;;VLOOKUP([.$C361];[.$C$5:.$I$1017];6;0);IF([.$B361]=&quot;E&quot;;&quot;x&quot;;IF([.$B361]=&quot;-&quot;;&quot;-&quot;;&quot;ND&quot;)))" office:value-type="string" office:string-value="x">
            <text:p>x</text:p>
          </table:table-cell>
          <table:table-cell table:style-name="ce18" table:formula="of:=IF([.$B361]=&quot;R&quot;;VLOOKUP([.$C361];[.$C$5:.$I$1017];7;0);IF([.$B361]=&quot;E&quot;;&quot;x&quot;;IF([.$B361]=&quot;-&quot;;&quot;-&quot;;&quot;ND&quot;)))" office:value-type="string" office:string-value="x">
            <text:p>x</text:p>
          </table:table-cell>
          <table:table-cell table:style-name="ce26" table:formula="of:=IF([.B361]=&quot;R&quot;;0;IF([.B361]=&quot;-&quot;;0;4))" office:value-type="float" office:value="4">
            <text:p>4</text:p>
          </table:table-cell>
          <table:table-cell table:style-name="ce26" table:formula="of:=IF([.B361]=&quot;R&quot;;0;COUNTIF([.F361:.I36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configure"), i18n("Configure Editor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362]=&quot;R&quot;;VLOOKUP([.$C362];[.$C$5:.$I$1017];5;0);IF([.$B362]=&quot;E&quot;;&quot;x&quot;;IF([.$B362]=&quot;-&quot;;&quot;-&quot;;&quot;ND&quot;)))" office:value-type="string" office:string-value="x">
            <text:p>x</text:p>
          </table:table-cell>
          <table:table-cell table:style-name="ce18" table:formula="of:=IF([.$B362]=&quot;R&quot;;VLOOKUP([.$C362];[.$C$5:.$I$1017];5;0);IF([.$B362]=&quot;E&quot;;&quot;x&quot;;IF([.$B362]=&quot;-&quot;;&quot;-&quot;;&quot;ND&quot;)))" office:value-type="string" office:string-value="x">
            <text:p>x</text:p>
          </table:table-cell>
          <table:table-cell table:style-name="ce18" table:formula="of:=IF([.$B362]=&quot;R&quot;;VLOOKUP([.$C362];[.$C$5:.$I$1017];6;0);IF([.$B362]=&quot;E&quot;;&quot;x&quot;;IF([.$B362]=&quot;-&quot;;&quot;-&quot;;&quot;ND&quot;)))" office:value-type="string" office:string-value="x">
            <text:p>x</text:p>
          </table:table-cell>
          <table:table-cell table:style-name="ce18" table:formula="of:=IF([.$B362]=&quot;R&quot;;VLOOKUP([.$C362];[.$C$5:.$I$1017];7;0);IF([.$B362]=&quot;E&quot;;&quot;x&quot;;IF([.$B362]=&quot;-&quot;;&quot;-&quot;;&quot;ND&quot;)))" office:value-type="string" office:string-value="x">
            <text:p>x</text:p>
          </table:table-cell>
          <table:table-cell table:style-name="ce26" table:formula="of:=IF([.B362]=&quot;R&quot;;0;IF([.B362]=&quot;-&quot;;0;4))" office:value-type="float" office:value="0">
            <text:p>0</text:p>
          </table:table-cell>
          <table:table-cell table:style-name="ce26" table:formula="of:=IF([.B362]=&quot;R&quot;;0;COUNTIF([.F362:.I3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media-playback-start"), i18n("Execu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6" table:number-columns-repeated="2"/>
          <table:table-cell table:style-name="ce18" table:formula="of:=IF([.$B363]=&quot;R&quot;;VLOOKUP([.$C363];[.$C$5:.$I$1017];5;0);IF([.$B363]=&quot;E&quot;;&quot;x&quot;;IF([.$B363]=&quot;-&quot;;&quot;-&quot;;&quot;ND&quot;)))" office:value-type="string" office:string-value="x">
            <text:p>x</text:p>
          </table:table-cell>
          <table:table-cell table:style-name="ce18" table:formula="of:=IF([.$B363]=&quot;R&quot;;VLOOKUP([.$C363];[.$C$5:.$I$1017];5;0);IF([.$B363]=&quot;E&quot;;&quot;x&quot;;IF([.$B363]=&quot;-&quot;;&quot;-&quot;;&quot;ND&quot;)))" office:value-type="string" office:string-value="x">
            <text:p>x</text:p>
          </table:table-cell>
          <table:table-cell table:style-name="ce18" table:formula="of:=IF([.$B363]=&quot;R&quot;;VLOOKUP([.$C363];[.$C$5:.$I$1017];6;0);IF([.$B363]=&quot;E&quot;;&quot;x&quot;;IF([.$B363]=&quot;-&quot;;&quot;-&quot;;&quot;ND&quot;)))" office:value-type="string" office:string-value="x">
            <text:p>x</text:p>
          </table:table-cell>
          <table:table-cell table:style-name="ce18" table:formula="of:=IF([.$B363]=&quot;R&quot;;VLOOKUP([.$C363];[.$C$5:.$I$1017];7;0);IF([.$B363]=&quot;E&quot;;&quot;x&quot;;IF([.$B363]=&quot;-&quot;;&quot;-&quot;;&quot;ND&quot;)))" office:value-type="string" office:string-value="x">
            <text:p>x</text:p>
          </table:table-cell>
          <table:table-cell table:style-name="ce26" table:formula="of:=IF([.B363]=&quot;R&quot;;0;IF([.B363]=&quot;-&quot;;0;4))" office:value-type="float" office:value="0">
            <text:p>0</text:p>
          </table:table-cell>
          <table:table-cell table:style-name="ce26" table:formula="of:=IF([.B363]=&quot;R&quot;;0;COUNTIF([.F363:.I3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open"), i18n("Ope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364]=&quot;R&quot;;VLOOKUP([.$C364];[.$C$5:.$I$1017];5;0);IF([.$B364]=&quot;E&quot;;&quot;x&quot;;IF([.$B364]=&quot;-&quot;;&quot;-&quot;;&quot;ND&quot;)))" office:value-type="string" office:string-value="x">
            <text:p>x</text:p>
          </table:table-cell>
          <table:table-cell table:style-name="ce18" table:formula="of:=IF([.$B364]=&quot;R&quot;;VLOOKUP([.$C364];[.$C$5:.$I$1017];5;0);IF([.$B364]=&quot;E&quot;;&quot;x&quot;;IF([.$B364]=&quot;-&quot;;&quot;-&quot;;&quot;ND&quot;)))" office:value-type="string" office:string-value="x">
            <text:p>x</text:p>
          </table:table-cell>
          <table:table-cell table:style-name="ce18" table:formula="of:=IF([.$B364]=&quot;R&quot;;VLOOKUP([.$C364];[.$C$5:.$I$1017];6;0);IF([.$B364]=&quot;E&quot;;&quot;x&quot;;IF([.$B364]=&quot;-&quot;;&quot;-&quot;;&quot;ND&quot;)))" office:value-type="string" office:string-value="x">
            <text:p>x</text:p>
          </table:table-cell>
          <table:table-cell table:style-name="ce18" table:formula="of:=IF([.$B364]=&quot;R&quot;;VLOOKUP([.$C364];[.$C$5:.$I$1017];7;0);IF([.$B364]=&quot;E&quot;;&quot;x&quot;;IF([.$B364]=&quot;-&quot;;&quot;-&quot;;&quot;ND&quot;)))" office:value-type="string" office:string-value="x">
            <text:p>x</text:p>
          </table:table-cell>
          <table:table-cell table:style-name="ce26" table:formula="of:=IF([.B364]=&quot;R&quot;;0;IF([.B364]=&quot;-&quot;;0;4))" office:value-type="float" office:value="0">
            <text:p>0</text:p>
          </table:table-cell>
          <table:table-cell table:style-name="ce26" table:formula="of:=IF([.B364]=&quot;R&quot;;0;COUNTIF([.F364:.I36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save"), i18n("Save A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office:value-type="string">
            <text:p>should this be “doc-save-as” ?</text:p>
          </table:table-cell>
          <table:table-cell table:style-name="ce6"/>
          <table:table-cell table:style-name="ce18" table:formula="of:=IF([.$B365]=&quot;R&quot;;VLOOKUP([.$C365];[.$C$5:.$I$1017];5;0);IF([.$B365]=&quot;E&quot;;&quot;x&quot;;IF([.$B365]=&quot;-&quot;;&quot;-&quot;;&quot;ND&quot;)))" office:value-type="string" office:string-value="x">
            <text:p>x</text:p>
          </table:table-cell>
          <table:table-cell table:style-name="ce18" table:formula="of:=IF([.$B365]=&quot;R&quot;;VLOOKUP([.$C365];[.$C$5:.$I$1017];5;0);IF([.$B365]=&quot;E&quot;;&quot;x&quot;;IF([.$B365]=&quot;-&quot;;&quot;-&quot;;&quot;ND&quot;)))" office:value-type="string" office:string-value="x">
            <text:p>x</text:p>
          </table:table-cell>
          <table:table-cell table:style-name="ce18" table:formula="of:=IF([.$B365]=&quot;R&quot;;VLOOKUP([.$C365];[.$C$5:.$I$1017];6;0);IF([.$B365]=&quot;E&quot;;&quot;x&quot;;IF([.$B365]=&quot;-&quot;;&quot;-&quot;;&quot;ND&quot;)))" office:value-type="string" office:string-value="x">
            <text:p>x</text:p>
          </table:table-cell>
          <table:table-cell table:style-name="ce18" table:formula="of:=IF([.$B365]=&quot;R&quot;;VLOOKUP([.$C365];[.$C$5:.$I$1017];7;0);IF([.$B365]=&quot;E&quot;;&quot;x&quot;;IF([.$B365]=&quot;-&quot;;&quot;-&quot;;&quot;ND&quot;)))" office:value-type="string" office:string-value="x">
            <text:p>x</text:p>
          </table:table-cell>
          <table:table-cell table:style-name="ce26" table:formula="of:=IF([.B365]=&quot;R&quot;;0;IF([.B365]=&quot;-&quot;;0;4))" office:value-type="float" office:value="0">
            <text:p>0</text:p>
          </table:table-cell>
          <table:table-cell table:style-name="ce26" table:formula="of:=IF([.B365]=&quot;R&quot;;0;COUNTIF([.F365:.I3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scripting/kexiscripting/kexiscriptdesignview.cpp: <text:s text:c="3"/>KActionMenu* filemenu = new KActionMenu(KIcon("system-file-manager"), i18n("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61">
            <text:p>161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system-file-manager</text:p>
          </table:table-cell>
          <table:table-cell table:style-name="ce18" table:formula="of:=IF([.$B366]=&quot;R&quot;;VLOOKUP([.$C366];[.$C$5:.$I$1017];5;0);IF([.$B366]=&quot;E&quot;;&quot;x&quot;;IF([.$B366]=&quot;-&quot;;&quot;-&quot;;&quot;ND&quot;)))" office:value-type="string" office:string-value="x">
            <text:p>x</text:p>
          </table:table-cell>
          <table:table-cell table:style-name="ce18" table:formula="of:=IF([.$B366]=&quot;R&quot;;VLOOKUP([.$C366];[.$C$5:.$I$1017];5;0);IF([.$B366]=&quot;E&quot;;&quot;x&quot;;IF([.$B366]=&quot;-&quot;;&quot;-&quot;;&quot;ND&quot;)))" office:value-type="string" office:string-value="x">
            <text:p>x</text:p>
          </table:table-cell>
          <table:table-cell table:style-name="ce18" table:formula="of:=IF([.$B366]=&quot;R&quot;;VLOOKUP([.$C366];[.$C$5:.$I$1017];6;0);IF([.$B366]=&quot;E&quot;;&quot;x&quot;;IF([.$B366]=&quot;-&quot;;&quot;-&quot;;&quot;ND&quot;)))" office:value-type="string" office:string-value="x">
            <text:p>x</text:p>
          </table:table-cell>
          <table:table-cell table:style-name="ce18" table:formula="of:=IF([.$B366]=&quot;R&quot;;VLOOKUP([.$C366];[.$C$5:.$I$1017];7;0);IF([.$B366]=&quot;E&quot;;&quot;x&quot;;IF([.$B366]=&quot;-&quot;;&quot;-&quot;;&quot;ND&quot;)))" office:value-type="string" office:string-value="x">
            <text:p>x</text:p>
          </table:table-cell>
          <table:table-cell table:style-name="ce26" table:formula="of:=IF([.B366]=&quot;R&quot;;0;IF([.B366]=&quot;-&quot;;0;4))" office:value-type="float" office:value="4">
            <text:p>4</text:p>
          </table:table-cell>
          <table:table-cell table:style-name="ce26" table:formula="of:=IF([.B366]=&quot;R&quot;;0;COUNTIF([.F366:.I36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scripting/kexiscripting/kexiscriptdesignview.cpp: <text:s text:c="3"/>KActionMenu* menu = new KActionMenu(KIcon("document-properties"), i18n("Edi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367]=&quot;R&quot;;VLOOKUP([.$C367];[.$C$5:.$I$1017];5;0);IF([.$B367]=&quot;E&quot;;&quot;x&quot;;IF([.$B367]=&quot;-&quot;;&quot;-&quot;;&quot;ND&quot;)))" office:value-type="string" office:string-value="x">
            <text:p>x</text:p>
          </table:table-cell>
          <table:table-cell table:style-name="ce18" table:formula="of:=IF([.$B367]=&quot;R&quot;;VLOOKUP([.$C367];[.$C$5:.$I$1017];5;0);IF([.$B367]=&quot;E&quot;;&quot;x&quot;;IF([.$B367]=&quot;-&quot;;&quot;-&quot;;&quot;ND&quot;)))" office:value-type="string" office:string-value="x">
            <text:p>x</text:p>
          </table:table-cell>
          <table:table-cell table:style-name="ce18" table:formula="of:=IF([.$B367]=&quot;R&quot;;VLOOKUP([.$C367];[.$C$5:.$I$1017];6;0);IF([.$B367]=&quot;E&quot;;&quot;x&quot;;IF([.$B367]=&quot;-&quot;;&quot;-&quot;;&quot;ND&quot;)))" office:value-type="string" office:string-value="x">
            <text:p>x</text:p>
          </table:table-cell>
          <table:table-cell table:style-name="ce18" table:formula="of:=IF([.$B367]=&quot;R&quot;;VLOOKUP([.$C367];[.$C$5:.$I$1017];7;0);IF([.$B367]=&quot;E&quot;;&quot;x&quot;;IF([.$B367]=&quot;-&quot;;&quot;-&quot;;&quot;ND&quot;)))" office:value-type="string" office:string-value="x">
            <text:p>x</text:p>
          </table:table-cell>
          <table:table-cell table:style-name="ce26" table:formula="of:=IF([.B367]=&quot;R&quot;;0;IF([.B367]=&quot;-&quot;;0;4))" office:value-type="float" office:value="0">
            <text:p>0</text:p>
          </table:table-cell>
          <table:table-cell table:style-name="ce26" table:formula="of:=IF([.B367]=&quot;R&quot;;0;COUNTIF([.F367:.I3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QAction *a = new QAction(KIcon("document-new"), i18n("N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368]=&quot;R&quot;;VLOOKUP([.$C368];[.$C$5:.$I$1017];5;0);IF([.$B368]=&quot;E&quot;;&quot;x&quot;;IF([.$B368]=&quot;-&quot;;&quot;-&quot;;&quot;ND&quot;)))" office:value-type="string" office:string-value="x">
            <text:p>x</text:p>
          </table:table-cell>
          <table:table-cell table:style-name="ce18" table:formula="of:=IF([.$B368]=&quot;R&quot;;VLOOKUP([.$C368];[.$C$5:.$I$1017];5;0);IF([.$B368]=&quot;E&quot;;&quot;x&quot;;IF([.$B368]=&quot;-&quot;;&quot;-&quot;;&quot;ND&quot;)))" office:value-type="string" office:string-value="x">
            <text:p>x</text:p>
          </table:table-cell>
          <table:table-cell table:style-name="ce18" table:formula="of:=IF([.$B368]=&quot;R&quot;;VLOOKUP([.$C368];[.$C$5:.$I$1017];6;0);IF([.$B368]=&quot;E&quot;;&quot;x&quot;;IF([.$B368]=&quot;-&quot;;&quot;-&quot;;&quot;ND&quot;)))" office:value-type="string" office:string-value="x">
            <text:p>x</text:p>
          </table:table-cell>
          <table:table-cell table:style-name="ce18" table:formula="of:=IF([.$B368]=&quot;R&quot;;VLOOKUP([.$C368];[.$C$5:.$I$1017];7;0);IF([.$B368]=&quot;E&quot;;&quot;x&quot;;IF([.$B368]=&quot;-&quot;;&quot;-&quot;;&quot;ND&quot;)))" office:value-type="string" office:string-value="x">
            <text:p>x</text:p>
          </table:table-cell>
          <table:table-cell table:style-name="ce26" table:formula="of:=IF([.B368]=&quot;R&quot;;0;IF([.B368]=&quot;-&quot;;0;4))" office:value-type="float" office:value="0">
            <text:p>0</text:p>
          </table:table-cell>
          <table:table-cell table:style-name="ce26" table:formula="of:=IF([.B368]=&quot;R&quot;;0;COUNTIF([.F368:.I3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8" table:formula="of:=IF([.$B369]=&quot;R&quot;;VLOOKUP([.$C369];[.$C$5:.$I$1017];5;0);IF([.$B369]=&quot;E&quot;;&quot;x&quot;;IF([.$B369]=&quot;-&quot;;&quot;-&quot;;&quot;ND&quot;)))" office:value-type="string" office:string-value="x">
            <text:p>x</text:p>
          </table:table-cell>
          <table:table-cell table:style-name="ce18" table:formula="of:=IF([.$B369]=&quot;R&quot;;VLOOKUP([.$C369];[.$C$5:.$I$1017];5;0);IF([.$B369]=&quot;E&quot;;&quot;x&quot;;IF([.$B369]=&quot;-&quot;;&quot;-&quot;;&quot;ND&quot;)))" office:value-type="string" office:string-value="x">
            <text:p>x</text:p>
          </table:table-cell>
          <table:table-cell table:style-name="ce18" table:formula="of:=IF([.$B369]=&quot;R&quot;;VLOOKUP([.$C369];[.$C$5:.$I$1017];6;0);IF([.$B369]=&quot;E&quot;;&quot;x&quot;;IF([.$B369]=&quot;-&quot;;&quot;-&quot;;&quot;ND&quot;)))" office:value-type="string" office:string-value="x">
            <text:p>x</text:p>
          </table:table-cell>
          <table:table-cell table:style-name="ce18" table:formula="of:=IF([.$B369]=&quot;R&quot;;VLOOKUP([.$C369];[.$C$5:.$I$1017];7;0);IF([.$B369]=&quot;E&quot;;&quot;x&quot;;IF([.$B369]=&quot;-&quot;;&quot;-&quot;;&quot;ND&quot;)))" office:value-type="string" office:string-value="x">
            <text:p>x</text:p>
          </table:table-cell>
          <table:table-cell table:style-name="ce26" table:formula="of:=IF([.B369]=&quot;R&quot;;0;IF([.B369]=&quot;-&quot;;0;4))" office:value-type="float" office:value="0">
            <text:p>0</text:p>
          </table:table-cell>
          <table:table-cell table:style-name="ce26" table:formula="of:=IF([.B369]=&quot;R&quot;;0;COUNTIF([.F369:.I3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8" table:formula="of:=IF([.$B370]=&quot;R&quot;;VLOOKUP([.$C370];[.$C$5:.$I$1017];5;0);IF([.$B370]=&quot;E&quot;;&quot;x&quot;;IF([.$B370]=&quot;-&quot;;&quot;-&quot;;&quot;ND&quot;)))" office:value-type="string" office:string-value="x">
            <text:p>x</text:p>
          </table:table-cell>
          <table:table-cell table:style-name="ce18" table:formula="of:=IF([.$B370]=&quot;R&quot;;VLOOKUP([.$C370];[.$C$5:.$I$1017];5;0);IF([.$B370]=&quot;E&quot;;&quot;x&quot;;IF([.$B370]=&quot;-&quot;;&quot;-&quot;;&quot;ND&quot;)))" office:value-type="string" office:string-value="x">
            <text:p>x</text:p>
          </table:table-cell>
          <table:table-cell table:style-name="ce18" table:formula="of:=IF([.$B370]=&quot;R&quot;;VLOOKUP([.$C370];[.$C$5:.$I$1017];6;0);IF([.$B370]=&quot;E&quot;;&quot;x&quot;;IF([.$B370]=&quot;-&quot;;&quot;-&quot;;&quot;ND&quot;)))" office:value-type="string" office:string-value="x">
            <text:p>x</text:p>
          </table:table-cell>
          <table:table-cell table:style-name="ce18" table:formula="of:=IF([.$B370]=&quot;R&quot;;VLOOKUP([.$C370];[.$C$5:.$I$1017];7;0);IF([.$B370]=&quot;E&quot;;&quot;x&quot;;IF([.$B370]=&quot;-&quot;;&quot;-&quot;;&quot;ND&quot;)))" office:value-type="string" office:string-value="x">
            <text:p>x</text:p>
          </table:table-cell>
          <table:table-cell table:style-name="ce26" table:formula="of:=IF([.B370]=&quot;R&quot;;0;IF([.B370]=&quot;-&quot;;0;4))" office:value-type="float" office:value="0">
            <text:p>0</text:p>
          </table:table-cell>
          <table:table-cell table:style-name="ce26" table:formula="of:=IF([.B370]=&quot;R&quot;;0;COUNTIF([.F370:.I3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2"/>
          <table:table-cell table:style-name="ce18" table:formula="of:=IF([.$B371]=&quot;R&quot;;VLOOKUP([.$C371];[.$C$5:.$I$1017];5;0);IF([.$B371]=&quot;E&quot;;&quot;x&quot;;IF([.$B371]=&quot;-&quot;;&quot;-&quot;;&quot;ND&quot;)))" office:value-type="string" office:string-value="x">
            <text:p>x</text:p>
          </table:table-cell>
          <table:table-cell table:style-name="ce18" table:formula="of:=IF([.$B371]=&quot;R&quot;;VLOOKUP([.$C371];[.$C$5:.$I$1017];5;0);IF([.$B371]=&quot;E&quot;;&quot;x&quot;;IF([.$B371]=&quot;-&quot;;&quot;-&quot;;&quot;ND&quot;)))" office:value-type="string" office:string-value="x">
            <text:p>x</text:p>
          </table:table-cell>
          <table:table-cell table:style-name="ce18" table:formula="of:=IF([.$B371]=&quot;R&quot;;VLOOKUP([.$C371];[.$C$5:.$I$1017];6;0);IF([.$B371]=&quot;E&quot;;&quot;x&quot;;IF([.$B371]=&quot;-&quot;;&quot;-&quot;;&quot;ND&quot;)))" office:value-type="string" office:string-value="x">
            <text:p>x</text:p>
          </table:table-cell>
          <table:table-cell table:style-name="ce18" table:formula="of:=IF([.$B371]=&quot;R&quot;;VLOOKUP([.$C371];[.$C$5:.$I$1017];7;0);IF([.$B371]=&quot;E&quot;;&quot;x&quot;;IF([.$B371]=&quot;-&quot;;&quot;-&quot;;&quot;ND&quot;)))" office:value-type="string" office:string-value="x">
            <text:p>x</text:p>
          </table:table-cell>
          <table:table-cell table:style-name="ce26" table:formula="of:=IF([.B371]=&quot;R&quot;;0;IF([.B371]=&quot;-&quot;;0;4))" office:value-type="float" office:value="0">
            <text:p>0</text:p>
          </table:table-cell>
          <table:table-cell table:style-name="ce26" table:formula="of:=IF([.B371]=&quot;R&quot;;0;COUNTIF([.F371:.I3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go-jump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2"/>
          <table:table-cell table:style-name="ce18" table:formula="of:=IF([.$B372]=&quot;R&quot;;VLOOKUP([.$C372];[.$C$5:.$I$1017];5;0);IF([.$B372]=&quot;E&quot;;&quot;x&quot;;IF([.$B372]=&quot;-&quot;;&quot;-&quot;;&quot;ND&quot;)))" office:value-type="string" office:string-value="x">
            <text:p>x</text:p>
          </table:table-cell>
          <table:table-cell table:style-name="ce18" table:formula="of:=IF([.$B372]=&quot;R&quot;;VLOOKUP([.$C372];[.$C$5:.$I$1017];5;0);IF([.$B372]=&quot;E&quot;;&quot;x&quot;;IF([.$B372]=&quot;-&quot;;&quot;-&quot;;&quot;ND&quot;)))" office:value-type="string" office:string-value="x">
            <text:p>x</text:p>
          </table:table-cell>
          <table:table-cell table:style-name="ce18" table:formula="of:=IF([.$B372]=&quot;R&quot;;VLOOKUP([.$C372];[.$C$5:.$I$1017];6;0);IF([.$B372]=&quot;E&quot;;&quot;x&quot;;IF([.$B372]=&quot;-&quot;;&quot;-&quot;;&quot;ND&quot;)))" office:value-type="string" office:string-value="x">
            <text:p>x</text:p>
          </table:table-cell>
          <table:table-cell table:style-name="ce18" table:formula="of:=IF([.$B372]=&quot;R&quot;;VLOOKUP([.$C372];[.$C$5:.$I$1017];7;0);IF([.$B372]=&quot;E&quot;;&quot;x&quot;;IF([.$B372]=&quot;-&quot;;&quot;-&quot;;&quot;ND&quot;)))" office:value-type="string" office:string-value="x">
            <text:p>x</text:p>
          </table:table-cell>
          <table:table-cell table:style-name="ce26" table:formula="of:=IF([.B372]=&quot;R&quot;;0;IF([.B372]=&quot;-&quot;;0;4))" office:value-type="float" office:value="0">
            <text:p>0</text:p>
          </table:table-cell>
          <table:table-cell table:style-name="ce26" table:formula="of:=IF([.B372]=&quot;R&quot;;0;COUNTIF([.F372:.I3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col-&gt;field()-&gt;setSubType("K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373]=&quot;R&quot;;VLOOKUP([.$C373];[.$C$5:.$I$1017];5;0);IF([.$B373]=&quot;E&quot;;&quot;x&quot;;IF([.$B373]=&quot;-&quot;;&quot;-&quot;;&quot;ND&quot;)))" office:value-type="string" office:string-value="-">
            <text:p>-</text:p>
          </table:table-cell>
          <table:table-cell table:style-name="ce18" table:formula="of:=IF([.$B373]=&quot;R&quot;;VLOOKUP([.$C373];[.$C$5:.$I$1017];5;0);IF([.$B373]=&quot;E&quot;;&quot;x&quot;;IF([.$B373]=&quot;-&quot;;&quot;-&quot;;&quot;ND&quot;)))" office:value-type="string" office:string-value="-">
            <text:p>-</text:p>
          </table:table-cell>
          <table:table-cell table:style-name="ce18" table:formula="of:=IF([.$B373]=&quot;R&quot;;VLOOKUP([.$C373];[.$C$5:.$I$1017];6;0);IF([.$B373]=&quot;E&quot;;&quot;x&quot;;IF([.$B373]=&quot;-&quot;;&quot;-&quot;;&quot;ND&quot;)))" office:value-type="string" office:string-value="-">
            <text:p>-</text:p>
          </table:table-cell>
          <table:table-cell table:style-name="ce18" table:formula="of:=IF([.$B373]=&quot;R&quot;;VLOOKUP([.$C373];[.$C$5:.$I$1017];7;0);IF([.$B373]=&quot;E&quot;;&quot;x&quot;;IF([.$B373]=&quot;-&quot;;&quot;-&quot;;&quot;ND&quot;)))" office:value-type="string" office:string-value="-">
            <text:p>-</text:p>
          </table:table-cell>
          <table:table-cell table:style-name="ce26" table:formula="of:=IF([.B373]=&quot;R&quot;;0;IF([.B373]=&quot;-&quot;;0;4))" office:value-type="float" office:value="0">
            <text:p>0</text:p>
          </table:table-cell>
          <table:table-cell table:style-name="ce26" table:formula="of:=IF([.B373]=&quot;R&quot;;0;COUNTIF([.F373:.I3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ce3" office:value-type="string">
            <text:p>E</text:p>
          </table:table-cell>
          <table:table-cell table:style-name="ce3" office:value-type="float" office:value="162">
            <text:p>162</text:p>
          </table:table-cell>
          <table:table-cell table:style-name="ce6"/>
          <table:table-cell table:style-name="ce12" office:value-type="string">
            <text:p>help-about</text:p>
          </table:table-cell>
          <table:table-cell table:style-name="ce18" table:formula="of:=IF([.$B374]=&quot;R&quot;;VLOOKUP([.$C374];[.$C$5:.$I$1017];5;0);IF([.$B374]=&quot;E&quot;;&quot;x&quot;;IF([.$B374]=&quot;-&quot;;&quot;-&quot;;&quot;ND&quot;)))" office:value-type="string" office:string-value="x">
            <text:p>x</text:p>
          </table:table-cell>
          <table:table-cell table:style-name="ce18" table:formula="of:=IF([.$B374]=&quot;R&quot;;VLOOKUP([.$C374];[.$C$5:.$I$1017];5;0);IF([.$B374]=&quot;E&quot;;&quot;x&quot;;IF([.$B374]=&quot;-&quot;;&quot;-&quot;;&quot;ND&quot;)))" office:value-type="string" office:string-value="x">
            <text:p>x</text:p>
          </table:table-cell>
          <table:table-cell table:style-name="ce18" table:formula="of:=IF([.$B374]=&quot;R&quot;;VLOOKUP([.$C374];[.$C$5:.$I$1017];6;0);IF([.$B374]=&quot;E&quot;;&quot;x&quot;;IF([.$B374]=&quot;-&quot;;&quot;-&quot;;&quot;ND&quot;)))" office:value-type="string" office:string-value="x">
            <text:p>x</text:p>
          </table:table-cell>
          <table:table-cell table:style-name="ce18" table:formula="of:=IF([.$B374]=&quot;R&quot;;VLOOKUP([.$C374];[.$C$5:.$I$1017];7;0);IF([.$B374]=&quot;E&quot;;&quot;x&quot;;IF([.$B374]=&quot;-&quot;;&quot;-&quot;;&quot;ND&quot;)))" office:value-type="string" office:string-value="x">
            <text:p>x</text:p>
          </table:table-cell>
          <table:table-cell table:style-name="ce26" table:formula="of:=IF([.B374]=&quot;R&quot;;0;IF([.B374]=&quot;-&quot;;0;4))" office:value-type="float" office:value="4">
            <text:p>4</text:p>
          </table:table-cell>
          <table:table-cell table:style-name="ce26" table:formula="of:=IF([.B374]=&quot;R&quot;;0;COUNTIF([.F374:.I37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3" office:value-type="string">
            <text:p>N</text:p>
          </table:table-cell>
          <table:table-cell table:style-name="ce3" office:value-type="float" office:value="163">
            <text:p>163</text:p>
          </table:table-cell>
          <table:table-cell table:style-name="ce6" office:value-type="string">
            <text:p>“lineedit”</text:p>
            <text:p>kexi/pics/hi22-action-lineedit.png</text:p>
          </table:table-cell>
          <table:table-cell table:style-name="ce6"/>
          <table:table-cell table:style-name="ce18" table:formula="of:=IF([.$B375]=&quot;R&quot;;VLOOKUP([.$C375];[.$C$5:.$I$1017];5;0);IF([.$B375]=&quot;E&quot;;&quot;x&quot;;IF([.$B375]=&quot;-&quot;;&quot;-&quot;;&quot;ND&quot;)))" office:value-type="string" office:string-value="ND">
            <text:p>ND</text:p>
          </table:table-cell>
          <table:table-cell table:style-name="ce18" table:formula="of:=IF([.$B375]=&quot;R&quot;;VLOOKUP([.$C375];[.$C$5:.$I$1017];5;0);IF([.$B375]=&quot;E&quot;;&quot;x&quot;;IF([.$B375]=&quot;-&quot;;&quot;-&quot;;&quot;ND&quot;)))" office:value-type="string" office:string-value="ND">
            <text:p>ND</text:p>
          </table:table-cell>
          <table:table-cell table:style-name="ce18" table:formula="of:=IF([.$B375]=&quot;R&quot;;VLOOKUP([.$C375];[.$C$5:.$I$1017];6;0);IF([.$B375]=&quot;E&quot;;&quot;x&quot;;IF([.$B375]=&quot;-&quot;;&quot;-&quot;;&quot;ND&quot;)))" office:value-type="string" office:string-value="ND">
            <text:p>ND</text:p>
          </table:table-cell>
          <table:table-cell table:style-name="ce18" table:formula="of:=IF([.$B375]=&quot;R&quot;;VLOOKUP([.$C375];[.$C$5:.$I$1017];7;0);IF([.$B375]=&quot;E&quot;;&quot;x&quot;;IF([.$B375]=&quot;-&quot;;&quot;-&quot;;&quot;ND&quot;)))" office:value-type="string" office:string-value="ND">
            <text:p>ND</text:p>
          </table:table-cell>
          <table:table-cell table:style-name="ce26" table:formula="of:=IF([.B375]=&quot;R&quot;;0;IF([.B375]=&quot;-&quot;;0;4))" office:value-type="float" office:value="4">
            <text:p>4</text:p>
          </table:table-cell>
          <table:table-cell table:style-name="ce26" table:formula="of:=IF([.B375]=&quot;R&quot;;0;COUNTIF([.F375:.I3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3" office:value-type="string">
            <text:p>N</text:p>
          </table:table-cell>
          <table:table-cell table:style-name="ce3" office:value-type="float" office:value="164">
            <text:p>164</text:p>
          </table:table-cell>
          <table:table-cell table:style-name="ce6" office:value-type="string">
            <text:p>“autonumber”</text:p>
            <text:p>kexi/widget/tableview/autonumber.png</text:p>
          </table:table-cell>
          <table:table-cell table:style-name="ce6"/>
          <table:table-cell table:style-name="ce18" table:formula="of:=IF([.$B376]=&quot;R&quot;;VLOOKUP([.$C376];[.$C$5:.$I$1017];5;0);IF([.$B376]=&quot;E&quot;;&quot;x&quot;;IF([.$B376]=&quot;-&quot;;&quot;-&quot;;&quot;ND&quot;)))" office:value-type="string" office:string-value="ND">
            <text:p>ND</text:p>
          </table:table-cell>
          <table:table-cell table:style-name="ce18" table:formula="of:=IF([.$B376]=&quot;R&quot;;VLOOKUP([.$C376];[.$C$5:.$I$1017];5;0);IF([.$B376]=&quot;E&quot;;&quot;x&quot;;IF([.$B376]=&quot;-&quot;;&quot;-&quot;;&quot;ND&quot;)))" office:value-type="string" office:string-value="ND">
            <text:p>ND</text:p>
          </table:table-cell>
          <table:table-cell table:style-name="ce18" table:formula="of:=IF([.$B376]=&quot;R&quot;;VLOOKUP([.$C376];[.$C$5:.$I$1017];6;0);IF([.$B376]=&quot;E&quot;;&quot;x&quot;;IF([.$B376]=&quot;-&quot;;&quot;-&quot;;&quot;ND&quot;)))" office:value-type="string" office:string-value="ND">
            <text:p>ND</text:p>
          </table:table-cell>
          <table:table-cell table:style-name="ce18" table:formula="of:=IF([.$B376]=&quot;R&quot;;VLOOKUP([.$C376];[.$C$5:.$I$1017];7;0);IF([.$B376]=&quot;E&quot;;&quot;x&quot;;IF([.$B376]=&quot;-&quot;;&quot;-&quot;;&quot;ND&quot;)))" office:value-type="string" office:string-value="ND">
            <text:p>ND</text:p>
          </table:table-cell>
          <table:table-cell table:style-name="ce26" table:formula="of:=IF([.B376]=&quot;R&quot;;0;IF([.B376]=&quot;-&quot;;0;4))" office:value-type="float" office:value="4">
            <text:p>4</text:p>
          </table:table-cell>
          <table:table-cell table:style-name="ce26" table:formula="of:=IF([.B376]=&quot;R&quot;;0;COUNTIF([.F376:.I3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plugins/tables/kexitabledesignerview.cpp: <text:s text:c="3"/>prop-&gt;setIcon("key");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2"/>
          <table:table-cell table:style-name="ce18" table:formula="of:=IF([.$B377]=&quot;R&quot;;VLOOKUP([.$C377];[.$C$5:.$I$1017];5;0);IF([.$B377]=&quot;E&quot;;&quot;x&quot;;IF([.$B377]=&quot;-&quot;;&quot;-&quot;;&quot;ND&quot;)))" office:value-type="string" office:string-value="ND">
            <text:p>ND</text:p>
          </table:table-cell>
          <table:table-cell table:style-name="ce18" table:formula="of:=IF([.$B377]=&quot;R&quot;;VLOOKUP([.$C377];[.$C$5:.$I$1017];5;0);IF([.$B377]=&quot;E&quot;;&quot;x&quot;;IF([.$B377]=&quot;-&quot;;&quot;-&quot;;&quot;ND&quot;)))" office:value-type="string" office:string-value="ND">
            <text:p>ND</text:p>
          </table:table-cell>
          <table:table-cell table:style-name="ce18" table:formula="of:=IF([.$B377]=&quot;R&quot;;VLOOKUP([.$C377];[.$C$5:.$I$1017];6;0);IF([.$B377]=&quot;E&quot;;&quot;x&quot;;IF([.$B377]=&quot;-&quot;;&quot;-&quot;;&quot;ND&quot;)))" office:value-type="string" office:string-value="ND">
            <text:p>ND</text:p>
          </table:table-cell>
          <table:table-cell table:style-name="ce18" table:formula="of:=IF([.$B377]=&quot;R&quot;;VLOOKUP([.$C377];[.$C$5:.$I$1017];7;0);IF([.$B377]=&quot;E&quot;;&quot;x&quot;;IF([.$B377]=&quot;-&quot;;&quot;-&quot;;&quot;ND&quot;)))" office:value-type="string" office:string-value="ND">
            <text:p>ND</text:p>
          </table:table-cell>
          <table:table-cell table:style-name="ce26" table:formula="of:=IF([.B377]=&quot;R&quot;;0;IF([.B377]=&quot;-&quot;;0;4))" office:value-type="float" office:value="0">
            <text:p>0</text:p>
          </table:table-cell>
          <table:table-cell table:style-name="ce26" table:formula="of:=IF([.B377]=&quot;R&quot;;0;COUNTIF([.F377:.I3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viewActions &lt;&lt; (d-&gt;action_toggle_pkey = new KToggleAction(KIcon("key"), i18n("Primary Key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2"/>
          <table:table-cell table:style-name="ce18" table:formula="of:=IF([.$B378]=&quot;R&quot;;VLOOKUP([.$C378];[.$C$5:.$I$1017];5;0);IF([.$B378]=&quot;E&quot;;&quot;x&quot;;IF([.$B378]=&quot;-&quot;;&quot;-&quot;;&quot;ND&quot;)))" office:value-type="string" office:string-value="ND">
            <text:p>ND</text:p>
          </table:table-cell>
          <table:table-cell table:style-name="ce18" table:formula="of:=IF([.$B378]=&quot;R&quot;;VLOOKUP([.$C378];[.$C$5:.$I$1017];5;0);IF([.$B378]=&quot;E&quot;;&quot;x&quot;;IF([.$B378]=&quot;-&quot;;&quot;-&quot;;&quot;ND&quot;)))" office:value-type="string" office:string-value="ND">
            <text:p>ND</text:p>
          </table:table-cell>
          <table:table-cell table:style-name="ce18" table:formula="of:=IF([.$B378]=&quot;R&quot;;VLOOKUP([.$C378];[.$C$5:.$I$1017];6;0);IF([.$B378]=&quot;E&quot;;&quot;x&quot;;IF([.$B378]=&quot;-&quot;;&quot;-&quot;;&quot;ND&quot;)))" office:value-type="string" office:string-value="ND">
            <text:p>ND</text:p>
          </table:table-cell>
          <table:table-cell table:style-name="ce18" table:formula="of:=IF([.$B378]=&quot;R&quot;;VLOOKUP([.$C378];[.$C$5:.$I$1017];7;0);IF([.$B378]=&quot;E&quot;;&quot;x&quot;;IF([.$B378]=&quot;-&quot;;&quot;-&quot;;&quot;ND&quot;)))" office:value-type="string" office:string-value="ND">
            <text:p>ND</text:p>
          </table:table-cell>
          <table:table-cell table:style-name="ce26" table:formula="of:=IF([.B378]=&quot;R&quot;;0;IF([.B378]=&quot;-&quot;;0;4))" office:value-type="float" office:value="0">
            <text:p>0</text:p>
          </table:table-cell>
          <table:table-cell table:style-name="ce26" table:formula="of:=IF([.B378]=&quot;R&quot;;0;COUNTIF([.F378:.I3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3" office:value-type="string">
            <text:p>N</text:p>
          </table:table-cell>
          <table:table-cell table:style-name="ce3" office:value-type="float" office:value="165">
            <text:p>165</text:p>
          </table:table-cell>
          <table:table-cell table:style-name="ce6" office:value-type="string">
            <text:p>“combo” (combobox widget)</text:p>
            <text:p>kexi/pics/hi22-action-combo.png</text:p>
          </table:table-cell>
          <table:table-cell table:style-name="ce6"/>
          <table:table-cell table:style-name="ce18" table:formula="of:=IF([.$B379]=&quot;R&quot;;VLOOKUP([.$C379];[.$C$5:.$I$1017];5;0);IF([.$B379]=&quot;E&quot;;&quot;x&quot;;IF([.$B379]=&quot;-&quot;;&quot;-&quot;;&quot;ND&quot;)))" office:value-type="string" office:string-value="ND">
            <text:p>ND</text:p>
          </table:table-cell>
          <table:table-cell table:style-name="ce18" table:formula="of:=IF([.$B379]=&quot;R&quot;;VLOOKUP([.$C379];[.$C$5:.$I$1017];5;0);IF([.$B379]=&quot;E&quot;;&quot;x&quot;;IF([.$B379]=&quot;-&quot;;&quot;-&quot;;&quot;ND&quot;)))" office:value-type="string" office:string-value="ND">
            <text:p>ND</text:p>
          </table:table-cell>
          <table:table-cell table:style-name="ce18" table:formula="of:=IF([.$B379]=&quot;R&quot;;VLOOKUP([.$C379];[.$C$5:.$I$1017];6;0);IF([.$B379]=&quot;E&quot;;&quot;x&quot;;IF([.$B379]=&quot;-&quot;;&quot;-&quot;;&quot;ND&quot;)))" office:value-type="string" office:string-value="ND">
            <text:p>ND</text:p>
          </table:table-cell>
          <table:table-cell table:style-name="ce18" table:formula="of:=IF([.$B379]=&quot;R&quot;;VLOOKUP([.$C379];[.$C$5:.$I$1017];7;0);IF([.$B379]=&quot;E&quot;;&quot;x&quot;;IF([.$B379]=&quot;-&quot;;&quot;-&quot;;&quot;ND&quot;)))" office:value-type="string" office:string-value="ND">
            <text:p>ND</text:p>
          </table:table-cell>
          <table:table-cell table:style-name="ce26" table:formula="of:=IF([.B379]=&quot;R&quot;;0;IF([.B379]=&quot;-&quot;;0;4))" office:value-type="float" office:value="4">
            <text:p>4</text:p>
          </table:table-cell>
          <table:table-cell table:style-name="ce26" table:formula="of:=IF([.B379]=&quot;R&quot;;0;COUNTIF([.F379:.I3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tests/newapi/main.cpp: <text:s text:c="7"/>KIconLoader::global()-&gt;addAppDir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2"/>
          <table:table-cell table:style-name="ce18" table:formula="of:=IF([.$B380]=&quot;R&quot;;VLOOKUP([.$C380];[.$C$5:.$I$1017];5;0);IF([.$B380]=&quot;E&quot;;&quot;x&quot;;IF([.$B380]=&quot;-&quot;;&quot;-&quot;;&quot;ND&quot;)))" office:value-type="string" office:string-value="x">
            <text:p>x</text:p>
          </table:table-cell>
          <table:table-cell table:style-name="ce18" table:formula="of:=IF([.$B380]=&quot;R&quot;;VLOOKUP([.$C380];[.$C$5:.$I$1017];5;0);IF([.$B380]=&quot;E&quot;;&quot;x&quot;;IF([.$B380]=&quot;-&quot;;&quot;-&quot;;&quot;ND&quot;)))" office:value-type="string" office:string-value="x">
            <text:p>x</text:p>
          </table:table-cell>
          <table:table-cell table:style-name="ce18" table:formula="of:=IF([.$B380]=&quot;R&quot;;VLOOKUP([.$C380];[.$C$5:.$I$1017];6;0);IF([.$B380]=&quot;E&quot;;&quot;x&quot;;IF([.$B380]=&quot;-&quot;;&quot;-&quot;;&quot;ND&quot;)))" office:value-type="string" office:string-value="x">
            <text:p>x</text:p>
          </table:table-cell>
          <table:table-cell table:style-name="ce18" table:formula="of:=IF([.$B380]=&quot;R&quot;;VLOOKUP([.$C380];[.$C$5:.$I$1017];7;0);IF([.$B380]=&quot;E&quot;;&quot;x&quot;;IF([.$B380]=&quot;-&quot;;&quot;-&quot;;&quot;ND&quot;)))" office:value-type="string" office:string-value="x">
            <text:p>x</text:p>
          </table:table-cell>
          <table:table-cell table:style-name="ce26" table:formula="of:=IF([.B380]=&quot;R&quot;;0;IF([.B380]=&quot;-&quot;;0;4))" office:value-type="float" office:value="0">
            <text:p>0</text:p>
          </table:table-cell>
          <table:table-cell table:style-name="ce26" table:formula="of:=IF([.B380]=&quot;R&quot;;0;COUNTIF([.F380:.I3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deleteAction = addAction("edit_delete", KIcon("edit-delete"), i18n("&amp;Delete"),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381]=&quot;R&quot;;VLOOKUP([.$C381];[.$C$5:.$I$1017];5;0);IF([.$B381]=&quot;E&quot;;&quot;x&quot;;IF([.$B381]=&quot;-&quot;;&quot;-&quot;;&quot;ND&quot;)))" office:value-type="string" office:string-value="x">
            <text:p>x</text:p>
          </table:table-cell>
          <table:table-cell table:style-name="ce18" table:formula="of:=IF([.$B381]=&quot;R&quot;;VLOOKUP([.$C381];[.$C$5:.$I$1017];5;0);IF([.$B381]=&quot;E&quot;;&quot;x&quot;;IF([.$B381]=&quot;-&quot;;&quot;-&quot;;&quot;ND&quot;)))" office:value-type="string" office:string-value="x">
            <text:p>x</text:p>
          </table:table-cell>
          <table:table-cell table:style-name="ce18" table:formula="of:=IF([.$B381]=&quot;R&quot;;VLOOKUP([.$C381];[.$C$5:.$I$1017];6;0);IF([.$B381]=&quot;E&quot;;&quot;x&quot;;IF([.$B381]=&quot;-&quot;;&quot;-&quot;;&quot;ND&quot;)))" office:value-type="string" office:string-value="x">
            <text:p>x</text:p>
          </table:table-cell>
          <table:table-cell table:style-name="ce18" table:formula="of:=IF([.$B381]=&quot;R&quot;;VLOOKUP([.$C381];[.$C$5:.$I$1017];7;0);IF([.$B381]=&quot;E&quot;;&quot;x&quot;;IF([.$B381]=&quot;-&quot;;&quot;-&quot;;&quot;ND&quot;)))" office:value-type="string" office:string-value="x">
            <text:p>x</text:p>
          </table:table-cell>
          <table:table-cell table:style-name="ce26" table:formula="of:=IF([.B381]=&quot;R&quot;;0;IF([.B381]=&quot;-&quot;;0;4))" office:value-type="float" office:value="0">
            <text:p>0</text:p>
          </table:table-cell>
          <table:table-cell table:style-name="ce26" table:formula="of:=IF([.B381]=&quot;R&quot;;0;COUNTIF([.F381:.I3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designAction = addAction("design_object", KIcon("document-properties"), i18n("&amp;Design"),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382]=&quot;R&quot;;VLOOKUP([.$C382];[.$C$5:.$I$1017];5;0);IF([.$B382]=&quot;E&quot;;&quot;x&quot;;IF([.$B382]=&quot;-&quot;;&quot;-&quot;;&quot;ND&quot;)))" office:value-type="string" office:string-value="x">
            <text:p>x</text:p>
          </table:table-cell>
          <table:table-cell table:style-name="ce18" table:formula="of:=IF([.$B382]=&quot;R&quot;;VLOOKUP([.$C382];[.$C$5:.$I$1017];5;0);IF([.$B382]=&quot;E&quot;;&quot;x&quot;;IF([.$B382]=&quot;-&quot;;&quot;-&quot;;&quot;ND&quot;)))" office:value-type="string" office:string-value="x">
            <text:p>x</text:p>
          </table:table-cell>
          <table:table-cell table:style-name="ce18" table:formula="of:=IF([.$B382]=&quot;R&quot;;VLOOKUP([.$C382];[.$C$5:.$I$1017];6;0);IF([.$B382]=&quot;E&quot;;&quot;x&quot;;IF([.$B382]=&quot;-&quot;;&quot;-&quot;;&quot;ND&quot;)))" office:value-type="string" office:string-value="x">
            <text:p>x</text:p>
          </table:table-cell>
          <table:table-cell table:style-name="ce18" table:formula="of:=IF([.$B382]=&quot;R&quot;;VLOOKUP([.$C382];[.$C$5:.$I$1017];7;0);IF([.$B382]=&quot;E&quot;;&quot;x&quot;;IF([.$B382]=&quot;-&quot;;&quot;-&quot;;&quot;ND&quot;)))" office:value-type="string" office:string-value="x">
            <text:p>x</text:p>
          </table:table-cell>
          <table:table-cell table:style-name="ce26" table:formula="of:=IF([.B382]=&quot;R&quot;;0;IF([.B382]=&quot;-&quot;;0;4))" office:value-type="float" office:value="0">
            <text:p>0</text:p>
          </table:table-cell>
          <table:table-cell table:style-name="ce26" table:formula="of:=IF([.B382]=&quot;R&quot;;0;COUNTIF([.F382:.I3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editTextAction = addAction("editText_object", KIcon(), i18n("Open in &amp;Text View"),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should use “document edit??”</text:p>
          </table:table-cell>
          <table:table-cell table:style-name="ce6"/>
          <table:table-cell table:style-name="ce18" table:formula="of:=IF([.$B383]=&quot;R&quot;;VLOOKUP([.$C383];[.$C$5:.$I$1017];5;0);IF([.$B383]=&quot;E&quot;;&quot;x&quot;;IF([.$B383]=&quot;-&quot;;&quot;-&quot;;&quot;ND&quot;)))" office:value-type="string" office:string-value="-">
            <text:p>-</text:p>
          </table:table-cell>
          <table:table-cell table:style-name="ce18" table:formula="of:=IF([.$B383]=&quot;R&quot;;VLOOKUP([.$C383];[.$C$5:.$I$1017];5;0);IF([.$B383]=&quot;E&quot;;&quot;x&quot;;IF([.$B383]=&quot;-&quot;;&quot;-&quot;;&quot;ND&quot;)))" office:value-type="string" office:string-value="-">
            <text:p>-</text:p>
          </table:table-cell>
          <table:table-cell table:style-name="ce18" table:formula="of:=IF([.$B383]=&quot;R&quot;;VLOOKUP([.$C383];[.$C$5:.$I$1017];6;0);IF([.$B383]=&quot;E&quot;;&quot;x&quot;;IF([.$B383]=&quot;-&quot;;&quot;-&quot;;&quot;ND&quot;)))" office:value-type="string" office:string-value="-">
            <text:p>-</text:p>
          </table:table-cell>
          <table:table-cell table:style-name="ce18" table:formula="of:=IF([.$B383]=&quot;R&quot;;VLOOKUP([.$C383];[.$C$5:.$I$1017];7;0);IF([.$B383]=&quot;E&quot;;&quot;x&quot;;IF([.$B383]=&quot;-&quot;;&quot;-&quot;;&quot;ND&quot;)))" office:value-type="string" office:string-value="-">
            <text:p>-</text:p>
          </table:table-cell>
          <table:table-cell table:style-name="ce26" table:formula="of:=IF([.B383]=&quot;R&quot;;0;IF([.B383]=&quot;-&quot;;0;4))" office:value-type="float" office:value="0">
            <text:p>0</text:p>
          </table:table-cell>
          <table:table-cell table:style-name="ce26" table:formula="of:=IF([.B383]=&quot;R&quot;;0;COUNTIF([.F383:.I3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newObjectAction = addAction("new_object", KIcon("document-new"), QString(),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384]=&quot;R&quot;;VLOOKUP([.$C384];[.$C$5:.$I$1017];5;0);IF([.$B384]=&quot;E&quot;;&quot;x&quot;;IF([.$B384]=&quot;-&quot;;&quot;-&quot;;&quot;ND&quot;)))" office:value-type="string" office:string-value="x">
            <text:p>x</text:p>
          </table:table-cell>
          <table:table-cell table:style-name="ce18" table:formula="of:=IF([.$B384]=&quot;R&quot;;VLOOKUP([.$C384];[.$C$5:.$I$1017];5;0);IF([.$B384]=&quot;E&quot;;&quot;x&quot;;IF([.$B384]=&quot;-&quot;;&quot;-&quot;;&quot;ND&quot;)))" office:value-type="string" office:string-value="x">
            <text:p>x</text:p>
          </table:table-cell>
          <table:table-cell table:style-name="ce18" table:formula="of:=IF([.$B384]=&quot;R&quot;;VLOOKUP([.$C384];[.$C$5:.$I$1017];6;0);IF([.$B384]=&quot;E&quot;;&quot;x&quot;;IF([.$B384]=&quot;-&quot;;&quot;-&quot;;&quot;ND&quot;)))" office:value-type="string" office:string-value="x">
            <text:p>x</text:p>
          </table:table-cell>
          <table:table-cell table:style-name="ce18" table:formula="of:=IF([.$B384]=&quot;R&quot;;VLOOKUP([.$C384];[.$C$5:.$I$1017];7;0);IF([.$B384]=&quot;E&quot;;&quot;x&quot;;IF([.$B384]=&quot;-&quot;;&quot;-&quot;;&quot;ND&quot;)))" office:value-type="string" office:string-value="x">
            <text:p>x</text:p>
          </table:table-cell>
          <table:table-cell table:style-name="ce26" table:formula="of:=IF([.B384]=&quot;R&quot;;0;IF([.B384]=&quot;-&quot;;0;4))" office:value-type="float" office:value="0">
            <text:p>0</text:p>
          </table:table-cell>
          <table:table-cell table:style-name="ce26" table:formula="of:=IF([.B384]=&quot;R&quot;;0;COUNTIF([.F384:.I3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renameAction = addAction("edit_rename", KIcon("edit-rename"), i18n("&amp;Rename"),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8" table:formula="of:=IF([.$B385]=&quot;R&quot;;VLOOKUP([.$C385];[.$C$5:.$I$1017];5;0);IF([.$B385]=&quot;E&quot;;&quot;x&quot;;IF([.$B385]=&quot;-&quot;;&quot;-&quot;;&quot;ND&quot;)))" office:value-type="string" office:string-value="x">
            <text:p>x</text:p>
          </table:table-cell>
          <table:table-cell table:style-name="ce18" table:formula="of:=IF([.$B385]=&quot;R&quot;;VLOOKUP([.$C385];[.$C$5:.$I$1017];5;0);IF([.$B385]=&quot;E&quot;;&quot;x&quot;;IF([.$B385]=&quot;-&quot;;&quot;-&quot;;&quot;ND&quot;)))" office:value-type="string" office:string-value="x">
            <text:p>x</text:p>
          </table:table-cell>
          <table:table-cell table:style-name="ce18" table:formula="of:=IF([.$B385]=&quot;R&quot;;VLOOKUP([.$C385];[.$C$5:.$I$1017];6;0);IF([.$B385]=&quot;E&quot;;&quot;x&quot;;IF([.$B385]=&quot;-&quot;;&quot;-&quot;;&quot;ND&quot;)))" office:value-type="string" office:string-value="x">
            <text:p>x</text:p>
          </table:table-cell>
          <table:table-cell table:style-name="ce18" table:formula="of:=IF([.$B385]=&quot;R&quot;;VLOOKUP([.$C385];[.$C$5:.$I$1017];7;0);IF([.$B385]=&quot;E&quot;;&quot;x&quot;;IF([.$B385]=&quot;-&quot;;&quot;-&quot;;&quot;ND&quot;)))" office:value-type="string" office:string-value="x">
            <text:p>x</text:p>
          </table:table-cell>
          <table:table-cell table:style-name="ce26" table:formula="of:=IF([.B385]=&quot;R&quot;;0;IF([.B385]=&quot;-&quot;;0;4))" office:value-type="float" office:value="0">
            <text:p>0</text:p>
          </table:table-cell>
          <table:table-cell table:style-name="ce26" table:formula="of:=IF([.B385]=&quot;R&quot;;0;COUNTIF([.F385:.I3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5"/>// <text:s text:c="2"/>m_newObjectToolbarAction-&gt;setIcon( KIcon("document-new"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386]=&quot;R&quot;;VLOOKUP([.$C386];[.$C$5:.$I$1017];5;0);IF([.$B386]=&quot;E&quot;;&quot;x&quot;;IF([.$B386]=&quot;-&quot;;&quot;-&quot;;&quot;ND&quot;)))" office:value-type="string" office:string-value="x">
            <text:p>x</text:p>
          </table:table-cell>
          <table:table-cell table:style-name="ce18" table:formula="of:=IF([.$B386]=&quot;R&quot;;VLOOKUP([.$C386];[.$C$5:.$I$1017];5;0);IF([.$B386]=&quot;E&quot;;&quot;x&quot;;IF([.$B386]=&quot;-&quot;;&quot;-&quot;;&quot;ND&quot;)))" office:value-type="string" office:string-value="x">
            <text:p>x</text:p>
          </table:table-cell>
          <table:table-cell table:style-name="ce18" table:formula="of:=IF([.$B386]=&quot;R&quot;;VLOOKUP([.$C386];[.$C$5:.$I$1017];6;0);IF([.$B386]=&quot;E&quot;;&quot;x&quot;;IF([.$B386]=&quot;-&quot;;&quot;-&quot;;&quot;ND&quot;)))" office:value-type="string" office:string-value="x">
            <text:p>x</text:p>
          </table:table-cell>
          <table:table-cell table:style-name="ce18" table:formula="of:=IF([.$B386]=&quot;R&quot;;VLOOKUP([.$C386];[.$C$5:.$I$1017];7;0);IF([.$B386]=&quot;E&quot;;&quot;x&quot;;IF([.$B386]=&quot;-&quot;;&quot;-&quot;;&quot;ND&quot;)))" office:value-type="string" office:string-value="x">
            <text:p>x</text:p>
          </table:table-cell>
          <table:table-cell table:style-name="ce26" table:formula="of:=IF([.B386]=&quot;R&quot;;0;IF([.B386]=&quot;-&quot;;0;4))" office:value-type="float" office:value="0">
            <text:p>0</text:p>
          </table:table-cell>
          <table:table-cell table:style-name="ce26" table:formula="of:=IF([.B386]=&quot;R&quot;;0;COUNTIF([.F386:.I3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dataExportAction = addAction("exportAsDataTable", 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(or export table?)</text:p>
          </table:table-cell>
          <table:table-cell table:style-name="ce6"/>
          <table:table-cell table:style-name="ce18" table:formula="of:=IF([.$B387]=&quot;R&quot;;VLOOKUP([.$C387];[.$C$5:.$I$1017];5;0);IF([.$B387]=&quot;E&quot;;&quot;x&quot;;IF([.$B387]=&quot;-&quot;;&quot;-&quot;;&quot;ND&quot;)))" office:value-type="string" office:string-value="ND">
            <text:p>ND</text:p>
          </table:table-cell>
          <table:table-cell table:style-name="ce18" table:formula="of:=IF([.$B387]=&quot;R&quot;;VLOOKUP([.$C387];[.$C$5:.$I$1017];5;0);IF([.$B387]=&quot;E&quot;;&quot;x&quot;;IF([.$B387]=&quot;-&quot;;&quot;-&quot;;&quot;ND&quot;)))" office:value-type="string" office:string-value="ND">
            <text:p>ND</text:p>
          </table:table-cell>
          <table:table-cell table:style-name="ce18" table:formula="of:=IF([.$B387]=&quot;R&quot;;VLOOKUP([.$C387];[.$C$5:.$I$1017];6;0);IF([.$B387]=&quot;E&quot;;&quot;x&quot;;IF([.$B387]=&quot;-&quot;;&quot;-&quot;;&quot;ND&quot;)))" office:value-type="string" office:string-value="ND">
            <text:p>ND</text:p>
          </table:table-cell>
          <table:table-cell table:style-name="ce18" table:formula="of:=IF([.$B387]=&quot;R&quot;;VLOOKUP([.$C387];[.$C$5:.$I$1017];7;0);IF([.$B387]=&quot;E&quot;;&quot;x&quot;;IF([.$B387]=&quot;-&quot;;&quot;-&quot;;&quot;ND&quot;)))" office:value-type="string" office:string-value="ND">
            <text:p>ND</text:p>
          </table:table-cell>
          <table:table-cell table:style-name="ce26" table:formula="of:=IF([.B387]=&quot;R&quot;;0;IF([.B387]=&quot;-&quot;;0;4))" office:value-type="float" office:value="0">
            <text:p>0</text:p>
          </table:table-cell>
          <table:table-cell table:style-name="ce26" table:formula="of:=IF([.B387]=&quot;R&quot;;0;COUNTIF([.F387:.I3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executeAction = addAction("data_execute", KIcon("media-playback-start"), i18n("Execute"),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6" table:number-columns-repeated="2"/>
          <table:table-cell table:style-name="ce18" table:formula="of:=IF([.$B388]=&quot;R&quot;;VLOOKUP([.$C388];[.$C$5:.$I$1017];5;0);IF([.$B388]=&quot;E&quot;;&quot;x&quot;;IF([.$B388]=&quot;-&quot;;&quot;-&quot;;&quot;ND&quot;)))" office:value-type="string" office:string-value="x">
            <text:p>x</text:p>
          </table:table-cell>
          <table:table-cell table:style-name="ce18" table:formula="of:=IF([.$B388]=&quot;R&quot;;VLOOKUP([.$C388];[.$C$5:.$I$1017];5;0);IF([.$B388]=&quot;E&quot;;&quot;x&quot;;IF([.$B388]=&quot;-&quot;;&quot;-&quot;;&quot;ND&quot;)))" office:value-type="string" office:string-value="x">
            <text:p>x</text:p>
          </table:table-cell>
          <table:table-cell table:style-name="ce18" table:formula="of:=IF([.$B388]=&quot;R&quot;;VLOOKUP([.$C388];[.$C$5:.$I$1017];6;0);IF([.$B388]=&quot;E&quot;;&quot;x&quot;;IF([.$B388]=&quot;-&quot;;&quot;-&quot;;&quot;ND&quot;)))" office:value-type="string" office:string-value="x">
            <text:p>x</text:p>
          </table:table-cell>
          <table:table-cell table:style-name="ce18" table:formula="of:=IF([.$B388]=&quot;R&quot;;VLOOKUP([.$C388];[.$C$5:.$I$1017];7;0);IF([.$B388]=&quot;E&quot;;&quot;x&quot;;IF([.$B388]=&quot;-&quot;;&quot;-&quot;;&quot;ND&quot;)))" office:value-type="string" office:string-value="x">
            <text:p>x</text:p>
          </table:table-cell>
          <table:table-cell table:style-name="ce26" table:formula="of:=IF([.B388]=&quot;R&quot;;0;IF([.B388]=&quot;-&quot;;0;4))" office:value-type="float" office:value="0">
            <text:p>0</text:p>
          </table:table-cell>
          <table:table-cell table:style-name="ce26" table:formula="of:=IF([.B388]=&quot;R&quot;;0;COUNTIF([.F388:.I3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openAction = addAction("open_object", KIcon("document-open"), i18n("&amp;Open"),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389]=&quot;R&quot;;VLOOKUP([.$C389];[.$C$5:.$I$1017];5;0);IF([.$B389]=&quot;E&quot;;&quot;x&quot;;IF([.$B389]=&quot;-&quot;;&quot;-&quot;;&quot;ND&quot;)))" office:value-type="string" office:string-value="x">
            <text:p>x</text:p>
          </table:table-cell>
          <table:table-cell table:style-name="ce18" table:formula="of:=IF([.$B389]=&quot;R&quot;;VLOOKUP([.$C389];[.$C$5:.$I$1017];5;0);IF([.$B389]=&quot;E&quot;;&quot;x&quot;;IF([.$B389]=&quot;-&quot;;&quot;-&quot;;&quot;ND&quot;)))" office:value-type="string" office:string-value="x">
            <text:p>x</text:p>
          </table:table-cell>
          <table:table-cell table:style-name="ce18" table:formula="of:=IF([.$B389]=&quot;R&quot;;VLOOKUP([.$C389];[.$C$5:.$I$1017];6;0);IF([.$B389]=&quot;E&quot;;&quot;x&quot;;IF([.$B389]=&quot;-&quot;;&quot;-&quot;;&quot;ND&quot;)))" office:value-type="string" office:string-value="x">
            <text:p>x</text:p>
          </table:table-cell>
          <table:table-cell table:style-name="ce18" table:formula="of:=IF([.$B389]=&quot;R&quot;;VLOOKUP([.$C389];[.$C$5:.$I$1017];7;0);IF([.$B389]=&quot;E&quot;;&quot;x&quot;;IF([.$B389]=&quot;-&quot;;&quot;-&quot;;&quot;ND&quot;)))" office:value-type="string" office:string-value="x">
            <text:p>x</text:p>
          </table:table-cell>
          <table:table-cell table:style-name="ce26" table:formula="of:=IF([.B389]=&quot;R&quot;;0;IF([.B389]=&quot;-&quot;;0;4))" office:value-type="float" office:value="0">
            <text:p>0</text:p>
          </table:table-cell>
          <table:table-cell table:style-name="ce26" table:formula="of:=IF([.B389]=&quot;R&quot;;0;COUNTIF([.F389:.I3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widget/kexibrowser.cpp: <text:s text:c="3"/>m_pageSetupAction = addAction("pageSetupForObject", KIcon(/*"document-page-setup" not yet in Oxygen */), i18n("Page Setup..."),</text:p>
          </table:table-cell>
          <table:table-cell table:style-name="ce3" office:value-type="string">
            <text:p>R</text:p>
          </table:table-cell>
          <table:table-cell table:style-name="ce3" office:value-type="float" office:value="115">
            <text:p>115</text:p>
          </table:table-cell>
          <table:table-cell table:style-name="ce6" table:number-columns-repeated="2"/>
          <table:table-cell table:style-name="ce18" table:formula="of:=IF([.$B390]=&quot;R&quot;;VLOOKUP([.$C390];[.$C$5:.$I$1017];5;0);IF([.$B390]=&quot;E&quot;;&quot;x&quot;;IF([.$B390]=&quot;-&quot;;&quot;-&quot;;&quot;ND&quot;)))" office:value-type="string" office:string-value="ND">
            <text:p>ND</text:p>
          </table:table-cell>
          <table:table-cell table:style-name="ce18" table:formula="of:=IF([.$B390]=&quot;R&quot;;VLOOKUP([.$C390];[.$C$5:.$I$1017];5;0);IF([.$B390]=&quot;E&quot;;&quot;x&quot;;IF([.$B390]=&quot;-&quot;;&quot;-&quot;;&quot;ND&quot;)))" office:value-type="string" office:string-value="ND">
            <text:p>ND</text:p>
          </table:table-cell>
          <table:table-cell table:style-name="ce18" table:formula="of:=IF([.$B390]=&quot;R&quot;;VLOOKUP([.$C390];[.$C$5:.$I$1017];6;0);IF([.$B390]=&quot;E&quot;;&quot;x&quot;;IF([.$B390]=&quot;-&quot;;&quot;-&quot;;&quot;ND&quot;)))" office:value-type="string" office:string-value="ND">
            <text:p>ND</text:p>
          </table:table-cell>
          <table:table-cell table:style-name="ce18" table:formula="of:=IF([.$B390]=&quot;R&quot;;VLOOKUP([.$C390];[.$C$5:.$I$1017];7;0);IF([.$B390]=&quot;E&quot;;&quot;x&quot;;IF([.$B390]=&quot;-&quot;;&quot;-&quot;;&quot;ND&quot;)))" office:value-type="string" office:string-value="ND">
            <text:p>ND</text:p>
          </table:table-cell>
          <table:table-cell table:style-name="ce26" table:formula="of:=IF([.B390]=&quot;R&quot;;0;IF([.B390]=&quot;-&quot;;0;4))" office:value-type="float" office:value="0">
            <text:p>0</text:p>
          </table:table-cell>
          <table:table-cell table:style-name="ce26" table:formula="of:=IF([.B390]=&quot;R&quot;;0;COUNTIF([.F390:.I3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printAction = addAction("print_object", KIcon("document-print"), i18n("&amp;Print..."),</text:p>
          </table:table-cell>
          <table:table-cell table:style-name="ce3" office:value-type="string">
            <text:p>R</text:p>
          </table:table-cell>
          <table:table-cell table:style-name="ce3" office:value-type="float" office:value="90">
            <text:p>90</text:p>
          </table:table-cell>
          <table:table-cell table:style-name="ce6" table:number-columns-repeated="2"/>
          <table:table-cell table:style-name="ce18" table:formula="of:=IF([.$B391]=&quot;R&quot;;VLOOKUP([.$C391];[.$C$5:.$I$1017];5;0);IF([.$B391]=&quot;E&quot;;&quot;x&quot;;IF([.$B391]=&quot;-&quot;;&quot;-&quot;;&quot;ND&quot;)))" office:value-type="string" office:string-value="x">
            <text:p>x</text:p>
          </table:table-cell>
          <table:table-cell table:style-name="ce18" table:formula="of:=IF([.$B391]=&quot;R&quot;;VLOOKUP([.$C391];[.$C$5:.$I$1017];5;0);IF([.$B391]=&quot;E&quot;;&quot;x&quot;;IF([.$B391]=&quot;-&quot;;&quot;-&quot;;&quot;ND&quot;)))" office:value-type="string" office:string-value="x">
            <text:p>x</text:p>
          </table:table-cell>
          <table:table-cell table:style-name="ce18" table:formula="of:=IF([.$B391]=&quot;R&quot;;VLOOKUP([.$C391];[.$C$5:.$I$1017];6;0);IF([.$B391]=&quot;E&quot;;&quot;x&quot;;IF([.$B391]=&quot;-&quot;;&quot;-&quot;;&quot;ND&quot;)))" office:value-type="string" office:string-value="x">
            <text:p>x</text:p>
          </table:table-cell>
          <table:table-cell table:style-name="ce18" table:formula="of:=IF([.$B391]=&quot;R&quot;;VLOOKUP([.$C391];[.$C$5:.$I$1017];7;0);IF([.$B391]=&quot;E&quot;;&quot;x&quot;;IF([.$B391]=&quot;-&quot;;&quot;-&quot;;&quot;ND&quot;)))" office:value-type="string" office:string-value="x">
            <text:p>x</text:p>
          </table:table-cell>
          <table:table-cell table:style-name="ce26" table:formula="of:=IF([.B391]=&quot;R&quot;;0;IF([.B391]=&quot;-&quot;;0;4))" office:value-type="float" office:value="0">
            <text:p>0</text:p>
          </table:table-cell>
          <table:table-cell table:style-name="ce26" table:formula="of:=IF([.B391]=&quot;R&quot;;0;COUNTIF([.F391:.I3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/* <text:s text:c="13"/>m_newObjectToolButton-&gt;setIcon( KIcon("document-new"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392]=&quot;R&quot;;VLOOKUP([.$C392];[.$C$5:.$I$1017];5;0);IF([.$B392]=&quot;E&quot;;&quot;x&quot;;IF([.$B392]=&quot;-&quot;;&quot;-&quot;;&quot;ND&quot;)))" office:value-type="string" office:string-value="x">
            <text:p>x</text:p>
          </table:table-cell>
          <table:table-cell table:style-name="ce18" table:formula="of:=IF([.$B392]=&quot;R&quot;;VLOOKUP([.$C392];[.$C$5:.$I$1017];5;0);IF([.$B392]=&quot;E&quot;;&quot;x&quot;;IF([.$B392]=&quot;-&quot;;&quot;-&quot;;&quot;ND&quot;)))" office:value-type="string" office:string-value="x">
            <text:p>x</text:p>
          </table:table-cell>
          <table:table-cell table:style-name="ce18" table:formula="of:=IF([.$B392]=&quot;R&quot;;VLOOKUP([.$C392];[.$C$5:.$I$1017];6;0);IF([.$B392]=&quot;E&quot;;&quot;x&quot;;IF([.$B392]=&quot;-&quot;;&quot;-&quot;;&quot;ND&quot;)))" office:value-type="string" office:string-value="x">
            <text:p>x</text:p>
          </table:table-cell>
          <table:table-cell table:style-name="ce18" table:formula="of:=IF([.$B392]=&quot;R&quot;;VLOOKUP([.$C392];[.$C$5:.$I$1017];7;0);IF([.$B392]=&quot;E&quot;;&quot;x&quot;;IF([.$B392]=&quot;-&quot;;&quot;-&quot;;&quot;ND&quot;)))" office:value-type="string" office:string-value="x">
            <text:p>x</text:p>
          </table:table-cell>
          <table:table-cell table:style-name="ce26" table:formula="of:=IF([.B392]=&quot;R&quot;;0;IF([.B392]=&quot;-&quot;;0;4))" office:value-type="float" office:value="0">
            <text:p>0</text:p>
          </table:table-cell>
          <table:table-cell table:style-name="ce26" table:formula="of:=IF([.B392]=&quot;R&quot;;0;COUNTIF([.F392:.I3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3" office:value-type="string">
            <text:p>N</text:p>
          </table:table-cell>
          <table:table-cell table:style-name="ce3" office:value-type="float" office:value="166">
            <text:p>166</text:p>
          </table:table-cell>
          <table:table-cell table:style-name="ce6" office:value-type="string">
            <text:p>query</text:p>
            <text:p>kexi/pics/hi16-action-query.png</text:p>
          </table:table-cell>
          <table:table-cell table:style-name="ce6"/>
          <table:table-cell table:style-name="ce18" table:formula="of:=IF([.$B393]=&quot;R&quot;;VLOOKUP([.$C393];[.$C$5:.$I$1017];5;0);IF([.$B393]=&quot;E&quot;;&quot;x&quot;;IF([.$B393]=&quot;-&quot;;&quot;-&quot;;&quot;ND&quot;)))" office:value-type="string" office:string-value="ND">
            <text:p>ND</text:p>
          </table:table-cell>
          <table:table-cell table:style-name="ce18" table:formula="of:=IF([.$B393]=&quot;R&quot;;VLOOKUP([.$C393];[.$C$5:.$I$1017];5;0);IF([.$B393]=&quot;E&quot;;&quot;x&quot;;IF([.$B393]=&quot;-&quot;;&quot;-&quot;;&quot;ND&quot;)))" office:value-type="string" office:string-value="ND">
            <text:p>ND</text:p>
          </table:table-cell>
          <table:table-cell table:style-name="ce18" table:formula="of:=IF([.$B393]=&quot;R&quot;;VLOOKUP([.$C393];[.$C$5:.$I$1017];6;0);IF([.$B393]=&quot;E&quot;;&quot;x&quot;;IF([.$B393]=&quot;-&quot;;&quot;-&quot;;&quot;ND&quot;)))" office:value-type="string" office:string-value="ND">
            <text:p>ND</text:p>
          </table:table-cell>
          <table:table-cell table:style-name="ce18" table:formula="of:=IF([.$B393]=&quot;R&quot;;VLOOKUP([.$C393];[.$C$5:.$I$1017];7;0);IF([.$B393]=&quot;E&quot;;&quot;x&quot;;IF([.$B393]=&quot;-&quot;;&quot;-&quot;;&quot;ND&quot;)))" office:value-type="string" office:string-value="ND">
            <text:p>ND</text:p>
          </table:table-cell>
          <table:table-cell table:style-name="ce26" table:formula="of:=IF([.B393]=&quot;R&quot;;0;IF([.B393]=&quot;-&quot;;0;4))" office:value-type="float" office:value="4">
            <text:p>4</text:p>
          </table:table-cell>
          <table:table-cell table:style-name="ce26" table:formula="of:=IF([.B393]=&quot;R&quot;;0;COUNTIF([.F393:.I3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atasourcecombobox.cpp: <text:s text:c="3"/>d-&gt;tableIcon = SmallIcon("table"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394]=&quot;R&quot;;VLOOKUP([.$C394];[.$C$5:.$I$1017];5;0);IF([.$B394]=&quot;E&quot;;&quot;x&quot;;IF([.$B394]=&quot;-&quot;;&quot;-&quot;;&quot;ND&quot;)))" office:value-type="string" office:string-value="ND">
            <text:p>ND</text:p>
          </table:table-cell>
          <table:table-cell table:style-name="ce18" table:formula="of:=IF([.$B394]=&quot;R&quot;;VLOOKUP([.$C394];[.$C$5:.$I$1017];5;0);IF([.$B394]=&quot;E&quot;;&quot;x&quot;;IF([.$B394]=&quot;-&quot;;&quot;-&quot;;&quot;ND&quot;)))" office:value-type="string" office:string-value="ND">
            <text:p>ND</text:p>
          </table:table-cell>
          <table:table-cell table:style-name="ce18" table:formula="of:=IF([.$B394]=&quot;R&quot;;VLOOKUP([.$C394];[.$C$5:.$I$1017];6;0);IF([.$B394]=&quot;E&quot;;&quot;x&quot;;IF([.$B394]=&quot;-&quot;;&quot;-&quot;;&quot;ND&quot;)))" office:value-type="string" office:string-value="ND">
            <text:p>ND</text:p>
          </table:table-cell>
          <table:table-cell table:style-name="ce18" table:formula="of:=IF([.$B394]=&quot;R&quot;;VLOOKUP([.$C394];[.$C$5:.$I$1017];7;0);IF([.$B394]=&quot;E&quot;;&quot;x&quot;;IF([.$B394]=&quot;-&quot;;&quot;-&quot;;&quot;ND&quot;)))" office:value-type="string" office:string-value="ND">
            <text:p>ND</text:p>
          </table:table-cell>
          <table:table-cell table:style-name="ce26" table:formula="of:=IF([.B394]=&quot;R&quot;;0;IF([.B394]=&quot;-&quot;;0;4))" office:value-type="float" office:value="0">
            <text:p>0</text:p>
          </table:table-cell>
          <table:table-cell table:style-name="ce26" table:formula="of:=IF([.B394]=&quot;R&quot;;0;COUNTIF([.F394:.I3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bconnectionwidget.cpp: <text:s text:c="3"/>btnLoadDBLis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2"/>
          <table:table-cell table:style-name="ce18" table:formula="of:=IF([.$B395]=&quot;R&quot;;VLOOKUP([.$C395];[.$C$5:.$I$1017];5;0);IF([.$B395]=&quot;E&quot;;&quot;x&quot;;IF([.$B395]=&quot;-&quot;;&quot;-&quot;;&quot;ND&quot;)))" office:value-type="string" office:string-value="x">
            <text:p>x</text:p>
          </table:table-cell>
          <table:table-cell table:style-name="ce18" table:formula="of:=IF([.$B395]=&quot;R&quot;;VLOOKUP([.$C395];[.$C$5:.$I$1017];5;0);IF([.$B395]=&quot;E&quot;;&quot;x&quot;;IF([.$B395]=&quot;-&quot;;&quot;-&quot;;&quot;ND&quot;)))" office:value-type="string" office:string-value="x">
            <text:p>x</text:p>
          </table:table-cell>
          <table:table-cell table:style-name="ce18" table:formula="of:=IF([.$B395]=&quot;R&quot;;VLOOKUP([.$C395];[.$C$5:.$I$1017];6;0);IF([.$B395]=&quot;E&quot;;&quot;x&quot;;IF([.$B395]=&quot;-&quot;;&quot;-&quot;;&quot;ND&quot;)))" office:value-type="string" office:string-value="x">
            <text:p>x</text:p>
          </table:table-cell>
          <table:table-cell table:style-name="ce18" table:formula="of:=IF([.$B395]=&quot;R&quot;;VLOOKUP([.$C395];[.$C$5:.$I$1017];7;0);IF([.$B395]=&quot;E&quot;;&quot;x&quot;;IF([.$B395]=&quot;-&quot;;&quot;-&quot;;&quot;ND&quot;)))" office:value-type="string" office:string-value="x">
            <text:p>x</text:p>
          </table:table-cell>
          <table:table-cell table:style-name="ce26" table:formula="of:=IF([.B395]=&quot;R&quot;;0;IF([.B395]=&quot;-&quot;;0;4))" office:value-type="float" office:value="0">
            <text:p>0</text:p>
          </table:table-cell>
          <table:table-cell table:style-name="ce26" table:formula="of:=IF([.B395]=&quot;R&quot;;0;COUNTIF([.F395:.I39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 office:value-type="string">
            <text:p>E</text:p>
          </table:table-cell>
          <table:table-cell table:style-name="ce3" office:value-type="float" office:value="167">
            <text:p>167</text:p>
          </table:table-cell>
          <table:table-cell table:style-name="ce6"/>
          <table:table-cell table:style-name="ce6" office:value-type="string">
            <text:p>application-x-executable</text:p>
          </table:table-cell>
          <table:table-cell table:style-name="ce18" table:formula="of:=IF([.$B396]=&quot;R&quot;;VLOOKUP([.$C396];[.$C$5:.$I$1017];5;0);IF([.$B396]=&quot;E&quot;;&quot;x&quot;;IF([.$B396]=&quot;-&quot;;&quot;-&quot;;&quot;ND&quot;)))" office:value-type="string" office:string-value="x">
            <text:p>x</text:p>
          </table:table-cell>
          <table:table-cell table:style-name="ce18" table:formula="of:=IF([.$B396]=&quot;R&quot;;VLOOKUP([.$C396];[.$C$5:.$I$1017];5;0);IF([.$B396]=&quot;E&quot;;&quot;x&quot;;IF([.$B396]=&quot;-&quot;;&quot;-&quot;;&quot;ND&quot;)))" office:value-type="string" office:string-value="x">
            <text:p>x</text:p>
          </table:table-cell>
          <table:table-cell table:style-name="ce18" table:formula="of:=IF([.$B396]=&quot;R&quot;;VLOOKUP([.$C396];[.$C$5:.$I$1017];6;0);IF([.$B396]=&quot;E&quot;;&quot;x&quot;;IF([.$B396]=&quot;-&quot;;&quot;-&quot;;&quot;ND&quot;)))" office:value-type="string" office:string-value="x">
            <text:p>x</text:p>
          </table:table-cell>
          <table:table-cell table:style-name="ce18" table:formula="of:=IF([.$B396]=&quot;R&quot;;VLOOKUP([.$C396];[.$C$5:.$I$1017];7;0);IF([.$B396]=&quot;E&quot;;&quot;x&quot;;IF([.$B396]=&quot;-&quot;;&quot;-&quot;;&quot;ND&quot;)))" office:value-type="string" office:string-value="x">
            <text:p>x</text:p>
          </table:table-cell>
          <table:table-cell table:style-name="ce26" table:formula="of:=IF([.B396]=&quot;R&quot;;0;IF([.B396]=&quot;-&quot;;0;4))" office:value-type="float" office:value="4">
            <text:p>4</text:p>
          </table:table-cell>
          <table:table-cell table:style-name="ce26" table:formula="of:=IF([.B396]=&quot;R&quot;;0;COUNTIF([.F396:.I39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 office:value-type="string">
            <text:p>R</text:p>
          </table:table-cell>
          <table:table-cell table:style-name="ce3" office:value-type="float" office:value="167">
            <text:p>167</text:p>
          </table:table-cell>
          <table:table-cell table:style-name="ce6" table:number-columns-repeated="2"/>
          <table:table-cell table:style-name="ce18" table:formula="of:=IF([.$B397]=&quot;R&quot;;VLOOKUP([.$C397];[.$C$5:.$I$1017];5;0);IF([.$B397]=&quot;E&quot;;&quot;x&quot;;IF([.$B397]=&quot;-&quot;;&quot;-&quot;;&quot;ND&quot;)))" office:value-type="string" office:string-value="x">
            <text:p>x</text:p>
          </table:table-cell>
          <table:table-cell table:style-name="ce18" table:formula="of:=IF([.$B397]=&quot;R&quot;;VLOOKUP([.$C397];[.$C$5:.$I$1017];5;0);IF([.$B397]=&quot;E&quot;;&quot;x&quot;;IF([.$B397]=&quot;-&quot;;&quot;-&quot;;&quot;ND&quot;)))" office:value-type="string" office:string-value="x">
            <text:p>x</text:p>
          </table:table-cell>
          <table:table-cell table:style-name="ce18" table:formula="of:=IF([.$B397]=&quot;R&quot;;VLOOKUP([.$C397];[.$C$5:.$I$1017];6;0);IF([.$B397]=&quot;E&quot;;&quot;x&quot;;IF([.$B397]=&quot;-&quot;;&quot;-&quot;;&quot;ND&quot;)))" office:value-type="string" office:string-value="x">
            <text:p>x</text:p>
          </table:table-cell>
          <table:table-cell table:style-name="ce18" table:formula="of:=IF([.$B397]=&quot;R&quot;;VLOOKUP([.$C397];[.$C$5:.$I$1017];7;0);IF([.$B397]=&quot;E&quot;;&quot;x&quot;;IF([.$B397]=&quot;-&quot;;&quot;-&quot;;&quot;ND&quot;)))" office:value-type="string" office:string-value="x">
            <text:p>x</text:p>
          </table:table-cell>
          <table:table-cell table:style-name="ce26" table:formula="of:=IF([.B397]=&quot;R&quot;;0;IF([.B397]=&quot;-&quot;;0;4))" office:value-type="float" office:value="0">
            <text:p>0</text:p>
          </table:table-cell>
          <table:table-cell table:style-name="ce26" table:formula="of:=IF([.B397]=&quot;R&quot;;0;COUNTIF([.F397:.I3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swelcome.cpp: <text:s text:c="11"/>m_wiz-&gt;nextButton()-&gt;setIconSet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398]=&quot;R&quot;;VLOOKUP([.$C398];[.$C$5:.$I$1017];5;0);IF([.$B398]=&quot;E&quot;;&quot;x&quot;;IF([.$B398]=&quot;-&quot;;&quot;-&quot;;&quot;ND&quot;)))" office:value-type="string" office:string-value="x">
            <text:p>x</text:p>
          </table:table-cell>
          <table:table-cell table:style-name="ce18" table:formula="of:=IF([.$B398]=&quot;R&quot;;VLOOKUP([.$C398];[.$C$5:.$I$1017];5;0);IF([.$B398]=&quot;E&quot;;&quot;x&quot;;IF([.$B398]=&quot;-&quot;;&quot;-&quot;;&quot;ND&quot;)))" office:value-type="string" office:string-value="x">
            <text:p>x</text:p>
          </table:table-cell>
          <table:table-cell table:style-name="ce18" table:formula="of:=IF([.$B398]=&quot;R&quot;;VLOOKUP([.$C398];[.$C$5:.$I$1017];6;0);IF([.$B398]=&quot;E&quot;;&quot;x&quot;;IF([.$B398]=&quot;-&quot;;&quot;-&quot;;&quot;ND&quot;)))" office:value-type="string" office:string-value="x">
            <text:p>x</text:p>
          </table:table-cell>
          <table:table-cell table:style-name="ce18" table:formula="of:=IF([.$B398]=&quot;R&quot;;VLOOKUP([.$C398];[.$C$5:.$I$1017];7;0);IF([.$B398]=&quot;E&quot;;&quot;x&quot;;IF([.$B398]=&quot;-&quot;;&quot;-&quot;;&quot;ND&quot;)))" office:value-type="string" office:string-value="x">
            <text:p>x</text:p>
          </table:table-cell>
          <table:table-cell table:style-name="ce26" table:formula="of:=IF([.B398]=&quot;R&quot;;0;IF([.B398]=&quot;-&quot;;0;4))" office:value-type="float" office:value="0">
            <text:p>0</text:p>
          </table:table-cell>
          <table:table-cell table:style-name="ce26" table:formula="of:=IF([.B398]=&quot;R&quot;;0;COUNTIF([.F398:.I3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kexifieldcombobox.cpp: <text:s text:c="11"/>: keyIcon(SmallIcon("key"))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2"/>
          <table:table-cell table:style-name="ce18" table:formula="of:=IF([.$B399]=&quot;R&quot;;VLOOKUP([.$C399];[.$C$5:.$I$1017];5;0);IF([.$B399]=&quot;E&quot;;&quot;x&quot;;IF([.$B399]=&quot;-&quot;;&quot;-&quot;;&quot;ND&quot;)))" office:value-type="string" office:string-value="ND">
            <text:p>ND</text:p>
          </table:table-cell>
          <table:table-cell table:style-name="ce18" table:formula="of:=IF([.$B399]=&quot;R&quot;;VLOOKUP([.$C399];[.$C$5:.$I$1017];5;0);IF([.$B399]=&quot;E&quot;;&quot;x&quot;;IF([.$B399]=&quot;-&quot;;&quot;-&quot;;&quot;ND&quot;)))" office:value-type="string" office:string-value="ND">
            <text:p>ND</text:p>
          </table:table-cell>
          <table:table-cell table:style-name="ce18" table:formula="of:=IF([.$B399]=&quot;R&quot;;VLOOKUP([.$C399];[.$C$5:.$I$1017];6;0);IF([.$B399]=&quot;E&quot;;&quot;x&quot;;IF([.$B399]=&quot;-&quot;;&quot;-&quot;;&quot;ND&quot;)))" office:value-type="string" office:string-value="ND">
            <text:p>ND</text:p>
          </table:table-cell>
          <table:table-cell table:style-name="ce18" table:formula="of:=IF([.$B399]=&quot;R&quot;;VLOOKUP([.$C399];[.$C$5:.$I$1017];7;0);IF([.$B399]=&quot;E&quot;;&quot;x&quot;;IF([.$B399]=&quot;-&quot;;&quot;-&quot;;&quot;ND&quot;)))" office:value-type="string" office:string-value="ND">
            <text:p>ND</text:p>
          </table:table-cell>
          <table:table-cell table:style-name="ce26" table:formula="of:=IF([.B399]=&quot;R&quot;;0;IF([.B399]=&quot;-&quot;;0;4))" office:value-type="float" office:value="0">
            <text:p>0</text:p>
          </table:table-cell>
          <table:table-cell table:style-name="ce26" table:formula="of:=IF([.B399]=&quot;R&quot;;0;COUNTIF([.F399:.I3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kexifieldlistview.cpp: <text:s text:c="7"/>, m_keyIcon(SmallIcon("key"))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2"/>
          <table:table-cell table:style-name="ce18" table:formula="of:=IF([.$B400]=&quot;R&quot;;VLOOKUP([.$C400];[.$C$5:.$I$1017];5;0);IF([.$B400]=&quot;E&quot;;&quot;x&quot;;IF([.$B400]=&quot;-&quot;;&quot;-&quot;;&quot;ND&quot;)))" office:value-type="string" office:string-value="ND">
            <text:p>ND</text:p>
          </table:table-cell>
          <table:table-cell table:style-name="ce18" table:formula="of:=IF([.$B400]=&quot;R&quot;;VLOOKUP([.$C400];[.$C$5:.$I$1017];5;0);IF([.$B400]=&quot;E&quot;;&quot;x&quot;;IF([.$B400]=&quot;-&quot;;&quot;-&quot;;&quot;ND&quot;)))" office:value-type="string" office:string-value="ND">
            <text:p>ND</text:p>
          </table:table-cell>
          <table:table-cell table:style-name="ce18" table:formula="of:=IF([.$B400]=&quot;R&quot;;VLOOKUP([.$C400];[.$C$5:.$I$1017];6;0);IF([.$B400]=&quot;E&quot;;&quot;x&quot;;IF([.$B400]=&quot;-&quot;;&quot;-&quot;;&quot;ND&quot;)))" office:value-type="string" office:string-value="ND">
            <text:p>ND</text:p>
          </table:table-cell>
          <table:table-cell table:style-name="ce18" table:formula="of:=IF([.$B400]=&quot;R&quot;;VLOOKUP([.$C400];[.$C$5:.$I$1017];7;0);IF([.$B400]=&quot;E&quot;;&quot;x&quot;;IF([.$B400]=&quot;-&quot;;&quot;-&quot;;&quot;ND&quot;)))" office:value-type="string" office:string-value="ND">
            <text:p>ND</text:p>
          </table:table-cell>
          <table:table-cell table:style-name="ce26" table:formula="of:=IF([.B400]=&quot;R&quot;;0;IF([.B400]=&quot;-&quot;;0;4))" office:value-type="float" office:value="0">
            <text:p>0</text:p>
          </table:table-cell>
          <table:table-cell table:style-name="ce26" table:formula="of:=IF([.B400]=&quot;R&quot;;0;COUNTIF([.F400:.I4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7"/>: KDialog(parent, "loadicon_dialog", true, i18n("Load KDE Icon by Name"), Ok | Cancel, Ok, false)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??????</text:p>
          </table:table-cell>
          <table:table-cell table:style-name="ce6"/>
          <table:table-cell table:style-name="ce18" table:formula="of:=IF([.$B401]=&quot;R&quot;;VLOOKUP([.$C401];[.$C$5:.$I$1017];5;0);IF([.$B401]=&quot;E&quot;;&quot;x&quot;;IF([.$B401]=&quot;-&quot;;&quot;-&quot;;&quot;ND&quot;)))" office:value-type="string" office:string-value="-">
            <text:p>-</text:p>
          </table:table-cell>
          <table:table-cell table:style-name="ce18" table:formula="of:=IF([.$B401]=&quot;R&quot;;VLOOKUP([.$C401];[.$C$5:.$I$1017];5;0);IF([.$B401]=&quot;E&quot;;&quot;x&quot;;IF([.$B401]=&quot;-&quot;;&quot;-&quot;;&quot;ND&quot;)))" office:value-type="string" office:string-value="-">
            <text:p>-</text:p>
          </table:table-cell>
          <table:table-cell table:style-name="ce18" table:formula="of:=IF([.$B401]=&quot;R&quot;;VLOOKUP([.$C401];[.$C$5:.$I$1017];6;0);IF([.$B401]=&quot;E&quot;;&quot;x&quot;;IF([.$B401]=&quot;-&quot;;&quot;-&quot;;&quot;ND&quot;)))" office:value-type="string" office:string-value="-">
            <text:p>-</text:p>
          </table:table-cell>
          <table:table-cell table:style-name="ce18" table:formula="of:=IF([.$B401]=&quot;R&quot;;VLOOKUP([.$C401];[.$C$5:.$I$1017];7;0);IF([.$B401]=&quot;E&quot;;&quot;x&quot;;IF([.$B401]=&quot;-&quot;;&quot;-&quot;;&quot;ND&quot;)))" office:value-type="string" office:string-value="-">
            <text:p>-</text:p>
          </table:table-cell>
          <table:table-cell table:style-name="ce26" table:formula="of:=IF([.B401]=&quot;R&quot;;0;IF([.B401]=&quot;-&quot;;0;4))" office:value-type="float" office:value="0">
            <text:p>0</text:p>
          </table:table-cell>
          <table:table-cell table:style-name="ce26" table:formula="of:=IF([.B401]=&quot;R&quot;;0;COUNTIF([.F401:.I4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delItem-&gt;setIconSet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02]=&quot;R&quot;;VLOOKUP([.$C402];[.$C$5:.$I$1017];5;0);IF([.$B402]=&quot;E&quot;;&quot;x&quot;;IF([.$B402]=&quot;-&quot;;&quot;-&quot;;&quot;ND&quot;)))" office:value-type="string" office:string-value="x">
            <text:p>x</text:p>
          </table:table-cell>
          <table:table-cell table:style-name="ce18" table:formula="of:=IF([.$B402]=&quot;R&quot;;VLOOKUP([.$C402];[.$C$5:.$I$1017];5;0);IF([.$B402]=&quot;E&quot;;&quot;x&quot;;IF([.$B402]=&quot;-&quot;;&quot;-&quot;;&quot;ND&quot;)))" office:value-type="string" office:string-value="x">
            <text:p>x</text:p>
          </table:table-cell>
          <table:table-cell table:style-name="ce18" table:formula="of:=IF([.$B402]=&quot;R&quot;;VLOOKUP([.$C402];[.$C$5:.$I$1017];6;0);IF([.$B402]=&quot;E&quot;;&quot;x&quot;;IF([.$B402]=&quot;-&quot;;&quot;-&quot;;&quot;ND&quot;)))" office:value-type="string" office:string-value="x">
            <text:p>x</text:p>
          </table:table-cell>
          <table:table-cell table:style-name="ce18" table:formula="of:=IF([.$B402]=&quot;R&quot;;VLOOKUP([.$C402];[.$C$5:.$I$1017];7;0);IF([.$B402]=&quot;E&quot;;&quot;x&quot;;IF([.$B402]=&quot;-&quot;;&quot;-&quot;;&quot;ND&quot;)))" office:value-type="string" office:string-value="x">
            <text:p>x</text:p>
          </table:table-cell>
          <table:table-cell table:style-name="ce26" table:formula="of:=IF([.B402]=&quot;R&quot;;0;IF([.B402]=&quot;-&quot;;0;4))" office:value-type="float" office:value="0">
            <text:p>0</text:p>
          </table:table-cell>
          <table:table-cell table:style-name="ce26" table:formula="of:=IF([.B402]=&quot;R&quot;;0;COUNTIF([.F402:.I4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pixmapcollection.cpp: <text:s text:c="3"/>m_button-&gt;setIcon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2"/>
          <table:table-cell table:style-name="ce18" table:formula="of:=IF([.$B403]=&quot;R&quot;;VLOOKUP([.$C403];[.$C$5:.$I$1017];5;0);IF([.$B403]=&quot;E&quot;;&quot;x&quot;;IF([.$B403]=&quot;-&quot;;&quot;-&quot;;&quot;ND&quot;)))" office:value-type="string" office:string-value="x">
            <text:p>x</text:p>
          </table:table-cell>
          <table:table-cell table:style-name="ce18" table:formula="of:=IF([.$B403]=&quot;R&quot;;VLOOKUP([.$C403];[.$C$5:.$I$1017];5;0);IF([.$B403]=&quot;E&quot;;&quot;x&quot;;IF([.$B403]=&quot;-&quot;;&quot;-&quot;;&quot;ND&quot;)))" office:value-type="string" office:string-value="x">
            <text:p>x</text:p>
          </table:table-cell>
          <table:table-cell table:style-name="ce18" table:formula="of:=IF([.$B403]=&quot;R&quot;;VLOOKUP([.$C403];[.$C$5:.$I$1017];6;0);IF([.$B403]=&quot;E&quot;;&quot;x&quot;;IF([.$B403]=&quot;-&quot;;&quot;-&quot;;&quot;ND&quot;)))" office:value-type="string" office:string-value="x">
            <text:p>x</text:p>
          </table:table-cell>
          <table:table-cell table:style-name="ce18" table:formula="of:=IF([.$B403]=&quot;R&quot;;VLOOKUP([.$C403];[.$C$5:.$I$1017];7;0);IF([.$B403]=&quot;E&quot;;&quot;x&quot;;IF([.$B403]=&quot;-&quot;;&quot;-&quot;;&quot;ND&quot;)))" office:value-type="string" office:string-value="x">
            <text:p>x</text:p>
          </table:table-cell>
          <table:table-cell table:style-name="ce26" table:formula="of:=IF([.B403]=&quot;R&quot;;0;IF([.B403]=&quot;-&quot;;0;4))" office:value-type="float" office:value="0">
            <text:p>0</text:p>
          </table:table-cell>
          <table:table-cell table:style-name="ce26" table:formula="of:=IF([.B403]=&quot;R&quot;;0;COUNTIF([.F403:.I4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3" office:value-type="string">
            <text:p>N</text:p>
          </table:table-cell>
          <table:table-cell table:style-name="ce3" office:value-type="float" office:value="167">
            <text:p>167</text:p>
          </table:table-cell>
          <table:table-cell table:style-name="ce10" office:value-type="string">
            <text:p>pixcollection_iconView ?</text:p>
          </table:table-cell>
          <table:table-cell table:style-name="ce6"/>
          <table:table-cell table:style-name="ce18" table:formula="of:=IF([.$B404]=&quot;R&quot;;VLOOKUP([.$C404];[.$C$5:.$I$1017];5;0);IF([.$B404]=&quot;E&quot;;&quot;x&quot;;IF([.$B404]=&quot;-&quot;;&quot;-&quot;;&quot;ND&quot;)))" office:value-type="string" office:string-value="ND">
            <text:p>ND</text:p>
          </table:table-cell>
          <table:table-cell table:style-name="ce18" table:formula="of:=IF([.$B404]=&quot;R&quot;;VLOOKUP([.$C404];[.$C$5:.$I$1017];5;0);IF([.$B404]=&quot;E&quot;;&quot;x&quot;;IF([.$B404]=&quot;-&quot;;&quot;-&quot;;&quot;ND&quot;)))" office:value-type="string" office:string-value="ND">
            <text:p>ND</text:p>
          </table:table-cell>
          <table:table-cell table:style-name="ce18" table:formula="of:=IF([.$B404]=&quot;R&quot;;VLOOKUP([.$C404];[.$C$5:.$I$1017];6;0);IF([.$B404]=&quot;E&quot;;&quot;x&quot;;IF([.$B404]=&quot;-&quot;;&quot;-&quot;;&quot;ND&quot;)))" office:value-type="string" office:string-value="ND">
            <text:p>ND</text:p>
          </table:table-cell>
          <table:table-cell table:style-name="ce18" table:formula="of:=IF([.$B404]=&quot;R&quot;;VLOOKUP([.$C404];[.$C$5:.$I$1017];7;0);IF([.$B404]=&quot;E&quot;;&quot;x&quot;;IF([.$B404]=&quot;-&quot;;&quot;-&quot;;&quot;ND&quot;)))" office:value-type="string" office:string-value="ND">
            <text:p>ND</text:p>
          </table:table-cell>
          <table:table-cell table:style-name="ce26" table:formula="of:=IF([.B404]=&quot;R&quot;;0;IF([.B404]=&quot;-&quot;;0;4))" office:value-type="float" office:value="4">
            <text:p>4</text:p>
          </table:table-cell>
          <table:table-cell table:style-name="ce26" table:formula="of:=IF([.B404]=&quot;R&quot;;0;COUNTIF([.F404:.I4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this, "pixchooser_iconView");</text:p>
          </table:table-cell>
          <table:table-cell table:style-name="ce3" office:value-type="string">
            <text:p>N</text:p>
          </table:table-cell>
          <table:table-cell table:style-name="ce3" office:value-type="float" office:value="168">
            <text:p>168</text:p>
          </table:table-cell>
          <table:table-cell table:style-name="ce6" office:value-type="string">
            <text:p>pixchooser_iconView ?</text:p>
          </table:table-cell>
          <table:table-cell table:style-name="ce6"/>
          <table:table-cell table:style-name="ce18" table:formula="of:=IF([.$B405]=&quot;R&quot;;VLOOKUP([.$C405];[.$C$5:.$I$1017];5;0);IF([.$B405]=&quot;E&quot;;&quot;x&quot;;IF([.$B405]=&quot;-&quot;;&quot;-&quot;;&quot;ND&quot;)))" office:value-type="string" office:string-value="ND">
            <text:p>ND</text:p>
          </table:table-cell>
          <table:table-cell table:style-name="ce18" table:formula="of:=IF([.$B405]=&quot;R&quot;;VLOOKUP([.$C405];[.$C$5:.$I$1017];5;0);IF([.$B405]=&quot;E&quot;;&quot;x&quot;;IF([.$B405]=&quot;-&quot;;&quot;-&quot;;&quot;ND&quot;)))" office:value-type="string" office:string-value="ND">
            <text:p>ND</text:p>
          </table:table-cell>
          <table:table-cell table:style-name="ce18" table:formula="of:=IF([.$B405]=&quot;R&quot;;VLOOKUP([.$C405];[.$C$5:.$I$1017];6;0);IF([.$B405]=&quot;E&quot;;&quot;x&quot;;IF([.$B405]=&quot;-&quot;;&quot;-&quot;;&quot;ND&quot;)))" office:value-type="string" office:string-value="ND">
            <text:p>ND</text:p>
          </table:table-cell>
          <table:table-cell table:style-name="ce18" table:formula="of:=IF([.$B405]=&quot;R&quot;;VLOOKUP([.$C405];[.$C$5:.$I$1017];7;0);IF([.$B405]=&quot;E&quot;;&quot;x&quot;;IF([.$B405]=&quot;-&quot;;&quot;-&quot;;&quot;ND&quot;)))" office:value-type="string" office:string-value="ND">
            <text:p>ND</text:p>
          </table:table-cell>
          <table:table-cell table:style-name="ce26" table:formula="of:=IF([.B405]=&quot;R&quot;;0;IF([.B405]=&quot;-&quot;;0;4))" office:value-type="float" office:value="4">
            <text:p>4</text:p>
          </table:table-cell>
          <table:table-cell table:style-name="ce26" table:formula="of:=IF([.B405]=&quot;R&quot;;0;COUNTIF([.F405:.I4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edit-rename"), i18n("Rename Item"), this, SLOT(renam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8" table:formula="of:=IF([.$B406]=&quot;R&quot;;VLOOKUP([.$C406];[.$C$5:.$I$1017];5;0);IF([.$B406]=&quot;E&quot;;&quot;x&quot;;IF([.$B406]=&quot;-&quot;;&quot;-&quot;;&quot;ND&quot;)))" office:value-type="string" office:string-value="x">
            <text:p>x</text:p>
          </table:table-cell>
          <table:table-cell table:style-name="ce18" table:formula="of:=IF([.$B406]=&quot;R&quot;;VLOOKUP([.$C406];[.$C$5:.$I$1017];5;0);IF([.$B406]=&quot;E&quot;;&quot;x&quot;;IF([.$B406]=&quot;-&quot;;&quot;-&quot;;&quot;ND&quot;)))" office:value-type="string" office:string-value="x">
            <text:p>x</text:p>
          </table:table-cell>
          <table:table-cell table:style-name="ce18" table:formula="of:=IF([.$B406]=&quot;R&quot;;VLOOKUP([.$C406];[.$C$5:.$I$1017];6;0);IF([.$B406]=&quot;E&quot;;&quot;x&quot;;IF([.$B406]=&quot;-&quot;;&quot;-&quot;;&quot;ND&quot;)))" office:value-type="string" office:string-value="x">
            <text:p>x</text:p>
          </table:table-cell>
          <table:table-cell table:style-name="ce18" table:formula="of:=IF([.$B406]=&quot;R&quot;;VLOOKUP([.$C406];[.$C$5:.$I$1017];7;0);IF([.$B406]=&quot;E&quot;;&quot;x&quot;;IF([.$B406]=&quot;-&quot;;&quot;-&quot;;&quot;ND&quot;)))" office:value-type="string" office:string-value="x">
            <text:p>x</text:p>
          </table:table-cell>
          <table:table-cell table:style-name="ce26" table:formula="of:=IF([.B406]=&quot;R&quot;;0;IF([.B406]=&quot;-&quot;;0;4))" office:value-type="float" office:value="0">
            <text:p>0</text:p>
          </table:table-cell>
          <table:table-cell table:style-name="ce26" table:formula="of:=IF([.B406]=&quot;R&quot;;0;COUNTIF([.F406:.I4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list-remove"), i18n("Remove Item"), this, SLOT(remov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07]=&quot;R&quot;;VLOOKUP([.$C407];[.$C$5:.$I$1017];5;0);IF([.$B407]=&quot;E&quot;;&quot;x&quot;;IF([.$B407]=&quot;-&quot;;&quot;-&quot;;&quot;ND&quot;)))" office:value-type="string" office:string-value="x">
            <text:p>x</text:p>
          </table:table-cell>
          <table:table-cell table:style-name="ce18" table:formula="of:=IF([.$B407]=&quot;R&quot;;VLOOKUP([.$C407];[.$C$5:.$I$1017];5;0);IF([.$B407]=&quot;E&quot;;&quot;x&quot;;IF([.$B407]=&quot;-&quot;;&quot;-&quot;;&quot;ND&quot;)))" office:value-type="string" office:string-value="x">
            <text:p>x</text:p>
          </table:table-cell>
          <table:table-cell table:style-name="ce18" table:formula="of:=IF([.$B407]=&quot;R&quot;;VLOOKUP([.$C407];[.$C$5:.$I$1017];6;0);IF([.$B407]=&quot;E&quot;;&quot;x&quot;;IF([.$B407]=&quot;-&quot;;&quot;-&quot;;&quot;ND&quot;)))" office:value-type="string" office:string-value="x">
            <text:p>x</text:p>
          </table:table-cell>
          <table:table-cell table:style-name="ce18" table:formula="of:=IF([.$B407]=&quot;R&quot;;VLOOKUP([.$C407];[.$C$5:.$I$1017];7;0);IF([.$B407]=&quot;E&quot;;&quot;x&quot;;IF([.$B407]=&quot;-&quot;;&quot;-&quot;;&quot;ND&quot;)))" office:value-type="string" office:string-value="x">
            <text:p>x</text:p>
          </table:table-cell>
          <table:table-cell table:style-name="ce26" table:formula="of:=IF([.B407]=&quot;R&quot;;0;IF([.B407]=&quot;-&quot;;0;4))" office:value-type="float" office:value="0">
            <text:p>0</text:p>
          </table:table-cell>
          <table:table-cell table:style-name="ce26" table:formula="of:=IF([.B407]=&quot;R&quot;;0;COUNTIF([.F407:.I4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newItemName-&gt;setIconSet(KIcon("icons")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6" table:number-columns-repeated="2"/>
          <table:table-cell table:style-name="ce18" table:formula="of:=IF([.$B408]=&quot;R&quot;;VLOOKUP([.$C408];[.$C$5:.$I$1017];5;0);IF([.$B408]=&quot;E&quot;;&quot;x&quot;;IF([.$B408]=&quot;-&quot;;&quot;-&quot;;&quot;ND&quot;)))" office:value-type="string" office:string-value="x">
            <text:p>x</text:p>
          </table:table-cell>
          <table:table-cell table:style-name="ce18" table:formula="of:=IF([.$B408]=&quot;R&quot;;VLOOKUP([.$C408];[.$C$5:.$I$1017];5;0);IF([.$B408]=&quot;E&quot;;&quot;x&quot;;IF([.$B408]=&quot;-&quot;;&quot;-&quot;;&quot;ND&quot;)))" office:value-type="string" office:string-value="x">
            <text:p>x</text:p>
          </table:table-cell>
          <table:table-cell table:style-name="ce18" table:formula="of:=IF([.$B408]=&quot;R&quot;;VLOOKUP([.$C408];[.$C$5:.$I$1017];6;0);IF([.$B408]=&quot;E&quot;;&quot;x&quot;;IF([.$B408]=&quot;-&quot;;&quot;-&quot;;&quot;ND&quot;)))" office:value-type="string" office:string-value="x">
            <text:p>x</text:p>
          </table:table-cell>
          <table:table-cell table:style-name="ce18" table:formula="of:=IF([.$B408]=&quot;R&quot;;VLOOKUP([.$C408];[.$C$5:.$I$1017];7;0);IF([.$B408]=&quot;E&quot;;&quot;x&quot;;IF([.$B408]=&quot;-&quot;;&quot;-&quot;;&quot;ND&quot;)))" office:value-type="string" office:string-value="x">
            <text:p>x</text:p>
          </table:table-cell>
          <table:table-cell table:style-name="ce26" table:formula="of:=IF([.B408]=&quot;R&quot;;0;IF([.B408]=&quot;-&quot;;0;4))" office:value-type="float" office:value="0">
            <text:p>0</text:p>
          </table:table-cell>
          <table:table-cell table:style-name="ce26" table:formula="of:=IF([.B408]=&quot;R&quot;;0;COUNTIF([.F408:.I4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newItemName-&gt;setTextLabel(i18n("&amp;Add an Icon"), true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409]=&quot;R&quot;;VLOOKUP([.$C409];[.$C$5:.$I$1017];5;0);IF([.$B409]=&quot;E&quot;;&quot;x&quot;;IF([.$B409]=&quot;-&quot;;&quot;-&quot;;&quot;ND&quot;)))" office:value-type="string" office:string-value="-">
            <text:p>-</text:p>
          </table:table-cell>
          <table:table-cell table:style-name="ce18" table:formula="of:=IF([.$B409]=&quot;R&quot;;VLOOKUP([.$C409];[.$C$5:.$I$1017];5;0);IF([.$B409]=&quot;E&quot;;&quot;x&quot;;IF([.$B409]=&quot;-&quot;;&quot;-&quot;;&quot;ND&quot;)))" office:value-type="string" office:string-value="-">
            <text:p>-</text:p>
          </table:table-cell>
          <table:table-cell table:style-name="ce18" table:formula="of:=IF([.$B409]=&quot;R&quot;;VLOOKUP([.$C409];[.$C$5:.$I$1017];6;0);IF([.$B409]=&quot;E&quot;;&quot;x&quot;;IF([.$B409]=&quot;-&quot;;&quot;-&quot;;&quot;ND&quot;)))" office:value-type="string" office:string-value="-">
            <text:p>-</text:p>
          </table:table-cell>
          <table:table-cell table:style-name="ce18" table:formula="of:=IF([.$B409]=&quot;R&quot;;VLOOKUP([.$C409];[.$C$5:.$I$1017];7;0);IF([.$B409]=&quot;E&quot;;&quot;x&quot;;IF([.$B409]=&quot;-&quot;;&quot;-&quot;;&quot;ND&quot;)))" office:value-type="string" office:string-value="-">
            <text:p>-</text:p>
          </table:table-cell>
          <table:table-cell table:style-name="ce26" table:formula="of:=IF([.B409]=&quot;R&quot;;0;IF([.B409]=&quot;-&quot;;0;4))" office:value-type="float" office:value="0">
            <text:p>0</text:p>
          </table:table-cell>
          <table:table-cell table:style-name="ce26" table:formula="of:=IF([.B409]=&quot;R&quot;;0;COUNTIF([.F409:.I4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newItemPath-&gt;setIconSet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410]=&quot;R&quot;;VLOOKUP([.$C410];[.$C$5:.$I$1017];5;0);IF([.$B410]=&quot;E&quot;;&quot;x&quot;;IF([.$B410]=&quot;-&quot;;&quot;-&quot;;&quot;ND&quot;)))" office:value-type="string" office:string-value="x">
            <text:p>x</text:p>
          </table:table-cell>
          <table:table-cell table:style-name="ce18" table:formula="of:=IF([.$B410]=&quot;R&quot;;VLOOKUP([.$C410];[.$C$5:.$I$1017];5;0);IF([.$B410]=&quot;E&quot;;&quot;x&quot;;IF([.$B410]=&quot;-&quot;;&quot;-&quot;;&quot;ND&quot;)))" office:value-type="string" office:string-value="x">
            <text:p>x</text:p>
          </table:table-cell>
          <table:table-cell table:style-name="ce18" table:formula="of:=IF([.$B410]=&quot;R&quot;;VLOOKUP([.$C410];[.$C$5:.$I$1017];6;0);IF([.$B410]=&quot;E&quot;;&quot;x&quot;;IF([.$B410]=&quot;-&quot;;&quot;-&quot;;&quot;ND&quot;)))" office:value-type="string" office:string-value="x">
            <text:p>x</text:p>
          </table:table-cell>
          <table:table-cell table:style-name="ce18" table:formula="of:=IF([.$B410]=&quot;R&quot;;VLOOKUP([.$C410];[.$C$5:.$I$1017];7;0);IF([.$B410]=&quot;E&quot;;&quot;x&quot;;IF([.$B410]=&quot;-&quot;;&quot;-&quot;;&quot;ND&quot;)))" office:value-type="string" office:string-value="x">
            <text:p>x</text:p>
          </table:table-cell>
          <table:table-cell table:style-name="ce26" table:formula="of:=IF([.B410]=&quot;R&quot;;0;IF([.B410]=&quot;-&quot;;0;4))" office:value-type="float" office:value="0">
            <text:p>0</text:p>
          </table:table-cell>
          <table:table-cell table:style-name="ce26" table:formula="of:=IF([.B410]=&quot;R&quot;;0;COUNTIF([.F410:.I4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TableContainer_p.cpp: <text:s text:c="3"/>const int iconWidth = IconSize(KIconLoader::Small) + fm.width("i") + 20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411]=&quot;R&quot;;VLOOKUP([.$C411];[.$C$5:.$I$1017];5;0);IF([.$B411]=&quot;E&quot;;&quot;x&quot;;IF([.$B411]=&quot;-&quot;;&quot;-&quot;;&quot;ND&quot;)))" office:value-type="string" office:string-value="-">
            <text:p>-</text:p>
          </table:table-cell>
          <table:table-cell table:style-name="ce18" table:formula="of:=IF([.$B411]=&quot;R&quot;;VLOOKUP([.$C411];[.$C$5:.$I$1017];5;0);IF([.$B411]=&quot;E&quot;;&quot;x&quot;;IF([.$B411]=&quot;-&quot;;&quot;-&quot;;&quot;ND&quot;)))" office:value-type="string" office:string-value="-">
            <text:p>-</text:p>
          </table:table-cell>
          <table:table-cell table:style-name="ce18" table:formula="of:=IF([.$B411]=&quot;R&quot;;VLOOKUP([.$C411];[.$C$5:.$I$1017];6;0);IF([.$B411]=&quot;E&quot;;&quot;x&quot;;IF([.$B411]=&quot;-&quot;;&quot;-&quot;;&quot;ND&quot;)))" office:value-type="string" office:string-value="-">
            <text:p>-</text:p>
          </table:table-cell>
          <table:table-cell table:style-name="ce18" table:formula="of:=IF([.$B411]=&quot;R&quot;;VLOOKUP([.$C411];[.$C$5:.$I$1017];7;0);IF([.$B411]=&quot;E&quot;;&quot;x&quot;;IF([.$B411]=&quot;-&quot;;&quot;-&quot;;&quot;ND&quot;)))" office:value-type="string" office:string-value="-">
            <text:p>-</text:p>
          </table:table-cell>
          <table:table-cell table:style-name="ce26" table:formula="of:=IF([.B411]=&quot;R&quot;;0;IF([.B411]=&quot;-&quot;;0;4))" office:value-type="float" office:value="0">
            <text:p>0</text:p>
          </table:table-cell>
          <table:table-cell table:style-name="ce26" table:formula="of:=IF([.B411]=&quot;R&quot;;0;COUNTIF([.F411:.I4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7"/>d-&gt;tableQueryPopup-&gt;addTitle(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412]=&quot;R&quot;;VLOOKUP([.$C412];[.$C$5:.$I$1017];5;0);IF([.$B412]=&quot;E&quot;;&quot;x&quot;;IF([.$B412]=&quot;-&quot;;&quot;-&quot;;&quot;ND&quot;)))" office:value-type="string" office:string-value="ND">
            <text:p>ND</text:p>
          </table:table-cell>
          <table:table-cell table:style-name="ce18" table:formula="of:=IF([.$B412]=&quot;R&quot;;VLOOKUP([.$C412];[.$C$5:.$I$1017];5;0);IF([.$B412]=&quot;E&quot;;&quot;x&quot;;IF([.$B412]=&quot;-&quot;;&quot;-&quot;;&quot;ND&quot;)))" office:value-type="string" office:string-value="ND">
            <text:p>ND</text:p>
          </table:table-cell>
          <table:table-cell table:style-name="ce18" table:formula="of:=IF([.$B412]=&quot;R&quot;;VLOOKUP([.$C412];[.$C$5:.$I$1017];6;0);IF([.$B412]=&quot;E&quot;;&quot;x&quot;;IF([.$B412]=&quot;-&quot;;&quot;-&quot;;&quot;ND&quot;)))" office:value-type="string" office:string-value="ND">
            <text:p>ND</text:p>
          </table:table-cell>
          <table:table-cell table:style-name="ce18" table:formula="of:=IF([.$B412]=&quot;R&quot;;VLOOKUP([.$C412];[.$C$5:.$I$1017];7;0);IF([.$B412]=&quot;E&quot;;&quot;x&quot;;IF([.$B412]=&quot;-&quot;;&quot;-&quot;;&quot;ND&quot;)))" office:value-type="string" office:string-value="ND">
            <text:p>ND</text:p>
          </table:table-cell>
          <table:table-cell table:style-name="ce26" table:formula="of:=IF([.B412]=&quot;R&quot;;0;IF([.B412]=&quot;-&quot;;0;4))" office:value-type="float" office:value="0">
            <text:p>0</text:p>
          </table:table-cell>
          <table:table-cell table:style-name="ce26" table:formula="of:=IF([.B412]=&quot;R&quot;;0;COUNTIF([.F412:.I4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Action = new KAction(KIcon("add_field"), i18n("&amp;Append Fie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6">
            <text:p>136</text:p>
          </table:table-cell>
          <table:table-cell table:style-name="ce6" table:number-columns-repeated="2"/>
          <table:table-cell table:style-name="ce18" table:formula="of:=IF([.$B413]=&quot;R&quot;;VLOOKUP([.$C413];[.$C$5:.$I$1017];5;0);IF([.$B413]=&quot;E&quot;;&quot;x&quot;;IF([.$B413]=&quot;-&quot;;&quot;-&quot;;&quot;ND&quot;)))" office:value-type="string" office:string-value="ND">
            <text:p>ND</text:p>
          </table:table-cell>
          <table:table-cell table:style-name="ce18" table:formula="of:=IF([.$B413]=&quot;R&quot;;VLOOKUP([.$C413];[.$C$5:.$I$1017];5;0);IF([.$B413]=&quot;E&quot;;&quot;x&quot;;IF([.$B413]=&quot;-&quot;;&quot;-&quot;;&quot;ND&quot;)))" office:value-type="string" office:string-value="ND">
            <text:p>ND</text:p>
          </table:table-cell>
          <table:table-cell table:style-name="ce18" table:formula="of:=IF([.$B413]=&quot;R&quot;;VLOOKUP([.$C413];[.$C$5:.$I$1017];6;0);IF([.$B413]=&quot;E&quot;;&quot;x&quot;;IF([.$B413]=&quot;-&quot;;&quot;-&quot;;&quot;ND&quot;)))" office:value-type="string" office:string-value="ND">
            <text:p>ND</text:p>
          </table:table-cell>
          <table:table-cell table:style-name="ce18" table:formula="of:=IF([.$B413]=&quot;R&quot;;VLOOKUP([.$C413];[.$C$5:.$I$1017];7;0);IF([.$B413]=&quot;E&quot;;&quot;x&quot;;IF([.$B413]=&quot;-&quot;;&quot;-&quot;;&quot;ND&quot;)))" office:value-type="string" office:string-value="ND">
            <text:p>ND</text:p>
          </table:table-cell>
          <table:table-cell table:style-name="ce26" table:formula="of:=IF([.B413]=&quot;R&quot;;0;IF([.B413]=&quot;-&quot;;0;4))" office:value-type="float" office:value="0">
            <text:p>0</text:p>
          </table:table-cell>
          <table:table-cell table:style-name="ce26" table:formula="of:=IF([.B413]=&quot;R&quot;;0;COUNTIF([.F413:.I4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sAction = new KAction(KIcon("add_field"), i18n("&amp;Append Field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6">
            <text:p>136</text:p>
          </table:table-cell>
          <table:table-cell table:style-name="ce6" table:number-columns-repeated="2"/>
          <table:table-cell table:style-name="ce18" table:formula="of:=IF([.$B414]=&quot;R&quot;;VLOOKUP([.$C414];[.$C$5:.$I$1017];5;0);IF([.$B414]=&quot;E&quot;;&quot;x&quot;;IF([.$B414]=&quot;-&quot;;&quot;-&quot;;&quot;ND&quot;)))" office:value-type="string" office:string-value="ND">
            <text:p>ND</text:p>
          </table:table-cell>
          <table:table-cell table:style-name="ce18" table:formula="of:=IF([.$B414]=&quot;R&quot;;VLOOKUP([.$C414];[.$C$5:.$I$1017];5;0);IF([.$B414]=&quot;E&quot;;&quot;x&quot;;IF([.$B414]=&quot;-&quot;;&quot;-&quot;;&quot;ND&quot;)))" office:value-type="string" office:string-value="ND">
            <text:p>ND</text:p>
          </table:table-cell>
          <table:table-cell table:style-name="ce18" table:formula="of:=IF([.$B414]=&quot;R&quot;;VLOOKUP([.$C414];[.$C$5:.$I$1017];6;0);IF([.$B414]=&quot;E&quot;;&quot;x&quot;;IF([.$B414]=&quot;-&quot;;&quot;-&quot;;&quot;ND&quot;)))" office:value-type="string" office:string-value="ND">
            <text:p>ND</text:p>
          </table:table-cell>
          <table:table-cell table:style-name="ce18" table:formula="of:=IF([.$B414]=&quot;R&quot;;VLOOKUP([.$C414];[.$C$5:.$I$1017];7;0);IF([.$B414]=&quot;E&quot;;&quot;x&quot;;IF([.$B414]=&quot;-&quot;;&quot;-&quot;;&quot;ND&quot;)))" office:value-type="string" office:string-value="ND">
            <text:p>ND</text:p>
          </table:table-cell>
          <table:table-cell table:style-name="ce26" table:formula="of:=IF([.B414]=&quot;R&quot;;0;IF([.B414]=&quot;-&quot;;0;4))" office:value-type="float" office:value="0">
            <text:p>0</text:p>
          </table:table-cell>
          <table:table-cell table:style-name="ce26" table:formula="of:=IF([.B414]=&quot;R&quot;;0;COUNTIF([.F414:.I4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designSelectedTableAction = new KAction(KIcon("document-properties"), i18n("&amp;Design Tab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415]=&quot;R&quot;;VLOOKUP([.$C415];[.$C$5:.$I$1017];5;0);IF([.$B415]=&quot;E&quot;;&quot;x&quot;;IF([.$B415]=&quot;-&quot;;&quot;-&quot;;&quot;ND&quot;)))" office:value-type="string" office:string-value="x">
            <text:p>x</text:p>
          </table:table-cell>
          <table:table-cell table:style-name="ce18" table:formula="of:=IF([.$B415]=&quot;R&quot;;VLOOKUP([.$C415];[.$C$5:.$I$1017];5;0);IF([.$B415]=&quot;E&quot;;&quot;x&quot;;IF([.$B415]=&quot;-&quot;;&quot;-&quot;;&quot;ND&quot;)))" office:value-type="string" office:string-value="x">
            <text:p>x</text:p>
          </table:table-cell>
          <table:table-cell table:style-name="ce18" table:formula="of:=IF([.$B415]=&quot;R&quot;;VLOOKUP([.$C415];[.$C$5:.$I$1017];6;0);IF([.$B415]=&quot;E&quot;;&quot;x&quot;;IF([.$B415]=&quot;-&quot;;&quot;-&quot;;&quot;ND&quot;)))" office:value-type="string" office:string-value="x">
            <text:p>x</text:p>
          </table:table-cell>
          <table:table-cell table:style-name="ce18" table:formula="of:=IF([.$B415]=&quot;R&quot;;VLOOKUP([.$C415];[.$C$5:.$I$1017];7;0);IF([.$B415]=&quot;E&quot;;&quot;x&quot;;IF([.$B415]=&quot;-&quot;;&quot;-&quot;;&quot;ND&quot;)))" office:value-type="string" office:string-value="x">
            <text:p>x</text:p>
          </table:table-cell>
          <table:table-cell table:style-name="ce26" table:formula="of:=IF([.B415]=&quot;R&quot;;0;IF([.B415]=&quot;-&quot;;0;4))" office:value-type="float" office:value="0">
            <text:p>0</text:p>
          </table:table-cell>
          <table:table-cell table:style-name="ce26" table:formula="of:=IF([.B415]=&quot;R&quot;;0;COUNTIF([.F415:.I4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openSelectedTableAction = new KAction(KIcon("document-open"), i18n("&amp;Open Tab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416]=&quot;R&quot;;VLOOKUP([.$C416];[.$C$5:.$I$1017];5;0);IF([.$B416]=&quot;E&quot;;&quot;x&quot;;IF([.$B416]=&quot;-&quot;;&quot;-&quot;;&quot;ND&quot;)))" office:value-type="string" office:string-value="x">
            <text:p>x</text:p>
          </table:table-cell>
          <table:table-cell table:style-name="ce18" table:formula="of:=IF([.$B416]=&quot;R&quot;;VLOOKUP([.$C416];[.$C$5:.$I$1017];5;0);IF([.$B416]=&quot;E&quot;;&quot;x&quot;;IF([.$B416]=&quot;-&quot;;&quot;-&quot;;&quot;ND&quot;)))" office:value-type="string" office:string-value="x">
            <text:p>x</text:p>
          </table:table-cell>
          <table:table-cell table:style-name="ce18" table:formula="of:=IF([.$B416]=&quot;R&quot;;VLOOKUP([.$C416];[.$C$5:.$I$1017];6;0);IF([.$B416]=&quot;E&quot;;&quot;x&quot;;IF([.$B416]=&quot;-&quot;;&quot;-&quot;;&quot;ND&quot;)))" office:value-type="string" office:string-value="x">
            <text:p>x</text:p>
          </table:table-cell>
          <table:table-cell table:style-name="ce18" table:formula="of:=IF([.$B416]=&quot;R&quot;;VLOOKUP([.$C416];[.$C$5:.$I$1017];7;0);IF([.$B416]=&quot;E&quot;;&quot;x&quot;;IF([.$B416]=&quot;-&quot;;&quot;-&quot;;&quot;ND&quot;)))" office:value-type="string" office:string-value="x">
            <text:p>x</text:p>
          </table:table-cell>
          <table:table-cell table:style-name="ce26" table:formula="of:=IF([.B416]=&quot;R&quot;;0;IF([.B416]=&quot;-&quot;;0;4))" office:value-type="float" office:value="0">
            <text:p>0</text:p>
          </table:table-cell>
          <table:table-cell table:style-name="ce26" table:formula="of:=IF([.B416]=&quot;R&quot;;0;COUNTIF([.F416:.I4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tableview/kexicelleditorfactory.cpp: <text:s text:c="7"/>registerItem(*new KexiKIconTableEditorFactoryItem(), KexiDB::Field::Text, "K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417]=&quot;R&quot;;VLOOKUP([.$C417];[.$C$5:.$I$1017];5;0);IF([.$B417]=&quot;E&quot;;&quot;x&quot;;IF([.$B417]=&quot;-&quot;;&quot;-&quot;;&quot;ND&quot;)))" office:value-type="string" office:string-value="-">
            <text:p>-</text:p>
          </table:table-cell>
          <table:table-cell table:style-name="ce18" table:formula="of:=IF([.$B417]=&quot;R&quot;;VLOOKUP([.$C417];[.$C$5:.$I$1017];5;0);IF([.$B417]=&quot;E&quot;;&quot;x&quot;;IF([.$B417]=&quot;-&quot;;&quot;-&quot;;&quot;ND&quot;)))" office:value-type="string" office:string-value="-">
            <text:p>-</text:p>
          </table:table-cell>
          <table:table-cell table:style-name="ce18" table:formula="of:=IF([.$B417]=&quot;R&quot;;VLOOKUP([.$C417];[.$C$5:.$I$1017];6;0);IF([.$B417]=&quot;E&quot;;&quot;x&quot;;IF([.$B417]=&quot;-&quot;;&quot;-&quot;;&quot;ND&quot;)))" office:value-type="string" office:string-value="-">
            <text:p>-</text:p>
          </table:table-cell>
          <table:table-cell table:style-name="ce18" table:formula="of:=IF([.$B417]=&quot;R&quot;;VLOOKUP([.$C417];[.$C$5:.$I$1017];7;0);IF([.$B417]=&quot;E&quot;;&quot;x&quot;;IF([.$B417]=&quot;-&quot;;&quot;-&quot;;&quot;ND&quot;)))" office:value-type="string" office:string-value="-">
            <text:p>-</text:p>
          </table:table-cell>
          <table:table-cell table:style-name="ce26" table:formula="of:=IF([.B417]=&quot;R&quot;;0;IF([.B417]=&quot;-&quot;;0;4))" office:value-type="float" office:value="0">
            <text:p>0</text:p>
          </table:table-cell>
          <table:table-cell table:style-name="ce26" table:formula="of:=IF([.B417]=&quot;R&quot;;0;COUNTIF([.F417:.I4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tableview/kexitableview.cpp: <text:s text:c="33"/>KIconLoader::global()-&gt;loadIcon("dialog-cancel", KIconLoader::Small),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6" table:number-columns-repeated="2"/>
          <table:table-cell table:style-name="ce18" table:formula="of:=IF([.$B418]=&quot;R&quot;;VLOOKUP([.$C418];[.$C$5:.$I$1017];5;0);IF([.$B418]=&quot;E&quot;;&quot;x&quot;;IF([.$B418]=&quot;-&quot;;&quot;-&quot;;&quot;ND&quot;)))" office:value-type="string" office:string-value="x">
            <text:p>x</text:p>
          </table:table-cell>
          <table:table-cell table:style-name="ce18" table:formula="of:=IF([.$B418]=&quot;R&quot;;VLOOKUP([.$C418];[.$C$5:.$I$1017];5;0);IF([.$B418]=&quot;E&quot;;&quot;x&quot;;IF([.$B418]=&quot;-&quot;;&quot;-&quot;;&quot;ND&quot;)))" office:value-type="string" office:string-value="x">
            <text:p>x</text:p>
          </table:table-cell>
          <table:table-cell table:style-name="ce18" table:formula="of:=IF([.$B418]=&quot;R&quot;;VLOOKUP([.$C418];[.$C$5:.$I$1017];6;0);IF([.$B418]=&quot;E&quot;;&quot;x&quot;;IF([.$B418]=&quot;-&quot;;&quot;-&quot;;&quot;ND&quot;)))" office:value-type="string" office:string-value="x">
            <text:p>x</text:p>
          </table:table-cell>
          <table:table-cell table:style-name="ce18" table:formula="of:=IF([.$B418]=&quot;R&quot;;VLOOKUP([.$C418];[.$C$5:.$I$1017];7;0);IF([.$B418]=&quot;E&quot;;&quot;x&quot;;IF([.$B418]=&quot;-&quot;;&quot;-&quot;;&quot;ND&quot;)))" office:value-type="string" office:string-value="x">
            <text:p>x</text:p>
          </table:table-cell>
          <table:table-cell table:style-name="ce26" table:formula="of:=IF([.B418]=&quot;R&quot;;0;IF([.B418]=&quot;-&quot;;0;4))" office:value-type="float" office:value="0">
            <text:p>0</text:p>
          </table:table-cell>
          <table:table-cell table:style-name="ce26" table:formula="of:=IF([.B418]=&quot;R&quot;;0;COUNTIF([.F418:.I4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tableview/kexitableview.cpp: <text:s text:c="3"/>setContextMenuTitle(KIcon("lineedit"), i18n("Row")); <text:s text:c="2"/>// the default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6" table:number-columns-repeated="2"/>
          <table:table-cell table:style-name="ce18" table:formula="of:=IF([.$B419]=&quot;R&quot;;VLOOKUP([.$C419];[.$C$5:.$I$1017];5;0);IF([.$B419]=&quot;E&quot;;&quot;x&quot;;IF([.$B419]=&quot;-&quot;;&quot;-&quot;;&quot;ND&quot;)))" office:value-type="string" office:string-value="ND">
            <text:p>ND</text:p>
          </table:table-cell>
          <table:table-cell table:style-name="ce18" table:formula="of:=IF([.$B419]=&quot;R&quot;;VLOOKUP([.$C419];[.$C$5:.$I$1017];5;0);IF([.$B419]=&quot;E&quot;;&quot;x&quot;;IF([.$B419]=&quot;-&quot;;&quot;-&quot;;&quot;ND&quot;)))" office:value-type="string" office:string-value="ND">
            <text:p>ND</text:p>
          </table:table-cell>
          <table:table-cell table:style-name="ce18" table:formula="of:=IF([.$B419]=&quot;R&quot;;VLOOKUP([.$C419];[.$C$5:.$I$1017];6;0);IF([.$B419]=&quot;E&quot;;&quot;x&quot;;IF([.$B419]=&quot;-&quot;;&quot;-&quot;;&quot;ND&quot;)))" office:value-type="string" office:string-value="ND">
            <text:p>ND</text:p>
          </table:table-cell>
          <table:table-cell table:style-name="ce18" table:formula="of:=IF([.$B419]=&quot;R&quot;;VLOOKUP([.$C419];[.$C$5:.$I$1017];7;0);IF([.$B419]=&quot;E&quot;;&quot;x&quot;;IF([.$B419]=&quot;-&quot;;&quot;-&quot;;&quot;ND&quot;)))" office:value-type="string" office:string-value="ND">
            <text:p>ND</text:p>
          </table:table-cell>
          <table:table-cell table:style-name="ce26" table:formula="of:=IF([.B419]=&quot;R&quot;;0;IF([.B419]=&quot;-&quot;;0;4))" office:value-type="float" office:value="0">
            <text:p>0</text:p>
          </table:table-cell>
          <table:table-cell table:style-name="ce26" table:formula="of:=IF([.B419]=&quot;R&quot;;0;COUNTIF([.F419:.I4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editdelete"), i18n("&amp;Clear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update to “edit-delete”</text:p>
          </table:table-cell>
          <table:table-cell table:style-name="ce6"/>
          <table:table-cell table:style-name="ce18" table:formula="of:=IF([.$B420]=&quot;R&quot;;VLOOKUP([.$C420];[.$C$5:.$I$1017];5;0);IF([.$B420]=&quot;E&quot;;&quot;x&quot;;IF([.$B420]=&quot;-&quot;;&quot;-&quot;;&quot;ND&quot;)))" office:value-type="string" office:string-value="x">
            <text:p>x</text:p>
          </table:table-cell>
          <table:table-cell table:style-name="ce18" table:formula="of:=IF([.$B420]=&quot;R&quot;;VLOOKUP([.$C420];[.$C$5:.$I$1017];5;0);IF([.$B420]=&quot;E&quot;;&quot;x&quot;;IF([.$B420]=&quot;-&quot;;&quot;-&quot;;&quot;ND&quot;)))" office:value-type="string" office:string-value="x">
            <text:p>x</text:p>
          </table:table-cell>
          <table:table-cell table:style-name="ce18" table:formula="of:=IF([.$B420]=&quot;R&quot;;VLOOKUP([.$C420];[.$C$5:.$I$1017];6;0);IF([.$B420]=&quot;E&quot;;&quot;x&quot;;IF([.$B420]=&quot;-&quot;;&quot;-&quot;;&quot;ND&quot;)))" office:value-type="string" office:string-value="x">
            <text:p>x</text:p>
          </table:table-cell>
          <table:table-cell table:style-name="ce18" table:formula="of:=IF([.$B420]=&quot;R&quot;;VLOOKUP([.$C420];[.$C$5:.$I$1017];7;0);IF([.$B420]=&quot;E&quot;;&quot;x&quot;;IF([.$B420]=&quot;-&quot;;&quot;-&quot;;&quot;ND&quot;)))" office:value-type="string" office:string-value="x">
            <text:p>x</text:p>
          </table:table-cell>
          <table:table-cell table:style-name="ce26" table:formula="of:=IF([.B420]=&quot;R&quot;;0;IF([.B420]=&quot;-&quot;;0;4))" office:value-type="float" office:value="0">
            <text:p>0</text:p>
          </table:table-cell>
          <table:table-cell table:style-name="ce26" table:formula="of:=IF([.B420]=&quot;R&quot;;0;COUNTIF([.F420:.I4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fileopen"), i18n("Insert From &amp;File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update to “document-open”</text:p>
          </table:table-cell>
          <table:table-cell table:style-name="ce6"/>
          <table:table-cell table:style-name="ce18" table:formula="of:=IF([.$B421]=&quot;R&quot;;VLOOKUP([.$C421];[.$C$5:.$I$1017];5;0);IF([.$B421]=&quot;E&quot;;&quot;x&quot;;IF([.$B421]=&quot;-&quot;;&quot;-&quot;;&quot;ND&quot;)))" office:value-type="string" office:string-value="x">
            <text:p>x</text:p>
          </table:table-cell>
          <table:table-cell table:style-name="ce18" table:formula="of:=IF([.$B421]=&quot;R&quot;;VLOOKUP([.$C421];[.$C$5:.$I$1017];5;0);IF([.$B421]=&quot;E&quot;;&quot;x&quot;;IF([.$B421]=&quot;-&quot;;&quot;-&quot;;&quot;ND&quot;)))" office:value-type="string" office:string-value="x">
            <text:p>x</text:p>
          </table:table-cell>
          <table:table-cell table:style-name="ce18" table:formula="of:=IF([.$B421]=&quot;R&quot;;VLOOKUP([.$C421];[.$C$5:.$I$1017];6;0);IF([.$B421]=&quot;E&quot;;&quot;x&quot;;IF([.$B421]=&quot;-&quot;;&quot;-&quot;;&quot;ND&quot;)))" office:value-type="string" office:string-value="x">
            <text:p>x</text:p>
          </table:table-cell>
          <table:table-cell table:style-name="ce18" table:formula="of:=IF([.$B421]=&quot;R&quot;;VLOOKUP([.$C421];[.$C$5:.$I$1017];7;0);IF([.$B421]=&quot;E&quot;;&quot;x&quot;;IF([.$B421]=&quot;-&quot;;&quot;-&quot;;&quot;ND&quot;)))" office:value-type="string" office:string-value="x">
            <text:p>x</text:p>
          </table:table-cell>
          <table:table-cell table:style-name="ce26" table:formula="of:=IF([.B421]=&quot;R&quot;;0;IF([.B421]=&quot;-&quot;;0;4))" office:value-type="float" office:value="0">
            <text:p>0</text:p>
          </table:table-cell>
          <table:table-cell table:style-name="ce26" table:formula="of:=IF([.B421]=&quot;R&quot;;0;COUNTIF([.F421:.I4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widget/utils/kexirecordnavigator.cpp: <text:s text:c="3"/>int bw = 6 + SmallIcon("navigator_first").width(); //qMin( horizontalScrollBar()-&gt;height(), 20);</text:p>
          </table:table-cell>
          <table:table-cell table:style-name="ce3" office:value-type="string">
            <text:p>N</text:p>
          </table:table-cell>
          <table:table-cell table:style-name="ce3" office:value-type="float" office:value="169">
            <text:p>169</text:p>
          </table:table-cell>
          <table:table-cell table:style-name="ce6" office:value-type="string">
            <text:p>navigator_first?</text:p>
            <text:p>kexi/pics/hi16-action-navigator_first.png</text:p>
          </table:table-cell>
          <table:table-cell table:style-name="ce6"/>
          <table:table-cell table:style-name="ce18" table:formula="of:=IF([.$B422]=&quot;R&quot;;VLOOKUP([.$C422];[.$C$5:.$I$1017];5;0);IF([.$B422]=&quot;E&quot;;&quot;x&quot;;IF([.$B422]=&quot;-&quot;;&quot;-&quot;;&quot;ND&quot;)))" office:value-type="string" office:string-value="ND">
            <text:p>ND</text:p>
          </table:table-cell>
          <table:table-cell table:style-name="ce18" table:formula="of:=IF([.$B422]=&quot;R&quot;;VLOOKUP([.$C422];[.$C$5:.$I$1017];5;0);IF([.$B422]=&quot;E&quot;;&quot;x&quot;;IF([.$B422]=&quot;-&quot;;&quot;-&quot;;&quot;ND&quot;)))" office:value-type="string" office:string-value="ND">
            <text:p>ND</text:p>
          </table:table-cell>
          <table:table-cell table:style-name="ce18" table:formula="of:=IF([.$B422]=&quot;R&quot;;VLOOKUP([.$C422];[.$C$5:.$I$1017];6;0);IF([.$B422]=&quot;E&quot;;&quot;x&quot;;IF([.$B422]=&quot;-&quot;;&quot;-&quot;;&quot;ND&quot;)))" office:value-type="string" office:string-value="ND">
            <text:p>ND</text:p>
          </table:table-cell>
          <table:table-cell table:style-name="ce18" table:formula="of:=IF([.$B422]=&quot;R&quot;;VLOOKUP([.$C422];[.$C$5:.$I$1017];7;0);IF([.$B422]=&quot;E&quot;;&quot;x&quot;;IF([.$B422]=&quot;-&quot;;&quot;-&quot;;&quot;ND&quot;)))" office:value-type="string" office:string-value="ND">
            <text:p>ND</text:p>
          </table:table-cell>
          <table:table-cell table:style-name="ce26" table:formula="of:=IF([.B422]=&quot;R&quot;;0;IF([.B422]=&quot;-&quot;;0;4))" office:value-type="float" office:value="4">
            <text:p>4</text:p>
          </table:table-cell>
          <table:table-cell table:style-name="ce26" table:formula="of:=IF([.B422]=&quot;R&quot;;0;COUNTIF([.F422:.I4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 office:value-type="string">
            <text:p>E</text:p>
          </table:table-cell>
          <table:table-cell table:style-name="ce3" office:value-type="float" office:value="170">
            <text:p>170</text:p>
          </table:table-cell>
          <table:table-cell table:style-name="ce6" office:value-type="string">
            <text:p>pics/oxygen/</text:p>
            <text:p>ox32-mimetype-x-shape-formula.png</text:p>
            <text:p>should this be moved/renamed?</text:p>
          </table:table-cell>
          <table:table-cell table:style-name="ce6" office:value-type="string">
            <text:p>mimetype-x-shape-formula</text:p>
          </table:table-cell>
          <table:table-cell table:style-name="ce18" table:formula="of:=IF([.$B423]=&quot;R&quot;;VLOOKUP([.$C423];[.$C$5:.$I$1017];5;0);IF([.$B423]=&quot;E&quot;;&quot;x&quot;;IF([.$B423]=&quot;-&quot;;&quot;-&quot;;&quot;ND&quot;)))" office:value-type="string" office:string-value="x">
            <text:p>x</text:p>
          </table:table-cell>
          <table:table-cell table:style-name="ce18" table:formula="of:=IF([.$B423]=&quot;R&quot;;VLOOKUP([.$C423];[.$C$5:.$I$1017];5;0);IF([.$B423]=&quot;E&quot;;&quot;x&quot;;IF([.$B423]=&quot;-&quot;;&quot;-&quot;;&quot;ND&quot;)))" office:value-type="string" office:string-value="x">
            <text:p>x</text:p>
          </table:table-cell>
          <table:table-cell table:style-name="ce18" table:formula="of:=IF([.$B423]=&quot;R&quot;;VLOOKUP([.$C423];[.$C$5:.$I$1017];6;0);IF([.$B423]=&quot;E&quot;;&quot;x&quot;;IF([.$B423]=&quot;-&quot;;&quot;-&quot;;&quot;ND&quot;)))" office:value-type="string" office:string-value="x">
            <text:p>x</text:p>
          </table:table-cell>
          <table:table-cell table:style-name="ce18" table:formula="of:=IF([.$B423]=&quot;R&quot;;VLOOKUP([.$C423];[.$C$5:.$I$1017];7;0);IF([.$B423]=&quot;E&quot;;&quot;x&quot;;IF([.$B423]=&quot;-&quot;;&quot;-&quot;;&quot;ND&quot;)))" office:value-type="string" office:string-value="x">
            <text:p>x</text:p>
          </table:table-cell>
          <table:table-cell table:style-name="ce26" table:formula="of:=IF([.B423]=&quot;R&quot;;0;IF([.B423]=&quot;-&quot;;0;4))" office:value-type="float" office:value="4">
            <text:p>4</text:p>
          </table:table-cell>
          <table:table-cell table:style-name="ce26" table:formula="of:=IF([.B423]=&quot;R&quot;;0;COUNTIF([.F423:.I42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 office:value-type="string">
            <text:p>R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update to “document-edit”</text:p>
          </table:table-cell>
          <table:table-cell table:style-name="ce6" office:value-type="string">
            <text:p>document-edit</text:p>
          </table:table-cell>
          <table:table-cell table:style-name="ce18" table:formula="of:=IF([.$B424]=&quot;R&quot;;VLOOKUP([.$C424];[.$C$5:.$I$1017];5;0);IF([.$B424]=&quot;E&quot;;&quot;x&quot;;IF([.$B424]=&quot;-&quot;;&quot;-&quot;;&quot;ND&quot;)))" office:value-type="string" office:string-value="x">
            <text:p>x</text:p>
          </table:table-cell>
          <table:table-cell table:style-name="ce18" table:formula="of:=IF([.$B424]=&quot;R&quot;;VLOOKUP([.$C424];[.$C$5:.$I$1017];5;0);IF([.$B424]=&quot;E&quot;;&quot;x&quot;;IF([.$B424]=&quot;-&quot;;&quot;-&quot;;&quot;ND&quot;)))" office:value-type="string" office:string-value="x">
            <text:p>x</text:p>
          </table:table-cell>
          <table:table-cell table:style-name="ce18" table:formula="of:=IF([.$B424]=&quot;R&quot;;VLOOKUP([.$C424];[.$C$5:.$I$1017];6;0);IF([.$B424]=&quot;E&quot;;&quot;x&quot;;IF([.$B424]=&quot;-&quot;;&quot;-&quot;;&quot;ND&quot;)))" office:value-type="string" office:string-value="x">
            <text:p>x</text:p>
          </table:table-cell>
          <table:table-cell table:style-name="ce18" table:formula="of:=IF([.$B424]=&quot;R&quot;;VLOOKUP([.$C424];[.$C$5:.$I$1017];7;0);IF([.$B424]=&quot;E&quot;;&quot;x&quot;;IF([.$B424]=&quot;-&quot;;&quot;-&quot;;&quot;ND&quot;)))" office:value-type="string" office:string-value="x">
            <text:p>x</text:p>
          </table:table-cell>
          <table:table-cell table:style-name="ce26" table:formula="of:=IF([.B424]=&quot;R&quot;;0;IF([.B424]=&quot;-&quot;;0;4))" office:value-type="float" office:value="0">
            <text:p>0</text:p>
          </table:table-cell>
          <table:table-cell table:style-name="ce26" table:formula="of:=IF([.B424]=&quot;R&quot;;0;COUNTIF([.F424:.I4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 office:value-type="string">
            <text:p>E</text:p>
          </table:table-cell>
          <table:table-cell table:style-name="ce3" office:value-type="float" office:value="171">
            <text:p>171</text:p>
          </table:table-cell>
          <table:table-cell table:style-name="ce6"/>
          <table:table-cell table:style-name="ce6" office:value-type="string">
            <text:p>kformula</text:p>
          </table:table-cell>
          <table:table-cell table:style-name="ce18" table:formula="of:=IF([.$B425]=&quot;R&quot;;VLOOKUP([.$C425];[.$C$5:.$I$1017];5;0);IF([.$B425]=&quot;E&quot;;&quot;x&quot;;IF([.$B425]=&quot;-&quot;;&quot;-&quot;;&quot;ND&quot;)))" office:value-type="string" office:string-value="x">
            <text:p>x</text:p>
          </table:table-cell>
          <table:table-cell table:style-name="ce18" table:formula="of:=IF([.$B425]=&quot;R&quot;;VLOOKUP([.$C425];[.$C$5:.$I$1017];5;0);IF([.$B425]=&quot;E&quot;;&quot;x&quot;;IF([.$B425]=&quot;-&quot;;&quot;-&quot;;&quot;ND&quot;)))" office:value-type="string" office:string-value="x">
            <text:p>x</text:p>
          </table:table-cell>
          <table:table-cell table:style-name="ce18" table:formula="of:=IF([.$B425]=&quot;R&quot;;VLOOKUP([.$C425];[.$C$5:.$I$1017];6;0);IF([.$B425]=&quot;E&quot;;&quot;x&quot;;IF([.$B425]=&quot;-&quot;;&quot;-&quot;;&quot;ND&quot;)))" office:value-type="string" office:string-value="x">
            <text:p>x</text:p>
          </table:table-cell>
          <table:table-cell table:style-name="ce18" table:formula="of:=IF([.$B425]=&quot;R&quot;;VLOOKUP([.$C425];[.$C$5:.$I$1017];7;0);IF([.$B425]=&quot;E&quot;;&quot;x&quot;;IF([.$B425]=&quot;-&quot;;&quot;-&quot;;&quot;ND&quot;)))" office:value-type="string" office:string-value="x">
            <text:p>x</text:p>
          </table:table-cell>
          <table:table-cell table:style-name="ce26" table:formula="of:=IF([.B425]=&quot;R&quot;;0;IF([.B425]=&quot;-&quot;;0;4))" office:value-type="float" office:value="4">
            <text:p>4</text:p>
          </table:table-cell>
          <table:table-cell table:style-name="ce26" table:formula="of:=IF([.B425]=&quot;R&quot;;0;COUNTIF([.F425:.I42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426]=&quot;R&quot;;VLOOKUP([.$C426];[.$C$5:.$I$1017];5;0);IF([.$B426]=&quot;E&quot;;&quot;x&quot;;IF([.$B426]=&quot;-&quot;;&quot;-&quot;;&quot;ND&quot;)))" office:value-type="string" office:string-value="ND">
            <text:p>ND</text:p>
          </table:table-cell>
          <table:table-cell table:style-name="ce18" table:formula="of:=IF([.$B426]=&quot;R&quot;;VLOOKUP([.$C426];[.$C$5:.$I$1017];5;0);IF([.$B426]=&quot;E&quot;;&quot;x&quot;;IF([.$B426]=&quot;-&quot;;&quot;-&quot;;&quot;ND&quot;)))" office:value-type="string" office:string-value="ND">
            <text:p>ND</text:p>
          </table:table-cell>
          <table:table-cell table:style-name="ce18" table:formula="of:=IF([.$B426]=&quot;R&quot;;VLOOKUP([.$C426];[.$C$5:.$I$1017];6;0);IF([.$B426]=&quot;E&quot;;&quot;x&quot;;IF([.$B426]=&quot;-&quot;;&quot;-&quot;;&quot;ND&quot;)))" office:value-type="string" office:string-value="ND">
            <text:p>ND</text:p>
          </table:table-cell>
          <table:table-cell table:style-name="ce18" table:formula="of:=IF([.$B426]=&quot;R&quot;;VLOOKUP([.$C426];[.$C$5:.$I$1017];7;0);IF([.$B426]=&quot;E&quot;;&quot;x&quot;;IF([.$B426]=&quot;-&quot;;&quot;-&quot;;&quot;ND&quot;)))" office:value-type="string" office:string-value="ND">
            <text:p>ND</text:p>
          </table:table-cell>
          <table:table-cell table:style-name="ce26" table:formula="of:=IF([.B426]=&quot;R&quot;;0;IF([.B426]=&quot;-&quot;;0;4))" office:value-type="float" office:value="0">
            <text:p>0</text:p>
          </table:table-cell>
          <table:table-cell table:style-name="ce26" table:formula="of:=IF([.B426]=&quot;R&quot;;0;COUNTIF([.F426:.I4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 office:value-type="string">
            <text:p>N</text:p>
          </table:table-cell>
          <table:table-cell table:style-name="ce3" office:value-type="float" office:value="172">
            <text:p>172</text:p>
          </table:table-cell>
          <table:table-cell table:style-name="ce6" office:value-type="string">
            <text:p>“paren” (bracket)</text:p>
          </table:table-cell>
          <table:table-cell table:style-name="ce6"/>
          <table:table-cell table:style-name="ce18" table:formula="of:=IF([.$B427]=&quot;R&quot;;VLOOKUP([.$C427];[.$C$5:.$I$1017];5;0);IF([.$B427]=&quot;E&quot;;&quot;x&quot;;IF([.$B427]=&quot;-&quot;;&quot;-&quot;;&quot;ND&quot;)))" office:value-type="string" office:string-value="ND">
            <text:p>ND</text:p>
          </table:table-cell>
          <table:table-cell table:style-name="ce18" table:formula="of:=IF([.$B427]=&quot;R&quot;;VLOOKUP([.$C427];[.$C$5:.$I$1017];5;0);IF([.$B427]=&quot;E&quot;;&quot;x&quot;;IF([.$B427]=&quot;-&quot;;&quot;-&quot;;&quot;ND&quot;)))" office:value-type="string" office:string-value="ND">
            <text:p>ND</text:p>
          </table:table-cell>
          <table:table-cell table:style-name="ce18" table:formula="of:=IF([.$B427]=&quot;R&quot;;VLOOKUP([.$C427];[.$C$5:.$I$1017];6;0);IF([.$B427]=&quot;E&quot;;&quot;x&quot;;IF([.$B427]=&quot;-&quot;;&quot;-&quot;;&quot;ND&quot;)))" office:value-type="string" office:string-value="ND">
            <text:p>ND</text:p>
          </table:table-cell>
          <table:table-cell table:style-name="ce18" table:formula="of:=IF([.$B427]=&quot;R&quot;;VLOOKUP([.$C427];[.$C$5:.$I$1017];7;0);IF([.$B427]=&quot;E&quot;;&quot;x&quot;;IF([.$B427]=&quot;-&quot;;&quot;-&quot;;&quot;ND&quot;)))" office:value-type="string" office:string-value="ND">
            <text:p>ND</text:p>
          </table:table-cell>
          <table:table-cell table:style-name="ce26" table:formula="of:=IF([.B427]=&quot;R&quot;;0;IF([.B427]=&quot;-&quot;;0;4))" office:value-type="float" office:value="4">
            <text:p>4</text:p>
          </table:table-cell>
          <table:table-cell table:style-name="ce26" table:formula="of:=IF([.B427]=&quot;R&quot;;0;COUNTIF([.F427:.I4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 office:value-type="string">
            <text:p>N</text:p>
          </table:table-cell>
          <table:table-cell table:style-name="ce3" office:value-type="float" office:value="173">
            <text:p>173</text:p>
          </table:table-cell>
          <table:table-cell table:style-name="ce6" office:value-type="string">
            <text:p>“frac” (fraction)</text:p>
          </table:table-cell>
          <table:table-cell table:style-name="ce6"/>
          <table:table-cell table:style-name="ce18" table:formula="of:=IF([.$B428]=&quot;R&quot;;VLOOKUP([.$C428];[.$C$5:.$I$1017];5;0);IF([.$B428]=&quot;E&quot;;&quot;x&quot;;IF([.$B428]=&quot;-&quot;;&quot;-&quot;;&quot;ND&quot;)))" office:value-type="string" office:string-value="ND">
            <text:p>ND</text:p>
          </table:table-cell>
          <table:table-cell table:style-name="ce18" table:formula="of:=IF([.$B428]=&quot;R&quot;;VLOOKUP([.$C428];[.$C$5:.$I$1017];5;0);IF([.$B428]=&quot;E&quot;;&quot;x&quot;;IF([.$B428]=&quot;-&quot;;&quot;-&quot;;&quot;ND&quot;)))" office:value-type="string" office:string-value="ND">
            <text:p>ND</text:p>
          </table:table-cell>
          <table:table-cell table:style-name="ce18" table:formula="of:=IF([.$B428]=&quot;R&quot;;VLOOKUP([.$C428];[.$C$5:.$I$1017];6;0);IF([.$B428]=&quot;E&quot;;&quot;x&quot;;IF([.$B428]=&quot;-&quot;;&quot;-&quot;;&quot;ND&quot;)))" office:value-type="string" office:string-value="ND">
            <text:p>ND</text:p>
          </table:table-cell>
          <table:table-cell table:style-name="ce18" table:formula="of:=IF([.$B428]=&quot;R&quot;;VLOOKUP([.$C428];[.$C$5:.$I$1017];7;0);IF([.$B428]=&quot;E&quot;;&quot;x&quot;;IF([.$B428]=&quot;-&quot;;&quot;-&quot;;&quot;ND&quot;)))" office:value-type="string" office:string-value="ND">
            <text:p>ND</text:p>
          </table:table-cell>
          <table:table-cell table:style-name="ce26" table:formula="of:=IF([.B428]=&quot;R&quot;;0;IF([.B428]=&quot;-&quot;;0;4))" office:value-type="float" office:value="4">
            <text:p>4</text:p>
          </table:table-cell>
          <table:table-cell table:style-name="ce26" table:formula="of:=IF([.B428]=&quot;R&quot;;0;COUNTIF([.F428:.I4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 office:value-type="string">
            <text:p>N</text:p>
          </table:table-cell>
          <table:table-cell table:style-name="ce3" office:value-type="float" office:value="174">
            <text:p>174</text:p>
          </table:table-cell>
          <table:table-cell table:style-name="ce6" office:value-type="string">
            <text:p>“int” (integral)</text:p>
          </table:table-cell>
          <table:table-cell table:style-name="ce6"/>
          <table:table-cell table:style-name="ce18" table:formula="of:=IF([.$B429]=&quot;R&quot;;VLOOKUP([.$C429];[.$C$5:.$I$1017];5;0);IF([.$B429]=&quot;E&quot;;&quot;x&quot;;IF([.$B429]=&quot;-&quot;;&quot;-&quot;;&quot;ND&quot;)))" office:value-type="string" office:string-value="ND">
            <text:p>ND</text:p>
          </table:table-cell>
          <table:table-cell table:style-name="ce18" table:formula="of:=IF([.$B429]=&quot;R&quot;;VLOOKUP([.$C429];[.$C$5:.$I$1017];5;0);IF([.$B429]=&quot;E&quot;;&quot;x&quot;;IF([.$B429]=&quot;-&quot;;&quot;-&quot;;&quot;ND&quot;)))" office:value-type="string" office:string-value="ND">
            <text:p>ND</text:p>
          </table:table-cell>
          <table:table-cell table:style-name="ce18" table:formula="of:=IF([.$B429]=&quot;R&quot;;VLOOKUP([.$C429];[.$C$5:.$I$1017];6;0);IF([.$B429]=&quot;E&quot;;&quot;x&quot;;IF([.$B429]=&quot;-&quot;;&quot;-&quot;;&quot;ND&quot;)))" office:value-type="string" office:string-value="ND">
            <text:p>ND</text:p>
          </table:table-cell>
          <table:table-cell table:style-name="ce18" table:formula="of:=IF([.$B429]=&quot;R&quot;;VLOOKUP([.$C429];[.$C$5:.$I$1017];7;0);IF([.$B429]=&quot;E&quot;;&quot;x&quot;;IF([.$B429]=&quot;-&quot;;&quot;-&quot;;&quot;ND&quot;)))" office:value-type="string" office:string-value="ND">
            <text:p>ND</text:p>
          </table:table-cell>
          <table:table-cell table:style-name="ce26" table:formula="of:=IF([.B429]=&quot;R&quot;;0;IF([.B429]=&quot;-&quot;;0;4))" office:value-type="float" office:value="4">
            <text:p>4</text:p>
          </table:table-cell>
          <table:table-cell table:style-name="ce26" table:formula="of:=IF([.B429]=&quot;R&quot;;0;COUNTIF([.F429:.I4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 office:value-type="string">
            <text:p>N</text:p>
          </table:table-cell>
          <table:table-cell table:style-name="ce3" office:value-type="float" office:value="175">
            <text:p>175</text:p>
          </table:table-cell>
          <table:table-cell table:style-name="ce6" office:value-type="string">
            <text:p>“matrix”</text:p>
          </table:table-cell>
          <table:table-cell table:style-name="ce6"/>
          <table:table-cell table:style-name="ce18" table:formula="of:=IF([.$B430]=&quot;R&quot;;VLOOKUP([.$C430];[.$C$5:.$I$1017];5;0);IF([.$B430]=&quot;E&quot;;&quot;x&quot;;IF([.$B430]=&quot;-&quot;;&quot;-&quot;;&quot;ND&quot;)))" office:value-type="string" office:string-value="ND">
            <text:p>ND</text:p>
          </table:table-cell>
          <table:table-cell table:style-name="ce18" table:formula="of:=IF([.$B430]=&quot;R&quot;;VLOOKUP([.$C430];[.$C$5:.$I$1017];5;0);IF([.$B430]=&quot;E&quot;;&quot;x&quot;;IF([.$B430]=&quot;-&quot;;&quot;-&quot;;&quot;ND&quot;)))" office:value-type="string" office:string-value="ND">
            <text:p>ND</text:p>
          </table:table-cell>
          <table:table-cell table:style-name="ce18" table:formula="of:=IF([.$B430]=&quot;R&quot;;VLOOKUP([.$C430];[.$C$5:.$I$1017];6;0);IF([.$B430]=&quot;E&quot;;&quot;x&quot;;IF([.$B430]=&quot;-&quot;;&quot;-&quot;;&quot;ND&quot;)))" office:value-type="string" office:string-value="ND">
            <text:p>ND</text:p>
          </table:table-cell>
          <table:table-cell table:style-name="ce18" table:formula="of:=IF([.$B430]=&quot;R&quot;;VLOOKUP([.$C430];[.$C$5:.$I$1017];7;0);IF([.$B430]=&quot;E&quot;;&quot;x&quot;;IF([.$B430]=&quot;-&quot;;&quot;-&quot;;&quot;ND&quot;)))" office:value-type="string" office:string-value="ND">
            <text:p>ND</text:p>
          </table:table-cell>
          <table:table-cell table:style-name="ce26" table:formula="of:=IF([.B430]=&quot;R&quot;;0;IF([.B430]=&quot;-&quot;;0;4))" office:value-type="float" office:value="4">
            <text:p>4</text:p>
          </table:table-cell>
          <table:table-cell table:style-name="ce26" table:formula="of:=IF([.B430]=&quot;R&quot;;0;COUNTIF([.F430:.I4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 office:value-type="string">
            <text:p>N</text:p>
          </table:table-cell>
          <table:table-cell table:style-name="ce3" office:value-type="float" office:value="176">
            <text:p>176</text:p>
          </table:table-cell>
          <table:table-cell table:style-name="ce6" office:value-type="string">
            <text:p>“prod” (product)</text:p>
          </table:table-cell>
          <table:table-cell table:style-name="ce6"/>
          <table:table-cell table:style-name="ce18" table:formula="of:=IF([.$B431]=&quot;R&quot;;VLOOKUP([.$C431];[.$C$5:.$I$1017];5;0);IF([.$B431]=&quot;E&quot;;&quot;x&quot;;IF([.$B431]=&quot;-&quot;;&quot;-&quot;;&quot;ND&quot;)))" office:value-type="string" office:string-value="ND">
            <text:p>ND</text:p>
          </table:table-cell>
          <table:table-cell table:style-name="ce18" table:formula="of:=IF([.$B431]=&quot;R&quot;;VLOOKUP([.$C431];[.$C$5:.$I$1017];5;0);IF([.$B431]=&quot;E&quot;;&quot;x&quot;;IF([.$B431]=&quot;-&quot;;&quot;-&quot;;&quot;ND&quot;)))" office:value-type="string" office:string-value="ND">
            <text:p>ND</text:p>
          </table:table-cell>
          <table:table-cell table:style-name="ce18" table:formula="of:=IF([.$B431]=&quot;R&quot;;VLOOKUP([.$C431];[.$C$5:.$I$1017];6;0);IF([.$B431]=&quot;E&quot;;&quot;x&quot;;IF([.$B431]=&quot;-&quot;;&quot;-&quot;;&quot;ND&quot;)))" office:value-type="string" office:string-value="ND">
            <text:p>ND</text:p>
          </table:table-cell>
          <table:table-cell table:style-name="ce18" table:formula="of:=IF([.$B431]=&quot;R&quot;;VLOOKUP([.$C431];[.$C$5:.$I$1017];7;0);IF([.$B431]=&quot;E&quot;;&quot;x&quot;;IF([.$B431]=&quot;-&quot;;&quot;-&quot;;&quot;ND&quot;)))" office:value-type="string" office:string-value="ND">
            <text:p>ND</text:p>
          </table:table-cell>
          <table:table-cell table:style-name="ce26" table:formula="of:=IF([.B431]=&quot;R&quot;;0;IF([.B431]=&quot;-&quot;;0;4))" office:value-type="float" office:value="4">
            <text:p>4</text:p>
          </table:table-cell>
          <table:table-cell table:style-name="ce26" table:formula="of:=IF([.B431]=&quot;R&quot;;0;COUNTIF([.F431:.I4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 office:value-type="string">
            <text:p>N</text:p>
          </table:table-cell>
          <table:table-cell table:style-name="ce3" office:value-type="float" office:value="177">
            <text:p>177</text:p>
          </table:table-cell>
          <table:table-cell table:style-name="ce6" office:value-type="string">
            <text:p>“sqrt” (root)</text:p>
          </table:table-cell>
          <table:table-cell table:style-name="ce6"/>
          <table:table-cell table:style-name="ce18" table:formula="of:=IF([.$B432]=&quot;R&quot;;VLOOKUP([.$C432];[.$C$5:.$I$1017];5;0);IF([.$B432]=&quot;E&quot;;&quot;x&quot;;IF([.$B432]=&quot;-&quot;;&quot;-&quot;;&quot;ND&quot;)))" office:value-type="string" office:string-value="ND">
            <text:p>ND</text:p>
          </table:table-cell>
          <table:table-cell table:style-name="ce18" table:formula="of:=IF([.$B432]=&quot;R&quot;;VLOOKUP([.$C432];[.$C$5:.$I$1017];5;0);IF([.$B432]=&quot;E&quot;;&quot;x&quot;;IF([.$B432]=&quot;-&quot;;&quot;-&quot;;&quot;ND&quot;)))" office:value-type="string" office:string-value="ND">
            <text:p>ND</text:p>
          </table:table-cell>
          <table:table-cell table:style-name="ce18" table:formula="of:=IF([.$B432]=&quot;R&quot;;VLOOKUP([.$C432];[.$C$5:.$I$1017];6;0);IF([.$B432]=&quot;E&quot;;&quot;x&quot;;IF([.$B432]=&quot;-&quot;;&quot;-&quot;;&quot;ND&quot;)))" office:value-type="string" office:string-value="ND">
            <text:p>ND</text:p>
          </table:table-cell>
          <table:table-cell table:style-name="ce18" table:formula="of:=IF([.$B432]=&quot;R&quot;;VLOOKUP([.$C432];[.$C$5:.$I$1017];7;0);IF([.$B432]=&quot;E&quot;;&quot;x&quot;;IF([.$B432]=&quot;-&quot;;&quot;-&quot;;&quot;ND&quot;)))" office:value-type="string" office:string-value="ND">
            <text:p>ND</text:p>
          </table:table-cell>
          <table:table-cell table:style-name="ce26" table:formula="of:=IF([.B432]=&quot;R&quot;;0;IF([.B432]=&quot;-&quot;;0;4))" office:value-type="float" office:value="4">
            <text:p>4</text:p>
          </table:table-cell>
          <table:table-cell table:style-name="ce26" table:formula="of:=IF([.B432]=&quot;R&quot;;0;COUNTIF([.F432:.I4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 office:value-type="string">
            <text:p>N</text:p>
          </table:table-cell>
          <table:table-cell table:style-name="ce3" office:value-type="float" office:value="178">
            <text:p>178</text:p>
          </table:table-cell>
          <table:table-cell table:style-name="ce6" office:value-type="string">
            <text:p>“sum” (sum)</text:p>
          </table:table-cell>
          <table:table-cell table:style-name="ce6"/>
          <table:table-cell table:style-name="ce18" table:formula="of:=IF([.$B433]=&quot;R&quot;;VLOOKUP([.$C433];[.$C$5:.$I$1017];5;0);IF([.$B433]=&quot;E&quot;;&quot;x&quot;;IF([.$B433]=&quot;-&quot;;&quot;-&quot;;&quot;ND&quot;)))" office:value-type="string" office:string-value="ND">
            <text:p>ND</text:p>
          </table:table-cell>
          <table:table-cell table:style-name="ce18" table:formula="of:=IF([.$B433]=&quot;R&quot;;VLOOKUP([.$C433];[.$C$5:.$I$1017];5;0);IF([.$B433]=&quot;E&quot;;&quot;x&quot;;IF([.$B433]=&quot;-&quot;;&quot;-&quot;;&quot;ND&quot;)))" office:value-type="string" office:string-value="ND">
            <text:p>ND</text:p>
          </table:table-cell>
          <table:table-cell table:style-name="ce18" table:formula="of:=IF([.$B433]=&quot;R&quot;;VLOOKUP([.$C433];[.$C$5:.$I$1017];6;0);IF([.$B433]=&quot;E&quot;;&quot;x&quot;;IF([.$B433]=&quot;-&quot;;&quot;-&quot;;&quot;ND&quot;)))" office:value-type="string" office:string-value="ND">
            <text:p>ND</text:p>
          </table:table-cell>
          <table:table-cell table:style-name="ce18" table:formula="of:=IF([.$B433]=&quot;R&quot;;VLOOKUP([.$C433];[.$C$5:.$I$1017];7;0);IF([.$B433]=&quot;E&quot;;&quot;x&quot;;IF([.$B433]=&quot;-&quot;;&quot;-&quot;;&quot;ND&quot;)))" office:value-type="string" office:string-value="ND">
            <text:p>ND</text:p>
          </table:table-cell>
          <table:table-cell table:style-name="ce26" table:formula="of:=IF([.B433]=&quot;R&quot;;0;IF([.B433]=&quot;-&quot;;0;4))" office:value-type="float" office:value="4">
            <text:p>4</text:p>
          </table:table-cell>
          <table:table-cell table:style-name="ce26" table:formula="of:=IF([.B433]=&quot;R&quot;;0;COUNTIF([.F433:.I4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434]=&quot;R&quot;;VLOOKUP([.$C434];[.$C$5:.$I$1017];5;0);IF([.$B434]=&quot;E&quot;;&quot;x&quot;;IF([.$B434]=&quot;-&quot;;&quot;-&quot;;&quot;ND&quot;)))" office:value-type="string" office:string-value="ND">
            <text:p>ND</text:p>
          </table:table-cell>
          <table:table-cell table:style-name="ce18" table:formula="of:=IF([.$B434]=&quot;R&quot;;VLOOKUP([.$C434];[.$C$5:.$I$1017];5;0);IF([.$B434]=&quot;E&quot;;&quot;x&quot;;IF([.$B434]=&quot;-&quot;;&quot;-&quot;;&quot;ND&quot;)))" office:value-type="string" office:string-value="ND">
            <text:p>ND</text:p>
          </table:table-cell>
          <table:table-cell table:style-name="ce18" table:formula="of:=IF([.$B434]=&quot;R&quot;;VLOOKUP([.$C434];[.$C$5:.$I$1017];6;0);IF([.$B434]=&quot;E&quot;;&quot;x&quot;;IF([.$B434]=&quot;-&quot;;&quot;-&quot;;&quot;ND&quot;)))" office:value-type="string" office:string-value="ND">
            <text:p>ND</text:p>
          </table:table-cell>
          <table:table-cell table:style-name="ce18" table:formula="of:=IF([.$B434]=&quot;R&quot;;VLOOKUP([.$C434];[.$C$5:.$I$1017];7;0);IF([.$B434]=&quot;E&quot;;&quot;x&quot;;IF([.$B434]=&quot;-&quot;;&quot;-&quot;;&quot;ND&quot;)))" office:value-type="string" office:string-value="ND">
            <text:p>ND</text:p>
          </table:table-cell>
          <table:table-cell table:style-name="ce26" table:formula="of:=IF([.B434]=&quot;R&quot;;0;IF([.B434]=&quot;-&quot;;0;4))" office:value-type="float" office:value="0">
            <text:p>0</text:p>
          </table:table-cell>
          <table:table-cell table:style-name="ce26" table:formula="of:=IF([.B434]=&quot;R&quot;;0;COUNTIF([.F434:.I4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plato/kp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435]=&quot;R&quot;;VLOOKUP([.$C435];[.$C$5:.$I$1017];5;0);IF([.$B435]=&quot;E&quot;;&quot;x&quot;;IF([.$B435]=&quot;-&quot;;&quot;-&quot;;&quot;ND&quot;)))" office:value-type="string" office:string-value="ND">
            <text:p>ND</text:p>
          </table:table-cell>
          <table:table-cell table:style-name="ce18" table:formula="of:=IF([.$B435]=&quot;R&quot;;VLOOKUP([.$C435];[.$C$5:.$I$1017];5;0);IF([.$B435]=&quot;E&quot;;&quot;x&quot;;IF([.$B435]=&quot;-&quot;;&quot;-&quot;;&quot;ND&quot;)))" office:value-type="string" office:string-value="ND">
            <text:p>ND</text:p>
          </table:table-cell>
          <table:table-cell table:style-name="ce18" table:formula="of:=IF([.$B435]=&quot;R&quot;;VLOOKUP([.$C435];[.$C$5:.$I$1017];6;0);IF([.$B435]=&quot;E&quot;;&quot;x&quot;;IF([.$B435]=&quot;-&quot;;&quot;-&quot;;&quot;ND&quot;)))" office:value-type="string" office:string-value="ND">
            <text:p>ND</text:p>
          </table:table-cell>
          <table:table-cell table:style-name="ce18" table:formula="of:=IF([.$B435]=&quot;R&quot;;VLOOKUP([.$C435];[.$C$5:.$I$1017];7;0);IF([.$B435]=&quot;E&quot;;&quot;x&quot;;IF([.$B435]=&quot;-&quot;;&quot;-&quot;;&quot;ND&quot;)))" office:value-type="string" office:string-value="ND">
            <text:p>ND</text:p>
          </table:table-cell>
          <table:table-cell table:style-name="ce26" table:formula="of:=IF([.B435]=&quot;R&quot;;0;IF([.B435]=&quot;-&quot;;0;4))" office:value-type="float" office:value="0">
            <text:p>0</text:p>
          </table:table-cell>
          <table:table-cell table:style-name="ce26" table:formula="of:=IF([.B435]=&quot;R&quot;;0;COUNTIF([.F435:.I4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436]=&quot;R&quot;;VLOOKUP([.$C436];[.$C$5:.$I$1017];5;0);IF([.$B436]=&quot;E&quot;;&quot;x&quot;;IF([.$B436]=&quot;-&quot;;&quot;-&quot;;&quot;ND&quot;)))" office:value-type="string" office:string-value="x">
            <text:p>x</text:p>
          </table:table-cell>
          <table:table-cell table:style-name="ce18" table:formula="of:=IF([.$B436]=&quot;R&quot;;VLOOKUP([.$C436];[.$C$5:.$I$1017];5;0);IF([.$B436]=&quot;E&quot;;&quot;x&quot;;IF([.$B436]=&quot;-&quot;;&quot;-&quot;;&quot;ND&quot;)))" office:value-type="string" office:string-value="x">
            <text:p>x</text:p>
          </table:table-cell>
          <table:table-cell table:style-name="ce18" table:formula="of:=IF([.$B436]=&quot;R&quot;;VLOOKUP([.$C436];[.$C$5:.$I$1017];6;0);IF([.$B436]=&quot;E&quot;;&quot;x&quot;;IF([.$B436]=&quot;-&quot;;&quot;-&quot;;&quot;ND&quot;)))" office:value-type="string" office:string-value="x">
            <text:p>x</text:p>
          </table:table-cell>
          <table:table-cell table:style-name="ce18" table:formula="of:=IF([.$B436]=&quot;R&quot;;VLOOKUP([.$C436];[.$C$5:.$I$1017];7;0);IF([.$B436]=&quot;E&quot;;&quot;x&quot;;IF([.$B436]=&quot;-&quot;;&quot;-&quot;;&quot;ND&quot;)))" office:value-type="string" office:string-value="x">
            <text:p>x</text:p>
          </table:table-cell>
          <table:table-cell table:style-name="ce26" table:formula="of:=IF([.B436]=&quot;R&quot;;0;IF([.B436]=&quot;-&quot;;0;4))" office:value-type="float" office:value="0">
            <text:p>0</text:p>
          </table:table-cell>
          <table:table-cell table:style-name="ce26" table:formula="of:=IF([.B436]=&quot;R&quot;;0;COUNTIF([.F436:.I4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DefineWBS <text:s/>= new KAction(KIcon( "configure" ), i18n("Define WBS Patter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437]=&quot;R&quot;;VLOOKUP([.$C437];[.$C$5:.$I$1017];5;0);IF([.$B437]=&quot;E&quot;;&quot;x&quot;;IF([.$B437]=&quot;-&quot;;&quot;-&quot;;&quot;ND&quot;)))" office:value-type="string" office:string-value="x">
            <text:p>x</text:p>
          </table:table-cell>
          <table:table-cell table:style-name="ce18" table:formula="of:=IF([.$B437]=&quot;R&quot;;VLOOKUP([.$C437];[.$C$5:.$I$1017];5;0);IF([.$B437]=&quot;E&quot;;&quot;x&quot;;IF([.$B437]=&quot;-&quot;;&quot;-&quot;;&quot;ND&quot;)))" office:value-type="string" office:string-value="x">
            <text:p>x</text:p>
          </table:table-cell>
          <table:table-cell table:style-name="ce18" table:formula="of:=IF([.$B437]=&quot;R&quot;;VLOOKUP([.$C437];[.$C$5:.$I$1017];6;0);IF([.$B437]=&quot;E&quot;;&quot;x&quot;;IF([.$B437]=&quot;-&quot;;&quot;-&quot;;&quot;ND&quot;)))" office:value-type="string" office:string-value="x">
            <text:p>x</text:p>
          </table:table-cell>
          <table:table-cell table:style-name="ce18" table:formula="of:=IF([.$B437]=&quot;R&quot;;VLOOKUP([.$C437];[.$C$5:.$I$1017];7;0);IF([.$B437]=&quot;E&quot;;&quot;x&quot;;IF([.$B437]=&quot;-&quot;;&quot;-&quot;;&quot;ND&quot;)))" office:value-type="string" office:string-value="x">
            <text:p>x</text:p>
          </table:table-cell>
          <table:table-cell table:style-name="ce26" table:formula="of:=IF([.B437]=&quot;R&quot;;0;IF([.B437]=&quot;-&quot;;0;4))" office:value-type="float" office:value="0">
            <text:p>0</text:p>
          </table:table-cell>
          <table:table-cell table:style-name="ce26" table:formula="of:=IF([.B437]=&quot;R&quot;;0;COUNTIF([.F437:.I4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DeleteRelation <text:s/>= new KAction(KIcon( "edit-delete" ), i18n("Delete Dependency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38]=&quot;R&quot;;VLOOKUP([.$C438];[.$C$5:.$I$1017];5;0);IF([.$B438]=&quot;E&quot;;&quot;x&quot;;IF([.$B438]=&quot;-&quot;;&quot;-&quot;;&quot;ND&quot;)))" office:value-type="string" office:string-value="x">
            <text:p>x</text:p>
          </table:table-cell>
          <table:table-cell table:style-name="ce18" table:formula="of:=IF([.$B438]=&quot;R&quot;;VLOOKUP([.$C438];[.$C$5:.$I$1017];5;0);IF([.$B438]=&quot;E&quot;;&quot;x&quot;;IF([.$B438]=&quot;-&quot;;&quot;-&quot;;&quot;ND&quot;)))" office:value-type="string" office:string-value="x">
            <text:p>x</text:p>
          </table:table-cell>
          <table:table-cell table:style-name="ce18" table:formula="of:=IF([.$B438]=&quot;R&quot;;VLOOKUP([.$C438];[.$C$5:.$I$1017];6;0);IF([.$B438]=&quot;E&quot;;&quot;x&quot;;IF([.$B438]=&quot;-&quot;;&quot;-&quot;;&quot;ND&quot;)))" office:value-type="string" office:string-value="x">
            <text:p>x</text:p>
          </table:table-cell>
          <table:table-cell table:style-name="ce18" table:formula="of:=IF([.$B438]=&quot;R&quot;;VLOOKUP([.$C438];[.$C$5:.$I$1017];7;0);IF([.$B438]=&quot;E&quot;;&quot;x&quot;;IF([.$B438]=&quot;-&quot;;&quot;-&quot;;&quot;ND&quot;)))" office:value-type="string" office:string-value="x">
            <text:p>x</text:p>
          </table:table-cell>
          <table:table-cell table:style-name="ce26" table:formula="of:=IF([.B438]=&quot;R&quot;;0;IF([.B438]=&quot;-&quot;;0;4))" office:value-type="float" office:value="0">
            <text:p>0</text:p>
          </table:table-cell>
          <table:table-cell table:style-name="ce26" table:formula="of:=IF([.B438]=&quot;R&quot;;0;COUNTIF([.F438:.I4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39]=&quot;R&quot;;VLOOKUP([.$C439];[.$C$5:.$I$1017];5;0);IF([.$B439]=&quot;E&quot;;&quot;x&quot;;IF([.$B439]=&quot;-&quot;;&quot;-&quot;;&quot;ND&quot;)))" office:value-type="string" office:string-value="x">
            <text:p>x</text:p>
          </table:table-cell>
          <table:table-cell table:style-name="ce18" table:formula="of:=IF([.$B439]=&quot;R&quot;;VLOOKUP([.$C439];[.$C$5:.$I$1017];5;0);IF([.$B439]=&quot;E&quot;;&quot;x&quot;;IF([.$B439]=&quot;-&quot;;&quot;-&quot;;&quot;ND&quot;)))" office:value-type="string" office:string-value="x">
            <text:p>x</text:p>
          </table:table-cell>
          <table:table-cell table:style-name="ce18" table:formula="of:=IF([.$B439]=&quot;R&quot;;VLOOKUP([.$C439];[.$C$5:.$I$1017];6;0);IF([.$B439]=&quot;E&quot;;&quot;x&quot;;IF([.$B439]=&quot;-&quot;;&quot;-&quot;;&quot;ND&quot;)))" office:value-type="string" office:string-value="x">
            <text:p>x</text:p>
          </table:table-cell>
          <table:table-cell table:style-name="ce18" table:formula="of:=IF([.$B439]=&quot;R&quot;;VLOOKUP([.$C439];[.$C$5:.$I$1017];7;0);IF([.$B439]=&quot;E&quot;;&quot;x&quot;;IF([.$B439]=&quot;-&quot;;&quot;-&quot;;&quot;ND&quot;)))" office:value-type="string" office:string-value="x">
            <text:p>x</text:p>
          </table:table-cell>
          <table:table-cell table:style-name="ce26" table:formula="of:=IF([.B439]=&quot;R&quot;;0;IF([.B439]=&quot;-&quot;;0;4))" office:value-type="float" office:value="0">
            <text:p>0</text:p>
          </table:table-cell>
          <table:table-cell table:style-name="ce26" table:formula="of:=IF([.B439]=&quot;R&quot;;0;COUNTIF([.F439:.I4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EditMainProject <text:s/>= new KAction(KIcon( "document-properties" ), i18n("Edit Main Projec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project)</text:p>
          </table:table-cell>
          <table:table-cell table:style-name="ce6"/>
          <table:table-cell table:style-name="ce18" table:formula="of:=IF([.$B440]=&quot;R&quot;;VLOOKUP([.$C440];[.$C$5:.$I$1017];5;0);IF([.$B440]=&quot;E&quot;;&quot;x&quot;;IF([.$B440]=&quot;-&quot;;&quot;-&quot;;&quot;ND&quot;)))" office:value-type="string" office:string-value="x">
            <text:p>x</text:p>
          </table:table-cell>
          <table:table-cell table:style-name="ce18" table:formula="of:=IF([.$B440]=&quot;R&quot;;VLOOKUP([.$C440];[.$C$5:.$I$1017];5;0);IF([.$B440]=&quot;E&quot;;&quot;x&quot;;IF([.$B440]=&quot;-&quot;;&quot;-&quot;;&quot;ND&quot;)))" office:value-type="string" office:string-value="x">
            <text:p>x</text:p>
          </table:table-cell>
          <table:table-cell table:style-name="ce18" table:formula="of:=IF([.$B440]=&quot;R&quot;;VLOOKUP([.$C440];[.$C$5:.$I$1017];6;0);IF([.$B440]=&quot;E&quot;;&quot;x&quot;;IF([.$B440]=&quot;-&quot;;&quot;-&quot;;&quot;ND&quot;)))" office:value-type="string" office:string-value="x">
            <text:p>x</text:p>
          </table:table-cell>
          <table:table-cell table:style-name="ce18" table:formula="of:=IF([.$B440]=&quot;R&quot;;VLOOKUP([.$C440];[.$C$5:.$I$1017];7;0);IF([.$B440]=&quot;E&quot;;&quot;x&quot;;IF([.$B440]=&quot;-&quot;;&quot;-&quot;;&quot;ND&quot;)))" office:value-type="string" office:string-value="x">
            <text:p>x</text:p>
          </table:table-cell>
          <table:table-cell table:style-name="ce26" table:formula="of:=IF([.B440]=&quot;R&quot;;0;IF([.B440]=&quot;-&quot;;0;4))" office:value-type="float" office:value="0">
            <text:p>0</text:p>
          </table:table-cell>
          <table:table-cell table:style-name="ce26" table:formula="of:=IF([.B440]=&quot;R&quot;;0;COUNTIF([.F440:.I4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EditRelation <text:s/>= new KAction(KIcon( "document-properties" ), i18n("Edit Dependency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dependency)</text:p>
          </table:table-cell>
          <table:table-cell table:style-name="ce6"/>
          <table:table-cell table:style-name="ce18" table:formula="of:=IF([.$B441]=&quot;R&quot;;VLOOKUP([.$C441];[.$C$5:.$I$1017];5;0);IF([.$B441]=&quot;E&quot;;&quot;x&quot;;IF([.$B441]=&quot;-&quot;;&quot;-&quot;;&quot;ND&quot;)))" office:value-type="string" office:string-value="x">
            <text:p>x</text:p>
          </table:table-cell>
          <table:table-cell table:style-name="ce18" table:formula="of:=IF([.$B441]=&quot;R&quot;;VLOOKUP([.$C441];[.$C$5:.$I$1017];5;0);IF([.$B441]=&quot;E&quot;;&quot;x&quot;;IF([.$B441]=&quot;-&quot;;&quot;-&quot;;&quot;ND&quot;)))" office:value-type="string" office:string-value="x">
            <text:p>x</text:p>
          </table:table-cell>
          <table:table-cell table:style-name="ce18" table:formula="of:=IF([.$B441]=&quot;R&quot;;VLOOKUP([.$C441];[.$C$5:.$I$1017];6;0);IF([.$B441]=&quot;E&quot;;&quot;x&quot;;IF([.$B441]=&quot;-&quot;;&quot;-&quot;;&quot;ND&quot;)))" office:value-type="string" office:string-value="x">
            <text:p>x</text:p>
          </table:table-cell>
          <table:table-cell table:style-name="ce18" table:formula="of:=IF([.$B441]=&quot;R&quot;;VLOOKUP([.$C441];[.$C$5:.$I$1017];7;0);IF([.$B441]=&quot;E&quot;;&quot;x&quot;;IF([.$B441]=&quot;-&quot;;&quot;-&quot;;&quot;ND&quot;)))" office:value-type="string" office:string-value="x">
            <text:p>x</text:p>
          </table:table-cell>
          <table:table-cell table:style-name="ce26" table:formula="of:=IF([.B441]=&quot;R&quot;;0;IF([.B441]=&quot;-&quot;;0;4))" office:value-type="float" office:value="0">
            <text:p>0</text:p>
          </table:table-cell>
          <table:table-cell table:style-name="ce26" table:formula="of:=IF([.B441]=&quot;R&quot;;0;COUNTIF([.F441:.I4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EditResource <text:s/>= new KAction(KIcon( "document-properties" ), i18n("Edit Resourc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resource)</text:p>
          </table:table-cell>
          <table:table-cell table:style-name="ce6"/>
          <table:table-cell table:style-name="ce18" table:formula="of:=IF([.$B442]=&quot;R&quot;;VLOOKUP([.$C442];[.$C$5:.$I$1017];5;0);IF([.$B442]=&quot;E&quot;;&quot;x&quot;;IF([.$B442]=&quot;-&quot;;&quot;-&quot;;&quot;ND&quot;)))" office:value-type="string" office:string-value="x">
            <text:p>x</text:p>
          </table:table-cell>
          <table:table-cell table:style-name="ce18" table:formula="of:=IF([.$B442]=&quot;R&quot;;VLOOKUP([.$C442];[.$C$5:.$I$1017];5;0);IF([.$B442]=&quot;E&quot;;&quot;x&quot;;IF([.$B442]=&quot;-&quot;;&quot;-&quot;;&quot;ND&quot;)))" office:value-type="string" office:string-value="x">
            <text:p>x</text:p>
          </table:table-cell>
          <table:table-cell table:style-name="ce18" table:formula="of:=IF([.$B442]=&quot;R&quot;;VLOOKUP([.$C442];[.$C$5:.$I$1017];6;0);IF([.$B442]=&quot;E&quot;;&quot;x&quot;;IF([.$B442]=&quot;-&quot;;&quot;-&quot;;&quot;ND&quot;)))" office:value-type="string" office:string-value="x">
            <text:p>x</text:p>
          </table:table-cell>
          <table:table-cell table:style-name="ce18" table:formula="of:=IF([.$B442]=&quot;R&quot;;VLOOKUP([.$C442];[.$C$5:.$I$1017];7;0);IF([.$B442]=&quot;E&quot;;&quot;x&quot;;IF([.$B442]=&quot;-&quot;;&quot;-&quot;;&quot;ND&quot;)))" office:value-type="string" office:string-value="x">
            <text:p>x</text:p>
          </table:table-cell>
          <table:table-cell table:style-name="ce26" table:formula="of:=IF([.B442]=&quot;R&quot;;0;IF([.B442]=&quot;-&quot;;0;4))" office:value-type="float" office:value="0">
            <text:p>0</text:p>
          </table:table-cell>
          <table:table-cell table:style-name="ce26" table:formula="of:=IF([.B442]=&quot;R&quot;;0;COUNTIF([.F442:.I4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lato/kptview.cpp: <text:s text:c="3"/>actionEditStandardWorktime <text:s/>= new KAction(KIcon( "document-properties" ), i18n("Edit Standard Worktim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worktime)</text:p>
          </table:table-cell>
          <table:table-cell table:style-name="ce6"/>
          <table:table-cell table:style-name="ce18" table:formula="of:=IF([.$B443]=&quot;R&quot;;VLOOKUP([.$C443];[.$C$5:.$I$1017];5;0);IF([.$B443]=&quot;E&quot;;&quot;x&quot;;IF([.$B443]=&quot;-&quot;;&quot;-&quot;;&quot;ND&quot;)))" office:value-type="string" office:string-value="x">
            <text:p>x</text:p>
          </table:table-cell>
          <table:table-cell table:style-name="ce18" table:formula="of:=IF([.$B443]=&quot;R&quot;;VLOOKUP([.$C443];[.$C$5:.$I$1017];5;0);IF([.$B443]=&quot;E&quot;;&quot;x&quot;;IF([.$B443]=&quot;-&quot;;&quot;-&quot;;&quot;ND&quot;)))" office:value-type="string" office:string-value="x">
            <text:p>x</text:p>
          </table:table-cell>
          <table:table-cell table:style-name="ce18" table:formula="of:=IF([.$B443]=&quot;R&quot;;VLOOKUP([.$C443];[.$C$5:.$I$1017];6;0);IF([.$B443]=&quot;E&quot;;&quot;x&quot;;IF([.$B443]=&quot;-&quot;;&quot;-&quot;;&quot;ND&quot;)))" office:value-type="string" office:string-value="x">
            <text:p>x</text:p>
          </table:table-cell>
          <table:table-cell table:style-name="ce18" table:formula="of:=IF([.$B443]=&quot;R&quot;;VLOOKUP([.$C443];[.$C$5:.$I$1017];7;0);IF([.$B443]=&quot;E&quot;;&quot;x&quot;;IF([.$B443]=&quot;-&quot;;&quot;-&quot;;&quot;ND&quot;)))" office:value-type="string" office:string-value="x">
            <text:p>x</text:p>
          </table:table-cell>
          <table:table-cell table:style-name="ce26" table:formula="of:=IF([.B443]=&quot;R&quot;;0;IF([.B443]=&quot;-&quot;;0;4))" office:value-type="float" office:value="0">
            <text:p>0</text:p>
          </table:table-cell>
          <table:table-cell table:style-name="ce26" table:formula="of:=IF([.B443]=&quot;R&quot;;0;COUNTIF([.F443:.I4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IndentTask = new KAction(KIcon( "edit-indent" ), i18n("Indent Tas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79">
            <text:p>179</text:p>
          </table:table-cell>
          <table:table-cell table:style-name="ce6" office:value-type="string">
            <text:p>update to “format-indent-more”</text:p>
          </table:table-cell>
          <table:table-cell table:style-name="ce6" office:value-type="string">
            <text:p>format-indent-more</text:p>
          </table:table-cell>
          <table:table-cell table:style-name="ce18" table:formula="of:=IF([.$B444]=&quot;R&quot;;VLOOKUP([.$C444];[.$C$5:.$I$1017];5;0);IF([.$B444]=&quot;E&quot;;&quot;x&quot;;IF([.$B444]=&quot;-&quot;;&quot;-&quot;;&quot;ND&quot;)))" office:value-type="string" office:string-value="x">
            <text:p>x</text:p>
          </table:table-cell>
          <table:table-cell table:style-name="ce18" table:formula="of:=IF([.$B444]=&quot;R&quot;;VLOOKUP([.$C444];[.$C$5:.$I$1017];5;0);IF([.$B444]=&quot;E&quot;;&quot;x&quot;;IF([.$B444]=&quot;-&quot;;&quot;-&quot;;&quot;ND&quot;)))" office:value-type="string" office:string-value="x">
            <text:p>x</text:p>
          </table:table-cell>
          <table:table-cell table:style-name="ce18" table:formula="of:=IF([.$B444]=&quot;R&quot;;VLOOKUP([.$C444];[.$C$5:.$I$1017];6;0);IF([.$B444]=&quot;E&quot;;&quot;x&quot;;IF([.$B444]=&quot;-&quot;;&quot;-&quot;;&quot;ND&quot;)))" office:value-type="string" office:string-value="x">
            <text:p>x</text:p>
          </table:table-cell>
          <table:table-cell table:style-name="ce18" table:formula="of:=IF([.$B444]=&quot;R&quot;;VLOOKUP([.$C444];[.$C$5:.$I$1017];7;0);IF([.$B444]=&quot;E&quot;;&quot;x&quot;;IF([.$B444]=&quot;-&quot;;&quot;-&quot;;&quot;ND&quot;)))" office:value-type="string" office:string-value="x">
            <text:p>x</text:p>
          </table:table-cell>
          <table:table-cell table:style-name="ce26" table:formula="of:=IF([.B444]=&quot;R&quot;;0;IF([.B444]=&quot;-&quot;;0;4))" office:value-type="float" office:value="4">
            <text:p>4</text:p>
          </table:table-cell>
          <table:table-cell table:style-name="ce26" table:formula="of:=IF([.B444]=&quot;R&quot;;0;COUNTIF([.F444:.I44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InsertFile <text:s/>= new KAction(KIcon( "document-import" ), i18n("Insert Project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0">
            <text:p>180</text:p>
          </table:table-cell>
          <table:table-cell table:style-name="ce6"/>
          <table:table-cell table:style-name="ce6" office:value-type="string">
            <text:p>document-import</text:p>
          </table:table-cell>
          <table:table-cell table:style-name="ce18" table:formula="of:=IF([.$B445]=&quot;R&quot;;VLOOKUP([.$C445];[.$C$5:.$I$1017];5;0);IF([.$B445]=&quot;E&quot;;&quot;x&quot;;IF([.$B445]=&quot;-&quot;;&quot;-&quot;;&quot;ND&quot;)))" office:value-type="string" office:string-value="x">
            <text:p>x</text:p>
          </table:table-cell>
          <table:table-cell table:style-name="ce18" table:formula="of:=IF([.$B445]=&quot;R&quot;;VLOOKUP([.$C445];[.$C$5:.$I$1017];5;0);IF([.$B445]=&quot;E&quot;;&quot;x&quot;;IF([.$B445]=&quot;-&quot;;&quot;-&quot;;&quot;ND&quot;)))" office:value-type="string" office:string-value="x">
            <text:p>x</text:p>
          </table:table-cell>
          <table:table-cell table:style-name="ce18" table:formula="of:=IF([.$B445]=&quot;R&quot;;VLOOKUP([.$C445];[.$C$5:.$I$1017];6;0);IF([.$B445]=&quot;E&quot;;&quot;x&quot;;IF([.$B445]=&quot;-&quot;;&quot;-&quot;;&quot;ND&quot;)))" office:value-type="string" office:string-value="x">
            <text:p>x</text:p>
          </table:table-cell>
          <table:table-cell table:style-name="ce18" table:formula="of:=IF([.$B445]=&quot;R&quot;;VLOOKUP([.$C445];[.$C$5:.$I$1017];7;0);IF([.$B445]=&quot;E&quot;;&quot;x&quot;;IF([.$B445]=&quot;-&quot;;&quot;-&quot;;&quot;ND&quot;)))" office:value-type="string" office:string-value="x">
            <text:p>x</text:p>
          </table:table-cell>
          <table:table-cell table:style-name="ce26" table:formula="of:=IF([.B445]=&quot;R&quot;;0;IF([.B445]=&quot;-&quot;;0;4))" office:value-type="float" office:value="4">
            <text:p>4</text:p>
          </table:table-cell>
          <table:table-cell table:style-name="ce26" table:formula="of:=IF([.B445]=&quot;R&quot;;0;COUNTIF([.F445:.I44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MoveTaskDown = new KAction(KIcon( "edit-down" ), i18n("Move Task 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update to “arrow-down”</text:p>
          </table:table-cell>
          <table:table-cell table:style-name="ce6" office:value-type="string">
            <text:p>arrow-down</text:p>
          </table:table-cell>
          <table:table-cell table:style-name="ce18" table:formula="of:=IF([.$B446]=&quot;R&quot;;VLOOKUP([.$C446];[.$C$5:.$I$1017];5;0);IF([.$B446]=&quot;E&quot;;&quot;x&quot;;IF([.$B446]=&quot;-&quot;;&quot;-&quot;;&quot;ND&quot;)))" office:value-type="string" office:string-value="x">
            <text:p>x</text:p>
          </table:table-cell>
          <table:table-cell table:style-name="ce18" table:formula="of:=IF([.$B446]=&quot;R&quot;;VLOOKUP([.$C446];[.$C$5:.$I$1017];5;0);IF([.$B446]=&quot;E&quot;;&quot;x&quot;;IF([.$B446]=&quot;-&quot;;&quot;-&quot;;&quot;ND&quot;)))" office:value-type="string" office:string-value="x">
            <text:p>x</text:p>
          </table:table-cell>
          <table:table-cell table:style-name="ce18" table:formula="of:=IF([.$B446]=&quot;R&quot;;VLOOKUP([.$C446];[.$C$5:.$I$1017];6;0);IF([.$B446]=&quot;E&quot;;&quot;x&quot;;IF([.$B446]=&quot;-&quot;;&quot;-&quot;;&quot;ND&quot;)))" office:value-type="string" office:string-value="x">
            <text:p>x</text:p>
          </table:table-cell>
          <table:table-cell table:style-name="ce18" table:formula="of:=IF([.$B446]=&quot;R&quot;;VLOOKUP([.$C446];[.$C$5:.$I$1017];7;0);IF([.$B446]=&quot;E&quot;;&quot;x&quot;;IF([.$B446]=&quot;-&quot;;&quot;-&quot;;&quot;ND&quot;)))" office:value-type="string" office:string-value="x">
            <text:p>x</text:p>
          </table:table-cell>
          <table:table-cell table:style-name="ce26" table:formula="of:=IF([.B446]=&quot;R&quot;;0;IF([.B446]=&quot;-&quot;;0;4))" office:value-type="float" office:value="0">
            <text:p>0</text:p>
          </table:table-cell>
          <table:table-cell table:style-name="ce26" table:formula="of:=IF([.B446]=&quot;R&quot;;0;COUNTIF([.F446:.I4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MoveTaskUp = new KAction(KIcon( "edit-up" ), i18n("Move Task 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update to “arrow-up”</text:p>
          </table:table-cell>
          <table:table-cell table:style-name="ce6" office:value-type="string">
            <text:p>arrow-up</text:p>
          </table:table-cell>
          <table:table-cell table:style-name="ce18" table:formula="of:=IF([.$B447]=&quot;R&quot;;VLOOKUP([.$C447];[.$C$5:.$I$1017];5;0);IF([.$B447]=&quot;E&quot;;&quot;x&quot;;IF([.$B447]=&quot;-&quot;;&quot;-&quot;;&quot;ND&quot;)))" office:value-type="string" office:string-value="x">
            <text:p>x</text:p>
          </table:table-cell>
          <table:table-cell table:style-name="ce18" table:formula="of:=IF([.$B447]=&quot;R&quot;;VLOOKUP([.$C447];[.$C$5:.$I$1017];5;0);IF([.$B447]=&quot;E&quot;;&quot;x&quot;;IF([.$B447]=&quot;-&quot;;&quot;-&quot;;&quot;ND&quot;)))" office:value-type="string" office:string-value="x">
            <text:p>x</text:p>
          </table:table-cell>
          <table:table-cell table:style-name="ce18" table:formula="of:=IF([.$B447]=&quot;R&quot;;VLOOKUP([.$C447];[.$C$5:.$I$1017];6;0);IF([.$B447]=&quot;E&quot;;&quot;x&quot;;IF([.$B447]=&quot;-&quot;;&quot;-&quot;;&quot;ND&quot;)))" office:value-type="string" office:string-value="x">
            <text:p>x</text:p>
          </table:table-cell>
          <table:table-cell table:style-name="ce18" table:formula="of:=IF([.$B447]=&quot;R&quot;;VLOOKUP([.$C447];[.$C$5:.$I$1017];7;0);IF([.$B447]=&quot;E&quot;;&quot;x&quot;;IF([.$B447]=&quot;-&quot;;&quot;-&quot;;&quot;ND&quot;)))" office:value-type="string" office:string-value="x">
            <text:p>x</text:p>
          </table:table-cell>
          <table:table-cell table:style-name="ce26" table:formula="of:=IF([.B447]=&quot;R&quot;;0;IF([.B447]=&quot;-&quot;;0;4))" office:value-type="float" office:value="0">
            <text:p>0</text:p>
          </table:table-cell>
          <table:table-cell table:style-name="ce26" table:formula="of:=IF([.B447]=&quot;R&quot;;0;COUNTIF([.F447:.I4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OpenNode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448]=&quot;R&quot;;VLOOKUP([.$C448];[.$C$5:.$I$1017];5;0);IF([.$B448]=&quot;E&quot;;&quot;x&quot;;IF([.$B448]=&quot;-&quot;;&quot;-&quot;;&quot;ND&quot;)))" office:value-type="string" office:string-value="x">
            <text:p>x</text:p>
          </table:table-cell>
          <table:table-cell table:style-name="ce18" table:formula="of:=IF([.$B448]=&quot;R&quot;;VLOOKUP([.$C448];[.$C$5:.$I$1017];5;0);IF([.$B448]=&quot;E&quot;;&quot;x&quot;;IF([.$B448]=&quot;-&quot;;&quot;-&quot;;&quot;ND&quot;)))" office:value-type="string" office:string-value="x">
            <text:p>x</text:p>
          </table:table-cell>
          <table:table-cell table:style-name="ce18" table:formula="of:=IF([.$B448]=&quot;R&quot;;VLOOKUP([.$C448];[.$C$5:.$I$1017];6;0);IF([.$B448]=&quot;E&quot;;&quot;x&quot;;IF([.$B448]=&quot;-&quot;;&quot;-&quot;;&quot;ND&quot;)))" office:value-type="string" office:string-value="x">
            <text:p>x</text:p>
          </table:table-cell>
          <table:table-cell table:style-name="ce18" table:formula="of:=IF([.$B448]=&quot;R&quot;;VLOOKUP([.$C448];[.$C$5:.$I$1017];7;0);IF([.$B448]=&quot;E&quot;;&quot;x&quot;;IF([.$B448]=&quot;-&quot;;&quot;-&quot;;&quot;ND&quot;)))" office:value-type="string" office:string-value="x">
            <text:p>x</text:p>
          </table:table-cell>
          <table:table-cell table:style-name="ce26" table:formula="of:=IF([.B448]=&quot;R&quot;;0;IF([.B448]=&quot;-&quot;;0;4))" office:value-type="float" office:value="0">
            <text:p>0</text:p>
          </table:table-cell>
          <table:table-cell table:style-name="ce26" table:formula="of:=IF([.B448]=&quot;R&quot;;0;COUNTIF([.F448:.I4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TaskDescription <text:s/>= new KAction(KIcon( "document-properties" ), i18n("Descriptio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449]=&quot;R&quot;;VLOOKUP([.$C449];[.$C$5:.$I$1017];5;0);IF([.$B449]=&quot;E&quot;;&quot;x&quot;;IF([.$B449]=&quot;-&quot;;&quot;-&quot;;&quot;ND&quot;)))" office:value-type="string" office:string-value="x">
            <text:p>x</text:p>
          </table:table-cell>
          <table:table-cell table:style-name="ce18" table:formula="of:=IF([.$B449]=&quot;R&quot;;VLOOKUP([.$C449];[.$C$5:.$I$1017];5;0);IF([.$B449]=&quot;E&quot;;&quot;x&quot;;IF([.$B449]=&quot;-&quot;;&quot;-&quot;;&quot;ND&quot;)))" office:value-type="string" office:string-value="x">
            <text:p>x</text:p>
          </table:table-cell>
          <table:table-cell table:style-name="ce18" table:formula="of:=IF([.$B449]=&quot;R&quot;;VLOOKUP([.$C449];[.$C$5:.$I$1017];6;0);IF([.$B449]=&quot;E&quot;;&quot;x&quot;;IF([.$B449]=&quot;-&quot;;&quot;-&quot;;&quot;ND&quot;)))" office:value-type="string" office:string-value="x">
            <text:p>x</text:p>
          </table:table-cell>
          <table:table-cell table:style-name="ce18" table:formula="of:=IF([.$B449]=&quot;R&quot;;VLOOKUP([.$C449];[.$C$5:.$I$1017];7;0);IF([.$B449]=&quot;E&quot;;&quot;x&quot;;IF([.$B449]=&quot;-&quot;;&quot;-&quot;;&quot;ND&quot;)))" office:value-type="string" office:string-value="x">
            <text:p>x</text:p>
          </table:table-cell>
          <table:table-cell table:style-name="ce26" table:formula="of:=IF([.B449]=&quot;R&quot;;0;IF([.B449]=&quot;-&quot;;0;4))" office:value-type="float" office:value="0">
            <text:p>0</text:p>
          </table:table-cell>
          <table:table-cell table:style-name="ce26" table:formula="of:=IF([.B449]=&quot;R&quot;;0;COUNTIF([.F449:.I4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TaskProgress <text:s/>= new KAction(KIcon( "document-properties" ), i18n("Progres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</text:p>
          </table:table-cell>
          <table:table-cell table:style-name="ce6"/>
          <table:table-cell table:style-name="ce18" table:formula="of:=IF([.$B450]=&quot;R&quot;;VLOOKUP([.$C450];[.$C$5:.$I$1017];5;0);IF([.$B450]=&quot;E&quot;;&quot;x&quot;;IF([.$B450]=&quot;-&quot;;&quot;-&quot;;&quot;ND&quot;)))" office:value-type="string" office:string-value="x">
            <text:p>x</text:p>
          </table:table-cell>
          <table:table-cell table:style-name="ce18" table:formula="of:=IF([.$B450]=&quot;R&quot;;VLOOKUP([.$C450];[.$C$5:.$I$1017];5;0);IF([.$B450]=&quot;E&quot;;&quot;x&quot;;IF([.$B450]=&quot;-&quot;;&quot;-&quot;;&quot;ND&quot;)))" office:value-type="string" office:string-value="x">
            <text:p>x</text:p>
          </table:table-cell>
          <table:table-cell table:style-name="ce18" table:formula="of:=IF([.$B450]=&quot;R&quot;;VLOOKUP([.$C450];[.$C$5:.$I$1017];6;0);IF([.$B450]=&quot;E&quot;;&quot;x&quot;;IF([.$B450]=&quot;-&quot;;&quot;-&quot;;&quot;ND&quot;)))" office:value-type="string" office:string-value="x">
            <text:p>x</text:p>
          </table:table-cell>
          <table:table-cell table:style-name="ce18" table:formula="of:=IF([.$B450]=&quot;R&quot;;VLOOKUP([.$C450];[.$C$5:.$I$1017];7;0);IF([.$B450]=&quot;E&quot;;&quot;x&quot;;IF([.$B450]=&quot;-&quot;;&quot;-&quot;;&quot;ND&quot;)))" office:value-type="string" office:string-value="x">
            <text:p>x</text:p>
          </table:table-cell>
          <table:table-cell table:style-name="ce26" table:formula="of:=IF([.B450]=&quot;R&quot;;0;IF([.B450]=&quot;-&quot;;0;4))" office:value-type="float" office:value="0">
            <text:p>0</text:p>
          </table:table-cell>
          <table:table-cell table:style-name="ce26" table:formula="of:=IF([.B450]=&quot;R&quot;;0;COUNTIF([.F450:.I4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lato/kptview.cpp: <text:s text:c="3"/>actionTaskWorkpackage <text:s/>= new KAction(KIcon( "document-properties" ), i18n("Work Package Contro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</text:p>
          </table:table-cell>
          <table:table-cell table:style-name="ce6"/>
          <table:table-cell table:style-name="ce18" table:formula="of:=IF([.$B451]=&quot;R&quot;;VLOOKUP([.$C451];[.$C$5:.$I$1017];5;0);IF([.$B451]=&quot;E&quot;;&quot;x&quot;;IF([.$B451]=&quot;-&quot;;&quot;-&quot;;&quot;ND&quot;)))" office:value-type="string" office:string-value="x">
            <text:p>x</text:p>
          </table:table-cell>
          <table:table-cell table:style-name="ce18" table:formula="of:=IF([.$B451]=&quot;R&quot;;VLOOKUP([.$C451];[.$C$5:.$I$1017];5;0);IF([.$B451]=&quot;E&quot;;&quot;x&quot;;IF([.$B451]=&quot;-&quot;;&quot;-&quot;;&quot;ND&quot;)))" office:value-type="string" office:string-value="x">
            <text:p>x</text:p>
          </table:table-cell>
          <table:table-cell table:style-name="ce18" table:formula="of:=IF([.$B451]=&quot;R&quot;;VLOOKUP([.$C451];[.$C$5:.$I$1017];6;0);IF([.$B451]=&quot;E&quot;;&quot;x&quot;;IF([.$B451]=&quot;-&quot;;&quot;-&quot;;&quot;ND&quot;)))" office:value-type="string" office:string-value="x">
            <text:p>x</text:p>
          </table:table-cell>
          <table:table-cell table:style-name="ce18" table:formula="of:=IF([.$B451]=&quot;R&quot;;VLOOKUP([.$C451];[.$C$5:.$I$1017];7;0);IF([.$B451]=&quot;E&quot;;&quot;x&quot;;IF([.$B451]=&quot;-&quot;;&quot;-&quot;;&quot;ND&quot;)))" office:value-type="string" office:string-value="x">
            <text:p>x</text:p>
          </table:table-cell>
          <table:table-cell table:style-name="ce26" table:formula="of:=IF([.B451]=&quot;R&quot;;0;IF([.B451]=&quot;-&quot;;0;4))" office:value-type="float" office:value="0">
            <text:p>0</text:p>
          </table:table-cell>
          <table:table-cell table:style-name="ce26" table:formula="of:=IF([.B451]=&quot;R&quot;;0;COUNTIF([.F451:.I4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UnindentTask= new KAction(KIcon( "edit-unindent" ), i18n("Unindent Tas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1">
            <text:p>181</text:p>
          </table:table-cell>
          <table:table-cell table:style-name="ce6"/>
          <table:table-cell table:style-name="ce12" office:value-type="string">
            <text:p>format-indent-less</text:p>
          </table:table-cell>
          <table:table-cell table:style-name="ce18" table:formula="of:=IF([.$B452]=&quot;R&quot;;VLOOKUP([.$C452];[.$C$5:.$I$1017];5;0);IF([.$B452]=&quot;E&quot;;&quot;x&quot;;IF([.$B452]=&quot;-&quot;;&quot;-&quot;;&quot;ND&quot;)))" office:value-type="string" office:string-value="x">
            <text:p>x</text:p>
          </table:table-cell>
          <table:table-cell table:style-name="ce18" table:formula="of:=IF([.$B452]=&quot;R&quot;;VLOOKUP([.$C452];[.$C$5:.$I$1017];5;0);IF([.$B452]=&quot;E&quot;;&quot;x&quot;;IF([.$B452]=&quot;-&quot;;&quot;-&quot;;&quot;ND&quot;)))" office:value-type="string" office:string-value="x">
            <text:p>x</text:p>
          </table:table-cell>
          <table:table-cell table:style-name="ce18" table:formula="of:=IF([.$B452]=&quot;R&quot;;VLOOKUP([.$C452];[.$C$5:.$I$1017];6;0);IF([.$B452]=&quot;E&quot;;&quot;x&quot;;IF([.$B452]=&quot;-&quot;;&quot;-&quot;;&quot;ND&quot;)))" office:value-type="string" office:string-value="x">
            <text:p>x</text:p>
          </table:table-cell>
          <table:table-cell table:style-name="ce18" table:formula="of:=IF([.$B452]=&quot;R&quot;;VLOOKUP([.$C452];[.$C$5:.$I$1017];7;0);IF([.$B452]=&quot;E&quot;;&quot;x&quot;;IF([.$B452]=&quot;-&quot;;&quot;-&quot;;&quot;ND&quot;)))" office:value-type="string" office:string-value="x">
            <text:p>x</text:p>
          </table:table-cell>
          <table:table-cell table:style-name="ce26" table:formula="of:=IF([.B452]=&quot;R&quot;;0;IF([.B452]=&quot;-&quot;;0;4))" office:value-type="float" office:value="4">
            <text:p>4</text:p>
          </table:table-cell>
          <table:table-cell table:style-name="ce26" table:formula="of:=IF([.B452]=&quot;R&quot;;0;COUNTIF([.F452:.I45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453]=&quot;R&quot;;VLOOKUP([.$C453];[.$C$5:.$I$1017];5;0);IF([.$B453]=&quot;E&quot;;&quot;x&quot;;IF([.$B453]=&quot;-&quot;;&quot;-&quot;;&quot;ND&quot;)))" office:value-type="string" office:string-value="x">
            <text:p>x</text:p>
          </table:table-cell>
          <table:table-cell table:style-name="ce18" table:formula="of:=IF([.$B453]=&quot;R&quot;;VLOOKUP([.$C453];[.$C$5:.$I$1017];5;0);IF([.$B453]=&quot;E&quot;;&quot;x&quot;;IF([.$B453]=&quot;-&quot;;&quot;-&quot;;&quot;ND&quot;)))" office:value-type="string" office:string-value="x">
            <text:p>x</text:p>
          </table:table-cell>
          <table:table-cell table:style-name="ce18" table:formula="of:=IF([.$B453]=&quot;R&quot;;VLOOKUP([.$C453];[.$C$5:.$I$1017];6;0);IF([.$B453]=&quot;E&quot;;&quot;x&quot;;IF([.$B453]=&quot;-&quot;;&quot;-&quot;;&quot;ND&quot;)))" office:value-type="string" office:string-value="x">
            <text:p>x</text:p>
          </table:table-cell>
          <table:table-cell table:style-name="ce18" table:formula="of:=IF([.$B453]=&quot;R&quot;;VLOOKUP([.$C453];[.$C$5:.$I$1017];7;0);IF([.$B453]=&quot;E&quot;;&quot;x&quot;;IF([.$B453]=&quot;-&quot;;&quot;-&quot;;&quot;ND&quot;)))" office:value-type="string" office:string-value="x">
            <text:p>x</text:p>
          </table:table-cell>
          <table:table-cell table:style-name="ce26" table:formula="of:=IF([.B453]=&quot;R&quot;;0;IF([.B453]=&quot;-&quot;;0;4))" office:value-type="float" office:value="0">
            <text:p>0</text:p>
          </table:table-cell>
          <table:table-cell table:style-name="ce26" table:formula="of:=IF([.B453]=&quot;R&quot;;0;COUNTIF([.F453:.I4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454]=&quot;R&quot;;VLOOKUP([.$C454];[.$C$5:.$I$1017];5;0);IF([.$B454]=&quot;E&quot;;&quot;x&quot;;IF([.$B454]=&quot;-&quot;;&quot;-&quot;;&quot;ND&quot;)))" office:value-type="string" office:string-value="x">
            <text:p>x</text:p>
          </table:table-cell>
          <table:table-cell table:style-name="ce18" table:formula="of:=IF([.$B454]=&quot;R&quot;;VLOOKUP([.$C454];[.$C$5:.$I$1017];5;0);IF([.$B454]=&quot;E&quot;;&quot;x&quot;;IF([.$B454]=&quot;-&quot;;&quot;-&quot;;&quot;ND&quot;)))" office:value-type="string" office:string-value="x">
            <text:p>x</text:p>
          </table:table-cell>
          <table:table-cell table:style-name="ce18" table:formula="of:=IF([.$B454]=&quot;R&quot;;VLOOKUP([.$C454];[.$C$5:.$I$1017];6;0);IF([.$B454]=&quot;E&quot;;&quot;x&quot;;IF([.$B454]=&quot;-&quot;;&quot;-&quot;;&quot;ND&quot;)))" office:value-type="string" office:string-value="x">
            <text:p>x</text:p>
          </table:table-cell>
          <table:table-cell table:style-name="ce18" table:formula="of:=IF([.$B454]=&quot;R&quot;;VLOOKUP([.$C454];[.$C$5:.$I$1017];7;0);IF([.$B454]=&quot;E&quot;;&quot;x&quot;;IF([.$B454]=&quot;-&quot;;&quot;-&quot;;&quot;ND&quot;)))" office:value-type="string" office:string-value="x">
            <text:p>x</text:p>
          </table:table-cell>
          <table:table-cell table:style-name="ce26" table:formula="of:=IF([.B454]=&quot;R&quot;;0;IF([.B454]=&quot;-&quot;;0;4))" office:value-type="float" office:value="0">
            <text:p>0</text:p>
          </table:table-cell>
          <table:table-cell table:style-name="ce26" table:formula="of:=IF([.B454]=&quot;R&quot;;0;COUNTIF([.F454:.I4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8" table:formula="of:=IF([.$B455]=&quot;R&quot;;VLOOKUP([.$C455];[.$C$5:.$I$1017];5;0);IF([.$B455]=&quot;E&quot;;&quot;x&quot;;IF([.$B455]=&quot;-&quot;;&quot;-&quot;;&quot;ND&quot;)))" office:value-type="string" office:string-value="x">
            <text:p>x</text:p>
          </table:table-cell>
          <table:table-cell table:style-name="ce18" table:formula="of:=IF([.$B455]=&quot;R&quot;;VLOOKUP([.$C455];[.$C$5:.$I$1017];5;0);IF([.$B455]=&quot;E&quot;;&quot;x&quot;;IF([.$B455]=&quot;-&quot;;&quot;-&quot;;&quot;ND&quot;)))" office:value-type="string" office:string-value="x">
            <text:p>x</text:p>
          </table:table-cell>
          <table:table-cell table:style-name="ce18" table:formula="of:=IF([.$B455]=&quot;R&quot;;VLOOKUP([.$C455];[.$C$5:.$I$1017];6;0);IF([.$B455]=&quot;E&quot;;&quot;x&quot;;IF([.$B455]=&quot;-&quot;;&quot;-&quot;;&quot;ND&quot;)))" office:value-type="string" office:string-value="x">
            <text:p>x</text:p>
          </table:table-cell>
          <table:table-cell table:style-name="ce18" table:formula="of:=IF([.$B455]=&quot;R&quot;;VLOOKUP([.$C455];[.$C$5:.$I$1017];7;0);IF([.$B455]=&quot;E&quot;;&quot;x&quot;;IF([.$B455]=&quot;-&quot;;&quot;-&quot;;&quot;ND&quot;)))" office:value-type="string" office:string-value="x">
            <text:p>x</text:p>
          </table:table-cell>
          <table:table-cell table:style-name="ce26" table:formula="of:=IF([.B455]=&quot;R&quot;;0;IF([.B455]=&quot;-&quot;;0;4))" office:value-type="float" office:value="0">
            <text:p>0</text:p>
          </table:table-cell>
          <table:table-cell table:style-name="ce26" table:formula="of:=IF([.B455]=&quot;R&quot;;0;COUNTIF([.F455:.I4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2"/>
          <table:table-cell table:style-name="ce18" table:formula="of:=IF([.$B456]=&quot;R&quot;;VLOOKUP([.$C456];[.$C$5:.$I$1017];5;0);IF([.$B456]=&quot;E&quot;;&quot;x&quot;;IF([.$B456]=&quot;-&quot;;&quot;-&quot;;&quot;ND&quot;)))" office:value-type="string" office:string-value="x">
            <text:p>x</text:p>
          </table:table-cell>
          <table:table-cell table:style-name="ce18" table:formula="of:=IF([.$B456]=&quot;R&quot;;VLOOKUP([.$C456];[.$C$5:.$I$1017];5;0);IF([.$B456]=&quot;E&quot;;&quot;x&quot;;IF([.$B456]=&quot;-&quot;;&quot;-&quot;;&quot;ND&quot;)))" office:value-type="string" office:string-value="x">
            <text:p>x</text:p>
          </table:table-cell>
          <table:table-cell table:style-name="ce18" table:formula="of:=IF([.$B456]=&quot;R&quot;;VLOOKUP([.$C456];[.$C$5:.$I$1017];6;0);IF([.$B456]=&quot;E&quot;;&quot;x&quot;;IF([.$B456]=&quot;-&quot;;&quot;-&quot;;&quot;ND&quot;)))" office:value-type="string" office:string-value="x">
            <text:p>x</text:p>
          </table:table-cell>
          <table:table-cell table:style-name="ce18" table:formula="of:=IF([.$B456]=&quot;R&quot;;VLOOKUP([.$C456];[.$C$5:.$I$1017];7;0);IF([.$B456]=&quot;E&quot;;&quot;x&quot;;IF([.$B456]=&quot;-&quot;;&quot;-&quot;;&quot;ND&quot;)))" office:value-type="string" office:string-value="x">
            <text:p>x</text:p>
          </table:table-cell>
          <table:table-cell table:style-name="ce26" table:formula="of:=IF([.B456]=&quot;R&quot;;0;IF([.B456]=&quot;-&quot;;0;4))" office:value-type="float" office:value="0">
            <text:p>0</text:p>
          </table:table-cell>
          <table:table-cell table:style-name="ce26" table:formula="of:=IF([.B456]=&quot;R&quot;;0;COUNTIF([.F456:.I4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add" ), i18nc( "@action Insert View", "Insert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457]=&quot;R&quot;;VLOOKUP([.$C457];[.$C$5:.$I$1017];5;0);IF([.$B457]=&quot;E&quot;;&quot;x&quot;;IF([.$B457]=&quot;-&quot;;&quot;-&quot;;&quot;ND&quot;)))" office:value-type="string" office:string-value="x">
            <text:p>x</text:p>
          </table:table-cell>
          <table:table-cell table:style-name="ce18" table:formula="of:=IF([.$B457]=&quot;R&quot;;VLOOKUP([.$C457];[.$C$5:.$I$1017];5;0);IF([.$B457]=&quot;E&quot;;&quot;x&quot;;IF([.$B457]=&quot;-&quot;;&quot;-&quot;;&quot;ND&quot;)))" office:value-type="string" office:string-value="x">
            <text:p>x</text:p>
          </table:table-cell>
          <table:table-cell table:style-name="ce18" table:formula="of:=IF([.$B457]=&quot;R&quot;;VLOOKUP([.$C457];[.$C$5:.$I$1017];6;0);IF([.$B457]=&quot;E&quot;;&quot;x&quot;;IF([.$B457]=&quot;-&quot;;&quot;-&quot;;&quot;ND&quot;)))" office:value-type="string" office:string-value="x">
            <text:p>x</text:p>
          </table:table-cell>
          <table:table-cell table:style-name="ce18" table:formula="of:=IF([.$B457]=&quot;R&quot;;VLOOKUP([.$C457];[.$C$5:.$I$1017];7;0);IF([.$B457]=&quot;E&quot;;&quot;x&quot;;IF([.$B457]=&quot;-&quot;;&quot;-&quot;;&quot;ND&quot;)))" office:value-type="string" office:string-value="x">
            <text:p>x</text:p>
          </table:table-cell>
          <table:table-cell table:style-name="ce26" table:formula="of:=IF([.B457]=&quot;R&quot;;0;IF([.B457]=&quot;-&quot;;0;4))" office:value-type="float" office:value="0">
            <text:p>0</text:p>
          </table:table-cell>
          <table:table-cell table:style-name="ce26" table:formula="of:=IF([.B457]=&quot;R&quot;;0;COUNTIF([.F457:.I4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58]=&quot;R&quot;;VLOOKUP([.$C458];[.$C$5:.$I$1017];5;0);IF([.$B458]=&quot;E&quot;;&quot;x&quot;;IF([.$B458]=&quot;-&quot;;&quot;-&quot;;&quot;ND&quot;)))" office:value-type="string" office:string-value="x">
            <text:p>x</text:p>
          </table:table-cell>
          <table:table-cell table:style-name="ce18" table:formula="of:=IF([.$B458]=&quot;R&quot;;VLOOKUP([.$C458];[.$C$5:.$I$1017];5;0);IF([.$B458]=&quot;E&quot;;&quot;x&quot;;IF([.$B458]=&quot;-&quot;;&quot;-&quot;;&quot;ND&quot;)))" office:value-type="string" office:string-value="x">
            <text:p>x</text:p>
          </table:table-cell>
          <table:table-cell table:style-name="ce18" table:formula="of:=IF([.$B458]=&quot;R&quot;;VLOOKUP([.$C458];[.$C$5:.$I$1017];6;0);IF([.$B458]=&quot;E&quot;;&quot;x&quot;;IF([.$B458]=&quot;-&quot;;&quot;-&quot;;&quot;ND&quot;)))" office:value-type="string" office:string-value="x">
            <text:p>x</text:p>
          </table:table-cell>
          <table:table-cell table:style-name="ce18" table:formula="of:=IF([.$B458]=&quot;R&quot;;VLOOKUP([.$C458];[.$C$5:.$I$1017];7;0);IF([.$B458]=&quot;E&quot;;&quot;x&quot;;IF([.$B458]=&quot;-&quot;;&quot;-&quot;;&quot;ND&quot;)))" office:value-type="string" office:string-value="x">
            <text:p>x</text:p>
          </table:table-cell>
          <table:table-cell table:style-name="ce26" table:formula="of:=IF([.B458]=&quot;R&quot;;0;IF([.B458]=&quot;-&quot;;0;4))" office:value-type="float" office:value="0">
            <text:p>0</text:p>
          </table:table-cell>
          <table:table-cell table:style-name="ce26" table:formula="of:=IF([.B458]=&quot;R&quot;;0;COUNTIF([.F458:.I4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59]=&quot;R&quot;;VLOOKUP([.$C459];[.$C$5:.$I$1017];5;0);IF([.$B459]=&quot;E&quot;;&quot;x&quot;;IF([.$B459]=&quot;-&quot;;&quot;-&quot;;&quot;ND&quot;)))" office:value-type="string" office:string-value="x">
            <text:p>x</text:p>
          </table:table-cell>
          <table:table-cell table:style-name="ce18" table:formula="of:=IF([.$B459]=&quot;R&quot;;VLOOKUP([.$C459];[.$C$5:.$I$1017];5;0);IF([.$B459]=&quot;E&quot;;&quot;x&quot;;IF([.$B459]=&quot;-&quot;;&quot;-&quot;;&quot;ND&quot;)))" office:value-type="string" office:string-value="x">
            <text:p>x</text:p>
          </table:table-cell>
          <table:table-cell table:style-name="ce18" table:formula="of:=IF([.$B459]=&quot;R&quot;;VLOOKUP([.$C459];[.$C$5:.$I$1017];6;0);IF([.$B459]=&quot;E&quot;;&quot;x&quot;;IF([.$B459]=&quot;-&quot;;&quot;-&quot;;&quot;ND&quot;)))" office:value-type="string" office:string-value="x">
            <text:p>x</text:p>
          </table:table-cell>
          <table:table-cell table:style-name="ce18" table:formula="of:=IF([.$B459]=&quot;R&quot;;VLOOKUP([.$C459];[.$C$5:.$I$1017];7;0);IF([.$B459]=&quot;E&quot;;&quot;x&quot;;IF([.$B459]=&quot;-&quot;;&quot;-&quot;;&quot;ND&quot;)))" office:value-type="string" office:string-value="x">
            <text:p>x</text:p>
          </table:table-cell>
          <table:table-cell table:style-name="ce26" table:formula="of:=IF([.B459]=&quot;R&quot;;0;IF([.B459]=&quot;-&quot;;0;4))" office:value-type="float" office:value="0">
            <text:p>0</text:p>
          </table:table-cell>
          <table:table-cell table:style-name="ce26" table:formula="of:=IF([.B459]=&quot;R&quot;;0;COUNTIF([.F459:.I4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7"/>d-&gt;closeButton-&gt;setIcon( Small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60]=&quot;R&quot;;VLOOKUP([.$C460];[.$C$5:.$I$1017];5;0);IF([.$B460]=&quot;E&quot;;&quot;x&quot;;IF([.$B460]=&quot;-&quot;;&quot;-&quot;;&quot;ND&quot;)))" office:value-type="string" office:string-value="x">
            <text:p>x</text:p>
          </table:table-cell>
          <table:table-cell table:style-name="ce18" table:formula="of:=IF([.$B460]=&quot;R&quot;;VLOOKUP([.$C460];[.$C$5:.$I$1017];5;0);IF([.$B460]=&quot;E&quot;;&quot;x&quot;;IF([.$B460]=&quot;-&quot;;&quot;-&quot;;&quot;ND&quot;)))" office:value-type="string" office:string-value="x">
            <text:p>x</text:p>
          </table:table-cell>
          <table:table-cell table:style-name="ce18" table:formula="of:=IF([.$B460]=&quot;R&quot;;VLOOKUP([.$C460];[.$C$5:.$I$1017];6;0);IF([.$B460]=&quot;E&quot;;&quot;x&quot;;IF([.$B460]=&quot;-&quot;;&quot;-&quot;;&quot;ND&quot;)))" office:value-type="string" office:string-value="x">
            <text:p>x</text:p>
          </table:table-cell>
          <table:table-cell table:style-name="ce18" table:formula="of:=IF([.$B460]=&quot;R&quot;;VLOOKUP([.$C460];[.$C$5:.$I$1017];7;0);IF([.$B460]=&quot;E&quot;;&quot;x&quot;;IF([.$B460]=&quot;-&quot;;&quot;-&quot;;&quot;ND&quot;)))" office:value-type="string" office:string-value="x">
            <text:p>x</text:p>
          </table:table-cell>
          <table:table-cell table:style-name="ce26" table:formula="of:=IF([.B460]=&quot;R&quot;;0;IF([.B460]=&quot;-&quot;;0;4))" office:value-type="float" office:value="0">
            <text:p>0</text:p>
          </table:table-cell>
          <table:table-cell table:style-name="ce26" table:formula="of:=IF([.B460]=&quot;R&quot;;0;COUNTIF([.F460:.I4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left")));</text:p>
          </table:table-cell>
          <table:table-cell table:style-name="ce3" office:value-type="string">
            <text:p>E</text:p>
          </table:table-cell>
          <table:table-cell table:style-name="ce3" office:value-type="float" office:value="182">
            <text:p>182</text:p>
          </table:table-cell>
          <table:table-cell table:style-name="ce6"/>
          <table:table-cell table:style-name="ce6" office:value-type="string">
            <text:p>arrow-left</text:p>
          </table:table-cell>
          <table:table-cell table:style-name="ce18" table:formula="of:=IF([.$B461]=&quot;R&quot;;VLOOKUP([.$C461];[.$C$5:.$I$1017];5;0);IF([.$B461]=&quot;E&quot;;&quot;x&quot;;IF([.$B461]=&quot;-&quot;;&quot;-&quot;;&quot;ND&quot;)))" office:value-type="string" office:string-value="x">
            <text:p>x</text:p>
          </table:table-cell>
          <table:table-cell table:style-name="ce18" table:formula="of:=IF([.$B461]=&quot;R&quot;;VLOOKUP([.$C461];[.$C$5:.$I$1017];5;0);IF([.$B461]=&quot;E&quot;;&quot;x&quot;;IF([.$B461]=&quot;-&quot;;&quot;-&quot;;&quot;ND&quot;)))" office:value-type="string" office:string-value="x">
            <text:p>x</text:p>
          </table:table-cell>
          <table:table-cell table:style-name="ce18" table:formula="of:=IF([.$B461]=&quot;R&quot;;VLOOKUP([.$C461];[.$C$5:.$I$1017];6;0);IF([.$B461]=&quot;E&quot;;&quot;x&quot;;IF([.$B461]=&quot;-&quot;;&quot;-&quot;;&quot;ND&quot;)))" office:value-type="string" office:string-value="x">
            <text:p>x</text:p>
          </table:table-cell>
          <table:table-cell table:style-name="ce18" table:formula="of:=IF([.$B461]=&quot;R&quot;;VLOOKUP([.$C461];[.$C$5:.$I$1017];7;0);IF([.$B461]=&quot;E&quot;;&quot;x&quot;;IF([.$B461]=&quot;-&quot;;&quot;-&quot;;&quot;ND&quot;)))" office:value-type="string" office:string-value="x">
            <text:p>x</text:p>
          </table:table-cell>
          <table:table-cell table:style-name="ce26" table:formula="of:=IF([.B461]=&quot;R&quot;;0;IF([.B461]=&quot;-&quot;;0;4))" office:value-type="float" office:value="4">
            <text:p>4</text:p>
          </table:table-cell>
          <table:table-cell table:style-name="ce26" table:formula="of:=IF([.B461]=&quot;R&quot;;0;COUNTIF([.F461:.I46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right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8" table:formula="of:=IF([.$B462]=&quot;R&quot;;VLOOKUP([.$C462];[.$C$5:.$I$1017];5;0);IF([.$B462]=&quot;E&quot;;&quot;x&quot;;IF([.$B462]=&quot;-&quot;;&quot;-&quot;;&quot;ND&quot;)))" office:value-type="string" office:string-value="x">
            <text:p>x</text:p>
          </table:table-cell>
          <table:table-cell table:style-name="ce18" table:formula="of:=IF([.$B462]=&quot;R&quot;;VLOOKUP([.$C462];[.$C$5:.$I$1017];5;0);IF([.$B462]=&quot;E&quot;;&quot;x&quot;;IF([.$B462]=&quot;-&quot;;&quot;-&quot;;&quot;ND&quot;)))" office:value-type="string" office:string-value="x">
            <text:p>x</text:p>
          </table:table-cell>
          <table:table-cell table:style-name="ce18" table:formula="of:=IF([.$B462]=&quot;R&quot;;VLOOKUP([.$C462];[.$C$5:.$I$1017];6;0);IF([.$B462]=&quot;E&quot;;&quot;x&quot;;IF([.$B462]=&quot;-&quot;;&quot;-&quot;;&quot;ND&quot;)))" office:value-type="string" office:string-value="x">
            <text:p>x</text:p>
          </table:table-cell>
          <table:table-cell table:style-name="ce18" table:formula="of:=IF([.$B462]=&quot;R&quot;;VLOOKUP([.$C462];[.$C$5:.$I$1017];7;0);IF([.$B462]=&quot;E&quot;;&quot;x&quot;;IF([.$B462]=&quot;-&quot;;&quot;-&quot;;&quot;ND&quot;)))" office:value-type="string" office:string-value="x">
            <text:p>x</text:p>
          </table:table-cell>
          <table:table-cell table:style-name="ce26" table:formula="of:=IF([.B462]=&quot;R&quot;;0;IF([.B462]=&quot;-&quot;;0;4))" office:value-type="float" office:value="0">
            <text:p>0</text:p>
          </table:table-cell>
          <table:table-cell table:style-name="ce26" table:formula="of:=IF([.B462]=&quot;R&quot;;0;COUNTIF([.F462:.I4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left"))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6" table:number-columns-repeated="2"/>
          <table:table-cell table:style-name="ce18" table:formula="of:=IF([.$B463]=&quot;R&quot;;VLOOKUP([.$C463];[.$C$5:.$I$1017];5;0);IF([.$B463]=&quot;E&quot;;&quot;x&quot;;IF([.$B463]=&quot;-&quot;;&quot;-&quot;;&quot;ND&quot;)))" office:value-type="string" office:string-value="x">
            <text:p>x</text:p>
          </table:table-cell>
          <table:table-cell table:style-name="ce18" table:formula="of:=IF([.$B463]=&quot;R&quot;;VLOOKUP([.$C463];[.$C$5:.$I$1017];5;0);IF([.$B463]=&quot;E&quot;;&quot;x&quot;;IF([.$B463]=&quot;-&quot;;&quot;-&quot;;&quot;ND&quot;)))" office:value-type="string" office:string-value="x">
            <text:p>x</text:p>
          </table:table-cell>
          <table:table-cell table:style-name="ce18" table:formula="of:=IF([.$B463]=&quot;R&quot;;VLOOKUP([.$C463];[.$C$5:.$I$1017];6;0);IF([.$B463]=&quot;E&quot;;&quot;x&quot;;IF([.$B463]=&quot;-&quot;;&quot;-&quot;;&quot;ND&quot;)))" office:value-type="string" office:string-value="x">
            <text:p>x</text:p>
          </table:table-cell>
          <table:table-cell table:style-name="ce18" table:formula="of:=IF([.$B463]=&quot;R&quot;;VLOOKUP([.$C463];[.$C$5:.$I$1017];7;0);IF([.$B463]=&quot;E&quot;;&quot;x&quot;;IF([.$B463]=&quot;-&quot;;&quot;-&quot;;&quot;ND&quot;)))" office:value-type="string" office:string-value="x">
            <text:p>x</text:p>
          </table:table-cell>
          <table:table-cell table:style-name="ce26" table:formula="of:=IF([.B463]=&quot;R&quot;;0;IF([.B463]=&quot;-&quot;;0;4))" office:value-type="float" office:value="0">
            <text:p>0</text:p>
          </table:table-cell>
          <table:table-cell table:style-name="ce26" table:formula="of:=IF([.B463]=&quot;R&quot;;0;COUNTIF([.F463:.I4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right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8" table:formula="of:=IF([.$B464]=&quot;R&quot;;VLOOKUP([.$C464];[.$C$5:.$I$1017];5;0);IF([.$B464]=&quot;E&quot;;&quot;x&quot;;IF([.$B464]=&quot;-&quot;;&quot;-&quot;;&quot;ND&quot;)))" office:value-type="string" office:string-value="x">
            <text:p>x</text:p>
          </table:table-cell>
          <table:table-cell table:style-name="ce18" table:formula="of:=IF([.$B464]=&quot;R&quot;;VLOOKUP([.$C464];[.$C$5:.$I$1017];5;0);IF([.$B464]=&quot;E&quot;;&quot;x&quot;;IF([.$B464]=&quot;-&quot;;&quot;-&quot;;&quot;ND&quot;)))" office:value-type="string" office:string-value="x">
            <text:p>x</text:p>
          </table:table-cell>
          <table:table-cell table:style-name="ce18" table:formula="of:=IF([.$B464]=&quot;R&quot;;VLOOKUP([.$C464];[.$C$5:.$I$1017];6;0);IF([.$B464]=&quot;E&quot;;&quot;x&quot;;IF([.$B464]=&quot;-&quot;;&quot;-&quot;;&quot;ND&quot;)))" office:value-type="string" office:string-value="x">
            <text:p>x</text:p>
          </table:table-cell>
          <table:table-cell table:style-name="ce18" table:formula="of:=IF([.$B464]=&quot;R&quot;;VLOOKUP([.$C464];[.$C$5:.$I$1017];7;0);IF([.$B464]=&quot;E&quot;;&quot;x&quot;;IF([.$B464]=&quot;-&quot;;&quot;-&quot;;&quot;ND&quot;)))" office:value-type="string" office:string-value="x">
            <text:p>x</text:p>
          </table:table-cell>
          <table:table-cell table:style-name="ce26" table:formula="of:=IF([.B464]=&quot;R&quot;;0;IF([.B464]=&quot;-&quot;;0;4))" office:value-type="float" office:value="0">
            <text:p>0</text:p>
          </table:table-cell>
          <table:table-cell table:style-name="ce26" table:formula="of:=IF([.B464]=&quot;R&quot;;0;COUNTIF([.F464:.I46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left-double")));</text:p>
          </table:table-cell>
          <table:table-cell table:style-name="ce3" office:value-type="string">
            <text:p>E</text:p>
          </table:table-cell>
          <table:table-cell table:style-name="ce3" office:value-type="float" office:value="183">
            <text:p>183</text:p>
          </table:table-cell>
          <table:table-cell table:style-name="ce6"/>
          <table:table-cell table:style-name="ce12" office:value-type="string">
            <text:p>arrow-left-double</text:p>
          </table:table-cell>
          <table:table-cell table:style-name="ce18" table:formula="of:=IF([.$B465]=&quot;R&quot;;VLOOKUP([.$C465];[.$C$5:.$I$1017];5;0);IF([.$B465]=&quot;E&quot;;&quot;x&quot;;IF([.$B465]=&quot;-&quot;;&quot;-&quot;;&quot;ND&quot;)))" office:value-type="string" office:string-value="x">
            <text:p>x</text:p>
          </table:table-cell>
          <table:table-cell table:style-name="ce18" table:formula="of:=IF([.$B465]=&quot;R&quot;;VLOOKUP([.$C465];[.$C$5:.$I$1017];5;0);IF([.$B465]=&quot;E&quot;;&quot;x&quot;;IF([.$B465]=&quot;-&quot;;&quot;-&quot;;&quot;ND&quot;)))" office:value-type="string" office:string-value="x">
            <text:p>x</text:p>
          </table:table-cell>
          <table:table-cell table:style-name="ce18" table:formula="of:=IF([.$B465]=&quot;R&quot;;VLOOKUP([.$C465];[.$C$5:.$I$1017];6;0);IF([.$B465]=&quot;E&quot;;&quot;x&quot;;IF([.$B465]=&quot;-&quot;;&quot;-&quot;;&quot;ND&quot;)))" office:value-type="string" office:string-value="x">
            <text:p>x</text:p>
          </table:table-cell>
          <table:table-cell table:style-name="ce18" table:formula="of:=IF([.$B465]=&quot;R&quot;;VLOOKUP([.$C465];[.$C$5:.$I$1017];7;0);IF([.$B465]=&quot;E&quot;;&quot;x&quot;;IF([.$B465]=&quot;-&quot;;&quot;-&quot;;&quot;ND&quot;)))" office:value-type="string" office:string-value="x">
            <text:p>x</text:p>
          </table:table-cell>
          <table:table-cell table:style-name="ce26" table:formula="of:=IF([.B465]=&quot;R&quot;;0;IF([.B465]=&quot;-&quot;;0;4))" office:value-type="float" office:value="4">
            <text:p>4</text:p>
          </table:table-cell>
          <table:table-cell table:style-name="ce26" table:formula="of:=IF([.B465]=&quot;R&quot;;0;COUNTIF([.F465:.I46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righ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8" table:formula="of:=IF([.$B466]=&quot;R&quot;;VLOOKUP([.$C466];[.$C$5:.$I$1017];5;0);IF([.$B466]=&quot;E&quot;;&quot;x&quot;;IF([.$B466]=&quot;-&quot;;&quot;-&quot;;&quot;ND&quot;)))" office:value-type="string" office:string-value="x">
            <text:p>x</text:p>
          </table:table-cell>
          <table:table-cell table:style-name="ce18" table:formula="of:=IF([.$B466]=&quot;R&quot;;VLOOKUP([.$C466];[.$C$5:.$I$1017];5;0);IF([.$B466]=&quot;E&quot;;&quot;x&quot;;IF([.$B466]=&quot;-&quot;;&quot;-&quot;;&quot;ND&quot;)))" office:value-type="string" office:string-value="x">
            <text:p>x</text:p>
          </table:table-cell>
          <table:table-cell table:style-name="ce18" table:formula="of:=IF([.$B466]=&quot;R&quot;;VLOOKUP([.$C466];[.$C$5:.$I$1017];6;0);IF([.$B466]=&quot;E&quot;;&quot;x&quot;;IF([.$B466]=&quot;-&quot;;&quot;-&quot;;&quot;ND&quot;)))" office:value-type="string" office:string-value="x">
            <text:p>x</text:p>
          </table:table-cell>
          <table:table-cell table:style-name="ce18" table:formula="of:=IF([.$B466]=&quot;R&quot;;VLOOKUP([.$C466];[.$C$5:.$I$1017];7;0);IF([.$B466]=&quot;E&quot;;&quot;x&quot;;IF([.$B466]=&quot;-&quot;;&quot;-&quot;;&quot;ND&quot;)))" office:value-type="string" office:string-value="x">
            <text:p>x</text:p>
          </table:table-cell>
          <table:table-cell table:style-name="ce26" table:formula="of:=IF([.B466]=&quot;R&quot;;0;IF([.B466]=&quot;-&quot;;0;4))" office:value-type="float" office:value="0">
            <text:p>0</text:p>
          </table:table-cell>
          <table:table-cell table:style-name="ce26" table:formula="of:=IF([.B466]=&quot;R&quot;;0;COUNTIF([.F466:.I4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lef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183">
            <text:p>183</text:p>
          </table:table-cell>
          <table:table-cell table:style-name="ce6" table:number-columns-repeated="2"/>
          <table:table-cell table:style-name="ce18" table:formula="of:=IF([.$B467]=&quot;R&quot;;VLOOKUP([.$C467];[.$C$5:.$I$1017];5;0);IF([.$B467]=&quot;E&quot;;&quot;x&quot;;IF([.$B467]=&quot;-&quot;;&quot;-&quot;;&quot;ND&quot;)))" office:value-type="string" office:string-value="x">
            <text:p>x</text:p>
          </table:table-cell>
          <table:table-cell table:style-name="ce18" table:formula="of:=IF([.$B467]=&quot;R&quot;;VLOOKUP([.$C467];[.$C$5:.$I$1017];5;0);IF([.$B467]=&quot;E&quot;;&quot;x&quot;;IF([.$B467]=&quot;-&quot;;&quot;-&quot;;&quot;ND&quot;)))" office:value-type="string" office:string-value="x">
            <text:p>x</text:p>
          </table:table-cell>
          <table:table-cell table:style-name="ce18" table:formula="of:=IF([.$B467]=&quot;R&quot;;VLOOKUP([.$C467];[.$C$5:.$I$1017];6;0);IF([.$B467]=&quot;E&quot;;&quot;x&quot;;IF([.$B467]=&quot;-&quot;;&quot;-&quot;;&quot;ND&quot;)))" office:value-type="string" office:string-value="x">
            <text:p>x</text:p>
          </table:table-cell>
          <table:table-cell table:style-name="ce18" table:formula="of:=IF([.$B467]=&quot;R&quot;;VLOOKUP([.$C467];[.$C$5:.$I$1017];7;0);IF([.$B467]=&quot;E&quot;;&quot;x&quot;;IF([.$B467]=&quot;-&quot;;&quot;-&quot;;&quot;ND&quot;)))" office:value-type="string" office:string-value="x">
            <text:p>x</text:p>
          </table:table-cell>
          <table:table-cell table:style-name="ce26" table:formula="of:=IF([.B467]=&quot;R&quot;;0;IF([.B467]=&quot;-&quot;;0;4))" office:value-type="float" office:value="0">
            <text:p>0</text:p>
          </table:table-cell>
          <table:table-cell table:style-name="ce26" table:formula="of:=IF([.B467]=&quot;R&quot;;0;COUNTIF([.F467:.I4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righ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8" table:formula="of:=IF([.$B468]=&quot;R&quot;;VLOOKUP([.$C468];[.$C$5:.$I$1017];5;0);IF([.$B468]=&quot;E&quot;;&quot;x&quot;;IF([.$B468]=&quot;-&quot;;&quot;-&quot;;&quot;ND&quot;)))" office:value-type="string" office:string-value="x">
            <text:p>x</text:p>
          </table:table-cell>
          <table:table-cell table:style-name="ce18" table:formula="of:=IF([.$B468]=&quot;R&quot;;VLOOKUP([.$C468];[.$C$5:.$I$1017];5;0);IF([.$B468]=&quot;E&quot;;&quot;x&quot;;IF([.$B468]=&quot;-&quot;;&quot;-&quot;;&quot;ND&quot;)))" office:value-type="string" office:string-value="x">
            <text:p>x</text:p>
          </table:table-cell>
          <table:table-cell table:style-name="ce18" table:formula="of:=IF([.$B468]=&quot;R&quot;;VLOOKUP([.$C468];[.$C$5:.$I$1017];6;0);IF([.$B468]=&quot;E&quot;;&quot;x&quot;;IF([.$B468]=&quot;-&quot;;&quot;-&quot;;&quot;ND&quot;)))" office:value-type="string" office:string-value="x">
            <text:p>x</text:p>
          </table:table-cell>
          <table:table-cell table:style-name="ce18" table:formula="of:=IF([.$B468]=&quot;R&quot;;VLOOKUP([.$C468];[.$C$5:.$I$1017];7;0);IF([.$B468]=&quot;E&quot;;&quot;x&quot;;IF([.$B468]=&quot;-&quot;;&quot;-&quot;;&quot;ND&quot;)))" office:value-type="string" office:string-value="x">
            <text:p>x</text:p>
          </table:table-cell>
          <table:table-cell table:style-name="ce26" table:formula="of:=IF([.B468]=&quot;R&quot;;0;IF([.B468]=&quot;-&quot;;0;4))" office:value-type="float" office:value="0">
            <text:p>0</text:p>
          </table:table-cell>
          <table:table-cell table:style-name="ce26" table:formula="of:=IF([.B468]=&quot;R&quot;;0;COUNTIF([.F468:.I4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/>d-&gt;todayButton-&gt;setIcon(KIcon("go-jump-today"));</text:p>
          </table:table-cell>
          <table:table-cell table:style-name="ce3" office:value-type="string">
            <text:p>E</text:p>
          </table:table-cell>
          <table:table-cell table:style-name="ce3" office:value-type="float" office:value="184">
            <text:p>184</text:p>
          </table:table-cell>
          <table:table-cell table:style-name="ce6"/>
          <table:table-cell table:style-name="ce12" office:value-type="string">
            <text:p>go-jump-today</text:p>
          </table:table-cell>
          <table:table-cell table:style-name="ce18" table:formula="of:=IF([.$B469]=&quot;R&quot;;VLOOKUP([.$C469];[.$C$5:.$I$1017];5;0);IF([.$B469]=&quot;E&quot;;&quot;x&quot;;IF([.$B469]=&quot;-&quot;;&quot;-&quot;;&quot;ND&quot;)))" office:value-type="string" office:string-value="x">
            <text:p>x</text:p>
          </table:table-cell>
          <table:table-cell table:style-name="ce18" table:formula="of:=IF([.$B469]=&quot;R&quot;;VLOOKUP([.$C469];[.$C$5:.$I$1017];5;0);IF([.$B469]=&quot;E&quot;;&quot;x&quot;;IF([.$B469]=&quot;-&quot;;&quot;-&quot;;&quot;ND&quot;)))" office:value-type="string" office:string-value="x">
            <text:p>x</text:p>
          </table:table-cell>
          <table:table-cell table:style-name="ce18" table:formula="of:=IF([.$B469]=&quot;R&quot;;VLOOKUP([.$C469];[.$C$5:.$I$1017];6;0);IF([.$B469]=&quot;E&quot;;&quot;x&quot;;IF([.$B469]=&quot;-&quot;;&quot;-&quot;;&quot;ND&quot;)))" office:value-type="string" office:string-value="x">
            <text:p>x</text:p>
          </table:table-cell>
          <table:table-cell table:style-name="ce18" table:formula="of:=IF([.$B469]=&quot;R&quot;;VLOOKUP([.$C469];[.$C$5:.$I$1017];7;0);IF([.$B469]=&quot;E&quot;;&quot;x&quot;;IF([.$B469]=&quot;-&quot;;&quot;-&quot;;&quot;ND&quot;)))" office:value-type="string" office:string-value="x">
            <text:p>x</text:p>
          </table:table-cell>
          <table:table-cell table:style-name="ce26" table:formula="of:=IF([.B469]=&quot;R&quot;;0;IF([.B469]=&quot;-&quot;;0;4))" office:value-type="float" office:value="4">
            <text:p>4</text:p>
          </table:table-cell>
          <table:table-cell table:style-name="ce26" table:formula="of:=IF([.B469]=&quot;R&quot;;0;COUNTIF([.F469:.I46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Account <text:s/>= new KAction(KIcon( "document-new" ), i18n("Add Accou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470]=&quot;R&quot;;VLOOKUP([.$C470];[.$C$5:.$I$1017];5;0);IF([.$B470]=&quot;E&quot;;&quot;x&quot;;IF([.$B470]=&quot;-&quot;;&quot;-&quot;;&quot;ND&quot;)))" office:value-type="string" office:string-value="x">
            <text:p>x</text:p>
          </table:table-cell>
          <table:table-cell table:style-name="ce18" table:formula="of:=IF([.$B470]=&quot;R&quot;;VLOOKUP([.$C470];[.$C$5:.$I$1017];5;0);IF([.$B470]=&quot;E&quot;;&quot;x&quot;;IF([.$B470]=&quot;-&quot;;&quot;-&quot;;&quot;ND&quot;)))" office:value-type="string" office:string-value="x">
            <text:p>x</text:p>
          </table:table-cell>
          <table:table-cell table:style-name="ce18" table:formula="of:=IF([.$B470]=&quot;R&quot;;VLOOKUP([.$C470];[.$C$5:.$I$1017];6;0);IF([.$B470]=&quot;E&quot;;&quot;x&quot;;IF([.$B470]=&quot;-&quot;;&quot;-&quot;;&quot;ND&quot;)))" office:value-type="string" office:string-value="x">
            <text:p>x</text:p>
          </table:table-cell>
          <table:table-cell table:style-name="ce18" table:formula="of:=IF([.$B470]=&quot;R&quot;;VLOOKUP([.$C470];[.$C$5:.$I$1017];7;0);IF([.$B470]=&quot;E&quot;;&quot;x&quot;;IF([.$B470]=&quot;-&quot;;&quot;-&quot;;&quot;ND&quot;)))" office:value-type="string" office:string-value="x">
            <text:p>x</text:p>
          </table:table-cell>
          <table:table-cell table:style-name="ce26" table:formula="of:=IF([.B470]=&quot;R&quot;;0;IF([.B470]=&quot;-&quot;;0;4))" office:value-type="float" office:value="0">
            <text:p>0</text:p>
          </table:table-cell>
          <table:table-cell table:style-name="ce26" table:formula="of:=IF([.B470]=&quot;R&quot;;0;COUNTIF([.F470:.I4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SubAccount <text:s/>= new KAction(KIcon( "document-new" ), i18n("Add Subaccou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471]=&quot;R&quot;;VLOOKUP([.$C471];[.$C$5:.$I$1017];5;0);IF([.$B471]=&quot;E&quot;;&quot;x&quot;;IF([.$B471]=&quot;-&quot;;&quot;-&quot;;&quot;ND&quot;)))" office:value-type="string" office:string-value="x">
            <text:p>x</text:p>
          </table:table-cell>
          <table:table-cell table:style-name="ce18" table:formula="of:=IF([.$B471]=&quot;R&quot;;VLOOKUP([.$C471];[.$C$5:.$I$1017];5;0);IF([.$B471]=&quot;E&quot;;&quot;x&quot;;IF([.$B471]=&quot;-&quot;;&quot;-&quot;;&quot;ND&quot;)))" office:value-type="string" office:string-value="x">
            <text:p>x</text:p>
          </table:table-cell>
          <table:table-cell table:style-name="ce18" table:formula="of:=IF([.$B471]=&quot;R&quot;;VLOOKUP([.$C471];[.$C$5:.$I$1017];6;0);IF([.$B471]=&quot;E&quot;;&quot;x&quot;;IF([.$B471]=&quot;-&quot;;&quot;-&quot;;&quot;ND&quot;)))" office:value-type="string" office:string-value="x">
            <text:p>x</text:p>
          </table:table-cell>
          <table:table-cell table:style-name="ce18" table:formula="of:=IF([.$B471]=&quot;R&quot;;VLOOKUP([.$C471];[.$C$5:.$I$1017];7;0);IF([.$B471]=&quot;E&quot;;&quot;x&quot;;IF([.$B471]=&quot;-&quot;;&quot;-&quot;;&quot;ND&quot;)))" office:value-type="string" office:string-value="x">
            <text:p>x</text:p>
          </table:table-cell>
          <table:table-cell table:style-name="ce26" table:formula="of:=IF([.B471]=&quot;R&quot;;0;IF([.B471]=&quot;-&quot;;0;4))" office:value-type="float" office:value="0">
            <text:p>0</text:p>
          </table:table-cell>
          <table:table-cell table:style-name="ce26" table:formula="of:=IF([.B471]=&quot;R&quot;;0;COUNTIF([.F471:.I4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72]=&quot;R&quot;;VLOOKUP([.$C472];[.$C$5:.$I$1017];5;0);IF([.$B472]=&quot;E&quot;;&quot;x&quot;;IF([.$B472]=&quot;-&quot;;&quot;-&quot;;&quot;ND&quot;)))" office:value-type="string" office:string-value="x">
            <text:p>x</text:p>
          </table:table-cell>
          <table:table-cell table:style-name="ce18" table:formula="of:=IF([.$B472]=&quot;R&quot;;VLOOKUP([.$C472];[.$C$5:.$I$1017];5;0);IF([.$B472]=&quot;E&quot;;&quot;x&quot;;IF([.$B472]=&quot;-&quot;;&quot;-&quot;;&quot;ND&quot;)))" office:value-type="string" office:string-value="x">
            <text:p>x</text:p>
          </table:table-cell>
          <table:table-cell table:style-name="ce18" table:formula="of:=IF([.$B472]=&quot;R&quot;;VLOOKUP([.$C472];[.$C$5:.$I$1017];6;0);IF([.$B472]=&quot;E&quot;;&quot;x&quot;;IF([.$B472]=&quot;-&quot;;&quot;-&quot;;&quot;ND&quot;)))" office:value-type="string" office:string-value="x">
            <text:p>x</text:p>
          </table:table-cell>
          <table:table-cell table:style-name="ce18" table:formula="of:=IF([.$B472]=&quot;R&quot;;VLOOKUP([.$C472];[.$C$5:.$I$1017];7;0);IF([.$B472]=&quot;E&quot;;&quot;x&quot;;IF([.$B472]=&quot;-&quot;;&quot;-&quot;;&quot;ND&quot;)))" office:value-type="string" office:string-value="x">
            <text:p>x</text:p>
          </table:table-cell>
          <table:table-cell table:style-name="ce26" table:formula="of:=IF([.B472]=&quot;R&quot;;0;IF([.B472]=&quot;-&quot;;0;4))" office:value-type="float" office:value="0">
            <text:p>0</text:p>
          </table:table-cell>
          <table:table-cell table:style-name="ce26" table:formula="of:=IF([.B472]=&quot;R&quot;;0;COUNTIF([.F472:.I4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Calendar <text:s text:c="2"/>= new KAction(KIcon( "document-new" ), i18n("Add 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473]=&quot;R&quot;;VLOOKUP([.$C473];[.$C$5:.$I$1017];5;0);IF([.$B473]=&quot;E&quot;;&quot;x&quot;;IF([.$B473]=&quot;-&quot;;&quot;-&quot;;&quot;ND&quot;)))" office:value-type="string" office:string-value="x">
            <text:p>x</text:p>
          </table:table-cell>
          <table:table-cell table:style-name="ce18" table:formula="of:=IF([.$B473]=&quot;R&quot;;VLOOKUP([.$C473];[.$C$5:.$I$1017];5;0);IF([.$B473]=&quot;E&quot;;&quot;x&quot;;IF([.$B473]=&quot;-&quot;;&quot;-&quot;;&quot;ND&quot;)))" office:value-type="string" office:string-value="x">
            <text:p>x</text:p>
          </table:table-cell>
          <table:table-cell table:style-name="ce18" table:formula="of:=IF([.$B473]=&quot;R&quot;;VLOOKUP([.$C473];[.$C$5:.$I$1017];6;0);IF([.$B473]=&quot;E&quot;;&quot;x&quot;;IF([.$B473]=&quot;-&quot;;&quot;-&quot;;&quot;ND&quot;)))" office:value-type="string" office:string-value="x">
            <text:p>x</text:p>
          </table:table-cell>
          <table:table-cell table:style-name="ce18" table:formula="of:=IF([.$B473]=&quot;R&quot;;VLOOKUP([.$C473];[.$C$5:.$I$1017];7;0);IF([.$B473]=&quot;E&quot;;&quot;x&quot;;IF([.$B473]=&quot;-&quot;;&quot;-&quot;;&quot;ND&quot;)))" office:value-type="string" office:string-value="x">
            <text:p>x</text:p>
          </table:table-cell>
          <table:table-cell table:style-name="ce26" table:formula="of:=IF([.B473]=&quot;R&quot;;0;IF([.B473]=&quot;-&quot;;0;4))" office:value-type="float" office:value="0">
            <text:p>0</text:p>
          </table:table-cell>
          <table:table-cell table:style-name="ce26" table:formula="of:=IF([.B473]=&quot;R&quot;;0;COUNTIF([.F473:.I4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SubCalendar <text:s text:c="2"/>= new KAction(KIcon( "document-new" ), i18n("Add Sub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474]=&quot;R&quot;;VLOOKUP([.$C474];[.$C$5:.$I$1017];5;0);IF([.$B474]=&quot;E&quot;;&quot;x&quot;;IF([.$B474]=&quot;-&quot;;&quot;-&quot;;&quot;ND&quot;)))" office:value-type="string" office:string-value="x">
            <text:p>x</text:p>
          </table:table-cell>
          <table:table-cell table:style-name="ce18" table:formula="of:=IF([.$B474]=&quot;R&quot;;VLOOKUP([.$C474];[.$C$5:.$I$1017];5;0);IF([.$B474]=&quot;E&quot;;&quot;x&quot;;IF([.$B474]=&quot;-&quot;;&quot;-&quot;;&quot;ND&quot;)))" office:value-type="string" office:string-value="x">
            <text:p>x</text:p>
          </table:table-cell>
          <table:table-cell table:style-name="ce18" table:formula="of:=IF([.$B474]=&quot;R&quot;;VLOOKUP([.$C474];[.$C$5:.$I$1017];6;0);IF([.$B474]=&quot;E&quot;;&quot;x&quot;;IF([.$B474]=&quot;-&quot;;&quot;-&quot;;&quot;ND&quot;)))" office:value-type="string" office:string-value="x">
            <text:p>x</text:p>
          </table:table-cell>
          <table:table-cell table:style-name="ce18" table:formula="of:=IF([.$B474]=&quot;R&quot;;VLOOKUP([.$C474];[.$C$5:.$I$1017];7;0);IF([.$B474]=&quot;E&quot;;&quot;x&quot;;IF([.$B474]=&quot;-&quot;;&quot;-&quot;;&quot;ND&quot;)))" office:value-type="string" office:string-value="x">
            <text:p>x</text:p>
          </table:table-cell>
          <table:table-cell table:style-name="ce26" table:formula="of:=IF([.B474]=&quot;R&quot;;0;IF([.B474]=&quot;-&quot;;0;4))" office:value-type="float" office:value="0">
            <text:p>0</text:p>
          </table:table-cell>
          <table:table-cell table:style-name="ce26" table:formula="of:=IF([.B474]=&quot;R&quot;;0;COUNTIF([.F474:.I4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75]=&quot;R&quot;;VLOOKUP([.$C475];[.$C$5:.$I$1017];5;0);IF([.$B475]=&quot;E&quot;;&quot;x&quot;;IF([.$B475]=&quot;-&quot;;&quot;-&quot;;&quot;ND&quot;)))" office:value-type="string" office:string-value="x">
            <text:p>x</text:p>
          </table:table-cell>
          <table:table-cell table:style-name="ce18" table:formula="of:=IF([.$B475]=&quot;R&quot;;VLOOKUP([.$C475];[.$C$5:.$I$1017];5;0);IF([.$B475]=&quot;E&quot;;&quot;x&quot;;IF([.$B475]=&quot;-&quot;;&quot;-&quot;;&quot;ND&quot;)))" office:value-type="string" office:string-value="x">
            <text:p>x</text:p>
          </table:table-cell>
          <table:table-cell table:style-name="ce18" table:formula="of:=IF([.$B475]=&quot;R&quot;;VLOOKUP([.$C475];[.$C$5:.$I$1017];6;0);IF([.$B475]=&quot;E&quot;;&quot;x&quot;;IF([.$B475]=&quot;-&quot;;&quot;-&quot;;&quot;ND&quot;)))" office:value-type="string" office:string-value="x">
            <text:p>x</text:p>
          </table:table-cell>
          <table:table-cell table:style-name="ce18" table:formula="of:=IF([.$B475]=&quot;R&quot;;VLOOKUP([.$C475];[.$C$5:.$I$1017];7;0);IF([.$B475]=&quot;E&quot;;&quot;x&quot;;IF([.$B475]=&quot;-&quot;;&quot;-&quot;;&quot;ND&quot;)))" office:value-type="string" office:string-value="x">
            <text:p>x</text:p>
          </table:table-cell>
          <table:table-cell table:style-name="ce26" table:formula="of:=IF([.B475]=&quot;R&quot;;0;IF([.B475]=&quot;-&quot;;0;4))" office:value-type="float" office:value="0">
            <text:p>0</text:p>
          </table:table-cell>
          <table:table-cell table:style-name="ce26" table:formula="of:=IF([.B475]=&quot;R&quot;;0;COUNTIF([.F475:.I4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predItem-&gt;text() 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476]=&quot;R&quot;;VLOOKUP([.$C476];[.$C$5:.$I$1017];5;0);IF([.$B476]=&quot;E&quot;;&quot;x&quot;;IF([.$B476]=&quot;-&quot;;&quot;-&quot;;&quot;ND&quot;)))" office:value-type="string" office:string-value="x">
            <text:p>x</text:p>
          </table:table-cell>
          <table:table-cell table:style-name="ce18" table:formula="of:=IF([.$B476]=&quot;R&quot;;VLOOKUP([.$C476];[.$C$5:.$I$1017];5;0);IF([.$B476]=&quot;E&quot;;&quot;x&quot;;IF([.$B476]=&quot;-&quot;;&quot;-&quot;;&quot;ND&quot;)))" office:value-type="string" office:string-value="x">
            <text:p>x</text:p>
          </table:table-cell>
          <table:table-cell table:style-name="ce18" table:formula="of:=IF([.$B476]=&quot;R&quot;;VLOOKUP([.$C476];[.$C$5:.$I$1017];6;0);IF([.$B476]=&quot;E&quot;;&quot;x&quot;;IF([.$B476]=&quot;-&quot;;&quot;-&quot;;&quot;ND&quot;)))" office:value-type="string" office:string-value="x">
            <text:p>x</text:p>
          </table:table-cell>
          <table:table-cell table:style-name="ce18" table:formula="of:=IF([.$B476]=&quot;R&quot;;VLOOKUP([.$C476];[.$C$5:.$I$1017];7;0);IF([.$B476]=&quot;E&quot;;&quot;x&quot;;IF([.$B476]=&quot;-&quot;;&quot;-&quot;;&quot;ND&quot;)))" office:value-type="string" office:string-value="x">
            <text:p>x</text:p>
          </table:table-cell>
          <table:table-cell table:style-name="ce26" table:formula="of:=IF([.B476]=&quot;R&quot;;0;IF([.B476]=&quot;-&quot;;0;4))" office:value-type="float" office:value="0">
            <text:p>0</text:p>
          </table:table-cell>
          <table:table-cell table:style-name="ce26" table:formula="of:=IF([.B476]=&quot;R&quot;;0;COUNTIF([.F476:.I4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succItem-&gt;text() 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477]=&quot;R&quot;;VLOOKUP([.$C477];[.$C$5:.$I$1017];5;0);IF([.$B477]=&quot;E&quot;;&quot;x&quot;;IF([.$B477]=&quot;-&quot;;&quot;-&quot;;&quot;ND&quot;)))" office:value-type="string" office:string-value="x">
            <text:p>x</text:p>
          </table:table-cell>
          <table:table-cell table:style-name="ce18" table:formula="of:=IF([.$B477]=&quot;R&quot;;VLOOKUP([.$C477];[.$C$5:.$I$1017];5;0);IF([.$B477]=&quot;E&quot;;&quot;x&quot;;IF([.$B477]=&quot;-&quot;;&quot;-&quot;;&quot;ND&quot;)))" office:value-type="string" office:string-value="x">
            <text:p>x</text:p>
          </table:table-cell>
          <table:table-cell table:style-name="ce18" table:formula="of:=IF([.$B477]=&quot;R&quot;;VLOOKUP([.$C477];[.$C$5:.$I$1017];6;0);IF([.$B477]=&quot;E&quot;;&quot;x&quot;;IF([.$B477]=&quot;-&quot;;&quot;-&quot;;&quot;ND&quot;)))" office:value-type="string" office:string-value="x">
            <text:p>x</text:p>
          </table:table-cell>
          <table:table-cell table:style-name="ce18" table:formula="of:=IF([.$B477]=&quot;R&quot;;VLOOKUP([.$C477];[.$C$5:.$I$1017];7;0);IF([.$B477]=&quot;E&quot;;&quot;x&quot;;IF([.$B477]=&quot;-&quot;;&quot;-&quot;;&quot;ND&quot;)))" office:value-type="string" office:string-value="x">
            <text:p>x</text:p>
          </table:table-cell>
          <table:table-cell table:style-name="ce26" table:formula="of:=IF([.B477]=&quot;R&quot;;0;IF([.B477]=&quot;-&quot;;0;4))" office:value-type="float" office:value="0">
            <text:p>0</text:p>
          </table:table-cell>
          <table:table-cell table:style-name="ce26" table:formula="of:=IF([.B477]=&quot;R&quot;;0;COUNTIF([.F477:.I4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Milestone <text:s/>= new KAction(KIcon( "add_milestone" ), i18n("Add Milestone..."), this);</text:p>
          </table:table-cell>
          <table:table-cell table:style-name="ce6" office:value-type="string">
            <text:p>N</text:p>
          </table:table-cell>
          <table:table-cell table:style-name="ce3" office:value-type="float" office:value="185">
            <text:p>185</text:p>
          </table:table-cell>
          <table:table-cell table:style-name="ce6" office:value-type="string">
            <text:p>add_milestone</text:p>
            <text:p>kplato/toolbar/hi22-action-add_milestone.png</text:p>
          </table:table-cell>
          <table:table-cell table:style-name="ce6"/>
          <table:table-cell table:style-name="ce18" table:formula="of:=IF([.$B478]=&quot;R&quot;;VLOOKUP([.$C478];[.$C$5:.$I$1017];5;0);IF([.$B478]=&quot;E&quot;;&quot;x&quot;;IF([.$B478]=&quot;-&quot;;&quot;-&quot;;&quot;ND&quot;)))" office:value-type="string" office:string-value="ND">
            <text:p>ND</text:p>
          </table:table-cell>
          <table:table-cell table:style-name="ce18" table:formula="of:=IF([.$B478]=&quot;R&quot;;VLOOKUP([.$C478];[.$C$5:.$I$1017];5;0);IF([.$B478]=&quot;E&quot;;&quot;x&quot;;IF([.$B478]=&quot;-&quot;;&quot;-&quot;;&quot;ND&quot;)))" office:value-type="string" office:string-value="ND">
            <text:p>ND</text:p>
          </table:table-cell>
          <table:table-cell table:style-name="ce18" table:formula="of:=IF([.$B478]=&quot;R&quot;;VLOOKUP([.$C478];[.$C$5:.$I$1017];6;0);IF([.$B478]=&quot;E&quot;;&quot;x&quot;;IF([.$B478]=&quot;-&quot;;&quot;-&quot;;&quot;ND&quot;)))" office:value-type="string" office:string-value="ND">
            <text:p>ND</text:p>
          </table:table-cell>
          <table:table-cell table:style-name="ce18" table:formula="of:=IF([.$B478]=&quot;R&quot;;VLOOKUP([.$C478];[.$C$5:.$I$1017];7;0);IF([.$B478]=&quot;E&quot;;&quot;x&quot;;IF([.$B478]=&quot;-&quot;;&quot;-&quot;;&quot;ND&quot;)))" office:value-type="string" office:string-value="ND">
            <text:p>ND</text:p>
          </table:table-cell>
          <table:table-cell table:style-name="ce26" table:formula="of:=IF([.B478]=&quot;R&quot;;0;IF([.B478]=&quot;-&quot;;0;4))" office:value-type="float" office:value="4">
            <text:p>4</text:p>
          </table:table-cell>
          <table:table-cell table:style-name="ce26" table:formula="of:=IF([.B478]=&quot;R&quot;;0;COUNTIF([.F478:.I4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Subtask <text:s/>= new KAction(KIcon( "add_sub_task" ), i18n("Add Sub-Task..."), this);</text:p>
          </table:table-cell>
          <table:table-cell table:style-name="ce6" office:value-type="string">
            <text:p>N</text:p>
          </table:table-cell>
          <table:table-cell table:style-name="ce3" office:value-type="float" office:value="186">
            <text:p>186</text:p>
          </table:table-cell>
          <table:table-cell table:style-name="ce6" office:value-type="string">
            <text:p>add_sub_task</text:p>
            <text:p>kplato/toolbar/hi22-action-add_sub_task.png</text:p>
          </table:table-cell>
          <table:table-cell table:style-name="ce6"/>
          <table:table-cell table:style-name="ce18" table:formula="of:=IF([.$B479]=&quot;R&quot;;VLOOKUP([.$C479];[.$C$5:.$I$1017];5;0);IF([.$B479]=&quot;E&quot;;&quot;x&quot;;IF([.$B479]=&quot;-&quot;;&quot;-&quot;;&quot;ND&quot;)))" office:value-type="string" office:string-value="ND">
            <text:p>ND</text:p>
          </table:table-cell>
          <table:table-cell table:style-name="ce18" table:formula="of:=IF([.$B479]=&quot;R&quot;;VLOOKUP([.$C479];[.$C$5:.$I$1017];5;0);IF([.$B479]=&quot;E&quot;;&quot;x&quot;;IF([.$B479]=&quot;-&quot;;&quot;-&quot;;&quot;ND&quot;)))" office:value-type="string" office:string-value="ND">
            <text:p>ND</text:p>
          </table:table-cell>
          <table:table-cell table:style-name="ce18" table:formula="of:=IF([.$B479]=&quot;R&quot;;VLOOKUP([.$C479];[.$C$5:.$I$1017];6;0);IF([.$B479]=&quot;E&quot;;&quot;x&quot;;IF([.$B479]=&quot;-&quot;;&quot;-&quot;;&quot;ND&quot;)))" office:value-type="string" office:string-value="ND">
            <text:p>ND</text:p>
          </table:table-cell>
          <table:table-cell table:style-name="ce18" table:formula="of:=IF([.$B479]=&quot;R&quot;;VLOOKUP([.$C479];[.$C$5:.$I$1017];7;0);IF([.$B479]=&quot;E&quot;;&quot;x&quot;;IF([.$B479]=&quot;-&quot;;&quot;-&quot;;&quot;ND&quot;)))" office:value-type="string" office:string-value="ND">
            <text:p>ND</text:p>
          </table:table-cell>
          <table:table-cell table:style-name="ce26" table:formula="of:=IF([.B479]=&quot;R&quot;;0;IF([.B479]=&quot;-&quot;;0;4))" office:value-type="float" office:value="4">
            <text:p>4</text:p>
          </table:table-cell>
          <table:table-cell table:style-name="ce26" table:formula="of:=IF([.B479]=&quot;R&quot;;0;COUNTIF([.F479:.I4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Task <text:s/>= new KAction(KIcon( "add_task" ), i18n("Add Task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87">
            <text:p>187</text:p>
          </table:table-cell>
          <table:table-cell table:style-name="ce6" office:value-type="string">
            <text:p>add_task</text:p>
            <text:p>kplato/toolbar/hi22-action-add_task.png</text:p>
          </table:table-cell>
          <table:table-cell table:style-name="ce6"/>
          <table:table-cell table:style-name="ce18" table:formula="of:=IF([.$B480]=&quot;R&quot;;VLOOKUP([.$C480];[.$C$5:.$I$1017];5;0);IF([.$B480]=&quot;E&quot;;&quot;x&quot;;IF([.$B480]=&quot;-&quot;;&quot;-&quot;;&quot;ND&quot;)))" office:value-type="string" office:string-value="ND">
            <text:p>ND</text:p>
          </table:table-cell>
          <table:table-cell table:style-name="ce18" table:formula="of:=IF([.$B480]=&quot;R&quot;;VLOOKUP([.$C480];[.$C$5:.$I$1017];5;0);IF([.$B480]=&quot;E&quot;;&quot;x&quot;;IF([.$B480]=&quot;-&quot;;&quot;-&quot;;&quot;ND&quot;)))" office:value-type="string" office:string-value="ND">
            <text:p>ND</text:p>
          </table:table-cell>
          <table:table-cell table:style-name="ce18" table:formula="of:=IF([.$B480]=&quot;R&quot;;VLOOKUP([.$C480];[.$C$5:.$I$1017];6;0);IF([.$B480]=&quot;E&quot;;&quot;x&quot;;IF([.$B480]=&quot;-&quot;;&quot;-&quot;;&quot;ND&quot;)))" office:value-type="string" office:string-value="ND">
            <text:p>ND</text:p>
          </table:table-cell>
          <table:table-cell table:style-name="ce18" table:formula="of:=IF([.$B480]=&quot;R&quot;;VLOOKUP([.$C480];[.$C$5:.$I$1017];7;0);IF([.$B480]=&quot;E&quot;;&quot;x&quot;;IF([.$B480]=&quot;-&quot;;&quot;-&quot;;&quot;ND&quot;)))" office:value-type="string" office:string-value="ND">
            <text:p>ND</text:p>
          </table:table-cell>
          <table:table-cell table:style-name="ce26" table:formula="of:=IF([.B480]=&quot;R&quot;;0;IF([.B480]=&quot;-&quot;;0;4))" office:value-type="float" office:value="4">
            <text:p>4</text:p>
          </table:table-cell>
          <table:table-cell table:style-name="ce26" table:formula="of:=IF([.B480]=&quot;R&quot;;0;COUNTIF([.F480:.I4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81]=&quot;R&quot;;VLOOKUP([.$C481];[.$C$5:.$I$1017];5;0);IF([.$B481]=&quot;E&quot;;&quot;x&quot;;IF([.$B481]=&quot;-&quot;;&quot;-&quot;;&quot;ND&quot;)))" office:value-type="string" office:string-value="x">
            <text:p>x</text:p>
          </table:table-cell>
          <table:table-cell table:style-name="ce18" table:formula="of:=IF([.$B481]=&quot;R&quot;;VLOOKUP([.$C481];[.$C$5:.$I$1017];5;0);IF([.$B481]=&quot;E&quot;;&quot;x&quot;;IF([.$B481]=&quot;-&quot;;&quot;-&quot;;&quot;ND&quot;)))" office:value-type="string" office:string-value="x">
            <text:p>x</text:p>
          </table:table-cell>
          <table:table-cell table:style-name="ce18" table:formula="of:=IF([.$B481]=&quot;R&quot;;VLOOKUP([.$C481];[.$C$5:.$I$1017];6;0);IF([.$B481]=&quot;E&quot;;&quot;x&quot;;IF([.$B481]=&quot;-&quot;;&quot;-&quot;;&quot;ND&quot;)))" office:value-type="string" office:string-value="x">
            <text:p>x</text:p>
          </table:table-cell>
          <table:table-cell table:style-name="ce18" table:formula="of:=IF([.$B481]=&quot;R&quot;;VLOOKUP([.$C481];[.$C$5:.$I$1017];7;0);IF([.$B481]=&quot;E&quot;;&quot;x&quot;;IF([.$B481]=&quot;-&quot;;&quot;-&quot;;&quot;ND&quot;)))" office:value-type="string" office:string-value="x">
            <text:p>x</text:p>
          </table:table-cell>
          <table:table-cell table:style-name="ce26" table:formula="of:=IF([.B481]=&quot;R&quot;;0;IF([.B481]=&quot;-&quot;;0;4))" office:value-type="float" office:value="0">
            <text:p>0</text:p>
          </table:table-cell>
          <table:table-cell table:style-name="ce26" table:formula="of:=IF([.B481]=&quot;R&quot;;0;COUNTIF([.F481:.I4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ocumentseditor.cpp: <text:s text:c="3"/>actionEditDocument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482]=&quot;R&quot;;VLOOKUP([.$C482];[.$C$5:.$I$1017];5;0);IF([.$B482]=&quot;E&quot;;&quot;x&quot;;IF([.$B482]=&quot;-&quot;;&quot;-&quot;;&quot;ND&quot;)))" office:value-type="string" office:string-value="x">
            <text:p>x</text:p>
          </table:table-cell>
          <table:table-cell table:style-name="ce18" table:formula="of:=IF([.$B482]=&quot;R&quot;;VLOOKUP([.$C482];[.$C$5:.$I$1017];5;0);IF([.$B482]=&quot;E&quot;;&quot;x&quot;;IF([.$B482]=&quot;-&quot;;&quot;-&quot;;&quot;ND&quot;)))" office:value-type="string" office:string-value="x">
            <text:p>x</text:p>
          </table:table-cell>
          <table:table-cell table:style-name="ce18" table:formula="of:=IF([.$B482]=&quot;R&quot;;VLOOKUP([.$C482];[.$C$5:.$I$1017];6;0);IF([.$B482]=&quot;E&quot;;&quot;x&quot;;IF([.$B482]=&quot;-&quot;;&quot;-&quot;;&quot;ND&quot;)))" office:value-type="string" office:string-value="x">
            <text:p>x</text:p>
          </table:table-cell>
          <table:table-cell table:style-name="ce18" table:formula="of:=IF([.$B482]=&quot;R&quot;;VLOOKUP([.$C482];[.$C$5:.$I$1017];7;0);IF([.$B482]=&quot;E&quot;;&quot;x&quot;;IF([.$B482]=&quot;-&quot;;&quot;-&quot;;&quot;ND&quot;)))" office:value-type="string" office:string-value="x">
            <text:p>x</text:p>
          </table:table-cell>
          <table:table-cell table:style-name="ce26" table:formula="of:=IF([.B482]=&quot;R&quot;;0;IF([.B482]=&quot;-&quot;;0;4))" office:value-type="float" office:value="0">
            <text:p>0</text:p>
          </table:table-cell>
          <table:table-cell table:style-name="ce26" table:formula="of:=IF([.B482]=&quot;R&quot;;0;COUNTIF([.F482:.I4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8">
            <text:p>188</text:p>
          </table:table-cell>
          <table:table-cell table:style-name="ce6"/>
          <table:table-cell table:style-name="ce12" office:value-type="string">
            <text:p>document-preview</text:p>
          </table:table-cell>
          <table:table-cell table:style-name="ce18" table:formula="of:=IF([.$B483]=&quot;R&quot;;VLOOKUP([.$C483];[.$C$5:.$I$1017];5;0);IF([.$B483]=&quot;E&quot;;&quot;x&quot;;IF([.$B483]=&quot;-&quot;;&quot;-&quot;;&quot;ND&quot;)))" office:value-type="string" office:string-value="x">
            <text:p>x</text:p>
          </table:table-cell>
          <table:table-cell table:style-name="ce18" table:formula="of:=IF([.$B483]=&quot;R&quot;;VLOOKUP([.$C483];[.$C$5:.$I$1017];5;0);IF([.$B483]=&quot;E&quot;;&quot;x&quot;;IF([.$B483]=&quot;-&quot;;&quot;-&quot;;&quot;ND&quot;)))" office:value-type="string" office:string-value="x">
            <text:p>x</text:p>
          </table:table-cell>
          <table:table-cell table:style-name="ce18" table:formula="of:=IF([.$B483]=&quot;R&quot;;VLOOKUP([.$C483];[.$C$5:.$I$1017];6;0);IF([.$B483]=&quot;E&quot;;&quot;x&quot;;IF([.$B483]=&quot;-&quot;;&quot;-&quot;;&quot;ND&quot;)))" office:value-type="string" office:string-value="x">
            <text:p>x</text:p>
          </table:table-cell>
          <table:table-cell table:style-name="ce18" table:formula="of:=IF([.$B483]=&quot;R&quot;;VLOOKUP([.$C483];[.$C$5:.$I$1017];7;0);IF([.$B483]=&quot;E&quot;;&quot;x&quot;;IF([.$B483]=&quot;-&quot;;&quot;-&quot;;&quot;ND&quot;)))" office:value-type="string" office:string-value="x">
            <text:p>x</text:p>
          </table:table-cell>
          <table:table-cell table:style-name="ce26" table:formula="of:=IF([.B483]=&quot;R&quot;;0;IF([.B483]=&quot;-&quot;;0;4))" office:value-type="float" office:value="4">
            <text:p>4</text:p>
          </table:table-cell>
          <table:table-cell table:style-name="ce26" table:formula="of:=IF([.B483]=&quot;R&quot;;0;COUNTIF([.F483:.I48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ocumentseditor.cpp:/* <text:s text:c="3"/>actionDeleteSelection <text:s/>= new KAction(KIcon( "edit-delete" 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84]=&quot;R&quot;;VLOOKUP([.$C484];[.$C$5:.$I$1017];5;0);IF([.$B484]=&quot;E&quot;;&quot;x&quot;;IF([.$B484]=&quot;-&quot;;&quot;-&quot;;&quot;ND&quot;)))" office:value-type="string" office:string-value="x">
            <text:p>x</text:p>
          </table:table-cell>
          <table:table-cell table:style-name="ce18" table:formula="of:=IF([.$B484]=&quot;R&quot;;VLOOKUP([.$C484];[.$C$5:.$I$1017];5;0);IF([.$B484]=&quot;E&quot;;&quot;x&quot;;IF([.$B484]=&quot;-&quot;;&quot;-&quot;;&quot;ND&quot;)))" office:value-type="string" office:string-value="x">
            <text:p>x</text:p>
          </table:table-cell>
          <table:table-cell table:style-name="ce18" table:formula="of:=IF([.$B484]=&quot;R&quot;;VLOOKUP([.$C484];[.$C$5:.$I$1017];6;0);IF([.$B484]=&quot;E&quot;;&quot;x&quot;;IF([.$B484]=&quot;-&quot;;&quot;-&quot;;&quot;ND&quot;)))" office:value-type="string" office:string-value="x">
            <text:p>x</text:p>
          </table:table-cell>
          <table:table-cell table:style-name="ce18" table:formula="of:=IF([.$B484]=&quot;R&quot;;VLOOKUP([.$C484];[.$C$5:.$I$1017];7;0);IF([.$B484]=&quot;E&quot;;&quot;x&quot;;IF([.$B484]=&quot;-&quot;;&quot;-&quot;;&quot;ND&quot;)))" office:value-type="string" office:string-value="x">
            <text:p>x</text:p>
          </table:table-cell>
          <table:table-cell table:style-name="ce26" table:formula="of:=IF([.B484]=&quot;R&quot;;0;IF([.B484]=&quot;-&quot;;0;4))" office:value-type="float" office:value="0">
            <text:p>0</text:p>
          </table:table-cell>
          <table:table-cell table:style-name="ce26" table:formula="of:=IF([.B484]=&quot;R&quot;;0;COUNTIF([.F484:.I4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intervaledit.cpp: <text:s text:c="3"/>bAddInterval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485]=&quot;R&quot;;VLOOKUP([.$C485];[.$C$5:.$I$1017];5;0);IF([.$B485]=&quot;E&quot;;&quot;x&quot;;IF([.$B485]=&quot;-&quot;;&quot;-&quot;;&quot;ND&quot;)))" office:value-type="string" office:string-value="x">
            <text:p>x</text:p>
          </table:table-cell>
          <table:table-cell table:style-name="ce18" table:formula="of:=IF([.$B485]=&quot;R&quot;;VLOOKUP([.$C485];[.$C$5:.$I$1017];5;0);IF([.$B485]=&quot;E&quot;;&quot;x&quot;;IF([.$B485]=&quot;-&quot;;&quot;-&quot;;&quot;ND&quot;)))" office:value-type="string" office:string-value="x">
            <text:p>x</text:p>
          </table:table-cell>
          <table:table-cell table:style-name="ce18" table:formula="of:=IF([.$B485]=&quot;R&quot;;VLOOKUP([.$C485];[.$C$5:.$I$1017];6;0);IF([.$B485]=&quot;E&quot;;&quot;x&quot;;IF([.$B485]=&quot;-&quot;;&quot;-&quot;;&quot;ND&quot;)))" office:value-type="string" office:string-value="x">
            <text:p>x</text:p>
          </table:table-cell>
          <table:table-cell table:style-name="ce18" table:formula="of:=IF([.$B485]=&quot;R&quot;;VLOOKUP([.$C485];[.$C$5:.$I$1017];7;0);IF([.$B485]=&quot;E&quot;;&quot;x&quot;;IF([.$B485]=&quot;-&quot;;&quot;-&quot;;&quot;ND&quot;)))" office:value-type="string" office:string-value="x">
            <text:p>x</text:p>
          </table:table-cell>
          <table:table-cell table:style-name="ce26" table:formula="of:=IF([.B485]=&quot;R&quot;;0;IF([.B485]=&quot;-&quot;;0;4))" office:value-type="float" office:value="0">
            <text:p>0</text:p>
          </table:table-cell>
          <table:table-cell table:style-name="ce26" table:formula="of:=IF([.B485]=&quot;R&quot;;0;COUNTIF([.F485:.I4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intervaledit.cpp: <text:s text:c="3"/>bClear-&gt;setIcon( KIcon( "edit-clear-list" ) );</text:p>
          </table:table-cell>
          <table:table-cell table:style-name="ce3" office:value-type="string">
            <text:p>E</text:p>
          </table:table-cell>
          <table:table-cell table:style-name="ce3" office:value-type="float" office:value="189">
            <text:p>189</text:p>
          </table:table-cell>
          <table:table-cell table:style-name="ce6"/>
          <table:table-cell table:style-name="ce12" office:value-type="string">
            <text:p>edit-clear-list</text:p>
          </table:table-cell>
          <table:table-cell table:style-name="ce18" table:formula="of:=IF([.$B486]=&quot;R&quot;;VLOOKUP([.$C486];[.$C$5:.$I$1017];5;0);IF([.$B486]=&quot;E&quot;;&quot;x&quot;;IF([.$B486]=&quot;-&quot;;&quot;-&quot;;&quot;ND&quot;)))" office:value-type="string" office:string-value="x">
            <text:p>x</text:p>
          </table:table-cell>
          <table:table-cell table:style-name="ce18" table:formula="of:=IF([.$B486]=&quot;R&quot;;VLOOKUP([.$C486];[.$C$5:.$I$1017];5;0);IF([.$B486]=&quot;E&quot;;&quot;x&quot;;IF([.$B486]=&quot;-&quot;;&quot;-&quot;;&quot;ND&quot;)))" office:value-type="string" office:string-value="x">
            <text:p>x</text:p>
          </table:table-cell>
          <table:table-cell table:style-name="ce18" table:formula="of:=IF([.$B486]=&quot;R&quot;;VLOOKUP([.$C486];[.$C$5:.$I$1017];6;0);IF([.$B486]=&quot;E&quot;;&quot;x&quot;;IF([.$B486]=&quot;-&quot;;&quot;-&quot;;&quot;ND&quot;)))" office:value-type="string" office:string-value="x">
            <text:p>x</text:p>
          </table:table-cell>
          <table:table-cell table:style-name="ce18" table:formula="of:=IF([.$B486]=&quot;R&quot;;VLOOKUP([.$C486];[.$C$5:.$I$1017];7;0);IF([.$B486]=&quot;E&quot;;&quot;x&quot;;IF([.$B486]=&quot;-&quot;;&quot;-&quot;;&quot;ND&quot;)))" office:value-type="string" office:string-value="x">
            <text:p>x</text:p>
          </table:table-cell>
          <table:table-cell table:style-name="ce26" table:formula="of:=IF([.B486]=&quot;R&quot;;0;IF([.B486]=&quot;-&quot;;0;4))" office:value-type="float" office:value="4">
            <text:p>4</text:p>
          </table:table-cell>
          <table:table-cell table:style-name="ce26" table:formula="of:=IF([.B486]=&quot;R&quot;;0;COUNTIF([.F486:.I48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intervaledit.cpp: <text:s text:c="3"/>bRemoveInterval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487]=&quot;R&quot;;VLOOKUP([.$C487];[.$C$5:.$I$1017];5;0);IF([.$B487]=&quot;E&quot;;&quot;x&quot;;IF([.$B487]=&quot;-&quot;;&quot;-&quot;;&quot;ND&quot;)))" office:value-type="string" office:string-value="x">
            <text:p>x</text:p>
          </table:table-cell>
          <table:table-cell table:style-name="ce18" table:formula="of:=IF([.$B487]=&quot;R&quot;;VLOOKUP([.$C487];[.$C$5:.$I$1017];5;0);IF([.$B487]=&quot;E&quot;;&quot;x&quot;;IF([.$B487]=&quot;-&quot;;&quot;-&quot;;&quot;ND&quot;)))" office:value-type="string" office:string-value="x">
            <text:p>x</text:p>
          </table:table-cell>
          <table:table-cell table:style-name="ce18" table:formula="of:=IF([.$B487]=&quot;R&quot;;VLOOKUP([.$C487];[.$C$5:.$I$1017];6;0);IF([.$B487]=&quot;E&quot;;&quot;x&quot;;IF([.$B487]=&quot;-&quot;;&quot;-&quot;;&quot;ND&quot;)))" office:value-type="string" office:string-value="x">
            <text:p>x</text:p>
          </table:table-cell>
          <table:table-cell table:style-name="ce18" table:formula="of:=IF([.$B487]=&quot;R&quot;;VLOOKUP([.$C487];[.$C$5:.$I$1017];7;0);IF([.$B487]=&quot;E&quot;;&quot;x&quot;;IF([.$B487]=&quot;-&quot;;&quot;-&quot;;&quot;ND&quot;)))" office:value-type="string" office:string-value="x">
            <text:p>x</text:p>
          </table:table-cell>
          <table:table-cell table:style-name="ce26" table:formula="of:=IF([.B487]=&quot;R&quot;;0;IF([.B487]=&quot;-&quot;;0;4))" office:value-type="float" office:value="0">
            <text:p>0</text:p>
          </table:table-cell>
          <table:table-cell table:style-name="ce26" table:formula="of:=IF([.B487]=&quot;R&quot;;0;COUNTIF([.F487:.I4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perteditor.cpp: <text:s text:c="3"/>widget.addBtn-&gt;setIcon( KIcon( "arrow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8" table:formula="of:=IF([.$B488]=&quot;R&quot;;VLOOKUP([.$C488];[.$C$5:.$I$1017];5;0);IF([.$B488]=&quot;E&quot;;&quot;x&quot;;IF([.$B488]=&quot;-&quot;;&quot;-&quot;;&quot;ND&quot;)))" office:value-type="string" office:string-value="x">
            <text:p>x</text:p>
          </table:table-cell>
          <table:table-cell table:style-name="ce18" table:formula="of:=IF([.$B488]=&quot;R&quot;;VLOOKUP([.$C488];[.$C$5:.$I$1017];5;0);IF([.$B488]=&quot;E&quot;;&quot;x&quot;;IF([.$B488]=&quot;-&quot;;&quot;-&quot;;&quot;ND&quot;)))" office:value-type="string" office:string-value="x">
            <text:p>x</text:p>
          </table:table-cell>
          <table:table-cell table:style-name="ce18" table:formula="of:=IF([.$B488]=&quot;R&quot;;VLOOKUP([.$C488];[.$C$5:.$I$1017];6;0);IF([.$B488]=&quot;E&quot;;&quot;x&quot;;IF([.$B488]=&quot;-&quot;;&quot;-&quot;;&quot;ND&quot;)))" office:value-type="string" office:string-value="x">
            <text:p>x</text:p>
          </table:table-cell>
          <table:table-cell table:style-name="ce18" table:formula="of:=IF([.$B488]=&quot;R&quot;;VLOOKUP([.$C488];[.$C$5:.$I$1017];7;0);IF([.$B488]=&quot;E&quot;;&quot;x&quot;;IF([.$B488]=&quot;-&quot;;&quot;-&quot;;&quot;ND&quot;)))" office:value-type="string" office:string-value="x">
            <text:p>x</text:p>
          </table:table-cell>
          <table:table-cell table:style-name="ce26" table:formula="of:=IF([.B488]=&quot;R&quot;;0;IF([.B488]=&quot;-&quot;;0;4))" office:value-type="float" office:value="0">
            <text:p>0</text:p>
          </table:table-cell>
          <table:table-cell table:style-name="ce26" table:formula="of:=IF([.B488]=&quot;R&quot;;0;COUNTIF([.F488:.I4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perteditor.cpp: <text:s text:c="3"/>widget.removeBtn-&gt;setIcon( KIcon( "arrow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6" table:number-columns-repeated="2"/>
          <table:table-cell table:style-name="ce18" table:formula="of:=IF([.$B489]=&quot;R&quot;;VLOOKUP([.$C489];[.$C$5:.$I$1017];5;0);IF([.$B489]=&quot;E&quot;;&quot;x&quot;;IF([.$B489]=&quot;-&quot;;&quot;-&quot;;&quot;ND&quot;)))" office:value-type="string" office:string-value="x">
            <text:p>x</text:p>
          </table:table-cell>
          <table:table-cell table:style-name="ce18" table:formula="of:=IF([.$B489]=&quot;R&quot;;VLOOKUP([.$C489];[.$C$5:.$I$1017];5;0);IF([.$B489]=&quot;E&quot;;&quot;x&quot;;IF([.$B489]=&quot;-&quot;;&quot;-&quot;;&quot;ND&quot;)))" office:value-type="string" office:string-value="x">
            <text:p>x</text:p>
          </table:table-cell>
          <table:table-cell table:style-name="ce18" table:formula="of:=IF([.$B489]=&quot;R&quot;;VLOOKUP([.$C489];[.$C$5:.$I$1017];6;0);IF([.$B489]=&quot;E&quot;;&quot;x&quot;;IF([.$B489]=&quot;-&quot;;&quot;-&quot;;&quot;ND&quot;)))" office:value-type="string" office:string-value="x">
            <text:p>x</text:p>
          </table:table-cell>
          <table:table-cell table:style-name="ce18" table:formula="of:=IF([.$B489]=&quot;R&quot;;VLOOKUP([.$C489];[.$C$5:.$I$1017];7;0);IF([.$B489]=&quot;E&quot;;&quot;x&quot;;IF([.$B489]=&quot;-&quot;;&quot;-&quot;;&quot;ND&quot;)))" office:value-type="string" office:string-value="x">
            <text:p>x</text:p>
          </table:table-cell>
          <table:table-cell table:style-name="ce26" table:formula="of:=IF([.B489]=&quot;R&quot;;0;IF([.B489]=&quot;-&quot;;0;4))" office:value-type="float" office:value="0">
            <text:p>0</text:p>
          </table:table-cell>
          <table:table-cell table:style-name="ce26" table:formula="of:=IF([.B489]=&quot;R&quot;;0;COUNTIF([.F489:.I4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Group <text:s/>= new KAction(KIcon( "user-group-new" ), i18n("Add Resource Group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90">
            <text:p>190</text:p>
          </table:table-cell>
          <table:table-cell table:style-name="ce6"/>
          <table:table-cell table:style-name="ce12" office:value-type="string">
            <text:p>user-group-new</text:p>
          </table:table-cell>
          <table:table-cell table:style-name="ce18" table:formula="of:=IF([.$B490]=&quot;R&quot;;VLOOKUP([.$C490];[.$C$5:.$I$1017];5;0);IF([.$B490]=&quot;E&quot;;&quot;x&quot;;IF([.$B490]=&quot;-&quot;;&quot;-&quot;;&quot;ND&quot;)))" office:value-type="string" office:string-value="x">
            <text:p>x</text:p>
          </table:table-cell>
          <table:table-cell table:style-name="ce18" table:formula="of:=IF([.$B490]=&quot;R&quot;;VLOOKUP([.$C490];[.$C$5:.$I$1017];5;0);IF([.$B490]=&quot;E&quot;;&quot;x&quot;;IF([.$B490]=&quot;-&quot;;&quot;-&quot;;&quot;ND&quot;)))" office:value-type="string" office:string-value="x">
            <text:p>x</text:p>
          </table:table-cell>
          <table:table-cell table:style-name="ce18" table:formula="of:=IF([.$B490]=&quot;R&quot;;VLOOKUP([.$C490];[.$C$5:.$I$1017];6;0);IF([.$B490]=&quot;E&quot;;&quot;x&quot;;IF([.$B490]=&quot;-&quot;;&quot;-&quot;;&quot;ND&quot;)))" office:value-type="string" office:string-value="x">
            <text:p>x</text:p>
          </table:table-cell>
          <table:table-cell table:style-name="ce18" table:formula="of:=IF([.$B490]=&quot;R&quot;;VLOOKUP([.$C490];[.$C$5:.$I$1017];7;0);IF([.$B490]=&quot;E&quot;;&quot;x&quot;;IF([.$B490]=&quot;-&quot;;&quot;-&quot;;&quot;ND&quot;)))" office:value-type="string" office:string-value="x">
            <text:p>x</text:p>
          </table:table-cell>
          <table:table-cell table:style-name="ce26" table:formula="of:=IF([.B490]=&quot;R&quot;;0;IF([.B490]=&quot;-&quot;;0;4))" office:value-type="float" office:value="4">
            <text:p>4</text:p>
          </table:table-cell>
          <table:table-cell table:style-name="ce26" table:formula="of:=IF([.B490]=&quot;R&quot;;0;COUNTIF([.F490:.I49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Resource <text:s/>= new KAction(KIcon( "list-add-user" ), i18n("Add Resourc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491]=&quot;R&quot;;VLOOKUP([.$C491];[.$C$5:.$I$1017];5;0);IF([.$B491]=&quot;E&quot;;&quot;x&quot;;IF([.$B491]=&quot;-&quot;;&quot;-&quot;;&quot;ND&quot;)))" office:value-type="string" office:string-value="x">
            <text:p>x</text:p>
          </table:table-cell>
          <table:table-cell table:style-name="ce18" table:formula="of:=IF([.$B491]=&quot;R&quot;;VLOOKUP([.$C491];[.$C$5:.$I$1017];5;0);IF([.$B491]=&quot;E&quot;;&quot;x&quot;;IF([.$B491]=&quot;-&quot;;&quot;-&quot;;&quot;ND&quot;)))" office:value-type="string" office:string-value="x">
            <text:p>x</text:p>
          </table:table-cell>
          <table:table-cell table:style-name="ce18" table:formula="of:=IF([.$B491]=&quot;R&quot;;VLOOKUP([.$C491];[.$C$5:.$I$1017];6;0);IF([.$B491]=&quot;E&quot;;&quot;x&quot;;IF([.$B491]=&quot;-&quot;;&quot;-&quot;;&quot;ND&quot;)))" office:value-type="string" office:string-value="x">
            <text:p>x</text:p>
          </table:table-cell>
          <table:table-cell table:style-name="ce18" table:formula="of:=IF([.$B491]=&quot;R&quot;;VLOOKUP([.$C491];[.$C$5:.$I$1017];7;0);IF([.$B491]=&quot;E&quot;;&quot;x&quot;;IF([.$B491]=&quot;-&quot;;&quot;-&quot;;&quot;ND&quot;)))" office:value-type="string" office:string-value="x">
            <text:p>x</text:p>
          </table:table-cell>
          <table:table-cell table:style-name="ce26" table:formula="of:=IF([.B491]=&quot;R&quot;;0;IF([.B491]=&quot;-&quot;;0;4))" office:value-type="float" office:value="0">
            <text:p>0</text:p>
          </table:table-cell>
          <table:table-cell table:style-name="ce26" table:formula="of:=IF([.B491]=&quot;R&quot;;0;COUNTIF([.F491:.I4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92]=&quot;R&quot;;VLOOKUP([.$C492];[.$C$5:.$I$1017];5;0);IF([.$B492]=&quot;E&quot;;&quot;x&quot;;IF([.$B492]=&quot;-&quot;;&quot;-&quot;;&quot;ND&quot;)))" office:value-type="string" office:string-value="x">
            <text:p>x</text:p>
          </table:table-cell>
          <table:table-cell table:style-name="ce18" table:formula="of:=IF([.$B492]=&quot;R&quot;;VLOOKUP([.$C492];[.$C$5:.$I$1017];5;0);IF([.$B492]=&quot;E&quot;;&quot;x&quot;;IF([.$B492]=&quot;-&quot;;&quot;-&quot;;&quot;ND&quot;)))" office:value-type="string" office:string-value="x">
            <text:p>x</text:p>
          </table:table-cell>
          <table:table-cell table:style-name="ce18" table:formula="of:=IF([.$B492]=&quot;R&quot;;VLOOKUP([.$C492];[.$C$5:.$I$1017];6;0);IF([.$B492]=&quot;E&quot;;&quot;x&quot;;IF([.$B492]=&quot;-&quot;;&quot;-&quot;;&quot;ND&quot;)))" office:value-type="string" office:string-value="x">
            <text:p>x</text:p>
          </table:table-cell>
          <table:table-cell table:style-name="ce18" table:formula="of:=IF([.$B492]=&quot;R&quot;;VLOOKUP([.$C492];[.$C$5:.$I$1017];7;0);IF([.$B492]=&quot;E&quot;;&quot;x&quot;;IF([.$B492]=&quot;-&quot;;&quot;-&quot;;&quot;ND&quot;)))" office:value-type="string" office:string-value="x">
            <text:p>x</text:p>
          </table:table-cell>
          <table:table-cell table:style-name="ce26" table:formula="of:=IF([.B492]=&quot;R&quot;;0;IF([.B492]=&quot;-&quot;;0;4))" office:value-type="float" office:value="0">
            <text:p>0</text:p>
          </table:table-cell>
          <table:table-cell table:style-name="ce26" table:formula="of:=IF([.B492]=&quot;R&quot;;0;COUNTIF([.F492:.I4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chedule <text:s/>= new KAction(KIcon( "document-new" ), i18n("Add Schedu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493]=&quot;R&quot;;VLOOKUP([.$C493];[.$C$5:.$I$1017];5;0);IF([.$B493]=&quot;E&quot;;&quot;x&quot;;IF([.$B493]=&quot;-&quot;;&quot;-&quot;;&quot;ND&quot;)))" office:value-type="string" office:string-value="x">
            <text:p>x</text:p>
          </table:table-cell>
          <table:table-cell table:style-name="ce18" table:formula="of:=IF([.$B493]=&quot;R&quot;;VLOOKUP([.$C493];[.$C$5:.$I$1017];5;0);IF([.$B493]=&quot;E&quot;;&quot;x&quot;;IF([.$B493]=&quot;-&quot;;&quot;-&quot;;&quot;ND&quot;)))" office:value-type="string" office:string-value="x">
            <text:p>x</text:p>
          </table:table-cell>
          <table:table-cell table:style-name="ce18" table:formula="of:=IF([.$B493]=&quot;R&quot;;VLOOKUP([.$C493];[.$C$5:.$I$1017];6;0);IF([.$B493]=&quot;E&quot;;&quot;x&quot;;IF([.$B493]=&quot;-&quot;;&quot;-&quot;;&quot;ND&quot;)))" office:value-type="string" office:string-value="x">
            <text:p>x</text:p>
          </table:table-cell>
          <table:table-cell table:style-name="ce18" table:formula="of:=IF([.$B493]=&quot;R&quot;;VLOOKUP([.$C493];[.$C$5:.$I$1017];7;0);IF([.$B493]=&quot;E&quot;;&quot;x&quot;;IF([.$B493]=&quot;-&quot;;&quot;-&quot;;&quot;ND&quot;)))" office:value-type="string" office:string-value="x">
            <text:p>x</text:p>
          </table:table-cell>
          <table:table-cell table:style-name="ce26" table:formula="of:=IF([.B493]=&quot;R&quot;;0;IF([.B493]=&quot;-&quot;;0;4))" office:value-type="float" office:value="0">
            <text:p>0</text:p>
          </table:table-cell>
          <table:table-cell table:style-name="ce26" table:formula="of:=IF([.B493]=&quot;R&quot;;0;COUNTIF([.F493:.I4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ubSchedule <text:s/>= new KAction(KIcon( "document-new" ), i18n("Add Sub-schedu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494]=&quot;R&quot;;VLOOKUP([.$C494];[.$C$5:.$I$1017];5;0);IF([.$B494]=&quot;E&quot;;&quot;x&quot;;IF([.$B494]=&quot;-&quot;;&quot;-&quot;;&quot;ND&quot;)))" office:value-type="string" office:string-value="x">
            <text:p>x</text:p>
          </table:table-cell>
          <table:table-cell table:style-name="ce18" table:formula="of:=IF([.$B494]=&quot;R&quot;;VLOOKUP([.$C494];[.$C$5:.$I$1017];5;0);IF([.$B494]=&quot;E&quot;;&quot;x&quot;;IF([.$B494]=&quot;-&quot;;&quot;-&quot;;&quot;ND&quot;)))" office:value-type="string" office:string-value="x">
            <text:p>x</text:p>
          </table:table-cell>
          <table:table-cell table:style-name="ce18" table:formula="of:=IF([.$B494]=&quot;R&quot;;VLOOKUP([.$C494];[.$C$5:.$I$1017];6;0);IF([.$B494]=&quot;E&quot;;&quot;x&quot;;IF([.$B494]=&quot;-&quot;;&quot;-&quot;;&quot;ND&quot;)))" office:value-type="string" office:string-value="x">
            <text:p>x</text:p>
          </table:table-cell>
          <table:table-cell table:style-name="ce18" table:formula="of:=IF([.$B494]=&quot;R&quot;;VLOOKUP([.$C494];[.$C$5:.$I$1017];7;0);IF([.$B494]=&quot;E&quot;;&quot;x&quot;;IF([.$B494]=&quot;-&quot;;&quot;-&quot;;&quot;ND&quot;)))" office:value-type="string" office:string-value="x">
            <text:p>x</text:p>
          </table:table-cell>
          <table:table-cell table:style-name="ce26" table:formula="of:=IF([.B494]=&quot;R&quot;;0;IF([.B494]=&quot;-&quot;;0;4))" office:value-type="float" office:value="0">
            <text:p>0</text:p>
          </table:table-cell>
          <table:table-cell table:style-name="ce26" table:formula="of:=IF([.B494]=&quot;R&quot;;0;COUNTIF([.F494:.I4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BaselineSchedule <text:s/>= new KAction(KIcon( "" ), i18n("Baseline"), this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empty icon</text:p>
          </table:table-cell>
          <table:table-cell table:style-name="ce6"/>
          <table:table-cell table:style-name="ce18" table:formula="of:=IF([.$B495]=&quot;R&quot;;VLOOKUP([.$C495];[.$C$5:.$I$1017];5;0);IF([.$B495]=&quot;E&quot;;&quot;x&quot;;IF([.$B495]=&quot;-&quot;;&quot;-&quot;;&quot;ND&quot;)))" office:value-type="string" office:string-value="-">
            <text:p>-</text:p>
          </table:table-cell>
          <table:table-cell table:style-name="ce18" table:formula="of:=IF([.$B495]=&quot;R&quot;;VLOOKUP([.$C495];[.$C$5:.$I$1017];5;0);IF([.$B495]=&quot;E&quot;;&quot;x&quot;;IF([.$B495]=&quot;-&quot;;&quot;-&quot;;&quot;ND&quot;)))" office:value-type="string" office:string-value="-">
            <text:p>-</text:p>
          </table:table-cell>
          <table:table-cell table:style-name="ce18" table:formula="of:=IF([.$B495]=&quot;R&quot;;VLOOKUP([.$C495];[.$C$5:.$I$1017];6;0);IF([.$B495]=&quot;E&quot;;&quot;x&quot;;IF([.$B495]=&quot;-&quot;;&quot;-&quot;;&quot;ND&quot;)))" office:value-type="string" office:string-value="-">
            <text:p>-</text:p>
          </table:table-cell>
          <table:table-cell table:style-name="ce18" table:formula="of:=IF([.$B495]=&quot;R&quot;;VLOOKUP([.$C495];[.$C$5:.$I$1017];7;0);IF([.$B495]=&quot;E&quot;;&quot;x&quot;;IF([.$B495]=&quot;-&quot;;&quot;-&quot;;&quot;ND&quot;)))" office:value-type="string" office:string-value="-">
            <text:p>-</text:p>
          </table:table-cell>
          <table:table-cell table:style-name="ce26" table:formula="of:=IF([.B495]=&quot;R&quot;;0;IF([.B495]=&quot;-&quot;;0;4))" office:value-type="float" office:value="0">
            <text:p>0</text:p>
          </table:table-cell>
          <table:table-cell table:style-name="ce26" table:formula="of:=IF([.B495]=&quot;R&quot;;0;COUNTIF([.F495:.I49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CalculateSchedule <text:s/>= new KAction(KIcon( "project_calculate" ), i18n("Calcul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91">
            <text:p>191</text:p>
          </table:table-cell>
          <table:table-cell table:style-name="ce6" office:value-type="string">
            <text:p>project_calculate</text:p>
            <text:p>kplato/toolbar/hi22-action-project_calculate.png</text:p>
          </table:table-cell>
          <table:table-cell table:style-name="ce6"/>
          <table:table-cell table:style-name="ce18" table:formula="of:=IF([.$B496]=&quot;R&quot;;VLOOKUP([.$C496];[.$C$5:.$I$1017];5;0);IF([.$B496]=&quot;E&quot;;&quot;x&quot;;IF([.$B496]=&quot;-&quot;;&quot;-&quot;;&quot;ND&quot;)))" office:value-type="string" office:string-value="ND">
            <text:p>ND</text:p>
          </table:table-cell>
          <table:table-cell table:style-name="ce18" table:formula="of:=IF([.$B496]=&quot;R&quot;;VLOOKUP([.$C496];[.$C$5:.$I$1017];5;0);IF([.$B496]=&quot;E&quot;;&quot;x&quot;;IF([.$B496]=&quot;-&quot;;&quot;-&quot;;&quot;ND&quot;)))" office:value-type="string" office:string-value="ND">
            <text:p>ND</text:p>
          </table:table-cell>
          <table:table-cell table:style-name="ce18" table:formula="of:=IF([.$B496]=&quot;R&quot;;VLOOKUP([.$C496];[.$C$5:.$I$1017];6;0);IF([.$B496]=&quot;E&quot;;&quot;x&quot;;IF([.$B496]=&quot;-&quot;;&quot;-&quot;;&quot;ND&quot;)))" office:value-type="string" office:string-value="ND">
            <text:p>ND</text:p>
          </table:table-cell>
          <table:table-cell table:style-name="ce18" table:formula="of:=IF([.$B496]=&quot;R&quot;;VLOOKUP([.$C496];[.$C$5:.$I$1017];7;0);IF([.$B496]=&quot;E&quot;;&quot;x&quot;;IF([.$B496]=&quot;-&quot;;&quot;-&quot;;&quot;ND&quot;)))" office:value-type="string" office:string-value="ND">
            <text:p>ND</text:p>
          </table:table-cell>
          <table:table-cell table:style-name="ce26" table:formula="of:=IF([.B496]=&quot;R&quot;;0;IF([.B496]=&quot;-&quot;;0;4))" office:value-type="float" office:value="4">
            <text:p>4</text:p>
          </table:table-cell>
          <table:table-cell table:style-name="ce26" table:formula="of:=IF([.B496]=&quot;R&quot;;0;COUNTIF([.F496:.I4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DeleteSelection <text:s/>= new KAction(KIcon( "edit-delete" ), i18n("Delete Selec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497]=&quot;R&quot;;VLOOKUP([.$C497];[.$C$5:.$I$1017];5;0);IF([.$B497]=&quot;E&quot;;&quot;x&quot;;IF([.$B497]=&quot;-&quot;;&quot;-&quot;;&quot;ND&quot;)))" office:value-type="string" office:string-value="x">
            <text:p>x</text:p>
          </table:table-cell>
          <table:table-cell table:style-name="ce18" table:formula="of:=IF([.$B497]=&quot;R&quot;;VLOOKUP([.$C497];[.$C$5:.$I$1017];5;0);IF([.$B497]=&quot;E&quot;;&quot;x&quot;;IF([.$B497]=&quot;-&quot;;&quot;-&quot;;&quot;ND&quot;)))" office:value-type="string" office:string-value="x">
            <text:p>x</text:p>
          </table:table-cell>
          <table:table-cell table:style-name="ce18" table:formula="of:=IF([.$B497]=&quot;R&quot;;VLOOKUP([.$C497];[.$C$5:.$I$1017];6;0);IF([.$B497]=&quot;E&quot;;&quot;x&quot;;IF([.$B497]=&quot;-&quot;;&quot;-&quot;;&quot;ND&quot;)))" office:value-type="string" office:string-value="x">
            <text:p>x</text:p>
          </table:table-cell>
          <table:table-cell table:style-name="ce18" table:formula="of:=IF([.$B497]=&quot;R&quot;;VLOOKUP([.$C497];[.$C$5:.$I$1017];7;0);IF([.$B497]=&quot;E&quot;;&quot;x&quot;;IF([.$B497]=&quot;-&quot;;&quot;-&quot;;&quot;ND&quot;)))" office:value-type="string" office:string-value="x">
            <text:p>x</text:p>
          </table:table-cell>
          <table:table-cell table:style-name="ce26" table:formula="of:=IF([.B497]=&quot;R&quot;;0;IF([.B497]=&quot;-&quot;;0;4))" office:value-type="float" office:value="0">
            <text:p>0</text:p>
          </table:table-cell>
          <table:table-cell table:style-name="ce26" table:formula="of:=IF([.B497]=&quot;R&quot;;0;COUNTIF([.F497:.I4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AddMilestone <text:s/>= new KAction(KIcon( "add_milestone" ), i18n("Add Mileston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5">
            <text:p>185</text:p>
          </table:table-cell>
          <table:table-cell table:style-name="ce6" table:number-columns-repeated="2"/>
          <table:table-cell table:style-name="ce18" table:formula="of:=IF([.$B498]=&quot;R&quot;;VLOOKUP([.$C498];[.$C$5:.$I$1017];5;0);IF([.$B498]=&quot;E&quot;;&quot;x&quot;;IF([.$B498]=&quot;-&quot;;&quot;-&quot;;&quot;ND&quot;)))" office:value-type="string" office:string-value="ND">
            <text:p>ND</text:p>
          </table:table-cell>
          <table:table-cell table:style-name="ce18" table:formula="of:=IF([.$B498]=&quot;R&quot;;VLOOKUP([.$C498];[.$C$5:.$I$1017];5;0);IF([.$B498]=&quot;E&quot;;&quot;x&quot;;IF([.$B498]=&quot;-&quot;;&quot;-&quot;;&quot;ND&quot;)))" office:value-type="string" office:string-value="ND">
            <text:p>ND</text:p>
          </table:table-cell>
          <table:table-cell table:style-name="ce18" table:formula="of:=IF([.$B498]=&quot;R&quot;;VLOOKUP([.$C498];[.$C$5:.$I$1017];6;0);IF([.$B498]=&quot;E&quot;;&quot;x&quot;;IF([.$B498]=&quot;-&quot;;&quot;-&quot;;&quot;ND&quot;)))" office:value-type="string" office:string-value="ND">
            <text:p>ND</text:p>
          </table:table-cell>
          <table:table-cell table:style-name="ce18" table:formula="of:=IF([.$B498]=&quot;R&quot;;VLOOKUP([.$C498];[.$C$5:.$I$1017];7;0);IF([.$B498]=&quot;E&quot;;&quot;x&quot;;IF([.$B498]=&quot;-&quot;;&quot;-&quot;;&quot;ND&quot;)))" office:value-type="string" office:string-value="ND">
            <text:p>ND</text:p>
          </table:table-cell>
          <table:table-cell table:style-name="ce26" table:formula="of:=IF([.B498]=&quot;R&quot;;0;IF([.B498]=&quot;-&quot;;0;4))" office:value-type="float" office:value="0">
            <text:p>0</text:p>
          </table:table-cell>
          <table:table-cell table:style-name="ce26" table:formula="of:=IF([.B498]=&quot;R&quot;;0;COUNTIF([.F498:.I4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AddSubtask <text:s/>= new KAction(KIcon( "add_sub_task" ), i18n("Add Sub-Tas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6">
            <text:p>186</text:p>
          </table:table-cell>
          <table:table-cell table:style-name="ce6" table:number-columns-repeated="2"/>
          <table:table-cell table:style-name="ce18" table:formula="of:=IF([.$B499]=&quot;R&quot;;VLOOKUP([.$C499];[.$C$5:.$I$1017];5;0);IF([.$B499]=&quot;E&quot;;&quot;x&quot;;IF([.$B499]=&quot;-&quot;;&quot;-&quot;;&quot;ND&quot;)))" office:value-type="string" office:string-value="ND">
            <text:p>ND</text:p>
          </table:table-cell>
          <table:table-cell table:style-name="ce18" table:formula="of:=IF([.$B499]=&quot;R&quot;;VLOOKUP([.$C499];[.$C$5:.$I$1017];5;0);IF([.$B499]=&quot;E&quot;;&quot;x&quot;;IF([.$B499]=&quot;-&quot;;&quot;-&quot;;&quot;ND&quot;)))" office:value-type="string" office:string-value="ND">
            <text:p>ND</text:p>
          </table:table-cell>
          <table:table-cell table:style-name="ce18" table:formula="of:=IF([.$B499]=&quot;R&quot;;VLOOKUP([.$C499];[.$C$5:.$I$1017];6;0);IF([.$B499]=&quot;E&quot;;&quot;x&quot;;IF([.$B499]=&quot;-&quot;;&quot;-&quot;;&quot;ND&quot;)))" office:value-type="string" office:string-value="ND">
            <text:p>ND</text:p>
          </table:table-cell>
          <table:table-cell table:style-name="ce18" table:formula="of:=IF([.$B499]=&quot;R&quot;;VLOOKUP([.$C499];[.$C$5:.$I$1017];7;0);IF([.$B499]=&quot;E&quot;;&quot;x&quot;;IF([.$B499]=&quot;-&quot;;&quot;-&quot;;&quot;ND&quot;)))" office:value-type="string" office:string-value="ND">
            <text:p>ND</text:p>
          </table:table-cell>
          <table:table-cell table:style-name="ce26" table:formula="of:=IF([.B499]=&quot;R&quot;;0;IF([.B499]=&quot;-&quot;;0;4))" office:value-type="float" office:value="0">
            <text:p>0</text:p>
          </table:table-cell>
          <table:table-cell table:style-name="ce26" table:formula="of:=IF([.B499]=&quot;R&quot;;0;COUNTIF([.F499:.I4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AddTask <text:s/>= new KAction(KIcon( "add_task" ), i18n("Add Tas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7">
            <text:p>187</text:p>
          </table:table-cell>
          <table:table-cell table:style-name="ce6" table:number-columns-repeated="2"/>
          <table:table-cell table:style-name="ce18" table:formula="of:=IF([.$B500]=&quot;R&quot;;VLOOKUP([.$C500];[.$C$5:.$I$1017];5;0);IF([.$B500]=&quot;E&quot;;&quot;x&quot;;IF([.$B500]=&quot;-&quot;;&quot;-&quot;;&quot;ND&quot;)))" office:value-type="string" office:string-value="ND">
            <text:p>ND</text:p>
          </table:table-cell>
          <table:table-cell table:style-name="ce18" table:formula="of:=IF([.$B500]=&quot;R&quot;;VLOOKUP([.$C500];[.$C$5:.$I$1017];5;0);IF([.$B500]=&quot;E&quot;;&quot;x&quot;;IF([.$B500]=&quot;-&quot;;&quot;-&quot;;&quot;ND&quot;)))" office:value-type="string" office:string-value="ND">
            <text:p>ND</text:p>
          </table:table-cell>
          <table:table-cell table:style-name="ce18" table:formula="of:=IF([.$B500]=&quot;R&quot;;VLOOKUP([.$C500];[.$C$5:.$I$1017];6;0);IF([.$B500]=&quot;E&quot;;&quot;x&quot;;IF([.$B500]=&quot;-&quot;;&quot;-&quot;;&quot;ND&quot;)))" office:value-type="string" office:string-value="ND">
            <text:p>ND</text:p>
          </table:table-cell>
          <table:table-cell table:style-name="ce18" table:formula="of:=IF([.$B500]=&quot;R&quot;;VLOOKUP([.$C500];[.$C$5:.$I$1017];7;0);IF([.$B500]=&quot;E&quot;;&quot;x&quot;;IF([.$B500]=&quot;-&quot;;&quot;-&quot;;&quot;ND&quot;)))" office:value-type="string" office:string-value="ND">
            <text:p>ND</text:p>
          </table:table-cell>
          <table:table-cell table:style-name="ce26" table:formula="of:=IF([.B500]=&quot;R&quot;;0;IF([.B500]=&quot;-&quot;;0;4))" office:value-type="float" office:value="0">
            <text:p>0</text:p>
          </table:table-cell>
          <table:table-cell table:style-name="ce26" table:formula="of:=IF([.B500]=&quot;R&quot;;0;COUNTIF([.F500:.I5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501]=&quot;R&quot;;VLOOKUP([.$C501];[.$C$5:.$I$1017];5;0);IF([.$B501]=&quot;E&quot;;&quot;x&quot;;IF([.$B501]=&quot;-&quot;;&quot;-&quot;;&quot;ND&quot;)))" office:value-type="string" office:string-value="x">
            <text:p>x</text:p>
          </table:table-cell>
          <table:table-cell table:style-name="ce18" table:formula="of:=IF([.$B501]=&quot;R&quot;;VLOOKUP([.$C501];[.$C$5:.$I$1017];5;0);IF([.$B501]=&quot;E&quot;;&quot;x&quot;;IF([.$B501]=&quot;-&quot;;&quot;-&quot;;&quot;ND&quot;)))" office:value-type="string" office:string-value="x">
            <text:p>x</text:p>
          </table:table-cell>
          <table:table-cell table:style-name="ce18" table:formula="of:=IF([.$B501]=&quot;R&quot;;VLOOKUP([.$C501];[.$C$5:.$I$1017];6;0);IF([.$B501]=&quot;E&quot;;&quot;x&quot;;IF([.$B501]=&quot;-&quot;;&quot;-&quot;;&quot;ND&quot;)))" office:value-type="string" office:string-value="x">
            <text:p>x</text:p>
          </table:table-cell>
          <table:table-cell table:style-name="ce18" table:formula="of:=IF([.$B501]=&quot;R&quot;;VLOOKUP([.$C501];[.$C$5:.$I$1017];7;0);IF([.$B501]=&quot;E&quot;;&quot;x&quot;;IF([.$B501]=&quot;-&quot;;&quot;-&quot;;&quot;ND&quot;)))" office:value-type="string" office:string-value="x">
            <text:p>x</text:p>
          </table:table-cell>
          <table:table-cell table:style-name="ce26" table:formula="of:=IF([.B501]=&quot;R&quot;;0;IF([.B501]=&quot;-&quot;;0;4))" office:value-type="float" office:value="0">
            <text:p>0</text:p>
          </table:table-cell>
          <table:table-cell table:style-name="ce26" table:formula="of:=IF([.B501]=&quot;R&quot;;0;COUNTIF([.F501:.I5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IndentTask <text:s/>= new KAction(KIcon("indent_task"), i18n("Indent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6" table:number-columns-repeated="2"/>
          <table:table-cell table:style-name="ce18" table:formula="of:=IF([.$B502]=&quot;R&quot;;VLOOKUP([.$C502];[.$C$5:.$I$1017];5;0);IF([.$B502]=&quot;E&quot;;&quot;x&quot;;IF([.$B502]=&quot;-&quot;;&quot;-&quot;;&quot;ND&quot;)))" office:value-type="string" office:string-value="x">
            <text:p>x</text:p>
          </table:table-cell>
          <table:table-cell table:style-name="ce18" table:formula="of:=IF([.$B502]=&quot;R&quot;;VLOOKUP([.$C502];[.$C$5:.$I$1017];5;0);IF([.$B502]=&quot;E&quot;;&quot;x&quot;;IF([.$B502]=&quot;-&quot;;&quot;-&quot;;&quot;ND&quot;)))" office:value-type="string" office:string-value="x">
            <text:p>x</text:p>
          </table:table-cell>
          <table:table-cell table:style-name="ce18" table:formula="of:=IF([.$B502]=&quot;R&quot;;VLOOKUP([.$C502];[.$C$5:.$I$1017];6;0);IF([.$B502]=&quot;E&quot;;&quot;x&quot;;IF([.$B502]=&quot;-&quot;;&quot;-&quot;;&quot;ND&quot;)))" office:value-type="string" office:string-value="x">
            <text:p>x</text:p>
          </table:table-cell>
          <table:table-cell table:style-name="ce18" table:formula="of:=IF([.$B502]=&quot;R&quot;;VLOOKUP([.$C502];[.$C$5:.$I$1017];7;0);IF([.$B502]=&quot;E&quot;;&quot;x&quot;;IF([.$B502]=&quot;-&quot;;&quot;-&quot;;&quot;ND&quot;)))" office:value-type="string" office:string-value="x">
            <text:p>x</text:p>
          </table:table-cell>
          <table:table-cell table:style-name="ce26" table:formula="of:=IF([.B502]=&quot;R&quot;;0;IF([.B502]=&quot;-&quot;;0;4))" office:value-type="float" office:value="0">
            <text:p>0</text:p>
          </table:table-cell>
          <table:table-cell table:style-name="ce26" table:formula="of:=IF([.B502]=&quot;R&quot;;0;COUNTIF([.F502:.I5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Down <text:s/>= new KAction(KIcon("move_task_down"), i18n("Move 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update to “arrow-down”</text:p>
          </table:table-cell>
          <table:table-cell table:style-name="ce6"/>
          <table:table-cell table:style-name="ce18" table:formula="of:=IF([.$B503]=&quot;R&quot;;VLOOKUP([.$C503];[.$C$5:.$I$1017];5;0);IF([.$B503]=&quot;E&quot;;&quot;x&quot;;IF([.$B503]=&quot;-&quot;;&quot;-&quot;;&quot;ND&quot;)))" office:value-type="string" office:string-value="x">
            <text:p>x</text:p>
          </table:table-cell>
          <table:table-cell table:style-name="ce18" table:formula="of:=IF([.$B503]=&quot;R&quot;;VLOOKUP([.$C503];[.$C$5:.$I$1017];5;0);IF([.$B503]=&quot;E&quot;;&quot;x&quot;;IF([.$B503]=&quot;-&quot;;&quot;-&quot;;&quot;ND&quot;)))" office:value-type="string" office:string-value="x">
            <text:p>x</text:p>
          </table:table-cell>
          <table:table-cell table:style-name="ce18" table:formula="of:=IF([.$B503]=&quot;R&quot;;VLOOKUP([.$C503];[.$C$5:.$I$1017];6;0);IF([.$B503]=&quot;E&quot;;&quot;x&quot;;IF([.$B503]=&quot;-&quot;;&quot;-&quot;;&quot;ND&quot;)))" office:value-type="string" office:string-value="x">
            <text:p>x</text:p>
          </table:table-cell>
          <table:table-cell table:style-name="ce18" table:formula="of:=IF([.$B503]=&quot;R&quot;;VLOOKUP([.$C503];[.$C$5:.$I$1017];7;0);IF([.$B503]=&quot;E&quot;;&quot;x&quot;;IF([.$B503]=&quot;-&quot;;&quot;-&quot;;&quot;ND&quot;)))" office:value-type="string" office:string-value="x">
            <text:p>x</text:p>
          </table:table-cell>
          <table:table-cell table:style-name="ce26" table:formula="of:=IF([.B503]=&quot;R&quot;;0;IF([.B503]=&quot;-&quot;;0;4))" office:value-type="float" office:value="0">
            <text:p>0</text:p>
          </table:table-cell>
          <table:table-cell table:style-name="ce26" table:formula="of:=IF([.B503]=&quot;R&quot;;0;COUNTIF([.F503:.I5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Up <text:s/>= new KAction(KIcon("move_task_up"), i18n("Move 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update to “arrow-up”</text:p>
          </table:table-cell>
          <table:table-cell table:style-name="ce6"/>
          <table:table-cell table:style-name="ce18" table:formula="of:=IF([.$B504]=&quot;R&quot;;VLOOKUP([.$C504];[.$C$5:.$I$1017];5;0);IF([.$B504]=&quot;E&quot;;&quot;x&quot;;IF([.$B504]=&quot;-&quot;;&quot;-&quot;;&quot;ND&quot;)))" office:value-type="string" office:string-value="x">
            <text:p>x</text:p>
          </table:table-cell>
          <table:table-cell table:style-name="ce18" table:formula="of:=IF([.$B504]=&quot;R&quot;;VLOOKUP([.$C504];[.$C$5:.$I$1017];5;0);IF([.$B504]=&quot;E&quot;;&quot;x&quot;;IF([.$B504]=&quot;-&quot;;&quot;-&quot;;&quot;ND&quot;)))" office:value-type="string" office:string-value="x">
            <text:p>x</text:p>
          </table:table-cell>
          <table:table-cell table:style-name="ce18" table:formula="of:=IF([.$B504]=&quot;R&quot;;VLOOKUP([.$C504];[.$C$5:.$I$1017];6;0);IF([.$B504]=&quot;E&quot;;&quot;x&quot;;IF([.$B504]=&quot;-&quot;;&quot;-&quot;;&quot;ND&quot;)))" office:value-type="string" office:string-value="x">
            <text:p>x</text:p>
          </table:table-cell>
          <table:table-cell table:style-name="ce18" table:formula="of:=IF([.$B504]=&quot;R&quot;;VLOOKUP([.$C504];[.$C$5:.$I$1017];7;0);IF([.$B504]=&quot;E&quot;;&quot;x&quot;;IF([.$B504]=&quot;-&quot;;&quot;-&quot;;&quot;ND&quot;)))" office:value-type="string" office:string-value="x">
            <text:p>x</text:p>
          </table:table-cell>
          <table:table-cell table:style-name="ce26" table:formula="of:=IF([.B504]=&quot;R&quot;;0;IF([.B504]=&quot;-&quot;;0;4))" office:value-type="float" office:value="0">
            <text:p>0</text:p>
          </table:table-cell>
          <table:table-cell table:style-name="ce26" table:formula="of:=IF([.B504]=&quot;R&quot;;0;COUNTIF([.F504:.I5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UnindentTask <text:s/>= new KAction(KIcon("unindent_task"), i18n("Unindent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6" table:number-columns-repeated="2"/>
          <table:table-cell table:style-name="ce18" table:formula="of:=IF([.$B505]=&quot;R&quot;;VLOOKUP([.$C505];[.$C$5:.$I$1017];5;0);IF([.$B505]=&quot;E&quot;;&quot;x&quot;;IF([.$B505]=&quot;-&quot;;&quot;-&quot;;&quot;ND&quot;)))" office:value-type="string" office:string-value="x">
            <text:p>x</text:p>
          </table:table-cell>
          <table:table-cell table:style-name="ce18" table:formula="of:=IF([.$B505]=&quot;R&quot;;VLOOKUP([.$C505];[.$C$5:.$I$1017];5;0);IF([.$B505]=&quot;E&quot;;&quot;x&quot;;IF([.$B505]=&quot;-&quot;;&quot;-&quot;;&quot;ND&quot;)))" office:value-type="string" office:string-value="x">
            <text:p>x</text:p>
          </table:table-cell>
          <table:table-cell table:style-name="ce18" table:formula="of:=IF([.$B505]=&quot;R&quot;;VLOOKUP([.$C505];[.$C$5:.$I$1017];6;0);IF([.$B505]=&quot;E&quot;;&quot;x&quot;;IF([.$B505]=&quot;-&quot;;&quot;-&quot;;&quot;ND&quot;)))" office:value-type="string" office:string-value="x">
            <text:p>x</text:p>
          </table:table-cell>
          <table:table-cell table:style-name="ce18" table:formula="of:=IF([.$B505]=&quot;R&quot;;VLOOKUP([.$C505];[.$C$5:.$I$1017];7;0);IF([.$B505]=&quot;E&quot;;&quot;x&quot;;IF([.$B505]=&quot;-&quot;;&quot;-&quot;;&quot;ND&quot;)))" office:value-type="string" office:string-value="x">
            <text:p>x</text:p>
          </table:table-cell>
          <table:table-cell table:style-name="ce26" table:formula="of:=IF([.B505]=&quot;R&quot;;0;IF([.B505]=&quot;-&quot;;0;4))" office:value-type="float" office:value="0">
            <text:p>0</text:p>
          </table:table-cell>
          <table:table-cell table:style-name="ce26" table:formula="of:=IF([.B505]=&quot;R&quot;;0;COUNTIF([.F505:.I5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close" ) );</text:p>
          </table:table-cell>
          <table:table-cell table:style-name="ce3" office:value-type="string">
            <text:p>E</text:p>
          </table:table-cell>
          <table:table-cell table:style-name="ce3" office:value-type="float" office:value="192">
            <text:p>192</text:p>
          </table:table-cell>
          <table:table-cell table:style-name="ce6"/>
          <table:table-cell table:style-name="ce12" office:value-type="string">
            <text:p>view-close</text:p>
          </table:table-cell>
          <table:table-cell table:style-name="ce18" table:formula="of:=IF([.$B506]=&quot;R&quot;;VLOOKUP([.$C506];[.$C$5:.$I$1017];5;0);IF([.$B506]=&quot;E&quot;;&quot;x&quot;;IF([.$B506]=&quot;-&quot;;&quot;-&quot;;&quot;ND&quot;)))" office:value-type="string" office:string-value="x">
            <text:p>x</text:p>
          </table:table-cell>
          <table:table-cell table:style-name="ce18" table:formula="of:=IF([.$B506]=&quot;R&quot;;VLOOKUP([.$C506];[.$C$5:.$I$1017];5;0);IF([.$B506]=&quot;E&quot;;&quot;x&quot;;IF([.$B506]=&quot;-&quot;;&quot;-&quot;;&quot;ND&quot;)))" office:value-type="string" office:string-value="x">
            <text:p>x</text:p>
          </table:table-cell>
          <table:table-cell table:style-name="ce18" table:formula="of:=IF([.$B506]=&quot;R&quot;;VLOOKUP([.$C506];[.$C$5:.$I$1017];6;0);IF([.$B506]=&quot;E&quot;;&quot;x&quot;;IF([.$B506]=&quot;-&quot;;&quot;-&quot;;&quot;ND&quot;)))" office:value-type="string" office:string-value="x">
            <text:p>x</text:p>
          </table:table-cell>
          <table:table-cell table:style-name="ce18" table:formula="of:=IF([.$B506]=&quot;R&quot;;VLOOKUP([.$C506];[.$C$5:.$I$1017];7;0);IF([.$B506]=&quot;E&quot;;&quot;x&quot;;IF([.$B506]=&quot;-&quot;;&quot;-&quot;;&quot;ND&quot;)))" office:value-type="string" office:string-value="x">
            <text:p>x</text:p>
          </table:table-cell>
          <table:table-cell table:style-name="ce26" table:formula="of:=IF([.B506]=&quot;R&quot;;0;IF([.B506]=&quot;-&quot;;0;4))" office:value-type="float" office:value="4">
            <text:p>4</text:p>
          </table:table-cell>
          <table:table-cell table:style-name="ce26" table:formula="of:=IF([.B506]=&quot;R&quot;;0;COUNTIF([.F506:.I50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split-left-right" ) );</text:p>
          </table:table-cell>
          <table:table-cell table:style-name="ce3" office:value-type="string">
            <text:p>E</text:p>
          </table:table-cell>
          <table:table-cell table:style-name="ce3" office:value-type="float" office:value="193">
            <text:p>193</text:p>
          </table:table-cell>
          <table:table-cell table:style-name="ce6"/>
          <table:table-cell table:style-name="ce12" office:value-type="string">
            <text:p>view-split-left-right</text:p>
          </table:table-cell>
          <table:table-cell table:style-name="ce18" table:formula="of:=IF([.$B507]=&quot;R&quot;;VLOOKUP([.$C507];[.$C$5:.$I$1017];5;0);IF([.$B507]=&quot;E&quot;;&quot;x&quot;;IF([.$B507]=&quot;-&quot;;&quot;-&quot;;&quot;ND&quot;)))" office:value-type="string" office:string-value="x">
            <text:p>x</text:p>
          </table:table-cell>
          <table:table-cell table:style-name="ce18" table:formula="of:=IF([.$B507]=&quot;R&quot;;VLOOKUP([.$C507];[.$C$5:.$I$1017];5;0);IF([.$B507]=&quot;E&quot;;&quot;x&quot;;IF([.$B507]=&quot;-&quot;;&quot;-&quot;;&quot;ND&quot;)))" office:value-type="string" office:string-value="x">
            <text:p>x</text:p>
          </table:table-cell>
          <table:table-cell table:style-name="ce18" table:formula="of:=IF([.$B507]=&quot;R&quot;;VLOOKUP([.$C507];[.$C$5:.$I$1017];6;0);IF([.$B507]=&quot;E&quot;;&quot;x&quot;;IF([.$B507]=&quot;-&quot;;&quot;-&quot;;&quot;ND&quot;)))" office:value-type="string" office:string-value="x">
            <text:p>x</text:p>
          </table:table-cell>
          <table:table-cell table:style-name="ce18" table:formula="of:=IF([.$B507]=&quot;R&quot;;VLOOKUP([.$C507];[.$C$5:.$I$1017];7;0);IF([.$B507]=&quot;E&quot;;&quot;x&quot;;IF([.$B507]=&quot;-&quot;;&quot;-&quot;;&quot;ND&quot;)))" office:value-type="string" office:string-value="x">
            <text:p>x</text:p>
          </table:table-cell>
          <table:table-cell table:style-name="ce26" table:formula="of:=IF([.B507]=&quot;R&quot;;0;IF([.B507]=&quot;-&quot;;0;4))" office:value-type="float" office:value="4">
            <text:p>4</text:p>
          </table:table-cell>
          <table:table-cell table:style-name="ce26" table:formula="of:=IF([.B507]=&quot;R&quot;;0;COUNTIF([.F507:.I50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3"/>actionOptions = new KAction(KIcon("configure"), i18n("Configure 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configure-view?</text:p>
          </table:table-cell>
          <table:table-cell table:style-name="ce6"/>
          <table:table-cell table:style-name="ce18" table:formula="of:=IF([.$B508]=&quot;R&quot;;VLOOKUP([.$C508];[.$C$5:.$I$1017];5;0);IF([.$B508]=&quot;E&quot;;&quot;x&quot;;IF([.$B508]=&quot;-&quot;;&quot;-&quot;;&quot;ND&quot;)))" office:value-type="string" office:string-value="x">
            <text:p>x</text:p>
          </table:table-cell>
          <table:table-cell table:style-name="ce18" table:formula="of:=IF([.$B508]=&quot;R&quot;;VLOOKUP([.$C508];[.$C$5:.$I$1017];5;0);IF([.$B508]=&quot;E&quot;;&quot;x&quot;;IF([.$B508]=&quot;-&quot;;&quot;-&quot;;&quot;ND&quot;)))" office:value-type="string" office:string-value="x">
            <text:p>x</text:p>
          </table:table-cell>
          <table:table-cell table:style-name="ce18" table:formula="of:=IF([.$B508]=&quot;R&quot;;VLOOKUP([.$C508];[.$C$5:.$I$1017];6;0);IF([.$B508]=&quot;E&quot;;&quot;x&quot;;IF([.$B508]=&quot;-&quot;;&quot;-&quot;;&quot;ND&quot;)))" office:value-type="string" office:string-value="x">
            <text:p>x</text:p>
          </table:table-cell>
          <table:table-cell table:style-name="ce18" table:formula="of:=IF([.$B508]=&quot;R&quot;;VLOOKUP([.$C508];[.$C$5:.$I$1017];7;0);IF([.$B508]=&quot;E&quot;;&quot;x&quot;;IF([.$B508]=&quot;-&quot;;&quot;-&quot;;&quot;ND&quot;)))" office:value-type="string" office:string-value="x">
            <text:p>x</text:p>
          </table:table-cell>
          <table:table-cell table:style-name="ce26" table:formula="of:=IF([.B508]=&quot;R&quot;;0;IF([.B508]=&quot;-&quot;;0;4))" office:value-type="float" office:value="0">
            <text:p>0</text:p>
          </table:table-cell>
          <table:table-cell table:style-name="ce26" table:formula="of:=IF([.B508]=&quot;R&quot;;0;COUNTIF([.F508:.I5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3"/>m_actionSplitView = new KAction(KIcon("view-split-left-right"), ""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3">
            <text:p>193</text:p>
          </table:table-cell>
          <table:table-cell table:style-name="ce6" table:number-columns-repeated="2"/>
          <table:table-cell table:style-name="ce18" table:formula="of:=IF([.$B509]=&quot;R&quot;;VLOOKUP([.$C509];[.$C$5:.$I$1017];5;0);IF([.$B509]=&quot;E&quot;;&quot;x&quot;;IF([.$B509]=&quot;-&quot;;&quot;-&quot;;&quot;ND&quot;)))" office:value-type="string" office:string-value="x">
            <text:p>x</text:p>
          </table:table-cell>
          <table:table-cell table:style-name="ce18" table:formula="of:=IF([.$B509]=&quot;R&quot;;VLOOKUP([.$C509];[.$C$5:.$I$1017];5;0);IF([.$B509]=&quot;E&quot;;&quot;x&quot;;IF([.$B509]=&quot;-&quot;;&quot;-&quot;;&quot;ND&quot;)))" office:value-type="string" office:string-value="x">
            <text:p>x</text:p>
          </table:table-cell>
          <table:table-cell table:style-name="ce18" table:formula="of:=IF([.$B509]=&quot;R&quot;;VLOOKUP([.$C509];[.$C$5:.$I$1017];6;0);IF([.$B509]=&quot;E&quot;;&quot;x&quot;;IF([.$B509]=&quot;-&quot;;&quot;-&quot;;&quot;ND&quot;)))" office:value-type="string" office:string-value="x">
            <text:p>x</text:p>
          </table:table-cell>
          <table:table-cell table:style-name="ce18" table:formula="of:=IF([.$B509]=&quot;R&quot;;VLOOKUP([.$C509];[.$C$5:.$I$1017];7;0);IF([.$B509]=&quot;E&quot;;&quot;x&quot;;IF([.$B509]=&quot;-&quot;;&quot;-&quot;;&quot;ND&quot;)))" office:value-type="string" office:string-value="x">
            <text:p>x</text:p>
          </table:table-cell>
          <table:table-cell table:style-name="ce26" table:formula="of:=IF([.B509]=&quot;R&quot;;0;IF([.B509]=&quot;-&quot;;0;4))" office:value-type="float" office:value="0">
            <text:p>0</text:p>
          </table:table-cell>
          <table:table-cell table:style-name="ce26" table:formula="of:=IF([.B509]=&quot;R&quot;;0;COUNTIF([.F509:.I5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application.cpp:/*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510]=&quot;R&quot;;VLOOKUP([.$C510];[.$C$5:.$I$1017];5;0);IF([.$B510]=&quot;E&quot;;&quot;x&quot;;IF([.$B510]=&quot;-&quot;;&quot;-&quot;;&quot;ND&quot;)))" office:value-type="string" office:string-value="ND">
            <text:p>ND</text:p>
          </table:table-cell>
          <table:table-cell table:style-name="ce18" table:formula="of:=IF([.$B510]=&quot;R&quot;;VLOOKUP([.$C510];[.$C$5:.$I$1017];5;0);IF([.$B510]=&quot;E&quot;;&quot;x&quot;;IF([.$B510]=&quot;-&quot;;&quot;-&quot;;&quot;ND&quot;)))" office:value-type="string" office:string-value="ND">
            <text:p>ND</text:p>
          </table:table-cell>
          <table:table-cell table:style-name="ce18" table:formula="of:=IF([.$B510]=&quot;R&quot;;VLOOKUP([.$C510];[.$C$5:.$I$1017];6;0);IF([.$B510]=&quot;E&quot;;&quot;x&quot;;IF([.$B510]=&quot;-&quot;;&quot;-&quot;;&quot;ND&quot;)))" office:value-type="string" office:string-value="ND">
            <text:p>ND</text:p>
          </table:table-cell>
          <table:table-cell table:style-name="ce18" table:formula="of:=IF([.$B510]=&quot;R&quot;;VLOOKUP([.$C510];[.$C$5:.$I$1017];7;0);IF([.$B510]=&quot;E&quot;;&quot;x&quot;;IF([.$B510]=&quot;-&quot;;&quot;-&quot;;&quot;ND&quot;)))" office:value-type="string" office:string-value="ND">
            <text:p>ND</text:p>
          </table:table-cell>
          <table:table-cell table:style-name="ce26" table:formula="of:=IF([.B510]=&quot;R&quot;;0;IF([.B510]=&quot;-&quot;;0;4))" office:value-type="float" office:value="0">
            <text:p>0</text:p>
          </table:table-cell>
          <table:table-cell table:style-name="ce26" table:formula="of:=IF([.B510]=&quot;R&quot;;0;COUNTIF([.F510:.I5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511]=&quot;R&quot;;VLOOKUP([.$C511];[.$C$5:.$I$1017];5;0);IF([.$B511]=&quot;E&quot;;&quot;x&quot;;IF([.$B511]=&quot;-&quot;;&quot;-&quot;;&quot;ND&quot;)))" office:value-type="string" office:string-value="ND">
            <text:p>ND</text:p>
          </table:table-cell>
          <table:table-cell table:style-name="ce18" table:formula="of:=IF([.$B511]=&quot;R&quot;;VLOOKUP([.$C511];[.$C$5:.$I$1017];5;0);IF([.$B511]=&quot;E&quot;;&quot;x&quot;;IF([.$B511]=&quot;-&quot;;&quot;-&quot;;&quot;ND&quot;)))" office:value-type="string" office:string-value="ND">
            <text:p>ND</text:p>
          </table:table-cell>
          <table:table-cell table:style-name="ce18" table:formula="of:=IF([.$B511]=&quot;R&quot;;VLOOKUP([.$C511];[.$C$5:.$I$1017];6;0);IF([.$B511]=&quot;E&quot;;&quot;x&quot;;IF([.$B511]=&quot;-&quot;;&quot;-&quot;;&quot;ND&quot;)))" office:value-type="string" office:string-value="ND">
            <text:p>ND</text:p>
          </table:table-cell>
          <table:table-cell table:style-name="ce18" table:formula="of:=IF([.$B511]=&quot;R&quot;;VLOOKUP([.$C511];[.$C$5:.$I$1017];7;0);IF([.$B511]=&quot;E&quot;;&quot;x&quot;;IF([.$B511]=&quot;-&quot;;&quot;-&quot;;&quot;ND&quot;)))" office:value-type="string" office:string-value="ND">
            <text:p>ND</text:p>
          </table:table-cell>
          <table:table-cell table:style-name="ce26" table:formula="of:=IF([.B511]=&quot;R&quot;;0;IF([.B511]=&quot;-&quot;;0;4))" office:value-type="float" office:value="0">
            <text:p>0</text:p>
          </table:table-cell>
          <table:table-cell table:style-name="ce26" table:formula="of:=IF([.B511]=&quot;R&quot;;0;COUNTIF([.F511:.I5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taskworkpackageview.cpp: <text:s text:c="3"/>actionOptions = new KAction(KIcon("configure"), i18n("Configure 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512]=&quot;R&quot;;VLOOKUP([.$C512];[.$C$5:.$I$1017];5;0);IF([.$B512]=&quot;E&quot;;&quot;x&quot;;IF([.$B512]=&quot;-&quot;;&quot;-&quot;;&quot;ND&quot;)))" office:value-type="string" office:string-value="x">
            <text:p>x</text:p>
          </table:table-cell>
          <table:table-cell table:style-name="ce18" table:formula="of:=IF([.$B512]=&quot;R&quot;;VLOOKUP([.$C512];[.$C$5:.$I$1017];5;0);IF([.$B512]=&quot;E&quot;;&quot;x&quot;;IF([.$B512]=&quot;-&quot;;&quot;-&quot;;&quot;ND&quot;)))" office:value-type="string" office:string-value="x">
            <text:p>x</text:p>
          </table:table-cell>
          <table:table-cell table:style-name="ce18" table:formula="of:=IF([.$B512]=&quot;R&quot;;VLOOKUP([.$C512];[.$C$5:.$I$1017];6;0);IF([.$B512]=&quot;E&quot;;&quot;x&quot;;IF([.$B512]=&quot;-&quot;;&quot;-&quot;;&quot;ND&quot;)))" office:value-type="string" office:string-value="x">
            <text:p>x</text:p>
          </table:table-cell>
          <table:table-cell table:style-name="ce18" table:formula="of:=IF([.$B512]=&quot;R&quot;;VLOOKUP([.$C512];[.$C$5:.$I$1017];7;0);IF([.$B512]=&quot;E&quot;;&quot;x&quot;;IF([.$B512]=&quot;-&quot;;&quot;-&quot;;&quot;ND&quot;)))" office:value-type="string" office:string-value="x">
            <text:p>x</text:p>
          </table:table-cell>
          <table:table-cell table:style-name="ce26" table:formula="of:=IF([.B512]=&quot;R&quot;;0;IF([.B512]=&quot;-&quot;;0;4))" office:value-type="float" office:value="0">
            <text:p>0</text:p>
          </table:table-cell>
          <table:table-cell table:style-name="ce26" table:formula="of:=IF([.B512]=&quot;R&quot;;0;COUNTIF([.F512:.I5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Configure <text:s/>= new KAction(KIcon( "configure" ), i18n("Configure KPlatoWo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513]=&quot;R&quot;;VLOOKUP([.$C513];[.$C$5:.$I$1017];5;0);IF([.$B513]=&quot;E&quot;;&quot;x&quot;;IF([.$B513]=&quot;-&quot;;&quot;-&quot;;&quot;ND&quot;)))" office:value-type="string" office:string-value="x">
            <text:p>x</text:p>
          </table:table-cell>
          <table:table-cell table:style-name="ce18" table:formula="of:=IF([.$B513]=&quot;R&quot;;VLOOKUP([.$C513];[.$C$5:.$I$1017];5;0);IF([.$B513]=&quot;E&quot;;&quot;x&quot;;IF([.$B513]=&quot;-&quot;;&quot;-&quot;;&quot;ND&quot;)))" office:value-type="string" office:string-value="x">
            <text:p>x</text:p>
          </table:table-cell>
          <table:table-cell table:style-name="ce18" table:formula="of:=IF([.$B513]=&quot;R&quot;;VLOOKUP([.$C513];[.$C$5:.$I$1017];6;0);IF([.$B513]=&quot;E&quot;;&quot;x&quot;;IF([.$B513]=&quot;-&quot;;&quot;-&quot;;&quot;ND&quot;)))" office:value-type="string" office:string-value="x">
            <text:p>x</text:p>
          </table:table-cell>
          <table:table-cell table:style-name="ce18" table:formula="of:=IF([.$B513]=&quot;R&quot;;VLOOKUP([.$C513];[.$C$5:.$I$1017];7;0);IF([.$B513]=&quot;E&quot;;&quot;x&quot;;IF([.$B513]=&quot;-&quot;;&quot;-&quot;;&quot;ND&quot;)))" office:value-type="string" office:string-value="x">
            <text:p>x</text:p>
          </table:table-cell>
          <table:table-cell table:style-name="ce26" table:formula="of:=IF([.B513]=&quot;R&quot;;0;IF([.B513]=&quot;-&quot;;0;4))" office:value-type="float" office:value="0">
            <text:p>0</text:p>
          </table:table-cell>
          <table:table-cell table:style-name="ce26" table:formula="of:=IF([.B513]=&quot;R&quot;;0;COUNTIF([.F513:.I5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EditDocument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edit document</text:p>
          </table:table-cell>
          <table:table-cell table:style-name="ce6"/>
          <table:table-cell table:style-name="ce18" table:formula="of:=IF([.$B514]=&quot;R&quot;;VLOOKUP([.$C514];[.$C$5:.$I$1017];5;0);IF([.$B514]=&quot;E&quot;;&quot;x&quot;;IF([.$B514]=&quot;-&quot;;&quot;-&quot;;&quot;ND&quot;)))" office:value-type="string" office:string-value="x">
            <text:p>x</text:p>
          </table:table-cell>
          <table:table-cell table:style-name="ce18" table:formula="of:=IF([.$B514]=&quot;R&quot;;VLOOKUP([.$C514];[.$C$5:.$I$1017];5;0);IF([.$B514]=&quot;E&quot;;&quot;x&quot;;IF([.$B514]=&quot;-&quot;;&quot;-&quot;;&quot;ND&quot;)))" office:value-type="string" office:string-value="x">
            <text:p>x</text:p>
          </table:table-cell>
          <table:table-cell table:style-name="ce18" table:formula="of:=IF([.$B514]=&quot;R&quot;;VLOOKUP([.$C514];[.$C$5:.$I$1017];6;0);IF([.$B514]=&quot;E&quot;;&quot;x&quot;;IF([.$B514]=&quot;-&quot;;&quot;-&quot;;&quot;ND&quot;)))" office:value-type="string" office:string-value="x">
            <text:p>x</text:p>
          </table:table-cell>
          <table:table-cell table:style-name="ce18" table:formula="of:=IF([.$B514]=&quot;R&quot;;VLOOKUP([.$C514];[.$C$5:.$I$1017];7;0);IF([.$B514]=&quot;E&quot;;&quot;x&quot;;IF([.$B514]=&quot;-&quot;;&quot;-&quot;;&quot;ND&quot;)))" office:value-type="string" office:string-value="x">
            <text:p>x</text:p>
          </table:table-cell>
          <table:table-cell table:style-name="ce26" table:formula="of:=IF([.B514]=&quot;R&quot;;0;IF([.B514]=&quot;-&quot;;0;4))" office:value-type="float" office:value="0">
            <text:p>0</text:p>
          </table:table-cell>
          <table:table-cell table:style-name="ce26" table:formula="of:=IF([.B514]=&quot;R&quot;;0;COUNTIF([.F514:.I5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SendPackage <text:s/>= new KAction(KIcon( "file_send_file" ), i18n("Send Packag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94">
            <text:p>194</text:p>
          </table:table-cell>
          <table:table-cell table:style-name="ce6" office:value-type="string">
            <text:p>“file_send_file” / file-upload / </text:p>
            <text:p>document-upload <text:s/>??</text:p>
          </table:table-cell>
          <table:table-cell table:style-name="ce6"/>
          <table:table-cell table:style-name="ce18" table:formula="of:=IF([.$B515]=&quot;R&quot;;VLOOKUP([.$C515];[.$C$5:.$I$1017];5;0);IF([.$B515]=&quot;E&quot;;&quot;x&quot;;IF([.$B515]=&quot;-&quot;;&quot;-&quot;;&quot;ND&quot;)))" office:value-type="string" office:string-value="ND">
            <text:p>ND</text:p>
          </table:table-cell>
          <table:table-cell table:style-name="ce18" table:formula="of:=IF([.$B515]=&quot;R&quot;;VLOOKUP([.$C515];[.$C$5:.$I$1017];5;0);IF([.$B515]=&quot;E&quot;;&quot;x&quot;;IF([.$B515]=&quot;-&quot;;&quot;-&quot;;&quot;ND&quot;)))" office:value-type="string" office:string-value="ND">
            <text:p>ND</text:p>
          </table:table-cell>
          <table:table-cell table:style-name="ce18" table:formula="of:=IF([.$B515]=&quot;R&quot;;VLOOKUP([.$C515];[.$C$5:.$I$1017];6;0);IF([.$B515]=&quot;E&quot;;&quot;x&quot;;IF([.$B515]=&quot;-&quot;;&quot;-&quot;;&quot;ND&quot;)))" office:value-type="string" office:string-value="ND">
            <text:p>ND</text:p>
          </table:table-cell>
          <table:table-cell table:style-name="ce18" table:formula="of:=IF([.$B515]=&quot;R&quot;;VLOOKUP([.$C515];[.$C$5:.$I$1017];7;0);IF([.$B515]=&quot;E&quot;;&quot;x&quot;;IF([.$B515]=&quot;-&quot;;&quot;-&quot;;&quot;ND&quot;)))" office:value-type="string" office:string-value="ND">
            <text:p>ND</text:p>
          </table:table-cell>
          <table:table-cell table:style-name="ce26" table:formula="of:=IF([.B515]=&quot;R&quot;;0;IF([.B515]=&quot;-&quot;;0;4))" office:value-type="float" office:value="4">
            <text:p>4</text:p>
          </table:table-cell>
          <table:table-cell table:style-name="ce26" table:formula="of:=IF([.B515]=&quot;R&quot;;0;COUNTIF([.F515:.I5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task progress</text:p>
          </table:table-cell>
          <table:table-cell table:style-name="ce6"/>
          <table:table-cell table:style-name="ce18" table:formula="of:=IF([.$B516]=&quot;R&quot;;VLOOKUP([.$C516];[.$C$5:.$I$1017];5;0);IF([.$B516]=&quot;E&quot;;&quot;x&quot;;IF([.$B516]=&quot;-&quot;;&quot;-&quot;;&quot;ND&quot;)))" office:value-type="string" office:string-value="x">
            <text:p>x</text:p>
          </table:table-cell>
          <table:table-cell table:style-name="ce18" table:formula="of:=IF([.$B516]=&quot;R&quot;;VLOOKUP([.$C516];[.$C$5:.$I$1017];5;0);IF([.$B516]=&quot;E&quot;;&quot;x&quot;;IF([.$B516]=&quot;-&quot;;&quot;-&quot;;&quot;ND&quot;)))" office:value-type="string" office:string-value="x">
            <text:p>x</text:p>
          </table:table-cell>
          <table:table-cell table:style-name="ce18" table:formula="of:=IF([.$B516]=&quot;R&quot;;VLOOKUP([.$C516];[.$C$5:.$I$1017];6;0);IF([.$B516]=&quot;E&quot;;&quot;x&quot;;IF([.$B516]=&quot;-&quot;;&quot;-&quot;;&quot;ND&quot;)))" office:value-type="string" office:string-value="x">
            <text:p>x</text:p>
          </table:table-cell>
          <table:table-cell table:style-name="ce18" table:formula="of:=IF([.$B516]=&quot;R&quot;;VLOOKUP([.$C516];[.$C$5:.$I$1017];7;0);IF([.$B516]=&quot;E&quot;;&quot;x&quot;;IF([.$B516]=&quot;-&quot;;&quot;-&quot;;&quot;ND&quot;)))" office:value-type="string" office:string-value="x">
            <text:p>x</text:p>
          </table:table-cell>
          <table:table-cell table:style-name="ce26" table:formula="of:=IF([.B516]=&quot;R&quot;;0;IF([.B516]=&quot;-&quot;;0;4))" office:value-type="float" office:value="0">
            <text:p>0</text:p>
          </table:table-cell>
          <table:table-cell table:style-name="ce26" table:formula="of:=IF([.B516]=&quot;R&quot;;0;COUNTIF([.F516:.I5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e same as the line above</text:p>
          </table:table-cell>
          <table:table-cell table:style-name="ce6"/>
          <table:table-cell table:style-name="ce18" table:formula="of:=IF([.$B517]=&quot;R&quot;;VLOOKUP([.$C517];[.$C$5:.$I$1017];5;0);IF([.$B517]=&quot;E&quot;;&quot;x&quot;;IF([.$B517]=&quot;-&quot;;&quot;-&quot;;&quot;ND&quot;)))" office:value-type="string" office:string-value="-">
            <text:p>-</text:p>
          </table:table-cell>
          <table:table-cell table:style-name="ce18" table:formula="of:=IF([.$B517]=&quot;R&quot;;VLOOKUP([.$C517];[.$C$5:.$I$1017];5;0);IF([.$B517]=&quot;E&quot;;&quot;x&quot;;IF([.$B517]=&quot;-&quot;;&quot;-&quot;;&quot;ND&quot;)))" office:value-type="string" office:string-value="-">
            <text:p>-</text:p>
          </table:table-cell>
          <table:table-cell table:style-name="ce18" table:formula="of:=IF([.$B517]=&quot;R&quot;;VLOOKUP([.$C517];[.$C$5:.$I$1017];6;0);IF([.$B517]=&quot;E&quot;;&quot;x&quot;;IF([.$B517]=&quot;-&quot;;&quot;-&quot;;&quot;ND&quot;)))" office:value-type="string" office:string-value="-">
            <text:p>-</text:p>
          </table:table-cell>
          <table:table-cell table:style-name="ce18" table:formula="of:=IF([.$B517]=&quot;R&quot;;VLOOKUP([.$C517];[.$C$5:.$I$1017];7;0);IF([.$B517]=&quot;E&quot;;&quot;x&quot;;IF([.$B517]=&quot;-&quot;;&quot;-&quot;;&quot;ND&quot;)))" office:value-type="string" office:string-value="-">
            <text:p>-</text:p>
          </table:table-cell>
          <table:table-cell table:style-name="ce26" table:formula="of:=IF([.B517]=&quot;R&quot;;0;IF([.B517]=&quot;-&quot;;0;4))" office:value-type="float" office:value="0">
            <text:p>0</text:p>
          </table:table-cell>
          <table:table-cell table:style-name="ce26" table:formula="of:=IF([.B517]=&quot;R&quot;;0;COUNTIF([.F517:.I5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ViewDocument <text:s/>= new KAction(KIcon( "document-properties" ), i18nc( "@verb", "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view document</text:p>
            <text:p><text:s/>(this should use another icon) IMHO</text:p>
          </table:table-cell>
          <table:table-cell table:style-name="ce6"/>
          <table:table-cell table:style-name="ce18" table:formula="of:=IF([.$B518]=&quot;R&quot;;VLOOKUP([.$C518];[.$C$5:.$I$1017];5;0);IF([.$B518]=&quot;E&quot;;&quot;x&quot;;IF([.$B518]=&quot;-&quot;;&quot;-&quot;;&quot;ND&quot;)))" office:value-type="string" office:string-value="x">
            <text:p>x</text:p>
          </table:table-cell>
          <table:table-cell table:style-name="ce18" table:formula="of:=IF([.$B518]=&quot;R&quot;;VLOOKUP([.$C518];[.$C$5:.$I$1017];5;0);IF([.$B518]=&quot;E&quot;;&quot;x&quot;;IF([.$B518]=&quot;-&quot;;&quot;-&quot;;&quot;ND&quot;)))" office:value-type="string" office:string-value="x">
            <text:p>x</text:p>
          </table:table-cell>
          <table:table-cell table:style-name="ce18" table:formula="of:=IF([.$B518]=&quot;R&quot;;VLOOKUP([.$C518];[.$C$5:.$I$1017];6;0);IF([.$B518]=&quot;E&quot;;&quot;x&quot;;IF([.$B518]=&quot;-&quot;;&quot;-&quot;;&quot;ND&quot;)))" office:value-type="string" office:string-value="x">
            <text:p>x</text:p>
          </table:table-cell>
          <table:table-cell table:style-name="ce18" table:formula="of:=IF([.$B518]=&quot;R&quot;;VLOOKUP([.$C518];[.$C$5:.$I$1017];7;0);IF([.$B518]=&quot;E&quot;;&quot;x&quot;;IF([.$B518]=&quot;-&quot;;&quot;-&quot;;&quot;ND&quot;)))" office:value-type="string" office:string-value="x">
            <text:p>x</text:p>
          </table:table-cell>
          <table:table-cell table:style-name="ce26" table:formula="of:=IF([.B518]=&quot;R&quot;;0;IF([.B518]=&quot;-&quot;;0;4))" office:value-type="float" office:value="0">
            <text:p>0</text:p>
          </table:table-cell>
          <table:table-cell table:style-name="ce26" table:formula="of:=IF([.B518]=&quot;R&quot;;0;COUNTIF([.F518:.I5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resenter/part/dockers/KPrPageLayoutDocker.cpp: <text:s text:c="3"/>QListWidgetItem * item = new QListWidgetItem( QIcon( layout-&gt;thumbnail() ), "", m_layouts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519]=&quot;R&quot;;VLOOKUP([.$C519];[.$C$5:.$I$1017];5;0);IF([.$B519]=&quot;E&quot;;&quot;x&quot;;IF([.$B519]=&quot;-&quot;;&quot;-&quot;;&quot;ND&quot;)))" office:value-type="string" office:string-value="-">
            <text:p>-</text:p>
          </table:table-cell>
          <table:table-cell table:style-name="ce18" table:formula="of:=IF([.$B519]=&quot;R&quot;;VLOOKUP([.$C519];[.$C$5:.$I$1017];5;0);IF([.$B519]=&quot;E&quot;;&quot;x&quot;;IF([.$B519]=&quot;-&quot;;&quot;-&quot;;&quot;ND&quot;)))" office:value-type="string" office:string-value="-">
            <text:p>-</text:p>
          </table:table-cell>
          <table:table-cell table:style-name="ce18" table:formula="of:=IF([.$B519]=&quot;R&quot;;VLOOKUP([.$C519];[.$C$5:.$I$1017];6;0);IF([.$B519]=&quot;E&quot;;&quot;x&quot;;IF([.$B519]=&quot;-&quot;;&quot;-&quot;;&quot;ND&quot;)))" office:value-type="string" office:string-value="-">
            <text:p>-</text:p>
          </table:table-cell>
          <table:table-cell table:style-name="ce18" table:formula="of:=IF([.$B519]=&quot;R&quot;;VLOOKUP([.$C519];[.$C$5:.$I$1017];7;0);IF([.$B519]=&quot;E&quot;;&quot;x&quot;;IF([.$B519]=&quot;-&quot;;&quot;-&quot;;&quot;ND&quot;)))" office:value-type="string" office:string-value="-">
            <text:p>-</text:p>
          </table:table-cell>
          <table:table-cell table:style-name="ce26" table:formula="of:=IF([.B519]=&quot;R&quot;;0;IF([.B519]=&quot;-&quot;;0;4))" office:value-type="float" office:value="0">
            <text:p>0</text:p>
          </table:table-cell>
          <table:table-cell table:style-name="ce26" table:formula="of:=IF([.B519]=&quot;R&quot;;0;COUNTIF([.F519:.I5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ationDrawWidget.cpp: <text:s text:c="3"/>QAction *action = new QAction( buildIconSize( size ), QString::number(size)+"px", this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520]=&quot;R&quot;;VLOOKUP([.$C520];[.$C$5:.$I$1017];5;0);IF([.$B520]=&quot;E&quot;;&quot;x&quot;;IF([.$B520]=&quot;-&quot;;&quot;-&quot;;&quot;ND&quot;)))" office:value-type="string" office:string-value="-">
            <text:p>-</text:p>
          </table:table-cell>
          <table:table-cell table:style-name="ce18" table:formula="of:=IF([.$B520]=&quot;R&quot;;VLOOKUP([.$C520];[.$C$5:.$I$1017];5;0);IF([.$B520]=&quot;E&quot;;&quot;x&quot;;IF([.$B520]=&quot;-&quot;;&quot;-&quot;;&quot;ND&quot;)))" office:value-type="string" office:string-value="-">
            <text:p>-</text:p>
          </table:table-cell>
          <table:table-cell table:style-name="ce18" table:formula="of:=IF([.$B520]=&quot;R&quot;;VLOOKUP([.$C520];[.$C$5:.$I$1017];6;0);IF([.$B520]=&quot;E&quot;;&quot;x&quot;;IF([.$B520]=&quot;-&quot;;&quot;-&quot;;&quot;ND&quot;)))" office:value-type="string" office:string-value="-">
            <text:p>-</text:p>
          </table:table-cell>
          <table:table-cell table:style-name="ce18" table:formula="of:=IF([.$B520]=&quot;R&quot;;VLOOKUP([.$C520];[.$C$5:.$I$1017];7;0);IF([.$B520]=&quot;E&quot;;&quot;x&quot;;IF([.$B520]=&quot;-&quot;;&quot;-&quot;;&quot;ND&quot;)))" office:value-type="string" office:string-value="-">
            <text:p>-</text:p>
          </table:table-cell>
          <table:table-cell table:style-name="ce26" table:formula="of:=IF([.B520]=&quot;R&quot;;0;IF([.B520]=&quot;-&quot;;0;4))" office:value-type="float" office:value="0">
            <text:p>0</text:p>
          </table:table-cell>
          <table:table-cell table:style-name="ce26" table:formula="of:=IF([.B520]=&quot;R&quot;;0;COUNTIF([.F520:.I5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 office:value-type="string">
            <text:p>N</text:p>
          </table:table-cell>
          <table:table-cell table:style-name="ce3" office:value-type="float" office:value="195">
            <text:p>195</text:p>
          </table:table-cell>
          <table:table-cell table:style-name="ce6" office:value-type="string">
            <text:p>“chronometer”</text:p>
          </table:table-cell>
          <table:table-cell table:style-name="ce6"/>
          <table:table-cell table:style-name="ce18" table:formula="of:=IF([.$B521]=&quot;R&quot;;VLOOKUP([.$C521];[.$C$5:.$I$1017];5;0);IF([.$B521]=&quot;E&quot;;&quot;x&quot;;IF([.$B521]=&quot;-&quot;;&quot;-&quot;;&quot;ND&quot;)))" office:value-type="string" office:string-value="ND">
            <text:p>ND</text:p>
          </table:table-cell>
          <table:table-cell table:style-name="ce18" table:formula="of:=IF([.$B521]=&quot;R&quot;;VLOOKUP([.$C521];[.$C$5:.$I$1017];5;0);IF([.$B521]=&quot;E&quot;;&quot;x&quot;;IF([.$B521]=&quot;-&quot;;&quot;-&quot;;&quot;ND&quot;)))" office:value-type="string" office:string-value="ND">
            <text:p>ND</text:p>
          </table:table-cell>
          <table:table-cell table:style-name="ce18" table:formula="of:=IF([.$B521]=&quot;R&quot;;VLOOKUP([.$C521];[.$C$5:.$I$1017];6;0);IF([.$B521]=&quot;E&quot;;&quot;x&quot;;IF([.$B521]=&quot;-&quot;;&quot;-&quot;;&quot;ND&quot;)))" office:value-type="string" office:string-value="ND">
            <text:p>ND</text:p>
          </table:table-cell>
          <table:table-cell table:style-name="ce18" table:formula="of:=IF([.$B521]=&quot;R&quot;;VLOOKUP([.$C521];[.$C$5:.$I$1017];7;0);IF([.$B521]=&quot;E&quot;;&quot;x&quot;;IF([.$B521]=&quot;-&quot;;&quot;-&quot;;&quot;ND&quot;)))" office:value-type="string" office:string-value="ND">
            <text:p>ND</text:p>
          </table:table-cell>
          <table:table-cell table:style-name="ce26" table:formula="of:=IF([.B521]=&quot;R&quot;;0;IF([.B521]=&quot;-&quot;;0;4))" office:value-type="float" office:value="4">
            <text:p>4</text:p>
          </table:table-cell>
          <table:table-cell table:style-name="ce26" table:formula="of:=IF([.B521]=&quot;R&quot;;0;COUNTIF([.F521:.I5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 office:value-type="string">
            <text:p>E</text:p>
          </table:table-cell>
          <table:table-cell table:style-name="ce3" office:value-type="float" office:value="196">
            <text:p>196</text:p>
          </table:table-cell>
          <table:table-cell table:style-name="ce6" office:value-type="string">
            <text:p>update to “im-user-away”</text:p>
          </table:table-cell>
          <table:table-cell table:style-name="ce12" office:value-type="string">
            <text:p>im-user-away</text:p>
          </table:table-cell>
          <table:table-cell table:style-name="ce18" table:formula="of:=IF([.$B522]=&quot;R&quot;;VLOOKUP([.$C522];[.$C$5:.$I$1017];5;0);IF([.$B522]=&quot;E&quot;;&quot;x&quot;;IF([.$B522]=&quot;-&quot;;&quot;-&quot;;&quot;ND&quot;)))" office:value-type="string" office:string-value="x">
            <text:p>x</text:p>
          </table:table-cell>
          <table:table-cell table:style-name="ce18" table:formula="of:=IF([.$B522]=&quot;R&quot;;VLOOKUP([.$C522];[.$C$5:.$I$1017];5;0);IF([.$B522]=&quot;E&quot;;&quot;x&quot;;IF([.$B522]=&quot;-&quot;;&quot;-&quot;;&quot;ND&quot;)))" office:value-type="string" office:string-value="x">
            <text:p>x</text:p>
          </table:table-cell>
          <table:table-cell table:style-name="ce18" table:formula="of:=IF([.$B522]=&quot;R&quot;;VLOOKUP([.$C522];[.$C$5:.$I$1017];6;0);IF([.$B522]=&quot;E&quot;;&quot;x&quot;;IF([.$B522]=&quot;-&quot;;&quot;-&quot;;&quot;ND&quot;)))" office:value-type="string" office:string-value="x">
            <text:p>x</text:p>
          </table:table-cell>
          <table:table-cell table:style-name="ce18" table:formula="of:=IF([.$B522]=&quot;R&quot;;VLOOKUP([.$C522];[.$C$5:.$I$1017];7;0);IF([.$B522]=&quot;E&quot;;&quot;x&quot;;IF([.$B522]=&quot;-&quot;;&quot;-&quot;;&quot;ND&quot;)))" office:value-type="string" office:string-value="x">
            <text:p>x</text:p>
          </table:table-cell>
          <table:table-cell table:style-name="ce26" table:formula="of:=IF([.B522]=&quot;R&quot;;0;IF([.B522]=&quot;-&quot;;0;4))" office:value-type="float" office:value="4">
            <text:p>4</text:p>
          </table:table-cell>
          <table:table-cell table:style-name="ce26" table:formula="of:=IF([.B522]=&quot;R&quot;;0;COUNTIF([.F522:.I52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 office:value-type="string">
            <text:p>E</text:p>
          </table:table-cell>
          <table:table-cell table:style-name="ce3" office:value-type="float" office:value="197">
            <text:p>197</text:p>
          </table:table-cell>
          <table:table-cell table:style-name="ce6" office:value-type="string">
            <text:p>48px missing</text:p>
          </table:table-cell>
          <table:table-cell table:style-name="ce12" office:value-type="string">
            <text:p>view-list-icons</text:p>
          </table:table-cell>
          <table:table-cell table:style-name="ce18" table:formula="of:=IF([.$B523]=&quot;R&quot;;VLOOKUP([.$C523];[.$C$5:.$I$1017];5;0);IF([.$B523]=&quot;E&quot;;&quot;x&quot;;IF([.$B523]=&quot;-&quot;;&quot;-&quot;;&quot;ND&quot;)))" office:value-type="string" office:string-value="x">
            <text:p>x</text:p>
          </table:table-cell>
          <table:table-cell table:style-name="ce18" table:formula="of:=IF([.$B523]=&quot;R&quot;;VLOOKUP([.$C523];[.$C$5:.$I$1017];5;0);IF([.$B523]=&quot;E&quot;;&quot;x&quot;;IF([.$B523]=&quot;-&quot;;&quot;-&quot;;&quot;ND&quot;)))" office:value-type="string" office:string-value="x">
            <text:p>x</text:p>
          </table:table-cell>
          <table:table-cell table:style-name="ce18" table:formula="of:=IF([.$B523]=&quot;R&quot;;VLOOKUP([.$C523];[.$C$5:.$I$1017];6;0);IF([.$B523]=&quot;E&quot;;&quot;x&quot;;IF([.$B523]=&quot;-&quot;;&quot;-&quot;;&quot;ND&quot;)))" office:value-type="string" office:string-value="x">
            <text:p>x</text:p>
          </table:table-cell>
          <table:table-cell table:style-name="ce18" table:formula="of:=IF([.$B523]=&quot;R&quot;;VLOOKUP([.$C523];[.$C$5:.$I$1017];7;0);IF([.$B523]=&quot;E&quot;;&quot;x&quot;;IF([.$B523]=&quot;-&quot;;&quot;-&quot;;&quot;ND&quot;)))" office:value-type="string" office:string-value="x">
            <text:p>x</text:p>
          </table:table-cell>
          <table:table-cell table:style-name="ce26" table:formula="of:=IF([.B523]=&quot;R&quot;;0;IF([.B523]=&quot;-&quot;;0;4))" office:value-type="float" office:value="4">
            <text:p>4</text:p>
          </table:table-cell>
          <table:table-cell table:style-name="ce26" table:formula="of:=IF([.B523]=&quot;R&quot;;0;COUNTIF([.F523:.I52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8" table:formula="of:=IF([.$B524]=&quot;R&quot;;VLOOKUP([.$C524];[.$C$5:.$I$1017];5;0);IF([.$B524]=&quot;E&quot;;&quot;x&quot;;IF([.$B524]=&quot;-&quot;;&quot;-&quot;;&quot;ND&quot;)))" office:value-type="string" office:string-value="x">
            <text:p>x</text:p>
          </table:table-cell>
          <table:table-cell table:style-name="ce18" table:formula="of:=IF([.$B524]=&quot;R&quot;;VLOOKUP([.$C524];[.$C$5:.$I$1017];5;0);IF([.$B524]=&quot;E&quot;;&quot;x&quot;;IF([.$B524]=&quot;-&quot;;&quot;-&quot;;&quot;ND&quot;)))" office:value-type="string" office:string-value="x">
            <text:p>x</text:p>
          </table:table-cell>
          <table:table-cell table:style-name="ce18" table:formula="of:=IF([.$B524]=&quot;R&quot;;VLOOKUP([.$C524];[.$C$5:.$I$1017];6;0);IF([.$B524]=&quot;E&quot;;&quot;x&quot;;IF([.$B524]=&quot;-&quot;;&quot;-&quot;;&quot;ND&quot;)))" office:value-type="string" office:string-value="x">
            <text:p>x</text:p>
          </table:table-cell>
          <table:table-cell table:style-name="ce18" table:formula="of:=IF([.$B524]=&quot;R&quot;;VLOOKUP([.$C524];[.$C$5:.$I$1017];7;0);IF([.$B524]=&quot;E&quot;;&quot;x&quot;;IF([.$B524]=&quot;-&quot;;&quot;-&quot;;&quot;ND&quot;)))" office:value-type="string" office:string-value="x">
            <text:p>x</text:p>
          </table:table-cell>
          <table:table-cell table:style-name="ce26" table:formula="of:=IF([.B524]=&quot;R&quot;;0;IF([.B524]=&quot;-&quot;;0;4))" office:value-type="float" office:value="0">
            <text:p>0</text:p>
          </table:table-cell>
          <table:table-cell table:style-name="ce26" table:formula="of:=IF([.B524]=&quot;R&quot;;0;COUNTIF([.F524:.I5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8" table:formula="of:=IF([.$B525]=&quot;R&quot;;VLOOKUP([.$C525];[.$C$5:.$I$1017];5;0);IF([.$B525]=&quot;E&quot;;&quot;x&quot;;IF([.$B525]=&quot;-&quot;;&quot;-&quot;;&quot;ND&quot;)))" office:value-type="string" office:string-value="x">
            <text:p>x</text:p>
          </table:table-cell>
          <table:table-cell table:style-name="ce18" table:formula="of:=IF([.$B525]=&quot;R&quot;;VLOOKUP([.$C525];[.$C$5:.$I$1017];5;0);IF([.$B525]=&quot;E&quot;;&quot;x&quot;;IF([.$B525]=&quot;-&quot;;&quot;-&quot;;&quot;ND&quot;)))" office:value-type="string" office:string-value="x">
            <text:p>x</text:p>
          </table:table-cell>
          <table:table-cell table:style-name="ce18" table:formula="of:=IF([.$B525]=&quot;R&quot;;VLOOKUP([.$C525];[.$C$5:.$I$1017];6;0);IF([.$B525]=&quot;E&quot;;&quot;x&quot;;IF([.$B525]=&quot;-&quot;;&quot;-&quot;;&quot;ND&quot;)))" office:value-type="string" office:string-value="x">
            <text:p>x</text:p>
          </table:table-cell>
          <table:table-cell table:style-name="ce18" table:formula="of:=IF([.$B525]=&quot;R&quot;;VLOOKUP([.$C525];[.$C$5:.$I$1017];7;0);IF([.$B525]=&quot;E&quot;;&quot;x&quot;;IF([.$B525]=&quot;-&quot;;&quot;-&quot;;&quot;ND&quot;)))" office:value-type="string" office:string-value="x">
            <text:p>x</text:p>
          </table:table-cell>
          <table:table-cell table:style-name="ce26" table:formula="of:=IF([.B525]=&quot;R&quot;;0;IF([.B525]=&quot;-&quot;;0;4))" office:value-type="float" office:value="0">
            <text:p>0</text:p>
          </table:table-cell>
          <table:table-cell table:style-name="ce26" table:formula="of:=IF([.B525]=&quot;R&quot;;0;COUNTIF([.F525:.I5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98">
            <text:p>198</text:p>
          </table:table-cell>
          <table:table-cell table:style-name="ce6"/>
          <table:table-cell table:style-name="ce12" office:value-type="string">
            <text:p>view-presentation</text:p>
          </table:table-cell>
          <table:table-cell table:style-name="ce18" table:formula="of:=IF([.$B526]=&quot;R&quot;;VLOOKUP([.$C526];[.$C$5:.$I$1017];5;0);IF([.$B526]=&quot;E&quot;;&quot;x&quot;;IF([.$B526]=&quot;-&quot;;&quot;-&quot;;&quot;ND&quot;)))" office:value-type="string" office:string-value="x">
            <text:p>x</text:p>
          </table:table-cell>
          <table:table-cell table:style-name="ce18" table:formula="of:=IF([.$B526]=&quot;R&quot;;VLOOKUP([.$C526];[.$C$5:.$I$1017];5;0);IF([.$B526]=&quot;E&quot;;&quot;x&quot;;IF([.$B526]=&quot;-&quot;;&quot;-&quot;;&quot;ND&quot;)))" office:value-type="string" office:string-value="x">
            <text:p>x</text:p>
          </table:table-cell>
          <table:table-cell table:style-name="ce18" table:formula="of:=IF([.$B526]=&quot;R&quot;;VLOOKUP([.$C526];[.$C$5:.$I$1017];6;0);IF([.$B526]=&quot;E&quot;;&quot;x&quot;;IF([.$B526]=&quot;-&quot;;&quot;-&quot;;&quot;ND&quot;)))" office:value-type="string" office:string-value="x">
            <text:p>x</text:p>
          </table:table-cell>
          <table:table-cell table:style-name="ce18" table:formula="of:=IF([.$B526]=&quot;R&quot;;VLOOKUP([.$C526];[.$C$5:.$I$1017];7;0);IF([.$B526]=&quot;E&quot;;&quot;x&quot;;IF([.$B526]=&quot;-&quot;;&quot;-&quot;;&quot;ND&quot;)))" office:value-type="string" office:string-value="x">
            <text:p>x</text:p>
          </table:table-cell>
          <table:table-cell table:style-name="ce26" table:formula="of:=IF([.B526]=&quot;R&quot;;0;IF([.B526]=&quot;-&quot;;0;4))" office:value-type="float" office:value="4">
            <text:p>4</text:p>
          </table:table-cell>
          <table:table-cell table:style-name="ce26" table:formula="of:=IF([.B526]=&quot;R&quot;;0;COUNTIF([.F526:.I52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 office:value-type="string">
            <text:p>N</text:p>
          </table:table-cell>
          <table:table-cell table:style-name="ce3" office:value-type="float" office:value="199">
            <text:p>199</text:p>
          </table:table-cell>
          <table:table-cell table:style-name="ce6" office:value-type="string">
            <text:p>layout-elements??</text:p>
          </table:table-cell>
          <table:table-cell table:style-name="ce6"/>
          <table:table-cell table:style-name="ce18" table:formula="of:=IF([.$B527]=&quot;R&quot;;VLOOKUP([.$C527];[.$C$5:.$I$1017];5;0);IF([.$B527]=&quot;E&quot;;&quot;x&quot;;IF([.$B527]=&quot;-&quot;;&quot;-&quot;;&quot;ND&quot;)))" office:value-type="string" office:string-value="ND">
            <text:p>ND</text:p>
          </table:table-cell>
          <table:table-cell table:style-name="ce18" table:formula="of:=IF([.$B527]=&quot;R&quot;;VLOOKUP([.$C527];[.$C$5:.$I$1017];5;0);IF([.$B527]=&quot;E&quot;;&quot;x&quot;;IF([.$B527]=&quot;-&quot;;&quot;-&quot;;&quot;ND&quot;)))" office:value-type="string" office:string-value="ND">
            <text:p>ND</text:p>
          </table:table-cell>
          <table:table-cell table:style-name="ce18" table:formula="of:=IF([.$B527]=&quot;R&quot;;VLOOKUP([.$C527];[.$C$5:.$I$1017];6;0);IF([.$B527]=&quot;E&quot;;&quot;x&quot;;IF([.$B527]=&quot;-&quot;;&quot;-&quot;;&quot;ND&quot;)))" office:value-type="string" office:string-value="ND">
            <text:p>ND</text:p>
          </table:table-cell>
          <table:table-cell table:style-name="ce18" table:formula="of:=IF([.$B527]=&quot;R&quot;;VLOOKUP([.$C527];[.$C$5:.$I$1017];7;0);IF([.$B527]=&quot;E&quot;;&quot;x&quot;;IF([.$B527]=&quot;-&quot;;&quot;-&quot;;&quot;ND&quot;)))" office:value-type="string" office:string-value="ND">
            <text:p>ND</text:p>
          </table:table-cell>
          <table:table-cell table:style-name="ce26" table:formula="of:=IF([.B527]=&quot;R&quot;;0;IF([.B527]=&quot;-&quot;;0;4))" office:value-type="float" office:value="4">
            <text:p>4</text:p>
          </table:table-cell>
          <table:table-cell table:style-name="ce26" table:formula="of:=IF([.B527]=&quot;R&quot;;0;COUNTIF([.F527:.I5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 office:value-type="string">
            <text:p>N</text:p>
          </table:table-cell>
          <table:table-cell table:style-name="ce3" office:value-type="float" office:value="200">
            <text:p>200</text:p>
          </table:table-cell>
          <table:table-cell table:style-name="ce6" office:value-type="string">
            <text:p>animation-kpresenter?</text:p>
            <text:p>kpresenter/part/tools/animationtool/ox16-action-animation-kpresenter.png</text:p>
          </table:table-cell>
          <table:table-cell table:style-name="ce6"/>
          <table:table-cell table:style-name="ce18" table:formula="of:=IF([.$B528]=&quot;R&quot;;VLOOKUP([.$C528];[.$C$5:.$I$1017];5;0);IF([.$B528]=&quot;E&quot;;&quot;x&quot;;IF([.$B528]=&quot;-&quot;;&quot;-&quot;;&quot;ND&quot;)))" office:value-type="string" office:string-value="ND">
            <text:p>ND</text:p>
          </table:table-cell>
          <table:table-cell table:style-name="ce18" table:formula="of:=IF([.$B528]=&quot;R&quot;;VLOOKUP([.$C528];[.$C$5:.$I$1017];5;0);IF([.$B528]=&quot;E&quot;;&quot;x&quot;;IF([.$B528]=&quot;-&quot;;&quot;-&quot;;&quot;ND&quot;)))" office:value-type="string" office:string-value="ND">
            <text:p>ND</text:p>
          </table:table-cell>
          <table:table-cell table:style-name="ce18" table:formula="of:=IF([.$B528]=&quot;R&quot;;VLOOKUP([.$C528];[.$C$5:.$I$1017];6;0);IF([.$B528]=&quot;E&quot;;&quot;x&quot;;IF([.$B528]=&quot;-&quot;;&quot;-&quot;;&quot;ND&quot;)))" office:value-type="string" office:string-value="ND">
            <text:p>ND</text:p>
          </table:table-cell>
          <table:table-cell table:style-name="ce18" table:formula="of:=IF([.$B528]=&quot;R&quot;;VLOOKUP([.$C528];[.$C$5:.$I$1017];7;0);IF([.$B528]=&quot;E&quot;;&quot;x&quot;;IF([.$B528]=&quot;-&quot;;&quot;-&quot;;&quot;ND&quot;)))" office:value-type="string" office:string-value="ND">
            <text:p>ND</text:p>
          </table:table-cell>
          <table:table-cell table:style-name="ce26" table:formula="of:=IF([.B528]=&quot;R&quot;;0;IF([.B528]=&quot;-&quot;;0;4))" office:value-type="float" office:value="4">
            <text:p>4</text:p>
          </table:table-cell>
          <table:table-cell table:style-name="ce26" table:formula="of:=IF([.B528]=&quot;R&quot;;0;COUNTIF([.F528:.I5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number-columns-repeated="2" table:style-name="ce3" office:value-type="string">
            <text:p>-</text:p>
          </table:table-cell>
          <table:table-cell table:style-name="ce6" table:number-columns-repeated="2"/>
          <table:table-cell table:style-name="ce18" table:formula="of:=IF([.$B529]=&quot;R&quot;;VLOOKUP([.$C529];[.$C$5:.$I$1017];5;0);IF([.$B529]=&quot;E&quot;;&quot;x&quot;;IF([.$B529]=&quot;-&quot;;&quot;-&quot;;&quot;ND&quot;)))" office:value-type="string" office:string-value="-">
            <text:p>-</text:p>
          </table:table-cell>
          <table:table-cell table:style-name="ce18" table:formula="of:=IF([.$B529]=&quot;R&quot;;VLOOKUP([.$C529];[.$C$5:.$I$1017];5;0);IF([.$B529]=&quot;E&quot;;&quot;x&quot;;IF([.$B529]=&quot;-&quot;;&quot;-&quot;;&quot;ND&quot;)))" office:value-type="string" office:string-value="-">
            <text:p>-</text:p>
          </table:table-cell>
          <table:table-cell table:style-name="ce18" table:formula="of:=IF([.$B529]=&quot;R&quot;;VLOOKUP([.$C529];[.$C$5:.$I$1017];6;0);IF([.$B529]=&quot;E&quot;;&quot;x&quot;;IF([.$B529]=&quot;-&quot;;&quot;-&quot;;&quot;ND&quot;)))" office:value-type="string" office:string-value="-">
            <text:p>-</text:p>
          </table:table-cell>
          <table:table-cell table:style-name="ce18" table:formula="of:=IF([.$B529]=&quot;R&quot;;VLOOKUP([.$C529];[.$C$5:.$I$1017];7;0);IF([.$B529]=&quot;E&quot;;&quot;x&quot;;IF([.$B529]=&quot;-&quot;;&quot;-&quot;;&quot;ND&quot;)))" office:value-type="string" office:string-value="-">
            <text:p>-</text:p>
          </table:table-cell>
          <table:table-cell table:style-name="ce26" table:formula="of:=IF([.B529]=&quot;R&quot;;0;IF([.B529]=&quot;-&quot;;0;4))" office:value-type="float" office:value="0">
            <text:p>0</text:p>
          </table:table-cell>
          <table:table-cell table:style-name="ce26" table:formula="of:=IF([.B529]=&quot;R&quot;;0;COUNTIF([.F529:.I5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number-columns-repeated="2" table:style-name="ce3" office:value-type="string">
            <text:p>-</text:p>
          </table:table-cell>
          <table:table-cell table:style-name="ce6" table:number-columns-repeated="2"/>
          <table:table-cell table:style-name="ce18" table:formula="of:=IF([.$B530]=&quot;R&quot;;VLOOKUP([.$C530];[.$C$5:.$I$1017];5;0);IF([.$B530]=&quot;E&quot;;&quot;x&quot;;IF([.$B530]=&quot;-&quot;;&quot;-&quot;;&quot;ND&quot;)))" office:value-type="string" office:string-value="-">
            <text:p>-</text:p>
          </table:table-cell>
          <table:table-cell table:style-name="ce18" table:formula="of:=IF([.$B530]=&quot;R&quot;;VLOOKUP([.$C530];[.$C$5:.$I$1017];5;0);IF([.$B530]=&quot;E&quot;;&quot;x&quot;;IF([.$B530]=&quot;-&quot;;&quot;-&quot;;&quot;ND&quot;)))" office:value-type="string" office:string-value="-">
            <text:p>-</text:p>
          </table:table-cell>
          <table:table-cell table:style-name="ce18" table:formula="of:=IF([.$B530]=&quot;R&quot;;VLOOKUP([.$C530];[.$C$5:.$I$1017];6;0);IF([.$B530]=&quot;E&quot;;&quot;x&quot;;IF([.$B530]=&quot;-&quot;;&quot;-&quot;;&quot;ND&quot;)))" office:value-type="string" office:string-value="-">
            <text:p>-</text:p>
          </table:table-cell>
          <table:table-cell table:style-name="ce18" table:formula="of:=IF([.$B530]=&quot;R&quot;;VLOOKUP([.$C530];[.$C$5:.$I$1017];7;0);IF([.$B530]=&quot;E&quot;;&quot;x&quot;;IF([.$B530]=&quot;-&quot;;&quot;-&quot;;&quot;ND&quot;)))" office:value-type="string" office:string-value="-">
            <text:p>-</text:p>
          </table:table-cell>
          <table:table-cell table:style-name="ce26" table:formula="of:=IF([.B530]=&quot;R&quot;;0;IF([.B530]=&quot;-&quot;;0;4))" office:value-type="float" office:value="0">
            <text:p>0</text:p>
          </table:table-cell>
          <table:table-cell table:style-name="ce26" table:formula="of:=IF([.B530]=&quot;R&quot;;0;COUNTIF([.F530:.I5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number-columns-repeated="2" table:style-name="ce3" office:value-type="string">
            <text:p>-</text:p>
          </table:table-cell>
          <table:table-cell table:style-name="ce6" table:number-columns-repeated="2"/>
          <table:table-cell table:style-name="ce18" table:formula="of:=IF([.$B531]=&quot;R&quot;;VLOOKUP([.$C531];[.$C$5:.$I$1017];5;0);IF([.$B531]=&quot;E&quot;;&quot;x&quot;;IF([.$B531]=&quot;-&quot;;&quot;-&quot;;&quot;ND&quot;)))" office:value-type="string" office:string-value="-">
            <text:p>-</text:p>
          </table:table-cell>
          <table:table-cell table:style-name="ce18" table:formula="of:=IF([.$B531]=&quot;R&quot;;VLOOKUP([.$C531];[.$C$5:.$I$1017];5;0);IF([.$B531]=&quot;E&quot;;&quot;x&quot;;IF([.$B531]=&quot;-&quot;;&quot;-&quot;;&quot;ND&quot;)))" office:value-type="string" office:string-value="-">
            <text:p>-</text:p>
          </table:table-cell>
          <table:table-cell table:style-name="ce18" table:formula="of:=IF([.$B531]=&quot;R&quot;;VLOOKUP([.$C531];[.$C$5:.$I$1017];6;0);IF([.$B531]=&quot;E&quot;;&quot;x&quot;;IF([.$B531]=&quot;-&quot;;&quot;-&quot;;&quot;ND&quot;)))" office:value-type="string" office:string-value="-">
            <text:p>-</text:p>
          </table:table-cell>
          <table:table-cell table:style-name="ce18" table:formula="of:=IF([.$B531]=&quot;R&quot;;VLOOKUP([.$C531];[.$C$5:.$I$1017];7;0);IF([.$B531]=&quot;E&quot;;&quot;x&quot;;IF([.$B531]=&quot;-&quot;;&quot;-&quot;;&quot;ND&quot;)))" office:value-type="string" office:string-value="-">
            <text:p>-</text:p>
          </table:table-cell>
          <table:table-cell table:style-name="ce26" table:formula="of:=IF([.B531]=&quot;R&quot;;0;IF([.B531]=&quot;-&quot;;0;4))" office:value-type="float" office:value="0">
            <text:p>0</text:p>
          </table:table-cell>
          <table:table-cell table:style-name="ce26" table:formula="of:=IF([.B531]=&quot;R&quot;;0;COUNTIF([.F531:.I5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number-columns-repeated="2" table:style-name="ce3" office:value-type="string">
            <text:p>-</text:p>
          </table:table-cell>
          <table:table-cell table:style-name="ce6" table:number-columns-repeated="2"/>
          <table:table-cell table:style-name="ce18" table:formula="of:=IF([.$B532]=&quot;R&quot;;VLOOKUP([.$C532];[.$C$5:.$I$1017];5;0);IF([.$B532]=&quot;E&quot;;&quot;x&quot;;IF([.$B532]=&quot;-&quot;;&quot;-&quot;;&quot;ND&quot;)))" office:value-type="string" office:string-value="-">
            <text:p>-</text:p>
          </table:table-cell>
          <table:table-cell table:style-name="ce18" table:formula="of:=IF([.$B532]=&quot;R&quot;;VLOOKUP([.$C532];[.$C$5:.$I$1017];5;0);IF([.$B532]=&quot;E&quot;;&quot;x&quot;;IF([.$B532]=&quot;-&quot;;&quot;-&quot;;&quot;ND&quot;)))" office:value-type="string" office:string-value="-">
            <text:p>-</text:p>
          </table:table-cell>
          <table:table-cell table:style-name="ce18" table:formula="of:=IF([.$B532]=&quot;R&quot;;VLOOKUP([.$C532];[.$C$5:.$I$1017];6;0);IF([.$B532]=&quot;E&quot;;&quot;x&quot;;IF([.$B532]=&quot;-&quot;;&quot;-&quot;;&quot;ND&quot;)))" office:value-type="string" office:string-value="-">
            <text:p>-</text:p>
          </table:table-cell>
          <table:table-cell table:style-name="ce18" table:formula="of:=IF([.$B532]=&quot;R&quot;;VLOOKUP([.$C532];[.$C$5:.$I$1017];7;0);IF([.$B532]=&quot;E&quot;;&quot;x&quot;;IF([.$B532]=&quot;-&quot;;&quot;-&quot;;&quot;ND&quot;)))" office:value-type="string" office:string-value="-">
            <text:p>-</text:p>
          </table:table-cell>
          <table:table-cell table:style-name="ce26" table:formula="of:=IF([.B532]=&quot;R&quot;;0;IF([.B532]=&quot;-&quot;;0;4))" office:value-type="float" office:value="0">
            <text:p>0</text:p>
          </table:table-cell>
          <table:table-cell table:style-name="ce26" table:formula="of:=IF([.B532]=&quot;R&quot;;0;COUNTIF([.F532:.I5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 office:value-type="string">
            <text:p>E</text:p>
          </table:table-cell>
          <table:table-cell table:style-name="ce3" office:value-type="float" office:value="201">
            <text:p>201</text:p>
          </table:table-cell>
          <table:table-cell table:style-name="ce12" office:value-type="string">
            <text:p>what's the meaning of this icon?</text:p>
            <text:p>use “color-picker-black”?</text:p>
          </table:table-cell>
          <table:table-cell table:style-name="ce6"/>
          <table:table-cell table:style-name="ce18" table:formula="of:=IF([.$B533]=&quot;R&quot;;VLOOKUP([.$C533];[.$C$5:.$I$1017];5;0);IF([.$B533]=&quot;E&quot;;&quot;x&quot;;IF([.$B533]=&quot;-&quot;;&quot;-&quot;;&quot;ND&quot;)))" office:value-type="string" office:string-value="x">
            <text:p>x</text:p>
          </table:table-cell>
          <table:table-cell table:style-name="ce18" table:formula="of:=IF([.$B533]=&quot;R&quot;;VLOOKUP([.$C533];[.$C$5:.$I$1017];5;0);IF([.$B533]=&quot;E&quot;;&quot;x&quot;;IF([.$B533]=&quot;-&quot;;&quot;-&quot;;&quot;ND&quot;)))" office:value-type="string" office:string-value="x">
            <text:p>x</text:p>
          </table:table-cell>
          <table:table-cell table:style-name="ce18" table:formula="of:=IF([.$B533]=&quot;R&quot;;VLOOKUP([.$C533];[.$C$5:.$I$1017];6;0);IF([.$B533]=&quot;E&quot;;&quot;x&quot;;IF([.$B533]=&quot;-&quot;;&quot;-&quot;;&quot;ND&quot;)))" office:value-type="string" office:string-value="x">
            <text:p>x</text:p>
          </table:table-cell>
          <table:table-cell table:style-name="ce18" table:formula="of:=IF([.$B533]=&quot;R&quot;;VLOOKUP([.$C533];[.$C$5:.$I$1017];7;0);IF([.$B533]=&quot;E&quot;;&quot;x&quot;;IF([.$B533]=&quot;-&quot;;&quot;-&quot;;&quot;ND&quot;)))" office:value-type="string" office:string-value="x">
            <text:p>x</text:p>
          </table:table-cell>
          <table:table-cell table:style-name="ce26" table:formula="of:=IF([.B533]=&quot;R&quot;;0;IF([.B533]=&quot;-&quot;;0;4))" office:value-type="float" office:value="4">
            <text:p>4</text:p>
          </table:table-cell>
          <table:table-cell table:style-name="ce26" table:formula="of:=IF([.B533]=&quot;R&quot;;0;COUNTIF([.F533:.I53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 office:value-type="string">
            <text:p>N</text:p>
          </table:table-cell>
          <table:table-cell table:style-name="ce3" office:value-type="float" office:value="202">
            <text:p>202</text:p>
          </table:table-cell>
          <table:table-cell table:style-name="ce6" office:value-type="string">
            <text:p>“highlight” , “text-highlight” ?</text:p>
          </table:table-cell>
          <table:table-cell table:style-name="ce6"/>
          <table:table-cell table:style-name="ce18" table:formula="of:=IF([.$B534]=&quot;R&quot;;VLOOKUP([.$C534];[.$C$5:.$I$1017];5;0);IF([.$B534]=&quot;E&quot;;&quot;x&quot;;IF([.$B534]=&quot;-&quot;;&quot;-&quot;;&quot;ND&quot;)))" office:value-type="string" office:string-value="ND">
            <text:p>ND</text:p>
          </table:table-cell>
          <table:table-cell table:style-name="ce18" table:formula="of:=IF([.$B534]=&quot;R&quot;;VLOOKUP([.$C534];[.$C$5:.$I$1017];5;0);IF([.$B534]=&quot;E&quot;;&quot;x&quot;;IF([.$B534]=&quot;-&quot;;&quot;-&quot;;&quot;ND&quot;)))" office:value-type="string" office:string-value="ND">
            <text:p>ND</text:p>
          </table:table-cell>
          <table:table-cell table:style-name="ce18" table:formula="of:=IF([.$B534]=&quot;R&quot;;VLOOKUP([.$C534];[.$C$5:.$I$1017];6;0);IF([.$B534]=&quot;E&quot;;&quot;x&quot;;IF([.$B534]=&quot;-&quot;;&quot;-&quot;;&quot;ND&quot;)))" office:value-type="string" office:string-value="ND">
            <text:p>ND</text:p>
          </table:table-cell>
          <table:table-cell table:style-name="ce18" table:formula="of:=IF([.$B534]=&quot;R&quot;;VLOOKUP([.$C534];[.$C$5:.$I$1017];7;0);IF([.$B534]=&quot;E&quot;;&quot;x&quot;;IF([.$B534]=&quot;-&quot;;&quot;-&quot;;&quot;ND&quot;)))" office:value-type="string" office:string-value="ND">
            <text:p>ND</text:p>
          </table:table-cell>
          <table:table-cell table:style-name="ce26" table:formula="of:=IF([.B534]=&quot;R&quot;;0;IF([.B534]=&quot;-&quot;;0;4))" office:value-type="float" office:value="4">
            <text:p>4</text:p>
          </table:table-cell>
          <table:table-cell table:style-name="ce26" table:formula="of:=IF([.B534]=&quot;R&quot;;0;COUNTIF([.F534:.I5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 office:value-type="string">
            <text:p>N</text:p>
          </table:table-cell>
          <table:table-cell table:style-name="ce3" office:value-type="float" office:value="203">
            <text:p>203</text:p>
          </table:table-cell>
          <table:table-cell table:style-name="ce6" office:value-type="string">
            <text:p>“pen”</text:p>
            <text:p>kpresenter/pics/hi16-action-pen.png</text:p>
          </table:table-cell>
          <table:table-cell table:style-name="ce6"/>
          <table:table-cell table:style-name="ce18" table:formula="of:=IF([.$B535]=&quot;R&quot;;VLOOKUP([.$C535];[.$C$5:.$I$1017];5;0);IF([.$B535]=&quot;E&quot;;&quot;x&quot;;IF([.$B535]=&quot;-&quot;;&quot;-&quot;;&quot;ND&quot;)))" office:value-type="string" office:string-value="ND">
            <text:p>ND</text:p>
          </table:table-cell>
          <table:table-cell table:style-name="ce18" table:formula="of:=IF([.$B535]=&quot;R&quot;;VLOOKUP([.$C535];[.$C$5:.$I$1017];5;0);IF([.$B535]=&quot;E&quot;;&quot;x&quot;;IF([.$B535]=&quot;-&quot;;&quot;-&quot;;&quot;ND&quot;)))" office:value-type="string" office:string-value="ND">
            <text:p>ND</text:p>
          </table:table-cell>
          <table:table-cell table:style-name="ce18" table:formula="of:=IF([.$B535]=&quot;R&quot;;VLOOKUP([.$C535];[.$C$5:.$I$1017];6;0);IF([.$B535]=&quot;E&quot;;&quot;x&quot;;IF([.$B535]=&quot;-&quot;;&quot;-&quot;;&quot;ND&quot;)))" office:value-type="string" office:string-value="ND">
            <text:p>ND</text:p>
          </table:table-cell>
          <table:table-cell table:style-name="ce18" table:formula="of:=IF([.$B535]=&quot;R&quot;;VLOOKUP([.$C535];[.$C$5:.$I$1017];7;0);IF([.$B535]=&quot;E&quot;;&quot;x&quot;;IF([.$B535]=&quot;-&quot;;&quot;-&quot;;&quot;ND&quot;)))" office:value-type="string" office:string-value="ND">
            <text:p>ND</text:p>
          </table:table-cell>
          <table:table-cell table:style-name="ce26" table:formula="of:=IF([.B535]=&quot;R&quot;;0;IF([.B535]=&quot;-&quot;;0;4))" office:value-type="float" office:value="4">
            <text:p>4</text:p>
          </table:table-cell>
          <table:table-cell table:style-name="ce26" table:formula="of:=IF([.B535]=&quot;R&quot;;0;COUNTIF([.F535:.I5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/>
          <table:table-cell table:style-name="ce12"/>
          <table:table-cell table:style-name="ce18" table:formula="of:=IF([.$B536]=&quot;R&quot;;VLOOKUP([.$C536];[.$C$5:.$I$1017];5;0);IF([.$B536]=&quot;E&quot;;&quot;x&quot;;IF([.$B536]=&quot;-&quot;;&quot;-&quot;;&quot;ND&quot;)))" office:value-type="string" office:string-value="x">
            <text:p>x</text:p>
          </table:table-cell>
          <table:table-cell table:style-name="ce18" table:formula="of:=IF([.$B536]=&quot;R&quot;;VLOOKUP([.$C536];[.$C$5:.$I$1017];5;0);IF([.$B536]=&quot;E&quot;;&quot;x&quot;;IF([.$B536]=&quot;-&quot;;&quot;-&quot;;&quot;ND&quot;)))" office:value-type="string" office:string-value="x">
            <text:p>x</text:p>
          </table:table-cell>
          <table:table-cell table:style-name="ce18" table:formula="of:=IF([.$B536]=&quot;R&quot;;VLOOKUP([.$C536];[.$C$5:.$I$1017];6;0);IF([.$B536]=&quot;E&quot;;&quot;x&quot;;IF([.$B536]=&quot;-&quot;;&quot;-&quot;;&quot;ND&quot;)))" office:value-type="string" office:string-value="x">
            <text:p>x</text:p>
          </table:table-cell>
          <table:table-cell table:style-name="ce18" table:formula="of:=IF([.$B536]=&quot;R&quot;;VLOOKUP([.$C536];[.$C$5:.$I$1017];7;0);IF([.$B536]=&quot;E&quot;;&quot;x&quot;;IF([.$B536]=&quot;-&quot;;&quot;-&quot;;&quot;ND&quot;)))" office:value-type="string" office:string-value="x">
            <text:p>x</text:p>
          </table:table-cell>
          <table:table-cell table:style-name="ce26" table:formula="of:=IF([.B536]=&quot;R&quot;;0;IF([.B536]=&quot;-&quot;;0;4))" office:value-type="float" office:value="0">
            <text:p>0</text:p>
          </table:table-cell>
          <table:table-cell table:style-name="ce26" table:formula="of:=IF([.B536]=&quot;R&quot;;0;COUNTIF([.F536:.I5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“locked” Toggles the layer of a layer/mask</text:p>
          </table:table-cell>
          <table:table-cell table:style-name="ce6"/>
          <table:table-cell table:style-name="ce18" table:formula="of:=IF([.$B537]=&quot;R&quot;;VLOOKUP([.$C537];[.$C$5:.$I$1017];5;0);IF([.$B537]=&quot;E&quot;;&quot;x&quot;;IF([.$B537]=&quot;-&quot;;&quot;-&quot;;&quot;ND&quot;)))" office:value-type="string" office:string-value="x">
            <text:p>x</text:p>
          </table:table-cell>
          <table:table-cell table:style-name="ce18" table:formula="of:=IF([.$B537]=&quot;R&quot;;VLOOKUP([.$C537];[.$C$5:.$I$1017];5;0);IF([.$B537]=&quot;E&quot;;&quot;x&quot;;IF([.$B537]=&quot;-&quot;;&quot;-&quot;;&quot;ND&quot;)))" office:value-type="string" office:string-value="x">
            <text:p>x</text:p>
          </table:table-cell>
          <table:table-cell table:style-name="ce18" table:formula="of:=IF([.$B537]=&quot;R&quot;;VLOOKUP([.$C537];[.$C$5:.$I$1017];6;0);IF([.$B537]=&quot;E&quot;;&quot;x&quot;;IF([.$B537]=&quot;-&quot;;&quot;-&quot;;&quot;ND&quot;)))" office:value-type="string" office:string-value="x">
            <text:p>x</text:p>
          </table:table-cell>
          <table:table-cell table:style-name="ce18" table:formula="of:=IF([.$B537]=&quot;R&quot;;VLOOKUP([.$C537];[.$C$5:.$I$1017];7;0);IF([.$B537]=&quot;E&quot;;&quot;x&quot;;IF([.$B537]=&quot;-&quot;;&quot;-&quot;;&quot;ND&quot;)))" office:value-type="string" office:string-value="x">
            <text:p>x</text:p>
          </table:table-cell>
          <table:table-cell table:style-name="ce26" table:formula="of:=IF([.B537]=&quot;R&quot;;0;IF([.B537]=&quot;-&quot;;0;4))" office:value-type="float" office:value="0">
            <text:p>0</text:p>
          </table:table-cell>
          <table:table-cell table:style-name="ce26" table:formula="of:=IF([.B537]=&quot;R&quot;;0;COUNTIF([.F537:.I5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“unlock” Toggles the layer of a layer/mask</text:p>
          </table:table-cell>
          <table:table-cell table:style-name="ce6"/>
          <table:table-cell table:style-name="ce18" table:formula="of:=IF([.$B538]=&quot;R&quot;;VLOOKUP([.$C538];[.$C$5:.$I$1017];5;0);IF([.$B538]=&quot;E&quot;;&quot;x&quot;;IF([.$B538]=&quot;-&quot;;&quot;-&quot;;&quot;ND&quot;)))" office:value-type="string" office:string-value="x">
            <text:p>x</text:p>
          </table:table-cell>
          <table:table-cell table:style-name="ce18" table:formula="of:=IF([.$B538]=&quot;R&quot;;VLOOKUP([.$C538];[.$C$5:.$I$1017];5;0);IF([.$B538]=&quot;E&quot;;&quot;x&quot;;IF([.$B538]=&quot;-&quot;;&quot;-&quot;;&quot;ND&quot;)))" office:value-type="string" office:string-value="x">
            <text:p>x</text:p>
          </table:table-cell>
          <table:table-cell table:style-name="ce18" table:formula="of:=IF([.$B538]=&quot;R&quot;;VLOOKUP([.$C538];[.$C$5:.$I$1017];6;0);IF([.$B538]=&quot;E&quot;;&quot;x&quot;;IF([.$B538]=&quot;-&quot;;&quot;-&quot;;&quot;ND&quot;)))" office:value-type="string" office:string-value="x">
            <text:p>x</text:p>
          </table:table-cell>
          <table:table-cell table:style-name="ce18" table:formula="of:=IF([.$B538]=&quot;R&quot;;VLOOKUP([.$C538];[.$C$5:.$I$1017];7;0);IF([.$B538]=&quot;E&quot;;&quot;x&quot;;IF([.$B538]=&quot;-&quot;;&quot;-&quot;;&quot;ND&quot;)))" office:value-type="string" office:string-value="x">
            <text:p>x</text:p>
          </table:table-cell>
          <table:table-cell table:style-name="ce26" table:formula="of:=IF([.B538]=&quot;R&quot;;0;IF([.B538]=&quot;-&quot;;0;4))" office:value-type="float" office:value="0">
            <text:p>0</text:p>
          </table:table-cell>
          <table:table-cell table:style-name="ce26" table:formula="of:=IF([.B538]=&quot;R&quot;;0;COUNTIF([.F538:.I5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b</text:p>
          </table:table-cell>
          <table:table-cell table:style-name="ce6" office:value-type="string">
            <text:p>“visible” Toggles the visibility of a layer/mask</text:p>
          </table:table-cell>
          <table:table-cell table:style-name="ce6"/>
          <table:table-cell table:style-name="ce18" table:formula="of:=IF([.$B539]=&quot;R&quot;;VLOOKUP([.$C539];[.$C$5:.$I$1017];5;0);IF([.$B539]=&quot;E&quot;;&quot;x&quot;;IF([.$B539]=&quot;-&quot;;&quot;-&quot;;&quot;ND&quot;)))" office:value-type="string" office:string-value="ND">
            <text:p>ND</text:p>
          </table:table-cell>
          <table:table-cell table:style-name="ce18" table:formula="of:=IF([.$B539]=&quot;R&quot;;VLOOKUP([.$C539];[.$C$5:.$I$1017];5;0);IF([.$B539]=&quot;E&quot;;&quot;x&quot;;IF([.$B539]=&quot;-&quot;;&quot;-&quot;;&quot;ND&quot;)))" office:value-type="string" office:string-value="ND">
            <text:p>ND</text:p>
          </table:table-cell>
          <table:table-cell table:style-name="ce18" table:formula="of:=IF([.$B539]=&quot;R&quot;;VLOOKUP([.$C539];[.$C$5:.$I$1017];6;0);IF([.$B539]=&quot;E&quot;;&quot;x&quot;;IF([.$B539]=&quot;-&quot;;&quot;-&quot;;&quot;ND&quot;)))" office:value-type="string" office:string-value="ND">
            <text:p>ND</text:p>
          </table:table-cell>
          <table:table-cell table:style-name="ce18" table:formula="of:=IF([.$B539]=&quot;R&quot;;VLOOKUP([.$C539];[.$C$5:.$I$1017];7;0);IF([.$B539]=&quot;E&quot;;&quot;x&quot;;IF([.$B539]=&quot;-&quot;;&quot;-&quot;;&quot;ND&quot;)))" office:value-type="string" office:string-value="ND">
            <text:p>ND</text:p>
          </table:table-cell>
          <table:table-cell table:style-name="ce26" table:formula="of:=IF([.B539]=&quot;R&quot;;0;IF([.B539]=&quot;-&quot;;0;4))" office:value-type="float" office:value="0">
            <text:p>0</text:p>
          </table:table-cell>
          <table:table-cell table:style-name="ce26" table:formula="of:=IF([.B539]=&quot;R&quot;;0;COUNTIF([.F539:.I5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a</text:p>
          </table:table-cell>
          <table:table-cell table:style-name="ce6" office:value-type="string">
            <text:p>“novisible” Toggles the visibility of a layer/mask</text:p>
          </table:table-cell>
          <table:table-cell table:style-name="ce6"/>
          <table:table-cell table:style-name="ce18" table:formula="of:=IF([.$B540]=&quot;R&quot;;VLOOKUP([.$C540];[.$C$5:.$I$1017];5;0);IF([.$B540]=&quot;E&quot;;&quot;x&quot;;IF([.$B540]=&quot;-&quot;;&quot;-&quot;;&quot;ND&quot;)))" office:value-type="string" office:string-value="ND">
            <text:p>ND</text:p>
          </table:table-cell>
          <table:table-cell table:style-name="ce18" table:formula="of:=IF([.$B540]=&quot;R&quot;;VLOOKUP([.$C540];[.$C$5:.$I$1017];5;0);IF([.$B540]=&quot;E&quot;;&quot;x&quot;;IF([.$B540]=&quot;-&quot;;&quot;-&quot;;&quot;ND&quot;)))" office:value-type="string" office:string-value="ND">
            <text:p>ND</text:p>
          </table:table-cell>
          <table:table-cell table:style-name="ce18" table:formula="of:=IF([.$B540]=&quot;R&quot;;VLOOKUP([.$C540];[.$C$5:.$I$1017];6;0);IF([.$B540]=&quot;E&quot;;&quot;x&quot;;IF([.$B540]=&quot;-&quot;;&quot;-&quot;;&quot;ND&quot;)))" office:value-type="string" office:string-value="ND">
            <text:p>ND</text:p>
          </table:table-cell>
          <table:table-cell table:style-name="ce18" table:formula="of:=IF([.$B540]=&quot;R&quot;;VLOOKUP([.$C540];[.$C$5:.$I$1017];7;0);IF([.$B540]=&quot;E&quot;;&quot;x&quot;;IF([.$B540]=&quot;-&quot;;&quot;-&quot;;&quot;ND&quot;)))" office:value-type="string" office:string-value="ND">
            <text:p>ND</text:p>
          </table:table-cell>
          <table:table-cell table:style-name="ce26" table:formula="of:=IF([.B540]=&quot;R&quot;;0;IF([.B540]=&quot;-&quot;;0;4))" office:value-type="float" office:value="0">
            <text:p>0</text:p>
          </table:table-cell>
          <table:table-cell table:style-name="ce26" table:formula="of:=IF([.B540]=&quot;R&quot;;0;COUNTIF([.F540:.I5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Shown on clone layer item in the layerbox</text:p>
          </table:table-cell>
          <table:table-cell table:style-name="ce6"/>
          <table:table-cell table:style-name="ce18" table:formula="of:=IF([.$B541]=&quot;R&quot;;VLOOKUP([.$C541];[.$C$5:.$I$1017];5;0);IF([.$B541]=&quot;E&quot;;&quot;x&quot;;IF([.$B541]=&quot;-&quot;;&quot;-&quot;;&quot;ND&quot;)))" office:value-type="string" office:string-value="x">
            <text:p>x</text:p>
          </table:table-cell>
          <table:table-cell table:style-name="ce18" table:formula="of:=IF([.$B541]=&quot;R&quot;;VLOOKUP([.$C541];[.$C$5:.$I$1017];5;0);IF([.$B541]=&quot;E&quot;;&quot;x&quot;;IF([.$B541]=&quot;-&quot;;&quot;-&quot;;&quot;ND&quot;)))" office:value-type="string" office:string-value="x">
            <text:p>x</text:p>
          </table:table-cell>
          <table:table-cell table:style-name="ce18" table:formula="of:=IF([.$B541]=&quot;R&quot;;VLOOKUP([.$C541];[.$C$5:.$I$1017];6;0);IF([.$B541]=&quot;E&quot;;&quot;x&quot;;IF([.$B541]=&quot;-&quot;;&quot;-&quot;;&quot;ND&quot;)))" office:value-type="string" office:string-value="x">
            <text:p>x</text:p>
          </table:table-cell>
          <table:table-cell table:style-name="ce18" table:formula="of:=IF([.$B541]=&quot;R&quot;;VLOOKUP([.$C541];[.$C$5:.$I$1017];7;0);IF([.$B541]=&quot;E&quot;;&quot;x&quot;;IF([.$B541]=&quot;-&quot;;&quot;-&quot;;&quot;ND&quot;)))" office:value-type="string" office:string-value="x">
            <text:p>x</text:p>
          </table:table-cell>
          <table:table-cell table:style-name="ce26" table:formula="of:=IF([.B541]=&quot;R&quot;;0;IF([.B541]=&quot;-&quot;;0;4))" office:value-type="float" office:value="0">
            <text:p>0</text:p>
          </table:table-cell>
          <table:table-cell table:style-name="ce26" table:formula="of:=IF([.B541]=&quot;R&quot;;0;COUNTIF([.F541:.I5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Shown on filter mask item in the layerbox</text:p>
          </table:table-cell>
          <table:table-cell table:style-name="ce6"/>
          <table:table-cell table:style-name="ce18" table:formula="of:=IF([.$B542]=&quot;R&quot;;VLOOKUP([.$C542];[.$C$5:.$I$1017];5;0);IF([.$B542]=&quot;E&quot;;&quot;x&quot;;IF([.$B542]=&quot;-&quot;;&quot;-&quot;;&quot;ND&quot;)))" office:value-type="string" office:string-value="x">
            <text:p>x</text:p>
          </table:table-cell>
          <table:table-cell table:style-name="ce18" table:formula="of:=IF([.$B542]=&quot;R&quot;;VLOOKUP([.$C542];[.$C$5:.$I$1017];5;0);IF([.$B542]=&quot;E&quot;;&quot;x&quot;;IF([.$B542]=&quot;-&quot;;&quot;-&quot;;&quot;ND&quot;)))" office:value-type="string" office:string-value="x">
            <text:p>x</text:p>
          </table:table-cell>
          <table:table-cell table:style-name="ce18" table:formula="of:=IF([.$B542]=&quot;R&quot;;VLOOKUP([.$C542];[.$C$5:.$I$1017];6;0);IF([.$B542]=&quot;E&quot;;&quot;x&quot;;IF([.$B542]=&quot;-&quot;;&quot;-&quot;;&quot;ND&quot;)))" office:value-type="string" office:string-value="x">
            <text:p>x</text:p>
          </table:table-cell>
          <table:table-cell table:style-name="ce18" table:formula="of:=IF([.$B542]=&quot;R&quot;;VLOOKUP([.$C542];[.$C$5:.$I$1017];7;0);IF([.$B542]=&quot;E&quot;;&quot;x&quot;;IF([.$B542]=&quot;-&quot;;&quot;-&quot;;&quot;ND&quot;)))" office:value-type="string" office:string-value="x">
            <text:p>x</text:p>
          </table:table-cell>
          <table:table-cell table:style-name="ce26" table:formula="of:=IF([.B542]=&quot;R&quot;;0;IF([.B542]=&quot;-&quot;;0;4))" office:value-type="float" office:value="0">
            <text:p>0</text:p>
          </table:table-cell>
          <table:table-cell table:style-name="ce26" table:formula="of:=IF([.B542]=&quot;R&quot;;0;COUNTIF([.F542:.I5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543]=&quot;R&quot;;VLOOKUP([.$C543];[.$C$5:.$I$1017];5;0);IF([.$B543]=&quot;E&quot;;&quot;x&quot;;IF([.$B543]=&quot;-&quot;;&quot;-&quot;;&quot;ND&quot;)))" office:value-type="string" office:string-value="x">
            <text:p>x</text:p>
          </table:table-cell>
          <table:table-cell table:style-name="ce18" table:formula="of:=IF([.$B543]=&quot;R&quot;;VLOOKUP([.$C543];[.$C$5:.$I$1017];5;0);IF([.$B543]=&quot;E&quot;;&quot;x&quot;;IF([.$B543]=&quot;-&quot;;&quot;-&quot;;&quot;ND&quot;)))" office:value-type="string" office:string-value="x">
            <text:p>x</text:p>
          </table:table-cell>
          <table:table-cell table:style-name="ce18" table:formula="of:=IF([.$B543]=&quot;R&quot;;VLOOKUP([.$C543];[.$C$5:.$I$1017];6;0);IF([.$B543]=&quot;E&quot;;&quot;x&quot;;IF([.$B543]=&quot;-&quot;;&quot;-&quot;;&quot;ND&quot;)))" office:value-type="string" office:string-value="x">
            <text:p>x</text:p>
          </table:table-cell>
          <table:table-cell table:style-name="ce18" table:formula="of:=IF([.$B543]=&quot;R&quot;;VLOOKUP([.$C543];[.$C$5:.$I$1017];7;0);IF([.$B543]=&quot;E&quot;;&quot;x&quot;;IF([.$B543]=&quot;-&quot;;&quot;-&quot;;&quot;ND&quot;)))" office:value-type="string" office:string-value="x">
            <text:p>x</text:p>
          </table:table-cell>
          <table:table-cell table:style-name="ce26" table:formula="of:=IF([.B543]=&quot;R&quot;;0;IF([.B543]=&quot;-&quot;;0;4))" office:value-type="float" office:value="0">
            <text:p>0</text:p>
          </table:table-cell>
          <table:table-cell table:style-name="ce26" table:formula="of:=IF([.B543]=&quot;R&quot;;0;COUNTIF([.F543:.I5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544]=&quot;R&quot;;VLOOKUP([.$C544];[.$C$5:.$I$1017];5;0);IF([.$B544]=&quot;E&quot;;&quot;x&quot;;IF([.$B544]=&quot;-&quot;;&quot;-&quot;;&quot;ND&quot;)))" office:value-type="string" office:string-value="x">
            <text:p>x</text:p>
          </table:table-cell>
          <table:table-cell table:style-name="ce18" table:formula="of:=IF([.$B544]=&quot;R&quot;;VLOOKUP([.$C544];[.$C$5:.$I$1017];5;0);IF([.$B544]=&quot;E&quot;;&quot;x&quot;;IF([.$B544]=&quot;-&quot;;&quot;-&quot;;&quot;ND&quot;)))" office:value-type="string" office:string-value="x">
            <text:p>x</text:p>
          </table:table-cell>
          <table:table-cell table:style-name="ce18" table:formula="of:=IF([.$B544]=&quot;R&quot;;VLOOKUP([.$C544];[.$C$5:.$I$1017];6;0);IF([.$B544]=&quot;E&quot;;&quot;x&quot;;IF([.$B544]=&quot;-&quot;;&quot;-&quot;;&quot;ND&quot;)))" office:value-type="string" office:string-value="x">
            <text:p>x</text:p>
          </table:table-cell>
          <table:table-cell table:style-name="ce18" table:formula="of:=IF([.$B544]=&quot;R&quot;;VLOOKUP([.$C544];[.$C$5:.$I$1017];7;0);IF([.$B544]=&quot;E&quot;;&quot;x&quot;;IF([.$B544]=&quot;-&quot;;&quot;-&quot;;&quot;ND&quot;)))" office:value-type="string" office:string-value="x">
            <text:p>x</text:p>
          </table:table-cell>
          <table:table-cell table:style-name="ce26" table:formula="of:=IF([.B544]=&quot;R&quot;;0;IF([.B544]=&quot;-&quot;;0;4))" office:value-type="float" office:value="0">
            <text:p>0</text:p>
          </table:table-cell>
          <table:table-cell table:style-name="ce26" table:formula="of:=IF([.B544]=&quot;R&quot;;0;COUNTIF([.F544:.I5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6" table:number-columns-repeated="2"/>
          <table:table-cell table:style-name="ce18" table:formula="of:=IF([.$B545]=&quot;R&quot;;VLOOKUP([.$C545];[.$C$5:.$I$1017];5;0);IF([.$B545]=&quot;E&quot;;&quot;x&quot;;IF([.$B545]=&quot;-&quot;;&quot;-&quot;;&quot;ND&quot;)))" office:value-type="string" office:string-value="x">
            <text:p>x</text:p>
          </table:table-cell>
          <table:table-cell table:style-name="ce18" table:formula="of:=IF([.$B545]=&quot;R&quot;;VLOOKUP([.$C545];[.$C$5:.$I$1017];5;0);IF([.$B545]=&quot;E&quot;;&quot;x&quot;;IF([.$B545]=&quot;-&quot;;&quot;-&quot;;&quot;ND&quot;)))" office:value-type="string" office:string-value="x">
            <text:p>x</text:p>
          </table:table-cell>
          <table:table-cell table:style-name="ce18" table:formula="of:=IF([.$B545]=&quot;R&quot;;VLOOKUP([.$C545];[.$C$5:.$I$1017];6;0);IF([.$B545]=&quot;E&quot;;&quot;x&quot;;IF([.$B545]=&quot;-&quot;;&quot;-&quot;;&quot;ND&quot;)))" office:value-type="string" office:string-value="x">
            <text:p>x</text:p>
          </table:table-cell>
          <table:table-cell table:style-name="ce18" table:formula="of:=IF([.$B545]=&quot;R&quot;;VLOOKUP([.$C545];[.$C$5:.$I$1017];7;0);IF([.$B545]=&quot;E&quot;;&quot;x&quot;;IF([.$B545]=&quot;-&quot;;&quot;-&quot;;&quot;ND&quot;)))" office:value-type="string" office:string-value="x">
            <text:p>x</text:p>
          </table:table-cell>
          <table:table-cell table:style-name="ce26" table:formula="of:=IF([.B545]=&quot;R&quot;;0;IF([.B545]=&quot;-&quot;;0;4))" office:value-type="float" office:value="0">
            <text:p>0</text:p>
          </table:table-cell>
          <table:table-cell table:style-name="ce26" table:formula="of:=IF([.B545]=&quot;R&quot;;0;COUNTIF([.F545:.I5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546]=&quot;R&quot;;VLOOKUP([.$C546];[.$C$5:.$I$1017];5;0);IF([.$B546]=&quot;E&quot;;&quot;x&quot;;IF([.$B546]=&quot;-&quot;;&quot;-&quot;;&quot;ND&quot;)))" office:value-type="string" office:string-value="x">
            <text:p>x</text:p>
          </table:table-cell>
          <table:table-cell table:style-name="ce18" table:formula="of:=IF([.$B546]=&quot;R&quot;;VLOOKUP([.$C546];[.$C$5:.$I$1017];5;0);IF([.$B546]=&quot;E&quot;;&quot;x&quot;;IF([.$B546]=&quot;-&quot;;&quot;-&quot;;&quot;ND&quot;)))" office:value-type="string" office:string-value="x">
            <text:p>x</text:p>
          </table:table-cell>
          <table:table-cell table:style-name="ce18" table:formula="of:=IF([.$B546]=&quot;R&quot;;VLOOKUP([.$C546];[.$C$5:.$I$1017];6;0);IF([.$B546]=&quot;E&quot;;&quot;x&quot;;IF([.$B546]=&quot;-&quot;;&quot;-&quot;;&quot;ND&quot;)))" office:value-type="string" office:string-value="x">
            <text:p>x</text:p>
          </table:table-cell>
          <table:table-cell table:style-name="ce18" table:formula="of:=IF([.$B546]=&quot;R&quot;;VLOOKUP([.$C546];[.$C$5:.$I$1017];7;0);IF([.$B546]=&quot;E&quot;;&quot;x&quot;;IF([.$B546]=&quot;-&quot;;&quot;-&quot;;&quot;ND&quot;)))" office:value-type="string" office:string-value="x">
            <text:p>x</text:p>
          </table:table-cell>
          <table:table-cell table:style-name="ce26" table:formula="of:=IF([.B546]=&quot;R&quot;;0;IF([.B546]=&quot;-&quot;;0;4))" office:value-type="float" office:value="0">
            <text:p>0</text:p>
          </table:table-cell>
          <table:table-cell table:style-name="ce26" table:formula="of:=IF([.B546]=&quot;R&quot;;0;COUNTIF([.F546:.I5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547]=&quot;R&quot;;VLOOKUP([.$C547];[.$C$5:.$I$1017];5;0);IF([.$B547]=&quot;E&quot;;&quot;x&quot;;IF([.$B547]=&quot;-&quot;;&quot;-&quot;;&quot;ND&quot;)))" office:value-type="string" office:string-value="x">
            <text:p>x</text:p>
          </table:table-cell>
          <table:table-cell table:style-name="ce18" table:formula="of:=IF([.$B547]=&quot;R&quot;;VLOOKUP([.$C547];[.$C$5:.$I$1017];5;0);IF([.$B547]=&quot;E&quot;;&quot;x&quot;;IF([.$B547]=&quot;-&quot;;&quot;-&quot;;&quot;ND&quot;)))" office:value-type="string" office:string-value="x">
            <text:p>x</text:p>
          </table:table-cell>
          <table:table-cell table:style-name="ce18" table:formula="of:=IF([.$B547]=&quot;R&quot;;VLOOKUP([.$C547];[.$C$5:.$I$1017];6;0);IF([.$B547]=&quot;E&quot;;&quot;x&quot;;IF([.$B547]=&quot;-&quot;;&quot;-&quot;;&quot;ND&quot;)))" office:value-type="string" office:string-value="x">
            <text:p>x</text:p>
          </table:table-cell>
          <table:table-cell table:style-name="ce18" table:formula="of:=IF([.$B547]=&quot;R&quot;;VLOOKUP([.$C547];[.$C$5:.$I$1017];7;0);IF([.$B547]=&quot;E&quot;;&quot;x&quot;;IF([.$B547]=&quot;-&quot;;&quot;-&quot;;&quot;ND&quot;)))" office:value-type="string" office:string-value="x">
            <text:p>x</text:p>
          </table:table-cell>
          <table:table-cell table:style-name="ce26" table:formula="of:=IF([.B547]=&quot;R&quot;;0;IF([.B547]=&quot;-&quot;;0;4))" office:value-type="float" office:value="0">
            <text:p>0</text:p>
          </table:table-cell>
          <table:table-cell table:style-name="ce26" table:formula="of:=IF([.B547]=&quot;R&quot;;0;COUNTIF([.F547:.I5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2"/>
          <table:table-cell table:style-name="ce18" table:formula="of:=IF([.$B548]=&quot;R&quot;;VLOOKUP([.$C548];[.$C$5:.$I$1017];5;0);IF([.$B548]=&quot;E&quot;;&quot;x&quot;;IF([.$B548]=&quot;-&quot;;&quot;-&quot;;&quot;ND&quot;)))" office:value-type="string" office:string-value="x">
            <text:p>x</text:p>
          </table:table-cell>
          <table:table-cell table:style-name="ce18" table:formula="of:=IF([.$B548]=&quot;R&quot;;VLOOKUP([.$C548];[.$C$5:.$I$1017];5;0);IF([.$B548]=&quot;E&quot;;&quot;x&quot;;IF([.$B548]=&quot;-&quot;;&quot;-&quot;;&quot;ND&quot;)))" office:value-type="string" office:string-value="x">
            <text:p>x</text:p>
          </table:table-cell>
          <table:table-cell table:style-name="ce18" table:formula="of:=IF([.$B548]=&quot;R&quot;;VLOOKUP([.$C548];[.$C$5:.$I$1017];6;0);IF([.$B548]=&quot;E&quot;;&quot;x&quot;;IF([.$B548]=&quot;-&quot;;&quot;-&quot;;&quot;ND&quot;)))" office:value-type="string" office:string-value="x">
            <text:p>x</text:p>
          </table:table-cell>
          <table:table-cell table:style-name="ce18" table:formula="of:=IF([.$B548]=&quot;R&quot;;VLOOKUP([.$C548];[.$C$5:.$I$1017];7;0);IF([.$B548]=&quot;E&quot;;&quot;x&quot;;IF([.$B548]=&quot;-&quot;;&quot;-&quot;;&quot;ND&quot;)))" office:value-type="string" office:string-value="x">
            <text:p>x</text:p>
          </table:table-cell>
          <table:table-cell table:style-name="ce26" table:formula="of:=IF([.B548]=&quot;R&quot;;0;IF([.B548]=&quot;-&quot;;0;4))" office:value-type="float" office:value="0">
            <text:p>0</text:p>
          </table:table-cell>
          <table:table-cell table:style-name="ce26" table:formula="of:=IF([.B548]=&quot;R&quot;;0;COUNTIF([.F548:.I5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2"/>
          <table:table-cell table:style-name="ce18" table:formula="of:=IF([.$B549]=&quot;R&quot;;VLOOKUP([.$C549];[.$C$5:.$I$1017];5;0);IF([.$B549]=&quot;E&quot;;&quot;x&quot;;IF([.$B549]=&quot;-&quot;;&quot;-&quot;;&quot;ND&quot;)))" office:value-type="string" office:string-value="x">
            <text:p>x</text:p>
          </table:table-cell>
          <table:table-cell table:style-name="ce18" table:formula="of:=IF([.$B549]=&quot;R&quot;;VLOOKUP([.$C549];[.$C$5:.$I$1017];5;0);IF([.$B549]=&quot;E&quot;;&quot;x&quot;;IF([.$B549]=&quot;-&quot;;&quot;-&quot;;&quot;ND&quot;)))" office:value-type="string" office:string-value="x">
            <text:p>x</text:p>
          </table:table-cell>
          <table:table-cell table:style-name="ce18" table:formula="of:=IF([.$B549]=&quot;R&quot;;VLOOKUP([.$C549];[.$C$5:.$I$1017];6;0);IF([.$B549]=&quot;E&quot;;&quot;x&quot;;IF([.$B549]=&quot;-&quot;;&quot;-&quot;;&quot;ND&quot;)))" office:value-type="string" office:string-value="x">
            <text:p>x</text:p>
          </table:table-cell>
          <table:table-cell table:style-name="ce18" table:formula="of:=IF([.$B549]=&quot;R&quot;;VLOOKUP([.$C549];[.$C$5:.$I$1017];7;0);IF([.$B549]=&quot;E&quot;;&quot;x&quot;;IF([.$B549]=&quot;-&quot;;&quot;-&quot;;&quot;ND&quot;)))" office:value-type="string" office:string-value="x">
            <text:p>x</text:p>
          </table:table-cell>
          <table:table-cell table:style-name="ce26" table:formula="of:=IF([.B549]=&quot;R&quot;;0;IF([.B549]=&quot;-&quot;;0;4))" office:value-type="float" office:value="0">
            <text:p>0</text:p>
          </table:table-cell>
          <table:table-cell table:style-name="ce26" table:formula="of:=IF([.B549]=&quot;R&quot;;0;COUNTIF([.F549:.I5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6" table:number-columns-repeated="2"/>
          <table:table-cell table:style-name="ce18" table:formula="of:=IF([.$B550]=&quot;R&quot;;VLOOKUP([.$C550];[.$C$5:.$I$1017];5;0);IF([.$B550]=&quot;E&quot;;&quot;x&quot;;IF([.$B550]=&quot;-&quot;;&quot;-&quot;;&quot;ND&quot;)))" office:value-type="string" office:string-value="x">
            <text:p>x</text:p>
          </table:table-cell>
          <table:table-cell table:style-name="ce18" table:formula="of:=IF([.$B550]=&quot;R&quot;;VLOOKUP([.$C550];[.$C$5:.$I$1017];5;0);IF([.$B550]=&quot;E&quot;;&quot;x&quot;;IF([.$B550]=&quot;-&quot;;&quot;-&quot;;&quot;ND&quot;)))" office:value-type="string" office:string-value="x">
            <text:p>x</text:p>
          </table:table-cell>
          <table:table-cell table:style-name="ce18" table:formula="of:=IF([.$B550]=&quot;R&quot;;VLOOKUP([.$C550];[.$C$5:.$I$1017];6;0);IF([.$B550]=&quot;E&quot;;&quot;x&quot;;IF([.$B550]=&quot;-&quot;;&quot;-&quot;;&quot;ND&quot;)))" office:value-type="string" office:string-value="x">
            <text:p>x</text:p>
          </table:table-cell>
          <table:table-cell table:style-name="ce18" table:formula="of:=IF([.$B550]=&quot;R&quot;;VLOOKUP([.$C550];[.$C$5:.$I$1017];7;0);IF([.$B550]=&quot;E&quot;;&quot;x&quot;;IF([.$B550]=&quot;-&quot;;&quot;-&quot;;&quot;ND&quot;)))" office:value-type="string" office:string-value="x">
            <text:p>x</text:p>
          </table:table-cell>
          <table:table-cell table:style-name="ce26" table:formula="of:=IF([.B550]=&quot;R&quot;;0;IF([.B550]=&quot;-&quot;;0;4))" office:value-type="float" office:value="0">
            <text:p>0</text:p>
          </table:table-cell>
          <table:table-cell table:style-name="ce26" table:formula="of:=IF([.B550]=&quot;R&quot;;0;COUNTIF([.F550:.I5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551]=&quot;R&quot;;VLOOKUP([.$C551];[.$C$5:.$I$1017];5;0);IF([.$B551]=&quot;E&quot;;&quot;x&quot;;IF([.$B551]=&quot;-&quot;;&quot;-&quot;;&quot;ND&quot;)))" office:value-type="string" office:string-value="x">
            <text:p>x</text:p>
          </table:table-cell>
          <table:table-cell table:style-name="ce18" table:formula="of:=IF([.$B551]=&quot;R&quot;;VLOOKUP([.$C551];[.$C$5:.$I$1017];5;0);IF([.$B551]=&quot;E&quot;;&quot;x&quot;;IF([.$B551]=&quot;-&quot;;&quot;-&quot;;&quot;ND&quot;)))" office:value-type="string" office:string-value="x">
            <text:p>x</text:p>
          </table:table-cell>
          <table:table-cell table:style-name="ce18" table:formula="of:=IF([.$B551]=&quot;R&quot;;VLOOKUP([.$C551];[.$C$5:.$I$1017];6;0);IF([.$B551]=&quot;E&quot;;&quot;x&quot;;IF([.$B551]=&quot;-&quot;;&quot;-&quot;;&quot;ND&quot;)))" office:value-type="string" office:string-value="x">
            <text:p>x</text:p>
          </table:table-cell>
          <table:table-cell table:style-name="ce18" table:formula="of:=IF([.$B551]=&quot;R&quot;;VLOOKUP([.$C551];[.$C$5:.$I$1017];7;0);IF([.$B551]=&quot;E&quot;;&quot;x&quot;;IF([.$B551]=&quot;-&quot;;&quot;-&quot;;&quot;ND&quot;)))" office:value-type="string" office:string-value="x">
            <text:p>x</text:p>
          </table:table-cell>
          <table:table-cell table:style-name="ce26" table:formula="of:=IF([.B551]=&quot;R&quot;;0;IF([.B551]=&quot;-&quot;;0;4))" office:value-type="float" office:value="0">
            <text:p>0</text:p>
          </table:table-cell>
          <table:table-cell table:style-name="ce26" table:formula="of:=IF([.B551]=&quot;R&quot;;0;COUNTIF([.F551:.I5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shape/KritaShapeFactory.cpp: <text:s text:c="3"/>setIcon("krita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04">
            <text:p>204</text:p>
          </table:table-cell>
          <table:table-cell table:style-name="ce6" office:value-type="string">
            <text:p>Icon showing a Krita object in the shape </text:p>
            <text:p>selector</text:p>
          </table:table-cell>
          <table:table-cell table:style-name="ce6"/>
          <table:table-cell table:style-name="ce18" table:formula="of:=IF([.$B552]=&quot;R&quot;;VLOOKUP([.$C552];[.$C$5:.$I$1017];5;0);IF([.$B552]=&quot;E&quot;;&quot;x&quot;;IF([.$B552]=&quot;-&quot;;&quot;-&quot;;&quot;ND&quot;)))" office:value-type="string" office:string-value="ND">
            <text:p>ND</text:p>
          </table:table-cell>
          <table:table-cell table:style-name="ce18" table:formula="of:=IF([.$B552]=&quot;R&quot;;VLOOKUP([.$C552];[.$C$5:.$I$1017];5;0);IF([.$B552]=&quot;E&quot;;&quot;x&quot;;IF([.$B552]=&quot;-&quot;;&quot;-&quot;;&quot;ND&quot;)))" office:value-type="string" office:string-value="ND">
            <text:p>ND</text:p>
          </table:table-cell>
          <table:table-cell table:style-name="ce18" table:formula="of:=IF([.$B552]=&quot;R&quot;;VLOOKUP([.$C552];[.$C$5:.$I$1017];6;0);IF([.$B552]=&quot;E&quot;;&quot;x&quot;;IF([.$B552]=&quot;-&quot;;&quot;-&quot;;&quot;ND&quot;)))" office:value-type="string" office:string-value="ND">
            <text:p>ND</text:p>
          </table:table-cell>
          <table:table-cell table:style-name="ce18" table:formula="of:=IF([.$B552]=&quot;R&quot;;VLOOKUP([.$C552];[.$C$5:.$I$1017];7;0);IF([.$B552]=&quot;E&quot;;&quot;x&quot;;IF([.$B552]=&quot;-&quot;;&quot;-&quot;;&quot;ND&quot;)))" office:value-type="string" office:string-value="ND">
            <text:p>ND</text:p>
          </table:table-cell>
          <table:table-cell table:style-name="ce26" table:formula="of:=IF([.B552]=&quot;R&quot;;0;IF([.B552]=&quot;-&quot;;0;4))" office:value-type="float" office:value="4">
            <text:p>4</text:p>
          </table:table-cell>
          <table:table-cell table:style-name="ce26" table:formula="of:=IF([.B552]=&quot;R&quot;;0;COUNTIF([.F552:.I5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 office:value-type="string">
            <text:p>EN</text:p>
          </table:table-cell>
          <table:table-cell table:style-name="ce3" office:value-type="float" office:value="205">
            <text:p>205</text:p>
          </table:table-cell>
          <table:table-cell table:style-name="ce6" office:value-type="string">
            <text:p>should this use “document-open” ???</text:p>
          </table:table-cell>
          <table:table-cell table:style-name="ce6"/>
          <table:table-cell table:style-name="ce18" table:formula="of:=IF([.$B553]=&quot;R&quot;;VLOOKUP([.$C553];[.$C$5:.$I$1017];5;0);IF([.$B553]=&quot;E&quot;;&quot;x&quot;;IF([.$B553]=&quot;-&quot;;&quot;-&quot;;&quot;ND&quot;)))" office:value-type="string" office:string-value="ND">
            <text:p>ND</text:p>
          </table:table-cell>
          <table:table-cell table:style-name="ce18" table:formula="of:=IF([.$B553]=&quot;R&quot;;VLOOKUP([.$C553];[.$C$5:.$I$1017];5;0);IF([.$B553]=&quot;E&quot;;&quot;x&quot;;IF([.$B553]=&quot;-&quot;;&quot;-&quot;;&quot;ND&quot;)))" office:value-type="string" office:string-value="ND">
            <text:p>ND</text:p>
          </table:table-cell>
          <table:table-cell table:style-name="ce18" table:formula="of:=IF([.$B553]=&quot;R&quot;;VLOOKUP([.$C553];[.$C$5:.$I$1017];6;0);IF([.$B553]=&quot;E&quot;;&quot;x&quot;;IF([.$B553]=&quot;-&quot;;&quot;-&quot;;&quot;ND&quot;)))" office:value-type="string" office:string-value="ND">
            <text:p>ND</text:p>
          </table:table-cell>
          <table:table-cell table:style-name="ce18" table:formula="of:=IF([.$B553]=&quot;R&quot;;VLOOKUP([.$C553];[.$C$5:.$I$1017];7;0);IF([.$B553]=&quot;E&quot;;&quot;x&quot;;IF([.$B553]=&quot;-&quot;;&quot;-&quot;;&quot;ND&quot;)))" office:value-type="string" office:string-value="ND">
            <text:p>ND</text:p>
          </table:table-cell>
          <table:table-cell table:style-name="ce26" table:formula="of:=IF([.B553]=&quot;R&quot;;0;IF([.B553]=&quot;-&quot;;0;4))" office:value-type="float" office:value="4">
            <text:p>4</text:p>
          </table:table-cell>
          <table:table-cell table:style-name="ce26" table:formula="of:=IF([.B553]=&quot;R&quot;;0;COUNTIF([.F553:.I5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 office:value-type="string">
            <text:p>R</text:p>
          </table:table-cell>
          <table:table-cell table:style-name="ce3" office:value-type="float" office:value="204">
            <text:p>204</text:p>
          </table:table-cell>
          <table:table-cell table:style-name="ce6" table:number-columns-repeated="2"/>
          <table:table-cell table:style-name="ce18" table:formula="of:=IF([.$B554]=&quot;R&quot;;VLOOKUP([.$C554];[.$C$5:.$I$1017];5;0);IF([.$B554]=&quot;E&quot;;&quot;x&quot;;IF([.$B554]=&quot;-&quot;;&quot;-&quot;;&quot;ND&quot;)))" office:value-type="string" office:string-value="ND">
            <text:p>ND</text:p>
          </table:table-cell>
          <table:table-cell table:style-name="ce18" table:formula="of:=IF([.$B554]=&quot;R&quot;;VLOOKUP([.$C554];[.$C$5:.$I$1017];5;0);IF([.$B554]=&quot;E&quot;;&quot;x&quot;;IF([.$B554]=&quot;-&quot;;&quot;-&quot;;&quot;ND&quot;)))" office:value-type="string" office:string-value="ND">
            <text:p>ND</text:p>
          </table:table-cell>
          <table:table-cell table:style-name="ce18" table:formula="of:=IF([.$B554]=&quot;R&quot;;VLOOKUP([.$C554];[.$C$5:.$I$1017];6;0);IF([.$B554]=&quot;E&quot;;&quot;x&quot;;IF([.$B554]=&quot;-&quot;;&quot;-&quot;;&quot;ND&quot;)))" office:value-type="string" office:string-value="ND">
            <text:p>ND</text:p>
          </table:table-cell>
          <table:table-cell table:style-name="ce18" table:formula="of:=IF([.$B554]=&quot;R&quot;;VLOOKUP([.$C554];[.$C$5:.$I$1017];7;0);IF([.$B554]=&quot;E&quot;;&quot;x&quot;;IF([.$B554]=&quot;-&quot;;&quot;-&quot;;&quot;ND&quot;)))" office:value-type="string" office:string-value="ND">
            <text:p>ND</text:p>
          </table:table-cell>
          <table:table-cell table:style-name="ce26" table:formula="of:=IF([.B554]=&quot;R&quot;;0;IF([.B554]=&quot;-&quot;;0;4))" office:value-type="float" office:value="0">
            <text:p>0</text:p>
          </table:table-cell>
          <table:table-cell table:style-name="ce26" table:formula="of:=IF([.B554]=&quot;R&quot;;0;COUNTIF([.F554:.I5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 office:value-type="string">
            <text:p>N</text:p>
          </table:table-cell>
          <table:table-cell table:style-name="ce3" office:value-type="float" office:value="206">
            <text:p>206</text:p>
          </table:table-cell>
          <table:table-cell table:style-name="ce6" office:value-type="string">
            <text:p>no icon / gradient</text:p>
          </table:table-cell>
          <table:table-cell table:style-name="ce6"/>
          <table:table-cell table:style-name="ce18" table:formula="of:=IF([.$B555]=&quot;R&quot;;VLOOKUP([.$C555];[.$C$5:.$I$1017];5;0);IF([.$B555]=&quot;E&quot;;&quot;x&quot;;IF([.$B555]=&quot;-&quot;;&quot;-&quot;;&quot;ND&quot;)))" office:value-type="string" office:string-value="ND">
            <text:p>ND</text:p>
          </table:table-cell>
          <table:table-cell table:style-name="ce18" table:formula="of:=IF([.$B555]=&quot;R&quot;;VLOOKUP([.$C555];[.$C$5:.$I$1017];5;0);IF([.$B555]=&quot;E&quot;;&quot;x&quot;;IF([.$B555]=&quot;-&quot;;&quot;-&quot;;&quot;ND&quot;)))" office:value-type="string" office:string-value="ND">
            <text:p>ND</text:p>
          </table:table-cell>
          <table:table-cell table:style-name="ce18" table:formula="of:=IF([.$B555]=&quot;R&quot;;VLOOKUP([.$C555];[.$C$5:.$I$1017];6;0);IF([.$B555]=&quot;E&quot;;&quot;x&quot;;IF([.$B555]=&quot;-&quot;;&quot;-&quot;;&quot;ND&quot;)))" office:value-type="string" office:string-value="ND">
            <text:p>ND</text:p>
          </table:table-cell>
          <table:table-cell table:style-name="ce18" table:formula="of:=IF([.$B555]=&quot;R&quot;;VLOOKUP([.$C555];[.$C$5:.$I$1017];7;0);IF([.$B555]=&quot;E&quot;;&quot;x&quot;;IF([.$B555]=&quot;-&quot;;&quot;-&quot;;&quot;ND&quot;)))" office:value-type="string" office:string-value="ND">
            <text:p>ND</text:p>
          </table:table-cell>
          <table:table-cell table:style-name="ce26" table:formula="of:=IF([.B555]=&quot;R&quot;;0;IF([.B555]=&quot;-&quot;;0;4))" office:value-type="float" office:value="4">
            <text:p>4</text:p>
          </table:table-cell>
          <table:table-cell table:style-name="ce26" table:formula="of:=IF([.B555]=&quot;R&quot;;0;COUNTIF([.F555:.I5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 office:value-type="string">
            <text:p>R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no icon / patterns</text:p>
          </table:table-cell>
          <table:table-cell table:style-name="ce6"/>
          <table:table-cell table:style-name="ce18" table:formula="of:=IF([.$B556]=&quot;R&quot;;VLOOKUP([.$C556];[.$C$5:.$I$1017];5;0);IF([.$B556]=&quot;E&quot;;&quot;x&quot;;IF([.$B556]=&quot;-&quot;;&quot;-&quot;;&quot;ND&quot;)))" office:value-type="string" office:string-value="ND">
            <text:p>ND</text:p>
          </table:table-cell>
          <table:table-cell table:style-name="ce18" table:formula="of:=IF([.$B556]=&quot;R&quot;;VLOOKUP([.$C556];[.$C$5:.$I$1017];5;0);IF([.$B556]=&quot;E&quot;;&quot;x&quot;;IF([.$B556]=&quot;-&quot;;&quot;-&quot;;&quot;ND&quot;)))" office:value-type="string" office:string-value="ND">
            <text:p>ND</text:p>
          </table:table-cell>
          <table:table-cell table:style-name="ce18" table:formula="of:=IF([.$B556]=&quot;R&quot;;VLOOKUP([.$C556];[.$C$5:.$I$1017];6;0);IF([.$B556]=&quot;E&quot;;&quot;x&quot;;IF([.$B556]=&quot;-&quot;;&quot;-&quot;;&quot;ND&quot;)))" office:value-type="string" office:string-value="ND">
            <text:p>ND</text:p>
          </table:table-cell>
          <table:table-cell table:style-name="ce18" table:formula="of:=IF([.$B556]=&quot;R&quot;;VLOOKUP([.$C556];[.$C$5:.$I$1017];7;0);IF([.$B556]=&quot;E&quot;;&quot;x&quot;;IF([.$B556]=&quot;-&quot;;&quot;-&quot;;&quot;ND&quot;)))" office:value-type="string" office:string-value="ND">
            <text:p>ND</text:p>
          </table:table-cell>
          <table:table-cell table:style-name="ce26" table:formula="of:=IF([.B556]=&quot;R&quot;;0;IF([.B556]=&quot;-&quot;;0;4))" office:value-type="float" office:value="0">
            <text:p>0</text:p>
          </table:table-cell>
          <table:table-cell table:style-name="ce26" table:formula="of:=IF([.B556]=&quot;R&quot;;0;COUNTIF([.F556:.I5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Shows a dialog for the properties of a layer</text:p>
            <text:p>or mask</text:p>
          </table:table-cell>
          <table:table-cell table:style-name="ce6"/>
          <table:table-cell table:style-name="ce18" table:formula="of:=IF([.$B557]=&quot;R&quot;;VLOOKUP([.$C557];[.$C$5:.$I$1017];5;0);IF([.$B557]=&quot;E&quot;;&quot;x&quot;;IF([.$B557]=&quot;-&quot;;&quot;-&quot;;&quot;ND&quot;)))" office:value-type="string" office:string-value="x">
            <text:p>x</text:p>
          </table:table-cell>
          <table:table-cell table:style-name="ce18" table:formula="of:=IF([.$B557]=&quot;R&quot;;VLOOKUP([.$C557];[.$C$5:.$I$1017];5;0);IF([.$B557]=&quot;E&quot;;&quot;x&quot;;IF([.$B557]=&quot;-&quot;;&quot;-&quot;;&quot;ND&quot;)))" office:value-type="string" office:string-value="x">
            <text:p>x</text:p>
          </table:table-cell>
          <table:table-cell table:style-name="ce18" table:formula="of:=IF([.$B557]=&quot;R&quot;;VLOOKUP([.$C557];[.$C$5:.$I$1017];6;0);IF([.$B557]=&quot;E&quot;;&quot;x&quot;;IF([.$B557]=&quot;-&quot;;&quot;-&quot;;&quot;ND&quot;)))" office:value-type="string" office:string-value="x">
            <text:p>x</text:p>
          </table:table-cell>
          <table:table-cell table:style-name="ce18" table:formula="of:=IF([.$B557]=&quot;R&quot;;VLOOKUP([.$C557];[.$C$5:.$I$1017];7;0);IF([.$B557]=&quot;E&quot;;&quot;x&quot;;IF([.$B557]=&quot;-&quot;;&quot;-&quot;;&quot;ND&quot;)))" office:value-type="string" office:string-value="x">
            <text:p>x</text:p>
          </table:table-cell>
          <table:table-cell table:style-name="ce26" table:formula="of:=IF([.B557]=&quot;R&quot;;0;IF([.B557]=&quot;-&quot;;0;4))" office:value-type="float" office:value="0">
            <text:p>0</text:p>
          </table:table-cell>
          <table:table-cell table:style-name="ce26" table:formula="of:=IF([.B557]=&quot;R&quot;;0;COUNTIF([.F557:.I5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558]=&quot;R&quot;;VLOOKUP([.$C558];[.$C$5:.$I$1017];5;0);IF([.$B558]=&quot;E&quot;;&quot;x&quot;;IF([.$B558]=&quot;-&quot;;&quot;-&quot;;&quot;ND&quot;)))" office:value-type="string" office:string-value="x">
            <text:p>x</text:p>
          </table:table-cell>
          <table:table-cell table:style-name="ce18" table:formula="of:=IF([.$B558]=&quot;R&quot;;VLOOKUP([.$C558];[.$C$5:.$I$1017];5;0);IF([.$B558]=&quot;E&quot;;&quot;x&quot;;IF([.$B558]=&quot;-&quot;;&quot;-&quot;;&quot;ND&quot;)))" office:value-type="string" office:string-value="x">
            <text:p>x</text:p>
          </table:table-cell>
          <table:table-cell table:style-name="ce18" table:formula="of:=IF([.$B558]=&quot;R&quot;;VLOOKUP([.$C558];[.$C$5:.$I$1017];6;0);IF([.$B558]=&quot;E&quot;;&quot;x&quot;;IF([.$B558]=&quot;-&quot;;&quot;-&quot;;&quot;ND&quot;)))" office:value-type="string" office:string-value="x">
            <text:p>x</text:p>
          </table:table-cell>
          <table:table-cell table:style-name="ce18" table:formula="of:=IF([.$B558]=&quot;R&quot;;VLOOKUP([.$C558];[.$C$5:.$I$1017];7;0);IF([.$B558]=&quot;E&quot;;&quot;x&quot;;IF([.$B558]=&quot;-&quot;;&quot;-&quot;;&quot;ND&quot;)))" office:value-type="string" office:string-value="x">
            <text:p>x</text:p>
          </table:table-cell>
          <table:table-cell table:style-name="ce26" table:formula="of:=IF([.B558]=&quot;R&quot;;0;IF([.B558]=&quot;-&quot;;0;4))" office:value-type="float" office:value="0">
            <text:p>0</text:p>
          </table:table-cell>
          <table:table-cell table:style-name="ce26" table:formula="of:=IF([.B558]=&quot;R&quot;;0;COUNTIF([.F558:.I5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 office:value-type="string">
            <text:p>N</text:p>
          </table:table-cell>
          <table:table-cell table:style-name="ce3" office:value-type="float" office:value="207">
            <text:p>207</text:p>
          </table:table-cell>
          <table:table-cell table:style-name="ce6" office:value-type="string">
            <text:p>“edit-duplicate” ?</text:p>
          </table:table-cell>
          <table:table-cell table:style-name="ce6"/>
          <table:table-cell table:style-name="ce18" table:formula="of:=IF([.$B559]=&quot;R&quot;;VLOOKUP([.$C559];[.$C$5:.$I$1017];5;0);IF([.$B559]=&quot;E&quot;;&quot;x&quot;;IF([.$B559]=&quot;-&quot;;&quot;-&quot;;&quot;ND&quot;)))" office:value-type="string" office:string-value="ND">
            <text:p>ND</text:p>
          </table:table-cell>
          <table:table-cell table:style-name="ce18" table:formula="of:=IF([.$B559]=&quot;R&quot;;VLOOKUP([.$C559];[.$C$5:.$I$1017];5;0);IF([.$B559]=&quot;E&quot;;&quot;x&quot;;IF([.$B559]=&quot;-&quot;;&quot;-&quot;;&quot;ND&quot;)))" office:value-type="string" office:string-value="ND">
            <text:p>ND</text:p>
          </table:table-cell>
          <table:table-cell table:style-name="ce18" table:formula="of:=IF([.$B559]=&quot;R&quot;;VLOOKUP([.$C559];[.$C$5:.$I$1017];6;0);IF([.$B559]=&quot;E&quot;;&quot;x&quot;;IF([.$B559]=&quot;-&quot;;&quot;-&quot;;&quot;ND&quot;)))" office:value-type="string" office:string-value="ND">
            <text:p>ND</text:p>
          </table:table-cell>
          <table:table-cell table:style-name="ce18" table:formula="of:=IF([.$B559]=&quot;R&quot;;VLOOKUP([.$C559];[.$C$5:.$I$1017];7;0);IF([.$B559]=&quot;E&quot;;&quot;x&quot;;IF([.$B559]=&quot;-&quot;;&quot;-&quot;;&quot;ND&quot;)))" office:value-type="string" office:string-value="ND">
            <text:p>ND</text:p>
          </table:table-cell>
          <table:table-cell table:style-name="ce26" table:formula="of:=IF([.B559]=&quot;R&quot;;0;IF([.B559]=&quot;-&quot;;0;4))" office:value-type="float" office:value="4">
            <text:p>4</text:p>
          </table:table-cell>
          <table:table-cell table:style-name="ce26" table:formula="of:=IF([.B559]=&quot;R&quot;;0;COUNTIF([.F559:.I5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Switch layerbox to detail view</text:p>
          </table:table-cell>
          <table:table-cell table:style-name="ce6"/>
          <table:table-cell table:style-name="ce18" table:formula="of:=IF([.$B560]=&quot;R&quot;;VLOOKUP([.$C560];[.$C$5:.$I$1017];5;0);IF([.$B560]=&quot;E&quot;;&quot;x&quot;;IF([.$B560]=&quot;-&quot;;&quot;-&quot;;&quot;ND&quot;)))" office:value-type="string" office:string-value="x">
            <text:p>x</text:p>
          </table:table-cell>
          <table:table-cell table:style-name="ce18" table:formula="of:=IF([.$B560]=&quot;R&quot;;VLOOKUP([.$C560];[.$C$5:.$I$1017];5;0);IF([.$B560]=&quot;E&quot;;&quot;x&quot;;IF([.$B560]=&quot;-&quot;;&quot;-&quot;;&quot;ND&quot;)))" office:value-type="string" office:string-value="x">
            <text:p>x</text:p>
          </table:table-cell>
          <table:table-cell table:style-name="ce18" table:formula="of:=IF([.$B560]=&quot;R&quot;;VLOOKUP([.$C560];[.$C$5:.$I$1017];6;0);IF([.$B560]=&quot;E&quot;;&quot;x&quot;;IF([.$B560]=&quot;-&quot;;&quot;-&quot;;&quot;ND&quot;)))" office:value-type="string" office:string-value="x">
            <text:p>x</text:p>
          </table:table-cell>
          <table:table-cell table:style-name="ce18" table:formula="of:=IF([.$B560]=&quot;R&quot;;VLOOKUP([.$C560];[.$C$5:.$I$1017];7;0);IF([.$B560]=&quot;E&quot;;&quot;x&quot;;IF([.$B560]=&quot;-&quot;;&quot;-&quot;;&quot;ND&quot;)))" office:value-type="string" office:string-value="x">
            <text:p>x</text:p>
          </table:table-cell>
          <table:table-cell table:style-name="ce26" table:formula="of:=IF([.B560]=&quot;R&quot;;0;IF([.B560]=&quot;-&quot;;0;4))" office:value-type="float" office:value="0">
            <text:p>0</text:p>
          </table:table-cell>
          <table:table-cell table:style-name="ce26" table:formula="of:=IF([.B560]=&quot;R&quot;;0;COUNTIF([.F560:.I5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Switch layerbox to minimal view</text:p>
          </table:table-cell>
          <table:table-cell table:style-name="ce6"/>
          <table:table-cell table:style-name="ce18" table:formula="of:=IF([.$B561]=&quot;R&quot;;VLOOKUP([.$C561];[.$C$5:.$I$1017];5;0);IF([.$B561]=&quot;E&quot;;&quot;x&quot;;IF([.$B561]=&quot;-&quot;;&quot;-&quot;;&quot;ND&quot;)))" office:value-type="string" office:string-value="x">
            <text:p>x</text:p>
          </table:table-cell>
          <table:table-cell table:style-name="ce18" table:formula="of:=IF([.$B561]=&quot;R&quot;;VLOOKUP([.$C561];[.$C$5:.$I$1017];5;0);IF([.$B561]=&quot;E&quot;;&quot;x&quot;;IF([.$B561]=&quot;-&quot;;&quot;-&quot;;&quot;ND&quot;)))" office:value-type="string" office:string-value="x">
            <text:p>x</text:p>
          </table:table-cell>
          <table:table-cell table:style-name="ce18" table:formula="of:=IF([.$B561]=&quot;R&quot;;VLOOKUP([.$C561];[.$C$5:.$I$1017];6;0);IF([.$B561]=&quot;E&quot;;&quot;x&quot;;IF([.$B561]=&quot;-&quot;;&quot;-&quot;;&quot;ND&quot;)))" office:value-type="string" office:string-value="x">
            <text:p>x</text:p>
          </table:table-cell>
          <table:table-cell table:style-name="ce18" table:formula="of:=IF([.$B561]=&quot;R&quot;;VLOOKUP([.$C561];[.$C$5:.$I$1017];7;0);IF([.$B561]=&quot;E&quot;;&quot;x&quot;;IF([.$B561]=&quot;-&quot;;&quot;-&quot;;&quot;ND&quot;)))" office:value-type="string" office:string-value="x">
            <text:p>x</text:p>
          </table:table-cell>
          <table:table-cell table:style-name="ce26" table:formula="of:=IF([.B561]=&quot;R&quot;;0;IF([.B561]=&quot;-&quot;;0;4))" office:value-type="float" office:value="0">
            <text:p>0</text:p>
          </table:table-cell>
          <table:table-cell table:style-name="ce26" table:formula="of:=IF([.B561]=&quot;R&quot;;0;COUNTIF([.F561:.I5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Switch layerbox to thumbnail view</text:p>
          </table:table-cell>
          <table:table-cell table:style-name="ce6"/>
          <table:table-cell table:style-name="ce18" table:formula="of:=IF([.$B562]=&quot;R&quot;;VLOOKUP([.$C562];[.$C$5:.$I$1017];5;0);IF([.$B562]=&quot;E&quot;;&quot;x&quot;;IF([.$B562]=&quot;-&quot;;&quot;-&quot;;&quot;ND&quot;)))" office:value-type="string" office:string-value="x">
            <text:p>x</text:p>
          </table:table-cell>
          <table:table-cell table:style-name="ce18" table:formula="of:=IF([.$B562]=&quot;R&quot;;VLOOKUP([.$C562];[.$C$5:.$I$1017];5;0);IF([.$B562]=&quot;E&quot;;&quot;x&quot;;IF([.$B562]=&quot;-&quot;;&quot;-&quot;;&quot;ND&quot;)))" office:value-type="string" office:string-value="x">
            <text:p>x</text:p>
          </table:table-cell>
          <table:table-cell table:style-name="ce18" table:formula="of:=IF([.$B562]=&quot;R&quot;;VLOOKUP([.$C562];[.$C$5:.$I$1017];6;0);IF([.$B562]=&quot;E&quot;;&quot;x&quot;;IF([.$B562]=&quot;-&quot;;&quot;-&quot;;&quot;ND&quot;)))" office:value-type="string" office:string-value="x">
            <text:p>x</text:p>
          </table:table-cell>
          <table:table-cell table:style-name="ce18" table:formula="of:=IF([.$B562]=&quot;R&quot;;VLOOKUP([.$C562];[.$C$5:.$I$1017];7;0);IF([.$B562]=&quot;E&quot;;&quot;x&quot;;IF([.$B562]=&quot;-&quot;;&quot;-&quot;;&quot;ND&quot;)))" office:value-type="string" office:string-value="x">
            <text:p>x</text:p>
          </table:table-cell>
          <table:table-cell table:style-name="ce26" table:formula="of:=IF([.B562]=&quot;R&quot;;0;IF([.B562]=&quot;-&quot;;0;4))" office:value-type="float" office:value="0">
            <text:p>0</text:p>
          </table:table-cell>
          <table:table-cell table:style-name="ce26" table:formula="of:=IF([.B562]=&quot;R&quot;;0;COUNTIF([.F562:.I5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08">
            <text:p>208</text:p>
          </table:table-cell>
          <table:table-cell table:style-name="ce6" office:value-type="string">
            <text:p>Creates a new shape layer</text:p>
          </table:table-cell>
          <table:table-cell table:style-name="ce12" office:value-type="string">
            <text:p>bookmark-new</text:p>
          </table:table-cell>
          <table:table-cell table:style-name="ce18" table:formula="of:=IF([.$B563]=&quot;R&quot;;VLOOKUP([.$C563];[.$C$5:.$I$1017];5;0);IF([.$B563]=&quot;E&quot;;&quot;x&quot;;IF([.$B563]=&quot;-&quot;;&quot;-&quot;;&quot;ND&quot;)))" office:value-type="string" office:string-value="x">
            <text:p>x</text:p>
          </table:table-cell>
          <table:table-cell table:style-name="ce18" table:formula="of:=IF([.$B563]=&quot;R&quot;;VLOOKUP([.$C563];[.$C$5:.$I$1017];5;0);IF([.$B563]=&quot;E&quot;;&quot;x&quot;;IF([.$B563]=&quot;-&quot;;&quot;-&quot;;&quot;ND&quot;)))" office:value-type="string" office:string-value="x">
            <text:p>x</text:p>
          </table:table-cell>
          <table:table-cell table:style-name="ce18" table:formula="of:=IF([.$B563]=&quot;R&quot;;VLOOKUP([.$C563];[.$C$5:.$I$1017];6;0);IF([.$B563]=&quot;E&quot;;&quot;x&quot;;IF([.$B563]=&quot;-&quot;;&quot;-&quot;;&quot;ND&quot;)))" office:value-type="string" office:string-value="x">
            <text:p>x</text:p>
          </table:table-cell>
          <table:table-cell table:style-name="ce18" table:formula="of:=IF([.$B563]=&quot;R&quot;;VLOOKUP([.$C563];[.$C$5:.$I$1017];7;0);IF([.$B563]=&quot;E&quot;;&quot;x&quot;;IF([.$B563]=&quot;-&quot;;&quot;-&quot;;&quot;ND&quot;)))" office:value-type="string" office:string-value="x">
            <text:p>x</text:p>
          </table:table-cell>
          <table:table-cell table:style-name="ce26" table:formula="of:=IF([.B563]=&quot;R&quot;;0;IF([.B563]=&quot;-&quot;;0;4))" office:value-type="float" office:value="4">
            <text:p>4</text:p>
          </table:table-cell>
          <table:table-cell table:style-name="ce26" table:formula="of:=IF([.B563]=&quot;R&quot;;0;COUNTIF([.F563:.I56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 office:value-type="string">
            <text:p>E</text:p>
          </table:table-cell>
          <table:table-cell table:style-name="ce3" office:value-type="float" office:value="209">
            <text:p>209</text:p>
          </table:table-cell>
          <table:table-cell table:style-name="ce6" office:value-type="string">
            <text:p>Adds a new filter mask to the image</text:p>
          </table:table-cell>
          <table:table-cell table:style-name="ce12" office:value-type="string">
            <text:p>bookmarks</text:p>
          </table:table-cell>
          <table:table-cell table:style-name="ce18" table:formula="of:=IF([.$B564]=&quot;R&quot;;VLOOKUP([.$C564];[.$C$5:.$I$1017];5;0);IF([.$B564]=&quot;E&quot;;&quot;x&quot;;IF([.$B564]=&quot;-&quot;;&quot;-&quot;;&quot;ND&quot;)))" office:value-type="string" office:string-value="x">
            <text:p>x</text:p>
          </table:table-cell>
          <table:table-cell table:style-name="ce18" table:formula="of:=IF([.$B564]=&quot;R&quot;;VLOOKUP([.$C564];[.$C$5:.$I$1017];5;0);IF([.$B564]=&quot;E&quot;;&quot;x&quot;;IF([.$B564]=&quot;-&quot;;&quot;-&quot;;&quot;ND&quot;)))" office:value-type="string" office:string-value="x">
            <text:p>x</text:p>
          </table:table-cell>
          <table:table-cell table:style-name="ce18" table:formula="of:=IF([.$B564]=&quot;R&quot;;VLOOKUP([.$C564];[.$C$5:.$I$1017];6;0);IF([.$B564]=&quot;E&quot;;&quot;x&quot;;IF([.$B564]=&quot;-&quot;;&quot;-&quot;;&quot;ND&quot;)))" office:value-type="string" office:string-value="x">
            <text:p>x</text:p>
          </table:table-cell>
          <table:table-cell table:style-name="ce18" table:formula="of:=IF([.$B564]=&quot;R&quot;;VLOOKUP([.$C564];[.$C$5:.$I$1017];7;0);IF([.$B564]=&quot;E&quot;;&quot;x&quot;;IF([.$B564]=&quot;-&quot;;&quot;-&quot;;&quot;ND&quot;)))" office:value-type="string" office:string-value="x">
            <text:p>x</text:p>
          </table:table-cell>
          <table:table-cell table:style-name="ce26" table:formula="of:=IF([.B564]=&quot;R&quot;;0;IF([.B564]=&quot;-&quot;;0;4))" office:value-type="float" office:value="4">
            <text:p>4</text:p>
          </table:table-cell>
          <table:table-cell table:style-name="ce26" table:formula="of:=IF([.B564]=&quot;R&quot;;0;COUNTIF([.F564:.I5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Adds a paint layer to the image</text:p>
          </table:table-cell>
          <table:table-cell table:style-name="ce6"/>
          <table:table-cell table:style-name="ce18" table:formula="of:=IF([.$B565]=&quot;R&quot;;VLOOKUP([.$C565];[.$C$5:.$I$1017];5;0);IF([.$B565]=&quot;E&quot;;&quot;x&quot;;IF([.$B565]=&quot;-&quot;;&quot;-&quot;;&quot;ND&quot;)))" office:value-type="string" office:string-value="x">
            <text:p>x</text:p>
          </table:table-cell>
          <table:table-cell table:style-name="ce18" table:formula="of:=IF([.$B565]=&quot;R&quot;;VLOOKUP([.$C565];[.$C$5:.$I$1017];5;0);IF([.$B565]=&quot;E&quot;;&quot;x&quot;;IF([.$B565]=&quot;-&quot;;&quot;-&quot;;&quot;ND&quot;)))" office:value-type="string" office:string-value="x">
            <text:p>x</text:p>
          </table:table-cell>
          <table:table-cell table:style-name="ce18" table:formula="of:=IF([.$B565]=&quot;R&quot;;VLOOKUP([.$C565];[.$C$5:.$I$1017];6;0);IF([.$B565]=&quot;E&quot;;&quot;x&quot;;IF([.$B565]=&quot;-&quot;;&quot;-&quot;;&quot;ND&quot;)))" office:value-type="string" office:string-value="x">
            <text:p>x</text:p>
          </table:table-cell>
          <table:table-cell table:style-name="ce18" table:formula="of:=IF([.$B565]=&quot;R&quot;;VLOOKUP([.$C565];[.$C$5:.$I$1017];7;0);IF([.$B565]=&quot;E&quot;;&quot;x&quot;;IF([.$B565]=&quot;-&quot;;&quot;-&quot;;&quot;ND&quot;)))" office:value-type="string" office:string-value="x">
            <text:p>x</text:p>
          </table:table-cell>
          <table:table-cell table:style-name="ce26" table:formula="of:=IF([.B565]=&quot;R&quot;;0;IF([.B565]=&quot;-&quot;;0;4))" office:value-type="float" office:value="0">
            <text:p>0</text:p>
          </table:table-cell>
          <table:table-cell table:style-name="ce26" table:formula="of:=IF([.B565]=&quot;R&quot;;0;COUNTIF([.F565:.I5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“clone”</text:p>
          </table:table-cell>
          <table:table-cell table:style-name="ce6"/>
          <table:table-cell table:style-name="ce18" table:formula="of:=IF([.$B566]=&quot;R&quot;;VLOOKUP([.$C566];[.$C$5:.$I$1017];5;0);IF([.$B566]=&quot;E&quot;;&quot;x&quot;;IF([.$B566]=&quot;-&quot;;&quot;-&quot;;&quot;ND&quot;)))" office:value-type="string" office:string-value="x">
            <text:p>x</text:p>
          </table:table-cell>
          <table:table-cell table:style-name="ce18" table:formula="of:=IF([.$B566]=&quot;R&quot;;VLOOKUP([.$C566];[.$C$5:.$I$1017];5;0);IF([.$B566]=&quot;E&quot;;&quot;x&quot;;IF([.$B566]=&quot;-&quot;;&quot;-&quot;;&quot;ND&quot;)))" office:value-type="string" office:string-value="x">
            <text:p>x</text:p>
          </table:table-cell>
          <table:table-cell table:style-name="ce18" table:formula="of:=IF([.$B566]=&quot;R&quot;;VLOOKUP([.$C566];[.$C$5:.$I$1017];6;0);IF([.$B566]=&quot;E&quot;;&quot;x&quot;;IF([.$B566]=&quot;-&quot;;&quot;-&quot;;&quot;ND&quot;)))" office:value-type="string" office:string-value="x">
            <text:p>x</text:p>
          </table:table-cell>
          <table:table-cell table:style-name="ce18" table:formula="of:=IF([.$B566]=&quot;R&quot;;VLOOKUP([.$C566];[.$C$5:.$I$1017];7;0);IF([.$B566]=&quot;E&quot;;&quot;x&quot;;IF([.$B566]=&quot;-&quot;;&quot;-&quot;;&quot;ND&quot;)))" office:value-type="string" office:string-value="x">
            <text:p>x</text:p>
          </table:table-cell>
          <table:table-cell table:style-name="ce26" table:formula="of:=IF([.B566]=&quot;R&quot;;0;IF([.B566]=&quot;-&quot;;0;4))" office:value-type="float" office:value="0">
            <text:p>0</text:p>
          </table:table-cell>
          <table:table-cell table:style-name="ce26" table:formula="of:=IF([.B566]=&quot;R&quot;;0;COUNTIF([.F566:.I5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“transparency mask” ? </text:p>
            <text:p>Creates a Transparency Mask (used to mask</text:p>
            <text:p>parts of the image transparent)</text:p>
          </table:table-cell>
          <table:table-cell table:style-name="ce6"/>
          <table:table-cell table:style-name="ce18" table:formula="of:=IF([.$B567]=&quot;R&quot;;VLOOKUP([.$C567];[.$C$5:.$I$1017];5;0);IF([.$B567]=&quot;E&quot;;&quot;x&quot;;IF([.$B567]=&quot;-&quot;;&quot;-&quot;;&quot;ND&quot;)))" office:value-type="string" office:string-value="x">
            <text:p>x</text:p>
          </table:table-cell>
          <table:table-cell table:style-name="ce18" table:formula="of:=IF([.$B567]=&quot;R&quot;;VLOOKUP([.$C567];[.$C$5:.$I$1017];5;0);IF([.$B567]=&quot;E&quot;;&quot;x&quot;;IF([.$B567]=&quot;-&quot;;&quot;-&quot;;&quot;ND&quot;)))" office:value-type="string" office:string-value="x">
            <text:p>x</text:p>
          </table:table-cell>
          <table:table-cell table:style-name="ce18" table:formula="of:=IF([.$B567]=&quot;R&quot;;VLOOKUP([.$C567];[.$C$5:.$I$1017];6;0);IF([.$B567]=&quot;E&quot;;&quot;x&quot;;IF([.$B567]=&quot;-&quot;;&quot;-&quot;;&quot;ND&quot;)))" office:value-type="string" office:string-value="x">
            <text:p>x</text:p>
          </table:table-cell>
          <table:table-cell table:style-name="ce18" table:formula="of:=IF([.$B567]=&quot;R&quot;;VLOOKUP([.$C567];[.$C$5:.$I$1017];7;0);IF([.$B567]=&quot;E&quot;;&quot;x&quot;;IF([.$B567]=&quot;-&quot;;&quot;-&quot;;&quot;ND&quot;)))" office:value-type="string" office:string-value="x">
            <text:p>x</text:p>
          </table:table-cell>
          <table:table-cell table:style-name="ce26" table:formula="of:=IF([.B567]=&quot;R&quot;;0;IF([.B567]=&quot;-&quot;;0;4))" office:value-type="float" office:value="0">
            <text:p>0</text:p>
          </table:table-cell>
          <table:table-cell table:style-name="ce26" table:formula="of:=IF([.B567]=&quot;R&quot;;0;COUNTIF([.F567:.I5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office:value-type="string">
            <text:p>Inserts a selection which only works on the </text:p>
            <text:p>current layer</text:p>
          </table:table-cell>
          <table:table-cell table:style-name="ce6"/>
          <table:table-cell table:style-name="ce18" table:formula="of:=IF([.$B568]=&quot;R&quot;;VLOOKUP([.$C568];[.$C$5:.$I$1017];5;0);IF([.$B568]=&quot;E&quot;;&quot;x&quot;;IF([.$B568]=&quot;-&quot;;&quot;-&quot;;&quot;ND&quot;)))" office:value-type="string" office:string-value="x">
            <text:p>x</text:p>
          </table:table-cell>
          <table:table-cell table:style-name="ce18" table:formula="of:=IF([.$B568]=&quot;R&quot;;VLOOKUP([.$C568];[.$C$5:.$I$1017];5;0);IF([.$B568]=&quot;E&quot;;&quot;x&quot;;IF([.$B568]=&quot;-&quot;;&quot;-&quot;;&quot;ND&quot;)))" office:value-type="string" office:string-value="x">
            <text:p>x</text:p>
          </table:table-cell>
          <table:table-cell table:style-name="ce18" table:formula="of:=IF([.$B568]=&quot;R&quot;;VLOOKUP([.$C568];[.$C$5:.$I$1017];6;0);IF([.$B568]=&quot;E&quot;;&quot;x&quot;;IF([.$B568]=&quot;-&quot;;&quot;-&quot;;&quot;ND&quot;)))" office:value-type="string" office:string-value="x">
            <text:p>x</text:p>
          </table:table-cell>
          <table:table-cell table:style-name="ce18" table:formula="of:=IF([.$B568]=&quot;R&quot;;VLOOKUP([.$C568];[.$C$5:.$I$1017];7;0);IF([.$B568]=&quot;E&quot;;&quot;x&quot;;IF([.$B568]=&quot;-&quot;;&quot;-&quot;;&quot;ND&quot;)))" office:value-type="string" office:string-value="x">
            <text:p>x</text:p>
          </table:table-cell>
          <table:table-cell table:style-name="ce26" table:formula="of:=IF([.B568]=&quot;R&quot;;0;IF([.B568]=&quot;-&quot;;0;4))" office:value-type="float" office:value="0">
            <text:p>0</text:p>
          </table:table-cell>
          <table:table-cell table:style-name="ce26" table:formula="of:=IF([.B568]=&quot;R&quot;;0;COUNTIF([.F568:.I5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10">
            <text:p>210</text:p>
          </table:table-cell>
          <table:table-cell table:style-name="ce6" office:value-type="string">
            <text:p>Inserts a group layer, used to group some</text:p>
            <text:p>other layers</text:p>
          </table:table-cell>
          <table:table-cell table:style-name="ce12" office:value-type="string">
            <text:p>folder-new</text:p>
          </table:table-cell>
          <table:table-cell table:style-name="ce18" table:formula="of:=IF([.$B569]=&quot;R&quot;;VLOOKUP([.$C569];[.$C$5:.$I$1017];5;0);IF([.$B569]=&quot;E&quot;;&quot;x&quot;;IF([.$B569]=&quot;-&quot;;&quot;-&quot;;&quot;ND&quot;)))" office:value-type="string" office:string-value="x">
            <text:p>x</text:p>
          </table:table-cell>
          <table:table-cell table:style-name="ce18" table:formula="of:=IF([.$B569]=&quot;R&quot;;VLOOKUP([.$C569];[.$C$5:.$I$1017];5;0);IF([.$B569]=&quot;E&quot;;&quot;x&quot;;IF([.$B569]=&quot;-&quot;;&quot;-&quot;;&quot;ND&quot;)))" office:value-type="string" office:string-value="x">
            <text:p>x</text:p>
          </table:table-cell>
          <table:table-cell table:style-name="ce18" table:formula="of:=IF([.$B569]=&quot;R&quot;;VLOOKUP([.$C569];[.$C$5:.$I$1017];6;0);IF([.$B569]=&quot;E&quot;;&quot;x&quot;;IF([.$B569]=&quot;-&quot;;&quot;-&quot;;&quot;ND&quot;)))" office:value-type="string" office:string-value="x">
            <text:p>x</text:p>
          </table:table-cell>
          <table:table-cell table:style-name="ce18" table:formula="of:=IF([.$B569]=&quot;R&quot;;VLOOKUP([.$C569];[.$C$5:.$I$1017];7;0);IF([.$B569]=&quot;E&quot;;&quot;x&quot;;IF([.$B569]=&quot;-&quot;;&quot;-&quot;;&quot;ND&quot;)))" office:value-type="string" office:string-value="x">
            <text:p>x</text:p>
          </table:table-cell>
          <table:table-cell table:style-name="ce26" table:formula="of:=IF([.B569]=&quot;R&quot;;0;IF([.B569]=&quot;-&quot;;0;4))" office:value-type="float" office:value="4">
            <text:p>4</text:p>
          </table:table-cell>
          <table:table-cell table:style-name="ce26" table:formula="of:=IF([.B569]=&quot;R&quot;;0;COUNTIF([.F569:.I56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Inserts a filter layer / R12 is view-filter</text:p>
            <text:p>but this seem to require a different icon</text:p>
          </table:table-cell>
          <table:table-cell table:style-name="ce6"/>
          <table:table-cell table:style-name="ce18" table:formula="of:=IF([.$B570]=&quot;R&quot;;VLOOKUP([.$C570];[.$C$5:.$I$1017];5;0);IF([.$B570]=&quot;E&quot;;&quot;x&quot;;IF([.$B570]=&quot;-&quot;;&quot;-&quot;;&quot;ND&quot;)))" office:value-type="string" office:string-value="x">
            <text:p>x</text:p>
          </table:table-cell>
          <table:table-cell table:style-name="ce18" table:formula="of:=IF([.$B570]=&quot;R&quot;;VLOOKUP([.$C570];[.$C$5:.$I$1017];5;0);IF([.$B570]=&quot;E&quot;;&quot;x&quot;;IF([.$B570]=&quot;-&quot;;&quot;-&quot;;&quot;ND&quot;)))" office:value-type="string" office:string-value="x">
            <text:p>x</text:p>
          </table:table-cell>
          <table:table-cell table:style-name="ce18" table:formula="of:=IF([.$B570]=&quot;R&quot;;VLOOKUP([.$C570];[.$C$5:.$I$1017];6;0);IF([.$B570]=&quot;E&quot;;&quot;x&quot;;IF([.$B570]=&quot;-&quot;;&quot;-&quot;;&quot;ND&quot;)))" office:value-type="string" office:string-value="x">
            <text:p>x</text:p>
          </table:table-cell>
          <table:table-cell table:style-name="ce18" table:formula="of:=IF([.$B570]=&quot;R&quot;;VLOOKUP([.$C570];[.$C$5:.$I$1017];7;0);IF([.$B570]=&quot;E&quot;;&quot;x&quot;;IF([.$B570]=&quot;-&quot;;&quot;-&quot;;&quot;ND&quot;)))" office:value-type="string" office:string-value="x">
            <text:p>x</text:p>
          </table:table-cell>
          <table:table-cell table:style-name="ce26" table:formula="of:=IF([.B570]=&quot;R&quot;;0;IF([.B570]=&quot;-&quot;;0;4))" office:value-type="float" office:value="0">
            <text:p>0</text:p>
          </table:table-cell>
          <table:table-cell table:style-name="ce26" table:formula="of:=IF([.B570]=&quot;R&quot;;0;COUNTIF([.F570:.I5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Inserts a generator layer</text:p>
          </table:table-cell>
          <table:table-cell table:style-name="ce6"/>
          <table:table-cell table:style-name="ce18" table:formula="of:=IF([.$B571]=&quot;R&quot;;VLOOKUP([.$C571];[.$C$5:.$I$1017];5;0);IF([.$B571]=&quot;E&quot;;&quot;x&quot;;IF([.$B571]=&quot;-&quot;;&quot;-&quot;;&quot;ND&quot;)))" office:value-type="string" office:string-value="x">
            <text:p>x</text:p>
          </table:table-cell>
          <table:table-cell table:style-name="ce18" table:formula="of:=IF([.$B571]=&quot;R&quot;;VLOOKUP([.$C571];[.$C$5:.$I$1017];5;0);IF([.$B571]=&quot;E&quot;;&quot;x&quot;;IF([.$B571]=&quot;-&quot;;&quot;-&quot;;&quot;ND&quot;)))" office:value-type="string" office:string-value="x">
            <text:p>x</text:p>
          </table:table-cell>
          <table:table-cell table:style-name="ce18" table:formula="of:=IF([.$B571]=&quot;R&quot;;VLOOKUP([.$C571];[.$C$5:.$I$1017];6;0);IF([.$B571]=&quot;E&quot;;&quot;x&quot;;IF([.$B571]=&quot;-&quot;;&quot;-&quot;;&quot;ND&quot;)))" office:value-type="string" office:string-value="x">
            <text:p>x</text:p>
          </table:table-cell>
          <table:table-cell table:style-name="ce18" table:formula="of:=IF([.$B571]=&quot;R&quot;;VLOOKUP([.$C571];[.$C$5:.$I$1017];7;0);IF([.$B571]=&quot;E&quot;;&quot;x&quot;;IF([.$B571]=&quot;-&quot;;&quot;-&quot;;&quot;ND&quot;)))" office:value-type="string" office:string-value="x">
            <text:p>x</text:p>
          </table:table-cell>
          <table:table-cell table:style-name="ce26" table:formula="of:=IF([.B571]=&quot;R&quot;;0;IF([.B571]=&quot;-&quot;;0;4))" office:value-type="float" office:value="0">
            <text:p>0</text:p>
          </table:table-cell>
          <table:table-cell table:style-name="ce26" table:formula="of:=IF([.B571]=&quot;R&quot;;0;COUNTIF([.F571:.I5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Inserts a mask that transforms a layer</text:p>
          </table:table-cell>
          <table:table-cell table:style-name="ce6"/>
          <table:table-cell table:style-name="ce18" table:formula="of:=IF([.$B572]=&quot;R&quot;;VLOOKUP([.$C572];[.$C$5:.$I$1017];5;0);IF([.$B572]=&quot;E&quot;;&quot;x&quot;;IF([.$B572]=&quot;-&quot;;&quot;-&quot;;&quot;ND&quot;)))" office:value-type="string" office:string-value="x">
            <text:p>x</text:p>
          </table:table-cell>
          <table:table-cell table:style-name="ce18" table:formula="of:=IF([.$B572]=&quot;R&quot;;VLOOKUP([.$C572];[.$C$5:.$I$1017];5;0);IF([.$B572]=&quot;E&quot;;&quot;x&quot;;IF([.$B572]=&quot;-&quot;;&quot;-&quot;;&quot;ND&quot;)))" office:value-type="string" office:string-value="x">
            <text:p>x</text:p>
          </table:table-cell>
          <table:table-cell table:style-name="ce18" table:formula="of:=IF([.$B572]=&quot;R&quot;;VLOOKUP([.$C572];[.$C$5:.$I$1017];6;0);IF([.$B572]=&quot;E&quot;;&quot;x&quot;;IF([.$B572]=&quot;-&quot;;&quot;-&quot;;&quot;ND&quot;)))" office:value-type="string" office:string-value="x">
            <text:p>x</text:p>
          </table:table-cell>
          <table:table-cell table:style-name="ce18" table:formula="of:=IF([.$B572]=&quot;R&quot;;VLOOKUP([.$C572];[.$C$5:.$I$1017];7;0);IF([.$B572]=&quot;E&quot;;&quot;x&quot;;IF([.$B572]=&quot;-&quot;;&quot;-&quot;;&quot;ND&quot;)))" office:value-type="string" office:string-value="x">
            <text:p>x</text:p>
          </table:table-cell>
          <table:table-cell table:style-name="ce26" table:formula="of:=IF([.B572]=&quot;R&quot;;0;IF([.B572]=&quot;-&quot;;0;4))" office:value-type="float" office:value="0">
            <text:p>0</text:p>
          </table:table-cell>
          <table:table-cell table:style-name="ce26" table:formula="of:=IF([.B572]=&quot;R&quot;;0;COUNTIF([.F572:.I5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Button that inserts a paint layer on single click</text:p>
            <text:p>Also offers a dropdown menu to insert more </text:p>
            <text:p>layers/masks</text:p>
          </table:table-cell>
          <table:table-cell table:style-name="ce6"/>
          <table:table-cell table:style-name="ce18" table:formula="of:=IF([.$B573]=&quot;R&quot;;VLOOKUP([.$C573];[.$C$5:.$I$1017];5;0);IF([.$B573]=&quot;E&quot;;&quot;x&quot;;IF([.$B573]=&quot;-&quot;;&quot;-&quot;;&quot;ND&quot;)))" office:value-type="string" office:string-value="x">
            <text:p>x</text:p>
          </table:table-cell>
          <table:table-cell table:style-name="ce18" table:formula="of:=IF([.$B573]=&quot;R&quot;;VLOOKUP([.$C573];[.$C$5:.$I$1017];5;0);IF([.$B573]=&quot;E&quot;;&quot;x&quot;;IF([.$B573]=&quot;-&quot;;&quot;-&quot;;&quot;ND&quot;)))" office:value-type="string" office:string-value="x">
            <text:p>x</text:p>
          </table:table-cell>
          <table:table-cell table:style-name="ce18" table:formula="of:=IF([.$B573]=&quot;R&quot;;VLOOKUP([.$C573];[.$C$5:.$I$1017];6;0);IF([.$B573]=&quot;E&quot;;&quot;x&quot;;IF([.$B573]=&quot;-&quot;;&quot;-&quot;;&quot;ND&quot;)))" office:value-type="string" office:string-value="x">
            <text:p>x</text:p>
          </table:table-cell>
          <table:table-cell table:style-name="ce18" table:formula="of:=IF([.$B573]=&quot;R&quot;;VLOOKUP([.$C573];[.$C$5:.$I$1017];7;0);IF([.$B573]=&quot;E&quot;;&quot;x&quot;;IF([.$B573]=&quot;-&quot;;&quot;-&quot;;&quot;ND&quot;)))" office:value-type="string" office:string-value="x">
            <text:p>x</text:p>
          </table:table-cell>
          <table:table-cell table:style-name="ce26" table:formula="of:=IF([.B573]=&quot;R&quot;;0;IF([.B573]=&quot;-&quot;;0;4))" office:value-type="float" office:value="0">
            <text:p>0</text:p>
          </table:table-cell>
          <table:table-cell table:style-name="ce26" table:formula="of:=IF([.B573]=&quot;R&quot;;0;COUNTIF([.F573:.I5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Remove the currently selected layer/mask</text:p>
          </table:table-cell>
          <table:table-cell table:style-name="ce6"/>
          <table:table-cell table:style-name="ce18" table:formula="of:=IF([.$B574]=&quot;R&quot;;VLOOKUP([.$C574];[.$C$5:.$I$1017];5;0);IF([.$B574]=&quot;E&quot;;&quot;x&quot;;IF([.$B574]=&quot;-&quot;;&quot;-&quot;;&quot;ND&quot;)))" office:value-type="string" office:string-value="x">
            <text:p>x</text:p>
          </table:table-cell>
          <table:table-cell table:style-name="ce18" table:formula="of:=IF([.$B574]=&quot;R&quot;;VLOOKUP([.$C574];[.$C$5:.$I$1017];5;0);IF([.$B574]=&quot;E&quot;;&quot;x&quot;;IF([.$B574]=&quot;-&quot;;&quot;-&quot;;&quot;ND&quot;)))" office:value-type="string" office:string-value="x">
            <text:p>x</text:p>
          </table:table-cell>
          <table:table-cell table:style-name="ce18" table:formula="of:=IF([.$B574]=&quot;R&quot;;VLOOKUP([.$C574];[.$C$5:.$I$1017];6;0);IF([.$B574]=&quot;E&quot;;&quot;x&quot;;IF([.$B574]=&quot;-&quot;;&quot;-&quot;;&quot;ND&quot;)))" office:value-type="string" office:string-value="x">
            <text:p>x</text:p>
          </table:table-cell>
          <table:table-cell table:style-name="ce18" table:formula="of:=IF([.$B574]=&quot;R&quot;;VLOOKUP([.$C574];[.$C$5:.$I$1017];7;0);IF([.$B574]=&quot;E&quot;;&quot;x&quot;;IF([.$B574]=&quot;-&quot;;&quot;-&quot;;&quot;ND&quot;)))" office:value-type="string" office:string-value="x">
            <text:p>x</text:p>
          </table:table-cell>
          <table:table-cell table:style-name="ce26" table:formula="of:=IF([.B574]=&quot;R&quot;;0;IF([.B574]=&quot;-&quot;;0;4))" office:value-type="float" office:value="0">
            <text:p>0</text:p>
          </table:table-cell>
          <table:table-cell table:style-name="ce26" table:formula="of:=IF([.B574]=&quot;R&quot;;0;COUNTIF([.F574:.I5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Duplicates the selected layer/mask</text:p>
          </table:table-cell>
          <table:table-cell table:style-name="ce6"/>
          <table:table-cell table:style-name="ce18" table:formula="of:=IF([.$B575]=&quot;R&quot;;VLOOKUP([.$C575];[.$C$5:.$I$1017];5;0);IF([.$B575]=&quot;E&quot;;&quot;x&quot;;IF([.$B575]=&quot;-&quot;;&quot;-&quot;;&quot;ND&quot;)))" office:value-type="string" office:string-value="x">
            <text:p>x</text:p>
          </table:table-cell>
          <table:table-cell table:style-name="ce18" table:formula="of:=IF([.$B575]=&quot;R&quot;;VLOOKUP([.$C575];[.$C$5:.$I$1017];5;0);IF([.$B575]=&quot;E&quot;;&quot;x&quot;;IF([.$B575]=&quot;-&quot;;&quot;-&quot;;&quot;ND&quot;)))" office:value-type="string" office:string-value="x">
            <text:p>x</text:p>
          </table:table-cell>
          <table:table-cell table:style-name="ce18" table:formula="of:=IF([.$B575]=&quot;R&quot;;VLOOKUP([.$C575];[.$C$5:.$I$1017];6;0);IF([.$B575]=&quot;E&quot;;&quot;x&quot;;IF([.$B575]=&quot;-&quot;;&quot;-&quot;;&quot;ND&quot;)))" office:value-type="string" office:string-value="x">
            <text:p>x</text:p>
          </table:table-cell>
          <table:table-cell table:style-name="ce18" table:formula="of:=IF([.$B575]=&quot;R&quot;;VLOOKUP([.$C575];[.$C$5:.$I$1017];7;0);IF([.$B575]=&quot;E&quot;;&quot;x&quot;;IF([.$B575]=&quot;-&quot;;&quot;-&quot;;&quot;ND&quot;)))" office:value-type="string" office:string-value="x">
            <text:p>x</text:p>
          </table:table-cell>
          <table:table-cell table:style-name="ce26" table:formula="of:=IF([.B575]=&quot;R&quot;;0;IF([.B575]=&quot;-&quot;;0;4))" office:value-type="float" office:value="0">
            <text:p>0</text:p>
          </table:table-cell>
          <table:table-cell table:style-name="ce26" table:formula="of:=IF([.B575]=&quot;R&quot;;0;COUNTIF([.F575:.I5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Lowers the selected layer/mask inside the </text:p>
            <text:p>layer stack</text:p>
            <text:p>Should it use “object-order-lower” ?</text:p>
          </table:table-cell>
          <table:table-cell table:style-name="ce6"/>
          <table:table-cell table:style-name="ce18" table:formula="of:=IF([.$B576]=&quot;R&quot;;VLOOKUP([.$C576];[.$C$5:.$I$1017];5;0);IF([.$B576]=&quot;E&quot;;&quot;x&quot;;IF([.$B576]=&quot;-&quot;;&quot;-&quot;;&quot;ND&quot;)))" office:value-type="string" office:string-value="x">
            <text:p>x</text:p>
          </table:table-cell>
          <table:table-cell table:style-name="ce18" table:formula="of:=IF([.$B576]=&quot;R&quot;;VLOOKUP([.$C576];[.$C$5:.$I$1017];5;0);IF([.$B576]=&quot;E&quot;;&quot;x&quot;;IF([.$B576]=&quot;-&quot;;&quot;-&quot;;&quot;ND&quot;)))" office:value-type="string" office:string-value="x">
            <text:p>x</text:p>
          </table:table-cell>
          <table:table-cell table:style-name="ce18" table:formula="of:=IF([.$B576]=&quot;R&quot;;VLOOKUP([.$C576];[.$C$5:.$I$1017];6;0);IF([.$B576]=&quot;E&quot;;&quot;x&quot;;IF([.$B576]=&quot;-&quot;;&quot;-&quot;;&quot;ND&quot;)))" office:value-type="string" office:string-value="x">
            <text:p>x</text:p>
          </table:table-cell>
          <table:table-cell table:style-name="ce18" table:formula="of:=IF([.$B576]=&quot;R&quot;;VLOOKUP([.$C576];[.$C$5:.$I$1017];7;0);IF([.$B576]=&quot;E&quot;;&quot;x&quot;;IF([.$B576]=&quot;-&quot;;&quot;-&quot;;&quot;ND&quot;)))" office:value-type="string" office:string-value="x">
            <text:p>x</text:p>
          </table:table-cell>
          <table:table-cell table:style-name="ce26" table:formula="of:=IF([.B576]=&quot;R&quot;;0;IF([.B576]=&quot;-&quot;;0;4))" office:value-type="float" office:value="0">
            <text:p>0</text:p>
          </table:table-cell>
          <table:table-cell table:style-name="ce26" table:formula="of:=IF([.B576]=&quot;R&quot;;0;COUNTIF([.F576:.I5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7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<text:span text:style-name="T1">Move the selected layer/mask up inside the </text:span></text:p>
            <text:p><text:span text:style-name="T1">layer stack</text:span></text:p>
            <text:p><text:span text:style-name="T1">Should it use “object-order-front” </text:span></text:p>
            <text:p><text:span text:style-name="T1">“</text:span><text:span text:style-name="T1">object-order-raise”?</text:span></text:p>
          </table:table-cell>
          <table:table-cell table:style-name="ce6"/>
          <table:table-cell table:style-name="ce18" table:formula="of:=IF([.$B577]=&quot;R&quot;;VLOOKUP([.$C577];[.$C$5:.$I$1017];5;0);IF([.$B577]=&quot;E&quot;;&quot;x&quot;;IF([.$B577]=&quot;-&quot;;&quot;-&quot;;&quot;ND&quot;)))" office:value-type="string" office:string-value="x">
            <text:p>x</text:p>
          </table:table-cell>
          <table:table-cell table:style-name="ce18" table:formula="of:=IF([.$B577]=&quot;R&quot;;VLOOKUP([.$C577];[.$C$5:.$I$1017];5;0);IF([.$B577]=&quot;E&quot;;&quot;x&quot;;IF([.$B577]=&quot;-&quot;;&quot;-&quot;;&quot;ND&quot;)))" office:value-type="string" office:string-value="x">
            <text:p>x</text:p>
          </table:table-cell>
          <table:table-cell table:style-name="ce18" table:formula="of:=IF([.$B577]=&quot;R&quot;;VLOOKUP([.$C577];[.$C$5:.$I$1017];6;0);IF([.$B577]=&quot;E&quot;;&quot;x&quot;;IF([.$B577]=&quot;-&quot;;&quot;-&quot;;&quot;ND&quot;)))" office:value-type="string" office:string-value="x">
            <text:p>x</text:p>
          </table:table-cell>
          <table:table-cell table:style-name="ce18" table:formula="of:=IF([.$B577]=&quot;R&quot;;VLOOKUP([.$C577];[.$C$5:.$I$1017];7;0);IF([.$B577]=&quot;E&quot;;&quot;x&quot;;IF([.$B577]=&quot;-&quot;;&quot;-&quot;;&quot;ND&quot;)))" office:value-type="string" office:string-value="x">
            <text:p>x</text:p>
          </table:table-cell>
          <table:table-cell table:style-name="ce26" table:formula="of:=IF([.B577]=&quot;R&quot;;0;IF([.B577]=&quot;-&quot;;0;4))" office:value-type="float" office:value="0">
            <text:p>0</text:p>
          </table:table-cell>
          <table:table-cell table:style-name="ce26" table:formula="of:=IF([.B577]=&quot;R&quot;;0;COUNTIF([.F577:.I5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Shows the actions to switch the view mode</text:p>
            <text:p>of the layerbox</text:p>
          </table:table-cell>
          <table:table-cell table:style-name="ce6"/>
          <table:table-cell table:style-name="ce18" table:formula="of:=IF([.$B578]=&quot;R&quot;;VLOOKUP([.$C578];[.$C$5:.$I$1017];5;0);IF([.$B578]=&quot;E&quot;;&quot;x&quot;;IF([.$B578]=&quot;-&quot;;&quot;-&quot;;&quot;ND&quot;)))" office:value-type="string" office:string-value="x">
            <text:p>x</text:p>
          </table:table-cell>
          <table:table-cell table:style-name="ce18" table:formula="of:=IF([.$B578]=&quot;R&quot;;VLOOKUP([.$C578];[.$C$5:.$I$1017];5;0);IF([.$B578]=&quot;E&quot;;&quot;x&quot;;IF([.$B578]=&quot;-&quot;;&quot;-&quot;;&quot;ND&quot;)))" office:value-type="string" office:string-value="x">
            <text:p>x</text:p>
          </table:table-cell>
          <table:table-cell table:style-name="ce18" table:formula="of:=IF([.$B578]=&quot;R&quot;;VLOOKUP([.$C578];[.$C$5:.$I$1017];6;0);IF([.$B578]=&quot;E&quot;;&quot;x&quot;;IF([.$B578]=&quot;-&quot;;&quot;-&quot;;&quot;ND&quot;)))" office:value-type="string" office:string-value="x">
            <text:p>x</text:p>
          </table:table-cell>
          <table:table-cell table:style-name="ce18" table:formula="of:=IF([.$B578]=&quot;R&quot;;VLOOKUP([.$C578];[.$C$5:.$I$1017];7;0);IF([.$B578]=&quot;E&quot;;&quot;x&quot;;IF([.$B578]=&quot;-&quot;;&quot;-&quot;;&quot;ND&quot;)))" office:value-type="string" office:string-value="x">
            <text:p>x</text:p>
          </table:table-cell>
          <table:table-cell table:style-name="ce26" table:formula="of:=IF([.B578]=&quot;R&quot;;0;IF([.B578]=&quot;-&quot;;0;4))" office:value-type="float" office:value="0">
            <text:p>0</text:p>
          </table:table-cell>
          <table:table-cell table:style-name="ce26" table:formula="of:=IF([.B578]=&quot;R&quot;;0;COUNTIF([.F578:.I5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6" office:value-type="string">
            <text:p>Actions in context menu to insert the shape</text:p>
            <text:p>layer</text:p>
          </table:table-cell>
          <table:table-cell table:style-name="ce6"/>
          <table:table-cell table:style-name="ce18" table:formula="of:=IF([.$B579]=&quot;R&quot;;VLOOKUP([.$C579];[.$C$5:.$I$1017];5;0);IF([.$B579]=&quot;E&quot;;&quot;x&quot;;IF([.$B579]=&quot;-&quot;;&quot;-&quot;;&quot;ND&quot;)))" office:value-type="string" office:string-value="x">
            <text:p>x</text:p>
          </table:table-cell>
          <table:table-cell table:style-name="ce18" table:formula="of:=IF([.$B579]=&quot;R&quot;;VLOOKUP([.$C579];[.$C$5:.$I$1017];5;0);IF([.$B579]=&quot;E&quot;;&quot;x&quot;;IF([.$B579]=&quot;-&quot;;&quot;-&quot;;&quot;ND&quot;)))" office:value-type="string" office:string-value="x">
            <text:p>x</text:p>
          </table:table-cell>
          <table:table-cell table:style-name="ce18" table:formula="of:=IF([.$B579]=&quot;R&quot;;VLOOKUP([.$C579];[.$C$5:.$I$1017];6;0);IF([.$B579]=&quot;E&quot;;&quot;x&quot;;IF([.$B579]=&quot;-&quot;;&quot;-&quot;;&quot;ND&quot;)))" office:value-type="string" office:string-value="x">
            <text:p>x</text:p>
          </table:table-cell>
          <table:table-cell table:style-name="ce18" table:formula="of:=IF([.$B579]=&quot;R&quot;;VLOOKUP([.$C579];[.$C$5:.$I$1017];7;0);IF([.$B579]=&quot;E&quot;;&quot;x&quot;;IF([.$B579]=&quot;-&quot;;&quot;-&quot;;&quot;ND&quot;)))" office:value-type="string" office:string-value="x">
            <text:p>x</text:p>
          </table:table-cell>
          <table:table-cell table:style-name="ce26" table:formula="of:=IF([.B579]=&quot;R&quot;;0;IF([.B579]=&quot;-&quot;;0;4))" office:value-type="float" office:value="0">
            <text:p>0</text:p>
          </table:table-cell>
          <table:table-cell table:style-name="ce26" table:formula="of:=IF([.B579]=&quot;R&quot;;0;COUNTIF([.F579:.I5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6" table:number-columns-repeated="2"/>
          <table:table-cell table:style-name="ce18" table:formula="of:=IF([.$B580]=&quot;R&quot;;VLOOKUP([.$C580];[.$C$5:.$I$1017];5;0);IF([.$B580]=&quot;E&quot;;&quot;x&quot;;IF([.$B580]=&quot;-&quot;;&quot;-&quot;;&quot;ND&quot;)))" office:value-type="string" office:string-value="x">
            <text:p>x</text:p>
          </table:table-cell>
          <table:table-cell table:style-name="ce18" table:formula="of:=IF([.$B580]=&quot;R&quot;;VLOOKUP([.$C580];[.$C$5:.$I$1017];5;0);IF([.$B580]=&quot;E&quot;;&quot;x&quot;;IF([.$B580]=&quot;-&quot;;&quot;-&quot;;&quot;ND&quot;)))" office:value-type="string" office:string-value="x">
            <text:p>x</text:p>
          </table:table-cell>
          <table:table-cell table:style-name="ce18" table:formula="of:=IF([.$B580]=&quot;R&quot;;VLOOKUP([.$C580];[.$C$5:.$I$1017];6;0);IF([.$B580]=&quot;E&quot;;&quot;x&quot;;IF([.$B580]=&quot;-&quot;;&quot;-&quot;;&quot;ND&quot;)))" office:value-type="string" office:string-value="x">
            <text:p>x</text:p>
          </table:table-cell>
          <table:table-cell table:style-name="ce18" table:formula="of:=IF([.$B580]=&quot;R&quot;;VLOOKUP([.$C580];[.$C$5:.$I$1017];7;0);IF([.$B580]=&quot;E&quot;;&quot;x&quot;;IF([.$B580]=&quot;-&quot;;&quot;-&quot;;&quot;ND&quot;)))" office:value-type="string" office:string-value="x">
            <text:p>x</text:p>
          </table:table-cell>
          <table:table-cell table:style-name="ce26" table:formula="of:=IF([.B580]=&quot;R&quot;;0;IF([.B580]=&quot;-&quot;;0;4))" office:value-type="float" office:value="0">
            <text:p>0</text:p>
          </table:table-cell>
          <table:table-cell table:style-name="ce26" table:formula="of:=IF([.B580]=&quot;R&quot;;0;COUNTIF([.F580:.I5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581]=&quot;R&quot;;VLOOKUP([.$C581];[.$C$5:.$I$1017];5;0);IF([.$B581]=&quot;E&quot;;&quot;x&quot;;IF([.$B581]=&quot;-&quot;;&quot;-&quot;;&quot;ND&quot;)))" office:value-type="string" office:string-value="x">
            <text:p>x</text:p>
          </table:table-cell>
          <table:table-cell table:style-name="ce18" table:formula="of:=IF([.$B581]=&quot;R&quot;;VLOOKUP([.$C581];[.$C$5:.$I$1017];5;0);IF([.$B581]=&quot;E&quot;;&quot;x&quot;;IF([.$B581]=&quot;-&quot;;&quot;-&quot;;&quot;ND&quot;)))" office:value-type="string" office:string-value="x">
            <text:p>x</text:p>
          </table:table-cell>
          <table:table-cell table:style-name="ce18" table:formula="of:=IF([.$B581]=&quot;R&quot;;VLOOKUP([.$C581];[.$C$5:.$I$1017];6;0);IF([.$B581]=&quot;E&quot;;&quot;x&quot;;IF([.$B581]=&quot;-&quot;;&quot;-&quot;;&quot;ND&quot;)))" office:value-type="string" office:string-value="x">
            <text:p>x</text:p>
          </table:table-cell>
          <table:table-cell table:style-name="ce18" table:formula="of:=IF([.$B581]=&quot;R&quot;;VLOOKUP([.$C581];[.$C$5:.$I$1017];7;0);IF([.$B581]=&quot;E&quot;;&quot;x&quot;;IF([.$B581]=&quot;-&quot;;&quot;-&quot;;&quot;ND&quot;)))" office:value-type="string" office:string-value="x">
            <text:p>x</text:p>
          </table:table-cell>
          <table:table-cell table:style-name="ce26" table:formula="of:=IF([.B581]=&quot;R&quot;;0;IF([.B581]=&quot;-&quot;;0;4))" office:value-type="float" office:value="0">
            <text:p>0</text:p>
          </table:table-cell>
          <table:table-cell table:style-name="ce26" table:formula="of:=IF([.B581]=&quot;R&quot;;0;COUNTIF([.F581:.I5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clone?</text:p>
          </table:table-cell>
          <table:table-cell table:style-name="ce6"/>
          <table:table-cell table:style-name="ce18" table:formula="of:=IF([.$B582]=&quot;R&quot;;VLOOKUP([.$C582];[.$C$5:.$I$1017];5;0);IF([.$B582]=&quot;E&quot;;&quot;x&quot;;IF([.$B582]=&quot;-&quot;;&quot;-&quot;;&quot;ND&quot;)))" office:value-type="string" office:string-value="x">
            <text:p>x</text:p>
          </table:table-cell>
          <table:table-cell table:style-name="ce18" table:formula="of:=IF([.$B582]=&quot;R&quot;;VLOOKUP([.$C582];[.$C$5:.$I$1017];5;0);IF([.$B582]=&quot;E&quot;;&quot;x&quot;;IF([.$B582]=&quot;-&quot;;&quot;-&quot;;&quot;ND&quot;)))" office:value-type="string" office:string-value="x">
            <text:p>x</text:p>
          </table:table-cell>
          <table:table-cell table:style-name="ce18" table:formula="of:=IF([.$B582]=&quot;R&quot;;VLOOKUP([.$C582];[.$C$5:.$I$1017];6;0);IF([.$B582]=&quot;E&quot;;&quot;x&quot;;IF([.$B582]=&quot;-&quot;;&quot;-&quot;;&quot;ND&quot;)))" office:value-type="string" office:string-value="x">
            <text:p>x</text:p>
          </table:table-cell>
          <table:table-cell table:style-name="ce18" table:formula="of:=IF([.$B582]=&quot;R&quot;;VLOOKUP([.$C582];[.$C$5:.$I$1017];7;0);IF([.$B582]=&quot;E&quot;;&quot;x&quot;;IF([.$B582]=&quot;-&quot;;&quot;-&quot;;&quot;ND&quot;)))" office:value-type="string" office:string-value="x">
            <text:p>x</text:p>
          </table:table-cell>
          <table:table-cell table:style-name="ce26" table:formula="of:=IF([.B582]=&quot;R&quot;;0;IF([.B582]=&quot;-&quot;;0;4))" office:value-type="float" office:value="0">
            <text:p>0</text:p>
          </table:table-cell>
          <table:table-cell table:style-name="ce26" table:formula="of:=IF([.B582]=&quot;R&quot;;0;COUNTIF([.F582:.I5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“transparency mask” ?</text:p>
          </table:table-cell>
          <table:table-cell table:style-name="ce6"/>
          <table:table-cell table:style-name="ce18" table:formula="of:=IF([.$B583]=&quot;R&quot;;VLOOKUP([.$C583];[.$C$5:.$I$1017];5;0);IF([.$B583]=&quot;E&quot;;&quot;x&quot;;IF([.$B583]=&quot;-&quot;;&quot;-&quot;;&quot;ND&quot;)))" office:value-type="string" office:string-value="x">
            <text:p>x</text:p>
          </table:table-cell>
          <table:table-cell table:style-name="ce18" table:formula="of:=IF([.$B583]=&quot;R&quot;;VLOOKUP([.$C583];[.$C$5:.$I$1017];5;0);IF([.$B583]=&quot;E&quot;;&quot;x&quot;;IF([.$B583]=&quot;-&quot;;&quot;-&quot;;&quot;ND&quot;)))" office:value-type="string" office:string-value="x">
            <text:p>x</text:p>
          </table:table-cell>
          <table:table-cell table:style-name="ce18" table:formula="of:=IF([.$B583]=&quot;R&quot;;VLOOKUP([.$C583];[.$C$5:.$I$1017];6;0);IF([.$B583]=&quot;E&quot;;&quot;x&quot;;IF([.$B583]=&quot;-&quot;;&quot;-&quot;;&quot;ND&quot;)))" office:value-type="string" office:string-value="x">
            <text:p>x</text:p>
          </table:table-cell>
          <table:table-cell table:style-name="ce18" table:formula="of:=IF([.$B583]=&quot;R&quot;;VLOOKUP([.$C583];[.$C$5:.$I$1017];7;0);IF([.$B583]=&quot;E&quot;;&quot;x&quot;;IF([.$B583]=&quot;-&quot;;&quot;-&quot;;&quot;ND&quot;)))" office:value-type="string" office:string-value="x">
            <text:p>x</text:p>
          </table:table-cell>
          <table:table-cell table:style-name="ce26" table:formula="of:=IF([.B583]=&quot;R&quot;;0;IF([.B583]=&quot;-&quot;;0;4))" office:value-type="float" office:value="0">
            <text:p>0</text:p>
          </table:table-cell>
          <table:table-cell table:style-name="ce26" table:formula="of:=IF([.B583]=&quot;R&quot;;0;COUNTIF([.F583:.I5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table:number-columns-repeated="2"/>
          <table:table-cell table:style-name="ce18" table:formula="of:=IF([.$B584]=&quot;R&quot;;VLOOKUP([.$C584];[.$C$5:.$I$1017];5;0);IF([.$B584]=&quot;E&quot;;&quot;x&quot;;IF([.$B584]=&quot;-&quot;;&quot;-&quot;;&quot;ND&quot;)))" office:value-type="string" office:string-value="x">
            <text:p>x</text:p>
          </table:table-cell>
          <table:table-cell table:style-name="ce18" table:formula="of:=IF([.$B584]=&quot;R&quot;;VLOOKUP([.$C584];[.$C$5:.$I$1017];5;0);IF([.$B584]=&quot;E&quot;;&quot;x&quot;;IF([.$B584]=&quot;-&quot;;&quot;-&quot;;&quot;ND&quot;)))" office:value-type="string" office:string-value="x">
            <text:p>x</text:p>
          </table:table-cell>
          <table:table-cell table:style-name="ce18" table:formula="of:=IF([.$B584]=&quot;R&quot;;VLOOKUP([.$C584];[.$C$5:.$I$1017];6;0);IF([.$B584]=&quot;E&quot;;&quot;x&quot;;IF([.$B584]=&quot;-&quot;;&quot;-&quot;;&quot;ND&quot;)))" office:value-type="string" office:string-value="x">
            <text:p>x</text:p>
          </table:table-cell>
          <table:table-cell table:style-name="ce18" table:formula="of:=IF([.$B584]=&quot;R&quot;;VLOOKUP([.$C584];[.$C$5:.$I$1017];7;0);IF([.$B584]=&quot;E&quot;;&quot;x&quot;;IF([.$B584]=&quot;-&quot;;&quot;-&quot;;&quot;ND&quot;)))" office:value-type="string" office:string-value="x">
            <text:p>x</text:p>
          </table:table-cell>
          <table:table-cell table:style-name="ce26" table:formula="of:=IF([.B584]=&quot;R&quot;;0;IF([.B584]=&quot;-&quot;;0;4))" office:value-type="float" office:value="0">
            <text:p>0</text:p>
          </table:table-cell>
          <table:table-cell table:style-name="ce26" table:formula="of:=IF([.B584]=&quot;R&quot;;0;COUNTIF([.F584:.I5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10">
            <text:p>210</text:p>
          </table:table-cell>
          <table:table-cell table:style-name="ce6" table:number-columns-repeated="2"/>
          <table:table-cell table:style-name="ce18" table:formula="of:=IF([.$B585]=&quot;R&quot;;VLOOKUP([.$C585];[.$C$5:.$I$1017];5;0);IF([.$B585]=&quot;E&quot;;&quot;x&quot;;IF([.$B585]=&quot;-&quot;;&quot;-&quot;;&quot;ND&quot;)))" office:value-type="string" office:string-value="x">
            <text:p>x</text:p>
          </table:table-cell>
          <table:table-cell table:style-name="ce18" table:formula="of:=IF([.$B585]=&quot;R&quot;;VLOOKUP([.$C585];[.$C$5:.$I$1017];5;0);IF([.$B585]=&quot;E&quot;;&quot;x&quot;;IF([.$B585]=&quot;-&quot;;&quot;-&quot;;&quot;ND&quot;)))" office:value-type="string" office:string-value="x">
            <text:p>x</text:p>
          </table:table-cell>
          <table:table-cell table:style-name="ce18" table:formula="of:=IF([.$B585]=&quot;R&quot;;VLOOKUP([.$C585];[.$C$5:.$I$1017];6;0);IF([.$B585]=&quot;E&quot;;&quot;x&quot;;IF([.$B585]=&quot;-&quot;;&quot;-&quot;;&quot;ND&quot;)))" office:value-type="string" office:string-value="x">
            <text:p>x</text:p>
          </table:table-cell>
          <table:table-cell table:style-name="ce18" table:formula="of:=IF([.$B585]=&quot;R&quot;;VLOOKUP([.$C585];[.$C$5:.$I$1017];7;0);IF([.$B585]=&quot;E&quot;;&quot;x&quot;;IF([.$B585]=&quot;-&quot;;&quot;-&quot;;&quot;ND&quot;)))" office:value-type="string" office:string-value="x">
            <text:p>x</text:p>
          </table:table-cell>
          <table:table-cell table:style-name="ce26" table:formula="of:=IF([.B585]=&quot;R&quot;;0;IF([.B585]=&quot;-&quot;;0;4))" office:value-type="float" office:value="0">
            <text:p>0</text:p>
          </table:table-cell>
          <table:table-cell table:style-name="ce26" table:formula="of:=IF([.B585]=&quot;R&quot;;0;COUNTIF([.F585:.I5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table:number-columns-repeated="2"/>
          <table:table-cell table:style-name="ce18" table:formula="of:=IF([.$B586]=&quot;R&quot;;VLOOKUP([.$C586];[.$C$5:.$I$1017];5;0);IF([.$B586]=&quot;E&quot;;&quot;x&quot;;IF([.$B586]=&quot;-&quot;;&quot;-&quot;;&quot;ND&quot;)))" office:value-type="string" office:string-value="x">
            <text:p>x</text:p>
          </table:table-cell>
          <table:table-cell table:style-name="ce18" table:formula="of:=IF([.$B586]=&quot;R&quot;;VLOOKUP([.$C586];[.$C$5:.$I$1017];5;0);IF([.$B586]=&quot;E&quot;;&quot;x&quot;;IF([.$B586]=&quot;-&quot;;&quot;-&quot;;&quot;ND&quot;)))" office:value-type="string" office:string-value="x">
            <text:p>x</text:p>
          </table:table-cell>
          <table:table-cell table:style-name="ce18" table:formula="of:=IF([.$B586]=&quot;R&quot;;VLOOKUP([.$C586];[.$C$5:.$I$1017];6;0);IF([.$B586]=&quot;E&quot;;&quot;x&quot;;IF([.$B586]=&quot;-&quot;;&quot;-&quot;;&quot;ND&quot;)))" office:value-type="string" office:string-value="x">
            <text:p>x</text:p>
          </table:table-cell>
          <table:table-cell table:style-name="ce18" table:formula="of:=IF([.$B586]=&quot;R&quot;;VLOOKUP([.$C586];[.$C$5:.$I$1017];7;0);IF([.$B586]=&quot;E&quot;;&quot;x&quot;;IF([.$B586]=&quot;-&quot;;&quot;-&quot;;&quot;ND&quot;)))" office:value-type="string" office:string-value="x">
            <text:p>x</text:p>
          </table:table-cell>
          <table:table-cell table:style-name="ce26" table:formula="of:=IF([.B586]=&quot;R&quot;;0;IF([.B586]=&quot;-&quot;;0;4))" office:value-type="float" office:value="0">
            <text:p>0</text:p>
          </table:table-cell>
          <table:table-cell table:style-name="ce26" table:formula="of:=IF([.B586]=&quot;R&quot;;0;COUNTIF([.F586:.I5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this need a custom icon IMHO</text:p>
          </table:table-cell>
          <table:table-cell table:style-name="ce6"/>
          <table:table-cell table:style-name="ce18" table:formula="of:=IF([.$B587]=&quot;R&quot;;VLOOKUP([.$C587];[.$C$5:.$I$1017];5;0);IF([.$B587]=&quot;E&quot;;&quot;x&quot;;IF([.$B587]=&quot;-&quot;;&quot;-&quot;;&quot;ND&quot;)))" office:value-type="string" office:string-value="x">
            <text:p>x</text:p>
          </table:table-cell>
          <table:table-cell table:style-name="ce18" table:formula="of:=IF([.$B587]=&quot;R&quot;;VLOOKUP([.$C587];[.$C$5:.$I$1017];5;0);IF([.$B587]=&quot;E&quot;;&quot;x&quot;;IF([.$B587]=&quot;-&quot;;&quot;-&quot;;&quot;ND&quot;)))" office:value-type="string" office:string-value="x">
            <text:p>x</text:p>
          </table:table-cell>
          <table:table-cell table:style-name="ce18" table:formula="of:=IF([.$B587]=&quot;R&quot;;VLOOKUP([.$C587];[.$C$5:.$I$1017];6;0);IF([.$B587]=&quot;E&quot;;&quot;x&quot;;IF([.$B587]=&quot;-&quot;;&quot;-&quot;;&quot;ND&quot;)))" office:value-type="string" office:string-value="x">
            <text:p>x</text:p>
          </table:table-cell>
          <table:table-cell table:style-name="ce18" table:formula="of:=IF([.$B587]=&quot;R&quot;;VLOOKUP([.$C587];[.$C$5:.$I$1017];7;0);IF([.$B587]=&quot;E&quot;;&quot;x&quot;;IF([.$B587]=&quot;-&quot;;&quot;-&quot;;&quot;ND&quot;)))" office:value-type="string" office:string-value="x">
            <text:p>x</text:p>
          </table:table-cell>
          <table:table-cell table:style-name="ce26" table:formula="of:=IF([.B587]=&quot;R&quot;;0;IF([.B587]=&quot;-&quot;;0;4))" office:value-type="float" office:value="0">
            <text:p>0</text:p>
          </table:table-cell>
          <table:table-cell table:style-name="ce26" table:formula="of:=IF([.B587]=&quot;R&quot;;0;COUNTIF([.F587:.I5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this need a custom icon IMHO</text:p>
          </table:table-cell>
          <table:table-cell table:style-name="ce6"/>
          <table:table-cell table:style-name="ce18" table:formula="of:=IF([.$B588]=&quot;R&quot;;VLOOKUP([.$C588];[.$C$5:.$I$1017];5;0);IF([.$B588]=&quot;E&quot;;&quot;x&quot;;IF([.$B588]=&quot;-&quot;;&quot;-&quot;;&quot;ND&quot;)))" office:value-type="string" office:string-value="x">
            <text:p>x</text:p>
          </table:table-cell>
          <table:table-cell table:style-name="ce18" table:formula="of:=IF([.$B588]=&quot;R&quot;;VLOOKUP([.$C588];[.$C$5:.$I$1017];5;0);IF([.$B588]=&quot;E&quot;;&quot;x&quot;;IF([.$B588]=&quot;-&quot;;&quot;-&quot;;&quot;ND&quot;)))" office:value-type="string" office:string-value="x">
            <text:p>x</text:p>
          </table:table-cell>
          <table:table-cell table:style-name="ce18" table:formula="of:=IF([.$B588]=&quot;R&quot;;VLOOKUP([.$C588];[.$C$5:.$I$1017];6;0);IF([.$B588]=&quot;E&quot;;&quot;x&quot;;IF([.$B588]=&quot;-&quot;;&quot;-&quot;;&quot;ND&quot;)))" office:value-type="string" office:string-value="x">
            <text:p>x</text:p>
          </table:table-cell>
          <table:table-cell table:style-name="ce18" table:formula="of:=IF([.$B588]=&quot;R&quot;;VLOOKUP([.$C588];[.$C$5:.$I$1017];7;0);IF([.$B588]=&quot;E&quot;;&quot;x&quot;;IF([.$B588]=&quot;-&quot;;&quot;-&quot;;&quot;ND&quot;)))" office:value-type="string" office:string-value="x">
            <text:p>x</text:p>
          </table:table-cell>
          <table:table-cell table:style-name="ce26" table:formula="of:=IF([.B588]=&quot;R&quot;;0;IF([.B588]=&quot;-&quot;;0;4))" office:value-type="float" office:value="0">
            <text:p>0</text:p>
          </table:table-cell>
          <table:table-cell table:style-name="ce26" table:formula="of:=IF([.B588]=&quot;R&quot;;0;COUNTIF([.F588:.I5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 office:value-type="string">
            <text:p>E</text:p>
          </table:table-cell>
          <table:table-cell table:style-name="ce3" office:value-type="float" office:value="211">
            <text:p>211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preferences-desktop-locale</text:p>
          </table:table-cell>
          <table:table-cell table:style-name="ce18" table:formula="of:=IF([.$B589]=&quot;R&quot;;VLOOKUP([.$C589];[.$C$5:.$I$1017];5;0);IF([.$B589]=&quot;E&quot;;&quot;x&quot;;IF([.$B589]=&quot;-&quot;;&quot;-&quot;;&quot;ND&quot;)))" office:value-type="string" office:string-value="x">
            <text:p>x</text:p>
          </table:table-cell>
          <table:table-cell table:style-name="ce18" table:formula="of:=IF([.$B589]=&quot;R&quot;;VLOOKUP([.$C589];[.$C$5:.$I$1017];5;0);IF([.$B589]=&quot;E&quot;;&quot;x&quot;;IF([.$B589]=&quot;-&quot;;&quot;-&quot;;&quot;ND&quot;)))" office:value-type="string" office:string-value="x">
            <text:p>x</text:p>
          </table:table-cell>
          <table:table-cell table:style-name="ce18" table:formula="of:=IF([.$B589]=&quot;R&quot;;VLOOKUP([.$C589];[.$C$5:.$I$1017];6;0);IF([.$B589]=&quot;E&quot;;&quot;x&quot;;IF([.$B589]=&quot;-&quot;;&quot;-&quot;;&quot;ND&quot;)))" office:value-type="string" office:string-value="x">
            <text:p>x</text:p>
          </table:table-cell>
          <table:table-cell table:style-name="ce18" table:formula="of:=IF([.$B589]=&quot;R&quot;;VLOOKUP([.$C589];[.$C$5:.$I$1017];7;0);IF([.$B589]=&quot;E&quot;;&quot;x&quot;;IF([.$B589]=&quot;-&quot;;&quot;-&quot;;&quot;ND&quot;)))" office:value-type="string" office:string-value="x">
            <text:p>x</text:p>
          </table:table-cell>
          <table:table-cell table:style-name="ce26" table:formula="of:=IF([.B589]=&quot;R&quot;;0;IF([.B589]=&quot;-&quot;;0;4))" office:value-type="float" office:value="4">
            <text:p>4</text:p>
          </table:table-cell>
          <table:table-cell table:style-name="ce26" table:formula="of:=IF([.B589]=&quot;R&quot;;0;COUNTIF([.F589:.I58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2"/>
          <table:table-cell table:style-name="ce18" table:formula="of:=IF([.$B590]=&quot;R&quot;;VLOOKUP([.$C590];[.$C$5:.$I$1017];5;0);IF([.$B590]=&quot;E&quot;;&quot;x&quot;;IF([.$B590]=&quot;-&quot;;&quot;-&quot;;&quot;ND&quot;)))" office:value-type="string" office:string-value="x">
            <text:p>x</text:p>
          </table:table-cell>
          <table:table-cell table:style-name="ce18" table:formula="of:=IF([.$B590]=&quot;R&quot;;VLOOKUP([.$C590];[.$C$5:.$I$1017];5;0);IF([.$B590]=&quot;E&quot;;&quot;x&quot;;IF([.$B590]=&quot;-&quot;;&quot;-&quot;;&quot;ND&quot;)))" office:value-type="string" office:string-value="x">
            <text:p>x</text:p>
          </table:table-cell>
          <table:table-cell table:style-name="ce18" table:formula="of:=IF([.$B590]=&quot;R&quot;;VLOOKUP([.$C590];[.$C$5:.$I$1017];6;0);IF([.$B590]=&quot;E&quot;;&quot;x&quot;;IF([.$B590]=&quot;-&quot;;&quot;-&quot;;&quot;ND&quot;)))" office:value-type="string" office:string-value="x">
            <text:p>x</text:p>
          </table:table-cell>
          <table:table-cell table:style-name="ce18" table:formula="of:=IF([.$B590]=&quot;R&quot;;VLOOKUP([.$C590];[.$C$5:.$I$1017];7;0);IF([.$B590]=&quot;E&quot;;&quot;x&quot;;IF([.$B590]=&quot;-&quot;;&quot;-&quot;;&quot;ND&quot;)))" office:value-type="string" office:string-value="x">
            <text:p>x</text:p>
          </table:table-cell>
          <table:table-cell table:style-name="ce26" table:formula="of:=IF([.B590]=&quot;R&quot;;0;IF([.B590]=&quot;-&quot;;0;4))" office:value-type="float" office:value="0">
            <text:p>0</text:p>
          </table:table-cell>
          <table:table-cell table:style-name="ce26" table:formula="of:=IF([.B590]=&quot;R&quot;;0;COUNTIF([.F590:.I5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 office:value-type="string">
            <text:p>N</text:p>
          </table:table-cell>
          <table:table-cell table:style-name="ce3" office:value-type="float" office:value="212">
            <text:p>212</text:p>
          </table:table-cell>
          <table:table-cell table:style-name="ce6" office:value-type="string">
            <text:p>“border_horizontal”</text:p>
          </table:table-cell>
          <table:table-cell table:style-name="ce6"/>
          <table:table-cell table:style-name="ce18" table:formula="of:=IF([.$B591]=&quot;R&quot;;VLOOKUP([.$C591];[.$C$5:.$I$1017];5;0);IF([.$B591]=&quot;E&quot;;&quot;x&quot;;IF([.$B591]=&quot;-&quot;;&quot;-&quot;;&quot;ND&quot;)))" office:value-type="string" office:string-value="ND">
            <text:p>ND</text:p>
          </table:table-cell>
          <table:table-cell table:style-name="ce18" table:formula="of:=IF([.$B591]=&quot;R&quot;;VLOOKUP([.$C591];[.$C$5:.$I$1017];5;0);IF([.$B591]=&quot;E&quot;;&quot;x&quot;;IF([.$B591]=&quot;-&quot;;&quot;-&quot;;&quot;ND&quot;)))" office:value-type="string" office:string-value="ND">
            <text:p>ND</text:p>
          </table:table-cell>
          <table:table-cell table:style-name="ce18" table:formula="of:=IF([.$B591]=&quot;R&quot;;VLOOKUP([.$C591];[.$C$5:.$I$1017];6;0);IF([.$B591]=&quot;E&quot;;&quot;x&quot;;IF([.$B591]=&quot;-&quot;;&quot;-&quot;;&quot;ND&quot;)))" office:value-type="string" office:string-value="ND">
            <text:p>ND</text:p>
          </table:table-cell>
          <table:table-cell table:style-name="ce18" table:formula="of:=IF([.$B591]=&quot;R&quot;;VLOOKUP([.$C591];[.$C$5:.$I$1017];7;0);IF([.$B591]=&quot;E&quot;;&quot;x&quot;;IF([.$B591]=&quot;-&quot;;&quot;-&quot;;&quot;ND&quot;)))" office:value-type="string" office:string-value="ND">
            <text:p>ND</text:p>
          </table:table-cell>
          <table:table-cell table:style-name="ce26" table:formula="of:=IF([.B591]=&quot;R&quot;;0;IF([.B591]=&quot;-&quot;;0;4))" office:value-type="float" office:value="4">
            <text:p>4</text:p>
          </table:table-cell>
          <table:table-cell table:style-name="ce26" table:formula="of:=IF([.B591]=&quot;R&quot;;0;COUNTIF([.F591:.I5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 office:value-type="string">
            <text:p>N</text:p>
          </table:table-cell>
          <table:table-cell table:style-name="ce3" office:value-type="float" office:value="213">
            <text:p>213</text:p>
          </table:table-cell>
          <table:table-cell table:style-name="ce6" office:value-type="string">
            <text:p>“border_inside”</text:p>
          </table:table-cell>
          <table:table-cell table:style-name="ce6"/>
          <table:table-cell table:style-name="ce18" table:formula="of:=IF([.$B592]=&quot;R&quot;;VLOOKUP([.$C592];[.$C$5:.$I$1017];5;0);IF([.$B592]=&quot;E&quot;;&quot;x&quot;;IF([.$B592]=&quot;-&quot;;&quot;-&quot;;&quot;ND&quot;)))" office:value-type="string" office:string-value="ND">
            <text:p>ND</text:p>
          </table:table-cell>
          <table:table-cell table:style-name="ce18" table:formula="of:=IF([.$B592]=&quot;R&quot;;VLOOKUP([.$C592];[.$C$5:.$I$1017];5;0);IF([.$B592]=&quot;E&quot;;&quot;x&quot;;IF([.$B592]=&quot;-&quot;;&quot;-&quot;;&quot;ND&quot;)))" office:value-type="string" office:string-value="ND">
            <text:p>ND</text:p>
          </table:table-cell>
          <table:table-cell table:style-name="ce18" table:formula="of:=IF([.$B592]=&quot;R&quot;;VLOOKUP([.$C592];[.$C$5:.$I$1017];6;0);IF([.$B592]=&quot;E&quot;;&quot;x&quot;;IF([.$B592]=&quot;-&quot;;&quot;-&quot;;&quot;ND&quot;)))" office:value-type="string" office:string-value="ND">
            <text:p>ND</text:p>
          </table:table-cell>
          <table:table-cell table:style-name="ce18" table:formula="of:=IF([.$B592]=&quot;R&quot;;VLOOKUP([.$C592];[.$C$5:.$I$1017];7;0);IF([.$B592]=&quot;E&quot;;&quot;x&quot;;IF([.$B592]=&quot;-&quot;;&quot;-&quot;;&quot;ND&quot;)))" office:value-type="string" office:string-value="ND">
            <text:p>ND</text:p>
          </table:table-cell>
          <table:table-cell table:style-name="ce26" table:formula="of:=IF([.B592]=&quot;R&quot;;0;IF([.B592]=&quot;-&quot;;0;4))" office:value-type="float" office:value="4">
            <text:p>4</text:p>
          </table:table-cell>
          <table:table-cell table:style-name="ce26" table:formula="of:=IF([.B592]=&quot;R&quot;;0;COUNTIF([.F592:.I5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 office:value-type="string">
            <text:p>N</text:p>
          </table:table-cell>
          <table:table-cell table:style-name="ce3" office:value-type="float" office:value="214">
            <text:p>214</text:p>
          </table:table-cell>
          <table:table-cell table:style-name="ce6" office:value-type="string">
            <text:p>“border_vertical”</text:p>
          </table:table-cell>
          <table:table-cell table:style-name="ce6"/>
          <table:table-cell table:style-name="ce18" table:formula="of:=IF([.$B593]=&quot;R&quot;;VLOOKUP([.$C593];[.$C$5:.$I$1017];5;0);IF([.$B593]=&quot;E&quot;;&quot;x&quot;;IF([.$B593]=&quot;-&quot;;&quot;-&quot;;&quot;ND&quot;)))" office:value-type="string" office:string-value="ND">
            <text:p>ND</text:p>
          </table:table-cell>
          <table:table-cell table:style-name="ce18" table:formula="of:=IF([.$B593]=&quot;R&quot;;VLOOKUP([.$C593];[.$C$5:.$I$1017];5;0);IF([.$B593]=&quot;E&quot;;&quot;x&quot;;IF([.$B593]=&quot;-&quot;;&quot;-&quot;;&quot;ND&quot;)))" office:value-type="string" office:string-value="ND">
            <text:p>ND</text:p>
          </table:table-cell>
          <table:table-cell table:style-name="ce18" table:formula="of:=IF([.$B593]=&quot;R&quot;;VLOOKUP([.$C593];[.$C$5:.$I$1017];6;0);IF([.$B593]=&quot;E&quot;;&quot;x&quot;;IF([.$B593]=&quot;-&quot;;&quot;-&quot;;&quot;ND&quot;)))" office:value-type="string" office:string-value="ND">
            <text:p>ND</text:p>
          </table:table-cell>
          <table:table-cell table:style-name="ce18" table:formula="of:=IF([.$B593]=&quot;R&quot;;VLOOKUP([.$C593];[.$C$5:.$I$1017];7;0);IF([.$B593]=&quot;E&quot;;&quot;x&quot;;IF([.$B593]=&quot;-&quot;;&quot;-&quot;;&quot;ND&quot;)))" office:value-type="string" office:string-value="ND">
            <text:p>ND</text:p>
          </table:table-cell>
          <table:table-cell table:style-name="ce26" table:formula="of:=IF([.B593]=&quot;R&quot;;0;IF([.B593]=&quot;-&quot;;0;4))" office:value-type="float" office:value="4">
            <text:p>4</text:p>
          </table:table-cell>
          <table:table-cell table:style-name="ce26" table:formula="of:=IF([.B593]=&quot;R&quot;;0;COUNTIF([.F593:.I5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 office:value-type="string">
            <text:p>E</text:p>
          </table:table-cell>
          <table:table-cell table:style-name="ce3" office:value-type="float" office:value="215">
            <text:p>215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internet-web-browser</text:p>
          </table:table-cell>
          <table:table-cell table:style-name="ce18" table:formula="of:=IF([.$B594]=&quot;R&quot;;VLOOKUP([.$C594];[.$C$5:.$I$1017];5;0);IF([.$B594]=&quot;E&quot;;&quot;x&quot;;IF([.$B594]=&quot;-&quot;;&quot;-&quot;;&quot;ND&quot;)))" office:value-type="string" office:string-value="x">
            <text:p>x</text:p>
          </table:table-cell>
          <table:table-cell table:style-name="ce18" table:formula="of:=IF([.$B594]=&quot;R&quot;;VLOOKUP([.$C594];[.$C$5:.$I$1017];5;0);IF([.$B594]=&quot;E&quot;;&quot;x&quot;;IF([.$B594]=&quot;-&quot;;&quot;-&quot;;&quot;ND&quot;)))" office:value-type="string" office:string-value="x">
            <text:p>x</text:p>
          </table:table-cell>
          <table:table-cell table:style-name="ce18" table:formula="of:=IF([.$B594]=&quot;R&quot;;VLOOKUP([.$C594];[.$C$5:.$I$1017];6;0);IF([.$B594]=&quot;E&quot;;&quot;x&quot;;IF([.$B594]=&quot;-&quot;;&quot;-&quot;;&quot;ND&quot;)))" office:value-type="string" office:string-value="x">
            <text:p>x</text:p>
          </table:table-cell>
          <table:table-cell table:style-name="ce18" table:formula="of:=IF([.$B594]=&quot;R&quot;;VLOOKUP([.$C594];[.$C$5:.$I$1017];7;0);IF([.$B594]=&quot;E&quot;;&quot;x&quot;;IF([.$B594]=&quot;-&quot;;&quot;-&quot;;&quot;ND&quot;)))" office:value-type="string" office:string-value="x">
            <text:p>x</text:p>
          </table:table-cell>
          <table:table-cell table:style-name="ce26" table:formula="of:=IF([.B594]=&quot;R&quot;;0;IF([.B594]=&quot;-&quot;;0;4))" office:value-type="float" office:value="4">
            <text:p>4</text:p>
          </table:table-cell>
          <table:table-cell table:style-name="ce26" table:formula="of:=IF([.B594]=&quot;R&quot;;0;COUNTIF([.F594:.I59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 office:value-type="string">
            <text:p>E</text:p>
          </table:table-cell>
          <table:table-cell table:style-name="ce3" office:value-type="float" office:value="216">
            <text:p>216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mail-message</text:p>
          </table:table-cell>
          <table:table-cell table:style-name="ce18" table:formula="of:=IF([.$B595]=&quot;R&quot;;VLOOKUP([.$C595];[.$C$5:.$I$1017];5;0);IF([.$B595]=&quot;E&quot;;&quot;x&quot;;IF([.$B595]=&quot;-&quot;;&quot;-&quot;;&quot;ND&quot;)))" office:value-type="string" office:string-value="x">
            <text:p>x</text:p>
          </table:table-cell>
          <table:table-cell table:style-name="ce18" table:formula="of:=IF([.$B595]=&quot;R&quot;;VLOOKUP([.$C595];[.$C$5:.$I$1017];5;0);IF([.$B595]=&quot;E&quot;;&quot;x&quot;;IF([.$B595]=&quot;-&quot;;&quot;-&quot;;&quot;ND&quot;)))" office:value-type="string" office:string-value="x">
            <text:p>x</text:p>
          </table:table-cell>
          <table:table-cell table:style-name="ce18" table:formula="of:=IF([.$B595]=&quot;R&quot;;VLOOKUP([.$C595];[.$C$5:.$I$1017];6;0);IF([.$B595]=&quot;E&quot;;&quot;x&quot;;IF([.$B595]=&quot;-&quot;;&quot;-&quot;;&quot;ND&quot;)))" office:value-type="string" office:string-value="x">
            <text:p>x</text:p>
          </table:table-cell>
          <table:table-cell table:style-name="ce18" table:formula="of:=IF([.$B595]=&quot;R&quot;;VLOOKUP([.$C595];[.$C$5:.$I$1017];7;0);IF([.$B595]=&quot;E&quot;;&quot;x&quot;;IF([.$B595]=&quot;-&quot;;&quot;-&quot;;&quot;ND&quot;)))" office:value-type="string" office:string-value="x">
            <text:p>x</text:p>
          </table:table-cell>
          <table:table-cell table:style-name="ce26" table:formula="of:=IF([.B595]=&quot;R&quot;;0;IF([.B595]=&quot;-&quot;;0;4))" office:value-type="float" office:value="4">
            <text:p>4</text:p>
          </table:table-cell>
          <table:table-cell table:style-name="ce26" table:formula="of:=IF([.B595]=&quot;R&quot;;0;COUNTIF([.F595:.I5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 office:value-type="string">
            <text:p>R</text:p>
          </table:table-cell>
          <table:table-cell table:style-name="ce3" office:value-type="float" office:value="161">
            <text:p>161</text:p>
          </table:table-cell>
          <table:table-cell table:style-name="ce6" table:number-columns-repeated="2"/>
          <table:table-cell table:style-name="ce18" table:formula="of:=IF([.$B596]=&quot;R&quot;;VLOOKUP([.$C596];[.$C$5:.$I$1017];5;0);IF([.$B596]=&quot;E&quot;;&quot;x&quot;;IF([.$B596]=&quot;-&quot;;&quot;-&quot;;&quot;ND&quot;)))" office:value-type="string" office:string-value="x">
            <text:p>x</text:p>
          </table:table-cell>
          <table:table-cell table:style-name="ce18" table:formula="of:=IF([.$B596]=&quot;R&quot;;VLOOKUP([.$C596];[.$C$5:.$I$1017];5;0);IF([.$B596]=&quot;E&quot;;&quot;x&quot;;IF([.$B596]=&quot;-&quot;;&quot;-&quot;;&quot;ND&quot;)))" office:value-type="string" office:string-value="x">
            <text:p>x</text:p>
          </table:table-cell>
          <table:table-cell table:style-name="ce18" table:formula="of:=IF([.$B596]=&quot;R&quot;;VLOOKUP([.$C596];[.$C$5:.$I$1017];6;0);IF([.$B596]=&quot;E&quot;;&quot;x&quot;;IF([.$B596]=&quot;-&quot;;&quot;-&quot;;&quot;ND&quot;)))" office:value-type="string" office:string-value="x">
            <text:p>x</text:p>
          </table:table-cell>
          <table:table-cell table:style-name="ce18" table:formula="of:=IF([.$B596]=&quot;R&quot;;VLOOKUP([.$C596];[.$C$5:.$I$1017];7;0);IF([.$B596]=&quot;E&quot;;&quot;x&quot;;IF([.$B596]=&quot;-&quot;;&quot;-&quot;;&quot;ND&quot;)))" office:value-type="string" office:string-value="x">
            <text:p>x</text:p>
          </table:table-cell>
          <table:table-cell table:style-name="ce26" table:formula="of:=IF([.B596]=&quot;R&quot;;0;IF([.B596]=&quot;-&quot;;0;4))" office:value-type="float" office:value="0">
            <text:p>0</text:p>
          </table:table-cell>
          <table:table-cell table:style-name="ce26" table:formula="of:=IF([.B596]=&quot;R&quot;;0;COUNTIF([.F596:.I5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597]=&quot;R&quot;;VLOOKUP([.$C597];[.$C$5:.$I$1017];5;0);IF([.$B597]=&quot;E&quot;;&quot;x&quot;;IF([.$B597]=&quot;-&quot;;&quot;-&quot;;&quot;ND&quot;)))" office:value-type="string" office:string-value="ND">
            <text:p>ND</text:p>
          </table:table-cell>
          <table:table-cell table:style-name="ce18" table:formula="of:=IF([.$B597]=&quot;R&quot;;VLOOKUP([.$C597];[.$C$5:.$I$1017];5;0);IF([.$B597]=&quot;E&quot;;&quot;x&quot;;IF([.$B597]=&quot;-&quot;;&quot;-&quot;;&quot;ND&quot;)))" office:value-type="string" office:string-value="ND">
            <text:p>ND</text:p>
          </table:table-cell>
          <table:table-cell table:style-name="ce18" table:formula="of:=IF([.$B597]=&quot;R&quot;;VLOOKUP([.$C597];[.$C$5:.$I$1017];6;0);IF([.$B597]=&quot;E&quot;;&quot;x&quot;;IF([.$B597]=&quot;-&quot;;&quot;-&quot;;&quot;ND&quot;)))" office:value-type="string" office:string-value="ND">
            <text:p>ND</text:p>
          </table:table-cell>
          <table:table-cell table:style-name="ce18" table:formula="of:=IF([.$B597]=&quot;R&quot;;VLOOKUP([.$C597];[.$C$5:.$I$1017];7;0);IF([.$B597]=&quot;E&quot;;&quot;x&quot;;IF([.$B597]=&quot;-&quot;;&quot;-&quot;;&quot;ND&quot;)))" office:value-type="string" office:string-value="ND">
            <text:p>ND</text:p>
          </table:table-cell>
          <table:table-cell table:style-name="ce26" table:formula="of:=IF([.B597]=&quot;R&quot;;0;IF([.B597]=&quot;-&quot;;0;4))" office:value-type="float" office:value="0">
            <text:p>0</text:p>
          </table:table-cell>
          <table:table-cell table:style-name="ce26" table:formula="of:=IF([.B597]=&quot;R&quot;;0;COUNTIF([.F597:.I5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 office:value-type="string">
            <text:p>R</text:p>
          </table:table-cell>
          <table:table-cell table:style-name="ce3" office:value-type="float" office:value="151">
            <text:p>151</text:p>
          </table:table-cell>
          <table:table-cell table:style-name="ce6" table:number-columns-repeated="2"/>
          <table:table-cell table:style-name="ce18" table:formula="of:=IF([.$B598]=&quot;R&quot;;VLOOKUP([.$C598];[.$C$5:.$I$1017];5;0);IF([.$B598]=&quot;E&quot;;&quot;x&quot;;IF([.$B598]=&quot;-&quot;;&quot;-&quot;;&quot;ND&quot;)))" office:value-type="string" office:string-value="x">
            <text:p>x</text:p>
          </table:table-cell>
          <table:table-cell table:style-name="ce18" table:formula="of:=IF([.$B598]=&quot;R&quot;;VLOOKUP([.$C598];[.$C$5:.$I$1017];5;0);IF([.$B598]=&quot;E&quot;;&quot;x&quot;;IF([.$B598]=&quot;-&quot;;&quot;-&quot;;&quot;ND&quot;)))" office:value-type="string" office:string-value="x">
            <text:p>x</text:p>
          </table:table-cell>
          <table:table-cell table:style-name="ce18" table:formula="of:=IF([.$B598]=&quot;R&quot;;VLOOKUP([.$C598];[.$C$5:.$I$1017];6;0);IF([.$B598]=&quot;E&quot;;&quot;x&quot;;IF([.$B598]=&quot;-&quot;;&quot;-&quot;;&quot;ND&quot;)))" office:value-type="string" office:string-value="x">
            <text:p>x</text:p>
          </table:table-cell>
          <table:table-cell table:style-name="ce18" table:formula="of:=IF([.$B598]=&quot;R&quot;;VLOOKUP([.$C598];[.$C$5:.$I$1017];7;0);IF([.$B598]=&quot;E&quot;;&quot;x&quot;;IF([.$B598]=&quot;-&quot;;&quot;-&quot;;&quot;ND&quot;)))" office:value-type="string" office:string-value="x">
            <text:p>x</text:p>
          </table:table-cell>
          <table:table-cell table:style-name="ce26" table:formula="of:=IF([.B598]=&quot;R&quot;;0;IF([.B598]=&quot;-&quot;;0;4))" office:value-type="float" office:value="0">
            <text:p>0</text:p>
          </table:table-cell>
          <table:table-cell table:style-name="ce26" table:formula="of:=IF([.B598]=&quot;R&quot;;0;COUNTIF([.F598:.I5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table:number-columns-repeated="2"/>
          <table:table-cell table:style-name="ce18" table:formula="of:=IF([.$B599]=&quot;R&quot;;VLOOKUP([.$C599];[.$C$5:.$I$1017];5;0);IF([.$B599]=&quot;E&quot;;&quot;x&quot;;IF([.$B599]=&quot;-&quot;;&quot;-&quot;;&quot;ND&quot;)))" office:value-type="string" office:string-value="x">
            <text:p>x</text:p>
          </table:table-cell>
          <table:table-cell table:style-name="ce18" table:formula="of:=IF([.$B599]=&quot;R&quot;;VLOOKUP([.$C599];[.$C$5:.$I$1017];5;0);IF([.$B599]=&quot;E&quot;;&quot;x&quot;;IF([.$B599]=&quot;-&quot;;&quot;-&quot;;&quot;ND&quot;)))" office:value-type="string" office:string-value="x">
            <text:p>x</text:p>
          </table:table-cell>
          <table:table-cell table:style-name="ce18" table:formula="of:=IF([.$B599]=&quot;R&quot;;VLOOKUP([.$C599];[.$C$5:.$I$1017];6;0);IF([.$B599]=&quot;E&quot;;&quot;x&quot;;IF([.$B599]=&quot;-&quot;;&quot;-&quot;;&quot;ND&quot;)))" office:value-type="string" office:string-value="x">
            <text:p>x</text:p>
          </table:table-cell>
          <table:table-cell table:style-name="ce18" table:formula="of:=IF([.$B599]=&quot;R&quot;;VLOOKUP([.$C599];[.$C$5:.$I$1017];7;0);IF([.$B599]=&quot;E&quot;;&quot;x&quot;;IF([.$B599]=&quot;-&quot;;&quot;-&quot;;&quot;ND&quot;)))" office:value-type="string" office:string-value="x">
            <text:p>x</text:p>
          </table:table-cell>
          <table:table-cell table:style-name="ce26" table:formula="of:=IF([.B599]=&quot;R&quot;;0;IF([.B599]=&quot;-&quot;;0;4))" office:value-type="float" office:value="0">
            <text:p>0</text:p>
          </table:table-cell>
          <table:table-cell table:style-name="ce26" table:formula="of:=IF([.B599]=&quot;R&quot;;0;COUNTIF([.F599:.I5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 office:value-type="string">
            <text:p>R</text:p>
          </table:table-cell>
          <table:table-cell table:style-name="ce3" office:value-type="float" office:value="20">
            <text:p>20</text:p>
          </table:table-cell>
          <table:table-cell table:style-name="ce6" table:number-columns-repeated="2"/>
          <table:table-cell table:style-name="ce18" table:formula="of:=IF([.$B600]=&quot;R&quot;;VLOOKUP([.$C600];[.$C$5:.$I$1017];5;0);IF([.$B600]=&quot;E&quot;;&quot;x&quot;;IF([.$B600]=&quot;-&quot;;&quot;-&quot;;&quot;ND&quot;)))" office:value-type="string" office:string-value="x">
            <text:p>x</text:p>
          </table:table-cell>
          <table:table-cell table:style-name="ce18" table:formula="of:=IF([.$B600]=&quot;R&quot;;VLOOKUP([.$C600];[.$C$5:.$I$1017];5;0);IF([.$B600]=&quot;E&quot;;&quot;x&quot;;IF([.$B600]=&quot;-&quot;;&quot;-&quot;;&quot;ND&quot;)))" office:value-type="string" office:string-value="x">
            <text:p>x</text:p>
          </table:table-cell>
          <table:table-cell table:style-name="ce18" table:formula="of:=IF([.$B600]=&quot;R&quot;;VLOOKUP([.$C600];[.$C$5:.$I$1017];6;0);IF([.$B600]=&quot;E&quot;;&quot;x&quot;;IF([.$B600]=&quot;-&quot;;&quot;-&quot;;&quot;ND&quot;)))" office:value-type="string" office:string-value="x">
            <text:p>x</text:p>
          </table:table-cell>
          <table:table-cell table:style-name="ce18" table:formula="of:=IF([.$B600]=&quot;R&quot;;VLOOKUP([.$C600];[.$C$5:.$I$1017];7;0);IF([.$B600]=&quot;E&quot;;&quot;x&quot;;IF([.$B600]=&quot;-&quot;;&quot;-&quot;;&quot;ND&quot;)))" office:value-type="string" office:string-value="x">
            <text:p>x</text:p>
          </table:table-cell>
          <table:table-cell table:style-name="ce26" table:formula="of:=IF([.B600]=&quot;R&quot;;0;IF([.B600]=&quot;-&quot;;0;4))" office:value-type="float" office:value="0">
            <text:p>0</text:p>
          </table:table-cell>
          <table:table-cell table:style-name="ce26" table:formula="of:=IF([.B600]=&quot;R&quot;;0;COUNTIF([.F600:.I6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 office:value-type="string">
            <text:p>E</text:p>
          </table:table-cell>
          <table:table-cell table:style-name="ce3" office:value-type="float" office:value="217">
            <text:p>217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preferences-plugin</text:p>
          </table:table-cell>
          <table:table-cell table:style-name="ce18" table:formula="of:=IF([.$B601]=&quot;R&quot;;VLOOKUP([.$C601];[.$C$5:.$I$1017];5;0);IF([.$B601]=&quot;E&quot;;&quot;x&quot;;IF([.$B601]=&quot;-&quot;;&quot;-&quot;;&quot;ND&quot;)))" office:value-type="string" office:string-value="x">
            <text:p>x</text:p>
          </table:table-cell>
          <table:table-cell table:style-name="ce18" table:formula="of:=IF([.$B601]=&quot;R&quot;;VLOOKUP([.$C601];[.$C$5:.$I$1017];5;0);IF([.$B601]=&quot;E&quot;;&quot;x&quot;;IF([.$B601]=&quot;-&quot;;&quot;-&quot;;&quot;ND&quot;)))" office:value-type="string" office:string-value="x">
            <text:p>x</text:p>
          </table:table-cell>
          <table:table-cell table:style-name="ce18" table:formula="of:=IF([.$B601]=&quot;R&quot;;VLOOKUP([.$C601];[.$C$5:.$I$1017];6;0);IF([.$B601]=&quot;E&quot;;&quot;x&quot;;IF([.$B601]=&quot;-&quot;;&quot;-&quot;;&quot;ND&quot;)))" office:value-type="string" office:string-value="x">
            <text:p>x</text:p>
          </table:table-cell>
          <table:table-cell table:style-name="ce18" table:formula="of:=IF([.$B601]=&quot;R&quot;;VLOOKUP([.$C601];[.$C$5:.$I$1017];7;0);IF([.$B601]=&quot;E&quot;;&quot;x&quot;;IF([.$B601]=&quot;-&quot;;&quot;-&quot;;&quot;ND&quot;)))" office:value-type="string" office:string-value="x">
            <text:p>x</text:p>
          </table:table-cell>
          <table:table-cell table:style-name="ce26" table:formula="of:=IF([.B601]=&quot;R&quot;;0;IF([.B601]=&quot;-&quot;;0;4))" office:value-type="float" office:value="4">
            <text:p>4</text:p>
          </table:table-cell>
          <table:table-cell table:style-name="ce26" table:formula="of:=IF([.B601]=&quot;R&quot;;0;COUNTIF([.F601:.I60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 office:value-type="string">
            <text:p>E</text:p>
          </table:table-cell>
          <table:table-cell table:style-name="ce3" office:value-type="float" office:value="218">
            <text:p>218</text:p>
          </table:table-cell>
          <table:table-cell table:style-name="ce6"/>
          <table:table-cell table:style-name="ce12" office:value-type="string">
            <text:p>tools-check-spelling</text:p>
          </table:table-cell>
          <table:table-cell table:style-name="ce18" table:formula="of:=IF([.$B602]=&quot;R&quot;;VLOOKUP([.$C602];[.$C$5:.$I$1017];5;0);IF([.$B602]=&quot;E&quot;;&quot;x&quot;;IF([.$B602]=&quot;-&quot;;&quot;-&quot;;&quot;ND&quot;)))" office:value-type="string" office:string-value="x">
            <text:p>x</text:p>
          </table:table-cell>
          <table:table-cell table:style-name="ce18" table:formula="of:=IF([.$B602]=&quot;R&quot;;VLOOKUP([.$C602];[.$C$5:.$I$1017];5;0);IF([.$B602]=&quot;E&quot;;&quot;x&quot;;IF([.$B602]=&quot;-&quot;;&quot;-&quot;;&quot;ND&quot;)))" office:value-type="string" office:string-value="x">
            <text:p>x</text:p>
          </table:table-cell>
          <table:table-cell table:style-name="ce18" table:formula="of:=IF([.$B602]=&quot;R&quot;;VLOOKUP([.$C602];[.$C$5:.$I$1017];6;0);IF([.$B602]=&quot;E&quot;;&quot;x&quot;;IF([.$B602]=&quot;-&quot;;&quot;-&quot;;&quot;ND&quot;)))" office:value-type="string" office:string-value="x">
            <text:p>x</text:p>
          </table:table-cell>
          <table:table-cell table:style-name="ce18" table:formula="of:=IF([.$B602]=&quot;R&quot;;VLOOKUP([.$C602];[.$C$5:.$I$1017];7;0);IF([.$B602]=&quot;E&quot;;&quot;x&quot;;IF([.$B602]=&quot;-&quot;;&quot;-&quot;;&quot;ND&quot;)))" office:value-type="string" office:string-value="x">
            <text:p>x</text:p>
          </table:table-cell>
          <table:table-cell table:style-name="ce26" table:formula="of:=IF([.B602]=&quot;R&quot;;0;IF([.B602]=&quot;-&quot;;0;4))" office:value-type="float" office:value="4">
            <text:p>4</text:p>
          </table:table-cell>
          <table:table-cell table:style-name="ce26" table:formula="of:=IF([.B602]=&quot;R&quot;;0;COUNTIF([.F602:.I60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 office:value-type="string">
            <text:p>E</text:p>
          </table:table-cell>
          <table:table-cell table:style-name="ce3" office:value-type="float" office:value="219">
            <text:p>219</text:p>
          </table:table-cell>
          <table:table-cell table:style-name="ce6"/>
          <table:table-cell table:style-name="ce12" office:value-type="string">
            <text:p>go-bottom</text:p>
          </table:table-cell>
          <table:table-cell table:style-name="ce18" table:formula="of:=IF([.$B603]=&quot;R&quot;;VLOOKUP([.$C603];[.$C$5:.$I$1017];5;0);IF([.$B603]=&quot;E&quot;;&quot;x&quot;;IF([.$B603]=&quot;-&quot;;&quot;-&quot;;&quot;ND&quot;)))" office:value-type="string" office:string-value="x">
            <text:p>x</text:p>
          </table:table-cell>
          <table:table-cell table:style-name="ce18" table:formula="of:=IF([.$B603]=&quot;R&quot;;VLOOKUP([.$C603];[.$C$5:.$I$1017];5;0);IF([.$B603]=&quot;E&quot;;&quot;x&quot;;IF([.$B603]=&quot;-&quot;;&quot;-&quot;;&quot;ND&quot;)))" office:value-type="string" office:string-value="x">
            <text:p>x</text:p>
          </table:table-cell>
          <table:table-cell table:style-name="ce18" table:formula="of:=IF([.$B603]=&quot;R&quot;;VLOOKUP([.$C603];[.$C$5:.$I$1017];6;0);IF([.$B603]=&quot;E&quot;;&quot;x&quot;;IF([.$B603]=&quot;-&quot;;&quot;-&quot;;&quot;ND&quot;)))" office:value-type="string" office:string-value="x">
            <text:p>x</text:p>
          </table:table-cell>
          <table:table-cell table:style-name="ce18" table:formula="of:=IF([.$B603]=&quot;R&quot;;VLOOKUP([.$C603];[.$C$5:.$I$1017];7;0);IF([.$B603]=&quot;E&quot;;&quot;x&quot;;IF([.$B603]=&quot;-&quot;;&quot;-&quot;;&quot;ND&quot;)))" office:value-type="string" office:string-value="x">
            <text:p>x</text:p>
          </table:table-cell>
          <table:table-cell table:style-name="ce26" table:formula="of:=IF([.B603]=&quot;R&quot;;0;IF([.B603]=&quot;-&quot;;0;4))" office:value-type="float" office:value="4">
            <text:p>4</text:p>
          </table:table-cell>
          <table:table-cell table:style-name="ce26" table:formula="of:=IF([.B603]=&quot;R&quot;;0;COUNTIF([.F603:.I60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2"/>
          <table:table-cell table:style-name="ce18" table:formula="of:=IF([.$B604]=&quot;R&quot;;VLOOKUP([.$C604];[.$C$5:.$I$1017];5;0);IF([.$B604]=&quot;E&quot;;&quot;x&quot;;IF([.$B604]=&quot;-&quot;;&quot;-&quot;;&quot;ND&quot;)))" office:value-type="string" office:string-value="x">
            <text:p>x</text:p>
          </table:table-cell>
          <table:table-cell table:style-name="ce18" table:formula="of:=IF([.$B604]=&quot;R&quot;;VLOOKUP([.$C604];[.$C$5:.$I$1017];5;0);IF([.$B604]=&quot;E&quot;;&quot;x&quot;;IF([.$B604]=&quot;-&quot;;&quot;-&quot;;&quot;ND&quot;)))" office:value-type="string" office:string-value="x">
            <text:p>x</text:p>
          </table:table-cell>
          <table:table-cell table:style-name="ce18" table:formula="of:=IF([.$B604]=&quot;R&quot;;VLOOKUP([.$C604];[.$C$5:.$I$1017];6;0);IF([.$B604]=&quot;E&quot;;&quot;x&quot;;IF([.$B604]=&quot;-&quot;;&quot;-&quot;;&quot;ND&quot;)))" office:value-type="string" office:string-value="x">
            <text:p>x</text:p>
          </table:table-cell>
          <table:table-cell table:style-name="ce18" table:formula="of:=IF([.$B604]=&quot;R&quot;;VLOOKUP([.$C604];[.$C$5:.$I$1017];7;0);IF([.$B604]=&quot;E&quot;;&quot;x&quot;;IF([.$B604]=&quot;-&quot;;&quot;-&quot;;&quot;ND&quot;)))" office:value-type="string" office:string-value="x">
            <text:p>x</text:p>
          </table:table-cell>
          <table:table-cell table:style-name="ce26" table:formula="of:=IF([.B604]=&quot;R&quot;;0;IF([.B604]=&quot;-&quot;;0;4))" office:value-type="float" office:value="0">
            <text:p>0</text:p>
          </table:table-cell>
          <table:table-cell table:style-name="ce26" table:formula="of:=IF([.B604]=&quot;R&quot;;0;COUNTIF([.F604:.I6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 office:value-type="string">
            <text:p>E</text:p>
          </table:table-cell>
          <table:table-cell table:style-name="ce3" office:value-type="float" office:value="220">
            <text:p>220</text:p>
          </table:table-cell>
          <table:table-cell table:style-name="ce6"/>
          <table:table-cell table:style-name="ce6" office:value-type="string">
            <text:p>go-top</text:p>
          </table:table-cell>
          <table:table-cell table:style-name="ce18" table:formula="of:=IF([.$B605]=&quot;R&quot;;VLOOKUP([.$C605];[.$C$5:.$I$1017];5;0);IF([.$B605]=&quot;E&quot;;&quot;x&quot;;IF([.$B605]=&quot;-&quot;;&quot;-&quot;;&quot;ND&quot;)))" office:value-type="string" office:string-value="x">
            <text:p>x</text:p>
          </table:table-cell>
          <table:table-cell table:style-name="ce18" table:formula="of:=IF([.$B605]=&quot;R&quot;;VLOOKUP([.$C605];[.$C$5:.$I$1017];5;0);IF([.$B605]=&quot;E&quot;;&quot;x&quot;;IF([.$B605]=&quot;-&quot;;&quot;-&quot;;&quot;ND&quot;)))" office:value-type="string" office:string-value="x">
            <text:p>x</text:p>
          </table:table-cell>
          <table:table-cell table:style-name="ce18" table:formula="of:=IF([.$B605]=&quot;R&quot;;VLOOKUP([.$C605];[.$C$5:.$I$1017];6;0);IF([.$B605]=&quot;E&quot;;&quot;x&quot;;IF([.$B605]=&quot;-&quot;;&quot;-&quot;;&quot;ND&quot;)))" office:value-type="string" office:string-value="x">
            <text:p>x</text:p>
          </table:table-cell>
          <table:table-cell table:style-name="ce18" table:formula="of:=IF([.$B605]=&quot;R&quot;;VLOOKUP([.$C605];[.$C$5:.$I$1017];7;0);IF([.$B605]=&quot;E&quot;;&quot;x&quot;;IF([.$B605]=&quot;-&quot;;&quot;-&quot;;&quot;ND&quot;)))" office:value-type="string" office:string-value="x">
            <text:p>x</text:p>
          </table:table-cell>
          <table:table-cell table:style-name="ce26" table:formula="of:=IF([.B605]=&quot;R&quot;;0;IF([.B605]=&quot;-&quot;;0;4))" office:value-type="float" office:value="4">
            <text:p>4</text:p>
          </table:table-cell>
          <table:table-cell table:style-name="ce26" table:formula="of:=IF([.B605]=&quot;R&quot;;0;COUNTIF([.F605:.I60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6" table:number-columns-repeated="2"/>
          <table:table-cell table:style-name="ce18" table:formula="of:=IF([.$B606]=&quot;R&quot;;VLOOKUP([.$C606];[.$C$5:.$I$1017];5;0);IF([.$B606]=&quot;E&quot;;&quot;x&quot;;IF([.$B606]=&quot;-&quot;;&quot;-&quot;;&quot;ND&quot;)))" office:value-type="string" office:string-value="x">
            <text:p>x</text:p>
          </table:table-cell>
          <table:table-cell table:style-name="ce18" table:formula="of:=IF([.$B606]=&quot;R&quot;;VLOOKUP([.$C606];[.$C$5:.$I$1017];5;0);IF([.$B606]=&quot;E&quot;;&quot;x&quot;;IF([.$B606]=&quot;-&quot;;&quot;-&quot;;&quot;ND&quot;)))" office:value-type="string" office:string-value="x">
            <text:p>x</text:p>
          </table:table-cell>
          <table:table-cell table:style-name="ce18" table:formula="of:=IF([.$B606]=&quot;R&quot;;VLOOKUP([.$C606];[.$C$5:.$I$1017];6;0);IF([.$B606]=&quot;E&quot;;&quot;x&quot;;IF([.$B606]=&quot;-&quot;;&quot;-&quot;;&quot;ND&quot;)))" office:value-type="string" office:string-value="x">
            <text:p>x</text:p>
          </table:table-cell>
          <table:table-cell table:style-name="ce18" table:formula="of:=IF([.$B606]=&quot;R&quot;;VLOOKUP([.$C606];[.$C$5:.$I$1017];7;0);IF([.$B606]=&quot;E&quot;;&quot;x&quot;;IF([.$B606]=&quot;-&quot;;&quot;-&quot;;&quot;ND&quot;)))" office:value-type="string" office:string-value="x">
            <text:p>x</text:p>
          </table:table-cell>
          <table:table-cell table:style-name="ce26" table:formula="of:=IF([.B606]=&quot;R&quot;;0;IF([.B606]=&quot;-&quot;;0;4))" office:value-type="float" office:value="0">
            <text:p>0</text:p>
          </table:table-cell>
          <table:table-cell table:style-name="ce26" table:formula="of:=IF([.B606]=&quot;R&quot;;0;COUNTIF([.F606:.I6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8" table:formula="of:=IF([.$B607]=&quot;R&quot;;VLOOKUP([.$C607];[.$C$5:.$I$1017];5;0);IF([.$B607]=&quot;E&quot;;&quot;x&quot;;IF([.$B607]=&quot;-&quot;;&quot;-&quot;;&quot;ND&quot;)))" office:value-type="string" office:string-value="x">
            <text:p>x</text:p>
          </table:table-cell>
          <table:table-cell table:style-name="ce18" table:formula="of:=IF([.$B607]=&quot;R&quot;;VLOOKUP([.$C607];[.$C$5:.$I$1017];5;0);IF([.$B607]=&quot;E&quot;;&quot;x&quot;;IF([.$B607]=&quot;-&quot;;&quot;-&quot;;&quot;ND&quot;)))" office:value-type="string" office:string-value="x">
            <text:p>x</text:p>
          </table:table-cell>
          <table:table-cell table:style-name="ce18" table:formula="of:=IF([.$B607]=&quot;R&quot;;VLOOKUP([.$C607];[.$C$5:.$I$1017];6;0);IF([.$B607]=&quot;E&quot;;&quot;x&quot;;IF([.$B607]=&quot;-&quot;;&quot;-&quot;;&quot;ND&quot;)))" office:value-type="string" office:string-value="x">
            <text:p>x</text:p>
          </table:table-cell>
          <table:table-cell table:style-name="ce18" table:formula="of:=IF([.$B607]=&quot;R&quot;;VLOOKUP([.$C607];[.$C$5:.$I$1017];7;0);IF([.$B607]=&quot;E&quot;;&quot;x&quot;;IF([.$B607]=&quot;-&quot;;&quot;-&quot;;&quot;ND&quot;)))" office:value-type="string" office:string-value="x">
            <text:p>x</text:p>
          </table:table-cell>
          <table:table-cell table:style-name="ce26" table:formula="of:=IF([.B607]=&quot;R&quot;;0;IF([.B607]=&quot;-&quot;;0;4))" office:value-type="float" office:value="0">
            <text:p>0</text:p>
          </table:table-cell>
          <table:table-cell table:style-name="ce26" table:formula="of:=IF([.B607]=&quot;R&quot;;0;COUNTIF([.F607:.I6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6" table:number-columns-repeated="2"/>
          <table:table-cell table:style-name="ce18" table:formula="of:=IF([.$B608]=&quot;R&quot;;VLOOKUP([.$C608];[.$C$5:.$I$1017];5;0);IF([.$B608]=&quot;E&quot;;&quot;x&quot;;IF([.$B608]=&quot;-&quot;;&quot;-&quot;;&quot;ND&quot;)))" office:value-type="string" office:string-value="x">
            <text:p>x</text:p>
          </table:table-cell>
          <table:table-cell table:style-name="ce18" table:formula="of:=IF([.$B608]=&quot;R&quot;;VLOOKUP([.$C608];[.$C$5:.$I$1017];5;0);IF([.$B608]=&quot;E&quot;;&quot;x&quot;;IF([.$B608]=&quot;-&quot;;&quot;-&quot;;&quot;ND&quot;)))" office:value-type="string" office:string-value="x">
            <text:p>x</text:p>
          </table:table-cell>
          <table:table-cell table:style-name="ce18" table:formula="of:=IF([.$B608]=&quot;R&quot;;VLOOKUP([.$C608];[.$C$5:.$I$1017];6;0);IF([.$B608]=&quot;E&quot;;&quot;x&quot;;IF([.$B608]=&quot;-&quot;;&quot;-&quot;;&quot;ND&quot;)))" office:value-type="string" office:string-value="x">
            <text:p>x</text:p>
          </table:table-cell>
          <table:table-cell table:style-name="ce18" table:formula="of:=IF([.$B608]=&quot;R&quot;;VLOOKUP([.$C608];[.$C$5:.$I$1017];7;0);IF([.$B608]=&quot;E&quot;;&quot;x&quot;;IF([.$B608]=&quot;-&quot;;&quot;-&quot;;&quot;ND&quot;)))" office:value-type="string" office:string-value="x">
            <text:p>x</text:p>
          </table:table-cell>
          <table:table-cell table:style-name="ce26" table:formula="of:=IF([.B608]=&quot;R&quot;;0;IF([.B608]=&quot;-&quot;;0;4))" office:value-type="float" office:value="0">
            <text:p>0</text:p>
          </table:table-cell>
          <table:table-cell table:style-name="ce26" table:formula="of:=IF([.B608]=&quot;R&quot;;0;COUNTIF([.F608:.I6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8" table:formula="of:=IF([.$B609]=&quot;R&quot;;VLOOKUP([.$C609];[.$C$5:.$I$1017];5;0);IF([.$B609]=&quot;E&quot;;&quot;x&quot;;IF([.$B609]=&quot;-&quot;;&quot;-&quot;;&quot;ND&quot;)))" office:value-type="string" office:string-value="x">
            <text:p>x</text:p>
          </table:table-cell>
          <table:table-cell table:style-name="ce18" table:formula="of:=IF([.$B609]=&quot;R&quot;;VLOOKUP([.$C609];[.$C$5:.$I$1017];5;0);IF([.$B609]=&quot;E&quot;;&quot;x&quot;;IF([.$B609]=&quot;-&quot;;&quot;-&quot;;&quot;ND&quot;)))" office:value-type="string" office:string-value="x">
            <text:p>x</text:p>
          </table:table-cell>
          <table:table-cell table:style-name="ce18" table:formula="of:=IF([.$B609]=&quot;R&quot;;VLOOKUP([.$C609];[.$C$5:.$I$1017];6;0);IF([.$B609]=&quot;E&quot;;&quot;x&quot;;IF([.$B609]=&quot;-&quot;;&quot;-&quot;;&quot;ND&quot;)))" office:value-type="string" office:string-value="x">
            <text:p>x</text:p>
          </table:table-cell>
          <table:table-cell table:style-name="ce18" table:formula="of:=IF([.$B609]=&quot;R&quot;;VLOOKUP([.$C609];[.$C$5:.$I$1017];7;0);IF([.$B609]=&quot;E&quot;;&quot;x&quot;;IF([.$B609]=&quot;-&quot;;&quot;-&quot;;&quot;ND&quot;)))" office:value-type="string" office:string-value="x">
            <text:p>x</text:p>
          </table:table-cell>
          <table:table-cell table:style-name="ce26" table:formula="of:=IF([.B609]=&quot;R&quot;;0;IF([.B609]=&quot;-&quot;;0;4))" office:value-type="float" office:value="0">
            <text:p>0</text:p>
          </table:table-cell>
          <table:table-cell table:style-name="ce26" table:formula="of:=IF([.B609]=&quot;R&quot;;0;COUNTIF([.F609:.I6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6" table:number-columns-repeated="2"/>
          <table:table-cell table:style-name="ce18" table:formula="of:=IF([.$B610]=&quot;R&quot;;VLOOKUP([.$C610];[.$C$5:.$I$1017];5;0);IF([.$B610]=&quot;E&quot;;&quot;x&quot;;IF([.$B610]=&quot;-&quot;;&quot;-&quot;;&quot;ND&quot;)))" office:value-type="string" office:string-value="x">
            <text:p>x</text:p>
          </table:table-cell>
          <table:table-cell table:style-name="ce18" table:formula="of:=IF([.$B610]=&quot;R&quot;;VLOOKUP([.$C610];[.$C$5:.$I$1017];5;0);IF([.$B610]=&quot;E&quot;;&quot;x&quot;;IF([.$B610]=&quot;-&quot;;&quot;-&quot;;&quot;ND&quot;)))" office:value-type="string" office:string-value="x">
            <text:p>x</text:p>
          </table:table-cell>
          <table:table-cell table:style-name="ce18" table:formula="of:=IF([.$B610]=&quot;R&quot;;VLOOKUP([.$C610];[.$C$5:.$I$1017];6;0);IF([.$B610]=&quot;E&quot;;&quot;x&quot;;IF([.$B610]=&quot;-&quot;;&quot;-&quot;;&quot;ND&quot;)))" office:value-type="string" office:string-value="x">
            <text:p>x</text:p>
          </table:table-cell>
          <table:table-cell table:style-name="ce18" table:formula="of:=IF([.$B610]=&quot;R&quot;;VLOOKUP([.$C610];[.$C$5:.$I$1017];7;0);IF([.$B610]=&quot;E&quot;;&quot;x&quot;;IF([.$B610]=&quot;-&quot;;&quot;-&quot;;&quot;ND&quot;)))" office:value-type="string" office:string-value="x">
            <text:p>x</text:p>
          </table:table-cell>
          <table:table-cell table:style-name="ce26" table:formula="of:=IF([.B610]=&quot;R&quot;;0;IF([.B610]=&quot;-&quot;;0;4))" office:value-type="float" office:value="0">
            <text:p>0</text:p>
          </table:table-cell>
          <table:table-cell table:style-name="ce26" table:formula="of:=IF([.B610]=&quot;R&quot;;0;COUNTIF([.F610:.I6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21">
            <text:p>221</text:p>
          </table:table-cell>
          <table:table-cell table:style-name="ce6" office:value-type="string">
            <text:p>“delete_table”</text:p>
          </table:table-cell>
          <table:table-cell table:style-name="ce6"/>
          <table:table-cell table:style-name="ce18" table:formula="of:=IF([.$B611]=&quot;R&quot;;VLOOKUP([.$C611];[.$C$5:.$I$1017];5;0);IF([.$B611]=&quot;E&quot;;&quot;x&quot;;IF([.$B611]=&quot;-&quot;;&quot;-&quot;;&quot;ND&quot;)))" office:value-type="string" office:string-value="ND">
            <text:p>ND</text:p>
          </table:table-cell>
          <table:table-cell table:style-name="ce18" table:formula="of:=IF([.$B611]=&quot;R&quot;;VLOOKUP([.$C611];[.$C$5:.$I$1017];5;0);IF([.$B611]=&quot;E&quot;;&quot;x&quot;;IF([.$B611]=&quot;-&quot;;&quot;-&quot;;&quot;ND&quot;)))" office:value-type="string" office:string-value="ND">
            <text:p>ND</text:p>
          </table:table-cell>
          <table:table-cell table:style-name="ce18" table:formula="of:=IF([.$B611]=&quot;R&quot;;VLOOKUP([.$C611];[.$C$5:.$I$1017];6;0);IF([.$B611]=&quot;E&quot;;&quot;x&quot;;IF([.$B611]=&quot;-&quot;;&quot;-&quot;;&quot;ND&quot;)))" office:value-type="string" office:string-value="ND">
            <text:p>ND</text:p>
          </table:table-cell>
          <table:table-cell table:style-name="ce18" table:formula="of:=IF([.$B611]=&quot;R&quot;;VLOOKUP([.$C611];[.$C$5:.$I$1017];7;0);IF([.$B611]=&quot;E&quot;;&quot;x&quot;;IF([.$B611]=&quot;-&quot;;&quot;-&quot;;&quot;ND&quot;)))" office:value-type="string" office:string-value="ND">
            <text:p>ND</text:p>
          </table:table-cell>
          <table:table-cell table:style-name="ce26" table:formula="of:=IF([.B611]=&quot;R&quot;;0;IF([.B611]=&quot;-&quot;;0;4))" office:value-type="float" office:value="4">
            <text:p>4</text:p>
          </table:table-cell>
          <table:table-cell table:style-name="ce26" table:formula="of:=IF([.B611]=&quot;R&quot;;0;COUNTIF([.F611:.I6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2">
            <text:p>222</text:p>
          </table:table-cell>
          <table:table-cell table:style-name="ce6"/>
          <table:table-cell table:style-name="ce12" office:value-type="string">
            <text:p>insert-table</text:p>
          </table:table-cell>
          <table:table-cell table:style-name="ce18" table:formula="of:=IF([.$B612]=&quot;R&quot;;VLOOKUP([.$C612];[.$C$5:.$I$1017];5;0);IF([.$B612]=&quot;E&quot;;&quot;x&quot;;IF([.$B612]=&quot;-&quot;;&quot;-&quot;;&quot;ND&quot;)))" office:value-type="string" office:string-value="x">
            <text:p>x</text:p>
          </table:table-cell>
          <table:table-cell table:style-name="ce18" table:formula="of:=IF([.$B612]=&quot;R&quot;;VLOOKUP([.$C612];[.$C$5:.$I$1017];5;0);IF([.$B612]=&quot;E&quot;;&quot;x&quot;;IF([.$B612]=&quot;-&quot;;&quot;-&quot;;&quot;ND&quot;)))" office:value-type="string" office:string-value="x">
            <text:p>x</text:p>
          </table:table-cell>
          <table:table-cell table:style-name="ce18" table:formula="of:=IF([.$B612]=&quot;R&quot;;VLOOKUP([.$C612];[.$C$5:.$I$1017];6;0);IF([.$B612]=&quot;E&quot;;&quot;x&quot;;IF([.$B612]=&quot;-&quot;;&quot;-&quot;;&quot;ND&quot;)))" office:value-type="string" office:string-value="x">
            <text:p>x</text:p>
          </table:table-cell>
          <table:table-cell table:style-name="ce18" table:formula="of:=IF([.$B612]=&quot;R&quot;;VLOOKUP([.$C612];[.$C$5:.$I$1017];7;0);IF([.$B612]=&quot;E&quot;;&quot;x&quot;;IF([.$B612]=&quot;-&quot;;&quot;-&quot;;&quot;ND&quot;)))" office:value-type="string" office:string-value="x">
            <text:p>x</text:p>
          </table:table-cell>
          <table:table-cell table:style-name="ce26" table:formula="of:=IF([.B612]=&quot;R&quot;;0;IF([.B612]=&quot;-&quot;;0;4))" office:value-type="float" office:value="4">
            <text:p>4</text:p>
          </table:table-cell>
          <table:table-cell table:style-name="ce26" table:formula="of:=IF([.B612]=&quot;R&quot;;0;COUNTIF([.F612:.I61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613]=&quot;R&quot;;VLOOKUP([.$C613];[.$C$5:.$I$1017];5;0);IF([.$B613]=&quot;E&quot;;&quot;x&quot;;IF([.$B613]=&quot;-&quot;;&quot;-&quot;;&quot;ND&quot;)))" office:value-type="string" office:string-value="x">
            <text:p>x</text:p>
          </table:table-cell>
          <table:table-cell table:style-name="ce18" table:formula="of:=IF([.$B613]=&quot;R&quot;;VLOOKUP([.$C613];[.$C$5:.$I$1017];5;0);IF([.$B613]=&quot;E&quot;;&quot;x&quot;;IF([.$B613]=&quot;-&quot;;&quot;-&quot;;&quot;ND&quot;)))" office:value-type="string" office:string-value="x">
            <text:p>x</text:p>
          </table:table-cell>
          <table:table-cell table:style-name="ce18" table:formula="of:=IF([.$B613]=&quot;R&quot;;VLOOKUP([.$C613];[.$C$5:.$I$1017];6;0);IF([.$B613]=&quot;E&quot;;&quot;x&quot;;IF([.$B613]=&quot;-&quot;;&quot;-&quot;;&quot;ND&quot;)))" office:value-type="string" office:string-value="x">
            <text:p>x</text:p>
          </table:table-cell>
          <table:table-cell table:style-name="ce18" table:formula="of:=IF([.$B613]=&quot;R&quot;;VLOOKUP([.$C613];[.$C$5:.$I$1017];7;0);IF([.$B613]=&quot;E&quot;;&quot;x&quot;;IF([.$B613]=&quot;-&quot;;&quot;-&quot;;&quot;ND&quot;)))" office:value-type="string" office:string-value="x">
            <text:p>x</text:p>
          </table:table-cell>
          <table:table-cell table:style-name="ce26" table:formula="of:=IF([.B613]=&quot;R&quot;;0;IF([.B613]=&quot;-&quot;;0;4))" office:value-type="float" office:value="0">
            <text:p>0</text:p>
          </table:table-cell>
          <table:table-cell table:style-name="ce26" table:formula="of:=IF([.B613]=&quot;R&quot;;0;COUNTIF([.F613:.I6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14]=&quot;R&quot;;VLOOKUP([.$C614];[.$C$5:.$I$1017];5;0);IF([.$B614]=&quot;E&quot;;&quot;x&quot;;IF([.$B614]=&quot;-&quot;;&quot;-&quot;;&quot;ND&quot;)))" office:value-type="string" office:string-value="-">
            <text:p>-</text:p>
          </table:table-cell>
          <table:table-cell table:style-name="ce18" table:formula="of:=IF([.$B614]=&quot;R&quot;;VLOOKUP([.$C614];[.$C$5:.$I$1017];5;0);IF([.$B614]=&quot;E&quot;;&quot;x&quot;;IF([.$B614]=&quot;-&quot;;&quot;-&quot;;&quot;ND&quot;)))" office:value-type="string" office:string-value="-">
            <text:p>-</text:p>
          </table:table-cell>
          <table:table-cell table:style-name="ce18" table:formula="of:=IF([.$B614]=&quot;R&quot;;VLOOKUP([.$C614];[.$C$5:.$I$1017];6;0);IF([.$B614]=&quot;E&quot;;&quot;x&quot;;IF([.$B614]=&quot;-&quot;;&quot;-&quot;;&quot;ND&quot;)))" office:value-type="string" office:string-value="-">
            <text:p>-</text:p>
          </table:table-cell>
          <table:table-cell table:style-name="ce18" table:formula="of:=IF([.$B614]=&quot;R&quot;;VLOOKUP([.$C614];[.$C$5:.$I$1017];7;0);IF([.$B614]=&quot;E&quot;;&quot;x&quot;;IF([.$B614]=&quot;-&quot;;&quot;-&quot;;&quot;ND&quot;)))" office:value-type="string" office:string-value="-">
            <text:p>-</text:p>
          </table:table-cell>
          <table:table-cell table:style-name="ce26" table:formula="of:=IF([.B614]=&quot;R&quot;;0;IF([.B614]=&quot;-&quot;;0;4))" office:value-type="float" office:value="0">
            <text:p>0</text:p>
          </table:table-cell>
          <table:table-cell table:style-name="ce26" table:formula="of:=IF([.B614]=&quot;R&quot;;0;COUNTIF([.F614:.I6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 office:value-type="string">
            <text:p>N</text:p>
          </table:table-cell>
          <table:table-cell table:style-name="ce3" office:value-type="float" office:value="223">
            <text:p>223</text:p>
          </table:table-cell>
          <table:table-cell table:style-name="ce6" office:value-type="string">
            <text:p>“duplicate_table”/copy_table ??</text:p>
          </table:table-cell>
          <table:table-cell table:style-name="ce6"/>
          <table:table-cell table:style-name="ce18" table:formula="of:=IF([.$B615]=&quot;R&quot;;VLOOKUP([.$C615];[.$C$5:.$I$1017];5;0);IF([.$B615]=&quot;E&quot;;&quot;x&quot;;IF([.$B615]=&quot;-&quot;;&quot;-&quot;;&quot;ND&quot;)))" office:value-type="string" office:string-value="ND">
            <text:p>ND</text:p>
          </table:table-cell>
          <table:table-cell table:style-name="ce18" table:formula="of:=IF([.$B615]=&quot;R&quot;;VLOOKUP([.$C615];[.$C$5:.$I$1017];5;0);IF([.$B615]=&quot;E&quot;;&quot;x&quot;;IF([.$B615]=&quot;-&quot;;&quot;-&quot;;&quot;ND&quot;)))" office:value-type="string" office:string-value="ND">
            <text:p>ND</text:p>
          </table:table-cell>
          <table:table-cell table:style-name="ce18" table:formula="of:=IF([.$B615]=&quot;R&quot;;VLOOKUP([.$C615];[.$C$5:.$I$1017];6;0);IF([.$B615]=&quot;E&quot;;&quot;x&quot;;IF([.$B615]=&quot;-&quot;;&quot;-&quot;;&quot;ND&quot;)))" office:value-type="string" office:string-value="ND">
            <text:p>ND</text:p>
          </table:table-cell>
          <table:table-cell table:style-name="ce18" table:formula="of:=IF([.$B615]=&quot;R&quot;;VLOOKUP([.$C615];[.$C$5:.$I$1017];7;0);IF([.$B615]=&quot;E&quot;;&quot;x&quot;;IF([.$B615]=&quot;-&quot;;&quot;-&quot;;&quot;ND&quot;)))" office:value-type="string" office:string-value="ND">
            <text:p>ND</text:p>
          </table:table-cell>
          <table:table-cell table:style-name="ce26" table:formula="of:=IF([.B615]=&quot;R&quot;;0;IF([.B615]=&quot;-&quot;;0;4))" office:value-type="float" office:value="4">
            <text:p>4</text:p>
          </table:table-cell>
          <table:table-cell table:style-name="ce26" table:formula="of:=IF([.B615]=&quot;R&quot;;0;COUNTIF([.F615:.I6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222">
            <text:p>222</text:p>
          </table:table-cell>
          <table:table-cell table:style-name="ce6" table:number-columns-repeated="2"/>
          <table:table-cell table:style-name="ce18" table:formula="of:=IF([.$B616]=&quot;R&quot;;VLOOKUP([.$C616];[.$C$5:.$I$1017];5;0);IF([.$B616]=&quot;E&quot;;&quot;x&quot;;IF([.$B616]=&quot;-&quot;;&quot;-&quot;;&quot;ND&quot;)))" office:value-type="string" office:string-value="x">
            <text:p>x</text:p>
          </table:table-cell>
          <table:table-cell table:style-name="ce18" table:formula="of:=IF([.$B616]=&quot;R&quot;;VLOOKUP([.$C616];[.$C$5:.$I$1017];5;0);IF([.$B616]=&quot;E&quot;;&quot;x&quot;;IF([.$B616]=&quot;-&quot;;&quot;-&quot;;&quot;ND&quot;)))" office:value-type="string" office:string-value="x">
            <text:p>x</text:p>
          </table:table-cell>
          <table:table-cell table:style-name="ce18" table:formula="of:=IF([.$B616]=&quot;R&quot;;VLOOKUP([.$C616];[.$C$5:.$I$1017];6;0);IF([.$B616]=&quot;E&quot;;&quot;x&quot;;IF([.$B616]=&quot;-&quot;;&quot;-&quot;;&quot;ND&quot;)))" office:value-type="string" office:string-value="x">
            <text:p>x</text:p>
          </table:table-cell>
          <table:table-cell table:style-name="ce18" table:formula="of:=IF([.$B616]=&quot;R&quot;;VLOOKUP([.$C616];[.$C$5:.$I$1017];7;0);IF([.$B616]=&quot;E&quot;;&quot;x&quot;;IF([.$B616]=&quot;-&quot;;&quot;-&quot;;&quot;ND&quot;)))" office:value-type="string" office:string-value="x">
            <text:p>x</text:p>
          </table:table-cell>
          <table:table-cell table:style-name="ce26" table:formula="of:=IF([.B616]=&quot;R&quot;;0;IF([.B616]=&quot;-&quot;;0;4))" office:value-type="float" office:value="0">
            <text:p>0</text:p>
          </table:table-cell>
          <table:table-cell table:style-name="ce26" table:formula="of:=IF([.B616]=&quot;R&quot;;0;COUNTIF([.F616:.I6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17]=&quot;R&quot;;VLOOKUP([.$C617];[.$C$5:.$I$1017];5;0);IF([.$B617]=&quot;E&quot;;&quot;x&quot;;IF([.$B617]=&quot;-&quot;;&quot;-&quot;;&quot;ND&quot;)))" office:value-type="string" office:string-value="-">
            <text:p>-</text:p>
          </table:table-cell>
          <table:table-cell table:style-name="ce18" table:formula="of:=IF([.$B617]=&quot;R&quot;;VLOOKUP([.$C617];[.$C$5:.$I$1017];5;0);IF([.$B617]=&quot;E&quot;;&quot;x&quot;;IF([.$B617]=&quot;-&quot;;&quot;-&quot;;&quot;ND&quot;)))" office:value-type="string" office:string-value="-">
            <text:p>-</text:p>
          </table:table-cell>
          <table:table-cell table:style-name="ce18" table:formula="of:=IF([.$B617]=&quot;R&quot;;VLOOKUP([.$C617];[.$C$5:.$I$1017];6;0);IF([.$B617]=&quot;E&quot;;&quot;x&quot;;IF([.$B617]=&quot;-&quot;;&quot;-&quot;;&quot;ND&quot;)))" office:value-type="string" office:string-value="-">
            <text:p>-</text:p>
          </table:table-cell>
          <table:table-cell table:style-name="ce18" table:formula="of:=IF([.$B617]=&quot;R&quot;;VLOOKUP([.$C617];[.$C$5:.$I$1017];7;0);IF([.$B617]=&quot;E&quot;;&quot;x&quot;;IF([.$B617]=&quot;-&quot;;&quot;-&quot;;&quot;ND&quot;)))" office:value-type="string" office:string-value="-">
            <text:p>-</text:p>
          </table:table-cell>
          <table:table-cell table:style-name="ce26" table:formula="of:=IF([.B617]=&quot;R&quot;;0;IF([.B617]=&quot;-&quot;;0;4))" office:value-type="float" office:value="0">
            <text:p>0</text:p>
          </table:table-cell>
          <table:table-cell table:style-name="ce26" table:formula="of:=IF([.B617]=&quot;R&quot;;0;COUNTIF([.F617:.I6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6" table:number-columns-repeated="2"/>
          <table:table-cell table:style-name="ce18" table:formula="of:=IF([.$B618]=&quot;R&quot;;VLOOKUP([.$C618];[.$C$5:.$I$1017];5;0);IF([.$B618]=&quot;E&quot;;&quot;x&quot;;IF([.$B618]=&quot;-&quot;;&quot;-&quot;;&quot;ND&quot;)))" office:value-type="string" office:string-value="x">
            <text:p>x</text:p>
          </table:table-cell>
          <table:table-cell table:style-name="ce18" table:formula="of:=IF([.$B618]=&quot;R&quot;;VLOOKUP([.$C618];[.$C$5:.$I$1017];5;0);IF([.$B618]=&quot;E&quot;;&quot;x&quot;;IF([.$B618]=&quot;-&quot;;&quot;-&quot;;&quot;ND&quot;)))" office:value-type="string" office:string-value="x">
            <text:p>x</text:p>
          </table:table-cell>
          <table:table-cell table:style-name="ce18" table:formula="of:=IF([.$B618]=&quot;R&quot;;VLOOKUP([.$C618];[.$C$5:.$I$1017];6;0);IF([.$B618]=&quot;E&quot;;&quot;x&quot;;IF([.$B618]=&quot;-&quot;;&quot;-&quot;;&quot;ND&quot;)))" office:value-type="string" office:string-value="x">
            <text:p>x</text:p>
          </table:table-cell>
          <table:table-cell table:style-name="ce18" table:formula="of:=IF([.$B618]=&quot;R&quot;;VLOOKUP([.$C618];[.$C$5:.$I$1017];7;0);IF([.$B618]=&quot;E&quot;;&quot;x&quot;;IF([.$B618]=&quot;-&quot;;&quot;-&quot;;&quot;ND&quot;)))" office:value-type="string" office:string-value="x">
            <text:p>x</text:p>
          </table:table-cell>
          <table:table-cell table:style-name="ce26" table:formula="of:=IF([.B618]=&quot;R&quot;;0;IF([.B618]=&quot;-&quot;;0;4))" office:value-type="float" office:value="0">
            <text:p>0</text:p>
          </table:table-cell>
          <table:table-cell table:style-name="ce26" table:formula="of:=IF([.B618]=&quot;R&quot;;0;COUNTIF([.F618:.I6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19]=&quot;R&quot;;VLOOKUP([.$C619];[.$C$5:.$I$1017];5;0);IF([.$B619]=&quot;E&quot;;&quot;x&quot;;IF([.$B619]=&quot;-&quot;;&quot;-&quot;;&quot;ND&quot;)))" office:value-type="string" office:string-value="-">
            <text:p>-</text:p>
          </table:table-cell>
          <table:table-cell table:style-name="ce18" table:formula="of:=IF([.$B619]=&quot;R&quot;;VLOOKUP([.$C619];[.$C$5:.$I$1017];5;0);IF([.$B619]=&quot;E&quot;;&quot;x&quot;;IF([.$B619]=&quot;-&quot;;&quot;-&quot;;&quot;ND&quot;)))" office:value-type="string" office:string-value="-">
            <text:p>-</text:p>
          </table:table-cell>
          <table:table-cell table:style-name="ce18" table:formula="of:=IF([.$B619]=&quot;R&quot;;VLOOKUP([.$C619];[.$C$5:.$I$1017];6;0);IF([.$B619]=&quot;E&quot;;&quot;x&quot;;IF([.$B619]=&quot;-&quot;;&quot;-&quot;;&quot;ND&quot;)))" office:value-type="string" office:string-value="-">
            <text:p>-</text:p>
          </table:table-cell>
          <table:table-cell table:style-name="ce18" table:formula="of:=IF([.$B619]=&quot;R&quot;;VLOOKUP([.$C619];[.$C$5:.$I$1017];7;0);IF([.$B619]=&quot;E&quot;;&quot;x&quot;;IF([.$B619]=&quot;-&quot;;&quot;-&quot;;&quot;ND&quot;)))" office:value-type="string" office:string-value="-">
            <text:p>-</text:p>
          </table:table-cell>
          <table:table-cell table:style-name="ce26" table:formula="of:=IF([.B619]=&quot;R&quot;;0;IF([.B619]=&quot;-&quot;;0;4))" office:value-type="float" office:value="0">
            <text:p>0</text:p>
          </table:table-cell>
          <table:table-cell table:style-name="ce26" table:formula="of:=IF([.B619]=&quot;R&quot;;0;COUNTIF([.F619:.I6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6" table:number-columns-repeated="2"/>
          <table:table-cell table:style-name="ce18" table:formula="of:=IF([.$B620]=&quot;R&quot;;VLOOKUP([.$C620];[.$C$5:.$I$1017];5;0);IF([.$B620]=&quot;E&quot;;&quot;x&quot;;IF([.$B620]=&quot;-&quot;;&quot;-&quot;;&quot;ND&quot;)))" office:value-type="string" office:string-value="x">
            <text:p>x</text:p>
          </table:table-cell>
          <table:table-cell table:style-name="ce18" table:formula="of:=IF([.$B620]=&quot;R&quot;;VLOOKUP([.$C620];[.$C$5:.$I$1017];5;0);IF([.$B620]=&quot;E&quot;;&quot;x&quot;;IF([.$B620]=&quot;-&quot;;&quot;-&quot;;&quot;ND&quot;)))" office:value-type="string" office:string-value="x">
            <text:p>x</text:p>
          </table:table-cell>
          <table:table-cell table:style-name="ce18" table:formula="of:=IF([.$B620]=&quot;R&quot;;VLOOKUP([.$C620];[.$C$5:.$I$1017];6;0);IF([.$B620]=&quot;E&quot;;&quot;x&quot;;IF([.$B620]=&quot;-&quot;;&quot;-&quot;;&quot;ND&quot;)))" office:value-type="string" office:string-value="x">
            <text:p>x</text:p>
          </table:table-cell>
          <table:table-cell table:style-name="ce18" table:formula="of:=IF([.$B620]=&quot;R&quot;;VLOOKUP([.$C620];[.$C$5:.$I$1017];7;0);IF([.$B620]=&quot;E&quot;;&quot;x&quot;;IF([.$B620]=&quot;-&quot;;&quot;-&quot;;&quot;ND&quot;)))" office:value-type="string" office:string-value="x">
            <text:p>x</text:p>
          </table:table-cell>
          <table:table-cell table:style-name="ce26" table:formula="of:=IF([.B620]=&quot;R&quot;;0;IF([.B620]=&quot;-&quot;;0;4))" office:value-type="float" office:value="0">
            <text:p>0</text:p>
          </table:table-cell>
          <table:table-cell table:style-name="ce26" table:formula="of:=IF([.B620]=&quot;R&quot;;0;COUNTIF([.F620:.I6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21]=&quot;R&quot;;VLOOKUP([.$C621];[.$C$5:.$I$1017];5;0);IF([.$B621]=&quot;E&quot;;&quot;x&quot;;IF([.$B621]=&quot;-&quot;;&quot;-&quot;;&quot;ND&quot;)))" office:value-type="string" office:string-value="-">
            <text:p>-</text:p>
          </table:table-cell>
          <table:table-cell table:style-name="ce18" table:formula="of:=IF([.$B621]=&quot;R&quot;;VLOOKUP([.$C621];[.$C$5:.$I$1017];5;0);IF([.$B621]=&quot;E&quot;;&quot;x&quot;;IF([.$B621]=&quot;-&quot;;&quot;-&quot;;&quot;ND&quot;)))" office:value-type="string" office:string-value="-">
            <text:p>-</text:p>
          </table:table-cell>
          <table:table-cell table:style-name="ce18" table:formula="of:=IF([.$B621]=&quot;R&quot;;VLOOKUP([.$C621];[.$C$5:.$I$1017];6;0);IF([.$B621]=&quot;E&quot;;&quot;x&quot;;IF([.$B621]=&quot;-&quot;;&quot;-&quot;;&quot;ND&quot;)))" office:value-type="string" office:string-value="-">
            <text:p>-</text:p>
          </table:table-cell>
          <table:table-cell table:style-name="ce18" table:formula="of:=IF([.$B621]=&quot;R&quot;;VLOOKUP([.$C621];[.$C$5:.$I$1017];7;0);IF([.$B621]=&quot;E&quot;;&quot;x&quot;;IF([.$B621]=&quot;-&quot;;&quot;-&quot;;&quot;ND&quot;)))" office:value-type="string" office:string-value="-">
            <text:p>-</text:p>
          </table:table-cell>
          <table:table-cell table:style-name="ce26" table:formula="of:=IF([.B621]=&quot;R&quot;;0;IF([.B621]=&quot;-&quot;;0;4))" office:value-type="float" office:value="0">
            <text:p>0</text:p>
          </table:table-cell>
          <table:table-cell table:style-name="ce26" table:formula="of:=IF([.B621]=&quot;R&quot;;0;COUNTIF([.F621:.I6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8" table:formula="of:=IF([.$B622]=&quot;R&quot;;VLOOKUP([.$C622];[.$C$5:.$I$1017];5;0);IF([.$B622]=&quot;E&quot;;&quot;x&quot;;IF([.$B622]=&quot;-&quot;;&quot;-&quot;;&quot;ND&quot;)))" office:value-type="string" office:string-value="x">
            <text:p>x</text:p>
          </table:table-cell>
          <table:table-cell table:style-name="ce18" table:formula="of:=IF([.$B622]=&quot;R&quot;;VLOOKUP([.$C622];[.$C$5:.$I$1017];5;0);IF([.$B622]=&quot;E&quot;;&quot;x&quot;;IF([.$B622]=&quot;-&quot;;&quot;-&quot;;&quot;ND&quot;)))" office:value-type="string" office:string-value="x">
            <text:p>x</text:p>
          </table:table-cell>
          <table:table-cell table:style-name="ce18" table:formula="of:=IF([.$B622]=&quot;R&quot;;VLOOKUP([.$C622];[.$C$5:.$I$1017];6;0);IF([.$B622]=&quot;E&quot;;&quot;x&quot;;IF([.$B622]=&quot;-&quot;;&quot;-&quot;;&quot;ND&quot;)))" office:value-type="string" office:string-value="x">
            <text:p>x</text:p>
          </table:table-cell>
          <table:table-cell table:style-name="ce18" table:formula="of:=IF([.$B622]=&quot;R&quot;;VLOOKUP([.$C622];[.$C$5:.$I$1017];7;0);IF([.$B622]=&quot;E&quot;;&quot;x&quot;;IF([.$B622]=&quot;-&quot;;&quot;-&quot;;&quot;ND&quot;)))" office:value-type="string" office:string-value="x">
            <text:p>x</text:p>
          </table:table-cell>
          <table:table-cell table:style-name="ce26" table:formula="of:=IF([.B622]=&quot;R&quot;;0;IF([.B622]=&quot;-&quot;;0;4))" office:value-type="float" office:value="0">
            <text:p>0</text:p>
          </table:table-cell>
          <table:table-cell table:style-name="ce26" table:formula="of:=IF([.B622]=&quot;R&quot;;0;COUNTIF([.F622:.I6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23]=&quot;R&quot;;VLOOKUP([.$C623];[.$C$5:.$I$1017];5;0);IF([.$B623]=&quot;E&quot;;&quot;x&quot;;IF([.$B623]=&quot;-&quot;;&quot;-&quot;;&quot;ND&quot;)))" office:value-type="string" office:string-value="-">
            <text:p>-</text:p>
          </table:table-cell>
          <table:table-cell table:style-name="ce18" table:formula="of:=IF([.$B623]=&quot;R&quot;;VLOOKUP([.$C623];[.$C$5:.$I$1017];5;0);IF([.$B623]=&quot;E&quot;;&quot;x&quot;;IF([.$B623]=&quot;-&quot;;&quot;-&quot;;&quot;ND&quot;)))" office:value-type="string" office:string-value="-">
            <text:p>-</text:p>
          </table:table-cell>
          <table:table-cell table:style-name="ce18" table:formula="of:=IF([.$B623]=&quot;R&quot;;VLOOKUP([.$C623];[.$C$5:.$I$1017];6;0);IF([.$B623]=&quot;E&quot;;&quot;x&quot;;IF([.$B623]=&quot;-&quot;;&quot;-&quot;;&quot;ND&quot;)))" office:value-type="string" office:string-value="-">
            <text:p>-</text:p>
          </table:table-cell>
          <table:table-cell table:style-name="ce18" table:formula="of:=IF([.$B623]=&quot;R&quot;;VLOOKUP([.$C623];[.$C$5:.$I$1017];7;0);IF([.$B623]=&quot;E&quot;;&quot;x&quot;;IF([.$B623]=&quot;-&quot;;&quot;-&quot;;&quot;ND&quot;)))" office:value-type="string" office:string-value="-">
            <text:p>-</text:p>
          </table:table-cell>
          <table:table-cell table:style-name="ce26" table:formula="of:=IF([.B623]=&quot;R&quot;;0;IF([.B623]=&quot;-&quot;;0;4))" office:value-type="float" office:value="0">
            <text:p>0</text:p>
          </table:table-cell>
          <table:table-cell table:style-name="ce26" table:formula="of:=IF([.B623]=&quot;R&quot;;0;COUNTIF([.F623:.I6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8" table:formula="of:=IF([.$B624]=&quot;R&quot;;VLOOKUP([.$C624];[.$C$5:.$I$1017];5;0);IF([.$B624]=&quot;E&quot;;&quot;x&quot;;IF([.$B624]=&quot;-&quot;;&quot;-&quot;;&quot;ND&quot;)))" office:value-type="string" office:string-value="x">
            <text:p>x</text:p>
          </table:table-cell>
          <table:table-cell table:style-name="ce18" table:formula="of:=IF([.$B624]=&quot;R&quot;;VLOOKUP([.$C624];[.$C$5:.$I$1017];5;0);IF([.$B624]=&quot;E&quot;;&quot;x&quot;;IF([.$B624]=&quot;-&quot;;&quot;-&quot;;&quot;ND&quot;)))" office:value-type="string" office:string-value="x">
            <text:p>x</text:p>
          </table:table-cell>
          <table:table-cell table:style-name="ce18" table:formula="of:=IF([.$B624]=&quot;R&quot;;VLOOKUP([.$C624];[.$C$5:.$I$1017];6;0);IF([.$B624]=&quot;E&quot;;&quot;x&quot;;IF([.$B624]=&quot;-&quot;;&quot;-&quot;;&quot;ND&quot;)))" office:value-type="string" office:string-value="x">
            <text:p>x</text:p>
          </table:table-cell>
          <table:table-cell table:style-name="ce18" table:formula="of:=IF([.$B624]=&quot;R&quot;;VLOOKUP([.$C624];[.$C$5:.$I$1017];7;0);IF([.$B624]=&quot;E&quot;;&quot;x&quot;;IF([.$B624]=&quot;-&quot;;&quot;-&quot;;&quot;ND&quot;)))" office:value-type="string" office:string-value="x">
            <text:p>x</text:p>
          </table:table-cell>
          <table:table-cell table:style-name="ce26" table:formula="of:=IF([.B624]=&quot;R&quot;;0;IF([.B624]=&quot;-&quot;;0;4))" office:value-type="float" office:value="0">
            <text:p>0</text:p>
          </table:table-cell>
          <table:table-cell table:style-name="ce26" table:formula="of:=IF([.B624]=&quot;R&quot;;0;COUNTIF([.F624:.I6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25]=&quot;R&quot;;VLOOKUP([.$C625];[.$C$5:.$I$1017];5;0);IF([.$B625]=&quot;E&quot;;&quot;x&quot;;IF([.$B625]=&quot;-&quot;;&quot;-&quot;;&quot;ND&quot;)))" office:value-type="string" office:string-value="-">
            <text:p>-</text:p>
          </table:table-cell>
          <table:table-cell table:style-name="ce18" table:formula="of:=IF([.$B625]=&quot;R&quot;;VLOOKUP([.$C625];[.$C$5:.$I$1017];5;0);IF([.$B625]=&quot;E&quot;;&quot;x&quot;;IF([.$B625]=&quot;-&quot;;&quot;-&quot;;&quot;ND&quot;)))" office:value-type="string" office:string-value="-">
            <text:p>-</text:p>
          </table:table-cell>
          <table:table-cell table:style-name="ce18" table:formula="of:=IF([.$B625]=&quot;R&quot;;VLOOKUP([.$C625];[.$C$5:.$I$1017];6;0);IF([.$B625]=&quot;E&quot;;&quot;x&quot;;IF([.$B625]=&quot;-&quot;;&quot;-&quot;;&quot;ND&quot;)))" office:value-type="string" office:string-value="-">
            <text:p>-</text:p>
          </table:table-cell>
          <table:table-cell table:style-name="ce18" table:formula="of:=IF([.$B625]=&quot;R&quot;;VLOOKUP([.$C625];[.$C$5:.$I$1017];7;0);IF([.$B625]=&quot;E&quot;;&quot;x&quot;;IF([.$B625]=&quot;-&quot;;&quot;-&quot;;&quot;ND&quot;)))" office:value-type="string" office:string-value="-">
            <text:p>-</text:p>
          </table:table-cell>
          <table:table-cell table:style-name="ce26" table:formula="of:=IF([.B625]=&quot;R&quot;;0;IF([.B625]=&quot;-&quot;;0;4))" office:value-type="float" office:value="0">
            <text:p>0</text:p>
          </table:table-cell>
          <table:table-cell table:style-name="ce26" table:formula="of:=IF([.B625]=&quot;R&quot;;0;COUNTIF([.F625:.I6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2"/>
          <table:table-cell table:style-name="ce18" table:formula="of:=IF([.$B626]=&quot;R&quot;;VLOOKUP([.$C626];[.$C$5:.$I$1017];5;0);IF([.$B626]=&quot;E&quot;;&quot;x&quot;;IF([.$B626]=&quot;-&quot;;&quot;-&quot;;&quot;ND&quot;)))" office:value-type="string" office:string-value="x">
            <text:p>x</text:p>
          </table:table-cell>
          <table:table-cell table:style-name="ce18" table:formula="of:=IF([.$B626]=&quot;R&quot;;VLOOKUP([.$C626];[.$C$5:.$I$1017];5;0);IF([.$B626]=&quot;E&quot;;&quot;x&quot;;IF([.$B626]=&quot;-&quot;;&quot;-&quot;;&quot;ND&quot;)))" office:value-type="string" office:string-value="x">
            <text:p>x</text:p>
          </table:table-cell>
          <table:table-cell table:style-name="ce18" table:formula="of:=IF([.$B626]=&quot;R&quot;;VLOOKUP([.$C626];[.$C$5:.$I$1017];6;0);IF([.$B626]=&quot;E&quot;;&quot;x&quot;;IF([.$B626]=&quot;-&quot;;&quot;-&quot;;&quot;ND&quot;)))" office:value-type="string" office:string-value="x">
            <text:p>x</text:p>
          </table:table-cell>
          <table:table-cell table:style-name="ce18" table:formula="of:=IF([.$B626]=&quot;R&quot;;VLOOKUP([.$C626];[.$C$5:.$I$1017];7;0);IF([.$B626]=&quot;E&quot;;&quot;x&quot;;IF([.$B626]=&quot;-&quot;;&quot;-&quot;;&quot;ND&quot;)))" office:value-type="string" office:string-value="x">
            <text:p>x</text:p>
          </table:table-cell>
          <table:table-cell table:style-name="ce26" table:formula="of:=IF([.B626]=&quot;R&quot;;0;IF([.B626]=&quot;-&quot;;0;4))" office:value-type="float" office:value="0">
            <text:p>0</text:p>
          </table:table-cell>
          <table:table-cell table:style-name="ce26" table:formula="of:=IF([.B626]=&quot;R&quot;;0;COUNTIF([.F626:.I6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recalcWorkbook-&gt;setIconText(i18n("Recalculate"));</text:p>
          </table:table-cell>
          <table:table-cell table:number-columns-repeated="2" table:style-name="ce3" office:value-type="string">
            <text:p>-</text:p>
          </table:table-cell>
          <table:table-cell table:style-name="ce6" table:number-columns-repeated="2"/>
          <table:table-cell table:style-name="ce18" table:formula="of:=IF([.$B627]=&quot;R&quot;;VLOOKUP([.$C627];[.$C$5:.$I$1017];5;0);IF([.$B627]=&quot;E&quot;;&quot;x&quot;;IF([.$B627]=&quot;-&quot;;&quot;-&quot;;&quot;ND&quot;)))" office:value-type="string" office:string-value="-">
            <text:p>-</text:p>
          </table:table-cell>
          <table:table-cell table:style-name="ce18" table:formula="of:=IF([.$B627]=&quot;R&quot;;VLOOKUP([.$C627];[.$C$5:.$I$1017];5;0);IF([.$B627]=&quot;E&quot;;&quot;x&quot;;IF([.$B627]=&quot;-&quot;;&quot;-&quot;;&quot;ND&quot;)))" office:value-type="string" office:string-value="-">
            <text:p>-</text:p>
          </table:table-cell>
          <table:table-cell table:style-name="ce18" table:formula="of:=IF([.$B627]=&quot;R&quot;;VLOOKUP([.$C627];[.$C$5:.$I$1017];6;0);IF([.$B627]=&quot;E&quot;;&quot;x&quot;;IF([.$B627]=&quot;-&quot;;&quot;-&quot;;&quot;ND&quot;)))" office:value-type="string" office:string-value="-">
            <text:p>-</text:p>
          </table:table-cell>
          <table:table-cell table:style-name="ce18" table:formula="of:=IF([.$B627]=&quot;R&quot;;VLOOKUP([.$C627];[.$C$5:.$I$1017];7;0);IF([.$B627]=&quot;E&quot;;&quot;x&quot;;IF([.$B627]=&quot;-&quot;;&quot;-&quot;;&quot;ND&quot;)))" office:value-type="string" office:string-value="-">
            <text:p>-</text:p>
          </table:table-cell>
          <table:table-cell table:style-name="ce26" table:formula="of:=IF([.B627]=&quot;R&quot;;0;IF([.B627]=&quot;-&quot;;0;4))" office:value-type="float" office:value="0">
            <text:p>0</text:p>
          </table:table-cell>
          <table:table-cell table:style-name="ce26" table:formula="of:=IF([.B627]=&quot;R&quot;;0;COUNTIF([.F627:.I6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2"/>
          <table:table-cell table:style-name="ce18" table:formula="of:=IF([.$B628]=&quot;R&quot;;VLOOKUP([.$C628];[.$C$5:.$I$1017];5;0);IF([.$B628]=&quot;E&quot;;&quot;x&quot;;IF([.$B628]=&quot;-&quot;;&quot;-&quot;;&quot;ND&quot;)))" office:value-type="string" office:string-value="x">
            <text:p>x</text:p>
          </table:table-cell>
          <table:table-cell table:style-name="ce18" table:formula="of:=IF([.$B628]=&quot;R&quot;;VLOOKUP([.$C628];[.$C$5:.$I$1017];5;0);IF([.$B628]=&quot;E&quot;;&quot;x&quot;;IF([.$B628]=&quot;-&quot;;&quot;-&quot;;&quot;ND&quot;)))" office:value-type="string" office:string-value="x">
            <text:p>x</text:p>
          </table:table-cell>
          <table:table-cell table:style-name="ce18" table:formula="of:=IF([.$B628]=&quot;R&quot;;VLOOKUP([.$C628];[.$C$5:.$I$1017];6;0);IF([.$B628]=&quot;E&quot;;&quot;x&quot;;IF([.$B628]=&quot;-&quot;;&quot;-&quot;;&quot;ND&quot;)))" office:value-type="string" office:string-value="x">
            <text:p>x</text:p>
          </table:table-cell>
          <table:table-cell table:style-name="ce18" table:formula="of:=IF([.$B628]=&quot;R&quot;;VLOOKUP([.$C628];[.$C$5:.$I$1017];7;0);IF([.$B628]=&quot;E&quot;;&quot;x&quot;;IF([.$B628]=&quot;-&quot;;&quot;-&quot;;&quot;ND&quot;)))" office:value-type="string" office:string-value="x">
            <text:p>x</text:p>
          </table:table-cell>
          <table:table-cell table:style-name="ce26" table:formula="of:=IF([.B628]=&quot;R&quot;;0;IF([.B628]=&quot;-&quot;;0;4))" office:value-type="float" office:value="0">
            <text:p>0</text:p>
          </table:table-cell>
          <table:table-cell table:style-name="ce26" table:formula="of:=IF([.B628]=&quot;R&quot;;0;COUNTIF([.F628:.I6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Text(i18n("Recalculat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29]=&quot;R&quot;;VLOOKUP([.$C629];[.$C$5:.$I$1017];5;0);IF([.$B629]=&quot;E&quot;;&quot;x&quot;;IF([.$B629]=&quot;-&quot;;&quot;-&quot;;&quot;ND&quot;)))" office:value-type="string" office:string-value="-">
            <text:p>-</text:p>
          </table:table-cell>
          <table:table-cell table:style-name="ce18" table:formula="of:=IF([.$B629]=&quot;R&quot;;VLOOKUP([.$C629];[.$C$5:.$I$1017];5;0);IF([.$B629]=&quot;E&quot;;&quot;x&quot;;IF([.$B629]=&quot;-&quot;;&quot;-&quot;;&quot;ND&quot;)))" office:value-type="string" office:string-value="-">
            <text:p>-</text:p>
          </table:table-cell>
          <table:table-cell table:style-name="ce18" table:formula="of:=IF([.$B629]=&quot;R&quot;;VLOOKUP([.$C629];[.$C$5:.$I$1017];6;0);IF([.$B629]=&quot;E&quot;;&quot;x&quot;;IF([.$B629]=&quot;-&quot;;&quot;-&quot;;&quot;ND&quot;)))" office:value-type="string" office:string-value="-">
            <text:p>-</text:p>
          </table:table-cell>
          <table:table-cell table:style-name="ce18" table:formula="of:=IF([.$B629]=&quot;R&quot;;VLOOKUP([.$C629];[.$C$5:.$I$1017];7;0);IF([.$B629]=&quot;E&quot;;&quot;x&quot;;IF([.$B629]=&quot;-&quot;;&quot;-&quot;;&quot;ND&quot;)))" office:value-type="string" office:string-value="-">
            <text:p>-</text:p>
          </table:table-cell>
          <table:table-cell table:style-name="ce26" table:formula="of:=IF([.B629]=&quot;R&quot;;0;IF([.B629]=&quot;-&quot;;0;4))" office:value-type="float" office:value="0">
            <text:p>0</text:p>
          </table:table-cell>
          <table:table-cell table:style-name="ce26" table:formula="of:=IF([.B629]=&quot;R&quot;;0;COUNTIF([.F629:.I6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30]=&quot;R&quot;;VLOOKUP([.$C630];[.$C$5:.$I$1017];5;0);IF([.$B630]=&quot;E&quot;;&quot;x&quot;;IF([.$B630]=&quot;-&quot;;&quot;-&quot;;&quot;ND&quot;)))" office:value-type="string" office:string-value="-">
            <text:p>-</text:p>
          </table:table-cell>
          <table:table-cell table:style-name="ce18" table:formula="of:=IF([.$B630]=&quot;R&quot;;VLOOKUP([.$C630];[.$C$5:.$I$1017];5;0);IF([.$B630]=&quot;E&quot;;&quot;x&quot;;IF([.$B630]=&quot;-&quot;;&quot;-&quot;;&quot;ND&quot;)))" office:value-type="string" office:string-value="-">
            <text:p>-</text:p>
          </table:table-cell>
          <table:table-cell table:style-name="ce18" table:formula="of:=IF([.$B630]=&quot;R&quot;;VLOOKUP([.$C630];[.$C$5:.$I$1017];6;0);IF([.$B630]=&quot;E&quot;;&quot;x&quot;;IF([.$B630]=&quot;-&quot;;&quot;-&quot;;&quot;ND&quot;)))" office:value-type="string" office:string-value="-">
            <text:p>-</text:p>
          </table:table-cell>
          <table:table-cell table:style-name="ce18" table:formula="of:=IF([.$B630]=&quot;R&quot;;VLOOKUP([.$C630];[.$C$5:.$I$1017];7;0);IF([.$B630]=&quot;E&quot;;&quot;x&quot;;IF([.$B630]=&quot;-&quot;;&quot;-&quot;;&quot;ND&quot;)))" office:value-type="string" office:string-value="-">
            <text:p>-</text:p>
          </table:table-cell>
          <table:table-cell table:style-name="ce26" table:formula="of:=IF([.B630]=&quot;R&quot;;0;IF([.B630]=&quot;-&quot;;0;4))" office:value-type="float" office:value="0">
            <text:p>0</text:p>
          </table:table-cell>
          <table:table-cell table:style-name="ce26" table:formula="of:=IF([.B630]=&quot;R&quot;;0;COUNTIF([.F630:.I6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2"/>
          <table:table-cell table:style-name="ce18" table:formula="of:=IF([.$B631]=&quot;R&quot;;VLOOKUP([.$C631];[.$C$5:.$I$1017];5;0);IF([.$B631]=&quot;E&quot;;&quot;x&quot;;IF([.$B631]=&quot;-&quot;;&quot;-&quot;;&quot;ND&quot;)))" office:value-type="string" office:string-value="x">
            <text:p>x</text:p>
          </table:table-cell>
          <table:table-cell table:style-name="ce18" table:formula="of:=IF([.$B631]=&quot;R&quot;;VLOOKUP([.$C631];[.$C$5:.$I$1017];5;0);IF([.$B631]=&quot;E&quot;;&quot;x&quot;;IF([.$B631]=&quot;-&quot;;&quot;-&quot;;&quot;ND&quot;)))" office:value-type="string" office:string-value="x">
            <text:p>x</text:p>
          </table:table-cell>
          <table:table-cell table:style-name="ce18" table:formula="of:=IF([.$B631]=&quot;R&quot;;VLOOKUP([.$C631];[.$C$5:.$I$1017];6;0);IF([.$B631]=&quot;E&quot;;&quot;x&quot;;IF([.$B631]=&quot;-&quot;;&quot;-&quot;;&quot;ND&quot;)))" office:value-type="string" office:string-value="x">
            <text:p>x</text:p>
          </table:table-cell>
          <table:table-cell table:style-name="ce18" table:formula="of:=IF([.$B631]=&quot;R&quot;;VLOOKUP([.$C631];[.$C$5:.$I$1017];7;0);IF([.$B631]=&quot;E&quot;;&quot;x&quot;;IF([.$B631]=&quot;-&quot;;&quot;-&quot;;&quot;ND&quot;)))" office:value-type="string" office:string-value="x">
            <text:p>x</text:p>
          </table:table-cell>
          <table:table-cell table:style-name="ce26" table:formula="of:=IF([.B631]=&quot;R&quot;;0;IF([.B631]=&quot;-&quot;;0;4))" office:value-type="float" office:value="0">
            <text:p>0</text:p>
          </table:table-cell>
          <table:table-cell table:style-name="ce26" table:formula="of:=IF([.B631]=&quot;R&quot;;0;COUNTIF([.F631:.I6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 office:value-type="string">
            <text:p>E</text:p>
          </table:table-cell>
          <table:table-cell table:style-name="ce3" office:value-type="float" office:value="224">
            <text:p>224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office-calendar</text:p>
          </table:table-cell>
          <table:table-cell table:style-name="ce18" table:formula="of:=IF([.$B632]=&quot;R&quot;;VLOOKUP([.$C632];[.$C$5:.$I$1017];5;0);IF([.$B632]=&quot;E&quot;;&quot;x&quot;;IF([.$B632]=&quot;-&quot;;&quot;-&quot;;&quot;ND&quot;)))" office:value-type="string" office:string-value="x">
            <text:p>x</text:p>
          </table:table-cell>
          <table:table-cell table:style-name="ce18" table:formula="of:=IF([.$B632]=&quot;R&quot;;VLOOKUP([.$C632];[.$C$5:.$I$1017];5;0);IF([.$B632]=&quot;E&quot;;&quot;x&quot;;IF([.$B632]=&quot;-&quot;;&quot;-&quot;;&quot;ND&quot;)))" office:value-type="string" office:string-value="x">
            <text:p>x</text:p>
          </table:table-cell>
          <table:table-cell table:style-name="ce18" table:formula="of:=IF([.$B632]=&quot;R&quot;;VLOOKUP([.$C632];[.$C$5:.$I$1017];6;0);IF([.$B632]=&quot;E&quot;;&quot;x&quot;;IF([.$B632]=&quot;-&quot;;&quot;-&quot;;&quot;ND&quot;)))" office:value-type="string" office:string-value="x">
            <text:p>x</text:p>
          </table:table-cell>
          <table:table-cell table:style-name="ce18" table:formula="of:=IF([.$B632]=&quot;R&quot;;VLOOKUP([.$C632];[.$C$5:.$I$1017];7;0);IF([.$B632]=&quot;E&quot;;&quot;x&quot;;IF([.$B632]=&quot;-&quot;;&quot;-&quot;;&quot;ND&quot;)))" office:value-type="string" office:string-value="x">
            <text:p>x</text:p>
          </table:table-cell>
          <table:table-cell table:style-name="ce26" table:formula="of:=IF([.B632]=&quot;R&quot;;0;IF([.B632]=&quot;-&quot;;0;4))" office:value-type="float" office:value="4">
            <text:p>4</text:p>
          </table:table-cell>
          <table:table-cell table:style-name="ce26" table:formula="of:=IF([.B632]=&quot;R&quot;;0;COUNTIF([.F632:.I63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 office:value-type="string">
            <text:p>R</text:p>
          </table:table-cell>
          <table:table-cell table:style-name="ce3" office:value-type="float" office:value="224">
            <text:p>224</text:p>
          </table:table-cell>
          <table:table-cell table:style-name="ce6" table:number-columns-repeated="2"/>
          <table:table-cell table:style-name="ce18" table:formula="of:=IF([.$B633]=&quot;R&quot;;VLOOKUP([.$C633];[.$C$5:.$I$1017];5;0);IF([.$B633]=&quot;E&quot;;&quot;x&quot;;IF([.$B633]=&quot;-&quot;;&quot;-&quot;;&quot;ND&quot;)))" office:value-type="string" office:string-value="x">
            <text:p>x</text:p>
          </table:table-cell>
          <table:table-cell table:style-name="ce18" table:formula="of:=IF([.$B633]=&quot;R&quot;;VLOOKUP([.$C633];[.$C$5:.$I$1017];5;0);IF([.$B633]=&quot;E&quot;;&quot;x&quot;;IF([.$B633]=&quot;-&quot;;&quot;-&quot;;&quot;ND&quot;)))" office:value-type="string" office:string-value="x">
            <text:p>x</text:p>
          </table:table-cell>
          <table:table-cell table:style-name="ce18" table:formula="of:=IF([.$B633]=&quot;R&quot;;VLOOKUP([.$C633];[.$C$5:.$I$1017];6;0);IF([.$B633]=&quot;E&quot;;&quot;x&quot;;IF([.$B633]=&quot;-&quot;;&quot;-&quot;;&quot;ND&quot;)))" office:value-type="string" office:string-value="x">
            <text:p>x</text:p>
          </table:table-cell>
          <table:table-cell table:style-name="ce18" table:formula="of:=IF([.$B633]=&quot;R&quot;;VLOOKUP([.$C633];[.$C$5:.$I$1017];7;0);IF([.$B633]=&quot;E&quot;;&quot;x&quot;;IF([.$B633]=&quot;-&quot;;&quot;-&quot;;&quot;ND&quot;)))" office:value-type="string" office:string-value="x">
            <text:p>x</text:p>
          </table:table-cell>
          <table:table-cell table:style-name="ce26" table:formula="of:=IF([.B633]=&quot;R&quot;;0;IF([.B633]=&quot;-&quot;;0;4))" office:value-type="float" office:value="0">
            <text:p>0</text:p>
          </table:table-cell>
          <table:table-cell table:style-name="ce26" table:formula="of:=IF([.B633]=&quot;R&quot;;0;COUNTIF([.F633:.I6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634]=&quot;R&quot;;VLOOKUP([.$C634];[.$C$5:.$I$1017];5;0);IF([.$B634]=&quot;E&quot;;&quot;x&quot;;IF([.$B634]=&quot;-&quot;;&quot;-&quot;;&quot;ND&quot;)))" office:value-type="string" office:string-value="x">
            <text:p>x</text:p>
          </table:table-cell>
          <table:table-cell table:style-name="ce18" table:formula="of:=IF([.$B634]=&quot;R&quot;;VLOOKUP([.$C634];[.$C$5:.$I$1017];5;0);IF([.$B634]=&quot;E&quot;;&quot;x&quot;;IF([.$B634]=&quot;-&quot;;&quot;-&quot;;&quot;ND&quot;)))" office:value-type="string" office:string-value="x">
            <text:p>x</text:p>
          </table:table-cell>
          <table:table-cell table:style-name="ce18" table:formula="of:=IF([.$B634]=&quot;R&quot;;VLOOKUP([.$C634];[.$C$5:.$I$1017];6;0);IF([.$B634]=&quot;E&quot;;&quot;x&quot;;IF([.$B634]=&quot;-&quot;;&quot;-&quot;;&quot;ND&quot;)))" office:value-type="string" office:string-value="x">
            <text:p>x</text:p>
          </table:table-cell>
          <table:table-cell table:style-name="ce18" table:formula="of:=IF([.$B634]=&quot;R&quot;;VLOOKUP([.$C634];[.$C$5:.$I$1017];7;0);IF([.$B634]=&quot;E&quot;;&quot;x&quot;;IF([.$B634]=&quot;-&quot;;&quot;-&quot;;&quot;ND&quot;)))" office:value-type="string" office:string-value="x">
            <text:p>x</text:p>
          </table:table-cell>
          <table:table-cell table:style-name="ce26" table:formula="of:=IF([.B634]=&quot;R&quot;;0;IF([.B634]=&quot;-&quot;;0;4))" office:value-type="float" office:value="0">
            <text:p>0</text:p>
          </table:table-cell>
          <table:table-cell table:style-name="ce26" table:formula="of:=IF([.B634]=&quot;R&quot;;0;COUNTIF([.F634:.I6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635]=&quot;R&quot;;VLOOKUP([.$C635];[.$C$5:.$I$1017];5;0);IF([.$B635]=&quot;E&quot;;&quot;x&quot;;IF([.$B635]=&quot;-&quot;;&quot;-&quot;;&quot;ND&quot;)))" office:value-type="string" office:string-value="x">
            <text:p>x</text:p>
          </table:table-cell>
          <table:table-cell table:style-name="ce18" table:formula="of:=IF([.$B635]=&quot;R&quot;;VLOOKUP([.$C635];[.$C$5:.$I$1017];5;0);IF([.$B635]=&quot;E&quot;;&quot;x&quot;;IF([.$B635]=&quot;-&quot;;&quot;-&quot;;&quot;ND&quot;)))" office:value-type="string" office:string-value="x">
            <text:p>x</text:p>
          </table:table-cell>
          <table:table-cell table:style-name="ce18" table:formula="of:=IF([.$B635]=&quot;R&quot;;VLOOKUP([.$C635];[.$C$5:.$I$1017];6;0);IF([.$B635]=&quot;E&quot;;&quot;x&quot;;IF([.$B635]=&quot;-&quot;;&quot;-&quot;;&quot;ND&quot;)))" office:value-type="string" office:string-value="x">
            <text:p>x</text:p>
          </table:table-cell>
          <table:table-cell table:style-name="ce18" table:formula="of:=IF([.$B635]=&quot;R&quot;;VLOOKUP([.$C635];[.$C$5:.$I$1017];7;0);IF([.$B635]=&quot;E&quot;;&quot;x&quot;;IF([.$B635]=&quot;-&quot;;&quot;-&quot;;&quot;ND&quot;)))" office:value-type="string" office:string-value="x">
            <text:p>x</text:p>
          </table:table-cell>
          <table:table-cell table:style-name="ce26" table:formula="of:=IF([.B635]=&quot;R&quot;;0;IF([.B635]=&quot;-&quot;;0;4))" office:value-type="float" office:value="0">
            <text:p>0</text:p>
          </table:table-cell>
          <table:table-cell table:style-name="ce26" table:formula="of:=IF([.B635]=&quot;R&quot;;0;COUNTIF([.F635:.I6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update to “edit-rename”</text:p>
          </table:table-cell>
          <table:table-cell table:style-name="ce6"/>
          <table:table-cell table:style-name="ce18" table:formula="of:=IF([.$B636]=&quot;R&quot;;VLOOKUP([.$C636];[.$C$5:.$I$1017];5;0);IF([.$B636]=&quot;E&quot;;&quot;x&quot;;IF([.$B636]=&quot;-&quot;;&quot;-&quot;;&quot;ND&quot;)))" office:value-type="string" office:string-value="x">
            <text:p>x</text:p>
          </table:table-cell>
          <table:table-cell table:style-name="ce18" table:formula="of:=IF([.$B636]=&quot;R&quot;;VLOOKUP([.$C636];[.$C$5:.$I$1017];5;0);IF([.$B636]=&quot;E&quot;;&quot;x&quot;;IF([.$B636]=&quot;-&quot;;&quot;-&quot;;&quot;ND&quot;)))" office:value-type="string" office:string-value="x">
            <text:p>x</text:p>
          </table:table-cell>
          <table:table-cell table:style-name="ce18" table:formula="of:=IF([.$B636]=&quot;R&quot;;VLOOKUP([.$C636];[.$C$5:.$I$1017];6;0);IF([.$B636]=&quot;E&quot;;&quot;x&quot;;IF([.$B636]=&quot;-&quot;;&quot;-&quot;;&quot;ND&quot;)))" office:value-type="string" office:string-value="x">
            <text:p>x</text:p>
          </table:table-cell>
          <table:table-cell table:style-name="ce18" table:formula="of:=IF([.$B636]=&quot;R&quot;;VLOOKUP([.$C636];[.$C$5:.$I$1017];7;0);IF([.$B636]=&quot;E&quot;;&quot;x&quot;;IF([.$B636]=&quot;-&quot;;&quot;-&quot;;&quot;ND&quot;)))" office:value-type="string" office:string-value="x">
            <text:p>x</text:p>
          </table:table-cell>
          <table:table-cell table:style-name="ce26" table:formula="of:=IF([.B636]=&quot;R&quot;;0;IF([.B636]=&quot;-&quot;;0;4))" office:value-type="float" office:value="0">
            <text:p>0</text:p>
          </table:table-cell>
          <table:table-cell table:style-name="ce26" table:formula="of:=IF([.B636]=&quot;R&quot;;0;COUNTIF([.F636:.I6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 office:value-type="string">
            <text:p>NE</text:p>
          </table:table-cell>
          <table:table-cell table:style-name="ce3" office:value-type="float" office:value="225">
            <text:p>225</text:p>
          </table:table-cell>
          <table:table-cell table:style-name="ce6" office:value-type="string">
            <text:p>use spreadsheet (from mimetype??)</text:p>
          </table:table-cell>
          <table:table-cell table:style-name="ce6"/>
          <table:table-cell table:style-name="ce18" table:formula="of:=IF([.$B637]=&quot;R&quot;;VLOOKUP([.$C637];[.$C$5:.$I$1017];5;0);IF([.$B637]=&quot;E&quot;;&quot;x&quot;;IF([.$B637]=&quot;-&quot;;&quot;-&quot;;&quot;ND&quot;)))" office:value-type="string" office:string-value="ND">
            <text:p>ND</text:p>
          </table:table-cell>
          <table:table-cell table:style-name="ce18" table:formula="of:=IF([.$B637]=&quot;R&quot;;VLOOKUP([.$C637];[.$C$5:.$I$1017];5;0);IF([.$B637]=&quot;E&quot;;&quot;x&quot;;IF([.$B637]=&quot;-&quot;;&quot;-&quot;;&quot;ND&quot;)))" office:value-type="string" office:string-value="ND">
            <text:p>ND</text:p>
          </table:table-cell>
          <table:table-cell table:style-name="ce18" table:formula="of:=IF([.$B637]=&quot;R&quot;;VLOOKUP([.$C637];[.$C$5:.$I$1017];6;0);IF([.$B637]=&quot;E&quot;;&quot;x&quot;;IF([.$B637]=&quot;-&quot;;&quot;-&quot;;&quot;ND&quot;)))" office:value-type="string" office:string-value="ND">
            <text:p>ND</text:p>
          </table:table-cell>
          <table:table-cell table:style-name="ce18" table:formula="of:=IF([.$B637]=&quot;R&quot;;VLOOKUP([.$C637];[.$C$5:.$I$1017];7;0);IF([.$B637]=&quot;E&quot;;&quot;x&quot;;IF([.$B637]=&quot;-&quot;;&quot;-&quot;;&quot;ND&quot;)))" office:value-type="string" office:string-value="ND">
            <text:p>ND</text:p>
          </table:table-cell>
          <table:table-cell table:style-name="ce26" table:formula="of:=IF([.B637]=&quot;R&quot;;0;IF([.B637]=&quot;-&quot;;0;4))" office:value-type="float" office:value="4">
            <text:p>4</text:p>
          </table:table-cell>
          <table:table-cell table:style-name="ce26" table:formula="of:=IF([.B637]=&quot;R&quot;;0;COUNTIF([.F637:.I6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38]=&quot;R&quot;;VLOOKUP([.$C638];[.$C$5:.$I$1017];5;0);IF([.$B638]=&quot;E&quot;;&quot;x&quot;;IF([.$B638]=&quot;-&quot;;&quot;-&quot;;&quot;ND&quot;)))" office:value-type="string" office:string-value="-">
            <text:p>-</text:p>
          </table:table-cell>
          <table:table-cell table:style-name="ce18" table:formula="of:=IF([.$B638]=&quot;R&quot;;VLOOKUP([.$C638];[.$C$5:.$I$1017];5;0);IF([.$B638]=&quot;E&quot;;&quot;x&quot;;IF([.$B638]=&quot;-&quot;;&quot;-&quot;;&quot;ND&quot;)))" office:value-type="string" office:string-value="-">
            <text:p>-</text:p>
          </table:table-cell>
          <table:table-cell table:style-name="ce18" table:formula="of:=IF([.$B638]=&quot;R&quot;;VLOOKUP([.$C638];[.$C$5:.$I$1017];6;0);IF([.$B638]=&quot;E&quot;;&quot;x&quot;;IF([.$B638]=&quot;-&quot;;&quot;-&quot;;&quot;ND&quot;)))" office:value-type="string" office:string-value="-">
            <text:p>-</text:p>
          </table:table-cell>
          <table:table-cell table:style-name="ce18" table:formula="of:=IF([.$B638]=&quot;R&quot;;VLOOKUP([.$C638];[.$C$5:.$I$1017];7;0);IF([.$B638]=&quot;E&quot;;&quot;x&quot;;IF([.$B638]=&quot;-&quot;;&quot;-&quot;;&quot;ND&quot;)))" office:value-type="string" office:string-value="-">
            <text:p>-</text:p>
          </table:table-cell>
          <table:table-cell table:style-name="ce26" table:formula="of:=IF([.B638]=&quot;R&quot;;0;IF([.B638]=&quot;-&quot;;0;4))" office:value-type="float" office:value="0">
            <text:p>0</text:p>
          </table:table-cell>
          <table:table-cell table:style-name="ce26" table:formula="of:=IF([.B638]=&quot;R&quot;;0;COUNTIF([.F638:.I6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639]=&quot;R&quot;;VLOOKUP([.$C639];[.$C$5:.$I$1017];5;0);IF([.$B639]=&quot;E&quot;;&quot;x&quot;;IF([.$B639]=&quot;-&quot;;&quot;-&quot;;&quot;ND&quot;)))" office:value-type="string" office:string-value="-">
            <text:p>-</text:p>
          </table:table-cell>
          <table:table-cell table:style-name="ce18" table:formula="of:=IF([.$B639]=&quot;R&quot;;VLOOKUP([.$C639];[.$C$5:.$I$1017];5;0);IF([.$B639]=&quot;E&quot;;&quot;x&quot;;IF([.$B639]=&quot;-&quot;;&quot;-&quot;;&quot;ND&quot;)))" office:value-type="string" office:string-value="-">
            <text:p>-</text:p>
          </table:table-cell>
          <table:table-cell table:style-name="ce18" table:formula="of:=IF([.$B639]=&quot;R&quot;;VLOOKUP([.$C639];[.$C$5:.$I$1017];6;0);IF([.$B639]=&quot;E&quot;;&quot;x&quot;;IF([.$B639]=&quot;-&quot;;&quot;-&quot;;&quot;ND&quot;)))" office:value-type="string" office:string-value="-">
            <text:p>-</text:p>
          </table:table-cell>
          <table:table-cell table:style-name="ce18" table:formula="of:=IF([.$B639]=&quot;R&quot;;VLOOKUP([.$C639];[.$C$5:.$I$1017];7;0);IF([.$B639]=&quot;E&quot;;&quot;x&quot;;IF([.$B639]=&quot;-&quot;;&quot;-&quot;;&quot;ND&quot;)))" office:value-type="string" office:string-value="-">
            <text:p>-</text:p>
          </table:table-cell>
          <table:table-cell table:style-name="ce26" table:formula="of:=IF([.B639]=&quot;R&quot;;0;IF([.B639]=&quot;-&quot;;0;4))" office:value-type="float" office:value="0">
            <text:p>0</text:p>
          </table:table-cell>
          <table:table-cell table:style-name="ce26" table:formula="of:=IF([.B639]=&quot;R&quot;;0;COUNTIF([.F639:.I6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6">
            <text:p>226</text:p>
          </table:table-cell>
          <table:table-cell table:style-name="ce6"/>
          <table:table-cell table:style-name="ce6" office:value-type="string">
            <text:p>document-export</text:p>
          </table:table-cell>
          <table:table-cell table:style-name="ce18" table:formula="of:=IF([.$B640]=&quot;R&quot;;VLOOKUP([.$C640];[.$C$5:.$I$1017];5;0);IF([.$B640]=&quot;E&quot;;&quot;x&quot;;IF([.$B640]=&quot;-&quot;;&quot;-&quot;;&quot;ND&quot;)))" office:value-type="string" office:string-value="x">
            <text:p>x</text:p>
          </table:table-cell>
          <table:table-cell table:style-name="ce18" table:formula="of:=IF([.$B640]=&quot;R&quot;;VLOOKUP([.$C640];[.$C$5:.$I$1017];5;0);IF([.$B640]=&quot;E&quot;;&quot;x&quot;;IF([.$B640]=&quot;-&quot;;&quot;-&quot;;&quot;ND&quot;)))" office:value-type="string" office:string-value="x">
            <text:p>x</text:p>
          </table:table-cell>
          <table:table-cell table:style-name="ce18" table:formula="of:=IF([.$B640]=&quot;R&quot;;VLOOKUP([.$C640];[.$C$5:.$I$1017];6;0);IF([.$B640]=&quot;E&quot;;&quot;x&quot;;IF([.$B640]=&quot;-&quot;;&quot;-&quot;;&quot;ND&quot;)))" office:value-type="string" office:string-value="x">
            <text:p>x</text:p>
          </table:table-cell>
          <table:table-cell table:style-name="ce18" table:formula="of:=IF([.$B640]=&quot;R&quot;;VLOOKUP([.$C640];[.$C$5:.$I$1017];7;0);IF([.$B640]=&quot;E&quot;;&quot;x&quot;;IF([.$B640]=&quot;-&quot;;&quot;-&quot;;&quot;ND&quot;)))" office:value-type="string" office:string-value="x">
            <text:p>x</text:p>
          </table:table-cell>
          <table:table-cell table:style-name="ce26" table:formula="of:=IF([.B640]=&quot;R&quot;;0;IF([.B640]=&quot;-&quot;;0;4))" office:value-type="float" office:value="4">
            <text:p>4</text:p>
          </table:table-cell>
          <table:table-cell table:style-name="ce26" table:formula="of:=IF([.B640]=&quot;R&quot;;0;COUNTIF([.F640:.I64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2"/>
          <table:table-cell table:style-name="ce18" table:formula="of:=IF([.$B641]=&quot;R&quot;;VLOOKUP([.$C641];[.$C$5:.$I$1017];5;0);IF([.$B641]=&quot;E&quot;;&quot;x&quot;;IF([.$B641]=&quot;-&quot;;&quot;-&quot;;&quot;ND&quot;)))" office:value-type="string" office:string-value="x">
            <text:p>x</text:p>
          </table:table-cell>
          <table:table-cell table:style-name="ce18" table:formula="of:=IF([.$B641]=&quot;R&quot;;VLOOKUP([.$C641];[.$C$5:.$I$1017];5;0);IF([.$B641]=&quot;E&quot;;&quot;x&quot;;IF([.$B641]=&quot;-&quot;;&quot;-&quot;;&quot;ND&quot;)))" office:value-type="string" office:string-value="x">
            <text:p>x</text:p>
          </table:table-cell>
          <table:table-cell table:style-name="ce18" table:formula="of:=IF([.$B641]=&quot;R&quot;;VLOOKUP([.$C641];[.$C$5:.$I$1017];6;0);IF([.$B641]=&quot;E&quot;;&quot;x&quot;;IF([.$B641]=&quot;-&quot;;&quot;-&quot;;&quot;ND&quot;)))" office:value-type="string" office:string-value="x">
            <text:p>x</text:p>
          </table:table-cell>
          <table:table-cell table:style-name="ce18" table:formula="of:=IF([.$B641]=&quot;R&quot;;VLOOKUP([.$C641];[.$C$5:.$I$1017];7;0);IF([.$B641]=&quot;E&quot;;&quot;x&quot;;IF([.$B641]=&quot;-&quot;;&quot;-&quot;;&quot;ND&quot;)))" office:value-type="string" office:string-value="x">
            <text:p>x</text:p>
          </table:table-cell>
          <table:table-cell table:style-name="ce26" table:formula="of:=IF([.B641]=&quot;R&quot;;0;IF([.B641]=&quot;-&quot;;0;4))" office:value-type="float" office:value="0">
            <text:p>0</text:p>
          </table:table-cell>
          <table:table-cell table:style-name="ce26" table:formula="of:=IF([.B641]=&quot;R&quot;;0;COUNTIF([.F641:.I6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642]=&quot;R&quot;;VLOOKUP([.$C642];[.$C$5:.$I$1017];5;0);IF([.$B642]=&quot;E&quot;;&quot;x&quot;;IF([.$B642]=&quot;-&quot;;&quot;-&quot;;&quot;ND&quot;)))" office:value-type="string" office:string-value="ND">
            <text:p>ND</text:p>
          </table:table-cell>
          <table:table-cell table:style-name="ce18" table:formula="of:=IF([.$B642]=&quot;R&quot;;VLOOKUP([.$C642];[.$C$5:.$I$1017];5;0);IF([.$B642]=&quot;E&quot;;&quot;x&quot;;IF([.$B642]=&quot;-&quot;;&quot;-&quot;;&quot;ND&quot;)))" office:value-type="string" office:string-value="ND">
            <text:p>ND</text:p>
          </table:table-cell>
          <table:table-cell table:style-name="ce18" table:formula="of:=IF([.$B642]=&quot;R&quot;;VLOOKUP([.$C642];[.$C$5:.$I$1017];6;0);IF([.$B642]=&quot;E&quot;;&quot;x&quot;;IF([.$B642]=&quot;-&quot;;&quot;-&quot;;&quot;ND&quot;)))" office:value-type="string" office:string-value="ND">
            <text:p>ND</text:p>
          </table:table-cell>
          <table:table-cell table:style-name="ce18" table:formula="of:=IF([.$B642]=&quot;R&quot;;VLOOKUP([.$C642];[.$C$5:.$I$1017];7;0);IF([.$B642]=&quot;E&quot;;&quot;x&quot;;IF([.$B642]=&quot;-&quot;;&quot;-&quot;;&quot;ND&quot;)))" office:value-type="string" office:string-value="ND">
            <text:p>ND</text:p>
          </table:table-cell>
          <table:table-cell table:style-name="ce26" table:formula="of:=IF([.B642]=&quot;R&quot;;0;IF([.B642]=&quot;-&quot;;0;4))" office:value-type="float" office:value="0">
            <text:p>0</text:p>
          </table:table-cell>
          <table:table-cell table:style-name="ce26" table:formula="of:=IF([.B642]=&quot;R&quot;;0;COUNTIF([.F642:.I6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 office:value-type="string">
            <text:p>R</text:p>
          </table:table-cell>
          <table:table-cell table:style-name="ce3" office:value-type="float" office:value="225">
            <text:p>225</text:p>
          </table:table-cell>
          <table:table-cell table:style-name="ce6" table:number-columns-repeated="2"/>
          <table:table-cell table:style-name="ce18" table:formula="of:=IF([.$B643]=&quot;R&quot;;VLOOKUP([.$C643];[.$C$5:.$I$1017];5;0);IF([.$B643]=&quot;E&quot;;&quot;x&quot;;IF([.$B643]=&quot;-&quot;;&quot;-&quot;;&quot;ND&quot;)))" office:value-type="string" office:string-value="ND">
            <text:p>ND</text:p>
          </table:table-cell>
          <table:table-cell table:style-name="ce18" table:formula="of:=IF([.$B643]=&quot;R&quot;;VLOOKUP([.$C643];[.$C$5:.$I$1017];5;0);IF([.$B643]=&quot;E&quot;;&quot;x&quot;;IF([.$B643]=&quot;-&quot;;&quot;-&quot;;&quot;ND&quot;)))" office:value-type="string" office:string-value="ND">
            <text:p>ND</text:p>
          </table:table-cell>
          <table:table-cell table:style-name="ce18" table:formula="of:=IF([.$B643]=&quot;R&quot;;VLOOKUP([.$C643];[.$C$5:.$I$1017];6;0);IF([.$B643]=&quot;E&quot;;&quot;x&quot;;IF([.$B643]=&quot;-&quot;;&quot;-&quot;;&quot;ND&quot;)))" office:value-type="string" office:string-value="ND">
            <text:p>ND</text:p>
          </table:table-cell>
          <table:table-cell table:style-name="ce18" table:formula="of:=IF([.$B643]=&quot;R&quot;;VLOOKUP([.$C643];[.$C$5:.$I$1017];7;0);IF([.$B643]=&quot;E&quot;;&quot;x&quot;;IF([.$B643]=&quot;-&quot;;&quot;-&quot;;&quot;ND&quot;)))" office:value-type="string" office:string-value="ND">
            <text:p>ND</text:p>
          </table:table-cell>
          <table:table-cell table:style-name="ce26" table:formula="of:=IF([.B643]=&quot;R&quot;;0;IF([.B643]=&quot;-&quot;;0;4))" office:value-type="float" office:value="0">
            <text:p>0</text:p>
          </table:table-cell>
          <table:table-cell table:style-name="ce26" table:formula="of:=IF([.B643]=&quot;R&quot;;0;COUNTIF([.F643:.I6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7">
            <text:p>227</text:p>
          </table:table-cell>
          <table:table-cell table:style-name="ce6" office:value-type="string">
            <text:p>“adjustcol”</text:p>
          </table:table-cell>
          <table:table-cell table:style-name="ce6"/>
          <table:table-cell table:style-name="ce18" table:formula="of:=IF([.$B644]=&quot;R&quot;;VLOOKUP([.$C644];[.$C$5:.$I$1017];5;0);IF([.$B644]=&quot;E&quot;;&quot;x&quot;;IF([.$B644]=&quot;-&quot;;&quot;-&quot;;&quot;ND&quot;)))" office:value-type="string" office:string-value="ND">
            <text:p>ND</text:p>
          </table:table-cell>
          <table:table-cell table:style-name="ce18" table:formula="of:=IF([.$B644]=&quot;R&quot;;VLOOKUP([.$C644];[.$C$5:.$I$1017];5;0);IF([.$B644]=&quot;E&quot;;&quot;x&quot;;IF([.$B644]=&quot;-&quot;;&quot;-&quot;;&quot;ND&quot;)))" office:value-type="string" office:string-value="ND">
            <text:p>ND</text:p>
          </table:table-cell>
          <table:table-cell table:style-name="ce18" table:formula="of:=IF([.$B644]=&quot;R&quot;;VLOOKUP([.$C644];[.$C$5:.$I$1017];6;0);IF([.$B644]=&quot;E&quot;;&quot;x&quot;;IF([.$B644]=&quot;-&quot;;&quot;-&quot;;&quot;ND&quot;)))" office:value-type="string" office:string-value="ND">
            <text:p>ND</text:p>
          </table:table-cell>
          <table:table-cell table:style-name="ce18" table:formula="of:=IF([.$B644]=&quot;R&quot;;VLOOKUP([.$C644];[.$C$5:.$I$1017];7;0);IF([.$B644]=&quot;E&quot;;&quot;x&quot;;IF([.$B644]=&quot;-&quot;;&quot;-&quot;;&quot;ND&quot;)))" office:value-type="string" office:string-value="ND">
            <text:p>ND</text:p>
          </table:table-cell>
          <table:table-cell table:style-name="ce26" table:formula="of:=IF([.B644]=&quot;R&quot;;0;IF([.B644]=&quot;-&quot;;0;4))" office:value-type="float" office:value="4">
            <text:p>4</text:p>
          </table:table-cell>
          <table:table-cell table:style-name="ce26" table:formula="of:=IF([.B644]=&quot;R&quot;;0;COUNTIF([.F644:.I6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8">
            <text:p>228</text:p>
          </table:table-cell>
          <table:table-cell table:style-name="ce6" office:value-type="string">
            <text:p>“adjustrow”</text:p>
          </table:table-cell>
          <table:table-cell table:style-name="ce6"/>
          <table:table-cell table:style-name="ce18" table:formula="of:=IF([.$B645]=&quot;R&quot;;VLOOKUP([.$C645];[.$C$5:.$I$1017];5;0);IF([.$B645]=&quot;E&quot;;&quot;x&quot;;IF([.$B645]=&quot;-&quot;;&quot;-&quot;;&quot;ND&quot;)))" office:value-type="string" office:string-value="ND">
            <text:p>ND</text:p>
          </table:table-cell>
          <table:table-cell table:style-name="ce18" table:formula="of:=IF([.$B645]=&quot;R&quot;;VLOOKUP([.$C645];[.$C$5:.$I$1017];5;0);IF([.$B645]=&quot;E&quot;;&quot;x&quot;;IF([.$B645]=&quot;-&quot;;&quot;-&quot;;&quot;ND&quot;)))" office:value-type="string" office:string-value="ND">
            <text:p>ND</text:p>
          </table:table-cell>
          <table:table-cell table:style-name="ce18" table:formula="of:=IF([.$B645]=&quot;R&quot;;VLOOKUP([.$C645];[.$C$5:.$I$1017];6;0);IF([.$B645]=&quot;E&quot;;&quot;x&quot;;IF([.$B645]=&quot;-&quot;;&quot;-&quot;;&quot;ND&quot;)))" office:value-type="string" office:string-value="ND">
            <text:p>ND</text:p>
          </table:table-cell>
          <table:table-cell table:style-name="ce18" table:formula="of:=IF([.$B645]=&quot;R&quot;;VLOOKUP([.$C645];[.$C$5:.$I$1017];7;0);IF([.$B645]=&quot;E&quot;;&quot;x&quot;;IF([.$B645]=&quot;-&quot;;&quot;-&quot;;&quot;ND&quot;)))" office:value-type="string" office:string-value="ND">
            <text:p>ND</text:p>
          </table:table-cell>
          <table:table-cell table:style-name="ce26" table:formula="of:=IF([.B645]=&quot;R&quot;;0;IF([.B645]=&quot;-&quot;;0;4))" office:value-type="float" office:value="4">
            <text:p>4</text:p>
          </table:table-cell>
          <table:table-cell table:style-name="ce26" table:formula="of:=IF([.B645]=&quot;R&quot;;0;COUNTIF([.F645:.I6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6" table:number-columns-repeated="2"/>
          <table:table-cell table:style-name="ce18" table:formula="of:=IF([.$B646]=&quot;R&quot;;VLOOKUP([.$C646];[.$C$5:.$I$1017];5;0);IF([.$B646]=&quot;E&quot;;&quot;x&quot;;IF([.$B646]=&quot;-&quot;;&quot;-&quot;;&quot;ND&quot;)))" office:value-type="string" office:string-value="ND">
            <text:p>ND</text:p>
          </table:table-cell>
          <table:table-cell table:style-name="ce18" table:formula="of:=IF([.$B646]=&quot;R&quot;;VLOOKUP([.$C646];[.$C$5:.$I$1017];5;0);IF([.$B646]=&quot;E&quot;;&quot;x&quot;;IF([.$B646]=&quot;-&quot;;&quot;-&quot;;&quot;ND&quot;)))" office:value-type="string" office:string-value="ND">
            <text:p>ND</text:p>
          </table:table-cell>
          <table:table-cell table:style-name="ce18" table:formula="of:=IF([.$B646]=&quot;R&quot;;VLOOKUP([.$C646];[.$C$5:.$I$1017];6;0);IF([.$B646]=&quot;E&quot;;&quot;x&quot;;IF([.$B646]=&quot;-&quot;;&quot;-&quot;;&quot;ND&quot;)))" office:value-type="string" office:string-value="ND">
            <text:p>ND</text:p>
          </table:table-cell>
          <table:table-cell table:style-name="ce18" table:formula="of:=IF([.$B646]=&quot;R&quot;;VLOOKUP([.$C646];[.$C$5:.$I$1017];7;0);IF([.$B646]=&quot;E&quot;;&quot;x&quot;;IF([.$B646]=&quot;-&quot;;&quot;-&quot;;&quot;ND&quot;)))" office:value-type="string" office:string-value="ND">
            <text:p>ND</text:p>
          </table:table-cell>
          <table:table-cell table:style-name="ce26" table:formula="of:=IF([.B646]=&quot;R&quot;;0;IF([.B646]=&quot;-&quot;;0;4))" office:value-type="float" office:value="0">
            <text:p>0</text:p>
          </table:table-cell>
          <table:table-cell table:style-name="ce26" table:formula="of:=IF([.B646]=&quot;R&quot;;0;COUNTIF([.F646:.I6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6" table:number-columns-repeated="2"/>
          <table:table-cell table:style-name="ce18" table:formula="of:=IF([.$B647]=&quot;R&quot;;VLOOKUP([.$C647];[.$C$5:.$I$1017];5;0);IF([.$B647]=&quot;E&quot;;&quot;x&quot;;IF([.$B647]=&quot;-&quot;;&quot;-&quot;;&quot;ND&quot;)))" office:value-type="string" office:string-value="ND">
            <text:p>ND</text:p>
          </table:table-cell>
          <table:table-cell table:style-name="ce18" table:formula="of:=IF([.$B647]=&quot;R&quot;;VLOOKUP([.$C647];[.$C$5:.$I$1017];5;0);IF([.$B647]=&quot;E&quot;;&quot;x&quot;;IF([.$B647]=&quot;-&quot;;&quot;-&quot;;&quot;ND&quot;)))" office:value-type="string" office:string-value="ND">
            <text:p>ND</text:p>
          </table:table-cell>
          <table:table-cell table:style-name="ce18" table:formula="of:=IF([.$B647]=&quot;R&quot;;VLOOKUP([.$C647];[.$C$5:.$I$1017];6;0);IF([.$B647]=&quot;E&quot;;&quot;x&quot;;IF([.$B647]=&quot;-&quot;;&quot;-&quot;;&quot;ND&quot;)))" office:value-type="string" office:string-value="ND">
            <text:p>ND</text:p>
          </table:table-cell>
          <table:table-cell table:style-name="ce18" table:formula="of:=IF([.$B647]=&quot;R&quot;;VLOOKUP([.$C647];[.$C$5:.$I$1017];7;0);IF([.$B647]=&quot;E&quot;;&quot;x&quot;;IF([.$B647]=&quot;-&quot;;&quot;-&quot;;&quot;ND&quot;)))" office:value-type="string" office:string-value="ND">
            <text:p>ND</text:p>
          </table:table-cell>
          <table:table-cell table:style-name="ce26" table:formula="of:=IF([.B647]=&quot;R&quot;;0;IF([.B647]=&quot;-&quot;;0;4))" office:value-type="float" office:value="0">
            <text:p>0</text:p>
          </table:table-cell>
          <table:table-cell table:style-name="ce26" table:formula="of:=IF([.B647]=&quot;R&quot;;0;COUNTIF([.F647:.I6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6" table:number-columns-repeated="2"/>
          <table:table-cell table:style-name="ce18" table:formula="of:=IF([.$B648]=&quot;R&quot;;VLOOKUP([.$C648];[.$C$5:.$I$1017];5;0);IF([.$B648]=&quot;E&quot;;&quot;x&quot;;IF([.$B648]=&quot;-&quot;;&quot;-&quot;;&quot;ND&quot;)))" office:value-type="string" office:string-value="ND">
            <text:p>ND</text:p>
          </table:table-cell>
          <table:table-cell table:style-name="ce18" table:formula="of:=IF([.$B648]=&quot;R&quot;;VLOOKUP([.$C648];[.$C$5:.$I$1017];5;0);IF([.$B648]=&quot;E&quot;;&quot;x&quot;;IF([.$B648]=&quot;-&quot;;&quot;-&quot;;&quot;ND&quot;)))" office:value-type="string" office:string-value="ND">
            <text:p>ND</text:p>
          </table:table-cell>
          <table:table-cell table:style-name="ce18" table:formula="of:=IF([.$B648]=&quot;R&quot;;VLOOKUP([.$C648];[.$C$5:.$I$1017];6;0);IF([.$B648]=&quot;E&quot;;&quot;x&quot;;IF([.$B648]=&quot;-&quot;;&quot;-&quot;;&quot;ND&quot;)))" office:value-type="string" office:string-value="ND">
            <text:p>ND</text:p>
          </table:table-cell>
          <table:table-cell table:style-name="ce18" table:formula="of:=IF([.$B648]=&quot;R&quot;;VLOOKUP([.$C648];[.$C$5:.$I$1017];7;0);IF([.$B648]=&quot;E&quot;;&quot;x&quot;;IF([.$B648]=&quot;-&quot;;&quot;-&quot;;&quot;ND&quot;)))" office:value-type="string" office:string-value="ND">
            <text:p>ND</text:p>
          </table:table-cell>
          <table:table-cell table:style-name="ce26" table:formula="of:=IF([.B648]=&quot;R&quot;;0;IF([.B648]=&quot;-&quot;;0;4))" office:value-type="float" office:value="0">
            <text:p>0</text:p>
          </table:table-cell>
          <table:table-cell table:style-name="ce26" table:formula="of:=IF([.B648]=&quot;R&quot;;0;COUNTIF([.F648:.I6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6" table:number-columns-repeated="2"/>
          <table:table-cell table:style-name="ce18" table:formula="of:=IF([.$B649]=&quot;R&quot;;VLOOKUP([.$C649];[.$C$5:.$I$1017];5;0);IF([.$B649]=&quot;E&quot;;&quot;x&quot;;IF([.$B649]=&quot;-&quot;;&quot;-&quot;;&quot;ND&quot;)))" office:value-type="string" office:string-value="ND">
            <text:p>ND</text:p>
          </table:table-cell>
          <table:table-cell table:style-name="ce18" table:formula="of:=IF([.$B649]=&quot;R&quot;;VLOOKUP([.$C649];[.$C$5:.$I$1017];5;0);IF([.$B649]=&quot;E&quot;;&quot;x&quot;;IF([.$B649]=&quot;-&quot;;&quot;-&quot;;&quot;ND&quot;)))" office:value-type="string" office:string-value="ND">
            <text:p>ND</text:p>
          </table:table-cell>
          <table:table-cell table:style-name="ce18" table:formula="of:=IF([.$B649]=&quot;R&quot;;VLOOKUP([.$C649];[.$C$5:.$I$1017];6;0);IF([.$B649]=&quot;E&quot;;&quot;x&quot;;IF([.$B649]=&quot;-&quot;;&quot;-&quot;;&quot;ND&quot;)))" office:value-type="string" office:string-value="ND">
            <text:p>ND</text:p>
          </table:table-cell>
          <table:table-cell table:style-name="ce18" table:formula="of:=IF([.$B649]=&quot;R&quot;;VLOOKUP([.$C649];[.$C$5:.$I$1017];7;0);IF([.$B649]=&quot;E&quot;;&quot;x&quot;;IF([.$B649]=&quot;-&quot;;&quot;-&quot;;&quot;ND&quot;)))" office:value-type="string" office:string-value="ND">
            <text:p>ND</text:p>
          </table:table-cell>
          <table:table-cell table:style-name="ce26" table:formula="of:=IF([.B649]=&quot;R&quot;;0;IF([.B649]=&quot;-&quot;;0;4))" office:value-type="float" office:value="0">
            <text:p>0</text:p>
          </table:table-cell>
          <table:table-cell table:style-name="ce26" table:formula="of:=IF([.B649]=&quot;R&quot;;0;COUNTIF([.F649:.I6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9">
            <text:p>229</text:p>
          </table:table-cell>
          <table:table-cell table:style-name="ce6" office:value-type="string">
            <text:p>“insertcell”</text:p>
          </table:table-cell>
          <table:table-cell table:style-name="ce6"/>
          <table:table-cell table:style-name="ce18" table:formula="of:=IF([.$B650]=&quot;R&quot;;VLOOKUP([.$C650];[.$C$5:.$I$1017];5;0);IF([.$B650]=&quot;E&quot;;&quot;x&quot;;IF([.$B650]=&quot;-&quot;;&quot;-&quot;;&quot;ND&quot;)))" office:value-type="string" office:string-value="ND">
            <text:p>ND</text:p>
          </table:table-cell>
          <table:table-cell table:style-name="ce18" table:formula="of:=IF([.$B650]=&quot;R&quot;;VLOOKUP([.$C650];[.$C$5:.$I$1017];5;0);IF([.$B650]=&quot;E&quot;;&quot;x&quot;;IF([.$B650]=&quot;-&quot;;&quot;-&quot;;&quot;ND&quot;)))" office:value-type="string" office:string-value="ND">
            <text:p>ND</text:p>
          </table:table-cell>
          <table:table-cell table:style-name="ce18" table:formula="of:=IF([.$B650]=&quot;R&quot;;VLOOKUP([.$C650];[.$C$5:.$I$1017];6;0);IF([.$B650]=&quot;E&quot;;&quot;x&quot;;IF([.$B650]=&quot;-&quot;;&quot;-&quot;;&quot;ND&quot;)))" office:value-type="string" office:string-value="ND">
            <text:p>ND</text:p>
          </table:table-cell>
          <table:table-cell table:style-name="ce18" table:formula="of:=IF([.$B650]=&quot;R&quot;;VLOOKUP([.$C650];[.$C$5:.$I$1017];7;0);IF([.$B650]=&quot;E&quot;;&quot;x&quot;;IF([.$B650]=&quot;-&quot;;&quot;-&quot;;&quot;ND&quot;)))" office:value-type="string" office:string-value="ND">
            <text:p>ND</text:p>
          </table:table-cell>
          <table:table-cell table:style-name="ce26" table:formula="of:=IF([.B650]=&quot;R&quot;;0;IF([.B650]=&quot;-&quot;;0;4))" office:value-type="float" office:value="4">
            <text:p>4</text:p>
          </table:table-cell>
          <table:table-cell table:style-name="ce26" table:formula="of:=IF([.B650]=&quot;R&quot;;0;COUNTIF([.F650:.I6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30">
            <text:p>230</text:p>
          </table:table-cell>
          <table:table-cell table:style-name="ce6" office:value-type="string">
            <text:p>“removecell”</text:p>
          </table:table-cell>
          <table:table-cell table:style-name="ce6"/>
          <table:table-cell table:style-name="ce18" table:formula="of:=IF([.$B651]=&quot;R&quot;;VLOOKUP([.$C651];[.$C$5:.$I$1017];5;0);IF([.$B651]=&quot;E&quot;;&quot;x&quot;;IF([.$B651]=&quot;-&quot;;&quot;-&quot;;&quot;ND&quot;)))" office:value-type="string" office:string-value="ND">
            <text:p>ND</text:p>
          </table:table-cell>
          <table:table-cell table:style-name="ce18" table:formula="of:=IF([.$B651]=&quot;R&quot;;VLOOKUP([.$C651];[.$C$5:.$I$1017];5;0);IF([.$B651]=&quot;E&quot;;&quot;x&quot;;IF([.$B651]=&quot;-&quot;;&quot;-&quot;;&quot;ND&quot;)))" office:value-type="string" office:string-value="ND">
            <text:p>ND</text:p>
          </table:table-cell>
          <table:table-cell table:style-name="ce18" table:formula="of:=IF([.$B651]=&quot;R&quot;;VLOOKUP([.$C651];[.$C$5:.$I$1017];6;0);IF([.$B651]=&quot;E&quot;;&quot;x&quot;;IF([.$B651]=&quot;-&quot;;&quot;-&quot;;&quot;ND&quot;)))" office:value-type="string" office:string-value="ND">
            <text:p>ND</text:p>
          </table:table-cell>
          <table:table-cell table:style-name="ce18" table:formula="of:=IF([.$B651]=&quot;R&quot;;VLOOKUP([.$C651];[.$C$5:.$I$1017];7;0);IF([.$B651]=&quot;E&quot;;&quot;x&quot;;IF([.$B651]=&quot;-&quot;;&quot;-&quot;;&quot;ND&quot;)))" office:value-type="string" office:string-value="ND">
            <text:p>ND</text:p>
          </table:table-cell>
          <table:table-cell table:style-name="ce26" table:formula="of:=IF([.B651]=&quot;R&quot;;0;IF([.B651]=&quot;-&quot;;0;4))" office:value-type="float" office:value="4">
            <text:p>4</text:p>
          </table:table-cell>
          <table:table-cell table:style-name="ce26" table:formula="of:=IF([.B651]=&quot;R&quot;;0;COUNTIF([.F651:.I6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652]=&quot;R&quot;;VLOOKUP([.$C652];[.$C$5:.$I$1017];5;0);IF([.$B652]=&quot;E&quot;;&quot;x&quot;;IF([.$B652]=&quot;-&quot;;&quot;-&quot;;&quot;ND&quot;)))" office:value-type="string" office:string-value="x">
            <text:p>x</text:p>
          </table:table-cell>
          <table:table-cell table:style-name="ce18" table:formula="of:=IF([.$B652]=&quot;R&quot;;VLOOKUP([.$C652];[.$C$5:.$I$1017];5;0);IF([.$B652]=&quot;E&quot;;&quot;x&quot;;IF([.$B652]=&quot;-&quot;;&quot;-&quot;;&quot;ND&quot;)))" office:value-type="string" office:string-value="x">
            <text:p>x</text:p>
          </table:table-cell>
          <table:table-cell table:style-name="ce18" table:formula="of:=IF([.$B652]=&quot;R&quot;;VLOOKUP([.$C652];[.$C$5:.$I$1017];6;0);IF([.$B652]=&quot;E&quot;;&quot;x&quot;;IF([.$B652]=&quot;-&quot;;&quot;-&quot;;&quot;ND&quot;)))" office:value-type="string" office:string-value="x">
            <text:p>x</text:p>
          </table:table-cell>
          <table:table-cell table:style-name="ce18" table:formula="of:=IF([.$B652]=&quot;R&quot;;VLOOKUP([.$C652];[.$C$5:.$I$1017];7;0);IF([.$B652]=&quot;E&quot;;&quot;x&quot;;IF([.$B652]=&quot;-&quot;;&quot;-&quot;;&quot;ND&quot;)))" office:value-type="string" office:string-value="x">
            <text:p>x</text:p>
          </table:table-cell>
          <table:table-cell table:style-name="ce26" table:formula="of:=IF([.B652]=&quot;R&quot;;0;IF([.B652]=&quot;-&quot;;0;4))" office:value-type="float" office:value="0">
            <text:p>0</text:p>
          </table:table-cell>
          <table:table-cell table:style-name="ce26" table:formula="of:=IF([.B652]=&quot;R&quot;;0;COUNTIF([.F652:.I6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6" table:number-columns-repeated="2"/>
          <table:table-cell table:style-name="ce18" table:formula="of:=IF([.$B653]=&quot;R&quot;;VLOOKUP([.$C653];[.$C$5:.$I$1017];5;0);IF([.$B653]=&quot;E&quot;;&quot;x&quot;;IF([.$B653]=&quot;-&quot;;&quot;-&quot;;&quot;ND&quot;)))" office:value-type="string" office:string-value="x">
            <text:p>x</text:p>
          </table:table-cell>
          <table:table-cell table:style-name="ce18" table:formula="of:=IF([.$B653]=&quot;R&quot;;VLOOKUP([.$C653];[.$C$5:.$I$1017];5;0);IF([.$B653]=&quot;E&quot;;&quot;x&quot;;IF([.$B653]=&quot;-&quot;;&quot;-&quot;;&quot;ND&quot;)))" office:value-type="string" office:string-value="x">
            <text:p>x</text:p>
          </table:table-cell>
          <table:table-cell table:style-name="ce18" table:formula="of:=IF([.$B653]=&quot;R&quot;;VLOOKUP([.$C653];[.$C$5:.$I$1017];6;0);IF([.$B653]=&quot;E&quot;;&quot;x&quot;;IF([.$B653]=&quot;-&quot;;&quot;-&quot;;&quot;ND&quot;)))" office:value-type="string" office:string-value="x">
            <text:p>x</text:p>
          </table:table-cell>
          <table:table-cell table:style-name="ce18" table:formula="of:=IF([.$B653]=&quot;R&quot;;VLOOKUP([.$C653];[.$C$5:.$I$1017];7;0);IF([.$B653]=&quot;E&quot;;&quot;x&quot;;IF([.$B653]=&quot;-&quot;;&quot;-&quot;;&quot;ND&quot;)))" office:value-type="string" office:string-value="x">
            <text:p>x</text:p>
          </table:table-cell>
          <table:table-cell table:style-name="ce26" table:formula="of:=IF([.B653]=&quot;R&quot;;0;IF([.B653]=&quot;-&quot;;0;4))" office:value-type="float" office:value="0">
            <text:p>0</text:p>
          </table:table-cell>
          <table:table-cell table:style-name="ce26" table:formula="of:=IF([.B653]=&quot;R&quot;;0;COUNTIF([.F653:.I6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2"/>
          <table:table-cell table:style-name="ce18" table:formula="of:=IF([.$B654]=&quot;R&quot;;VLOOKUP([.$C654];[.$C$5:.$I$1017];5;0);IF([.$B654]=&quot;E&quot;;&quot;x&quot;;IF([.$B654]=&quot;-&quot;;&quot;-&quot;;&quot;ND&quot;)))" office:value-type="string" office:string-value="x">
            <text:p>x</text:p>
          </table:table-cell>
          <table:table-cell table:style-name="ce18" table:formula="of:=IF([.$B654]=&quot;R&quot;;VLOOKUP([.$C654];[.$C$5:.$I$1017];5;0);IF([.$B654]=&quot;E&quot;;&quot;x&quot;;IF([.$B654]=&quot;-&quot;;&quot;-&quot;;&quot;ND&quot;)))" office:value-type="string" office:string-value="x">
            <text:p>x</text:p>
          </table:table-cell>
          <table:table-cell table:style-name="ce18" table:formula="of:=IF([.$B654]=&quot;R&quot;;VLOOKUP([.$C654];[.$C$5:.$I$1017];6;0);IF([.$B654]=&quot;E&quot;;&quot;x&quot;;IF([.$B654]=&quot;-&quot;;&quot;-&quot;;&quot;ND&quot;)))" office:value-type="string" office:string-value="x">
            <text:p>x</text:p>
          </table:table-cell>
          <table:table-cell table:style-name="ce18" table:formula="of:=IF([.$B654]=&quot;R&quot;;VLOOKUP([.$C654];[.$C$5:.$I$1017];7;0);IF([.$B654]=&quot;E&quot;;&quot;x&quot;;IF([.$B654]=&quot;-&quot;;&quot;-&quot;;&quot;ND&quot;)))" office:value-type="string" office:string-value="x">
            <text:p>x</text:p>
          </table:table-cell>
          <table:table-cell table:style-name="ce26" table:formula="of:=IF([.B654]=&quot;R&quot;;0;IF([.B654]=&quot;-&quot;;0;4))" office:value-type="float" office:value="0">
            <text:p>0</text:p>
          </table:table-cell>
          <table:table-cell table:style-name="ce26" table:formula="of:=IF([.B654]=&quot;R&quot;;0;COUNTIF([.F654:.I6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655]=&quot;R&quot;;VLOOKUP([.$C655];[.$C$5:.$I$1017];5;0);IF([.$B655]=&quot;E&quot;;&quot;x&quot;;IF([.$B655]=&quot;-&quot;;&quot;-&quot;;&quot;ND&quot;)))" office:value-type="string" office:string-value="x">
            <text:p>x</text:p>
          </table:table-cell>
          <table:table-cell table:style-name="ce18" table:formula="of:=IF([.$B655]=&quot;R&quot;;VLOOKUP([.$C655];[.$C$5:.$I$1017];5;0);IF([.$B655]=&quot;E&quot;;&quot;x&quot;;IF([.$B655]=&quot;-&quot;;&quot;-&quot;;&quot;ND&quot;)))" office:value-type="string" office:string-value="x">
            <text:p>x</text:p>
          </table:table-cell>
          <table:table-cell table:style-name="ce18" table:formula="of:=IF([.$B655]=&quot;R&quot;;VLOOKUP([.$C655];[.$C$5:.$I$1017];6;0);IF([.$B655]=&quot;E&quot;;&quot;x&quot;;IF([.$B655]=&quot;-&quot;;&quot;-&quot;;&quot;ND&quot;)))" office:value-type="string" office:string-value="x">
            <text:p>x</text:p>
          </table:table-cell>
          <table:table-cell table:style-name="ce18" table:formula="of:=IF([.$B655]=&quot;R&quot;;VLOOKUP([.$C655];[.$C$5:.$I$1017];7;0);IF([.$B655]=&quot;E&quot;;&quot;x&quot;;IF([.$B655]=&quot;-&quot;;&quot;-&quot;;&quot;ND&quot;)))" office:value-type="string" office:string-value="x">
            <text:p>x</text:p>
          </table:table-cell>
          <table:table-cell table:style-name="ce26" table:formula="of:=IF([.B655]=&quot;R&quot;;0;IF([.B655]=&quot;-&quot;;0;4))" office:value-type="float" office:value="0">
            <text:p>0</text:p>
          </table:table-cell>
          <table:table-cell table:style-name="ce26" table:formula="of:=IF([.B655]=&quot;R&quot;;0;COUNTIF([.F655:.I6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31">
            <text:p>231</text:p>
          </table:table-cell>
          <table:table-cell table:style-name="ce6"/>
          <table:table-cell table:style-name="ce6" office:value-type="string">
            <text:p>accessories-character-map</text:p>
          </table:table-cell>
          <table:table-cell table:style-name="ce18" table:formula="of:=IF([.$B656]=&quot;R&quot;;VLOOKUP([.$C656];[.$C$5:.$I$1017];5;0);IF([.$B656]=&quot;E&quot;;&quot;x&quot;;IF([.$B656]=&quot;-&quot;;&quot;-&quot;;&quot;ND&quot;)))" office:value-type="string" office:string-value="x">
            <text:p>x</text:p>
          </table:table-cell>
          <table:table-cell table:style-name="ce18" table:formula="of:=IF([.$B656]=&quot;R&quot;;VLOOKUP([.$C656];[.$C$5:.$I$1017];5;0);IF([.$B656]=&quot;E&quot;;&quot;x&quot;;IF([.$B656]=&quot;-&quot;;&quot;-&quot;;&quot;ND&quot;)))" office:value-type="string" office:string-value="x">
            <text:p>x</text:p>
          </table:table-cell>
          <table:table-cell table:style-name="ce18" table:formula="of:=IF([.$B656]=&quot;R&quot;;VLOOKUP([.$C656];[.$C$5:.$I$1017];6;0);IF([.$B656]=&quot;E&quot;;&quot;x&quot;;IF([.$B656]=&quot;-&quot;;&quot;-&quot;;&quot;ND&quot;)))" office:value-type="string" office:string-value="x">
            <text:p>x</text:p>
          </table:table-cell>
          <table:table-cell table:style-name="ce18" table:formula="of:=IF([.$B656]=&quot;R&quot;;VLOOKUP([.$C656];[.$C$5:.$I$1017];7;0);IF([.$B656]=&quot;E&quot;;&quot;x&quot;;IF([.$B656]=&quot;-&quot;;&quot;-&quot;;&quot;ND&quot;)))" office:value-type="string" office:string-value="x">
            <text:p>x</text:p>
          </table:table-cell>
          <table:table-cell table:style-name="ce26" table:formula="of:=IF([.B656]=&quot;R&quot;;0;IF([.B656]=&quot;-&quot;;0;4))" office:value-type="float" office:value="4">
            <text:p>4</text:p>
          </table:table-cell>
          <table:table-cell table:style-name="ce26" table:formula="of:=IF([.B656]=&quot;R&quot;;0;COUNTIF([.F656:.I65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6" table:number-columns-repeated="2"/>
          <table:table-cell table:style-name="ce18" table:formula="of:=IF([.$B657]=&quot;R&quot;;VLOOKUP([.$C657];[.$C$5:.$I$1017];5;0);IF([.$B657]=&quot;E&quot;;&quot;x&quot;;IF([.$B657]=&quot;-&quot;;&quot;-&quot;;&quot;ND&quot;)))" office:value-type="string" office:string-value="ND">
            <text:p>ND</text:p>
          </table:table-cell>
          <table:table-cell table:style-name="ce18" table:formula="of:=IF([.$B657]=&quot;R&quot;;VLOOKUP([.$C657];[.$C$5:.$I$1017];5;0);IF([.$B657]=&quot;E&quot;;&quot;x&quot;;IF([.$B657]=&quot;-&quot;;&quot;-&quot;;&quot;ND&quot;)))" office:value-type="string" office:string-value="ND">
            <text:p>ND</text:p>
          </table:table-cell>
          <table:table-cell table:style-name="ce18" table:formula="of:=IF([.$B657]=&quot;R&quot;;VLOOKUP([.$C657];[.$C$5:.$I$1017];6;0);IF([.$B657]=&quot;E&quot;;&quot;x&quot;;IF([.$B657]=&quot;-&quot;;&quot;-&quot;;&quot;ND&quot;)))" office:value-type="string" office:string-value="ND">
            <text:p>ND</text:p>
          </table:table-cell>
          <table:table-cell table:style-name="ce18" table:formula="of:=IF([.$B657]=&quot;R&quot;;VLOOKUP([.$C657];[.$C$5:.$I$1017];7;0);IF([.$B657]=&quot;E&quot;;&quot;x&quot;;IF([.$B657]=&quot;-&quot;;&quot;-&quot;;&quot;ND&quot;)))" office:value-type="string" office:string-value="ND">
            <text:p>ND</text:p>
          </table:table-cell>
          <table:table-cell table:style-name="ce26" table:formula="of:=IF([.B657]=&quot;R&quot;;0;IF([.B657]=&quot;-&quot;;0;4))" office:value-type="float" office:value="0">
            <text:p>0</text:p>
          </table:table-cell>
          <table:table-cell table:style-name="ce26" table:formula="of:=IF([.B657]=&quot;R&quot;;0;COUNTIF([.F657:.I6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6" table:number-columns-repeated="2"/>
          <table:table-cell table:style-name="ce18" table:formula="of:=IF([.$B658]=&quot;R&quot;;VLOOKUP([.$C658];[.$C$5:.$I$1017];5;0);IF([.$B658]=&quot;E&quot;;&quot;x&quot;;IF([.$B658]=&quot;-&quot;;&quot;-&quot;;&quot;ND&quot;)))" office:value-type="string" office:string-value="ND">
            <text:p>ND</text:p>
          </table:table-cell>
          <table:table-cell table:style-name="ce18" table:formula="of:=IF([.$B658]=&quot;R&quot;;VLOOKUP([.$C658];[.$C$5:.$I$1017];5;0);IF([.$B658]=&quot;E&quot;;&quot;x&quot;;IF([.$B658]=&quot;-&quot;;&quot;-&quot;;&quot;ND&quot;)))" office:value-type="string" office:string-value="ND">
            <text:p>ND</text:p>
          </table:table-cell>
          <table:table-cell table:style-name="ce18" table:formula="of:=IF([.$B658]=&quot;R&quot;;VLOOKUP([.$C658];[.$C$5:.$I$1017];6;0);IF([.$B658]=&quot;E&quot;;&quot;x&quot;;IF([.$B658]=&quot;-&quot;;&quot;-&quot;;&quot;ND&quot;)))" office:value-type="string" office:string-value="ND">
            <text:p>ND</text:p>
          </table:table-cell>
          <table:table-cell table:style-name="ce18" table:formula="of:=IF([.$B658]=&quot;R&quot;;VLOOKUP([.$C658];[.$C$5:.$I$1017];7;0);IF([.$B658]=&quot;E&quot;;&quot;x&quot;;IF([.$B658]=&quot;-&quot;;&quot;-&quot;;&quot;ND&quot;)))" office:value-type="string" office:string-value="ND">
            <text:p>ND</text:p>
          </table:table-cell>
          <table:table-cell table:style-name="ce26" table:formula="of:=IF([.B658]=&quot;R&quot;;0;IF([.B658]=&quot;-&quot;;0;4))" office:value-type="float" office:value="0">
            <text:p>0</text:p>
          </table:table-cell>
          <table:table-cell table:style-name="ce26" table:formula="of:=IF([.B658]=&quot;R&quot;;0;COUNTIF([.F658:.I6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6" office:value-type="string">
            <text:p>“black_sum” / autosum</text:p>
          </table:table-cell>
          <table:table-cell table:style-name="ce6"/>
          <table:table-cell table:style-name="ce18" table:formula="of:=IF([.$B659]=&quot;R&quot;;VLOOKUP([.$C659];[.$C$5:.$I$1017];5;0);IF([.$B659]=&quot;E&quot;;&quot;x&quot;;IF([.$B659]=&quot;-&quot;;&quot;-&quot;;&quot;ND&quot;)))" office:value-type="string" office:string-value="ND">
            <text:p>ND</text:p>
          </table:table-cell>
          <table:table-cell table:style-name="ce18" table:formula="of:=IF([.$B659]=&quot;R&quot;;VLOOKUP([.$C659];[.$C$5:.$I$1017];5;0);IF([.$B659]=&quot;E&quot;;&quot;x&quot;;IF([.$B659]=&quot;-&quot;;&quot;-&quot;;&quot;ND&quot;)))" office:value-type="string" office:string-value="ND">
            <text:p>ND</text:p>
          </table:table-cell>
          <table:table-cell table:style-name="ce18" table:formula="of:=IF([.$B659]=&quot;R&quot;;VLOOKUP([.$C659];[.$C$5:.$I$1017];6;0);IF([.$B659]=&quot;E&quot;;&quot;x&quot;;IF([.$B659]=&quot;-&quot;;&quot;-&quot;;&quot;ND&quot;)))" office:value-type="string" office:string-value="ND">
            <text:p>ND</text:p>
          </table:table-cell>
          <table:table-cell table:style-name="ce18" table:formula="of:=IF([.$B659]=&quot;R&quot;;VLOOKUP([.$C659];[.$C$5:.$I$1017];7;0);IF([.$B659]=&quot;E&quot;;&quot;x&quot;;IF([.$B659]=&quot;-&quot;;&quot;-&quot;;&quot;ND&quot;)))" office:value-type="string" office:string-value="ND">
            <text:p>ND</text:p>
          </table:table-cell>
          <table:table-cell table:style-name="ce26" table:formula="of:=IF([.B659]=&quot;R&quot;;0;IF([.B659]=&quot;-&quot;;0;4))" office:value-type="float" office:value="4">
            <text:p>4</text:p>
          </table:table-cell>
          <table:table-cell table:style-name="ce26" table:formula="of:=IF([.B659]=&quot;R&quot;;0;COUNTIF([.F659:.I6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6" office:value-type="string">
            <text:p>border_all</text:p>
          </table:table-cell>
          <table:table-cell table:style-name="ce6"/>
          <table:table-cell table:style-name="ce18" table:formula="of:=IF([.$B660]=&quot;R&quot;;VLOOKUP([.$C660];[.$C$5:.$I$1017];5;0);IF([.$B660]=&quot;E&quot;;&quot;x&quot;;IF([.$B660]=&quot;-&quot;;&quot;-&quot;;&quot;ND&quot;)))" office:value-type="string" office:string-value="ND">
            <text:p>ND</text:p>
          </table:table-cell>
          <table:table-cell table:style-name="ce18" table:formula="of:=IF([.$B660]=&quot;R&quot;;VLOOKUP([.$C660];[.$C$5:.$I$1017];5;0);IF([.$B660]=&quot;E&quot;;&quot;x&quot;;IF([.$B660]=&quot;-&quot;;&quot;-&quot;;&quot;ND&quot;)))" office:value-type="string" office:string-value="ND">
            <text:p>ND</text:p>
          </table:table-cell>
          <table:table-cell table:style-name="ce18" table:formula="of:=IF([.$B660]=&quot;R&quot;;VLOOKUP([.$C660];[.$C$5:.$I$1017];6;0);IF([.$B660]=&quot;E&quot;;&quot;x&quot;;IF([.$B660]=&quot;-&quot;;&quot;-&quot;;&quot;ND&quot;)))" office:value-type="string" office:string-value="ND">
            <text:p>ND</text:p>
          </table:table-cell>
          <table:table-cell table:style-name="ce18" table:formula="of:=IF([.$B660]=&quot;R&quot;;VLOOKUP([.$C660];[.$C$5:.$I$1017];7;0);IF([.$B660]=&quot;E&quot;;&quot;x&quot;;IF([.$B660]=&quot;-&quot;;&quot;-&quot;;&quot;ND&quot;)))" office:value-type="string" office:string-value="ND">
            <text:p>ND</text:p>
          </table:table-cell>
          <table:table-cell table:style-name="ce26" table:formula="of:=IF([.B660]=&quot;R&quot;;0;IF([.B660]=&quot;-&quot;;0;4))" office:value-type="float" office:value="4">
            <text:p>4</text:p>
          </table:table-cell>
          <table:table-cell table:style-name="ce26" table:formula="of:=IF([.B660]=&quot;R&quot;;0;COUNTIF([.F660:.I6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3">
            <text:p>233</text:p>
          </table:table-cell>
          <table:table-cell table:style-name="ce6" office:value-type="string">
            <text:p>border_bottom</text:p>
          </table:table-cell>
          <table:table-cell table:style-name="ce6"/>
          <table:table-cell table:style-name="ce18" table:formula="of:=IF([.$B661]=&quot;R&quot;;VLOOKUP([.$C661];[.$C$5:.$I$1017];5;0);IF([.$B661]=&quot;E&quot;;&quot;x&quot;;IF([.$B661]=&quot;-&quot;;&quot;-&quot;;&quot;ND&quot;)))" office:value-type="string" office:string-value="ND">
            <text:p>ND</text:p>
          </table:table-cell>
          <table:table-cell table:style-name="ce18" table:formula="of:=IF([.$B661]=&quot;R&quot;;VLOOKUP([.$C661];[.$C$5:.$I$1017];5;0);IF([.$B661]=&quot;E&quot;;&quot;x&quot;;IF([.$B661]=&quot;-&quot;;&quot;-&quot;;&quot;ND&quot;)))" office:value-type="string" office:string-value="ND">
            <text:p>ND</text:p>
          </table:table-cell>
          <table:table-cell table:style-name="ce18" table:formula="of:=IF([.$B661]=&quot;R&quot;;VLOOKUP([.$C661];[.$C$5:.$I$1017];6;0);IF([.$B661]=&quot;E&quot;;&quot;x&quot;;IF([.$B661]=&quot;-&quot;;&quot;-&quot;;&quot;ND&quot;)))" office:value-type="string" office:string-value="ND">
            <text:p>ND</text:p>
          </table:table-cell>
          <table:table-cell table:style-name="ce18" table:formula="of:=IF([.$B661]=&quot;R&quot;;VLOOKUP([.$C661];[.$C$5:.$I$1017];7;0);IF([.$B661]=&quot;E&quot;;&quot;x&quot;;IF([.$B661]=&quot;-&quot;;&quot;-&quot;;&quot;ND&quot;)))" office:value-type="string" office:string-value="ND">
            <text:p>ND</text:p>
          </table:table-cell>
          <table:table-cell table:style-name="ce26" table:formula="of:=IF([.B661]=&quot;R&quot;;0;IF([.B661]=&quot;-&quot;;0;4))" office:value-type="float" office:value="4">
            <text:p>4</text:p>
          </table:table-cell>
          <table:table-cell table:style-name="ce26" table:formula="of:=IF([.B661]=&quot;R&quot;;0;COUNTIF([.F661:.I6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4">
            <text:p>234</text:p>
          </table:table-cell>
          <table:table-cell table:style-name="ce6" office:value-type="string">
            <text:p>border_left</text:p>
          </table:table-cell>
          <table:table-cell table:style-name="ce6"/>
          <table:table-cell table:style-name="ce18" table:formula="of:=IF([.$B662]=&quot;R&quot;;VLOOKUP([.$C662];[.$C$5:.$I$1017];5;0);IF([.$B662]=&quot;E&quot;;&quot;x&quot;;IF([.$B662]=&quot;-&quot;;&quot;-&quot;;&quot;ND&quot;)))" office:value-type="string" office:string-value="ND">
            <text:p>ND</text:p>
          </table:table-cell>
          <table:table-cell table:style-name="ce18" table:formula="of:=IF([.$B662]=&quot;R&quot;;VLOOKUP([.$C662];[.$C$5:.$I$1017];5;0);IF([.$B662]=&quot;E&quot;;&quot;x&quot;;IF([.$B662]=&quot;-&quot;;&quot;-&quot;;&quot;ND&quot;)))" office:value-type="string" office:string-value="ND">
            <text:p>ND</text:p>
          </table:table-cell>
          <table:table-cell table:style-name="ce18" table:formula="of:=IF([.$B662]=&quot;R&quot;;VLOOKUP([.$C662];[.$C$5:.$I$1017];6;0);IF([.$B662]=&quot;E&quot;;&quot;x&quot;;IF([.$B662]=&quot;-&quot;;&quot;-&quot;;&quot;ND&quot;)))" office:value-type="string" office:string-value="ND">
            <text:p>ND</text:p>
          </table:table-cell>
          <table:table-cell table:style-name="ce18" table:formula="of:=IF([.$B662]=&quot;R&quot;;VLOOKUP([.$C662];[.$C$5:.$I$1017];7;0);IF([.$B662]=&quot;E&quot;;&quot;x&quot;;IF([.$B662]=&quot;-&quot;;&quot;-&quot;;&quot;ND&quot;)))" office:value-type="string" office:string-value="ND">
            <text:p>ND</text:p>
          </table:table-cell>
          <table:table-cell table:style-name="ce26" table:formula="of:=IF([.B662]=&quot;R&quot;;0;IF([.B662]=&quot;-&quot;;0;4))" office:value-type="float" office:value="4">
            <text:p>4</text:p>
          </table:table-cell>
          <table:table-cell table:style-name="ce26" table:formula="of:=IF([.B662]=&quot;R&quot;;0;COUNTIF([.F662:.I6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5">
            <text:p>235</text:p>
          </table:table-cell>
          <table:table-cell table:style-name="ce6" office:value-type="string">
            <text:p>border_remove</text:p>
          </table:table-cell>
          <table:table-cell table:style-name="ce6"/>
          <table:table-cell table:style-name="ce18" table:formula="of:=IF([.$B663]=&quot;R&quot;;VLOOKUP([.$C663];[.$C$5:.$I$1017];5;0);IF([.$B663]=&quot;E&quot;;&quot;x&quot;;IF([.$B663]=&quot;-&quot;;&quot;-&quot;;&quot;ND&quot;)))" office:value-type="string" office:string-value="ND">
            <text:p>ND</text:p>
          </table:table-cell>
          <table:table-cell table:style-name="ce18" table:formula="of:=IF([.$B663]=&quot;R&quot;;VLOOKUP([.$C663];[.$C$5:.$I$1017];5;0);IF([.$B663]=&quot;E&quot;;&quot;x&quot;;IF([.$B663]=&quot;-&quot;;&quot;-&quot;;&quot;ND&quot;)))" office:value-type="string" office:string-value="ND">
            <text:p>ND</text:p>
          </table:table-cell>
          <table:table-cell table:style-name="ce18" table:formula="of:=IF([.$B663]=&quot;R&quot;;VLOOKUP([.$C663];[.$C$5:.$I$1017];6;0);IF([.$B663]=&quot;E&quot;;&quot;x&quot;;IF([.$B663]=&quot;-&quot;;&quot;-&quot;;&quot;ND&quot;)))" office:value-type="string" office:string-value="ND">
            <text:p>ND</text:p>
          </table:table-cell>
          <table:table-cell table:style-name="ce18" table:formula="of:=IF([.$B663]=&quot;R&quot;;VLOOKUP([.$C663];[.$C$5:.$I$1017];7;0);IF([.$B663]=&quot;E&quot;;&quot;x&quot;;IF([.$B663]=&quot;-&quot;;&quot;-&quot;;&quot;ND&quot;)))" office:value-type="string" office:string-value="ND">
            <text:p>ND</text:p>
          </table:table-cell>
          <table:table-cell table:style-name="ce26" table:formula="of:=IF([.B663]=&quot;R&quot;;0;IF([.B663]=&quot;-&quot;;0;4))" office:value-type="float" office:value="4">
            <text:p>4</text:p>
          </table:table-cell>
          <table:table-cell table:style-name="ce26" table:formula="of:=IF([.B663]=&quot;R&quot;;0;COUNTIF([.F663:.I6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6">
            <text:p>236</text:p>
          </table:table-cell>
          <table:table-cell table:style-name="ce6" office:value-type="string">
            <text:p>border_right</text:p>
          </table:table-cell>
          <table:table-cell table:style-name="ce6"/>
          <table:table-cell table:style-name="ce18" table:formula="of:=IF([.$B664]=&quot;R&quot;;VLOOKUP([.$C664];[.$C$5:.$I$1017];5;0);IF([.$B664]=&quot;E&quot;;&quot;x&quot;;IF([.$B664]=&quot;-&quot;;&quot;-&quot;;&quot;ND&quot;)))" office:value-type="string" office:string-value="ND">
            <text:p>ND</text:p>
          </table:table-cell>
          <table:table-cell table:style-name="ce18" table:formula="of:=IF([.$B664]=&quot;R&quot;;VLOOKUP([.$C664];[.$C$5:.$I$1017];5;0);IF([.$B664]=&quot;E&quot;;&quot;x&quot;;IF([.$B664]=&quot;-&quot;;&quot;-&quot;;&quot;ND&quot;)))" office:value-type="string" office:string-value="ND">
            <text:p>ND</text:p>
          </table:table-cell>
          <table:table-cell table:style-name="ce18" table:formula="of:=IF([.$B664]=&quot;R&quot;;VLOOKUP([.$C664];[.$C$5:.$I$1017];6;0);IF([.$B664]=&quot;E&quot;;&quot;x&quot;;IF([.$B664]=&quot;-&quot;;&quot;-&quot;;&quot;ND&quot;)))" office:value-type="string" office:string-value="ND">
            <text:p>ND</text:p>
          </table:table-cell>
          <table:table-cell table:style-name="ce18" table:formula="of:=IF([.$B664]=&quot;R&quot;;VLOOKUP([.$C664];[.$C$5:.$I$1017];7;0);IF([.$B664]=&quot;E&quot;;&quot;x&quot;;IF([.$B664]=&quot;-&quot;;&quot;-&quot;;&quot;ND&quot;)))" office:value-type="string" office:string-value="ND">
            <text:p>ND</text:p>
          </table:table-cell>
          <table:table-cell table:style-name="ce26" table:formula="of:=IF([.B664]=&quot;R&quot;;0;IF([.B664]=&quot;-&quot;;0;4))" office:value-type="float" office:value="4">
            <text:p>4</text:p>
          </table:table-cell>
          <table:table-cell table:style-name="ce26" table:formula="of:=IF([.B664]=&quot;R&quot;;0;COUNTIF([.F664:.I66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7">
            <text:p>237</text:p>
          </table:table-cell>
          <table:table-cell table:style-name="ce6" office:value-type="string">
            <text:p>border_top</text:p>
          </table:table-cell>
          <table:table-cell table:style-name="ce6"/>
          <table:table-cell table:style-name="ce18" table:formula="of:=IF([.$B665]=&quot;R&quot;;VLOOKUP([.$C665];[.$C$5:.$I$1017];5;0);IF([.$B665]=&quot;E&quot;;&quot;x&quot;;IF([.$B665]=&quot;-&quot;;&quot;-&quot;;&quot;ND&quot;)))" office:value-type="string" office:string-value="ND">
            <text:p>ND</text:p>
          </table:table-cell>
          <table:table-cell table:style-name="ce18" table:formula="of:=IF([.$B665]=&quot;R&quot;;VLOOKUP([.$C665];[.$C$5:.$I$1017];5;0);IF([.$B665]=&quot;E&quot;;&quot;x&quot;;IF([.$B665]=&quot;-&quot;;&quot;-&quot;;&quot;ND&quot;)))" office:value-type="string" office:string-value="ND">
            <text:p>ND</text:p>
          </table:table-cell>
          <table:table-cell table:style-name="ce18" table:formula="of:=IF([.$B665]=&quot;R&quot;;VLOOKUP([.$C665];[.$C$5:.$I$1017];6;0);IF([.$B665]=&quot;E&quot;;&quot;x&quot;;IF([.$B665]=&quot;-&quot;;&quot;-&quot;;&quot;ND&quot;)))" office:value-type="string" office:string-value="ND">
            <text:p>ND</text:p>
          </table:table-cell>
          <table:table-cell table:style-name="ce18" table:formula="of:=IF([.$B665]=&quot;R&quot;;VLOOKUP([.$C665];[.$C$5:.$I$1017];7;0);IF([.$B665]=&quot;E&quot;;&quot;x&quot;;IF([.$B665]=&quot;-&quot;;&quot;-&quot;;&quot;ND&quot;)))" office:value-type="string" office:string-value="ND">
            <text:p>ND</text:p>
          </table:table-cell>
          <table:table-cell table:style-name="ce26" table:formula="of:=IF([.B665]=&quot;R&quot;;0;IF([.B665]=&quot;-&quot;;0;4))" office:value-type="float" office:value="4">
            <text:p>4</text:p>
          </table:table-cell>
          <table:table-cell table:style-name="ce26" table:formula="of:=IF([.B665]=&quot;R&quot;;0;COUNTIF([.F665:.I6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8">
            <text:p>238</text:p>
          </table:table-cell>
          <table:table-cell table:style-name="ce6" office:value-type="string">
            <text:p>cell_edit</text:p>
          </table:table-cell>
          <table:table-cell table:style-name="ce6"/>
          <table:table-cell table:style-name="ce18" table:formula="of:=IF([.$B666]=&quot;R&quot;;VLOOKUP([.$C666];[.$C$5:.$I$1017];5;0);IF([.$B666]=&quot;E&quot;;&quot;x&quot;;IF([.$B666]=&quot;-&quot;;&quot;-&quot;;&quot;ND&quot;)))" office:value-type="string" office:string-value="ND">
            <text:p>ND</text:p>
          </table:table-cell>
          <table:table-cell table:style-name="ce18" table:formula="of:=IF([.$B666]=&quot;R&quot;;VLOOKUP([.$C666];[.$C$5:.$I$1017];5;0);IF([.$B666]=&quot;E&quot;;&quot;x&quot;;IF([.$B666]=&quot;-&quot;;&quot;-&quot;;&quot;ND&quot;)))" office:value-type="string" office:string-value="ND">
            <text:p>ND</text:p>
          </table:table-cell>
          <table:table-cell table:style-name="ce18" table:formula="of:=IF([.$B666]=&quot;R&quot;;VLOOKUP([.$C666];[.$C$5:.$I$1017];6;0);IF([.$B666]=&quot;E&quot;;&quot;x&quot;;IF([.$B666]=&quot;-&quot;;&quot;-&quot;;&quot;ND&quot;)))" office:value-type="string" office:string-value="ND">
            <text:p>ND</text:p>
          </table:table-cell>
          <table:table-cell table:style-name="ce18" table:formula="of:=IF([.$B666]=&quot;R&quot;;VLOOKUP([.$C666];[.$C$5:.$I$1017];7;0);IF([.$B666]=&quot;E&quot;;&quot;x&quot;;IF([.$B666]=&quot;-&quot;;&quot;-&quot;;&quot;ND&quot;)))" office:value-type="string" office:string-value="ND">
            <text:p>ND</text:p>
          </table:table-cell>
          <table:table-cell table:style-name="ce26" table:formula="of:=IF([.B666]=&quot;R&quot;;0;IF([.B666]=&quot;-&quot;;0;4))" office:value-type="float" office:value="4">
            <text:p>4</text:p>
          </table:table-cell>
          <table:table-cell table:style-name="ce26" table:formula="of:=IF([.B666]=&quot;R&quot;;0;COUNTIF([.F666:.I6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9">
            <text:p>239</text:p>
          </table:table-cell>
          <table:table-cell table:style-name="ce6" office:value-type="string">
            <text:p>cell_layout</text:p>
          </table:table-cell>
          <table:table-cell table:style-name="ce6"/>
          <table:table-cell table:style-name="ce18" table:formula="of:=IF([.$B667]=&quot;R&quot;;VLOOKUP([.$C667];[.$C$5:.$I$1017];5;0);IF([.$B667]=&quot;E&quot;;&quot;x&quot;;IF([.$B667]=&quot;-&quot;;&quot;-&quot;;&quot;ND&quot;)))" office:value-type="string" office:string-value="ND">
            <text:p>ND</text:p>
          </table:table-cell>
          <table:table-cell table:style-name="ce18" table:formula="of:=IF([.$B667]=&quot;R&quot;;VLOOKUP([.$C667];[.$C$5:.$I$1017];5;0);IF([.$B667]=&quot;E&quot;;&quot;x&quot;;IF([.$B667]=&quot;-&quot;;&quot;-&quot;;&quot;ND&quot;)))" office:value-type="string" office:string-value="ND">
            <text:p>ND</text:p>
          </table:table-cell>
          <table:table-cell table:style-name="ce18" table:formula="of:=IF([.$B667]=&quot;R&quot;;VLOOKUP([.$C667];[.$C$5:.$I$1017];6;0);IF([.$B667]=&quot;E&quot;;&quot;x&quot;;IF([.$B667]=&quot;-&quot;;&quot;-&quot;;&quot;ND&quot;)))" office:value-type="string" office:string-value="ND">
            <text:p>ND</text:p>
          </table:table-cell>
          <table:table-cell table:style-name="ce18" table:formula="of:=IF([.$B667]=&quot;R&quot;;VLOOKUP([.$C667];[.$C$5:.$I$1017];7;0);IF([.$B667]=&quot;E&quot;;&quot;x&quot;;IF([.$B667]=&quot;-&quot;;&quot;-&quot;;&quot;ND&quot;)))" office:value-type="string" office:string-value="ND">
            <text:p>ND</text:p>
          </table:table-cell>
          <table:table-cell table:style-name="ce26" table:formula="of:=IF([.B667]=&quot;R&quot;;0;IF([.B667]=&quot;-&quot;;0;4))" office:value-type="float" office:value="4">
            <text:p>4</text:p>
          </table:table-cell>
          <table:table-cell table:style-name="ce26" table:formula="of:=IF([.B667]=&quot;R&quot;;0;COUNTIF([.F667:.I6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0">
            <text:p>240</text:p>
          </table:table-cell>
          <table:table-cell table:style-name="ce6" office:value-type="string">
            <text:p>“comment” / add-comment?</text:p>
          </table:table-cell>
          <table:table-cell table:style-name="ce6"/>
          <table:table-cell table:style-name="ce18" table:formula="of:=IF([.$B668]=&quot;R&quot;;VLOOKUP([.$C668];[.$C$5:.$I$1017];5;0);IF([.$B668]=&quot;E&quot;;&quot;x&quot;;IF([.$B668]=&quot;-&quot;;&quot;-&quot;;&quot;ND&quot;)))" office:value-type="string" office:string-value="ND">
            <text:p>ND</text:p>
          </table:table-cell>
          <table:table-cell table:style-name="ce18" table:formula="of:=IF([.$B668]=&quot;R&quot;;VLOOKUP([.$C668];[.$C$5:.$I$1017];5;0);IF([.$B668]=&quot;E&quot;;&quot;x&quot;;IF([.$B668]=&quot;-&quot;;&quot;-&quot;;&quot;ND&quot;)))" office:value-type="string" office:string-value="ND">
            <text:p>ND</text:p>
          </table:table-cell>
          <table:table-cell table:style-name="ce18" table:formula="of:=IF([.$B668]=&quot;R&quot;;VLOOKUP([.$C668];[.$C$5:.$I$1017];6;0);IF([.$B668]=&quot;E&quot;;&quot;x&quot;;IF([.$B668]=&quot;-&quot;;&quot;-&quot;;&quot;ND&quot;)))" office:value-type="string" office:string-value="ND">
            <text:p>ND</text:p>
          </table:table-cell>
          <table:table-cell table:style-name="ce18" table:formula="of:=IF([.$B668]=&quot;R&quot;;VLOOKUP([.$C668];[.$C$5:.$I$1017];7;0);IF([.$B668]=&quot;E&quot;;&quot;x&quot;;IF([.$B668]=&quot;-&quot;;&quot;-&quot;;&quot;ND&quot;)))" office:value-type="string" office:string-value="ND">
            <text:p>ND</text:p>
          </table:table-cell>
          <table:table-cell table:style-name="ce26" table:formula="of:=IF([.B668]=&quot;R&quot;;0;IF([.B668]=&quot;-&quot;;0;4))" office:value-type="float" office:value="4">
            <text:p>4</text:p>
          </table:table-cell>
          <table:table-cell table:style-name="ce26" table:formula="of:=IF([.B668]=&quot;R&quot;;0;COUNTIF([.F668:.I6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6" table:number-columns-repeated="2"/>
          <table:table-cell table:style-name="ce18" table:formula="of:=IF([.$B669]=&quot;R&quot;;VLOOKUP([.$C669];[.$C$5:.$I$1017];5;0);IF([.$B669]=&quot;E&quot;;&quot;x&quot;;IF([.$B669]=&quot;-&quot;;&quot;-&quot;;&quot;ND&quot;)))" office:value-type="string" office:string-value="ND">
            <text:p>ND</text:p>
          </table:table-cell>
          <table:table-cell table:style-name="ce18" table:formula="of:=IF([.$B669]=&quot;R&quot;;VLOOKUP([.$C669];[.$C$5:.$I$1017];5;0);IF([.$B669]=&quot;E&quot;;&quot;x&quot;;IF([.$B669]=&quot;-&quot;;&quot;-&quot;;&quot;ND&quot;)))" office:value-type="string" office:string-value="ND">
            <text:p>ND</text:p>
          </table:table-cell>
          <table:table-cell table:style-name="ce18" table:formula="of:=IF([.$B669]=&quot;R&quot;;VLOOKUP([.$C669];[.$C$5:.$I$1017];6;0);IF([.$B669]=&quot;E&quot;;&quot;x&quot;;IF([.$B669]=&quot;-&quot;;&quot;-&quot;;&quot;ND&quot;)))" office:value-type="string" office:string-value="ND">
            <text:p>ND</text:p>
          </table:table-cell>
          <table:table-cell table:style-name="ce18" table:formula="of:=IF([.$B669]=&quot;R&quot;;VLOOKUP([.$C669];[.$C$5:.$I$1017];7;0);IF([.$B669]=&quot;E&quot;;&quot;x&quot;;IF([.$B669]=&quot;-&quot;;&quot;-&quot;;&quot;ND&quot;)))" office:value-type="string" office:string-value="ND">
            <text:p>ND</text:p>
          </table:table-cell>
          <table:table-cell table:style-name="ce26" table:formula="of:=IF([.B669]=&quot;R&quot;;0;IF([.B669]=&quot;-&quot;;0;4))" office:value-type="float" office:value="0">
            <text:p>0</text:p>
          </table:table-cell>
          <table:table-cell table:style-name="ce26" table:formula="of:=IF([.B669]=&quot;R&quot;;0;COUNTIF([.F669:.I6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6" table:number-columns-repeated="2"/>
          <table:table-cell table:style-name="ce18" table:formula="of:=IF([.$B670]=&quot;R&quot;;VLOOKUP([.$C670];[.$C$5:.$I$1017];5;0);IF([.$B670]=&quot;E&quot;;&quot;x&quot;;IF([.$B670]=&quot;-&quot;;&quot;-&quot;;&quot;ND&quot;)))" office:value-type="string" office:string-value="ND">
            <text:p>ND</text:p>
          </table:table-cell>
          <table:table-cell table:style-name="ce18" table:formula="of:=IF([.$B670]=&quot;R&quot;;VLOOKUP([.$C670];[.$C$5:.$I$1017];5;0);IF([.$B670]=&quot;E&quot;;&quot;x&quot;;IF([.$B670]=&quot;-&quot;;&quot;-&quot;;&quot;ND&quot;)))" office:value-type="string" office:string-value="ND">
            <text:p>ND</text:p>
          </table:table-cell>
          <table:table-cell table:style-name="ce18" table:formula="of:=IF([.$B670]=&quot;R&quot;;VLOOKUP([.$C670];[.$C$5:.$I$1017];6;0);IF([.$B670]=&quot;E&quot;;&quot;x&quot;;IF([.$B670]=&quot;-&quot;;&quot;-&quot;;&quot;ND&quot;)))" office:value-type="string" office:string-value="ND">
            <text:p>ND</text:p>
          </table:table-cell>
          <table:table-cell table:style-name="ce18" table:formula="of:=IF([.$B670]=&quot;R&quot;;VLOOKUP([.$C670];[.$C$5:.$I$1017];7;0);IF([.$B670]=&quot;E&quot;;&quot;x&quot;;IF([.$B670]=&quot;-&quot;;&quot;-&quot;;&quot;ND&quot;)))" office:value-type="string" office:string-value="ND">
            <text:p>ND</text:p>
          </table:table-cell>
          <table:table-cell table:style-name="ce26" table:formula="of:=IF([.B670]=&quot;R&quot;;0;IF([.B670]=&quot;-&quot;;0;4))" office:value-type="float" office:value="0">
            <text:p>0</text:p>
          </table:table-cell>
          <table:table-cell table:style-name="ce26" table:formula="of:=IF([.B670]=&quot;R&quot;;0;COUNTIF([.F670:.I6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1">
            <text:p>241</text:p>
          </table:table-cell>
          <table:table-cell table:style-name="ce6" office:value-type="string">
            <text:p>“deletecell” “delete-cell”</text:p>
          </table:table-cell>
          <table:table-cell table:style-name="ce6"/>
          <table:table-cell table:style-name="ce18" table:formula="of:=IF([.$B671]=&quot;R&quot;;VLOOKUP([.$C671];[.$C$5:.$I$1017];5;0);IF([.$B671]=&quot;E&quot;;&quot;x&quot;;IF([.$B671]=&quot;-&quot;;&quot;-&quot;;&quot;ND&quot;)))" office:value-type="string" office:string-value="ND">
            <text:p>ND</text:p>
          </table:table-cell>
          <table:table-cell table:style-name="ce18" table:formula="of:=IF([.$B671]=&quot;R&quot;;VLOOKUP([.$C671];[.$C$5:.$I$1017];5;0);IF([.$B671]=&quot;E&quot;;&quot;x&quot;;IF([.$B671]=&quot;-&quot;;&quot;-&quot;;&quot;ND&quot;)))" office:value-type="string" office:string-value="ND">
            <text:p>ND</text:p>
          </table:table-cell>
          <table:table-cell table:style-name="ce18" table:formula="of:=IF([.$B671]=&quot;R&quot;;VLOOKUP([.$C671];[.$C$5:.$I$1017];6;0);IF([.$B671]=&quot;E&quot;;&quot;x&quot;;IF([.$B671]=&quot;-&quot;;&quot;-&quot;;&quot;ND&quot;)))" office:value-type="string" office:string-value="ND">
            <text:p>ND</text:p>
          </table:table-cell>
          <table:table-cell table:style-name="ce18" table:formula="of:=IF([.$B671]=&quot;R&quot;;VLOOKUP([.$C671];[.$C$5:.$I$1017];7;0);IF([.$B671]=&quot;E&quot;;&quot;x&quot;;IF([.$B671]=&quot;-&quot;;&quot;-&quot;;&quot;ND&quot;)))" office:value-type="string" office:string-value="ND">
            <text:p>ND</text:p>
          </table:table-cell>
          <table:table-cell table:style-name="ce26" table:formula="of:=IF([.B671]=&quot;R&quot;;0;IF([.B671]=&quot;-&quot;;0;4))" office:value-type="float" office:value="4">
            <text:p>4</text:p>
          </table:table-cell>
          <table:table-cell table:style-name="ce26" table:formula="of:=IF([.B671]=&quot;R&quot;;0;COUNTIF([.F671:.I6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2">
            <text:p>242</text:p>
          </table:table-cell>
          <table:table-cell table:style-name="ce6" office:value-type="string">
            <text:p>“disassociatecell”</text:p>
          </table:table-cell>
          <table:table-cell table:style-name="ce6"/>
          <table:table-cell table:style-name="ce18" table:formula="of:=IF([.$B672]=&quot;R&quot;;VLOOKUP([.$C672];[.$C$5:.$I$1017];5;0);IF([.$B672]=&quot;E&quot;;&quot;x&quot;;IF([.$B672]=&quot;-&quot;;&quot;-&quot;;&quot;ND&quot;)))" office:value-type="string" office:string-value="ND">
            <text:p>ND</text:p>
          </table:table-cell>
          <table:table-cell table:style-name="ce18" table:formula="of:=IF([.$B672]=&quot;R&quot;;VLOOKUP([.$C672];[.$C$5:.$I$1017];5;0);IF([.$B672]=&quot;E&quot;;&quot;x&quot;;IF([.$B672]=&quot;-&quot;;&quot;-&quot;;&quot;ND&quot;)))" office:value-type="string" office:string-value="ND">
            <text:p>ND</text:p>
          </table:table-cell>
          <table:table-cell table:style-name="ce18" table:formula="of:=IF([.$B672]=&quot;R&quot;;VLOOKUP([.$C672];[.$C$5:.$I$1017];6;0);IF([.$B672]=&quot;E&quot;;&quot;x&quot;;IF([.$B672]=&quot;-&quot;;&quot;-&quot;;&quot;ND&quot;)))" office:value-type="string" office:string-value="ND">
            <text:p>ND</text:p>
          </table:table-cell>
          <table:table-cell table:style-name="ce18" table:formula="of:=IF([.$B672]=&quot;R&quot;;VLOOKUP([.$C672];[.$C$5:.$I$1017];7;0);IF([.$B672]=&quot;E&quot;;&quot;x&quot;;IF([.$B672]=&quot;-&quot;;&quot;-&quot;;&quot;ND&quot;)))" office:value-type="string" office:string-value="ND">
            <text:p>ND</text:p>
          </table:table-cell>
          <table:table-cell table:style-name="ce26" table:formula="of:=IF([.B672]=&quot;R&quot;;0;IF([.B672]=&quot;-&quot;;0;4))" office:value-type="float" office:value="4">
            <text:p>4</text:p>
          </table:table-cell>
          <table:table-cell table:style-name="ce26" table:formula="of:=IF([.B672]=&quot;R&quot;;0;COUNTIF([.F672:.I6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3">
            <text:p>243</text:p>
          </table:table-cell>
          <table:table-cell table:style-name="ce6"/>
          <table:table-cell table:style-name="ce6" office:value-type="string">
            <text:p>edit-clear</text:p>
          </table:table-cell>
          <table:table-cell table:style-name="ce18" table:formula="of:=IF([.$B673]=&quot;R&quot;;VLOOKUP([.$C673];[.$C$5:.$I$1017];5;0);IF([.$B673]=&quot;E&quot;;&quot;x&quot;;IF([.$B673]=&quot;-&quot;;&quot;-&quot;;&quot;ND&quot;)))" office:value-type="string" office:string-value="x">
            <text:p>x</text:p>
          </table:table-cell>
          <table:table-cell table:style-name="ce18" table:formula="of:=IF([.$B673]=&quot;R&quot;;VLOOKUP([.$C673];[.$C$5:.$I$1017];5;0);IF([.$B673]=&quot;E&quot;;&quot;x&quot;;IF([.$B673]=&quot;-&quot;;&quot;-&quot;;&quot;ND&quot;)))" office:value-type="string" office:string-value="x">
            <text:p>x</text:p>
          </table:table-cell>
          <table:table-cell table:style-name="ce18" table:formula="of:=IF([.$B673]=&quot;R&quot;;VLOOKUP([.$C673];[.$C$5:.$I$1017];6;0);IF([.$B673]=&quot;E&quot;;&quot;x&quot;;IF([.$B673]=&quot;-&quot;;&quot;-&quot;;&quot;ND&quot;)))" office:value-type="string" office:string-value="x">
            <text:p>x</text:p>
          </table:table-cell>
          <table:table-cell table:style-name="ce18" table:formula="of:=IF([.$B673]=&quot;R&quot;;VLOOKUP([.$C673];[.$C$5:.$I$1017];7;0);IF([.$B673]=&quot;E&quot;;&quot;x&quot;;IF([.$B673]=&quot;-&quot;;&quot;-&quot;;&quot;ND&quot;)))" office:value-type="string" office:string-value="x">
            <text:p>x</text:p>
          </table:table-cell>
          <table:table-cell table:style-name="ce26" table:formula="of:=IF([.B673]=&quot;R&quot;;0;IF([.B673]=&quot;-&quot;;0;4))" office:value-type="float" office:value="4">
            <text:p>4</text:p>
          </table:table-cell>
          <table:table-cell table:style-name="ce26" table:formula="of:=IF([.B673]=&quot;R&quot;;0;COUNTIF([.F673:.I67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4">
            <text:p>244</text:p>
          </table:table-cell>
          <table:table-cell table:style-name="ce6" office:value-type="string">
            <text:p>"first_letter_upper" / capitalize</text:p>
          </table:table-cell>
          <table:table-cell table:style-name="ce6"/>
          <table:table-cell table:style-name="ce18" table:formula="of:=IF([.$B674]=&quot;R&quot;;VLOOKUP([.$C674];[.$C$5:.$I$1017];5;0);IF([.$B674]=&quot;E&quot;;&quot;x&quot;;IF([.$B674]=&quot;-&quot;;&quot;-&quot;;&quot;ND&quot;)))" office:value-type="string" office:string-value="ND">
            <text:p>ND</text:p>
          </table:table-cell>
          <table:table-cell table:style-name="ce18" table:formula="of:=IF([.$B674]=&quot;R&quot;;VLOOKUP([.$C674];[.$C$5:.$I$1017];5;0);IF([.$B674]=&quot;E&quot;;&quot;x&quot;;IF([.$B674]=&quot;-&quot;;&quot;-&quot;;&quot;ND&quot;)))" office:value-type="string" office:string-value="ND">
            <text:p>ND</text:p>
          </table:table-cell>
          <table:table-cell table:style-name="ce18" table:formula="of:=IF([.$B674]=&quot;R&quot;;VLOOKUP([.$C674];[.$C$5:.$I$1017];6;0);IF([.$B674]=&quot;E&quot;;&quot;x&quot;;IF([.$B674]=&quot;-&quot;;&quot;-&quot;;&quot;ND&quot;)))" office:value-type="string" office:string-value="ND">
            <text:p>ND</text:p>
          </table:table-cell>
          <table:table-cell table:style-name="ce18" table:formula="of:=IF([.$B674]=&quot;R&quot;;VLOOKUP([.$C674];[.$C$5:.$I$1017];7;0);IF([.$B674]=&quot;E&quot;;&quot;x&quot;;IF([.$B674]=&quot;-&quot;;&quot;-&quot;;&quot;ND&quot;)))" office:value-type="string" office:string-value="ND">
            <text:p>ND</text:p>
          </table:table-cell>
          <table:table-cell table:style-name="ce26" table:formula="of:=IF([.B674]=&quot;R&quot;;0;IF([.B674]=&quot;-&quot;;0;4))" office:value-type="float" office:value="4">
            <text:p>4</text:p>
          </table:table-cell>
          <table:table-cell table:style-name="ce26" table:formula="of:=IF([.B674]=&quot;R&quot;;0;COUNTIF([.F674:.I6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5">
            <text:p>245</text:p>
          </table:table-cell>
          <table:table-cell table:style-name="ce6" office:value-type="string">
            <text:p>update to “format-font-size-less”</text:p>
          </table:table-cell>
          <table:table-cell table:style-name="ce12" office:value-type="string">
            <text:p>format-font-size-less</text:p>
          </table:table-cell>
          <table:table-cell table:style-name="ce18" table:formula="of:=IF([.$B675]=&quot;R&quot;;VLOOKUP([.$C675];[.$C$5:.$I$1017];5;0);IF([.$B675]=&quot;E&quot;;&quot;x&quot;;IF([.$B675]=&quot;-&quot;;&quot;-&quot;;&quot;ND&quot;)))" office:value-type="string" office:string-value="x">
            <text:p>x</text:p>
          </table:table-cell>
          <table:table-cell table:style-name="ce18" table:formula="of:=IF([.$B675]=&quot;R&quot;;VLOOKUP([.$C675];[.$C$5:.$I$1017];5;0);IF([.$B675]=&quot;E&quot;;&quot;x&quot;;IF([.$B675]=&quot;-&quot;;&quot;-&quot;;&quot;ND&quot;)))" office:value-type="string" office:string-value="x">
            <text:p>x</text:p>
          </table:table-cell>
          <table:table-cell table:style-name="ce18" table:formula="of:=IF([.$B675]=&quot;R&quot;;VLOOKUP([.$C675];[.$C$5:.$I$1017];6;0);IF([.$B675]=&quot;E&quot;;&quot;x&quot;;IF([.$B675]=&quot;-&quot;;&quot;-&quot;;&quot;ND&quot;)))" office:value-type="string" office:string-value="x">
            <text:p>x</text:p>
          </table:table-cell>
          <table:table-cell table:style-name="ce18" table:formula="of:=IF([.$B675]=&quot;R&quot;;VLOOKUP([.$C675];[.$C$5:.$I$1017];7;0);IF([.$B675]=&quot;E&quot;;&quot;x&quot;;IF([.$B675]=&quot;-&quot;;&quot;-&quot;;&quot;ND&quot;)))" office:value-type="string" office:string-value="x">
            <text:p>x</text:p>
          </table:table-cell>
          <table:table-cell table:style-name="ce26" table:formula="of:=IF([.B675]=&quot;R&quot;;0;IF([.B675]=&quot;-&quot;;0;4))" office:value-type="float" office:value="4">
            <text:p>4</text:p>
          </table:table-cell>
          <table:table-cell table:style-name="ce26" table:formula="of:=IF([.B675]=&quot;R&quot;;0;COUNTIF([.F675:.I67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6">
            <text:p>246</text:p>
          </table:table-cell>
          <table:table-cell table:style-name="ce6" office:value-type="string">
            <text:p>update to “format-font-size-more”</text:p>
          </table:table-cell>
          <table:table-cell table:style-name="ce12" office:value-type="string">
            <text:p>format-font-size-more</text:p>
          </table:table-cell>
          <table:table-cell table:style-name="ce18" table:formula="of:=IF([.$B676]=&quot;R&quot;;VLOOKUP([.$C676];[.$C$5:.$I$1017];5;0);IF([.$B676]=&quot;E&quot;;&quot;x&quot;;IF([.$B676]=&quot;-&quot;;&quot;-&quot;;&quot;ND&quot;)))" office:value-type="string" office:string-value="x">
            <text:p>x</text:p>
          </table:table-cell>
          <table:table-cell table:style-name="ce18" table:formula="of:=IF([.$B676]=&quot;R&quot;;VLOOKUP([.$C676];[.$C$5:.$I$1017];5;0);IF([.$B676]=&quot;E&quot;;&quot;x&quot;;IF([.$B676]=&quot;-&quot;;&quot;-&quot;;&quot;ND&quot;)))" office:value-type="string" office:string-value="x">
            <text:p>x</text:p>
          </table:table-cell>
          <table:table-cell table:style-name="ce18" table:formula="of:=IF([.$B676]=&quot;R&quot;;VLOOKUP([.$C676];[.$C$5:.$I$1017];6;0);IF([.$B676]=&quot;E&quot;;&quot;x&quot;;IF([.$B676]=&quot;-&quot;;&quot;-&quot;;&quot;ND&quot;)))" office:value-type="string" office:string-value="x">
            <text:p>x</text:p>
          </table:table-cell>
          <table:table-cell table:style-name="ce18" table:formula="of:=IF([.$B676]=&quot;R&quot;;VLOOKUP([.$C676];[.$C$5:.$I$1017];7;0);IF([.$B676]=&quot;E&quot;;&quot;x&quot;;IF([.$B676]=&quot;-&quot;;&quot;-&quot;;&quot;ND&quot;)))" office:value-type="string" office:string-value="x">
            <text:p>x</text:p>
          </table:table-cell>
          <table:table-cell table:style-name="ce26" table:formula="of:=IF([.B676]=&quot;R&quot;;0;IF([.B676]=&quot;-&quot;;0;4))" office:value-type="float" office:value="4">
            <text:p>4</text:p>
          </table:table-cell>
          <table:table-cell table:style-name="ce26" table:formula="of:=IF([.B676]=&quot;R&quot;;0;COUNTIF([.F676:.I67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6"/>
          <table:table-cell table:style-name="ce12"/>
          <table:table-cell table:style-name="ce18" table:formula="of:=IF([.$B677]=&quot;R&quot;;VLOOKUP([.$C677];[.$C$5:.$I$1017];5;0);IF([.$B677]=&quot;E&quot;;&quot;x&quot;;IF([.$B677]=&quot;-&quot;;&quot;-&quot;;&quot;ND&quot;)))" office:value-type="string" office:string-value="x">
            <text:p>x</text:p>
          </table:table-cell>
          <table:table-cell table:style-name="ce18" table:formula="of:=IF([.$B677]=&quot;R&quot;;VLOOKUP([.$C677];[.$C$5:.$I$1017];5;0);IF([.$B677]=&quot;E&quot;;&quot;x&quot;;IF([.$B677]=&quot;-&quot;;&quot;-&quot;;&quot;ND&quot;)))" office:value-type="string" office:string-value="x">
            <text:p>x</text:p>
          </table:table-cell>
          <table:table-cell table:style-name="ce18" table:formula="of:=IF([.$B677]=&quot;R&quot;;VLOOKUP([.$C677];[.$C$5:.$I$1017];6;0);IF([.$B677]=&quot;E&quot;;&quot;x&quot;;IF([.$B677]=&quot;-&quot;;&quot;-&quot;;&quot;ND&quot;)))" office:value-type="string" office:string-value="x">
            <text:p>x</text:p>
          </table:table-cell>
          <table:table-cell table:style-name="ce18" table:formula="of:=IF([.$B677]=&quot;R&quot;;VLOOKUP([.$C677];[.$C$5:.$I$1017];7;0);IF([.$B677]=&quot;E&quot;;&quot;x&quot;;IF([.$B677]=&quot;-&quot;;&quot;-&quot;;&quot;ND&quot;)))" office:value-type="string" office:string-value="x">
            <text:p>x</text:p>
          </table:table-cell>
          <table:table-cell table:style-name="ce26" table:formula="of:=IF([.B677]=&quot;R&quot;;0;IF([.B677]=&quot;-&quot;;0;4))" office:value-type="float" office:value="0">
            <text:p>0</text:p>
          </table:table-cell>
          <table:table-cell table:style-name="ce26" table:formula="of:=IF([.B677]=&quot;R&quot;;0;COUNTIF([.F677:.I6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6" table:number-columns-repeated="2"/>
          <table:table-cell table:style-name="ce18" table:formula="of:=IF([.$B678]=&quot;R&quot;;VLOOKUP([.$C678];[.$C$5:.$I$1017];5;0);IF([.$B678]=&quot;E&quot;;&quot;x&quot;;IF([.$B678]=&quot;-&quot;;&quot;-&quot;;&quot;ND&quot;)))" office:value-type="string" office:string-value="x">
            <text:p>x</text:p>
          </table:table-cell>
          <table:table-cell table:style-name="ce18" table:formula="of:=IF([.$B678]=&quot;R&quot;;VLOOKUP([.$C678];[.$C$5:.$I$1017];5;0);IF([.$B678]=&quot;E&quot;;&quot;x&quot;;IF([.$B678]=&quot;-&quot;;&quot;-&quot;;&quot;ND&quot;)))" office:value-type="string" office:string-value="x">
            <text:p>x</text:p>
          </table:table-cell>
          <table:table-cell table:style-name="ce18" table:formula="of:=IF([.$B678]=&quot;R&quot;;VLOOKUP([.$C678];[.$C$5:.$I$1017];6;0);IF([.$B678]=&quot;E&quot;;&quot;x&quot;;IF([.$B678]=&quot;-&quot;;&quot;-&quot;;&quot;ND&quot;)))" office:value-type="string" office:string-value="x">
            <text:p>x</text:p>
          </table:table-cell>
          <table:table-cell table:style-name="ce18" table:formula="of:=IF([.$B678]=&quot;R&quot;;VLOOKUP([.$C678];[.$C$5:.$I$1017];7;0);IF([.$B678]=&quot;E&quot;;&quot;x&quot;;IF([.$B678]=&quot;-&quot;;&quot;-&quot;;&quot;ND&quot;)))" office:value-type="string" office:string-value="x">
            <text:p>x</text:p>
          </table:table-cell>
          <table:table-cell table:style-name="ce26" table:formula="of:=IF([.B678]=&quot;R&quot;;0;IF([.B678]=&quot;-&quot;;0;4))" office:value-type="float" office:value="0">
            <text:p>0</text:p>
          </table:table-cell>
          <table:table-cell table:style-name="ce26" table:formula="of:=IF([.B678]=&quot;R&quot;;0;COUNTIF([.F678:.I6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6" table:number-columns-repeated="2"/>
          <table:table-cell table:style-name="ce18" table:formula="of:=IF([.$B679]=&quot;R&quot;;VLOOKUP([.$C679];[.$C$5:.$I$1017];5;0);IF([.$B679]=&quot;E&quot;;&quot;x&quot;;IF([.$B679]=&quot;-&quot;;&quot;-&quot;;&quot;ND&quot;)))" office:value-type="string" office:string-value="x">
            <text:p>x</text:p>
          </table:table-cell>
          <table:table-cell table:style-name="ce18" table:formula="of:=IF([.$B679]=&quot;R&quot;;VLOOKUP([.$C679];[.$C$5:.$I$1017];5;0);IF([.$B679]=&quot;E&quot;;&quot;x&quot;;IF([.$B679]=&quot;-&quot;;&quot;-&quot;;&quot;ND&quot;)))" office:value-type="string" office:string-value="x">
            <text:p>x</text:p>
          </table:table-cell>
          <table:table-cell table:style-name="ce18" table:formula="of:=IF([.$B679]=&quot;R&quot;;VLOOKUP([.$C679];[.$C$5:.$I$1017];6;0);IF([.$B679]=&quot;E&quot;;&quot;x&quot;;IF([.$B679]=&quot;-&quot;;&quot;-&quot;;&quot;ND&quot;)))" office:value-type="string" office:string-value="x">
            <text:p>x</text:p>
          </table:table-cell>
          <table:table-cell table:style-name="ce18" table:formula="of:=IF([.$B679]=&quot;R&quot;;VLOOKUP([.$C679];[.$C$5:.$I$1017];7;0);IF([.$B679]=&quot;E&quot;;&quot;x&quot;;IF([.$B679]=&quot;-&quot;;&quot;-&quot;;&quot;ND&quot;)))" office:value-type="string" office:string-value="x">
            <text:p>x</text:p>
          </table:table-cell>
          <table:table-cell table:style-name="ce26" table:formula="of:=IF([.B679]=&quot;R&quot;;0;IF([.B679]=&quot;-&quot;;0;4))" office:value-type="float" office:value="0">
            <text:p>0</text:p>
          </table:table-cell>
          <table:table-cell table:style-name="ce26" table:formula="of:=IF([.B679]=&quot;R&quot;;0;COUNTIF([.F679:.I6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7">
            <text:p>247</text:p>
          </table:table-cell>
          <table:table-cell table:style-name="ce6"/>
          <table:table-cell table:style-name="ce12" office:value-type="string">
            <text:p>format-stroke-color</text:p>
          </table:table-cell>
          <table:table-cell table:style-name="ce18" table:formula="of:=IF([.$B680]=&quot;R&quot;;VLOOKUP([.$C680];[.$C$5:.$I$1017];5;0);IF([.$B680]=&quot;E&quot;;&quot;x&quot;;IF([.$B680]=&quot;-&quot;;&quot;-&quot;;&quot;ND&quot;)))" office:value-type="string" office:string-value="x">
            <text:p>x</text:p>
          </table:table-cell>
          <table:table-cell table:style-name="ce18" table:formula="of:=IF([.$B680]=&quot;R&quot;;VLOOKUP([.$C680];[.$C$5:.$I$1017];5;0);IF([.$B680]=&quot;E&quot;;&quot;x&quot;;IF([.$B680]=&quot;-&quot;;&quot;-&quot;;&quot;ND&quot;)))" office:value-type="string" office:string-value="x">
            <text:p>x</text:p>
          </table:table-cell>
          <table:table-cell table:style-name="ce18" table:formula="of:=IF([.$B680]=&quot;R&quot;;VLOOKUP([.$C680];[.$C$5:.$I$1017];6;0);IF([.$B680]=&quot;E&quot;;&quot;x&quot;;IF([.$B680]=&quot;-&quot;;&quot;-&quot;;&quot;ND&quot;)))" office:value-type="string" office:string-value="x">
            <text:p>x</text:p>
          </table:table-cell>
          <table:table-cell table:style-name="ce18" table:formula="of:=IF([.$B680]=&quot;R&quot;;VLOOKUP([.$C680];[.$C$5:.$I$1017];7;0);IF([.$B680]=&quot;E&quot;;&quot;x&quot;;IF([.$B680]=&quot;-&quot;;&quot;-&quot;;&quot;ND&quot;)))" office:value-type="string" office:string-value="x">
            <text:p>x</text:p>
          </table:table-cell>
          <table:table-cell table:style-name="ce26" table:formula="of:=IF([.B680]=&quot;R&quot;;0;IF([.B680]=&quot;-&quot;;0;4))" office:value-type="float" office:value="4">
            <text:p>4</text:p>
          </table:table-cell>
          <table:table-cell table:style-name="ce26" table:formula="of:=IF([.B680]=&quot;R&quot;;0;COUNTIF([.F680:.I68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8">
            <text:p>248</text:p>
          </table:table-cell>
          <table:table-cell table:style-name="ce6" office:value-type="string">
            <text:p>“funct” / function symbol</text:p>
          </table:table-cell>
          <table:table-cell table:style-name="ce6"/>
          <table:table-cell table:style-name="ce18" table:formula="of:=IF([.$B681]=&quot;R&quot;;VLOOKUP([.$C681];[.$C$5:.$I$1017];5;0);IF([.$B681]=&quot;E&quot;;&quot;x&quot;;IF([.$B681]=&quot;-&quot;;&quot;-&quot;;&quot;ND&quot;)))" office:value-type="string" office:string-value="ND">
            <text:p>ND</text:p>
          </table:table-cell>
          <table:table-cell table:style-name="ce18" table:formula="of:=IF([.$B681]=&quot;R&quot;;VLOOKUP([.$C681];[.$C$5:.$I$1017];5;0);IF([.$B681]=&quot;E&quot;;&quot;x&quot;;IF([.$B681]=&quot;-&quot;;&quot;-&quot;;&quot;ND&quot;)))" office:value-type="string" office:string-value="ND">
            <text:p>ND</text:p>
          </table:table-cell>
          <table:table-cell table:style-name="ce18" table:formula="of:=IF([.$B681]=&quot;R&quot;;VLOOKUP([.$C681];[.$C$5:.$I$1017];6;0);IF([.$B681]=&quot;E&quot;;&quot;x&quot;;IF([.$B681]=&quot;-&quot;;&quot;-&quot;;&quot;ND&quot;)))" office:value-type="string" office:string-value="ND">
            <text:p>ND</text:p>
          </table:table-cell>
          <table:table-cell table:style-name="ce18" table:formula="of:=IF([.$B681]=&quot;R&quot;;VLOOKUP([.$C681];[.$C$5:.$I$1017];7;0);IF([.$B681]=&quot;E&quot;;&quot;x&quot;;IF([.$B681]=&quot;-&quot;;&quot;-&quot;;&quot;ND&quot;)))" office:value-type="string" office:string-value="ND">
            <text:p>ND</text:p>
          </table:table-cell>
          <table:table-cell table:style-name="ce26" table:formula="of:=IF([.B681]=&quot;R&quot;;0;IF([.B681]=&quot;-&quot;;0;4))" office:value-type="float" office:value="4">
            <text:p>4</text:p>
          </table:table-cell>
          <table:table-cell table:style-name="ce26" table:formula="of:=IF([.B681]=&quot;R&quot;;0;COUNTIF([.F681:.I6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2"/>
          <table:table-cell table:style-name="ce18" table:formula="of:=IF([.$B682]=&quot;R&quot;;VLOOKUP([.$C682];[.$C$5:.$I$1017];5;0);IF([.$B682]=&quot;E&quot;;&quot;x&quot;;IF([.$B682]=&quot;-&quot;;&quot;-&quot;;&quot;ND&quot;)))" office:value-type="string" office:string-value="x">
            <text:p>x</text:p>
          </table:table-cell>
          <table:table-cell table:style-name="ce18" table:formula="of:=IF([.$B682]=&quot;R&quot;;VLOOKUP([.$C682];[.$C$5:.$I$1017];5;0);IF([.$B682]=&quot;E&quot;;&quot;x&quot;;IF([.$B682]=&quot;-&quot;;&quot;-&quot;;&quot;ND&quot;)))" office:value-type="string" office:string-value="x">
            <text:p>x</text:p>
          </table:table-cell>
          <table:table-cell table:style-name="ce18" table:formula="of:=IF([.$B682]=&quot;R&quot;;VLOOKUP([.$C682];[.$C$5:.$I$1017];6;0);IF([.$B682]=&quot;E&quot;;&quot;x&quot;;IF([.$B682]=&quot;-&quot;;&quot;-&quot;;&quot;ND&quot;)))" office:value-type="string" office:string-value="x">
            <text:p>x</text:p>
          </table:table-cell>
          <table:table-cell table:style-name="ce18" table:formula="of:=IF([.$B682]=&quot;R&quot;;VLOOKUP([.$C682];[.$C$5:.$I$1017];7;0);IF([.$B682]=&quot;E&quot;;&quot;x&quot;;IF([.$B682]=&quot;-&quot;;&quot;-&quot;;&quot;ND&quot;)))" office:value-type="string" office:string-value="x">
            <text:p>x</text:p>
          </table:table-cell>
          <table:table-cell table:style-name="ce26" table:formula="of:=IF([.B682]=&quot;R&quot;;0;IF([.B682]=&quot;-&quot;;0;4))" office:value-type="float" office:value="0">
            <text:p>0</text:p>
          </table:table-cell>
          <table:table-cell table:style-name="ce26" table:formula="of:=IF([.B682]=&quot;R&quot;;0;COUNTIF([.F682:.I6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9">
            <text:p>249</text:p>
          </table:table-cell>
          <table:table-cell table:style-name="ce6" office:value-type="string">
            <text:p>hide_table_column / hide-column</text:p>
          </table:table-cell>
          <table:table-cell table:style-name="ce6"/>
          <table:table-cell table:style-name="ce18" table:formula="of:=IF([.$B683]=&quot;R&quot;;VLOOKUP([.$C683];[.$C$5:.$I$1017];5;0);IF([.$B683]=&quot;E&quot;;&quot;x&quot;;IF([.$B683]=&quot;-&quot;;&quot;-&quot;;&quot;ND&quot;)))" office:value-type="string" office:string-value="ND">
            <text:p>ND</text:p>
          </table:table-cell>
          <table:table-cell table:style-name="ce18" table:formula="of:=IF([.$B683]=&quot;R&quot;;VLOOKUP([.$C683];[.$C$5:.$I$1017];5;0);IF([.$B683]=&quot;E&quot;;&quot;x&quot;;IF([.$B683]=&quot;-&quot;;&quot;-&quot;;&quot;ND&quot;)))" office:value-type="string" office:string-value="ND">
            <text:p>ND</text:p>
          </table:table-cell>
          <table:table-cell table:style-name="ce18" table:formula="of:=IF([.$B683]=&quot;R&quot;;VLOOKUP([.$C683];[.$C$5:.$I$1017];6;0);IF([.$B683]=&quot;E&quot;;&quot;x&quot;;IF([.$B683]=&quot;-&quot;;&quot;-&quot;;&quot;ND&quot;)))" office:value-type="string" office:string-value="ND">
            <text:p>ND</text:p>
          </table:table-cell>
          <table:table-cell table:style-name="ce18" table:formula="of:=IF([.$B683]=&quot;R&quot;;VLOOKUP([.$C683];[.$C$5:.$I$1017];7;0);IF([.$B683]=&quot;E&quot;;&quot;x&quot;;IF([.$B683]=&quot;-&quot;;&quot;-&quot;;&quot;ND&quot;)))" office:value-type="string" office:string-value="ND">
            <text:p>ND</text:p>
          </table:table-cell>
          <table:table-cell table:style-name="ce26" table:formula="of:=IF([.B683]=&quot;R&quot;;0;IF([.B683]=&quot;-&quot;;0;4))" office:value-type="float" office:value="4">
            <text:p>4</text:p>
          </table:table-cell>
          <table:table-cell table:style-name="ce26" table:formula="of:=IF([.B683]=&quot;R&quot;;0;COUNTIF([.F683:.I6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0">
            <text:p>250</text:p>
          </table:table-cell>
          <table:table-cell table:style-name="ce6" office:value-type="string">
            <text:p>hide_table_row/ hide-row ?</text:p>
          </table:table-cell>
          <table:table-cell table:style-name="ce6"/>
          <table:table-cell table:style-name="ce18" table:formula="of:=IF([.$B684]=&quot;R&quot;;VLOOKUP([.$C684];[.$C$5:.$I$1017];5;0);IF([.$B684]=&quot;E&quot;;&quot;x&quot;;IF([.$B684]=&quot;-&quot;;&quot;-&quot;;&quot;ND&quot;)))" office:value-type="string" office:string-value="ND">
            <text:p>ND</text:p>
          </table:table-cell>
          <table:table-cell table:style-name="ce18" table:formula="of:=IF([.$B684]=&quot;R&quot;;VLOOKUP([.$C684];[.$C$5:.$I$1017];5;0);IF([.$B684]=&quot;E&quot;;&quot;x&quot;;IF([.$B684]=&quot;-&quot;;&quot;-&quot;;&quot;ND&quot;)))" office:value-type="string" office:string-value="ND">
            <text:p>ND</text:p>
          </table:table-cell>
          <table:table-cell table:style-name="ce18" table:formula="of:=IF([.$B684]=&quot;R&quot;;VLOOKUP([.$C684];[.$C$5:.$I$1017];6;0);IF([.$B684]=&quot;E&quot;;&quot;x&quot;;IF([.$B684]=&quot;-&quot;;&quot;-&quot;;&quot;ND&quot;)))" office:value-type="string" office:string-value="ND">
            <text:p>ND</text:p>
          </table:table-cell>
          <table:table-cell table:style-name="ce18" table:formula="of:=IF([.$B684]=&quot;R&quot;;VLOOKUP([.$C684];[.$C$5:.$I$1017];7;0);IF([.$B684]=&quot;E&quot;;&quot;x&quot;;IF([.$B684]=&quot;-&quot;;&quot;-&quot;;&quot;ND&quot;)))" office:value-type="string" office:string-value="ND">
            <text:p>ND</text:p>
          </table:table-cell>
          <table:table-cell table:style-name="ce26" table:formula="of:=IF([.B684]=&quot;R&quot;;0;IF([.B684]=&quot;-&quot;;0;4))" office:value-type="float" office:value="4">
            <text:p>4</text:p>
          </table:table-cell>
          <table:table-cell table:style-name="ce26" table:formula="of:=IF([.B684]=&quot;R&quot;;0;COUNTIF([.F684:.I6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6" table:number-columns-repeated="2"/>
          <table:table-cell table:style-name="ce18" table:formula="of:=IF([.$B685]=&quot;R&quot;;VLOOKUP([.$C685];[.$C$5:.$I$1017];5;0);IF([.$B685]=&quot;E&quot;;&quot;x&quot;;IF([.$B685]=&quot;-&quot;;&quot;-&quot;;&quot;ND&quot;)))" office:value-type="string" office:string-value="ND">
            <text:p>ND</text:p>
          </table:table-cell>
          <table:table-cell table:style-name="ce18" table:formula="of:=IF([.$B685]=&quot;R&quot;;VLOOKUP([.$C685];[.$C$5:.$I$1017];5;0);IF([.$B685]=&quot;E&quot;;&quot;x&quot;;IF([.$B685]=&quot;-&quot;;&quot;-&quot;;&quot;ND&quot;)))" office:value-type="string" office:string-value="ND">
            <text:p>ND</text:p>
          </table:table-cell>
          <table:table-cell table:style-name="ce18" table:formula="of:=IF([.$B685]=&quot;R&quot;;VLOOKUP([.$C685];[.$C$5:.$I$1017];6;0);IF([.$B685]=&quot;E&quot;;&quot;x&quot;;IF([.$B685]=&quot;-&quot;;&quot;-&quot;;&quot;ND&quot;)))" office:value-type="string" office:string-value="ND">
            <text:p>ND</text:p>
          </table:table-cell>
          <table:table-cell table:style-name="ce18" table:formula="of:=IF([.$B685]=&quot;R&quot;;VLOOKUP([.$C685];[.$C$5:.$I$1017];7;0);IF([.$B685]=&quot;E&quot;;&quot;x&quot;;IF([.$B685]=&quot;-&quot;;&quot;-&quot;;&quot;ND&quot;)))" office:value-type="string" office:string-value="ND">
            <text:p>ND</text:p>
          </table:table-cell>
          <table:table-cell table:style-name="ce26" table:formula="of:=IF([.B685]=&quot;R&quot;;0;IF([.B685]=&quot;-&quot;;0;4))" office:value-type="float" office:value="0">
            <text:p>0</text:p>
          </table:table-cell>
          <table:table-cell table:style-name="ce26" table:formula="of:=IF([.B685]=&quot;R&quot;;0;COUNTIF([.F685:.I6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6" table:number-columns-repeated="2"/>
          <table:table-cell table:style-name="ce18" table:formula="of:=IF([.$B686]=&quot;R&quot;;VLOOKUP([.$C686];[.$C$5:.$I$1017];5;0);IF([.$B686]=&quot;E&quot;;&quot;x&quot;;IF([.$B686]=&quot;-&quot;;&quot;-&quot;;&quot;ND&quot;)))" office:value-type="string" office:string-value="ND">
            <text:p>ND</text:p>
          </table:table-cell>
          <table:table-cell table:style-name="ce18" table:formula="of:=IF([.$B686]=&quot;R&quot;;VLOOKUP([.$C686];[.$C$5:.$I$1017];5;0);IF([.$B686]=&quot;E&quot;;&quot;x&quot;;IF([.$B686]=&quot;-&quot;;&quot;-&quot;;&quot;ND&quot;)))" office:value-type="string" office:string-value="ND">
            <text:p>ND</text:p>
          </table:table-cell>
          <table:table-cell table:style-name="ce18" table:formula="of:=IF([.$B686]=&quot;R&quot;;VLOOKUP([.$C686];[.$C$5:.$I$1017];6;0);IF([.$B686]=&quot;E&quot;;&quot;x&quot;;IF([.$B686]=&quot;-&quot;;&quot;-&quot;;&quot;ND&quot;)))" office:value-type="string" office:string-value="ND">
            <text:p>ND</text:p>
          </table:table-cell>
          <table:table-cell table:style-name="ce18" table:formula="of:=IF([.$B686]=&quot;R&quot;;VLOOKUP([.$C686];[.$C$5:.$I$1017];7;0);IF([.$B686]=&quot;E&quot;;&quot;x&quot;;IF([.$B686]=&quot;-&quot;;&quot;-&quot;;&quot;ND&quot;)))" office:value-type="string" office:string-value="ND">
            <text:p>ND</text:p>
          </table:table-cell>
          <table:table-cell table:style-name="ce26" table:formula="of:=IF([.B686]=&quot;R&quot;;0;IF([.B686]=&quot;-&quot;;0;4))" office:value-type="float" office:value="0">
            <text:p>0</text:p>
          </table:table-cell>
          <table:table-cell table:style-name="ce26" table:formula="of:=IF([.B686]=&quot;R&quot;;0;COUNTIF([.F686:.I6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9">
            <text:p>229</text:p>
          </table:table-cell>
          <table:table-cell table:style-name="ce6" table:number-columns-repeated="2"/>
          <table:table-cell table:style-name="ce18" table:formula="of:=IF([.$B687]=&quot;R&quot;;VLOOKUP([.$C687];[.$C$5:.$I$1017];5;0);IF([.$B687]=&quot;E&quot;;&quot;x&quot;;IF([.$B687]=&quot;-&quot;;&quot;-&quot;;&quot;ND&quot;)))" office:value-type="string" office:string-value="ND">
            <text:p>ND</text:p>
          </table:table-cell>
          <table:table-cell table:style-name="ce18" table:formula="of:=IF([.$B687]=&quot;R&quot;;VLOOKUP([.$C687];[.$C$5:.$I$1017];5;0);IF([.$B687]=&quot;E&quot;;&quot;x&quot;;IF([.$B687]=&quot;-&quot;;&quot;-&quot;;&quot;ND&quot;)))" office:value-type="string" office:string-value="ND">
            <text:p>ND</text:p>
          </table:table-cell>
          <table:table-cell table:style-name="ce18" table:formula="of:=IF([.$B687]=&quot;R&quot;;VLOOKUP([.$C687];[.$C$5:.$I$1017];6;0);IF([.$B687]=&quot;E&quot;;&quot;x&quot;;IF([.$B687]=&quot;-&quot;;&quot;-&quot;;&quot;ND&quot;)))" office:value-type="string" office:string-value="ND">
            <text:p>ND</text:p>
          </table:table-cell>
          <table:table-cell table:style-name="ce18" table:formula="of:=IF([.$B687]=&quot;R&quot;;VLOOKUP([.$C687];[.$C$5:.$I$1017];7;0);IF([.$B687]=&quot;E&quot;;&quot;x&quot;;IF([.$B687]=&quot;-&quot;;&quot;-&quot;;&quot;ND&quot;)))" office:value-type="string" office:string-value="ND">
            <text:p>ND</text:p>
          </table:table-cell>
          <table:table-cell table:style-name="ce26" table:formula="of:=IF([.B687]=&quot;R&quot;;0;IF([.B687]=&quot;-&quot;;0;4))" office:value-type="float" office:value="0">
            <text:p>0</text:p>
          </table:table-cell>
          <table:table-cell table:style-name="ce26" table:formula="of:=IF([.B687]=&quot;R&quot;;0;COUNTIF([.F687:.I6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1">
            <text:p>251</text:p>
          </table:table-cell>
          <table:table-cell table:style-name="ce6" office:value-type="string">
            <text:p>“insertcellcopy” / copy-cell ??</text:p>
          </table:table-cell>
          <table:table-cell table:style-name="ce6"/>
          <table:table-cell table:style-name="ce18" table:formula="of:=IF([.$B688]=&quot;R&quot;;VLOOKUP([.$C688];[.$C$5:.$I$1017];5;0);IF([.$B688]=&quot;E&quot;;&quot;x&quot;;IF([.$B688]=&quot;-&quot;;&quot;-&quot;;&quot;ND&quot;)))" office:value-type="string" office:string-value="ND">
            <text:p>ND</text:p>
          </table:table-cell>
          <table:table-cell table:style-name="ce18" table:formula="of:=IF([.$B688]=&quot;R&quot;;VLOOKUP([.$C688];[.$C$5:.$I$1017];5;0);IF([.$B688]=&quot;E&quot;;&quot;x&quot;;IF([.$B688]=&quot;-&quot;;&quot;-&quot;;&quot;ND&quot;)))" office:value-type="string" office:string-value="ND">
            <text:p>ND</text:p>
          </table:table-cell>
          <table:table-cell table:style-name="ce18" table:formula="of:=IF([.$B688]=&quot;R&quot;;VLOOKUP([.$C688];[.$C$5:.$I$1017];6;0);IF([.$B688]=&quot;E&quot;;&quot;x&quot;;IF([.$B688]=&quot;-&quot;;&quot;-&quot;;&quot;ND&quot;)))" office:value-type="string" office:string-value="ND">
            <text:p>ND</text:p>
          </table:table-cell>
          <table:table-cell table:style-name="ce18" table:formula="of:=IF([.$B688]=&quot;R&quot;;VLOOKUP([.$C688];[.$C$5:.$I$1017];7;0);IF([.$B688]=&quot;E&quot;;&quot;x&quot;;IF([.$B688]=&quot;-&quot;;&quot;-&quot;;&quot;ND&quot;)))" office:value-type="string" office:string-value="ND">
            <text:p>ND</text:p>
          </table:table-cell>
          <table:table-cell table:style-name="ce26" table:formula="of:=IF([.B688]=&quot;R&quot;;0;IF([.B688]=&quot;-&quot;;0;4))" office:value-type="float" office:value="4">
            <text:p>4</text:p>
          </table:table-cell>
          <table:table-cell table:style-name="ce26" table:formula="of:=IF([.B688]=&quot;R&quot;;0;COUNTIF([.F688:.I6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2">
            <text:p>252</text:p>
          </table:table-cell>
          <table:table-cell table:style-name="ce6" office:value-type="string">
            <text:p>update to “insert-link”</text:p>
          </table:table-cell>
          <table:table-cell table:style-name="ce6" office:value-type="string">
            <text:p>insert-link</text:p>
          </table:table-cell>
          <table:table-cell table:style-name="ce18" table:formula="of:=IF([.$B689]=&quot;R&quot;;VLOOKUP([.$C689];[.$C$5:.$I$1017];5;0);IF([.$B689]=&quot;E&quot;;&quot;x&quot;;IF([.$B689]=&quot;-&quot;;&quot;-&quot;;&quot;ND&quot;)))" office:value-type="string" office:string-value="x">
            <text:p>x</text:p>
          </table:table-cell>
          <table:table-cell table:style-name="ce18" table:formula="of:=IF([.$B689]=&quot;R&quot;;VLOOKUP([.$C689];[.$C$5:.$I$1017];5;0);IF([.$B689]=&quot;E&quot;;&quot;x&quot;;IF([.$B689]=&quot;-&quot;;&quot;-&quot;;&quot;ND&quot;)))" office:value-type="string" office:string-value="x">
            <text:p>x</text:p>
          </table:table-cell>
          <table:table-cell table:style-name="ce18" table:formula="of:=IF([.$B689]=&quot;R&quot;;VLOOKUP([.$C689];[.$C$5:.$I$1017];6;0);IF([.$B689]=&quot;E&quot;;&quot;x&quot;;IF([.$B689]=&quot;-&quot;;&quot;-&quot;;&quot;ND&quot;)))" office:value-type="string" office:string-value="x">
            <text:p>x</text:p>
          </table:table-cell>
          <table:table-cell table:style-name="ce18" table:formula="of:=IF([.$B689]=&quot;R&quot;;VLOOKUP([.$C689];[.$C$5:.$I$1017];7;0);IF([.$B689]=&quot;E&quot;;&quot;x&quot;;IF([.$B689]=&quot;-&quot;;&quot;-&quot;;&quot;ND&quot;)))" office:value-type="string" office:string-value="x">
            <text:p>x</text:p>
          </table:table-cell>
          <table:table-cell table:style-name="ce26" table:formula="of:=IF([.B689]=&quot;R&quot;;0;IF([.B689]=&quot;-&quot;;0;4))" office:value-type="float" office:value="4">
            <text:p>4</text:p>
          </table:table-cell>
          <table:table-cell table:style-name="ce26" table:formula="of:=IF([.B689]=&quot;R&quot;;0;COUNTIF([.F689:.I68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3">
            <text:p>253</text:p>
          </table:table-cell>
          <table:table-cell table:style-name="ce6" office:value-type="string">
            <text:p>“inspector” ?? </text:p>
          </table:table-cell>
          <table:table-cell table:style-name="ce6"/>
          <table:table-cell table:style-name="ce18" table:formula="of:=IF([.$B690]=&quot;R&quot;;VLOOKUP([.$C690];[.$C$5:.$I$1017];5;0);IF([.$B690]=&quot;E&quot;;&quot;x&quot;;IF([.$B690]=&quot;-&quot;;&quot;-&quot;;&quot;ND&quot;)))" office:value-type="string" office:string-value="ND">
            <text:p>ND</text:p>
          </table:table-cell>
          <table:table-cell table:style-name="ce18" table:formula="of:=IF([.$B690]=&quot;R&quot;;VLOOKUP([.$C690];[.$C$5:.$I$1017];5;0);IF([.$B690]=&quot;E&quot;;&quot;x&quot;;IF([.$B690]=&quot;-&quot;;&quot;-&quot;;&quot;ND&quot;)))" office:value-type="string" office:string-value="ND">
            <text:p>ND</text:p>
          </table:table-cell>
          <table:table-cell table:style-name="ce18" table:formula="of:=IF([.$B690]=&quot;R&quot;;VLOOKUP([.$C690];[.$C$5:.$I$1017];6;0);IF([.$B690]=&quot;E&quot;;&quot;x&quot;;IF([.$B690]=&quot;-&quot;;&quot;-&quot;;&quot;ND&quot;)))" office:value-type="string" office:string-value="ND">
            <text:p>ND</text:p>
          </table:table-cell>
          <table:table-cell table:style-name="ce18" table:formula="of:=IF([.$B690]=&quot;R&quot;;VLOOKUP([.$C690];[.$C$5:.$I$1017];7;0);IF([.$B690]=&quot;E&quot;;&quot;x&quot;;IF([.$B690]=&quot;-&quot;;&quot;-&quot;;&quot;ND&quot;)))" office:value-type="string" office:string-value="ND">
            <text:p>ND</text:p>
          </table:table-cell>
          <table:table-cell table:style-name="ce26" table:formula="of:=IF([.B690]=&quot;R&quot;;0;IF([.B690]=&quot;-&quot;;0;4))" office:value-type="float" office:value="4">
            <text:p>4</text:p>
          </table:table-cell>
          <table:table-cell table:style-name="ce26" table:formula="of:=IF([.B690]=&quot;R&quot;;0;COUNTIF([.F690:.I6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4">
            <text:p>254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kilpper</text:p>
          </table:table-cell>
          <table:table-cell table:style-name="ce18" table:formula="of:=IF([.$B691]=&quot;R&quot;;VLOOKUP([.$C691];[.$C$5:.$I$1017];5;0);IF([.$B691]=&quot;E&quot;;&quot;x&quot;;IF([.$B691]=&quot;-&quot;;&quot;-&quot;;&quot;ND&quot;)))" office:value-type="string" office:string-value="x">
            <text:p>x</text:p>
          </table:table-cell>
          <table:table-cell table:style-name="ce18" table:formula="of:=IF([.$B691]=&quot;R&quot;;VLOOKUP([.$C691];[.$C$5:.$I$1017];5;0);IF([.$B691]=&quot;E&quot;;&quot;x&quot;;IF([.$B691]=&quot;-&quot;;&quot;-&quot;;&quot;ND&quot;)))" office:value-type="string" office:string-value="x">
            <text:p>x</text:p>
          </table:table-cell>
          <table:table-cell table:style-name="ce18" table:formula="of:=IF([.$B691]=&quot;R&quot;;VLOOKUP([.$C691];[.$C$5:.$I$1017];6;0);IF([.$B691]=&quot;E&quot;;&quot;x&quot;;IF([.$B691]=&quot;-&quot;;&quot;-&quot;;&quot;ND&quot;)))" office:value-type="string" office:string-value="x">
            <text:p>x</text:p>
          </table:table-cell>
          <table:table-cell table:style-name="ce18" table:formula="of:=IF([.$B691]=&quot;R&quot;;VLOOKUP([.$C691];[.$C$5:.$I$1017];7;0);IF([.$B691]=&quot;E&quot;;&quot;x&quot;;IF([.$B691]=&quot;-&quot;;&quot;-&quot;;&quot;ND&quot;)))" office:value-type="string" office:string-value="x">
            <text:p>x</text:p>
          </table:table-cell>
          <table:table-cell table:style-name="ce26" table:formula="of:=IF([.B691]=&quot;R&quot;;0;IF([.B691]=&quot;-&quot;;0;4))" office:value-type="float" office:value="4">
            <text:p>4</text:p>
          </table:table-cell>
          <table:table-cell table:style-name="ce26" table:formula="of:=IF([.B691]=&quot;R&quot;;0;COUNTIF([.F691:.I69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5">
            <text:p>255</text:p>
          </table:table-cell>
          <table:table-cell table:style-name="ce6" office:value-type="string">
            <text:p>“mergecell-horizontal” / cell-merge-horizontal?</text:p>
          </table:table-cell>
          <table:table-cell table:style-name="ce6"/>
          <table:table-cell table:style-name="ce18" table:formula="of:=IF([.$B692]=&quot;R&quot;;VLOOKUP([.$C692];[.$C$5:.$I$1017];5;0);IF([.$B692]=&quot;E&quot;;&quot;x&quot;;IF([.$B692]=&quot;-&quot;;&quot;-&quot;;&quot;ND&quot;)))" office:value-type="string" office:string-value="ND">
            <text:p>ND</text:p>
          </table:table-cell>
          <table:table-cell table:style-name="ce18" table:formula="of:=IF([.$B692]=&quot;R&quot;;VLOOKUP([.$C692];[.$C$5:.$I$1017];5;0);IF([.$B692]=&quot;E&quot;;&quot;x&quot;;IF([.$B692]=&quot;-&quot;;&quot;-&quot;;&quot;ND&quot;)))" office:value-type="string" office:string-value="ND">
            <text:p>ND</text:p>
          </table:table-cell>
          <table:table-cell table:style-name="ce18" table:formula="of:=IF([.$B692]=&quot;R&quot;;VLOOKUP([.$C692];[.$C$5:.$I$1017];6;0);IF([.$B692]=&quot;E&quot;;&quot;x&quot;;IF([.$B692]=&quot;-&quot;;&quot;-&quot;;&quot;ND&quot;)))" office:value-type="string" office:string-value="ND">
            <text:p>ND</text:p>
          </table:table-cell>
          <table:table-cell table:style-name="ce18" table:formula="of:=IF([.$B692]=&quot;R&quot;;VLOOKUP([.$C692];[.$C$5:.$I$1017];7;0);IF([.$B692]=&quot;E&quot;;&quot;x&quot;;IF([.$B692]=&quot;-&quot;;&quot;-&quot;;&quot;ND&quot;)))" office:value-type="string" office:string-value="ND">
            <text:p>ND</text:p>
          </table:table-cell>
          <table:table-cell table:style-name="ce26" table:formula="of:=IF([.B692]=&quot;R&quot;;0;IF([.B692]=&quot;-&quot;;0;4))" office:value-type="float" office:value="4">
            <text:p>4</text:p>
          </table:table-cell>
          <table:table-cell table:style-name="ce26" table:formula="of:=IF([.B692]=&quot;R&quot;;0;COUNTIF([.F692:.I6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6">
            <text:p>256</text:p>
          </table:table-cell>
          <table:table-cell table:style-name="ce6" office:value-type="string">
            <text:p>“mergecell-vertical” / cell-merge-vertical?</text:p>
          </table:table-cell>
          <table:table-cell table:style-name="ce6"/>
          <table:table-cell table:style-name="ce18" table:formula="of:=IF([.$B693]=&quot;R&quot;;VLOOKUP([.$C693];[.$C$5:.$I$1017];5;0);IF([.$B693]=&quot;E&quot;;&quot;x&quot;;IF([.$B693]=&quot;-&quot;;&quot;-&quot;;&quot;ND&quot;)))" office:value-type="string" office:string-value="ND">
            <text:p>ND</text:p>
          </table:table-cell>
          <table:table-cell table:style-name="ce18" table:formula="of:=IF([.$B693]=&quot;R&quot;;VLOOKUP([.$C693];[.$C$5:.$I$1017];5;0);IF([.$B693]=&quot;E&quot;;&quot;x&quot;;IF([.$B693]=&quot;-&quot;;&quot;-&quot;;&quot;ND&quot;)))" office:value-type="string" office:string-value="ND">
            <text:p>ND</text:p>
          </table:table-cell>
          <table:table-cell table:style-name="ce18" table:formula="of:=IF([.$B693]=&quot;R&quot;;VLOOKUP([.$C693];[.$C$5:.$I$1017];6;0);IF([.$B693]=&quot;E&quot;;&quot;x&quot;;IF([.$B693]=&quot;-&quot;;&quot;-&quot;;&quot;ND&quot;)))" office:value-type="string" office:string-value="ND">
            <text:p>ND</text:p>
          </table:table-cell>
          <table:table-cell table:style-name="ce18" table:formula="of:=IF([.$B693]=&quot;R&quot;;VLOOKUP([.$C693];[.$C$5:.$I$1017];7;0);IF([.$B693]=&quot;E&quot;;&quot;x&quot;;IF([.$B693]=&quot;-&quot;;&quot;-&quot;;&quot;ND&quot;)))" office:value-type="string" office:string-value="ND">
            <text:p>ND</text:p>
          </table:table-cell>
          <table:table-cell table:style-name="ce26" table:formula="of:=IF([.B693]=&quot;R&quot;;0;IF([.B693]=&quot;-&quot;;0;4))" office:value-type="float" office:value="4">
            <text:p>4</text:p>
          </table:table-cell>
          <table:table-cell table:style-name="ce26" table:formula="of:=IF([.B693]=&quot;R&quot;;0;COUNTIF([.F693:.I6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7">
            <text:p>257</text:p>
          </table:table-cell>
          <table:table-cell table:style-name="ce6" office:value-type="string">
            <text:p>“mergecell” / cell-merge ?</text:p>
          </table:table-cell>
          <table:table-cell table:style-name="ce6"/>
          <table:table-cell table:style-name="ce18" table:formula="of:=IF([.$B694]=&quot;R&quot;;VLOOKUP([.$C694];[.$C$5:.$I$1017];5;0);IF([.$B694]=&quot;E&quot;;&quot;x&quot;;IF([.$B694]=&quot;-&quot;;&quot;-&quot;;&quot;ND&quot;)))" office:value-type="string" office:string-value="ND">
            <text:p>ND</text:p>
          </table:table-cell>
          <table:table-cell table:style-name="ce18" table:formula="of:=IF([.$B694]=&quot;R&quot;;VLOOKUP([.$C694];[.$C$5:.$I$1017];5;0);IF([.$B694]=&quot;E&quot;;&quot;x&quot;;IF([.$B694]=&quot;-&quot;;&quot;-&quot;;&quot;ND&quot;)))" office:value-type="string" office:string-value="ND">
            <text:p>ND</text:p>
          </table:table-cell>
          <table:table-cell table:style-name="ce18" table:formula="of:=IF([.$B694]=&quot;R&quot;;VLOOKUP([.$C694];[.$C$5:.$I$1017];6;0);IF([.$B694]=&quot;E&quot;;&quot;x&quot;;IF([.$B694]=&quot;-&quot;;&quot;-&quot;;&quot;ND&quot;)))" office:value-type="string" office:string-value="ND">
            <text:p>ND</text:p>
          </table:table-cell>
          <table:table-cell table:style-name="ce18" table:formula="of:=IF([.$B694]=&quot;R&quot;;VLOOKUP([.$C694];[.$C$5:.$I$1017];7;0);IF([.$B694]=&quot;E&quot;;&quot;x&quot;;IF([.$B694]=&quot;-&quot;;&quot;-&quot;;&quot;ND&quot;)))" office:value-type="string" office:string-value="ND">
            <text:p>ND</text:p>
          </table:table-cell>
          <table:table-cell table:style-name="ce26" table:formula="of:=IF([.B694]=&quot;R&quot;;0;IF([.B694]=&quot;-&quot;;0;4))" office:value-type="float" office:value="4">
            <text:p>4</text:p>
          </table:table-cell>
          <table:table-cell table:style-name="ce26" table:formula="of:=IF([.B694]=&quot;R&quot;;0;COUNTIF([.F694:.I6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8">
            <text:p>258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network-server-database</text:p>
          </table:table-cell>
          <table:table-cell table:style-name="ce18" table:formula="of:=IF([.$B695]=&quot;R&quot;;VLOOKUP([.$C695];[.$C$5:.$I$1017];5;0);IF([.$B695]=&quot;E&quot;;&quot;x&quot;;IF([.$B695]=&quot;-&quot;;&quot;-&quot;;&quot;ND&quot;)))" office:value-type="string" office:string-value="x">
            <text:p>x</text:p>
          </table:table-cell>
          <table:table-cell table:style-name="ce18" table:formula="of:=IF([.$B695]=&quot;R&quot;;VLOOKUP([.$C695];[.$C$5:.$I$1017];5;0);IF([.$B695]=&quot;E&quot;;&quot;x&quot;;IF([.$B695]=&quot;-&quot;;&quot;-&quot;;&quot;ND&quot;)))" office:value-type="string" office:string-value="x">
            <text:p>x</text:p>
          </table:table-cell>
          <table:table-cell table:style-name="ce18" table:formula="of:=IF([.$B695]=&quot;R&quot;;VLOOKUP([.$C695];[.$C$5:.$I$1017];6;0);IF([.$B695]=&quot;E&quot;;&quot;x&quot;;IF([.$B695]=&quot;-&quot;;&quot;-&quot;;&quot;ND&quot;)))" office:value-type="string" office:string-value="x">
            <text:p>x</text:p>
          </table:table-cell>
          <table:table-cell table:style-name="ce18" table:formula="of:=IF([.$B695]=&quot;R&quot;;VLOOKUP([.$C695];[.$C$5:.$I$1017];7;0);IF([.$B695]=&quot;E&quot;;&quot;x&quot;;IF([.$B695]=&quot;-&quot;;&quot;-&quot;;&quot;ND&quot;)))" office:value-type="string" office:string-value="x">
            <text:p>x</text:p>
          </table:table-cell>
          <table:table-cell table:style-name="ce26" table:formula="of:=IF([.B695]=&quot;R&quot;;0;IF([.B695]=&quot;-&quot;;0;4))" office:value-type="float" office:value="4">
            <text:p>4</text:p>
          </table:table-cell>
          <table:table-cell table:style-name="ce26" table:formula="of:=IF([.B695]=&quot;R&quot;;0;COUNTIF([.F695:.I6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9">
            <text:p>259</text:p>
          </table:table-cell>
          <table:table-cell table:style-name="ce6" office:value-type="string">
            <text:p>“prec_minus” / precision-decrease</text:p>
          </table:table-cell>
          <table:table-cell table:style-name="ce6"/>
          <table:table-cell table:style-name="ce18" table:formula="of:=IF([.$B696]=&quot;R&quot;;VLOOKUP([.$C696];[.$C$5:.$I$1017];5;0);IF([.$B696]=&quot;E&quot;;&quot;x&quot;;IF([.$B696]=&quot;-&quot;;&quot;-&quot;;&quot;ND&quot;)))" office:value-type="string" office:string-value="ND">
            <text:p>ND</text:p>
          </table:table-cell>
          <table:table-cell table:style-name="ce18" table:formula="of:=IF([.$B696]=&quot;R&quot;;VLOOKUP([.$C696];[.$C$5:.$I$1017];5;0);IF([.$B696]=&quot;E&quot;;&quot;x&quot;;IF([.$B696]=&quot;-&quot;;&quot;-&quot;;&quot;ND&quot;)))" office:value-type="string" office:string-value="ND">
            <text:p>ND</text:p>
          </table:table-cell>
          <table:table-cell table:style-name="ce18" table:formula="of:=IF([.$B696]=&quot;R&quot;;VLOOKUP([.$C696];[.$C$5:.$I$1017];6;0);IF([.$B696]=&quot;E&quot;;&quot;x&quot;;IF([.$B696]=&quot;-&quot;;&quot;-&quot;;&quot;ND&quot;)))" office:value-type="string" office:string-value="ND">
            <text:p>ND</text:p>
          </table:table-cell>
          <table:table-cell table:style-name="ce18" table:formula="of:=IF([.$B696]=&quot;R&quot;;VLOOKUP([.$C696];[.$C$5:.$I$1017];7;0);IF([.$B696]=&quot;E&quot;;&quot;x&quot;;IF([.$B696]=&quot;-&quot;;&quot;-&quot;;&quot;ND&quot;)))" office:value-type="string" office:string-value="ND">
            <text:p>ND</text:p>
          </table:table-cell>
          <table:table-cell table:style-name="ce26" table:formula="of:=IF([.B696]=&quot;R&quot;;0;IF([.B696]=&quot;-&quot;;0;4))" office:value-type="float" office:value="4">
            <text:p>4</text:p>
          </table:table-cell>
          <table:table-cell table:style-name="ce26" table:formula="of:=IF([.B696]=&quot;R&quot;;0;COUNTIF([.F696:.I6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0">
            <text:p>260</text:p>
          </table:table-cell>
          <table:table-cell table:style-name="ce6" office:value-type="string">
            <text:p>“prec_plus” / precision-increas?</text:p>
          </table:table-cell>
          <table:table-cell table:style-name="ce6"/>
          <table:table-cell table:style-name="ce18" table:formula="of:=IF([.$B697]=&quot;R&quot;;VLOOKUP([.$C697];[.$C$5:.$I$1017];5;0);IF([.$B697]=&quot;E&quot;;&quot;x&quot;;IF([.$B697]=&quot;-&quot;;&quot;-&quot;;&quot;ND&quot;)))" office:value-type="string" office:string-value="ND">
            <text:p>ND</text:p>
          </table:table-cell>
          <table:table-cell table:style-name="ce18" table:formula="of:=IF([.$B697]=&quot;R&quot;;VLOOKUP([.$C697];[.$C$5:.$I$1017];5;0);IF([.$B697]=&quot;E&quot;;&quot;x&quot;;IF([.$B697]=&quot;-&quot;;&quot;-&quot;;&quot;ND&quot;)))" office:value-type="string" office:string-value="ND">
            <text:p>ND</text:p>
          </table:table-cell>
          <table:table-cell table:style-name="ce18" table:formula="of:=IF([.$B697]=&quot;R&quot;;VLOOKUP([.$C697];[.$C$5:.$I$1017];6;0);IF([.$B697]=&quot;E&quot;;&quot;x&quot;;IF([.$B697]=&quot;-&quot;;&quot;-&quot;;&quot;ND&quot;)))" office:value-type="string" office:string-value="ND">
            <text:p>ND</text:p>
          </table:table-cell>
          <table:table-cell table:style-name="ce18" table:formula="of:=IF([.$B697]=&quot;R&quot;;VLOOKUP([.$C697];[.$C$5:.$I$1017];7;0);IF([.$B697]=&quot;E&quot;;&quot;x&quot;;IF([.$B697]=&quot;-&quot;;&quot;-&quot;;&quot;ND&quot;)))" office:value-type="string" office:string-value="ND">
            <text:p>ND</text:p>
          </table:table-cell>
          <table:table-cell table:style-name="ce26" table:formula="of:=IF([.B697]=&quot;R&quot;;0;IF([.B697]=&quot;-&quot;;0;4))" office:value-type="float" office:value="4">
            <text:p>4</text:p>
          </table:table-cell>
          <table:table-cell table:style-name="ce26" table:formula="of:=IF([.B697]=&quot;R&quot;;0;COUNTIF([.F697:.I6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30">
            <text:p>230</text:p>
          </table:table-cell>
          <table:table-cell table:style-name="ce6" table:number-columns-repeated="2"/>
          <table:table-cell table:style-name="ce18" table:formula="of:=IF([.$B698]=&quot;R&quot;;VLOOKUP([.$C698];[.$C$5:.$I$1017];5;0);IF([.$B698]=&quot;E&quot;;&quot;x&quot;;IF([.$B698]=&quot;-&quot;;&quot;-&quot;;&quot;ND&quot;)))" office:value-type="string" office:string-value="ND">
            <text:p>ND</text:p>
          </table:table-cell>
          <table:table-cell table:style-name="ce18" table:formula="of:=IF([.$B698]=&quot;R&quot;;VLOOKUP([.$C698];[.$C$5:.$I$1017];5;0);IF([.$B698]=&quot;E&quot;;&quot;x&quot;;IF([.$B698]=&quot;-&quot;;&quot;-&quot;;&quot;ND&quot;)))" office:value-type="string" office:string-value="ND">
            <text:p>ND</text:p>
          </table:table-cell>
          <table:table-cell table:style-name="ce18" table:formula="of:=IF([.$B698]=&quot;R&quot;;VLOOKUP([.$C698];[.$C$5:.$I$1017];6;0);IF([.$B698]=&quot;E&quot;;&quot;x&quot;;IF([.$B698]=&quot;-&quot;;&quot;-&quot;;&quot;ND&quot;)))" office:value-type="string" office:string-value="ND">
            <text:p>ND</text:p>
          </table:table-cell>
          <table:table-cell table:style-name="ce18" table:formula="of:=IF([.$B698]=&quot;R&quot;;VLOOKUP([.$C698];[.$C$5:.$I$1017];7;0);IF([.$B698]=&quot;E&quot;;&quot;x&quot;;IF([.$B698]=&quot;-&quot;;&quot;-&quot;;&quot;ND&quot;)))" office:value-type="string" office:string-value="ND">
            <text:p>ND</text:p>
          </table:table-cell>
          <table:table-cell table:style-name="ce26" table:formula="of:=IF([.B698]=&quot;R&quot;;0;IF([.B698]=&quot;-&quot;;0;4))" office:value-type="float" office:value="0">
            <text:p>0</text:p>
          </table:table-cell>
          <table:table-cell table:style-name="ce26" table:formula="of:=IF([.B698]=&quot;R&quot;;0;COUNTIF([.F698:.I6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1">
            <text:p>261</text:p>
          </table:table-cell>
          <table:table-cell table:style-name="ce6" office:value-type="string">
            <text:p>remove comment</text:p>
            <text:p>use list-remove / archive-remove ??</text:p>
          </table:table-cell>
          <table:table-cell table:style-name="ce6"/>
          <table:table-cell table:style-name="ce18" table:formula="of:=IF([.$B699]=&quot;R&quot;;VLOOKUP([.$C699];[.$C$5:.$I$1017];5;0);IF([.$B699]=&quot;E&quot;;&quot;x&quot;;IF([.$B699]=&quot;-&quot;;&quot;-&quot;;&quot;ND&quot;)))" office:value-type="string" office:string-value="ND">
            <text:p>ND</text:p>
          </table:table-cell>
          <table:table-cell table:style-name="ce18" table:formula="of:=IF([.$B699]=&quot;R&quot;;VLOOKUP([.$C699];[.$C$5:.$I$1017];5;0);IF([.$B699]=&quot;E&quot;;&quot;x&quot;;IF([.$B699]=&quot;-&quot;;&quot;-&quot;;&quot;ND&quot;)))" office:value-type="string" office:string-value="ND">
            <text:p>ND</text:p>
          </table:table-cell>
          <table:table-cell table:style-name="ce18" table:formula="of:=IF([.$B699]=&quot;R&quot;;VLOOKUP([.$C699];[.$C$5:.$I$1017];6;0);IF([.$B699]=&quot;E&quot;;&quot;x&quot;;IF([.$B699]=&quot;-&quot;;&quot;-&quot;;&quot;ND&quot;)))" office:value-type="string" office:string-value="ND">
            <text:p>ND</text:p>
          </table:table-cell>
          <table:table-cell table:style-name="ce18" table:formula="of:=IF([.$B699]=&quot;R&quot;;VLOOKUP([.$C699];[.$C$5:.$I$1017];7;0);IF([.$B699]=&quot;E&quot;;&quot;x&quot;;IF([.$B699]=&quot;-&quot;;&quot;-&quot;;&quot;ND&quot;)))" office:value-type="string" office:string-value="ND">
            <text:p>ND</text:p>
          </table:table-cell>
          <table:table-cell table:style-name="ce26" table:formula="of:=IF([.B699]=&quot;R&quot;;0;IF([.B699]=&quot;-&quot;;0;4))" office:value-type="float" office:value="4">
            <text:p>4</text:p>
          </table:table-cell>
          <table:table-cell table:style-name="ce26" table:formula="of:=IF([.B699]=&quot;R&quot;;0;COUNTIF([.F699:.I6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6" office:value-type="string">
            <text:p>use “adjust-col” ?</text:p>
          </table:table-cell>
          <table:table-cell table:style-name="ce6"/>
          <table:table-cell table:style-name="ce18" table:formula="of:=IF([.$B700]=&quot;R&quot;;VLOOKUP([.$C700];[.$C$5:.$I$1017];5;0);IF([.$B700]=&quot;E&quot;;&quot;x&quot;;IF([.$B700]=&quot;-&quot;;&quot;-&quot;;&quot;ND&quot;)))" office:value-type="string" office:string-value="ND">
            <text:p>ND</text:p>
          </table:table-cell>
          <table:table-cell table:style-name="ce18" table:formula="of:=IF([.$B700]=&quot;R&quot;;VLOOKUP([.$C700];[.$C$5:.$I$1017];5;0);IF([.$B700]=&quot;E&quot;;&quot;x&quot;;IF([.$B700]=&quot;-&quot;;&quot;-&quot;;&quot;ND&quot;)))" office:value-type="string" office:string-value="ND">
            <text:p>ND</text:p>
          </table:table-cell>
          <table:table-cell table:style-name="ce18" table:formula="of:=IF([.$B700]=&quot;R&quot;;VLOOKUP([.$C700];[.$C$5:.$I$1017];6;0);IF([.$B700]=&quot;E&quot;;&quot;x&quot;;IF([.$B700]=&quot;-&quot;;&quot;-&quot;;&quot;ND&quot;)))" office:value-type="string" office:string-value="ND">
            <text:p>ND</text:p>
          </table:table-cell>
          <table:table-cell table:style-name="ce18" table:formula="of:=IF([.$B700]=&quot;R&quot;;VLOOKUP([.$C700];[.$C$5:.$I$1017];7;0);IF([.$B700]=&quot;E&quot;;&quot;x&quot;;IF([.$B700]=&quot;-&quot;;&quot;-&quot;;&quot;ND&quot;)))" office:value-type="string" office:string-value="ND">
            <text:p>ND</text:p>
          </table:table-cell>
          <table:table-cell table:style-name="ce26" table:formula="of:=IF([.B700]=&quot;R&quot;;0;IF([.B700]=&quot;-&quot;;0;4))" office:value-type="float" office:value="0">
            <text:p>0</text:p>
          </table:table-cell>
          <table:table-cell table:style-name="ce26" table:formula="of:=IF([.B700]=&quot;R&quot;;0;COUNTIF([.F700:.I7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6" office:value-type="string">
            <text:p>use “adjust-row” ?</text:p>
          </table:table-cell>
          <table:table-cell table:style-name="ce6"/>
          <table:table-cell table:style-name="ce18" table:formula="of:=IF([.$B701]=&quot;R&quot;;VLOOKUP([.$C701];[.$C$5:.$I$1017];5;0);IF([.$B701]=&quot;E&quot;;&quot;x&quot;;IF([.$B701]=&quot;-&quot;;&quot;-&quot;;&quot;ND&quot;)))" office:value-type="string" office:string-value="ND">
            <text:p>ND</text:p>
          </table:table-cell>
          <table:table-cell table:style-name="ce18" table:formula="of:=IF([.$B701]=&quot;R&quot;;VLOOKUP([.$C701];[.$C$5:.$I$1017];5;0);IF([.$B701]=&quot;E&quot;;&quot;x&quot;;IF([.$B701]=&quot;-&quot;;&quot;-&quot;;&quot;ND&quot;)))" office:value-type="string" office:string-value="ND">
            <text:p>ND</text:p>
          </table:table-cell>
          <table:table-cell table:style-name="ce18" table:formula="of:=IF([.$B701]=&quot;R&quot;;VLOOKUP([.$C701];[.$C$5:.$I$1017];6;0);IF([.$B701]=&quot;E&quot;;&quot;x&quot;;IF([.$B701]=&quot;-&quot;;&quot;-&quot;;&quot;ND&quot;)))" office:value-type="string" office:string-value="ND">
            <text:p>ND</text:p>
          </table:table-cell>
          <table:table-cell table:style-name="ce18" table:formula="of:=IF([.$B701]=&quot;R&quot;;VLOOKUP([.$C701];[.$C$5:.$I$1017];7;0);IF([.$B701]=&quot;E&quot;;&quot;x&quot;;IF([.$B701]=&quot;-&quot;;&quot;-&quot;;&quot;ND&quot;)))" office:value-type="string" office:string-value="ND">
            <text:p>ND</text:p>
          </table:table-cell>
          <table:table-cell table:style-name="ce26" table:formula="of:=IF([.B701]=&quot;R&quot;;0;IF([.B701]=&quot;-&quot;;0;4))" office:value-type="float" office:value="0">
            <text:p>0</text:p>
          </table:table-cell>
          <table:table-cell table:style-name="ce26" table:formula="of:=IF([.B701]=&quot;R&quot;;0;COUNTIF([.F701:.I7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2">
            <text:p>262</text:p>
          </table:table-cell>
          <table:table-cell table:style-name="ce6" office:value-type="string">
            <text:p>“series” (math?)</text:p>
          </table:table-cell>
          <table:table-cell table:style-name="ce6"/>
          <table:table-cell table:style-name="ce18" table:formula="of:=IF([.$B702]=&quot;R&quot;;VLOOKUP([.$C702];[.$C$5:.$I$1017];5;0);IF([.$B702]=&quot;E&quot;;&quot;x&quot;;IF([.$B702]=&quot;-&quot;;&quot;-&quot;;&quot;ND&quot;)))" office:value-type="string" office:string-value="ND">
            <text:p>ND</text:p>
          </table:table-cell>
          <table:table-cell table:style-name="ce18" table:formula="of:=IF([.$B702]=&quot;R&quot;;VLOOKUP([.$C702];[.$C$5:.$I$1017];5;0);IF([.$B702]=&quot;E&quot;;&quot;x&quot;;IF([.$B702]=&quot;-&quot;;&quot;-&quot;;&quot;ND&quot;)))" office:value-type="string" office:string-value="ND">
            <text:p>ND</text:p>
          </table:table-cell>
          <table:table-cell table:style-name="ce18" table:formula="of:=IF([.$B702]=&quot;R&quot;;VLOOKUP([.$C702];[.$C$5:.$I$1017];6;0);IF([.$B702]=&quot;E&quot;;&quot;x&quot;;IF([.$B702]=&quot;-&quot;;&quot;-&quot;;&quot;ND&quot;)))" office:value-type="string" office:string-value="ND">
            <text:p>ND</text:p>
          </table:table-cell>
          <table:table-cell table:style-name="ce18" table:formula="of:=IF([.$B702]=&quot;R&quot;;VLOOKUP([.$C702];[.$C$5:.$I$1017];7;0);IF([.$B702]=&quot;E&quot;;&quot;x&quot;;IF([.$B702]=&quot;-&quot;;&quot;-&quot;;&quot;ND&quot;)))" office:value-type="string" office:string-value="ND">
            <text:p>ND</text:p>
          </table:table-cell>
          <table:table-cell table:style-name="ce26" table:formula="of:=IF([.B702]=&quot;R&quot;;0;IF([.B702]=&quot;-&quot;;0;4))" office:value-type="float" office:value="4">
            <text:p>4</text:p>
          </table:table-cell>
          <table:table-cell table:style-name="ce26" table:formula="of:=IF([.B702]=&quot;R&quot;;0;COUNTIF([.F702:.I7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3">
            <text:p>263</text:p>
          </table:table-cell>
          <table:table-cell table:style-name="ce6" office:value-type="string">
            <text:p>“show_sheet_column”</text:p>
          </table:table-cell>
          <table:table-cell table:style-name="ce6"/>
          <table:table-cell table:style-name="ce18" table:formula="of:=IF([.$B703]=&quot;R&quot;;VLOOKUP([.$C703];[.$C$5:.$I$1017];5;0);IF([.$B703]=&quot;E&quot;;&quot;x&quot;;IF([.$B703]=&quot;-&quot;;&quot;-&quot;;&quot;ND&quot;)))" office:value-type="string" office:string-value="ND">
            <text:p>ND</text:p>
          </table:table-cell>
          <table:table-cell table:style-name="ce18" table:formula="of:=IF([.$B703]=&quot;R&quot;;VLOOKUP([.$C703];[.$C$5:.$I$1017];5;0);IF([.$B703]=&quot;E&quot;;&quot;x&quot;;IF([.$B703]=&quot;-&quot;;&quot;-&quot;;&quot;ND&quot;)))" office:value-type="string" office:string-value="ND">
            <text:p>ND</text:p>
          </table:table-cell>
          <table:table-cell table:style-name="ce18" table:formula="of:=IF([.$B703]=&quot;R&quot;;VLOOKUP([.$C703];[.$C$5:.$I$1017];6;0);IF([.$B703]=&quot;E&quot;;&quot;x&quot;;IF([.$B703]=&quot;-&quot;;&quot;-&quot;;&quot;ND&quot;)))" office:value-type="string" office:string-value="ND">
            <text:p>ND</text:p>
          </table:table-cell>
          <table:table-cell table:style-name="ce18" table:formula="of:=IF([.$B703]=&quot;R&quot;;VLOOKUP([.$C703];[.$C$5:.$I$1017];7;0);IF([.$B703]=&quot;E&quot;;&quot;x&quot;;IF([.$B703]=&quot;-&quot;;&quot;-&quot;;&quot;ND&quot;)))" office:value-type="string" office:string-value="ND">
            <text:p>ND</text:p>
          </table:table-cell>
          <table:table-cell table:style-name="ce26" table:formula="of:=IF([.B703]=&quot;R&quot;;0;IF([.B703]=&quot;-&quot;;0;4))" office:value-type="float" office:value="4">
            <text:p>4</text:p>
          </table:table-cell>
          <table:table-cell table:style-name="ce26" table:formula="of:=IF([.B703]=&quot;R&quot;;0;COUNTIF([.F703:.I7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4">
            <text:p>264</text:p>
          </table:table-cell>
          <table:table-cell table:style-name="ce6" office:value-type="string">
            <text:p>“show_table_column”</text:p>
          </table:table-cell>
          <table:table-cell table:style-name="ce6"/>
          <table:table-cell table:style-name="ce18" table:formula="of:=IF([.$B704]=&quot;R&quot;;VLOOKUP([.$C704];[.$C$5:.$I$1017];5;0);IF([.$B704]=&quot;E&quot;;&quot;x&quot;;IF([.$B704]=&quot;-&quot;;&quot;-&quot;;&quot;ND&quot;)))" office:value-type="string" office:string-value="ND">
            <text:p>ND</text:p>
          </table:table-cell>
          <table:table-cell table:style-name="ce18" table:formula="of:=IF([.$B704]=&quot;R&quot;;VLOOKUP([.$C704];[.$C$5:.$I$1017];5;0);IF([.$B704]=&quot;E&quot;;&quot;x&quot;;IF([.$B704]=&quot;-&quot;;&quot;-&quot;;&quot;ND&quot;)))" office:value-type="string" office:string-value="ND">
            <text:p>ND</text:p>
          </table:table-cell>
          <table:table-cell table:style-name="ce18" table:formula="of:=IF([.$B704]=&quot;R&quot;;VLOOKUP([.$C704];[.$C$5:.$I$1017];6;0);IF([.$B704]=&quot;E&quot;;&quot;x&quot;;IF([.$B704]=&quot;-&quot;;&quot;-&quot;;&quot;ND&quot;)))" office:value-type="string" office:string-value="ND">
            <text:p>ND</text:p>
          </table:table-cell>
          <table:table-cell table:style-name="ce18" table:formula="of:=IF([.$B704]=&quot;R&quot;;VLOOKUP([.$C704];[.$C$5:.$I$1017];7;0);IF([.$B704]=&quot;E&quot;;&quot;x&quot;;IF([.$B704]=&quot;-&quot;;&quot;-&quot;;&quot;ND&quot;)))" office:value-type="string" office:string-value="ND">
            <text:p>ND</text:p>
          </table:table-cell>
          <table:table-cell table:style-name="ce26" table:formula="of:=IF([.B704]=&quot;R&quot;;0;IF([.B704]=&quot;-&quot;;0;4))" office:value-type="float" office:value="4">
            <text:p>4</text:p>
          </table:table-cell>
          <table:table-cell table:style-name="ce26" table:formula="of:=IF([.B704]=&quot;R&quot;;0;COUNTIF([.F704:.I7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5">
            <text:p>265</text:p>
          </table:table-cell>
          <table:table-cell table:style-name="ce6" office:value-type="string">
            <text:p>“show_table_row”</text:p>
          </table:table-cell>
          <table:table-cell table:style-name="ce6"/>
          <table:table-cell table:style-name="ce18" table:formula="of:=IF([.$B705]=&quot;R&quot;;VLOOKUP([.$C705];[.$C$5:.$I$1017];5;0);IF([.$B705]=&quot;E&quot;;&quot;x&quot;;IF([.$B705]=&quot;-&quot;;&quot;-&quot;;&quot;ND&quot;)))" office:value-type="string" office:string-value="ND">
            <text:p>ND</text:p>
          </table:table-cell>
          <table:table-cell table:style-name="ce18" table:formula="of:=IF([.$B705]=&quot;R&quot;;VLOOKUP([.$C705];[.$C$5:.$I$1017];5;0);IF([.$B705]=&quot;E&quot;;&quot;x&quot;;IF([.$B705]=&quot;-&quot;;&quot;-&quot;;&quot;ND&quot;)))" office:value-type="string" office:string-value="ND">
            <text:p>ND</text:p>
          </table:table-cell>
          <table:table-cell table:style-name="ce18" table:formula="of:=IF([.$B705]=&quot;R&quot;;VLOOKUP([.$C705];[.$C$5:.$I$1017];6;0);IF([.$B705]=&quot;E&quot;;&quot;x&quot;;IF([.$B705]=&quot;-&quot;;&quot;-&quot;;&quot;ND&quot;)))" office:value-type="string" office:string-value="ND">
            <text:p>ND</text:p>
          </table:table-cell>
          <table:table-cell table:style-name="ce18" table:formula="of:=IF([.$B705]=&quot;R&quot;;VLOOKUP([.$C705];[.$C$5:.$I$1017];7;0);IF([.$B705]=&quot;E&quot;;&quot;x&quot;;IF([.$B705]=&quot;-&quot;;&quot;-&quot;;&quot;ND&quot;)))" office:value-type="string" office:string-value="ND">
            <text:p>ND</text:p>
          </table:table-cell>
          <table:table-cell table:style-name="ce26" table:formula="of:=IF([.B705]=&quot;R&quot;;0;IF([.B705]=&quot;-&quot;;0;4))" office:value-type="float" office:value="4">
            <text:p>4</text:p>
          </table:table-cell>
          <table:table-cell table:style-name="ce26" table:formula="of:=IF([.B705]=&quot;R&quot;;0;COUNTIF([.F705:.I7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65">
            <text:p>265</text:p>
          </table:table-cell>
          <table:table-cell table:style-name="ce6" table:number-columns-repeated="2"/>
          <table:table-cell table:style-name="ce18" table:formula="of:=IF([.$B706]=&quot;R&quot;;VLOOKUP([.$C706];[.$C$5:.$I$1017];5;0);IF([.$B706]=&quot;E&quot;;&quot;x&quot;;IF([.$B706]=&quot;-&quot;;&quot;-&quot;;&quot;ND&quot;)))" office:value-type="string" office:string-value="ND">
            <text:p>ND</text:p>
          </table:table-cell>
          <table:table-cell table:style-name="ce18" table:formula="of:=IF([.$B706]=&quot;R&quot;;VLOOKUP([.$C706];[.$C$5:.$I$1017];5;0);IF([.$B706]=&quot;E&quot;;&quot;x&quot;;IF([.$B706]=&quot;-&quot;;&quot;-&quot;;&quot;ND&quot;)))" office:value-type="string" office:string-value="ND">
            <text:p>ND</text:p>
          </table:table-cell>
          <table:table-cell table:style-name="ce18" table:formula="of:=IF([.$B706]=&quot;R&quot;;VLOOKUP([.$C706];[.$C$5:.$I$1017];6;0);IF([.$B706]=&quot;E&quot;;&quot;x&quot;;IF([.$B706]=&quot;-&quot;;&quot;-&quot;;&quot;ND&quot;)))" office:value-type="string" office:string-value="ND">
            <text:p>ND</text:p>
          </table:table-cell>
          <table:table-cell table:style-name="ce18" table:formula="of:=IF([.$B706]=&quot;R&quot;;VLOOKUP([.$C706];[.$C$5:.$I$1017];7;0);IF([.$B706]=&quot;E&quot;;&quot;x&quot;;IF([.$B706]=&quot;-&quot;;&quot;-&quot;;&quot;ND&quot;)))" office:value-type="string" office:string-value="ND">
            <text:p>ND</text:p>
          </table:table-cell>
          <table:table-cell table:style-name="ce26" table:formula="of:=IF([.B706]=&quot;R&quot;;0;IF([.B706]=&quot;-&quot;;0;4))" office:value-type="float" office:value="0">
            <text:p>0</text:p>
          </table:table-cell>
          <table:table-cell table:style-name="ce26" table:formula="of:=IF([.B706]=&quot;R&quot;;0;COUNTIF([.F706:.I7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6">
            <text:p>266</text:p>
          </table:table-cell>
          <table:table-cell table:style-name="ce6" office:value-type="string">
            <text:p>“special_paste” (modified “edit-paste”?)</text:p>
          </table:table-cell>
          <table:table-cell table:style-name="ce6"/>
          <table:table-cell table:style-name="ce18" table:formula="of:=IF([.$B707]=&quot;R&quot;;VLOOKUP([.$C707];[.$C$5:.$I$1017];5;0);IF([.$B707]=&quot;E&quot;;&quot;x&quot;;IF([.$B707]=&quot;-&quot;;&quot;-&quot;;&quot;ND&quot;)))" office:value-type="string" office:string-value="ND">
            <text:p>ND</text:p>
          </table:table-cell>
          <table:table-cell table:style-name="ce18" table:formula="of:=IF([.$B707]=&quot;R&quot;;VLOOKUP([.$C707];[.$C$5:.$I$1017];5;0);IF([.$B707]=&quot;E&quot;;&quot;x&quot;;IF([.$B707]=&quot;-&quot;;&quot;-&quot;;&quot;ND&quot;)))" office:value-type="string" office:string-value="ND">
            <text:p>ND</text:p>
          </table:table-cell>
          <table:table-cell table:style-name="ce18" table:formula="of:=IF([.$B707]=&quot;R&quot;;VLOOKUP([.$C707];[.$C$5:.$I$1017];6;0);IF([.$B707]=&quot;E&quot;;&quot;x&quot;;IF([.$B707]=&quot;-&quot;;&quot;-&quot;;&quot;ND&quot;)))" office:value-type="string" office:string-value="ND">
            <text:p>ND</text:p>
          </table:table-cell>
          <table:table-cell table:style-name="ce18" table:formula="of:=IF([.$B707]=&quot;R&quot;;VLOOKUP([.$C707];[.$C$5:.$I$1017];7;0);IF([.$B707]=&quot;E&quot;;&quot;x&quot;;IF([.$B707]=&quot;-&quot;;&quot;-&quot;;&quot;ND&quot;)))" office:value-type="string" office:string-value="ND">
            <text:p>ND</text:p>
          </table:table-cell>
          <table:table-cell table:style-name="ce26" table:formula="of:=IF([.B707]=&quot;R&quot;;0;IF([.B707]=&quot;-&quot;;0;4))" office:value-type="float" office:value="4">
            <text:p>4</text:p>
          </table:table-cell>
          <table:table-cell table:style-name="ce26" table:formula="of:=IF([.B707]=&quot;R&quot;;0;COUNTIF([.F707:.I7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2"/>
          <table:table-cell table:style-name="ce18" table:formula="of:=IF([.$B708]=&quot;R&quot;;VLOOKUP([.$C708];[.$C$5:.$I$1017];5;0);IF([.$B708]=&quot;E&quot;;&quot;x&quot;;IF([.$B708]=&quot;-&quot;;&quot;-&quot;;&quot;ND&quot;)))" office:value-type="string" office:string-value="ND">
            <text:p>ND</text:p>
          </table:table-cell>
          <table:table-cell table:style-name="ce18" table:formula="of:=IF([.$B708]=&quot;R&quot;;VLOOKUP([.$C708];[.$C$5:.$I$1017];5;0);IF([.$B708]=&quot;E&quot;;&quot;x&quot;;IF([.$B708]=&quot;-&quot;;&quot;-&quot;;&quot;ND&quot;)))" office:value-type="string" office:string-value="ND">
            <text:p>ND</text:p>
          </table:table-cell>
          <table:table-cell table:style-name="ce18" table:formula="of:=IF([.$B708]=&quot;R&quot;;VLOOKUP([.$C708];[.$C$5:.$I$1017];6;0);IF([.$B708]=&quot;E&quot;;&quot;x&quot;;IF([.$B708]=&quot;-&quot;;&quot;-&quot;;&quot;ND&quot;)))" office:value-type="string" office:string-value="ND">
            <text:p>ND</text:p>
          </table:table-cell>
          <table:table-cell table:style-name="ce18" table:formula="of:=IF([.$B708]=&quot;R&quot;;VLOOKUP([.$C708];[.$C$5:.$I$1017];7;0);IF([.$B708]=&quot;E&quot;;&quot;x&quot;;IF([.$B708]=&quot;-&quot;;&quot;-&quot;;&quot;ND&quot;)))" office:value-type="string" office:string-value="ND">
            <text:p>ND</text:p>
          </table:table-cell>
          <table:table-cell table:style-name="ce26" table:formula="of:=IF([.B708]=&quot;R&quot;;0;IF([.B708]=&quot;-&quot;;0;4))" office:value-type="float" office:value="0">
            <text:p>0</text:p>
          </table:table-cell>
          <table:table-cell table:style-name="ce26" table:formula="of:=IF([.B708]=&quot;R&quot;;0;COUNTIF([.F708:.I7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7">
            <text:p>267</text:p>
          </table:table-cell>
          <table:table-cell table:style-name="ce6" office:value-type="string">
            <text:p>(in mimetypes/)</text:p>
          </table:table-cell>
          <table:table-cell table:style-name="ce6" office:value-type="string">
            <text:p>text-plain</text:p>
          </table:table-cell>
          <table:table-cell table:style-name="ce18" table:formula="of:=IF([.$B709]=&quot;R&quot;;VLOOKUP([.$C709];[.$C$5:.$I$1017];5;0);IF([.$B709]=&quot;E&quot;;&quot;x&quot;;IF([.$B709]=&quot;-&quot;;&quot;-&quot;;&quot;ND&quot;)))" office:value-type="string" office:string-value="x">
            <text:p>x</text:p>
          </table:table-cell>
          <table:table-cell table:style-name="ce18" table:formula="of:=IF([.$B709]=&quot;R&quot;;VLOOKUP([.$C709];[.$C$5:.$I$1017];5;0);IF([.$B709]=&quot;E&quot;;&quot;x&quot;;IF([.$B709]=&quot;-&quot;;&quot;-&quot;;&quot;ND&quot;)))" office:value-type="string" office:string-value="x">
            <text:p>x</text:p>
          </table:table-cell>
          <table:table-cell table:style-name="ce18" table:formula="of:=IF([.$B709]=&quot;R&quot;;VLOOKUP([.$C709];[.$C$5:.$I$1017];6;0);IF([.$B709]=&quot;E&quot;;&quot;x&quot;;IF([.$B709]=&quot;-&quot;;&quot;-&quot;;&quot;ND&quot;)))" office:value-type="string" office:string-value="x">
            <text:p>x</text:p>
          </table:table-cell>
          <table:table-cell table:style-name="ce18" table:formula="of:=IF([.$B709]=&quot;R&quot;;VLOOKUP([.$C709];[.$C$5:.$I$1017];7;0);IF([.$B709]=&quot;E&quot;;&quot;x&quot;;IF([.$B709]=&quot;-&quot;;&quot;-&quot;;&quot;ND&quot;)))" office:value-type="string" office:string-value="x">
            <text:p>x</text:p>
          </table:table-cell>
          <table:table-cell table:style-name="ce26" table:formula="of:=IF([.B709]=&quot;R&quot;;0;IF([.B709]=&quot;-&quot;;0;4))" office:value-type="float" office:value="4">
            <text:p>4</text:p>
          </table:table-cell>
          <table:table-cell table:style-name="ce26" table:formula="of:=IF([.B709]=&quot;R&quot;;0;COUNTIF([.F709:.I70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8">
            <text:p>268</text:p>
          </table:table-cell>
          <table:table-cell table:style-name="ce6" office:value-type="string">
            <text:p>update to “format-text-color”</text:p>
          </table:table-cell>
          <table:table-cell table:style-name="ce6" office:value-type="string">
            <text:p>format-text-color</text:p>
          </table:table-cell>
          <table:table-cell table:style-name="ce18" table:formula="of:=IF([.$B710]=&quot;R&quot;;VLOOKUP([.$C710];[.$C$5:.$I$1017];5;0);IF([.$B710]=&quot;E&quot;;&quot;x&quot;;IF([.$B710]=&quot;-&quot;;&quot;-&quot;;&quot;ND&quot;)))" office:value-type="string" office:string-value="x">
            <text:p>x</text:p>
          </table:table-cell>
          <table:table-cell table:style-name="ce18" table:formula="of:=IF([.$B710]=&quot;R&quot;;VLOOKUP([.$C710];[.$C$5:.$I$1017];5;0);IF([.$B710]=&quot;E&quot;;&quot;x&quot;;IF([.$B710]=&quot;-&quot;;&quot;-&quot;;&quot;ND&quot;)))" office:value-type="string" office:string-value="x">
            <text:p>x</text:p>
          </table:table-cell>
          <table:table-cell table:style-name="ce18" table:formula="of:=IF([.$B710]=&quot;R&quot;;VLOOKUP([.$C710];[.$C$5:.$I$1017];6;0);IF([.$B710]=&quot;E&quot;;&quot;x&quot;;IF([.$B710]=&quot;-&quot;;&quot;-&quot;;&quot;ND&quot;)))" office:value-type="string" office:string-value="x">
            <text:p>x</text:p>
          </table:table-cell>
          <table:table-cell table:style-name="ce18" table:formula="of:=IF([.$B710]=&quot;R&quot;;VLOOKUP([.$C710];[.$C$5:.$I$1017];7;0);IF([.$B710]=&quot;E&quot;;&quot;x&quot;;IF([.$B710]=&quot;-&quot;;&quot;-&quot;;&quot;ND&quot;)))" office:value-type="string" office:string-value="x">
            <text:p>x</text:p>
          </table:table-cell>
          <table:table-cell table:style-name="ce26" table:formula="of:=IF([.B710]=&quot;R&quot;;0;IF([.B710]=&quot;-&quot;;0;4))" office:value-type="float" office:value="4">
            <text:p>4</text:p>
          </table:table-cell>
          <table:table-cell table:style-name="ce26" table:formula="of:=IF([.B710]=&quot;R&quot;;0;COUNTIF([.F710:.I71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update to “view-filter”</text:p>
          </table:table-cell>
          <table:table-cell table:style-name="ce6"/>
          <table:table-cell table:style-name="ce18" table:formula="of:=IF([.$B711]=&quot;R&quot;;VLOOKUP([.$C711];[.$C$5:.$I$1017];5;0);IF([.$B711]=&quot;E&quot;;&quot;x&quot;;IF([.$B711]=&quot;-&quot;;&quot;-&quot;;&quot;ND&quot;)))" office:value-type="string" office:string-value="x">
            <text:p>x</text:p>
          </table:table-cell>
          <table:table-cell table:style-name="ce18" table:formula="of:=IF([.$B711]=&quot;R&quot;;VLOOKUP([.$C711];[.$C$5:.$I$1017];5;0);IF([.$B711]=&quot;E&quot;;&quot;x&quot;;IF([.$B711]=&quot;-&quot;;&quot;-&quot;;&quot;ND&quot;)))" office:value-type="string" office:string-value="x">
            <text:p>x</text:p>
          </table:table-cell>
          <table:table-cell table:style-name="ce18" table:formula="of:=IF([.$B711]=&quot;R&quot;;VLOOKUP([.$C711];[.$C$5:.$I$1017];6;0);IF([.$B711]=&quot;E&quot;;&quot;x&quot;;IF([.$B711]=&quot;-&quot;;&quot;-&quot;;&quot;ND&quot;)))" office:value-type="string" office:string-value="x">
            <text:p>x</text:p>
          </table:table-cell>
          <table:table-cell table:style-name="ce18" table:formula="of:=IF([.$B711]=&quot;R&quot;;VLOOKUP([.$C711];[.$C$5:.$I$1017];7;0);IF([.$B711]=&quot;E&quot;;&quot;x&quot;;IF([.$B711]=&quot;-&quot;;&quot;-&quot;;&quot;ND&quot;)))" office:value-type="string" office:string-value="x">
            <text:p>x</text:p>
          </table:table-cell>
          <table:table-cell table:style-name="ce26" table:formula="of:=IF([.B711]=&quot;R&quot;;0;IF([.B711]=&quot;-&quot;;0;4))" office:value-type="float" office:value="0">
            <text:p>0</text:p>
          </table:table-cell>
          <table:table-cell table:style-name="ce26" table:formula="of:=IF([.B711]=&quot;R&quot;;0;COUNTIF([.F711:.I7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9">
            <text:p>269</text:p>
          </table:table-cell>
          <table:table-cell table:style-name="ce6" office:value-type="string">
            <text:p>update to “view-sort-ascending”</text:p>
          </table:table-cell>
          <table:table-cell table:style-name="ce12" office:value-type="string">
            <text:p>view-sort-ascending</text:p>
          </table:table-cell>
          <table:table-cell table:style-name="ce18" table:formula="of:=IF([.$B712]=&quot;R&quot;;VLOOKUP([.$C712];[.$C$5:.$I$1017];5;0);IF([.$B712]=&quot;E&quot;;&quot;x&quot;;IF([.$B712]=&quot;-&quot;;&quot;-&quot;;&quot;ND&quot;)))" office:value-type="string" office:string-value="x">
            <text:p>x</text:p>
          </table:table-cell>
          <table:table-cell table:style-name="ce18" table:formula="of:=IF([.$B712]=&quot;R&quot;;VLOOKUP([.$C712];[.$C$5:.$I$1017];5;0);IF([.$B712]=&quot;E&quot;;&quot;x&quot;;IF([.$B712]=&quot;-&quot;;&quot;-&quot;;&quot;ND&quot;)))" office:value-type="string" office:string-value="x">
            <text:p>x</text:p>
          </table:table-cell>
          <table:table-cell table:style-name="ce18" table:formula="of:=IF([.$B712]=&quot;R&quot;;VLOOKUP([.$C712];[.$C$5:.$I$1017];6;0);IF([.$B712]=&quot;E&quot;;&quot;x&quot;;IF([.$B712]=&quot;-&quot;;&quot;-&quot;;&quot;ND&quot;)))" office:value-type="string" office:string-value="x">
            <text:p>x</text:p>
          </table:table-cell>
          <table:table-cell table:style-name="ce18" table:formula="of:=IF([.$B712]=&quot;R&quot;;VLOOKUP([.$C712];[.$C$5:.$I$1017];7;0);IF([.$B712]=&quot;E&quot;;&quot;x&quot;;IF([.$B712]=&quot;-&quot;;&quot;-&quot;;&quot;ND&quot;)))" office:value-type="string" office:string-value="x">
            <text:p>x</text:p>
          </table:table-cell>
          <table:table-cell table:style-name="ce26" table:formula="of:=IF([.B712]=&quot;R&quot;;0;IF([.B712]=&quot;-&quot;;0;4))" office:value-type="float" office:value="4">
            <text:p>4</text:p>
          </table:table-cell>
          <table:table-cell table:style-name="ce26" table:formula="of:=IF([.B712]=&quot;R&quot;;0;COUNTIF([.F712:.I71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0">
            <text:p>270</text:p>
          </table:table-cell>
          <table:table-cell table:style-name="ce6" office:value-type="string">
            <text:p>update to “view-sort-descending”</text:p>
          </table:table-cell>
          <table:table-cell table:style-name="ce12" office:value-type="string">
            <text:p>view-sort-descending</text:p>
          </table:table-cell>
          <table:table-cell table:style-name="ce18" table:formula="of:=IF([.$B713]=&quot;R&quot;;VLOOKUP([.$C713];[.$C$5:.$I$1017];5;0);IF([.$B713]=&quot;E&quot;;&quot;x&quot;;IF([.$B713]=&quot;-&quot;;&quot;-&quot;;&quot;ND&quot;)))" office:value-type="string" office:string-value="x">
            <text:p>x</text:p>
          </table:table-cell>
          <table:table-cell table:style-name="ce18" table:formula="of:=IF([.$B713]=&quot;R&quot;;VLOOKUP([.$C713];[.$C$5:.$I$1017];5;0);IF([.$B713]=&quot;E&quot;;&quot;x&quot;;IF([.$B713]=&quot;-&quot;;&quot;-&quot;;&quot;ND&quot;)))" office:value-type="string" office:string-value="x">
            <text:p>x</text:p>
          </table:table-cell>
          <table:table-cell table:style-name="ce18" table:formula="of:=IF([.$B713]=&quot;R&quot;;VLOOKUP([.$C713];[.$C$5:.$I$1017];6;0);IF([.$B713]=&quot;E&quot;;&quot;x&quot;;IF([.$B713]=&quot;-&quot;;&quot;-&quot;;&quot;ND&quot;)))" office:value-type="string" office:string-value="x">
            <text:p>x</text:p>
          </table:table-cell>
          <table:table-cell table:style-name="ce18" table:formula="of:=IF([.$B713]=&quot;R&quot;;VLOOKUP([.$C713];[.$C$5:.$I$1017];7;0);IF([.$B713]=&quot;E&quot;;&quot;x&quot;;IF([.$B713]=&quot;-&quot;;&quot;-&quot;;&quot;ND&quot;)))" office:value-type="string" office:string-value="x">
            <text:p>x</text:p>
          </table:table-cell>
          <table:table-cell table:style-name="ce26" table:formula="of:=IF([.B713]=&quot;R&quot;;0;IF([.B713]=&quot;-&quot;;0;4))" office:value-type="float" office:value="4">
            <text:p>4</text:p>
          </table:table-cell>
          <table:table-cell table:style-name="ce26" table:formula="of:=IF([.B713]=&quot;R&quot;;0;COUNTIF([.F713:.I71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1">
            <text:p>271</text:p>
          </table:table-cell>
          <table:table-cell table:style-name="ce6" office:value-type="string">
            <text:p>border_outline</text:p>
          </table:table-cell>
          <table:table-cell table:style-name="ce6"/>
          <table:table-cell table:style-name="ce18" table:formula="of:=IF([.$B714]=&quot;R&quot;;VLOOKUP([.$C714];[.$C$5:.$I$1017];5;0);IF([.$B714]=&quot;E&quot;;&quot;x&quot;;IF([.$B714]=&quot;-&quot;;&quot;-&quot;;&quot;ND&quot;)))" office:value-type="string" office:string-value="ND">
            <text:p>ND</text:p>
          </table:table-cell>
          <table:table-cell table:style-name="ce18" table:formula="of:=IF([.$B714]=&quot;R&quot;;VLOOKUP([.$C714];[.$C$5:.$I$1017];5;0);IF([.$B714]=&quot;E&quot;;&quot;x&quot;;IF([.$B714]=&quot;-&quot;;&quot;-&quot;;&quot;ND&quot;)))" office:value-type="string" office:string-value="ND">
            <text:p>ND</text:p>
          </table:table-cell>
          <table:table-cell table:style-name="ce18" table:formula="of:=IF([.$B714]=&quot;R&quot;;VLOOKUP([.$C714];[.$C$5:.$I$1017];6;0);IF([.$B714]=&quot;E&quot;;&quot;x&quot;;IF([.$B714]=&quot;-&quot;;&quot;-&quot;;&quot;ND&quot;)))" office:value-type="string" office:string-value="ND">
            <text:p>ND</text:p>
          </table:table-cell>
          <table:table-cell table:style-name="ce18" table:formula="of:=IF([.$B714]=&quot;R&quot;;VLOOKUP([.$C714];[.$C$5:.$I$1017];7;0);IF([.$B714]=&quot;E&quot;;&quot;x&quot;;IF([.$B714]=&quot;-&quot;;&quot;-&quot;;&quot;ND&quot;)))" office:value-type="string" office:string-value="ND">
            <text:p>ND</text:p>
          </table:table-cell>
          <table:table-cell table:style-name="ce26" table:formula="of:=IF([.B714]=&quot;R&quot;;0;IF([.B714]=&quot;-&quot;;0;4))" office:value-type="float" office:value="4">
            <text:p>4</text:p>
          </table:table-cell>
          <table:table-cell table:style-name="ce26" table:formula="of:=IF([.B714]=&quot;R&quot;;0;COUNTIF([.F714:.I7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6" table:number-columns-repeated="2"/>
          <table:table-cell table:style-name="ce18" table:formula="of:=IF([.$B715]=&quot;R&quot;;VLOOKUP([.$C715];[.$C$5:.$I$1017];5;0);IF([.$B715]=&quot;E&quot;;&quot;x&quot;;IF([.$B715]=&quot;-&quot;;&quot;-&quot;;&quot;ND&quot;)))" office:value-type="string" office:string-value="x">
            <text:p>x</text:p>
          </table:table-cell>
          <table:table-cell table:style-name="ce18" table:formula="of:=IF([.$B715]=&quot;R&quot;;VLOOKUP([.$C715];[.$C$5:.$I$1017];5;0);IF([.$B715]=&quot;E&quot;;&quot;x&quot;;IF([.$B715]=&quot;-&quot;;&quot;-&quot;;&quot;ND&quot;)))" office:value-type="string" office:string-value="x">
            <text:p>x</text:p>
          </table:table-cell>
          <table:table-cell table:style-name="ce18" table:formula="of:=IF([.$B715]=&quot;R&quot;;VLOOKUP([.$C715];[.$C$5:.$I$1017];6;0);IF([.$B715]=&quot;E&quot;;&quot;x&quot;;IF([.$B715]=&quot;-&quot;;&quot;-&quot;;&quot;ND&quot;)))" office:value-type="string" office:string-value="x">
            <text:p>x</text:p>
          </table:table-cell>
          <table:table-cell table:style-name="ce18" table:formula="of:=IF([.$B715]=&quot;R&quot;;VLOOKUP([.$C715];[.$C$5:.$I$1017];7;0);IF([.$B715]=&quot;E&quot;;&quot;x&quot;;IF([.$B715]=&quot;-&quot;;&quot;-&quot;;&quot;ND&quot;)))" office:value-type="string" office:string-value="x">
            <text:p>x</text:p>
          </table:table-cell>
          <table:table-cell table:style-name="ce26" table:formula="of:=IF([.B715]=&quot;R&quot;;0;IF([.B715]=&quot;-&quot;;0;4))" office:value-type="float" office:value="0">
            <text:p>0</text:p>
          </table:table-cell>
          <table:table-cell table:style-name="ce26" table:formula="of:=IF([.B715]=&quot;R&quot;;0;COUNTIF([.F715:.I7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6" table:number-columns-repeated="2"/>
          <table:table-cell table:style-name="ce18" table:formula="of:=IF([.$B716]=&quot;R&quot;;VLOOKUP([.$C716];[.$C$5:.$I$1017];5;0);IF([.$B716]=&quot;E&quot;;&quot;x&quot;;IF([.$B716]=&quot;-&quot;;&quot;-&quot;;&quot;ND&quot;)))" office:value-type="string" office:string-value="x">
            <text:p>x</text:p>
          </table:table-cell>
          <table:table-cell table:style-name="ce18" table:formula="of:=IF([.$B716]=&quot;R&quot;;VLOOKUP([.$C716];[.$C$5:.$I$1017];5;0);IF([.$B716]=&quot;E&quot;;&quot;x&quot;;IF([.$B716]=&quot;-&quot;;&quot;-&quot;;&quot;ND&quot;)))" office:value-type="string" office:string-value="x">
            <text:p>x</text:p>
          </table:table-cell>
          <table:table-cell table:style-name="ce18" table:formula="of:=IF([.$B716]=&quot;R&quot;;VLOOKUP([.$C716];[.$C$5:.$I$1017];6;0);IF([.$B716]=&quot;E&quot;;&quot;x&quot;;IF([.$B716]=&quot;-&quot;;&quot;-&quot;;&quot;ND&quot;)))" office:value-type="string" office:string-value="x">
            <text:p>x</text:p>
          </table:table-cell>
          <table:table-cell table:style-name="ce18" table:formula="of:=IF([.$B716]=&quot;R&quot;;VLOOKUP([.$C716];[.$C$5:.$I$1017];7;0);IF([.$B716]=&quot;E&quot;;&quot;x&quot;;IF([.$B716]=&quot;-&quot;;&quot;-&quot;;&quot;ND&quot;)))" office:value-type="string" office:string-value="x">
            <text:p>x</text:p>
          </table:table-cell>
          <table:table-cell table:style-name="ce26" table:formula="of:=IF([.B716]=&quot;R&quot;;0;IF([.B716]=&quot;-&quot;;0;4))" office:value-type="float" office:value="0">
            <text:p>0</text:p>
          </table:table-cell>
          <table:table-cell table:style-name="ce26" table:formula="of:=IF([.B716]=&quot;R&quot;;0;COUNTIF([.F716:.I7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6" table:number-columns-repeated="2"/>
          <table:table-cell table:style-name="ce18" table:formula="of:=IF([.$B717]=&quot;R&quot;;VLOOKUP([.$C717];[.$C$5:.$I$1017];5;0);IF([.$B717]=&quot;E&quot;;&quot;x&quot;;IF([.$B717]=&quot;-&quot;;&quot;-&quot;;&quot;ND&quot;)))" office:value-type="string" office:string-value="x">
            <text:p>x</text:p>
          </table:table-cell>
          <table:table-cell table:style-name="ce18" table:formula="of:=IF([.$B717]=&quot;R&quot;;VLOOKUP([.$C717];[.$C$5:.$I$1017];5;0);IF([.$B717]=&quot;E&quot;;&quot;x&quot;;IF([.$B717]=&quot;-&quot;;&quot;-&quot;;&quot;ND&quot;)))" office:value-type="string" office:string-value="x">
            <text:p>x</text:p>
          </table:table-cell>
          <table:table-cell table:style-name="ce18" table:formula="of:=IF([.$B717]=&quot;R&quot;;VLOOKUP([.$C717];[.$C$5:.$I$1017];6;0);IF([.$B717]=&quot;E&quot;;&quot;x&quot;;IF([.$B717]=&quot;-&quot;;&quot;-&quot;;&quot;ND&quot;)))" office:value-type="string" office:string-value="x">
            <text:p>x</text:p>
          </table:table-cell>
          <table:table-cell table:style-name="ce18" table:formula="of:=IF([.$B717]=&quot;R&quot;;VLOOKUP([.$C717];[.$C$5:.$I$1017];7;0);IF([.$B717]=&quot;E&quot;;&quot;x&quot;;IF([.$B717]=&quot;-&quot;;&quot;-&quot;;&quot;ND&quot;)))" office:value-type="string" office:string-value="x">
            <text:p>x</text:p>
          </table:table-cell>
          <table:table-cell table:style-name="ce26" table:formula="of:=IF([.B717]=&quot;R&quot;;0;IF([.B717]=&quot;-&quot;;0;4))" office:value-type="float" office:value="0">
            <text:p>0</text:p>
          </table:table-cell>
          <table:table-cell table:style-name="ce26" table:formula="of:=IF([.B717]=&quot;R&quot;;0;COUNTIF([.F717:.I7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6" table:number-columns-repeated="2"/>
          <table:table-cell table:style-name="ce18" table:formula="of:=IF([.$B718]=&quot;R&quot;;VLOOKUP([.$C718];[.$C$5:.$I$1017];5;0);IF([.$B718]=&quot;E&quot;;&quot;x&quot;;IF([.$B718]=&quot;-&quot;;&quot;-&quot;;&quot;ND&quot;)))" office:value-type="string" office:string-value="x">
            <text:p>x</text:p>
          </table:table-cell>
          <table:table-cell table:style-name="ce18" table:formula="of:=IF([.$B718]=&quot;R&quot;;VLOOKUP([.$C718];[.$C$5:.$I$1017];5;0);IF([.$B718]=&quot;E&quot;;&quot;x&quot;;IF([.$B718]=&quot;-&quot;;&quot;-&quot;;&quot;ND&quot;)))" office:value-type="string" office:string-value="x">
            <text:p>x</text:p>
          </table:table-cell>
          <table:table-cell table:style-name="ce18" table:formula="of:=IF([.$B718]=&quot;R&quot;;VLOOKUP([.$C718];[.$C$5:.$I$1017];6;0);IF([.$B718]=&quot;E&quot;;&quot;x&quot;;IF([.$B718]=&quot;-&quot;;&quot;-&quot;;&quot;ND&quot;)))" office:value-type="string" office:string-value="x">
            <text:p>x</text:p>
          </table:table-cell>
          <table:table-cell table:style-name="ce18" table:formula="of:=IF([.$B718]=&quot;R&quot;;VLOOKUP([.$C718];[.$C$5:.$I$1017];7;0);IF([.$B718]=&quot;E&quot;;&quot;x&quot;;IF([.$B718]=&quot;-&quot;;&quot;-&quot;;&quot;ND&quot;)))" office:value-type="string" office:string-value="x">
            <text:p>x</text:p>
          </table:table-cell>
          <table:table-cell table:style-name="ce26" table:formula="of:=IF([.B718]=&quot;R&quot;;0;IF([.B718]=&quot;-&quot;;0;4))" office:value-type="float" office:value="0">
            <text:p>0</text:p>
          </table:table-cell>
          <table:table-cell table:style-name="ce26" table:formula="of:=IF([.B718]=&quot;R&quot;;0;COUNTIF([.F718:.I7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6" table:number-columns-repeated="2"/>
          <table:table-cell table:style-name="ce18" table:formula="of:=IF([.$B719]=&quot;R&quot;;VLOOKUP([.$C719];[.$C$5:.$I$1017];5;0);IF([.$B719]=&quot;E&quot;;&quot;x&quot;;IF([.$B719]=&quot;-&quot;;&quot;-&quot;;&quot;ND&quot;)))" office:value-type="string" office:string-value="x">
            <text:p>x</text:p>
          </table:table-cell>
          <table:table-cell table:style-name="ce18" table:formula="of:=IF([.$B719]=&quot;R&quot;;VLOOKUP([.$C719];[.$C$5:.$I$1017];5;0);IF([.$B719]=&quot;E&quot;;&quot;x&quot;;IF([.$B719]=&quot;-&quot;;&quot;-&quot;;&quot;ND&quot;)))" office:value-type="string" office:string-value="x">
            <text:p>x</text:p>
          </table:table-cell>
          <table:table-cell table:style-name="ce18" table:formula="of:=IF([.$B719]=&quot;R&quot;;VLOOKUP([.$C719];[.$C$5:.$I$1017];6;0);IF([.$B719]=&quot;E&quot;;&quot;x&quot;;IF([.$B719]=&quot;-&quot;;&quot;-&quot;;&quot;ND&quot;)))" office:value-type="string" office:string-value="x">
            <text:p>x</text:p>
          </table:table-cell>
          <table:table-cell table:style-name="ce18" table:formula="of:=IF([.$B719]=&quot;R&quot;;VLOOKUP([.$C719];[.$C$5:.$I$1017];7;0);IF([.$B719]=&quot;E&quot;;&quot;x&quot;;IF([.$B719]=&quot;-&quot;;&quot;-&quot;;&quot;ND&quot;)))" office:value-type="string" office:string-value="x">
            <text:p>x</text:p>
          </table:table-cell>
          <table:table-cell table:style-name="ce26" table:formula="of:=IF([.B719]=&quot;R&quot;;0;IF([.B719]=&quot;-&quot;;0;4))" office:value-type="float" office:value="0">
            <text:p>0</text:p>
          </table:table-cell>
          <table:table-cell table:style-name="ce26" table:formula="of:=IF([.B719]=&quot;R&quot;;0;COUNTIF([.F719:.I7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table:number-columns-repeated="2"/>
          <table:table-cell table:style-name="ce18" table:formula="of:=IF([.$B720]=&quot;R&quot;;VLOOKUP([.$C720];[.$C$5:.$I$1017];5;0);IF([.$B720]=&quot;E&quot;;&quot;x&quot;;IF([.$B720]=&quot;-&quot;;&quot;-&quot;;&quot;ND&quot;)))" office:value-type="string" office:string-value="x">
            <text:p>x</text:p>
          </table:table-cell>
          <table:table-cell table:style-name="ce18" table:formula="of:=IF([.$B720]=&quot;R&quot;;VLOOKUP([.$C720];[.$C$5:.$I$1017];5;0);IF([.$B720]=&quot;E&quot;;&quot;x&quot;;IF([.$B720]=&quot;-&quot;;&quot;-&quot;;&quot;ND&quot;)))" office:value-type="string" office:string-value="x">
            <text:p>x</text:p>
          </table:table-cell>
          <table:table-cell table:style-name="ce18" table:formula="of:=IF([.$B720]=&quot;R&quot;;VLOOKUP([.$C720];[.$C$5:.$I$1017];6;0);IF([.$B720]=&quot;E&quot;;&quot;x&quot;;IF([.$B720]=&quot;-&quot;;&quot;-&quot;;&quot;ND&quot;)))" office:value-type="string" office:string-value="x">
            <text:p>x</text:p>
          </table:table-cell>
          <table:table-cell table:style-name="ce18" table:formula="of:=IF([.$B720]=&quot;R&quot;;VLOOKUP([.$C720];[.$C$5:.$I$1017];7;0);IF([.$B720]=&quot;E&quot;;&quot;x&quot;;IF([.$B720]=&quot;-&quot;;&quot;-&quot;;&quot;ND&quot;)))" office:value-type="string" office:string-value="x">
            <text:p>x</text:p>
          </table:table-cell>
          <table:table-cell table:style-name="ce26" table:formula="of:=IF([.B720]=&quot;R&quot;;0;IF([.B720]=&quot;-&quot;;0;4))" office:value-type="float" office:value="0">
            <text:p>0</text:p>
          </table:table-cell>
          <table:table-cell table:style-name="ce26" table:formula="of:=IF([.B720]=&quot;R&quot;;0;COUNTIF([.F720:.I7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table:number-columns-repeated="2"/>
          <table:table-cell table:style-name="ce18" table:formula="of:=IF([.$B721]=&quot;R&quot;;VLOOKUP([.$C721];[.$C$5:.$I$1017];5;0);IF([.$B721]=&quot;E&quot;;&quot;x&quot;;IF([.$B721]=&quot;-&quot;;&quot;-&quot;;&quot;ND&quot;)))" office:value-type="string" office:string-value="x">
            <text:p>x</text:p>
          </table:table-cell>
          <table:table-cell table:style-name="ce18" table:formula="of:=IF([.$B721]=&quot;R&quot;;VLOOKUP([.$C721];[.$C$5:.$I$1017];5;0);IF([.$B721]=&quot;E&quot;;&quot;x&quot;;IF([.$B721]=&quot;-&quot;;&quot;-&quot;;&quot;ND&quot;)))" office:value-type="string" office:string-value="x">
            <text:p>x</text:p>
          </table:table-cell>
          <table:table-cell table:style-name="ce18" table:formula="of:=IF([.$B721]=&quot;R&quot;;VLOOKUP([.$C721];[.$C$5:.$I$1017];6;0);IF([.$B721]=&quot;E&quot;;&quot;x&quot;;IF([.$B721]=&quot;-&quot;;&quot;-&quot;;&quot;ND&quot;)))" office:value-type="string" office:string-value="x">
            <text:p>x</text:p>
          </table:table-cell>
          <table:table-cell table:style-name="ce18" table:formula="of:=IF([.$B721]=&quot;R&quot;;VLOOKUP([.$C721];[.$C$5:.$I$1017];7;0);IF([.$B721]=&quot;E&quot;;&quot;x&quot;;IF([.$B721]=&quot;-&quot;;&quot;-&quot;;&quot;ND&quot;)))" office:value-type="string" office:string-value="x">
            <text:p>x</text:p>
          </table:table-cell>
          <table:table-cell table:style-name="ce26" table:formula="of:=IF([.B721]=&quot;R&quot;;0;IF([.B721]=&quot;-&quot;;0;4))" office:value-type="float" office:value="0">
            <text:p>0</text:p>
          </table:table-cell>
          <table:table-cell table:style-name="ce26" table:formula="of:=IF([.B721]=&quot;R&quot;;0;COUNTIF([.F721:.I7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2">
            <text:p>272</text:p>
          </table:table-cell>
          <table:table-cell table:style-name="ce6"/>
          <table:table-cell table:style-name="ce12" office:value-type="string">
            <text:p>format-text-strikethrough</text:p>
          </table:table-cell>
          <table:table-cell table:style-name="ce18" table:formula="of:=IF([.$B722]=&quot;R&quot;;VLOOKUP([.$C722];[.$C$5:.$I$1017];5;0);IF([.$B722]=&quot;E&quot;;&quot;x&quot;;IF([.$B722]=&quot;-&quot;;&quot;-&quot;;&quot;ND&quot;)))" office:value-type="string" office:string-value="x">
            <text:p>x</text:p>
          </table:table-cell>
          <table:table-cell table:style-name="ce18" table:formula="of:=IF([.$B722]=&quot;R&quot;;VLOOKUP([.$C722];[.$C$5:.$I$1017];5;0);IF([.$B722]=&quot;E&quot;;&quot;x&quot;;IF([.$B722]=&quot;-&quot;;&quot;-&quot;;&quot;ND&quot;)))" office:value-type="string" office:string-value="x">
            <text:p>x</text:p>
          </table:table-cell>
          <table:table-cell table:style-name="ce18" table:formula="of:=IF([.$B722]=&quot;R&quot;;VLOOKUP([.$C722];[.$C$5:.$I$1017];6;0);IF([.$B722]=&quot;E&quot;;&quot;x&quot;;IF([.$B722]=&quot;-&quot;;&quot;-&quot;;&quot;ND&quot;)))" office:value-type="string" office:string-value="x">
            <text:p>x</text:p>
          </table:table-cell>
          <table:table-cell table:style-name="ce18" table:formula="of:=IF([.$B722]=&quot;R&quot;;VLOOKUP([.$C722];[.$C$5:.$I$1017];7;0);IF([.$B722]=&quot;E&quot;;&quot;x&quot;;IF([.$B722]=&quot;-&quot;;&quot;-&quot;;&quot;ND&quot;)))" office:value-type="string" office:string-value="x">
            <text:p>x</text:p>
          </table:table-cell>
          <table:table-cell table:style-name="ce26" table:formula="of:=IF([.B722]=&quot;R&quot;;0;IF([.B722]=&quot;-&quot;;0;4))" office:value-type="float" office:value="4">
            <text:p>4</text:p>
          </table:table-cell>
          <table:table-cell table:style-name="ce26" table:formula="of:=IF([.B722]=&quot;R&quot;;0;COUNTIF([.F722:.I72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6" table:number-columns-repeated="2"/>
          <table:table-cell table:style-name="ce18" table:formula="of:=IF([.$B723]=&quot;R&quot;;VLOOKUP([.$C723];[.$C$5:.$I$1017];5;0);IF([.$B723]=&quot;E&quot;;&quot;x&quot;;IF([.$B723]=&quot;-&quot;;&quot;-&quot;;&quot;ND&quot;)))" office:value-type="string" office:string-value="x">
            <text:p>x</text:p>
          </table:table-cell>
          <table:table-cell table:style-name="ce18" table:formula="of:=IF([.$B723]=&quot;R&quot;;VLOOKUP([.$C723];[.$C$5:.$I$1017];5;0);IF([.$B723]=&quot;E&quot;;&quot;x&quot;;IF([.$B723]=&quot;-&quot;;&quot;-&quot;;&quot;ND&quot;)))" office:value-type="string" office:string-value="x">
            <text:p>x</text:p>
          </table:table-cell>
          <table:table-cell table:style-name="ce18" table:formula="of:=IF([.$B723]=&quot;R&quot;;VLOOKUP([.$C723];[.$C$5:.$I$1017];6;0);IF([.$B723]=&quot;E&quot;;&quot;x&quot;;IF([.$B723]=&quot;-&quot;;&quot;-&quot;;&quot;ND&quot;)))" office:value-type="string" office:string-value="x">
            <text:p>x</text:p>
          </table:table-cell>
          <table:table-cell table:style-name="ce18" table:formula="of:=IF([.$B723]=&quot;R&quot;;VLOOKUP([.$C723];[.$C$5:.$I$1017];7;0);IF([.$B723]=&quot;E&quot;;&quot;x&quot;;IF([.$B723]=&quot;-&quot;;&quot;-&quot;;&quot;ND&quot;)))" office:value-type="string" office:string-value="x">
            <text:p>x</text:p>
          </table:table-cell>
          <table:table-cell table:style-name="ce26" table:formula="of:=IF([.B723]=&quot;R&quot;;0;IF([.B723]=&quot;-&quot;;0;4))" office:value-type="float" office:value="0">
            <text:p>0</text:p>
          </table:table-cell>
          <table:table-cell table:style-name="ce26" table:formula="of:=IF([.B723]=&quot;R&quot;;0;COUNTIF([.F723:.I7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3">
            <text:p>273</text:p>
          </table:table-cell>
          <table:table-cell table:style-name="ce6" office:value-type="string">
            <text:p>(are we talking about</text:p>
            <text:p>vertical alignment?)</text:p>
          </table:table-cell>
          <table:table-cell table:style-name="ce12" office:value-type="string">
            <text:p>align-vertical-center</text:p>
          </table:table-cell>
          <table:table-cell table:style-name="ce18" table:formula="of:=IF([.$B724]=&quot;R&quot;;VLOOKUP([.$C724];[.$C$5:.$I$1017];5;0);IF([.$B724]=&quot;E&quot;;&quot;x&quot;;IF([.$B724]=&quot;-&quot;;&quot;-&quot;;&quot;ND&quot;)))" office:value-type="string" office:string-value="x">
            <text:p>x</text:p>
          </table:table-cell>
          <table:table-cell table:style-name="ce18" table:formula="of:=IF([.$B724]=&quot;R&quot;;VLOOKUP([.$C724];[.$C$5:.$I$1017];5;0);IF([.$B724]=&quot;E&quot;;&quot;x&quot;;IF([.$B724]=&quot;-&quot;;&quot;-&quot;;&quot;ND&quot;)))" office:value-type="string" office:string-value="x">
            <text:p>x</text:p>
          </table:table-cell>
          <table:table-cell table:style-name="ce18" table:formula="of:=IF([.$B724]=&quot;R&quot;;VLOOKUP([.$C724];[.$C$5:.$I$1017];6;0);IF([.$B724]=&quot;E&quot;;&quot;x&quot;;IF([.$B724]=&quot;-&quot;;&quot;-&quot;;&quot;ND&quot;)))" office:value-type="string" office:string-value="x">
            <text:p>x</text:p>
          </table:table-cell>
          <table:table-cell table:style-name="ce18" table:formula="of:=IF([.$B724]=&quot;R&quot;;VLOOKUP([.$C724];[.$C$5:.$I$1017];7;0);IF([.$B724]=&quot;E&quot;;&quot;x&quot;;IF([.$B724]=&quot;-&quot;;&quot;-&quot;;&quot;ND&quot;)))" office:value-type="string" office:string-value="x">
            <text:p>x</text:p>
          </table:table-cell>
          <table:table-cell table:style-name="ce26" table:formula="of:=IF([.B724]=&quot;R&quot;;0;IF([.B724]=&quot;-&quot;;0;4))" office:value-type="float" office:value="4">
            <text:p>4</text:p>
          </table:table-cell>
          <table:table-cell table:style-name="ce26" table:formula="of:=IF([.B724]=&quot;R&quot;;0;COUNTIF([.F724:.I72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4">
            <text:p>274</text:p>
          </table:table-cell>
          <table:table-cell table:style-name="ce6" office:value-type="string">
            <text:p>“money” / currency-symbol ?</text:p>
          </table:table-cell>
          <table:table-cell table:style-name="ce6"/>
          <table:table-cell table:style-name="ce18" table:formula="of:=IF([.$B725]=&quot;R&quot;;VLOOKUP([.$C725];[.$C$5:.$I$1017];5;0);IF([.$B725]=&quot;E&quot;;&quot;x&quot;;IF([.$B725]=&quot;-&quot;;&quot;-&quot;;&quot;ND&quot;)))" office:value-type="string" office:string-value="ND">
            <text:p>ND</text:p>
          </table:table-cell>
          <table:table-cell table:style-name="ce18" table:formula="of:=IF([.$B725]=&quot;R&quot;;VLOOKUP([.$C725];[.$C$5:.$I$1017];5;0);IF([.$B725]=&quot;E&quot;;&quot;x&quot;;IF([.$B725]=&quot;-&quot;;&quot;-&quot;;&quot;ND&quot;)))" office:value-type="string" office:string-value="ND">
            <text:p>ND</text:p>
          </table:table-cell>
          <table:table-cell table:style-name="ce18" table:formula="of:=IF([.$B725]=&quot;R&quot;;VLOOKUP([.$C725];[.$C$5:.$I$1017];6;0);IF([.$B725]=&quot;E&quot;;&quot;x&quot;;IF([.$B725]=&quot;-&quot;;&quot;-&quot;;&quot;ND&quot;)))" office:value-type="string" office:string-value="ND">
            <text:p>ND</text:p>
          </table:table-cell>
          <table:table-cell table:style-name="ce18" table:formula="of:=IF([.$B725]=&quot;R&quot;;VLOOKUP([.$C725];[.$C$5:.$I$1017];7;0);IF([.$B725]=&quot;E&quot;;&quot;x&quot;;IF([.$B725]=&quot;-&quot;;&quot;-&quot;;&quot;ND&quot;)))" office:value-type="string" office:string-value="ND">
            <text:p>ND</text:p>
          </table:table-cell>
          <table:table-cell table:style-name="ce26" table:formula="of:=IF([.B725]=&quot;R&quot;;0;IF([.B725]=&quot;-&quot;;0;4))" office:value-type="float" office:value="4">
            <text:p>4</text:p>
          </table:table-cell>
          <table:table-cell table:style-name="ce26" table:formula="of:=IF([.B725]=&quot;R&quot;;0;COUNTIF([.F725:.I7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5">
            <text:p>275</text:p>
          </table:table-cell>
          <table:table-cell table:style-name="ce6" office:value-type="string">
            <text:p>“multirow”</text:p>
          </table:table-cell>
          <table:table-cell table:style-name="ce6"/>
          <table:table-cell table:style-name="ce18" table:formula="of:=IF([.$B726]=&quot;R&quot;;VLOOKUP([.$C726];[.$C$5:.$I$1017];5;0);IF([.$B726]=&quot;E&quot;;&quot;x&quot;;IF([.$B726]=&quot;-&quot;;&quot;-&quot;;&quot;ND&quot;)))" office:value-type="string" office:string-value="ND">
            <text:p>ND</text:p>
          </table:table-cell>
          <table:table-cell table:style-name="ce18" table:formula="of:=IF([.$B726]=&quot;R&quot;;VLOOKUP([.$C726];[.$C$5:.$I$1017];5;0);IF([.$B726]=&quot;E&quot;;&quot;x&quot;;IF([.$B726]=&quot;-&quot;;&quot;-&quot;;&quot;ND&quot;)))" office:value-type="string" office:string-value="ND">
            <text:p>ND</text:p>
          </table:table-cell>
          <table:table-cell table:style-name="ce18" table:formula="of:=IF([.$B726]=&quot;R&quot;;VLOOKUP([.$C726];[.$C$5:.$I$1017];6;0);IF([.$B726]=&quot;E&quot;;&quot;x&quot;;IF([.$B726]=&quot;-&quot;;&quot;-&quot;;&quot;ND&quot;)))" office:value-type="string" office:string-value="ND">
            <text:p>ND</text:p>
          </table:table-cell>
          <table:table-cell table:style-name="ce18" table:formula="of:=IF([.$B726]=&quot;R&quot;;VLOOKUP([.$C726];[.$C$5:.$I$1017];7;0);IF([.$B726]=&quot;E&quot;;&quot;x&quot;;IF([.$B726]=&quot;-&quot;;&quot;-&quot;;&quot;ND&quot;)))" office:value-type="string" office:string-value="ND">
            <text:p>ND</text:p>
          </table:table-cell>
          <table:table-cell table:style-name="ce26" table:formula="of:=IF([.B726]=&quot;R&quot;;0;IF([.B726]=&quot;-&quot;;0;4))" office:value-type="float" office:value="4">
            <text:p>4</text:p>
          </table:table-cell>
          <table:table-cell table:style-name="ce26" table:formula="of:=IF([.B726]=&quot;R&quot;;0;COUNTIF([.F726:.I7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6">
            <text:p>276</text:p>
          </table:table-cell>
          <table:table-cell table:style-name="ce6" office:value-type="string">
            <text:p>“percent” (symbol)</text:p>
          </table:table-cell>
          <table:table-cell table:style-name="ce6"/>
          <table:table-cell table:style-name="ce18" table:formula="of:=IF([.$B727]=&quot;R&quot;;VLOOKUP([.$C727];[.$C$5:.$I$1017];5;0);IF([.$B727]=&quot;E&quot;;&quot;x&quot;;IF([.$B727]=&quot;-&quot;;&quot;-&quot;;&quot;ND&quot;)))" office:value-type="string" office:string-value="ND">
            <text:p>ND</text:p>
          </table:table-cell>
          <table:table-cell table:style-name="ce18" table:formula="of:=IF([.$B727]=&quot;R&quot;;VLOOKUP([.$C727];[.$C$5:.$I$1017];5;0);IF([.$B727]=&quot;E&quot;;&quot;x&quot;;IF([.$B727]=&quot;-&quot;;&quot;-&quot;;&quot;ND&quot;)))" office:value-type="string" office:string-value="ND">
            <text:p>ND</text:p>
          </table:table-cell>
          <table:table-cell table:style-name="ce18" table:formula="of:=IF([.$B727]=&quot;R&quot;;VLOOKUP([.$C727];[.$C$5:.$I$1017];6;0);IF([.$B727]=&quot;E&quot;;&quot;x&quot;;IF([.$B727]=&quot;-&quot;;&quot;-&quot;;&quot;ND&quot;)))" office:value-type="string" office:string-value="ND">
            <text:p>ND</text:p>
          </table:table-cell>
          <table:table-cell table:style-name="ce18" table:formula="of:=IF([.$B727]=&quot;R&quot;;VLOOKUP([.$C727];[.$C$5:.$I$1017];7;0);IF([.$B727]=&quot;E&quot;;&quot;x&quot;;IF([.$B727]=&quot;-&quot;;&quot;-&quot;;&quot;ND&quot;)))" office:value-type="string" office:string-value="ND">
            <text:p>ND</text:p>
          </table:table-cell>
          <table:table-cell table:style-name="ce26" table:formula="of:=IF([.B727]=&quot;R&quot;;0;IF([.B727]=&quot;-&quot;;0;4))" office:value-type="float" office:value="4">
            <text:p>4</text:p>
          </table:table-cell>
          <table:table-cell table:style-name="ce26" table:formula="of:=IF([.B727]=&quot;R&quot;;0;COUNTIF([.F727:.I7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7">
            <text:p>277</text:p>
          </table:table-cell>
          <table:table-cell table:style-name="ce6" office:value-type="string">
            <text:p>update to “align-vertical-bottom”</text:p>
          </table:table-cell>
          <table:table-cell table:style-name="ce12" office:value-type="string">
            <text:p>align-vertical-bottom</text:p>
          </table:table-cell>
          <table:table-cell table:style-name="ce18" table:formula="of:=IF([.$B728]=&quot;R&quot;;VLOOKUP([.$C728];[.$C$5:.$I$1017];5;0);IF([.$B728]=&quot;E&quot;;&quot;x&quot;;IF([.$B728]=&quot;-&quot;;&quot;-&quot;;&quot;ND&quot;)))" office:value-type="string" office:string-value="x">
            <text:p>x</text:p>
          </table:table-cell>
          <table:table-cell table:style-name="ce18" table:formula="of:=IF([.$B728]=&quot;R&quot;;VLOOKUP([.$C728];[.$C$5:.$I$1017];5;0);IF([.$B728]=&quot;E&quot;;&quot;x&quot;;IF([.$B728]=&quot;-&quot;;&quot;-&quot;;&quot;ND&quot;)))" office:value-type="string" office:string-value="x">
            <text:p>x</text:p>
          </table:table-cell>
          <table:table-cell table:style-name="ce18" table:formula="of:=IF([.$B728]=&quot;R&quot;;VLOOKUP([.$C728];[.$C$5:.$I$1017];6;0);IF([.$B728]=&quot;E&quot;;&quot;x&quot;;IF([.$B728]=&quot;-&quot;;&quot;-&quot;;&quot;ND&quot;)))" office:value-type="string" office:string-value="x">
            <text:p>x</text:p>
          </table:table-cell>
          <table:table-cell table:style-name="ce18" table:formula="of:=IF([.$B728]=&quot;R&quot;;VLOOKUP([.$C728];[.$C$5:.$I$1017];7;0);IF([.$B728]=&quot;E&quot;;&quot;x&quot;;IF([.$B728]=&quot;-&quot;;&quot;-&quot;;&quot;ND&quot;)))" office:value-type="string" office:string-value="x">
            <text:p>x</text:p>
          </table:table-cell>
          <table:table-cell table:style-name="ce26" table:formula="of:=IF([.B728]=&quot;R&quot;;0;IF([.B728]=&quot;-&quot;;0;4))" office:value-type="float" office:value="4">
            <text:p>4</text:p>
          </table:table-cell>
          <table:table-cell table:style-name="ce26" table:formula="of:=IF([.B728]=&quot;R&quot;;0;COUNTIF([.F728:.I72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8">
            <text:p>278</text:p>
          </table:table-cell>
          <table:table-cell table:style-name="ce6" office:value-type="string">
            <text:p>update to “align-vertical-top”</text:p>
          </table:table-cell>
          <table:table-cell table:style-name="ce12" office:value-type="string">
            <text:p>align-vertical-top</text:p>
          </table:table-cell>
          <table:table-cell table:style-name="ce18" table:formula="of:=IF([.$B729]=&quot;R&quot;;VLOOKUP([.$C729];[.$C$5:.$I$1017];5;0);IF([.$B729]=&quot;E&quot;;&quot;x&quot;;IF([.$B729]=&quot;-&quot;;&quot;-&quot;;&quot;ND&quot;)))" office:value-type="string" office:string-value="x">
            <text:p>x</text:p>
          </table:table-cell>
          <table:table-cell table:style-name="ce18" table:formula="of:=IF([.$B729]=&quot;R&quot;;VLOOKUP([.$C729];[.$C$5:.$I$1017];5;0);IF([.$B729]=&quot;E&quot;;&quot;x&quot;;IF([.$B729]=&quot;-&quot;;&quot;-&quot;;&quot;ND&quot;)))" office:value-type="string" office:string-value="x">
            <text:p>x</text:p>
          </table:table-cell>
          <table:table-cell table:style-name="ce18" table:formula="of:=IF([.$B729]=&quot;R&quot;;VLOOKUP([.$C729];[.$C$5:.$I$1017];6;0);IF([.$B729]=&quot;E&quot;;&quot;x&quot;;IF([.$B729]=&quot;-&quot;;&quot;-&quot;;&quot;ND&quot;)))" office:value-type="string" office:string-value="x">
            <text:p>x</text:p>
          </table:table-cell>
          <table:table-cell table:style-name="ce18" table:formula="of:=IF([.$B729]=&quot;R&quot;;VLOOKUP([.$C729];[.$C$5:.$I$1017];7;0);IF([.$B729]=&quot;E&quot;;&quot;x&quot;;IF([.$B729]=&quot;-&quot;;&quot;-&quot;;&quot;ND&quot;)))" office:value-type="string" office:string-value="x">
            <text:p>x</text:p>
          </table:table-cell>
          <table:table-cell table:style-name="ce26" table:formula="of:=IF([.B729]=&quot;R&quot;;0;IF([.B729]=&quot;-&quot;;0;4))" office:value-type="float" office:value="4">
            <text:p>4</text:p>
          </table:table-cell>
          <table:table-cell table:style-name="ce26" table:formula="of:=IF([.B729]=&quot;R&quot;;0;COUNTIF([.F729:.I72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9">
            <text:p>279</text:p>
          </table:table-cell>
          <table:table-cell table:style-name="ce6" office:value-type="string">
            <text:p>“vertical_text” (???)</text:p>
          </table:table-cell>
          <table:table-cell table:style-name="ce6"/>
          <table:table-cell table:style-name="ce18" table:formula="of:=IF([.$B730]=&quot;R&quot;;VLOOKUP([.$C730];[.$C$5:.$I$1017];5;0);IF([.$B730]=&quot;E&quot;;&quot;x&quot;;IF([.$B730]=&quot;-&quot;;&quot;-&quot;;&quot;ND&quot;)))" office:value-type="string" office:string-value="ND">
            <text:p>ND</text:p>
          </table:table-cell>
          <table:table-cell table:style-name="ce18" table:formula="of:=IF([.$B730]=&quot;R&quot;;VLOOKUP([.$C730];[.$C$5:.$I$1017];5;0);IF([.$B730]=&quot;E&quot;;&quot;x&quot;;IF([.$B730]=&quot;-&quot;;&quot;-&quot;;&quot;ND&quot;)))" office:value-type="string" office:string-value="ND">
            <text:p>ND</text:p>
          </table:table-cell>
          <table:table-cell table:style-name="ce18" table:formula="of:=IF([.$B730]=&quot;R&quot;;VLOOKUP([.$C730];[.$C$5:.$I$1017];6;0);IF([.$B730]=&quot;E&quot;;&quot;x&quot;;IF([.$B730]=&quot;-&quot;;&quot;-&quot;;&quot;ND&quot;)))" office:value-type="string" office:string-value="ND">
            <text:p>ND</text:p>
          </table:table-cell>
          <table:table-cell table:style-name="ce18" table:formula="of:=IF([.$B730]=&quot;R&quot;;VLOOKUP([.$C730];[.$C$5:.$I$1017];7;0);IF([.$B730]=&quot;E&quot;;&quot;x&quot;;IF([.$B730]=&quot;-&quot;;&quot;-&quot;;&quot;ND&quot;)))" office:value-type="string" office:string-value="ND">
            <text:p>ND</text:p>
          </table:table-cell>
          <table:table-cell table:style-name="ce26" table:formula="of:=IF([.B730]=&quot;R&quot;;0;IF([.B730]=&quot;-&quot;;0;4))" office:value-type="float" office:value="4">
            <text:p>4</text:p>
          </table:table-cell>
          <table:table-cell table:style-name="ce26" table:formula="of:=IF([.B730]=&quot;R&quot;;0;COUNTIF([.F730:.I7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6" table:number-columns-repeated="2"/>
          <table:table-cell table:style-name="ce18" table:formula="of:=IF([.$B731]=&quot;R&quot;;VLOOKUP([.$C731];[.$C$5:.$I$1017];5;0);IF([.$B731]=&quot;E&quot;;&quot;x&quot;;IF([.$B731]=&quot;-&quot;;&quot;-&quot;;&quot;ND&quot;)))" office:value-type="string" office:string-value="x">
            <text:p>x</text:p>
          </table:table-cell>
          <table:table-cell table:style-name="ce18" table:formula="of:=IF([.$B731]=&quot;R&quot;;VLOOKUP([.$C731];[.$C$5:.$I$1017];5;0);IF([.$B731]=&quot;E&quot;;&quot;x&quot;;IF([.$B731]=&quot;-&quot;;&quot;-&quot;;&quot;ND&quot;)))" office:value-type="string" office:string-value="x">
            <text:p>x</text:p>
          </table:table-cell>
          <table:table-cell table:style-name="ce18" table:formula="of:=IF([.$B731]=&quot;R&quot;;VLOOKUP([.$C731];[.$C$5:.$I$1017];6;0);IF([.$B731]=&quot;E&quot;;&quot;x&quot;;IF([.$B731]=&quot;-&quot;;&quot;-&quot;;&quot;ND&quot;)))" office:value-type="string" office:string-value="x">
            <text:p>x</text:p>
          </table:table-cell>
          <table:table-cell table:style-name="ce18" table:formula="of:=IF([.$B731]=&quot;R&quot;;VLOOKUP([.$C731];[.$C$5:.$I$1017];7;0);IF([.$B731]=&quot;E&quot;;&quot;x&quot;;IF([.$B731]=&quot;-&quot;;&quot;-&quot;;&quot;ND&quot;)))" office:value-type="string" office:string-value="x">
            <text:p>x</text:p>
          </table:table-cell>
          <table:table-cell table:style-name="ce26" table:formula="of:=IF([.B731]=&quot;R&quot;;0;IF([.B731]=&quot;-&quot;;0;4))" office:value-type="float" office:value="0">
            <text:p>0</text:p>
          </table:table-cell>
          <table:table-cell table:style-name="ce26" table:formula="of:=IF([.B731]=&quot;R&quot;;0;COUNTIF([.F731:.I7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32]=&quot;R&quot;;VLOOKUP([.$C732];[.$C$5:.$I$1017];5;0);IF([.$B732]=&quot;E&quot;;&quot;x&quot;;IF([.$B732]=&quot;-&quot;;&quot;-&quot;;&quot;ND&quot;)))" office:value-type="string" office:string-value="-">
            <text:p>-</text:p>
          </table:table-cell>
          <table:table-cell table:style-name="ce18" table:formula="of:=IF([.$B732]=&quot;R&quot;;VLOOKUP([.$C732];[.$C$5:.$I$1017];5;0);IF([.$B732]=&quot;E&quot;;&quot;x&quot;;IF([.$B732]=&quot;-&quot;;&quot;-&quot;;&quot;ND&quot;)))" office:value-type="string" office:string-value="-">
            <text:p>-</text:p>
          </table:table-cell>
          <table:table-cell table:style-name="ce18" table:formula="of:=IF([.$B732]=&quot;R&quot;;VLOOKUP([.$C732];[.$C$5:.$I$1017];6;0);IF([.$B732]=&quot;E&quot;;&quot;x&quot;;IF([.$B732]=&quot;-&quot;;&quot;-&quot;;&quot;ND&quot;)))" office:value-type="string" office:string-value="-">
            <text:p>-</text:p>
          </table:table-cell>
          <table:table-cell table:style-name="ce18" table:formula="of:=IF([.$B732]=&quot;R&quot;;VLOOKUP([.$C732];[.$C$5:.$I$1017];7;0);IF([.$B732]=&quot;E&quot;;&quot;x&quot;;IF([.$B732]=&quot;-&quot;;&quot;-&quot;;&quot;ND&quot;)))" office:value-type="string" office:string-value="-">
            <text:p>-</text:p>
          </table:table-cell>
          <table:table-cell table:style-name="ce26" table:formula="of:=IF([.B732]=&quot;R&quot;;0;IF([.B732]=&quot;-&quot;;0;4))" office:value-type="float" office:value="0">
            <text:p>0</text:p>
          </table:table-cell>
          <table:table-cell table:style-name="ce26" table:formula="of:=IF([.B732]=&quot;R&quot;;0;COUNTIF([.F732:.I7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33]=&quot;R&quot;;VLOOKUP([.$C733];[.$C$5:.$I$1017];5;0);IF([.$B733]=&quot;E&quot;;&quot;x&quot;;IF([.$B733]=&quot;-&quot;;&quot;-&quot;;&quot;ND&quot;)))" office:value-type="string" office:string-value="-">
            <text:p>-</text:p>
          </table:table-cell>
          <table:table-cell table:style-name="ce18" table:formula="of:=IF([.$B733]=&quot;R&quot;;VLOOKUP([.$C733];[.$C$5:.$I$1017];5;0);IF([.$B733]=&quot;E&quot;;&quot;x&quot;;IF([.$B733]=&quot;-&quot;;&quot;-&quot;;&quot;ND&quot;)))" office:value-type="string" office:string-value="-">
            <text:p>-</text:p>
          </table:table-cell>
          <table:table-cell table:style-name="ce18" table:formula="of:=IF([.$B733]=&quot;R&quot;;VLOOKUP([.$C733];[.$C$5:.$I$1017];6;0);IF([.$B733]=&quot;E&quot;;&quot;x&quot;;IF([.$B733]=&quot;-&quot;;&quot;-&quot;;&quot;ND&quot;)))" office:value-type="string" office:string-value="-">
            <text:p>-</text:p>
          </table:table-cell>
          <table:table-cell table:style-name="ce18" table:formula="of:=IF([.$B733]=&quot;R&quot;;VLOOKUP([.$C733];[.$C$5:.$I$1017];7;0);IF([.$B733]=&quot;E&quot;;&quot;x&quot;;IF([.$B733]=&quot;-&quot;;&quot;-&quot;;&quot;ND&quot;)))" office:value-type="string" office:string-value="-">
            <text:p>-</text:p>
          </table:table-cell>
          <table:table-cell table:style-name="ce26" table:formula="of:=IF([.B733]=&quot;R&quot;;0;IF([.B733]=&quot;-&quot;;0;4))" office:value-type="float" office:value="0">
            <text:p>0</text:p>
          </table:table-cell>
          <table:table-cell table:style-name="ce26" table:formula="of:=IF([.B733]=&quot;R&quot;;0;COUNTIF([.F733:.I7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34]=&quot;R&quot;;VLOOKUP([.$C734];[.$C$5:.$I$1017];5;0);IF([.$B734]=&quot;E&quot;;&quot;x&quot;;IF([.$B734]=&quot;-&quot;;&quot;-&quot;;&quot;ND&quot;)))" office:value-type="string" office:string-value="-">
            <text:p>-</text:p>
          </table:table-cell>
          <table:table-cell table:style-name="ce18" table:formula="of:=IF([.$B734]=&quot;R&quot;;VLOOKUP([.$C734];[.$C$5:.$I$1017];5;0);IF([.$B734]=&quot;E&quot;;&quot;x&quot;;IF([.$B734]=&quot;-&quot;;&quot;-&quot;;&quot;ND&quot;)))" office:value-type="string" office:string-value="-">
            <text:p>-</text:p>
          </table:table-cell>
          <table:table-cell table:style-name="ce18" table:formula="of:=IF([.$B734]=&quot;R&quot;;VLOOKUP([.$C734];[.$C$5:.$I$1017];6;0);IF([.$B734]=&quot;E&quot;;&quot;x&quot;;IF([.$B734]=&quot;-&quot;;&quot;-&quot;;&quot;ND&quot;)))" office:value-type="string" office:string-value="-">
            <text:p>-</text:p>
          </table:table-cell>
          <table:table-cell table:style-name="ce18" table:formula="of:=IF([.$B734]=&quot;R&quot;;VLOOKUP([.$C734];[.$C$5:.$I$1017];7;0);IF([.$B734]=&quot;E&quot;;&quot;x&quot;;IF([.$B734]=&quot;-&quot;;&quot;-&quot;;&quot;ND&quot;)))" office:value-type="string" office:string-value="-">
            <text:p>-</text:p>
          </table:table-cell>
          <table:table-cell table:style-name="ce26" table:formula="of:=IF([.B734]=&quot;R&quot;;0;IF([.B734]=&quot;-&quot;;0;4))" office:value-type="float" office:value="0">
            <text:p>0</text:p>
          </table:table-cell>
          <table:table-cell table:style-name="ce26" table:formula="of:=IF([.B734]=&quot;R&quot;;0;COUNTIF([.F734:.I7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35]=&quot;R&quot;;VLOOKUP([.$C735];[.$C$5:.$I$1017];5;0);IF([.$B735]=&quot;E&quot;;&quot;x&quot;;IF([.$B735]=&quot;-&quot;;&quot;-&quot;;&quot;ND&quot;)))" office:value-type="string" office:string-value="-">
            <text:p>-</text:p>
          </table:table-cell>
          <table:table-cell table:style-name="ce18" table:formula="of:=IF([.$B735]=&quot;R&quot;;VLOOKUP([.$C735];[.$C$5:.$I$1017];5;0);IF([.$B735]=&quot;E&quot;;&quot;x&quot;;IF([.$B735]=&quot;-&quot;;&quot;-&quot;;&quot;ND&quot;)))" office:value-type="string" office:string-value="-">
            <text:p>-</text:p>
          </table:table-cell>
          <table:table-cell table:style-name="ce18" table:formula="of:=IF([.$B735]=&quot;R&quot;;VLOOKUP([.$C735];[.$C$5:.$I$1017];6;0);IF([.$B735]=&quot;E&quot;;&quot;x&quot;;IF([.$B735]=&quot;-&quot;;&quot;-&quot;;&quot;ND&quot;)))" office:value-type="string" office:string-value="-">
            <text:p>-</text:p>
          </table:table-cell>
          <table:table-cell table:style-name="ce18" table:formula="of:=IF([.$B735]=&quot;R&quot;;VLOOKUP([.$C735];[.$C$5:.$I$1017];7;0);IF([.$B735]=&quot;E&quot;;&quot;x&quot;;IF([.$B735]=&quot;-&quot;;&quot;-&quot;;&quot;ND&quot;)))" office:value-type="string" office:string-value="-">
            <text:p>-</text:p>
          </table:table-cell>
          <table:table-cell table:style-name="ce26" table:formula="of:=IF([.B735]=&quot;R&quot;;0;IF([.B735]=&quot;-&quot;;0;4))" office:value-type="float" office:value="0">
            <text:p>0</text:p>
          </table:table-cell>
          <table:table-cell table:style-name="ce26" table:formula="of:=IF([.B735]=&quot;R&quot;;0;COUNTIF([.F735:.I7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36]=&quot;R&quot;;VLOOKUP([.$C736];[.$C$5:.$I$1017];5;0);IF([.$B736]=&quot;E&quot;;&quot;x&quot;;IF([.$B736]=&quot;-&quot;;&quot;-&quot;;&quot;ND&quot;)))" office:value-type="string" office:string-value="-">
            <text:p>-</text:p>
          </table:table-cell>
          <table:table-cell table:style-name="ce18" table:formula="of:=IF([.$B736]=&quot;R&quot;;VLOOKUP([.$C736];[.$C$5:.$I$1017];5;0);IF([.$B736]=&quot;E&quot;;&quot;x&quot;;IF([.$B736]=&quot;-&quot;;&quot;-&quot;;&quot;ND&quot;)))" office:value-type="string" office:string-value="-">
            <text:p>-</text:p>
          </table:table-cell>
          <table:table-cell table:style-name="ce18" table:formula="of:=IF([.$B736]=&quot;R&quot;;VLOOKUP([.$C736];[.$C$5:.$I$1017];6;0);IF([.$B736]=&quot;E&quot;;&quot;x&quot;;IF([.$B736]=&quot;-&quot;;&quot;-&quot;;&quot;ND&quot;)))" office:value-type="string" office:string-value="-">
            <text:p>-</text:p>
          </table:table-cell>
          <table:table-cell table:style-name="ce18" table:formula="of:=IF([.$B736]=&quot;R&quot;;VLOOKUP([.$C736];[.$C$5:.$I$1017];7;0);IF([.$B736]=&quot;E&quot;;&quot;x&quot;;IF([.$B736]=&quot;-&quot;;&quot;-&quot;;&quot;ND&quot;)))" office:value-type="string" office:string-value="-">
            <text:p>-</text:p>
          </table:table-cell>
          <table:table-cell table:style-name="ce26" table:formula="of:=IF([.B736]=&quot;R&quot;;0;IF([.B736]=&quot;-&quot;;0;4))" office:value-type="float" office:value="0">
            <text:p>0</text:p>
          </table:table-cell>
          <table:table-cell table:style-name="ce26" table:formula="of:=IF([.B736]=&quot;R&quot;;0;COUNTIF([.F736:.I7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37]=&quot;R&quot;;VLOOKUP([.$C737];[.$C$5:.$I$1017];5;0);IF([.$B737]=&quot;E&quot;;&quot;x&quot;;IF([.$B737]=&quot;-&quot;;&quot;-&quot;;&quot;ND&quot;)))" office:value-type="string" office:string-value="-">
            <text:p>-</text:p>
          </table:table-cell>
          <table:table-cell table:style-name="ce18" table:formula="of:=IF([.$B737]=&quot;R&quot;;VLOOKUP([.$C737];[.$C$5:.$I$1017];5;0);IF([.$B737]=&quot;E&quot;;&quot;x&quot;;IF([.$B737]=&quot;-&quot;;&quot;-&quot;;&quot;ND&quot;)))" office:value-type="string" office:string-value="-">
            <text:p>-</text:p>
          </table:table-cell>
          <table:table-cell table:style-name="ce18" table:formula="of:=IF([.$B737]=&quot;R&quot;;VLOOKUP([.$C737];[.$C$5:.$I$1017];6;0);IF([.$B737]=&quot;E&quot;;&quot;x&quot;;IF([.$B737]=&quot;-&quot;;&quot;-&quot;;&quot;ND&quot;)))" office:value-type="string" office:string-value="-">
            <text:p>-</text:p>
          </table:table-cell>
          <table:table-cell table:style-name="ce18" table:formula="of:=IF([.$B737]=&quot;R&quot;;VLOOKUP([.$C737];[.$C$5:.$I$1017];7;0);IF([.$B737]=&quot;E&quot;;&quot;x&quot;;IF([.$B737]=&quot;-&quot;;&quot;-&quot;;&quot;ND&quot;)))" office:value-type="string" office:string-value="-">
            <text:p>-</text:p>
          </table:table-cell>
          <table:table-cell table:style-name="ce26" table:formula="of:=IF([.B737]=&quot;R&quot;;0;IF([.B737]=&quot;-&quot;;0;4))" office:value-type="float" office:value="0">
            <text:p>0</text:p>
          </table:table-cell>
          <table:table-cell table:style-name="ce26" table:formula="of:=IF([.B737]=&quot;R&quot;;0;COUNTIF([.F737:.I7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38]=&quot;R&quot;;VLOOKUP([.$C738];[.$C$5:.$I$1017];5;0);IF([.$B738]=&quot;E&quot;;&quot;x&quot;;IF([.$B738]=&quot;-&quot;;&quot;-&quot;;&quot;ND&quot;)))" office:value-type="string" office:string-value="-">
            <text:p>-</text:p>
          </table:table-cell>
          <table:table-cell table:style-name="ce18" table:formula="of:=IF([.$B738]=&quot;R&quot;;VLOOKUP([.$C738];[.$C$5:.$I$1017];5;0);IF([.$B738]=&quot;E&quot;;&quot;x&quot;;IF([.$B738]=&quot;-&quot;;&quot;-&quot;;&quot;ND&quot;)))" office:value-type="string" office:string-value="-">
            <text:p>-</text:p>
          </table:table-cell>
          <table:table-cell table:style-name="ce18" table:formula="of:=IF([.$B738]=&quot;R&quot;;VLOOKUP([.$C738];[.$C$5:.$I$1017];6;0);IF([.$B738]=&quot;E&quot;;&quot;x&quot;;IF([.$B738]=&quot;-&quot;;&quot;-&quot;;&quot;ND&quot;)))" office:value-type="string" office:string-value="-">
            <text:p>-</text:p>
          </table:table-cell>
          <table:table-cell table:style-name="ce18" table:formula="of:=IF([.$B738]=&quot;R&quot;;VLOOKUP([.$C738];[.$C$5:.$I$1017];7;0);IF([.$B738]=&quot;E&quot;;&quot;x&quot;;IF([.$B738]=&quot;-&quot;;&quot;-&quot;;&quot;ND&quot;)))" office:value-type="string" office:string-value="-">
            <text:p>-</text:p>
          </table:table-cell>
          <table:table-cell table:style-name="ce26" table:formula="of:=IF([.B738]=&quot;R&quot;;0;IF([.B738]=&quot;-&quot;;0;4))" office:value-type="float" office:value="0">
            <text:p>0</text:p>
          </table:table-cell>
          <table:table-cell table:style-name="ce26" table:formula="of:=IF([.B738]=&quot;R&quot;;0;COUNTIF([.F738:.I7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39]=&quot;R&quot;;VLOOKUP([.$C739];[.$C$5:.$I$1017];5;0);IF([.$B739]=&quot;E&quot;;&quot;x&quot;;IF([.$B739]=&quot;-&quot;;&quot;-&quot;;&quot;ND&quot;)))" office:value-type="string" office:string-value="-">
            <text:p>-</text:p>
          </table:table-cell>
          <table:table-cell table:style-name="ce18" table:formula="of:=IF([.$B739]=&quot;R&quot;;VLOOKUP([.$C739];[.$C$5:.$I$1017];5;0);IF([.$B739]=&quot;E&quot;;&quot;x&quot;;IF([.$B739]=&quot;-&quot;;&quot;-&quot;;&quot;ND&quot;)))" office:value-type="string" office:string-value="-">
            <text:p>-</text:p>
          </table:table-cell>
          <table:table-cell table:style-name="ce18" table:formula="of:=IF([.$B739]=&quot;R&quot;;VLOOKUP([.$C739];[.$C$5:.$I$1017];6;0);IF([.$B739]=&quot;E&quot;;&quot;x&quot;;IF([.$B739]=&quot;-&quot;;&quot;-&quot;;&quot;ND&quot;)))" office:value-type="string" office:string-value="-">
            <text:p>-</text:p>
          </table:table-cell>
          <table:table-cell table:style-name="ce18" table:formula="of:=IF([.$B739]=&quot;R&quot;;VLOOKUP([.$C739];[.$C$5:.$I$1017];7;0);IF([.$B739]=&quot;E&quot;;&quot;x&quot;;IF([.$B739]=&quot;-&quot;;&quot;-&quot;;&quot;ND&quot;)))" office:value-type="string" office:string-value="-">
            <text:p>-</text:p>
          </table:table-cell>
          <table:table-cell table:style-name="ce26" table:formula="of:=IF([.B739]=&quot;R&quot;;0;IF([.B739]=&quot;-&quot;;0;4))" office:value-type="float" office:value="0">
            <text:p>0</text:p>
          </table:table-cell>
          <table:table-cell table:style-name="ce26" table:formula="of:=IF([.B739]=&quot;R&quot;;0;COUNTIF([.F739:.I7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0]=&quot;R&quot;;VLOOKUP([.$C740];[.$C$5:.$I$1017];5;0);IF([.$B740]=&quot;E&quot;;&quot;x&quot;;IF([.$B740]=&quot;-&quot;;&quot;-&quot;;&quot;ND&quot;)))" office:value-type="string" office:string-value="-">
            <text:p>-</text:p>
          </table:table-cell>
          <table:table-cell table:style-name="ce18" table:formula="of:=IF([.$B740]=&quot;R&quot;;VLOOKUP([.$C740];[.$C$5:.$I$1017];5;0);IF([.$B740]=&quot;E&quot;;&quot;x&quot;;IF([.$B740]=&quot;-&quot;;&quot;-&quot;;&quot;ND&quot;)))" office:value-type="string" office:string-value="-">
            <text:p>-</text:p>
          </table:table-cell>
          <table:table-cell table:style-name="ce18" table:formula="of:=IF([.$B740]=&quot;R&quot;;VLOOKUP([.$C740];[.$C$5:.$I$1017];6;0);IF([.$B740]=&quot;E&quot;;&quot;x&quot;;IF([.$B740]=&quot;-&quot;;&quot;-&quot;;&quot;ND&quot;)))" office:value-type="string" office:string-value="-">
            <text:p>-</text:p>
          </table:table-cell>
          <table:table-cell table:style-name="ce18" table:formula="of:=IF([.$B740]=&quot;R&quot;;VLOOKUP([.$C740];[.$C$5:.$I$1017];7;0);IF([.$B740]=&quot;E&quot;;&quot;x&quot;;IF([.$B740]=&quot;-&quot;;&quot;-&quot;;&quot;ND&quot;)))" office:value-type="string" office:string-value="-">
            <text:p>-</text:p>
          </table:table-cell>
          <table:table-cell table:style-name="ce26" table:formula="of:=IF([.B740]=&quot;R&quot;;0;IF([.B740]=&quot;-&quot;;0;4))" office:value-type="float" office:value="0">
            <text:p>0</text:p>
          </table:table-cell>
          <table:table-cell table:style-name="ce26" table:formula="of:=IF([.B740]=&quot;R&quot;;0;COUNTIF([.F740:.I7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First Letter Upper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1]=&quot;R&quot;;VLOOKUP([.$C741];[.$C$5:.$I$1017];5;0);IF([.$B741]=&quot;E&quot;;&quot;x&quot;;IF([.$B741]=&quot;-&quot;;&quot;-&quot;;&quot;ND&quot;)))" office:value-type="string" office:string-value="-">
            <text:p>-</text:p>
          </table:table-cell>
          <table:table-cell table:style-name="ce18" table:formula="of:=IF([.$B741]=&quot;R&quot;;VLOOKUP([.$C741];[.$C$5:.$I$1017];5;0);IF([.$B741]=&quot;E&quot;;&quot;x&quot;;IF([.$B741]=&quot;-&quot;;&quot;-&quot;;&quot;ND&quot;)))" office:value-type="string" office:string-value="-">
            <text:p>-</text:p>
          </table:table-cell>
          <table:table-cell table:style-name="ce18" table:formula="of:=IF([.$B741]=&quot;R&quot;;VLOOKUP([.$C741];[.$C$5:.$I$1017];6;0);IF([.$B741]=&quot;E&quot;;&quot;x&quot;;IF([.$B741]=&quot;-&quot;;&quot;-&quot;;&quot;ND&quot;)))" office:value-type="string" office:string-value="-">
            <text:p>-</text:p>
          </table:table-cell>
          <table:table-cell table:style-name="ce18" table:formula="of:=IF([.$B741]=&quot;R&quot;;VLOOKUP([.$C741];[.$C$5:.$I$1017];7;0);IF([.$B741]=&quot;E&quot;;&quot;x&quot;;IF([.$B741]=&quot;-&quot;;&quot;-&quot;;&quot;ND&quot;)))" office:value-type="string" office:string-value="-">
            <text:p>-</text:p>
          </table:table-cell>
          <table:table-cell table:style-name="ce26" table:formula="of:=IF([.B741]=&quot;R&quot;;0;IF([.B741]=&quot;-&quot;;0;4))" office:value-type="float" office:value="0">
            <text:p>0</text:p>
          </table:table-cell>
          <table:table-cell table:style-name="ce26" table:formula="of:=IF([.B741]=&quot;R&quot;;0;COUNTIF([.F741:.I7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2]=&quot;R&quot;;VLOOKUP([.$C742];[.$C$5:.$I$1017];5;0);IF([.$B742]=&quot;E&quot;;&quot;x&quot;;IF([.$B742]=&quot;-&quot;;&quot;-&quot;;&quot;ND&quot;)))" office:value-type="string" office:string-value="-">
            <text:p>-</text:p>
          </table:table-cell>
          <table:table-cell table:style-name="ce18" table:formula="of:=IF([.$B742]=&quot;R&quot;;VLOOKUP([.$C742];[.$C$5:.$I$1017];5;0);IF([.$B742]=&quot;E&quot;;&quot;x&quot;;IF([.$B742]=&quot;-&quot;;&quot;-&quot;;&quot;ND&quot;)))" office:value-type="string" office:string-value="-">
            <text:p>-</text:p>
          </table:table-cell>
          <table:table-cell table:style-name="ce18" table:formula="of:=IF([.$B742]=&quot;R&quot;;VLOOKUP([.$C742];[.$C$5:.$I$1017];6;0);IF([.$B742]=&quot;E&quot;;&quot;x&quot;;IF([.$B742]=&quot;-&quot;;&quot;-&quot;;&quot;ND&quot;)))" office:value-type="string" office:string-value="-">
            <text:p>-</text:p>
          </table:table-cell>
          <table:table-cell table:style-name="ce18" table:formula="of:=IF([.$B742]=&quot;R&quot;;VLOOKUP([.$C742];[.$C$5:.$I$1017];7;0);IF([.$B742]=&quot;E&quot;;&quot;x&quot;;IF([.$B742]=&quot;-&quot;;&quot;-&quot;;&quot;ND&quot;)))" office:value-type="string" office:string-value="-">
            <text:p>-</text:p>
          </table:table-cell>
          <table:table-cell table:style-name="ce26" table:formula="of:=IF([.B742]=&quot;R&quot;;0;IF([.B742]=&quot;-&quot;;0;4))" office:value-type="float" office:value="0">
            <text:p>0</text:p>
          </table:table-cell>
          <table:table-cell table:style-name="ce26" table:formula="of:=IF([.B742]=&quot;R&quot;;0;COUNTIF([.F742:.I7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3]=&quot;R&quot;;VLOOKUP([.$C743];[.$C$5:.$I$1017];5;0);IF([.$B743]=&quot;E&quot;;&quot;x&quot;;IF([.$B743]=&quot;-&quot;;&quot;-&quot;;&quot;ND&quot;)))" office:value-type="string" office:string-value="-">
            <text:p>-</text:p>
          </table:table-cell>
          <table:table-cell table:style-name="ce18" table:formula="of:=IF([.$B743]=&quot;R&quot;;VLOOKUP([.$C743];[.$C$5:.$I$1017];5;0);IF([.$B743]=&quot;E&quot;;&quot;x&quot;;IF([.$B743]=&quot;-&quot;;&quot;-&quot;;&quot;ND&quot;)))" office:value-type="string" office:string-value="-">
            <text:p>-</text:p>
          </table:table-cell>
          <table:table-cell table:style-name="ce18" table:formula="of:=IF([.$B743]=&quot;R&quot;;VLOOKUP([.$C743];[.$C$5:.$I$1017];6;0);IF([.$B743]=&quot;E&quot;;&quot;x&quot;;IF([.$B743]=&quot;-&quot;;&quot;-&quot;;&quot;ND&quot;)))" office:value-type="string" office:string-value="-">
            <text:p>-</text:p>
          </table:table-cell>
          <table:table-cell table:style-name="ce18" table:formula="of:=IF([.$B743]=&quot;R&quot;;VLOOKUP([.$C743];[.$C$5:.$I$1017];7;0);IF([.$B743]=&quot;E&quot;;&quot;x&quot;;IF([.$B743]=&quot;-&quot;;&quot;-&quot;;&quot;ND&quot;)))" office:value-type="string" office:string-value="-">
            <text:p>-</text:p>
          </table:table-cell>
          <table:table-cell table:style-name="ce26" table:formula="of:=IF([.B743]=&quot;R&quot;;0;IF([.B743]=&quot;-&quot;;0;4))" office:value-type="float" office:value="0">
            <text:p>0</text:p>
          </table:table-cell>
          <table:table-cell table:style-name="ce26" table:formula="of:=IF([.B743]=&quot;R&quot;;0;COUNTIF([.F743:.I7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4]=&quot;R&quot;;VLOOKUP([.$C744];[.$C$5:.$I$1017];5;0);IF([.$B744]=&quot;E&quot;;&quot;x&quot;;IF([.$B744]=&quot;-&quot;;&quot;-&quot;;&quot;ND&quot;)))" office:value-type="string" office:string-value="-">
            <text:p>-</text:p>
          </table:table-cell>
          <table:table-cell table:style-name="ce18" table:formula="of:=IF([.$B744]=&quot;R&quot;;VLOOKUP([.$C744];[.$C$5:.$I$1017];5;0);IF([.$B744]=&quot;E&quot;;&quot;x&quot;;IF([.$B744]=&quot;-&quot;;&quot;-&quot;;&quot;ND&quot;)))" office:value-type="string" office:string-value="-">
            <text:p>-</text:p>
          </table:table-cell>
          <table:table-cell table:style-name="ce18" table:formula="of:=IF([.$B744]=&quot;R&quot;;VLOOKUP([.$C744];[.$C$5:.$I$1017];6;0);IF([.$B744]=&quot;E&quot;;&quot;x&quot;;IF([.$B744]=&quot;-&quot;;&quot;-&quot;;&quot;ND&quot;)))" office:value-type="string" office:string-value="-">
            <text:p>-</text:p>
          </table:table-cell>
          <table:table-cell table:style-name="ce18" table:formula="of:=IF([.$B744]=&quot;R&quot;;VLOOKUP([.$C744];[.$C$5:.$I$1017];7;0);IF([.$B744]=&quot;E&quot;;&quot;x&quot;;IF([.$B744]=&quot;-&quot;;&quot;-&quot;;&quot;ND&quot;)))" office:value-type="string" office:string-value="-">
            <text:p>-</text:p>
          </table:table-cell>
          <table:table-cell table:style-name="ce26" table:formula="of:=IF([.B744]=&quot;R&quot;;0;IF([.B744]=&quot;-&quot;;0;4))" office:value-type="float" office:value="0">
            <text:p>0</text:p>
          </table:table-cell>
          <table:table-cell table:style-name="ce26" table:formula="of:=IF([.B744]=&quot;R&quot;;0;COUNTIF([.F744:.I7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5]=&quot;R&quot;;VLOOKUP([.$C745];[.$C$5:.$I$1017];5;0);IF([.$B745]=&quot;E&quot;;&quot;x&quot;;IF([.$B745]=&quot;-&quot;;&quot;-&quot;;&quot;ND&quot;)))" office:value-type="string" office:string-value="-">
            <text:p>-</text:p>
          </table:table-cell>
          <table:table-cell table:style-name="ce18" table:formula="of:=IF([.$B745]=&quot;R&quot;;VLOOKUP([.$C745];[.$C$5:.$I$1017];5;0);IF([.$B745]=&quot;E&quot;;&quot;x&quot;;IF([.$B745]=&quot;-&quot;;&quot;-&quot;;&quot;ND&quot;)))" office:value-type="string" office:string-value="-">
            <text:p>-</text:p>
          </table:table-cell>
          <table:table-cell table:style-name="ce18" table:formula="of:=IF([.$B745]=&quot;R&quot;;VLOOKUP([.$C745];[.$C$5:.$I$1017];6;0);IF([.$B745]=&quot;E&quot;;&quot;x&quot;;IF([.$B745]=&quot;-&quot;;&quot;-&quot;;&quot;ND&quot;)))" office:value-type="string" office:string-value="-">
            <text:p>-</text:p>
          </table:table-cell>
          <table:table-cell table:style-name="ce18" table:formula="of:=IF([.$B745]=&quot;R&quot;;VLOOKUP([.$C745];[.$C$5:.$I$1017];7;0);IF([.$B745]=&quot;E&quot;;&quot;x&quot;;IF([.$B745]=&quot;-&quot;;&quot;-&quot;;&quot;ND&quot;)))" office:value-type="string" office:string-value="-">
            <text:p>-</text:p>
          </table:table-cell>
          <table:table-cell table:style-name="ce26" table:formula="of:=IF([.B745]=&quot;R&quot;;0;IF([.B745]=&quot;-&quot;;0;4))" office:value-type="float" office:value="0">
            <text:p>0</text:p>
          </table:table-cell>
          <table:table-cell table:style-name="ce26" table:formula="of:=IF([.B745]=&quot;R&quot;;0;COUNTIF([.F745:.I7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6]=&quot;R&quot;;VLOOKUP([.$C746];[.$C$5:.$I$1017];5;0);IF([.$B746]=&quot;E&quot;;&quot;x&quot;;IF([.$B746]=&quot;-&quot;;&quot;-&quot;;&quot;ND&quot;)))" office:value-type="string" office:string-value="-">
            <text:p>-</text:p>
          </table:table-cell>
          <table:table-cell table:style-name="ce18" table:formula="of:=IF([.$B746]=&quot;R&quot;;VLOOKUP([.$C746];[.$C$5:.$I$1017];5;0);IF([.$B746]=&quot;E&quot;;&quot;x&quot;;IF([.$B746]=&quot;-&quot;;&quot;-&quot;;&quot;ND&quot;)))" office:value-type="string" office:string-value="-">
            <text:p>-</text:p>
          </table:table-cell>
          <table:table-cell table:style-name="ce18" table:formula="of:=IF([.$B746]=&quot;R&quot;;VLOOKUP([.$C746];[.$C$5:.$I$1017];6;0);IF([.$B746]=&quot;E&quot;;&quot;x&quot;;IF([.$B746]=&quot;-&quot;;&quot;-&quot;;&quot;ND&quot;)))" office:value-type="string" office:string-value="-">
            <text:p>-</text:p>
          </table:table-cell>
          <table:table-cell table:style-name="ce18" table:formula="of:=IF([.$B746]=&quot;R&quot;;VLOOKUP([.$C746];[.$C$5:.$I$1017];7;0);IF([.$B746]=&quot;E&quot;;&quot;x&quot;;IF([.$B746]=&quot;-&quot;;&quot;-&quot;;&quot;ND&quot;)))" office:value-type="string" office:string-value="-">
            <text:p>-</text:p>
          </table:table-cell>
          <table:table-cell table:style-name="ce26" table:formula="of:=IF([.B746]=&quot;R&quot;;0;IF([.B746]=&quot;-&quot;;0;4))" office:value-type="float" office:value="0">
            <text:p>0</text:p>
          </table:table-cell>
          <table:table-cell table:style-name="ce26" table:formula="of:=IF([.B746]=&quot;R&quot;;0;COUNTIF([.F746:.I7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7]=&quot;R&quot;;VLOOKUP([.$C747];[.$C$5:.$I$1017];5;0);IF([.$B747]=&quot;E&quot;;&quot;x&quot;;IF([.$B747]=&quot;-&quot;;&quot;-&quot;;&quot;ND&quot;)))" office:value-type="string" office:string-value="-">
            <text:p>-</text:p>
          </table:table-cell>
          <table:table-cell table:style-name="ce18" table:formula="of:=IF([.$B747]=&quot;R&quot;;VLOOKUP([.$C747];[.$C$5:.$I$1017];5;0);IF([.$B747]=&quot;E&quot;;&quot;x&quot;;IF([.$B747]=&quot;-&quot;;&quot;-&quot;;&quot;ND&quot;)))" office:value-type="string" office:string-value="-">
            <text:p>-</text:p>
          </table:table-cell>
          <table:table-cell table:style-name="ce18" table:formula="of:=IF([.$B747]=&quot;R&quot;;VLOOKUP([.$C747];[.$C$5:.$I$1017];6;0);IF([.$B747]=&quot;E&quot;;&quot;x&quot;;IF([.$B747]=&quot;-&quot;;&quot;-&quot;;&quot;ND&quot;)))" office:value-type="string" office:string-value="-">
            <text:p>-</text:p>
          </table:table-cell>
          <table:table-cell table:style-name="ce18" table:formula="of:=IF([.$B747]=&quot;R&quot;;VLOOKUP([.$C747];[.$C$5:.$I$1017];7;0);IF([.$B747]=&quot;E&quot;;&quot;x&quot;;IF([.$B747]=&quot;-&quot;;&quot;-&quot;;&quot;ND&quot;)))" office:value-type="string" office:string-value="-">
            <text:p>-</text:p>
          </table:table-cell>
          <table:table-cell table:style-name="ce26" table:formula="of:=IF([.B747]=&quot;R&quot;;0;IF([.B747]=&quot;-&quot;;0;4))" office:value-type="float" office:value="0">
            <text:p>0</text:p>
          </table:table-cell>
          <table:table-cell table:style-name="ce26" table:formula="of:=IF([.B747]=&quot;R&quot;;0;COUNTIF([.F747:.I7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8]=&quot;R&quot;;VLOOKUP([.$C748];[.$C$5:.$I$1017];5;0);IF([.$B748]=&quot;E&quot;;&quot;x&quot;;IF([.$B748]=&quot;-&quot;;&quot;-&quot;;&quot;ND&quot;)))" office:value-type="string" office:string-value="-">
            <text:p>-</text:p>
          </table:table-cell>
          <table:table-cell table:style-name="ce18" table:formula="of:=IF([.$B748]=&quot;R&quot;;VLOOKUP([.$C748];[.$C$5:.$I$1017];5;0);IF([.$B748]=&quot;E&quot;;&quot;x&quot;;IF([.$B748]=&quot;-&quot;;&quot;-&quot;;&quot;ND&quot;)))" office:value-type="string" office:string-value="-">
            <text:p>-</text:p>
          </table:table-cell>
          <table:table-cell table:style-name="ce18" table:formula="of:=IF([.$B748]=&quot;R&quot;;VLOOKUP([.$C748];[.$C$5:.$I$1017];6;0);IF([.$B748]=&quot;E&quot;;&quot;x&quot;;IF([.$B748]=&quot;-&quot;;&quot;-&quot;;&quot;ND&quot;)))" office:value-type="string" office:string-value="-">
            <text:p>-</text:p>
          </table:table-cell>
          <table:table-cell table:style-name="ce18" table:formula="of:=IF([.$B748]=&quot;R&quot;;VLOOKUP([.$C748];[.$C$5:.$I$1017];7;0);IF([.$B748]=&quot;E&quot;;&quot;x&quot;;IF([.$B748]=&quot;-&quot;;&quot;-&quot;;&quot;ND&quot;)))" office:value-type="string" office:string-value="-">
            <text:p>-</text:p>
          </table:table-cell>
          <table:table-cell table:style-name="ce26" table:formula="of:=IF([.B748]=&quot;R&quot;;0;IF([.B748]=&quot;-&quot;;0;4))" office:value-type="float" office:value="0">
            <text:p>0</text:p>
          </table:table-cell>
          <table:table-cell table:style-name="ce26" table:formula="of:=IF([.B748]=&quot;R&quot;;0;COUNTIF([.F748:.I7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49]=&quot;R&quot;;VLOOKUP([.$C749];[.$C$5:.$I$1017];5;0);IF([.$B749]=&quot;E&quot;;&quot;x&quot;;IF([.$B749]=&quot;-&quot;;&quot;-&quot;;&quot;ND&quot;)))" office:value-type="string" office:string-value="-">
            <text:p>-</text:p>
          </table:table-cell>
          <table:table-cell table:style-name="ce18" table:formula="of:=IF([.$B749]=&quot;R&quot;;VLOOKUP([.$C749];[.$C$5:.$I$1017];5;0);IF([.$B749]=&quot;E&quot;;&quot;x&quot;;IF([.$B749]=&quot;-&quot;;&quot;-&quot;;&quot;ND&quot;)))" office:value-type="string" office:string-value="-">
            <text:p>-</text:p>
          </table:table-cell>
          <table:table-cell table:style-name="ce18" table:formula="of:=IF([.$B749]=&quot;R&quot;;VLOOKUP([.$C749];[.$C$5:.$I$1017];6;0);IF([.$B749]=&quot;E&quot;;&quot;x&quot;;IF([.$B749]=&quot;-&quot;;&quot;-&quot;;&quot;ND&quot;)))" office:value-type="string" office:string-value="-">
            <text:p>-</text:p>
          </table:table-cell>
          <table:table-cell table:style-name="ce18" table:formula="of:=IF([.$B749]=&quot;R&quot;;VLOOKUP([.$C749];[.$C$5:.$I$1017];7;0);IF([.$B749]=&quot;E&quot;;&quot;x&quot;;IF([.$B749]=&quot;-&quot;;&quot;-&quot;;&quot;ND&quot;)))" office:value-type="string" office:string-value="-">
            <text:p>-</text:p>
          </table:table-cell>
          <table:table-cell table:style-name="ce26" table:formula="of:=IF([.B749]=&quot;R&quot;;0;IF([.B749]=&quot;-&quot;;0;4))" office:value-type="float" office:value="0">
            <text:p>0</text:p>
          </table:table-cell>
          <table:table-cell table:style-name="ce26" table:formula="of:=IF([.B749]=&quot;R&quot;;0;COUNTIF([.F749:.I7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0]=&quot;R&quot;;VLOOKUP([.$C750];[.$C$5:.$I$1017];5;0);IF([.$B750]=&quot;E&quot;;&quot;x&quot;;IF([.$B750]=&quot;-&quot;;&quot;-&quot;;&quot;ND&quot;)))" office:value-type="string" office:string-value="-">
            <text:p>-</text:p>
          </table:table-cell>
          <table:table-cell table:style-name="ce18" table:formula="of:=IF([.$B750]=&quot;R&quot;;VLOOKUP([.$C750];[.$C$5:.$I$1017];5;0);IF([.$B750]=&quot;E&quot;;&quot;x&quot;;IF([.$B750]=&quot;-&quot;;&quot;-&quot;;&quot;ND&quot;)))" office:value-type="string" office:string-value="-">
            <text:p>-</text:p>
          </table:table-cell>
          <table:table-cell table:style-name="ce18" table:formula="of:=IF([.$B750]=&quot;R&quot;;VLOOKUP([.$C750];[.$C$5:.$I$1017];6;0);IF([.$B750]=&quot;E&quot;;&quot;x&quot;;IF([.$B750]=&quot;-&quot;;&quot;-&quot;;&quot;ND&quot;)))" office:value-type="string" office:string-value="-">
            <text:p>-</text:p>
          </table:table-cell>
          <table:table-cell table:style-name="ce18" table:formula="of:=IF([.$B750]=&quot;R&quot;;VLOOKUP([.$C750];[.$C$5:.$I$1017];7;0);IF([.$B750]=&quot;E&quot;;&quot;x&quot;;IF([.$B750]=&quot;-&quot;;&quot;-&quot;;&quot;ND&quot;)))" office:value-type="string" office:string-value="-">
            <text:p>-</text:p>
          </table:table-cell>
          <table:table-cell table:style-name="ce26" table:formula="of:=IF([.B750]=&quot;R&quot;;0;IF([.B750]=&quot;-&quot;;0;4))" office:value-type="float" office:value="0">
            <text:p>0</text:p>
          </table:table-cell>
          <table:table-cell table:style-name="ce26" table:formula="of:=IF([.B750]=&quot;R&quot;;0;COUNTIF([.F750:.I7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1]=&quot;R&quot;;VLOOKUP([.$C751];[.$C$5:.$I$1017];5;0);IF([.$B751]=&quot;E&quot;;&quot;x&quot;;IF([.$B751]=&quot;-&quot;;&quot;-&quot;;&quot;ND&quot;)))" office:value-type="string" office:string-value="-">
            <text:p>-</text:p>
          </table:table-cell>
          <table:table-cell table:style-name="ce18" table:formula="of:=IF([.$B751]=&quot;R&quot;;VLOOKUP([.$C751];[.$C$5:.$I$1017];5;0);IF([.$B751]=&quot;E&quot;;&quot;x&quot;;IF([.$B751]=&quot;-&quot;;&quot;-&quot;;&quot;ND&quot;)))" office:value-type="string" office:string-value="-">
            <text:p>-</text:p>
          </table:table-cell>
          <table:table-cell table:style-name="ce18" table:formula="of:=IF([.$B751]=&quot;R&quot;;VLOOKUP([.$C751];[.$C$5:.$I$1017];6;0);IF([.$B751]=&quot;E&quot;;&quot;x&quot;;IF([.$B751]=&quot;-&quot;;&quot;-&quot;;&quot;ND&quot;)))" office:value-type="string" office:string-value="-">
            <text:p>-</text:p>
          </table:table-cell>
          <table:table-cell table:style-name="ce18" table:formula="of:=IF([.$B751]=&quot;R&quot;;VLOOKUP([.$C751];[.$C$5:.$I$1017];7;0);IF([.$B751]=&quot;E&quot;;&quot;x&quot;;IF([.$B751]=&quot;-&quot;;&quot;-&quot;;&quot;ND&quot;)))" office:value-type="string" office:string-value="-">
            <text:p>-</text:p>
          </table:table-cell>
          <table:table-cell table:style-name="ce26" table:formula="of:=IF([.B751]=&quot;R&quot;;0;IF([.B751]=&quot;-&quot;;0;4))" office:value-type="float" office:value="0">
            <text:p>0</text:p>
          </table:table-cell>
          <table:table-cell table:style-name="ce26" table:formula="of:=IF([.B751]=&quot;R&quot;;0;COUNTIF([.F751:.I7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2]=&quot;R&quot;;VLOOKUP([.$C752];[.$C$5:.$I$1017];5;0);IF([.$B752]=&quot;E&quot;;&quot;x&quot;;IF([.$B752]=&quot;-&quot;;&quot;-&quot;;&quot;ND&quot;)))" office:value-type="string" office:string-value="-">
            <text:p>-</text:p>
          </table:table-cell>
          <table:table-cell table:style-name="ce18" table:formula="of:=IF([.$B752]=&quot;R&quot;;VLOOKUP([.$C752];[.$C$5:.$I$1017];5;0);IF([.$B752]=&quot;E&quot;;&quot;x&quot;;IF([.$B752]=&quot;-&quot;;&quot;-&quot;;&quot;ND&quot;)))" office:value-type="string" office:string-value="-">
            <text:p>-</text:p>
          </table:table-cell>
          <table:table-cell table:style-name="ce18" table:formula="of:=IF([.$B752]=&quot;R&quot;;VLOOKUP([.$C752];[.$C$5:.$I$1017];6;0);IF([.$B752]=&quot;E&quot;;&quot;x&quot;;IF([.$B752]=&quot;-&quot;;&quot;-&quot;;&quot;ND&quot;)))" office:value-type="string" office:string-value="-">
            <text:p>-</text:p>
          </table:table-cell>
          <table:table-cell table:style-name="ce18" table:formula="of:=IF([.$B752]=&quot;R&quot;;VLOOKUP([.$C752];[.$C$5:.$I$1017];7;0);IF([.$B752]=&quot;E&quot;;&quot;x&quot;;IF([.$B752]=&quot;-&quot;;&quot;-&quot;;&quot;ND&quot;)))" office:value-type="string" office:string-value="-">
            <text:p>-</text:p>
          </table:table-cell>
          <table:table-cell table:style-name="ce26" table:formula="of:=IF([.B752]=&quot;R&quot;;0;IF([.B752]=&quot;-&quot;;0;4))" office:value-type="float" office:value="0">
            <text:p>0</text:p>
          </table:table-cell>
          <table:table-cell table:style-name="ce26" table:formula="of:=IF([.B752]=&quot;R&quot;;0;COUNTIF([.F752:.I7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3]=&quot;R&quot;;VLOOKUP([.$C753];[.$C$5:.$I$1017];5;0);IF([.$B753]=&quot;E&quot;;&quot;x&quot;;IF([.$B753]=&quot;-&quot;;&quot;-&quot;;&quot;ND&quot;)))" office:value-type="string" office:string-value="-">
            <text:p>-</text:p>
          </table:table-cell>
          <table:table-cell table:style-name="ce18" table:formula="of:=IF([.$B753]=&quot;R&quot;;VLOOKUP([.$C753];[.$C$5:.$I$1017];5;0);IF([.$B753]=&quot;E&quot;;&quot;x&quot;;IF([.$B753]=&quot;-&quot;;&quot;-&quot;;&quot;ND&quot;)))" office:value-type="string" office:string-value="-">
            <text:p>-</text:p>
          </table:table-cell>
          <table:table-cell table:style-name="ce18" table:formula="of:=IF([.$B753]=&quot;R&quot;;VLOOKUP([.$C753];[.$C$5:.$I$1017];6;0);IF([.$B753]=&quot;E&quot;;&quot;x&quot;;IF([.$B753]=&quot;-&quot;;&quot;-&quot;;&quot;ND&quot;)))" office:value-type="string" office:string-value="-">
            <text:p>-</text:p>
          </table:table-cell>
          <table:table-cell table:style-name="ce18" table:formula="of:=IF([.$B753]=&quot;R&quot;;VLOOKUP([.$C753];[.$C$5:.$I$1017];7;0);IF([.$B753]=&quot;E&quot;;&quot;x&quot;;IF([.$B753]=&quot;-&quot;;&quot;-&quot;;&quot;ND&quot;)))" office:value-type="string" office:string-value="-">
            <text:p>-</text:p>
          </table:table-cell>
          <table:table-cell table:style-name="ce26" table:formula="of:=IF([.B753]=&quot;R&quot;;0;IF([.B753]=&quot;-&quot;;0;4))" office:value-type="float" office:value="0">
            <text:p>0</text:p>
          </table:table-cell>
          <table:table-cell table:style-name="ce26" table:formula="of:=IF([.B753]=&quot;R&quot;;0;COUNTIF([.F753:.I7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4]=&quot;R&quot;;VLOOKUP([.$C754];[.$C$5:.$I$1017];5;0);IF([.$B754]=&quot;E&quot;;&quot;x&quot;;IF([.$B754]=&quot;-&quot;;&quot;-&quot;;&quot;ND&quot;)))" office:value-type="string" office:string-value="-">
            <text:p>-</text:p>
          </table:table-cell>
          <table:table-cell table:style-name="ce18" table:formula="of:=IF([.$B754]=&quot;R&quot;;VLOOKUP([.$C754];[.$C$5:.$I$1017];5;0);IF([.$B754]=&quot;E&quot;;&quot;x&quot;;IF([.$B754]=&quot;-&quot;;&quot;-&quot;;&quot;ND&quot;)))" office:value-type="string" office:string-value="-">
            <text:p>-</text:p>
          </table:table-cell>
          <table:table-cell table:style-name="ce18" table:formula="of:=IF([.$B754]=&quot;R&quot;;VLOOKUP([.$C754];[.$C$5:.$I$1017];6;0);IF([.$B754]=&quot;E&quot;;&quot;x&quot;;IF([.$B754]=&quot;-&quot;;&quot;-&quot;;&quot;ND&quot;)))" office:value-type="string" office:string-value="-">
            <text:p>-</text:p>
          </table:table-cell>
          <table:table-cell table:style-name="ce18" table:formula="of:=IF([.$B754]=&quot;R&quot;;VLOOKUP([.$C754];[.$C$5:.$I$1017];7;0);IF([.$B754]=&quot;E&quot;;&quot;x&quot;;IF([.$B754]=&quot;-&quot;;&quot;-&quot;;&quot;ND&quot;)))" office:value-type="string" office:string-value="-">
            <text:p>-</text:p>
          </table:table-cell>
          <table:table-cell table:style-name="ce26" table:formula="of:=IF([.B754]=&quot;R&quot;;0;IF([.B754]=&quot;-&quot;;0;4))" office:value-type="float" office:value="0">
            <text:p>0</text:p>
          </table:table-cell>
          <table:table-cell table:style-name="ce26" table:formula="of:=IF([.B754]=&quot;R&quot;;0;COUNTIF([.F754:.I7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5]=&quot;R&quot;;VLOOKUP([.$C755];[.$C$5:.$I$1017];5;0);IF([.$B755]=&quot;E&quot;;&quot;x&quot;;IF([.$B755]=&quot;-&quot;;&quot;-&quot;;&quot;ND&quot;)))" office:value-type="string" office:string-value="-">
            <text:p>-</text:p>
          </table:table-cell>
          <table:table-cell table:style-name="ce18" table:formula="of:=IF([.$B755]=&quot;R&quot;;VLOOKUP([.$C755];[.$C$5:.$I$1017];5;0);IF([.$B755]=&quot;E&quot;;&quot;x&quot;;IF([.$B755]=&quot;-&quot;;&quot;-&quot;;&quot;ND&quot;)))" office:value-type="string" office:string-value="-">
            <text:p>-</text:p>
          </table:table-cell>
          <table:table-cell table:style-name="ce18" table:formula="of:=IF([.$B755]=&quot;R&quot;;VLOOKUP([.$C755];[.$C$5:.$I$1017];6;0);IF([.$B755]=&quot;E&quot;;&quot;x&quot;;IF([.$B755]=&quot;-&quot;;&quot;-&quot;;&quot;ND&quot;)))" office:value-type="string" office:string-value="-">
            <text:p>-</text:p>
          </table:table-cell>
          <table:table-cell table:style-name="ce18" table:formula="of:=IF([.$B755]=&quot;R&quot;;VLOOKUP([.$C755];[.$C$5:.$I$1017];7;0);IF([.$B755]=&quot;E&quot;;&quot;x&quot;;IF([.$B755]=&quot;-&quot;;&quot;-&quot;;&quot;ND&quot;)))" office:value-type="string" office:string-value="-">
            <text:p>-</text:p>
          </table:table-cell>
          <table:table-cell table:style-name="ce26" table:formula="of:=IF([.B755]=&quot;R&quot;;0;IF([.B755]=&quot;-&quot;;0;4))" office:value-type="float" office:value="0">
            <text:p>0</text:p>
          </table:table-cell>
          <table:table-cell table:style-name="ce26" table:formula="of:=IF([.B755]=&quot;R&quot;;0;COUNTIF([.F755:.I7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6]=&quot;R&quot;;VLOOKUP([.$C756];[.$C$5:.$I$1017];5;0);IF([.$B756]=&quot;E&quot;;&quot;x&quot;;IF([.$B756]=&quot;-&quot;;&quot;-&quot;;&quot;ND&quot;)))" office:value-type="string" office:string-value="-">
            <text:p>-</text:p>
          </table:table-cell>
          <table:table-cell table:style-name="ce18" table:formula="of:=IF([.$B756]=&quot;R&quot;;VLOOKUP([.$C756];[.$C$5:.$I$1017];5;0);IF([.$B756]=&quot;E&quot;;&quot;x&quot;;IF([.$B756]=&quot;-&quot;;&quot;-&quot;;&quot;ND&quot;)))" office:value-type="string" office:string-value="-">
            <text:p>-</text:p>
          </table:table-cell>
          <table:table-cell table:style-name="ce18" table:formula="of:=IF([.$B756]=&quot;R&quot;;VLOOKUP([.$C756];[.$C$5:.$I$1017];6;0);IF([.$B756]=&quot;E&quot;;&quot;x&quot;;IF([.$B756]=&quot;-&quot;;&quot;-&quot;;&quot;ND&quot;)))" office:value-type="string" office:string-value="-">
            <text:p>-</text:p>
          </table:table-cell>
          <table:table-cell table:style-name="ce18" table:formula="of:=IF([.$B756]=&quot;R&quot;;VLOOKUP([.$C756];[.$C$5:.$I$1017];7;0);IF([.$B756]=&quot;E&quot;;&quot;x&quot;;IF([.$B756]=&quot;-&quot;;&quot;-&quot;;&quot;ND&quot;)))" office:value-type="string" office:string-value="-">
            <text:p>-</text:p>
          </table:table-cell>
          <table:table-cell table:style-name="ce26" table:formula="of:=IF([.B756]=&quot;R&quot;;0;IF([.B756]=&quot;-&quot;;0;4))" office:value-type="float" office:value="0">
            <text:p>0</text:p>
          </table:table-cell>
          <table:table-cell table:style-name="ce26" table:formula="of:=IF([.B756]=&quot;R&quot;;0;COUNTIF([.F756:.I7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7]=&quot;R&quot;;VLOOKUP([.$C757];[.$C$5:.$I$1017];5;0);IF([.$B757]=&quot;E&quot;;&quot;x&quot;;IF([.$B757]=&quot;-&quot;;&quot;-&quot;;&quot;ND&quot;)))" office:value-type="string" office:string-value="-">
            <text:p>-</text:p>
          </table:table-cell>
          <table:table-cell table:style-name="ce18" table:formula="of:=IF([.$B757]=&quot;R&quot;;VLOOKUP([.$C757];[.$C$5:.$I$1017];5;0);IF([.$B757]=&quot;E&quot;;&quot;x&quot;;IF([.$B757]=&quot;-&quot;;&quot;-&quot;;&quot;ND&quot;)))" office:value-type="string" office:string-value="-">
            <text:p>-</text:p>
          </table:table-cell>
          <table:table-cell table:style-name="ce18" table:formula="of:=IF([.$B757]=&quot;R&quot;;VLOOKUP([.$C757];[.$C$5:.$I$1017];6;0);IF([.$B757]=&quot;E&quot;;&quot;x&quot;;IF([.$B757]=&quot;-&quot;;&quot;-&quot;;&quot;ND&quot;)))" office:value-type="string" office:string-value="-">
            <text:p>-</text:p>
          </table:table-cell>
          <table:table-cell table:style-name="ce18" table:formula="of:=IF([.$B757]=&quot;R&quot;;VLOOKUP([.$C757];[.$C$5:.$I$1017];7;0);IF([.$B757]=&quot;E&quot;;&quot;x&quot;;IF([.$B757]=&quot;-&quot;;&quot;-&quot;;&quot;ND&quot;)))" office:value-type="string" office:string-value="-">
            <text:p>-</text:p>
          </table:table-cell>
          <table:table-cell table:style-name="ce26" table:formula="of:=IF([.B757]=&quot;R&quot;;0;IF([.B757]=&quot;-&quot;;0;4))" office:value-type="float" office:value="0">
            <text:p>0</text:p>
          </table:table-cell>
          <table:table-cell table:style-name="ce26" table:formula="of:=IF([.B757]=&quot;R&quot;;0;COUNTIF([.F757:.I7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ells...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8]=&quot;R&quot;;VLOOKUP([.$C758];[.$C$5:.$I$1017];5;0);IF([.$B758]=&quot;E&quot;;&quot;x&quot;;IF([.$B758]=&quot;-&quot;;&quot;-&quot;;&quot;ND&quot;)))" office:value-type="string" office:string-value="-">
            <text:p>-</text:p>
          </table:table-cell>
          <table:table-cell table:style-name="ce18" table:formula="of:=IF([.$B758]=&quot;R&quot;;VLOOKUP([.$C758];[.$C$5:.$I$1017];5;0);IF([.$B758]=&quot;E&quot;;&quot;x&quot;;IF([.$B758]=&quot;-&quot;;&quot;-&quot;;&quot;ND&quot;)))" office:value-type="string" office:string-value="-">
            <text:p>-</text:p>
          </table:table-cell>
          <table:table-cell table:style-name="ce18" table:formula="of:=IF([.$B758]=&quot;R&quot;;VLOOKUP([.$C758];[.$C$5:.$I$1017];6;0);IF([.$B758]=&quot;E&quot;;&quot;x&quot;;IF([.$B758]=&quot;-&quot;;&quot;-&quot;;&quot;ND&quot;)))" office:value-type="string" office:string-value="-">
            <text:p>-</text:p>
          </table:table-cell>
          <table:table-cell table:style-name="ce18" table:formula="of:=IF([.$B758]=&quot;R&quot;;VLOOKUP([.$C758];[.$C$5:.$I$1017];7;0);IF([.$B758]=&quot;E&quot;;&quot;x&quot;;IF([.$B758]=&quot;-&quot;;&quot;-&quot;;&quot;ND&quot;)))" office:value-type="string" office:string-value="-">
            <text:p>-</text:p>
          </table:table-cell>
          <table:table-cell table:style-name="ce26" table:formula="of:=IF([.B758]=&quot;R&quot;;0;IF([.B758]=&quot;-&quot;;0;4))" office:value-type="float" office:value="0">
            <text:p>0</text:p>
          </table:table-cell>
          <table:table-cell table:style-name="ce26" table:formula="of:=IF([.B758]=&quot;R&quot;;0;COUNTIF([.F758:.I7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lumn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59]=&quot;R&quot;;VLOOKUP([.$C759];[.$C$5:.$I$1017];5;0);IF([.$B759]=&quot;E&quot;;&quot;x&quot;;IF([.$B759]=&quot;-&quot;;&quot;-&quot;;&quot;ND&quot;)))" office:value-type="string" office:string-value="-">
            <text:p>-</text:p>
          </table:table-cell>
          <table:table-cell table:style-name="ce18" table:formula="of:=IF([.$B759]=&quot;R&quot;;VLOOKUP([.$C759];[.$C$5:.$I$1017];5;0);IF([.$B759]=&quot;E&quot;;&quot;x&quot;;IF([.$B759]=&quot;-&quot;;&quot;-&quot;;&quot;ND&quot;)))" office:value-type="string" office:string-value="-">
            <text:p>-</text:p>
          </table:table-cell>
          <table:table-cell table:style-name="ce18" table:formula="of:=IF([.$B759]=&quot;R&quot;;VLOOKUP([.$C759];[.$C$5:.$I$1017];6;0);IF([.$B759]=&quot;E&quot;;&quot;x&quot;;IF([.$B759]=&quot;-&quot;;&quot;-&quot;;&quot;ND&quot;)))" office:value-type="string" office:string-value="-">
            <text:p>-</text:p>
          </table:table-cell>
          <table:table-cell table:style-name="ce18" table:formula="of:=IF([.$B759]=&quot;R&quot;;VLOOKUP([.$C759];[.$C$5:.$I$1017];7;0);IF([.$B759]=&quot;E&quot;;&quot;x&quot;;IF([.$B759]=&quot;-&quot;;&quot;-&quot;;&quot;ND&quot;)))" office:value-type="string" office:string-value="-">
            <text:p>-</text:p>
          </table:table-cell>
          <table:table-cell table:style-name="ce26" table:formula="of:=IF([.B759]=&quot;R&quot;;0;IF([.B759]=&quot;-&quot;;0;4))" office:value-type="float" office:value="0">
            <text:p>0</text:p>
          </table:table-cell>
          <table:table-cell table:style-name="ce26" table:formula="of:=IF([.B759]=&quot;R&quot;;0;COUNTIF([.F759:.I7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mmen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0]=&quot;R&quot;;VLOOKUP([.$C760];[.$C$5:.$I$1017];5;0);IF([.$B760]=&quot;E&quot;;&quot;x&quot;;IF([.$B760]=&quot;-&quot;;&quot;-&quot;;&quot;ND&quot;)))" office:value-type="string" office:string-value="-">
            <text:p>-</text:p>
          </table:table-cell>
          <table:table-cell table:style-name="ce18" table:formula="of:=IF([.$B760]=&quot;R&quot;;VLOOKUP([.$C760];[.$C$5:.$I$1017];5;0);IF([.$B760]=&quot;E&quot;;&quot;x&quot;;IF([.$B760]=&quot;-&quot;;&quot;-&quot;;&quot;ND&quot;)))" office:value-type="string" office:string-value="-">
            <text:p>-</text:p>
          </table:table-cell>
          <table:table-cell table:style-name="ce18" table:formula="of:=IF([.$B760]=&quot;R&quot;;VLOOKUP([.$C760];[.$C$5:.$I$1017];6;0);IF([.$B760]=&quot;E&quot;;&quot;x&quot;;IF([.$B760]=&quot;-&quot;;&quot;-&quot;;&quot;ND&quot;)))" office:value-type="string" office:string-value="-">
            <text:p>-</text:p>
          </table:table-cell>
          <table:table-cell table:style-name="ce18" table:formula="of:=IF([.$B760]=&quot;R&quot;;VLOOKUP([.$C760];[.$C$5:.$I$1017];7;0);IF([.$B760]=&quot;E&quot;;&quot;x&quot;;IF([.$B760]=&quot;-&quot;;&quot;-&quot;;&quot;ND&quot;)))" office:value-type="string" office:string-value="-">
            <text:p>-</text:p>
          </table:table-cell>
          <table:table-cell table:style-name="ce26" table:formula="of:=IF([.B760]=&quot;R&quot;;0;IF([.B760]=&quot;-&quot;;0;4))" office:value-type="float" office:value="0">
            <text:p>0</text:p>
          </table:table-cell>
          <table:table-cell table:style-name="ce26" table:formula="of:=IF([.B760]=&quot;R&quot;;0;COUNTIF([.F760:.I7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1]=&quot;R&quot;;VLOOKUP([.$C761];[.$C$5:.$I$1017];5;0);IF([.$B761]=&quot;E&quot;;&quot;x&quot;;IF([.$B761]=&quot;-&quot;;&quot;-&quot;;&quot;ND&quot;)))" office:value-type="string" office:string-value="-">
            <text:p>-</text:p>
          </table:table-cell>
          <table:table-cell table:style-name="ce18" table:formula="of:=IF([.$B761]=&quot;R&quot;;VLOOKUP([.$C761];[.$C$5:.$I$1017];5;0);IF([.$B761]=&quot;E&quot;;&quot;x&quot;;IF([.$B761]=&quot;-&quot;;&quot;-&quot;;&quot;ND&quot;)))" office:value-type="string" office:string-value="-">
            <text:p>-</text:p>
          </table:table-cell>
          <table:table-cell table:style-name="ce18" table:formula="of:=IF([.$B761]=&quot;R&quot;;VLOOKUP([.$C761];[.$C$5:.$I$1017];6;0);IF([.$B761]=&quot;E&quot;;&quot;x&quot;;IF([.$B761]=&quot;-&quot;;&quot;-&quot;;&quot;ND&quot;)))" office:value-type="string" office:string-value="-">
            <text:p>-</text:p>
          </table:table-cell>
          <table:table-cell table:style-name="ce18" table:formula="of:=IF([.$B761]=&quot;R&quot;;VLOOKUP([.$C761];[.$C$5:.$I$1017];7;0);IF([.$B761]=&quot;E&quot;;&quot;x&quot;;IF([.$B761]=&quot;-&quot;;&quot;-&quot;;&quot;ND&quot;)))" office:value-type="string" office:string-value="-">
            <text:p>-</text:p>
          </table:table-cell>
          <table:table-cell table:style-name="ce26" table:formula="of:=IF([.B761]=&quot;R&quot;;0;IF([.B761]=&quot;-&quot;;0;4))" office:value-type="float" office:value="0">
            <text:p>0</text:p>
          </table:table-cell>
          <table:table-cell table:style-name="ce26" table:formula="of:=IF([.B761]=&quot;R&quot;;0;COUNTIF([.F761:.I7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2]=&quot;R&quot;;VLOOKUP([.$C762];[.$C$5:.$I$1017];5;0);IF([.$B762]=&quot;E&quot;;&quot;x&quot;;IF([.$B762]=&quot;-&quot;;&quot;-&quot;;&quot;ND&quot;)))" office:value-type="string" office:string-value="-">
            <text:p>-</text:p>
          </table:table-cell>
          <table:table-cell table:style-name="ce18" table:formula="of:=IF([.$B762]=&quot;R&quot;;VLOOKUP([.$C762];[.$C$5:.$I$1017];5;0);IF([.$B762]=&quot;E&quot;;&quot;x&quot;;IF([.$B762]=&quot;-&quot;;&quot;-&quot;;&quot;ND&quot;)))" office:value-type="string" office:string-value="-">
            <text:p>-</text:p>
          </table:table-cell>
          <table:table-cell table:style-name="ce18" table:formula="of:=IF([.$B762]=&quot;R&quot;;VLOOKUP([.$C762];[.$C$5:.$I$1017];6;0);IF([.$B762]=&quot;E&quot;;&quot;x&quot;;IF([.$B762]=&quot;-&quot;;&quot;-&quot;;&quot;ND&quot;)))" office:value-type="string" office:string-value="-">
            <text:p>-</text:p>
          </table:table-cell>
          <table:table-cell table:style-name="ce18" table:formula="of:=IF([.$B762]=&quot;R&quot;;VLOOKUP([.$C762];[.$C$5:.$I$1017];7;0);IF([.$B762]=&quot;E&quot;;&quot;x&quot;;IF([.$B762]=&quot;-&quot;;&quot;-&quot;;&quot;ND&quot;)))" office:value-type="string" office:string-value="-">
            <text:p>-</text:p>
          </table:table-cell>
          <table:table-cell table:style-name="ce26" table:formula="of:=IF([.B762]=&quot;R&quot;;0;IF([.B762]=&quot;-&quot;;0;4))" office:value-type="float" office:value="0">
            <text:p>0</text:p>
          </table:table-cell>
          <table:table-cell table:style-name="ce26" table:formula="of:=IF([.B762]=&quot;R&quot;;0;COUNTIF([.F762:.I7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3]=&quot;R&quot;;VLOOKUP([.$C763];[.$C$5:.$I$1017];5;0);IF([.$B763]=&quot;E&quot;;&quot;x&quot;;IF([.$B763]=&quot;-&quot;;&quot;-&quot;;&quot;ND&quot;)))" office:value-type="string" office:string-value="-">
            <text:p>-</text:p>
          </table:table-cell>
          <table:table-cell table:style-name="ce18" table:formula="of:=IF([.$B763]=&quot;R&quot;;VLOOKUP([.$C763];[.$C$5:.$I$1017];5;0);IF([.$B763]=&quot;E&quot;;&quot;x&quot;;IF([.$B763]=&quot;-&quot;;&quot;-&quot;;&quot;ND&quot;)))" office:value-type="string" office:string-value="-">
            <text:p>-</text:p>
          </table:table-cell>
          <table:table-cell table:style-name="ce18" table:formula="of:=IF([.$B763]=&quot;R&quot;;VLOOKUP([.$C763];[.$C$5:.$I$1017];6;0);IF([.$B763]=&quot;E&quot;;&quot;x&quot;;IF([.$B763]=&quot;-&quot;;&quot;-&quot;;&quot;ND&quot;)))" office:value-type="string" office:string-value="-">
            <text:p>-</text:p>
          </table:table-cell>
          <table:table-cell table:style-name="ce18" table:formula="of:=IF([.$B763]=&quot;R&quot;;VLOOKUP([.$C763];[.$C$5:.$I$1017];7;0);IF([.$B763]=&quot;E&quot;;&quot;x&quot;;IF([.$B763]=&quot;-&quot;;&quot;-&quot;;&quot;ND&quot;)))" office:value-type="string" office:string-value="-">
            <text:p>-</text:p>
          </table:table-cell>
          <table:table-cell table:style-name="ce26" table:formula="of:=IF([.B763]=&quot;R&quot;;0;IF([.B763]=&quot;-&quot;;0;4))" office:value-type="float" office:value="0">
            <text:p>0</text:p>
          </table:table-cell>
          <table:table-cell table:style-name="ce26" table:formula="of:=IF([.B763]=&quot;R&quot;;0;COUNTIF([.F763:.I76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Validity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4]=&quot;R&quot;;VLOOKUP([.$C764];[.$C$5:.$I$1017];5;0);IF([.$B764]=&quot;E&quot;;&quot;x&quot;;IF([.$B764]=&quot;-&quot;;&quot;-&quot;;&quot;ND&quot;)))" office:value-type="string" office:string-value="-">
            <text:p>-</text:p>
          </table:table-cell>
          <table:table-cell table:style-name="ce18" table:formula="of:=IF([.$B764]=&quot;R&quot;;VLOOKUP([.$C764];[.$C$5:.$I$1017];5;0);IF([.$B764]=&quot;E&quot;;&quot;x&quot;;IF([.$B764]=&quot;-&quot;;&quot;-&quot;;&quot;ND&quot;)))" office:value-type="string" office:string-value="-">
            <text:p>-</text:p>
          </table:table-cell>
          <table:table-cell table:style-name="ce18" table:formula="of:=IF([.$B764]=&quot;R&quot;;VLOOKUP([.$C764];[.$C$5:.$I$1017];6;0);IF([.$B764]=&quot;E&quot;;&quot;x&quot;;IF([.$B764]=&quot;-&quot;;&quot;-&quot;;&quot;ND&quot;)))" office:value-type="string" office:string-value="-">
            <text:p>-</text:p>
          </table:table-cell>
          <table:table-cell table:style-name="ce18" table:formula="of:=IF([.$B764]=&quot;R&quot;;VLOOKUP([.$C764];[.$C$5:.$I$1017];7;0);IF([.$B764]=&quot;E&quot;;&quot;x&quot;;IF([.$B764]=&quot;-&quot;;&quot;-&quot;;&quot;ND&quot;)))" office:value-type="string" office:string-value="-">
            <text:p>-</text:p>
          </table:table-cell>
          <table:table-cell table:style-name="ce26" table:formula="of:=IF([.B764]=&quot;R&quot;;0;IF([.B764]=&quot;-&quot;;0;4))" office:value-type="float" office:value="0">
            <text:p>0</text:p>
          </table:table-cell>
          <table:table-cell table:style-name="ce26" table:formula="of:=IF([.B764]=&quot;R&quot;;0;COUNTIF([.F764:.I76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5]=&quot;R&quot;;VLOOKUP([.$C765];[.$C$5:.$I$1017];5;0);IF([.$B765]=&quot;E&quot;;&quot;x&quot;;IF([.$B765]=&quot;-&quot;;&quot;-&quot;;&quot;ND&quot;)))" office:value-type="string" office:string-value="-">
            <text:p>-</text:p>
          </table:table-cell>
          <table:table-cell table:style-name="ce18" table:formula="of:=IF([.$B765]=&quot;R&quot;;VLOOKUP([.$C765];[.$C$5:.$I$1017];5;0);IF([.$B765]=&quot;E&quot;;&quot;x&quot;;IF([.$B765]=&quot;-&quot;;&quot;-&quot;;&quot;ND&quot;)))" office:value-type="string" office:string-value="-">
            <text:p>-</text:p>
          </table:table-cell>
          <table:table-cell table:style-name="ce18" table:formula="of:=IF([.$B765]=&quot;R&quot;;VLOOKUP([.$C765];[.$C$5:.$I$1017];6;0);IF([.$B765]=&quot;E&quot;;&quot;x&quot;;IF([.$B765]=&quot;-&quot;;&quot;-&quot;;&quot;ND&quot;)))" office:value-type="string" office:string-value="-">
            <text:p>-</text:p>
          </table:table-cell>
          <table:table-cell table:style-name="ce18" table:formula="of:=IF([.$B765]=&quot;R&quot;;VLOOKUP([.$C765];[.$C$5:.$I$1017];7;0);IF([.$B765]=&quot;E&quot;;&quot;x&quot;;IF([.$B765]=&quot;-&quot;;&quot;-&quot;;&quot;ND&quot;)))" office:value-type="string" office:string-value="-">
            <text:p>-</text:p>
          </table:table-cell>
          <table:table-cell table:style-name="ce26" table:formula="of:=IF([.B765]=&quot;R&quot;;0;IF([.B765]=&quot;-&quot;;0;4))" office:value-type="float" office:value="0">
            <text:p>0</text:p>
          </table:table-cell>
          <table:table-cell table:style-name="ce26" table:formula="of:=IF([.B765]=&quot;R&quot;;0;COUNTIF([.F765:.I7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6]=&quot;R&quot;;VLOOKUP([.$C766];[.$C$5:.$I$1017];5;0);IF([.$B766]=&quot;E&quot;;&quot;x&quot;;IF([.$B766]=&quot;-&quot;;&quot;-&quot;;&quot;ND&quot;)))" office:value-type="string" office:string-value="-">
            <text:p>-</text:p>
          </table:table-cell>
          <table:table-cell table:style-name="ce18" table:formula="of:=IF([.$B766]=&quot;R&quot;;VLOOKUP([.$C766];[.$C$5:.$I$1017];5;0);IF([.$B766]=&quot;E&quot;;&quot;x&quot;;IF([.$B766]=&quot;-&quot;;&quot;-&quot;;&quot;ND&quot;)))" office:value-type="string" office:string-value="-">
            <text:p>-</text:p>
          </table:table-cell>
          <table:table-cell table:style-name="ce18" table:formula="of:=IF([.$B766]=&quot;R&quot;;VLOOKUP([.$C766];[.$C$5:.$I$1017];6;0);IF([.$B766]=&quot;E&quot;;&quot;x&quot;;IF([.$B766]=&quot;-&quot;;&quot;-&quot;;&quot;ND&quot;)))" office:value-type="string" office:string-value="-">
            <text:p>-</text:p>
          </table:table-cell>
          <table:table-cell table:style-name="ce18" table:formula="of:=IF([.$B766]=&quot;R&quot;;VLOOKUP([.$C766];[.$C$5:.$I$1017];7;0);IF([.$B766]=&quot;E&quot;;&quot;x&quot;;IF([.$B766]=&quot;-&quot;;&quot;-&quot;;&quot;ND&quot;)))" office:value-type="string" office:string-value="-">
            <text:p>-</text:p>
          </table:table-cell>
          <table:table-cell table:style-name="ce26" table:formula="of:=IF([.B766]=&quot;R&quot;;0;IF([.B766]=&quot;-&quot;;0;4))" office:value-type="float" office:value="0">
            <text:p>0</text:p>
          </table:table-cell>
          <table:table-cell table:style-name="ce26" table:formula="of:=IF([.B766]=&quot;R&quot;;0;COUNTIF([.F766:.I7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7]=&quot;R&quot;;VLOOKUP([.$C767];[.$C$5:.$I$1017];5;0);IF([.$B767]=&quot;E&quot;;&quot;x&quot;;IF([.$B767]=&quot;-&quot;;&quot;-&quot;;&quot;ND&quot;)))" office:value-type="string" office:string-value="-">
            <text:p>-</text:p>
          </table:table-cell>
          <table:table-cell table:style-name="ce18" table:formula="of:=IF([.$B767]=&quot;R&quot;;VLOOKUP([.$C767];[.$C$5:.$I$1017];5;0);IF([.$B767]=&quot;E&quot;;&quot;x&quot;;IF([.$B767]=&quot;-&quot;;&quot;-&quot;;&quot;ND&quot;)))" office:value-type="string" office:string-value="-">
            <text:p>-</text:p>
          </table:table-cell>
          <table:table-cell table:style-name="ce18" table:formula="of:=IF([.$B767]=&quot;R&quot;;VLOOKUP([.$C767];[.$C$5:.$I$1017];6;0);IF([.$B767]=&quot;E&quot;;&quot;x&quot;;IF([.$B767]=&quot;-&quot;;&quot;-&quot;;&quot;ND&quot;)))" office:value-type="string" office:string-value="-">
            <text:p>-</text:p>
          </table:table-cell>
          <table:table-cell table:style-name="ce18" table:formula="of:=IF([.$B767]=&quot;R&quot;;VLOOKUP([.$C767];[.$C$5:.$I$1017];7;0);IF([.$B767]=&quot;E&quot;;&quot;x&quot;;IF([.$B767]=&quot;-&quot;;&quot;-&quot;;&quot;ND&quot;)))" office:value-type="string" office:string-value="-">
            <text:p>-</text:p>
          </table:table-cell>
          <table:table-cell table:style-name="ce26" table:formula="of:=IF([.B767]=&quot;R&quot;;0;IF([.B767]=&quot;-&quot;;0;4))" office:value-type="float" office:value="0">
            <text:p>0</text:p>
          </table:table-cell>
          <table:table-cell table:style-name="ce26" table:formula="of:=IF([.B767]=&quot;R&quot;;0;COUNTIF([.F767:.I7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8]=&quot;R&quot;;VLOOKUP([.$C768];[.$C$5:.$I$1017];5;0);IF([.$B768]=&quot;E&quot;;&quot;x&quot;;IF([.$B768]=&quot;-&quot;;&quot;-&quot;;&quot;ND&quot;)))" office:value-type="string" office:string-value="-">
            <text:p>-</text:p>
          </table:table-cell>
          <table:table-cell table:style-name="ce18" table:formula="of:=IF([.$B768]=&quot;R&quot;;VLOOKUP([.$C768];[.$C$5:.$I$1017];5;0);IF([.$B768]=&quot;E&quot;;&quot;x&quot;;IF([.$B768]=&quot;-&quot;;&quot;-&quot;;&quot;ND&quot;)))" office:value-type="string" office:string-value="-">
            <text:p>-</text:p>
          </table:table-cell>
          <table:table-cell table:style-name="ce18" table:formula="of:=IF([.$B768]=&quot;R&quot;;VLOOKUP([.$C768];[.$C$5:.$I$1017];6;0);IF([.$B768]=&quot;E&quot;;&quot;x&quot;;IF([.$B768]=&quot;-&quot;;&quot;-&quot;;&quot;ND&quot;)))" office:value-type="string" office:string-value="-">
            <text:p>-</text:p>
          </table:table-cell>
          <table:table-cell table:style-name="ce18" table:formula="of:=IF([.$B768]=&quot;R&quot;;VLOOKUP([.$C768];[.$C$5:.$I$1017];7;0);IF([.$B768]=&quot;E&quot;;&quot;x&quot;;IF([.$B768]=&quot;-&quot;;&quot;-&quot;;&quot;ND&quot;)))" office:value-type="string" office:string-value="-">
            <text:p>-</text:p>
          </table:table-cell>
          <table:table-cell table:style-name="ce26" table:formula="of:=IF([.B768]=&quot;R&quot;;0;IF([.B768]=&quot;-&quot;;0;4))" office:value-type="float" office:value="0">
            <text:p>0</text:p>
          </table:table-cell>
          <table:table-cell table:style-name="ce26" table:formula="of:=IF([.B768]=&quot;R&quot;;0;COUNTIF([.F768:.I7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69]=&quot;R&quot;;VLOOKUP([.$C769];[.$C$5:.$I$1017];5;0);IF([.$B769]=&quot;E&quot;;&quot;x&quot;;IF([.$B769]=&quot;-&quot;;&quot;-&quot;;&quot;ND&quot;)))" office:value-type="string" office:string-value="-">
            <text:p>-</text:p>
          </table:table-cell>
          <table:table-cell table:style-name="ce18" table:formula="of:=IF([.$B769]=&quot;R&quot;;VLOOKUP([.$C769];[.$C$5:.$I$1017];5;0);IF([.$B769]=&quot;E&quot;;&quot;x&quot;;IF([.$B769]=&quot;-&quot;;&quot;-&quot;;&quot;ND&quot;)))" office:value-type="string" office:string-value="-">
            <text:p>-</text:p>
          </table:table-cell>
          <table:table-cell table:style-name="ce18" table:formula="of:=IF([.$B769]=&quot;R&quot;;VLOOKUP([.$C769];[.$C$5:.$I$1017];6;0);IF([.$B769]=&quot;E&quot;;&quot;x&quot;;IF([.$B769]=&quot;-&quot;;&quot;-&quot;;&quot;ND&quot;)))" office:value-type="string" office:string-value="-">
            <text:p>-</text:p>
          </table:table-cell>
          <table:table-cell table:style-name="ce18" table:formula="of:=IF([.$B769]=&quot;R&quot;;VLOOKUP([.$C769];[.$C$5:.$I$1017];7;0);IF([.$B769]=&quot;E&quot;;&quot;x&quot;;IF([.$B769]=&quot;-&quot;;&quot;-&quot;;&quot;ND&quot;)))" office:value-type="string" office:string-value="-">
            <text:p>-</text:p>
          </table:table-cell>
          <table:table-cell table:style-name="ce26" table:formula="of:=IF([.B769]=&quot;R&quot;;0;IF([.B769]=&quot;-&quot;;0;4))" office:value-type="float" office:value="0">
            <text:p>0</text:p>
          </table:table-cell>
          <table:table-cell table:style-name="ce26" table:formula="of:=IF([.B769]=&quot;R&quot;;0;COUNTIF([.F769:.I7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70]=&quot;R&quot;;VLOOKUP([.$C770];[.$C$5:.$I$1017];5;0);IF([.$B770]=&quot;E&quot;;&quot;x&quot;;IF([.$B770]=&quot;-&quot;;&quot;-&quot;;&quot;ND&quot;)))" office:value-type="string" office:string-value="-">
            <text:p>-</text:p>
          </table:table-cell>
          <table:table-cell table:style-name="ce18" table:formula="of:=IF([.$B770]=&quot;R&quot;;VLOOKUP([.$C770];[.$C$5:.$I$1017];5;0);IF([.$B770]=&quot;E&quot;;&quot;x&quot;;IF([.$B770]=&quot;-&quot;;&quot;-&quot;;&quot;ND&quot;)))" office:value-type="string" office:string-value="-">
            <text:p>-</text:p>
          </table:table-cell>
          <table:table-cell table:style-name="ce18" table:formula="of:=IF([.$B770]=&quot;R&quot;;VLOOKUP([.$C770];[.$C$5:.$I$1017];6;0);IF([.$B770]=&quot;E&quot;;&quot;x&quot;;IF([.$B770]=&quot;-&quot;;&quot;-&quot;;&quot;ND&quot;)))" office:value-type="string" office:string-value="-">
            <text:p>-</text:p>
          </table:table-cell>
          <table:table-cell table:style-name="ce18" table:formula="of:=IF([.$B770]=&quot;R&quot;;VLOOKUP([.$C770];[.$C$5:.$I$1017];7;0);IF([.$B770]=&quot;E&quot;;&quot;x&quot;;IF([.$B770]=&quot;-&quot;;&quot;-&quot;;&quot;ND&quot;)))" office:value-type="string" office:string-value="-">
            <text:p>-</text:p>
          </table:table-cell>
          <table:table-cell table:style-name="ce26" table:formula="of:=IF([.B770]=&quot;R&quot;;0;IF([.B770]=&quot;-&quot;;0;4))" office:value-type="float" office:value="0">
            <text:p>0</text:p>
          </table:table-cell>
          <table:table-cell table:style-name="ce26" table:formula="of:=IF([.B770]=&quot;R&quot;;0;COUNTIF([.F770:.I7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71]=&quot;R&quot;;VLOOKUP([.$C771];[.$C$5:.$I$1017];5;0);IF([.$B771]=&quot;E&quot;;&quot;x&quot;;IF([.$B771]=&quot;-&quot;;&quot;-&quot;;&quot;ND&quot;)))" office:value-type="string" office:string-value="-">
            <text:p>-</text:p>
          </table:table-cell>
          <table:table-cell table:style-name="ce18" table:formula="of:=IF([.$B771]=&quot;R&quot;;VLOOKUP([.$C771];[.$C$5:.$I$1017];5;0);IF([.$B771]=&quot;E&quot;;&quot;x&quot;;IF([.$B771]=&quot;-&quot;;&quot;-&quot;;&quot;ND&quot;)))" office:value-type="string" office:string-value="-">
            <text:p>-</text:p>
          </table:table-cell>
          <table:table-cell table:style-name="ce18" table:formula="of:=IF([.$B771]=&quot;R&quot;;VLOOKUP([.$C771];[.$C$5:.$I$1017];6;0);IF([.$B771]=&quot;E&quot;;&quot;x&quot;;IF([.$B771]=&quot;-&quot;;&quot;-&quot;;&quot;ND&quot;)))" office:value-type="string" office:string-value="-">
            <text:p>-</text:p>
          </table:table-cell>
          <table:table-cell table:style-name="ce18" table:formula="of:=IF([.$B771]=&quot;R&quot;;VLOOKUP([.$C771];[.$C$5:.$I$1017];7;0);IF([.$B771]=&quot;E&quot;;&quot;x&quot;;IF([.$B771]=&quot;-&quot;;&quot;-&quot;;&quot;ND&quot;)))" office:value-type="string" office:string-value="-">
            <text:p>-</text:p>
          </table:table-cell>
          <table:table-cell table:style-name="ce26" table:formula="of:=IF([.B771]=&quot;R&quot;;0;IF([.B771]=&quot;-&quot;;0;4))" office:value-type="float" office:value="0">
            <text:p>0</text:p>
          </table:table-cell>
          <table:table-cell table:style-name="ce26" table:formula="of:=IF([.B771]=&quot;R&quot;;0;COUNTIF([.F771:.I7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72]=&quot;R&quot;;VLOOKUP([.$C772];[.$C$5:.$I$1017];5;0);IF([.$B772]=&quot;E&quot;;&quot;x&quot;;IF([.$B772]=&quot;-&quot;;&quot;-&quot;;&quot;ND&quot;)))" office:value-type="string" office:string-value="-">
            <text:p>-</text:p>
          </table:table-cell>
          <table:table-cell table:style-name="ce18" table:formula="of:=IF([.$B772]=&quot;R&quot;;VLOOKUP([.$C772];[.$C$5:.$I$1017];5;0);IF([.$B772]=&quot;E&quot;;&quot;x&quot;;IF([.$B772]=&quot;-&quot;;&quot;-&quot;;&quot;ND&quot;)))" office:value-type="string" office:string-value="-">
            <text:p>-</text:p>
          </table:table-cell>
          <table:table-cell table:style-name="ce18" table:formula="of:=IF([.$B772]=&quot;R&quot;;VLOOKUP([.$C772];[.$C$5:.$I$1017];6;0);IF([.$B772]=&quot;E&quot;;&quot;x&quot;;IF([.$B772]=&quot;-&quot;;&quot;-&quot;;&quot;ND&quot;)))" office:value-type="string" office:string-value="-">
            <text:p>-</text:p>
          </table:table-cell>
          <table:table-cell table:style-name="ce18" table:formula="of:=IF([.$B772]=&quot;R&quot;;VLOOKUP([.$C772];[.$C$5:.$I$1017];7;0);IF([.$B772]=&quot;E&quot;;&quot;x&quot;;IF([.$B772]=&quot;-&quot;;&quot;-&quot;;&quot;ND&quot;)))" office:value-type="string" office:string-value="-">
            <text:p>-</text:p>
          </table:table-cell>
          <table:table-cell table:style-name="ce26" table:formula="of:=IF([.B772]=&quot;R&quot;;0;IF([.B772]=&quot;-&quot;;0;4))" office:value-type="float" office:value="0">
            <text:p>0</text:p>
          </table:table-cell>
          <table:table-cell table:style-name="ce26" table:formula="of:=IF([.B772]=&quot;R&quot;;0;COUNTIF([.F772:.I7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773]=&quot;R&quot;;VLOOKUP([.$C773];[.$C$5:.$I$1017];5;0);IF([.$B773]=&quot;E&quot;;&quot;x&quot;;IF([.$B773]=&quot;-&quot;;&quot;-&quot;;&quot;ND&quot;)))" office:value-type="string" office:string-value="-">
            <text:p>-</text:p>
          </table:table-cell>
          <table:table-cell table:style-name="ce18" table:formula="of:=IF([.$B773]=&quot;R&quot;;VLOOKUP([.$C773];[.$C$5:.$I$1017];5;0);IF([.$B773]=&quot;E&quot;;&quot;x&quot;;IF([.$B773]=&quot;-&quot;;&quot;-&quot;;&quot;ND&quot;)))" office:value-type="string" office:string-value="-">
            <text:p>-</text:p>
          </table:table-cell>
          <table:table-cell table:style-name="ce18" table:formula="of:=IF([.$B773]=&quot;R&quot;;VLOOKUP([.$C773];[.$C$5:.$I$1017];6;0);IF([.$B773]=&quot;E&quot;;&quot;x&quot;;IF([.$B773]=&quot;-&quot;;&quot;-&quot;;&quot;ND&quot;)))" office:value-type="string" office:string-value="-">
            <text:p>-</text:p>
          </table:table-cell>
          <table:table-cell table:style-name="ce18" table:formula="of:=IF([.$B773]=&quot;R&quot;;VLOOKUP([.$C773];[.$C$5:.$I$1017];7;0);IF([.$B773]=&quot;E&quot;;&quot;x&quot;;IF([.$B773]=&quot;-&quot;;&quot;-&quot;;&quot;ND&quot;)))" office:value-type="string" office:string-value="-">
            <text:p>-</text:p>
          </table:table-cell>
          <table:table-cell table:style-name="ce26" table:formula="of:=IF([.B773]=&quot;R&quot;;0;IF([.B773]=&quot;-&quot;;0;4))" office:value-type="float" office:value="0">
            <text:p>0</text:p>
          </table:table-cell>
          <table:table-cell table:style-name="ce26" table:formula="of:=IF([.B773]=&quot;R&quot;;0;COUNTIF([.F773:.I7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2"/>
          <table:table-cell table:style-name="ce18" table:formula="of:=IF([.$B774]=&quot;R&quot;;VLOOKUP([.$C774];[.$C$5:.$I$1017];5;0);IF([.$B774]=&quot;E&quot;;&quot;x&quot;;IF([.$B774]=&quot;-&quot;;&quot;-&quot;;&quot;ND&quot;)))" office:value-type="string" office:string-value="x">
            <text:p>x</text:p>
          </table:table-cell>
          <table:table-cell table:style-name="ce18" table:formula="of:=IF([.$B774]=&quot;R&quot;;VLOOKUP([.$C774];[.$C$5:.$I$1017];5;0);IF([.$B774]=&quot;E&quot;;&quot;x&quot;;IF([.$B774]=&quot;-&quot;;&quot;-&quot;;&quot;ND&quot;)))" office:value-type="string" office:string-value="x">
            <text:p>x</text:p>
          </table:table-cell>
          <table:table-cell table:style-name="ce18" table:formula="of:=IF([.$B774]=&quot;R&quot;;VLOOKUP([.$C774];[.$C$5:.$I$1017];6;0);IF([.$B774]=&quot;E&quot;;&quot;x&quot;;IF([.$B774]=&quot;-&quot;;&quot;-&quot;;&quot;ND&quot;)))" office:value-type="string" office:string-value="x">
            <text:p>x</text:p>
          </table:table-cell>
          <table:table-cell table:style-name="ce18" table:formula="of:=IF([.$B774]=&quot;R&quot;;VLOOKUP([.$C774];[.$C$5:.$I$1017];7;0);IF([.$B774]=&quot;E&quot;;&quot;x&quot;;IF([.$B774]=&quot;-&quot;;&quot;-&quot;;&quot;ND&quot;)))" office:value-type="string" office:string-value="x">
            <text:p>x</text:p>
          </table:table-cell>
          <table:table-cell table:style-name="ce26" table:formula="of:=IF([.B774]=&quot;R&quot;;0;IF([.B774]=&quot;-&quot;;0;4))" office:value-type="float" office:value="0">
            <text:p>0</text:p>
          </table:table-cell>
          <table:table-cell table:style-name="ce26" table:formula="of:=IF([.B774]=&quot;R&quot;;0;COUNTIF([.F774:.I7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6" table:number-columns-repeated="2"/>
          <table:table-cell table:style-name="ce18" table:formula="of:=IF([.$B775]=&quot;R&quot;;VLOOKUP([.$C775];[.$C$5:.$I$1017];5;0);IF([.$B775]=&quot;E&quot;;&quot;x&quot;;IF([.$B775]=&quot;-&quot;;&quot;-&quot;;&quot;ND&quot;)))" office:value-type="string" office:string-value="x">
            <text:p>x</text:p>
          </table:table-cell>
          <table:table-cell table:style-name="ce18" table:formula="of:=IF([.$B775]=&quot;R&quot;;VLOOKUP([.$C775];[.$C$5:.$I$1017];5;0);IF([.$B775]=&quot;E&quot;;&quot;x&quot;;IF([.$B775]=&quot;-&quot;;&quot;-&quot;;&quot;ND&quot;)))" office:value-type="string" office:string-value="x">
            <text:p>x</text:p>
          </table:table-cell>
          <table:table-cell table:style-name="ce18" table:formula="of:=IF([.$B775]=&quot;R&quot;;VLOOKUP([.$C775];[.$C$5:.$I$1017];6;0);IF([.$B775]=&quot;E&quot;;&quot;x&quot;;IF([.$B775]=&quot;-&quot;;&quot;-&quot;;&quot;ND&quot;)))" office:value-type="string" office:string-value="x">
            <text:p>x</text:p>
          </table:table-cell>
          <table:table-cell table:style-name="ce18" table:formula="of:=IF([.$B775]=&quot;R&quot;;VLOOKUP([.$C775];[.$C$5:.$I$1017];7;0);IF([.$B775]=&quot;E&quot;;&quot;x&quot;;IF([.$B775]=&quot;-&quot;;&quot;-&quot;;&quot;ND&quot;)))" office:value-type="string" office:string-value="x">
            <text:p>x</text:p>
          </table:table-cell>
          <table:table-cell table:style-name="ce26" table:formula="of:=IF([.B775]=&quot;R&quot;;0;IF([.B775]=&quot;-&quot;;0;4))" office:value-type="float" office:value="0">
            <text:p>0</text:p>
          </table:table-cell>
          <table:table-cell table:style-name="ce26" table:formula="of:=IF([.B775]=&quot;R&quot;;0;COUNTIF([.F775:.I7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Editors.cpp: <text:s/>d-&gt;button-&gt;setIcon( KIcon( "selection" ) );</text:p>
          </table:table-cell>
          <table:table-cell table:style-name="ce3" office:value-type="string">
            <text:p>N</text:p>
          </table:table-cell>
          <table:table-cell table:style-name="ce3" office:value-type="float" office:value="280">
            <text:p>280</text:p>
          </table:table-cell>
          <table:table-cell table:style-name="ce6" office:value-type="string">
            <text:p>use “select-rectangular” / </text:p>
            <text:p>or create a new one ?</text:p>
          </table:table-cell>
          <table:table-cell table:style-name="ce6"/>
          <table:table-cell table:style-name="ce18" table:formula="of:=IF([.$B776]=&quot;R&quot;;VLOOKUP([.$C776];[.$C$5:.$I$1017];5;0);IF([.$B776]=&quot;E&quot;;&quot;x&quot;;IF([.$B776]=&quot;-&quot;;&quot;-&quot;;&quot;ND&quot;)))" office:value-type="string" office:string-value="ND">
            <text:p>ND</text:p>
          </table:table-cell>
          <table:table-cell table:style-name="ce18" table:formula="of:=IF([.$B776]=&quot;R&quot;;VLOOKUP([.$C776];[.$C$5:.$I$1017];5;0);IF([.$B776]=&quot;E&quot;;&quot;x&quot;;IF([.$B776]=&quot;-&quot;;&quot;-&quot;;&quot;ND&quot;)))" office:value-type="string" office:string-value="ND">
            <text:p>ND</text:p>
          </table:table-cell>
          <table:table-cell table:style-name="ce18" table:formula="of:=IF([.$B776]=&quot;R&quot;;VLOOKUP([.$C776];[.$C$5:.$I$1017];6;0);IF([.$B776]=&quot;E&quot;;&quot;x&quot;;IF([.$B776]=&quot;-&quot;;&quot;-&quot;;&quot;ND&quot;)))" office:value-type="string" office:string-value="ND">
            <text:p>ND</text:p>
          </table:table-cell>
          <table:table-cell table:style-name="ce18" table:formula="of:=IF([.$B776]=&quot;R&quot;;VLOOKUP([.$C776];[.$C$5:.$I$1017];7;0);IF([.$B776]=&quot;E&quot;;&quot;x&quot;;IF([.$B776]=&quot;-&quot;;&quot;-&quot;;&quot;ND&quot;)))" office:value-type="string" office:string-value="ND">
            <text:p>ND</text:p>
          </table:table-cell>
          <table:table-cell table:style-name="ce26" table:formula="of:=IF([.B776]=&quot;R&quot;;0;IF([.B776]=&quot;-&quot;;0;4))" office:value-type="float" office:value="4">
            <text:p>4</text:p>
          </table:table-cell>
          <table:table-cell table:style-name="ce26" table:formula="of:=IF([.B776]=&quot;R&quot;;0;COUNTIF([.F776:.I7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2"/>
          <table:table-cell table:style-name="ce18" table:formula="of:=IF([.$B777]=&quot;R&quot;;VLOOKUP([.$C777];[.$C$5:.$I$1017];5;0);IF([.$B777]=&quot;E&quot;;&quot;x&quot;;IF([.$B777]=&quot;-&quot;;&quot;-&quot;;&quot;ND&quot;)))" office:value-type="string" office:string-value="x">
            <text:p>x</text:p>
          </table:table-cell>
          <table:table-cell table:style-name="ce18" table:formula="of:=IF([.$B777]=&quot;R&quot;;VLOOKUP([.$C777];[.$C$5:.$I$1017];5;0);IF([.$B777]=&quot;E&quot;;&quot;x&quot;;IF([.$B777]=&quot;-&quot;;&quot;-&quot;;&quot;ND&quot;)))" office:value-type="string" office:string-value="x">
            <text:p>x</text:p>
          </table:table-cell>
          <table:table-cell table:style-name="ce18" table:formula="of:=IF([.$B777]=&quot;R&quot;;VLOOKUP([.$C777];[.$C$5:.$I$1017];6;0);IF([.$B777]=&quot;E&quot;;&quot;x&quot;;IF([.$B777]=&quot;-&quot;;&quot;-&quot;;&quot;ND&quot;)))" office:value-type="string" office:string-value="x">
            <text:p>x</text:p>
          </table:table-cell>
          <table:table-cell table:style-name="ce18" table:formula="of:=IF([.$B777]=&quot;R&quot;;VLOOKUP([.$C777];[.$C$5:.$I$1017];7;0);IF([.$B777]=&quot;E&quot;;&quot;x&quot;;IF([.$B777]=&quot;-&quot;;&quot;-&quot;;&quot;ND&quot;)))" office:value-type="string" office:string-value="x">
            <text:p>x</text:p>
          </table:table-cell>
          <table:table-cell table:style-name="ce26" table:formula="of:=IF([.B777]=&quot;R&quot;;0;IF([.B777]=&quot;-&quot;;0;4))" office:value-type="float" office:value="0">
            <text:p>0</text:p>
          </table:table-cell>
          <table:table-cell table:style-name="ce26" table:formula="of:=IF([.B777]=&quot;R&quot;;0;COUNTIF([.F777:.I7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778]=&quot;R&quot;;VLOOKUP([.$C778];[.$C$5:.$I$1017];5;0);IF([.$B778]=&quot;E&quot;;&quot;x&quot;;IF([.$B778]=&quot;-&quot;;&quot;-&quot;;&quot;ND&quot;)))" office:value-type="string" office:string-value="ND">
            <text:p>ND</text:p>
          </table:table-cell>
          <table:table-cell table:style-name="ce18" table:formula="of:=IF([.$B778]=&quot;R&quot;;VLOOKUP([.$C778];[.$C$5:.$I$1017];5;0);IF([.$B778]=&quot;E&quot;;&quot;x&quot;;IF([.$B778]=&quot;-&quot;;&quot;-&quot;;&quot;ND&quot;)))" office:value-type="string" office:string-value="ND">
            <text:p>ND</text:p>
          </table:table-cell>
          <table:table-cell table:style-name="ce18" table:formula="of:=IF([.$B778]=&quot;R&quot;;VLOOKUP([.$C778];[.$C$5:.$I$1017];6;0);IF([.$B778]=&quot;E&quot;;&quot;x&quot;;IF([.$B778]=&quot;-&quot;;&quot;-&quot;;&quot;ND&quot;)))" office:value-type="string" office:string-value="ND">
            <text:p>ND</text:p>
          </table:table-cell>
          <table:table-cell table:style-name="ce18" table:formula="of:=IF([.$B778]=&quot;R&quot;;VLOOKUP([.$C778];[.$C$5:.$I$1017];7;0);IF([.$B778]=&quot;E&quot;;&quot;x&quot;;IF([.$B778]=&quot;-&quot;;&quot;-&quot;;&quot;ND&quot;)))" office:value-type="string" office:string-value="ND">
            <text:p>ND</text:p>
          </table:table-cell>
          <table:table-cell table:style-name="ce26" table:formula="of:=IF([.B778]=&quot;R&quot;;0;IF([.B778]=&quot;-&quot;;0;4))" office:value-type="float" office:value="0">
            <text:p>0</text:p>
          </table:table-cell>
          <table:table-cell table:style-name="ce26" table:formula="of:=IF([.B778]=&quot;R&quot;;0;COUNTIF([.F778:.I7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style-name="ce3" office:value-type="string">
            <text:p>R</text:p>
          </table:table-cell>
          <table:table-cell table:style-name="ce3" office:value-type="float" office:value="233">
            <text:p>233</text:p>
          </table:table-cell>
          <table:table-cell table:style-name="ce6" office:value-type="string">
            <text:p>(border_bottom)</text:p>
          </table:table-cell>
          <table:table-cell table:style-name="ce6"/>
          <table:table-cell table:style-name="ce18" table:formula="of:=IF([.$B779]=&quot;R&quot;;VLOOKUP([.$C779];[.$C$5:.$I$1017];5;0);IF([.$B779]=&quot;E&quot;;&quot;x&quot;;IF([.$B779]=&quot;-&quot;;&quot;-&quot;;&quot;ND&quot;)))" office:value-type="string" office:string-value="ND">
            <text:p>ND</text:p>
          </table:table-cell>
          <table:table-cell table:style-name="ce18" table:formula="of:=IF([.$B779]=&quot;R&quot;;VLOOKUP([.$C779];[.$C$5:.$I$1017];5;0);IF([.$B779]=&quot;E&quot;;&quot;x&quot;;IF([.$B779]=&quot;-&quot;;&quot;-&quot;;&quot;ND&quot;)))" office:value-type="string" office:string-value="ND">
            <text:p>ND</text:p>
          </table:table-cell>
          <table:table-cell table:style-name="ce18" table:formula="of:=IF([.$B779]=&quot;R&quot;;VLOOKUP([.$C779];[.$C$5:.$I$1017];6;0);IF([.$B779]=&quot;E&quot;;&quot;x&quot;;IF([.$B779]=&quot;-&quot;;&quot;-&quot;;&quot;ND&quot;)))" office:value-type="string" office:string-value="ND">
            <text:p>ND</text:p>
          </table:table-cell>
          <table:table-cell table:style-name="ce18" table:formula="of:=IF([.$B779]=&quot;R&quot;;VLOOKUP([.$C779];[.$C$5:.$I$1017];7;0);IF([.$B779]=&quot;E&quot;;&quot;x&quot;;IF([.$B779]=&quot;-&quot;;&quot;-&quot;;&quot;ND&quot;)))" office:value-type="string" office:string-value="ND">
            <text:p>ND</text:p>
          </table:table-cell>
          <table:table-cell table:style-name="ce26" table:formula="of:=IF([.B779]=&quot;R&quot;;0;IF([.B779]=&quot;-&quot;;0;4))" office:value-type="float" office:value="0">
            <text:p>0</text:p>
          </table:table-cell>
          <table:table-cell table:style-name="ce26" table:formula="of:=IF([.B779]=&quot;R&quot;;0;COUNTIF([.F779:.I7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style-name="ce3" office:value-type="string">
            <text:p>R</text:p>
          </table:table-cell>
          <table:table-cell table:style-name="ce3" office:value-type="float" office:value="234">
            <text:p>234</text:p>
          </table:table-cell>
          <table:table-cell table:style-name="ce6" office:value-type="string">
            <text:p>(border_left)</text:p>
          </table:table-cell>
          <table:table-cell table:style-name="ce6"/>
          <table:table-cell table:style-name="ce18" table:formula="of:=IF([.$B780]=&quot;R&quot;;VLOOKUP([.$C780];[.$C$5:.$I$1017];5;0);IF([.$B780]=&quot;E&quot;;&quot;x&quot;;IF([.$B780]=&quot;-&quot;;&quot;-&quot;;&quot;ND&quot;)))" office:value-type="string" office:string-value="ND">
            <text:p>ND</text:p>
          </table:table-cell>
          <table:table-cell table:style-name="ce18" table:formula="of:=IF([.$B780]=&quot;R&quot;;VLOOKUP([.$C780];[.$C$5:.$I$1017];5;0);IF([.$B780]=&quot;E&quot;;&quot;x&quot;;IF([.$B780]=&quot;-&quot;;&quot;-&quot;;&quot;ND&quot;)))" office:value-type="string" office:string-value="ND">
            <text:p>ND</text:p>
          </table:table-cell>
          <table:table-cell table:style-name="ce18" table:formula="of:=IF([.$B780]=&quot;R&quot;;VLOOKUP([.$C780];[.$C$5:.$I$1017];6;0);IF([.$B780]=&quot;E&quot;;&quot;x&quot;;IF([.$B780]=&quot;-&quot;;&quot;-&quot;;&quot;ND&quot;)))" office:value-type="string" office:string-value="ND">
            <text:p>ND</text:p>
          </table:table-cell>
          <table:table-cell table:style-name="ce18" table:formula="of:=IF([.$B780]=&quot;R&quot;;VLOOKUP([.$C780];[.$C$5:.$I$1017];7;0);IF([.$B780]=&quot;E&quot;;&quot;x&quot;;IF([.$B780]=&quot;-&quot;;&quot;-&quot;;&quot;ND&quot;)))" office:value-type="string" office:string-value="ND">
            <text:p>ND</text:p>
          </table:table-cell>
          <table:table-cell table:style-name="ce26" table:formula="of:=IF([.B780]=&quot;R&quot;;0;IF([.B780]=&quot;-&quot;;0;4))" office:value-type="float" office:value="0">
            <text:p>0</text:p>
          </table:table-cell>
          <table:table-cell table:style-name="ce26" table:formula="of:=IF([.B780]=&quot;R&quot;;0;COUNTIF([.F780:.I7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style-name="ce3" office:value-type="string">
            <text:p>R</text:p>
          </table:table-cell>
          <table:table-cell table:style-name="ce3" office:value-type="float" office:value="271">
            <text:p>271</text:p>
          </table:table-cell>
          <table:table-cell table:style-name="ce6" office:value-type="string">
            <text:p>(border_outline)</text:p>
          </table:table-cell>
          <table:table-cell table:style-name="ce6"/>
          <table:table-cell table:style-name="ce18" table:formula="of:=IF([.$B781]=&quot;R&quot;;VLOOKUP([.$C781];[.$C$5:.$I$1017];5;0);IF([.$B781]=&quot;E&quot;;&quot;x&quot;;IF([.$B781]=&quot;-&quot;;&quot;-&quot;;&quot;ND&quot;)))" office:value-type="string" office:string-value="ND">
            <text:p>ND</text:p>
          </table:table-cell>
          <table:table-cell table:style-name="ce18" table:formula="of:=IF([.$B781]=&quot;R&quot;;VLOOKUP([.$C781];[.$C$5:.$I$1017];5;0);IF([.$B781]=&quot;E&quot;;&quot;x&quot;;IF([.$B781]=&quot;-&quot;;&quot;-&quot;;&quot;ND&quot;)))" office:value-type="string" office:string-value="ND">
            <text:p>ND</text:p>
          </table:table-cell>
          <table:table-cell table:style-name="ce18" table:formula="of:=IF([.$B781]=&quot;R&quot;;VLOOKUP([.$C781];[.$C$5:.$I$1017];6;0);IF([.$B781]=&quot;E&quot;;&quot;x&quot;;IF([.$B781]=&quot;-&quot;;&quot;-&quot;;&quot;ND&quot;)))" office:value-type="string" office:string-value="ND">
            <text:p>ND</text:p>
          </table:table-cell>
          <table:table-cell table:style-name="ce18" table:formula="of:=IF([.$B781]=&quot;R&quot;;VLOOKUP([.$C781];[.$C$5:.$I$1017];7;0);IF([.$B781]=&quot;E&quot;;&quot;x&quot;;IF([.$B781]=&quot;-&quot;;&quot;-&quot;;&quot;ND&quot;)))" office:value-type="string" office:string-value="ND">
            <text:p>ND</text:p>
          </table:table-cell>
          <table:table-cell table:style-name="ce26" table:formula="of:=IF([.B781]=&quot;R&quot;;0;IF([.B781]=&quot;-&quot;;0;4))" office:value-type="float" office:value="0">
            <text:p>0</text:p>
          </table:table-cell>
          <table:table-cell table:style-name="ce26" table:formula="of:=IF([.B781]=&quot;R&quot;;0;COUNTIF([.F781:.I7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style-name="ce3" office:value-type="string">
            <text:p>R</text:p>
          </table:table-cell>
          <table:table-cell table:style-name="ce3" office:value-type="float" office:value="236">
            <text:p>236</text:p>
          </table:table-cell>
          <table:table-cell table:style-name="ce6" office:value-type="string">
            <text:p>(border_right)</text:p>
          </table:table-cell>
          <table:table-cell table:style-name="ce6"/>
          <table:table-cell table:style-name="ce18" table:formula="of:=IF([.$B782]=&quot;R&quot;;VLOOKUP([.$C782];[.$C$5:.$I$1017];5;0);IF([.$B782]=&quot;E&quot;;&quot;x&quot;;IF([.$B782]=&quot;-&quot;;&quot;-&quot;;&quot;ND&quot;)))" office:value-type="string" office:string-value="ND">
            <text:p>ND</text:p>
          </table:table-cell>
          <table:table-cell table:style-name="ce18" table:formula="of:=IF([.$B782]=&quot;R&quot;;VLOOKUP([.$C782];[.$C$5:.$I$1017];5;0);IF([.$B782]=&quot;E&quot;;&quot;x&quot;;IF([.$B782]=&quot;-&quot;;&quot;-&quot;;&quot;ND&quot;)))" office:value-type="string" office:string-value="ND">
            <text:p>ND</text:p>
          </table:table-cell>
          <table:table-cell table:style-name="ce18" table:formula="of:=IF([.$B782]=&quot;R&quot;;VLOOKUP([.$C782];[.$C$5:.$I$1017];6;0);IF([.$B782]=&quot;E&quot;;&quot;x&quot;;IF([.$B782]=&quot;-&quot;;&quot;-&quot;;&quot;ND&quot;)))" office:value-type="string" office:string-value="ND">
            <text:p>ND</text:p>
          </table:table-cell>
          <table:table-cell table:style-name="ce18" table:formula="of:=IF([.$B782]=&quot;R&quot;;VLOOKUP([.$C782];[.$C$5:.$I$1017];7;0);IF([.$B782]=&quot;E&quot;;&quot;x&quot;;IF([.$B782]=&quot;-&quot;;&quot;-&quot;;&quot;ND&quot;)))" office:value-type="string" office:string-value="ND">
            <text:p>ND</text:p>
          </table:table-cell>
          <table:table-cell table:style-name="ce26" table:formula="of:=IF([.B782]=&quot;R&quot;;0;IF([.B782]=&quot;-&quot;;0;4))" office:value-type="float" office:value="0">
            <text:p>0</text:p>
          </table:table-cell>
          <table:table-cell table:style-name="ce26" table:formula="of:=IF([.B782]=&quot;R&quot;;0;COUNTIF([.F782:.I7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style-name="ce3" office:value-type="string">
            <text:p>R</text:p>
          </table:table-cell>
          <table:table-cell table:style-name="ce3" office:value-type="float" office:value="237">
            <text:p>237</text:p>
          </table:table-cell>
          <table:table-cell table:style-name="ce6" office:value-type="string">
            <text:p>(border_top)</text:p>
          </table:table-cell>
          <table:table-cell table:style-name="ce6"/>
          <table:table-cell table:style-name="ce18" table:formula="of:=IF([.$B783]=&quot;R&quot;;VLOOKUP([.$C783];[.$C$5:.$I$1017];5;0);IF([.$B783]=&quot;E&quot;;&quot;x&quot;;IF([.$B783]=&quot;-&quot;;&quot;-&quot;;&quot;ND&quot;)))" office:value-type="string" office:string-value="ND">
            <text:p>ND</text:p>
          </table:table-cell>
          <table:table-cell table:style-name="ce18" table:formula="of:=IF([.$B783]=&quot;R&quot;;VLOOKUP([.$C783];[.$C$5:.$I$1017];5;0);IF([.$B783]=&quot;E&quot;;&quot;x&quot;;IF([.$B783]=&quot;-&quot;;&quot;-&quot;;&quot;ND&quot;)))" office:value-type="string" office:string-value="ND">
            <text:p>ND</text:p>
          </table:table-cell>
          <table:table-cell table:style-name="ce18" table:formula="of:=IF([.$B783]=&quot;R&quot;;VLOOKUP([.$C783];[.$C$5:.$I$1017];6;0);IF([.$B783]=&quot;E&quot;;&quot;x&quot;;IF([.$B783]=&quot;-&quot;;&quot;-&quot;;&quot;ND&quot;)))" office:value-type="string" office:string-value="ND">
            <text:p>ND</text:p>
          </table:table-cell>
          <table:table-cell table:style-name="ce18" table:formula="of:=IF([.$B783]=&quot;R&quot;;VLOOKUP([.$C783];[.$C$5:.$I$1017];7;0);IF([.$B783]=&quot;E&quot;;&quot;x&quot;;IF([.$B783]=&quot;-&quot;;&quot;-&quot;;&quot;ND&quot;)))" office:value-type="string" office:string-value="ND">
            <text:p>ND</text:p>
          </table:table-cell>
          <table:table-cell table:style-name="ce26" table:formula="of:=IF([.B783]=&quot;R&quot;;0;IF([.B783]=&quot;-&quot;;0;4))" office:value-type="float" office:value="0">
            <text:p>0</text:p>
          </table:table-cell>
          <table:table-cell table:style-name="ce26" table:formula="of:=IF([.B783]=&quot;R&quot;;0;COUNTIF([.F783:.I7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784]=&quot;R&quot;;VLOOKUP([.$C784];[.$C$5:.$I$1017];5;0);IF([.$B784]=&quot;E&quot;;&quot;x&quot;;IF([.$B784]=&quot;-&quot;;&quot;-&quot;;&quot;ND&quot;)))" office:value-type="string" office:string-value="x">
            <text:p>x</text:p>
          </table:table-cell>
          <table:table-cell table:style-name="ce18" table:formula="of:=IF([.$B784]=&quot;R&quot;;VLOOKUP([.$C784];[.$C$5:.$I$1017];5;0);IF([.$B784]=&quot;E&quot;;&quot;x&quot;;IF([.$B784]=&quot;-&quot;;&quot;-&quot;;&quot;ND&quot;)))" office:value-type="string" office:string-value="x">
            <text:p>x</text:p>
          </table:table-cell>
          <table:table-cell table:style-name="ce18" table:formula="of:=IF([.$B784]=&quot;R&quot;;VLOOKUP([.$C784];[.$C$5:.$I$1017];6;0);IF([.$B784]=&quot;E&quot;;&quot;x&quot;;IF([.$B784]=&quot;-&quot;;&quot;-&quot;;&quot;ND&quot;)))" office:value-type="string" office:string-value="x">
            <text:p>x</text:p>
          </table:table-cell>
          <table:table-cell table:style-name="ce18" table:formula="of:=IF([.$B784]=&quot;R&quot;;VLOOKUP([.$C784];[.$C$5:.$I$1017];7;0);IF([.$B784]=&quot;E&quot;;&quot;x&quot;;IF([.$B784]=&quot;-&quot;;&quot;-&quot;;&quot;ND&quot;)))" office:value-type="string" office:string-value="x">
            <text:p>x</text:p>
          </table:table-cell>
          <table:table-cell table:style-name="ce26" table:formula="of:=IF([.B784]=&quot;R&quot;;0;IF([.B784]=&quot;-&quot;;0;4))" office:value-type="float" office:value="0">
            <text:p>0</text:p>
          </table:table-cell>
          <table:table-cell table:style-name="ce26" table:formula="of:=IF([.B784]=&quot;R&quot;;0;COUNTIF([.F784:.I7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6" table:number-columns-repeated="2"/>
          <table:table-cell table:style-name="ce18" table:formula="of:=IF([.$B785]=&quot;R&quot;;VLOOKUP([.$C785];[.$C$5:.$I$1017];5;0);IF([.$B785]=&quot;E&quot;;&quot;x&quot;;IF([.$B785]=&quot;-&quot;;&quot;-&quot;;&quot;ND&quot;)))" office:value-type="string" office:string-value="x">
            <text:p>x</text:p>
          </table:table-cell>
          <table:table-cell table:style-name="ce18" table:formula="of:=IF([.$B785]=&quot;R&quot;;VLOOKUP([.$C785];[.$C$5:.$I$1017];5;0);IF([.$B785]=&quot;E&quot;;&quot;x&quot;;IF([.$B785]=&quot;-&quot;;&quot;-&quot;;&quot;ND&quot;)))" office:value-type="string" office:string-value="x">
            <text:p>x</text:p>
          </table:table-cell>
          <table:table-cell table:style-name="ce18" table:formula="of:=IF([.$B785]=&quot;R&quot;;VLOOKUP([.$C785];[.$C$5:.$I$1017];6;0);IF([.$B785]=&quot;E&quot;;&quot;x&quot;;IF([.$B785]=&quot;-&quot;;&quot;-&quot;;&quot;ND&quot;)))" office:value-type="string" office:string-value="x">
            <text:p>x</text:p>
          </table:table-cell>
          <table:table-cell table:style-name="ce18" table:formula="of:=IF([.$B785]=&quot;R&quot;;VLOOKUP([.$C785];[.$C$5:.$I$1017];7;0);IF([.$B785]=&quot;E&quot;;&quot;x&quot;;IF([.$B785]=&quot;-&quot;;&quot;-&quot;;&quot;ND&quot;)))" office:value-type="string" office:string-value="x">
            <text:p>x</text:p>
          </table:table-cell>
          <table:table-cell table:style-name="ce26" table:formula="of:=IF([.B785]=&quot;R&quot;;0;IF([.B785]=&quot;-&quot;;0;4))" office:value-type="float" office:value="0">
            <text:p>0</text:p>
          </table:table-cell>
          <table:table-cell table:style-name="ce26" table:formula="of:=IF([.B785]=&quot;R&quot;;0;COUNTIF([.F785:.I7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6" table:number-columns-repeated="2"/>
          <table:table-cell table:style-name="ce18" table:formula="of:=IF([.$B786]=&quot;R&quot;;VLOOKUP([.$C786];[.$C$5:.$I$1017];5;0);IF([.$B786]=&quot;E&quot;;&quot;x&quot;;IF([.$B786]=&quot;-&quot;;&quot;-&quot;;&quot;ND&quot;)))" office:value-type="string" office:string-value="x">
            <text:p>x</text:p>
          </table:table-cell>
          <table:table-cell table:style-name="ce18" table:formula="of:=IF([.$B786]=&quot;R&quot;;VLOOKUP([.$C786];[.$C$5:.$I$1017];5;0);IF([.$B786]=&quot;E&quot;;&quot;x&quot;;IF([.$B786]=&quot;-&quot;;&quot;-&quot;;&quot;ND&quot;)))" office:value-type="string" office:string-value="x">
            <text:p>x</text:p>
          </table:table-cell>
          <table:table-cell table:style-name="ce18" table:formula="of:=IF([.$B786]=&quot;R&quot;;VLOOKUP([.$C786];[.$C$5:.$I$1017];6;0);IF([.$B786]=&quot;E&quot;;&quot;x&quot;;IF([.$B786]=&quot;-&quot;;&quot;-&quot;;&quot;ND&quot;)))" office:value-type="string" office:string-value="x">
            <text:p>x</text:p>
          </table:table-cell>
          <table:table-cell table:style-name="ce18" table:formula="of:=IF([.$B786]=&quot;R&quot;;VLOOKUP([.$C786];[.$C$5:.$I$1017];7;0);IF([.$B786]=&quot;E&quot;;&quot;x&quot;;IF([.$B786]=&quot;-&quot;;&quot;-&quot;;&quot;ND&quot;)))" office:value-type="string" office:string-value="x">
            <text:p>x</text:p>
          </table:table-cell>
          <table:table-cell table:style-name="ce26" table:formula="of:=IF([.B786]=&quot;R&quot;;0;IF([.B786]=&quot;-&quot;;0;4))" office:value-type="float" office:value="0">
            <text:p>0</text:p>
          </table:table-cell>
          <table:table-cell table:style-name="ce26" table:formula="of:=IF([.B786]=&quot;R&quot;;0;COUNTIF([.F786:.I7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1">
            <text:p>281</text:p>
          </table:table-cell>
          <table:table-cell table:style-name="ce6" office:value-type="string">
            <text:p>(there is only 16px version!!)</text:p>
          </table:table-cell>
          <table:table-cell table:style-name="ce6" office:value-type="string">
            <text:p>object-order-front</text:p>
          </table:table-cell>
          <table:table-cell table:style-name="ce18" table:formula="of:=IF([.$B787]=&quot;R&quot;;VLOOKUP([.$C787];[.$C$5:.$I$1017];5;0);IF([.$B787]=&quot;E&quot;;&quot;x&quot;;IF([.$B787]=&quot;-&quot;;&quot;-&quot;;&quot;ND&quot;)))" office:value-type="string" office:string-value="x">
            <text:p>x</text:p>
          </table:table-cell>
          <table:table-cell table:style-name="ce18" table:formula="of:=IF([.$B787]=&quot;R&quot;;VLOOKUP([.$C787];[.$C$5:.$I$1017];5;0);IF([.$B787]=&quot;E&quot;;&quot;x&quot;;IF([.$B787]=&quot;-&quot;;&quot;-&quot;;&quot;ND&quot;)))" office:value-type="string" office:string-value="x">
            <text:p>x</text:p>
          </table:table-cell>
          <table:table-cell table:style-name="ce18" table:formula="of:=IF([.$B787]=&quot;R&quot;;VLOOKUP([.$C787];[.$C$5:.$I$1017];6;0);IF([.$B787]=&quot;E&quot;;&quot;x&quot;;IF([.$B787]=&quot;-&quot;;&quot;-&quot;;&quot;ND&quot;)))" office:value-type="string" office:string-value="x">
            <text:p>x</text:p>
          </table:table-cell>
          <table:table-cell table:style-name="ce18" table:formula="of:=IF([.$B787]=&quot;R&quot;;VLOOKUP([.$C787];[.$C$5:.$I$1017];7;0);IF([.$B787]=&quot;E&quot;;&quot;x&quot;;IF([.$B787]=&quot;-&quot;;&quot;-&quot;;&quot;ND&quot;)))" office:value-type="string" office:string-value="x">
            <text:p>x</text:p>
          </table:table-cell>
          <table:table-cell table:style-name="ce26" table:formula="of:=IF([.B787]=&quot;R&quot;;0;IF([.B787]=&quot;-&quot;;0;4))" office:value-type="float" office:value="4">
            <text:p>4</text:p>
          </table:table-cell>
          <table:table-cell table:style-name="ce26" table:formula="of:=IF([.B787]=&quot;R&quot;;0;COUNTIF([.F787:.I78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2">
            <text:p>282</text:p>
          </table:table-cell>
          <table:table-cell table:style-name="ce6" office:value-type="string">
            <text:p>(there is only 16px version!!)</text:p>
          </table:table-cell>
          <table:table-cell table:style-name="ce6" office:value-type="string">
            <text:p>object-order-lower</text:p>
          </table:table-cell>
          <table:table-cell table:style-name="ce18" table:formula="of:=IF([.$B788]=&quot;R&quot;;VLOOKUP([.$C788];[.$C$5:.$I$1017];5;0);IF([.$B788]=&quot;E&quot;;&quot;x&quot;;IF([.$B788]=&quot;-&quot;;&quot;-&quot;;&quot;ND&quot;)))" office:value-type="string" office:string-value="x">
            <text:p>x</text:p>
          </table:table-cell>
          <table:table-cell table:style-name="ce18" table:formula="of:=IF([.$B788]=&quot;R&quot;;VLOOKUP([.$C788];[.$C$5:.$I$1017];5;0);IF([.$B788]=&quot;E&quot;;&quot;x&quot;;IF([.$B788]=&quot;-&quot;;&quot;-&quot;;&quot;ND&quot;)))" office:value-type="string" office:string-value="x">
            <text:p>x</text:p>
          </table:table-cell>
          <table:table-cell table:style-name="ce18" table:formula="of:=IF([.$B788]=&quot;R&quot;;VLOOKUP([.$C788];[.$C$5:.$I$1017];6;0);IF([.$B788]=&quot;E&quot;;&quot;x&quot;;IF([.$B788]=&quot;-&quot;;&quot;-&quot;;&quot;ND&quot;)))" office:value-type="string" office:string-value="x">
            <text:p>x</text:p>
          </table:table-cell>
          <table:table-cell table:style-name="ce18" table:formula="of:=IF([.$B788]=&quot;R&quot;;VLOOKUP([.$C788];[.$C$5:.$I$1017];7;0);IF([.$B788]=&quot;E&quot;;&quot;x&quot;;IF([.$B788]=&quot;-&quot;;&quot;-&quot;;&quot;ND&quot;)))" office:value-type="string" office:string-value="x">
            <text:p>x</text:p>
          </table:table-cell>
          <table:table-cell table:style-name="ce26" table:formula="of:=IF([.B788]=&quot;R&quot;;0;IF([.B788]=&quot;-&quot;;0;4))" office:value-type="float" office:value="4">
            <text:p>4</text:p>
          </table:table-cell>
          <table:table-cell table:style-name="ce26" table:formula="of:=IF([.B788]=&quot;R&quot;;0;COUNTIF([.F788:.I78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3">
            <text:p>283</text:p>
          </table:table-cell>
          <table:table-cell table:style-name="ce6" office:value-type="string">
            <text:p>(there is only 16px version!!)</text:p>
          </table:table-cell>
          <table:table-cell table:style-name="ce6" office:value-type="string">
            <text:p>object-order-raise</text:p>
          </table:table-cell>
          <table:table-cell table:style-name="ce18" table:formula="of:=IF([.$B789]=&quot;R&quot;;VLOOKUP([.$C789];[.$C$5:.$I$1017];5;0);IF([.$B789]=&quot;E&quot;;&quot;x&quot;;IF([.$B789]=&quot;-&quot;;&quot;-&quot;;&quot;ND&quot;)))" office:value-type="string" office:string-value="x">
            <text:p>x</text:p>
          </table:table-cell>
          <table:table-cell table:style-name="ce18" table:formula="of:=IF([.$B789]=&quot;R&quot;;VLOOKUP([.$C789];[.$C$5:.$I$1017];5;0);IF([.$B789]=&quot;E&quot;;&quot;x&quot;;IF([.$B789]=&quot;-&quot;;&quot;-&quot;;&quot;ND&quot;)))" office:value-type="string" office:string-value="x">
            <text:p>x</text:p>
          </table:table-cell>
          <table:table-cell table:style-name="ce18" table:formula="of:=IF([.$B789]=&quot;R&quot;;VLOOKUP([.$C789];[.$C$5:.$I$1017];6;0);IF([.$B789]=&quot;E&quot;;&quot;x&quot;;IF([.$B789]=&quot;-&quot;;&quot;-&quot;;&quot;ND&quot;)))" office:value-type="string" office:string-value="x">
            <text:p>x</text:p>
          </table:table-cell>
          <table:table-cell table:style-name="ce18" table:formula="of:=IF([.$B789]=&quot;R&quot;;VLOOKUP([.$C789];[.$C$5:.$I$1017];7;0);IF([.$B789]=&quot;E&quot;;&quot;x&quot;;IF([.$B789]=&quot;-&quot;;&quot;-&quot;;&quot;ND&quot;)))" office:value-type="string" office:string-value="x">
            <text:p>x</text:p>
          </table:table-cell>
          <table:table-cell table:style-name="ce26" table:formula="of:=IF([.B789]=&quot;R&quot;;0;IF([.B789]=&quot;-&quot;;0;4))" office:value-type="float" office:value="4">
            <text:p>4</text:p>
          </table:table-cell>
          <table:table-cell table:style-name="ce26" table:formula="of:=IF([.B789]=&quot;R&quot;;0;COUNTIF([.F789:.I789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4">
            <text:p>284</text:p>
          </table:table-cell>
          <table:table-cell table:style-name="ce6" office:value-type="string">
            <text:p>(there is only 16px version!!)</text:p>
          </table:table-cell>
          <table:table-cell table:style-name="ce6" office:value-type="string">
            <text:p>object-order-back</text:p>
          </table:table-cell>
          <table:table-cell table:style-name="ce18" table:formula="of:=IF([.$B790]=&quot;R&quot;;VLOOKUP([.$C790];[.$C$5:.$I$1017];5;0);IF([.$B790]=&quot;E&quot;;&quot;x&quot;;IF([.$B790]=&quot;-&quot;;&quot;-&quot;;&quot;ND&quot;)))" office:value-type="string" office:string-value="x">
            <text:p>x</text:p>
          </table:table-cell>
          <table:table-cell table:style-name="ce18" table:formula="of:=IF([.$B790]=&quot;R&quot;;VLOOKUP([.$C790];[.$C$5:.$I$1017];5;0);IF([.$B790]=&quot;E&quot;;&quot;x&quot;;IF([.$B790]=&quot;-&quot;;&quot;-&quot;;&quot;ND&quot;)))" office:value-type="string" office:string-value="x">
            <text:p>x</text:p>
          </table:table-cell>
          <table:table-cell table:style-name="ce18" table:formula="of:=IF([.$B790]=&quot;R&quot;;VLOOKUP([.$C790];[.$C$5:.$I$1017];6;0);IF([.$B790]=&quot;E&quot;;&quot;x&quot;;IF([.$B790]=&quot;-&quot;;&quot;-&quot;;&quot;ND&quot;)))" office:value-type="string" office:string-value="x">
            <text:p>x</text:p>
          </table:table-cell>
          <table:table-cell table:style-name="ce18" table:formula="of:=IF([.$B790]=&quot;R&quot;;VLOOKUP([.$C790];[.$C$5:.$I$1017];7;0);IF([.$B790]=&quot;E&quot;;&quot;x&quot;;IF([.$B790]=&quot;-&quot;;&quot;-&quot;;&quot;ND&quot;)))" office:value-type="string" office:string-value="x">
            <text:p>x</text:p>
          </table:table-cell>
          <table:table-cell table:style-name="ce26" table:formula="of:=IF([.B790]=&quot;R&quot;;0;IF([.B790]=&quot;-&quot;;0;4))" office:value-type="float" office:value="4">
            <text:p>4</text:p>
          </table:table-cell>
          <table:table-cell table:style-name="ce26" table:formula="of:=IF([.B790]=&quot;R&quot;;0;COUNTIF([.F790:.I790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style-name="ce3" office:value-type="string">
            <text:p>N</text:p>
          </table:table-cell>
          <table:table-cell table:style-name="ce3" office:value-type="float" office:value="285">
            <text:p>285</text:p>
          </table:table-cell>
          <table:table-cell table:style-name="ce6" office:value-type="string">
            <text:p>“x-shape-connection”</text:p>
          </table:table-cell>
          <table:table-cell table:style-name="ce6"/>
          <table:table-cell table:style-name="ce18" table:formula="of:=IF([.$B791]=&quot;R&quot;;VLOOKUP([.$C791];[.$C$5:.$I$1017];5;0);IF([.$B791]=&quot;E&quot;;&quot;x&quot;;IF([.$B791]=&quot;-&quot;;&quot;-&quot;;&quot;ND&quot;)))" office:value-type="string" office:string-value="ND">
            <text:p>ND</text:p>
          </table:table-cell>
          <table:table-cell table:style-name="ce18" table:formula="of:=IF([.$B791]=&quot;R&quot;;VLOOKUP([.$C791];[.$C$5:.$I$1017];5;0);IF([.$B791]=&quot;E&quot;;&quot;x&quot;;IF([.$B791]=&quot;-&quot;;&quot;-&quot;;&quot;ND&quot;)))" office:value-type="string" office:string-value="ND">
            <text:p>ND</text:p>
          </table:table-cell>
          <table:table-cell table:style-name="ce18" table:formula="of:=IF([.$B791]=&quot;R&quot;;VLOOKUP([.$C791];[.$C$5:.$I$1017];6;0);IF([.$B791]=&quot;E&quot;;&quot;x&quot;;IF([.$B791]=&quot;-&quot;;&quot;-&quot;;&quot;ND&quot;)))" office:value-type="string" office:string-value="ND">
            <text:p>ND</text:p>
          </table:table-cell>
          <table:table-cell table:style-name="ce18" table:formula="of:=IF([.$B791]=&quot;R&quot;;VLOOKUP([.$C791];[.$C$5:.$I$1017];7;0);IF([.$B791]=&quot;E&quot;;&quot;x&quot;;IF([.$B791]=&quot;-&quot;;&quot;-&quot;;&quot;ND&quot;)))" office:value-type="string" office:string-value="ND">
            <text:p>ND</text:p>
          </table:table-cell>
          <table:table-cell table:style-name="ce26" table:formula="of:=IF([.B791]=&quot;R&quot;;0;IF([.B791]=&quot;-&quot;;0;4))" office:value-type="float" office:value="4">
            <text:p>4</text:p>
          </table:table-cell>
          <table:table-cell table:style-name="ce26" table:formula="of:=IF([.B791]=&quot;R&quot;;0;COUNTIF([.F791:.I7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86">
            <text:p>286</text:p>
          </table:table-cell>
          <table:table-cell table:style-name="ce6" office:value-type="string">
            <text:p>“pathshape”</text:p>
          </table:table-cell>
          <table:table-cell table:style-name="ce6"/>
          <table:table-cell table:style-name="ce18" table:formula="of:=IF([.$B792]=&quot;R&quot;;VLOOKUP([.$C792];[.$C$5:.$I$1017];5;0);IF([.$B792]=&quot;E&quot;;&quot;x&quot;;IF([.$B792]=&quot;-&quot;;&quot;-&quot;;&quot;ND&quot;)))" office:value-type="string" office:string-value="ND">
            <text:p>ND</text:p>
          </table:table-cell>
          <table:table-cell table:style-name="ce18" table:formula="of:=IF([.$B792]=&quot;R&quot;;VLOOKUP([.$C792];[.$C$5:.$I$1017];5;0);IF([.$B792]=&quot;E&quot;;&quot;x&quot;;IF([.$B792]=&quot;-&quot;;&quot;-&quot;;&quot;ND&quot;)))" office:value-type="string" office:string-value="ND">
            <text:p>ND</text:p>
          </table:table-cell>
          <table:table-cell table:style-name="ce18" table:formula="of:=IF([.$B792]=&quot;R&quot;;VLOOKUP([.$C792];[.$C$5:.$I$1017];6;0);IF([.$B792]=&quot;E&quot;;&quot;x&quot;;IF([.$B792]=&quot;-&quot;;&quot;-&quot;;&quot;ND&quot;)))" office:value-type="string" office:string-value="ND">
            <text:p>ND</text:p>
          </table:table-cell>
          <table:table-cell table:style-name="ce18" table:formula="of:=IF([.$B792]=&quot;R&quot;;VLOOKUP([.$C792];[.$C$5:.$I$1017];7;0);IF([.$B792]=&quot;E&quot;;&quot;x&quot;;IF([.$B792]=&quot;-&quot;;&quot;-&quot;;&quot;ND&quot;)))" office:value-type="string" office:string-value="ND">
            <text:p>ND</text:p>
          </table:table-cell>
          <table:table-cell table:style-name="ce26" table:formula="of:=IF([.B792]=&quot;R&quot;;0;IF([.B792]=&quot;-&quot;;0;4))" office:value-type="float" office:value="4">
            <text:p>4</text:p>
          </table:table-cell>
          <table:table-cell table:style-name="ce26" table:formula="of:=IF([.B792]=&quot;R&quot;;0;COUNTIF([.F792:.I7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style-name="ce3" office:value-type="string">
            <text:p>N</text:p>
          </table:table-cell>
          <table:table-cell table:style-name="ce3" office:value-type="float" office:value="287">
            <text:p>287</text:p>
          </table:table-cell>
          <table:table-cell table:style-name="ce6" office:value-type="string">
            <text:p>“snap-boundingbox”</text:p>
          </table:table-cell>
          <table:table-cell table:style-name="ce6"/>
          <table:table-cell table:style-name="ce18" table:formula="of:=IF([.$B793]=&quot;R&quot;;VLOOKUP([.$C793];[.$C$5:.$I$1017];5;0);IF([.$B793]=&quot;E&quot;;&quot;x&quot;;IF([.$B793]=&quot;-&quot;;&quot;-&quot;;&quot;ND&quot;)))" office:value-type="string" office:string-value="ND">
            <text:p>ND</text:p>
          </table:table-cell>
          <table:table-cell table:style-name="ce18" table:formula="of:=IF([.$B793]=&quot;R&quot;;VLOOKUP([.$C793];[.$C$5:.$I$1017];5;0);IF([.$B793]=&quot;E&quot;;&quot;x&quot;;IF([.$B793]=&quot;-&quot;;&quot;-&quot;;&quot;ND&quot;)))" office:value-type="string" office:string-value="ND">
            <text:p>ND</text:p>
          </table:table-cell>
          <table:table-cell table:style-name="ce18" table:formula="of:=IF([.$B793]=&quot;R&quot;;VLOOKUP([.$C793];[.$C$5:.$I$1017];6;0);IF([.$B793]=&quot;E&quot;;&quot;x&quot;;IF([.$B793]=&quot;-&quot;;&quot;-&quot;;&quot;ND&quot;)))" office:value-type="string" office:string-value="ND">
            <text:p>ND</text:p>
          </table:table-cell>
          <table:table-cell table:style-name="ce18" table:formula="of:=IF([.$B793]=&quot;R&quot;;VLOOKUP([.$C793];[.$C$5:.$I$1017];7;0);IF([.$B793]=&quot;E&quot;;&quot;x&quot;;IF([.$B793]=&quot;-&quot;;&quot;-&quot;;&quot;ND&quot;)))" office:value-type="string" office:string-value="ND">
            <text:p>ND</text:p>
          </table:table-cell>
          <table:table-cell table:style-name="ce26" table:formula="of:=IF([.B793]=&quot;R&quot;;0;IF([.B793]=&quot;-&quot;;0;4))" office:value-type="float" office:value="4">
            <text:p>4</text:p>
          </table:table-cell>
          <table:table-cell table:style-name="ce26" table:formula="of:=IF([.B793]=&quot;R&quot;;0;COUNTIF([.F793:.I7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8">
            <text:p>288</text:p>
          </table:table-cell>
          <table:table-cell table:style-name="ce6" office:value-type="string">
            <text:p>(only 16px)</text:p>
          </table:table-cell>
          <table:table-cell table:style-name="ce6" office:value-type="string">
            <text:p>snap-extension</text:p>
          </table:table-cell>
          <table:table-cell table:style-name="ce18" table:formula="of:=IF([.$B794]=&quot;R&quot;;VLOOKUP([.$C794];[.$C$5:.$I$1017];5;0);IF([.$B794]=&quot;E&quot;;&quot;x&quot;;IF([.$B794]=&quot;-&quot;;&quot;-&quot;;&quot;ND&quot;)))" office:value-type="string" office:string-value="x">
            <text:p>x</text:p>
          </table:table-cell>
          <table:table-cell table:style-name="ce18" table:formula="of:=IF([.$B794]=&quot;R&quot;;VLOOKUP([.$C794];[.$C$5:.$I$1017];5;0);IF([.$B794]=&quot;E&quot;;&quot;x&quot;;IF([.$B794]=&quot;-&quot;;&quot;-&quot;;&quot;ND&quot;)))" office:value-type="string" office:string-value="x">
            <text:p>x</text:p>
          </table:table-cell>
          <table:table-cell table:style-name="ce18" table:formula="of:=IF([.$B794]=&quot;R&quot;;VLOOKUP([.$C794];[.$C$5:.$I$1017];6;0);IF([.$B794]=&quot;E&quot;;&quot;x&quot;;IF([.$B794]=&quot;-&quot;;&quot;-&quot;;&quot;ND&quot;)))" office:value-type="string" office:string-value="x">
            <text:p>x</text:p>
          </table:table-cell>
          <table:table-cell table:style-name="ce18" table:formula="of:=IF([.$B794]=&quot;R&quot;;VLOOKUP([.$C794];[.$C$5:.$I$1017];7;0);IF([.$B794]=&quot;E&quot;;&quot;x&quot;;IF([.$B794]=&quot;-&quot;;&quot;-&quot;;&quot;ND&quot;)))" office:value-type="string" office:string-value="x">
            <text:p>x</text:p>
          </table:table-cell>
          <table:table-cell table:style-name="ce26" table:formula="of:=IF([.B794]=&quot;R&quot;;0;IF([.B794]=&quot;-&quot;;0;4))" office:value-type="float" office:value="4">
            <text:p>4</text:p>
          </table:table-cell>
          <table:table-cell table:style-name="ce26" table:formula="of:=IF([.B794]=&quot;R&quot;;0;COUNTIF([.F794:.I79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9">
            <text:p>289</text:p>
          </table:table-cell>
          <table:table-cell table:style-name="ce6" office:value-type="string">
            <text:p>(only 16px)</text:p>
          </table:table-cell>
          <table:table-cell table:style-name="ce6" office:value-type="string">
            <text:p>snap-intersection</text:p>
          </table:table-cell>
          <table:table-cell table:style-name="ce18" table:formula="of:=IF([.$B795]=&quot;R&quot;;VLOOKUP([.$C795];[.$C$5:.$I$1017];5;0);IF([.$B795]=&quot;E&quot;;&quot;x&quot;;IF([.$B795]=&quot;-&quot;;&quot;-&quot;;&quot;ND&quot;)))" office:value-type="string" office:string-value="x">
            <text:p>x</text:p>
          </table:table-cell>
          <table:table-cell table:style-name="ce18" table:formula="of:=IF([.$B795]=&quot;R&quot;;VLOOKUP([.$C795];[.$C$5:.$I$1017];5;0);IF([.$B795]=&quot;E&quot;;&quot;x&quot;;IF([.$B795]=&quot;-&quot;;&quot;-&quot;;&quot;ND&quot;)))" office:value-type="string" office:string-value="x">
            <text:p>x</text:p>
          </table:table-cell>
          <table:table-cell table:style-name="ce18" table:formula="of:=IF([.$B795]=&quot;R&quot;;VLOOKUP([.$C795];[.$C$5:.$I$1017];6;0);IF([.$B795]=&quot;E&quot;;&quot;x&quot;;IF([.$B795]=&quot;-&quot;;&quot;-&quot;;&quot;ND&quot;)))" office:value-type="string" office:string-value="x">
            <text:p>x</text:p>
          </table:table-cell>
          <table:table-cell table:style-name="ce18" table:formula="of:=IF([.$B795]=&quot;R&quot;;VLOOKUP([.$C795];[.$C$5:.$I$1017];7;0);IF([.$B795]=&quot;E&quot;;&quot;x&quot;;IF([.$B795]=&quot;-&quot;;&quot;-&quot;;&quot;ND&quot;)))" office:value-type="string" office:string-value="x">
            <text:p>x</text:p>
          </table:table-cell>
          <table:table-cell table:style-name="ce26" table:formula="of:=IF([.B795]=&quot;R&quot;;0;IF([.B795]=&quot;-&quot;;0;4))" office:value-type="float" office:value="4">
            <text:p>4</text:p>
          </table:table-cell>
          <table:table-cell table:style-name="ce26" table:formula="of:=IF([.B795]=&quot;R&quot;;0;COUNTIF([.F795:.I7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style-name="ce3" office:value-type="string">
            <text:p>E</text:p>
          </table:table-cell>
          <table:table-cell table:style-name="ce3" office:value-type="float" office:value="290">
            <text:p>290</text:p>
          </table:table-cell>
          <table:table-cell table:style-name="ce6" office:value-type="string">
            <text:p>(it is “guidline” not “guideline”)</text:p>
            <text:p><text:span text:style-name="T2">(only 16px)</text:span></text:p>
          </table:table-cell>
          <table:table-cell table:style-name="ce6" office:value-type="string">
            <text:p>snap-guidline</text:p>
          </table:table-cell>
          <table:table-cell table:style-name="ce18" table:formula="of:=IF([.$B796]=&quot;R&quot;;VLOOKUP([.$C796];[.$C$5:.$I$1017];5;0);IF([.$B796]=&quot;E&quot;;&quot;x&quot;;IF([.$B796]=&quot;-&quot;;&quot;-&quot;;&quot;ND&quot;)))" office:value-type="string" office:string-value="x">
            <text:p>x</text:p>
          </table:table-cell>
          <table:table-cell table:style-name="ce18" table:formula="of:=IF([.$B796]=&quot;R&quot;;VLOOKUP([.$C796];[.$C$5:.$I$1017];5;0);IF([.$B796]=&quot;E&quot;;&quot;x&quot;;IF([.$B796]=&quot;-&quot;;&quot;-&quot;;&quot;ND&quot;)))" office:value-type="string" office:string-value="x">
            <text:p>x</text:p>
          </table:table-cell>
          <table:table-cell table:style-name="ce18" table:formula="of:=IF([.$B796]=&quot;R&quot;;VLOOKUP([.$C796];[.$C$5:.$I$1017];6;0);IF([.$B796]=&quot;E&quot;;&quot;x&quot;;IF([.$B796]=&quot;-&quot;;&quot;-&quot;;&quot;ND&quot;)))" office:value-type="string" office:string-value="x">
            <text:p>x</text:p>
          </table:table-cell>
          <table:table-cell table:style-name="ce18" table:formula="of:=IF([.$B796]=&quot;R&quot;;VLOOKUP([.$C796];[.$C$5:.$I$1017];7;0);IF([.$B796]=&quot;E&quot;;&quot;x&quot;;IF([.$B796]=&quot;-&quot;;&quot;-&quot;;&quot;ND&quot;)))" office:value-type="string" office:string-value="x">
            <text:p>x</text:p>
          </table:table-cell>
          <table:table-cell table:style-name="ce26" table:formula="of:=IF([.B796]=&quot;R&quot;;0;IF([.B796]=&quot;-&quot;;0;4))" office:value-type="float" office:value="4">
            <text:p>4</text:p>
          </table:table-cell>
          <table:table-cell table:style-name="ce26" table:formula="of:=IF([.B796]=&quot;R&quot;;0;COUNTIF([.F796:.I79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style-name="ce3" office:value-type="string">
            <text:p>E</text:p>
          </table:table-cell>
          <table:table-cell table:style-name="ce3" office:value-type="float" office:value="291">
            <text:p>291</text:p>
          </table:table-cell>
          <table:table-cell table:style-name="ce6" office:value-type="string">
            <text:p>(only 16px)</text:p>
          </table:table-cell>
          <table:table-cell table:style-name="ce6" office:value-type="string">
            <text:p>snap-node</text:p>
          </table:table-cell>
          <table:table-cell table:style-name="ce18" table:formula="of:=IF([.$B797]=&quot;R&quot;;VLOOKUP([.$C797];[.$C$5:.$I$1017];5;0);IF([.$B797]=&quot;E&quot;;&quot;x&quot;;IF([.$B797]=&quot;-&quot;;&quot;-&quot;;&quot;ND&quot;)))" office:value-type="string" office:string-value="x">
            <text:p>x</text:p>
          </table:table-cell>
          <table:table-cell table:style-name="ce18" table:formula="of:=IF([.$B797]=&quot;R&quot;;VLOOKUP([.$C797];[.$C$5:.$I$1017];5;0);IF([.$B797]=&quot;E&quot;;&quot;x&quot;;IF([.$B797]=&quot;-&quot;;&quot;-&quot;;&quot;ND&quot;)))" office:value-type="string" office:string-value="x">
            <text:p>x</text:p>
          </table:table-cell>
          <table:table-cell table:style-name="ce18" table:formula="of:=IF([.$B797]=&quot;R&quot;;VLOOKUP([.$C797];[.$C$5:.$I$1017];6;0);IF([.$B797]=&quot;E&quot;;&quot;x&quot;;IF([.$B797]=&quot;-&quot;;&quot;-&quot;;&quot;ND&quot;)))" office:value-type="string" office:string-value="x">
            <text:p>x</text:p>
          </table:table-cell>
          <table:table-cell table:style-name="ce18" table:formula="of:=IF([.$B797]=&quot;R&quot;;VLOOKUP([.$C797];[.$C$5:.$I$1017];7;0);IF([.$B797]=&quot;E&quot;;&quot;x&quot;;IF([.$B797]=&quot;-&quot;;&quot;-&quot;;&quot;ND&quot;)))" office:value-type="string" office:string-value="x">
            <text:p>x</text:p>
          </table:table-cell>
          <table:table-cell table:style-name="ce26" table:formula="of:=IF([.B797]=&quot;R&quot;;0;IF([.B797]=&quot;-&quot;;0;4))" office:value-type="float" office:value="4">
            <text:p>4</text:p>
          </table:table-cell>
          <table:table-cell table:style-name="ce26" table:formula="of:=IF([.B797]=&quot;R&quot;;0;COUNTIF([.F797:.I79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style-name="ce3" office:value-type="string">
            <text:p>E</text:p>
          </table:table-cell>
          <table:table-cell table:style-name="ce3" office:value-type="float" office:value="292">
            <text:p>292</text:p>
          </table:table-cell>
          <table:table-cell table:style-name="ce6" office:value-type="string">
            <text:p>(only 16px)</text:p>
          </table:table-cell>
          <table:table-cell table:style-name="ce6" office:value-type="string">
            <text:p>snap-orto</text:p>
          </table:table-cell>
          <table:table-cell table:style-name="ce18" table:formula="of:=IF([.$B798]=&quot;R&quot;;VLOOKUP([.$C798];[.$C$5:.$I$1017];5;0);IF([.$B798]=&quot;E&quot;;&quot;x&quot;;IF([.$B798]=&quot;-&quot;;&quot;-&quot;;&quot;ND&quot;)))" office:value-type="string" office:string-value="x">
            <text:p>x</text:p>
          </table:table-cell>
          <table:table-cell table:style-name="ce18" table:formula="of:=IF([.$B798]=&quot;R&quot;;VLOOKUP([.$C798];[.$C$5:.$I$1017];5;0);IF([.$B798]=&quot;E&quot;;&quot;x&quot;;IF([.$B798]=&quot;-&quot;;&quot;-&quot;;&quot;ND&quot;)))" office:value-type="string" office:string-value="x">
            <text:p>x</text:p>
          </table:table-cell>
          <table:table-cell table:style-name="ce18" table:formula="of:=IF([.$B798]=&quot;R&quot;;VLOOKUP([.$C798];[.$C$5:.$I$1017];6;0);IF([.$B798]=&quot;E&quot;;&quot;x&quot;;IF([.$B798]=&quot;-&quot;;&quot;-&quot;;&quot;ND&quot;)))" office:value-type="string" office:string-value="x">
            <text:p>x</text:p>
          </table:table-cell>
          <table:table-cell table:style-name="ce18" table:formula="of:=IF([.$B798]=&quot;R&quot;;VLOOKUP([.$C798];[.$C$5:.$I$1017];7;0);IF([.$B798]=&quot;E&quot;;&quot;x&quot;;IF([.$B798]=&quot;-&quot;;&quot;-&quot;;&quot;ND&quot;)))" office:value-type="string" office:string-value="x">
            <text:p>x</text:p>
          </table:table-cell>
          <table:table-cell table:style-name="ce26" table:formula="of:=IF([.B798]=&quot;R&quot;;0;IF([.B798]=&quot;-&quot;;0;4))" office:value-type="float" office:value="4">
            <text:p>4</text:p>
          </table:table-cell>
          <table:table-cell table:style-name="ce26" table:formula="of:=IF([.B798]=&quot;R&quot;;0;COUNTIF([.F798:.I79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style-name="ce3" office:value-type="string">
            <text:p>N</text:p>
          </table:table-cell>
          <table:table-cell table:style-name="ce3" office:value-type="float" office:value="293">
            <text:p>293</text:p>
          </table:table-cell>
          <table:table-cell table:style-name="ce6" office:value-type="string">
            <text:p>“createpath”</text:p>
          </table:table-cell>
          <table:table-cell table:style-name="ce6"/>
          <table:table-cell table:style-name="ce18" table:formula="of:=IF([.$B799]=&quot;R&quot;;VLOOKUP([.$C799];[.$C$5:.$I$1017];5;0);IF([.$B799]=&quot;E&quot;;&quot;x&quot;;IF([.$B799]=&quot;-&quot;;&quot;-&quot;;&quot;ND&quot;)))" office:value-type="string" office:string-value="ND">
            <text:p>ND</text:p>
          </table:table-cell>
          <table:table-cell table:style-name="ce18" table:formula="of:=IF([.$B799]=&quot;R&quot;;VLOOKUP([.$C799];[.$C$5:.$I$1017];5;0);IF([.$B799]=&quot;E&quot;;&quot;x&quot;;IF([.$B799]=&quot;-&quot;;&quot;-&quot;;&quot;ND&quot;)))" office:value-type="string" office:string-value="ND">
            <text:p>ND</text:p>
          </table:table-cell>
          <table:table-cell table:style-name="ce18" table:formula="of:=IF([.$B799]=&quot;R&quot;;VLOOKUP([.$C799];[.$C$5:.$I$1017];6;0);IF([.$B799]=&quot;E&quot;;&quot;x&quot;;IF([.$B799]=&quot;-&quot;;&quot;-&quot;;&quot;ND&quot;)))" office:value-type="string" office:string-value="ND">
            <text:p>ND</text:p>
          </table:table-cell>
          <table:table-cell table:style-name="ce18" table:formula="of:=IF([.$B799]=&quot;R&quot;;VLOOKUP([.$C799];[.$C$5:.$I$1017];7;0);IF([.$B799]=&quot;E&quot;;&quot;x&quot;;IF([.$B799]=&quot;-&quot;;&quot;-&quot;;&quot;ND&quot;)))" office:value-type="string" office:string-value="ND">
            <text:p>ND</text:p>
          </table:table-cell>
          <table:table-cell table:style-name="ce26" table:formula="of:=IF([.B799]=&quot;R&quot;;0;IF([.B799]=&quot;-&quot;;0;4))" office:value-type="float" office:value="4">
            <text:p>4</text:p>
          </table:table-cell>
          <table:table-cell table:style-name="ce26" table:formula="of:=IF([.B799]=&quot;R&quot;;0;COUNTIF([.F799:.I7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style-name="ce3" office:value-type="string">
            <text:p>N</text:p>
          </table:table-cell>
          <table:table-cell table:style-name="ce3" office:value-type="float" office:value="294">
            <text:p>294</text:p>
          </table:table-cell>
          <table:table-cell table:style-name="ce6" office:value-type="string">
            <text:p>“hand” (is this freehand? R16)</text:p>
          </table:table-cell>
          <table:table-cell table:style-name="ce6"/>
          <table:table-cell table:style-name="ce18" table:formula="of:=IF([.$B800]=&quot;R&quot;;VLOOKUP([.$C800];[.$C$5:.$I$1017];5;0);IF([.$B800]=&quot;E&quot;;&quot;x&quot;;IF([.$B800]=&quot;-&quot;;&quot;-&quot;;&quot;ND&quot;)))" office:value-type="string" office:string-value="ND">
            <text:p>ND</text:p>
          </table:table-cell>
          <table:table-cell table:style-name="ce18" table:formula="of:=IF([.$B800]=&quot;R&quot;;VLOOKUP([.$C800];[.$C$5:.$I$1017];5;0);IF([.$B800]=&quot;E&quot;;&quot;x&quot;;IF([.$B800]=&quot;-&quot;;&quot;-&quot;;&quot;ND&quot;)))" office:value-type="string" office:string-value="ND">
            <text:p>ND</text:p>
          </table:table-cell>
          <table:table-cell table:style-name="ce18" table:formula="of:=IF([.$B800]=&quot;R&quot;;VLOOKUP([.$C800];[.$C$5:.$I$1017];6;0);IF([.$B800]=&quot;E&quot;;&quot;x&quot;;IF([.$B800]=&quot;-&quot;;&quot;-&quot;;&quot;ND&quot;)))" office:value-type="string" office:string-value="ND">
            <text:p>ND</text:p>
          </table:table-cell>
          <table:table-cell table:style-name="ce18" table:formula="of:=IF([.$B800]=&quot;R&quot;;VLOOKUP([.$C800];[.$C$5:.$I$1017];7;0);IF([.$B800]=&quot;E&quot;;&quot;x&quot;;IF([.$B800]=&quot;-&quot;;&quot;-&quot;;&quot;ND&quot;)))" office:value-type="string" office:string-value="ND">
            <text:p>ND</text:p>
          </table:table-cell>
          <table:table-cell table:style-name="ce26" table:formula="of:=IF([.B800]=&quot;R&quot;;0;IF([.B800]=&quot;-&quot;;0;4))" office:value-type="float" office:value="4">
            <text:p>4</text:p>
          </table:table-cell>
          <table:table-cell table:style-name="ce26" table:formula="of:=IF([.B800]=&quot;R&quot;;0;COUNTIF([.F800:.I8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5">
            <text:p>295</text:p>
          </table:table-cell>
          <table:table-cell table:style-name="ce6" office:value-type="string">
            <text:p>“pathpoint-insert”</text:p>
          </table:table-cell>
          <table:table-cell table:style-name="ce6"/>
          <table:table-cell table:style-name="ce18" table:formula="of:=IF([.$B801]=&quot;R&quot;;VLOOKUP([.$C801];[.$C$5:.$I$1017];5;0);IF([.$B801]=&quot;E&quot;;&quot;x&quot;;IF([.$B801]=&quot;-&quot;;&quot;-&quot;;&quot;ND&quot;)))" office:value-type="string" office:string-value="ND">
            <text:p>ND</text:p>
          </table:table-cell>
          <table:table-cell table:style-name="ce18" table:formula="of:=IF([.$B801]=&quot;R&quot;;VLOOKUP([.$C801];[.$C$5:.$I$1017];5;0);IF([.$B801]=&quot;E&quot;;&quot;x&quot;;IF([.$B801]=&quot;-&quot;;&quot;-&quot;;&quot;ND&quot;)))" office:value-type="string" office:string-value="ND">
            <text:p>ND</text:p>
          </table:table-cell>
          <table:table-cell table:style-name="ce18" table:formula="of:=IF([.$B801]=&quot;R&quot;;VLOOKUP([.$C801];[.$C$5:.$I$1017];6;0);IF([.$B801]=&quot;E&quot;;&quot;x&quot;;IF([.$B801]=&quot;-&quot;;&quot;-&quot;;&quot;ND&quot;)))" office:value-type="string" office:string-value="ND">
            <text:p>ND</text:p>
          </table:table-cell>
          <table:table-cell table:style-name="ce18" table:formula="of:=IF([.$B801]=&quot;R&quot;;VLOOKUP([.$C801];[.$C$5:.$I$1017];7;0);IF([.$B801]=&quot;E&quot;;&quot;x&quot;;IF([.$B801]=&quot;-&quot;;&quot;-&quot;;&quot;ND&quot;)))" office:value-type="string" office:string-value="ND">
            <text:p>ND</text:p>
          </table:table-cell>
          <table:table-cell table:style-name="ce26" table:formula="of:=IF([.B801]=&quot;R&quot;;0;IF([.B801]=&quot;-&quot;;0;4))" office:value-type="float" office:value="4">
            <text:p>4</text:p>
          </table:table-cell>
          <table:table-cell table:style-name="ce26" table:formula="of:=IF([.B801]=&quot;R&quot;;0;COUNTIF([.F801:.I8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6">
            <text:p>296</text:p>
          </table:table-cell>
          <table:table-cell table:style-name="ce6" office:value-type="string">
            <text:p>"path-break-point"</text:p>
          </table:table-cell>
          <table:table-cell table:style-name="ce6"/>
          <table:table-cell table:style-name="ce18" table:formula="of:=IF([.$B802]=&quot;R&quot;;VLOOKUP([.$C802];[.$C$5:.$I$1017];5;0);IF([.$B802]=&quot;E&quot;;&quot;x&quot;;IF([.$B802]=&quot;-&quot;;&quot;-&quot;;&quot;ND&quot;)))" office:value-type="string" office:string-value="ND">
            <text:p>ND</text:p>
          </table:table-cell>
          <table:table-cell table:style-name="ce18" table:formula="of:=IF([.$B802]=&quot;R&quot;;VLOOKUP([.$C802];[.$C$5:.$I$1017];5;0);IF([.$B802]=&quot;E&quot;;&quot;x&quot;;IF([.$B802]=&quot;-&quot;;&quot;-&quot;;&quot;ND&quot;)))" office:value-type="string" office:string-value="ND">
            <text:p>ND</text:p>
          </table:table-cell>
          <table:table-cell table:style-name="ce18" table:formula="of:=IF([.$B802]=&quot;R&quot;;VLOOKUP([.$C802];[.$C$5:.$I$1017];6;0);IF([.$B802]=&quot;E&quot;;&quot;x&quot;;IF([.$B802]=&quot;-&quot;;&quot;-&quot;;&quot;ND&quot;)))" office:value-type="string" office:string-value="ND">
            <text:p>ND</text:p>
          </table:table-cell>
          <table:table-cell table:style-name="ce18" table:formula="of:=IF([.$B802]=&quot;R&quot;;VLOOKUP([.$C802];[.$C$5:.$I$1017];7;0);IF([.$B802]=&quot;E&quot;;&quot;x&quot;;IF([.$B802]=&quot;-&quot;;&quot;-&quot;;&quot;ND&quot;)))" office:value-type="string" office:string-value="ND">
            <text:p>ND</text:p>
          </table:table-cell>
          <table:table-cell table:style-name="ce26" table:formula="of:=IF([.B802]=&quot;R&quot;;0;IF([.B802]=&quot;-&quot;;0;4))" office:value-type="float" office:value="4">
            <text:p>4</text:p>
          </table:table-cell>
          <table:table-cell table:style-name="ce26" table:formula="of:=IF([.B802]=&quot;R&quot;;0;COUNTIF([.F802:.I8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7">
            <text:p>297</text:p>
          </table:table-cell>
          <table:table-cell table:style-name="ce6" office:value-type="string">
            <text:p>"path-break-segment"</text:p>
          </table:table-cell>
          <table:table-cell table:style-name="ce6"/>
          <table:table-cell table:style-name="ce18" table:formula="of:=IF([.$B803]=&quot;R&quot;;VLOOKUP([.$C803];[.$C$5:.$I$1017];5;0);IF([.$B803]=&quot;E&quot;;&quot;x&quot;;IF([.$B803]=&quot;-&quot;;&quot;-&quot;;&quot;ND&quot;)))" office:value-type="string" office:string-value="ND">
            <text:p>ND</text:p>
          </table:table-cell>
          <table:table-cell table:style-name="ce18" table:formula="of:=IF([.$B803]=&quot;R&quot;;VLOOKUP([.$C803];[.$C$5:.$I$1017];5;0);IF([.$B803]=&quot;E&quot;;&quot;x&quot;;IF([.$B803]=&quot;-&quot;;&quot;-&quot;;&quot;ND&quot;)))" office:value-type="string" office:string-value="ND">
            <text:p>ND</text:p>
          </table:table-cell>
          <table:table-cell table:style-name="ce18" table:formula="of:=IF([.$B803]=&quot;R&quot;;VLOOKUP([.$C803];[.$C$5:.$I$1017];6;0);IF([.$B803]=&quot;E&quot;;&quot;x&quot;;IF([.$B803]=&quot;-&quot;;&quot;-&quot;;&quot;ND&quot;)))" office:value-type="string" office:string-value="ND">
            <text:p>ND</text:p>
          </table:table-cell>
          <table:table-cell table:style-name="ce18" table:formula="of:=IF([.$B803]=&quot;R&quot;;VLOOKUP([.$C803];[.$C$5:.$I$1017];7;0);IF([.$B803]=&quot;E&quot;;&quot;x&quot;;IF([.$B803]=&quot;-&quot;;&quot;-&quot;;&quot;ND&quot;)))" office:value-type="string" office:string-value="ND">
            <text:p>ND</text:p>
          </table:table-cell>
          <table:table-cell table:style-name="ce26" table:formula="of:=IF([.B803]=&quot;R&quot;;0;IF([.B803]=&quot;-&quot;;0;4))" office:value-type="float" office:value="4">
            <text:p>4</text:p>
          </table:table-cell>
          <table:table-cell table:style-name="ce26" table:formula="of:=IF([.B803]=&quot;R&quot;;0;COUNTIF([.F803:.I8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8">
            <text:p>298</text:p>
          </table:table-cell>
          <table:table-cell table:style-name="ce6" office:value-type="string">
            <text:p>"convert-to-path"</text:p>
          </table:table-cell>
          <table:table-cell table:style-name="ce6"/>
          <table:table-cell table:style-name="ce18" table:formula="of:=IF([.$B804]=&quot;R&quot;;VLOOKUP([.$C804];[.$C$5:.$I$1017];5;0);IF([.$B804]=&quot;E&quot;;&quot;x&quot;;IF([.$B804]=&quot;-&quot;;&quot;-&quot;;&quot;ND&quot;)))" office:value-type="string" office:string-value="ND">
            <text:p>ND</text:p>
          </table:table-cell>
          <table:table-cell table:style-name="ce18" table:formula="of:=IF([.$B804]=&quot;R&quot;;VLOOKUP([.$C804];[.$C$5:.$I$1017];5;0);IF([.$B804]=&quot;E&quot;;&quot;x&quot;;IF([.$B804]=&quot;-&quot;;&quot;-&quot;;&quot;ND&quot;)))" office:value-type="string" office:string-value="ND">
            <text:p>ND</text:p>
          </table:table-cell>
          <table:table-cell table:style-name="ce18" table:formula="of:=IF([.$B804]=&quot;R&quot;;VLOOKUP([.$C804];[.$C$5:.$I$1017];6;0);IF([.$B804]=&quot;E&quot;;&quot;x&quot;;IF([.$B804]=&quot;-&quot;;&quot;-&quot;;&quot;ND&quot;)))" office:value-type="string" office:string-value="ND">
            <text:p>ND</text:p>
          </table:table-cell>
          <table:table-cell table:style-name="ce18" table:formula="of:=IF([.$B804]=&quot;R&quot;;VLOOKUP([.$C804];[.$C$5:.$I$1017];7;0);IF([.$B804]=&quot;E&quot;;&quot;x&quot;;IF([.$B804]=&quot;-&quot;;&quot;-&quot;;&quot;ND&quot;)))" office:value-type="string" office:string-value="ND">
            <text:p>ND</text:p>
          </table:table-cell>
          <table:table-cell table:style-name="ce26" table:formula="of:=IF([.B804]=&quot;R&quot;;0;IF([.B804]=&quot;-&quot;;0;4))" office:value-type="float" office:value="4">
            <text:p>4</text:p>
          </table:table-cell>
          <table:table-cell table:style-name="ce26" table:formula="of:=IF([.B804]=&quot;R&quot;;0;COUNTIF([.F804:.I8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9">
            <text:p>299</text:p>
          </table:table-cell>
          <table:table-cell table:style-name="ce6" office:value-type="string">
            <text:p>"pathpoint-curve"</text:p>
          </table:table-cell>
          <table:table-cell table:style-name="ce6"/>
          <table:table-cell table:style-name="ce18" table:formula="of:=IF([.$B805]=&quot;R&quot;;VLOOKUP([.$C805];[.$C$5:.$I$1017];5;0);IF([.$B805]=&quot;E&quot;;&quot;x&quot;;IF([.$B805]=&quot;-&quot;;&quot;-&quot;;&quot;ND&quot;)))" office:value-type="string" office:string-value="ND">
            <text:p>ND</text:p>
          </table:table-cell>
          <table:table-cell table:style-name="ce18" table:formula="of:=IF([.$B805]=&quot;R&quot;;VLOOKUP([.$C805];[.$C$5:.$I$1017];5;0);IF([.$B805]=&quot;E&quot;;&quot;x&quot;;IF([.$B805]=&quot;-&quot;;&quot;-&quot;;&quot;ND&quot;)))" office:value-type="string" office:string-value="ND">
            <text:p>ND</text:p>
          </table:table-cell>
          <table:table-cell table:style-name="ce18" table:formula="of:=IF([.$B805]=&quot;R&quot;;VLOOKUP([.$C805];[.$C$5:.$I$1017];6;0);IF([.$B805]=&quot;E&quot;;&quot;x&quot;;IF([.$B805]=&quot;-&quot;;&quot;-&quot;;&quot;ND&quot;)))" office:value-type="string" office:string-value="ND">
            <text:p>ND</text:p>
          </table:table-cell>
          <table:table-cell table:style-name="ce18" table:formula="of:=IF([.$B805]=&quot;R&quot;;VLOOKUP([.$C805];[.$C$5:.$I$1017];7;0);IF([.$B805]=&quot;E&quot;;&quot;x&quot;;IF([.$B805]=&quot;-&quot;;&quot;-&quot;;&quot;ND&quot;)))" office:value-type="string" office:string-value="ND">
            <text:p>ND</text:p>
          </table:table-cell>
          <table:table-cell table:style-name="ce26" table:formula="of:=IF([.B805]=&quot;R&quot;;0;IF([.B805]=&quot;-&quot;;0;4))" office:value-type="float" office:value="4">
            <text:p>4</text:p>
          </table:table-cell>
          <table:table-cell table:style-name="ce26" table:formula="of:=IF([.B805]=&quot;R&quot;;0;COUNTIF([.F805:.I8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0">
            <text:p>300</text:p>
          </table:table-cell>
          <table:table-cell table:style-name="ce6" office:value-type="string">
            <text:p>"pathsegment-curve"</text:p>
          </table:table-cell>
          <table:table-cell table:style-name="ce6"/>
          <table:table-cell table:style-name="ce18" table:formula="of:=IF([.$B806]=&quot;R&quot;;VLOOKUP([.$C806];[.$C$5:.$I$1017];5;0);IF([.$B806]=&quot;E&quot;;&quot;x&quot;;IF([.$B806]=&quot;-&quot;;&quot;-&quot;;&quot;ND&quot;)))" office:value-type="string" office:string-value="ND">
            <text:p>ND</text:p>
          </table:table-cell>
          <table:table-cell table:style-name="ce18" table:formula="of:=IF([.$B806]=&quot;R&quot;;VLOOKUP([.$C806];[.$C$5:.$I$1017];5;0);IF([.$B806]=&quot;E&quot;;&quot;x&quot;;IF([.$B806]=&quot;-&quot;;&quot;-&quot;;&quot;ND&quot;)))" office:value-type="string" office:string-value="ND">
            <text:p>ND</text:p>
          </table:table-cell>
          <table:table-cell table:style-name="ce18" table:formula="of:=IF([.$B806]=&quot;R&quot;;VLOOKUP([.$C806];[.$C$5:.$I$1017];6;0);IF([.$B806]=&quot;E&quot;;&quot;x&quot;;IF([.$B806]=&quot;-&quot;;&quot;-&quot;;&quot;ND&quot;)))" office:value-type="string" office:string-value="ND">
            <text:p>ND</text:p>
          </table:table-cell>
          <table:table-cell table:style-name="ce18" table:formula="of:=IF([.$B806]=&quot;R&quot;;VLOOKUP([.$C806];[.$C$5:.$I$1017];7;0);IF([.$B806]=&quot;E&quot;;&quot;x&quot;;IF([.$B806]=&quot;-&quot;;&quot;-&quot;;&quot;ND&quot;)))" office:value-type="string" office:string-value="ND">
            <text:p>ND</text:p>
          </table:table-cell>
          <table:table-cell table:style-name="ce26" table:formula="of:=IF([.B806]=&quot;R&quot;;0;IF([.B806]=&quot;-&quot;;0;4))" office:value-type="float" office:value="4">
            <text:p>4</text:p>
          </table:table-cell>
          <table:table-cell table:style-name="ce26" table:formula="of:=IF([.B806]=&quot;R&quot;;0;COUNTIF([.F806:.I8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1">
            <text:p>301</text:p>
          </table:table-cell>
          <table:table-cell table:style-name="ce6" office:value-type="string">
            <text:p>"pathpoint-join"</text:p>
          </table:table-cell>
          <table:table-cell table:style-name="ce6"/>
          <table:table-cell table:style-name="ce18" table:formula="of:=IF([.$B807]=&quot;R&quot;;VLOOKUP([.$C807];[.$C$5:.$I$1017];5;0);IF([.$B807]=&quot;E&quot;;&quot;x&quot;;IF([.$B807]=&quot;-&quot;;&quot;-&quot;;&quot;ND&quot;)))" office:value-type="string" office:string-value="ND">
            <text:p>ND</text:p>
          </table:table-cell>
          <table:table-cell table:style-name="ce18" table:formula="of:=IF([.$B807]=&quot;R&quot;;VLOOKUP([.$C807];[.$C$5:.$I$1017];5;0);IF([.$B807]=&quot;E&quot;;&quot;x&quot;;IF([.$B807]=&quot;-&quot;;&quot;-&quot;;&quot;ND&quot;)))" office:value-type="string" office:string-value="ND">
            <text:p>ND</text:p>
          </table:table-cell>
          <table:table-cell table:style-name="ce18" table:formula="of:=IF([.$B807]=&quot;R&quot;;VLOOKUP([.$C807];[.$C$5:.$I$1017];6;0);IF([.$B807]=&quot;E&quot;;&quot;x&quot;;IF([.$B807]=&quot;-&quot;;&quot;-&quot;;&quot;ND&quot;)))" office:value-type="string" office:string-value="ND">
            <text:p>ND</text:p>
          </table:table-cell>
          <table:table-cell table:style-name="ce18" table:formula="of:=IF([.$B807]=&quot;R&quot;;VLOOKUP([.$C807];[.$C$5:.$I$1017];7;0);IF([.$B807]=&quot;E&quot;;&quot;x&quot;;IF([.$B807]=&quot;-&quot;;&quot;-&quot;;&quot;ND&quot;)))" office:value-type="string" office:string-value="ND">
            <text:p>ND</text:p>
          </table:table-cell>
          <table:table-cell table:style-name="ce26" table:formula="of:=IF([.B807]=&quot;R&quot;;0;IF([.B807]=&quot;-&quot;;0;4))" office:value-type="float" office:value="4">
            <text:p>4</text:p>
          </table:table-cell>
          <table:table-cell table:style-name="ce26" table:formula="of:=IF([.B807]=&quot;R&quot;;0;COUNTIF([.F807:.I8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2">
            <text:p>302</text:p>
          </table:table-cell>
          <table:table-cell table:style-name="ce6" office:value-type="string">
            <text:p>"pathpoint-line"</text:p>
          </table:table-cell>
          <table:table-cell table:style-name="ce6"/>
          <table:table-cell table:style-name="ce18" table:formula="of:=IF([.$B808]=&quot;R&quot;;VLOOKUP([.$C808];[.$C$5:.$I$1017];5;0);IF([.$B808]=&quot;E&quot;;&quot;x&quot;;IF([.$B808]=&quot;-&quot;;&quot;-&quot;;&quot;ND&quot;)))" office:value-type="string" office:string-value="ND">
            <text:p>ND</text:p>
          </table:table-cell>
          <table:table-cell table:style-name="ce18" table:formula="of:=IF([.$B808]=&quot;R&quot;;VLOOKUP([.$C808];[.$C$5:.$I$1017];5;0);IF([.$B808]=&quot;E&quot;;&quot;x&quot;;IF([.$B808]=&quot;-&quot;;&quot;-&quot;;&quot;ND&quot;)))" office:value-type="string" office:string-value="ND">
            <text:p>ND</text:p>
          </table:table-cell>
          <table:table-cell table:style-name="ce18" table:formula="of:=IF([.$B808]=&quot;R&quot;;VLOOKUP([.$C808];[.$C$5:.$I$1017];6;0);IF([.$B808]=&quot;E&quot;;&quot;x&quot;;IF([.$B808]=&quot;-&quot;;&quot;-&quot;;&quot;ND&quot;)))" office:value-type="string" office:string-value="ND">
            <text:p>ND</text:p>
          </table:table-cell>
          <table:table-cell table:style-name="ce18" table:formula="of:=IF([.$B808]=&quot;R&quot;;VLOOKUP([.$C808];[.$C$5:.$I$1017];7;0);IF([.$B808]=&quot;E&quot;;&quot;x&quot;;IF([.$B808]=&quot;-&quot;;&quot;-&quot;;&quot;ND&quot;)))" office:value-type="string" office:string-value="ND">
            <text:p>ND</text:p>
          </table:table-cell>
          <table:table-cell table:style-name="ce26" table:formula="of:=IF([.B808]=&quot;R&quot;;0;IF([.B808]=&quot;-&quot;;0;4))" office:value-type="float" office:value="4">
            <text:p>4</text:p>
          </table:table-cell>
          <table:table-cell table:style-name="ce26" table:formula="of:=IF([.B808]=&quot;R&quot;;0;COUNTIF([.F808:.I8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3">
            <text:p>303</text:p>
          </table:table-cell>
          <table:table-cell table:style-name="ce6" office:value-type="string">
            <text:p>"pathsegment-line"</text:p>
          </table:table-cell>
          <table:table-cell table:style-name="ce6"/>
          <table:table-cell table:style-name="ce18" table:formula="of:=IF([.$B809]=&quot;R&quot;;VLOOKUP([.$C809];[.$C$5:.$I$1017];5;0);IF([.$B809]=&quot;E&quot;;&quot;x&quot;;IF([.$B809]=&quot;-&quot;;&quot;-&quot;;&quot;ND&quot;)))" office:value-type="string" office:string-value="ND">
            <text:p>ND</text:p>
          </table:table-cell>
          <table:table-cell table:style-name="ce18" table:formula="of:=IF([.$B809]=&quot;R&quot;;VLOOKUP([.$C809];[.$C$5:.$I$1017];5;0);IF([.$B809]=&quot;E&quot;;&quot;x&quot;;IF([.$B809]=&quot;-&quot;;&quot;-&quot;;&quot;ND&quot;)))" office:value-type="string" office:string-value="ND">
            <text:p>ND</text:p>
          </table:table-cell>
          <table:table-cell table:style-name="ce18" table:formula="of:=IF([.$B809]=&quot;R&quot;;VLOOKUP([.$C809];[.$C$5:.$I$1017];6;0);IF([.$B809]=&quot;E&quot;;&quot;x&quot;;IF([.$B809]=&quot;-&quot;;&quot;-&quot;;&quot;ND&quot;)))" office:value-type="string" office:string-value="ND">
            <text:p>ND</text:p>
          </table:table-cell>
          <table:table-cell table:style-name="ce18" table:formula="of:=IF([.$B809]=&quot;R&quot;;VLOOKUP([.$C809];[.$C$5:.$I$1017];7;0);IF([.$B809]=&quot;E&quot;;&quot;x&quot;;IF([.$B809]=&quot;-&quot;;&quot;-&quot;;&quot;ND&quot;)))" office:value-type="string" office:string-value="ND">
            <text:p>ND</text:p>
          </table:table-cell>
          <table:table-cell table:style-name="ce26" table:formula="of:=IF([.B809]=&quot;R&quot;;0;IF([.B809]=&quot;-&quot;;0;4))" office:value-type="float" office:value="4">
            <text:p>4</text:p>
          </table:table-cell>
          <table:table-cell table:style-name="ce26" table:formula="of:=IF([.B809]=&quot;R&quot;;0;COUNTIF([.F809:.I8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4">
            <text:p>304</text:p>
          </table:table-cell>
          <table:table-cell table:style-name="ce6" office:value-type="string">
            <text:p>"pathpoint-merge"</text:p>
          </table:table-cell>
          <table:table-cell table:style-name="ce6"/>
          <table:table-cell table:style-name="ce18" table:formula="of:=IF([.$B810]=&quot;R&quot;;VLOOKUP([.$C810];[.$C$5:.$I$1017];5;0);IF([.$B810]=&quot;E&quot;;&quot;x&quot;;IF([.$B810]=&quot;-&quot;;&quot;-&quot;;&quot;ND&quot;)))" office:value-type="string" office:string-value="ND">
            <text:p>ND</text:p>
          </table:table-cell>
          <table:table-cell table:style-name="ce18" table:formula="of:=IF([.$B810]=&quot;R&quot;;VLOOKUP([.$C810];[.$C$5:.$I$1017];5;0);IF([.$B810]=&quot;E&quot;;&quot;x&quot;;IF([.$B810]=&quot;-&quot;;&quot;-&quot;;&quot;ND&quot;)))" office:value-type="string" office:string-value="ND">
            <text:p>ND</text:p>
          </table:table-cell>
          <table:table-cell table:style-name="ce18" table:formula="of:=IF([.$B810]=&quot;R&quot;;VLOOKUP([.$C810];[.$C$5:.$I$1017];6;0);IF([.$B810]=&quot;E&quot;;&quot;x&quot;;IF([.$B810]=&quot;-&quot;;&quot;-&quot;;&quot;ND&quot;)))" office:value-type="string" office:string-value="ND">
            <text:p>ND</text:p>
          </table:table-cell>
          <table:table-cell table:style-name="ce18" table:formula="of:=IF([.$B810]=&quot;R&quot;;VLOOKUP([.$C810];[.$C$5:.$I$1017];7;0);IF([.$B810]=&quot;E&quot;;&quot;x&quot;;IF([.$B810]=&quot;-&quot;;&quot;-&quot;;&quot;ND&quot;)))" office:value-type="string" office:string-value="ND">
            <text:p>ND</text:p>
          </table:table-cell>
          <table:table-cell table:style-name="ce26" table:formula="of:=IF([.B810]=&quot;R&quot;;0;IF([.B810]=&quot;-&quot;;0;4))" office:value-type="float" office:value="4">
            <text:p>4</text:p>
          </table:table-cell>
          <table:table-cell table:style-name="ce26" table:formula="of:=IF([.B810]=&quot;R&quot;;0;COUNTIF([.F810:.I8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5">
            <text:p>305</text:p>
          </table:table-cell>
          <table:table-cell table:style-name="ce6" office:value-type="string">
            <text:p>"pathpoint-corner"</text:p>
          </table:table-cell>
          <table:table-cell table:style-name="ce6"/>
          <table:table-cell table:style-name="ce18" table:formula="of:=IF([.$B811]=&quot;R&quot;;VLOOKUP([.$C811];[.$C$5:.$I$1017];5;0);IF([.$B811]=&quot;E&quot;;&quot;x&quot;;IF([.$B811]=&quot;-&quot;;&quot;-&quot;;&quot;ND&quot;)))" office:value-type="string" office:string-value="ND">
            <text:p>ND</text:p>
          </table:table-cell>
          <table:table-cell table:style-name="ce18" table:formula="of:=IF([.$B811]=&quot;R&quot;;VLOOKUP([.$C811];[.$C$5:.$I$1017];5;0);IF([.$B811]=&quot;E&quot;;&quot;x&quot;;IF([.$B811]=&quot;-&quot;;&quot;-&quot;;&quot;ND&quot;)))" office:value-type="string" office:string-value="ND">
            <text:p>ND</text:p>
          </table:table-cell>
          <table:table-cell table:style-name="ce18" table:formula="of:=IF([.$B811]=&quot;R&quot;;VLOOKUP([.$C811];[.$C$5:.$I$1017];6;0);IF([.$B811]=&quot;E&quot;;&quot;x&quot;;IF([.$B811]=&quot;-&quot;;&quot;-&quot;;&quot;ND&quot;)))" office:value-type="string" office:string-value="ND">
            <text:p>ND</text:p>
          </table:table-cell>
          <table:table-cell table:style-name="ce18" table:formula="of:=IF([.$B811]=&quot;R&quot;;VLOOKUP([.$C811];[.$C$5:.$I$1017];7;0);IF([.$B811]=&quot;E&quot;;&quot;x&quot;;IF([.$B811]=&quot;-&quot;;&quot;-&quot;;&quot;ND&quot;)))" office:value-type="string" office:string-value="ND">
            <text:p>ND</text:p>
          </table:table-cell>
          <table:table-cell table:style-name="ce26" table:formula="of:=IF([.B811]=&quot;R&quot;;0;IF([.B811]=&quot;-&quot;;0;4))" office:value-type="float" office:value="4">
            <text:p>4</text:p>
          </table:table-cell>
          <table:table-cell table:style-name="ce26" table:formula="of:=IF([.B811]=&quot;R&quot;;0;COUNTIF([.F811:.I8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6">
            <text:p>306</text:p>
          </table:table-cell>
          <table:table-cell table:style-name="ce6" office:value-type="string">
            <text:p>"pathpoint-smooth"</text:p>
          </table:table-cell>
          <table:table-cell table:style-name="ce6"/>
          <table:table-cell table:style-name="ce18" table:formula="of:=IF([.$B812]=&quot;R&quot;;VLOOKUP([.$C812];[.$C$5:.$I$1017];5;0);IF([.$B812]=&quot;E&quot;;&quot;x&quot;;IF([.$B812]=&quot;-&quot;;&quot;-&quot;;&quot;ND&quot;)))" office:value-type="string" office:string-value="ND">
            <text:p>ND</text:p>
          </table:table-cell>
          <table:table-cell table:style-name="ce18" table:formula="of:=IF([.$B812]=&quot;R&quot;;VLOOKUP([.$C812];[.$C$5:.$I$1017];5;0);IF([.$B812]=&quot;E&quot;;&quot;x&quot;;IF([.$B812]=&quot;-&quot;;&quot;-&quot;;&quot;ND&quot;)))" office:value-type="string" office:string-value="ND">
            <text:p>ND</text:p>
          </table:table-cell>
          <table:table-cell table:style-name="ce18" table:formula="of:=IF([.$B812]=&quot;R&quot;;VLOOKUP([.$C812];[.$C$5:.$I$1017];6;0);IF([.$B812]=&quot;E&quot;;&quot;x&quot;;IF([.$B812]=&quot;-&quot;;&quot;-&quot;;&quot;ND&quot;)))" office:value-type="string" office:string-value="ND">
            <text:p>ND</text:p>
          </table:table-cell>
          <table:table-cell table:style-name="ce18" table:formula="of:=IF([.$B812]=&quot;R&quot;;VLOOKUP([.$C812];[.$C$5:.$I$1017];7;0);IF([.$B812]=&quot;E&quot;;&quot;x&quot;;IF([.$B812]=&quot;-&quot;;&quot;-&quot;;&quot;ND&quot;)))" office:value-type="string" office:string-value="ND">
            <text:p>ND</text:p>
          </table:table-cell>
          <table:table-cell table:style-name="ce26" table:formula="of:=IF([.B812]=&quot;R&quot;;0;IF([.B812]=&quot;-&quot;;0;4))" office:value-type="float" office:value="4">
            <text:p>4</text:p>
          </table:table-cell>
          <table:table-cell table:style-name="ce26" table:formula="of:=IF([.B812]=&quot;R&quot;;0;COUNTIF([.F812:.I8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7">
            <text:p>307</text:p>
          </table:table-cell>
          <table:table-cell table:style-name="ce6" office:value-type="string">
            <text:p>"pathpoint-symmetric"</text:p>
          </table:table-cell>
          <table:table-cell table:style-name="ce6"/>
          <table:table-cell table:style-name="ce18" table:formula="of:=IF([.$B813]=&quot;R&quot;;VLOOKUP([.$C813];[.$C$5:.$I$1017];5;0);IF([.$B813]=&quot;E&quot;;&quot;x&quot;;IF([.$B813]=&quot;-&quot;;&quot;-&quot;;&quot;ND&quot;)))" office:value-type="string" office:string-value="ND">
            <text:p>ND</text:p>
          </table:table-cell>
          <table:table-cell table:style-name="ce18" table:formula="of:=IF([.$B813]=&quot;R&quot;;VLOOKUP([.$C813];[.$C$5:.$I$1017];5;0);IF([.$B813]=&quot;E&quot;;&quot;x&quot;;IF([.$B813]=&quot;-&quot;;&quot;-&quot;;&quot;ND&quot;)))" office:value-type="string" office:string-value="ND">
            <text:p>ND</text:p>
          </table:table-cell>
          <table:table-cell table:style-name="ce18" table:formula="of:=IF([.$B813]=&quot;R&quot;;VLOOKUP([.$C813];[.$C$5:.$I$1017];6;0);IF([.$B813]=&quot;E&quot;;&quot;x&quot;;IF([.$B813]=&quot;-&quot;;&quot;-&quot;;&quot;ND&quot;)))" office:value-type="string" office:string-value="ND">
            <text:p>ND</text:p>
          </table:table-cell>
          <table:table-cell table:style-name="ce18" table:formula="of:=IF([.$B813]=&quot;R&quot;;VLOOKUP([.$C813];[.$C$5:.$I$1017];7;0);IF([.$B813]=&quot;E&quot;;&quot;x&quot;;IF([.$B813]=&quot;-&quot;;&quot;-&quot;;&quot;ND&quot;)))" office:value-type="string" office:string-value="ND">
            <text:p>ND</text:p>
          </table:table-cell>
          <table:table-cell table:style-name="ce26" table:formula="of:=IF([.B813]=&quot;R&quot;;0;IF([.B813]=&quot;-&quot;;0;4))" office:value-type="float" office:value="4">
            <text:p>4</text:p>
          </table:table-cell>
          <table:table-cell table:style-name="ce26" table:formula="of:=IF([.B813]=&quot;R&quot;;0;COUNTIF([.F813:.I8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8">
            <text:p>308</text:p>
          </table:table-cell>
          <table:table-cell table:style-name="ce6" office:value-type="string">
            <text:p>"pathpoint-remove"</text:p>
          </table:table-cell>
          <table:table-cell table:style-name="ce6"/>
          <table:table-cell table:style-name="ce18" table:formula="of:=IF([.$B814]=&quot;R&quot;;VLOOKUP([.$C814];[.$C$5:.$I$1017];5;0);IF([.$B814]=&quot;E&quot;;&quot;x&quot;;IF([.$B814]=&quot;-&quot;;&quot;-&quot;;&quot;ND&quot;)))" office:value-type="string" office:string-value="ND">
            <text:p>ND</text:p>
          </table:table-cell>
          <table:table-cell table:style-name="ce18" table:formula="of:=IF([.$B814]=&quot;R&quot;;VLOOKUP([.$C814];[.$C$5:.$I$1017];5;0);IF([.$B814]=&quot;E&quot;;&quot;x&quot;;IF([.$B814]=&quot;-&quot;;&quot;-&quot;;&quot;ND&quot;)))" office:value-type="string" office:string-value="ND">
            <text:p>ND</text:p>
          </table:table-cell>
          <table:table-cell table:style-name="ce18" table:formula="of:=IF([.$B814]=&quot;R&quot;;VLOOKUP([.$C814];[.$C$5:.$I$1017];6;0);IF([.$B814]=&quot;E&quot;;&quot;x&quot;;IF([.$B814]=&quot;-&quot;;&quot;-&quot;;&quot;ND&quot;)))" office:value-type="string" office:string-value="ND">
            <text:p>ND</text:p>
          </table:table-cell>
          <table:table-cell table:style-name="ce18" table:formula="of:=IF([.$B814]=&quot;R&quot;;VLOOKUP([.$C814];[.$C$5:.$I$1017];7;0);IF([.$B814]=&quot;E&quot;;&quot;x&quot;;IF([.$B814]=&quot;-&quot;;&quot;-&quot;;&quot;ND&quot;)))" office:value-type="string" office:string-value="ND">
            <text:p>ND</text:p>
          </table:table-cell>
          <table:table-cell table:style-name="ce26" table:formula="of:=IF([.B814]=&quot;R&quot;;0;IF([.B814]=&quot;-&quot;;0;4))" office:value-type="float" office:value="4">
            <text:p>4</text:p>
          </table:table-cell>
          <table:table-cell table:style-name="ce26" table:formula="of:=IF([.B814]=&quot;R&quot;;0;COUNTIF([.F814:.I8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style-name="ce3" office:value-type="string">
            <text:p>N</text:p>
          </table:table-cell>
          <table:table-cell table:style-name="ce3" office:value-type="float" office:value="309">
            <text:p>309</text:p>
          </table:table-cell>
          <table:table-cell table:style-name="ce6" office:value-type="string">
            <text:p>“editpath”</text:p>
          </table:table-cell>
          <table:table-cell table:style-name="ce6"/>
          <table:table-cell table:style-name="ce18" table:formula="of:=IF([.$B815]=&quot;R&quot;;VLOOKUP([.$C815];[.$C$5:.$I$1017];5;0);IF([.$B815]=&quot;E&quot;;&quot;x&quot;;IF([.$B815]=&quot;-&quot;;&quot;-&quot;;&quot;ND&quot;)))" office:value-type="string" office:string-value="ND">
            <text:p>ND</text:p>
          </table:table-cell>
          <table:table-cell table:style-name="ce18" table:formula="of:=IF([.$B815]=&quot;R&quot;;VLOOKUP([.$C815];[.$C$5:.$I$1017];5;0);IF([.$B815]=&quot;E&quot;;&quot;x&quot;;IF([.$B815]=&quot;-&quot;;&quot;-&quot;;&quot;ND&quot;)))" office:value-type="string" office:string-value="ND">
            <text:p>ND</text:p>
          </table:table-cell>
          <table:table-cell table:style-name="ce18" table:formula="of:=IF([.$B815]=&quot;R&quot;;VLOOKUP([.$C815];[.$C$5:.$I$1017];6;0);IF([.$B815]=&quot;E&quot;;&quot;x&quot;;IF([.$B815]=&quot;-&quot;;&quot;-&quot;;&quot;ND&quot;)))" office:value-type="string" office:string-value="ND">
            <text:p>ND</text:p>
          </table:table-cell>
          <table:table-cell table:style-name="ce18" table:formula="of:=IF([.$B815]=&quot;R&quot;;VLOOKUP([.$C815];[.$C$5:.$I$1017];7;0);IF([.$B815]=&quot;E&quot;;&quot;x&quot;;IF([.$B815]=&quot;-&quot;;&quot;-&quot;;&quot;ND&quot;)))" office:value-type="string" office:string-value="ND">
            <text:p>ND</text:p>
          </table:table-cell>
          <table:table-cell table:style-name="ce26" table:formula="of:=IF([.B815]=&quot;R&quot;;0;IF([.B815]=&quot;-&quot;;0;4))" office:value-type="float" office:value="4">
            <text:p>4</text:p>
          </table:table-cell>
          <table:table-cell table:style-name="ce26" table:formula="of:=IF([.B815]=&quot;R&quot;;0;COUNTIF([.F815:.I8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style-name="ce3" office:value-type="string">
            <text:p>E</text:p>
          </table:table-cell>
          <table:table-cell table:style-name="ce3" office:value-type="float" office:value="310">
            <text:p>310</text:p>
          </table:table-cell>
          <table:table-cell table:style-name="ce6"/>
          <table:table-cell table:style-name="ce6" office:value-type="string">
            <text:p>zoom-original</text:p>
          </table:table-cell>
          <table:table-cell table:style-name="ce18" table:formula="of:=IF([.$B816]=&quot;R&quot;;VLOOKUP([.$C816];[.$C$5:.$I$1017];5;0);IF([.$B816]=&quot;E&quot;;&quot;x&quot;;IF([.$B816]=&quot;-&quot;;&quot;-&quot;;&quot;ND&quot;)))" office:value-type="string" office:string-value="x">
            <text:p>x</text:p>
          </table:table-cell>
          <table:table-cell table:style-name="ce18" table:formula="of:=IF([.$B816]=&quot;R&quot;;VLOOKUP([.$C816];[.$C$5:.$I$1017];5;0);IF([.$B816]=&quot;E&quot;;&quot;x&quot;;IF([.$B816]=&quot;-&quot;;&quot;-&quot;;&quot;ND&quot;)))" office:value-type="string" office:string-value="x">
            <text:p>x</text:p>
          </table:table-cell>
          <table:table-cell table:style-name="ce18" table:formula="of:=IF([.$B816]=&quot;R&quot;;VLOOKUP([.$C816];[.$C$5:.$I$1017];6;0);IF([.$B816]=&quot;E&quot;;&quot;x&quot;;IF([.$B816]=&quot;-&quot;;&quot;-&quot;;&quot;ND&quot;)))" office:value-type="string" office:string-value="x">
            <text:p>x</text:p>
          </table:table-cell>
          <table:table-cell table:style-name="ce18" table:formula="of:=IF([.$B816]=&quot;R&quot;;VLOOKUP([.$C816];[.$C$5:.$I$1017];7;0);IF([.$B816]=&quot;E&quot;;&quot;x&quot;;IF([.$B816]=&quot;-&quot;;&quot;-&quot;;&quot;ND&quot;)))" office:value-type="string" office:string-value="x">
            <text:p>x</text:p>
          </table:table-cell>
          <table:table-cell table:style-name="ce26" table:formula="of:=IF([.B816]=&quot;R&quot;;0;IF([.B816]=&quot;-&quot;;0;4))" office:value-type="float" office:value="4">
            <text:p>4</text:p>
          </table:table-cell>
          <table:table-cell table:style-name="ce26" table:formula="of:=IF([.B816]=&quot;R&quot;;0;COUNTIF([.F816:.I81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 office:value-type="string">
            <text:p>R</text:p>
          </table:table-cell>
          <table:table-cell table:style-name="ce3" office:value-type="float" office:value="122">
            <text:p>122</text:p>
          </table:table-cell>
          <table:table-cell table:style-name="ce6" table:number-columns-repeated="2"/>
          <table:table-cell table:style-name="ce18" table:formula="of:=IF([.$B817]=&quot;R&quot;;VLOOKUP([.$C817];[.$C$5:.$I$1017];5;0);IF([.$B817]=&quot;E&quot;;&quot;x&quot;;IF([.$B817]=&quot;-&quot;;&quot;-&quot;;&quot;ND&quot;)))" office:value-type="string" office:string-value="x">
            <text:p>x</text:p>
          </table:table-cell>
          <table:table-cell table:style-name="ce18" table:formula="of:=IF([.$B817]=&quot;R&quot;;VLOOKUP([.$C817];[.$C$5:.$I$1017];5;0);IF([.$B817]=&quot;E&quot;;&quot;x&quot;;IF([.$B817]=&quot;-&quot;;&quot;-&quot;;&quot;ND&quot;)))" office:value-type="string" office:string-value="x">
            <text:p>x</text:p>
          </table:table-cell>
          <table:table-cell table:style-name="ce18" table:formula="of:=IF([.$B817]=&quot;R&quot;;VLOOKUP([.$C817];[.$C$5:.$I$1017];6;0);IF([.$B817]=&quot;E&quot;;&quot;x&quot;;IF([.$B817]=&quot;-&quot;;&quot;-&quot;;&quot;ND&quot;)))" office:value-type="string" office:string-value="x">
            <text:p>x</text:p>
          </table:table-cell>
          <table:table-cell table:style-name="ce18" table:formula="of:=IF([.$B817]=&quot;R&quot;;VLOOKUP([.$C817];[.$C$5:.$I$1017];7;0);IF([.$B817]=&quot;E&quot;;&quot;x&quot;;IF([.$B817]=&quot;-&quot;;&quot;-&quot;;&quot;ND&quot;)))" office:value-type="string" office:string-value="x">
            <text:p>x</text:p>
          </table:table-cell>
          <table:table-cell table:style-name="ce26" table:formula="of:=IF([.B817]=&quot;R&quot;;0;IF([.B817]=&quot;-&quot;;0;4))" office:value-type="float" office:value="0">
            <text:p>0</text:p>
          </table:table-cell>
          <table:table-cell table:style-name="ce26" table:formula="of:=IF([.B817]=&quot;R&quot;;0;COUNTIF([.F817:.I8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 office:value-type="string">
            <text:p>R</text:p>
          </table:table-cell>
          <table:table-cell table:style-name="ce3" office:value-type="float" office:value="123">
            <text:p>123</text:p>
          </table:table-cell>
          <table:table-cell table:style-name="ce6" table:number-columns-repeated="2"/>
          <table:table-cell table:style-name="ce18" table:formula="of:=IF([.$B818]=&quot;R&quot;;VLOOKUP([.$C818];[.$C$5:.$I$1017];5;0);IF([.$B818]=&quot;E&quot;;&quot;x&quot;;IF([.$B818]=&quot;-&quot;;&quot;-&quot;;&quot;ND&quot;)))" office:value-type="string" office:string-value="x">
            <text:p>x</text:p>
          </table:table-cell>
          <table:table-cell table:style-name="ce18" table:formula="of:=IF([.$B818]=&quot;R&quot;;VLOOKUP([.$C818];[.$C$5:.$I$1017];5;0);IF([.$B818]=&quot;E&quot;;&quot;x&quot;;IF([.$B818]=&quot;-&quot;;&quot;-&quot;;&quot;ND&quot;)))" office:value-type="string" office:string-value="x">
            <text:p>x</text:p>
          </table:table-cell>
          <table:table-cell table:style-name="ce18" table:formula="of:=IF([.$B818]=&quot;R&quot;;VLOOKUP([.$C818];[.$C$5:.$I$1017];6;0);IF([.$B818]=&quot;E&quot;;&quot;x&quot;;IF([.$B818]=&quot;-&quot;;&quot;-&quot;;&quot;ND&quot;)))" office:value-type="string" office:string-value="x">
            <text:p>x</text:p>
          </table:table-cell>
          <table:table-cell table:style-name="ce18" table:formula="of:=IF([.$B818]=&quot;R&quot;;VLOOKUP([.$C818];[.$C$5:.$I$1017];7;0);IF([.$B818]=&quot;E&quot;;&quot;x&quot;;IF([.$B818]=&quot;-&quot;;&quot;-&quot;;&quot;ND&quot;)))" office:value-type="string" office:string-value="x">
            <text:p>x</text:p>
          </table:table-cell>
          <table:table-cell table:style-name="ce26" table:formula="of:=IF([.B818]=&quot;R&quot;;0;IF([.B818]=&quot;-&quot;;0;4))" office:value-type="float" office:value="0">
            <text:p>0</text:p>
          </table:table-cell>
          <table:table-cell table:style-name="ce26" table:formula="of:=IF([.B818]=&quot;R&quot;;0;COUNTIF([.F818:.I8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819]=&quot;R&quot;;VLOOKUP([.$C819];[.$C$5:.$I$1017];5;0);IF([.$B819]=&quot;E&quot;;&quot;x&quot;;IF([.$B819]=&quot;-&quot;;&quot;-&quot;;&quot;ND&quot;)))" office:value-type="string" office:string-value="x">
            <text:p>x</text:p>
          </table:table-cell>
          <table:table-cell table:style-name="ce18" table:formula="of:=IF([.$B819]=&quot;R&quot;;VLOOKUP([.$C819];[.$C$5:.$I$1017];5;0);IF([.$B819]=&quot;E&quot;;&quot;x&quot;;IF([.$B819]=&quot;-&quot;;&quot;-&quot;;&quot;ND&quot;)))" office:value-type="string" office:string-value="x">
            <text:p>x</text:p>
          </table:table-cell>
          <table:table-cell table:style-name="ce18" table:formula="of:=IF([.$B819]=&quot;R&quot;;VLOOKUP([.$C819];[.$C$5:.$I$1017];6;0);IF([.$B819]=&quot;E&quot;;&quot;x&quot;;IF([.$B819]=&quot;-&quot;;&quot;-&quot;;&quot;ND&quot;)))" office:value-type="string" office:string-value="x">
            <text:p>x</text:p>
          </table:table-cell>
          <table:table-cell table:style-name="ce18" table:formula="of:=IF([.$B819]=&quot;R&quot;;VLOOKUP([.$C819];[.$C$5:.$I$1017];7;0);IF([.$B819]=&quot;E&quot;;&quot;x&quot;;IF([.$B819]=&quot;-&quot;;&quot;-&quot;;&quot;ND&quot;)))" office:value-type="string" office:string-value="x">
            <text:p>x</text:p>
          </table:table-cell>
          <table:table-cell table:style-name="ce26" table:formula="of:=IF([.B819]=&quot;R&quot;;0;IF([.B819]=&quot;-&quot;;0;4))" office:value-type="float" office:value="0">
            <text:p>0</text:p>
          </table:table-cell>
          <table:table-cell table:style-name="ce26" table:formula="of:=IF([.B819]=&quot;R&quot;;0;COUNTIF([.F819:.I8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table:number-columns-repeated="2"/>
          <table:table-cell table:style-name="ce18" table:formula="of:=IF([.$B820]=&quot;R&quot;;VLOOKUP([.$C820];[.$C$5:.$I$1017];5;0);IF([.$B820]=&quot;E&quot;;&quot;x&quot;;IF([.$B820]=&quot;-&quot;;&quot;-&quot;;&quot;ND&quot;)))" office:value-type="string" office:string-value="x">
            <text:p>x</text:p>
          </table:table-cell>
          <table:table-cell table:style-name="ce18" table:formula="of:=IF([.$B820]=&quot;R&quot;;VLOOKUP([.$C820];[.$C$5:.$I$1017];5;0);IF([.$B820]=&quot;E&quot;;&quot;x&quot;;IF([.$B820]=&quot;-&quot;;&quot;-&quot;;&quot;ND&quot;)))" office:value-type="string" office:string-value="x">
            <text:p>x</text:p>
          </table:table-cell>
          <table:table-cell table:style-name="ce18" table:formula="of:=IF([.$B820]=&quot;R&quot;;VLOOKUP([.$C820];[.$C$5:.$I$1017];6;0);IF([.$B820]=&quot;E&quot;;&quot;x&quot;;IF([.$B820]=&quot;-&quot;;&quot;-&quot;;&quot;ND&quot;)))" office:value-type="string" office:string-value="x">
            <text:p>x</text:p>
          </table:table-cell>
          <table:table-cell table:style-name="ce18" table:formula="of:=IF([.$B820]=&quot;R&quot;;VLOOKUP([.$C820];[.$C$5:.$I$1017];7;0);IF([.$B820]=&quot;E&quot;;&quot;x&quot;;IF([.$B820]=&quot;-&quot;;&quot;-&quot;;&quot;ND&quot;)))" office:value-type="string" office:string-value="x">
            <text:p>x</text:p>
          </table:table-cell>
          <table:table-cell table:style-name="ce26" table:formula="of:=IF([.B820]=&quot;R&quot;;0;IF([.B820]=&quot;-&quot;;0;4))" office:value-type="float" office:value="0">
            <text:p>0</text:p>
          </table:table-cell>
          <table:table-cell table:style-name="ce26" table:formula="of:=IF([.B820]=&quot;R&quot;;0;COUNTIF([.F820:.I8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(object-locked)</text:p>
          </table:table-cell>
          <table:table-cell table:style-name="ce6"/>
          <table:table-cell table:style-name="ce18" table:formula="of:=IF([.$B821]=&quot;R&quot;;VLOOKUP([.$C821];[.$C$5:.$I$1016];5;0);IF([.$B821]=&quot;E&quot;;&quot;x&quot;;IF([.$B821]=&quot;-&quot;;&quot;-&quot;;&quot;ND&quot;)))" office:value-type="string" office:string-value="x">
            <text:p>x</text:p>
          </table:table-cell>
          <table:table-cell table:style-name="ce18" table:formula="of:=IF([.$B821]=&quot;R&quot;;VLOOKUP([.$C821];[.$C$5:.$I$1016];5;0);IF([.$B821]=&quot;E&quot;;&quot;x&quot;;IF([.$B821]=&quot;-&quot;;&quot;-&quot;;&quot;ND&quot;)))" office:value-type="string" office:string-value="x">
            <text:p>x</text:p>
          </table:table-cell>
          <table:table-cell table:style-name="ce18" table:formula="of:=IF([.$B821]=&quot;R&quot;;VLOOKUP([.$C821];[.$C$5:.$I$1016];6;0);IF([.$B821]=&quot;E&quot;;&quot;x&quot;;IF([.$B821]=&quot;-&quot;;&quot;-&quot;;&quot;ND&quot;)))" office:value-type="string" office:string-value="x">
            <text:p>x</text:p>
          </table:table-cell>
          <table:table-cell table:style-name="ce18" table:formula="of:=IF([.$B821]=&quot;R&quot;;VLOOKUP([.$C821];[.$C$5:.$I$1016];7;0);IF([.$B821]=&quot;E&quot;;&quot;x&quot;;IF([.$B821]=&quot;-&quot;;&quot;-&quot;;&quot;ND&quot;)))" office:value-type="string" office:string-value="x">
            <text:p>x</text:p>
          </table:table-cell>
          <table:table-cell table:style-name="ce26" table:formula="of:=IF([.B821]=&quot;R&quot;;0;IF([.B821]=&quot;-&quot;;0;4))" office:value-type="float" office:value="0">
            <text:p>0</text:p>
          </table:table-cell>
          <table:table-cell table:style-name="ce26" table:formula="of:=IF([.B821]=&quot;R&quot;;0;COUNTIF([.F821:.I821];&quot;x&quot;))" office:value-type="float" office:value="0">
            <text:p>0</text:p>
          </table:table-cell>
          <table:table-cell table:style-name="ce11" table:number-columns-repeated="2"/>
          <table:table-cell table:style-name="ce27" office:value-type="string">
            <text:p>cas</text:p>
          </table:table-cell>
          <table:table-cell table:style-name="ce11" table:number-columns-repeated="20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(object-unlocked)</text:p>
          </table:table-cell>
          <table:table-cell table:style-name="ce6"/>
          <table:table-cell table:style-name="ce18" table:formula="of:=IF([.$B822]=&quot;R&quot;;VLOOKUP([.$C822];[.$C$5:.$I$1017];5;0);IF([.$B822]=&quot;E&quot;;&quot;x&quot;;IF([.$B822]=&quot;-&quot;;&quot;-&quot;;&quot;ND&quot;)))" office:value-type="string" office:string-value="x">
            <text:p>x</text:p>
          </table:table-cell>
          <table:table-cell table:style-name="ce18" table:formula="of:=IF([.$B822]=&quot;R&quot;;VLOOKUP([.$C822];[.$C$5:.$I$1017];5;0);IF([.$B822]=&quot;E&quot;;&quot;x&quot;;IF([.$B822]=&quot;-&quot;;&quot;-&quot;;&quot;ND&quot;)))" office:value-type="string" office:string-value="x">
            <text:p>x</text:p>
          </table:table-cell>
          <table:table-cell table:style-name="ce18" table:formula="of:=IF([.$B822]=&quot;R&quot;;VLOOKUP([.$C822];[.$C$5:.$I$1017];6;0);IF([.$B822]=&quot;E&quot;;&quot;x&quot;;IF([.$B822]=&quot;-&quot;;&quot;-&quot;;&quot;ND&quot;)))" office:value-type="string" office:string-value="x">
            <text:p>x</text:p>
          </table:table-cell>
          <table:table-cell table:style-name="ce18" table:formula="of:=IF([.$B822]=&quot;R&quot;;VLOOKUP([.$C822];[.$C$5:.$I$1017];7;0);IF([.$B822]=&quot;E&quot;;&quot;x&quot;;IF([.$B822]=&quot;-&quot;;&quot;-&quot;;&quot;ND&quot;)))" office:value-type="string" office:string-value="x">
            <text:p>x</text:p>
          </table:table-cell>
          <table:table-cell table:style-name="ce26" table:formula="of:=IF([.B822]=&quot;R&quot;;0;IF([.B822]=&quot;-&quot;;0;4))" office:value-type="float" office:value="0">
            <text:p>0</text:p>
          </table:table-cell>
          <table:table-cell table:style-name="ce26" table:formula="of:=IF([.B822]=&quot;R&quot;;0;COUNTIF([.F822:.I822];&quot;x&quot;))" office:value-type="float" office:value="0">
            <text:p>0</text:p>
          </table:table-cell>
          <table:table-cell table:style-name="ce11" table:number-columns-repeated="2"/>
          <table:table-cell table:style-name="ce27" office:value-type="string">
            <text:p>cas</text:p>
          </table:table-cell>
          <table:table-cell table:style-name="ce11" table:number-columns-repeated="20"/>
        </table:table-row>
        <table:table-row table:style-name="ro3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6" office:value-type="string">
            <text:p>“14_layer_novisible” layer-invisible ?</text:p>
          </table:table-cell>
          <table:table-cell table:style-name="ce6"/>
          <table:table-cell table:style-name="ce18" table:formula="of:=IF([.$B823]=&quot;R&quot;;VLOOKUP([.$C823];[.$C$5:.$I$1017];5;0);IF([.$B823]=&quot;E&quot;;&quot;x&quot;;IF([.$B823]=&quot;-&quot;;&quot;-&quot;;&quot;ND&quot;)))" office:value-type="string" office:string-value="ND">
            <text:p>ND</text:p>
          </table:table-cell>
          <table:table-cell table:style-name="ce18" table:formula="of:=IF([.$B823]=&quot;R&quot;;VLOOKUP([.$C823];[.$C$5:.$I$1017];5;0);IF([.$B823]=&quot;E&quot;;&quot;x&quot;;IF([.$B823]=&quot;-&quot;;&quot;-&quot;;&quot;ND&quot;)))" office:value-type="string" office:string-value="ND">
            <text:p>ND</text:p>
          </table:table-cell>
          <table:table-cell table:style-name="ce18" table:formula="of:=IF([.$B823]=&quot;R&quot;;VLOOKUP([.$C823];[.$C$5:.$I$1017];6;0);IF([.$B823]=&quot;E&quot;;&quot;x&quot;;IF([.$B823]=&quot;-&quot;;&quot;-&quot;;&quot;ND&quot;)))" office:value-type="string" office:string-value="ND">
            <text:p>ND</text:p>
          </table:table-cell>
          <table:table-cell table:style-name="ce18" table:formula="of:=IF([.$B823]=&quot;R&quot;;VLOOKUP([.$C823];[.$C$5:.$I$1017];7;0);IF([.$B823]=&quot;E&quot;;&quot;x&quot;;IF([.$B823]=&quot;-&quot;;&quot;-&quot;;&quot;ND&quot;)))" office:value-type="string" office:string-value="ND">
            <text:p>ND</text:p>
          </table:table-cell>
          <table:table-cell table:style-name="ce26" table:formula="of:=IF([.B823]=&quot;R&quot;;0;IF([.B823]=&quot;-&quot;;0;4))" office:value-type="float" office:value="4">
            <text:p>4</text:p>
          </table:table-cell>
          <table:table-cell table:style-name="ce26" table:formula="of:=IF([.B823]=&quot;R&quot;;0;COUNTIF([.F823:.I8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6" table:number-columns-repeated="2"/>
          <table:table-cell table:style-name="ce18" table:formula="of:=IF([.$B824]=&quot;R&quot;;VLOOKUP([.$C824];[.$C$5:.$I$1017];5;0);IF([.$B824]=&quot;E&quot;;&quot;x&quot;;IF([.$B824]=&quot;-&quot;;&quot;-&quot;;&quot;ND&quot;)))" office:value-type="string" office:string-value="x">
            <text:p>x</text:p>
          </table:table-cell>
          <table:table-cell table:style-name="ce18" table:formula="of:=IF([.$B824]=&quot;R&quot;;VLOOKUP([.$C824];[.$C$5:.$I$1017];5;0);IF([.$B824]=&quot;E&quot;;&quot;x&quot;;IF([.$B824]=&quot;-&quot;;&quot;-&quot;;&quot;ND&quot;)))" office:value-type="string" office:string-value="x">
            <text:p>x</text:p>
          </table:table-cell>
          <table:table-cell table:style-name="ce18" table:formula="of:=IF([.$B824]=&quot;R&quot;;VLOOKUP([.$C824];[.$C$5:.$I$1017];6;0);IF([.$B824]=&quot;E&quot;;&quot;x&quot;;IF([.$B824]=&quot;-&quot;;&quot;-&quot;;&quot;ND&quot;)))" office:value-type="string" office:string-value="x">
            <text:p>x</text:p>
          </table:table-cell>
          <table:table-cell table:style-name="ce18" table:formula="of:=IF([.$B824]=&quot;R&quot;;VLOOKUP([.$C824];[.$C$5:.$I$1017];7;0);IF([.$B824]=&quot;E&quot;;&quot;x&quot;;IF([.$B824]=&quot;-&quot;;&quot;-&quot;;&quot;ND&quot;)))" office:value-type="string" office:string-value="x">
            <text:p>x</text:p>
          </table:table-cell>
          <table:table-cell table:style-name="ce26" table:formula="of:=IF([.B824]=&quot;R&quot;;0;IF([.B824]=&quot;-&quot;;0;4))" office:value-type="float" office:value="0">
            <text:p>0</text:p>
          </table:table-cell>
          <table:table-cell table:style-name="ce26" table:formula="of:=IF([.B824]=&quot;R&quot;;0;COUNTIF([.F824:.I8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6" table:number-columns-repeated="2"/>
          <table:table-cell table:style-name="ce18" table:formula="of:=IF([.$B825]=&quot;R&quot;;VLOOKUP([.$C825];[.$C$5:.$I$1017];5;0);IF([.$B825]=&quot;E&quot;;&quot;x&quot;;IF([.$B825]=&quot;-&quot;;&quot;-&quot;;&quot;ND&quot;)))" office:value-type="string" office:string-value="x">
            <text:p>x</text:p>
          </table:table-cell>
          <table:table-cell table:style-name="ce18" table:formula="of:=IF([.$B825]=&quot;R&quot;;VLOOKUP([.$C825];[.$C$5:.$I$1017];5;0);IF([.$B825]=&quot;E&quot;;&quot;x&quot;;IF([.$B825]=&quot;-&quot;;&quot;-&quot;;&quot;ND&quot;)))" office:value-type="string" office:string-value="x">
            <text:p>x</text:p>
          </table:table-cell>
          <table:table-cell table:style-name="ce18" table:formula="of:=IF([.$B825]=&quot;R&quot;;VLOOKUP([.$C825];[.$C$5:.$I$1017];6;0);IF([.$B825]=&quot;E&quot;;&quot;x&quot;;IF([.$B825]=&quot;-&quot;;&quot;-&quot;;&quot;ND&quot;)))" office:value-type="string" office:string-value="x">
            <text:p>x</text:p>
          </table:table-cell>
          <table:table-cell table:style-name="ce18" table:formula="of:=IF([.$B825]=&quot;R&quot;;VLOOKUP([.$C825];[.$C$5:.$I$1017];7;0);IF([.$B825]=&quot;E&quot;;&quot;x&quot;;IF([.$B825]=&quot;-&quot;;&quot;-&quot;;&quot;ND&quot;)))" office:value-type="string" office:string-value="x">
            <text:p>x</text:p>
          </table:table-cell>
          <table:table-cell table:style-name="ce26" table:formula="of:=IF([.B825]=&quot;R&quot;;0;IF([.B825]=&quot;-&quot;;0;4))" office:value-type="float" office:value="0">
            <text:p>0</text:p>
          </table:table-cell>
          <table:table-cell table:style-name="ce26" table:formula="of:=IF([.B825]=&quot;R&quot;;0;COUNTIF([.F825:.I82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6" table:number-columns-repeated="2"/>
          <table:table-cell table:style-name="ce18" table:formula="of:=IF([.$B826]=&quot;R&quot;;VLOOKUP([.$C826];[.$C$5:.$I$1017];5;0);IF([.$B826]=&quot;E&quot;;&quot;x&quot;;IF([.$B826]=&quot;-&quot;;&quot;-&quot;;&quot;ND&quot;)))" office:value-type="string" office:string-value="x">
            <text:p>x</text:p>
          </table:table-cell>
          <table:table-cell table:style-name="ce18" table:formula="of:=IF([.$B826]=&quot;R&quot;;VLOOKUP([.$C826];[.$C$5:.$I$1017];5;0);IF([.$B826]=&quot;E&quot;;&quot;x&quot;;IF([.$B826]=&quot;-&quot;;&quot;-&quot;;&quot;ND&quot;)))" office:value-type="string" office:string-value="x">
            <text:p>x</text:p>
          </table:table-cell>
          <table:table-cell table:style-name="ce18" table:formula="of:=IF([.$B826]=&quot;R&quot;;VLOOKUP([.$C826];[.$C$5:.$I$1017];6;0);IF([.$B826]=&quot;E&quot;;&quot;x&quot;;IF([.$B826]=&quot;-&quot;;&quot;-&quot;;&quot;ND&quot;)))" office:value-type="string" office:string-value="x">
            <text:p>x</text:p>
          </table:table-cell>
          <table:table-cell table:style-name="ce18" table:formula="of:=IF([.$B826]=&quot;R&quot;;VLOOKUP([.$C826];[.$C$5:.$I$1017];7;0);IF([.$B826]=&quot;E&quot;;&quot;x&quot;;IF([.$B826]=&quot;-&quot;;&quot;-&quot;;&quot;ND&quot;)))" office:value-type="string" office:string-value="x">
            <text:p>x</text:p>
          </table:table-cell>
          <table:table-cell table:style-name="ce26" table:formula="of:=IF([.B826]=&quot;R&quot;;0;IF([.B826]=&quot;-&quot;;0;4))" office:value-type="float" office:value="0">
            <text:p>0</text:p>
          </table:table-cell>
          <table:table-cell table:style-name="ce26" table:formula="of:=IF([.B826]=&quot;R&quot;;0;COUNTIF([.F826:.I82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827]=&quot;R&quot;;VLOOKUP([.$C827];[.$C$5:.$I$1017];5;0);IF([.$B827]=&quot;E&quot;;&quot;x&quot;;IF([.$B827]=&quot;-&quot;;&quot;-&quot;;&quot;ND&quot;)))" office:value-type="string" office:string-value="x">
            <text:p>x</text:p>
          </table:table-cell>
          <table:table-cell table:style-name="ce18" table:formula="of:=IF([.$B827]=&quot;R&quot;;VLOOKUP([.$C827];[.$C$5:.$I$1017];5;0);IF([.$B827]=&quot;E&quot;;&quot;x&quot;;IF([.$B827]=&quot;-&quot;;&quot;-&quot;;&quot;ND&quot;)))" office:value-type="string" office:string-value="x">
            <text:p>x</text:p>
          </table:table-cell>
          <table:table-cell table:style-name="ce18" table:formula="of:=IF([.$B827]=&quot;R&quot;;VLOOKUP([.$C827];[.$C$5:.$I$1017];6;0);IF([.$B827]=&quot;E&quot;;&quot;x&quot;;IF([.$B827]=&quot;-&quot;;&quot;-&quot;;&quot;ND&quot;)))" office:value-type="string" office:string-value="x">
            <text:p>x</text:p>
          </table:table-cell>
          <table:table-cell table:style-name="ce18" table:formula="of:=IF([.$B827]=&quot;R&quot;;VLOOKUP([.$C827];[.$C$5:.$I$1017];7;0);IF([.$B827]=&quot;E&quot;;&quot;x&quot;;IF([.$B827]=&quot;-&quot;;&quot;-&quot;;&quot;ND&quot;)))" office:value-type="string" office:string-value="x">
            <text:p>x</text:p>
          </table:table-cell>
          <table:table-cell table:style-name="ce26" table:formula="of:=IF([.B827]=&quot;R&quot;;0;IF([.B827]=&quot;-&quot;;0;4))" office:value-type="float" office:value="0">
            <text:p>0</text:p>
          </table:table-cell>
          <table:table-cell table:style-name="ce26" table:formula="of:=IF([.B827]=&quot;R&quot;;0;COUNTIF([.F827:.I82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828]=&quot;R&quot;;VLOOKUP([.$C828];[.$C$5:.$I$1017];5;0);IF([.$B828]=&quot;E&quot;;&quot;x&quot;;IF([.$B828]=&quot;-&quot;;&quot;-&quot;;&quot;ND&quot;)))" office:value-type="string" office:string-value="x">
            <text:p>x</text:p>
          </table:table-cell>
          <table:table-cell table:style-name="ce18" table:formula="of:=IF([.$B828]=&quot;R&quot;;VLOOKUP([.$C828];[.$C$5:.$I$1017];5;0);IF([.$B828]=&quot;E&quot;;&quot;x&quot;;IF([.$B828]=&quot;-&quot;;&quot;-&quot;;&quot;ND&quot;)))" office:value-type="string" office:string-value="x">
            <text:p>x</text:p>
          </table:table-cell>
          <table:table-cell table:style-name="ce18" table:formula="of:=IF([.$B828]=&quot;R&quot;;VLOOKUP([.$C828];[.$C$5:.$I$1017];6;0);IF([.$B828]=&quot;E&quot;;&quot;x&quot;;IF([.$B828]=&quot;-&quot;;&quot;-&quot;;&quot;ND&quot;)))" office:value-type="string" office:string-value="x">
            <text:p>x</text:p>
          </table:table-cell>
          <table:table-cell table:style-name="ce18" table:formula="of:=IF([.$B828]=&quot;R&quot;;VLOOKUP([.$C828];[.$C$5:.$I$1017];7;0);IF([.$B828]=&quot;E&quot;;&quot;x&quot;;IF([.$B828]=&quot;-&quot;;&quot;-&quot;;&quot;ND&quot;)))" office:value-type="string" office:string-value="x">
            <text:p>x</text:p>
          </table:table-cell>
          <table:table-cell table:style-name="ce26" table:formula="of:=IF([.B828]=&quot;R&quot;;0;IF([.B828]=&quot;-&quot;;0;4))" office:value-type="float" office:value="0">
            <text:p>0</text:p>
          </table:table-cell>
          <table:table-cell table:style-name="ce26" table:formula="of:=IF([.B828]=&quot;R&quot;;0;COUNTIF([.F828:.I82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2"/>
          <table:table-cell table:style-name="ce18" table:formula="of:=IF([.$B829]=&quot;R&quot;;VLOOKUP([.$C829];[.$C$5:.$I$1017];5;0);IF([.$B829]=&quot;E&quot;;&quot;x&quot;;IF([.$B829]=&quot;-&quot;;&quot;-&quot;;&quot;ND&quot;)))" office:value-type="string" office:string-value="x">
            <text:p>x</text:p>
          </table:table-cell>
          <table:table-cell table:style-name="ce18" table:formula="of:=IF([.$B829]=&quot;R&quot;;VLOOKUP([.$C829];[.$C$5:.$I$1017];5;0);IF([.$B829]=&quot;E&quot;;&quot;x&quot;;IF([.$B829]=&quot;-&quot;;&quot;-&quot;;&quot;ND&quot;)))" office:value-type="string" office:string-value="x">
            <text:p>x</text:p>
          </table:table-cell>
          <table:table-cell table:style-name="ce18" table:formula="of:=IF([.$B829]=&quot;R&quot;;VLOOKUP([.$C829];[.$C$5:.$I$1017];6;0);IF([.$B829]=&quot;E&quot;;&quot;x&quot;;IF([.$B829]=&quot;-&quot;;&quot;-&quot;;&quot;ND&quot;)))" office:value-type="string" office:string-value="x">
            <text:p>x</text:p>
          </table:table-cell>
          <table:table-cell table:style-name="ce18" table:formula="of:=IF([.$B829]=&quot;R&quot;;VLOOKUP([.$C829];[.$C$5:.$I$1017];7;0);IF([.$B829]=&quot;E&quot;;&quot;x&quot;;IF([.$B829]=&quot;-&quot;;&quot;-&quot;;&quot;ND&quot;)))" office:value-type="string" office:string-value="x">
            <text:p>x</text:p>
          </table:table-cell>
          <table:table-cell table:style-name="ce26" table:formula="of:=IF([.B829]=&quot;R&quot;;0;IF([.B829]=&quot;-&quot;;0;4))" office:value-type="float" office:value="0">
            <text:p>0</text:p>
          </table:table-cell>
          <table:table-cell table:style-name="ce26" table:formula="of:=IF([.B829]=&quot;R&quot;;0;COUNTIF([.F829:.I82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2"/>
          <table:table-cell table:style-name="ce18" table:formula="of:=IF([.$B830]=&quot;R&quot;;VLOOKUP([.$C830];[.$C$5:.$I$1017];5;0);IF([.$B830]=&quot;E&quot;;&quot;x&quot;;IF([.$B830]=&quot;-&quot;;&quot;-&quot;;&quot;ND&quot;)))" office:value-type="string" office:string-value="x">
            <text:p>x</text:p>
          </table:table-cell>
          <table:table-cell table:style-name="ce18" table:formula="of:=IF([.$B830]=&quot;R&quot;;VLOOKUP([.$C830];[.$C$5:.$I$1017];5;0);IF([.$B830]=&quot;E&quot;;&quot;x&quot;;IF([.$B830]=&quot;-&quot;;&quot;-&quot;;&quot;ND&quot;)))" office:value-type="string" office:string-value="x">
            <text:p>x</text:p>
          </table:table-cell>
          <table:table-cell table:style-name="ce18" table:formula="of:=IF([.$B830]=&quot;R&quot;;VLOOKUP([.$C830];[.$C$5:.$I$1017];6;0);IF([.$B830]=&quot;E&quot;;&quot;x&quot;;IF([.$B830]=&quot;-&quot;;&quot;-&quot;;&quot;ND&quot;)))" office:value-type="string" office:string-value="x">
            <text:p>x</text:p>
          </table:table-cell>
          <table:table-cell table:style-name="ce18" table:formula="of:=IF([.$B830]=&quot;R&quot;;VLOOKUP([.$C830];[.$C$5:.$I$1017];7;0);IF([.$B830]=&quot;E&quot;;&quot;x&quot;;IF([.$B830]=&quot;-&quot;;&quot;-&quot;;&quot;ND&quot;)))" office:value-type="string" office:string-value="x">
            <text:p>x</text:p>
          </table:table-cell>
          <table:table-cell table:style-name="ce26" table:formula="of:=IF([.B830]=&quot;R&quot;;0;IF([.B830]=&quot;-&quot;;0;4))" office:value-type="float" office:value="0">
            <text:p>0</text:p>
          </table:table-cell>
          <table:table-cell table:style-name="ce26" table:formula="of:=IF([.B830]=&quot;R&quot;;0;COUNTIF([.F830:.I83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831]=&quot;R&quot;;VLOOKUP([.$C831];[.$C$5:.$I$1017];5;0);IF([.$B831]=&quot;E&quot;;&quot;x&quot;;IF([.$B831]=&quot;-&quot;;&quot;-&quot;;&quot;ND&quot;)))" office:value-type="string" office:string-value="x">
            <text:p>x</text:p>
          </table:table-cell>
          <table:table-cell table:style-name="ce18" table:formula="of:=IF([.$B831]=&quot;R&quot;;VLOOKUP([.$C831];[.$C$5:.$I$1017];5;0);IF([.$B831]=&quot;E&quot;;&quot;x&quot;;IF([.$B831]=&quot;-&quot;;&quot;-&quot;;&quot;ND&quot;)))" office:value-type="string" office:string-value="x">
            <text:p>x</text:p>
          </table:table-cell>
          <table:table-cell table:style-name="ce18" table:formula="of:=IF([.$B831]=&quot;R&quot;;VLOOKUP([.$C831];[.$C$5:.$I$1017];6;0);IF([.$B831]=&quot;E&quot;;&quot;x&quot;;IF([.$B831]=&quot;-&quot;;&quot;-&quot;;&quot;ND&quot;)))" office:value-type="string" office:string-value="x">
            <text:p>x</text:p>
          </table:table-cell>
          <table:table-cell table:style-name="ce18" table:formula="of:=IF([.$B831]=&quot;R&quot;;VLOOKUP([.$C831];[.$C$5:.$I$1017];7;0);IF([.$B831]=&quot;E&quot;;&quot;x&quot;;IF([.$B831]=&quot;-&quot;;&quot;-&quot;;&quot;ND&quot;)))" office:value-type="string" office:string-value="x">
            <text:p>x</text:p>
          </table:table-cell>
          <table:table-cell table:style-name="ce26" table:formula="of:=IF([.B831]=&quot;R&quot;;0;IF([.B831]=&quot;-&quot;;0;4))" office:value-type="float" office:value="0">
            <text:p>0</text:p>
          </table:table-cell>
          <table:table-cell table:style-name="ce26" table:formula="of:=IF([.B831]=&quot;R&quot;;0;COUNTIF([.F831:.I8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832]=&quot;R&quot;;VLOOKUP([.$C832];[.$C$5:.$I$1017];5;0);IF([.$B832]=&quot;E&quot;;&quot;x&quot;;IF([.$B832]=&quot;-&quot;;&quot;-&quot;;&quot;ND&quot;)))" office:value-type="string" office:string-value="x">
            <text:p>x</text:p>
          </table:table-cell>
          <table:table-cell table:style-name="ce18" table:formula="of:=IF([.$B832]=&quot;R&quot;;VLOOKUP([.$C832];[.$C$5:.$I$1017];5;0);IF([.$B832]=&quot;E&quot;;&quot;x&quot;;IF([.$B832]=&quot;-&quot;;&quot;-&quot;;&quot;ND&quot;)))" office:value-type="string" office:string-value="x">
            <text:p>x</text:p>
          </table:table-cell>
          <table:table-cell table:style-name="ce18" table:formula="of:=IF([.$B832]=&quot;R&quot;;VLOOKUP([.$C832];[.$C$5:.$I$1017];6;0);IF([.$B832]=&quot;E&quot;;&quot;x&quot;;IF([.$B832]=&quot;-&quot;;&quot;-&quot;;&quot;ND&quot;)))" office:value-type="string" office:string-value="x">
            <text:p>x</text:p>
          </table:table-cell>
          <table:table-cell table:style-name="ce18" table:formula="of:=IF([.$B832]=&quot;R&quot;;VLOOKUP([.$C832];[.$C$5:.$I$1017];7;0);IF([.$B832]=&quot;E&quot;;&quot;x&quot;;IF([.$B832]=&quot;-&quot;;&quot;-&quot;;&quot;ND&quot;)))" office:value-type="string" office:string-value="x">
            <text:p>x</text:p>
          </table:table-cell>
          <table:table-cell table:style-name="ce26" table:formula="of:=IF([.B832]=&quot;R&quot;;0;IF([.B832]=&quot;-&quot;;0;4))" office:value-type="float" office:value="0">
            <text:p>0</text:p>
          </table:table-cell>
          <table:table-cell table:style-name="ce26" table:formula="of:=IF([.B832]=&quot;R&quot;;0;COUNTIF([.F832:.I8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6" table:number-columns-repeated="2"/>
          <table:table-cell table:style-name="ce18" table:formula="of:=IF([.$B833]=&quot;R&quot;;VLOOKUP([.$C833];[.$C$5:.$I$1017];5;0);IF([.$B833]=&quot;E&quot;;&quot;x&quot;;IF([.$B833]=&quot;-&quot;;&quot;-&quot;;&quot;ND&quot;)))" office:value-type="string" office:string-value="x">
            <text:p>x</text:p>
          </table:table-cell>
          <table:table-cell table:style-name="ce18" table:formula="of:=IF([.$B833]=&quot;R&quot;;VLOOKUP([.$C833];[.$C$5:.$I$1017];5;0);IF([.$B833]=&quot;E&quot;;&quot;x&quot;;IF([.$B833]=&quot;-&quot;;&quot;-&quot;;&quot;ND&quot;)))" office:value-type="string" office:string-value="x">
            <text:p>x</text:p>
          </table:table-cell>
          <table:table-cell table:style-name="ce18" table:formula="of:=IF([.$B833]=&quot;R&quot;;VLOOKUP([.$C833];[.$C$5:.$I$1017];6;0);IF([.$B833]=&quot;E&quot;;&quot;x&quot;;IF([.$B833]=&quot;-&quot;;&quot;-&quot;;&quot;ND&quot;)))" office:value-type="string" office:string-value="x">
            <text:p>x</text:p>
          </table:table-cell>
          <table:table-cell table:style-name="ce18" table:formula="of:=IF([.$B833]=&quot;R&quot;;VLOOKUP([.$C833];[.$C$5:.$I$1017];7;0);IF([.$B833]=&quot;E&quot;;&quot;x&quot;;IF([.$B833]=&quot;-&quot;;&quot;-&quot;;&quot;ND&quot;)))" office:value-type="string" office:string-value="x">
            <text:p>x</text:p>
          </table:table-cell>
          <table:table-cell table:style-name="ce26" table:formula="of:=IF([.B833]=&quot;R&quot;;0;IF([.B833]=&quot;-&quot;;0;4))" office:value-type="float" office:value="0">
            <text:p>0</text:p>
          </table:table-cell>
          <table:table-cell table:style-name="ce26" table:formula="of:=IF([.B833]=&quot;R&quot;;0;COUNTIF([.F833:.I8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style-name="ce3" office:value-type="string">
            <text:p>N</text:p>
          </table:table-cell>
          <table:table-cell table:style-name="ce3" office:value-type="float" office:value="311">
            <text:p>311</text:p>
          </table:table-cell>
          <table:table-cell table:style-name="ce6" office:value-type="string">
            <text:p>“layer-new”</text:p>
            <text:p>(or use “list-add” ??)</text:p>
          </table:table-cell>
          <table:table-cell table:style-name="ce6"/>
          <table:table-cell table:style-name="ce18" table:formula="of:=IF([.$B834]=&quot;R&quot;;VLOOKUP([.$C834];[.$C$5:.$I$1017];5;0);IF([.$B834]=&quot;E&quot;;&quot;x&quot;;IF([.$B834]=&quot;-&quot;;&quot;-&quot;;&quot;ND&quot;)))" office:value-type="string" office:string-value="ND">
            <text:p>ND</text:p>
          </table:table-cell>
          <table:table-cell table:style-name="ce18" table:formula="of:=IF([.$B834]=&quot;R&quot;;VLOOKUP([.$C834];[.$C$5:.$I$1017];5;0);IF([.$B834]=&quot;E&quot;;&quot;x&quot;;IF([.$B834]=&quot;-&quot;;&quot;-&quot;;&quot;ND&quot;)))" office:value-type="string" office:string-value="ND">
            <text:p>ND</text:p>
          </table:table-cell>
          <table:table-cell table:style-name="ce18" table:formula="of:=IF([.$B834]=&quot;R&quot;;VLOOKUP([.$C834];[.$C$5:.$I$1017];6;0);IF([.$B834]=&quot;E&quot;;&quot;x&quot;;IF([.$B834]=&quot;-&quot;;&quot;-&quot;;&quot;ND&quot;)))" office:value-type="string" office:string-value="ND">
            <text:p>ND</text:p>
          </table:table-cell>
          <table:table-cell table:style-name="ce18" table:formula="of:=IF([.$B834]=&quot;R&quot;;VLOOKUP([.$C834];[.$C$5:.$I$1017];7;0);IF([.$B834]=&quot;E&quot;;&quot;x&quot;;IF([.$B834]=&quot;-&quot;;&quot;-&quot;;&quot;ND&quot;)))" office:value-type="string" office:string-value="ND">
            <text:p>ND</text:p>
          </table:table-cell>
          <table:table-cell table:style-name="ce26" table:formula="of:=IF([.B834]=&quot;R&quot;;0;IF([.B834]=&quot;-&quot;;0;4))" office:value-type="float" office:value="4">
            <text:p>4</text:p>
          </table:table-cell>
          <table:table-cell table:style-name="ce26" table:formula="of:=IF([.B834]=&quot;R&quot;;0;COUNTIF([.F834:.I8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835]=&quot;R&quot;;VLOOKUP([.$C835];[.$C$5:.$I$1017];5;0);IF([.$B835]=&quot;E&quot;;&quot;x&quot;;IF([.$B835]=&quot;-&quot;;&quot;-&quot;;&quot;ND&quot;)))" office:value-type="string" office:string-value="x">
            <text:p>x</text:p>
          </table:table-cell>
          <table:table-cell table:style-name="ce18" table:formula="of:=IF([.$B835]=&quot;R&quot;;VLOOKUP([.$C835];[.$C$5:.$I$1017];5;0);IF([.$B835]=&quot;E&quot;;&quot;x&quot;;IF([.$B835]=&quot;-&quot;;&quot;-&quot;;&quot;ND&quot;)))" office:value-type="string" office:string-value="x">
            <text:p>x</text:p>
          </table:table-cell>
          <table:table-cell table:style-name="ce18" table:formula="of:=IF([.$B835]=&quot;R&quot;;VLOOKUP([.$C835];[.$C$5:.$I$1017];6;0);IF([.$B835]=&quot;E&quot;;&quot;x&quot;;IF([.$B835]=&quot;-&quot;;&quot;-&quot;;&quot;ND&quot;)))" office:value-type="string" office:string-value="x">
            <text:p>x</text:p>
          </table:table-cell>
          <table:table-cell table:style-name="ce18" table:formula="of:=IF([.$B835]=&quot;R&quot;;VLOOKUP([.$C835];[.$C$5:.$I$1017];7;0);IF([.$B835]=&quot;E&quot;;&quot;x&quot;;IF([.$B835]=&quot;-&quot;;&quot;-&quot;;&quot;ND&quot;)))" office:value-type="string" office:string-value="x">
            <text:p>x</text:p>
          </table:table-cell>
          <table:table-cell table:style-name="ce26" table:formula="of:=IF([.B835]=&quot;R&quot;;0;IF([.B835]=&quot;-&quot;;0;4))" office:value-type="float" office:value="0">
            <text:p>0</text:p>
          </table:table-cell>
          <table:table-cell table:style-name="ce26" table:formula="of:=IF([.B835]=&quot;R&quot;;0;COUNTIF([.F835:.I8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2"/>
          <table:table-cell table:style-name="ce18" table:formula="of:=IF([.$B836]=&quot;R&quot;;VLOOKUP([.$C836];[.$C$5:.$I$1017];5;0);IF([.$B836]=&quot;E&quot;;&quot;x&quot;;IF([.$B836]=&quot;-&quot;;&quot;-&quot;;&quot;ND&quot;)))" office:value-type="string" office:string-value="x">
            <text:p>x</text:p>
          </table:table-cell>
          <table:table-cell table:style-name="ce18" table:formula="of:=IF([.$B836]=&quot;R&quot;;VLOOKUP([.$C836];[.$C$5:.$I$1017];5;0);IF([.$B836]=&quot;E&quot;;&quot;x&quot;;IF([.$B836]=&quot;-&quot;;&quot;-&quot;;&quot;ND&quot;)))" office:value-type="string" office:string-value="x">
            <text:p>x</text:p>
          </table:table-cell>
          <table:table-cell table:style-name="ce18" table:formula="of:=IF([.$B836]=&quot;R&quot;;VLOOKUP([.$C836];[.$C$5:.$I$1017];6;0);IF([.$B836]=&quot;E&quot;;&quot;x&quot;;IF([.$B836]=&quot;-&quot;;&quot;-&quot;;&quot;ND&quot;)))" office:value-type="string" office:string-value="x">
            <text:p>x</text:p>
          </table:table-cell>
          <table:table-cell table:style-name="ce18" table:formula="of:=IF([.$B836]=&quot;R&quot;;VLOOKUP([.$C836];[.$C$5:.$I$1017];7;0);IF([.$B836]=&quot;E&quot;;&quot;x&quot;;IF([.$B836]=&quot;-&quot;;&quot;-&quot;;&quot;ND&quot;)))" office:value-type="string" office:string-value="x">
            <text:p>x</text:p>
          </table:table-cell>
          <table:table-cell table:style-name="ce26" table:formula="of:=IF([.B836]=&quot;R&quot;;0;IF([.B836]=&quot;-&quot;;0;4))" office:value-type="float" office:value="0">
            <text:p>0</text:p>
          </table:table-cell>
          <table:table-cell table:style-name="ce26" table:formula="of:=IF([.B836]=&quot;R&quot;;0;COUNTIF([.F836:.I8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3">
            <text:p>33</text:p>
          </table:table-cell>
          <table:table-cell table:style-name="ce6" table:number-columns-repeated="2"/>
          <table:table-cell table:style-name="ce18" table:formula="of:=IF([.$B837]=&quot;R&quot;;VLOOKUP([.$C837];[.$C$5:.$I$1017];5;0);IF([.$B837]=&quot;E&quot;;&quot;x&quot;;IF([.$B837]=&quot;-&quot;;&quot;-&quot;;&quot;ND&quot;)))" office:value-type="string" office:string-value="ND">
            <text:p>ND</text:p>
          </table:table-cell>
          <table:table-cell table:style-name="ce18" table:formula="of:=IF([.$B837]=&quot;R&quot;;VLOOKUP([.$C837];[.$C$5:.$I$1017];5;0);IF([.$B837]=&quot;E&quot;;&quot;x&quot;;IF([.$B837]=&quot;-&quot;;&quot;-&quot;;&quot;ND&quot;)))" office:value-type="string" office:string-value="ND">
            <text:p>ND</text:p>
          </table:table-cell>
          <table:table-cell table:style-name="ce18" table:formula="of:=IF([.$B837]=&quot;R&quot;;VLOOKUP([.$C837];[.$C$5:.$I$1017];6;0);IF([.$B837]=&quot;E&quot;;&quot;x&quot;;IF([.$B837]=&quot;-&quot;;&quot;-&quot;;&quot;ND&quot;)))" office:value-type="string" office:string-value="ND">
            <text:p>ND</text:p>
          </table:table-cell>
          <table:table-cell table:style-name="ce18" table:formula="of:=IF([.$B837]=&quot;R&quot;;VLOOKUP([.$C837];[.$C$5:.$I$1017];7;0);IF([.$B837]=&quot;E&quot;;&quot;x&quot;;IF([.$B837]=&quot;-&quot;;&quot;-&quot;;&quot;ND&quot;)))" office:value-type="string" office:string-value="ND">
            <text:p>ND</text:p>
          </table:table-cell>
          <table:table-cell table:style-name="ce26" table:formula="of:=IF([.B837]=&quot;R&quot;;0;IF([.B837]=&quot;-&quot;;0;4))" office:value-type="float" office:value="0">
            <text:p>0</text:p>
          </table:table-cell>
          <table:table-cell table:style-name="ce26" table:formula="of:=IF([.B837]=&quot;R&quot;;0;COUNTIF([.F837:.I83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838]=&quot;R&quot;;VLOOKUP([.$C838];[.$C$5:.$I$1017];5;0);IF([.$B838]=&quot;E&quot;;&quot;x&quot;;IF([.$B838]=&quot;-&quot;;&quot;-&quot;;&quot;ND&quot;)))" office:value-type="string" office:string-value="x">
            <text:p>x</text:p>
          </table:table-cell>
          <table:table-cell table:style-name="ce18" table:formula="of:=IF([.$B838]=&quot;R&quot;;VLOOKUP([.$C838];[.$C$5:.$I$1017];5;0);IF([.$B838]=&quot;E&quot;;&quot;x&quot;;IF([.$B838]=&quot;-&quot;;&quot;-&quot;;&quot;ND&quot;)))" office:value-type="string" office:string-value="x">
            <text:p>x</text:p>
          </table:table-cell>
          <table:table-cell table:style-name="ce18" table:formula="of:=IF([.$B838]=&quot;R&quot;;VLOOKUP([.$C838];[.$C$5:.$I$1017];6;0);IF([.$B838]=&quot;E&quot;;&quot;x&quot;;IF([.$B838]=&quot;-&quot;;&quot;-&quot;;&quot;ND&quot;)))" office:value-type="string" office:string-value="x">
            <text:p>x</text:p>
          </table:table-cell>
          <table:table-cell table:style-name="ce18" table:formula="of:=IF([.$B838]=&quot;R&quot;;VLOOKUP([.$C838];[.$C$5:.$I$1017];7;0);IF([.$B838]=&quot;E&quot;;&quot;x&quot;;IF([.$B838]=&quot;-&quot;;&quot;-&quot;;&quot;ND&quot;)))" office:value-type="string" office:string-value="x">
            <text:p>x</text:p>
          </table:table-cell>
          <table:table-cell table:style-name="ce26" table:formula="of:=IF([.B838]=&quot;R&quot;;0;IF([.B838]=&quot;-&quot;;0;4))" office:value-type="float" office:value="0">
            <text:p>0</text:p>
          </table:table-cell>
          <table:table-cell table:style-name="ce26" table:formula="of:=IF([.B838]=&quot;R&quot;;0;COUNTIF([.F838:.I8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style-name="ce3" office:value-type="string">
            <text:p>N</text:p>
          </table:table-cell>
          <table:table-cell table:style-name="ce3" office:value-type="float" office:value="312">
            <text:p>312</text:p>
          </table:table-cell>
          <table:table-cell table:style-name="ce6" office:value-type="string">
            <text:p>“backgroundtool” (?) </text:p>
            <text:p>(fill background is R14)</text:p>
          </table:table-cell>
          <table:table-cell table:style-name="ce6"/>
          <table:table-cell table:style-name="ce18" table:formula="of:=IF([.$B839]=&quot;R&quot;;VLOOKUP([.$C839];[.$C$5:.$I$1017];5;0);IF([.$B839]=&quot;E&quot;;&quot;x&quot;;IF([.$B839]=&quot;-&quot;;&quot;-&quot;;&quot;ND&quot;)))" office:value-type="string" office:string-value="ND">
            <text:p>ND</text:p>
          </table:table-cell>
          <table:table-cell table:style-name="ce18" table:formula="of:=IF([.$B839]=&quot;R&quot;;VLOOKUP([.$C839];[.$C$5:.$I$1017];5;0);IF([.$B839]=&quot;E&quot;;&quot;x&quot;;IF([.$B839]=&quot;-&quot;;&quot;-&quot;;&quot;ND&quot;)))" office:value-type="string" office:string-value="ND">
            <text:p>ND</text:p>
          </table:table-cell>
          <table:table-cell table:style-name="ce18" table:formula="of:=IF([.$B839]=&quot;R&quot;;VLOOKUP([.$C839];[.$C$5:.$I$1017];6;0);IF([.$B839]=&quot;E&quot;;&quot;x&quot;;IF([.$B839]=&quot;-&quot;;&quot;-&quot;;&quot;ND&quot;)))" office:value-type="string" office:string-value="ND">
            <text:p>ND</text:p>
          </table:table-cell>
          <table:table-cell table:style-name="ce18" table:formula="of:=IF([.$B839]=&quot;R&quot;;VLOOKUP([.$C839];[.$C$5:.$I$1017];7;0);IF([.$B839]=&quot;E&quot;;&quot;x&quot;;IF([.$B839]=&quot;-&quot;;&quot;-&quot;;&quot;ND&quot;)))" office:value-type="string" office:string-value="ND">
            <text:p>ND</text:p>
          </table:table-cell>
          <table:table-cell table:style-name="ce26" table:formula="of:=IF([.B839]=&quot;R&quot;;0;IF([.B839]=&quot;-&quot;;0;4))" office:value-type="float" office:value="4">
            <text:p>4</text:p>
          </table:table-cell>
          <table:table-cell table:style-name="ce26" table:formula="of:=IF([.B839]=&quot;R&quot;;0;COUNTIF([.F839:.I8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840]=&quot;R&quot;;VLOOKUP([.$C840];[.$C$5:.$I$1017];5;0);IF([.$B840]=&quot;E&quot;;&quot;x&quot;;IF([.$B840]=&quot;-&quot;;&quot;-&quot;;&quot;ND&quot;)))" office:value-type="string" office:string-value="ND">
            <text:p>ND</text:p>
          </table:table-cell>
          <table:table-cell table:style-name="ce18" table:formula="of:=IF([.$B840]=&quot;R&quot;;VLOOKUP([.$C840];[.$C$5:.$I$1017];5;0);IF([.$B840]=&quot;E&quot;;&quot;x&quot;;IF([.$B840]=&quot;-&quot;;&quot;-&quot;;&quot;ND&quot;)))" office:value-type="string" office:string-value="ND">
            <text:p>ND</text:p>
          </table:table-cell>
          <table:table-cell table:style-name="ce18" table:formula="of:=IF([.$B840]=&quot;R&quot;;VLOOKUP([.$C840];[.$C$5:.$I$1017];6;0);IF([.$B840]=&quot;E&quot;;&quot;x&quot;;IF([.$B840]=&quot;-&quot;;&quot;-&quot;;&quot;ND&quot;)))" office:value-type="string" office:string-value="ND">
            <text:p>ND</text:p>
          </table:table-cell>
          <table:table-cell table:style-name="ce18" table:formula="of:=IF([.$B840]=&quot;R&quot;;VLOOKUP([.$C840];[.$C$5:.$I$1017];7;0);IF([.$B840]=&quot;E&quot;;&quot;x&quot;;IF([.$B840]=&quot;-&quot;;&quot;-&quot;;&quot;ND&quot;)))" office:value-type="string" office:string-value="ND">
            <text:p>ND</text:p>
          </table:table-cell>
          <table:table-cell table:style-name="ce26" table:formula="of:=IF([.B840]=&quot;R&quot;;0;IF([.B840]=&quot;-&quot;;0;4))" office:value-type="float" office:value="0">
            <text:p>0</text:p>
          </table:table-cell>
          <table:table-cell table:style-name="ce26" table:formula="of:=IF([.B840]=&quot;R&quot;;0;COUNTIF([.F840:.I8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8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(R10 is “arrow_down”, R76is “arrow_right”)</text:p>
          </table:table-cell>
          <table:table-cell table:style-name="ce6"/>
          <table:table-cell table:style-name="ce18" table:formula="of:=IF([.$B841]=&quot;R&quot;;VLOOKUP([.$C841];[.$C$5:.$I$1017];5;0);IF([.$B841]=&quot;E&quot;;&quot;x&quot;;IF([.$B841]=&quot;-&quot;;&quot;-&quot;;&quot;ND&quot;)))" office:value-type="string" office:string-value="x">
            <text:p>x</text:p>
          </table:table-cell>
          <table:table-cell table:style-name="ce18" table:formula="of:=IF([.$B841]=&quot;R&quot;;VLOOKUP([.$C841];[.$C$5:.$I$1017];5;0);IF([.$B841]=&quot;E&quot;;&quot;x&quot;;IF([.$B841]=&quot;-&quot;;&quot;-&quot;;&quot;ND&quot;)))" office:value-type="string" office:string-value="x">
            <text:p>x</text:p>
          </table:table-cell>
          <table:table-cell table:style-name="ce18" table:formula="of:=IF([.$B841]=&quot;R&quot;;VLOOKUP([.$C841];[.$C$5:.$I$1017];6;0);IF([.$B841]=&quot;E&quot;;&quot;x&quot;;IF([.$B841]=&quot;-&quot;;&quot;-&quot;;&quot;ND&quot;)))" office:value-type="string" office:string-value="x">
            <text:p>x</text:p>
          </table:table-cell>
          <table:table-cell table:style-name="ce18" table:formula="of:=IF([.$B841]=&quot;R&quot;;VLOOKUP([.$C841];[.$C$5:.$I$1017];7;0);IF([.$B841]=&quot;E&quot;;&quot;x&quot;;IF([.$B841]=&quot;-&quot;;&quot;-&quot;;&quot;ND&quot;)))" office:value-type="string" office:string-value="x">
            <text:p>x</text:p>
          </table:table-cell>
          <table:table-cell table:style-name="ce26" table:formula="of:=IF([.B841]=&quot;R&quot;;0;IF([.B841]=&quot;-&quot;;0;4))" office:value-type="float" office:value="0">
            <text:p>0</text:p>
          </table:table-cell>
          <table:table-cell table:style-name="ce26" table:formula="of:=IF([.B841]=&quot;R&quot;;0;COUNTIF([.F841:.I8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2"/>
          <table:table-cell table:style-name="ce18" table:formula="of:=IF([.$B842]=&quot;R&quot;;VLOOKUP([.$C842];[.$C$5:.$I$1017];5;0);IF([.$B842]=&quot;E&quot;;&quot;x&quot;;IF([.$B842]=&quot;-&quot;;&quot;-&quot;;&quot;ND&quot;)))" office:value-type="string" office:string-value="ND">
            <text:p>ND</text:p>
          </table:table-cell>
          <table:table-cell table:style-name="ce18" table:formula="of:=IF([.$B842]=&quot;R&quot;;VLOOKUP([.$C842];[.$C$5:.$I$1017];5;0);IF([.$B842]=&quot;E&quot;;&quot;x&quot;;IF([.$B842]=&quot;-&quot;;&quot;-&quot;;&quot;ND&quot;)))" office:value-type="string" office:string-value="ND">
            <text:p>ND</text:p>
          </table:table-cell>
          <table:table-cell table:style-name="ce18" table:formula="of:=IF([.$B842]=&quot;R&quot;;VLOOKUP([.$C842];[.$C$5:.$I$1017];6;0);IF([.$B842]=&quot;E&quot;;&quot;x&quot;;IF([.$B842]=&quot;-&quot;;&quot;-&quot;;&quot;ND&quot;)))" office:value-type="string" office:string-value="ND">
            <text:p>ND</text:p>
          </table:table-cell>
          <table:table-cell table:style-name="ce18" table:formula="of:=IF([.$B842]=&quot;R&quot;;VLOOKUP([.$C842];[.$C$5:.$I$1017];7;0);IF([.$B842]=&quot;E&quot;;&quot;x&quot;;IF([.$B842]=&quot;-&quot;;&quot;-&quot;;&quot;ND&quot;)))" office:value-type="string" office:string-value="ND">
            <text:p>ND</text:p>
          </table:table-cell>
          <table:table-cell table:style-name="ce26" table:formula="of:=IF([.B842]=&quot;R&quot;;0;IF([.B842]=&quot;-&quot;;0;4))" office:value-type="float" office:value="0">
            <text:p>0</text:p>
          </table:table-cell>
          <table:table-cell table:style-name="ce26" table:formula="of:=IF([.B842]=&quot;R&quot;;0;COUNTIF([.F842:.I8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table:number-columns-repeated="2"/>
          <table:table-cell table:style-name="ce18" table:formula="of:=IF([.$B843]=&quot;R&quot;;VLOOKUP([.$C843];[.$C$5:.$I$1017];5;0);IF([.$B843]=&quot;E&quot;;&quot;x&quot;;IF([.$B843]=&quot;-&quot;;&quot;-&quot;;&quot;ND&quot;)))" office:value-type="string" office:string-value="x">
            <text:p>x</text:p>
          </table:table-cell>
          <table:table-cell table:style-name="ce18" table:formula="of:=IF([.$B843]=&quot;R&quot;;VLOOKUP([.$C843];[.$C$5:.$I$1017];5;0);IF([.$B843]=&quot;E&quot;;&quot;x&quot;;IF([.$B843]=&quot;-&quot;;&quot;-&quot;;&quot;ND&quot;)))" office:value-type="string" office:string-value="x">
            <text:p>x</text:p>
          </table:table-cell>
          <table:table-cell table:style-name="ce18" table:formula="of:=IF([.$B843]=&quot;R&quot;;VLOOKUP([.$C843];[.$C$5:.$I$1017];6;0);IF([.$B843]=&quot;E&quot;;&quot;x&quot;;IF([.$B843]=&quot;-&quot;;&quot;-&quot;;&quot;ND&quot;)))" office:value-type="string" office:string-value="x">
            <text:p>x</text:p>
          </table:table-cell>
          <table:table-cell table:style-name="ce18" table:formula="of:=IF([.$B843]=&quot;R&quot;;VLOOKUP([.$C843];[.$C$5:.$I$1017];7;0);IF([.$B843]=&quot;E&quot;;&quot;x&quot;;IF([.$B843]=&quot;-&quot;;&quot;-&quot;;&quot;ND&quot;)))" office:value-type="string" office:string-value="x">
            <text:p>x</text:p>
          </table:table-cell>
          <table:table-cell table:style-name="ce26" table:formula="of:=IF([.B843]=&quot;R&quot;;0;IF([.B843]=&quot;-&quot;;0;4))" office:value-type="float" office:value="0">
            <text:p>0</text:p>
          </table:table-cell>
          <table:table-cell table:style-name="ce26" table:formula="of:=IF([.B843]=&quot;R&quot;;0;COUNTIF([.F843:.I8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table:number-columns-repeated="2"/>
          <table:table-cell table:style-name="ce18" table:formula="of:=IF([.$B844]=&quot;R&quot;;VLOOKUP([.$C844];[.$C$5:.$I$1017];5;0);IF([.$B844]=&quot;E&quot;;&quot;x&quot;;IF([.$B844]=&quot;-&quot;;&quot;-&quot;;&quot;ND&quot;)))" office:value-type="string" office:string-value="x">
            <text:p>x</text:p>
          </table:table-cell>
          <table:table-cell table:style-name="ce18" table:formula="of:=IF([.$B844]=&quot;R&quot;;VLOOKUP([.$C844];[.$C$5:.$I$1017];5;0);IF([.$B844]=&quot;E&quot;;&quot;x&quot;;IF([.$B844]=&quot;-&quot;;&quot;-&quot;;&quot;ND&quot;)))" office:value-type="string" office:string-value="x">
            <text:p>x</text:p>
          </table:table-cell>
          <table:table-cell table:style-name="ce18" table:formula="of:=IF([.$B844]=&quot;R&quot;;VLOOKUP([.$C844];[.$C$5:.$I$1017];6;0);IF([.$B844]=&quot;E&quot;;&quot;x&quot;;IF([.$B844]=&quot;-&quot;;&quot;-&quot;;&quot;ND&quot;)))" office:value-type="string" office:string-value="x">
            <text:p>x</text:p>
          </table:table-cell>
          <table:table-cell table:style-name="ce18" table:formula="of:=IF([.$B844]=&quot;R&quot;;VLOOKUP([.$C844];[.$C$5:.$I$1017];7;0);IF([.$B844]=&quot;E&quot;;&quot;x&quot;;IF([.$B844]=&quot;-&quot;;&quot;-&quot;;&quot;ND&quot;)))" office:value-type="string" office:string-value="x">
            <text:p>x</text:p>
          </table:table-cell>
          <table:table-cell table:style-name="ce26" table:formula="of:=IF([.B844]=&quot;R&quot;;0;IF([.B844]=&quot;-&quot;;0;4))" office:value-type="float" office:value="0">
            <text:p>0</text:p>
          </table:table-cell>
          <table:table-cell table:style-name="ce26" table:formula="of:=IF([.B844]=&quot;R&quot;;0;COUNTIF([.F844:.I8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table:number-columns-repeated="2"/>
          <table:table-cell table:style-name="ce18" table:formula="of:=IF([.$B845]=&quot;R&quot;;VLOOKUP([.$C845];[.$C$5:.$I$1017];5;0);IF([.$B845]=&quot;E&quot;;&quot;x&quot;;IF([.$B845]=&quot;-&quot;;&quot;-&quot;;&quot;ND&quot;)))" office:value-type="string" office:string-value="x">
            <text:p>x</text:p>
          </table:table-cell>
          <table:table-cell table:style-name="ce18" table:formula="of:=IF([.$B845]=&quot;R&quot;;VLOOKUP([.$C845];[.$C$5:.$I$1017];5;0);IF([.$B845]=&quot;E&quot;;&quot;x&quot;;IF([.$B845]=&quot;-&quot;;&quot;-&quot;;&quot;ND&quot;)))" office:value-type="string" office:string-value="x">
            <text:p>x</text:p>
          </table:table-cell>
          <table:table-cell table:style-name="ce18" table:formula="of:=IF([.$B845]=&quot;R&quot;;VLOOKUP([.$C845];[.$C$5:.$I$1017];6;0);IF([.$B845]=&quot;E&quot;;&quot;x&quot;;IF([.$B845]=&quot;-&quot;;&quot;-&quot;;&quot;ND&quot;)))" office:value-type="string" office:string-value="x">
            <text:p>x</text:p>
          </table:table-cell>
          <table:table-cell table:style-name="ce18" table:formula="of:=IF([.$B845]=&quot;R&quot;;VLOOKUP([.$C845];[.$C$5:.$I$1017];7;0);IF([.$B845]=&quot;E&quot;;&quot;x&quot;;IF([.$B845]=&quot;-&quot;;&quot;-&quot;;&quot;ND&quot;)))" office:value-type="string" office:string-value="x">
            <text:p>x</text:p>
          </table:table-cell>
          <table:table-cell table:style-name="ce26" table:formula="of:=IF([.B845]=&quot;R&quot;;0;IF([.B845]=&quot;-&quot;;0;4))" office:value-type="float" office:value="0">
            <text:p>0</text:p>
          </table:table-cell>
          <table:table-cell table:style-name="ce26" table:formula="of:=IF([.B845]=&quot;R&quot;;0;COUNTIF([.F845:.I8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table:number-columns-repeated="2"/>
          <table:table-cell table:style-name="ce18" table:formula="of:=IF([.$B846]=&quot;R&quot;;VLOOKUP([.$C846];[.$C$5:.$I$1017];5;0);IF([.$B846]=&quot;E&quot;;&quot;x&quot;;IF([.$B846]=&quot;-&quot;;&quot;-&quot;;&quot;ND&quot;)))" office:value-type="string" office:string-value="x">
            <text:p>x</text:p>
          </table:table-cell>
          <table:table-cell table:style-name="ce18" table:formula="of:=IF([.$B846]=&quot;R&quot;;VLOOKUP([.$C846];[.$C$5:.$I$1017];5;0);IF([.$B846]=&quot;E&quot;;&quot;x&quot;;IF([.$B846]=&quot;-&quot;;&quot;-&quot;;&quot;ND&quot;)))" office:value-type="string" office:string-value="x">
            <text:p>x</text:p>
          </table:table-cell>
          <table:table-cell table:style-name="ce18" table:formula="of:=IF([.$B846]=&quot;R&quot;;VLOOKUP([.$C846];[.$C$5:.$I$1017];6;0);IF([.$B846]=&quot;E&quot;;&quot;x&quot;;IF([.$B846]=&quot;-&quot;;&quot;-&quot;;&quot;ND&quot;)))" office:value-type="string" office:string-value="x">
            <text:p>x</text:p>
          </table:table-cell>
          <table:table-cell table:style-name="ce18" table:formula="of:=IF([.$B846]=&quot;R&quot;;VLOOKUP([.$C846];[.$C$5:.$I$1017];7;0);IF([.$B846]=&quot;E&quot;;&quot;x&quot;;IF([.$B846]=&quot;-&quot;;&quot;-&quot;;&quot;ND&quot;)))" office:value-type="string" office:string-value="x">
            <text:p>x</text:p>
          </table:table-cell>
          <table:table-cell table:style-name="ce26" table:formula="of:=IF([.B846]=&quot;R&quot;;0;IF([.B846]=&quot;-&quot;;0;4))" office:value-type="float" office:value="0">
            <text:p>0</text:p>
          </table:table-cell>
          <table:table-cell table:style-name="ce26" table:formula="of:=IF([.B846]=&quot;R&quot;;0;COUNTIF([.F846:.I8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table:number-columns-repeated="2"/>
          <table:table-cell table:style-name="ce18" table:formula="of:=IF([.$B847]=&quot;R&quot;;VLOOKUP([.$C847];[.$C$5:.$I$1017];5;0);IF([.$B847]=&quot;E&quot;;&quot;x&quot;;IF([.$B847]=&quot;-&quot;;&quot;-&quot;;&quot;ND&quot;)))" office:value-type="string" office:string-value="x">
            <text:p>x</text:p>
          </table:table-cell>
          <table:table-cell table:style-name="ce18" table:formula="of:=IF([.$B847]=&quot;R&quot;;VLOOKUP([.$C847];[.$C$5:.$I$1017];5;0);IF([.$B847]=&quot;E&quot;;&quot;x&quot;;IF([.$B847]=&quot;-&quot;;&quot;-&quot;;&quot;ND&quot;)))" office:value-type="string" office:string-value="x">
            <text:p>x</text:p>
          </table:table-cell>
          <table:table-cell table:style-name="ce18" table:formula="of:=IF([.$B847]=&quot;R&quot;;VLOOKUP([.$C847];[.$C$5:.$I$1017];6;0);IF([.$B847]=&quot;E&quot;;&quot;x&quot;;IF([.$B847]=&quot;-&quot;;&quot;-&quot;;&quot;ND&quot;)))" office:value-type="string" office:string-value="x">
            <text:p>x</text:p>
          </table:table-cell>
          <table:table-cell table:style-name="ce18" table:formula="of:=IF([.$B847]=&quot;R&quot;;VLOOKUP([.$C847];[.$C$5:.$I$1017];7;0);IF([.$B847]=&quot;E&quot;;&quot;x&quot;;IF([.$B847]=&quot;-&quot;;&quot;-&quot;;&quot;ND&quot;)))" office:value-type="string" office:string-value="x">
            <text:p>x</text:p>
          </table:table-cell>
          <table:table-cell table:style-name="ce26" table:formula="of:=IF([.B847]=&quot;R&quot;;0;IF([.B847]=&quot;-&quot;;0;4))" office:value-type="float" office:value="0">
            <text:p>0</text:p>
          </table:table-cell>
          <table:table-cell table:style-name="ce26" table:formula="of:=IF([.B847]=&quot;R&quot;;0;COUNTIF([.F847:.I8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table:number-columns-repeated="2"/>
          <table:table-cell table:style-name="ce18" table:formula="of:=IF([.$B848]=&quot;R&quot;;VLOOKUP([.$C848];[.$C$5:.$I$1017];5;0);IF([.$B848]=&quot;E&quot;;&quot;x&quot;;IF([.$B848]=&quot;-&quot;;&quot;-&quot;;&quot;ND&quot;)))" office:value-type="string" office:string-value="x">
            <text:p>x</text:p>
          </table:table-cell>
          <table:table-cell table:style-name="ce18" table:formula="of:=IF([.$B848]=&quot;R&quot;;VLOOKUP([.$C848];[.$C$5:.$I$1017];5;0);IF([.$B848]=&quot;E&quot;;&quot;x&quot;;IF([.$B848]=&quot;-&quot;;&quot;-&quot;;&quot;ND&quot;)))" office:value-type="string" office:string-value="x">
            <text:p>x</text:p>
          </table:table-cell>
          <table:table-cell table:style-name="ce18" table:formula="of:=IF([.$B848]=&quot;R&quot;;VLOOKUP([.$C848];[.$C$5:.$I$1017];6;0);IF([.$B848]=&quot;E&quot;;&quot;x&quot;;IF([.$B848]=&quot;-&quot;;&quot;-&quot;;&quot;ND&quot;)))" office:value-type="string" office:string-value="x">
            <text:p>x</text:p>
          </table:table-cell>
          <table:table-cell table:style-name="ce18" table:formula="of:=IF([.$B848]=&quot;R&quot;;VLOOKUP([.$C848];[.$C$5:.$I$1017];7;0);IF([.$B848]=&quot;E&quot;;&quot;x&quot;;IF([.$B848]=&quot;-&quot;;&quot;-&quot;;&quot;ND&quot;)))" office:value-type="string" office:string-value="x">
            <text:p>x</text:p>
          </table:table-cell>
          <table:table-cell table:style-name="ce26" table:formula="of:=IF([.B848]=&quot;R&quot;;0;IF([.B848]=&quot;-&quot;;0;4))" office:value-type="float" office:value="0">
            <text:p>0</text:p>
          </table:table-cell>
          <table:table-cell table:style-name="ce26" table:formula="of:=IF([.B848]=&quot;R&quot;;0;COUNTIF([.F848:.I8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table:number-columns-repeated="2"/>
          <table:table-cell table:style-name="ce18" table:formula="of:=IF([.$B849]=&quot;R&quot;;VLOOKUP([.$C849];[.$C$5:.$I$1017];5;0);IF([.$B849]=&quot;E&quot;;&quot;x&quot;;IF([.$B849]=&quot;-&quot;;&quot;-&quot;;&quot;ND&quot;)))" office:value-type="string" office:string-value="x">
            <text:p>x</text:p>
          </table:table-cell>
          <table:table-cell table:style-name="ce18" table:formula="of:=IF([.$B849]=&quot;R&quot;;VLOOKUP([.$C849];[.$C$5:.$I$1017];5;0);IF([.$B849]=&quot;E&quot;;&quot;x&quot;;IF([.$B849]=&quot;-&quot;;&quot;-&quot;;&quot;ND&quot;)))" office:value-type="string" office:string-value="x">
            <text:p>x</text:p>
          </table:table-cell>
          <table:table-cell table:style-name="ce18" table:formula="of:=IF([.$B849]=&quot;R&quot;;VLOOKUP([.$C849];[.$C$5:.$I$1017];6;0);IF([.$B849]=&quot;E&quot;;&quot;x&quot;;IF([.$B849]=&quot;-&quot;;&quot;-&quot;;&quot;ND&quot;)))" office:value-type="string" office:string-value="x">
            <text:p>x</text:p>
          </table:table-cell>
          <table:table-cell table:style-name="ce18" table:formula="of:=IF([.$B849]=&quot;R&quot;;VLOOKUP([.$C849];[.$C$5:.$I$1017];7;0);IF([.$B849]=&quot;E&quot;;&quot;x&quot;;IF([.$B849]=&quot;-&quot;;&quot;-&quot;;&quot;ND&quot;)))" office:value-type="string" office:string-value="x">
            <text:p>x</text:p>
          </table:table-cell>
          <table:table-cell table:style-name="ce26" table:formula="of:=IF([.B849]=&quot;R&quot;;0;IF([.B849]=&quot;-&quot;;0;4))" office:value-type="float" office:value="0">
            <text:p>0</text:p>
          </table:table-cell>
          <table:table-cell table:style-name="ce26" table:formula="of:=IF([.B849]=&quot;R&quot;;0;COUNTIF([.F849:.I8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table:number-columns-repeated="2"/>
          <table:table-cell table:style-name="ce18" table:formula="of:=IF([.$B850]=&quot;R&quot;;VLOOKUP([.$C850];[.$C$5:.$I$1017];5;0);IF([.$B850]=&quot;E&quot;;&quot;x&quot;;IF([.$B850]=&quot;-&quot;;&quot;-&quot;;&quot;ND&quot;)))" office:value-type="string" office:string-value="x">
            <text:p>x</text:p>
          </table:table-cell>
          <table:table-cell table:style-name="ce18" table:formula="of:=IF([.$B850]=&quot;R&quot;;VLOOKUP([.$C850];[.$C$5:.$I$1017];5;0);IF([.$B850]=&quot;E&quot;;&quot;x&quot;;IF([.$B850]=&quot;-&quot;;&quot;-&quot;;&quot;ND&quot;)))" office:value-type="string" office:string-value="x">
            <text:p>x</text:p>
          </table:table-cell>
          <table:table-cell table:style-name="ce18" table:formula="of:=IF([.$B850]=&quot;R&quot;;VLOOKUP([.$C850];[.$C$5:.$I$1017];6;0);IF([.$B850]=&quot;E&quot;;&quot;x&quot;;IF([.$B850]=&quot;-&quot;;&quot;-&quot;;&quot;ND&quot;)))" office:value-type="string" office:string-value="x">
            <text:p>x</text:p>
          </table:table-cell>
          <table:table-cell table:style-name="ce18" table:formula="of:=IF([.$B850]=&quot;R&quot;;VLOOKUP([.$C850];[.$C$5:.$I$1017];7;0);IF([.$B850]=&quot;E&quot;;&quot;x&quot;;IF([.$B850]=&quot;-&quot;;&quot;-&quot;;&quot;ND&quot;)))" office:value-type="string" office:string-value="x">
            <text:p>x</text:p>
          </table:table-cell>
          <table:table-cell table:style-name="ce26" table:formula="of:=IF([.B850]=&quot;R&quot;;0;IF([.B850]=&quot;-&quot;;0;4))" office:value-type="float" office:value="0">
            <text:p>0</text:p>
          </table:table-cell>
          <table:table-cell table:style-name="ce26" table:formula="of:=IF([.B850]=&quot;R&quot;;0;COUNTIF([.F850:.I8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18" table:formula="of:=IF([.$B851]=&quot;R&quot;;VLOOKUP([.$C851];[.$C$5:.$I$1017];5;0);IF([.$B851]=&quot;E&quot;;&quot;x&quot;;IF([.$B851]=&quot;-&quot;;&quot;-&quot;;&quot;ND&quot;)))" office:value-type="string" office:string-value="x">
            <text:p>x</text:p>
          </table:table-cell>
          <table:table-cell table:style-name="ce18" table:formula="of:=IF([.$B851]=&quot;R&quot;;VLOOKUP([.$C851];[.$C$5:.$I$1017];5;0);IF([.$B851]=&quot;E&quot;;&quot;x&quot;;IF([.$B851]=&quot;-&quot;;&quot;-&quot;;&quot;ND&quot;)))" office:value-type="string" office:string-value="x">
            <text:p>x</text:p>
          </table:table-cell>
          <table:table-cell table:style-name="ce18" table:formula="of:=IF([.$B851]=&quot;R&quot;;VLOOKUP([.$C851];[.$C$5:.$I$1017];6;0);IF([.$B851]=&quot;E&quot;;&quot;x&quot;;IF([.$B851]=&quot;-&quot;;&quot;-&quot;;&quot;ND&quot;)))" office:value-type="string" office:string-value="x">
            <text:p>x</text:p>
          </table:table-cell>
          <table:table-cell table:style-name="ce18" table:formula="of:=IF([.$B851]=&quot;R&quot;;VLOOKUP([.$C851];[.$C$5:.$I$1017];7;0);IF([.$B851]=&quot;E&quot;;&quot;x&quot;;IF([.$B851]=&quot;-&quot;;&quot;-&quot;;&quot;ND&quot;)))" office:value-type="string" office:string-value="x">
            <text:p>x</text:p>
          </table:table-cell>
          <table:table-cell table:style-name="ce26" table:formula="of:=IF([.B851]=&quot;R&quot;;0;IF([.B851]=&quot;-&quot;;0;4))" office:value-type="float" office:value="0">
            <text:p>0</text:p>
          </table:table-cell>
          <table:table-cell table:style-name="ce26" table:formula="of:=IF([.B851]=&quot;R&quot;;0;COUNTIF([.F851:.I8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style-name="ce3" office:value-type="string">
            <text:p>E</text:p>
          </table:table-cell>
          <table:table-cell table:style-name="ce3" office:value-type="float" office:value="313">
            <text:p>313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user-identity</text:p>
          </table:table-cell>
          <table:table-cell table:style-name="ce18" table:formula="of:=IF([.$B852]=&quot;R&quot;;VLOOKUP([.$C852];[.$C$5:.$I$1017];5;0);IF([.$B852]=&quot;E&quot;;&quot;x&quot;;IF([.$B852]=&quot;-&quot;;&quot;-&quot;;&quot;ND&quot;)))" office:value-type="string" office:string-value="x">
            <text:p>x</text:p>
          </table:table-cell>
          <table:table-cell table:style-name="ce18" table:formula="of:=IF([.$B852]=&quot;R&quot;;VLOOKUP([.$C852];[.$C$5:.$I$1017];5;0);IF([.$B852]=&quot;E&quot;;&quot;x&quot;;IF([.$B852]=&quot;-&quot;;&quot;-&quot;;&quot;ND&quot;)))" office:value-type="string" office:string-value="x">
            <text:p>x</text:p>
          </table:table-cell>
          <table:table-cell table:style-name="ce18" table:formula="of:=IF([.$B852]=&quot;R&quot;;VLOOKUP([.$C852];[.$C$5:.$I$1017];6;0);IF([.$B852]=&quot;E&quot;;&quot;x&quot;;IF([.$B852]=&quot;-&quot;;&quot;-&quot;;&quot;ND&quot;)))" office:value-type="string" office:string-value="x">
            <text:p>x</text:p>
          </table:table-cell>
          <table:table-cell table:style-name="ce18" table:formula="of:=IF([.$B852]=&quot;R&quot;;VLOOKUP([.$C852];[.$C$5:.$I$1017];7;0);IF([.$B852]=&quot;E&quot;;&quot;x&quot;;IF([.$B852]=&quot;-&quot;;&quot;-&quot;;&quot;ND&quot;)))" office:value-type="string" office:string-value="x">
            <text:p>x</text:p>
          </table:table-cell>
          <table:table-cell table:style-name="ce26" table:formula="of:=IF([.B852]=&quot;R&quot;;0;IF([.B852]=&quot;-&quot;;0;4))" office:value-type="float" office:value="4">
            <text:p>4</text:p>
          </table:table-cell>
          <table:table-cell table:style-name="ce26" table:formula="of:=IF([.B852]=&quot;R&quot;;0;COUNTIF([.F852:.I85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style-name="ce3" office:value-type="string">
            <text:p>E</text:p>
          </table:table-cell>
          <table:table-cell table:style-name="ce3" office:value-type="float" office:value="314">
            <text:p>314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office-address-book</text:p>
          </table:table-cell>
          <table:table-cell table:style-name="ce18" table:formula="of:=IF([.$B853]=&quot;R&quot;;VLOOKUP([.$C853];[.$C$5:.$I$1017];5;0);IF([.$B853]=&quot;E&quot;;&quot;x&quot;;IF([.$B853]=&quot;-&quot;;&quot;-&quot;;&quot;ND&quot;)))" office:value-type="string" office:string-value="x">
            <text:p>x</text:p>
          </table:table-cell>
          <table:table-cell table:style-name="ce18" table:formula="of:=IF([.$B853]=&quot;R&quot;;VLOOKUP([.$C853];[.$C$5:.$I$1017];5;0);IF([.$B853]=&quot;E&quot;;&quot;x&quot;;IF([.$B853]=&quot;-&quot;;&quot;-&quot;;&quot;ND&quot;)))" office:value-type="string" office:string-value="x">
            <text:p>x</text:p>
          </table:table-cell>
          <table:table-cell table:style-name="ce18" table:formula="of:=IF([.$B853]=&quot;R&quot;;VLOOKUP([.$C853];[.$C$5:.$I$1017];6;0);IF([.$B853]=&quot;E&quot;;&quot;x&quot;;IF([.$B853]=&quot;-&quot;;&quot;-&quot;;&quot;ND&quot;)))" office:value-type="string" office:string-value="x">
            <text:p>x</text:p>
          </table:table-cell>
          <table:table-cell table:style-name="ce18" table:formula="of:=IF([.$B853]=&quot;R&quot;;VLOOKUP([.$C853];[.$C$5:.$I$1017];7;0);IF([.$B853]=&quot;E&quot;;&quot;x&quot;;IF([.$B853]=&quot;-&quot;;&quot;-&quot;;&quot;ND&quot;)))" office:value-type="string" office:string-value="x">
            <text:p>x</text:p>
          </table:table-cell>
          <table:table-cell table:style-name="ce26" table:formula="of:=IF([.B853]=&quot;R&quot;;0;IF([.B853]=&quot;-&quot;;0;4))" office:value-type="float" office:value="4">
            <text:p>4</text:p>
          </table:table-cell>
          <table:table-cell table:style-name="ce26" table:formula="of:=IF([.B853]=&quot;R&quot;;0;COUNTIF([.F853:.I85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style-name="ce3" office:value-type="string">
            <text:p>R</text:p>
          </table:table-cell>
          <table:table-cell table:style-name="ce3" office:value-type="float" office:value="19">
            <text:p>19</text:p>
          </table:table-cell>
          <table:table-cell table:style-name="ce6" table:number-columns-repeated="2"/>
          <table:table-cell table:style-name="ce18" table:formula="of:=IF([.$B854]=&quot;R&quot;;VLOOKUP([.$C854];[.$C$5:.$I$1017];5;0);IF([.$B854]=&quot;E&quot;;&quot;x&quot;;IF([.$B854]=&quot;-&quot;;&quot;-&quot;;&quot;ND&quot;)))" office:value-type="string" office:string-value="ND">
            <text:p>ND</text:p>
          </table:table-cell>
          <table:table-cell table:style-name="ce18" table:formula="of:=IF([.$B854]=&quot;R&quot;;VLOOKUP([.$C854];[.$C$5:.$I$1017];5;0);IF([.$B854]=&quot;E&quot;;&quot;x&quot;;IF([.$B854]=&quot;-&quot;;&quot;-&quot;;&quot;ND&quot;)))" office:value-type="string" office:string-value="ND">
            <text:p>ND</text:p>
          </table:table-cell>
          <table:table-cell table:style-name="ce18" table:formula="of:=IF([.$B854]=&quot;R&quot;;VLOOKUP([.$C854];[.$C$5:.$I$1017];6;0);IF([.$B854]=&quot;E&quot;;&quot;x&quot;;IF([.$B854]=&quot;-&quot;;&quot;-&quot;;&quot;ND&quot;)))" office:value-type="string" office:string-value="ND">
            <text:p>ND</text:p>
          </table:table-cell>
          <table:table-cell table:style-name="ce18" table:formula="of:=IF([.$B854]=&quot;R&quot;;VLOOKUP([.$C854];[.$C$5:.$I$1017];7;0);IF([.$B854]=&quot;E&quot;;&quot;x&quot;;IF([.$B854]=&quot;-&quot;;&quot;-&quot;;&quot;ND&quot;)))" office:value-type="string" office:string-value="ND">
            <text:p>ND</text:p>
          </table:table-cell>
          <table:table-cell table:style-name="ce26" table:formula="of:=IF([.B854]=&quot;R&quot;;0;IF([.B854]=&quot;-&quot;;0;4))" office:value-type="float" office:value="0">
            <text:p>0</text:p>
          </table:table-cell>
          <table:table-cell table:style-name="ce26" table:formula="of:=IF([.B854]=&quot;R&quot;;0;COUNTIF([.F854:.I8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6" table:number-columns-repeated="2"/>
          <table:table-cell table:style-name="ce18" table:formula="of:=IF([.$B855]=&quot;R&quot;;VLOOKUP([.$C855];[.$C$5:.$I$1017];5;0);IF([.$B855]=&quot;E&quot;;&quot;x&quot;;IF([.$B855]=&quot;-&quot;;&quot;-&quot;;&quot;ND&quot;)))" office:value-type="string" office:string-value="x">
            <text:p>x</text:p>
          </table:table-cell>
          <table:table-cell table:style-name="ce18" table:formula="of:=IF([.$B855]=&quot;R&quot;;VLOOKUP([.$C855];[.$C$5:.$I$1017];5;0);IF([.$B855]=&quot;E&quot;;&quot;x&quot;;IF([.$B855]=&quot;-&quot;;&quot;-&quot;;&quot;ND&quot;)))" office:value-type="string" office:string-value="x">
            <text:p>x</text:p>
          </table:table-cell>
          <table:table-cell table:style-name="ce18" table:formula="of:=IF([.$B855]=&quot;R&quot;;VLOOKUP([.$C855];[.$C$5:.$I$1017];6;0);IF([.$B855]=&quot;E&quot;;&quot;x&quot;;IF([.$B855]=&quot;-&quot;;&quot;-&quot;;&quot;ND&quot;)))" office:value-type="string" office:string-value="x">
            <text:p>x</text:p>
          </table:table-cell>
          <table:table-cell table:style-name="ce18" table:formula="of:=IF([.$B855]=&quot;R&quot;;VLOOKUP([.$C855];[.$C$5:.$I$1017];7;0);IF([.$B855]=&quot;E&quot;;&quot;x&quot;;IF([.$B855]=&quot;-&quot;;&quot;-&quot;;&quot;ND&quot;)))" office:value-type="string" office:string-value="x">
            <text:p>x</text:p>
          </table:table-cell>
          <table:table-cell table:style-name="ce26" table:formula="of:=IF([.B855]=&quot;R&quot;;0;IF([.B855]=&quot;-&quot;;0;4))" office:value-type="float" office:value="0">
            <text:p>0</text:p>
          </table:table-cell>
          <table:table-cell table:style-name="ce26" table:formula="of:=IF([.B855]=&quot;R&quot;;0;COUNTIF([.F855:.I8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style-name="ce3" office:value-type="string">
            <text:p>E</text:p>
          </table:table-cell>
          <table:table-cell table:style-name="ce3" office:value-type="float" office:value="315">
            <text:p>315</text:p>
          </table:table-cell>
          <table:table-cell table:style-name="ce6" office:value-type="string">
            <text:p>(in mimetypes/)</text:p>
          </table:table-cell>
          <table:table-cell table:style-name="ce6" office:value-type="string">
            <text:p>application-pdf</text:p>
          </table:table-cell>
          <table:table-cell table:style-name="ce18" table:formula="of:=IF([.$B856]=&quot;R&quot;;VLOOKUP([.$C856];[.$C$5:.$I$1017];5;0);IF([.$B856]=&quot;E&quot;;&quot;x&quot;;IF([.$B856]=&quot;-&quot;;&quot;-&quot;;&quot;ND&quot;)))" office:value-type="string" office:string-value="x">
            <text:p>x</text:p>
          </table:table-cell>
          <table:table-cell table:style-name="ce18" table:formula="of:=IF([.$B856]=&quot;R&quot;;VLOOKUP([.$C856];[.$C$5:.$I$1017];5;0);IF([.$B856]=&quot;E&quot;;&quot;x&quot;;IF([.$B856]=&quot;-&quot;;&quot;-&quot;;&quot;ND&quot;)))" office:value-type="string" office:string-value="x">
            <text:p>x</text:p>
          </table:table-cell>
          <table:table-cell table:style-name="ce18" table:formula="of:=IF([.$B856]=&quot;R&quot;;VLOOKUP([.$C856];[.$C$5:.$I$1017];6;0);IF([.$B856]=&quot;E&quot;;&quot;x&quot;;IF([.$B856]=&quot;-&quot;;&quot;-&quot;;&quot;ND&quot;)))" office:value-type="string" office:string-value="x">
            <text:p>x</text:p>
          </table:table-cell>
          <table:table-cell table:style-name="ce18" table:formula="of:=IF([.$B856]=&quot;R&quot;;VLOOKUP([.$C856];[.$C$5:.$I$1017];7;0);IF([.$B856]=&quot;E&quot;;&quot;x&quot;;IF([.$B856]=&quot;-&quot;;&quot;-&quot;;&quot;ND&quot;)))" office:value-type="string" office:string-value="x">
            <text:p>x</text:p>
          </table:table-cell>
          <table:table-cell table:style-name="ce26" table:formula="of:=IF([.B856]=&quot;R&quot;;0;IF([.B856]=&quot;-&quot;;0;4))" office:value-type="float" office:value="4">
            <text:p>4</text:p>
          </table:table-cell>
          <table:table-cell table:style-name="ce26" table:formula="of:=IF([.B856]=&quot;R&quot;;0;COUNTIF([.F856:.I85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2"/>
          <table:table-cell table:style-name="ce18" table:formula="of:=IF([.$B857]=&quot;R&quot;;VLOOKUP([.$C857];[.$C$5:.$I$1017];5;0);IF([.$B857]=&quot;E&quot;;&quot;x&quot;;IF([.$B857]=&quot;-&quot;;&quot;-&quot;;&quot;ND&quot;)))" office:value-type="string" office:string-value="x">
            <text:p>x</text:p>
          </table:table-cell>
          <table:table-cell table:style-name="ce18" table:formula="of:=IF([.$B857]=&quot;R&quot;;VLOOKUP([.$C857];[.$C$5:.$I$1017];5;0);IF([.$B857]=&quot;E&quot;;&quot;x&quot;;IF([.$B857]=&quot;-&quot;;&quot;-&quot;;&quot;ND&quot;)))" office:value-type="string" office:string-value="x">
            <text:p>x</text:p>
          </table:table-cell>
          <table:table-cell table:style-name="ce18" table:formula="of:=IF([.$B857]=&quot;R&quot;;VLOOKUP([.$C857];[.$C$5:.$I$1017];6;0);IF([.$B857]=&quot;E&quot;;&quot;x&quot;;IF([.$B857]=&quot;-&quot;;&quot;-&quot;;&quot;ND&quot;)))" office:value-type="string" office:string-value="x">
            <text:p>x</text:p>
          </table:table-cell>
          <table:table-cell table:style-name="ce18" table:formula="of:=IF([.$B857]=&quot;R&quot;;VLOOKUP([.$C857];[.$C$5:.$I$1017];7;0);IF([.$B857]=&quot;E&quot;;&quot;x&quot;;IF([.$B857]=&quot;-&quot;;&quot;-&quot;;&quot;ND&quot;)))" office:value-type="string" office:string-value="x">
            <text:p>x</text:p>
          </table:table-cell>
          <table:table-cell table:style-name="ce26" table:formula="of:=IF([.B857]=&quot;R&quot;;0;IF([.B857]=&quot;-&quot;;0;4))" office:value-type="float" office:value="0">
            <text:p>0</text:p>
          </table:table-cell>
          <table:table-cell table:style-name="ce26" table:formula="of:=IF([.B857]=&quot;R&quot;;0;COUNTIF([.F857:.I8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16">
            <text:p>316</text:p>
          </table:table-cell>
          <table:table-cell table:style-name="ce6" office:value-type="string">
            <text:p>“view_orientation”</text:p>
          </table:table-cell>
          <table:table-cell table:style-name="ce6"/>
          <table:table-cell table:style-name="ce18" table:formula="of:=IF([.$B858]=&quot;R&quot;;VLOOKUP([.$C858];[.$C$5:.$I$1017];5;0);IF([.$B858]=&quot;E&quot;;&quot;x&quot;;IF([.$B858]=&quot;-&quot;;&quot;-&quot;;&quot;ND&quot;)))" office:value-type="string" office:string-value="ND">
            <text:p>ND</text:p>
          </table:table-cell>
          <table:table-cell table:style-name="ce18" table:formula="of:=IF([.$B858]=&quot;R&quot;;VLOOKUP([.$C858];[.$C$5:.$I$1017];5;0);IF([.$B858]=&quot;E&quot;;&quot;x&quot;;IF([.$B858]=&quot;-&quot;;&quot;-&quot;;&quot;ND&quot;)))" office:value-type="string" office:string-value="ND">
            <text:p>ND</text:p>
          </table:table-cell>
          <table:table-cell table:style-name="ce18" table:formula="of:=IF([.$B858]=&quot;R&quot;;VLOOKUP([.$C858];[.$C$5:.$I$1017];6;0);IF([.$B858]=&quot;E&quot;;&quot;x&quot;;IF([.$B858]=&quot;-&quot;;&quot;-&quot;;&quot;ND&quot;)))" office:value-type="string" office:string-value="ND">
            <text:p>ND</text:p>
          </table:table-cell>
          <table:table-cell table:style-name="ce18" table:formula="of:=IF([.$B858]=&quot;R&quot;;VLOOKUP([.$C858];[.$C$5:.$I$1017];7;0);IF([.$B858]=&quot;E&quot;;&quot;x&quot;;IF([.$B858]=&quot;-&quot;;&quot;-&quot;;&quot;ND&quot;)))" office:value-type="string" office:string-value="ND">
            <text:p>ND</text:p>
          </table:table-cell>
          <table:table-cell table:style-name="ce26" table:formula="of:=IF([.B858]=&quot;R&quot;;0;IF([.B858]=&quot;-&quot;;0;4))" office:value-type="float" office:value="4">
            <text:p>4</text:p>
          </table:table-cell>
          <table:table-cell table:style-name="ce26" table:formula="of:=IF([.B858]=&quot;R&quot;;0;COUNTIF([.F858:.I8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859]=&quot;R&quot;;VLOOKUP([.$C859];[.$C$5:.$I$1017];5;0);IF([.$B859]=&quot;E&quot;;&quot;x&quot;;IF([.$B859]=&quot;-&quot;;&quot;-&quot;;&quot;ND&quot;)))" office:value-type="string" office:string-value="x">
            <text:p>x</text:p>
          </table:table-cell>
          <table:table-cell table:style-name="ce18" table:formula="of:=IF([.$B859]=&quot;R&quot;;VLOOKUP([.$C859];[.$C$5:.$I$1017];5;0);IF([.$B859]=&quot;E&quot;;&quot;x&quot;;IF([.$B859]=&quot;-&quot;;&quot;-&quot;;&quot;ND&quot;)))" office:value-type="string" office:string-value="x">
            <text:p>x</text:p>
          </table:table-cell>
          <table:table-cell table:style-name="ce18" table:formula="of:=IF([.$B859]=&quot;R&quot;;VLOOKUP([.$C859];[.$C$5:.$I$1017];6;0);IF([.$B859]=&quot;E&quot;;&quot;x&quot;;IF([.$B859]=&quot;-&quot;;&quot;-&quot;;&quot;ND&quot;)))" office:value-type="string" office:string-value="x">
            <text:p>x</text:p>
          </table:table-cell>
          <table:table-cell table:style-name="ce18" table:formula="of:=IF([.$B859]=&quot;R&quot;;VLOOKUP([.$C859];[.$C$5:.$I$1017];7;0);IF([.$B859]=&quot;E&quot;;&quot;x&quot;;IF([.$B859]=&quot;-&quot;;&quot;-&quot;;&quot;ND&quot;)))" office:value-type="string" office:string-value="x">
            <text:p>x</text:p>
          </table:table-cell>
          <table:table-cell table:style-name="ce26" table:formula="of:=IF([.B859]=&quot;R&quot;;0;IF([.B859]=&quot;-&quot;;0;4))" office:value-type="float" office:value="0">
            <text:p>0</text:p>
          </table:table-cell>
          <table:table-cell table:style-name="ce26" table:formula="of:=IF([.B859]=&quot;R&quot;;0;COUNTIF([.F859:.I8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2">
            <text:p>192</text:p>
          </table:table-cell>
          <table:table-cell table:style-name="ce6" table:number-columns-repeated="2"/>
          <table:table-cell table:style-name="ce18" table:formula="of:=IF([.$B860]=&quot;R&quot;;VLOOKUP([.$C860];[.$C$5:.$I$1017];5;0);IF([.$B860]=&quot;E&quot;;&quot;x&quot;;IF([.$B860]=&quot;-&quot;;&quot;-&quot;;&quot;ND&quot;)))" office:value-type="string" office:string-value="x">
            <text:p>x</text:p>
          </table:table-cell>
          <table:table-cell table:style-name="ce18" table:formula="of:=IF([.$B860]=&quot;R&quot;;VLOOKUP([.$C860];[.$C$5:.$I$1017];5;0);IF([.$B860]=&quot;E&quot;;&quot;x&quot;;IF([.$B860]=&quot;-&quot;;&quot;-&quot;;&quot;ND&quot;)))" office:value-type="string" office:string-value="x">
            <text:p>x</text:p>
          </table:table-cell>
          <table:table-cell table:style-name="ce18" table:formula="of:=IF([.$B860]=&quot;R&quot;;VLOOKUP([.$C860];[.$C$5:.$I$1017];6;0);IF([.$B860]=&quot;E&quot;;&quot;x&quot;;IF([.$B860]=&quot;-&quot;;&quot;-&quot;;&quot;ND&quot;)))" office:value-type="string" office:string-value="x">
            <text:p>x</text:p>
          </table:table-cell>
          <table:table-cell table:style-name="ce18" table:formula="of:=IF([.$B860]=&quot;R&quot;;VLOOKUP([.$C860];[.$C$5:.$I$1017];7;0);IF([.$B860]=&quot;E&quot;;&quot;x&quot;;IF([.$B860]=&quot;-&quot;;&quot;-&quot;;&quot;ND&quot;)))" office:value-type="string" office:string-value="x">
            <text:p>x</text:p>
          </table:table-cell>
          <table:table-cell table:style-name="ce26" table:formula="of:=IF([.B860]=&quot;R&quot;;0;IF([.B860]=&quot;-&quot;;0;4))" office:value-type="float" office:value="0">
            <text:p>0</text:p>
          </table:table-cell>
          <table:table-cell table:style-name="ce26" table:formula="of:=IF([.B860]=&quot;R&quot;;0;COUNTIF([.F860:.I8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12" office:value-type="string">
            <text:p>view-split-left-right</text:p>
            <text:p><text:span text:style-name="T3">(or ) view-split-top-bottom</text:span></text:p>
          </table:table-cell>
          <table:table-cell table:style-name="ce6"/>
          <table:table-cell table:style-name="ce18" table:formula="of:=IF([.$B861]=&quot;R&quot;;VLOOKUP([.$C861];[.$C$5:.$I$1017];5;0);IF([.$B861]=&quot;E&quot;;&quot;x&quot;;IF([.$B861]=&quot;-&quot;;&quot;-&quot;;&quot;ND&quot;)))" office:value-type="string" office:string-value="ND">
            <text:p>ND</text:p>
          </table:table-cell>
          <table:table-cell table:style-name="ce18" table:formula="of:=IF([.$B861]=&quot;R&quot;;VLOOKUP([.$C861];[.$C$5:.$I$1017];5;0);IF([.$B861]=&quot;E&quot;;&quot;x&quot;;IF([.$B861]=&quot;-&quot;;&quot;-&quot;;&quot;ND&quot;)))" office:value-type="string" office:string-value="ND">
            <text:p>ND</text:p>
          </table:table-cell>
          <table:table-cell table:style-name="ce18" table:formula="of:=IF([.$B861]=&quot;R&quot;;VLOOKUP([.$C861];[.$C$5:.$I$1017];6;0);IF([.$B861]=&quot;E&quot;;&quot;x&quot;;IF([.$B861]=&quot;-&quot;;&quot;-&quot;;&quot;ND&quot;)))" office:value-type="string" office:string-value="ND">
            <text:p>ND</text:p>
          </table:table-cell>
          <table:table-cell table:style-name="ce18" table:formula="of:=IF([.$B861]=&quot;R&quot;;VLOOKUP([.$C861];[.$C$5:.$I$1017];7;0);IF([.$B861]=&quot;E&quot;;&quot;x&quot;;IF([.$B861]=&quot;-&quot;;&quot;-&quot;;&quot;ND&quot;)))" office:value-type="string" office:string-value="ND">
            <text:p>ND</text:p>
          </table:table-cell>
          <table:table-cell table:style-name="ce26" table:formula="of:=IF([.B861]=&quot;R&quot;;0;IF([.B861]=&quot;-&quot;;0;4))" office:value-type="float" office:value="0">
            <text:p>0</text:p>
          </table:table-cell>
          <table:table-cell table:style-name="ce26" table:formula="of:=IF([.B861]=&quot;R&quot;;0;COUNTIF([.F861:.I8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6" table:number-columns-repeated="2"/>
          <table:table-cell table:style-name="ce18" table:formula="of:=IF([.$B862]=&quot;R&quot;;VLOOKUP([.$C862];[.$C$5:.$I$1017];5;0);IF([.$B862]=&quot;E&quot;;&quot;x&quot;;IF([.$B862]=&quot;-&quot;;&quot;-&quot;;&quot;ND&quot;)))" office:value-type="string" office:string-value="x">
            <text:p>x</text:p>
          </table:table-cell>
          <table:table-cell table:style-name="ce18" table:formula="of:=IF([.$B862]=&quot;R&quot;;VLOOKUP([.$C862];[.$C$5:.$I$1017];5;0);IF([.$B862]=&quot;E&quot;;&quot;x&quot;;IF([.$B862]=&quot;-&quot;;&quot;-&quot;;&quot;ND&quot;)))" office:value-type="string" office:string-value="x">
            <text:p>x</text:p>
          </table:table-cell>
          <table:table-cell table:style-name="ce18" table:formula="of:=IF([.$B862]=&quot;R&quot;;VLOOKUP([.$C862];[.$C$5:.$I$1017];6;0);IF([.$B862]=&quot;E&quot;;&quot;x&quot;;IF([.$B862]=&quot;-&quot;;&quot;-&quot;;&quot;ND&quot;)))" office:value-type="string" office:string-value="x">
            <text:p>x</text:p>
          </table:table-cell>
          <table:table-cell table:style-name="ce18" table:formula="of:=IF([.$B862]=&quot;R&quot;;VLOOKUP([.$C862];[.$C$5:.$I$1017];7;0);IF([.$B862]=&quot;E&quot;;&quot;x&quot;;IF([.$B862]=&quot;-&quot;;&quot;-&quot;;&quot;ND&quot;)))" office:value-type="string" office:string-value="x">
            <text:p>x</text:p>
          </table:table-cell>
          <table:table-cell table:style-name="ce26" table:formula="of:=IF([.B862]=&quot;R&quot;;0;IF([.B862]=&quot;-&quot;;0;4))" office:value-type="float" office:value="0">
            <text:p>0</text:p>
          </table:table-cell>
          <table:table-cell table:style-name="ce26" table:formula="of:=IF([.B862]=&quot;R&quot;;0;COUNTIF([.F862:.I8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7">
            <text:p>317</text:p>
          </table:table-cell>
          <table:table-cell table:style-name="ce6"/>
          <table:table-cell table:style-name="ce6" office:value-type="string">
            <text:p>view-fullscreen</text:p>
          </table:table-cell>
          <table:table-cell table:style-name="ce18" table:formula="of:=IF([.$B863]=&quot;R&quot;;VLOOKUP([.$C863];[.$C$5:.$I$1017];5;0);IF([.$B863]=&quot;E&quot;;&quot;x&quot;;IF([.$B863]=&quot;-&quot;;&quot;-&quot;;&quot;ND&quot;)))" office:value-type="string" office:string-value="x">
            <text:p>x</text:p>
          </table:table-cell>
          <table:table-cell table:style-name="ce18" table:formula="of:=IF([.$B863]=&quot;R&quot;;VLOOKUP([.$C863];[.$C$5:.$I$1017];5;0);IF([.$B863]=&quot;E&quot;;&quot;x&quot;;IF([.$B863]=&quot;-&quot;;&quot;-&quot;;&quot;ND&quot;)))" office:value-type="string" office:string-value="x">
            <text:p>x</text:p>
          </table:table-cell>
          <table:table-cell table:style-name="ce18" table:formula="of:=IF([.$B863]=&quot;R&quot;;VLOOKUP([.$C863];[.$C$5:.$I$1017];6;0);IF([.$B863]=&quot;E&quot;;&quot;x&quot;;IF([.$B863]=&quot;-&quot;;&quot;-&quot;;&quot;ND&quot;)))" office:value-type="string" office:string-value="x">
            <text:p>x</text:p>
          </table:table-cell>
          <table:table-cell table:style-name="ce18" table:formula="of:=IF([.$B863]=&quot;R&quot;;VLOOKUP([.$C863];[.$C$5:.$I$1017];7;0);IF([.$B863]=&quot;E&quot;;&quot;x&quot;;IF([.$B863]=&quot;-&quot;;&quot;-&quot;;&quot;ND&quot;)))" office:value-type="string" office:string-value="x">
            <text:p>x</text:p>
          </table:table-cell>
          <table:table-cell table:style-name="ce26" table:formula="of:=IF([.B863]=&quot;R&quot;;0;IF([.B863]=&quot;-&quot;;0;4))" office:value-type="float" office:value="4">
            <text:p>4</text:p>
          </table:table-cell>
          <table:table-cell table:style-name="ce26" table:formula="of:=IF([.B863]=&quot;R&quot;;0;COUNTIF([.F863:.I86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8">
            <text:p>318</text:p>
          </table:table-cell>
          <table:table-cell table:style-name="ce6"/>
          <table:table-cell table:style-name="ce12" office:value-type="string">
            <text:p>window-new</text:p>
          </table:table-cell>
          <table:table-cell table:style-name="ce18" table:formula="of:=IF([.$B864]=&quot;R&quot;;VLOOKUP([.$C864];[.$C$5:.$I$1017];5;0);IF([.$B864]=&quot;E&quot;;&quot;x&quot;;IF([.$B864]=&quot;-&quot;;&quot;-&quot;;&quot;ND&quot;)))" office:value-type="string" office:string-value="x">
            <text:p>x</text:p>
          </table:table-cell>
          <table:table-cell table:style-name="ce18" table:formula="of:=IF([.$B864]=&quot;R&quot;;VLOOKUP([.$C864];[.$C$5:.$I$1017];5;0);IF([.$B864]=&quot;E&quot;;&quot;x&quot;;IF([.$B864]=&quot;-&quot;;&quot;-&quot;;&quot;ND&quot;)))" office:value-type="string" office:string-value="x">
            <text:p>x</text:p>
          </table:table-cell>
          <table:table-cell table:style-name="ce18" table:formula="of:=IF([.$B864]=&quot;R&quot;;VLOOKUP([.$C864];[.$C$5:.$I$1017];6;0);IF([.$B864]=&quot;E&quot;;&quot;x&quot;;IF([.$B864]=&quot;-&quot;;&quot;-&quot;;&quot;ND&quot;)))" office:value-type="string" office:string-value="x">
            <text:p>x</text:p>
          </table:table-cell>
          <table:table-cell table:style-name="ce18" table:formula="of:=IF([.$B864]=&quot;R&quot;;VLOOKUP([.$C864];[.$C$5:.$I$1017];7;0);IF([.$B864]=&quot;E&quot;;&quot;x&quot;;IF([.$B864]=&quot;-&quot;;&quot;-&quot;;&quot;ND&quot;)))" office:value-type="string" office:string-value="x">
            <text:p>x</text:p>
          </table:table-cell>
          <table:table-cell table:style-name="ce26" table:formula="of:=IF([.B864]=&quot;R&quot;;0;IF([.B864]=&quot;-&quot;;0;4))" office:value-type="float" office:value="4">
            <text:p>4</text:p>
          </table:table-cell>
          <table:table-cell table:style-name="ce26" table:formula="of:=IF([.B864]=&quot;R&quot;;0;COUNTIF([.F864:.I8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865]=&quot;R&quot;;VLOOKUP([.$C865];[.$C$5:.$I$1017];5;0);IF([.$B865]=&quot;E&quot;;&quot;x&quot;;IF([.$B865]=&quot;-&quot;;&quot;-&quot;;&quot;ND&quot;)))" office:value-type="string" office:string-value="x">
            <text:p>x</text:p>
          </table:table-cell>
          <table:table-cell table:style-name="ce18" table:formula="of:=IF([.$B865]=&quot;R&quot;;VLOOKUP([.$C865];[.$C$5:.$I$1017];5;0);IF([.$B865]=&quot;E&quot;;&quot;x&quot;;IF([.$B865]=&quot;-&quot;;&quot;-&quot;;&quot;ND&quot;)))" office:value-type="string" office:string-value="x">
            <text:p>x</text:p>
          </table:table-cell>
          <table:table-cell table:style-name="ce18" table:formula="of:=IF([.$B865]=&quot;R&quot;;VLOOKUP([.$C865];[.$C$5:.$I$1017];6;0);IF([.$B865]=&quot;E&quot;;&quot;x&quot;;IF([.$B865]=&quot;-&quot;;&quot;-&quot;;&quot;ND&quot;)))" office:value-type="string" office:string-value="x">
            <text:p>x</text:p>
          </table:table-cell>
          <table:table-cell table:style-name="ce18" table:formula="of:=IF([.$B865]=&quot;R&quot;;VLOOKUP([.$C865];[.$C$5:.$I$1017];7;0);IF([.$B865]=&quot;E&quot;;&quot;x&quot;;IF([.$B865]=&quot;-&quot;;&quot;-&quot;;&quot;ND&quot;)))" office:value-type="string" office:string-value="x">
            <text:p>x</text:p>
          </table:table-cell>
          <table:table-cell table:style-name="ce26" table:formula="of:=IF([.B865]=&quot;R&quot;;0;IF([.B865]=&quot;-&quot;;0;4))" office:value-type="float" office:value="0">
            <text:p>0</text:p>
          </table:table-cell>
          <table:table-cell table:style-name="ce26" table:formula="of:=IF([.B865]=&quot;R&quot;;0;COUNTIF([.F865:.I8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2"/>
          <table:table-cell table:style-name="ce18" table:formula="of:=IF([.$B866]=&quot;R&quot;;VLOOKUP([.$C866];[.$C$5:.$I$1017];5;0);IF([.$B866]=&quot;E&quot;;&quot;x&quot;;IF([.$B866]=&quot;-&quot;;&quot;-&quot;;&quot;ND&quot;)))" office:value-type="string" office:string-value="x">
            <text:p>x</text:p>
          </table:table-cell>
          <table:table-cell table:style-name="ce18" table:formula="of:=IF([.$B866]=&quot;R&quot;;VLOOKUP([.$C866];[.$C$5:.$I$1017];5;0);IF([.$B866]=&quot;E&quot;;&quot;x&quot;;IF([.$B866]=&quot;-&quot;;&quot;-&quot;;&quot;ND&quot;)))" office:value-type="string" office:string-value="x">
            <text:p>x</text:p>
          </table:table-cell>
          <table:table-cell table:style-name="ce18" table:formula="of:=IF([.$B866]=&quot;R&quot;;VLOOKUP([.$C866];[.$C$5:.$I$1017];6;0);IF([.$B866]=&quot;E&quot;;&quot;x&quot;;IF([.$B866]=&quot;-&quot;;&quot;-&quot;;&quot;ND&quot;)))" office:value-type="string" office:string-value="x">
            <text:p>x</text:p>
          </table:table-cell>
          <table:table-cell table:style-name="ce18" table:formula="of:=IF([.$B866]=&quot;R&quot;;VLOOKUP([.$C866];[.$C$5:.$I$1017];7;0);IF([.$B866]=&quot;E&quot;;&quot;x&quot;;IF([.$B866]=&quot;-&quot;;&quot;-&quot;;&quot;ND&quot;)))" office:value-type="string" office:string-value="x">
            <text:p>x</text:p>
          </table:table-cell>
          <table:table-cell table:style-name="ce26" table:formula="of:=IF([.B866]=&quot;R&quot;;0;IF([.B866]=&quot;-&quot;;0;4))" office:value-type="float" office:value="0">
            <text:p>0</text:p>
          </table:table-cell>
          <table:table-cell table:style-name="ce26" table:formula="of:=IF([.B866]=&quot;R&quot;;0;COUNTIF([.F866:.I86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867]=&quot;R&quot;;VLOOKUP([.$C867];[.$C$5:.$I$1017];5;0);IF([.$B867]=&quot;E&quot;;&quot;x&quot;;IF([.$B867]=&quot;-&quot;;&quot;-&quot;;&quot;ND&quot;)))" office:value-type="string" office:string-value="x">
            <text:p>x</text:p>
          </table:table-cell>
          <table:table-cell table:style-name="ce18" table:formula="of:=IF([.$B867]=&quot;R&quot;;VLOOKUP([.$C867];[.$C$5:.$I$1017];5;0);IF([.$B867]=&quot;E&quot;;&quot;x&quot;;IF([.$B867]=&quot;-&quot;;&quot;-&quot;;&quot;ND&quot;)))" office:value-type="string" office:string-value="x">
            <text:p>x</text:p>
          </table:table-cell>
          <table:table-cell table:style-name="ce18" table:formula="of:=IF([.$B867]=&quot;R&quot;;VLOOKUP([.$C867];[.$C$5:.$I$1017];6;0);IF([.$B867]=&quot;E&quot;;&quot;x&quot;;IF([.$B867]=&quot;-&quot;;&quot;-&quot;;&quot;ND&quot;)))" office:value-type="string" office:string-value="x">
            <text:p>x</text:p>
          </table:table-cell>
          <table:table-cell table:style-name="ce18" table:formula="of:=IF([.$B867]=&quot;R&quot;;VLOOKUP([.$C867];[.$C$5:.$I$1017];7;0);IF([.$B867]=&quot;E&quot;;&quot;x&quot;;IF([.$B867]=&quot;-&quot;;&quot;-&quot;;&quot;ND&quot;)))" office:value-type="string" office:string-value="x">
            <text:p>x</text:p>
          </table:table-cell>
          <table:table-cell table:style-name="ce26" table:formula="of:=IF([.B867]=&quot;R&quot;;0;IF([.B867]=&quot;-&quot;;0;4))" office:value-type="float" office:value="0">
            <text:p>0</text:p>
          </table:table-cell>
          <table:table-cell table:style-name="ce26" table:formula="of:=IF([.B867]=&quot;R&quot;;0;COUNTIF([.F867:.I8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table:number-columns-repeated="2"/>
          <table:table-cell table:style-name="ce18" table:formula="of:=IF([.$B868]=&quot;R&quot;;VLOOKUP([.$C868];[.$C$5:.$I$1017];5;0);IF([.$B868]=&quot;E&quot;;&quot;x&quot;;IF([.$B868]=&quot;-&quot;;&quot;-&quot;;&quot;ND&quot;)))" office:value-type="string" office:string-value="x">
            <text:p>x</text:p>
          </table:table-cell>
          <table:table-cell table:style-name="ce18" table:formula="of:=IF([.$B868]=&quot;R&quot;;VLOOKUP([.$C868];[.$C$5:.$I$1017];5;0);IF([.$B868]=&quot;E&quot;;&quot;x&quot;;IF([.$B868]=&quot;-&quot;;&quot;-&quot;;&quot;ND&quot;)))" office:value-type="string" office:string-value="x">
            <text:p>x</text:p>
          </table:table-cell>
          <table:table-cell table:style-name="ce18" table:formula="of:=IF([.$B868]=&quot;R&quot;;VLOOKUP([.$C868];[.$C$5:.$I$1017];6;0);IF([.$B868]=&quot;E&quot;;&quot;x&quot;;IF([.$B868]=&quot;-&quot;;&quot;-&quot;;&quot;ND&quot;)))" office:value-type="string" office:string-value="x">
            <text:p>x</text:p>
          </table:table-cell>
          <table:table-cell table:style-name="ce18" table:formula="of:=IF([.$B868]=&quot;R&quot;;VLOOKUP([.$C868];[.$C$5:.$I$1017];7;0);IF([.$B868]=&quot;E&quot;;&quot;x&quot;;IF([.$B868]=&quot;-&quot;;&quot;-&quot;;&quot;ND&quot;)))" office:value-type="string" office:string-value="x">
            <text:p>x</text:p>
          </table:table-cell>
          <table:table-cell table:style-name="ce26" table:formula="of:=IF([.B868]=&quot;R&quot;;0;IF([.B868]=&quot;-&quot;;0;4))" office:value-type="float" office:value="0">
            <text:p>0</text:p>
          </table:table-cell>
          <table:table-cell table:style-name="ce26" table:formula="of:=IF([.B868]=&quot;R&quot;;0;COUNTIF([.F868:.I86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CreateDia.cpp: <text:s text:c="11"/>tmpIcon=".icon/"+file+".png"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869]=&quot;R&quot;;VLOOKUP([.$C869];[.$C$5:.$I$1017];5;0);IF([.$B869]=&quot;E&quot;;&quot;x&quot;;IF([.$B869]=&quot;-&quot;;&quot;-&quot;;&quot;ND&quot;)))" office:value-type="string" office:string-value="-">
            <text:p>-</text:p>
          </table:table-cell>
          <table:table-cell table:style-name="ce18" table:formula="of:=IF([.$B869]=&quot;R&quot;;VLOOKUP([.$C869];[.$C$5:.$I$1017];5;0);IF([.$B869]=&quot;E&quot;;&quot;x&quot;;IF([.$B869]=&quot;-&quot;;&quot;-&quot;;&quot;ND&quot;)))" office:value-type="string" office:string-value="-">
            <text:p>-</text:p>
          </table:table-cell>
          <table:table-cell table:style-name="ce18" table:formula="of:=IF([.$B869]=&quot;R&quot;;VLOOKUP([.$C869];[.$C$5:.$I$1017];6;0);IF([.$B869]=&quot;E&quot;;&quot;x&quot;;IF([.$B869]=&quot;-&quot;;&quot;-&quot;;&quot;ND&quot;)))" office:value-type="string" office:string-value="-">
            <text:p>-</text:p>
          </table:table-cell>
          <table:table-cell table:style-name="ce18" table:formula="of:=IF([.$B869]=&quot;R&quot;;VLOOKUP([.$C869];[.$C$5:.$I$1017];7;0);IF([.$B869]=&quot;E&quot;;&quot;x&quot;;IF([.$B869]=&quot;-&quot;;&quot;-&quot;;&quot;ND&quot;)))" office:value-type="string" office:string-value="-">
            <text:p>-</text:p>
          </table:table-cell>
          <table:table-cell table:style-name="ce26" table:formula="of:=IF([.B869]=&quot;R&quot;;0;IF([.B869]=&quot;-&quot;;0;4))" office:value-type="float" office:value="0">
            <text:p>0</text:p>
          </table:table-cell>
          <table:table-cell table:style-name="ce26" table:formula="of:=IF([.B869]=&quot;R&quot;;0;COUNTIF([.F869:.I8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870]=&quot;R&quot;;VLOOKUP([.$C870];[.$C$5:.$I$1017];5;0);IF([.$B870]=&quot;E&quot;;&quot;x&quot;;IF([.$B870]=&quot;-&quot;;&quot;-&quot;;&quot;ND&quot;)))" office:value-type="string" office:string-value="-">
            <text:p>-</text:p>
          </table:table-cell>
          <table:table-cell table:style-name="ce18" table:formula="of:=IF([.$B870]=&quot;R&quot;;VLOOKUP([.$C870];[.$C$5:.$I$1017];5;0);IF([.$B870]=&quot;E&quot;;&quot;x&quot;;IF([.$B870]=&quot;-&quot;;&quot;-&quot;;&quot;ND&quot;)))" office:value-type="string" office:string-value="-">
            <text:p>-</text:p>
          </table:table-cell>
          <table:table-cell table:style-name="ce18" table:formula="of:=IF([.$B870]=&quot;R&quot;;VLOOKUP([.$C870];[.$C$5:.$I$1017];6;0);IF([.$B870]=&quot;E&quot;;&quot;x&quot;;IF([.$B870]=&quot;-&quot;;&quot;-&quot;;&quot;ND&quot;)))" office:value-type="string" office:string-value="-">
            <text:p>-</text:p>
          </table:table-cell>
          <table:table-cell table:style-name="ce18" table:formula="of:=IF([.$B870]=&quot;R&quot;;VLOOKUP([.$C870];[.$C$5:.$I$1017];7;0);IF([.$B870]=&quot;E&quot;;&quot;x&quot;;IF([.$B870]=&quot;-&quot;;&quot;-&quot;;&quot;ND&quot;)))" office:value-type="string" office:string-value="-">
            <text:p>-</text:p>
          </table:table-cell>
          <table:table-cell table:style-name="ce26" table:formula="of:=IF([.B870]=&quot;R&quot;;0;IF([.B870]=&quot;-&quot;;0;4))" office:value-type="float" office:value="0">
            <text:p>0</text:p>
          </table:table-cell>
          <table:table-cell table:style-name="ce26" table:formula="of:=IF([.B870]=&quot;R&quot;;0;COUNTIF([.F870:.I8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871]=&quot;R&quot;;VLOOKUP([.$C871];[.$C$5:.$I$1017];5;0);IF([.$B871]=&quot;E&quot;;&quot;x&quot;;IF([.$B871]=&quot;-&quot;;&quot;-&quot;;&quot;ND&quot;)))" office:value-type="string" office:string-value="-">
            <text:p>-</text:p>
          </table:table-cell>
          <table:table-cell table:style-name="ce18" table:formula="of:=IF([.$B871]=&quot;R&quot;;VLOOKUP([.$C871];[.$C$5:.$I$1017];5;0);IF([.$B871]=&quot;E&quot;;&quot;x&quot;;IF([.$B871]=&quot;-&quot;;&quot;-&quot;;&quot;ND&quot;)))" office:value-type="string" office:string-value="-">
            <text:p>-</text:p>
          </table:table-cell>
          <table:table-cell table:style-name="ce18" table:formula="of:=IF([.$B871]=&quot;R&quot;;VLOOKUP([.$C871];[.$C$5:.$I$1017];6;0);IF([.$B871]=&quot;E&quot;;&quot;x&quot;;IF([.$B871]=&quot;-&quot;;&quot;-&quot;;&quot;ND&quot;)))" office:value-type="string" office:string-value="-">
            <text:p>-</text:p>
          </table:table-cell>
          <table:table-cell table:style-name="ce18" table:formula="of:=IF([.$B871]=&quot;R&quot;;VLOOKUP([.$C871];[.$C$5:.$I$1017];7;0);IF([.$B871]=&quot;E&quot;;&quot;x&quot;;IF([.$B871]=&quot;-&quot;;&quot;-&quot;;&quot;ND&quot;)))" office:value-type="string" office:string-value="-">
            <text:p>-</text:p>
          </table:table-cell>
          <table:table-cell table:style-name="ce26" table:formula="of:=IF([.B871]=&quot;R&quot;;0;IF([.B871]=&quot;-&quot;;0;4))" office:value-type="float" office:value="0">
            <text:p>0</text:p>
          </table:table-cell>
          <table:table-cell table:style-name="ce26" table:formula="of:=IF([.B871]=&quot;R&quot;;0;COUNTIF([.F871:.I8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CreateDia.cpp: <text:s text:c="3"/>QString tmpIcon=".icon/"+file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872]=&quot;R&quot;;VLOOKUP([.$C872];[.$C$5:.$I$1017];5;0);IF([.$B872]=&quot;E&quot;;&quot;x&quot;;IF([.$B872]=&quot;-&quot;;&quot;-&quot;;&quot;ND&quot;)))" office:value-type="string" office:string-value="-">
            <text:p>-</text:p>
          </table:table-cell>
          <table:table-cell table:style-name="ce18" table:formula="of:=IF([.$B872]=&quot;R&quot;;VLOOKUP([.$C872];[.$C$5:.$I$1017];5;0);IF([.$B872]=&quot;E&quot;;&quot;x&quot;;IF([.$B872]=&quot;-&quot;;&quot;-&quot;;&quot;ND&quot;)))" office:value-type="string" office:string-value="-">
            <text:p>-</text:p>
          </table:table-cell>
          <table:table-cell table:style-name="ce18" table:formula="of:=IF([.$B872]=&quot;R&quot;;VLOOKUP([.$C872];[.$C$5:.$I$1017];6;0);IF([.$B872]=&quot;E&quot;;&quot;x&quot;;IF([.$B872]=&quot;-&quot;;&quot;-&quot;;&quot;ND&quot;)))" office:value-type="string" office:string-value="-">
            <text:p>-</text:p>
          </table:table-cell>
          <table:table-cell table:style-name="ce18" table:formula="of:=IF([.$B872]=&quot;R&quot;;VLOOKUP([.$C872];[.$C$5:.$I$1017];7;0);IF([.$B872]=&quot;E&quot;;&quot;x&quot;;IF([.$B872]=&quot;-&quot;;&quot;-&quot;;&quot;ND&quot;)))" office:value-type="string" office:string-value="-">
            <text:p>-</text:p>
          </table:table-cell>
          <table:table-cell table:style-name="ce26" table:formula="of:=IF([.B872]=&quot;R&quot;;0;IF([.B872]=&quot;-&quot;;0;4))" office:value-type="float" office:value="0">
            <text:p>0</text:p>
          </table:table-cell>
          <table:table-cell table:style-name="ce26" table:formula="of:=IF([.B872]=&quot;R&quot;;0;COUNTIF([.F872:.I87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873]=&quot;R&quot;;VLOOKUP([.$C873];[.$C$5:.$I$1017];5;0);IF([.$B873]=&quot;E&quot;;&quot;x&quot;;IF([.$B873]=&quot;-&quot;;&quot;-&quot;;&quot;ND&quot;)))" office:value-type="string" office:string-value="-">
            <text:p>-</text:p>
          </table:table-cell>
          <table:table-cell table:style-name="ce18" table:formula="of:=IF([.$B873]=&quot;R&quot;;VLOOKUP([.$C873];[.$C$5:.$I$1017];5;0);IF([.$B873]=&quot;E&quot;;&quot;x&quot;;IF([.$B873]=&quot;-&quot;;&quot;-&quot;;&quot;ND&quot;)))" office:value-type="string" office:string-value="-">
            <text:p>-</text:p>
          </table:table-cell>
          <table:table-cell table:style-name="ce18" table:formula="of:=IF([.$B873]=&quot;R&quot;;VLOOKUP([.$C873];[.$C$5:.$I$1017];6;0);IF([.$B873]=&quot;E&quot;;&quot;x&quot;;IF([.$B873]=&quot;-&quot;;&quot;-&quot;;&quot;ND&quot;)))" office:value-type="string" office:string-value="-">
            <text:p>-</text:p>
          </table:table-cell>
          <table:table-cell table:style-name="ce18" table:formula="of:=IF([.$B873]=&quot;R&quot;;VLOOKUP([.$C873];[.$C$5:.$I$1017];7;0);IF([.$B873]=&quot;E&quot;;&quot;x&quot;;IF([.$B873]=&quot;-&quot;;&quot;-&quot;;&quot;ND&quot;)))" office:value-type="string" office:string-value="-">
            <text:p>-</text:p>
          </table:table-cell>
          <table:table-cell table:style-name="ce26" table:formula="of:=IF([.B873]=&quot;R&quot;;0;IF([.B873]=&quot;-&quot;;0;4))" office:value-type="float" office:value="0">
            <text:p>0</text:p>
          </table:table-cell>
          <table:table-cell table:style-name="ce26" table:formula="of:=IF([.B873]=&quot;R&quot;;0;COUNTIF([.F873:.I8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874]=&quot;R&quot;;VLOOKUP([.$C874];[.$C$5:.$I$1017];5;0);IF([.$B874]=&quot;E&quot;;&quot;x&quot;;IF([.$B874]=&quot;-&quot;;&quot;-&quot;;&quot;ND&quot;)))" office:value-type="string" office:string-value="-">
            <text:p>-</text:p>
          </table:table-cell>
          <table:table-cell table:style-name="ce18" table:formula="of:=IF([.$B874]=&quot;R&quot;;VLOOKUP([.$C874];[.$C$5:.$I$1017];5;0);IF([.$B874]=&quot;E&quot;;&quot;x&quot;;IF([.$B874]=&quot;-&quot;;&quot;-&quot;;&quot;ND&quot;)))" office:value-type="string" office:string-value="-">
            <text:p>-</text:p>
          </table:table-cell>
          <table:table-cell table:style-name="ce18" table:formula="of:=IF([.$B874]=&quot;R&quot;;VLOOKUP([.$C874];[.$C$5:.$I$1017];6;0);IF([.$B874]=&quot;E&quot;;&quot;x&quot;;IF([.$B874]=&quot;-&quot;;&quot;-&quot;;&quot;ND&quot;)))" office:value-type="string" office:string-value="-">
            <text:p>-</text:p>
          </table:table-cell>
          <table:table-cell table:style-name="ce18" table:formula="of:=IF([.$B874]=&quot;R&quot;;VLOOKUP([.$C874];[.$C$5:.$I$1017];7;0);IF([.$B874]=&quot;E&quot;;&quot;x&quot;;IF([.$B874]=&quot;-&quot;;&quot;-&quot;;&quot;ND&quot;)))" office:value-type="string" office:string-value="-">
            <text:p>-</text:p>
          </table:table-cell>
          <table:table-cell table:style-name="ce26" table:formula="of:=IF([.B874]=&quot;R&quot;;0;IF([.B874]=&quot;-&quot;;0;4))" office:value-type="float" office:value="0">
            <text:p>0</text:p>
          </table:table-cell>
          <table:table-cell table:style-name="ce26" table:formula="of:=IF([.B874]=&quot;R&quot;;0;COUNTIF([.F874:.I8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18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18" table:formula="of:=IF([.$B876]=&quot;R&quot;;VLOOKUP([.$C876];[.$C$5:.$I$1017];6;0);IF([.$B876]=&quot;E&quot;;&quot;x&quot;;IF([.$B876]=&quot;-&quot;;&quot;-&quot;;&quot;ND&quot;)))" office:value-type="string" office:string-value="-">
            <text:p>-</text:p>
          </table:table-cell>
          <table:table-cell table:style-name="ce18" table:formula="of:=IF([.$B876]=&quot;R&quot;;VLOOKUP([.$C876];[.$C$5:.$I$1017];7;0);IF([.$B876]=&quot;E&quot;;&quot;x&quot;;IF([.$B876]=&quot;-&quot;;&quot;-&quot;;&quot;ND&quot;)))" office:value-type="string" office:string-value="-">
            <text:p>-</text:p>
          </table:table-cell>
          <table:table-cell table:style-name="ce26" table:formula="of:=IF([.B876]=&quot;R&quot;;0;IF([.B876]=&quot;-&quot;;0;4))" office:value-type="float" office:value="0">
            <text:p>0</text:p>
          </table:table-cell>
          <table:table-cell table:style-name="ce26" table:formula="of:=IF([.B876]=&quot;R&quot;;0;COUNTIF([.F875:.I8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</text:p>
          </table:table-cell>
          <table:table-cell table:style-name="ce6"/>
          <table:table-cell table:style-name="ce18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18" table:formula="of:=IF([.$B876]=&quot;R&quot;;VLOOKUP([.$C876];[.$C$5:.$I$1017];5;0);IF([.$B876]=&quot;E&quot;;&quot;x&quot;;IF([.$B876]=&quot;-&quot;;&quot;-&quot;;&quot;ND&quot;)))" office:value-type="string" office:string-value="-">
            <text:p>-</text:p>
          </table:table-cell>
          <table:table-cell table:style-name="ce18" table:formula="of:=IF([.$B876]=&quot;R&quot;;VLOOKUP([.$C876];[.$C$5:.$I$1017];6;0);IF([.$B876]=&quot;E&quot;;&quot;x&quot;;IF([.$B876]=&quot;-&quot;;&quot;-&quot;;&quot;ND&quot;)))" office:value-type="string" office:string-value="-">
            <text:p>-</text:p>
          </table:table-cell>
          <table:table-cell table:style-name="ce18" table:formula="of:=IF([.$B876]=&quot;R&quot;;VLOOKUP([.$C876];[.$C$5:.$I$1017];7;0);IF([.$B876]=&quot;E&quot;;&quot;x&quot;;IF([.$B876]=&quot;-&quot;;&quot;-&quot;;&quot;ND&quot;)))" office:value-type="string" office:string-value="-">
            <text:p>-</text:p>
          </table:table-cell>
          <table:table-cell table:style-name="ce26" table:formula="of:=IF([.B876]=&quot;R&quot;;0;IF([.B876]=&quot;-&quot;;0;4))" office:value-type="float" office:value="0">
            <text:p>0</text:p>
          </table:table-cell>
          <table:table-cell table:style-name="ce26" table:formula="of:=IF([.B876]=&quot;R&quot;;0;COUNTIF([.F876:.I8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877]=&quot;R&quot;;VLOOKUP([.$C877];[.$C$5:.$I$1017];5;0);IF([.$B877]=&quot;E&quot;;&quot;x&quot;;IF([.$B877]=&quot;-&quot;;&quot;-&quot;;&quot;ND&quot;)))" office:value-type="string" office:string-value="x">
            <text:p>x</text:p>
          </table:table-cell>
          <table:table-cell table:style-name="ce18" table:formula="of:=IF([.$B877]=&quot;R&quot;;VLOOKUP([.$C877];[.$C$5:.$I$1017];5;0);IF([.$B877]=&quot;E&quot;;&quot;x&quot;;IF([.$B877]=&quot;-&quot;;&quot;-&quot;;&quot;ND&quot;)))" office:value-type="string" office:string-value="x">
            <text:p>x</text:p>
          </table:table-cell>
          <table:table-cell table:style-name="ce18" table:formula="of:=IF([.$B877]=&quot;R&quot;;VLOOKUP([.$C877];[.$C$5:.$I$1017];6;0);IF([.$B877]=&quot;E&quot;;&quot;x&quot;;IF([.$B877]=&quot;-&quot;;&quot;-&quot;;&quot;ND&quot;)))" office:value-type="string" office:string-value="x">
            <text:p>x</text:p>
          </table:table-cell>
          <table:table-cell table:style-name="ce18" table:formula="of:=IF([.$B877]=&quot;R&quot;;VLOOKUP([.$C877];[.$C$5:.$I$1017];7;0);IF([.$B877]=&quot;E&quot;;&quot;x&quot;;IF([.$B877]=&quot;-&quot;;&quot;-&quot;;&quot;ND&quot;)))" office:value-type="string" office:string-value="x">
            <text:p>x</text:p>
          </table:table-cell>
          <table:table-cell table:style-name="ce26" table:formula="of:=IF([.B877]=&quot;R&quot;;0;IF([.B877]=&quot;-&quot;;0;4))" office:value-type="float" office:value="0">
            <text:p>0</text:p>
          </table:table-cell>
          <table:table-cell table:style-name="ce26" table:formula="of:=IF([.B877]=&quot;R&quot;;0;COUNTIF([.F877:.I8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878]=&quot;R&quot;;VLOOKUP([.$C878];[.$C$5:.$I$1017];5;0);IF([.$B878]=&quot;E&quot;;&quot;x&quot;;IF([.$B878]=&quot;-&quot;;&quot;-&quot;;&quot;ND&quot;)))" office:value-type="string" office:string-value="x">
            <text:p>x</text:p>
          </table:table-cell>
          <table:table-cell table:style-name="ce18" table:formula="of:=IF([.$B878]=&quot;R&quot;;VLOOKUP([.$C878];[.$C$5:.$I$1017];5;0);IF([.$B878]=&quot;E&quot;;&quot;x&quot;;IF([.$B878]=&quot;-&quot;;&quot;-&quot;;&quot;ND&quot;)))" office:value-type="string" office:string-value="x">
            <text:p>x</text:p>
          </table:table-cell>
          <table:table-cell table:style-name="ce18" table:formula="of:=IF([.$B878]=&quot;R&quot;;VLOOKUP([.$C878];[.$C$5:.$I$1017];6;0);IF([.$B878]=&quot;E&quot;;&quot;x&quot;;IF([.$B878]=&quot;-&quot;;&quot;-&quot;;&quot;ND&quot;)))" office:value-type="string" office:string-value="x">
            <text:p>x</text:p>
          </table:table-cell>
          <table:table-cell table:style-name="ce18" table:formula="of:=IF([.$B878]=&quot;R&quot;;VLOOKUP([.$C878];[.$C$5:.$I$1017];7;0);IF([.$B878]=&quot;E&quot;;&quot;x&quot;;IF([.$B878]=&quot;-&quot;;&quot;-&quot;;&quot;ND&quot;)))" office:value-type="string" office:string-value="x">
            <text:p>x</text:p>
          </table:table-cell>
          <table:table-cell table:style-name="ce26" table:formula="of:=IF([.B878]=&quot;R&quot;;0;IF([.B878]=&quot;-&quot;;0;4))" office:value-type="float" office:value="0">
            <text:p>0</text:p>
          </table:table-cell>
          <table:table-cell table:style-name="ce26" table:formula="of:=IF([.B878]=&quot;R&quot;;0;COUNTIF([.F878:.I8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19">
            <text:p>319</text:p>
          </table:table-cell>
          <table:table-cell table:style-name="ce6" office:value-type="string">
            <text:p>“zoom-pixels”</text:p>
          </table:table-cell>
          <table:table-cell table:style-name="ce6"/>
          <table:table-cell table:style-name="ce18" table:formula="of:=IF([.$B879]=&quot;R&quot;;VLOOKUP([.$C879];[.$C$5:.$I$1017];5;0);IF([.$B879]=&quot;E&quot;;&quot;x&quot;;IF([.$B879]=&quot;-&quot;;&quot;-&quot;;&quot;ND&quot;)))" office:value-type="string" office:string-value="ND">
            <text:p>ND</text:p>
          </table:table-cell>
          <table:table-cell table:style-name="ce18" table:formula="of:=IF([.$B879]=&quot;R&quot;;VLOOKUP([.$C879];[.$C$5:.$I$1017];5;0);IF([.$B879]=&quot;E&quot;;&quot;x&quot;;IF([.$B879]=&quot;-&quot;;&quot;-&quot;;&quot;ND&quot;)))" office:value-type="string" office:string-value="ND">
            <text:p>ND</text:p>
          </table:table-cell>
          <table:table-cell table:style-name="ce18" table:formula="of:=IF([.$B879]=&quot;R&quot;;VLOOKUP([.$C879];[.$C$5:.$I$1017];6;0);IF([.$B879]=&quot;E&quot;;&quot;x&quot;;IF([.$B879]=&quot;-&quot;;&quot;-&quot;;&quot;ND&quot;)))" office:value-type="string" office:string-value="ND">
            <text:p>ND</text:p>
          </table:table-cell>
          <table:table-cell table:style-name="ce18" table:formula="of:=IF([.$B879]=&quot;R&quot;;VLOOKUP([.$C879];[.$C$5:.$I$1017];7;0);IF([.$B879]=&quot;E&quot;;&quot;x&quot;;IF([.$B879]=&quot;-&quot;;&quot;-&quot;;&quot;ND&quot;)))" office:value-type="string" office:string-value="ND">
            <text:p>ND</text:p>
          </table:table-cell>
          <table:table-cell table:style-name="ce26" table:formula="of:=IF([.B879]=&quot;R&quot;;0;IF([.B879]=&quot;-&quot;;0;4))" office:value-type="float" office:value="4">
            <text:p>4</text:p>
          </table:table-cell>
          <table:table-cell table:style-name="ce26" table:formula="of:=IF([.B879]=&quot;R&quot;;0;COUNTIF([.F879:.I8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20">
            <text:p>320</text:p>
          </table:table-cell>
          <table:table-cell table:style-name="ce6" office:value-type="string">
            <text:p>“zoom-all”</text:p>
            <text:p>(should this use another zoom-*?)</text:p>
          </table:table-cell>
          <table:table-cell table:style-name="ce6"/>
          <table:table-cell table:style-name="ce18" table:formula="of:=IF([.$B880]=&quot;R&quot;;VLOOKUP([.$C880];[.$C$5:.$I$1017];5;0);IF([.$B880]=&quot;E&quot;;&quot;x&quot;;IF([.$B880]=&quot;-&quot;;&quot;-&quot;;&quot;ND&quot;)))" office:value-type="string" office:string-value="ND">
            <text:p>ND</text:p>
          </table:table-cell>
          <table:table-cell table:style-name="ce18" table:formula="of:=IF([.$B880]=&quot;R&quot;;VLOOKUP([.$C880];[.$C$5:.$I$1017];5;0);IF([.$B880]=&quot;E&quot;;&quot;x&quot;;IF([.$B880]=&quot;-&quot;;&quot;-&quot;;&quot;ND&quot;)))" office:value-type="string" office:string-value="ND">
            <text:p>ND</text:p>
          </table:table-cell>
          <table:table-cell table:style-name="ce18" table:formula="of:=IF([.$B880]=&quot;R&quot;;VLOOKUP([.$C880];[.$C$5:.$I$1017];6;0);IF([.$B880]=&quot;E&quot;;&quot;x&quot;;IF([.$B880]=&quot;-&quot;;&quot;-&quot;;&quot;ND&quot;)))" office:value-type="string" office:string-value="ND">
            <text:p>ND</text:p>
          </table:table-cell>
          <table:table-cell table:style-name="ce18" table:formula="of:=IF([.$B880]=&quot;R&quot;;VLOOKUP([.$C880];[.$C$5:.$I$1017];7;0);IF([.$B880]=&quot;E&quot;;&quot;x&quot;;IF([.$B880]=&quot;-&quot;;&quot;-&quot;;&quot;ND&quot;)))" office:value-type="string" office:string-value="ND">
            <text:p>ND</text:p>
          </table:table-cell>
          <table:table-cell table:style-name="ce26" table:formula="of:=IF([.B880]=&quot;R&quot;;0;IF([.B880]=&quot;-&quot;;0;4))" office:value-type="float" office:value="4">
            <text:p>4</text:p>
          </table:table-cell>
          <table:table-cell table:style-name="ce26" table:formula="of:=IF([.B880]=&quot;R&quot;;0;COUNTIF([.F880:.I8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 office:value-type="string">
            <text:p>R</text:p>
          </table:table-cell>
          <table:table-cell table:style-name="ce3" office:value-type="float" office:value="37">
            <text:p>37</text:p>
          </table:table-cell>
          <table:table-cell table:style-name="ce6" table:number-columns-repeated="2"/>
          <table:table-cell table:style-name="ce18" table:formula="of:=IF([.$B881]=&quot;R&quot;;VLOOKUP([.$C881];[.$C$5:.$I$1017];5;0);IF([.$B881]=&quot;E&quot;;&quot;x&quot;;IF([.$B881]=&quot;-&quot;;&quot;-&quot;;&quot;ND&quot;)))" office:value-type="string" office:string-value="ND">
            <text:p>ND</text:p>
          </table:table-cell>
          <table:table-cell table:style-name="ce18" table:formula="of:=IF([.$B881]=&quot;R&quot;;VLOOKUP([.$C881];[.$C$5:.$I$1017];5;0);IF([.$B881]=&quot;E&quot;;&quot;x&quot;;IF([.$B881]=&quot;-&quot;;&quot;-&quot;;&quot;ND&quot;)))" office:value-type="string" office:string-value="ND">
            <text:p>ND</text:p>
          </table:table-cell>
          <table:table-cell table:style-name="ce18" table:formula="of:=IF([.$B881]=&quot;R&quot;;VLOOKUP([.$C881];[.$C$5:.$I$1017];6;0);IF([.$B881]=&quot;E&quot;;&quot;x&quot;;IF([.$B881]=&quot;-&quot;;&quot;-&quot;;&quot;ND&quot;)))" office:value-type="string" office:string-value="ND">
            <text:p>ND</text:p>
          </table:table-cell>
          <table:table-cell table:style-name="ce18" table:formula="of:=IF([.$B881]=&quot;R&quot;;VLOOKUP([.$C881];[.$C$5:.$I$1017];7;0);IF([.$B881]=&quot;E&quot;;&quot;x&quot;;IF([.$B881]=&quot;-&quot;;&quot;-&quot;;&quot;ND&quot;)))" office:value-type="string" office:string-value="ND">
            <text:p>ND</text:p>
          </table:table-cell>
          <table:table-cell table:style-name="ce26" table:formula="of:=IF([.B881]=&quot;R&quot;;0;IF([.B881]=&quot;-&quot;;0;4))" office:value-type="float" office:value="0">
            <text:p>0</text:p>
          </table:table-cell>
          <table:table-cell table:style-name="ce26" table:formula="of:=IF([.B881]=&quot;R&quot;;0;COUNTIF([.F881:.I8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style-name="ce3" office:value-type="string">
            <text:p>R</text:p>
          </table:table-cell>
          <table:table-cell table:style-name="ce3" office:value-type="float" office:value="310">
            <text:p>310</text:p>
          </table:table-cell>
          <table:table-cell table:style-name="ce6" table:number-columns-repeated="2"/>
          <table:table-cell table:style-name="ce18" table:formula="of:=IF([.$B882]=&quot;R&quot;;VLOOKUP([.$C882];[.$C$5:.$I$1017];5;0);IF([.$B882]=&quot;E&quot;;&quot;x&quot;;IF([.$B882]=&quot;-&quot;;&quot;-&quot;;&quot;ND&quot;)))" office:value-type="string" office:string-value="x">
            <text:p>x</text:p>
          </table:table-cell>
          <table:table-cell table:style-name="ce18" table:formula="of:=IF([.$B882]=&quot;R&quot;;VLOOKUP([.$C882];[.$C$5:.$I$1017];5;0);IF([.$B882]=&quot;E&quot;;&quot;x&quot;;IF([.$B882]=&quot;-&quot;;&quot;-&quot;;&quot;ND&quot;)))" office:value-type="string" office:string-value="x">
            <text:p>x</text:p>
          </table:table-cell>
          <table:table-cell table:style-name="ce18" table:formula="of:=IF([.$B882]=&quot;R&quot;;VLOOKUP([.$C882];[.$C$5:.$I$1017];6;0);IF([.$B882]=&quot;E&quot;;&quot;x&quot;;IF([.$B882]=&quot;-&quot;;&quot;-&quot;;&quot;ND&quot;)))" office:value-type="string" office:string-value="x">
            <text:p>x</text:p>
          </table:table-cell>
          <table:table-cell table:style-name="ce18" table:formula="of:=IF([.$B882]=&quot;R&quot;;VLOOKUP([.$C882];[.$C$5:.$I$1017];7;0);IF([.$B882]=&quot;E&quot;;&quot;x&quot;;IF([.$B882]=&quot;-&quot;;&quot;-&quot;;&quot;ND&quot;)))" office:value-type="string" office:string-value="x">
            <text:p>x</text:p>
          </table:table-cell>
          <table:table-cell table:style-name="ce26" table:formula="of:=IF([.B882]=&quot;R&quot;;0;IF([.B882]=&quot;-&quot;;0;4))" office:value-type="float" office:value="0">
            <text:p>0</text:p>
          </table:table-cell>
          <table:table-cell table:style-name="ce26" table:formula="of:=IF([.B882]=&quot;R&quot;;0;COUNTIF([.F882:.I8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6" table:number-columns-repeated="2"/>
          <table:table-cell table:style-name="ce18" table:formula="of:=IF([.$B883]=&quot;R&quot;;VLOOKUP([.$C883];[.$C$5:.$I$1017];5;0);IF([.$B883]=&quot;E&quot;;&quot;x&quot;;IF([.$B883]=&quot;-&quot;;&quot;-&quot;;&quot;ND&quot;)))" office:value-type="string" office:string-value="x">
            <text:p>x</text:p>
          </table:table-cell>
          <table:table-cell table:style-name="ce18" table:formula="of:=IF([.$B883]=&quot;R&quot;;VLOOKUP([.$C883];[.$C$5:.$I$1017];5;0);IF([.$B883]=&quot;E&quot;;&quot;x&quot;;IF([.$B883]=&quot;-&quot;;&quot;-&quot;;&quot;ND&quot;)))" office:value-type="string" office:string-value="x">
            <text:p>x</text:p>
          </table:table-cell>
          <table:table-cell table:style-name="ce18" table:formula="of:=IF([.$B883]=&quot;R&quot;;VLOOKUP([.$C883];[.$C$5:.$I$1017];6;0);IF([.$B883]=&quot;E&quot;;&quot;x&quot;;IF([.$B883]=&quot;-&quot;;&quot;-&quot;;&quot;ND&quot;)))" office:value-type="string" office:string-value="x">
            <text:p>x</text:p>
          </table:table-cell>
          <table:table-cell table:style-name="ce18" table:formula="of:=IF([.$B883]=&quot;R&quot;;VLOOKUP([.$C883];[.$C$5:.$I$1017];7;0);IF([.$B883]=&quot;E&quot;;&quot;x&quot;;IF([.$B883]=&quot;-&quot;;&quot;-&quot;;&quot;ND&quot;)))" office:value-type="string" office:string-value="x">
            <text:p>x</text:p>
          </table:table-cell>
          <table:table-cell table:style-name="ce26" table:formula="of:=IF([.B883]=&quot;R&quot;;0;IF([.B883]=&quot;-&quot;;0;4))" office:value-type="float" office:value="0">
            <text:p>0</text:p>
          </table:table-cell>
          <table:table-cell table:style-name="ce26" table:formula="of:=IF([.B883]=&quot;R&quot;;0;COUNTIF([.F883:.I8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6" table:number-columns-repeated="2"/>
          <table:table-cell table:style-name="ce18" table:formula="of:=IF([.$B884]=&quot;R&quot;;VLOOKUP([.$C884];[.$C$5:.$I$1017];5;0);IF([.$B884]=&quot;E&quot;;&quot;x&quot;;IF([.$B884]=&quot;-&quot;;&quot;-&quot;;&quot;ND&quot;)))" office:value-type="string" office:string-value="x">
            <text:p>x</text:p>
          </table:table-cell>
          <table:table-cell table:style-name="ce18" table:formula="of:=IF([.$B884]=&quot;R&quot;;VLOOKUP([.$C884];[.$C$5:.$I$1017];5;0);IF([.$B884]=&quot;E&quot;;&quot;x&quot;;IF([.$B884]=&quot;-&quot;;&quot;-&quot;;&quot;ND&quot;)))" office:value-type="string" office:string-value="x">
            <text:p>x</text:p>
          </table:table-cell>
          <table:table-cell table:style-name="ce18" table:formula="of:=IF([.$B884]=&quot;R&quot;;VLOOKUP([.$C884];[.$C$5:.$I$1017];6;0);IF([.$B884]=&quot;E&quot;;&quot;x&quot;;IF([.$B884]=&quot;-&quot;;&quot;-&quot;;&quot;ND&quot;)))" office:value-type="string" office:string-value="x">
            <text:p>x</text:p>
          </table:table-cell>
          <table:table-cell table:style-name="ce18" table:formula="of:=IF([.$B884]=&quot;R&quot;;VLOOKUP([.$C884];[.$C$5:.$I$1017];7;0);IF([.$B884]=&quot;E&quot;;&quot;x&quot;;IF([.$B884]=&quot;-&quot;;&quot;-&quot;;&quot;ND&quot;)))" office:value-type="string" office:string-value="x">
            <text:p>x</text:p>
          </table:table-cell>
          <table:table-cell table:style-name="ce26" table:formula="of:=IF([.B884]=&quot;R&quot;;0;IF([.B884]=&quot;-&quot;;0;4))" office:value-type="float" office:value="0">
            <text:p>0</text:p>
          </table:table-cell>
          <table:table-cell table:style-name="ce26" table:formula="of:=IF([.B884]=&quot;R&quot;;0;COUNTIF([.F884:.I8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6" table:number-columns-repeated="2"/>
          <table:table-cell table:style-name="ce18" table:formula="of:=IF([.$B885]=&quot;R&quot;;VLOOKUP([.$C885];[.$C$5:.$I$1017];5;0);IF([.$B885]=&quot;E&quot;;&quot;x&quot;;IF([.$B885]=&quot;-&quot;;&quot;-&quot;;&quot;ND&quot;)))" office:value-type="string" office:string-value="x">
            <text:p>x</text:p>
          </table:table-cell>
          <table:table-cell table:style-name="ce18" table:formula="of:=IF([.$B885]=&quot;R&quot;;VLOOKUP([.$C885];[.$C$5:.$I$1017];5;0);IF([.$B885]=&quot;E&quot;;&quot;x&quot;;IF([.$B885]=&quot;-&quot;;&quot;-&quot;;&quot;ND&quot;)))" office:value-type="string" office:string-value="x">
            <text:p>x</text:p>
          </table:table-cell>
          <table:table-cell table:style-name="ce18" table:formula="of:=IF([.$B885]=&quot;R&quot;;VLOOKUP([.$C885];[.$C$5:.$I$1017];6;0);IF([.$B885]=&quot;E&quot;;&quot;x&quot;;IF([.$B885]=&quot;-&quot;;&quot;-&quot;;&quot;ND&quot;)))" office:value-type="string" office:string-value="x">
            <text:p>x</text:p>
          </table:table-cell>
          <table:table-cell table:style-name="ce18" table:formula="of:=IF([.$B885]=&quot;R&quot;;VLOOKUP([.$C885];[.$C$5:.$I$1017];7;0);IF([.$B885]=&quot;E&quot;;&quot;x&quot;;IF([.$B885]=&quot;-&quot;;&quot;-&quot;;&quot;ND&quot;)))" office:value-type="string" office:string-value="x">
            <text:p>x</text:p>
          </table:table-cell>
          <table:table-cell table:style-name="ce26" table:formula="of:=IF([.B885]=&quot;R&quot;;0;IF([.B885]=&quot;-&quot;;0;4))" office:value-type="float" office:value="0">
            <text:p>0</text:p>
          </table:table-cell>
          <table:table-cell table:style-name="ce26" table:formula="of:=IF([.B885]=&quot;R&quot;;0;COUNTIF([.F885:.I8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table:number-columns-repeated="2"/>
          <table:table-cell table:style-name="ce18" table:formula="of:=IF([.$B886]=&quot;R&quot;;VLOOKUP([.$C886];[.$C$5:.$I$1017];5;0);IF([.$B886]=&quot;E&quot;;&quot;x&quot;;IF([.$B886]=&quot;-&quot;;&quot;-&quot;;&quot;ND&quot;)))" office:value-type="string" office:string-value="x">
            <text:p>x</text:p>
          </table:table-cell>
          <table:table-cell table:style-name="ce18" table:formula="of:=IF([.$B886]=&quot;R&quot;;VLOOKUP([.$C886];[.$C$5:.$I$1017];5;0);IF([.$B886]=&quot;E&quot;;&quot;x&quot;;IF([.$B886]=&quot;-&quot;;&quot;-&quot;;&quot;ND&quot;)))" office:value-type="string" office:string-value="x">
            <text:p>x</text:p>
          </table:table-cell>
          <table:table-cell table:style-name="ce18" table:formula="of:=IF([.$B886]=&quot;R&quot;;VLOOKUP([.$C886];[.$C$5:.$I$1017];6;0);IF([.$B886]=&quot;E&quot;;&quot;x&quot;;IF([.$B886]=&quot;-&quot;;&quot;-&quot;;&quot;ND&quot;)))" office:value-type="string" office:string-value="x">
            <text:p>x</text:p>
          </table:table-cell>
          <table:table-cell table:style-name="ce18" table:formula="of:=IF([.$B886]=&quot;R&quot;;VLOOKUP([.$C886];[.$C$5:.$I$1017];7;0);IF([.$B886]=&quot;E&quot;;&quot;x&quot;;IF([.$B886]=&quot;-&quot;;&quot;-&quot;;&quot;ND&quot;)))" office:value-type="string" office:string-value="x">
            <text:p>x</text:p>
          </table:table-cell>
          <table:table-cell table:style-name="ce26" table:formula="of:=IF([.B886]=&quot;R&quot;;0;IF([.B886]=&quot;-&quot;;0;4))" office:value-type="float" office:value="0">
            <text:p>0</text:p>
          </table:table-cell>
          <table:table-cell table:style-name="ce26" table:formula="of:=IF([.B886]=&quot;R&quot;;0;COUNTIF([.F886:.I88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table:number-columns-repeated="2"/>
          <table:table-cell table:style-name="ce18" table:formula="of:=IF([.$B887]=&quot;R&quot;;VLOOKUP([.$C887];[.$C$5:.$I$1017];5;0);IF([.$B887]=&quot;E&quot;;&quot;x&quot;;IF([.$B887]=&quot;-&quot;;&quot;-&quot;;&quot;ND&quot;)))" office:value-type="string" office:string-value="x">
            <text:p>x</text:p>
          </table:table-cell>
          <table:table-cell table:style-name="ce18" table:formula="of:=IF([.$B887]=&quot;R&quot;;VLOOKUP([.$C887];[.$C$5:.$I$1017];5;0);IF([.$B887]=&quot;E&quot;;&quot;x&quot;;IF([.$B887]=&quot;-&quot;;&quot;-&quot;;&quot;ND&quot;)))" office:value-type="string" office:string-value="x">
            <text:p>x</text:p>
          </table:table-cell>
          <table:table-cell table:style-name="ce18" table:formula="of:=IF([.$B887]=&quot;R&quot;;VLOOKUP([.$C887];[.$C$5:.$I$1017];6;0);IF([.$B887]=&quot;E&quot;;&quot;x&quot;;IF([.$B887]=&quot;-&quot;;&quot;-&quot;;&quot;ND&quot;)))" office:value-type="string" office:string-value="x">
            <text:p>x</text:p>
          </table:table-cell>
          <table:table-cell table:style-name="ce18" table:formula="of:=IF([.$B887]=&quot;R&quot;;VLOOKUP([.$C887];[.$C$5:.$I$1017];7;0);IF([.$B887]=&quot;E&quot;;&quot;x&quot;;IF([.$B887]=&quot;-&quot;;&quot;-&quot;;&quot;ND&quot;)))" office:value-type="string" office:string-value="x">
            <text:p>x</text:p>
          </table:table-cell>
          <table:table-cell table:style-name="ce26" table:formula="of:=IF([.B887]=&quot;R&quot;;0;IF([.B887]=&quot;-&quot;;0;4))" office:value-type="float" office:value="0">
            <text:p>0</text:p>
          </table:table-cell>
          <table:table-cell table:style-name="ce26" table:formula="of:=IF([.B887]=&quot;R&quot;;0;COUNTIF([.F887:.I8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artistictextshape/ArtisticTextShapeFactory.cpp: <text:s text:c="3"/>setIcon( "text" );</text:p>
          </table:table-cell>
          <table:table-cell table:style-name="ce3" office:value-type="string">
            <text:p>E</text:p>
          </table:table-cell>
          <table:table-cell table:style-name="ce3" office:value-type="float" office:value="321">
            <text:p>321</text:p>
          </table:table-cell>
          <table:table-cell table:style-name="ce6" office:value-type="string">
            <text:p>(we have a lot of “text” icons: </text:p>
            <text:p>insert-text, insert-text-frame</text:p>
            <text:p>draw-text, text-field)</text:p>
          </table:table-cell>
          <table:table-cell table:style-name="ce6"/>
          <table:table-cell table:style-name="ce18" table:formula="of:=IF([.$B888]=&quot;R&quot;;VLOOKUP([.$C888];[.$C$5:.$I$1017];5;0);IF([.$B888]=&quot;E&quot;;&quot;x&quot;;IF([.$B888]=&quot;-&quot;;&quot;-&quot;;&quot;ND&quot;)))" office:value-type="string" office:string-value="x">
            <text:p>x</text:p>
          </table:table-cell>
          <table:table-cell table:style-name="ce18" table:formula="of:=IF([.$B888]=&quot;R&quot;;VLOOKUP([.$C888];[.$C$5:.$I$1017];5;0);IF([.$B888]=&quot;E&quot;;&quot;x&quot;;IF([.$B888]=&quot;-&quot;;&quot;-&quot;;&quot;ND&quot;)))" office:value-type="string" office:string-value="x">
            <text:p>x</text:p>
          </table:table-cell>
          <table:table-cell table:style-name="ce18" table:formula="of:=IF([.$B888]=&quot;R&quot;;VLOOKUP([.$C888];[.$C$5:.$I$1017];6;0);IF([.$B888]=&quot;E&quot;;&quot;x&quot;;IF([.$B888]=&quot;-&quot;;&quot;-&quot;;&quot;ND&quot;)))" office:value-type="string" office:string-value="x">
            <text:p>x</text:p>
          </table:table-cell>
          <table:table-cell table:style-name="ce18" table:formula="of:=IF([.$B888]=&quot;R&quot;;VLOOKUP([.$C888];[.$C$5:.$I$1017];7;0);IF([.$B888]=&quot;E&quot;;&quot;x&quot;;IF([.$B888]=&quot;-&quot;;&quot;-&quot;;&quot;ND&quot;)))" office:value-type="string" office:string-value="x">
            <text:p>x</text:p>
          </table:table-cell>
          <table:table-cell table:style-name="ce26" table:formula="of:=IF([.B888]=&quot;R&quot;;0;IF([.B888]=&quot;-&quot;;0;4))" office:value-type="float" office:value="4">
            <text:p>4</text:p>
          </table:table-cell>
          <table:table-cell table:style-name="ce26" table:formula="of:=IF([.B888]=&quot;R&quot;;0;COUNTIF([.F888:.I88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2">
            <text:p>322</text:p>
          </table:table-cell>
          <table:table-cell table:style-name="ce6" office:value-type="string">
            <text:p>“artistictext-attach-path”</text:p>
          </table:table-cell>
          <table:table-cell table:style-name="ce6"/>
          <table:table-cell table:style-name="ce18" table:formula="of:=IF([.$B889]=&quot;R&quot;;VLOOKUP([.$C889];[.$C$5:.$I$1017];5;0);IF([.$B889]=&quot;E&quot;;&quot;x&quot;;IF([.$B889]=&quot;-&quot;;&quot;-&quot;;&quot;ND&quot;)))" office:value-type="string" office:string-value="ND">
            <text:p>ND</text:p>
          </table:table-cell>
          <table:table-cell table:style-name="ce18" table:formula="of:=IF([.$B889]=&quot;R&quot;;VLOOKUP([.$C889];[.$C$5:.$I$1017];5;0);IF([.$B889]=&quot;E&quot;;&quot;x&quot;;IF([.$B889]=&quot;-&quot;;&quot;-&quot;;&quot;ND&quot;)))" office:value-type="string" office:string-value="ND">
            <text:p>ND</text:p>
          </table:table-cell>
          <table:table-cell table:style-name="ce18" table:formula="of:=IF([.$B889]=&quot;R&quot;;VLOOKUP([.$C889];[.$C$5:.$I$1017];6;0);IF([.$B889]=&quot;E&quot;;&quot;x&quot;;IF([.$B889]=&quot;-&quot;;&quot;-&quot;;&quot;ND&quot;)))" office:value-type="string" office:string-value="ND">
            <text:p>ND</text:p>
          </table:table-cell>
          <table:table-cell table:style-name="ce18" table:formula="of:=IF([.$B889]=&quot;R&quot;;VLOOKUP([.$C889];[.$C$5:.$I$1017];7;0);IF([.$B889]=&quot;E&quot;;&quot;x&quot;;IF([.$B889]=&quot;-&quot;;&quot;-&quot;;&quot;ND&quot;)))" office:value-type="string" office:string-value="ND">
            <text:p>ND</text:p>
          </table:table-cell>
          <table:table-cell table:style-name="ce26" table:formula="of:=IF([.B889]=&quot;R&quot;;0;IF([.B889]=&quot;-&quot;;0;4))" office:value-type="float" office:value="4">
            <text:p>4</text:p>
          </table:table-cell>
          <table:table-cell table:style-name="ce26" table:formula="of:=IF([.B889]=&quot;R&quot;;0;COUNTIF([.F889:.I8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6">
            <text:p>286</text:p>
          </table:table-cell>
          <table:table-cell table:style-name="ce6" table:number-columns-repeated="2"/>
          <table:table-cell table:style-name="ce18" table:formula="of:=IF([.$B890]=&quot;R&quot;;VLOOKUP([.$C890];[.$C$5:.$I$1017];5;0);IF([.$B890]=&quot;E&quot;;&quot;x&quot;;IF([.$B890]=&quot;-&quot;;&quot;-&quot;;&quot;ND&quot;)))" office:value-type="string" office:string-value="ND">
            <text:p>ND</text:p>
          </table:table-cell>
          <table:table-cell table:style-name="ce18" table:formula="of:=IF([.$B890]=&quot;R&quot;;VLOOKUP([.$C890];[.$C$5:.$I$1017];5;0);IF([.$B890]=&quot;E&quot;;&quot;x&quot;;IF([.$B890]=&quot;-&quot;;&quot;-&quot;;&quot;ND&quot;)))" office:value-type="string" office:string-value="ND">
            <text:p>ND</text:p>
          </table:table-cell>
          <table:table-cell table:style-name="ce18" table:formula="of:=IF([.$B890]=&quot;R&quot;;VLOOKUP([.$C890];[.$C$5:.$I$1017];6;0);IF([.$B890]=&quot;E&quot;;&quot;x&quot;;IF([.$B890]=&quot;-&quot;;&quot;-&quot;;&quot;ND&quot;)))" office:value-type="string" office:string-value="ND">
            <text:p>ND</text:p>
          </table:table-cell>
          <table:table-cell table:style-name="ce18" table:formula="of:=IF([.$B890]=&quot;R&quot;;VLOOKUP([.$C890];[.$C$5:.$I$1017];7;0);IF([.$B890]=&quot;E&quot;;&quot;x&quot;;IF([.$B890]=&quot;-&quot;;&quot;-&quot;;&quot;ND&quot;)))" office:value-type="string" office:string-value="ND">
            <text:p>ND</text:p>
          </table:table-cell>
          <table:table-cell table:style-name="ce26" table:formula="of:=IF([.B890]=&quot;R&quot;;0;IF([.B890]=&quot;-&quot;;0;4))" office:value-type="float" office:value="0">
            <text:p>0</text:p>
          </table:table-cell>
          <table:table-cell table:style-name="ce26" table:formula="of:=IF([.B890]=&quot;R&quot;;0;COUNTIF([.F890:.I8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3">
            <text:p>323</text:p>
          </table:table-cell>
          <table:table-cell table:style-name="ce6" office:value-type="string">
            <text:p>“artistictext-detach-path”</text:p>
          </table:table-cell>
          <table:table-cell table:style-name="ce6"/>
          <table:table-cell table:style-name="ce18" table:formula="of:=IF([.$B891]=&quot;R&quot;;VLOOKUP([.$C891];[.$C$5:.$I$1017];5;0);IF([.$B891]=&quot;E&quot;;&quot;x&quot;;IF([.$B891]=&quot;-&quot;;&quot;-&quot;;&quot;ND&quot;)))" office:value-type="string" office:string-value="ND">
            <text:p>ND</text:p>
          </table:table-cell>
          <table:table-cell table:style-name="ce18" table:formula="of:=IF([.$B891]=&quot;R&quot;;VLOOKUP([.$C891];[.$C$5:.$I$1017];5;0);IF([.$B891]=&quot;E&quot;;&quot;x&quot;;IF([.$B891]=&quot;-&quot;;&quot;-&quot;;&quot;ND&quot;)))" office:value-type="string" office:string-value="ND">
            <text:p>ND</text:p>
          </table:table-cell>
          <table:table-cell table:style-name="ce18" table:formula="of:=IF([.$B891]=&quot;R&quot;;VLOOKUP([.$C891];[.$C$5:.$I$1017];6;0);IF([.$B891]=&quot;E&quot;;&quot;x&quot;;IF([.$B891]=&quot;-&quot;;&quot;-&quot;;&quot;ND&quot;)))" office:value-type="string" office:string-value="ND">
            <text:p>ND</text:p>
          </table:table-cell>
          <table:table-cell table:style-name="ce18" table:formula="of:=IF([.$B891]=&quot;R&quot;;VLOOKUP([.$C891];[.$C$5:.$I$1017];7;0);IF([.$B891]=&quot;E&quot;;&quot;x&quot;;IF([.$B891]=&quot;-&quot;;&quot;-&quot;;&quot;ND&quot;)))" office:value-type="string" office:string-value="ND">
            <text:p>ND</text:p>
          </table:table-cell>
          <table:table-cell table:style-name="ce26" table:formula="of:=IF([.B891]=&quot;R&quot;;0;IF([.B891]=&quot;-&quot;;0;4))" office:value-type="float" office:value="4">
            <text:p>4</text:p>
          </table:table-cell>
          <table:table-cell table:style-name="ce26" table:formula="of:=IF([.B891]=&quot;R&quot;;0;COUNTIF([.F891:.I8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style-name="ce3" office:value-type="string">
            <text:p>N</text:p>
          </table:table-cell>
          <table:table-cell table:style-name="ce3" office:value-type="float" office:value="324">
            <text:p>324</text:p>
          </table:table-cell>
          <table:table-cell table:style-name="ce6" office:value-type="string">
            <text:p>“artistictext-tool”</text:p>
          </table:table-cell>
          <table:table-cell table:style-name="ce6"/>
          <table:table-cell table:style-name="ce18" table:formula="of:=IF([.$B892]=&quot;R&quot;;VLOOKUP([.$C892];[.$C$5:.$I$1017];5;0);IF([.$B892]=&quot;E&quot;;&quot;x&quot;;IF([.$B892]=&quot;-&quot;;&quot;-&quot;;&quot;ND&quot;)))" office:value-type="string" office:string-value="ND">
            <text:p>ND</text:p>
          </table:table-cell>
          <table:table-cell table:style-name="ce18" table:formula="of:=IF([.$B892]=&quot;R&quot;;VLOOKUP([.$C892];[.$C$5:.$I$1017];5;0);IF([.$B892]=&quot;E&quot;;&quot;x&quot;;IF([.$B892]=&quot;-&quot;;&quot;-&quot;;&quot;ND&quot;)))" office:value-type="string" office:string-value="ND">
            <text:p>ND</text:p>
          </table:table-cell>
          <table:table-cell table:style-name="ce18" table:formula="of:=IF([.$B892]=&quot;R&quot;;VLOOKUP([.$C892];[.$C$5:.$I$1017];6;0);IF([.$B892]=&quot;E&quot;;&quot;x&quot;;IF([.$B892]=&quot;-&quot;;&quot;-&quot;;&quot;ND&quot;)))" office:value-type="string" office:string-value="ND">
            <text:p>ND</text:p>
          </table:table-cell>
          <table:table-cell table:style-name="ce18" table:formula="of:=IF([.$B892]=&quot;R&quot;;VLOOKUP([.$C892];[.$C$5:.$I$1017];7;0);IF([.$B892]=&quot;E&quot;;&quot;x&quot;;IF([.$B892]=&quot;-&quot;;&quot;-&quot;;&quot;ND&quot;)))" office:value-type="string" office:string-value="ND">
            <text:p>ND</text:p>
          </table:table-cell>
          <table:table-cell table:style-name="ce26" table:formula="of:=IF([.B892]=&quot;R&quot;;0;IF([.B892]=&quot;-&quot;;0;4))" office:value-type="float" office:value="4">
            <text:p>4</text:p>
          </table:table-cell>
          <table:table-cell table:style-name="ce26" table:formula="of:=IF([.B892]=&quot;R&quot;;0;COUNTIF([.F892:.I8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style-name="ce3" office:value-type="string">
            <text:p>R</text:p>
          </table:table-cell>
          <table:table-cell table:style-name="ce3" office:value-type="float" office:value="285">
            <text:p>285</text:p>
          </table:table-cell>
          <table:table-cell table:style-name="ce6" table:number-columns-repeated="2"/>
          <table:table-cell table:style-name="ce18" table:formula="of:=IF([.$B893]=&quot;R&quot;;VLOOKUP([.$C893];[.$C$5:.$I$1017];5;0);IF([.$B893]=&quot;E&quot;;&quot;x&quot;;IF([.$B893]=&quot;-&quot;;&quot;-&quot;;&quot;ND&quot;)))" office:value-type="string" office:string-value="ND">
            <text:p>ND</text:p>
          </table:table-cell>
          <table:table-cell table:style-name="ce18" table:formula="of:=IF([.$B893]=&quot;R&quot;;VLOOKUP([.$C893];[.$C$5:.$I$1017];5;0);IF([.$B893]=&quot;E&quot;;&quot;x&quot;;IF([.$B893]=&quot;-&quot;;&quot;-&quot;;&quot;ND&quot;)))" office:value-type="string" office:string-value="ND">
            <text:p>ND</text:p>
          </table:table-cell>
          <table:table-cell table:style-name="ce18" table:formula="of:=IF([.$B893]=&quot;R&quot;;VLOOKUP([.$C893];[.$C$5:.$I$1017];6;0);IF([.$B893]=&quot;E&quot;;&quot;x&quot;;IF([.$B893]=&quot;-&quot;;&quot;-&quot;;&quot;ND&quot;)))" office:value-type="string" office:string-value="ND">
            <text:p>ND</text:p>
          </table:table-cell>
          <table:table-cell table:style-name="ce18" table:formula="of:=IF([.$B893]=&quot;R&quot;;VLOOKUP([.$C893];[.$C$5:.$I$1017];7;0);IF([.$B893]=&quot;E&quot;;&quot;x&quot;;IF([.$B893]=&quot;-&quot;;&quot;-&quot;;&quot;ND&quot;)))" office:value-type="string" office:string-value="ND">
            <text:p>ND</text:p>
          </table:table-cell>
          <table:table-cell table:style-name="ce26" table:formula="of:=IF([.B893]=&quot;R&quot;;0;IF([.B893]=&quot;-&quot;;0;4))" office:value-type="float" office:value="0">
            <text:p>0</text:p>
          </table:table-cell>
          <table:table-cell table:style-name="ce26" table:formula="of:=IF([.B893]=&quot;R&quot;;0;COUNTIF([.F893:.I8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7">
            <text:p>277</text:p>
          </table:table-cell>
          <table:table-cell table:style-name="ce6" table:number-columns-repeated="2"/>
          <table:table-cell table:style-name="ce18" table:formula="of:=IF([.$B894]=&quot;R&quot;;VLOOKUP([.$C894];[.$C$5:.$I$1017];5;0);IF([.$B894]=&quot;E&quot;;&quot;x&quot;;IF([.$B894]=&quot;-&quot;;&quot;-&quot;;&quot;ND&quot;)))" office:value-type="string" office:string-value="x">
            <text:p>x</text:p>
          </table:table-cell>
          <table:table-cell table:style-name="ce18" table:formula="of:=IF([.$B894]=&quot;R&quot;;VLOOKUP([.$C894];[.$C$5:.$I$1017];5;0);IF([.$B894]=&quot;E&quot;;&quot;x&quot;;IF([.$B894]=&quot;-&quot;;&quot;-&quot;;&quot;ND&quot;)))" office:value-type="string" office:string-value="x">
            <text:p>x</text:p>
          </table:table-cell>
          <table:table-cell table:style-name="ce18" table:formula="of:=IF([.$B894]=&quot;R&quot;;VLOOKUP([.$C894];[.$C$5:.$I$1017];6;0);IF([.$B894]=&quot;E&quot;;&quot;x&quot;;IF([.$B894]=&quot;-&quot;;&quot;-&quot;;&quot;ND&quot;)))" office:value-type="string" office:string-value="x">
            <text:p>x</text:p>
          </table:table-cell>
          <table:table-cell table:style-name="ce18" table:formula="of:=IF([.$B894]=&quot;R&quot;;VLOOKUP([.$C894];[.$C$5:.$I$1017];7;0);IF([.$B894]=&quot;E&quot;;&quot;x&quot;;IF([.$B894]=&quot;-&quot;;&quot;-&quot;;&quot;ND&quot;)))" office:value-type="string" office:string-value="x">
            <text:p>x</text:p>
          </table:table-cell>
          <table:table-cell table:style-name="ce26" table:formula="of:=IF([.B894]=&quot;R&quot;;0;IF([.B894]=&quot;-&quot;;0;4))" office:value-type="float" office:value="0">
            <text:p>0</text:p>
          </table:table-cell>
          <table:table-cell table:style-name="ce26" table:formula="of:=IF([.B894]=&quot;R&quot;;0;COUNTIF([.F894:.I8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5">
            <text:p>325</text:p>
          </table:table-cell>
          <table:table-cell table:style-name="ce6"/>
          <table:table-cell table:style-name="ce12" office:value-type="string">
            <text:p>align-horizontal-center</text:p>
          </table:table-cell>
          <table:table-cell table:style-name="ce18" table:formula="of:=IF([.$B895]=&quot;R&quot;;VLOOKUP([.$C895];[.$C$5:.$I$1017];5;0);IF([.$B895]=&quot;E&quot;;&quot;x&quot;;IF([.$B895]=&quot;-&quot;;&quot;-&quot;;&quot;ND&quot;)))" office:value-type="string" office:string-value="x">
            <text:p>x</text:p>
          </table:table-cell>
          <table:table-cell table:style-name="ce18" table:formula="of:=IF([.$B895]=&quot;R&quot;;VLOOKUP([.$C895];[.$C$5:.$I$1017];5;0);IF([.$B895]=&quot;E&quot;;&quot;x&quot;;IF([.$B895]=&quot;-&quot;;&quot;-&quot;;&quot;ND&quot;)))" office:value-type="string" office:string-value="x">
            <text:p>x</text:p>
          </table:table-cell>
          <table:table-cell table:style-name="ce18" table:formula="of:=IF([.$B895]=&quot;R&quot;;VLOOKUP([.$C895];[.$C$5:.$I$1017];6;0);IF([.$B895]=&quot;E&quot;;&quot;x&quot;;IF([.$B895]=&quot;-&quot;;&quot;-&quot;;&quot;ND&quot;)))" office:value-type="string" office:string-value="x">
            <text:p>x</text:p>
          </table:table-cell>
          <table:table-cell table:style-name="ce18" table:formula="of:=IF([.$B895]=&quot;R&quot;;VLOOKUP([.$C895];[.$C$5:.$I$1017];7;0);IF([.$B895]=&quot;E&quot;;&quot;x&quot;;IF([.$B895]=&quot;-&quot;;&quot;-&quot;;&quot;ND&quot;)))" office:value-type="string" office:string-value="x">
            <text:p>x</text:p>
          </table:table-cell>
          <table:table-cell table:style-name="ce26" table:formula="of:=IF([.B895]=&quot;R&quot;;0;IF([.B895]=&quot;-&quot;;0;4))" office:value-type="float" office:value="4">
            <text:p>4</text:p>
          </table:table-cell>
          <table:table-cell table:style-name="ce26" table:formula="of:=IF([.B895]=&quot;R&quot;;0;COUNTIF([.F895:.I8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6">
            <text:p>326</text:p>
          </table:table-cell>
          <table:table-cell table:style-name="ce6"/>
          <table:table-cell table:style-name="ce12" office:value-type="string">
            <text:p>align-horizontal-left</text:p>
          </table:table-cell>
          <table:table-cell table:style-name="ce18" table:formula="of:=IF([.$B896]=&quot;R&quot;;VLOOKUP([.$C896];[.$C$5:.$I$1017];5;0);IF([.$B896]=&quot;E&quot;;&quot;x&quot;;IF([.$B896]=&quot;-&quot;;&quot;-&quot;;&quot;ND&quot;)))" office:value-type="string" office:string-value="x">
            <text:p>x</text:p>
          </table:table-cell>
          <table:table-cell table:style-name="ce18" table:formula="of:=IF([.$B896]=&quot;R&quot;;VLOOKUP([.$C896];[.$C$5:.$I$1017];5;0);IF([.$B896]=&quot;E&quot;;&quot;x&quot;;IF([.$B896]=&quot;-&quot;;&quot;-&quot;;&quot;ND&quot;)))" office:value-type="string" office:string-value="x">
            <text:p>x</text:p>
          </table:table-cell>
          <table:table-cell table:style-name="ce18" table:formula="of:=IF([.$B896]=&quot;R&quot;;VLOOKUP([.$C896];[.$C$5:.$I$1017];6;0);IF([.$B896]=&quot;E&quot;;&quot;x&quot;;IF([.$B896]=&quot;-&quot;;&quot;-&quot;;&quot;ND&quot;)))" office:value-type="string" office:string-value="x">
            <text:p>x</text:p>
          </table:table-cell>
          <table:table-cell table:style-name="ce18" table:formula="of:=IF([.$B896]=&quot;R&quot;;VLOOKUP([.$C896];[.$C$5:.$I$1017];7;0);IF([.$B896]=&quot;E&quot;;&quot;x&quot;;IF([.$B896]=&quot;-&quot;;&quot;-&quot;;&quot;ND&quot;)))" office:value-type="string" office:string-value="x">
            <text:p>x</text:p>
          </table:table-cell>
          <table:table-cell table:style-name="ce26" table:formula="of:=IF([.B896]=&quot;R&quot;;0;IF([.B896]=&quot;-&quot;;0;4))" office:value-type="float" office:value="4">
            <text:p>4</text:p>
          </table:table-cell>
          <table:table-cell table:style-name="ce26" table:formula="of:=IF([.B896]=&quot;R&quot;;0;COUNTIF([.F896:.I89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3">
            <text:p>273</text:p>
          </table:table-cell>
          <table:table-cell table:style-name="ce6" office:value-type="string">
            <text:p>(update to “align-vertical-center”)</text:p>
          </table:table-cell>
          <table:table-cell table:style-name="ce6"/>
          <table:table-cell table:style-name="ce18" table:formula="of:=IF([.$B897]=&quot;R&quot;;VLOOKUP([.$C897];[.$C$5:.$I$1017];5;0);IF([.$B897]=&quot;E&quot;;&quot;x&quot;;IF([.$B897]=&quot;-&quot;;&quot;-&quot;;&quot;ND&quot;)))" office:value-type="string" office:string-value="x">
            <text:p>x</text:p>
          </table:table-cell>
          <table:table-cell table:style-name="ce18" table:formula="of:=IF([.$B897]=&quot;R&quot;;VLOOKUP([.$C897];[.$C$5:.$I$1017];5;0);IF([.$B897]=&quot;E&quot;;&quot;x&quot;;IF([.$B897]=&quot;-&quot;;&quot;-&quot;;&quot;ND&quot;)))" office:value-type="string" office:string-value="x">
            <text:p>x</text:p>
          </table:table-cell>
          <table:table-cell table:style-name="ce18" table:formula="of:=IF([.$B897]=&quot;R&quot;;VLOOKUP([.$C897];[.$C$5:.$I$1017];6;0);IF([.$B897]=&quot;E&quot;;&quot;x&quot;;IF([.$B897]=&quot;-&quot;;&quot;-&quot;;&quot;ND&quot;)))" office:value-type="string" office:string-value="x">
            <text:p>x</text:p>
          </table:table-cell>
          <table:table-cell table:style-name="ce18" table:formula="of:=IF([.$B897]=&quot;R&quot;;VLOOKUP([.$C897];[.$C$5:.$I$1017];7;0);IF([.$B897]=&quot;E&quot;;&quot;x&quot;;IF([.$B897]=&quot;-&quot;;&quot;-&quot;;&quot;ND&quot;)))" office:value-type="string" office:string-value="x">
            <text:p>x</text:p>
          </table:table-cell>
          <table:table-cell table:style-name="ce26" table:formula="of:=IF([.B897]=&quot;R&quot;;0;IF([.B897]=&quot;-&quot;;0;4))" office:value-type="float" office:value="0">
            <text:p>0</text:p>
          </table:table-cell>
          <table:table-cell table:style-name="ce26" table:formula="of:=IF([.B897]=&quot;R&quot;;0;COUNTIF([.F897:.I8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7">
            <text:p>327</text:p>
          </table:table-cell>
          <table:table-cell table:style-name="ce6" office:value-type="string">
            <text:p>update to “align-horizontal-right”</text:p>
          </table:table-cell>
          <table:table-cell table:style-name="ce12" office:value-type="string">
            <text:p>align-horizontal-right</text:p>
          </table:table-cell>
          <table:table-cell table:style-name="ce18" table:formula="of:=IF([.$B898]=&quot;R&quot;;VLOOKUP([.$C898];[.$C$5:.$I$1017];5;0);IF([.$B898]=&quot;E&quot;;&quot;x&quot;;IF([.$B898]=&quot;-&quot;;&quot;-&quot;;&quot;ND&quot;)))" office:value-type="string" office:string-value="x">
            <text:p>x</text:p>
          </table:table-cell>
          <table:table-cell table:style-name="ce18" table:formula="of:=IF([.$B898]=&quot;R&quot;;VLOOKUP([.$C898];[.$C$5:.$I$1017];5;0);IF([.$B898]=&quot;E&quot;;&quot;x&quot;;IF([.$B898]=&quot;-&quot;;&quot;-&quot;;&quot;ND&quot;)))" office:value-type="string" office:string-value="x">
            <text:p>x</text:p>
          </table:table-cell>
          <table:table-cell table:style-name="ce18" table:formula="of:=IF([.$B898]=&quot;R&quot;;VLOOKUP([.$C898];[.$C$5:.$I$1017];6;0);IF([.$B898]=&quot;E&quot;;&quot;x&quot;;IF([.$B898]=&quot;-&quot;;&quot;-&quot;;&quot;ND&quot;)))" office:value-type="string" office:string-value="x">
            <text:p>x</text:p>
          </table:table-cell>
          <table:table-cell table:style-name="ce18" table:formula="of:=IF([.$B898]=&quot;R&quot;;VLOOKUP([.$C898];[.$C$5:.$I$1017];7;0);IF([.$B898]=&quot;E&quot;;&quot;x&quot;;IF([.$B898]=&quot;-&quot;;&quot;-&quot;;&quot;ND&quot;)))" office:value-type="string" office:string-value="x">
            <text:p>x</text:p>
          </table:table-cell>
          <table:table-cell table:style-name="ce26" table:formula="of:=IF([.B898]=&quot;R&quot;;0;IF([.B898]=&quot;-&quot;;0;4))" office:value-type="float" office:value="4">
            <text:p>4</text:p>
          </table:table-cell>
          <table:table-cell table:style-name="ce26" table:formula="of:=IF([.B898]=&quot;R&quot;;0;COUNTIF([.F898:.I89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8">
            <text:p>278</text:p>
          </table:table-cell>
          <table:table-cell table:style-name="ce6" office:value-type="string">
            <text:p>update to “align-vertical-top”</text:p>
          </table:table-cell>
          <table:table-cell table:style-name="ce6"/>
          <table:table-cell table:style-name="ce18" table:formula="of:=IF([.$B899]=&quot;R&quot;;VLOOKUP([.$C899];[.$C$5:.$I$1017];5;0);IF([.$B899]=&quot;E&quot;;&quot;x&quot;;IF([.$B899]=&quot;-&quot;;&quot;-&quot;;&quot;ND&quot;)))" office:value-type="string" office:string-value="x">
            <text:p>x</text:p>
          </table:table-cell>
          <table:table-cell table:style-name="ce18" table:formula="of:=IF([.$B899]=&quot;R&quot;;VLOOKUP([.$C899];[.$C$5:.$I$1017];5;0);IF([.$B899]=&quot;E&quot;;&quot;x&quot;;IF([.$B899]=&quot;-&quot;;&quot;-&quot;;&quot;ND&quot;)))" office:value-type="string" office:string-value="x">
            <text:p>x</text:p>
          </table:table-cell>
          <table:table-cell table:style-name="ce18" table:formula="of:=IF([.$B899]=&quot;R&quot;;VLOOKUP([.$C899];[.$C$5:.$I$1017];6;0);IF([.$B899]=&quot;E&quot;;&quot;x&quot;;IF([.$B899]=&quot;-&quot;;&quot;-&quot;;&quot;ND&quot;)))" office:value-type="string" office:string-value="x">
            <text:p>x</text:p>
          </table:table-cell>
          <table:table-cell table:style-name="ce18" table:formula="of:=IF([.$B899]=&quot;R&quot;;VLOOKUP([.$C899];[.$C$5:.$I$1017];7;0);IF([.$B899]=&quot;E&quot;;&quot;x&quot;;IF([.$B899]=&quot;-&quot;;&quot;-&quot;;&quot;ND&quot;)))" office:value-type="string" office:string-value="x">
            <text:p>x</text:p>
          </table:table-cell>
          <table:table-cell table:style-name="ce26" table:formula="of:=IF([.B899]=&quot;R&quot;;0;IF([.B899]=&quot;-&quot;;0;4))" office:value-type="float" office:value="0">
            <text:p>0</text:p>
          </table:table-cell>
          <table:table-cell table:style-name="ce26" table:formula="of:=IF([.B899]=&quot;R&quot;;0;COUNTIF([.F899:.I8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1">
            <text:p>281</text:p>
          </table:table-cell>
          <table:table-cell table:style-name="ce6" office:value-type="string">
            <text:p>(update to “order-front”)</text:p>
          </table:table-cell>
          <table:table-cell table:style-name="ce6"/>
          <table:table-cell table:style-name="ce18" table:formula="of:=IF([.$B900]=&quot;R&quot;;VLOOKUP([.$C900];[.$C$5:.$I$1017];5;0);IF([.$B900]=&quot;E&quot;;&quot;x&quot;;IF([.$B900]=&quot;-&quot;;&quot;-&quot;;&quot;ND&quot;)))" office:value-type="string" office:string-value="x">
            <text:p>x</text:p>
          </table:table-cell>
          <table:table-cell table:style-name="ce18" table:formula="of:=IF([.$B900]=&quot;R&quot;;VLOOKUP([.$C900];[.$C$5:.$I$1017];5;0);IF([.$B900]=&quot;E&quot;;&quot;x&quot;;IF([.$B900]=&quot;-&quot;;&quot;-&quot;;&quot;ND&quot;)))" office:value-type="string" office:string-value="x">
            <text:p>x</text:p>
          </table:table-cell>
          <table:table-cell table:style-name="ce18" table:formula="of:=IF([.$B900]=&quot;R&quot;;VLOOKUP([.$C900];[.$C$5:.$I$1017];6;0);IF([.$B900]=&quot;E&quot;;&quot;x&quot;;IF([.$B900]=&quot;-&quot;;&quot;-&quot;;&quot;ND&quot;)))" office:value-type="string" office:string-value="x">
            <text:p>x</text:p>
          </table:table-cell>
          <table:table-cell table:style-name="ce18" table:formula="of:=IF([.$B900]=&quot;R&quot;;VLOOKUP([.$C900];[.$C$5:.$I$1017];7;0);IF([.$B900]=&quot;E&quot;;&quot;x&quot;;IF([.$B900]=&quot;-&quot;;&quot;-&quot;;&quot;ND&quot;)))" office:value-type="string" office:string-value="x">
            <text:p>x</text:p>
          </table:table-cell>
          <table:table-cell table:style-name="ce26" table:formula="of:=IF([.B900]=&quot;R&quot;;0;IF([.B900]=&quot;-&quot;;0;4))" office:value-type="float" office:value="0">
            <text:p>0</text:p>
          </table:table-cell>
          <table:table-cell table:style-name="ce26" table:formula="of:=IF([.B900]=&quot;R&quot;;0;COUNTIF([.F900:.I9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2">
            <text:p>32</text:p>
          </table:table-cell>
          <table:table-cell table:style-name="ce6" table:number-columns-repeated="2"/>
          <table:table-cell table:style-name="ce18" table:formula="of:=IF([.$B901]=&quot;R&quot;;VLOOKUP([.$C901];[.$C$5:.$I$1017];5;0);IF([.$B901]=&quot;E&quot;;&quot;x&quot;;IF([.$B901]=&quot;-&quot;;&quot;-&quot;;&quot;ND&quot;)))" office:value-type="string" office:string-value="x">
            <text:p>x</text:p>
          </table:table-cell>
          <table:table-cell table:style-name="ce18" table:formula="of:=IF([.$B901]=&quot;R&quot;;VLOOKUP([.$C901];[.$C$5:.$I$1017];5;0);IF([.$B901]=&quot;E&quot;;&quot;x&quot;;IF([.$B901]=&quot;-&quot;;&quot;-&quot;;&quot;ND&quot;)))" office:value-type="string" office:string-value="x">
            <text:p>x</text:p>
          </table:table-cell>
          <table:table-cell table:style-name="ce18" table:formula="of:=IF([.$B901]=&quot;R&quot;;VLOOKUP([.$C901];[.$C$5:.$I$1017];6;0);IF([.$B901]=&quot;E&quot;;&quot;x&quot;;IF([.$B901]=&quot;-&quot;;&quot;-&quot;;&quot;ND&quot;)))" office:value-type="string" office:string-value="x">
            <text:p>x</text:p>
          </table:table-cell>
          <table:table-cell table:style-name="ce18" table:formula="of:=IF([.$B901]=&quot;R&quot;;VLOOKUP([.$C901];[.$C$5:.$I$1017];7;0);IF([.$B901]=&quot;E&quot;;&quot;x&quot;;IF([.$B901]=&quot;-&quot;;&quot;-&quot;;&quot;ND&quot;)))" office:value-type="string" office:string-value="x">
            <text:p>x</text:p>
          </table:table-cell>
          <table:table-cell table:style-name="ce26" table:formula="of:=IF([.B901]=&quot;R&quot;;0;IF([.B901]=&quot;-&quot;;0;4))" office:value-type="float" office:value="0">
            <text:p>0</text:p>
          </table:table-cell>
          <table:table-cell table:style-name="ce26" table:formula="of:=IF([.B901]=&quot;R&quot;;0;COUNTIF([.F901:.I90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2">
            <text:p>282</text:p>
          </table:table-cell>
          <table:table-cell table:style-name="ce6" office:value-type="string">
            <text:p>(update to “object-order-front”)</text:p>
          </table:table-cell>
          <table:table-cell table:style-name="ce6"/>
          <table:table-cell table:style-name="ce18" table:formula="of:=IF([.$B902]=&quot;R&quot;;VLOOKUP([.$C902];[.$C$5:.$I$1017];5;0);IF([.$B902]=&quot;E&quot;;&quot;x&quot;;IF([.$B902]=&quot;-&quot;;&quot;-&quot;;&quot;ND&quot;)))" office:value-type="string" office:string-value="x">
            <text:p>x</text:p>
          </table:table-cell>
          <table:table-cell table:style-name="ce18" table:formula="of:=IF([.$B902]=&quot;R&quot;;VLOOKUP([.$C902];[.$C$5:.$I$1017];5;0);IF([.$B902]=&quot;E&quot;;&quot;x&quot;;IF([.$B902]=&quot;-&quot;;&quot;-&quot;;&quot;ND&quot;)))" office:value-type="string" office:string-value="x">
            <text:p>x</text:p>
          </table:table-cell>
          <table:table-cell table:style-name="ce18" table:formula="of:=IF([.$B902]=&quot;R&quot;;VLOOKUP([.$C902];[.$C$5:.$I$1017];6;0);IF([.$B902]=&quot;E&quot;;&quot;x&quot;;IF([.$B902]=&quot;-&quot;;&quot;-&quot;;&quot;ND&quot;)))" office:value-type="string" office:string-value="x">
            <text:p>x</text:p>
          </table:table-cell>
          <table:table-cell table:style-name="ce18" table:formula="of:=IF([.$B902]=&quot;R&quot;;VLOOKUP([.$C902];[.$C$5:.$I$1017];7;0);IF([.$B902]=&quot;E&quot;;&quot;x&quot;;IF([.$B902]=&quot;-&quot;;&quot;-&quot;;&quot;ND&quot;)))" office:value-type="string" office:string-value="x">
            <text:p>x</text:p>
          </table:table-cell>
          <table:table-cell table:style-name="ce26" table:formula="of:=IF([.B902]=&quot;R&quot;;0;IF([.B902]=&quot;-&quot;;0;4))" office:value-type="float" office:value="0">
            <text:p>0</text:p>
          </table:table-cell>
          <table:table-cell table:style-name="ce26" table:formula="of:=IF([.B902]=&quot;R&quot;;0;COUNTIF([.F902:.I90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3">
            <text:p>283</text:p>
          </table:table-cell>
          <table:table-cell table:style-name="ce6" office:value-type="string">
            <text:p>(update to “object-order-raise”)</text:p>
          </table:table-cell>
          <table:table-cell table:style-name="ce6"/>
          <table:table-cell table:style-name="ce18" table:formula="of:=IF([.$B903]=&quot;R&quot;;VLOOKUP([.$C903];[.$C$5:.$I$1017];5;0);IF([.$B903]=&quot;E&quot;;&quot;x&quot;;IF([.$B903]=&quot;-&quot;;&quot;-&quot;;&quot;ND&quot;)))" office:value-type="string" office:string-value="x">
            <text:p>x</text:p>
          </table:table-cell>
          <table:table-cell table:style-name="ce18" table:formula="of:=IF([.$B903]=&quot;R&quot;;VLOOKUP([.$C903];[.$C$5:.$I$1017];5;0);IF([.$B903]=&quot;E&quot;;&quot;x&quot;;IF([.$B903]=&quot;-&quot;;&quot;-&quot;;&quot;ND&quot;)))" office:value-type="string" office:string-value="x">
            <text:p>x</text:p>
          </table:table-cell>
          <table:table-cell table:style-name="ce18" table:formula="of:=IF([.$B903]=&quot;R&quot;;VLOOKUP([.$C903];[.$C$5:.$I$1017];6;0);IF([.$B903]=&quot;E&quot;;&quot;x&quot;;IF([.$B903]=&quot;-&quot;;&quot;-&quot;;&quot;ND&quot;)))" office:value-type="string" office:string-value="x">
            <text:p>x</text:p>
          </table:table-cell>
          <table:table-cell table:style-name="ce18" table:formula="of:=IF([.$B903]=&quot;R&quot;;VLOOKUP([.$C903];[.$C$5:.$I$1017];7;0);IF([.$B903]=&quot;E&quot;;&quot;x&quot;;IF([.$B903]=&quot;-&quot;;&quot;-&quot;;&quot;ND&quot;)))" office:value-type="string" office:string-value="x">
            <text:p>x</text:p>
          </table:table-cell>
          <table:table-cell table:style-name="ce26" table:formula="of:=IF([.B903]=&quot;R&quot;;0;IF([.B903]=&quot;-&quot;;0;4))" office:value-type="float" office:value="0">
            <text:p>0</text:p>
          </table:table-cell>
          <table:table-cell table:style-name="ce26" table:formula="of:=IF([.B903]=&quot;R&quot;;0;COUNTIF([.F903:.I90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4">
            <text:p>284</text:p>
          </table:table-cell>
          <table:table-cell table:style-name="ce6" office:value-type="string">
            <text:p>(update to “object-order-back”)</text:p>
          </table:table-cell>
          <table:table-cell table:style-name="ce6"/>
          <table:table-cell table:style-name="ce18" table:formula="of:=IF([.$B904]=&quot;R&quot;;VLOOKUP([.$C904];[.$C$5:.$I$1017];5;0);IF([.$B904]=&quot;E&quot;;&quot;x&quot;;IF([.$B904]=&quot;-&quot;;&quot;-&quot;;&quot;ND&quot;)))" office:value-type="string" office:string-value="x">
            <text:p>x</text:p>
          </table:table-cell>
          <table:table-cell table:style-name="ce18" table:formula="of:=IF([.$B904]=&quot;R&quot;;VLOOKUP([.$C904];[.$C$5:.$I$1017];5;0);IF([.$B904]=&quot;E&quot;;&quot;x&quot;;IF([.$B904]=&quot;-&quot;;&quot;-&quot;;&quot;ND&quot;)))" office:value-type="string" office:string-value="x">
            <text:p>x</text:p>
          </table:table-cell>
          <table:table-cell table:style-name="ce18" table:formula="of:=IF([.$B904]=&quot;R&quot;;VLOOKUP([.$C904];[.$C$5:.$I$1017];6;0);IF([.$B904]=&quot;E&quot;;&quot;x&quot;;IF([.$B904]=&quot;-&quot;;&quot;-&quot;;&quot;ND&quot;)))" office:value-type="string" office:string-value="x">
            <text:p>x</text:p>
          </table:table-cell>
          <table:table-cell table:style-name="ce18" table:formula="of:=IF([.$B904]=&quot;R&quot;;VLOOKUP([.$C904];[.$C$5:.$I$1017];7;0);IF([.$B904]=&quot;E&quot;;&quot;x&quot;;IF([.$B904]=&quot;-&quot;;&quot;-&quot;;&quot;ND&quot;)))" office:value-type="string" office:string-value="x">
            <text:p>x</text:p>
          </table:table-cell>
          <table:table-cell table:style-name="ce26" table:formula="of:=IF([.B904]=&quot;R&quot;;0;IF([.B904]=&quot;-&quot;;0;4))" office:value-type="float" office:value="0">
            <text:p>0</text:p>
          </table:table-cell>
          <table:table-cell table:style-name="ce26" table:formula="of:=IF([.B904]=&quot;R&quot;;0;COUNTIF([.F904:.I9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5">
            <text:p>35</text:p>
          </table:table-cell>
          <table:table-cell table:style-name="ce6" table:number-columns-repeated="2"/>
          <table:table-cell table:style-name="ce18" table:formula="of:=IF([.$B905]=&quot;R&quot;;VLOOKUP([.$C905];[.$C$5:.$I$1017];5;0);IF([.$B905]=&quot;E&quot;;&quot;x&quot;;IF([.$B905]=&quot;-&quot;;&quot;-&quot;;&quot;ND&quot;)))" office:value-type="string" office:string-value="x">
            <text:p>x</text:p>
          </table:table-cell>
          <table:table-cell table:style-name="ce18" table:formula="of:=IF([.$B905]=&quot;R&quot;;VLOOKUP([.$C905];[.$C$5:.$I$1017];5;0);IF([.$B905]=&quot;E&quot;;&quot;x&quot;;IF([.$B905]=&quot;-&quot;;&quot;-&quot;;&quot;ND&quot;)))" office:value-type="string" office:string-value="x">
            <text:p>x</text:p>
          </table:table-cell>
          <table:table-cell table:style-name="ce18" table:formula="of:=IF([.$B905]=&quot;R&quot;;VLOOKUP([.$C905];[.$C$5:.$I$1017];6;0);IF([.$B905]=&quot;E&quot;;&quot;x&quot;;IF([.$B905]=&quot;-&quot;;&quot;-&quot;;&quot;ND&quot;)))" office:value-type="string" office:string-value="x">
            <text:p>x</text:p>
          </table:table-cell>
          <table:table-cell table:style-name="ce18" table:formula="of:=IF([.$B905]=&quot;R&quot;;VLOOKUP([.$C905];[.$C$5:.$I$1017];7;0);IF([.$B905]=&quot;E&quot;;&quot;x&quot;;IF([.$B905]=&quot;-&quot;;&quot;-&quot;;&quot;ND&quot;)))" office:value-type="string" office:string-value="x">
            <text:p>x</text:p>
          </table:table-cell>
          <table:table-cell table:style-name="ce26" table:formula="of:=IF([.B905]=&quot;R&quot;;0;IF([.B905]=&quot;-&quot;;0;4))" office:value-type="float" office:value="0">
            <text:p>0</text:p>
          </table:table-cell>
          <table:table-cell table:style-name="ce26" table:formula="of:=IF([.B905]=&quot;R&quot;;0;COUNTIF([.F905:.I9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style-name="ce3" office:value-type="string">
            <text:p>N</text:p>
          </table:table-cell>
          <table:table-cell table:style-name="ce3" office:value-type="float" office:value="328">
            <text:p>328</text:p>
          </table:table-cell>
          <table:table-cell table:style-name="ce6" office:value-type="string">
            <text:p>“select” / edit-select-all, select-rectangular ??</text:p>
          </table:table-cell>
          <table:table-cell table:style-name="ce6"/>
          <table:table-cell table:style-name="ce18" table:formula="of:=IF([.$B906]=&quot;R&quot;;VLOOKUP([.$C906];[.$C$5:.$I$1017];5;0);IF([.$B906]=&quot;E&quot;;&quot;x&quot;;IF([.$B906]=&quot;-&quot;;&quot;-&quot;;&quot;ND&quot;)))" office:value-type="string" office:string-value="ND">
            <text:p>ND</text:p>
          </table:table-cell>
          <table:table-cell table:style-name="ce18" table:formula="of:=IF([.$B906]=&quot;R&quot;;VLOOKUP([.$C906];[.$C$5:.$I$1017];5;0);IF([.$B906]=&quot;E&quot;;&quot;x&quot;;IF([.$B906]=&quot;-&quot;;&quot;-&quot;;&quot;ND&quot;)))" office:value-type="string" office:string-value="ND">
            <text:p>ND</text:p>
          </table:table-cell>
          <table:table-cell table:style-name="ce18" table:formula="of:=IF([.$B906]=&quot;R&quot;;VLOOKUP([.$C906];[.$C$5:.$I$1017];6;0);IF([.$B906]=&quot;E&quot;;&quot;x&quot;;IF([.$B906]=&quot;-&quot;;&quot;-&quot;;&quot;ND&quot;)))" office:value-type="string" office:string-value="ND">
            <text:p>ND</text:p>
          </table:table-cell>
          <table:table-cell table:style-name="ce18" table:formula="of:=IF([.$B906]=&quot;R&quot;;VLOOKUP([.$C906];[.$C$5:.$I$1017];7;0);IF([.$B906]=&quot;E&quot;;&quot;x&quot;;IF([.$B906]=&quot;-&quot;;&quot;-&quot;;&quot;ND&quot;)))" office:value-type="string" office:string-value="ND">
            <text:p>ND</text:p>
          </table:table-cell>
          <table:table-cell table:style-name="ce26" table:formula="of:=IF([.B906]=&quot;R&quot;;0;IF([.B906]=&quot;-&quot;;0;4))" office:value-type="float" office:value="4">
            <text:p>4</text:p>
          </table:table-cell>
          <table:table-cell table:style-name="ce26" table:formula="of:=IF([.B906]=&quot;R&quot;;0;COUNTIF([.F906:.I9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907]=&quot;R&quot;;VLOOKUP([.$C907];[.$C$5:.$I$1017];5;0);IF([.$B907]=&quot;E&quot;;&quot;x&quot;;IF([.$B907]=&quot;-&quot;;&quot;-&quot;;&quot;ND&quot;)))" office:value-type="string" office:string-value="x">
            <text:p>x</text:p>
          </table:table-cell>
          <table:table-cell table:style-name="ce18" table:formula="of:=IF([.$B907]=&quot;R&quot;;VLOOKUP([.$C907];[.$C$5:.$I$1017];5;0);IF([.$B907]=&quot;E&quot;;&quot;x&quot;;IF([.$B907]=&quot;-&quot;;&quot;-&quot;;&quot;ND&quot;)))" office:value-type="string" office:string-value="x">
            <text:p>x</text:p>
          </table:table-cell>
          <table:table-cell table:style-name="ce18" table:formula="of:=IF([.$B907]=&quot;R&quot;;VLOOKUP([.$C907];[.$C$5:.$I$1017];6;0);IF([.$B907]=&quot;E&quot;;&quot;x&quot;;IF([.$B907]=&quot;-&quot;;&quot;-&quot;;&quot;ND&quot;)))" office:value-type="string" office:string-value="x">
            <text:p>x</text:p>
          </table:table-cell>
          <table:table-cell table:style-name="ce18" table:formula="of:=IF([.$B907]=&quot;R&quot;;VLOOKUP([.$C907];[.$C$5:.$I$1017];7;0);IF([.$B907]=&quot;E&quot;;&quot;x&quot;;IF([.$B907]=&quot;-&quot;;&quot;-&quot;;&quot;ND&quot;)))" office:value-type="string" office:string-value="x">
            <text:p>x</text:p>
          </table:table-cell>
          <table:table-cell table:style-name="ce26" table:formula="of:=IF([.B907]=&quot;R&quot;;0;IF([.B907]=&quot;-&quot;;0;4))" office:value-type="float" office:value="0">
            <text:p>0</text:p>
          </table:table-cell>
          <table:table-cell table:style-name="ce26" table:formula="of:=IF([.B907]=&quot;R&quot;;0;COUNTIF([.F907:.I9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908]=&quot;R&quot;;VLOOKUP([.$C908];[.$C$5:.$I$1017];5;0);IF([.$B908]=&quot;E&quot;;&quot;x&quot;;IF([.$B908]=&quot;-&quot;;&quot;-&quot;;&quot;ND&quot;)))" office:value-type="string" office:string-value="x">
            <text:p>x</text:p>
          </table:table-cell>
          <table:table-cell table:style-name="ce18" table:formula="of:=IF([.$B908]=&quot;R&quot;;VLOOKUP([.$C908];[.$C$5:.$I$1017];5;0);IF([.$B908]=&quot;E&quot;;&quot;x&quot;;IF([.$B908]=&quot;-&quot;;&quot;-&quot;;&quot;ND&quot;)))" office:value-type="string" office:string-value="x">
            <text:p>x</text:p>
          </table:table-cell>
          <table:table-cell table:style-name="ce18" table:formula="of:=IF([.$B908]=&quot;R&quot;;VLOOKUP([.$C908];[.$C$5:.$I$1017];6;0);IF([.$B908]=&quot;E&quot;;&quot;x&quot;;IF([.$B908]=&quot;-&quot;;&quot;-&quot;;&quot;ND&quot;)))" office:value-type="string" office:string-value="x">
            <text:p>x</text:p>
          </table:table-cell>
          <table:table-cell table:style-name="ce18" table:formula="of:=IF([.$B908]=&quot;R&quot;;VLOOKUP([.$C908];[.$C$5:.$I$1017];7;0);IF([.$B908]=&quot;E&quot;;&quot;x&quot;;IF([.$B908]=&quot;-&quot;;&quot;-&quot;;&quot;ND&quot;)))" office:value-type="string" office:string-value="x">
            <text:p>x</text:p>
          </table:table-cell>
          <table:table-cell table:style-name="ce26" table:formula="of:=IF([.B908]=&quot;R&quot;;0;IF([.B908]=&quot;-&quot;;0;4))" office:value-type="float" office:value="0">
            <text:p>0</text:p>
          </table:table-cell>
          <table:table-cell table:style-name="ce26" table:formula="of:=IF([.B908]=&quot;R&quot;;0;COUNTIF([.F908:.I9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29">
            <text:p>329</text:p>
          </table:table-cell>
          <table:table-cell table:style-name="ce6" office:value-type="string">
            <text:p>“divine-shape”</text:p>
          </table:table-cell>
          <table:table-cell table:style-name="ce6"/>
          <table:table-cell table:style-name="ce18" table:formula="of:=IF([.$B909]=&quot;R&quot;;VLOOKUP([.$C909];[.$C$5:.$I$1017];5;0);IF([.$B909]=&quot;E&quot;;&quot;x&quot;;IF([.$B909]=&quot;-&quot;;&quot;-&quot;;&quot;ND&quot;)))" office:value-type="string" office:string-value="ND">
            <text:p>ND</text:p>
          </table:table-cell>
          <table:table-cell table:style-name="ce18" table:formula="of:=IF([.$B909]=&quot;R&quot;;VLOOKUP([.$C909];[.$C$5:.$I$1017];5;0);IF([.$B909]=&quot;E&quot;;&quot;x&quot;;IF([.$B909]=&quot;-&quot;;&quot;-&quot;;&quot;ND&quot;)))" office:value-type="string" office:string-value="ND">
            <text:p>ND</text:p>
          </table:table-cell>
          <table:table-cell table:style-name="ce18" table:formula="of:=IF([.$B909]=&quot;R&quot;;VLOOKUP([.$C909];[.$C$5:.$I$1017];6;0);IF([.$B909]=&quot;E&quot;;&quot;x&quot;;IF([.$B909]=&quot;-&quot;;&quot;-&quot;;&quot;ND&quot;)))" office:value-type="string" office:string-value="ND">
            <text:p>ND</text:p>
          </table:table-cell>
          <table:table-cell table:style-name="ce18" table:formula="of:=IF([.$B909]=&quot;R&quot;;VLOOKUP([.$C909];[.$C$5:.$I$1017];7;0);IF([.$B909]=&quot;E&quot;;&quot;x&quot;;IF([.$B909]=&quot;-&quot;;&quot;-&quot;;&quot;ND&quot;)))" office:value-type="string" office:string-value="ND">
            <text:p>ND</text:p>
          </table:table-cell>
          <table:table-cell table:style-name="ce26" table:formula="of:=IF([.B909]=&quot;R&quot;;0;IF([.B909]=&quot;-&quot;;0;4))" office:value-type="float" office:value="4">
            <text:p>4</text:p>
          </table:table-cell>
          <table:table-cell table:style-name="ce26" table:formula="of:=IF([.B909]=&quot;R&quot;;0;COUNTIF([.F909:.I9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0">
            <text:p>330</text:p>
          </table:table-cell>
          <table:table-cell table:style-name="ce6" office:value-type="string">
            <text:p>“golden-ratio-bottomright”</text:p>
          </table:table-cell>
          <table:table-cell table:style-name="ce6"/>
          <table:table-cell table:style-name="ce18" table:formula="of:=IF([.$B910]=&quot;R&quot;;VLOOKUP([.$C910];[.$C$5:.$I$1017];5;0);IF([.$B910]=&quot;E&quot;;&quot;x&quot;;IF([.$B910]=&quot;-&quot;;&quot;-&quot;;&quot;ND&quot;)))" office:value-type="string" office:string-value="ND">
            <text:p>ND</text:p>
          </table:table-cell>
          <table:table-cell table:style-name="ce18" table:formula="of:=IF([.$B910]=&quot;R&quot;;VLOOKUP([.$C910];[.$C$5:.$I$1017];5;0);IF([.$B910]=&quot;E&quot;;&quot;x&quot;;IF([.$B910]=&quot;-&quot;;&quot;-&quot;;&quot;ND&quot;)))" office:value-type="string" office:string-value="ND">
            <text:p>ND</text:p>
          </table:table-cell>
          <table:table-cell table:style-name="ce18" table:formula="of:=IF([.$B910]=&quot;R&quot;;VLOOKUP([.$C910];[.$C$5:.$I$1017];6;0);IF([.$B910]=&quot;E&quot;;&quot;x&quot;;IF([.$B910]=&quot;-&quot;;&quot;-&quot;;&quot;ND&quot;)))" office:value-type="string" office:string-value="ND">
            <text:p>ND</text:p>
          </table:table-cell>
          <table:table-cell table:style-name="ce18" table:formula="of:=IF([.$B910]=&quot;R&quot;;VLOOKUP([.$C910];[.$C$5:.$I$1017];7;0);IF([.$B910]=&quot;E&quot;;&quot;x&quot;;IF([.$B910]=&quot;-&quot;;&quot;-&quot;;&quot;ND&quot;)))" office:value-type="string" office:string-value="ND">
            <text:p>ND</text:p>
          </table:table-cell>
          <table:table-cell table:style-name="ce26" table:formula="of:=IF([.B910]=&quot;R&quot;;0;IF([.B910]=&quot;-&quot;;0;4))" office:value-type="float" office:value="4">
            <text:p>4</text:p>
          </table:table-cell>
          <table:table-cell table:style-name="ce26" table:formula="of:=IF([.B910]=&quot;R&quot;;0;COUNTIF([.F910:.I9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1">
            <text:p>331</text:p>
          </table:table-cell>
          <table:table-cell table:style-name="ce6" office:value-type="string">
            <text:p>“golden-ratio-bottomleft”</text:p>
          </table:table-cell>
          <table:table-cell table:style-name="ce6"/>
          <table:table-cell table:style-name="ce18" table:formula="of:=IF([.$B911]=&quot;R&quot;;VLOOKUP([.$C911];[.$C$5:.$I$1017];5;0);IF([.$B911]=&quot;E&quot;;&quot;x&quot;;IF([.$B911]=&quot;-&quot;;&quot;-&quot;;&quot;ND&quot;)))" office:value-type="string" office:string-value="ND">
            <text:p>ND</text:p>
          </table:table-cell>
          <table:table-cell table:style-name="ce18" table:formula="of:=IF([.$B911]=&quot;R&quot;;VLOOKUP([.$C911];[.$C$5:.$I$1017];5;0);IF([.$B911]=&quot;E&quot;;&quot;x&quot;;IF([.$B911]=&quot;-&quot;;&quot;-&quot;;&quot;ND&quot;)))" office:value-type="string" office:string-value="ND">
            <text:p>ND</text:p>
          </table:table-cell>
          <table:table-cell table:style-name="ce18" table:formula="of:=IF([.$B911]=&quot;R&quot;;VLOOKUP([.$C911];[.$C$5:.$I$1017];6;0);IF([.$B911]=&quot;E&quot;;&quot;x&quot;;IF([.$B911]=&quot;-&quot;;&quot;-&quot;;&quot;ND&quot;)))" office:value-type="string" office:string-value="ND">
            <text:p>ND</text:p>
          </table:table-cell>
          <table:table-cell table:style-name="ce18" table:formula="of:=IF([.$B911]=&quot;R&quot;;VLOOKUP([.$C911];[.$C$5:.$I$1017];7;0);IF([.$B911]=&quot;E&quot;;&quot;x&quot;;IF([.$B911]=&quot;-&quot;;&quot;-&quot;;&quot;ND&quot;)))" office:value-type="string" office:string-value="ND">
            <text:p>ND</text:p>
          </table:table-cell>
          <table:table-cell table:style-name="ce26" table:formula="of:=IF([.B911]=&quot;R&quot;;0;IF([.B911]=&quot;-&quot;;0;4))" office:value-type="float" office:value="4">
            <text:p>4</text:p>
          </table:table-cell>
          <table:table-cell table:style-name="ce26" table:formula="of:=IF([.B911]=&quot;R&quot;;0;COUNTIF([.F911:.I9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2">
            <text:p>332</text:p>
          </table:table-cell>
          <table:table-cell table:style-name="ce6" office:value-type="string">
            <text:p>“golden-ratio-topleft”</text:p>
          </table:table-cell>
          <table:table-cell table:style-name="ce6"/>
          <table:table-cell table:style-name="ce18" table:formula="of:=IF([.$B912]=&quot;R&quot;;VLOOKUP([.$C912];[.$C$5:.$I$1017];5;0);IF([.$B912]=&quot;E&quot;;&quot;x&quot;;IF([.$B912]=&quot;-&quot;;&quot;-&quot;;&quot;ND&quot;)))" office:value-type="string" office:string-value="ND">
            <text:p>ND</text:p>
          </table:table-cell>
          <table:table-cell table:style-name="ce18" table:formula="of:=IF([.$B912]=&quot;R&quot;;VLOOKUP([.$C912];[.$C$5:.$I$1017];5;0);IF([.$B912]=&quot;E&quot;;&quot;x&quot;;IF([.$B912]=&quot;-&quot;;&quot;-&quot;;&quot;ND&quot;)))" office:value-type="string" office:string-value="ND">
            <text:p>ND</text:p>
          </table:table-cell>
          <table:table-cell table:style-name="ce18" table:formula="of:=IF([.$B912]=&quot;R&quot;;VLOOKUP([.$C912];[.$C$5:.$I$1017];6;0);IF([.$B912]=&quot;E&quot;;&quot;x&quot;;IF([.$B912]=&quot;-&quot;;&quot;-&quot;;&quot;ND&quot;)))" office:value-type="string" office:string-value="ND">
            <text:p>ND</text:p>
          </table:table-cell>
          <table:table-cell table:style-name="ce18" table:formula="of:=IF([.$B912]=&quot;R&quot;;VLOOKUP([.$C912];[.$C$5:.$I$1017];7;0);IF([.$B912]=&quot;E&quot;;&quot;x&quot;;IF([.$B912]=&quot;-&quot;;&quot;-&quot;;&quot;ND&quot;)))" office:value-type="string" office:string-value="ND">
            <text:p>ND</text:p>
          </table:table-cell>
          <table:table-cell table:style-name="ce26" table:formula="of:=IF([.B912]=&quot;R&quot;;0;IF([.B912]=&quot;-&quot;;0;4))" office:value-type="float" office:value="4">
            <text:p>4</text:p>
          </table:table-cell>
          <table:table-cell table:style-name="ce26" table:formula="of:=IF([.B912]=&quot;R&quot;;0;COUNTIF([.F912:.I9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3">
            <text:p>333</text:p>
          </table:table-cell>
          <table:table-cell table:style-name="ce6" office:value-type="string">
            <text:p>“golden-ratio-topright”</text:p>
          </table:table-cell>
          <table:table-cell table:style-name="ce6"/>
          <table:table-cell table:style-name="ce18" table:formula="of:=IF([.$B913]=&quot;R&quot;;VLOOKUP([.$C913];[.$C$5:.$I$1017];5;0);IF([.$B913]=&quot;E&quot;;&quot;x&quot;;IF([.$B913]=&quot;-&quot;;&quot;-&quot;;&quot;ND&quot;)))" office:value-type="string" office:string-value="ND">
            <text:p>ND</text:p>
          </table:table-cell>
          <table:table-cell table:style-name="ce18" table:formula="of:=IF([.$B913]=&quot;R&quot;;VLOOKUP([.$C913];[.$C$5:.$I$1017];5;0);IF([.$B913]=&quot;E&quot;;&quot;x&quot;;IF([.$B913]=&quot;-&quot;;&quot;-&quot;;&quot;ND&quot;)))" office:value-type="string" office:string-value="ND">
            <text:p>ND</text:p>
          </table:table-cell>
          <table:table-cell table:style-name="ce18" table:formula="of:=IF([.$B913]=&quot;R&quot;;VLOOKUP([.$C913];[.$C$5:.$I$1017];6;0);IF([.$B913]=&quot;E&quot;;&quot;x&quot;;IF([.$B913]=&quot;-&quot;;&quot;-&quot;;&quot;ND&quot;)))" office:value-type="string" office:string-value="ND">
            <text:p>ND</text:p>
          </table:table-cell>
          <table:table-cell table:style-name="ce18" table:formula="of:=IF([.$B913]=&quot;R&quot;;VLOOKUP([.$C913];[.$C$5:.$I$1017];7;0);IF([.$B913]=&quot;E&quot;;&quot;x&quot;;IF([.$B913]=&quot;-&quot;;&quot;-&quot;;&quot;ND&quot;)))" office:value-type="string" office:string-value="ND">
            <text:p>ND</text:p>
          </table:table-cell>
          <table:table-cell table:style-name="ce26" table:formula="of:=IF([.B913]=&quot;R&quot;;0;IF([.B913]=&quot;-&quot;;0;4))" office:value-type="float" office:value="4">
            <text:p>4</text:p>
          </table:table-cell>
          <table:table-cell table:style-name="ce26" table:formula="of:=IF([.B913]=&quot;R&quot;;0;COUNTIF([.F913:.I9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914]=&quot;R&quot;;VLOOKUP([.$C914];[.$C$5:.$I$1017];5;0);IF([.$B914]=&quot;E&quot;;&quot;x&quot;;IF([.$B914]=&quot;-&quot;;&quot;-&quot;;&quot;ND&quot;)))" office:value-type="string" office:string-value="-">
            <text:p>-</text:p>
          </table:table-cell>
          <table:table-cell table:style-name="ce18" table:formula="of:=IF([.$B914]=&quot;R&quot;;VLOOKUP([.$C914];[.$C$5:.$I$1017];5;0);IF([.$B914]=&quot;E&quot;;&quot;x&quot;;IF([.$B914]=&quot;-&quot;;&quot;-&quot;;&quot;ND&quot;)))" office:value-type="string" office:string-value="-">
            <text:p>-</text:p>
          </table:table-cell>
          <table:table-cell table:style-name="ce18" table:formula="of:=IF([.$B914]=&quot;R&quot;;VLOOKUP([.$C914];[.$C$5:.$I$1017];6;0);IF([.$B914]=&quot;E&quot;;&quot;x&quot;;IF([.$B914]=&quot;-&quot;;&quot;-&quot;;&quot;ND&quot;)))" office:value-type="string" office:string-value="-">
            <text:p>-</text:p>
          </table:table-cell>
          <table:table-cell table:style-name="ce18" table:formula="of:=IF([.$B914]=&quot;R&quot;;VLOOKUP([.$C914];[.$C$5:.$I$1017];7;0);IF([.$B914]=&quot;E&quot;;&quot;x&quot;;IF([.$B914]=&quot;-&quot;;&quot;-&quot;;&quot;ND&quot;)))" office:value-type="string" office:string-value="-">
            <text:p>-</text:p>
          </table:table-cell>
          <table:table-cell table:style-name="ce26" table:formula="of:=IF([.B914]=&quot;R&quot;;0;IF([.B914]=&quot;-&quot;;0;4))" office:value-type="float" office:value="0">
            <text:p>0</text:p>
          </table:table-cell>
          <table:table-cell table:style-name="ce26" table:formula="of:=IF([.B914]=&quot;R&quot;;0;COUNTIF([.F914:.I9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915]=&quot;R&quot;;VLOOKUP([.$C915];[.$C$5:.$I$1017];5;0);IF([.$B915]=&quot;E&quot;;&quot;x&quot;;IF([.$B915]=&quot;-&quot;;&quot;-&quot;;&quot;ND&quot;)))" office:value-type="string" office:string-value="x">
            <text:p>x</text:p>
          </table:table-cell>
          <table:table-cell table:style-name="ce18" table:formula="of:=IF([.$B915]=&quot;R&quot;;VLOOKUP([.$C915];[.$C$5:.$I$1017];5;0);IF([.$B915]=&quot;E&quot;;&quot;x&quot;;IF([.$B915]=&quot;-&quot;;&quot;-&quot;;&quot;ND&quot;)))" office:value-type="string" office:string-value="x">
            <text:p>x</text:p>
          </table:table-cell>
          <table:table-cell table:style-name="ce18" table:formula="of:=IF([.$B915]=&quot;R&quot;;VLOOKUP([.$C915];[.$C$5:.$I$1017];6;0);IF([.$B915]=&quot;E&quot;;&quot;x&quot;;IF([.$B915]=&quot;-&quot;;&quot;-&quot;;&quot;ND&quot;)))" office:value-type="string" office:string-value="x">
            <text:p>x</text:p>
          </table:table-cell>
          <table:table-cell table:style-name="ce18" table:formula="of:=IF([.$B915]=&quot;R&quot;;VLOOKUP([.$C915];[.$C$5:.$I$1017];7;0);IF([.$B915]=&quot;E&quot;;&quot;x&quot;;IF([.$B915]=&quot;-&quot;;&quot;-&quot;;&quot;ND&quot;)))" office:value-type="string" office:string-value="x">
            <text:p>x</text:p>
          </table:table-cell>
          <table:table-cell table:style-name="ce26" table:formula="of:=IF([.B915]=&quot;R&quot;;0;IF([.B915]=&quot;-&quot;;0;4))" office:value-type="float" office:value="0">
            <text:p>0</text:p>
          </table:table-cell>
          <table:table-cell table:style-name="ce26" table:formula="of:=IF([.B915]=&quot;R&quot;;0;COUNTIF([.F915:.I9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916]=&quot;R&quot;;VLOOKUP([.$C916];[.$C$5:.$I$1017];5;0);IF([.$B916]=&quot;E&quot;;&quot;x&quot;;IF([.$B916]=&quot;-&quot;;&quot;-&quot;;&quot;ND&quot;)))" office:value-type="string" office:string-value="x">
            <text:p>x</text:p>
          </table:table-cell>
          <table:table-cell table:style-name="ce18" table:formula="of:=IF([.$B916]=&quot;R&quot;;VLOOKUP([.$C916];[.$C$5:.$I$1017];5;0);IF([.$B916]=&quot;E&quot;;&quot;x&quot;;IF([.$B916]=&quot;-&quot;;&quot;-&quot;;&quot;ND&quot;)))" office:value-type="string" office:string-value="x">
            <text:p>x</text:p>
          </table:table-cell>
          <table:table-cell table:style-name="ce18" table:formula="of:=IF([.$B916]=&quot;R&quot;;VLOOKUP([.$C916];[.$C$5:.$I$1017];6;0);IF([.$B916]=&quot;E&quot;;&quot;x&quot;;IF([.$B916]=&quot;-&quot;;&quot;-&quot;;&quot;ND&quot;)))" office:value-type="string" office:string-value="x">
            <text:p>x</text:p>
          </table:table-cell>
          <table:table-cell table:style-name="ce18" table:formula="of:=IF([.$B916]=&quot;R&quot;;VLOOKUP([.$C916];[.$C$5:.$I$1017];7;0);IF([.$B916]=&quot;E&quot;;&quot;x&quot;;IF([.$B916]=&quot;-&quot;;&quot;-&quot;;&quot;ND&quot;)))" office:value-type="string" office:string-value="x">
            <text:p>x</text:p>
          </table:table-cell>
          <table:table-cell table:style-name="ce26" table:formula="of:=IF([.B916]=&quot;R&quot;;0;IF([.B916]=&quot;-&quot;;0;4))" office:value-type="float" office:value="0">
            <text:p>0</text:p>
          </table:table-cell>
          <table:table-cell table:style-name="ce26" table:formula="of:=IF([.B916]=&quot;R&quot;;0;COUNTIF([.F916:.I9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moreShapes-&gt;setIcon(KIcon("shape-choose"));</text:p>
          </table:table-cell>
          <table:table-cell table:style-name="ce3" office:value-type="string">
            <text:p>N</text:p>
          </table:table-cell>
          <table:table-cell table:style-name="ce3" office:value-type="float" office:value="334">
            <text:p>334</text:p>
          </table:table-cell>
          <table:table-cell table:style-name="ce6" office:value-type="string">
            <text:p>“shape-choose” /use “shapes” ??</text:p>
          </table:table-cell>
          <table:table-cell table:style-name="ce6"/>
          <table:table-cell table:style-name="ce18" table:formula="of:=IF([.$B917]=&quot;R&quot;;VLOOKUP([.$C917];[.$C$5:.$I$1017];5;0);IF([.$B917]=&quot;E&quot;;&quot;x&quot;;IF([.$B917]=&quot;-&quot;;&quot;-&quot;;&quot;ND&quot;)))" office:value-type="string" office:string-value="ND">
            <text:p>ND</text:p>
          </table:table-cell>
          <table:table-cell table:style-name="ce18" table:formula="of:=IF([.$B917]=&quot;R&quot;;VLOOKUP([.$C917];[.$C$5:.$I$1017];5;0);IF([.$B917]=&quot;E&quot;;&quot;x&quot;;IF([.$B917]=&quot;-&quot;;&quot;-&quot;;&quot;ND&quot;)))" office:value-type="string" office:string-value="ND">
            <text:p>ND</text:p>
          </table:table-cell>
          <table:table-cell table:style-name="ce18" table:formula="of:=IF([.$B917]=&quot;R&quot;;VLOOKUP([.$C917];[.$C$5:.$I$1017];6;0);IF([.$B917]=&quot;E&quot;;&quot;x&quot;;IF([.$B917]=&quot;-&quot;;&quot;-&quot;;&quot;ND&quot;)))" office:value-type="string" office:string-value="ND">
            <text:p>ND</text:p>
          </table:table-cell>
          <table:table-cell table:style-name="ce18" table:formula="of:=IF([.$B917]=&quot;R&quot;;VLOOKUP([.$C917];[.$C$5:.$I$1017];7;0);IF([.$B917]=&quot;E&quot;;&quot;x&quot;;IF([.$B917]=&quot;-&quot;;&quot;-&quot;;&quot;ND&quot;)))" office:value-type="string" office:string-value="ND">
            <text:p>ND</text:p>
          </table:table-cell>
          <table:table-cell table:style-name="ce26" table:formula="of:=IF([.B917]=&quot;R&quot;;0;IF([.B917]=&quot;-&quot;;0;4))" office:value-type="float" office:value="4">
            <text:p>4</text:p>
          </table:table-cell>
          <table:table-cell table:style-name="ce26" table:formula="of:=IF([.B917]=&quot;R&quot;;0;COUNTIF([.F917:.I9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 table:style-name="ce3" office:value-type="string">
            <text:p>R</text:p>
          </table:table-cell>
          <table:table-cell table:style-name="ce3" office:value-type="float" office:value="334">
            <text:p>334</text:p>
          </table:table-cell>
          <table:table-cell table:style-name="ce6" table:number-columns-repeated="2"/>
          <table:table-cell table:style-name="ce18" table:formula="of:=IF([.$B918]=&quot;R&quot;;VLOOKUP([.$C918];[.$C$5:.$I$1017];5;0);IF([.$B918]=&quot;E&quot;;&quot;x&quot;;IF([.$B918]=&quot;-&quot;;&quot;-&quot;;&quot;ND&quot;)))" office:value-type="string" office:string-value="ND">
            <text:p>ND</text:p>
          </table:table-cell>
          <table:table-cell table:style-name="ce18" table:formula="of:=IF([.$B918]=&quot;R&quot;;VLOOKUP([.$C918];[.$C$5:.$I$1017];5;0);IF([.$B918]=&quot;E&quot;;&quot;x&quot;;IF([.$B918]=&quot;-&quot;;&quot;-&quot;;&quot;ND&quot;)))" office:value-type="string" office:string-value="ND">
            <text:p>ND</text:p>
          </table:table-cell>
          <table:table-cell table:style-name="ce18" table:formula="of:=IF([.$B918]=&quot;R&quot;;VLOOKUP([.$C918];[.$C$5:.$I$1017];6;0);IF([.$B918]=&quot;E&quot;;&quot;x&quot;;IF([.$B918]=&quot;-&quot;;&quot;-&quot;;&quot;ND&quot;)))" office:value-type="string" office:string-value="ND">
            <text:p>ND</text:p>
          </table:table-cell>
          <table:table-cell table:style-name="ce18" table:formula="of:=IF([.$B918]=&quot;R&quot;;VLOOKUP([.$C918];[.$C$5:.$I$1017];7;0);IF([.$B918]=&quot;E&quot;;&quot;x&quot;;IF([.$B918]=&quot;-&quot;;&quot;-&quot;;&quot;ND&quot;)))" office:value-type="string" office:string-value="ND">
            <text:p>ND</text:p>
          </table:table-cell>
          <table:table-cell table:style-name="ce26" table:formula="of:=IF([.B918]=&quot;R&quot;;0;IF([.B918]=&quot;-&quot;;0;4))" office:value-type="float" office:value="0">
            <text:p>0</text:p>
          </table:table-cell>
          <table:table-cell table:style-name="ce26" table:formula="of:=IF([.B918]=&quot;R&quot;;0;COUNTIF([.F918:.I91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QString icon = dg.readEntry("Icon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919]=&quot;R&quot;;VLOOKUP([.$C919];[.$C$5:.$I$1017];5;0);IF([.$B919]=&quot;E&quot;;&quot;x&quot;;IF([.$B919]=&quot;-&quot;;&quot;-&quot;;&quot;ND&quot;)))" office:value-type="string" office:string-value="-">
            <text:p>-</text:p>
          </table:table-cell>
          <table:table-cell table:style-name="ce18" table:formula="of:=IF([.$B919]=&quot;R&quot;;VLOOKUP([.$C919];[.$C$5:.$I$1017];5;0);IF([.$B919]=&quot;E&quot;;&quot;x&quot;;IF([.$B919]=&quot;-&quot;;&quot;-&quot;;&quot;ND&quot;)))" office:value-type="string" office:string-value="-">
            <text:p>-</text:p>
          </table:table-cell>
          <table:table-cell table:style-name="ce18" table:formula="of:=IF([.$B919]=&quot;R&quot;;VLOOKUP([.$C919];[.$C$5:.$I$1017];6;0);IF([.$B919]=&quot;E&quot;;&quot;x&quot;;IF([.$B919]=&quot;-&quot;;&quot;-&quot;;&quot;ND&quot;)))" office:value-type="string" office:string-value="-">
            <text:p>-</text:p>
          </table:table-cell>
          <table:table-cell table:style-name="ce18" table:formula="of:=IF([.$B919]=&quot;R&quot;;VLOOKUP([.$C919];[.$C$5:.$I$1017];7;0);IF([.$B919]=&quot;E&quot;;&quot;x&quot;;IF([.$B919]=&quot;-&quot;;&quot;-&quot;;&quot;ND&quot;)))" office:value-type="string" office:string-value="-">
            <text:p>-</text:p>
          </table:table-cell>
          <table:table-cell table:style-name="ce26" table:formula="of:=IF([.B919]=&quot;R&quot;;0;IF([.B919]=&quot;-&quot;;0;4))" office:value-type="float" office:value="0">
            <text:p>0</text:p>
          </table:table-cell>
          <table:table-cell table:style-name="ce26" table:formula="of:=IF([.B919]=&quot;R&quot;;0;COUNTIF([.F919:.I91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920]=&quot;R&quot;;VLOOKUP([.$C920];[.$C$5:.$I$1017];5;0);IF([.$B920]=&quot;E&quot;;&quot;x&quot;;IF([.$B920]=&quot;-&quot;;&quot;-&quot;;&quot;ND&quot;)))" office:value-type="string" office:string-value="-">
            <text:p>-</text:p>
          </table:table-cell>
          <table:table-cell table:style-name="ce18" table:formula="of:=IF([.$B920]=&quot;R&quot;;VLOOKUP([.$C920];[.$C$5:.$I$1017];5;0);IF([.$B920]=&quot;E&quot;;&quot;x&quot;;IF([.$B920]=&quot;-&quot;;&quot;-&quot;;&quot;ND&quot;)))" office:value-type="string" office:string-value="-">
            <text:p>-</text:p>
          </table:table-cell>
          <table:table-cell table:style-name="ce18" table:formula="of:=IF([.$B920]=&quot;R&quot;;VLOOKUP([.$C920];[.$C$5:.$I$1017];6;0);IF([.$B920]=&quot;E&quot;;&quot;x&quot;;IF([.$B920]=&quot;-&quot;;&quot;-&quot;;&quot;ND&quot;)))" office:value-type="string" office:string-value="-">
            <text:p>-</text:p>
          </table:table-cell>
          <table:table-cell table:style-name="ce18" table:formula="of:=IF([.$B920]=&quot;R&quot;;VLOOKUP([.$C920];[.$C$5:.$I$1017];7;0);IF([.$B920]=&quot;E&quot;;&quot;x&quot;;IF([.$B920]=&quot;-&quot;;&quot;-&quot;;&quot;ND&quot;)))" office:value-type="string" office:string-value="-">
            <text:p>-</text:p>
          </table:table-cell>
          <table:table-cell table:style-name="ce26" table:formula="of:=IF([.B920]=&quot;R&quot;;0;IF([.B920]=&quot;-&quot;;0;4))" office:value-type="float" office:value="0">
            <text:p>0</text:p>
          </table:table-cell>
          <table:table-cell table:style-name="ce26" table:formula="of:=IF([.B920]=&quot;R&quot;;0;COUNTIF([.F920:.I92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921]=&quot;R&quot;;VLOOKUP([.$C921];[.$C$5:.$I$1017];5;0);IF([.$B921]=&quot;E&quot;;&quot;x&quot;;IF([.$B921]=&quot;-&quot;;&quot;-&quot;;&quot;ND&quot;)))" office:value-type="string" office:string-value="-">
            <text:p>-</text:p>
          </table:table-cell>
          <table:table-cell table:style-name="ce18" table:formula="of:=IF([.$B921]=&quot;R&quot;;VLOOKUP([.$C921];[.$C$5:.$I$1017];5;0);IF([.$B921]=&quot;E&quot;;&quot;x&quot;;IF([.$B921]=&quot;-&quot;;&quot;-&quot;;&quot;ND&quot;)))" office:value-type="string" office:string-value="-">
            <text:p>-</text:p>
          </table:table-cell>
          <table:table-cell table:style-name="ce18" table:formula="of:=IF([.$B921]=&quot;R&quot;;VLOOKUP([.$C921];[.$C$5:.$I$1017];6;0);IF([.$B921]=&quot;E&quot;;&quot;x&quot;;IF([.$B921]=&quot;-&quot;;&quot;-&quot;;&quot;ND&quot;)))" office:value-type="string" office:string-value="-">
            <text:p>-</text:p>
          </table:table-cell>
          <table:table-cell table:style-name="ce18" table:formula="of:=IF([.$B921]=&quot;R&quot;;VLOOKUP([.$C921];[.$C$5:.$I$1017];7;0);IF([.$B921]=&quot;E&quot;;&quot;x&quot;;IF([.$B921]=&quot;-&quot;;&quot;-&quot;;&quot;ND&quot;)))" office:value-type="string" office:string-value="-">
            <text:p>-</text:p>
          </table:table-cell>
          <table:table-cell table:style-name="ce26" table:formula="of:=IF([.B921]=&quot;R&quot;;0;IF([.B921]=&quot;-&quot;;0;4))" office:value-type="float" office:value="0">
            <text:p>0</text:p>
          </table:table-cell>
          <table:table-cell table:style-name="ce26" table:formula="of:=IF([.B921]=&quot;R&quot;;0;COUNTIF([.F921:.I92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922]=&quot;R&quot;;VLOOKUP([.$C922];[.$C$5:.$I$1017];5;0);IF([.$B922]=&quot;E&quot;;&quot;x&quot;;IF([.$B922]=&quot;-&quot;;&quot;-&quot;;&quot;ND&quot;)))" office:value-type="string" office:string-value="-">
            <text:p>-</text:p>
          </table:table-cell>
          <table:table-cell table:style-name="ce18" table:formula="of:=IF([.$B922]=&quot;R&quot;;VLOOKUP([.$C922];[.$C$5:.$I$1017];5;0);IF([.$B922]=&quot;E&quot;;&quot;x&quot;;IF([.$B922]=&quot;-&quot;;&quot;-&quot;;&quot;ND&quot;)))" office:value-type="string" office:string-value="-">
            <text:p>-</text:p>
          </table:table-cell>
          <table:table-cell table:style-name="ce18" table:formula="of:=IF([.$B922]=&quot;R&quot;;VLOOKUP([.$C922];[.$C$5:.$I$1017];6;0);IF([.$B922]=&quot;E&quot;;&quot;x&quot;;IF([.$B922]=&quot;-&quot;;&quot;-&quot;;&quot;ND&quot;)))" office:value-type="string" office:string-value="-">
            <text:p>-</text:p>
          </table:table-cell>
          <table:table-cell table:style-name="ce18" table:formula="of:=IF([.$B922]=&quot;R&quot;;VLOOKUP([.$C922];[.$C$5:.$I$1017];7;0);IF([.$B922]=&quot;E&quot;;&quot;x&quot;;IF([.$B922]=&quot;-&quot;;&quot;-&quot;;&quot;ND&quot;)))" office:value-type="string" office:string-value="-">
            <text:p>-</text:p>
          </table:table-cell>
          <table:table-cell table:style-name="ce26" table:formula="of:=IF([.B922]=&quot;R&quot;;0;IF([.B922]=&quot;-&quot;;0;4))" office:value-type="float" office:value="0">
            <text:p>0</text:p>
          </table:table-cell>
          <table:table-cell table:style-name="ce26" table:formula="of:=IF([.B922]=&quot;R&quot;;0;COUNTIF([.F922:.I92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selector/RightClickStrategy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923]=&quot;R&quot;;VLOOKUP([.$C923];[.$C$5:.$I$1017];5;0);IF([.$B923]=&quot;E&quot;;&quot;x&quot;;IF([.$B923]=&quot;-&quot;;&quot;-&quot;;&quot;ND&quot;)))" office:value-type="string" office:string-value="-">
            <text:p>-</text:p>
          </table:table-cell>
          <table:table-cell table:style-name="ce18" table:formula="of:=IF([.$B923]=&quot;R&quot;;VLOOKUP([.$C923];[.$C$5:.$I$1017];5;0);IF([.$B923]=&quot;E&quot;;&quot;x&quot;;IF([.$B923]=&quot;-&quot;;&quot;-&quot;;&quot;ND&quot;)))" office:value-type="string" office:string-value="-">
            <text:p>-</text:p>
          </table:table-cell>
          <table:table-cell table:style-name="ce18" table:formula="of:=IF([.$B923]=&quot;R&quot;;VLOOKUP([.$C923];[.$C$5:.$I$1017];6;0);IF([.$B923]=&quot;E&quot;;&quot;x&quot;;IF([.$B923]=&quot;-&quot;;&quot;-&quot;;&quot;ND&quot;)))" office:value-type="string" office:string-value="-">
            <text:p>-</text:p>
          </table:table-cell>
          <table:table-cell table:style-name="ce18" table:formula="of:=IF([.$B923]=&quot;R&quot;;VLOOKUP([.$C923];[.$C$5:.$I$1017];7;0);IF([.$B923]=&quot;E&quot;;&quot;x&quot;;IF([.$B923]=&quot;-&quot;;&quot;-&quot;;&quot;ND&quot;)))" office:value-type="string" office:string-value="-">
            <text:p>-</text:p>
          </table:table-cell>
          <table:table-cell table:style-name="ce26" table:formula="of:=IF([.B923]=&quot;R&quot;;0;IF([.B923]=&quot;-&quot;;0;4))" office:value-type="float" office:value="0">
            <text:p>0</text:p>
          </table:table-cell>
          <table:table-cell table:style-name="ce26" table:formula="of:=IF([.B923]=&quot;R&quot;;0;COUNTIF([.F923:.I92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/>
          <table:table-cell table:style-name="ce18" table:formula="of:=IF([.$B924]=&quot;R&quot;;VLOOKUP([.$C924];[.$C$5:.$I$1017];5;0);IF([.$B924]=&quot;E&quot;;&quot;x&quot;;IF([.$B924]=&quot;-&quot;;&quot;-&quot;;&quot;ND&quot;)))" office:value-type="string" office:string-value="-">
            <text:p>-</text:p>
          </table:table-cell>
          <table:table-cell table:style-name="ce18" table:formula="of:=IF([.$B924]=&quot;R&quot;;VLOOKUP([.$C924];[.$C$5:.$I$1017];5;0);IF([.$B924]=&quot;E&quot;;&quot;x&quot;;IF([.$B924]=&quot;-&quot;;&quot;-&quot;;&quot;ND&quot;)))" office:value-type="string" office:string-value="-">
            <text:p>-</text:p>
          </table:table-cell>
          <table:table-cell table:style-name="ce18" table:formula="of:=IF([.$B924]=&quot;R&quot;;VLOOKUP([.$C924];[.$C$5:.$I$1017];6;0);IF([.$B924]=&quot;E&quot;;&quot;x&quot;;IF([.$B924]=&quot;-&quot;;&quot;-&quot;;&quot;ND&quot;)))" office:value-type="string" office:string-value="-">
            <text:p>-</text:p>
          </table:table-cell>
          <table:table-cell table:style-name="ce18" table:formula="of:=IF([.$B924]=&quot;R&quot;;VLOOKUP([.$C924];[.$C$5:.$I$1017];7;0);IF([.$B924]=&quot;E&quot;;&quot;x&quot;;IF([.$B924]=&quot;-&quot;;&quot;-&quot;;&quot;ND&quot;)))" office:value-type="string" office:string-value="-">
            <text:p>-</text:p>
          </table:table-cell>
          <table:table-cell table:style-name="ce26" table:formula="of:=IF([.B924]=&quot;R&quot;;0;IF([.B924]=&quot;-&quot;;0;4))" office:value-type="float" office:value="0">
            <text:p>0</text:p>
          </table:table-cell>
          <table:table-cell table:style-name="ce26" table:formula="of:=IF([.B924]=&quot;R&quot;;0;COUNTIF([.F924:.I92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style-name="ce3" office:value-type="string">
            <text:p>E</text:p>
          </table:table-cell>
          <table:table-cell table:style-name="ce3" office:value-type="float" office:value="335">
            <text:p>335</text:p>
          </table:table-cell>
          <table:table-cell table:style-name="ce6" office:value-type="string">
            <text:p>only 16px</text:p>
            <text:p>update to “stroke-cap-*”</text:p>
          </table:table-cell>
          <table:table-cell table:style-name="ce6" office:value-type="string">
            <text:p>stroke-cap-button</text:p>
          </table:table-cell>
          <table:table-cell table:style-name="ce18" table:formula="of:=IF([.$B925]=&quot;R&quot;;VLOOKUP([.$C925];[.$C$5:.$I$1017];5;0);IF([.$B925]=&quot;E&quot;;&quot;x&quot;;IF([.$B925]=&quot;-&quot;;&quot;-&quot;;&quot;ND&quot;)))" office:value-type="string" office:string-value="x">
            <text:p>x</text:p>
          </table:table-cell>
          <table:table-cell table:number-columns-repeated="3" table:style-name="ce18" office:value-type="string">
            <text:p>ND</text:p>
          </table:table-cell>
          <table:table-cell table:style-name="ce26" table:formula="of:=IF([.B925]=&quot;R&quot;;0;IF([.B925]=&quot;-&quot;;0;4))" office:value-type="float" office:value="4">
            <text:p>4</text:p>
          </table:table-cell>
          <table:table-cell table:style-name="ce26" table:formula="of:=IF([.B925]=&quot;R&quot;;0;COUNTIF([.F925:.I925];&quot;x&quot;))" office:value-type="float" office:value="1">
            <text:p>1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36">
            <text:p>336</text:p>
          </table:table-cell>
          <table:table-cell table:style-name="ce6" office:value-type="string">
            <text:p>only 16px</text:p>
            <text:p><text:span text:style-name="T2">update to “stroke-cap-*”</text:span></text:p>
          </table:table-cell>
          <table:table-cell table:style-name="ce6" office:value-type="string">
            <text:p>stroke-cap-round</text:p>
          </table:table-cell>
          <table:table-cell table:style-name="ce18" table:formula="of:=IF([.$B926]=&quot;R&quot;;VLOOKUP([.$C926];[.$C$5:.$I$1017];5;0);IF([.$B926]=&quot;E&quot;;&quot;x&quot;;IF([.$B926]=&quot;-&quot;;&quot;-&quot;;&quot;ND&quot;)))" office:value-type="string" office:string-value="x">
            <text:p>x</text:p>
          </table:table-cell>
          <table:table-cell table:number-columns-repeated="3" table:style-name="ce18" office:value-type="string">
            <text:p>ND</text:p>
          </table:table-cell>
          <table:table-cell table:style-name="ce26" table:formula="of:=IF([.B926]=&quot;R&quot;;0;IF([.B926]=&quot;-&quot;;0;4))" office:value-type="float" office:value="4">
            <text:p>4</text:p>
          </table:table-cell>
          <table:table-cell table:style-name="ce26" table:formula="of:=IF([.B926]=&quot;R&quot;;0;COUNTIF([.F926:.I926];&quot;x&quot;))" office:value-type="float" office:value="1">
            <text:p>1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style-name="ce3" office:value-type="string">
            <text:p>E</text:p>
          </table:table-cell>
          <table:table-cell table:style-name="ce3" office:value-type="float" office:value="337">
            <text:p>337</text:p>
          </table:table-cell>
          <table:table-cell table:style-name="ce6" office:value-type="string">
            <text:p>only 16px</text:p>
            <text:p><text:span text:style-name="T2">update to “stroke-cap-*”</text:span></text:p>
          </table:table-cell>
          <table:table-cell table:style-name="ce6" office:value-type="string">
            <text:p>stroke-cap-square</text:p>
          </table:table-cell>
          <table:table-cell table:style-name="ce18" table:formula="of:=IF([.$B927]=&quot;R&quot;;VLOOKUP([.$C927];[.$C$5:.$I$1017];5;0);IF([.$B927]=&quot;E&quot;;&quot;x&quot;;IF([.$B927]=&quot;-&quot;;&quot;-&quot;;&quot;ND&quot;)))" office:value-type="string" office:string-value="x">
            <text:p>x</text:p>
          </table:table-cell>
          <table:table-cell table:number-columns-repeated="3" table:style-name="ce18" office:value-type="string">
            <text:p>ND</text:p>
          </table:table-cell>
          <table:table-cell table:style-name="ce26" table:formula="of:=IF([.B927]=&quot;R&quot;;0;IF([.B927]=&quot;-&quot;;0;4))" office:value-type="float" office:value="4">
            <text:p>4</text:p>
          </table:table-cell>
          <table:table-cell table:style-name="ce26" table:formula="of:=IF([.B927]=&quot;R&quot;;0;COUNTIF([.F927:.I927];&quot;x&quot;))" office:value-type="float" office:value="1">
            <text:p>1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style-name="ce3" office:value-type="string">
            <text:p>E</text:p>
          </table:table-cell>
          <table:table-cell table:style-name="ce3" office:value-type="float" office:value="338">
            <text:p>338</text:p>
          </table:table-cell>
          <table:table-cell table:style-name="ce6" office:value-type="string">
            <text:p>only 16px</text:p>
            <text:p><text:span text:style-name="T2">update to “stroke-join-*”</text:span></text:p>
          </table:table-cell>
          <table:table-cell table:style-name="ce6" office:value-type="string">
            <text:p>stroke-join-bevel</text:p>
          </table:table-cell>
          <table:table-cell table:style-name="ce18" table:formula="of:=IF([.$B928]=&quot;R&quot;;VLOOKUP([.$C928];[.$C$5:.$I$1017];5;0);IF([.$B928]=&quot;E&quot;;&quot;x&quot;;IF([.$B928]=&quot;-&quot;;&quot;-&quot;;&quot;ND&quot;)))" office:value-type="string" office:string-value="x">
            <text:p>x</text:p>
          </table:table-cell>
          <table:table-cell table:number-columns-repeated="3" table:style-name="ce18" office:value-type="string">
            <text:p>ND</text:p>
          </table:table-cell>
          <table:table-cell table:style-name="ce26" table:formula="of:=IF([.B928]=&quot;R&quot;;0;IF([.B928]=&quot;-&quot;;0;4))" office:value-type="float" office:value="4">
            <text:p>4</text:p>
          </table:table-cell>
          <table:table-cell table:style-name="ce26" table:formula="of:=IF([.B928]=&quot;R&quot;;0;COUNTIF([.F928:.I928];&quot;x&quot;))" office:value-type="float" office:value="1">
            <text:p>1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style-name="ce3" office:value-type="string">
            <text:p>E</text:p>
          </table:table-cell>
          <table:table-cell table:style-name="ce3" office:value-type="float" office:value="339">
            <text:p>339</text:p>
          </table:table-cell>
          <table:table-cell table:style-name="ce6" office:value-type="string">
            <text:p>only 16px</text:p>
            <text:p><text:span text:style-name="T2">update to “stroke-join-*”</text:span></text:p>
          </table:table-cell>
          <table:table-cell table:style-name="ce6" office:value-type="string">
            <text:p>stroke-join-miter</text:p>
          </table:table-cell>
          <table:table-cell table:style-name="ce18" table:formula="of:=IF([.$B929]=&quot;R&quot;;VLOOKUP([.$C929];[.$C$5:.$I$1017];5;0);IF([.$B929]=&quot;E&quot;;&quot;x&quot;;IF([.$B929]=&quot;-&quot;;&quot;-&quot;;&quot;ND&quot;)))" office:value-type="string" office:string-value="x">
            <text:p>x</text:p>
          </table:table-cell>
          <table:table-cell table:number-columns-repeated="3" table:style-name="ce18" office:value-type="string">
            <text:p>ND</text:p>
          </table:table-cell>
          <table:table-cell table:style-name="ce26" table:formula="of:=IF([.B929]=&quot;R&quot;;0;IF([.B929]=&quot;-&quot;;0;4))" office:value-type="float" office:value="4">
            <text:p>4</text:p>
          </table:table-cell>
          <table:table-cell table:style-name="ce26" table:formula="of:=IF([.B929]=&quot;R&quot;;0;COUNTIF([.F929:.I929];&quot;x&quot;))" office:value-type="float" office:value="1">
            <text:p>1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40">
            <text:p>340</text:p>
          </table:table-cell>
          <table:table-cell table:style-name="ce6" office:value-type="string">
            <text:p>only 16px</text:p>
            <text:p><text:span text:style-name="T2">update to “stroke-join-*”</text:span></text:p>
          </table:table-cell>
          <table:table-cell table:style-name="ce6" office:value-type="string">
            <text:p>stroke-join-round</text:p>
          </table:table-cell>
          <table:table-cell table:style-name="ce18" table:formula="of:=IF([.$B930]=&quot;R&quot;;VLOOKUP([.$C930];[.$C$5:.$I$1017];5;0);IF([.$B930]=&quot;E&quot;;&quot;x&quot;;IF([.$B930]=&quot;-&quot;;&quot;-&quot;;&quot;ND&quot;)))" office:value-type="string" office:string-value="x">
            <text:p>x</text:p>
          </table:table-cell>
          <table:table-cell table:number-columns-repeated="3" table:style-name="ce18" office:value-type="string">
            <text:p>ND</text:p>
          </table:table-cell>
          <table:table-cell table:style-name="ce26" table:formula="of:=IF([.B930]=&quot;R&quot;;0;IF([.B930]=&quot;-&quot;;0;4))" office:value-type="float" office:value="4">
            <text:p>4</text:p>
          </table:table-cell>
          <table:table-cell table:style-name="ce26" table:formula="of:=IF([.B930]=&quot;R&quot;;0;COUNTIF([.F930:.I930];&quot;x&quot;))" office:value-type="float" office:value="1">
            <text:p>1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1">
            <text:p>341</text:p>
          </table:table-cell>
          <table:table-cell table:style-name="ce6" office:value-type="string">
            <text:p>“music-flat”</text:p>
          </table:table-cell>
          <table:table-cell table:style-name="ce6"/>
          <table:table-cell table:style-name="ce18" table:formula="of:=IF([.$B931]=&quot;R&quot;;VLOOKUP([.$C931];[.$C$5:.$I$1017];5;0);IF([.$B931]=&quot;E&quot;;&quot;x&quot;;IF([.$B931]=&quot;-&quot;;&quot;-&quot;;&quot;ND&quot;)))" office:value-type="string" office:string-value="ND">
            <text:p>ND</text:p>
          </table:table-cell>
          <table:table-cell table:style-name="ce18" table:formula="of:=IF([.$B931]=&quot;R&quot;;VLOOKUP([.$C931];[.$C$5:.$I$1017];5;0);IF([.$B931]=&quot;E&quot;;&quot;x&quot;;IF([.$B931]=&quot;-&quot;;&quot;-&quot;;&quot;ND&quot;)))" office:value-type="string" office:string-value="ND">
            <text:p>ND</text:p>
          </table:table-cell>
          <table:table-cell table:style-name="ce18" table:formula="of:=IF([.$B931]=&quot;R&quot;;VLOOKUP([.$C931];[.$C$5:.$I$1017];6;0);IF([.$B931]=&quot;E&quot;;&quot;x&quot;;IF([.$B931]=&quot;-&quot;;&quot;-&quot;;&quot;ND&quot;)))" office:value-type="string" office:string-value="ND">
            <text:p>ND</text:p>
          </table:table-cell>
          <table:table-cell table:style-name="ce18" table:formula="of:=IF([.$B931]=&quot;R&quot;;VLOOKUP([.$C931];[.$C$5:.$I$1017];7;0);IF([.$B931]=&quot;E&quot;;&quot;x&quot;;IF([.$B931]=&quot;-&quot;;&quot;-&quot;;&quot;ND&quot;)))" office:value-type="string" office:string-value="ND">
            <text:p>ND</text:p>
          </table:table-cell>
          <table:table-cell table:style-name="ce26" table:formula="of:=IF([.B931]=&quot;R&quot;;0;IF([.B931]=&quot;-&quot;;0;4))" office:value-type="float" office:value="4">
            <text:p>4</text:p>
          </table:table-cell>
          <table:table-cell table:style-name="ce26" table:formula="of:=IF([.B931]=&quot;R&quot;;0;COUNTIF([.F931:.I93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2">
            <text:p>342</text:p>
          </table:table-cell>
          <table:table-cell table:style-name="ce6" office:value-type="string">
            <text:p>“music-doubleflat”</text:p>
          </table:table-cell>
          <table:table-cell table:style-name="ce6"/>
          <table:table-cell table:style-name="ce18" table:formula="of:=IF([.$B932]=&quot;R&quot;;VLOOKUP([.$C932];[.$C$5:.$I$1017];5;0);IF([.$B932]=&quot;E&quot;;&quot;x&quot;;IF([.$B932]=&quot;-&quot;;&quot;-&quot;;&quot;ND&quot;)))" office:value-type="string" office:string-value="ND">
            <text:p>ND</text:p>
          </table:table-cell>
          <table:table-cell table:style-name="ce18" table:formula="of:=IF([.$B932]=&quot;R&quot;;VLOOKUP([.$C932];[.$C$5:.$I$1017];5;0);IF([.$B932]=&quot;E&quot;;&quot;x&quot;;IF([.$B932]=&quot;-&quot;;&quot;-&quot;;&quot;ND&quot;)))" office:value-type="string" office:string-value="ND">
            <text:p>ND</text:p>
          </table:table-cell>
          <table:table-cell table:style-name="ce18" table:formula="of:=IF([.$B932]=&quot;R&quot;;VLOOKUP([.$C932];[.$C$5:.$I$1017];6;0);IF([.$B932]=&quot;E&quot;;&quot;x&quot;;IF([.$B932]=&quot;-&quot;;&quot;-&quot;;&quot;ND&quot;)))" office:value-type="string" office:string-value="ND">
            <text:p>ND</text:p>
          </table:table-cell>
          <table:table-cell table:style-name="ce18" table:formula="of:=IF([.$B932]=&quot;R&quot;;VLOOKUP([.$C932];[.$C$5:.$I$1017];7;0);IF([.$B932]=&quot;E&quot;;&quot;x&quot;;IF([.$B932]=&quot;-&quot;;&quot;-&quot;;&quot;ND&quot;)))" office:value-type="string" office:string-value="ND">
            <text:p>ND</text:p>
          </table:table-cell>
          <table:table-cell table:style-name="ce26" table:formula="of:=IF([.B932]=&quot;R&quot;;0;IF([.B932]=&quot;-&quot;;0;4))" office:value-type="float" office:value="4">
            <text:p>4</text:p>
          </table:table-cell>
          <table:table-cell table:style-name="ce26" table:formula="of:=IF([.B932]=&quot;R&quot;;0;COUNTIF([.F932:.I93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style-name="ce3" office:value-type="string">
            <text:p>N</text:p>
          </table:table-cell>
          <table:table-cell table:style-name="ce3" office:value-type="float" office:value="343">
            <text:p>343</text:p>
          </table:table-cell>
          <table:table-cell table:style-name="ce6" office:value-type="string">
            <text:p>“music-natural”</text:p>
          </table:table-cell>
          <table:table-cell table:style-name="ce6"/>
          <table:table-cell table:style-name="ce18" table:formula="of:=IF([.$B933]=&quot;R&quot;;VLOOKUP([.$C933];[.$C$5:.$I$1017];5;0);IF([.$B933]=&quot;E&quot;;&quot;x&quot;;IF([.$B933]=&quot;-&quot;;&quot;-&quot;;&quot;ND&quot;)))" office:value-type="string" office:string-value="ND">
            <text:p>ND</text:p>
          </table:table-cell>
          <table:table-cell table:style-name="ce18" table:formula="of:=IF([.$B933]=&quot;R&quot;;VLOOKUP([.$C933];[.$C$5:.$I$1017];5;0);IF([.$B933]=&quot;E&quot;;&quot;x&quot;;IF([.$B933]=&quot;-&quot;;&quot;-&quot;;&quot;ND&quot;)))" office:value-type="string" office:string-value="ND">
            <text:p>ND</text:p>
          </table:table-cell>
          <table:table-cell table:style-name="ce18" table:formula="of:=IF([.$B933]=&quot;R&quot;;VLOOKUP([.$C933];[.$C$5:.$I$1017];6;0);IF([.$B933]=&quot;E&quot;;&quot;x&quot;;IF([.$B933]=&quot;-&quot;;&quot;-&quot;;&quot;ND&quot;)))" office:value-type="string" office:string-value="ND">
            <text:p>ND</text:p>
          </table:table-cell>
          <table:table-cell table:style-name="ce18" table:formula="of:=IF([.$B933]=&quot;R&quot;;VLOOKUP([.$C933];[.$C$5:.$I$1017];7;0);IF([.$B933]=&quot;E&quot;;&quot;x&quot;;IF([.$B933]=&quot;-&quot;;&quot;-&quot;;&quot;ND&quot;)))" office:value-type="string" office:string-value="ND">
            <text:p>ND</text:p>
          </table:table-cell>
          <table:table-cell table:style-name="ce26" table:formula="of:=IF([.B933]=&quot;R&quot;;0;IF([.B933]=&quot;-&quot;;0;4))" office:value-type="float" office:value="4">
            <text:p>4</text:p>
          </table:table-cell>
          <table:table-cell table:style-name="ce26" table:formula="of:=IF([.B933]=&quot;R&quot;;0;COUNTIF([.F933:.I93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4">
            <text:p>344</text:p>
          </table:table-cell>
          <table:table-cell table:style-name="ce6" office:value-type="string">
            <text:p>“music-cross”</text:p>
          </table:table-cell>
          <table:table-cell table:style-name="ce6"/>
          <table:table-cell table:style-name="ce18" table:formula="of:=IF([.$B934]=&quot;R&quot;;VLOOKUP([.$C934];[.$C$5:.$I$1017];5;0);IF([.$B934]=&quot;E&quot;;&quot;x&quot;;IF([.$B934]=&quot;-&quot;;&quot;-&quot;;&quot;ND&quot;)))" office:value-type="string" office:string-value="ND">
            <text:p>ND</text:p>
          </table:table-cell>
          <table:table-cell table:style-name="ce18" table:formula="of:=IF([.$B934]=&quot;R&quot;;VLOOKUP([.$C934];[.$C$5:.$I$1017];5;0);IF([.$B934]=&quot;E&quot;;&quot;x&quot;;IF([.$B934]=&quot;-&quot;;&quot;-&quot;;&quot;ND&quot;)))" office:value-type="string" office:string-value="ND">
            <text:p>ND</text:p>
          </table:table-cell>
          <table:table-cell table:style-name="ce18" table:formula="of:=IF([.$B934]=&quot;R&quot;;VLOOKUP([.$C934];[.$C$5:.$I$1017];6;0);IF([.$B934]=&quot;E&quot;;&quot;x&quot;;IF([.$B934]=&quot;-&quot;;&quot;-&quot;;&quot;ND&quot;)))" office:value-type="string" office:string-value="ND">
            <text:p>ND</text:p>
          </table:table-cell>
          <table:table-cell table:style-name="ce18" table:formula="of:=IF([.$B934]=&quot;R&quot;;VLOOKUP([.$C934];[.$C$5:.$I$1017];7;0);IF([.$B934]=&quot;E&quot;;&quot;x&quot;;IF([.$B934]=&quot;-&quot;;&quot;-&quot;;&quot;ND&quot;)))" office:value-type="string" office:string-value="ND">
            <text:p>ND</text:p>
          </table:table-cell>
          <table:table-cell table:style-name="ce26" table:formula="of:=IF([.B934]=&quot;R&quot;;0;IF([.B934]=&quot;-&quot;;0;4))" office:value-type="float" office:value="4">
            <text:p>4</text:p>
          </table:table-cell>
          <table:table-cell table:style-name="ce26" table:formula="of:=IF([.B934]=&quot;R&quot;;0;COUNTIF([.F934:.I93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5">
            <text:p>345</text:p>
          </table:table-cell>
          <table:table-cell table:style-name="ce6" office:value-type="string">
            <text:p>“music-doublecross”</text:p>
          </table:table-cell>
          <table:table-cell table:style-name="ce6"/>
          <table:table-cell table:style-name="ce18" table:formula="of:=IF([.$B935]=&quot;R&quot;;VLOOKUP([.$C935];[.$C$5:.$I$1017];5;0);IF([.$B935]=&quot;E&quot;;&quot;x&quot;;IF([.$B935]=&quot;-&quot;;&quot;-&quot;;&quot;ND&quot;)))" office:value-type="string" office:string-value="ND">
            <text:p>ND</text:p>
          </table:table-cell>
          <table:table-cell table:style-name="ce18" table:formula="of:=IF([.$B935]=&quot;R&quot;;VLOOKUP([.$C935];[.$C$5:.$I$1017];5;0);IF([.$B935]=&quot;E&quot;;&quot;x&quot;;IF([.$B935]=&quot;-&quot;;&quot;-&quot;;&quot;ND&quot;)))" office:value-type="string" office:string-value="ND">
            <text:p>ND</text:p>
          </table:table-cell>
          <table:table-cell table:style-name="ce18" table:formula="of:=IF([.$B935]=&quot;R&quot;;VLOOKUP([.$C935];[.$C$5:.$I$1017];6;0);IF([.$B935]=&quot;E&quot;;&quot;x&quot;;IF([.$B935]=&quot;-&quot;;&quot;-&quot;;&quot;ND&quot;)))" office:value-type="string" office:string-value="ND">
            <text:p>ND</text:p>
          </table:table-cell>
          <table:table-cell table:style-name="ce18" table:formula="of:=IF([.$B935]=&quot;R&quot;;VLOOKUP([.$C935];[.$C$5:.$I$1017];7;0);IF([.$B935]=&quot;E&quot;;&quot;x&quot;;IF([.$B935]=&quot;-&quot;;&quot;-&quot;;&quot;ND&quot;)))" office:value-type="string" office:string-value="ND">
            <text:p>ND</text:p>
          </table:table-cell>
          <table:table-cell table:style-name="ce26" table:formula="of:=IF([.B935]=&quot;R&quot;;0;IF([.B935]=&quot;-&quot;;0;4))" office:value-type="float" office:value="4">
            <text:p>4</text:p>
          </table:table-cell>
          <table:table-cell table:style-name="ce26" table:formula="of:=IF([.B935]=&quot;R&quot;;0;COUNTIF([.F935:.I93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46">
            <text:p>346</text:p>
          </table:table-cell>
          <table:table-cell table:style-name="ce6" office:value-type="string">
            <text:p>“music-dottednode”</text:p>
          </table:table-cell>
          <table:table-cell table:style-name="ce6"/>
          <table:table-cell table:style-name="ce18" table:formula="of:=IF([.$B936]=&quot;R&quot;;VLOOKUP([.$C936];[.$C$5:.$I$1017];5;0);IF([.$B936]=&quot;E&quot;;&quot;x&quot;;IF([.$B936]=&quot;-&quot;;&quot;-&quot;;&quot;ND&quot;)))" office:value-type="string" office:string-value="ND">
            <text:p>ND</text:p>
          </table:table-cell>
          <table:table-cell table:style-name="ce18" table:formula="of:=IF([.$B936]=&quot;R&quot;;VLOOKUP([.$C936];[.$C$5:.$I$1017];5;0);IF([.$B936]=&quot;E&quot;;&quot;x&quot;;IF([.$B936]=&quot;-&quot;;&quot;-&quot;;&quot;ND&quot;)))" office:value-type="string" office:string-value="ND">
            <text:p>ND</text:p>
          </table:table-cell>
          <table:table-cell table:style-name="ce18" table:formula="of:=IF([.$B936]=&quot;R&quot;;VLOOKUP([.$C936];[.$C$5:.$I$1017];6;0);IF([.$B936]=&quot;E&quot;;&quot;x&quot;;IF([.$B936]=&quot;-&quot;;&quot;-&quot;;&quot;ND&quot;)))" office:value-type="string" office:string-value="ND">
            <text:p>ND</text:p>
          </table:table-cell>
          <table:table-cell table:style-name="ce18" table:formula="of:=IF([.$B936]=&quot;R&quot;;VLOOKUP([.$C936];[.$C$5:.$I$1017];7;0);IF([.$B936]=&quot;E&quot;;&quot;x&quot;;IF([.$B936]=&quot;-&quot;;&quot;-&quot;;&quot;ND&quot;)))" office:value-type="string" office:string-value="ND">
            <text:p>ND</text:p>
          </table:table-cell>
          <table:table-cell table:style-name="ce26" table:formula="of:=IF([.B936]=&quot;R&quot;;0;IF([.B936]=&quot;-&quot;;0;4))" office:value-type="float" office:value="4">
            <text:p>4</text:p>
          </table:table-cell>
          <table:table-cell table:style-name="ce26" table:formula="of:=IF([.B936]=&quot;R&quot;;0;COUNTIF([.F936:.I93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style-name="ce3" office:value-type="string">
            <text:p>E</text:p>
          </table:table-cell>
          <table:table-cell table:style-name="ce3" office:value-type="float" office:value="347">
            <text:p>347</text:p>
          </table:table-cell>
          <table:table-cell table:style-name="ce6"/>
          <table:table-cell table:style-name="ce12" office:value-type="string">
            <text:p>draw-eraser</text:p>
          </table:table-cell>
          <table:table-cell table:style-name="ce18" table:formula="of:=IF([.$B937]=&quot;R&quot;;VLOOKUP([.$C937];[.$C$5:.$I$1017];5;0);IF([.$B937]=&quot;E&quot;;&quot;x&quot;;IF([.$B937]=&quot;-&quot;;&quot;-&quot;;&quot;ND&quot;)))" office:value-type="string" office:string-value="x">
            <text:p>x</text:p>
          </table:table-cell>
          <table:table-cell table:style-name="ce18" table:formula="of:=IF([.$B937]=&quot;R&quot;;VLOOKUP([.$C937];[.$C$5:.$I$1017];5;0);IF([.$B937]=&quot;E&quot;;&quot;x&quot;;IF([.$B937]=&quot;-&quot;;&quot;-&quot;;&quot;ND&quot;)))" office:value-type="string" office:string-value="x">
            <text:p>x</text:p>
          </table:table-cell>
          <table:table-cell table:style-name="ce18" table:formula="of:=IF([.$B937]=&quot;R&quot;;VLOOKUP([.$C937];[.$C$5:.$I$1017];6;0);IF([.$B937]=&quot;E&quot;;&quot;x&quot;;IF([.$B937]=&quot;-&quot;;&quot;-&quot;;&quot;ND&quot;)))" office:value-type="string" office:string-value="x">
            <text:p>x</text:p>
          </table:table-cell>
          <table:table-cell table:style-name="ce18" table:formula="of:=IF([.$B937]=&quot;R&quot;;VLOOKUP([.$C937];[.$C$5:.$I$1017];7;0);IF([.$B937]=&quot;E&quot;;&quot;x&quot;;IF([.$B937]=&quot;-&quot;;&quot;-&quot;;&quot;ND&quot;)))" office:value-type="string" office:string-value="x">
            <text:p>x</text:p>
          </table:table-cell>
          <table:table-cell table:style-name="ce26" table:formula="of:=IF([.B937]=&quot;R&quot;;0;IF([.B937]=&quot;-&quot;;0;4))" office:value-type="float" office:value="4">
            <text:p>4</text:p>
          </table:table-cell>
          <table:table-cell table:style-name="ce26" table:formula="of:=IF([.B937]=&quot;R&quot;;0;COUNTIF([.F937:.I937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38]=&quot;R&quot;;VLOOKUP([.$C938];[.$C$5:.$I$1017];5;0);IF([.$B938]=&quot;E&quot;;&quot;x&quot;;IF([.$B938]=&quot;-&quot;;&quot;-&quot;;&quot;ND&quot;)))" office:value-type="string" office:string-value="-">
            <text:p>-</text:p>
          </table:table-cell>
          <table:table-cell table:style-name="ce18" table:formula="of:=IF([.$B938]=&quot;R&quot;;VLOOKUP([.$C938];[.$C$5:.$I$1017];5;0);IF([.$B938]=&quot;E&quot;;&quot;x&quot;;IF([.$B938]=&quot;-&quot;;&quot;-&quot;;&quot;ND&quot;)))" office:value-type="string" office:string-value="-">
            <text:p>-</text:p>
          </table:table-cell>
          <table:table-cell table:style-name="ce18" table:formula="of:=IF([.$B938]=&quot;R&quot;;VLOOKUP([.$C938];[.$C$5:.$I$1017];6;0);IF([.$B938]=&quot;E&quot;;&quot;x&quot;;IF([.$B938]=&quot;-&quot;;&quot;-&quot;;&quot;ND&quot;)))" office:value-type="string" office:string-value="-">
            <text:p>-</text:p>
          </table:table-cell>
          <table:table-cell table:style-name="ce18" table:formula="of:=IF([.$B938]=&quot;R&quot;;VLOOKUP([.$C938];[.$C$5:.$I$1017];7;0);IF([.$B938]=&quot;E&quot;;&quot;x&quot;;IF([.$B938]=&quot;-&quot;;&quot;-&quot;;&quot;ND&quot;)))" office:value-type="string" office:string-value="-">
            <text:p>-</text:p>
          </table:table-cell>
          <table:table-cell table:style-name="ce26" table:formula="of:=IF([.B938]=&quot;R&quot;;0;IF([.B938]=&quot;-&quot;;0;4))" office:value-type="float" office:value="0">
            <text:p>0</text:p>
          </table:table-cell>
          <table:table-cell table:style-name="ce26" table:formula="of:=IF([.B938]=&quot;R&quot;;0;COUNTIF([.F938:.I93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39]=&quot;R&quot;;VLOOKUP([.$C939];[.$C$5:.$I$1017];5;0);IF([.$B939]=&quot;E&quot;;&quot;x&quot;;IF([.$B939]=&quot;-&quot;;&quot;-&quot;;&quot;ND&quot;)))" office:value-type="string" office:string-value="-">
            <text:p>-</text:p>
          </table:table-cell>
          <table:table-cell table:style-name="ce18" table:formula="of:=IF([.$B939]=&quot;R&quot;;VLOOKUP([.$C939];[.$C$5:.$I$1017];5;0);IF([.$B939]=&quot;E&quot;;&quot;x&quot;;IF([.$B939]=&quot;-&quot;;&quot;-&quot;;&quot;ND&quot;)))" office:value-type="string" office:string-value="-">
            <text:p>-</text:p>
          </table:table-cell>
          <table:table-cell table:style-name="ce18" table:formula="of:=IF([.$B939]=&quot;R&quot;;VLOOKUP([.$C939];[.$C$5:.$I$1017];6;0);IF([.$B939]=&quot;E&quot;;&quot;x&quot;;IF([.$B939]=&quot;-&quot;;&quot;-&quot;;&quot;ND&quot;)))" office:value-type="string" office:string-value="-">
            <text:p>-</text:p>
          </table:table-cell>
          <table:table-cell table:style-name="ce18" table:formula="of:=IF([.$B939]=&quot;R&quot;;VLOOKUP([.$C939];[.$C$5:.$I$1017];7;0);IF([.$B939]=&quot;E&quot;;&quot;x&quot;;IF([.$B939]=&quot;-&quot;;&quot;-&quot;;&quot;ND&quot;)))" office:value-type="string" office:string-value="-">
            <text:p>-</text:p>
          </table:table-cell>
          <table:table-cell table:style-name="ce26" table:formula="of:=IF([.B939]=&quot;R&quot;;0;IF([.B939]=&quot;-&quot;;0;4))" office:value-type="float" office:value="0">
            <text:p>0</text:p>
          </table:table-cell>
          <table:table-cell table:style-name="ce26" table:formula="of:=IF([.B939]=&quot;R&quot;;0;COUNTIF([.F939:.I93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40]=&quot;R&quot;;VLOOKUP([.$C940];[.$C$5:.$I$1017];5;0);IF([.$B940]=&quot;E&quot;;&quot;x&quot;;IF([.$B940]=&quot;-&quot;;&quot;-&quot;;&quot;ND&quot;)))" office:value-type="string" office:string-value="-">
            <text:p>-</text:p>
          </table:table-cell>
          <table:table-cell table:style-name="ce18" table:formula="of:=IF([.$B940]=&quot;R&quot;;VLOOKUP([.$C940];[.$C$5:.$I$1017];5;0);IF([.$B940]=&quot;E&quot;;&quot;x&quot;;IF([.$B940]=&quot;-&quot;;&quot;-&quot;;&quot;ND&quot;)))" office:value-type="string" office:string-value="-">
            <text:p>-</text:p>
          </table:table-cell>
          <table:table-cell table:style-name="ce18" table:formula="of:=IF([.$B940]=&quot;R&quot;;VLOOKUP([.$C940];[.$C$5:.$I$1017];6;0);IF([.$B940]=&quot;E&quot;;&quot;x&quot;;IF([.$B940]=&quot;-&quot;;&quot;-&quot;;&quot;ND&quot;)))" office:value-type="string" office:string-value="-">
            <text:p>-</text:p>
          </table:table-cell>
          <table:table-cell table:style-name="ce18" table:formula="of:=IF([.$B940]=&quot;R&quot;;VLOOKUP([.$C940];[.$C$5:.$I$1017];7;0);IF([.$B940]=&quot;E&quot;;&quot;x&quot;;IF([.$B940]=&quot;-&quot;;&quot;-&quot;;&quot;ND&quot;)))" office:value-type="string" office:string-value="-">
            <text:p>-</text:p>
          </table:table-cell>
          <table:table-cell table:style-name="ce26" table:formula="of:=IF([.B940]=&quot;R&quot;;0;IF([.B940]=&quot;-&quot;;0;4))" office:value-type="float" office:value="0">
            <text:p>0</text:p>
          </table:table-cell>
          <table:table-cell table:style-name="ce26" table:formula="of:=IF([.B940]=&quot;R&quot;;0;COUNTIF([.F940:.I94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41]=&quot;R&quot;;VLOOKUP([.$C941];[.$C$5:.$I$1017];5;0);IF([.$B941]=&quot;E&quot;;&quot;x&quot;;IF([.$B941]=&quot;-&quot;;&quot;-&quot;;&quot;ND&quot;)))" office:value-type="string" office:string-value="-">
            <text:p>-</text:p>
          </table:table-cell>
          <table:table-cell table:style-name="ce18" table:formula="of:=IF([.$B941]=&quot;R&quot;;VLOOKUP([.$C941];[.$C$5:.$I$1017];5;0);IF([.$B941]=&quot;E&quot;;&quot;x&quot;;IF([.$B941]=&quot;-&quot;;&quot;-&quot;;&quot;ND&quot;)))" office:value-type="string" office:string-value="-">
            <text:p>-</text:p>
          </table:table-cell>
          <table:table-cell table:style-name="ce18" table:formula="of:=IF([.$B941]=&quot;R&quot;;VLOOKUP([.$C941];[.$C$5:.$I$1017];6;0);IF([.$B941]=&quot;E&quot;;&quot;x&quot;;IF([.$B941]=&quot;-&quot;;&quot;-&quot;;&quot;ND&quot;)))" office:value-type="string" office:string-value="-">
            <text:p>-</text:p>
          </table:table-cell>
          <table:table-cell table:style-name="ce18" table:formula="of:=IF([.$B941]=&quot;R&quot;;VLOOKUP([.$C941];[.$C$5:.$I$1017];7;0);IF([.$B941]=&quot;E&quot;;&quot;x&quot;;IF([.$B941]=&quot;-&quot;;&quot;-&quot;;&quot;ND&quot;)))" office:value-type="string" office:string-value="-">
            <text:p>-</text:p>
          </table:table-cell>
          <table:table-cell table:style-name="ce26" table:formula="of:=IF([.B941]=&quot;R&quot;;0;IF([.B941]=&quot;-&quot;;0;4))" office:value-type="float" office:value="0">
            <text:p>0</text:p>
          </table:table-cell>
          <table:table-cell table:style-name="ce26" table:formula="of:=IF([.B941]=&quot;R&quot;;0;COUNTIF([.F941:.I94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42]=&quot;R&quot;;VLOOKUP([.$C942];[.$C$5:.$I$1017];5;0);IF([.$B942]=&quot;E&quot;;&quot;x&quot;;IF([.$B942]=&quot;-&quot;;&quot;-&quot;;&quot;ND&quot;)))" office:value-type="string" office:string-value="-">
            <text:p>-</text:p>
          </table:table-cell>
          <table:table-cell table:style-name="ce18" table:formula="of:=IF([.$B942]=&quot;R&quot;;VLOOKUP([.$C942];[.$C$5:.$I$1017];5;0);IF([.$B942]=&quot;E&quot;;&quot;x&quot;;IF([.$B942]=&quot;-&quot;;&quot;-&quot;;&quot;ND&quot;)))" office:value-type="string" office:string-value="-">
            <text:p>-</text:p>
          </table:table-cell>
          <table:table-cell table:style-name="ce18" table:formula="of:=IF([.$B942]=&quot;R&quot;;VLOOKUP([.$C942];[.$C$5:.$I$1017];6;0);IF([.$B942]=&quot;E&quot;;&quot;x&quot;;IF([.$B942]=&quot;-&quot;;&quot;-&quot;;&quot;ND&quot;)))" office:value-type="string" office:string-value="-">
            <text:p>-</text:p>
          </table:table-cell>
          <table:table-cell table:style-name="ce18" table:formula="of:=IF([.$B942]=&quot;R&quot;;VLOOKUP([.$C942];[.$C$5:.$I$1017];7;0);IF([.$B942]=&quot;E&quot;;&quot;x&quot;;IF([.$B942]=&quot;-&quot;;&quot;-&quot;;&quot;ND&quot;)))" office:value-type="string" office:string-value="-">
            <text:p>-</text:p>
          </table:table-cell>
          <table:table-cell table:style-name="ce26" table:formula="of:=IF([.B942]=&quot;R&quot;;0;IF([.B942]=&quot;-&quot;;0;4))" office:value-type="float" office:value="0">
            <text:p>0</text:p>
          </table:table-cell>
          <table:table-cell table:style-name="ce26" table:formula="of:=IF([.B942]=&quot;R&quot;;0;COUNTIF([.F942:.I94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43]=&quot;R&quot;;VLOOKUP([.$C943];[.$C$5:.$I$1017];5;0);IF([.$B943]=&quot;E&quot;;&quot;x&quot;;IF([.$B943]=&quot;-&quot;;&quot;-&quot;;&quot;ND&quot;)))" office:value-type="string" office:string-value="-">
            <text:p>-</text:p>
          </table:table-cell>
          <table:table-cell table:style-name="ce18" table:formula="of:=IF([.$B943]=&quot;R&quot;;VLOOKUP([.$C943];[.$C$5:.$I$1017];5;0);IF([.$B943]=&quot;E&quot;;&quot;x&quot;;IF([.$B943]=&quot;-&quot;;&quot;-&quot;;&quot;ND&quot;)))" office:value-type="string" office:string-value="-">
            <text:p>-</text:p>
          </table:table-cell>
          <table:table-cell table:style-name="ce18" table:formula="of:=IF([.$B943]=&quot;R&quot;;VLOOKUP([.$C943];[.$C$5:.$I$1017];6;0);IF([.$B943]=&quot;E&quot;;&quot;x&quot;;IF([.$B943]=&quot;-&quot;;&quot;-&quot;;&quot;ND&quot;)))" office:value-type="string" office:string-value="-">
            <text:p>-</text:p>
          </table:table-cell>
          <table:table-cell table:style-name="ce18" table:formula="of:=IF([.$B943]=&quot;R&quot;;VLOOKUP([.$C943];[.$C$5:.$I$1017];7;0);IF([.$B943]=&quot;E&quot;;&quot;x&quot;;IF([.$B943]=&quot;-&quot;;&quot;-&quot;;&quot;ND&quot;)))" office:value-type="string" office:string-value="-">
            <text:p>-</text:p>
          </table:table-cell>
          <table:table-cell table:style-name="ce26" table:formula="of:=IF([.B943]=&quot;R&quot;;0;IF([.B943]=&quot;-&quot;;0;4))" office:value-type="float" office:value="0">
            <text:p>0</text:p>
          </table:table-cell>
          <table:table-cell table:style-name="ce26" table:formula="of:=IF([.B943]=&quot;R&quot;;0;COUNTIF([.F943:.I94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44]=&quot;R&quot;;VLOOKUP([.$C944];[.$C$5:.$I$1017];5;0);IF([.$B944]=&quot;E&quot;;&quot;x&quot;;IF([.$B944]=&quot;-&quot;;&quot;-&quot;;&quot;ND&quot;)))" office:value-type="string" office:string-value="-">
            <text:p>-</text:p>
          </table:table-cell>
          <table:table-cell table:style-name="ce18" table:formula="of:=IF([.$B944]=&quot;R&quot;;VLOOKUP([.$C944];[.$C$5:.$I$1017];5;0);IF([.$B944]=&quot;E&quot;;&quot;x&quot;;IF([.$B944]=&quot;-&quot;;&quot;-&quot;;&quot;ND&quot;)))" office:value-type="string" office:string-value="-">
            <text:p>-</text:p>
          </table:table-cell>
          <table:table-cell table:style-name="ce18" table:formula="of:=IF([.$B944]=&quot;R&quot;;VLOOKUP([.$C944];[.$C$5:.$I$1017];6;0);IF([.$B944]=&quot;E&quot;;&quot;x&quot;;IF([.$B944]=&quot;-&quot;;&quot;-&quot;;&quot;ND&quot;)))" office:value-type="string" office:string-value="-">
            <text:p>-</text:p>
          </table:table-cell>
          <table:table-cell table:style-name="ce18" table:formula="of:=IF([.$B944]=&quot;R&quot;;VLOOKUP([.$C944];[.$C$5:.$I$1017];7;0);IF([.$B944]=&quot;E&quot;;&quot;x&quot;;IF([.$B944]=&quot;-&quot;;&quot;-&quot;;&quot;ND&quot;)))" office:value-type="string" office:string-value="-">
            <text:p>-</text:p>
          </table:table-cell>
          <table:table-cell table:style-name="ce26" table:formula="of:=IF([.B944]=&quot;R&quot;;0;IF([.B944]=&quot;-&quot;;0;4))" office:value-type="float" office:value="0">
            <text:p>0</text:p>
          </table:table-cell>
          <table:table-cell table:style-name="ce26" table:formula="of:=IF([.B944]=&quot;R&quot;;0;COUNTIF([.F944:.I94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45]=&quot;R&quot;;VLOOKUP([.$C945];[.$C$5:.$I$1017];5;0);IF([.$B945]=&quot;E&quot;;&quot;x&quot;;IF([.$B945]=&quot;-&quot;;&quot;-&quot;;&quot;ND&quot;)))" office:value-type="string" office:string-value="-">
            <text:p>-</text:p>
          </table:table-cell>
          <table:table-cell table:style-name="ce18" table:formula="of:=IF([.$B945]=&quot;R&quot;;VLOOKUP([.$C945];[.$C$5:.$I$1017];5;0);IF([.$B945]=&quot;E&quot;;&quot;x&quot;;IF([.$B945]=&quot;-&quot;;&quot;-&quot;;&quot;ND&quot;)))" office:value-type="string" office:string-value="-">
            <text:p>-</text:p>
          </table:table-cell>
          <table:table-cell table:style-name="ce18" table:formula="of:=IF([.$B945]=&quot;R&quot;;VLOOKUP([.$C945];[.$C$5:.$I$1017];6;0);IF([.$B945]=&quot;E&quot;;&quot;x&quot;;IF([.$B945]=&quot;-&quot;;&quot;-&quot;;&quot;ND&quot;)))" office:value-type="string" office:string-value="-">
            <text:p>-</text:p>
          </table:table-cell>
          <table:table-cell table:style-name="ce18" table:formula="of:=IF([.$B945]=&quot;R&quot;;VLOOKUP([.$C945];[.$C$5:.$I$1017];7;0);IF([.$B945]=&quot;E&quot;;&quot;x&quot;;IF([.$B945]=&quot;-&quot;;&quot;-&quot;;&quot;ND&quot;)))" office:value-type="string" office:string-value="-">
            <text:p>-</text:p>
          </table:table-cell>
          <table:table-cell table:style-name="ce26" table:formula="of:=IF([.B945]=&quot;R&quot;;0;IF([.B945]=&quot;-&quot;;0;4))" office:value-type="float" office:value="0">
            <text:p>0</text:p>
          </table:table-cell>
          <table:table-cell table:style-name="ce26" table:formula="of:=IF([.B945]=&quot;R&quot;;0;COUNTIF([.F945:.I94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46]=&quot;R&quot;;VLOOKUP([.$C946];[.$C$5:.$I$1017];5;0);IF([.$B946]=&quot;E&quot;;&quot;x&quot;;IF([.$B946]=&quot;-&quot;;&quot;-&quot;;&quot;ND&quot;)))" office:value-type="string" office:string-value="-">
            <text:p>-</text:p>
          </table:table-cell>
          <table:table-cell table:style-name="ce18" table:formula="of:=IF([.$B946]=&quot;R&quot;;VLOOKUP([.$C946];[.$C$5:.$I$1017];5;0);IF([.$B946]=&quot;E&quot;;&quot;x&quot;;IF([.$B946]=&quot;-&quot;;&quot;-&quot;;&quot;ND&quot;)))" office:value-type="string" office:string-value="-">
            <text:p>-</text:p>
          </table:table-cell>
          <table:table-cell table:style-name="ce18" table:formula="of:=IF([.$B946]=&quot;R&quot;;VLOOKUP([.$C946];[.$C$5:.$I$1017];6;0);IF([.$B946]=&quot;E&quot;;&quot;x&quot;;IF([.$B946]=&quot;-&quot;;&quot;-&quot;;&quot;ND&quot;)))" office:value-type="string" office:string-value="-">
            <text:p>-</text:p>
          </table:table-cell>
          <table:table-cell table:style-name="ce18" table:formula="of:=IF([.$B946]=&quot;R&quot;;VLOOKUP([.$C946];[.$C$5:.$I$1017];7;0);IF([.$B946]=&quot;E&quot;;&quot;x&quot;;IF([.$B946]=&quot;-&quot;;&quot;-&quot;;&quot;ND&quot;)))" office:value-type="string" office:string-value="-">
            <text:p>-</text:p>
          </table:table-cell>
          <table:table-cell table:style-name="ce26" table:formula="of:=IF([.B946]=&quot;R&quot;;0;IF([.B946]=&quot;-&quot;;0;4))" office:value-type="float" office:value="0">
            <text:p>0</text:p>
          </table:table-cell>
          <table:table-cell table:style-name="ce26" table:formula="of:=IF([.B946]=&quot;R&quot;;0;COUNTIF([.F946:.I94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style-name="ce3" office:value-type="string">
            <text:p>R</text:p>
          </table:table-cell>
          <table:table-cell table:style-name="ce3" office:value-type="float" office:value="328">
            <text:p>328</text:p>
          </table:table-cell>
          <table:table-cell table:style-name="ce6" table:number-columns-repeated="2"/>
          <table:table-cell table:style-name="ce18" table:formula="of:=IF([.$B947]=&quot;R&quot;;VLOOKUP([.$C947];[.$C$5:.$I$1017];5;0);IF([.$B947]=&quot;E&quot;;&quot;x&quot;;IF([.$B947]=&quot;-&quot;;&quot;-&quot;;&quot;ND&quot;)))" office:value-type="string" office:string-value="ND">
            <text:p>ND</text:p>
          </table:table-cell>
          <table:table-cell table:style-name="ce18" table:formula="of:=IF([.$B947]=&quot;R&quot;;VLOOKUP([.$C947];[.$C$5:.$I$1017];5;0);IF([.$B947]=&quot;E&quot;;&quot;x&quot;;IF([.$B947]=&quot;-&quot;;&quot;-&quot;;&quot;ND&quot;)))" office:value-type="string" office:string-value="ND">
            <text:p>ND</text:p>
          </table:table-cell>
          <table:table-cell table:style-name="ce18" table:formula="of:=IF([.$B947]=&quot;R&quot;;VLOOKUP([.$C947];[.$C$5:.$I$1017];6;0);IF([.$B947]=&quot;E&quot;;&quot;x&quot;;IF([.$B947]=&quot;-&quot;;&quot;-&quot;;&quot;ND&quot;)))" office:value-type="string" office:string-value="ND">
            <text:p>ND</text:p>
          </table:table-cell>
          <table:table-cell table:style-name="ce18" table:formula="of:=IF([.$B947]=&quot;R&quot;;VLOOKUP([.$C947];[.$C$5:.$I$1017];7;0);IF([.$B947]=&quot;E&quot;;&quot;x&quot;;IF([.$B947]=&quot;-&quot;;&quot;-&quot;;&quot;ND&quot;)))" office:value-type="string" office:string-value="ND">
            <text:p>ND</text:p>
          </table:table-cell>
          <table:table-cell table:style-name="ce26" table:formula="of:=IF([.B947]=&quot;R&quot;;0;IF([.B947]=&quot;-&quot;;0;4))" office:value-type="float" office:value="0">
            <text:p>0</text:p>
          </table:table-cell>
          <table:table-cell table:style-name="ce26" table:formula="of:=IF([.B947]=&quot;R&quot;;0;COUNTIF([.F947:.I94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style-name="ce3" office:value-type="string">
            <text:p>N</text:p>
          </table:table-cell>
          <table:table-cell table:style-name="ce3" office:value-type="float" office:value="348">
            <text:p>348</text:p>
          </table:table-cell>
          <table:table-cell table:style-name="ce6" office:value-type="string">
            <text:p>“music-clef-alto”</text:p>
          </table:table-cell>
          <table:table-cell table:style-name="ce6"/>
          <table:table-cell table:style-name="ce18" table:formula="of:=IF([.$B948]=&quot;R&quot;;VLOOKUP([.$C948];[.$C$5:.$I$1017];5;0);IF([.$B948]=&quot;E&quot;;&quot;x&quot;;IF([.$B948]=&quot;-&quot;;&quot;-&quot;;&quot;ND&quot;)))" office:value-type="string" office:string-value="ND">
            <text:p>ND</text:p>
          </table:table-cell>
          <table:table-cell table:style-name="ce18" table:formula="of:=IF([.$B948]=&quot;R&quot;;VLOOKUP([.$C948];[.$C$5:.$I$1017];5;0);IF([.$B948]=&quot;E&quot;;&quot;x&quot;;IF([.$B948]=&quot;-&quot;;&quot;-&quot;;&quot;ND&quot;)))" office:value-type="string" office:string-value="ND">
            <text:p>ND</text:p>
          </table:table-cell>
          <table:table-cell table:style-name="ce18" table:formula="of:=IF([.$B948]=&quot;R&quot;;VLOOKUP([.$C948];[.$C$5:.$I$1017];6;0);IF([.$B948]=&quot;E&quot;;&quot;x&quot;;IF([.$B948]=&quot;-&quot;;&quot;-&quot;;&quot;ND&quot;)))" office:value-type="string" office:string-value="ND">
            <text:p>ND</text:p>
          </table:table-cell>
          <table:table-cell table:style-name="ce18" table:formula="of:=IF([.$B948]=&quot;R&quot;;VLOOKUP([.$C948];[.$C$5:.$I$1017];7;0);IF([.$B948]=&quot;E&quot;;&quot;x&quot;;IF([.$B948]=&quot;-&quot;;&quot;-&quot;;&quot;ND&quot;)))" office:value-type="string" office:string-value="ND">
            <text:p>ND</text:p>
          </table:table-cell>
          <table:table-cell table:style-name="ce26" table:formula="of:=IF([.B948]=&quot;R&quot;;0;IF([.B948]=&quot;-&quot;;0;4))" office:value-type="float" office:value="4">
            <text:p>4</text:p>
          </table:table-cell>
          <table:table-cell table:style-name="ce26" table:formula="of:=IF([.B948]=&quot;R&quot;;0;COUNTIF([.F948:.I94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style-name="ce3" office:value-type="string">
            <text:p>N</text:p>
          </table:table-cell>
          <table:table-cell table:style-name="ce3" office:value-type="float" office:value="349">
            <text:p>349</text:p>
          </table:table-cell>
          <table:table-cell table:style-name="ce6" office:value-type="string">
            <text:p>“music-clef-bass”</text:p>
          </table:table-cell>
          <table:table-cell table:style-name="ce6"/>
          <table:table-cell table:style-name="ce18" table:formula="of:=IF([.$B949]=&quot;R&quot;;VLOOKUP([.$C949];[.$C$5:.$I$1017];5;0);IF([.$B949]=&quot;E&quot;;&quot;x&quot;;IF([.$B949]=&quot;-&quot;;&quot;-&quot;;&quot;ND&quot;)))" office:value-type="string" office:string-value="ND">
            <text:p>ND</text:p>
          </table:table-cell>
          <table:table-cell table:style-name="ce18" table:formula="of:=IF([.$B949]=&quot;R&quot;;VLOOKUP([.$C949];[.$C$5:.$I$1017];5;0);IF([.$B949]=&quot;E&quot;;&quot;x&quot;;IF([.$B949]=&quot;-&quot;;&quot;-&quot;;&quot;ND&quot;)))" office:value-type="string" office:string-value="ND">
            <text:p>ND</text:p>
          </table:table-cell>
          <table:table-cell table:style-name="ce18" table:formula="of:=IF([.$B949]=&quot;R&quot;;VLOOKUP([.$C949];[.$C$5:.$I$1017];6;0);IF([.$B949]=&quot;E&quot;;&quot;x&quot;;IF([.$B949]=&quot;-&quot;;&quot;-&quot;;&quot;ND&quot;)))" office:value-type="string" office:string-value="ND">
            <text:p>ND</text:p>
          </table:table-cell>
          <table:table-cell table:style-name="ce18" table:formula="of:=IF([.$B949]=&quot;R&quot;;VLOOKUP([.$C949];[.$C$5:.$I$1017];7;0);IF([.$B949]=&quot;E&quot;;&quot;x&quot;;IF([.$B949]=&quot;-&quot;;&quot;-&quot;;&quot;ND&quot;)))" office:value-type="string" office:string-value="ND">
            <text:p>ND</text:p>
          </table:table-cell>
          <table:table-cell table:style-name="ce26" table:formula="of:=IF([.B949]=&quot;R&quot;;0;IF([.B949]=&quot;-&quot;;0;4))" office:value-type="float" office:value="4">
            <text:p>4</text:p>
          </table:table-cell>
          <table:table-cell table:style-name="ce26" table:formula="of:=IF([.B949]=&quot;R&quot;;0;COUNTIF([.F949:.I94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style-name="ce3" office:value-type="string">
            <text:p>N</text:p>
          </table:table-cell>
          <table:table-cell table:style-name="ce3" office:value-type="float" office:value="350">
            <text:p>350</text:p>
          </table:table-cell>
          <table:table-cell table:style-name="ce6" office:value-type="string">
            <text:p>“music-clef-trebble”</text:p>
          </table:table-cell>
          <table:table-cell table:style-name="ce6"/>
          <table:table-cell table:style-name="ce18" table:formula="of:=IF([.$B950]=&quot;R&quot;;VLOOKUP([.$C950];[.$C$5:.$I$1017];5;0);IF([.$B950]=&quot;E&quot;;&quot;x&quot;;IF([.$B950]=&quot;-&quot;;&quot;-&quot;;&quot;ND&quot;)))" office:value-type="string" office:string-value="ND">
            <text:p>ND</text:p>
          </table:table-cell>
          <table:table-cell table:style-name="ce18" table:formula="of:=IF([.$B950]=&quot;R&quot;;VLOOKUP([.$C950];[.$C$5:.$I$1017];5;0);IF([.$B950]=&quot;E&quot;;&quot;x&quot;;IF([.$B950]=&quot;-&quot;;&quot;-&quot;;&quot;ND&quot;)))" office:value-type="string" office:string-value="ND">
            <text:p>ND</text:p>
          </table:table-cell>
          <table:table-cell table:style-name="ce18" table:formula="of:=IF([.$B950]=&quot;R&quot;;VLOOKUP([.$C950];[.$C$5:.$I$1017];6;0);IF([.$B950]=&quot;E&quot;;&quot;x&quot;;IF([.$B950]=&quot;-&quot;;&quot;-&quot;;&quot;ND&quot;)))" office:value-type="string" office:string-value="ND">
            <text:p>ND</text:p>
          </table:table-cell>
          <table:table-cell table:style-name="ce18" table:formula="of:=IF([.$B950]=&quot;R&quot;;VLOOKUP([.$C950];[.$C$5:.$I$1017];7;0);IF([.$B950]=&quot;E&quot;;&quot;x&quot;;IF([.$B950]=&quot;-&quot;;&quot;-&quot;;&quot;ND&quot;)))" office:value-type="string" office:string-value="ND">
            <text:p>ND</text:p>
          </table:table-cell>
          <table:table-cell table:style-name="ce26" table:formula="of:=IF([.B950]=&quot;R&quot;;0;IF([.B950]=&quot;-&quot;;0;4))" office:value-type="float" office:value="4">
            <text:p>4</text:p>
          </table:table-cell>
          <table:table-cell table:style-name="ce26" table:formula="of:=IF([.B950]=&quot;R&quot;;0;COUNTIF([.F950:.I95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style-name="ce3" office:value-type="string">
            <text:p>N</text:p>
          </table:table-cell>
          <table:table-cell table:style-name="ce3" office:value-type="float" office:value="351">
            <text:p>351</text:p>
          </table:table-cell>
          <table:table-cell table:style-name="ce6" office:value-type="string">
            <text:p>“music-clef”</text:p>
          </table:table-cell>
          <table:table-cell table:style-name="ce6"/>
          <table:table-cell table:style-name="ce18" table:formula="of:=IF([.$B951]=&quot;R&quot;;VLOOKUP([.$C951];[.$C$5:.$I$1017];5;0);IF([.$B951]=&quot;E&quot;;&quot;x&quot;;IF([.$B951]=&quot;-&quot;;&quot;-&quot;;&quot;ND&quot;)))" office:value-type="string" office:string-value="ND">
            <text:p>ND</text:p>
          </table:table-cell>
          <table:table-cell table:style-name="ce18" table:formula="of:=IF([.$B951]=&quot;R&quot;;VLOOKUP([.$C951];[.$C$5:.$I$1017];5;0);IF([.$B951]=&quot;E&quot;;&quot;x&quot;;IF([.$B951]=&quot;-&quot;;&quot;-&quot;;&quot;ND&quot;)))" office:value-type="string" office:string-value="ND">
            <text:p>ND</text:p>
          </table:table-cell>
          <table:table-cell table:style-name="ce18" table:formula="of:=IF([.$B951]=&quot;R&quot;;VLOOKUP([.$C951];[.$C$5:.$I$1017];6;0);IF([.$B951]=&quot;E&quot;;&quot;x&quot;;IF([.$B951]=&quot;-&quot;;&quot;-&quot;;&quot;ND&quot;)))" office:value-type="string" office:string-value="ND">
            <text:p>ND</text:p>
          </table:table-cell>
          <table:table-cell table:style-name="ce18" table:formula="of:=IF([.$B951]=&quot;R&quot;;VLOOKUP([.$C951];[.$C$5:.$I$1017];7;0);IF([.$B951]=&quot;E&quot;;&quot;x&quot;;IF([.$B951]=&quot;-&quot;;&quot;-&quot;;&quot;ND&quot;)))" office:value-type="string" office:string-value="ND">
            <text:p>ND</text:p>
          </table:table-cell>
          <table:table-cell table:style-name="ce26" table:formula="of:=IF([.B951]=&quot;R&quot;;0;IF([.B951]=&quot;-&quot;;0;4))" office:value-type="float" office:value="4">
            <text:p>4</text:p>
          </table:table-cell>
          <table:table-cell table:style-name="ce26" table:formula="of:=IF([.B951]=&quot;R&quot;;0;COUNTIF([.F951:.I95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52">
            <text:p>352</text:p>
          </table:table-cell>
          <table:table-cell table:style-name="ce6" office:value-type="string">
            <text:p>“music-tiednote”</text:p>
          </table:table-cell>
          <table:table-cell table:style-name="ce6"/>
          <table:table-cell table:style-name="ce18" table:formula="of:=IF([.$B952]=&quot;R&quot;;VLOOKUP([.$C952];[.$C$5:.$I$1017];5;0);IF([.$B952]=&quot;E&quot;;&quot;x&quot;;IF([.$B952]=&quot;-&quot;;&quot;-&quot;;&quot;ND&quot;)))" office:value-type="string" office:string-value="ND">
            <text:p>ND</text:p>
          </table:table-cell>
          <table:table-cell table:style-name="ce18" table:formula="of:=IF([.$B952]=&quot;R&quot;;VLOOKUP([.$C952];[.$C$5:.$I$1017];5;0);IF([.$B952]=&quot;E&quot;;&quot;x&quot;;IF([.$B952]=&quot;-&quot;;&quot;-&quot;;&quot;ND&quot;)))" office:value-type="string" office:string-value="ND">
            <text:p>ND</text:p>
          </table:table-cell>
          <table:table-cell table:style-name="ce18" table:formula="of:=IF([.$B952]=&quot;R&quot;;VLOOKUP([.$C952];[.$C$5:.$I$1017];6;0);IF([.$B952]=&quot;E&quot;;&quot;x&quot;;IF([.$B952]=&quot;-&quot;;&quot;-&quot;;&quot;ND&quot;)))" office:value-type="string" office:string-value="ND">
            <text:p>ND</text:p>
          </table:table-cell>
          <table:table-cell table:style-name="ce18" table:formula="of:=IF([.$B952]=&quot;R&quot;;VLOOKUP([.$C952];[.$C$5:.$I$1017];7;0);IF([.$B952]=&quot;E&quot;;&quot;x&quot;;IF([.$B952]=&quot;-&quot;;&quot;-&quot;;&quot;ND&quot;)))" office:value-type="string" office:string-value="ND">
            <text:p>ND</text:p>
          </table:table-cell>
          <table:table-cell table:style-name="ce26" table:formula="of:=IF([.B952]=&quot;R&quot;;0;IF([.B952]=&quot;-&quot;;0;4))" office:value-type="float" office:value="4">
            <text:p>4</text:p>
          </table:table-cell>
          <table:table-cell table:style-name="ce26" table:formula="of:=IF([.B952]=&quot;R&quot;;0;COUNTIF([.F952:.I95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953]=&quot;R&quot;;VLOOKUP([.$C953];[.$C$5:.$I$1017];5;0);IF([.$B953]=&quot;E&quot;;&quot;x&quot;;IF([.$B953]=&quot;-&quot;;&quot;-&quot;;&quot;ND&quot;)))" office:value-type="string" office:string-value="x">
            <text:p>x</text:p>
          </table:table-cell>
          <table:table-cell table:style-name="ce18" table:formula="of:=IF([.$B953]=&quot;R&quot;;VLOOKUP([.$C953];[.$C$5:.$I$1017];5;0);IF([.$B953]=&quot;E&quot;;&quot;x&quot;;IF([.$B953]=&quot;-&quot;;&quot;-&quot;;&quot;ND&quot;)))" office:value-type="string" office:string-value="x">
            <text:p>x</text:p>
          </table:table-cell>
          <table:table-cell table:style-name="ce18" table:formula="of:=IF([.$B953]=&quot;R&quot;;VLOOKUP([.$C953];[.$C$5:.$I$1017];6;0);IF([.$B953]=&quot;E&quot;;&quot;x&quot;;IF([.$B953]=&quot;-&quot;;&quot;-&quot;;&quot;ND&quot;)))" office:value-type="string" office:string-value="x">
            <text:p>x</text:p>
          </table:table-cell>
          <table:table-cell table:style-name="ce18" table:formula="of:=IF([.$B953]=&quot;R&quot;;VLOOKUP([.$C953];[.$C$5:.$I$1017];7;0);IF([.$B953]=&quot;E&quot;;&quot;x&quot;;IF([.$B953]=&quot;-&quot;;&quot;-&quot;;&quot;ND&quot;)))" office:value-type="string" office:string-value="x">
            <text:p>x</text:p>
          </table:table-cell>
          <table:table-cell table:style-name="ce26" table:formula="of:=IF([.B953]=&quot;R&quot;;0;IF([.B953]=&quot;-&quot;;0;4))" office:value-type="float" office:value="0">
            <text:p>0</text:p>
          </table:table-cell>
          <table:table-cell table:style-name="ce26" table:formula="of:=IF([.B953]=&quot;R&quot;;0;COUNTIF([.F953:.I95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2"/>
          <table:table-cell table:style-name="ce18" table:formula="of:=IF([.$B954]=&quot;R&quot;;VLOOKUP([.$C954];[.$C$5:.$I$1017];5;0);IF([.$B954]=&quot;E&quot;;&quot;x&quot;;IF([.$B954]=&quot;-&quot;;&quot;-&quot;;&quot;ND&quot;)))" office:value-type="string" office:string-value="x">
            <text:p>x</text:p>
          </table:table-cell>
          <table:table-cell table:style-name="ce18" table:formula="of:=IF([.$B954]=&quot;R&quot;;VLOOKUP([.$C954];[.$C$5:.$I$1017];5;0);IF([.$B954]=&quot;E&quot;;&quot;x&quot;;IF([.$B954]=&quot;-&quot;;&quot;-&quot;;&quot;ND&quot;)))" office:value-type="string" office:string-value="x">
            <text:p>x</text:p>
          </table:table-cell>
          <table:table-cell table:style-name="ce18" table:formula="of:=IF([.$B954]=&quot;R&quot;;VLOOKUP([.$C954];[.$C$5:.$I$1017];6;0);IF([.$B954]=&quot;E&quot;;&quot;x&quot;;IF([.$B954]=&quot;-&quot;;&quot;-&quot;;&quot;ND&quot;)))" office:value-type="string" office:string-value="x">
            <text:p>x</text:p>
          </table:table-cell>
          <table:table-cell table:style-name="ce18" table:formula="of:=IF([.$B954]=&quot;R&quot;;VLOOKUP([.$C954];[.$C$5:.$I$1017];7;0);IF([.$B954]=&quot;E&quot;;&quot;x&quot;;IF([.$B954]=&quot;-&quot;;&quot;-&quot;;&quot;ND&quot;)))" office:value-type="string" office:string-value="x">
            <text:p>x</text:p>
          </table:table-cell>
          <table:table-cell table:style-name="ce26" table:formula="of:=IF([.B954]=&quot;R&quot;;0;IF([.B954]=&quot;-&quot;;0;4))" office:value-type="float" office:value="0">
            <text:p>0</text:p>
          </table:table-cell>
          <table:table-cell table:style-name="ce26" table:formula="of:=IF([.B954]=&quot;R&quot;;0;COUNTIF([.F954:.I95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955]=&quot;R&quot;;VLOOKUP([.$C955];[.$C$5:.$I$1017];5;0);IF([.$B955]=&quot;E&quot;;&quot;x&quot;;IF([.$B955]=&quot;-&quot;;&quot;-&quot;;&quot;ND&quot;)))" office:value-type="string" office:string-value="x">
            <text:p>x</text:p>
          </table:table-cell>
          <table:table-cell table:style-name="ce18" table:formula="of:=IF([.$B955]=&quot;R&quot;;VLOOKUP([.$C955];[.$C$5:.$I$1017];5;0);IF([.$B955]=&quot;E&quot;;&quot;x&quot;;IF([.$B955]=&quot;-&quot;;&quot;-&quot;;&quot;ND&quot;)))" office:value-type="string" office:string-value="x">
            <text:p>x</text:p>
          </table:table-cell>
          <table:table-cell table:style-name="ce18" table:formula="of:=IF([.$B955]=&quot;R&quot;;VLOOKUP([.$C955];[.$C$5:.$I$1017];6;0);IF([.$B955]=&quot;E&quot;;&quot;x&quot;;IF([.$B955]=&quot;-&quot;;&quot;-&quot;;&quot;ND&quot;)))" office:value-type="string" office:string-value="x">
            <text:p>x</text:p>
          </table:table-cell>
          <table:table-cell table:style-name="ce18" table:formula="of:=IF([.$B955]=&quot;R&quot;;VLOOKUP([.$C955];[.$C$5:.$I$1017];7;0);IF([.$B955]=&quot;E&quot;;&quot;x&quot;;IF([.$B955]=&quot;-&quot;;&quot;-&quot;;&quot;ND&quot;)))" office:value-type="string" office:string-value="x">
            <text:p>x</text:p>
          </table:table-cell>
          <table:table-cell table:style-name="ce26" table:formula="of:=IF([.B955]=&quot;R&quot;;0;IF([.B955]=&quot;-&quot;;0;4))" office:value-type="float" office:value="0">
            <text:p>0</text:p>
          </table:table-cell>
          <table:table-cell table:style-name="ce26" table:formula="of:=IF([.B955]=&quot;R&quot;;0;COUNTIF([.F955:.I95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MusicShapeFactory.cpp: <text:s text:c="3"/>///@todo setIcon( "musicflake" );</text:p>
          </table:table-cell>
          <table:table-cell table:style-name="ce3" office:value-type="string">
            <text:p>N</text:p>
          </table:table-cell>
          <table:table-cell table:style-name="ce3" office:value-type="float" office:value="353">
            <text:p>353</text:p>
          </table:table-cell>
          <table:table-cell table:style-name="ce6" office:value-type="string">
            <text:p>“musicflake” (shape)</text:p>
          </table:table-cell>
          <table:table-cell table:style-name="ce6"/>
          <table:table-cell table:style-name="ce18" table:formula="of:=IF([.$B956]=&quot;R&quot;;VLOOKUP([.$C956];[.$C$5:.$I$1017];5;0);IF([.$B956]=&quot;E&quot;;&quot;x&quot;;IF([.$B956]=&quot;-&quot;;&quot;-&quot;;&quot;ND&quot;)))" office:value-type="string" office:string-value="ND">
            <text:p>ND</text:p>
          </table:table-cell>
          <table:table-cell table:style-name="ce18" table:formula="of:=IF([.$B956]=&quot;R&quot;;VLOOKUP([.$C956];[.$C$5:.$I$1017];5;0);IF([.$B956]=&quot;E&quot;;&quot;x&quot;;IF([.$B956]=&quot;-&quot;;&quot;-&quot;;&quot;ND&quot;)))" office:value-type="string" office:string-value="ND">
            <text:p>ND</text:p>
          </table:table-cell>
          <table:table-cell table:style-name="ce18" table:formula="of:=IF([.$B956]=&quot;R&quot;;VLOOKUP([.$C956];[.$C$5:.$I$1017];6;0);IF([.$B956]=&quot;E&quot;;&quot;x&quot;;IF([.$B956]=&quot;-&quot;;&quot;-&quot;;&quot;ND&quot;)))" office:value-type="string" office:string-value="ND">
            <text:p>ND</text:p>
          </table:table-cell>
          <table:table-cell table:style-name="ce18" table:formula="of:=IF([.$B956]=&quot;R&quot;;VLOOKUP([.$C956];[.$C$5:.$I$1017];7;0);IF([.$B956]=&quot;E&quot;;&quot;x&quot;;IF([.$B956]=&quot;-&quot;;&quot;-&quot;;&quot;ND&quot;)))" office:value-type="string" office:string-value="ND">
            <text:p>ND</text:p>
          </table:table-cell>
          <table:table-cell table:style-name="ce26" table:formula="of:=IF([.B956]=&quot;R&quot;;0;IF([.B956]=&quot;-&quot;;0;4))" office:value-type="float" office:value="4">
            <text:p>4</text:p>
          </table:table-cell>
          <table:table-cell table:style-name="ce26" table:formula="of:=IF([.B956]=&quot;R&quot;;0;COUNTIF([.F956:.I95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style-name="ce3" office:value-type="string">
            <text:p>N</text:p>
          </table:table-cell>
          <table:table-cell table:style-name="ce3" office:value-type="float" office:value="354">
            <text:p>354</text:p>
          </table:table-cell>
          <table:table-cell table:style-name="ce6" office:value-type="string">
            <text:p>“music-note-16th”</text:p>
          </table:table-cell>
          <table:table-cell table:style-name="ce6"/>
          <table:table-cell table:style-name="ce18" table:formula="of:=IF([.$B957]=&quot;R&quot;;VLOOKUP([.$C957];[.$C$5:.$I$1017];5;0);IF([.$B957]=&quot;E&quot;;&quot;x&quot;;IF([.$B957]=&quot;-&quot;;&quot;-&quot;;&quot;ND&quot;)))" office:value-type="string" office:string-value="ND">
            <text:p>ND</text:p>
          </table:table-cell>
          <table:table-cell table:style-name="ce18" table:formula="of:=IF([.$B957]=&quot;R&quot;;VLOOKUP([.$C957];[.$C$5:.$I$1017];5;0);IF([.$B957]=&quot;E&quot;;&quot;x&quot;;IF([.$B957]=&quot;-&quot;;&quot;-&quot;;&quot;ND&quot;)))" office:value-type="string" office:string-value="ND">
            <text:p>ND</text:p>
          </table:table-cell>
          <table:table-cell table:style-name="ce18" table:formula="of:=IF([.$B957]=&quot;R&quot;;VLOOKUP([.$C957];[.$C$5:.$I$1017];6;0);IF([.$B957]=&quot;E&quot;;&quot;x&quot;;IF([.$B957]=&quot;-&quot;;&quot;-&quot;;&quot;ND&quot;)))" office:value-type="string" office:string-value="ND">
            <text:p>ND</text:p>
          </table:table-cell>
          <table:table-cell table:style-name="ce18" table:formula="of:=IF([.$B957]=&quot;R&quot;;VLOOKUP([.$C957];[.$C$5:.$I$1017];7;0);IF([.$B957]=&quot;E&quot;;&quot;x&quot;;IF([.$B957]=&quot;-&quot;;&quot;-&quot;;&quot;ND&quot;)))" office:value-type="string" office:string-value="ND">
            <text:p>ND</text:p>
          </table:table-cell>
          <table:table-cell table:style-name="ce26" table:formula="of:=IF([.B957]=&quot;R&quot;;0;IF([.B957]=&quot;-&quot;;0;4))" office:value-type="float" office:value="4">
            <text:p>4</text:p>
          </table:table-cell>
          <table:table-cell table:style-name="ce26" table:formula="of:=IF([.B957]=&quot;R&quot;;0;COUNTIF([.F957:.I95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55">
            <text:p>355</text:p>
          </table:table-cell>
          <table:table-cell table:style-name="ce6" office:value-type="string">
            <text:p>“musicshape” (related to “musicflake”353?)</text:p>
          </table:table-cell>
          <table:table-cell table:style-name="ce6"/>
          <table:table-cell table:style-name="ce18" table:formula="of:=IF([.$B958]=&quot;R&quot;;VLOOKUP([.$C958];[.$C$5:.$I$1017];5;0);IF([.$B958]=&quot;E&quot;;&quot;x&quot;;IF([.$B958]=&quot;-&quot;;&quot;-&quot;;&quot;ND&quot;)))" office:value-type="string" office:string-value="ND">
            <text:p>ND</text:p>
          </table:table-cell>
          <table:table-cell table:style-name="ce18" table:formula="of:=IF([.$B958]=&quot;R&quot;;VLOOKUP([.$C958];[.$C$5:.$I$1017];5;0);IF([.$B958]=&quot;E&quot;;&quot;x&quot;;IF([.$B958]=&quot;-&quot;;&quot;-&quot;;&quot;ND&quot;)))" office:value-type="string" office:string-value="ND">
            <text:p>ND</text:p>
          </table:table-cell>
          <table:table-cell table:style-name="ce18" table:formula="of:=IF([.$B958]=&quot;R&quot;;VLOOKUP([.$C958];[.$C$5:.$I$1017];6;0);IF([.$B958]=&quot;E&quot;;&quot;x&quot;;IF([.$B958]=&quot;-&quot;;&quot;-&quot;;&quot;ND&quot;)))" office:value-type="string" office:string-value="ND">
            <text:p>ND</text:p>
          </table:table-cell>
          <table:table-cell table:style-name="ce18" table:formula="of:=IF([.$B958]=&quot;R&quot;;VLOOKUP([.$C958];[.$C$5:.$I$1017];7;0);IF([.$B958]=&quot;E&quot;;&quot;x&quot;;IF([.$B958]=&quot;-&quot;;&quot;-&quot;;&quot;ND&quot;)))" office:value-type="string" office:string-value="ND">
            <text:p>ND</text:p>
          </table:table-cell>
          <table:table-cell table:style-name="ce26" table:formula="of:=IF([.B958]=&quot;R&quot;;0;IF([.B958]=&quot;-&quot;;0;4))" office:value-type="float" office:value="4">
            <text:p>4</text:p>
          </table:table-cell>
          <table:table-cell table:style-name="ce26" table:formula="of:=IF([.B958]=&quot;R&quot;;0;COUNTIF([.F958:.I95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959]=&quot;R&quot;;VLOOKUP([.$C959];[.$C$5:.$I$1017];5;0);IF([.$B959]=&quot;E&quot;;&quot;x&quot;;IF([.$B959]=&quot;-&quot;;&quot;-&quot;;&quot;ND&quot;)))" office:value-type="string" office:string-value="x">
            <text:p>x</text:p>
          </table:table-cell>
          <table:table-cell table:style-name="ce18" table:formula="of:=IF([.$B959]=&quot;R&quot;;VLOOKUP([.$C959];[.$C$5:.$I$1017];5;0);IF([.$B959]=&quot;E&quot;;&quot;x&quot;;IF([.$B959]=&quot;-&quot;;&quot;-&quot;;&quot;ND&quot;)))" office:value-type="string" office:string-value="x">
            <text:p>x</text:p>
          </table:table-cell>
          <table:table-cell table:style-name="ce18" table:formula="of:=IF([.$B959]=&quot;R&quot;;VLOOKUP([.$C959];[.$C$5:.$I$1017];6;0);IF([.$B959]=&quot;E&quot;;&quot;x&quot;;IF([.$B959]=&quot;-&quot;;&quot;-&quot;;&quot;ND&quot;)))" office:value-type="string" office:string-value="x">
            <text:p>x</text:p>
          </table:table-cell>
          <table:table-cell table:style-name="ce18" table:formula="of:=IF([.$B959]=&quot;R&quot;;VLOOKUP([.$C959];[.$C$5:.$I$1017];7;0);IF([.$B959]=&quot;E&quot;;&quot;x&quot;;IF([.$B959]=&quot;-&quot;;&quot;-&quot;;&quot;ND&quot;)))" office:value-type="string" office:string-value="x">
            <text:p>x</text:p>
          </table:table-cell>
          <table:table-cell table:style-name="ce26" table:formula="of:=IF([.B959]=&quot;R&quot;;0;IF([.B959]=&quot;-&quot;;0;4))" office:value-type="float" office:value="0">
            <text:p>0</text:p>
          </table:table-cell>
          <table:table-cell table:style-name="ce26" table:formula="of:=IF([.B959]=&quot;R&quot;;0;COUNTIF([.F959:.I95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6" table:number-columns-repeated="2"/>
          <table:table-cell table:style-name="ce18" table:formula="of:=IF([.$B960]=&quot;R&quot;;VLOOKUP([.$C960];[.$C$5:.$I$1017];5;0);IF([.$B960]=&quot;E&quot;;&quot;x&quot;;IF([.$B960]=&quot;-&quot;;&quot;-&quot;;&quot;ND&quot;)))" office:value-type="string" office:string-value="x">
            <text:p>x</text:p>
          </table:table-cell>
          <table:table-cell table:style-name="ce18" table:formula="of:=IF([.$B960]=&quot;R&quot;;VLOOKUP([.$C960];[.$C$5:.$I$1017];5;0);IF([.$B960]=&quot;E&quot;;&quot;x&quot;;IF([.$B960]=&quot;-&quot;;&quot;-&quot;;&quot;ND&quot;)))" office:value-type="string" office:string-value="x">
            <text:p>x</text:p>
          </table:table-cell>
          <table:table-cell table:style-name="ce18" table:formula="of:=IF([.$B960]=&quot;R&quot;;VLOOKUP([.$C960];[.$C$5:.$I$1017];6;0);IF([.$B960]=&quot;E&quot;;&quot;x&quot;;IF([.$B960]=&quot;-&quot;;&quot;-&quot;;&quot;ND&quot;)))" office:value-type="string" office:string-value="x">
            <text:p>x</text:p>
          </table:table-cell>
          <table:table-cell table:style-name="ce18" table:formula="of:=IF([.$B960]=&quot;R&quot;;VLOOKUP([.$C960];[.$C$5:.$I$1017];7;0);IF([.$B960]=&quot;E&quot;;&quot;x&quot;;IF([.$B960]=&quot;-&quot;;&quot;-&quot;;&quot;ND&quot;)))" office:value-type="string" office:string-value="x">
            <text:p>x</text:p>
          </table:table-cell>
          <table:table-cell table:style-name="ce26" table:formula="of:=IF([.B960]=&quot;R&quot;;0;IF([.B960]=&quot;-&quot;;0;4))" office:value-type="float" office:value="0">
            <text:p>0</text:p>
          </table:table-cell>
          <table:table-cell table:style-name="ce26" table:formula="of:=IF([.B960]=&quot;R&quot;;0;COUNTIF([.F960:.I96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2"/>
          <table:table-cell table:style-name="ce18" table:formula="of:=IF([.$B961]=&quot;R&quot;;VLOOKUP([.$C961];[.$C$5:.$I$1017];5;0);IF([.$B961]=&quot;E&quot;;&quot;x&quot;;IF([.$B961]=&quot;-&quot;;&quot;-&quot;;&quot;ND&quot;)))" office:value-type="string" office:string-value="x">
            <text:p>x</text:p>
          </table:table-cell>
          <table:table-cell table:style-name="ce18" table:formula="of:=IF([.$B961]=&quot;R&quot;;VLOOKUP([.$C961];[.$C$5:.$I$1017];5;0);IF([.$B961]=&quot;E&quot;;&quot;x&quot;;IF([.$B961]=&quot;-&quot;;&quot;-&quot;;&quot;ND&quot;)))" office:value-type="string" office:string-value="x">
            <text:p>x</text:p>
          </table:table-cell>
          <table:table-cell table:style-name="ce18" table:formula="of:=IF([.$B961]=&quot;R&quot;;VLOOKUP([.$C961];[.$C$5:.$I$1017];6;0);IF([.$B961]=&quot;E&quot;;&quot;x&quot;;IF([.$B961]=&quot;-&quot;;&quot;-&quot;;&quot;ND&quot;)))" office:value-type="string" office:string-value="x">
            <text:p>x</text:p>
          </table:table-cell>
          <table:table-cell table:style-name="ce18" table:formula="of:=IF([.$B961]=&quot;R&quot;;VLOOKUP([.$C961];[.$C$5:.$I$1017];7;0);IF([.$B961]=&quot;E&quot;;&quot;x&quot;;IF([.$B961]=&quot;-&quot;;&quot;-&quot;;&quot;ND&quot;)))" office:value-type="string" office:string-value="x">
            <text:p>x</text:p>
          </table:table-cell>
          <table:table-cell table:style-name="ce26" table:formula="of:=IF([.B961]=&quot;R&quot;;0;IF([.B961]=&quot;-&quot;;0;4))" office:value-type="float" office:value="0">
            <text:p>0</text:p>
          </table:table-cell>
          <table:table-cell table:style-name="ce26" table:formula="of:=IF([.B961]=&quot;R&quot;;0;COUNTIF([.F961:.I96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SimpleEntryToolFactory.cpp: <text:s text:c="3"/>setIcon( "music-note-16th" );</text:p>
          </table:table-cell>
          <table:table-cell table:style-name="ce3" office:value-type="string">
            <text:p>R</text:p>
          </table:table-cell>
          <table:table-cell table:style-name="ce3" office:value-type="float" office:value="354">
            <text:p>354</text:p>
          </table:table-cell>
          <table:table-cell table:style-name="ce6" table:number-columns-repeated="2"/>
          <table:table-cell table:style-name="ce18" table:formula="of:=IF([.$B962]=&quot;R&quot;;VLOOKUP([.$C962];[.$C$5:.$I$1017];5;0);IF([.$B962]=&quot;E&quot;;&quot;x&quot;;IF([.$B962]=&quot;-&quot;;&quot;-&quot;;&quot;ND&quot;)))" office:value-type="string" office:string-value="ND">
            <text:p>ND</text:p>
          </table:table-cell>
          <table:table-cell table:style-name="ce18" table:formula="of:=IF([.$B962]=&quot;R&quot;;VLOOKUP([.$C962];[.$C$5:.$I$1017];5;0);IF([.$B962]=&quot;E&quot;;&quot;x&quot;;IF([.$B962]=&quot;-&quot;;&quot;-&quot;;&quot;ND&quot;)))" office:value-type="string" office:string-value="ND">
            <text:p>ND</text:p>
          </table:table-cell>
          <table:table-cell table:style-name="ce18" table:formula="of:=IF([.$B962]=&quot;R&quot;;VLOOKUP([.$C962];[.$C$5:.$I$1017];6;0);IF([.$B962]=&quot;E&quot;;&quot;x&quot;;IF([.$B962]=&quot;-&quot;;&quot;-&quot;;&quot;ND&quot;)))" office:value-type="string" office:string-value="ND">
            <text:p>ND</text:p>
          </table:table-cell>
          <table:table-cell table:style-name="ce18" table:formula="of:=IF([.$B962]=&quot;R&quot;;VLOOKUP([.$C962];[.$C$5:.$I$1017];7;0);IF([.$B962]=&quot;E&quot;;&quot;x&quot;;IF([.$B962]=&quot;-&quot;;&quot;-&quot;;&quot;ND&quot;)))" office:value-type="string" office:string-value="ND">
            <text:p>ND</text:p>
          </table:table-cell>
          <table:table-cell table:style-name="ce26" table:formula="of:=IF([.B962]=&quot;R&quot;;0;IF([.B962]=&quot;-&quot;;0;4))" office:value-type="float" office:value="0">
            <text:p>0</text:p>
          </table:table-cell>
          <table:table-cell table:style-name="ce26" table:formula="of:=IF([.B962]=&quot;R&quot;;0;COUNTIF([.F962:.I96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style-name="ce3" office:value-type="string">
            <text:p>E</text:p>
          </table:table-cell>
          <table:table-cell table:style-name="ce3" office:value-type="float" office:value="356">
            <text:p>356</text:p>
          </table:table-cell>
          <table:table-cell table:style-name="ce6"/>
          <table:table-cell table:style-name="ce6" office:value-type="string">
            <text:p>draw-text</text:p>
          </table:table-cell>
          <table:table-cell table:style-name="ce18" table:formula="of:=IF([.$B963]=&quot;R&quot;;VLOOKUP([.$C963];[.$C$5:.$I$1017];5;0);IF([.$B963]=&quot;E&quot;;&quot;x&quot;;IF([.$B963]=&quot;-&quot;;&quot;-&quot;;&quot;ND&quot;)))" office:value-type="string" office:string-value="x">
            <text:p>x</text:p>
          </table:table-cell>
          <table:table-cell table:style-name="ce18" table:formula="of:=IF([.$B963]=&quot;R&quot;;VLOOKUP([.$C963];[.$C$5:.$I$1017];5;0);IF([.$B963]=&quot;E&quot;;&quot;x&quot;;IF([.$B963]=&quot;-&quot;;&quot;-&quot;;&quot;ND&quot;)))" office:value-type="string" office:string-value="x">
            <text:p>x</text:p>
          </table:table-cell>
          <table:table-cell table:style-name="ce18" table:formula="of:=IF([.$B963]=&quot;R&quot;;VLOOKUP([.$C963];[.$C$5:.$I$1017];6;0);IF([.$B963]=&quot;E&quot;;&quot;x&quot;;IF([.$B963]=&quot;-&quot;;&quot;-&quot;;&quot;ND&quot;)))" office:value-type="string" office:string-value="x">
            <text:p>x</text:p>
          </table:table-cell>
          <table:table-cell table:style-name="ce18" table:formula="of:=IF([.$B963]=&quot;R&quot;;VLOOKUP([.$C963];[.$C$5:.$I$1017];7;0);IF([.$B963]=&quot;E&quot;;&quot;x&quot;;IF([.$B963]=&quot;-&quot;;&quot;-&quot;;&quot;ND&quot;)))" office:value-type="string" office:string-value="x">
            <text:p>x</text:p>
          </table:table-cell>
          <table:table-cell table:style-name="ce26" table:formula="of:=IF([.B963]=&quot;R&quot;;0;IF([.B963]=&quot;-&quot;;0;4))" office:value-type="float" office:value="4">
            <text:p>4</text:p>
          </table:table-cell>
          <table:table-cell table:style-name="ce26" table:formula="of:=IF([.B963]=&quot;R&quot;;0;COUNTIF([.F963:.I96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athshapes/ellipse/KoEllipseShapeFactory.cpp: <text:s text:c="3"/>setIcon("ellips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7">
            <text:p>357</text:p>
          </table:table-cell>
          <table:table-cell table:style-name="ce6" office:value-type="string">
            <text:p>“ellipse-shape” (use “draw-ellipse”?)</text:p>
          </table:table-cell>
          <table:table-cell table:style-name="ce6" office:value-type="string">
            <text:p>draw-ellipse</text:p>
          </table:table-cell>
          <table:table-cell table:style-name="ce18" table:formula="of:=IF([.$B964]=&quot;R&quot;;VLOOKUP([.$C964];[.$C$5:.$I$1017];5;0);IF([.$B964]=&quot;E&quot;;&quot;x&quot;;IF([.$B964]=&quot;-&quot;;&quot;-&quot;;&quot;ND&quot;)))" office:value-type="string" office:string-value="x">
            <text:p>x</text:p>
          </table:table-cell>
          <table:table-cell table:style-name="ce18" table:formula="of:=IF([.$B964]=&quot;R&quot;;VLOOKUP([.$C964];[.$C$5:.$I$1017];5;0);IF([.$B964]=&quot;E&quot;;&quot;x&quot;;IF([.$B964]=&quot;-&quot;;&quot;-&quot;;&quot;ND&quot;)))" office:value-type="string" office:string-value="x">
            <text:p>x</text:p>
          </table:table-cell>
          <table:table-cell table:style-name="ce18" table:formula="of:=IF([.$B964]=&quot;R&quot;;VLOOKUP([.$C964];[.$C$5:.$I$1017];6;0);IF([.$B964]=&quot;E&quot;;&quot;x&quot;;IF([.$B964]=&quot;-&quot;;&quot;-&quot;;&quot;ND&quot;)))" office:value-type="string" office:string-value="x">
            <text:p>x</text:p>
          </table:table-cell>
          <table:table-cell table:style-name="ce18" table:formula="of:=IF([.$B964]=&quot;R&quot;;VLOOKUP([.$C964];[.$C$5:.$I$1017];7;0);IF([.$B964]=&quot;E&quot;;&quot;x&quot;;IF([.$B964]=&quot;-&quot;;&quot;-&quot;;&quot;ND&quot;)))" office:value-type="string" office:string-value="x">
            <text:p>x</text:p>
          </table:table-cell>
          <table:table-cell table:style-name="ce26" table:formula="of:=IF([.B964]=&quot;R&quot;;0;IF([.B964]=&quot;-&quot;;0;4))" office:value-type="float" office:value="4">
            <text:p>4</text:p>
          </table:table-cell>
          <table:table-cell table:style-name="ce26" table:formula="of:=IF([.B964]=&quot;R&quot;;0;COUNTIF([.F964:.I964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style-name="ce3" office:value-type="string">
            <text:p>N</text:p>
          </table:table-cell>
          <table:table-cell table:style-name="ce3" office:value-type="float" office:value="358">
            <text:p>358</text:p>
          </table:table-cell>
          <table:table-cell table:style-name="ce6" office:value-type="string">
            <text:p>“enhancedpath”</text:p>
          </table:table-cell>
          <table:table-cell table:style-name="ce6"/>
          <table:table-cell table:style-name="ce18" table:formula="of:=IF([.$B965]=&quot;R&quot;;VLOOKUP([.$C965];[.$C$5:.$I$1017];5;0);IF([.$B965]=&quot;E&quot;;&quot;x&quot;;IF([.$B965]=&quot;-&quot;;&quot;-&quot;;&quot;ND&quot;)))" office:value-type="string" office:string-value="ND">
            <text:p>ND</text:p>
          </table:table-cell>
          <table:table-cell table:style-name="ce18" table:formula="of:=IF([.$B965]=&quot;R&quot;;VLOOKUP([.$C965];[.$C$5:.$I$1017];5;0);IF([.$B965]=&quot;E&quot;;&quot;x&quot;;IF([.$B965]=&quot;-&quot;;&quot;-&quot;;&quot;ND&quot;)))" office:value-type="string" office:string-value="ND">
            <text:p>ND</text:p>
          </table:table-cell>
          <table:table-cell table:style-name="ce18" table:formula="of:=IF([.$B965]=&quot;R&quot;;VLOOKUP([.$C965];[.$C$5:.$I$1017];6;0);IF([.$B965]=&quot;E&quot;;&quot;x&quot;;IF([.$B965]=&quot;-&quot;;&quot;-&quot;;&quot;ND&quot;)))" office:value-type="string" office:string-value="ND">
            <text:p>ND</text:p>
          </table:table-cell>
          <table:table-cell table:style-name="ce18" table:formula="of:=IF([.$B965]=&quot;R&quot;;VLOOKUP([.$C965];[.$C$5:.$I$1017];7;0);IF([.$B965]=&quot;E&quot;;&quot;x&quot;;IF([.$B965]=&quot;-&quot;;&quot;-&quot;;&quot;ND&quot;)))" office:value-type="string" office:string-value="ND">
            <text:p>ND</text:p>
          </table:table-cell>
          <table:table-cell table:style-name="ce26" table:formula="of:=IF([.B965]=&quot;R&quot;;0;IF([.B965]=&quot;-&quot;;0;4))" office:value-type="float" office:value="4">
            <text:p>4</text:p>
          </table:table-cell>
          <table:table-cell table:style-name="ce26" table:formula="of:=IF([.B965]=&quot;R&quot;;0;COUNTIF([.F965:.I96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9">
            <text:p>359</text:p>
          </table:table-cell>
          <table:table-cell table:style-name="ce6" office:value-type="string">
            <text:p>“rectangle-shape” (use “draw-rectangle”?)</text:p>
          </table:table-cell>
          <table:table-cell table:style-name="ce6" office:value-type="string">
            <text:p>draw-rectangle</text:p>
          </table:table-cell>
          <table:table-cell table:style-name="ce18" table:formula="of:=IF([.$B966]=&quot;R&quot;;VLOOKUP([.$C966];[.$C$5:.$I$1017];5;0);IF([.$B966]=&quot;E&quot;;&quot;x&quot;;IF([.$B966]=&quot;-&quot;;&quot;-&quot;;&quot;ND&quot;)))" office:value-type="string" office:string-value="x">
            <text:p>x</text:p>
          </table:table-cell>
          <table:table-cell table:style-name="ce18" table:formula="of:=IF([.$B966]=&quot;R&quot;;VLOOKUP([.$C966];[.$C$5:.$I$1017];5;0);IF([.$B966]=&quot;E&quot;;&quot;x&quot;;IF([.$B966]=&quot;-&quot;;&quot;-&quot;;&quot;ND&quot;)))" office:value-type="string" office:string-value="x">
            <text:p>x</text:p>
          </table:table-cell>
          <table:table-cell table:style-name="ce18" table:formula="of:=IF([.$B966]=&quot;R&quot;;VLOOKUP([.$C966];[.$C$5:.$I$1017];6;0);IF([.$B966]=&quot;E&quot;;&quot;x&quot;;IF([.$B966]=&quot;-&quot;;&quot;-&quot;;&quot;ND&quot;)))" office:value-type="string" office:string-value="x">
            <text:p>x</text:p>
          </table:table-cell>
          <table:table-cell table:style-name="ce18" table:formula="of:=IF([.$B966]=&quot;R&quot;;VLOOKUP([.$C966];[.$C$5:.$I$1017];7;0);IF([.$B966]=&quot;E&quot;;&quot;x&quot;;IF([.$B966]=&quot;-&quot;;&quot;-&quot;;&quot;ND&quot;)))" office:value-type="string" office:string-value="x">
            <text:p>x</text:p>
          </table:table-cell>
          <table:table-cell table:style-name="ce26" table:formula="of:=IF([.B966]=&quot;R&quot;;0;IF([.B966]=&quot;-&quot;;0;4))" office:value-type="float" office:value="4">
            <text:p>4</text:p>
          </table:table-cell>
          <table:table-cell table:style-name="ce26" table:formula="of:=IF([.B966]=&quot;R&quot;;0;COUNTIF([.F966:.I96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athshapes/spiral/KoSpiralShapeFactory.cpp: <text:s text:c="3"/>setIcon("spiral-shape");</text:p>
          </table:table-cell>
          <table:table-cell table:style-name="ce3" office:value-type="string">
            <text:p>N</text:p>
          </table:table-cell>
          <table:table-cell table:style-name="ce3" office:value-type="float" office:value="360">
            <text:p>360</text:p>
          </table:table-cell>
          <table:table-cell table:style-name="ce6" office:value-type="string">
            <text:p>“spiral-shape”</text:p>
          </table:table-cell>
          <table:table-cell table:style-name="ce6"/>
          <table:table-cell table:style-name="ce18" table:formula="of:=IF([.$B967]=&quot;R&quot;;VLOOKUP([.$C967];[.$C$5:.$I$1017];5;0);IF([.$B967]=&quot;E&quot;;&quot;x&quot;;IF([.$B967]=&quot;-&quot;;&quot;-&quot;;&quot;ND&quot;)))" office:value-type="string" office:string-value="ND">
            <text:p>ND</text:p>
          </table:table-cell>
          <table:table-cell table:style-name="ce18" table:formula="of:=IF([.$B967]=&quot;R&quot;;VLOOKUP([.$C967];[.$C$5:.$I$1017];5;0);IF([.$B967]=&quot;E&quot;;&quot;x&quot;;IF([.$B967]=&quot;-&quot;;&quot;-&quot;;&quot;ND&quot;)))" office:value-type="string" office:string-value="ND">
            <text:p>ND</text:p>
          </table:table-cell>
          <table:table-cell table:style-name="ce18" table:formula="of:=IF([.$B967]=&quot;R&quot;;VLOOKUP([.$C967];[.$C$5:.$I$1017];6;0);IF([.$B967]=&quot;E&quot;;&quot;x&quot;;IF([.$B967]=&quot;-&quot;;&quot;-&quot;;&quot;ND&quot;)))" office:value-type="string" office:string-value="ND">
            <text:p>ND</text:p>
          </table:table-cell>
          <table:table-cell table:style-name="ce18" table:formula="of:=IF([.$B967]=&quot;R&quot;;VLOOKUP([.$C967];[.$C$5:.$I$1017];7;0);IF([.$B967]=&quot;E&quot;;&quot;x&quot;;IF([.$B967]=&quot;-&quot;;&quot;-&quot;;&quot;ND&quot;)))" office:value-type="string" office:string-value="ND">
            <text:p>ND</text:p>
          </table:table-cell>
          <table:table-cell table:style-name="ce26" table:formula="of:=IF([.B967]=&quot;R&quot;;0;IF([.B967]=&quot;-&quot;;0;4))" office:value-type="float" office:value="4">
            <text:p>4</text:p>
          </table:table-cell>
          <table:table-cell table:style-name="ce26" table:formula="of:=IF([.B967]=&quot;R&quot;;0;COUNTIF([.F967:.I96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style-name="ce3" office:value-type="string">
            <text:p>E</text:p>
          </table:table-cell>
          <table:table-cell table:style-name="ce3" office:value-type="float" office:value="379">
            <text:p>379</text:p>
          </table:table-cell>
          <table:table-cell table:style-name="ce6" office:value-type="string">
            <text:p>“star” ( use “draw-star”)</text:p>
          </table:table-cell>
          <table:table-cell table:style-name="ce6" office:value-type="string">
            <text:p>draw-star</text:p>
          </table:table-cell>
          <table:table-cell table:style-name="ce18" table:formula="of:=IF([.$B968]=&quot;R&quot;;VLOOKUP([.$C968];[.$C$5:.$I$1017];5;0);IF([.$B968]=&quot;E&quot;;&quot;x&quot;;IF([.$B968]=&quot;-&quot;;&quot;-&quot;;&quot;ND&quot;)))" office:value-type="string" office:string-value="x">
            <text:p>x</text:p>
          </table:table-cell>
          <table:table-cell table:style-name="ce18" table:formula="of:=IF([.$B968]=&quot;R&quot;;VLOOKUP([.$C968];[.$C$5:.$I$1017];5;0);IF([.$B968]=&quot;E&quot;;&quot;x&quot;;IF([.$B968]=&quot;-&quot;;&quot;-&quot;;&quot;ND&quot;)))" office:value-type="string" office:string-value="x">
            <text:p>x</text:p>
          </table:table-cell>
          <table:table-cell table:style-name="ce18" table:formula="of:=IF([.$B968]=&quot;R&quot;;VLOOKUP([.$C968];[.$C$5:.$I$1017];6;0);IF([.$B968]=&quot;E&quot;;&quot;x&quot;;IF([.$B968]=&quot;-&quot;;&quot;-&quot;;&quot;ND&quot;)))" office:value-type="string" office:string-value="x">
            <text:p>x</text:p>
          </table:table-cell>
          <table:table-cell table:style-name="ce18" table:formula="of:=IF([.$B968]=&quot;R&quot;;VLOOKUP([.$C968];[.$C$5:.$I$1017];7;0);IF([.$B968]=&quot;E&quot;;&quot;x&quot;;IF([.$B968]=&quot;-&quot;;&quot;-&quot;;&quot;ND&quot;)))" office:value-type="string" office:string-value="x">
            <text:p>x</text:p>
          </table:table-cell>
          <table:table-cell table:style-name="ce26" table:formula="of:=IF([.B968]=&quot;R&quot;;0;IF([.B968]=&quot;-&quot;;0;4))" office:value-type="float" office:value="4">
            <text:p>4</text:p>
          </table:table-cell>
          <table:table-cell table:style-name="ce26" table:formula="of:=IF([.B968]=&quot;R&quot;;0;COUNTIF([.F968:.I968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ictureshape/PictureShapeFactory.cpp: <text:s text:c="3"/>setIcon( "x-shape-image" );</text:p>
          </table:table-cell>
          <table:table-cell table:style-name="ce3" office:value-type="string">
            <text:p>N</text:p>
          </table:table-cell>
          <table:table-cell table:style-name="ce3" office:value-type="float" office:value="380">
            <text:p>380</text:p>
          </table:table-cell>
          <table:table-cell table:style-name="ce6" office:value-type="string">
            <text:p>“x-shape-image” (use “insert-image” </text:p>
            <text:p>or mimetype/image (or preview))</text:p>
          </table:table-cell>
          <table:table-cell table:style-name="ce6"/>
          <table:table-cell table:style-name="ce18" table:formula="of:=IF([.$B969]=&quot;R&quot;;VLOOKUP([.$C969];[.$C$5:.$I$1017];5;0);IF([.$B969]=&quot;E&quot;;&quot;x&quot;;IF([.$B969]=&quot;-&quot;;&quot;-&quot;;&quot;ND&quot;)))" office:value-type="string" office:string-value="ND">
            <text:p>ND</text:p>
          </table:table-cell>
          <table:table-cell table:style-name="ce18" table:formula="of:=IF([.$B969]=&quot;R&quot;;VLOOKUP([.$C969];[.$C$5:.$I$1017];5;0);IF([.$B969]=&quot;E&quot;;&quot;x&quot;;IF([.$B969]=&quot;-&quot;;&quot;-&quot;;&quot;ND&quot;)))" office:value-type="string" office:string-value="ND">
            <text:p>ND</text:p>
          </table:table-cell>
          <table:table-cell table:style-name="ce18" table:formula="of:=IF([.$B969]=&quot;R&quot;;VLOOKUP([.$C969];[.$C$5:.$I$1017];6;0);IF([.$B969]=&quot;E&quot;;&quot;x&quot;;IF([.$B969]=&quot;-&quot;;&quot;-&quot;;&quot;ND&quot;)))" office:value-type="string" office:string-value="ND">
            <text:p>ND</text:p>
          </table:table-cell>
          <table:table-cell table:style-name="ce18" table:formula="of:=IF([.$B969]=&quot;R&quot;;VLOOKUP([.$C969];[.$C$5:.$I$1017];7;0);IF([.$B969]=&quot;E&quot;;&quot;x&quot;;IF([.$B969]=&quot;-&quot;;&quot;-&quot;;&quot;ND&quot;)))" office:value-type="string" office:string-value="ND">
            <text:p>ND</text:p>
          </table:table-cell>
          <table:table-cell table:style-name="ce26" table:formula="of:=IF([.B969]=&quot;R&quot;;0;IF([.B969]=&quot;-&quot;;0;4))" office:value-type="float" office:value="4">
            <text:p>4</text:p>
          </table:table-cell>
          <table:table-cell table:style-name="ce26" table:formula="of:=IF([.B969]=&quot;R&quot;;0;COUNTIF([.F969:.I96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update to “document-open”</text:p>
          </table:table-cell>
          <table:table-cell table:style-name="ce6"/>
          <table:table-cell table:style-name="ce18" table:formula="of:=IF([.$B970]=&quot;R&quot;;VLOOKUP([.$C970];[.$C$5:.$I$1017];5;0);IF([.$B970]=&quot;E&quot;;&quot;x&quot;;IF([.$B970]=&quot;-&quot;;&quot;-&quot;;&quot;ND&quot;)))" office:value-type="string" office:string-value="x">
            <text:p>x</text:p>
          </table:table-cell>
          <table:table-cell table:style-name="ce18" table:formula="of:=IF([.$B970]=&quot;R&quot;;VLOOKUP([.$C970];[.$C$5:.$I$1017];5;0);IF([.$B970]=&quot;E&quot;;&quot;x&quot;;IF([.$B970]=&quot;-&quot;;&quot;-&quot;;&quot;ND&quot;)))" office:value-type="string" office:string-value="x">
            <text:p>x</text:p>
          </table:table-cell>
          <table:table-cell table:style-name="ce18" table:formula="of:=IF([.$B970]=&quot;R&quot;;VLOOKUP([.$C970];[.$C$5:.$I$1017];6;0);IF([.$B970]=&quot;E&quot;;&quot;x&quot;;IF([.$B970]=&quot;-&quot;;&quot;-&quot;;&quot;ND&quot;)))" office:value-type="string" office:string-value="x">
            <text:p>x</text:p>
          </table:table-cell>
          <table:table-cell table:style-name="ce18" table:formula="of:=IF([.$B970]=&quot;R&quot;;VLOOKUP([.$C970];[.$C$5:.$I$1017];7;0);IF([.$B970]=&quot;E&quot;;&quot;x&quot;;IF([.$B970]=&quot;-&quot;;&quot;-&quot;;&quot;ND&quot;)))" office:value-type="string" office:string-value="x">
            <text:p>x</text:p>
          </table:table-cell>
          <table:table-cell table:style-name="ce26" table:formula="of:=IF([.B970]=&quot;R&quot;;0;IF([.B970]=&quot;-&quot;;0;4))" office:value-type="float" office:value="0">
            <text:p>0</text:p>
          </table:table-cell>
          <table:table-cell table:style-name="ce26" table:formula="of:=IF([.B970]=&quot;R&quot;;0;COUNTIF([.F970:.I97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ictureshape/PictureToolFactory.cpp: <text:s text:c="3"/>setIcon( "picture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81">
            <text:p>381</text:p>
          </table:table-cell>
          <table:table-cell table:style-name="ce6" office:value-type="string">
            <text:p>“pictureshape”</text:p>
            <text:p><text:s/>(use some mimetype/drawing)</text:p>
          </table:table-cell>
          <table:table-cell table:style-name="ce6"/>
          <table:table-cell table:style-name="ce18" table:formula="of:=IF([.$B971]=&quot;R&quot;;VLOOKUP([.$C971];[.$C$5:.$I$1017];5;0);IF([.$B971]=&quot;E&quot;;&quot;x&quot;;IF([.$B971]=&quot;-&quot;;&quot;-&quot;;&quot;ND&quot;)))" office:value-type="string" office:string-value="ND">
            <text:p>ND</text:p>
          </table:table-cell>
          <table:table-cell table:style-name="ce18" table:formula="of:=IF([.$B971]=&quot;R&quot;;VLOOKUP([.$C971];[.$C$5:.$I$1017];5;0);IF([.$B971]=&quot;E&quot;;&quot;x&quot;;IF([.$B971]=&quot;-&quot;;&quot;-&quot;;&quot;ND&quot;)))" office:value-type="string" office:string-value="ND">
            <text:p>ND</text:p>
          </table:table-cell>
          <table:table-cell table:style-name="ce18" table:formula="of:=IF([.$B971]=&quot;R&quot;;VLOOKUP([.$C971];[.$C$5:.$I$1017];6;0);IF([.$B971]=&quot;E&quot;;&quot;x&quot;;IF([.$B971]=&quot;-&quot;;&quot;-&quot;;&quot;ND&quot;)))" office:value-type="string" office:string-value="ND">
            <text:p>ND</text:p>
          </table:table-cell>
          <table:table-cell table:style-name="ce18" table:formula="of:=IF([.$B971]=&quot;R&quot;;VLOOKUP([.$C971];[.$C$5:.$I$1017];7;0);IF([.$B971]=&quot;E&quot;;&quot;x&quot;;IF([.$B971]=&quot;-&quot;;&quot;-&quot;;&quot;ND&quot;)))" office:value-type="string" office:string-value="ND">
            <text:p>ND</text:p>
          </table:table-cell>
          <table:table-cell table:style-name="ce26" table:formula="of:=IF([.B971]=&quot;R&quot;;0;IF([.B971]=&quot;-&quot;;0;4))" office:value-type="float" office:value="4">
            <text:p>4</text:p>
          </table:table-cell>
          <table:table-cell table:style-name="ce26" table:formula="of:=IF([.B971]=&quot;R&quot;;0;COUNTIF([.F971:.I97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2">
            <text:p>382</text:p>
          </table:table-cell>
          <table:table-cell table:style-name="ce6" office:value-type="string">
            <text:p>(in devices/)</text:p>
          </table:table-cell>
          <table:table-cell table:style-name="ce6" office:value-type="string">
            <text:p>scanner</text:p>
          </table:table-cell>
          <table:table-cell table:style-name="ce18" table:formula="of:=IF([.$B972]=&quot;R&quot;;VLOOKUP([.$C972];[.$C$5:.$I$1017];5;0);IF([.$B972]=&quot;E&quot;;&quot;x&quot;;IF([.$B972]=&quot;-&quot;;&quot;-&quot;;&quot;ND&quot;)))" office:value-type="string" office:string-value="x">
            <text:p>x</text:p>
          </table:table-cell>
          <table:table-cell table:style-name="ce18" table:formula="of:=IF([.$B972]=&quot;R&quot;;VLOOKUP([.$C972];[.$C$5:.$I$1017];5;0);IF([.$B972]=&quot;E&quot;;&quot;x&quot;;IF([.$B972]=&quot;-&quot;;&quot;-&quot;;&quot;ND&quot;)))" office:value-type="string" office:string-value="x">
            <text:p>x</text:p>
          </table:table-cell>
          <table:table-cell table:style-name="ce18" table:formula="of:=IF([.$B972]=&quot;R&quot;;VLOOKUP([.$C972];[.$C$5:.$I$1017];6;0);IF([.$B972]=&quot;E&quot;;&quot;x&quot;;IF([.$B972]=&quot;-&quot;;&quot;-&quot;;&quot;ND&quot;)))" office:value-type="string" office:string-value="x">
            <text:p>x</text:p>
          </table:table-cell>
          <table:table-cell table:style-name="ce18" table:formula="of:=IF([.$B972]=&quot;R&quot;;VLOOKUP([.$C972];[.$C$5:.$I$1017];7;0);IF([.$B972]=&quot;E&quot;;&quot;x&quot;;IF([.$B972]=&quot;-&quot;;&quot;-&quot;;&quot;ND&quot;)))" office:value-type="string" office:string-value="x">
            <text:p>x</text:p>
          </table:table-cell>
          <table:table-cell table:style-name="ce26" table:formula="of:=IF([.B972]=&quot;R&quot;;0;IF([.B972]=&quot;-&quot;;0;4))" office:value-type="float" office:value="4">
            <text:p>4</text:p>
          </table:table-cell>
          <table:table-cell table:style-name="ce26" table:formula="of:=IF([.B972]=&quot;R&quot;;0;COUNTIF([.F972:.I97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6" office:value-type="string">
            <text:p>update to “arrow-left”</text:p>
          </table:table-cell>
          <table:table-cell table:style-name="ce6"/>
          <table:table-cell table:style-name="ce18" table:formula="of:=IF([.$B973]=&quot;R&quot;;VLOOKUP([.$C973];[.$C$5:.$I$1017];5;0);IF([.$B973]=&quot;E&quot;;&quot;x&quot;;IF([.$B973]=&quot;-&quot;;&quot;-&quot;;&quot;ND&quot;)))" office:value-type="string" office:string-value="x">
            <text:p>x</text:p>
          </table:table-cell>
          <table:table-cell table:style-name="ce18" table:formula="of:=IF([.$B973]=&quot;R&quot;;VLOOKUP([.$C973];[.$C$5:.$I$1017];5;0);IF([.$B973]=&quot;E&quot;;&quot;x&quot;;IF([.$B973]=&quot;-&quot;;&quot;-&quot;;&quot;ND&quot;)))" office:value-type="string" office:string-value="x">
            <text:p>x</text:p>
          </table:table-cell>
          <table:table-cell table:style-name="ce18" table:formula="of:=IF([.$B973]=&quot;R&quot;;VLOOKUP([.$C973];[.$C$5:.$I$1017];6;0);IF([.$B973]=&quot;E&quot;;&quot;x&quot;;IF([.$B973]=&quot;-&quot;;&quot;-&quot;;&quot;ND&quot;)))" office:value-type="string" office:string-value="x">
            <text:p>x</text:p>
          </table:table-cell>
          <table:table-cell table:style-name="ce18" table:formula="of:=IF([.$B973]=&quot;R&quot;;VLOOKUP([.$C973];[.$C$5:.$I$1017];7;0);IF([.$B973]=&quot;E&quot;;&quot;x&quot;;IF([.$B973]=&quot;-&quot;;&quot;-&quot;;&quot;ND&quot;)))" office:value-type="string" office:string-value="x">
            <text:p>x</text:p>
          </table:table-cell>
          <table:table-cell table:style-name="ce26" table:formula="of:=IF([.B973]=&quot;R&quot;;0;IF([.B973]=&quot;-&quot;;0;4))" office:value-type="float" office:value="0">
            <text:p>0</text:p>
          </table:table-cell>
          <table:table-cell table:style-name="ce26" table:formula="of:=IF([.B973]=&quot;R&quot;;0;COUNTIF([.F973:.I97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7"/>setInitialButtonIcon(widget.lef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update to “arrow-right”</text:p>
          </table:table-cell>
          <table:table-cell table:style-name="ce6"/>
          <table:table-cell table:style-name="ce18" table:formula="of:=IF([.$B974]=&quot;R&quot;;VLOOKUP([.$C974];[.$C$5:.$I$1017];5;0);IF([.$B974]=&quot;E&quot;;&quot;x&quot;;IF([.$B974]=&quot;-&quot;;&quot;-&quot;;&quot;ND&quot;)))" office:value-type="string" office:string-value="x">
            <text:p>x</text:p>
          </table:table-cell>
          <table:table-cell table:style-name="ce18" table:formula="of:=IF([.$B974]=&quot;R&quot;;VLOOKUP([.$C974];[.$C$5:.$I$1017];5;0);IF([.$B974]=&quot;E&quot;;&quot;x&quot;;IF([.$B974]=&quot;-&quot;;&quot;-&quot;;&quot;ND&quot;)))" office:value-type="string" office:string-value="x">
            <text:p>x</text:p>
          </table:table-cell>
          <table:table-cell table:style-name="ce18" table:formula="of:=IF([.$B974]=&quot;R&quot;;VLOOKUP([.$C974];[.$C$5:.$I$1017];6;0);IF([.$B974]=&quot;E&quot;;&quot;x&quot;;IF([.$B974]=&quot;-&quot;;&quot;-&quot;;&quot;ND&quot;)))" office:value-type="string" office:string-value="x">
            <text:p>x</text:p>
          </table:table-cell>
          <table:table-cell table:style-name="ce18" table:formula="of:=IF([.$B974]=&quot;R&quot;;VLOOKUP([.$C974];[.$C$5:.$I$1017];7;0);IF([.$B974]=&quot;E&quot;;&quot;x&quot;;IF([.$B974]=&quot;-&quot;;&quot;-&quot;;&quot;ND&quot;)))" office:value-type="string" office:string-value="x">
            <text:p>x</text:p>
          </table:table-cell>
          <table:table-cell table:style-name="ce26" table:formula="of:=IF([.B974]=&quot;R&quot;;0;IF([.B974]=&quot;-&quot;;0;4))" office:value-type="float" office:value="0">
            <text:p>0</text:p>
          </table:table-cell>
          <table:table-cell table:style-name="ce26" table:formula="of:=IF([.B974]=&quot;R&quot;;0;COUNTIF([.F974:.I97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7"/>setInitialButtonIcon(widget.righ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6" office:value-type="string">
            <text:p>update to “arrow-left”</text:p>
          </table:table-cell>
          <table:table-cell table:style-name="ce6"/>
          <table:table-cell table:style-name="ce18" table:formula="of:=IF([.$B975]=&quot;R&quot;;VLOOKUP([.$C975];[.$C$5:.$I$1017];5;0);IF([.$B975]=&quot;E&quot;;&quot;x&quot;;IF([.$B975]=&quot;-&quot;;&quot;-&quot;;&quot;ND&quot;)))" office:value-type="string" office:string-value="x">
            <text:p>x</text:p>
          </table:table-cell>
          <table:table-cell table:style-name="ce18" table:formula="of:=IF([.$B975]=&quot;R&quot;;VLOOKUP([.$C975];[.$C$5:.$I$1017];5;0);IF([.$B975]=&quot;E&quot;;&quot;x&quot;;IF([.$B975]=&quot;-&quot;;&quot;-&quot;;&quot;ND&quot;)))" office:value-type="string" office:string-value="x">
            <text:p>x</text:p>
          </table:table-cell>
          <table:table-cell table:style-name="ce18" table:formula="of:=IF([.$B975]=&quot;R&quot;;VLOOKUP([.$C975];[.$C$5:.$I$1017];6;0);IF([.$B975]=&quot;E&quot;;&quot;x&quot;;IF([.$B975]=&quot;-&quot;;&quot;-&quot;;&quot;ND&quot;)))" office:value-type="string" office:string-value="x">
            <text:p>x</text:p>
          </table:table-cell>
          <table:table-cell table:style-name="ce18" table:formula="of:=IF([.$B975]=&quot;R&quot;;VLOOKUP([.$C975];[.$C$5:.$I$1017];7;0);IF([.$B975]=&quot;E&quot;;&quot;x&quot;;IF([.$B975]=&quot;-&quot;;&quot;-&quot;;&quot;ND&quot;)))" office:value-type="string" office:string-value="x">
            <text:p>x</text:p>
          </table:table-cell>
          <table:table-cell table:style-name="ce26" table:formula="of:=IF([.B975]=&quot;R&quot;;0;IF([.B975]=&quot;-&quot;;0;4))" office:value-type="float" office:value="0">
            <text:p>0</text:p>
          </table:table-cell>
          <table:table-cell table:style-name="ce26" table:formula="of:=IF([.B975]=&quot;R&quot;;0;COUNTIF([.F975:.I97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7"/>setInitialButtonIcon(widget.righ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office:value-type="string">
            <text:p>update to “arrow-right”</text:p>
          </table:table-cell>
          <table:table-cell table:style-name="ce6"/>
          <table:table-cell table:style-name="ce18" table:formula="of:=IF([.$B976]=&quot;R&quot;;VLOOKUP([.$C976];[.$C$5:.$I$1017];5;0);IF([.$B976]=&quot;E&quot;;&quot;x&quot;;IF([.$B976]=&quot;-&quot;;&quot;-&quot;;&quot;ND&quot;)))" office:value-type="string" office:string-value="x">
            <text:p>x</text:p>
          </table:table-cell>
          <table:table-cell table:style-name="ce18" table:formula="of:=IF([.$B976]=&quot;R&quot;;VLOOKUP([.$C976];[.$C$5:.$I$1017];5;0);IF([.$B976]=&quot;E&quot;;&quot;x&quot;;IF([.$B976]=&quot;-&quot;;&quot;-&quot;;&quot;ND&quot;)))" office:value-type="string" office:string-value="x">
            <text:p>x</text:p>
          </table:table-cell>
          <table:table-cell table:style-name="ce18" table:formula="of:=IF([.$B976]=&quot;R&quot;;VLOOKUP([.$C976];[.$C$5:.$I$1017];6;0);IF([.$B976]=&quot;E&quot;;&quot;x&quot;;IF([.$B976]=&quot;-&quot;;&quot;-&quot;;&quot;ND&quot;)))" office:value-type="string" office:string-value="x">
            <text:p>x</text:p>
          </table:table-cell>
          <table:table-cell table:style-name="ce18" table:formula="of:=IF([.$B976]=&quot;R&quot;;VLOOKUP([.$C976];[.$C$5:.$I$1017];7;0);IF([.$B976]=&quot;E&quot;;&quot;x&quot;;IF([.$B976]=&quot;-&quot;;&quot;-&quot;;&quot;ND&quot;)))" office:value-type="string" office:string-value="x">
            <text:p>x</text:p>
          </table:table-cell>
          <table:table-cell table:style-name="ce26" table:formula="of:=IF([.B976]=&quot;R&quot;;0;IF([.B976]=&quot;-&quot;;0;4))" office:value-type="float" office:value="0">
            <text:p>0</text:p>
          </table:table-cell>
          <table:table-cell table:style-name="ce26" table:formula="of:=IF([.B976]=&quot;R&quot;;0;COUNTIF([.F976:.I97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77]=&quot;R&quot;;VLOOKUP([.$C977];[.$C$5:.$I$1017];5;0);IF([.$B977]=&quot;E&quot;;&quot;x&quot;;IF([.$B977]=&quot;-&quot;;&quot;-&quot;;&quot;ND&quot;)))" office:value-type="string" office:string-value="-">
            <text:p>-</text:p>
          </table:table-cell>
          <table:table-cell table:style-name="ce18" table:formula="of:=IF([.$B977]=&quot;R&quot;;VLOOKUP([.$C977];[.$C$5:.$I$1017];5;0);IF([.$B977]=&quot;E&quot;;&quot;x&quot;;IF([.$B977]=&quot;-&quot;;&quot;-&quot;;&quot;ND&quot;)))" office:value-type="string" office:string-value="-">
            <text:p>-</text:p>
          </table:table-cell>
          <table:table-cell table:style-name="ce18" table:formula="of:=IF([.$B977]=&quot;R&quot;;VLOOKUP([.$C977];[.$C$5:.$I$1017];6;0);IF([.$B977]=&quot;E&quot;;&quot;x&quot;;IF([.$B977]=&quot;-&quot;;&quot;-&quot;;&quot;ND&quot;)))" office:value-type="string" office:string-value="-">
            <text:p>-</text:p>
          </table:table-cell>
          <table:table-cell table:style-name="ce18" table:formula="of:=IF([.$B977]=&quot;R&quot;;VLOOKUP([.$C977];[.$C$5:.$I$1017];7;0);IF([.$B977]=&quot;E&quot;;&quot;x&quot;;IF([.$B977]=&quot;-&quot;;&quot;-&quot;;&quot;ND&quot;)))" office:value-type="string" office:string-value="-">
            <text:p>-</text:p>
          </table:table-cell>
          <table:table-cell table:style-name="ce26" table:formula="of:=IF([.B977]=&quot;R&quot;;0;IF([.B977]=&quot;-&quot;;0;4))" office:value-type="float" office:value="0">
            <text:p>0</text:p>
          </table:table-cell>
          <table:table-cell table:style-name="ce26" table:formula="of:=IF([.B977]=&quot;R&quot;;0;COUNTIF([.F977:.I97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6"/>
          <table:table-cell table:style-name="ce18" table:formula="of:=IF([.$B978]=&quot;R&quot;;VLOOKUP([.$C978];[.$C$5:.$I$1017];5;0);IF([.$B978]=&quot;E&quot;;&quot;x&quot;;IF([.$B978]=&quot;-&quot;;&quot;-&quot;;&quot;ND&quot;)))" office:value-type="string" office:string-value="-">
            <text:p>-</text:p>
          </table:table-cell>
          <table:table-cell table:style-name="ce18" table:formula="of:=IF([.$B978]=&quot;R&quot;;VLOOKUP([.$C978];[.$C$5:.$I$1017];5;0);IF([.$B978]=&quot;E&quot;;&quot;x&quot;;IF([.$B978]=&quot;-&quot;;&quot;-&quot;;&quot;ND&quot;)))" office:value-type="string" office:string-value="-">
            <text:p>-</text:p>
          </table:table-cell>
          <table:table-cell table:style-name="ce18" table:formula="of:=IF([.$B978]=&quot;R&quot;;VLOOKUP([.$C978];[.$C$5:.$I$1017];6;0);IF([.$B978]=&quot;E&quot;;&quot;x&quot;;IF([.$B978]=&quot;-&quot;;&quot;-&quot;;&quot;ND&quot;)))" office:value-type="string" office:string-value="-">
            <text:p>-</text:p>
          </table:table-cell>
          <table:table-cell table:style-name="ce18" table:formula="of:=IF([.$B978]=&quot;R&quot;;VLOOKUP([.$C978];[.$C$5:.$I$1017];7;0);IF([.$B978]=&quot;E&quot;;&quot;x&quot;;IF([.$B978]=&quot;-&quot;;&quot;-&quot;;&quot;ND&quot;)))" office:value-type="string" office:string-value="-">
            <text:p>-</text:p>
          </table:table-cell>
          <table:table-cell table:style-name="ce26" table:formula="of:=IF([.B978]=&quot;R&quot;;0;IF([.B978]=&quot;-&quot;;0;4))" office:value-type="float" office:value="0">
            <text:p>0</text:p>
          </table:table-cell>
          <table:table-cell table:style-name="ce26" table:formula="of:=IF([.B978]=&quot;R&quot;;0;COUNTIF([.F978:.I97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office:value-type="string">
            <text:p>update to “format-text-bold”</text:p>
          </table:table-cell>
          <table:table-cell table:style-name="ce6"/>
          <table:table-cell table:style-name="ce18" table:formula="of:=IF([.$B979]=&quot;R&quot;;VLOOKUP([.$C979];[.$C$5:.$I$1017];5;0);IF([.$B979]=&quot;E&quot;;&quot;x&quot;;IF([.$B979]=&quot;-&quot;;&quot;-&quot;;&quot;ND&quot;)))" office:value-type="string" office:string-value="x">
            <text:p>x</text:p>
          </table:table-cell>
          <table:table-cell table:style-name="ce18" table:formula="of:=IF([.$B979]=&quot;R&quot;;VLOOKUP([.$C979];[.$C$5:.$I$1017];5;0);IF([.$B979]=&quot;E&quot;;&quot;x&quot;;IF([.$B979]=&quot;-&quot;;&quot;-&quot;;&quot;ND&quot;)))" office:value-type="string" office:string-value="x">
            <text:p>x</text:p>
          </table:table-cell>
          <table:table-cell table:style-name="ce18" table:formula="of:=IF([.$B979]=&quot;R&quot;;VLOOKUP([.$C979];[.$C$5:.$I$1017];6;0);IF([.$B979]=&quot;E&quot;;&quot;x&quot;;IF([.$B979]=&quot;-&quot;;&quot;-&quot;;&quot;ND&quot;)))" office:value-type="string" office:string-value="x">
            <text:p>x</text:p>
          </table:table-cell>
          <table:table-cell table:style-name="ce18" table:formula="of:=IF([.$B979]=&quot;R&quot;;VLOOKUP([.$C979];[.$C$5:.$I$1017];7;0);IF([.$B979]=&quot;E&quot;;&quot;x&quot;;IF([.$B979]=&quot;-&quot;;&quot;-&quot;;&quot;ND&quot;)))" office:value-type="string" office:string-value="x">
            <text:p>x</text:p>
          </table:table-cell>
          <table:table-cell table:style-name="ce26" table:formula="of:=IF([.B979]=&quot;R&quot;;0;IF([.B979]=&quot;-&quot;;0;4))" office:value-type="float" office:value="0">
            <text:p>0</text:p>
          </table:table-cell>
          <table:table-cell table:style-name="ce26" table:formula="of:=IF([.B979]=&quot;R&quot;;0;COUNTIF([.F979:.I97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center, "middle");</text:p>
          </table:table-cell>
          <table:table-cell table:number-columns-repeated="2" table:style-name="ce3" office:value-type="string">
            <text:p>-</text:p>
          </table:table-cell>
          <table:table-cell table:style-name="ce6" office:value-type="string">
            <text:p>what is “middle” ?</text:p>
            <text:p>align vertically on center?</text:p>
          </table:table-cell>
          <table:table-cell table:style-name="ce6"/>
          <table:table-cell table:style-name="ce18" table:formula="of:=IF([.$B980]=&quot;R&quot;;VLOOKUP([.$C980];[.$C$5:.$I$1017];5;0);IF([.$B980]=&quot;E&quot;;&quot;x&quot;;IF([.$B980]=&quot;-&quot;;&quot;-&quot;;&quot;ND&quot;)))" office:value-type="string" office:string-value="-">
            <text:p>-</text:p>
          </table:table-cell>
          <table:table-cell table:style-name="ce18" table:formula="of:=IF([.$B980]=&quot;R&quot;;VLOOKUP([.$C980];[.$C$5:.$I$1017];5;0);IF([.$B980]=&quot;E&quot;;&quot;x&quot;;IF([.$B980]=&quot;-&quot;;&quot;-&quot;;&quot;ND&quot;)))" office:value-type="string" office:string-value="-">
            <text:p>-</text:p>
          </table:table-cell>
          <table:table-cell table:style-name="ce18" table:formula="of:=IF([.$B980]=&quot;R&quot;;VLOOKUP([.$C980];[.$C$5:.$I$1017];6;0);IF([.$B980]=&quot;E&quot;;&quot;x&quot;;IF([.$B980]=&quot;-&quot;;&quot;-&quot;;&quot;ND&quot;)))" office:value-type="string" office:string-value="-">
            <text:p>-</text:p>
          </table:table-cell>
          <table:table-cell table:style-name="ce18" table:formula="of:=IF([.$B980]=&quot;R&quot;;VLOOKUP([.$C980];[.$C$5:.$I$1017];7;0);IF([.$B980]=&quot;E&quot;;&quot;x&quot;;IF([.$B980]=&quot;-&quot;;&quot;-&quot;;&quot;ND&quot;)))" office:value-type="string" office:string-value="-">
            <text:p>-</text:p>
          </table:table-cell>
          <table:table-cell table:style-name="ce26" table:formula="of:=IF([.B980]=&quot;R&quot;;0;IF([.B980]=&quot;-&quot;;0;4))" office:value-type="float" office:value="0">
            <text:p>0</text:p>
          </table:table-cell>
          <table:table-cell table:style-name="ce26" table:formula="of:=IF([.B980]=&quot;R&quot;;0;COUNTIF([.F980:.I98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office:value-type="string">
            <text:p>update to “format-text-italic”</text:p>
          </table:table-cell>
          <table:table-cell table:style-name="ce6"/>
          <table:table-cell table:style-name="ce18" table:formula="of:=IF([.$B981]=&quot;R&quot;;VLOOKUP([.$C981];[.$C$5:.$I$1017];5;0);IF([.$B981]=&quot;E&quot;;&quot;x&quot;;IF([.$B981]=&quot;-&quot;;&quot;-&quot;;&quot;ND&quot;)))" office:value-type="string" office:string-value="x">
            <text:p>x</text:p>
          </table:table-cell>
          <table:table-cell table:style-name="ce18" table:formula="of:=IF([.$B981]=&quot;R&quot;;VLOOKUP([.$C981];[.$C$5:.$I$1017];5;0);IF([.$B981]=&quot;E&quot;;&quot;x&quot;;IF([.$B981]=&quot;-&quot;;&quot;-&quot;;&quot;ND&quot;)))" office:value-type="string" office:string-value="x">
            <text:p>x</text:p>
          </table:table-cell>
          <table:table-cell table:style-name="ce18" table:formula="of:=IF([.$B981]=&quot;R&quot;;VLOOKUP([.$C981];[.$C$5:.$I$1017];6;0);IF([.$B981]=&quot;E&quot;;&quot;x&quot;;IF([.$B981]=&quot;-&quot;;&quot;-&quot;;&quot;ND&quot;)))" office:value-type="string" office:string-value="x">
            <text:p>x</text:p>
          </table:table-cell>
          <table:table-cell table:style-name="ce18" table:formula="of:=IF([.$B981]=&quot;R&quot;;VLOOKUP([.$C981];[.$C$5:.$I$1017];7;0);IF([.$B981]=&quot;E&quot;;&quot;x&quot;;IF([.$B981]=&quot;-&quot;;&quot;-&quot;;&quot;ND&quot;)))" office:value-type="string" office:string-value="x">
            <text:p>x</text:p>
          </table:table-cell>
          <table:table-cell table:style-name="ce26" table:formula="of:=IF([.B981]=&quot;R&quot;;0;IF([.B981]=&quot;-&quot;;0;4))" office:value-type="float" office:value="0">
            <text:p>0</text:p>
          </table:table-cell>
          <table:table-cell table:style-name="ce26" table:formula="of:=IF([.B981]=&quot;R&quot;;0;COUNTIF([.F981:.I98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6" office:value-type="string">
            <text:p>update to “format-font-size-less”</text:p>
          </table:table-cell>
          <table:table-cell table:style-name="ce6"/>
          <table:table-cell table:style-name="ce18" table:formula="of:=IF([.$B982]=&quot;R&quot;;VLOOKUP([.$C982];[.$C$5:.$I$1017];5;0);IF([.$B982]=&quot;E&quot;;&quot;x&quot;;IF([.$B982]=&quot;-&quot;;&quot;-&quot;;&quot;ND&quot;)))" office:value-type="string" office:string-value="x">
            <text:p>x</text:p>
          </table:table-cell>
          <table:table-cell table:style-name="ce18" table:formula="of:=IF([.$B982]=&quot;R&quot;;VLOOKUP([.$C982];[.$C$5:.$I$1017];5;0);IF([.$B982]=&quot;E&quot;;&quot;x&quot;;IF([.$B982]=&quot;-&quot;;&quot;-&quot;;&quot;ND&quot;)))" office:value-type="string" office:string-value="x">
            <text:p>x</text:p>
          </table:table-cell>
          <table:table-cell table:style-name="ce18" table:formula="of:=IF([.$B982]=&quot;R&quot;;VLOOKUP([.$C982];[.$C$5:.$I$1017];6;0);IF([.$B982]=&quot;E&quot;;&quot;x&quot;;IF([.$B982]=&quot;-&quot;;&quot;-&quot;;&quot;ND&quot;)))" office:value-type="string" office:string-value="x">
            <text:p>x</text:p>
          </table:table-cell>
          <table:table-cell table:style-name="ce18" table:formula="of:=IF([.$B982]=&quot;R&quot;;VLOOKUP([.$C982];[.$C$5:.$I$1017];7;0);IF([.$B982]=&quot;E&quot;;&quot;x&quot;;IF([.$B982]=&quot;-&quot;;&quot;-&quot;;&quot;ND&quot;)))" office:value-type="string" office:string-value="x">
            <text:p>x</text:p>
          </table:table-cell>
          <table:table-cell table:style-name="ce26" table:formula="of:=IF([.B982]=&quot;R&quot;;0;IF([.B982]=&quot;-&quot;;0;4))" office:value-type="float" office:value="0">
            <text:p>0</text:p>
          </table:table-cell>
          <table:table-cell table:style-name="ce26" table:formula="of:=IF([.B982]=&quot;R&quot;;0;COUNTIF([.F982:.I98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izeUp, "sizeup"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6" office:value-type="string">
            <text:p>update to “format-font-size-more”</text:p>
          </table:table-cell>
          <table:table-cell table:style-name="ce6"/>
          <table:table-cell table:style-name="ce18" table:formula="of:=IF([.$B983]=&quot;R&quot;;VLOOKUP([.$C983];[.$C$5:.$I$1017];5;0);IF([.$B983]=&quot;E&quot;;&quot;x&quot;;IF([.$B983]=&quot;-&quot;;&quot;-&quot;;&quot;ND&quot;)))" office:value-type="string" office:string-value="x">
            <text:p>x</text:p>
          </table:table-cell>
          <table:table-cell table:style-name="ce18" table:formula="of:=IF([.$B983]=&quot;R&quot;;VLOOKUP([.$C983];[.$C$5:.$I$1017];5;0);IF([.$B983]=&quot;E&quot;;&quot;x&quot;;IF([.$B983]=&quot;-&quot;;&quot;-&quot;;&quot;ND&quot;)))" office:value-type="string" office:string-value="x">
            <text:p>x</text:p>
          </table:table-cell>
          <table:table-cell table:style-name="ce18" table:formula="of:=IF([.$B983]=&quot;R&quot;;VLOOKUP([.$C983];[.$C$5:.$I$1017];6;0);IF([.$B983]=&quot;E&quot;;&quot;x&quot;;IF([.$B983]=&quot;-&quot;;&quot;-&quot;;&quot;ND&quot;)))" office:value-type="string" office:string-value="x">
            <text:p>x</text:p>
          </table:table-cell>
          <table:table-cell table:style-name="ce18" table:formula="of:=IF([.$B983]=&quot;R&quot;;VLOOKUP([.$C983];[.$C$5:.$I$1017];7;0);IF([.$B983]=&quot;E&quot;;&quot;x&quot;;IF([.$B983]=&quot;-&quot;;&quot;-&quot;;&quot;ND&quot;)))" office:value-type="string" office:string-value="x">
            <text:p>x</text:p>
          </table:table-cell>
          <table:table-cell table:style-name="ce26" table:formula="of:=IF([.B983]=&quot;R&quot;;0;IF([.B983]=&quot;-&quot;;0;4))" office:value-type="float" office:value="0">
            <text:p>0</text:p>
          </table:table-cell>
          <table:table-cell table:style-name="ce26" table:formula="of:=IF([.B983]=&quot;R&quot;;0;COUNTIF([.F983:.I98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tyle1, "sans");</text:p>
          </table:table-cell>
          <table:table-cell table:style-name="ce3" office:value-type="string">
            <text:p>N</text:p>
          </table:table-cell>
          <table:table-cell table:style-name="ce3" office:value-type="float" office:value="383">
            <text:p>383</text:p>
          </table:table-cell>
          <table:table-cell table:style-name="ce6" office:value-type="string">
            <text:p>“sans” font type</text:p>
          </table:table-cell>
          <table:table-cell table:style-name="ce6"/>
          <table:table-cell table:style-name="ce18" table:formula="of:=IF([.$B984]=&quot;R&quot;;VLOOKUP([.$C984];[.$C$5:.$I$1017];5;0);IF([.$B984]=&quot;E&quot;;&quot;x&quot;;IF([.$B984]=&quot;-&quot;;&quot;-&quot;;&quot;ND&quot;)))" office:value-type="string" office:string-value="ND">
            <text:p>ND</text:p>
          </table:table-cell>
          <table:table-cell table:style-name="ce18" table:formula="of:=IF([.$B984]=&quot;R&quot;;VLOOKUP([.$C984];[.$C$5:.$I$1017];5;0);IF([.$B984]=&quot;E&quot;;&quot;x&quot;;IF([.$B984]=&quot;-&quot;;&quot;-&quot;;&quot;ND&quot;)))" office:value-type="string" office:string-value="ND">
            <text:p>ND</text:p>
          </table:table-cell>
          <table:table-cell table:style-name="ce18" table:formula="of:=IF([.$B984]=&quot;R&quot;;VLOOKUP([.$C984];[.$C$5:.$I$1017];6;0);IF([.$B984]=&quot;E&quot;;&quot;x&quot;;IF([.$B984]=&quot;-&quot;;&quot;-&quot;;&quot;ND&quot;)))" office:value-type="string" office:string-value="ND">
            <text:p>ND</text:p>
          </table:table-cell>
          <table:table-cell table:style-name="ce18" table:formula="of:=IF([.$B984]=&quot;R&quot;;VLOOKUP([.$C984];[.$C$5:.$I$1017];7;0);IF([.$B984]=&quot;E&quot;;&quot;x&quot;;IF([.$B984]=&quot;-&quot;;&quot;-&quot;;&quot;ND&quot;)))" office:value-type="string" office:string-value="ND">
            <text:p>ND</text:p>
          </table:table-cell>
          <table:table-cell table:style-name="ce26" table:formula="of:=IF([.B984]=&quot;R&quot;;0;IF([.B984]=&quot;-&quot;;0;4))" office:value-type="float" office:value="4">
            <text:p>4</text:p>
          </table:table-cell>
          <table:table-cell table:style-name="ce26" table:formula="of:=IF([.B984]=&quot;R&quot;;0;COUNTIF([.F984:.I98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tyle2, "serif");</text:p>
          </table:table-cell>
          <table:table-cell table:style-name="ce3" office:value-type="string">
            <text:p>N</text:p>
          </table:table-cell>
          <table:table-cell table:style-name="ce3" office:value-type="float" office:value="384">
            <text:p>384</text:p>
          </table:table-cell>
          <table:table-cell table:style-name="ce6" office:value-type="string">
            <text:p>“serif” font type</text:p>
          </table:table-cell>
          <table:table-cell table:style-name="ce6"/>
          <table:table-cell table:style-name="ce18" table:formula="of:=IF([.$B985]=&quot;R&quot;;VLOOKUP([.$C985];[.$C$5:.$I$1017];5;0);IF([.$B985]=&quot;E&quot;;&quot;x&quot;;IF([.$B985]=&quot;-&quot;;&quot;-&quot;;&quot;ND&quot;)))" office:value-type="string" office:string-value="ND">
            <text:p>ND</text:p>
          </table:table-cell>
          <table:table-cell table:style-name="ce18" table:formula="of:=IF([.$B985]=&quot;R&quot;;VLOOKUP([.$C985];[.$C$5:.$I$1017];5;0);IF([.$B985]=&quot;E&quot;;&quot;x&quot;;IF([.$B985]=&quot;-&quot;;&quot;-&quot;;&quot;ND&quot;)))" office:value-type="string" office:string-value="ND">
            <text:p>ND</text:p>
          </table:table-cell>
          <table:table-cell table:style-name="ce18" table:formula="of:=IF([.$B985]=&quot;R&quot;;VLOOKUP([.$C985];[.$C$5:.$I$1017];6;0);IF([.$B985]=&quot;E&quot;;&quot;x&quot;;IF([.$B985]=&quot;-&quot;;&quot;-&quot;;&quot;ND&quot;)))" office:value-type="string" office:string-value="ND">
            <text:p>ND</text:p>
          </table:table-cell>
          <table:table-cell table:style-name="ce18" table:formula="of:=IF([.$B985]=&quot;R&quot;;VLOOKUP([.$C985];[.$C$5:.$I$1017];7;0);IF([.$B985]=&quot;E&quot;;&quot;x&quot;;IF([.$B985]=&quot;-&quot;;&quot;-&quot;;&quot;ND&quot;)))" office:value-type="string" office:string-value="ND">
            <text:p>ND</text:p>
          </table:table-cell>
          <table:table-cell table:style-name="ce26" table:formula="of:=IF([.B985]=&quot;R&quot;;0;IF([.B985]=&quot;-&quot;;0;4))" office:value-type="float" office:value="4">
            <text:p>4</text:p>
          </table:table-cell>
          <table:table-cell table:style-name="ce26" table:formula="of:=IF([.B985]=&quot;R&quot;;0;COUNTIF([.F985:.I98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tyle3, "script");</text:p>
          </table:table-cell>
          <table:table-cell table:style-name="ce3" office:value-type="string">
            <text:p>E</text:p>
          </table:table-cell>
          <table:table-cell table:style-name="ce3" office:value-type="float" office:value="385">
            <text:p>385</text:p>
          </table:table-cell>
          <table:table-cell table:style-name="ce6" office:value-type="string">
            <text:p>(in mimetypes/)</text:p>
          </table:table-cell>
          <table:table-cell table:style-name="ce6" office:value-type="string">
            <text:p>text-x-script</text:p>
          </table:table-cell>
          <table:table-cell table:style-name="ce18" table:formula="of:=IF([.$B986]=&quot;R&quot;;VLOOKUP([.$C986];[.$C$5:.$I$1017];5;0);IF([.$B986]=&quot;E&quot;;&quot;x&quot;;IF([.$B986]=&quot;-&quot;;&quot;-&quot;;&quot;ND&quot;)))" office:value-type="string" office:string-value="x">
            <text:p>x</text:p>
          </table:table-cell>
          <table:table-cell table:style-name="ce18" table:formula="of:=IF([.$B986]=&quot;R&quot;;VLOOKUP([.$C986];[.$C$5:.$I$1017];5;0);IF([.$B986]=&quot;E&quot;;&quot;x&quot;;IF([.$B986]=&quot;-&quot;;&quot;-&quot;;&quot;ND&quot;)))" office:value-type="string" office:string-value="x">
            <text:p>x</text:p>
          </table:table-cell>
          <table:table-cell table:style-name="ce18" table:formula="of:=IF([.$B986]=&quot;R&quot;;VLOOKUP([.$C986];[.$C$5:.$I$1017];6;0);IF([.$B986]=&quot;E&quot;;&quot;x&quot;;IF([.$B986]=&quot;-&quot;;&quot;-&quot;;&quot;ND&quot;)))" office:value-type="string" office:string-value="x">
            <text:p>x</text:p>
          </table:table-cell>
          <table:table-cell table:style-name="ce18" table:formula="of:=IF([.$B986]=&quot;R&quot;;VLOOKUP([.$C986];[.$C$5:.$I$1017];7;0);IF([.$B986]=&quot;E&quot;;&quot;x&quot;;IF([.$B986]=&quot;-&quot;;&quot;-&quot;;&quot;ND&quot;)))" office:value-type="string" office:string-value="x">
            <text:p>x</text:p>
          </table:table-cell>
          <table:table-cell table:style-name="ce26" table:formula="of:=IF([.B986]=&quot;R&quot;;0;IF([.B986]=&quot;-&quot;;0;4))" office:value-type="float" office:value="4">
            <text:p>4</text:p>
          </table:table-cell>
          <table:table-cell table:style-name="ce26" table:formula="of:=IF([.B986]=&quot;R&quot;;0;COUNTIF([.F986:.I986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6" office:value-type="string">
            <text:p>update to “format-text-underline”</text:p>
          </table:table-cell>
          <table:table-cell table:style-name="ce6"/>
          <table:table-cell table:style-name="ce18" table:formula="of:=IF([.$B987]=&quot;R&quot;;VLOOKUP([.$C987];[.$C$5:.$I$1017];5;0);IF([.$B987]=&quot;E&quot;;&quot;x&quot;;IF([.$B987]=&quot;-&quot;;&quot;-&quot;;&quot;ND&quot;)))" office:value-type="string" office:string-value="x">
            <text:p>x</text:p>
          </table:table-cell>
          <table:table-cell table:style-name="ce18" table:formula="of:=IF([.$B987]=&quot;R&quot;;VLOOKUP([.$C987];[.$C$5:.$I$1017];5;0);IF([.$B987]=&quot;E&quot;;&quot;x&quot;;IF([.$B987]=&quot;-&quot;;&quot;-&quot;;&quot;ND&quot;)))" office:value-type="string" office:string-value="x">
            <text:p>x</text:p>
          </table:table-cell>
          <table:table-cell table:style-name="ce18" table:formula="of:=IF([.$B987]=&quot;R&quot;;VLOOKUP([.$C987];[.$C$5:.$I$1017];6;0);IF([.$B987]=&quot;E&quot;;&quot;x&quot;;IF([.$B987]=&quot;-&quot;;&quot;-&quot;;&quot;ND&quot;)))" office:value-type="string" office:string-value="x">
            <text:p>x</text:p>
          </table:table-cell>
          <table:table-cell table:style-name="ce18" table:formula="of:=IF([.$B987]=&quot;R&quot;;VLOOKUP([.$C987];[.$C$5:.$I$1017];7;0);IF([.$B987]=&quot;E&quot;;&quot;x&quot;;IF([.$B987]=&quot;-&quot;;&quot;-&quot;;&quot;ND&quot;)))" office:value-type="string" office:string-value="x">
            <text:p>x</text:p>
          </table:table-cell>
          <table:table-cell table:style-name="ce26" table:formula="of:=IF([.B987]=&quot;R&quot;;0;IF([.B987]=&quot;-&quot;;0;4))" office:value-type="float" office:value="0">
            <text:p>0</text:p>
          </table:table-cell>
          <table:table-cell table:style-name="ce26" table:formula="of:=IF([.B987]=&quot;R&quot;;0;COUNTIF([.F987:.I98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2"/>
          <table:table-cell table:style-name="ce18" table:formula="of:=IF([.$B988]=&quot;R&quot;;VLOOKUP([.$C988];[.$C$5:.$I$1017];5;0);IF([.$B988]=&quot;E&quot;;&quot;x&quot;;IF([.$B988]=&quot;-&quot;;&quot;-&quot;;&quot;ND&quot;)))" office:value-type="string" office:string-value="x">
            <text:p>x</text:p>
          </table:table-cell>
          <table:table-cell table:style-name="ce18" table:formula="of:=IF([.$B988]=&quot;R&quot;;VLOOKUP([.$C988];[.$C$5:.$I$1017];5;0);IF([.$B988]=&quot;E&quot;;&quot;x&quot;;IF([.$B988]=&quot;-&quot;;&quot;-&quot;;&quot;ND&quot;)))" office:value-type="string" office:string-value="x">
            <text:p>x</text:p>
          </table:table-cell>
          <table:table-cell table:style-name="ce18" table:formula="of:=IF([.$B988]=&quot;R&quot;;VLOOKUP([.$C988];[.$C$5:.$I$1017];6;0);IF([.$B988]=&quot;E&quot;;&quot;x&quot;;IF([.$B988]=&quot;-&quot;;&quot;-&quot;;&quot;ND&quot;)))" office:value-type="string" office:string-value="x">
            <text:p>x</text:p>
          </table:table-cell>
          <table:table-cell table:style-name="ce18" table:formula="of:=IF([.$B988]=&quot;R&quot;;VLOOKUP([.$C988];[.$C$5:.$I$1017];7;0);IF([.$B988]=&quot;E&quot;;&quot;x&quot;;IF([.$B988]=&quot;-&quot;;&quot;-&quot;;&quot;ND&quot;)))" office:value-type="string" office:string-value="x">
            <text:p>x</text:p>
          </table:table-cell>
          <table:table-cell table:style-name="ce26" table:formula="of:=IF([.B988]=&quot;R&quot;;0;IF([.B988]=&quot;-&quot;;0;4))" office:value-type="float" office:value="0">
            <text:p>0</text:p>
          </table:table-cell>
          <table:table-cell table:style-name="ce26" table:formula="of:=IF([.B988]=&quot;R&quot;;0;COUNTIF([.F988:.I98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2"/>
          <table:table-cell table:style-name="ce18" table:formula="of:=IF([.$B989]=&quot;R&quot;;VLOOKUP([.$C989];[.$C$5:.$I$1017];5;0);IF([.$B989]=&quot;E&quot;;&quot;x&quot;;IF([.$B989]=&quot;-&quot;;&quot;-&quot;;&quot;ND&quot;)))" office:value-type="string" office:string-value="x">
            <text:p>x</text:p>
          </table:table-cell>
          <table:table-cell table:style-name="ce18" table:formula="of:=IF([.$B989]=&quot;R&quot;;VLOOKUP([.$C989];[.$C$5:.$I$1017];5;0);IF([.$B989]=&quot;E&quot;;&quot;x&quot;;IF([.$B989]=&quot;-&quot;;&quot;-&quot;;&quot;ND&quot;)))" office:value-type="string" office:string-value="x">
            <text:p>x</text:p>
          </table:table-cell>
          <table:table-cell table:style-name="ce18" table:formula="of:=IF([.$B989]=&quot;R&quot;;VLOOKUP([.$C989];[.$C$5:.$I$1017];6;0);IF([.$B989]=&quot;E&quot;;&quot;x&quot;;IF([.$B989]=&quot;-&quot;;&quot;-&quot;;&quot;ND&quot;)))" office:value-type="string" office:string-value="x">
            <text:p>x</text:p>
          </table:table-cell>
          <table:table-cell table:style-name="ce18" table:formula="of:=IF([.$B989]=&quot;R&quot;;VLOOKUP([.$C989];[.$C$5:.$I$1017];7;0);IF([.$B989]=&quot;E&quot;;&quot;x&quot;;IF([.$B989]=&quot;-&quot;;&quot;-&quot;;&quot;ND&quot;)))" office:value-type="string" office:string-value="x">
            <text:p>x</text:p>
          </table:table-cell>
          <table:table-cell table:style-name="ce26" table:formula="of:=IF([.B989]=&quot;R&quot;;0;IF([.B989]=&quot;-&quot;;0;4))" office:value-type="float" office:value="0">
            <text:p>0</text:p>
          </table:table-cell>
          <table:table-cell table:style-name="ce26" table:formula="of:=IF([.B989]=&quot;R&quot;;0;COUNTIF([.F989:.I98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6" table:number-columns-repeated="2"/>
          <table:table-cell table:style-name="ce18" table:formula="of:=IF([.$B990]=&quot;R&quot;;VLOOKUP([.$C990];[.$C$5:.$I$1017];5;0);IF([.$B990]=&quot;E&quot;;&quot;x&quot;;IF([.$B990]=&quot;-&quot;;&quot;-&quot;;&quot;ND&quot;)))" office:value-type="string" office:string-value="x">
            <text:p>x</text:p>
          </table:table-cell>
          <table:table-cell table:style-name="ce18" table:formula="of:=IF([.$B990]=&quot;R&quot;;VLOOKUP([.$C990];[.$C$5:.$I$1017];5;0);IF([.$B990]=&quot;E&quot;;&quot;x&quot;;IF([.$B990]=&quot;-&quot;;&quot;-&quot;;&quot;ND&quot;)))" office:value-type="string" office:string-value="x">
            <text:p>x</text:p>
          </table:table-cell>
          <table:table-cell table:style-name="ce18" table:formula="of:=IF([.$B990]=&quot;R&quot;;VLOOKUP([.$C990];[.$C$5:.$I$1017];6;0);IF([.$B990]=&quot;E&quot;;&quot;x&quot;;IF([.$B990]=&quot;-&quot;;&quot;-&quot;;&quot;ND&quot;)))" office:value-type="string" office:string-value="x">
            <text:p>x</text:p>
          </table:table-cell>
          <table:table-cell table:style-name="ce18" table:formula="of:=IF([.$B990]=&quot;R&quot;;VLOOKUP([.$C990];[.$C$5:.$I$1017];7;0);IF([.$B990]=&quot;E&quot;;&quot;x&quot;;IF([.$B990]=&quot;-&quot;;&quot;-&quot;;&quot;ND&quot;)))" office:value-type="string" office:string-value="x">
            <text:p>x</text:p>
          </table:table-cell>
          <table:table-cell table:style-name="ce26" table:formula="of:=IF([.B990]=&quot;R&quot;;0;IF([.B990]=&quot;-&quot;;0;4))" office:value-type="float" office:value="0">
            <text:p>0</text:p>
          </table:table-cell>
          <table:table-cell table:style-name="ce26" table:formula="of:=IF([.B990]=&quot;R&quot;;0;COUNTIF([.F990:.I99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6" table:number-columns-repeated="2"/>
          <table:table-cell table:style-name="ce18" table:formula="of:=IF([.$B991]=&quot;R&quot;;VLOOKUP([.$C991];[.$C$5:.$I$1017];5;0);IF([.$B991]=&quot;E&quot;;&quot;x&quot;;IF([.$B991]=&quot;-&quot;;&quot;-&quot;;&quot;ND&quot;)))" office:value-type="string" office:string-value="x">
            <text:p>x</text:p>
          </table:table-cell>
          <table:table-cell table:style-name="ce18" table:formula="of:=IF([.$B991]=&quot;R&quot;;VLOOKUP([.$C991];[.$C$5:.$I$1017];5;0);IF([.$B991]=&quot;E&quot;;&quot;x&quot;;IF([.$B991]=&quot;-&quot;;&quot;-&quot;;&quot;ND&quot;)))" office:value-type="string" office:string-value="x">
            <text:p>x</text:p>
          </table:table-cell>
          <table:table-cell table:style-name="ce18" table:formula="of:=IF([.$B991]=&quot;R&quot;;VLOOKUP([.$C991];[.$C$5:.$I$1017];6;0);IF([.$B991]=&quot;E&quot;;&quot;x&quot;;IF([.$B991]=&quot;-&quot;;&quot;-&quot;;&quot;ND&quot;)))" office:value-type="string" office:string-value="x">
            <text:p>x</text:p>
          </table:table-cell>
          <table:table-cell table:style-name="ce18" table:formula="of:=IF([.$B991]=&quot;R&quot;;VLOOKUP([.$C991];[.$C$5:.$I$1017];7;0);IF([.$B991]=&quot;E&quot;;&quot;x&quot;;IF([.$B991]=&quot;-&quot;;&quot;-&quot;;&quot;ND&quot;)))" office:value-type="string" office:string-value="x">
            <text:p>x</text:p>
          </table:table-cell>
          <table:table-cell table:style-name="ce26" table:formula="of:=IF([.B991]=&quot;R&quot;;0;IF([.B991]=&quot;-&quot;;0;4))" office:value-type="float" office:value="0">
            <text:p>0</text:p>
          </table:table-cell>
          <table:table-cell table:style-name="ce26" table:formula="of:=IF([.B991]=&quot;R&quot;;0;COUNTIF([.F991:.I99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 office:value-type="string">
            <text:p>R</text:p>
          </table:table-cell>
          <table:table-cell table:style-name="ce3" office:value-type="float" office:value="218">
            <text:p>218</text:p>
          </table:table-cell>
          <table:table-cell table:style-name="ce6" table:number-columns-repeated="2"/>
          <table:table-cell table:style-name="ce18" table:formula="of:=IF([.$B992]=&quot;R&quot;;VLOOKUP([.$C992];[.$C$5:.$I$1017];5;0);IF([.$B992]=&quot;E&quot;;&quot;x&quot;;IF([.$B992]=&quot;-&quot;;&quot;-&quot;;&quot;ND&quot;)))" office:value-type="string" office:string-value="x">
            <text:p>x</text:p>
          </table:table-cell>
          <table:table-cell table:style-name="ce18" table:formula="of:=IF([.$B992]=&quot;R&quot;;VLOOKUP([.$C992];[.$C$5:.$I$1017];5;0);IF([.$B992]=&quot;E&quot;;&quot;x&quot;;IF([.$B992]=&quot;-&quot;;&quot;-&quot;;&quot;ND&quot;)))" office:value-type="string" office:string-value="x">
            <text:p>x</text:p>
          </table:table-cell>
          <table:table-cell table:style-name="ce18" table:formula="of:=IF([.$B992]=&quot;R&quot;;VLOOKUP([.$C992];[.$C$5:.$I$1017];6;0);IF([.$B992]=&quot;E&quot;;&quot;x&quot;;IF([.$B992]=&quot;-&quot;;&quot;-&quot;;&quot;ND&quot;)))" office:value-type="string" office:string-value="x">
            <text:p>x</text:p>
          </table:table-cell>
          <table:table-cell table:style-name="ce18" table:formula="of:=IF([.$B992]=&quot;R&quot;;VLOOKUP([.$C992];[.$C$5:.$I$1017];7;0);IF([.$B992]=&quot;E&quot;;&quot;x&quot;;IF([.$B992]=&quot;-&quot;;&quot;-&quot;;&quot;ND&quot;)))" office:value-type="string" office:string-value="x">
            <text:p>x</text:p>
          </table:table-cell>
          <table:table-cell table:style-name="ce26" table:formula="of:=IF([.B992]=&quot;R&quot;;0;IF([.B992]=&quot;-&quot;;0;4))" office:value-type="float" office:value="0">
            <text:p>0</text:p>
          </table:table-cell>
          <table:table-cell table:style-name="ce26" table:formula="of:=IF([.B992]=&quot;R&quot;;0;COUNTIF([.F992:.I99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Model.cpp: <text:s text:c="3"/>m_charIcon = KIcon("kotext-character");</text:p>
          </table:table-cell>
          <table:table-cell table:style-name="ce3" office:value-type="string">
            <text:p>N</text:p>
          </table:table-cell>
          <table:table-cell table:style-name="ce3" office:value-type="float" office:value="386">
            <text:p>386</text:p>
          </table:table-cell>
          <table:table-cell table:style-name="ce6" office:value-type="string">
            <text:p>“kotext-character” / text-character ?</text:p>
          </table:table-cell>
          <table:table-cell table:style-name="ce6"/>
          <table:table-cell table:style-name="ce18" table:formula="of:=IF([.$B993]=&quot;R&quot;;VLOOKUP([.$C993];[.$C$5:.$I$1017];5;0);IF([.$B993]=&quot;E&quot;;&quot;x&quot;;IF([.$B993]=&quot;-&quot;;&quot;-&quot;;&quot;ND&quot;)))" office:value-type="string" office:string-value="ND">
            <text:p>ND</text:p>
          </table:table-cell>
          <table:table-cell table:style-name="ce18" table:formula="of:=IF([.$B993]=&quot;R&quot;;VLOOKUP([.$C993];[.$C$5:.$I$1017];5;0);IF([.$B993]=&quot;E&quot;;&quot;x&quot;;IF([.$B993]=&quot;-&quot;;&quot;-&quot;;&quot;ND&quot;)))" office:value-type="string" office:string-value="ND">
            <text:p>ND</text:p>
          </table:table-cell>
          <table:table-cell table:style-name="ce18" table:formula="of:=IF([.$B993]=&quot;R&quot;;VLOOKUP([.$C993];[.$C$5:.$I$1017];6;0);IF([.$B993]=&quot;E&quot;;&quot;x&quot;;IF([.$B993]=&quot;-&quot;;&quot;-&quot;;&quot;ND&quot;)))" office:value-type="string" office:string-value="ND">
            <text:p>ND</text:p>
          </table:table-cell>
          <table:table-cell table:style-name="ce18" table:formula="of:=IF([.$B993]=&quot;R&quot;;VLOOKUP([.$C993];[.$C$5:.$I$1017];7;0);IF([.$B993]=&quot;E&quot;;&quot;x&quot;;IF([.$B993]=&quot;-&quot;;&quot;-&quot;;&quot;ND&quot;)))" office:value-type="string" office:string-value="ND">
            <text:p>ND</text:p>
          </table:table-cell>
          <table:table-cell table:style-name="ce26" table:formula="of:=IF([.B993]=&quot;R&quot;;0;IF([.B993]=&quot;-&quot;;0;4))" office:value-type="float" office:value="4">
            <text:p>4</text:p>
          </table:table-cell>
          <table:table-cell table:style-name="ce26" table:formula="of:=IF([.B993]=&quot;R&quot;;0;COUNTIF([.F993:.I99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Model.cpp: <text:s text:c="3"/>m_paragIcon = KIcon("kotext-paragraph");</text:p>
          </table:table-cell>
          <table:table-cell table:style-name="ce3" office:value-type="string">
            <text:p>N</text:p>
          </table:table-cell>
          <table:table-cell table:style-name="ce3" office:value-type="float" office:value="387">
            <text:p>387</text:p>
          </table:table-cell>
          <table:table-cell table:style-name="ce6" office:value-type="string">
            <text:p>“kotext-paragraph” / text-paragraph</text:p>
          </table:table-cell>
          <table:table-cell table:style-name="ce6"/>
          <table:table-cell table:style-name="ce18" table:formula="of:=IF([.$B994]=&quot;R&quot;;VLOOKUP([.$C994];[.$C$5:.$I$1017];5;0);IF([.$B994]=&quot;E&quot;;&quot;x&quot;;IF([.$B994]=&quot;-&quot;;&quot;-&quot;;&quot;ND&quot;)))" office:value-type="string" office:string-value="ND">
            <text:p>ND</text:p>
          </table:table-cell>
          <table:table-cell table:style-name="ce18" table:formula="of:=IF([.$B994]=&quot;R&quot;;VLOOKUP([.$C994];[.$C$5:.$I$1017];5;0);IF([.$B994]=&quot;E&quot;;&quot;x&quot;;IF([.$B994]=&quot;-&quot;;&quot;-&quot;;&quot;ND&quot;)))" office:value-type="string" office:string-value="ND">
            <text:p>ND</text:p>
          </table:table-cell>
          <table:table-cell table:style-name="ce18" table:formula="of:=IF([.$B994]=&quot;R&quot;;VLOOKUP([.$C994];[.$C$5:.$I$1017];6;0);IF([.$B994]=&quot;E&quot;;&quot;x&quot;;IF([.$B994]=&quot;-&quot;;&quot;-&quot;;&quot;ND&quot;)))" office:value-type="string" office:string-value="ND">
            <text:p>ND</text:p>
          </table:table-cell>
          <table:table-cell table:style-name="ce18" table:formula="of:=IF([.$B994]=&quot;R&quot;;VLOOKUP([.$C994];[.$C$5:.$I$1017];7;0);IF([.$B994]=&quot;E&quot;;&quot;x&quot;;IF([.$B994]=&quot;-&quot;;&quot;-&quot;;&quot;ND&quot;)))" office:value-type="string" office:string-value="ND">
            <text:p>ND</text:p>
          </table:table-cell>
          <table:table-cell table:style-name="ce26" table:formula="of:=IF([.B994]=&quot;R&quot;;0;IF([.B994]=&quot;-&quot;;0;4))" office:value-type="float" office:value="4">
            <text:p>4</text:p>
          </table:table-cell>
          <table:table-cell table:style-name="ce26" table:formula="of:=IF([.B994]=&quot;R&quot;;0;COUNTIF([.F994:.I99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style-name="ce3" office:value-type="string">
            <text:p>E</text:p>
          </table:table-cell>
          <table:table-cell table:style-name="ce3" office:value-type="float" office:value="388">
            <text:p>388</text:p>
          </table:table-cell>
          <table:table-cell table:style-name="ce6"/>
          <table:table-cell table:style-name="ce6" office:value-type="string">
            <text:p>dialog-ok-apply</text:p>
          </table:table-cell>
          <table:table-cell table:style-name="ce18" table:formula="of:=IF([.$B995]=&quot;R&quot;;VLOOKUP([.$C995];[.$C$5:.$I$1017];5;0);IF([.$B995]=&quot;E&quot;;&quot;x&quot;;IF([.$B995]=&quot;-&quot;;&quot;-&quot;;&quot;ND&quot;)))" office:value-type="string" office:string-value="x">
            <text:p>x</text:p>
          </table:table-cell>
          <table:table-cell table:style-name="ce18" table:formula="of:=IF([.$B995]=&quot;R&quot;;VLOOKUP([.$C995];[.$C$5:.$I$1017];5;0);IF([.$B995]=&quot;E&quot;;&quot;x&quot;;IF([.$B995]=&quot;-&quot;;&quot;-&quot;;&quot;ND&quot;)))" office:value-type="string" office:string-value="x">
            <text:p>x</text:p>
          </table:table-cell>
          <table:table-cell table:style-name="ce18" table:formula="of:=IF([.$B995]=&quot;R&quot;;VLOOKUP([.$C995];[.$C$5:.$I$1017];6;0);IF([.$B995]=&quot;E&quot;;&quot;x&quot;;IF([.$B995]=&quot;-&quot;;&quot;-&quot;;&quot;ND&quot;)))" office:value-type="string" office:string-value="x">
            <text:p>x</text:p>
          </table:table-cell>
          <table:table-cell table:style-name="ce18" table:formula="of:=IF([.$B995]=&quot;R&quot;;VLOOKUP([.$C995];[.$C$5:.$I$1017];7;0);IF([.$B995]=&quot;E&quot;;&quot;x&quot;;IF([.$B995]=&quot;-&quot;;&quot;-&quot;;&quot;ND&quot;)))" office:value-type="string" office:string-value="x">
            <text:p>x</text:p>
          </table:table-cell>
          <table:table-cell table:style-name="ce26" table:formula="of:=IF([.B995]=&quot;R&quot;;0;IF([.B995]=&quot;-&quot;;0;4))" office:value-type="float" office:value="4">
            <text:p>4</text:p>
          </table:table-cell>
          <table:table-cell table:style-name="ce26" table:formula="of:=IF([.B995]=&quot;R&quot;;0;COUNTIF([.F995:.I995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8" table:formula="of:=IF([.$B996]=&quot;R&quot;;VLOOKUP([.$C996];[.$C$5:.$I$1017];5;0);IF([.$B996]=&quot;E&quot;;&quot;x&quot;;IF([.$B996]=&quot;-&quot;;&quot;-&quot;;&quot;ND&quot;)))" office:value-type="string" office:string-value="x">
            <text:p>x</text:p>
          </table:table-cell>
          <table:table-cell table:style-name="ce18" table:formula="of:=IF([.$B996]=&quot;R&quot;;VLOOKUP([.$C996];[.$C$5:.$I$1017];5;0);IF([.$B996]=&quot;E&quot;;&quot;x&quot;;IF([.$B996]=&quot;-&quot;;&quot;-&quot;;&quot;ND&quot;)))" office:value-type="string" office:string-value="x">
            <text:p>x</text:p>
          </table:table-cell>
          <table:table-cell table:style-name="ce18" table:formula="of:=IF([.$B996]=&quot;R&quot;;VLOOKUP([.$C996];[.$C$5:.$I$1017];6;0);IF([.$B996]=&quot;E&quot;;&quot;x&quot;;IF([.$B996]=&quot;-&quot;;&quot;-&quot;;&quot;ND&quot;)))" office:value-type="string" office:string-value="x">
            <text:p>x</text:p>
          </table:table-cell>
          <table:table-cell table:style-name="ce18" table:formula="of:=IF([.$B996]=&quot;R&quot;;VLOOKUP([.$C996];[.$C$5:.$I$1017];7;0);IF([.$B996]=&quot;E&quot;;&quot;x&quot;;IF([.$B996]=&quot;-&quot;;&quot;-&quot;;&quot;ND&quot;)))" office:value-type="string" office:string-value="x">
            <text:p>x</text:p>
          </table:table-cell>
          <table:table-cell table:style-name="ce26" table:formula="of:=IF([.B996]=&quot;R&quot;;0;IF([.B996]=&quot;-&quot;;0;4))" office:value-type="float" office:value="0">
            <text:p>0</text:p>
          </table:table-cell>
          <table:table-cell table:style-name="ce26" table:formula="of:=IF([.B996]=&quot;R&quot;;0;COUNTIF([.F996:.I99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2"/>
          <table:table-cell table:style-name="ce18" table:formula="of:=IF([.$B997]=&quot;R&quot;;VLOOKUP([.$C997];[.$C$5:.$I$1017];5;0);IF([.$B997]=&quot;E&quot;;&quot;x&quot;;IF([.$B997]=&quot;-&quot;;&quot;-&quot;;&quot;ND&quot;)))" office:value-type="string" office:string-value="x">
            <text:p>x</text:p>
          </table:table-cell>
          <table:table-cell table:style-name="ce18" table:formula="of:=IF([.$B997]=&quot;R&quot;;VLOOKUP([.$C997];[.$C$5:.$I$1017];5;0);IF([.$B997]=&quot;E&quot;;&quot;x&quot;;IF([.$B997]=&quot;-&quot;;&quot;-&quot;;&quot;ND&quot;)))" office:value-type="string" office:string-value="x">
            <text:p>x</text:p>
          </table:table-cell>
          <table:table-cell table:style-name="ce18" table:formula="of:=IF([.$B997]=&quot;R&quot;;VLOOKUP([.$C997];[.$C$5:.$I$1017];6;0);IF([.$B997]=&quot;E&quot;;&quot;x&quot;;IF([.$B997]=&quot;-&quot;;&quot;-&quot;;&quot;ND&quot;)))" office:value-type="string" office:string-value="x">
            <text:p>x</text:p>
          </table:table-cell>
          <table:table-cell table:style-name="ce18" table:formula="of:=IF([.$B997]=&quot;R&quot;;VLOOKUP([.$C997];[.$C$5:.$I$1017];7;0);IF([.$B997]=&quot;E&quot;;&quot;x&quot;;IF([.$B997]=&quot;-&quot;;&quot;-&quot;;&quot;ND&quot;)))" office:value-type="string" office:string-value="x">
            <text:p>x</text:p>
          </table:table-cell>
          <table:table-cell table:style-name="ce26" table:formula="of:=IF([.B997]=&quot;R&quot;;0;IF([.B997]=&quot;-&quot;;0;4))" office:value-type="float" office:value="0">
            <text:p>0</text:p>
          </table:table-cell>
          <table:table-cell table:style-name="ce26" table:formula="of:=IF([.B997]=&quot;R&quot;;0;COUNTIF([.F997:.I99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998]=&quot;R&quot;;VLOOKUP([.$C998];[.$C$5:.$I$1017];5;0);IF([.$B998]=&quot;E&quot;;&quot;x&quot;;IF([.$B998]=&quot;-&quot;;&quot;-&quot;;&quot;ND&quot;)))" office:value-type="string" office:string-value="x">
            <text:p>x</text:p>
          </table:table-cell>
          <table:table-cell table:style-name="ce18" table:formula="of:=IF([.$B998]=&quot;R&quot;;VLOOKUP([.$C998];[.$C$5:.$I$1017];5;0);IF([.$B998]=&quot;E&quot;;&quot;x&quot;;IF([.$B998]=&quot;-&quot;;&quot;-&quot;;&quot;ND&quot;)))" office:value-type="string" office:string-value="x">
            <text:p>x</text:p>
          </table:table-cell>
          <table:table-cell table:style-name="ce18" table:formula="of:=IF([.$B998]=&quot;R&quot;;VLOOKUP([.$C998];[.$C$5:.$I$1017];6;0);IF([.$B998]=&quot;E&quot;;&quot;x&quot;;IF([.$B998]=&quot;-&quot;;&quot;-&quot;;&quot;ND&quot;)))" office:value-type="string" office:string-value="x">
            <text:p>x</text:p>
          </table:table-cell>
          <table:table-cell table:style-name="ce18" table:formula="of:=IF([.$B998]=&quot;R&quot;;VLOOKUP([.$C998];[.$C$5:.$I$1017];7;0);IF([.$B998]=&quot;E&quot;;&quot;x&quot;;IF([.$B998]=&quot;-&quot;;&quot;-&quot;;&quot;ND&quot;)))" office:value-type="string" office:string-value="x">
            <text:p>x</text:p>
          </table:table-cell>
          <table:table-cell table:style-name="ce26" table:formula="of:=IF([.B998]=&quot;R&quot;;0;IF([.B998]=&quot;-&quot;;0;4))" office:value-type="float" office:value="0">
            <text:p>0</text:p>
          </table:table-cell>
          <table:table-cell table:style-name="ce26" table:formula="of:=IF([.B998]=&quot;R&quot;;0;COUNTIF([.F998:.I99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6" table:number-columns-repeated="2"/>
          <table:table-cell table:style-name="ce18" table:formula="of:=IF([.$B999]=&quot;R&quot;;VLOOKUP([.$C999];[.$C$5:.$I$1017];5;0);IF([.$B999]=&quot;E&quot;;&quot;x&quot;;IF([.$B999]=&quot;-&quot;;&quot;-&quot;;&quot;ND&quot;)))" office:value-type="string" office:string-value="x">
            <text:p>x</text:p>
          </table:table-cell>
          <table:table-cell table:style-name="ce18" table:formula="of:=IF([.$B999]=&quot;R&quot;;VLOOKUP([.$C999];[.$C$5:.$I$1017];5;0);IF([.$B999]=&quot;E&quot;;&quot;x&quot;;IF([.$B999]=&quot;-&quot;;&quot;-&quot;;&quot;ND&quot;)))" office:value-type="string" office:string-value="x">
            <text:p>x</text:p>
          </table:table-cell>
          <table:table-cell table:style-name="ce18" table:formula="of:=IF([.$B999]=&quot;R&quot;;VLOOKUP([.$C999];[.$C$5:.$I$1017];6;0);IF([.$B999]=&quot;E&quot;;&quot;x&quot;;IF([.$B999]=&quot;-&quot;;&quot;-&quot;;&quot;ND&quot;)))" office:value-type="string" office:string-value="x">
            <text:p>x</text:p>
          </table:table-cell>
          <table:table-cell table:style-name="ce18" table:formula="of:=IF([.$B999]=&quot;R&quot;;VLOOKUP([.$C999];[.$C$5:.$I$1017];7;0);IF([.$B999]=&quot;E&quot;;&quot;x&quot;;IF([.$B999]=&quot;-&quot;;&quot;-&quot;;&quot;ND&quot;)))" office:value-type="string" office:string-value="x">
            <text:p>x</text:p>
          </table:table-cell>
          <table:table-cell table:style-name="ce26" table:formula="of:=IF([.B999]=&quot;R&quot;;0;IF([.B999]=&quot;-&quot;;0;4))" office:value-type="float" office:value="0">
            <text:p>0</text:p>
          </table:table-cell>
          <table:table-cell table:style-name="ce26" table:formula="of:=IF([.B999]=&quot;R&quot;;0;COUNTIF([.F999:.I99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6" table:number-columns-repeated="2"/>
          <table:table-cell table:style-name="ce18" table:formula="of:=IF([.$B1000]=&quot;R&quot;;VLOOKUP([.$C1000];[.$C$5:.$I$1017];5;0);IF([.$B1000]=&quot;E&quot;;&quot;x&quot;;IF([.$B1000]=&quot;-&quot;;&quot;-&quot;;&quot;ND&quot;)))" office:value-type="string" office:string-value="x">
            <text:p>x</text:p>
          </table:table-cell>
          <table:table-cell table:style-name="ce18" table:formula="of:=IF([.$B1000]=&quot;R&quot;;VLOOKUP([.$C1000];[.$C$5:.$I$1017];5;0);IF([.$B1000]=&quot;E&quot;;&quot;x&quot;;IF([.$B1000]=&quot;-&quot;;&quot;-&quot;;&quot;ND&quot;)))" office:value-type="string" office:string-value="x">
            <text:p>x</text:p>
          </table:table-cell>
          <table:table-cell table:style-name="ce18" table:formula="of:=IF([.$B1000]=&quot;R&quot;;VLOOKUP([.$C1000];[.$C$5:.$I$1017];6;0);IF([.$B1000]=&quot;E&quot;;&quot;x&quot;;IF([.$B1000]=&quot;-&quot;;&quot;-&quot;;&quot;ND&quot;)))" office:value-type="string" office:string-value="x">
            <text:p>x</text:p>
          </table:table-cell>
          <table:table-cell table:style-name="ce18" table:formula="of:=IF([.$B1000]=&quot;R&quot;;VLOOKUP([.$C1000];[.$C$5:.$I$1017];7;0);IF([.$B1000]=&quot;E&quot;;&quot;x&quot;;IF([.$B1000]=&quot;-&quot;;&quot;-&quot;;&quot;ND&quot;)))" office:value-type="string" office:string-value="x">
            <text:p>x</text:p>
          </table:table-cell>
          <table:table-cell table:style-name="ce26" table:formula="of:=IF([.B1000]=&quot;R&quot;;0;IF([.B1000]=&quot;-&quot;;0;4))" office:value-type="float" office:value="0">
            <text:p>0</text:p>
          </table:table-cell>
          <table:table-cell table:style-name="ce26" table:formula="of:=IF([.B1000]=&quot;R&quot;;0;COUNTIF([.F1000:.I100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9">
            <text:p>389</text:p>
          </table:table-cell>
          <table:table-cell table:style-name="ce6"/>
          <table:table-cell table:style-name="ce12" office:value-type="string">
            <text:p>format-list-unordered</text:p>
          </table:table-cell>
          <table:table-cell table:style-name="ce18" table:formula="of:=IF([.$B1001]=&quot;R&quot;;VLOOKUP([.$C1001];[.$C$5:.$I$1017];5;0);IF([.$B1001]=&quot;E&quot;;&quot;x&quot;;IF([.$B1001]=&quot;-&quot;;&quot;-&quot;;&quot;ND&quot;)))" office:value-type="string" office:string-value="x">
            <text:p>x</text:p>
          </table:table-cell>
          <table:table-cell table:style-name="ce18" table:formula="of:=IF([.$B1001]=&quot;R&quot;;VLOOKUP([.$C1001];[.$C$5:.$I$1017];5;0);IF([.$B1001]=&quot;E&quot;;&quot;x&quot;;IF([.$B1001]=&quot;-&quot;;&quot;-&quot;;&quot;ND&quot;)))" office:value-type="string" office:string-value="x">
            <text:p>x</text:p>
          </table:table-cell>
          <table:table-cell table:style-name="ce18" table:formula="of:=IF([.$B1001]=&quot;R&quot;;VLOOKUP([.$C1001];[.$C$5:.$I$1017];6;0);IF([.$B1001]=&quot;E&quot;;&quot;x&quot;;IF([.$B1001]=&quot;-&quot;;&quot;-&quot;;&quot;ND&quot;)))" office:value-type="string" office:string-value="x">
            <text:p>x</text:p>
          </table:table-cell>
          <table:table-cell table:style-name="ce18" table:formula="of:=IF([.$B1001]=&quot;R&quot;;VLOOKUP([.$C1001];[.$C$5:.$I$1017];7;0);IF([.$B1001]=&quot;E&quot;;&quot;x&quot;;IF([.$B1001]=&quot;-&quot;;&quot;-&quot;;&quot;ND&quot;)))" office:value-type="string" office:string-value="x">
            <text:p>x</text:p>
          </table:table-cell>
          <table:table-cell table:style-name="ce26" table:formula="of:=IF([.B1001]=&quot;R&quot;;0;IF([.B1001]=&quot;-&quot;;0;4))" office:value-type="float" office:value="4">
            <text:p>4</text:p>
          </table:table-cell>
          <table:table-cell table:style-name="ce26" table:formula="of:=IF([.B1001]=&quot;R&quot;;0;COUNTIF([.F1001:.I1001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90">
            <text:p>390</text:p>
          </table:table-cell>
          <table:table-cell table:style-name="ce6"/>
          <table:table-cell table:style-name="ce12" office:value-type="string">
            <text:p>format-list-ordered</text:p>
          </table:table-cell>
          <table:table-cell table:style-name="ce18" table:formula="of:=IF([.$B1002]=&quot;R&quot;;VLOOKUP([.$C1002];[.$C$5:.$I$1017];5;0);IF([.$B1002]=&quot;E&quot;;&quot;x&quot;;IF([.$B1002]=&quot;-&quot;;&quot;-&quot;;&quot;ND&quot;)))" office:value-type="string" office:string-value="x">
            <text:p>x</text:p>
          </table:table-cell>
          <table:table-cell table:style-name="ce18" table:formula="of:=IF([.$B1002]=&quot;R&quot;;VLOOKUP([.$C1002];[.$C$5:.$I$1017];5;0);IF([.$B1002]=&quot;E&quot;;&quot;x&quot;;IF([.$B1002]=&quot;-&quot;;&quot;-&quot;;&quot;ND&quot;)))" office:value-type="string" office:string-value="x">
            <text:p>x</text:p>
          </table:table-cell>
          <table:table-cell table:style-name="ce18" table:formula="of:=IF([.$B1002]=&quot;R&quot;;VLOOKUP([.$C1002];[.$C$5:.$I$1017];6;0);IF([.$B1002]=&quot;E&quot;;&quot;x&quot;;IF([.$B1002]=&quot;-&quot;;&quot;-&quot;;&quot;ND&quot;)))" office:value-type="string" office:string-value="x">
            <text:p>x</text:p>
          </table:table-cell>
          <table:table-cell table:style-name="ce18" table:formula="of:=IF([.$B1002]=&quot;R&quot;;VLOOKUP([.$C1002];[.$C$5:.$I$1017];7;0);IF([.$B1002]=&quot;E&quot;;&quot;x&quot;;IF([.$B1002]=&quot;-&quot;;&quot;-&quot;;&quot;ND&quot;)))" office:value-type="string" office:string-value="x">
            <text:p>x</text:p>
          </table:table-cell>
          <table:table-cell table:style-name="ce26" table:formula="of:=IF([.B1002]=&quot;R&quot;;0;IF([.B1002]=&quot;-&quot;;0;4))" office:value-type="float" office:value="4">
            <text:p>4</text:p>
          </table:table-cell>
          <table:table-cell table:style-name="ce26" table:formula="of:=IF([.B1002]=&quot;R&quot;;0;COUNTIF([.F1002:.I1002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plugins/textshape/TextTool.cpp: <text:s text:c="3"/>action-&gt;setIcon(KIcon("character-set"));</text:p>
          </table:table-cell>
          <table:table-cell table:style-name="ce3" office:value-type="string">
            <text:p>E</text:p>
          </table:table-cell>
          <table:table-cell table:style-name="ce3" office:value-type="float" office:value="391">
            <text:p>391</text:p>
          </table:table-cell>
          <table:table-cell table:style-name="ce6"/>
          <table:table-cell table:style-name="ce12" office:value-type="string">
            <text:p>character-set</text:p>
          </table:table-cell>
          <table:table-cell table:style-name="ce18" table:formula="of:=IF([.$B1003]=&quot;R&quot;;VLOOKUP([.$C1003];[.$C$5:.$I$1017];5;0);IF([.$B1003]=&quot;E&quot;;&quot;x&quot;;IF([.$B1003]=&quot;-&quot;;&quot;-&quot;;&quot;ND&quot;)))" office:value-type="string" office:string-value="x">
            <text:p>x</text:p>
          </table:table-cell>
          <table:table-cell table:style-name="ce18" table:formula="of:=IF([.$B1003]=&quot;R&quot;;VLOOKUP([.$C1003];[.$C$5:.$I$1017];5;0);IF([.$B1003]=&quot;E&quot;;&quot;x&quot;;IF([.$B1003]=&quot;-&quot;;&quot;-&quot;;&quot;ND&quot;)))" office:value-type="string" office:string-value="x">
            <text:p>x</text:p>
          </table:table-cell>
          <table:table-cell table:style-name="ce18" table:formula="of:=IF([.$B1003]=&quot;R&quot;;VLOOKUP([.$C1003];[.$C$5:.$I$1017];6;0);IF([.$B1003]=&quot;E&quot;;&quot;x&quot;;IF([.$B1003]=&quot;-&quot;;&quot;-&quot;;&quot;ND&quot;)))" office:value-type="string" office:string-value="x">
            <text:p>x</text:p>
          </table:table-cell>
          <table:table-cell table:style-name="ce18" table:formula="of:=IF([.$B1003]=&quot;R&quot;;VLOOKUP([.$C1003];[.$C$5:.$I$1017];7;0);IF([.$B1003]=&quot;E&quot;;&quot;x&quot;;IF([.$B1003]=&quot;-&quot;;&quot;-&quot;;&quot;ND&quot;)))" office:value-type="string" office:string-value="x">
            <text:p>x</text:p>
          </table:table-cell>
          <table:table-cell table:style-name="ce26" table:formula="of:=IF([.B1003]=&quot;R&quot;;0;IF([.B1003]=&quot;-&quot;;0;4))" office:value-type="float" office:value="4">
            <text:p>4</text:p>
          </table:table-cell>
          <table:table-cell table:style-name="ce26" table:formula="of:=IF([.B1003]=&quot;R&quot;;0;COUNTIF([.F1003:.I1003];&quot;x&quot;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4">
            <text:p>94</text:p>
          </table:table-cell>
          <table:table-cell table:style-name="ce6" table:number-columns-repeated="2"/>
          <table:table-cell table:style-name="ce18" table:formula="of:=IF([.$B1004]=&quot;R&quot;;VLOOKUP([.$C1004];[.$C$5:.$I$1017];5;0);IF([.$B1004]=&quot;E&quot;;&quot;x&quot;;IF([.$B1004]=&quot;-&quot;;&quot;-&quot;;&quot;ND&quot;)))" office:value-type="string" office:string-value="x">
            <text:p>x</text:p>
          </table:table-cell>
          <table:table-cell table:style-name="ce18" table:formula="of:=IF([.$B1004]=&quot;R&quot;;VLOOKUP([.$C1004];[.$C$5:.$I$1017];5;0);IF([.$B1004]=&quot;E&quot;;&quot;x&quot;;IF([.$B1004]=&quot;-&quot;;&quot;-&quot;;&quot;ND&quot;)))" office:value-type="string" office:string-value="x">
            <text:p>x</text:p>
          </table:table-cell>
          <table:table-cell table:style-name="ce18" table:formula="of:=IF([.$B1004]=&quot;R&quot;;VLOOKUP([.$C1004];[.$C$5:.$I$1017];6;0);IF([.$B1004]=&quot;E&quot;;&quot;x&quot;;IF([.$B1004]=&quot;-&quot;;&quot;-&quot;;&quot;ND&quot;)))" office:value-type="string" office:string-value="x">
            <text:p>x</text:p>
          </table:table-cell>
          <table:table-cell table:style-name="ce18" table:formula="of:=IF([.$B1004]=&quot;R&quot;;VLOOKUP([.$C1004];[.$C$5:.$I$1017];7;0);IF([.$B1004]=&quot;E&quot;;&quot;x&quot;;IF([.$B1004]=&quot;-&quot;;&quot;-&quot;;&quot;ND&quot;)))" office:value-type="string" office:string-value="x">
            <text:p>x</text:p>
          </table:table-cell>
          <table:table-cell table:style-name="ce26" table:formula="of:=IF([.B1004]=&quot;R&quot;;0;IF([.B1004]=&quot;-&quot;;0;4))" office:value-type="float" office:value="0">
            <text:p>0</text:p>
          </table:table-cell>
          <table:table-cell table:style-name="ce26" table:formula="of:=IF([.B1004]=&quot;R&quot;;0;COUNTIF([.F1004:.I100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6" table:number-columns-repeated="2"/>
          <table:table-cell table:style-name="ce18" table:formula="of:=IF([.$B1005]=&quot;R&quot;;VLOOKUP([.$C1005];[.$C$5:.$I$1017];5;0);IF([.$B1005]=&quot;E&quot;;&quot;x&quot;;IF([.$B1005]=&quot;-&quot;;&quot;-&quot;;&quot;ND&quot;)))" office:value-type="string" office:string-value="x">
            <text:p>x</text:p>
          </table:table-cell>
          <table:table-cell table:style-name="ce18" table:formula="of:=IF([.$B1005]=&quot;R&quot;;VLOOKUP([.$C1005];[.$C$5:.$I$1017];5;0);IF([.$B1005]=&quot;E&quot;;&quot;x&quot;;IF([.$B1005]=&quot;-&quot;;&quot;-&quot;;&quot;ND&quot;)))" office:value-type="string" office:string-value="x">
            <text:p>x</text:p>
          </table:table-cell>
          <table:table-cell table:style-name="ce18" table:formula="of:=IF([.$B1005]=&quot;R&quot;;VLOOKUP([.$C1005];[.$C$5:.$I$1017];6;0);IF([.$B1005]=&quot;E&quot;;&quot;x&quot;;IF([.$B1005]=&quot;-&quot;;&quot;-&quot;;&quot;ND&quot;)))" office:value-type="string" office:string-value="x">
            <text:p>x</text:p>
          </table:table-cell>
          <table:table-cell table:style-name="ce18" table:formula="of:=IF([.$B1005]=&quot;R&quot;;VLOOKUP([.$C1005];[.$C$5:.$I$1017];7;0);IF([.$B1005]=&quot;E&quot;;&quot;x&quot;;IF([.$B1005]=&quot;-&quot;;&quot;-&quot;;&quot;ND&quot;)))" office:value-type="string" office:string-value="x">
            <text:p>x</text:p>
          </table:table-cell>
          <table:table-cell table:style-name="ce26" table:formula="of:=IF([.B1005]=&quot;R&quot;;0;IF([.B1005]=&quot;-&quot;;0;4))" office:value-type="float" office:value="0">
            <text:p>0</text:p>
          </table:table-cell>
          <table:table-cell table:style-name="ce26" table:formula="of:=IF([.B1005]=&quot;R&quot;;0;COUNTIF([.F1005:.I100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6" table:number-columns-repeated="2"/>
          <table:table-cell table:style-name="ce18" table:formula="of:=IF([.$B1006]=&quot;R&quot;;VLOOKUP([.$C1006];[.$C$5:.$I$1017];5;0);IF([.$B1006]=&quot;E&quot;;&quot;x&quot;;IF([.$B1006]=&quot;-&quot;;&quot;-&quot;;&quot;ND&quot;)))" office:value-type="string" office:string-value="x">
            <text:p>x</text:p>
          </table:table-cell>
          <table:table-cell table:style-name="ce18" table:formula="of:=IF([.$B1006]=&quot;R&quot;;VLOOKUP([.$C1006];[.$C$5:.$I$1017];5;0);IF([.$B1006]=&quot;E&quot;;&quot;x&quot;;IF([.$B1006]=&quot;-&quot;;&quot;-&quot;;&quot;ND&quot;)))" office:value-type="string" office:string-value="x">
            <text:p>x</text:p>
          </table:table-cell>
          <table:table-cell table:style-name="ce18" table:formula="of:=IF([.$B1006]=&quot;R&quot;;VLOOKUP([.$C1006];[.$C$5:.$I$1017];6;0);IF([.$B1006]=&quot;E&quot;;&quot;x&quot;;IF([.$B1006]=&quot;-&quot;;&quot;-&quot;;&quot;ND&quot;)))" office:value-type="string" office:string-value="x">
            <text:p>x</text:p>
          </table:table-cell>
          <table:table-cell table:style-name="ce18" table:formula="of:=IF([.$B1006]=&quot;R&quot;;VLOOKUP([.$C1006];[.$C$5:.$I$1017];7;0);IF([.$B1006]=&quot;E&quot;;&quot;x&quot;;IF([.$B1006]=&quot;-&quot;;&quot;-&quot;;&quot;ND&quot;)))" office:value-type="string" office:string-value="x">
            <text:p>x</text:p>
          </table:table-cell>
          <table:table-cell table:style-name="ce26" table:formula="of:=IF([.B1006]=&quot;R&quot;;0;IF([.B1006]=&quot;-&quot;;0;4))" office:value-type="float" office:value="0">
            <text:p>0</text:p>
          </table:table-cell>
          <table:table-cell table:style-name="ce26" table:formula="of:=IF([.B1006]=&quot;R&quot;;0;COUNTIF([.F1006:.I100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6" table:number-columns-repeated="2"/>
          <table:table-cell table:style-name="ce18" table:formula="of:=IF([.$B1007]=&quot;R&quot;;VLOOKUP([.$C1007];[.$C$5:.$I$1017];5;0);IF([.$B1007]=&quot;E&quot;;&quot;x&quot;;IF([.$B1007]=&quot;-&quot;;&quot;-&quot;;&quot;ND&quot;)))" office:value-type="string" office:string-value="x">
            <text:p>x</text:p>
          </table:table-cell>
          <table:table-cell table:style-name="ce18" table:formula="of:=IF([.$B1007]=&quot;R&quot;;VLOOKUP([.$C1007];[.$C$5:.$I$1017];5;0);IF([.$B1007]=&quot;E&quot;;&quot;x&quot;;IF([.$B1007]=&quot;-&quot;;&quot;-&quot;;&quot;ND&quot;)))" office:value-type="string" office:string-value="x">
            <text:p>x</text:p>
          </table:table-cell>
          <table:table-cell table:style-name="ce18" table:formula="of:=IF([.$B1007]=&quot;R&quot;;VLOOKUP([.$C1007];[.$C$5:.$I$1017];6;0);IF([.$B1007]=&quot;E&quot;;&quot;x&quot;;IF([.$B1007]=&quot;-&quot;;&quot;-&quot;;&quot;ND&quot;)))" office:value-type="string" office:string-value="x">
            <text:p>x</text:p>
          </table:table-cell>
          <table:table-cell table:style-name="ce18" table:formula="of:=IF([.$B1007]=&quot;R&quot;;VLOOKUP([.$C1007];[.$C$5:.$I$1017];7;0);IF([.$B1007]=&quot;E&quot;;&quot;x&quot;;IF([.$B1007]=&quot;-&quot;;&quot;-&quot;;&quot;ND&quot;)))" office:value-type="string" office:string-value="x">
            <text:p>x</text:p>
          </table:table-cell>
          <table:table-cell table:style-name="ce26" table:formula="of:=IF([.B1007]=&quot;R&quot;;0;IF([.B1007]=&quot;-&quot;;0;4))" office:value-type="float" office:value="0">
            <text:p>0</text:p>
          </table:table-cell>
          <table:table-cell table:style-name="ce26" table:formula="of:=IF([.B1007]=&quot;R&quot;;0;COUNTIF([.F1007:.I100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6" table:number-columns-repeated="2"/>
          <table:table-cell table:style-name="ce18" table:formula="of:=IF([.$B1008]=&quot;R&quot;;VLOOKUP([.$C1008];[.$C$5:.$I$1017];5;0);IF([.$B1008]=&quot;E&quot;;&quot;x&quot;;IF([.$B1008]=&quot;-&quot;;&quot;-&quot;;&quot;ND&quot;)))" office:value-type="string" office:string-value="x">
            <text:p>x</text:p>
          </table:table-cell>
          <table:table-cell table:style-name="ce18" table:formula="of:=IF([.$B1008]=&quot;R&quot;;VLOOKUP([.$C1008];[.$C$5:.$I$1017];5;0);IF([.$B1008]=&quot;E&quot;;&quot;x&quot;;IF([.$B1008]=&quot;-&quot;;&quot;-&quot;;&quot;ND&quot;)))" office:value-type="string" office:string-value="x">
            <text:p>x</text:p>
          </table:table-cell>
          <table:table-cell table:style-name="ce18" table:formula="of:=IF([.$B1008]=&quot;R&quot;;VLOOKUP([.$C1008];[.$C$5:.$I$1017];6;0);IF([.$B1008]=&quot;E&quot;;&quot;x&quot;;IF([.$B1008]=&quot;-&quot;;&quot;-&quot;;&quot;ND&quot;)))" office:value-type="string" office:string-value="x">
            <text:p>x</text:p>
          </table:table-cell>
          <table:table-cell table:style-name="ce18" table:formula="of:=IF([.$B1008]=&quot;R&quot;;VLOOKUP([.$C1008];[.$C$5:.$I$1017];7;0);IF([.$B1008]=&quot;E&quot;;&quot;x&quot;;IF([.$B1008]=&quot;-&quot;;&quot;-&quot;;&quot;ND&quot;)))" office:value-type="string" office:string-value="x">
            <text:p>x</text:p>
          </table:table-cell>
          <table:table-cell table:style-name="ce26" table:formula="of:=IF([.B1008]=&quot;R&quot;;0;IF([.B1008]=&quot;-&quot;;0;4))" office:value-type="float" office:value="0">
            <text:p>0</text:p>
          </table:table-cell>
          <table:table-cell table:style-name="ce26" table:formula="of:=IF([.B1008]=&quot;R&quot;;0;COUNTIF([.F1008:.I1008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table:number-columns-repeated="2"/>
          <table:table-cell table:style-name="ce18" table:formula="of:=IF([.$B1009]=&quot;R&quot;;VLOOKUP([.$C1009];[.$C$5:.$I$1017];5;0);IF([.$B1009]=&quot;E&quot;;&quot;x&quot;;IF([.$B1009]=&quot;-&quot;;&quot;-&quot;;&quot;ND&quot;)))" office:value-type="string" office:string-value="x">
            <text:p>x</text:p>
          </table:table-cell>
          <table:table-cell table:style-name="ce18" table:formula="of:=IF([.$B1009]=&quot;R&quot;;VLOOKUP([.$C1009];[.$C$5:.$I$1017];5;0);IF([.$B1009]=&quot;E&quot;;&quot;x&quot;;IF([.$B1009]=&quot;-&quot;;&quot;-&quot;;&quot;ND&quot;)))" office:value-type="string" office:string-value="x">
            <text:p>x</text:p>
          </table:table-cell>
          <table:table-cell table:style-name="ce18" table:formula="of:=IF([.$B1009]=&quot;R&quot;;VLOOKUP([.$C1009];[.$C$5:.$I$1017];6;0);IF([.$B1009]=&quot;E&quot;;&quot;x&quot;;IF([.$B1009]=&quot;-&quot;;&quot;-&quot;;&quot;ND&quot;)))" office:value-type="string" office:string-value="x">
            <text:p>x</text:p>
          </table:table-cell>
          <table:table-cell table:style-name="ce18" table:formula="of:=IF([.$B1009]=&quot;R&quot;;VLOOKUP([.$C1009];[.$C$5:.$I$1017];7;0);IF([.$B1009]=&quot;E&quot;;&quot;x&quot;;IF([.$B1009]=&quot;-&quot;;&quot;-&quot;;&quot;ND&quot;)))" office:value-type="string" office:string-value="x">
            <text:p>x</text:p>
          </table:table-cell>
          <table:table-cell table:style-name="ce26" table:formula="of:=IF([.B1009]=&quot;R&quot;;0;IF([.B1009]=&quot;-&quot;;0;4))" office:value-type="float" office:value="0">
            <text:p>0</text:p>
          </table:table-cell>
          <table:table-cell table:style-name="ce26" table:formula="of:=IF([.B1009]=&quot;R&quot;;0;COUNTIF([.F1009:.I1009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table:number-columns-repeated="2"/>
          <table:table-cell table:style-name="ce18" table:formula="of:=IF([.$B1010]=&quot;R&quot;;VLOOKUP([.$C1010];[.$C$5:.$I$1017];5;0);IF([.$B1010]=&quot;E&quot;;&quot;x&quot;;IF([.$B1010]=&quot;-&quot;;&quot;-&quot;;&quot;ND&quot;)))" office:value-type="string" office:string-value="x">
            <text:p>x</text:p>
          </table:table-cell>
          <table:table-cell table:style-name="ce18" table:formula="of:=IF([.$B1010]=&quot;R&quot;;VLOOKUP([.$C1010];[.$C$5:.$I$1017];5;0);IF([.$B1010]=&quot;E&quot;;&quot;x&quot;;IF([.$B1010]=&quot;-&quot;;&quot;-&quot;;&quot;ND&quot;)))" office:value-type="string" office:string-value="x">
            <text:p>x</text:p>
          </table:table-cell>
          <table:table-cell table:style-name="ce18" table:formula="of:=IF([.$B1010]=&quot;R&quot;;VLOOKUP([.$C1010];[.$C$5:.$I$1017];6;0);IF([.$B1010]=&quot;E&quot;;&quot;x&quot;;IF([.$B1010]=&quot;-&quot;;&quot;-&quot;;&quot;ND&quot;)))" office:value-type="string" office:string-value="x">
            <text:p>x</text:p>
          </table:table-cell>
          <table:table-cell table:style-name="ce18" table:formula="of:=IF([.$B1010]=&quot;R&quot;;VLOOKUP([.$C1010];[.$C$5:.$I$1017];7;0);IF([.$B1010]=&quot;E&quot;;&quot;x&quot;;IF([.$B1010]=&quot;-&quot;;&quot;-&quot;;&quot;ND&quot;)))" office:value-type="string" office:string-value="x">
            <text:p>x</text:p>
          </table:table-cell>
          <table:table-cell table:style-name="ce26" table:formula="of:=IF([.B1010]=&quot;R&quot;;0;IF([.B1010]=&quot;-&quot;;0;4))" office:value-type="float" office:value="0">
            <text:p>0</text:p>
          </table:table-cell>
          <table:table-cell table:style-name="ce26" table:formula="of:=IF([.B1010]=&quot;R&quot;;0;COUNTIF([.F1010:.I1010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2">
            <text:p>272</text:p>
          </table:table-cell>
          <table:table-cell table:style-name="ce6" table:number-columns-repeated="2"/>
          <table:table-cell table:style-name="ce18" table:formula="of:=IF([.$B1011]=&quot;R&quot;;VLOOKUP([.$C1011];[.$C$5:.$I$1017];5;0);IF([.$B1011]=&quot;E&quot;;&quot;x&quot;;IF([.$B1011]=&quot;-&quot;;&quot;-&quot;;&quot;ND&quot;)))" office:value-type="string" office:string-value="x">
            <text:p>x</text:p>
          </table:table-cell>
          <table:table-cell table:style-name="ce18" table:formula="of:=IF([.$B1011]=&quot;R&quot;;VLOOKUP([.$C1011];[.$C$5:.$I$1017];5;0);IF([.$B1011]=&quot;E&quot;;&quot;x&quot;;IF([.$B1011]=&quot;-&quot;;&quot;-&quot;;&quot;ND&quot;)))" office:value-type="string" office:string-value="x">
            <text:p>x</text:p>
          </table:table-cell>
          <table:table-cell table:style-name="ce18" table:formula="of:=IF([.$B1011]=&quot;R&quot;;VLOOKUP([.$C1011];[.$C$5:.$I$1017];6;0);IF([.$B1011]=&quot;E&quot;;&quot;x&quot;;IF([.$B1011]=&quot;-&quot;;&quot;-&quot;;&quot;ND&quot;)))" office:value-type="string" office:string-value="x">
            <text:p>x</text:p>
          </table:table-cell>
          <table:table-cell table:style-name="ce18" table:formula="of:=IF([.$B1011]=&quot;R&quot;;VLOOKUP([.$C1011];[.$C$5:.$I$1017];7;0);IF([.$B1011]=&quot;E&quot;;&quot;x&quot;;IF([.$B1011]=&quot;-&quot;;&quot;-&quot;;&quot;ND&quot;)))" office:value-type="string" office:string-value="x">
            <text:p>x</text:p>
          </table:table-cell>
          <table:table-cell table:style-name="ce26" table:formula="of:=IF([.B1011]=&quot;R&quot;;0;IF([.B1011]=&quot;-&quot;;0;4))" office:value-type="float" office:value="0">
            <text:p>0</text:p>
          </table:table-cell>
          <table:table-cell table:style-name="ce26" table:formula="of:=IF([.B1011]=&quot;R&quot;;0;COUNTIF([.F1011:.I1011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9">
            <text:p>99</text:p>
          </table:table-cell>
          <table:table-cell table:style-name="ce6" table:number-columns-repeated="2"/>
          <table:table-cell table:style-name="ce18" table:formula="of:=IF([.$B1012]=&quot;R&quot;;VLOOKUP([.$C1012];[.$C$5:.$I$1017];5;0);IF([.$B1012]=&quot;E&quot;;&quot;x&quot;;IF([.$B1012]=&quot;-&quot;;&quot;-&quot;;&quot;ND&quot;)))" office:value-type="string" office:string-value="x">
            <text:p>x</text:p>
          </table:table-cell>
          <table:table-cell table:style-name="ce18" table:formula="of:=IF([.$B1012]=&quot;R&quot;;VLOOKUP([.$C1012];[.$C$5:.$I$1017];5;0);IF([.$B1012]=&quot;E&quot;;&quot;x&quot;;IF([.$B1012]=&quot;-&quot;;&quot;-&quot;;&quot;ND&quot;)))" office:value-type="string" office:string-value="x">
            <text:p>x</text:p>
          </table:table-cell>
          <table:table-cell table:style-name="ce18" table:formula="of:=IF([.$B1012]=&quot;R&quot;;VLOOKUP([.$C1012];[.$C$5:.$I$1017];6;0);IF([.$B1012]=&quot;E&quot;;&quot;x&quot;;IF([.$B1012]=&quot;-&quot;;&quot;-&quot;;&quot;ND&quot;)))" office:value-type="string" office:string-value="x">
            <text:p>x</text:p>
          </table:table-cell>
          <table:table-cell table:style-name="ce18" table:formula="of:=IF([.$B1012]=&quot;R&quot;;VLOOKUP([.$C1012];[.$C$5:.$I$1017];7;0);IF([.$B1012]=&quot;E&quot;;&quot;x&quot;;IF([.$B1012]=&quot;-&quot;;&quot;-&quot;;&quot;ND&quot;)))" office:value-type="string" office:string-value="x">
            <text:p>x</text:p>
          </table:table-cell>
          <table:table-cell table:style-name="ce26" table:formula="of:=IF([.B1012]=&quot;R&quot;;0;IF([.B1012]=&quot;-&quot;;0;4))" office:value-type="float" office:value="0">
            <text:p>0</text:p>
          </table:table-cell>
          <table:table-cell table:style-name="ce26" table:formula="of:=IF([.B1012]=&quot;R&quot;;0;COUNTIF([.F1012:.I1012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0">
            <text:p>100</text:p>
          </table:table-cell>
          <table:table-cell table:style-name="ce6" table:number-columns-repeated="2"/>
          <table:table-cell table:style-name="ce18" table:formula="of:=IF([.$B1013]=&quot;R&quot;;VLOOKUP([.$C1013];[.$C$5:.$I$1017];5;0);IF([.$B1013]=&quot;E&quot;;&quot;x&quot;;IF([.$B1013]=&quot;-&quot;;&quot;-&quot;;&quot;ND&quot;)))" office:value-type="string" office:string-value="x">
            <text:p>x</text:p>
          </table:table-cell>
          <table:table-cell table:style-name="ce18" table:formula="of:=IF([.$B1013]=&quot;R&quot;;VLOOKUP([.$C1013];[.$C$5:.$I$1017];5;0);IF([.$B1013]=&quot;E&quot;;&quot;x&quot;;IF([.$B1013]=&quot;-&quot;;&quot;-&quot;;&quot;ND&quot;)))" office:value-type="string" office:string-value="x">
            <text:p>x</text:p>
          </table:table-cell>
          <table:table-cell table:style-name="ce18" table:formula="of:=IF([.$B1013]=&quot;R&quot;;VLOOKUP([.$C1013];[.$C$5:.$I$1017];6;0);IF([.$B1013]=&quot;E&quot;;&quot;x&quot;;IF([.$B1013]=&quot;-&quot;;&quot;-&quot;;&quot;ND&quot;)))" office:value-type="string" office:string-value="x">
            <text:p>x</text:p>
          </table:table-cell>
          <table:table-cell table:style-name="ce18" table:formula="of:=IF([.$B1013]=&quot;R&quot;;VLOOKUP([.$C1013];[.$C$5:.$I$1017];7;0);IF([.$B1013]=&quot;E&quot;;&quot;x&quot;;IF([.$B1013]=&quot;-&quot;;&quot;-&quot;;&quot;ND&quot;)))" office:value-type="string" office:string-value="x">
            <text:p>x</text:p>
          </table:table-cell>
          <table:table-cell table:style-name="ce26" table:formula="of:=IF([.B1013]=&quot;R&quot;;0;IF([.B1013]=&quot;-&quot;;0;4))" office:value-type="float" office:value="0">
            <text:p>0</text:p>
          </table:table-cell>
          <table:table-cell table:style-name="ce26" table:formula="of:=IF([.B1013]=&quot;R&quot;;0;COUNTIF([.F1013:.I1013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268">
            <text:p>268</text:p>
          </table:table-cell>
          <table:table-cell table:style-name="ce6" table:number-columns-repeated="2"/>
          <table:table-cell table:style-name="ce18" table:formula="of:=IF([.$B1014]=&quot;R&quot;;VLOOKUP([.$C1014];[.$C$5:.$I$1017];5;0);IF([.$B1014]=&quot;E&quot;;&quot;x&quot;;IF([.$B1014]=&quot;-&quot;;&quot;-&quot;;&quot;ND&quot;)))" office:value-type="string" office:string-value="x">
            <text:p>x</text:p>
          </table:table-cell>
          <table:table-cell table:style-name="ce18" table:formula="of:=IF([.$B1014]=&quot;R&quot;;VLOOKUP([.$C1014];[.$C$5:.$I$1017];5;0);IF([.$B1014]=&quot;E&quot;;&quot;x&quot;;IF([.$B1014]=&quot;-&quot;;&quot;-&quot;;&quot;ND&quot;)))" office:value-type="string" office:string-value="x">
            <text:p>x</text:p>
          </table:table-cell>
          <table:table-cell table:style-name="ce18" table:formula="of:=IF([.$B1014]=&quot;R&quot;;VLOOKUP([.$C1014];[.$C$5:.$I$1017];6;0);IF([.$B1014]=&quot;E&quot;;&quot;x&quot;;IF([.$B1014]=&quot;-&quot;;&quot;-&quot;;&quot;ND&quot;)))" office:value-type="string" office:string-value="x">
            <text:p>x</text:p>
          </table:table-cell>
          <table:table-cell table:style-name="ce18" table:formula="of:=IF([.$B1014]=&quot;R&quot;;VLOOKUP([.$C1014];[.$C$5:.$I$1017];7;0);IF([.$B1014]=&quot;E&quot;;&quot;x&quot;;IF([.$B1014]=&quot;-&quot;;&quot;-&quot;;&quot;ND&quot;)))" office:value-type="string" office:string-value="x">
            <text:p>x</text:p>
          </table:table-cell>
          <table:table-cell table:style-name="ce26" table:formula="of:=IF([.B1014]=&quot;R&quot;;0;IF([.B1014]=&quot;-&quot;;0;4))" office:value-type="float" office:value="0">
            <text:p>0</text:p>
          </table:table-cell>
          <table:table-cell table:style-name="ce26" table:formula="of:=IF([.B1014]=&quot;R&quot;;0;COUNTIF([.F1014:.I1014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6" table:number-columns-repeated="2"/>
          <table:table-cell table:style-name="ce18" table:formula="of:=IF([.$B1015]=&quot;R&quot;;VLOOKUP([.$C1015];[.$C$5:.$I$1017];5;0);IF([.$B1015]=&quot;E&quot;;&quot;x&quot;;IF([.$B1015]=&quot;-&quot;;&quot;-&quot;;&quot;ND&quot;)))" office:value-type="string" office:string-value="x">
            <text:p>x</text:p>
          </table:table-cell>
          <table:table-cell table:style-name="ce18" table:formula="of:=IF([.$B1015]=&quot;R&quot;;VLOOKUP([.$C1015];[.$C$5:.$I$1017];5;0);IF([.$B1015]=&quot;E&quot;;&quot;x&quot;;IF([.$B1015]=&quot;-&quot;;&quot;-&quot;;&quot;ND&quot;)))" office:value-type="string" office:string-value="x">
            <text:p>x</text:p>
          </table:table-cell>
          <table:table-cell table:style-name="ce18" table:formula="of:=IF([.$B1015]=&quot;R&quot;;VLOOKUP([.$C1015];[.$C$5:.$I$1017];6;0);IF([.$B1015]=&quot;E&quot;;&quot;x&quot;;IF([.$B1015]=&quot;-&quot;;&quot;-&quot;;&quot;ND&quot;)))" office:value-type="string" office:string-value="x">
            <text:p>x</text:p>
          </table:table-cell>
          <table:table-cell table:style-name="ce18" table:formula="of:=IF([.$B1015]=&quot;R&quot;;VLOOKUP([.$C1015];[.$C$5:.$I$1017];7;0);IF([.$B1015]=&quot;E&quot;;&quot;x&quot;;IF([.$B1015]=&quot;-&quot;;&quot;-&quot;;&quot;ND&quot;)))" office:value-type="string" office:string-value="x">
            <text:p>x</text:p>
          </table:table-cell>
          <table:table-cell table:style-name="ce26" table:formula="of:=IF([.B1015]=&quot;R&quot;;0;IF([.B1015]=&quot;-&quot;;0;4))" office:value-type="float" office:value="0">
            <text:p>0</text:p>
          </table:table-cell>
          <table:table-cell table:style-name="ce26" table:formula="of:=IF([.B1015]=&quot;R&quot;;0;COUNTIF([.F1015:.I1015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style-name="ce3" office:value-type="string">
            <text:p>R</text:p>
          </table:table-cell>
          <table:table-cell table:style-name="ce3" office:value-type="float" office:value="356">
            <text:p>356</text:p>
          </table:table-cell>
          <table:table-cell table:style-name="ce6" table:number-columns-repeated="2"/>
          <table:table-cell table:style-name="ce18" table:formula="of:=IF([.$B1016]=&quot;R&quot;;VLOOKUP([.$C1016];[.$C$5:.$I$1017];5;0);IF([.$B1016]=&quot;E&quot;;&quot;x&quot;;IF([.$B1016]=&quot;-&quot;;&quot;-&quot;;&quot;ND&quot;)))" office:value-type="string" office:string-value="x">
            <text:p>x</text:p>
          </table:table-cell>
          <table:table-cell table:style-name="ce18" table:formula="of:=IF([.$B1016]=&quot;R&quot;;VLOOKUP([.$C1016];[.$C$5:.$I$1017];5;0);IF([.$B1016]=&quot;E&quot;;&quot;x&quot;;IF([.$B1016]=&quot;-&quot;;&quot;-&quot;;&quot;ND&quot;)))" office:value-type="string" office:string-value="x">
            <text:p>x</text:p>
          </table:table-cell>
          <table:table-cell table:style-name="ce18" table:formula="of:=IF([.$B1016]=&quot;R&quot;;VLOOKUP([.$C1016];[.$C$5:.$I$1017];6;0);IF([.$B1016]=&quot;E&quot;;&quot;x&quot;;IF([.$B1016]=&quot;-&quot;;&quot;-&quot;;&quot;ND&quot;)))" office:value-type="string" office:string-value="x">
            <text:p>x</text:p>
          </table:table-cell>
          <table:table-cell table:style-name="ce18" table:formula="of:=IF([.$B1016]=&quot;R&quot;;VLOOKUP([.$C1016];[.$C$5:.$I$1017];7;0);IF([.$B1016]=&quot;E&quot;;&quot;x&quot;;IF([.$B1016]=&quot;-&quot;;&quot;-&quot;;&quot;ND&quot;)))" office:value-type="string" office:string-value="x">
            <text:p>x</text:p>
          </table:table-cell>
          <table:table-cell table:style-name="ce26" table:formula="of:=IF([.B1016]=&quot;R&quot;;0;IF([.B1016]=&quot;-&quot;;0;4))" office:value-type="float" office:value="0">
            <text:p>0</text:p>
          </table:table-cell>
          <table:table-cell table:style-name="ce26" table:formula="of:=IF([.B1016]=&quot;R&quot;;0;COUNTIF([.F1016:.I1016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2"/>
          <table:table-cell table:style-name="ce18" table:formula="of:=IF([.$B1017]=&quot;R&quot;;VLOOKUP([.$C1017];[.$C$5:.$I$1017];5;0);IF([.$B1017]=&quot;E&quot;;&quot;x&quot;;IF([.$B1017]=&quot;-&quot;;&quot;-&quot;;&quot;ND&quot;)))" office:value-type="string" office:string-value="x">
            <text:p>x</text:p>
          </table:table-cell>
          <table:table-cell table:style-name="ce18" table:formula="of:=IF([.$B1017]=&quot;R&quot;;VLOOKUP([.$C1017];[.$C$5:.$I$1017];5;0);IF([.$B1017]=&quot;E&quot;;&quot;x&quot;;IF([.$B1017]=&quot;-&quot;;&quot;-&quot;;&quot;ND&quot;)))" office:value-type="string" office:string-value="x">
            <text:p>x</text:p>
          </table:table-cell>
          <table:table-cell table:style-name="ce18" table:formula="of:=IF([.$B1017]=&quot;R&quot;;VLOOKUP([.$C1017];[.$C$5:.$I$1017];6;0);IF([.$B1017]=&quot;E&quot;;&quot;x&quot;;IF([.$B1017]=&quot;-&quot;;&quot;-&quot;;&quot;ND&quot;)))" office:value-type="string" office:string-value="x">
            <text:p>x</text:p>
          </table:table-cell>
          <table:table-cell table:style-name="ce18" table:formula="of:=IF([.$B1017]=&quot;R&quot;;VLOOKUP([.$C1017];[.$C$5:.$I$1017];7;0);IF([.$B1017]=&quot;E&quot;;&quot;x&quot;;IF([.$B1017]=&quot;-&quot;;&quot;-&quot;;&quot;ND&quot;)))" office:value-type="string" office:string-value="x">
            <text:p>x</text:p>
          </table:table-cell>
          <table:table-cell table:style-name="ce26" table:formula="of:=IF([.B1017]=&quot;R&quot;;0;IF([.B1017]=&quot;-&quot;;0;4))" office:value-type="float" office:value="0">
            <text:p>0</text:p>
          </table:table-cell>
          <table:table-cell table:style-name="ce26" table:formula="of:=IF([.B1017]=&quot;R&quot;;0;COUNTIF([.F1017:.I1017];&quot;x&quot;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/>
          <table:table-cell table:style-name="ce3" table:formula="of:=COUNTBLANK([.B5:.B1017])" office:value-type="float" office:value="0">
            <text:p>0</text:p>
          </table:table-cell>
          <table:table-cell table:style-name="ce3" table:formula="of:=ROWS([.B5:.B1017])" office:value-type="float" office:value="1013">
            <text:p>1013</text:p>
          </table:table-cell>
          <table:table-cell table:style-name="ce6" table:number-columns-repeated="2"/>
          <table:table-cell table:style-name="ce19" table:number-columns-repeated="4"/>
          <table:table-cell table:style-name="ce26" table:formula="of:=SUM([.J5:.J1017])" office:value-type="float" office:value="1512">
            <text:p>1512</text:p>
          </table:table-cell>
          <table:table-cell table:style-name="ce26" table:formula="of:=SUM([.K5:.K1017])" office:value-type="float" office:value="718">
            <text:p>718</text:p>
          </table:table-cell>
          <table:table-cell table:style-name="ce11" table:number-columns-repeated="23"/>
        </table:table-row>
        <table:table-row table:style-name="ro1">
          <table:table-cell table:style-name="ce3" table:number-columns-repeated="3"/>
          <table:table-cell table:style-name="Default"/>
          <table:table-cell table:style-name="ce6"/>
          <table:table-cell table:style-name="ce19" table:number-columns-repeated="4"/>
          <table:table-cell table:style-name="ce26" table:number-columns-repeated="2"/>
          <table:table-cell table:style-name="ce11" table:number-columns-repeated="23"/>
        </table:table-row>
        <table:table-row table:style-name="ro1" table:number-rows-repeated="187">
          <table:table-cell table:style-name="ce3" table:number-columns-repeated="3"/>
          <table:table-cell table:style-name="ce6" table:number-columns-repeated="2"/>
          <table:table-cell table:style-name="ce19" table:number-columns-repeated="4"/>
          <table:table-cell table:style-name="ce26" table:number-columns-repeated="2"/>
          <table:table-cell table:style-name="ce11" table:number-columns-repeated="23"/>
        </table:table-row>
        <table:table-row table:style-name="ro1" table:number-rows-repeated="207">
          <table:table-cell table:number-columns-repeated="5"/>
          <table:table-cell table:style-name="ce18" table:number-columns-repeated="4"/>
          <table:table-cell table:number-columns-repeated="25"/>
        </table:table-row>
        <table:table-row table:style-name="ro1" table:number-rows-repeated="98">
          <table:table-cell table:number-columns-repeated="5"/>
          <table:table-cell table:style-name="ce20" table:number-columns-repeated="4"/>
          <table:table-cell table:number-columns-repeated="25"/>
        </table:table-row>
        <table:table-row table:style-name="ro1" table:number-rows-repeated="173">
          <table:table-cell table:number-columns-repeated="5"/>
          <table:table-cell table:style-name="ce21" table:number-columns-repeated="4"/>
          <table:table-cell table:number-columns-repeated="25"/>
        </table:table-row>
        <table:table-row table:style-name="ro1" table:number-rows-repeated="63851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Sheet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ce28"/>
        <table:table-column table:style-name="co8" table:default-cell-style-name="Default"/>
        <table:table-row table:style-name="ro1" table:number-rows-repeated="2">
          <table:table-cell table:style-name="ce1" table:number-columns-repeated="2"/>
          <table:table-cell table:style-name="ce22" table:number-columns-repeated="4"/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VLOOKUP([.$A3];[$Sheet1.$C$5:.I1017];3;0)" office:value-type="string" office:string-value="edit-delete">
            <text:p>edit-delete</text:p>
          </table:table-cell>
          <table:table-cell table:style-name="ce22" table:formula="of:=VLOOKUP([.$A3];[$Sheet1.$C$5:.J1017];4;0)" office:value-type="string" office:string-value="x">
            <text:p>x</text:p>
          </table:table-cell>
          <table:table-cell table:style-name="ce22" table:formula="of:=VLOOKUP([.$A3];[$Sheet1.$C$5:.K1017];5;0)" office:value-type="string" office:string-value="x">
            <text:p>x</text:p>
          </table:table-cell>
          <table:table-cell table:style-name="ce22" table:formula="of:=VLOOKUP([.$A3];[$Sheet1.$C$5:.L1017];6;0)" office:value-type="string" office:string-value="x">
            <text:p>x</text:p>
          </table:table-cell>
          <table:table-cell table:style-name="ce22" table:formula="of:=VLOOKUP([.$A3];[$Sheet1.$C$5:.M101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table:formula="of:=VLOOKUP([.A4];[Sheet1.C6:.I1018];3;0)" office:value-type="string" office:string-value="edit-flatten-path">
            <text:p>edit-flatten-path</text:p>
          </table:table-cell>
          <table:table-cell table:style-name="ce22" table:formula="of:=VLOOKUP([.$A4];[$Sheet1.$C$5:.J1018];4;0)" office:value-type="string" office:string-value="ND">
            <text:p>ND</text:p>
          </table:table-cell>
          <table:table-cell table:style-name="ce22" table:formula="of:=VLOOKUP([.$A4];[$Sheet1.$C$5:.K1018];5;0)" office:value-type="string" office:string-value="ND">
            <text:p>ND</text:p>
          </table:table-cell>
          <table:table-cell table:style-name="ce22" table:formula="of:=VLOOKUP([.$A4];[$Sheet1.$C$5:.L1018];6;0)" office:value-type="string" office:string-value="ND">
            <text:p>ND</text:p>
          </table:table-cell>
          <table:table-cell table:style-name="ce22" table:formula="of:=VLOOKUP([.$A4];[$Sheet1.$C$5:.M101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table:formula="of:=VLOOKUP([.A5];[Sheet1.C7:.I1019];3;0)" office:value-type="string" office:string-value="?">
            <text:p>?</text:p>
          </table:table-cell>
          <table:table-cell table:style-name="ce22" table:formula="of:=VLOOKUP([.$A5];[$Sheet1.$C$5:.J1019];4;0)" office:value-type="string" office:string-value="ND">
            <text:p>ND</text:p>
          </table:table-cell>
          <table:table-cell table:style-name="ce22" table:formula="of:=VLOOKUP([.$A5];[$Sheet1.$C$5:.K1019];5;0)" office:value-type="string" office:string-value="ND">
            <text:p>ND</text:p>
          </table:table-cell>
          <table:table-cell table:style-name="ce22" table:formula="of:=VLOOKUP([.$A5];[$Sheet1.$C$5:.L1019];6;0)" office:value-type="string" office:string-value="ND">
            <text:p>ND</text:p>
          </table:table-cell>
          <table:table-cell table:style-name="ce22" table:formula="of:=VLOOKUP([.$A5];[$Sheet1.$C$5:.M101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table:formula="of:=VLOOKUP([.A6];[Sheet1.C8:.I1020];3;0)" office:value-type="string" office:string-value="edit-corners-round">
            <text:p>edit-corners-round</text:p>
          </table:table-cell>
          <table:table-cell table:style-name="ce22" table:formula="of:=VLOOKUP([.$A6];[$Sheet1.$C$5:.J1020];4;0)" office:value-type="string" office:string-value="ND">
            <text:p>ND</text:p>
          </table:table-cell>
          <table:table-cell table:style-name="ce22" table:formula="of:=VLOOKUP([.$A6];[$Sheet1.$C$5:.K1020];5;0)" office:value-type="string" office:string-value="ND">
            <text:p>ND</text:p>
          </table:table-cell>
          <table:table-cell table:style-name="ce22" table:formula="of:=VLOOKUP([.$A6];[$Sheet1.$C$5:.L1020];6;0)" office:value-type="string" office:string-value="ND">
            <text:p>ND</text:p>
          </table:table-cell>
          <table:table-cell table:style-name="ce22" table:formula="of:=VLOOKUP([.$A6];[$Sheet1.$C$5:.M102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table:formula="of:=VLOOKUP([.A7];[Sheet1.C9:.I1021];3;0)" office:value-type="string" office:string-value="calligraphy?">
            <text:p>calligraphy?</text:p>
          </table:table-cell>
          <table:table-cell table:style-name="ce22" table:formula="of:=VLOOKUP([.$A7];[$Sheet1.$C$5:.J1021];4;0)" office:value-type="string" office:string-value="ND">
            <text:p>ND</text:p>
          </table:table-cell>
          <table:table-cell table:style-name="ce22" table:formula="of:=VLOOKUP([.$A7];[$Sheet1.$C$5:.K1021];5;0)" office:value-type="string" office:string-value="ND">
            <text:p>ND</text:p>
          </table:table-cell>
          <table:table-cell table:style-name="ce22" table:formula="of:=VLOOKUP([.$A7];[$Sheet1.$C$5:.L1021];6;0)" office:value-type="string" office:string-value="ND">
            <text:p>ND</text:p>
          </table:table-cell>
          <table:table-cell table:style-name="ce22" table:formula="of:=VLOOKUP([.$A7];[$Sheet1.$C$5:.M102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table:formula="of:=VLOOKUP([.A8];[Sheet1.C10:.I1022];3;0)" office:value-type="string" office:string-value="list-remove">
            <text:p>list-remove</text:p>
          </table:table-cell>
          <table:table-cell table:style-name="ce22" table:formula="of:=VLOOKUP([.$A8];[$Sheet1.$C$5:.J1022];4;0)" office:value-type="string" office:string-value="x">
            <text:p>x</text:p>
          </table:table-cell>
          <table:table-cell table:style-name="ce22" table:formula="of:=VLOOKUP([.$A8];[$Sheet1.$C$5:.K1022];5;0)" office:value-type="string" office:string-value="x">
            <text:p>x</text:p>
          </table:table-cell>
          <table:table-cell table:style-name="ce22" table:formula="of:=VLOOKUP([.$A8];[$Sheet1.$C$5:.L1022];6;0)" office:value-type="string" office:string-value="x">
            <text:p>x</text:p>
          </table:table-cell>
          <table:table-cell table:style-name="ce22" table:formula="of:=VLOOKUP([.$A8];[$Sheet1.$C$5:.M102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table:formula="of:=VLOOKUP([.A9];[Sheet1.C11:.I1023];3;0)" office:value-type="string" office:string-value="document-save-as">
            <text:p>document-save-as</text:p>
          </table:table-cell>
          <table:table-cell table:style-name="ce22" table:formula="of:=VLOOKUP([.$A9];[$Sheet1.$C$5:.J1023];4;0)" office:value-type="string" office:string-value="x">
            <text:p>x</text:p>
          </table:table-cell>
          <table:table-cell table:style-name="ce22" table:formula="of:=VLOOKUP([.$A9];[$Sheet1.$C$5:.K1023];5;0)" office:value-type="string" office:string-value="x">
            <text:p>x</text:p>
          </table:table-cell>
          <table:table-cell table:style-name="ce22" table:formula="of:=VLOOKUP([.$A9];[$Sheet1.$C$5:.L1023];6;0)" office:value-type="string" office:string-value="x">
            <text:p>x</text:p>
          </table:table-cell>
          <table:table-cell table:style-name="ce22" table:formula="of:=VLOOKUP([.$A9];[$Sheet1.$C$5:.M102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table:formula="of:=VLOOKUP([.A10];[Sheet1.C12:.I1024];3;0)" office:value-type="string" office:string-value="list-add">
            <text:p>list-add</text:p>
          </table:table-cell>
          <table:table-cell table:style-name="ce22" table:formula="of:=VLOOKUP([.$A10];[$Sheet1.$C$5:.J1024];4;0)" office:value-type="string" office:string-value="x">
            <text:p>x</text:p>
          </table:table-cell>
          <table:table-cell table:style-name="ce22" table:formula="of:=VLOOKUP([.$A10];[$Sheet1.$C$5:.K1024];5;0)" office:value-type="string" office:string-value="x">
            <text:p>x</text:p>
          </table:table-cell>
          <table:table-cell table:style-name="ce22" table:formula="of:=VLOOKUP([.$A10];[$Sheet1.$C$5:.L1024];6;0)" office:value-type="string" office:string-value="x">
            <text:p>x</text:p>
          </table:table-cell>
          <table:table-cell table:style-name="ce22" table:formula="of:=VLOOKUP([.$A10];[$Sheet1.$C$5:.M102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table:formula="of:=VLOOKUP([.A11];[Sheet1.C13:.I1025];3;0)" office:value-type="string" office:string-value="edit-copy">
            <text:p>edit-copy</text:p>
          </table:table-cell>
          <table:table-cell table:style-name="ce22" table:formula="of:=VLOOKUP([.$A11];[$Sheet1.$C$5:.J1025];4;0)" office:value-type="string" office:string-value="x">
            <text:p>x</text:p>
          </table:table-cell>
          <table:table-cell table:style-name="ce22" table:formula="of:=VLOOKUP([.$A11];[$Sheet1.$C$5:.K1025];5;0)" office:value-type="string" office:string-value="x">
            <text:p>x</text:p>
          </table:table-cell>
          <table:table-cell table:style-name="ce22" table:formula="of:=VLOOKUP([.$A11];[$Sheet1.$C$5:.L1025];6;0)" office:value-type="string" office:string-value="x">
            <text:p>x</text:p>
          </table:table-cell>
          <table:table-cell table:style-name="ce22" table:formula="of:=VLOOKUP([.$A11];[$Sheet1.$C$5:.M102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table:formula="of:=VLOOKUP([.A12];[Sheet1.C14:.I1026];3;0)" office:value-type="string" office:string-value="arrow-down">
            <text:p>arrow-down</text:p>
          </table:table-cell>
          <table:table-cell table:style-name="ce22" table:formula="of:=VLOOKUP([.$A12];[$Sheet1.$C$5:.J1026];4;0)" office:value-type="string" office:string-value="x">
            <text:p>x</text:p>
          </table:table-cell>
          <table:table-cell table:style-name="ce22" table:formula="of:=VLOOKUP([.$A12];[$Sheet1.$C$5:.K1026];5;0)" office:value-type="string" office:string-value="x">
            <text:p>x</text:p>
          </table:table-cell>
          <table:table-cell table:style-name="ce22" table:formula="of:=VLOOKUP([.$A12];[$Sheet1.$C$5:.L1026];6;0)" office:value-type="string" office:string-value="x">
            <text:p>x</text:p>
          </table:table-cell>
          <table:table-cell table:style-name="ce22" table:formula="of:=VLOOKUP([.$A12];[$Sheet1.$C$5:.M102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table:formula="of:=VLOOKUP([.A13];[Sheet1.C15:.I1027];3;0)" office:value-type="string" office:string-value="arrow-up">
            <text:p>arrow-up</text:p>
          </table:table-cell>
          <table:table-cell table:style-name="ce22" table:formula="of:=VLOOKUP([.$A13];[$Sheet1.$C$5:.J1027];4;0)" office:value-type="string" office:string-value="x">
            <text:p>x</text:p>
          </table:table-cell>
          <table:table-cell table:style-name="ce22" table:formula="of:=VLOOKUP([.$A13];[$Sheet1.$C$5:.K1027];5;0)" office:value-type="string" office:string-value="x">
            <text:p>x</text:p>
          </table:table-cell>
          <table:table-cell table:style-name="ce22" table:formula="of:=VLOOKUP([.$A13];[$Sheet1.$C$5:.L1027];6;0)" office:value-type="string" office:string-value="x">
            <text:p>x</text:p>
          </table:table-cell>
          <table:table-cell table:style-name="ce22" table:formula="of:=VLOOKUP([.$A13];[$Sheet1.$C$5:.M102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table:formula="of:=VLOOKUP([.A14];[Sheet1.C16:.I1028];3;0)" office:value-type="string" office:string-value="view-filter">
            <text:p>view-filter</text:p>
          </table:table-cell>
          <table:table-cell table:style-name="ce22" table:formula="of:=VLOOKUP([.$A14];[$Sheet1.$C$5:.J1028];4;0)" office:value-type="string" office:string-value="x">
            <text:p>x</text:p>
          </table:table-cell>
          <table:table-cell table:style-name="ce22" table:formula="of:=VLOOKUP([.$A14];[$Sheet1.$C$5:.K1028];5;0)" office:value-type="string" office:string-value="x">
            <text:p>x</text:p>
          </table:table-cell>
          <table:table-cell table:style-name="ce22" table:formula="of:=VLOOKUP([.$A14];[$Sheet1.$C$5:.L1028];6;0)" office:value-type="string" office:string-value="x">
            <text:p>x</text:p>
          </table:table-cell>
          <table:table-cell table:style-name="ce22" table:formula="of:=VLOOKUP([.$A14];[$Sheet1.$C$5:.M102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table:formula="of:=VLOOKUP([.A15];[Sheet1.C17:.I1029];3;0)" office:value-type="string" office:string-value="?">
            <text:p>?</text:p>
          </table:table-cell>
          <table:table-cell table:style-name="ce22" table:formula="of:=VLOOKUP([.$A15];[$Sheet1.$C$5:.J1029];4;0)" office:value-type="string" office:string-value="ND">
            <text:p>ND</text:p>
          </table:table-cell>
          <table:table-cell table:style-name="ce22" table:formula="of:=VLOOKUP([.$A15];[$Sheet1.$C$5:.K1029];5;0)" office:value-type="string" office:string-value="ND">
            <text:p>ND</text:p>
          </table:table-cell>
          <table:table-cell table:style-name="ce22" table:formula="of:=VLOOKUP([.$A15];[$Sheet1.$C$5:.L1029];6;0)" office:value-type="string" office:string-value="ND">
            <text:p>ND</text:p>
          </table:table-cell>
          <table:table-cell table:style-name="ce22" table:formula="of:=VLOOKUP([.$A15];[$Sheet1.$C$5:.M102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table:formula="of:=VLOOKUP([.A16];[Sheet1.C18:.I1030];3;0)" office:value-type="string" office:string-value="format-fill-color">
            <text:p>format-fill-color</text:p>
          </table:table-cell>
          <table:table-cell table:style-name="ce22" table:formula="of:=VLOOKUP([.$A16];[$Sheet1.$C$5:.J1030];4;0)" office:value-type="string" office:string-value="x">
            <text:p>x</text:p>
          </table:table-cell>
          <table:table-cell table:style-name="ce22" table:formula="of:=VLOOKUP([.$A16];[$Sheet1.$C$5:.K1030];5;0)" office:value-type="string" office:string-value="x">
            <text:p>x</text:p>
          </table:table-cell>
          <table:table-cell table:style-name="ce22" table:formula="of:=VLOOKUP([.$A16];[$Sheet1.$C$5:.L1030];6;0)" office:value-type="string" office:string-value="x">
            <text:p>x</text:p>
          </table:table-cell>
          <table:table-cell table:style-name="ce22" table:formula="of:=VLOOKUP([.$A16];[$Sheet1.$C$5:.M103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table:formula="of:=VLOOKUP([.A17];[Sheet1.C19:.I1031];3;0)" office:value-type="string" office:string-value="?">
            <text:p>?</text:p>
          </table:table-cell>
          <table:table-cell table:style-name="ce22" table:formula="of:=VLOOKUP([.$A17];[$Sheet1.$C$5:.J1031];4;0)" office:value-type="string" office:string-value="ND">
            <text:p>ND</text:p>
          </table:table-cell>
          <table:table-cell table:style-name="ce22" table:formula="of:=VLOOKUP([.$A17];[$Sheet1.$C$5:.K1031];5;0)" office:value-type="string" office:string-value="ND">
            <text:p>ND</text:p>
          </table:table-cell>
          <table:table-cell table:style-name="ce22" table:formula="of:=VLOOKUP([.$A17];[$Sheet1.$C$5:.L1031];6;0)" office:value-type="string" office:string-value="ND">
            <text:p>ND</text:p>
          </table:table-cell>
          <table:table-cell table:style-name="ce22" table:formula="of:=VLOOKUP([.$A17];[$Sheet1.$C$5:.M103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table:formula="of:=VLOOKUP([.A18];[Sheet1.C20:.I1032];3;0)" office:value-type="string" office:string-value="draw-freehand">
            <text:p>draw-freehand</text:p>
          </table:table-cell>
          <table:table-cell table:style-name="ce22" table:formula="of:=VLOOKUP([.$A18];[$Sheet1.$C$5:.J1032];4;0)" office:value-type="string" office:string-value="x">
            <text:p>x</text:p>
          </table:table-cell>
          <table:table-cell table:style-name="ce22" table:formula="of:=VLOOKUP([.$A18];[$Sheet1.$C$5:.K1032];5;0)" office:value-type="string" office:string-value="x">
            <text:p>x</text:p>
          </table:table-cell>
          <table:table-cell table:style-name="ce22" table:formula="of:=VLOOKUP([.$A18];[$Sheet1.$C$5:.L1032];6;0)" office:value-type="string" office:string-value="x">
            <text:p>x</text:p>
          </table:table-cell>
          <table:table-cell table:style-name="ce22" table:formula="of:=VLOOKUP([.$A18];[$Sheet1.$C$5:.M103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table:formula="of:=VLOOKUP([.A19];[Sheet1.C21:.I1033];3;0)" office:value-type="string" office:string-value="?">
            <text:p>?</text:p>
          </table:table-cell>
          <table:table-cell table:style-name="ce22" table:formula="of:=VLOOKUP([.$A19];[$Sheet1.$C$5:.J1033];4;0)" office:value-type="string" office:string-value="ND">
            <text:p>ND</text:p>
          </table:table-cell>
          <table:table-cell table:style-name="ce22" table:formula="of:=VLOOKUP([.$A19];[$Sheet1.$C$5:.K1033];5;0)" office:value-type="string" office:string-value="ND">
            <text:p>ND</text:p>
          </table:table-cell>
          <table:table-cell table:style-name="ce22" table:formula="of:=VLOOKUP([.$A19];[$Sheet1.$C$5:.L1033];6;0)" office:value-type="string" office:string-value="ND">
            <text:p>ND</text:p>
          </table:table-cell>
          <table:table-cell table:style-name="ce22" table:formula="of:=VLOOKUP([.$A19];[$Sheet1.$C$5:.M103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table:formula="of:=VLOOKUP([.A20];[Sheet1.C22:.I1034];3;0)" office:value-type="string" office:string-value="document-properties">
            <text:p>document-properties</text:p>
          </table:table-cell>
          <table:table-cell table:style-name="ce22" table:formula="of:=VLOOKUP([.$A20];[$Sheet1.$C$5:.J1034];4;0)" office:value-type="string" office:string-value="x">
            <text:p>x</text:p>
          </table:table-cell>
          <table:table-cell table:style-name="ce22" table:formula="of:=VLOOKUP([.$A20];[$Sheet1.$C$5:.K1034];5;0)" office:value-type="string" office:string-value="x">
            <text:p>x</text:p>
          </table:table-cell>
          <table:table-cell table:style-name="ce22" table:formula="of:=VLOOKUP([.$A20];[$Sheet1.$C$5:.L1034];6;0)" office:value-type="string" office:string-value="x">
            <text:p>x</text:p>
          </table:table-cell>
          <table:table-cell table:style-name="ce22" table:formula="of:=VLOOKUP([.$A20];[$Sheet1.$C$5:.M103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table:formula="of:=VLOOKUP([.A21];[Sheet1.C23:.I1035];3;0)" office:value-type="string" office:string-value="?">
            <text:p>?</text:p>
          </table:table-cell>
          <table:table-cell table:style-name="ce22" table:formula="of:=VLOOKUP([.$A21];[$Sheet1.$C$5:.J1035];4;0)" office:value-type="string" office:string-value="ND">
            <text:p>ND</text:p>
          </table:table-cell>
          <table:table-cell table:style-name="ce22" table:formula="of:=VLOOKUP([.$A21];[$Sheet1.$C$5:.K1035];5;0)" office:value-type="string" office:string-value="ND">
            <text:p>ND</text:p>
          </table:table-cell>
          <table:table-cell table:style-name="ce22" table:formula="of:=VLOOKUP([.$A21];[$Sheet1.$C$5:.L1035];6;0)" office:value-type="string" office:string-value="ND">
            <text:p>ND</text:p>
          </table:table-cell>
          <table:table-cell table:style-name="ce22" table:formula="of:=VLOOKUP([.$A21];[$Sheet1.$C$5:.M103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table:formula="of:=VLOOKUP([.A22];[Sheet1.C24:.I1036];3;0)" office:value-type="string" office:string-value="preferences-desktop-theme">
            <text:p>preferences-desktop-theme</text:p>
          </table:table-cell>
          <table:table-cell table:style-name="ce22" table:formula="of:=VLOOKUP([.$A22];[$Sheet1.$C$5:.J1036];4;0)" office:value-type="string" office:string-value="x">
            <text:p>x</text:p>
          </table:table-cell>
          <table:table-cell table:style-name="ce22" table:formula="of:=VLOOKUP([.$A22];[$Sheet1.$C$5:.K1036];5;0)" office:value-type="string" office:string-value="x">
            <text:p>x</text:p>
          </table:table-cell>
          <table:table-cell table:style-name="ce22" table:formula="of:=VLOOKUP([.$A22];[$Sheet1.$C$5:.L1036];6;0)" office:value-type="string" office:string-value="x">
            <text:p>x</text:p>
          </table:table-cell>
          <table:table-cell table:style-name="ce22" table:formula="of:=VLOOKUP([.$A22];[$Sheet1.$C$5:.M103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table:formula="of:=VLOOKUP([.A23];[Sheet1.C25:.I1037];3;0)" office:value-type="string" office:string-value="preferences-other">
            <text:p>preferences-other</text:p>
          </table:table-cell>
          <table:table-cell table:style-name="ce22" table:formula="of:=VLOOKUP([.$A23];[$Sheet1.$C$5:.J1037];4;0)" office:value-type="string" office:string-value="x">
            <text:p>x</text:p>
          </table:table-cell>
          <table:table-cell table:style-name="ce22" table:formula="of:=VLOOKUP([.$A23];[$Sheet1.$C$5:.K1037];5;0)" office:value-type="string" office:string-value="x">
            <text:p>x</text:p>
          </table:table-cell>
          <table:table-cell table:style-name="ce22" table:formula="of:=VLOOKUP([.$A23];[$Sheet1.$C$5:.L1037];6;0)" office:value-type="string" office:string-value="x">
            <text:p>x</text:p>
          </table:table-cell>
          <table:table-cell table:style-name="ce22" table:formula="of:=VLOOKUP([.$A23];[$Sheet1.$C$5:.M103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table:formula="of:=VLOOKUP([.A24];[Sheet1.C26:.I1038];3;0)" office:value-type="string" office:string-value="view-list-details">
            <text:p>view-list-details</text:p>
          </table:table-cell>
          <table:table-cell table:style-name="ce22" table:formula="of:=VLOOKUP([.$A24];[$Sheet1.$C$5:.J1038];4;0)" office:value-type="string" office:string-value="x">
            <text:p>x</text:p>
          </table:table-cell>
          <table:table-cell table:style-name="ce22" table:formula="of:=VLOOKUP([.$A24];[$Sheet1.$C$5:.K1038];5;0)" office:value-type="string" office:string-value="x">
            <text:p>x</text:p>
          </table:table-cell>
          <table:table-cell table:style-name="ce22" table:formula="of:=VLOOKUP([.$A24];[$Sheet1.$C$5:.L1038];6;0)" office:value-type="string" office:string-value="x">
            <text:p>x</text:p>
          </table:table-cell>
          <table:table-cell table:style-name="ce22" table:formula="of:=VLOOKUP([.$A24];[$Sheet1.$C$5:.M103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table:formula="of:=VLOOKUP([.A25];[Sheet1.C27:.I1039];3;0)" office:value-type="string" office:string-value="view-list-text">
            <text:p>view-list-text</text:p>
          </table:table-cell>
          <table:table-cell table:style-name="ce22" table:formula="of:=VLOOKUP([.$A25];[$Sheet1.$C$5:.J1039];4;0)" office:value-type="string" office:string-value="x">
            <text:p>x</text:p>
          </table:table-cell>
          <table:table-cell table:style-name="ce22" table:formula="of:=VLOOKUP([.$A25];[$Sheet1.$C$5:.K1039];5;0)" office:value-type="string" office:string-value="x">
            <text:p>x</text:p>
          </table:table-cell>
          <table:table-cell table:style-name="ce22" table:formula="of:=VLOOKUP([.$A25];[$Sheet1.$C$5:.L1039];6;0)" office:value-type="string" office:string-value="x">
            <text:p>x</text:p>
          </table:table-cell>
          <table:table-cell table:style-name="ce22" table:formula="of:=VLOOKUP([.$A25];[$Sheet1.$C$5:.M103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table:formula="of:=VLOOKUP([.A26];[Sheet1.C28:.I1040];3;0)" office:value-type="string" office:string-value="view-preview">
            <text:p>view-preview</text:p>
          </table:table-cell>
          <table:table-cell table:style-name="ce22" table:formula="of:=VLOOKUP([.$A26];[$Sheet1.$C$5:.J1040];4;0)" office:value-type="string" office:string-value="x">
            <text:p>x</text:p>
          </table:table-cell>
          <table:table-cell table:style-name="ce22" table:formula="of:=VLOOKUP([.$A26];[$Sheet1.$C$5:.K1040];5;0)" office:value-type="string" office:string-value="x">
            <text:p>x</text:p>
          </table:table-cell>
          <table:table-cell table:style-name="ce22" table:formula="of:=VLOOKUP([.$A26];[$Sheet1.$C$5:.L1040];6;0)" office:value-type="string" office:string-value="x">
            <text:p>x</text:p>
          </table:table-cell>
          <table:table-cell table:style-name="ce22" table:formula="of:=VLOOKUP([.$A26];[$Sheet1.$C$5:.M104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table:formula="of:=VLOOKUP([.A27];[Sheet1.C29:.I1041];3;0)" office:value-type="string" office:string-value="go-down">
            <text:p>go-down</text:p>
          </table:table-cell>
          <table:table-cell table:style-name="ce22" table:formula="of:=VLOOKUP([.$A27];[$Sheet1.$C$5:.J1041];4;0)" office:value-type="string" office:string-value="x">
            <text:p>x</text:p>
          </table:table-cell>
          <table:table-cell table:style-name="ce22" table:formula="of:=VLOOKUP([.$A27];[$Sheet1.$C$5:.K1041];5;0)" office:value-type="string" office:string-value="x">
            <text:p>x</text:p>
          </table:table-cell>
          <table:table-cell table:style-name="ce22" table:formula="of:=VLOOKUP([.$A27];[$Sheet1.$C$5:.L1041];6;0)" office:value-type="string" office:string-value="x">
            <text:p>x</text:p>
          </table:table-cell>
          <table:table-cell table:style-name="ce22" table:formula="of:=VLOOKUP([.$A27];[$Sheet1.$C$5:.M104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table:formula="of:=VLOOKUP([.A28];[Sheet1.C30:.I1042];3;0)" office:value-type="string" office:string-value="go-up">
            <text:p>go-up</text:p>
          </table:table-cell>
          <table:table-cell table:style-name="ce22" table:formula="of:=VLOOKUP([.$A28];[$Sheet1.$C$5:.J1042];4;0)" office:value-type="string" office:string-value="x">
            <text:p>x</text:p>
          </table:table-cell>
          <table:table-cell table:style-name="ce22" table:formula="of:=VLOOKUP([.$A28];[$Sheet1.$C$5:.K1042];5;0)" office:value-type="string" office:string-value="x">
            <text:p>x</text:p>
          </table:table-cell>
          <table:table-cell table:style-name="ce22" table:formula="of:=VLOOKUP([.$A28];[$Sheet1.$C$5:.L1042];6;0)" office:value-type="string" office:string-value="x">
            <text:p>x</text:p>
          </table:table-cell>
          <table:table-cell table:style-name="ce22" table:formula="of:=VLOOKUP([.$A28];[$Sheet1.$C$5:.M104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table:formula="of:=VLOOKUP([.A29];[Sheet1.C31:.I1043];3;0)" office:value-type="string" office:string-value="view-choose">
            <text:p>view-choose</text:p>
          </table:table-cell>
          <table:table-cell table:style-name="ce22" table:formula="of:=VLOOKUP([.$A29];[$Sheet1.$C$5:.J1043];4;0)" office:value-type="string" office:string-value="x">
            <text:p>x</text:p>
          </table:table-cell>
          <table:table-cell table:style-name="ce22" table:formula="of:=VLOOKUP([.$A29];[$Sheet1.$C$5:.K1043];5;0)" office:value-type="string" office:string-value="x">
            <text:p>x</text:p>
          </table:table-cell>
          <table:table-cell table:style-name="ce22" table:formula="of:=VLOOKUP([.$A29];[$Sheet1.$C$5:.L1043];6;0)" office:value-type="string" office:string-value="x">
            <text:p>x</text:p>
          </table:table-cell>
          <table:table-cell table:style-name="ce22" table:formula="of:=VLOOKUP([.$A29];[$Sheet1.$C$5:.M104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table:formula="of:=VLOOKUP([.A30];[Sheet1.C32:.I1044];3;0)" office:value-type="string" office:string-value="object-locked">
            <text:p>object-locked</text:p>
          </table:table-cell>
          <table:table-cell table:style-name="ce22" table:formula="of:=VLOOKUP([.$A30];[$Sheet1.$C$5:.J1044];4;0)" office:value-type="string" office:string-value="x">
            <text:p>x</text:p>
          </table:table-cell>
          <table:table-cell table:style-name="ce22" table:formula="of:=VLOOKUP([.$A30];[$Sheet1.$C$5:.K1044];5;0)" office:value-type="string" office:string-value="x">
            <text:p>x</text:p>
          </table:table-cell>
          <table:table-cell table:style-name="ce22" table:formula="of:=VLOOKUP([.$A30];[$Sheet1.$C$5:.L1044];6;0)" office:value-type="string" office:string-value="x">
            <text:p>x</text:p>
          </table:table-cell>
          <table:table-cell table:style-name="ce22" table:formula="of:=VLOOKUP([.$A30];[$Sheet1.$C$5:.M104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table:formula="of:=VLOOKUP([.A31];[Sheet1.C33:.I1045];3;0)" office:value-type="string" office:string-value="object-unlocked">
            <text:p>object-unlocked</text:p>
          </table:table-cell>
          <table:table-cell table:style-name="ce22" table:formula="of:=VLOOKUP([.$A31];[$Sheet1.$C$5:.J1045];4;0)" office:value-type="string" office:string-value="x">
            <text:p>x</text:p>
          </table:table-cell>
          <table:table-cell table:style-name="ce22" table:formula="of:=VLOOKUP([.$A31];[$Sheet1.$C$5:.K1045];5;0)" office:value-type="string" office:string-value="x">
            <text:p>x</text:p>
          </table:table-cell>
          <table:table-cell table:style-name="ce22" table:formula="of:=VLOOKUP([.$A31];[$Sheet1.$C$5:.L1045];6;0)" office:value-type="string" office:string-value="x">
            <text:p>x</text:p>
          </table:table-cell>
          <table:table-cell table:style-name="ce22" table:formula="of:=VLOOKUP([.$A31];[$Sheet1.$C$5:.M104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table:formula="of:=VLOOKUP([.A32];[Sheet1.C34:.I1046];3;0)" office:value-type="float" office:value="0">
            <text:p/>
          </table:table-cell>
          <table:table-cell table:style-name="ce22" table:formula="of:=VLOOKUP([.$A32];[$Sheet1.$C$5:.J1046];4;0)" office:value-type="string" office:string-value="ND">
            <text:p>ND</text:p>
          </table:table-cell>
          <table:table-cell table:style-name="ce22" table:formula="of:=VLOOKUP([.$A32];[$Sheet1.$C$5:.K1046];5;0)" office:value-type="string" office:string-value="ND">
            <text:p>ND</text:p>
          </table:table-cell>
          <table:table-cell table:style-name="ce22" table:formula="of:=VLOOKUP([.$A32];[$Sheet1.$C$5:.L1046];6;0)" office:value-type="string" office:string-value="ND">
            <text:p>ND</text:p>
          </table:table-cell>
          <table:table-cell table:style-name="ce22" table:formula="of:=VLOOKUP([.$A32];[$Sheet1.$C$5:.M104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table:formula="of:=VLOOKUP([.A33];[Sheet1.C35:.I1047];3;0)" office:value-type="string" office:string-value="configure">
            <text:p>configure</text:p>
          </table:table-cell>
          <table:table-cell table:style-name="ce22" table:formula="of:=VLOOKUP([.$A33];[$Sheet1.$C$5:.J1047];4;0)" office:value-type="string" office:string-value="x">
            <text:p>x</text:p>
          </table:table-cell>
          <table:table-cell table:style-name="ce22" table:formula="of:=VLOOKUP([.$A33];[$Sheet1.$C$5:.K1047];5;0)" office:value-type="string" office:string-value="x">
            <text:p>x</text:p>
          </table:table-cell>
          <table:table-cell table:style-name="ce22" table:formula="of:=VLOOKUP([.$A33];[$Sheet1.$C$5:.L1047];6;0)" office:value-type="string" office:string-value="x">
            <text:p>x</text:p>
          </table:table-cell>
          <table:table-cell table:style-name="ce22" table:formula="of:=VLOOKUP([.$A33];[$Sheet1.$C$5:.M104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table:formula="of:=VLOOKUP([.A34];[Sheet1.C36:.I1048];3;0)" office:value-type="string" office:string-value="object-group">
            <text:p>object-group</text:p>
          </table:table-cell>
          <table:table-cell table:style-name="ce22" table:formula="of:=VLOOKUP([.$A34];[$Sheet1.$C$5:.J1048];4;0)" office:value-type="string" office:string-value="x">
            <text:p>x</text:p>
          </table:table-cell>
          <table:table-cell table:style-name="ce22" table:formula="of:=VLOOKUP([.$A34];[$Sheet1.$C$5:.K1048];5;0)" office:value-type="string" office:string-value="x">
            <text:p>x</text:p>
          </table:table-cell>
          <table:table-cell table:style-name="ce22" table:formula="of:=VLOOKUP([.$A34];[$Sheet1.$C$5:.L1048];6;0)" office:value-type="string" office:string-value="x">
            <text:p>x</text:p>
          </table:table-cell>
          <table:table-cell table:style-name="ce22" table:formula="of:=VLOOKUP([.$A34];[$Sheet1.$C$5:.M104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table:formula="of:=VLOOKUP([.A35];[Sheet1.C37:.I1049];3;0)" office:value-type="float" office:value="0">
            <text:p/>
          </table:table-cell>
          <table:table-cell table:style-name="ce22" table:formula="of:=VLOOKUP([.$A35];[$Sheet1.$C$5:.J1049];4;0)" office:value-type="string" office:string-value="ND">
            <text:p>ND</text:p>
          </table:table-cell>
          <table:table-cell table:style-name="ce22" table:formula="of:=VLOOKUP([.$A35];[$Sheet1.$C$5:.K1049];5;0)" office:value-type="string" office:string-value="ND">
            <text:p>ND</text:p>
          </table:table-cell>
          <table:table-cell table:style-name="ce22" table:formula="of:=VLOOKUP([.$A35];[$Sheet1.$C$5:.L1049];6;0)" office:value-type="string" office:string-value="ND">
            <text:p>ND</text:p>
          </table:table-cell>
          <table:table-cell table:style-name="ce22" table:formula="of:=VLOOKUP([.$A35];[$Sheet1.$C$5:.M104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table:formula="of:=VLOOKUP([.A36];[Sheet1.C38:.I1050];3;0)" office:value-type="float" office:value="0">
            <text:p/>
          </table:table-cell>
          <table:table-cell table:style-name="ce22" table:formula="of:=VLOOKUP([.$A36];[$Sheet1.$C$5:.J1050];4;0)" office:value-type="string" office:string-value="ND">
            <text:p>ND</text:p>
          </table:table-cell>
          <table:table-cell table:style-name="ce22" table:formula="of:=VLOOKUP([.$A36];[$Sheet1.$C$5:.K1050];5;0)" office:value-type="string" office:string-value="ND">
            <text:p>ND</text:p>
          </table:table-cell>
          <table:table-cell table:style-name="ce22" table:formula="of:=VLOOKUP([.$A36];[$Sheet1.$C$5:.L1050];6;0)" office:value-type="string" office:string-value="ND">
            <text:p>ND</text:p>
          </table:table-cell>
          <table:table-cell table:style-name="ce22" table:formula="of:=VLOOKUP([.$A36];[$Sheet1.$C$5:.M105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table:formula="of:=VLOOKUP([.A37];[Sheet1.C39:.I1051];3;0)" office:value-type="string" office:string-value="object-ungroup">
            <text:p>object-ungroup</text:p>
          </table:table-cell>
          <table:table-cell table:style-name="ce22" table:formula="of:=VLOOKUP([.$A37];[$Sheet1.$C$5:.J1051];4;0)" office:value-type="string" office:string-value="x">
            <text:p>x</text:p>
          </table:table-cell>
          <table:table-cell table:style-name="ce22" table:formula="of:=VLOOKUP([.$A37];[$Sheet1.$C$5:.K1051];5;0)" office:value-type="string" office:string-value="x">
            <text:p>x</text:p>
          </table:table-cell>
          <table:table-cell table:style-name="ce22" table:formula="of:=VLOOKUP([.$A37];[$Sheet1.$C$5:.L1051];6;0)" office:value-type="string" office:string-value="x">
            <text:p>x</text:p>
          </table:table-cell>
          <table:table-cell table:style-name="ce22" table:formula="of:=VLOOKUP([.$A37];[$Sheet1.$C$5:.M105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table:formula="of:=VLOOKUP([.A38];[Sheet1.C40:.I1052];3;0)" office:value-type="float" office:value="0">
            <text:p/>
          </table:table-cell>
          <table:table-cell table:style-name="ce22" table:formula="of:=VLOOKUP([.$A38];[$Sheet1.$C$5:.J1052];4;0)" office:value-type="string" office:string-value="ND">
            <text:p>ND</text:p>
          </table:table-cell>
          <table:table-cell table:style-name="ce22" table:formula="of:=VLOOKUP([.$A38];[$Sheet1.$C$5:.K1052];5;0)" office:value-type="string" office:string-value="ND">
            <text:p>ND</text:p>
          </table:table-cell>
          <table:table-cell table:style-name="ce22" table:formula="of:=VLOOKUP([.$A38];[$Sheet1.$C$5:.L1052];6;0)" office:value-type="string" office:string-value="ND">
            <text:p>ND</text:p>
          </table:table-cell>
          <table:table-cell table:style-name="ce22" table:formula="of:=VLOOKUP([.$A38];[$Sheet1.$C$5:.M105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table:formula="of:=VLOOKUP([.A39];[Sheet1.C41:.I1053];3;0)" office:value-type="float" office:value="0">
            <text:p/>
          </table:table-cell>
          <table:table-cell table:style-name="ce22" table:formula="of:=VLOOKUP([.$A39];[$Sheet1.$C$5:.J1053];4;0)" office:value-type="string" office:string-value="ND">
            <text:p>ND</text:p>
          </table:table-cell>
          <table:table-cell table:style-name="ce22" table:formula="of:=VLOOKUP([.$A39];[$Sheet1.$C$5:.K1053];5;0)" office:value-type="string" office:string-value="ND">
            <text:p>ND</text:p>
          </table:table-cell>
          <table:table-cell table:style-name="ce22" table:formula="of:=VLOOKUP([.$A39];[$Sheet1.$C$5:.L1053];6;0)" office:value-type="string" office:string-value="ND">
            <text:p>ND</text:p>
          </table:table-cell>
          <table:table-cell table:style-name="ce22" table:formula="of:=VLOOKUP([.$A39];[$Sheet1.$C$5:.M105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table:formula="of:=VLOOKUP([.A40];[Sheet1.C42:.I1054];3;0)" office:value-type="float" office:value="0">
            <text:p/>
          </table:table-cell>
          <table:table-cell table:style-name="ce22" table:formula="of:=VLOOKUP([.$A40];[$Sheet1.$C$5:.J1054];4;0)" office:value-type="string" office:string-value="ND">
            <text:p>ND</text:p>
          </table:table-cell>
          <table:table-cell table:style-name="ce22" table:formula="of:=VLOOKUP([.$A40];[$Sheet1.$C$5:.K1054];5;0)" office:value-type="string" office:string-value="ND">
            <text:p>ND</text:p>
          </table:table-cell>
          <table:table-cell table:style-name="ce22" table:formula="of:=VLOOKUP([.$A40];[$Sheet1.$C$5:.L1054];6;0)" office:value-type="string" office:string-value="ND">
            <text:p>ND</text:p>
          </table:table-cell>
          <table:table-cell table:style-name="ce22" table:formula="of:=VLOOKUP([.$A40];[$Sheet1.$C$5:.M1054];7;0)" office:value-type="string" office:string-value="ND">
            <text:p>ND</text:p>
          </table:table-cell>
          <table:table-cell/>
        </table:table-row>
        <table:table-row table:style-name="ro9">
          <table:table-cell table:style-name="ce1" office:value-type="float" office:value="39">
            <text:p>39</text:p>
          </table:table-cell>
          <table:table-cell table:style-name="ce1" table:formula="of:=VLOOKUP([.A41];[Sheet1.C43:.I1055];3;0)" office:value-type="string" office:string-value="office-chart-area&#10;office-chart-area-normal?">
            <text:p>office-chart-area</text:p>
            <text:p>office-chart-area-normal?</text:p>
          </table:table-cell>
          <table:table-cell table:style-name="ce22" table:formula="of:=VLOOKUP([.$A41];[$Sheet1.$C$5:.J1055];4;0)" office:value-type="string" office:string-value="ND">
            <text:p>ND</text:p>
          </table:table-cell>
          <table:table-cell table:style-name="ce22" table:formula="of:=VLOOKUP([.$A41];[$Sheet1.$C$5:.K1055];5;0)" office:value-type="string" office:string-value="ND">
            <text:p>ND</text:p>
          </table:table-cell>
          <table:table-cell table:style-name="ce22" table:formula="of:=VLOOKUP([.$A41];[$Sheet1.$C$5:.L1055];6;0)" office:value-type="string" office:string-value="ND">
            <text:p>ND</text:p>
          </table:table-cell>
          <table:table-cell table:style-name="ce22" table:formula="of:=VLOOKUP([.$A41];[$Sheet1.$C$5:.M105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table:formula="of:=VLOOKUP([.A42];[Sheet1.C44:.I1056];3;0)" office:value-type="string" office:string-value="office-chart-area-percentage">
            <text:p>office-chart-area-percentage</text:p>
          </table:table-cell>
          <table:table-cell table:style-name="ce22" table:formula="of:=VLOOKUP([.$A42];[$Sheet1.$C$5:.J1056];4;0)" office:value-type="string" office:string-value="x">
            <text:p>x</text:p>
          </table:table-cell>
          <table:table-cell table:style-name="ce22" table:formula="of:=VLOOKUP([.$A42];[$Sheet1.$C$5:.K1056];5;0)" office:value-type="string" office:string-value="x">
            <text:p>x</text:p>
          </table:table-cell>
          <table:table-cell table:style-name="ce22" table:formula="of:=VLOOKUP([.$A42];[$Sheet1.$C$5:.L1056];6;0)" office:value-type="string" office:string-value="x">
            <text:p>x</text:p>
          </table:table-cell>
          <table:table-cell table:style-name="ce22" table:formula="of:=VLOOKUP([.$A42];[$Sheet1.$C$5:.M105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table:formula="of:=VLOOKUP([.A43];[Sheet1.C45:.I1057];3;0)" office:value-type="string" office:string-value="office-chart-area-stacked">
            <text:p>office-chart-area-stacked</text:p>
          </table:table-cell>
          <table:table-cell table:style-name="ce22" table:formula="of:=VLOOKUP([.$A43];[$Sheet1.$C$5:.J1057];4;0)" office:value-type="string" office:string-value="x">
            <text:p>x</text:p>
          </table:table-cell>
          <table:table-cell table:style-name="ce22" table:formula="of:=VLOOKUP([.$A43];[$Sheet1.$C$5:.K1057];5;0)" office:value-type="string" office:string-value="x">
            <text:p>x</text:p>
          </table:table-cell>
          <table:table-cell table:style-name="ce22" table:formula="of:=VLOOKUP([.$A43];[$Sheet1.$C$5:.L1057];6;0)" office:value-type="string" office:string-value="x">
            <text:p>x</text:p>
          </table:table-cell>
          <table:table-cell table:style-name="ce22" table:formula="of:=VLOOKUP([.$A43];[$Sheet1.$C$5:.M105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table:formula="of:=VLOOKUP([.A44];[Sheet1.C46:.I1058];3;0)" office:value-type="string" office:string-value="office-chart-bar-beside?">
            <text:p>office-chart-bar-beside?</text:p>
          </table:table-cell>
          <table:table-cell table:style-name="ce22" table:formula="of:=VLOOKUP([.$A44];[$Sheet1.$C$5:.J1058];4;0)" office:value-type="string" office:string-value="ND">
            <text:p>ND</text:p>
          </table:table-cell>
          <table:table-cell table:style-name="ce22" table:formula="of:=VLOOKUP([.$A44];[$Sheet1.$C$5:.K1058];5;0)" office:value-type="string" office:string-value="ND">
            <text:p>ND</text:p>
          </table:table-cell>
          <table:table-cell table:style-name="ce22" table:formula="of:=VLOOKUP([.$A44];[$Sheet1.$C$5:.L1058];6;0)" office:value-type="string" office:string-value="ND">
            <text:p>ND</text:p>
          </table:table-cell>
          <table:table-cell table:style-name="ce22" table:formula="of:=VLOOKUP([.$A44];[$Sheet1.$C$5:.M105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table:formula="of:=VLOOKUP([.A45];[Sheet1.C47:.I1059];3;0)" office:value-type="string" office:string-value="office-chart-bar-layer?">
            <text:p>office-chart-bar-layer?</text:p>
          </table:table-cell>
          <table:table-cell table:style-name="ce22" table:formula="of:=VLOOKUP([.$A45];[$Sheet1.$C$5:.J1059];4;0)" office:value-type="string" office:string-value="ND">
            <text:p>ND</text:p>
          </table:table-cell>
          <table:table-cell table:style-name="ce22" table:formula="of:=VLOOKUP([.$A45];[$Sheet1.$C$5:.K1059];5;0)" office:value-type="string" office:string-value="ND">
            <text:p>ND</text:p>
          </table:table-cell>
          <table:table-cell table:style-name="ce22" table:formula="of:=VLOOKUP([.$A45];[$Sheet1.$C$5:.L1059];6;0)" office:value-type="string" office:string-value="ND">
            <text:p>ND</text:p>
          </table:table-cell>
          <table:table-cell table:style-name="ce22" table:formula="of:=VLOOKUP([.$A45];[$Sheet1.$C$5:.M105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table:formula="of:=VLOOKUP([.A46];[Sheet1.C48:.I1060];3;0)" office:value-type="string" office:string-value="office-chart-bar-percentage">
            <text:p>office-chart-bar-percentage</text:p>
          </table:table-cell>
          <table:table-cell table:style-name="ce22" table:formula="of:=VLOOKUP([.$A46];[$Sheet1.$C$5:.J1060];4;0)" office:value-type="string" office:string-value="x">
            <text:p>x</text:p>
          </table:table-cell>
          <table:table-cell table:style-name="ce22" table:formula="of:=VLOOKUP([.$A46];[$Sheet1.$C$5:.K1060];5;0)" office:value-type="string" office:string-value="x">
            <text:p>x</text:p>
          </table:table-cell>
          <table:table-cell table:style-name="ce22" table:formula="of:=VLOOKUP([.$A46];[$Sheet1.$C$5:.L1060];6;0)" office:value-type="string" office:string-value="x">
            <text:p>x</text:p>
          </table:table-cell>
          <table:table-cell table:style-name="ce22" table:formula="of:=VLOOKUP([.$A46];[$Sheet1.$C$5:.M1060];7;0)" office:value-type="string" office:string-value="x">
            <text:p>x</text:p>
          </table:table-cell>
          <table:table-cell/>
        </table:table-row>
        <table:table-row table:style-name="ro9">
          <table:table-cell table:style-name="ce1" office:value-type="float" office:value="45">
            <text:p>45</text:p>
          </table:table-cell>
          <table:table-cell table:style-name="ce1" table:formula="of:=VLOOKUP([.A47];[Sheet1.C49:.I1061];3;0)" office:value-type="string" office:string-value="office-chart-line&#10;office-chart-line-normal?">
            <text:p>office-chart-line</text:p>
            <text:p>office-chart-line-normal?</text:p>
          </table:table-cell>
          <table:table-cell table:style-name="ce22" table:formula="of:=VLOOKUP([.$A47];[$Sheet1.$C$5:.J1061];4;0)" office:value-type="string" office:string-value="ND">
            <text:p>ND</text:p>
          </table:table-cell>
          <table:table-cell table:style-name="ce22" table:formula="of:=VLOOKUP([.$A47];[$Sheet1.$C$5:.K1061];5;0)" office:value-type="string" office:string-value="ND">
            <text:p>ND</text:p>
          </table:table-cell>
          <table:table-cell table:style-name="ce22" table:formula="of:=VLOOKUP([.$A47];[$Sheet1.$C$5:.L1061];6;0)" office:value-type="string" office:string-value="ND">
            <text:p>ND</text:p>
          </table:table-cell>
          <table:table-cell table:style-name="ce22" table:formula="of:=VLOOKUP([.$A47];[$Sheet1.$C$5:.M106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" table:formula="of:=VLOOKUP([.A48];[Sheet1.C50:.I1062];3;0)" office:value-type="string" office:string-value="office-chart-line-percentage">
            <text:p>office-chart-line-percentage</text:p>
          </table:table-cell>
          <table:table-cell table:style-name="ce22" table:formula="of:=VLOOKUP([.$A48];[$Sheet1.$C$5:.J1062];4;0)" office:value-type="string" office:string-value="x">
            <text:p>x</text:p>
          </table:table-cell>
          <table:table-cell table:style-name="ce22" table:formula="of:=VLOOKUP([.$A48];[$Sheet1.$C$5:.K1062];5;0)" office:value-type="string" office:string-value="x">
            <text:p>x</text:p>
          </table:table-cell>
          <table:table-cell table:style-name="ce22" table:formula="of:=VLOOKUP([.$A48];[$Sheet1.$C$5:.L1062];6;0)" office:value-type="string" office:string-value="x">
            <text:p>x</text:p>
          </table:table-cell>
          <table:table-cell table:style-name="ce22" table:formula="of:=VLOOKUP([.$A48];[$Sheet1.$C$5:.M106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table:formula="of:=VLOOKUP([.A49];[Sheet1.C51:.I1063];3;0)" office:value-type="string" office:string-value="office-chart-line-stacked">
            <text:p>office-chart-line-stacked</text:p>
          </table:table-cell>
          <table:table-cell table:style-name="ce22" table:formula="of:=VLOOKUP([.$A49];[$Sheet1.$C$5:.J1063];4;0)" office:value-type="string" office:string-value="x">
            <text:p>x</text:p>
          </table:table-cell>
          <table:table-cell table:style-name="ce22" table:formula="of:=VLOOKUP([.$A49];[$Sheet1.$C$5:.K1063];5;0)" office:value-type="string" office:string-value="x">
            <text:p>x</text:p>
          </table:table-cell>
          <table:table-cell table:style-name="ce22" table:formula="of:=VLOOKUP([.$A49];[$Sheet1.$C$5:.L1063];6;0)" office:value-type="string" office:string-value="x">
            <text:p>x</text:p>
          </table:table-cell>
          <table:table-cell table:style-name="ce22" table:formula="of:=VLOOKUP([.$A49];[$Sheet1.$C$5:.M106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table:formula="of:=VLOOKUP([.A50];[Sheet1.C52:.I1064];3;0)" office:value-type="string" office:string-value="office-chart-bar-stacked">
            <text:p>office-chart-bar-stacked</text:p>
          </table:table-cell>
          <table:table-cell table:style-name="ce22" table:formula="of:=VLOOKUP([.$A50];[$Sheet1.$C$5:.J1064];4;0)" office:value-type="string" office:string-value="x">
            <text:p>x</text:p>
          </table:table-cell>
          <table:table-cell table:style-name="ce22" table:formula="of:=VLOOKUP([.$A50];[$Sheet1.$C$5:.K1064];5;0)" office:value-type="string" office:string-value="x">
            <text:p>x</text:p>
          </table:table-cell>
          <table:table-cell table:style-name="ce22" table:formula="of:=VLOOKUP([.$A50];[$Sheet1.$C$5:.L1064];6;0)" office:value-type="string" office:string-value="x">
            <text:p>x</text:p>
          </table:table-cell>
          <table:table-cell table:style-name="ce22" table:formula="of:=VLOOKUP([.$A50];[$Sheet1.$C$5:.M106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table:formula="of:=VLOOKUP([.A51];[Sheet1.C53:.I1065];3;0)" office:value-type="float" office:value="0">
            <text:p/>
          </table:table-cell>
          <table:table-cell table:style-name="ce22" table:formula="of:=VLOOKUP([.$A51];[$Sheet1.$C$5:.J1065];4;0)" office:value-type="string" office:string-value="ND">
            <text:p>ND</text:p>
          </table:table-cell>
          <table:table-cell table:style-name="ce22" table:formula="of:=VLOOKUP([.$A51];[$Sheet1.$C$5:.K1065];5;0)" office:value-type="string" office:string-value="ND">
            <text:p>ND</text:p>
          </table:table-cell>
          <table:table-cell table:style-name="ce22" table:formula="of:=VLOOKUP([.$A51];[$Sheet1.$C$5:.L1065];6;0)" office:value-type="string" office:string-value="ND">
            <text:p>ND</text:p>
          </table:table-cell>
          <table:table-cell table:style-name="ce22" table:formula="of:=VLOOKUP([.$A51];[$Sheet1.$C$5:.M106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table:formula="of:=VLOOKUP([.A52];[Sheet1.C54:.I1066];3;0)" office:value-type="float" office:value="0">
            <text:p/>
          </table:table-cell>
          <table:table-cell table:style-name="ce22" table:formula="of:=VLOOKUP([.$A52];[$Sheet1.$C$5:.J1066];4;0)" office:value-type="string" office:string-value="ND">
            <text:p>ND</text:p>
          </table:table-cell>
          <table:table-cell table:style-name="ce22" table:formula="of:=VLOOKUP([.$A52];[$Sheet1.$C$5:.K1066];5;0)" office:value-type="string" office:string-value="ND">
            <text:p>ND</text:p>
          </table:table-cell>
          <table:table-cell table:style-name="ce22" table:formula="of:=VLOOKUP([.$A52];[$Sheet1.$C$5:.L1066];6;0)" office:value-type="string" office:string-value="ND">
            <text:p>ND</text:p>
          </table:table-cell>
          <table:table-cell table:style-name="ce22" table:formula="of:=VLOOKUP([.$A52];[$Sheet1.$C$5:.M106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1" table:formula="of:=VLOOKUP([.A53];[Sheet1.C55:.I1067];3;0)" office:value-type="float" office:value="0">
            <text:p/>
          </table:table-cell>
          <table:table-cell table:style-name="ce22" table:formula="of:=VLOOKUP([.$A53];[$Sheet1.$C$5:.J1067];4;0)" office:value-type="string" office:string-value="ND">
            <text:p>ND</text:p>
          </table:table-cell>
          <table:table-cell table:style-name="ce22" table:formula="of:=VLOOKUP([.$A53];[$Sheet1.$C$5:.K1067];5;0)" office:value-type="string" office:string-value="ND">
            <text:p>ND</text:p>
          </table:table-cell>
          <table:table-cell table:style-name="ce22" table:formula="of:=VLOOKUP([.$A53];[$Sheet1.$C$5:.L1067];6;0)" office:value-type="string" office:string-value="ND">
            <text:p>ND</text:p>
          </table:table-cell>
          <table:table-cell table:style-name="ce22" table:formula="of:=VLOOKUP([.$A53];[$Sheet1.$C$5:.M106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1" table:formula="of:=VLOOKUP([.A54];[Sheet1.C56:.I1068];3;0)" office:value-type="float" office:value="0">
            <text:p/>
          </table:table-cell>
          <table:table-cell table:style-name="ce22" table:formula="of:=VLOOKUP([.$A54];[$Sheet1.$C$5:.J1068];4;0)" office:value-type="string" office:string-value="ND">
            <text:p>ND</text:p>
          </table:table-cell>
          <table:table-cell table:style-name="ce22" table:formula="of:=VLOOKUP([.$A54];[$Sheet1.$C$5:.K1068];5;0)" office:value-type="string" office:string-value="ND">
            <text:p>ND</text:p>
          </table:table-cell>
          <table:table-cell table:style-name="ce22" table:formula="of:=VLOOKUP([.$A54];[$Sheet1.$C$5:.L1068];6;0)" office:value-type="string" office:string-value="ND">
            <text:p>ND</text:p>
          </table:table-cell>
          <table:table-cell table:style-name="ce22" table:formula="of:=VLOOKUP([.$A54];[$Sheet1.$C$5:.M106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1" table:formula="of:=VLOOKUP([.A55];[Sheet1.C57:.I1069];3;0)" office:value-type="string" office:string-value="office-chart-ring">
            <text:p>office-chart-ring</text:p>
          </table:table-cell>
          <table:table-cell table:style-name="ce22" table:formula="of:=VLOOKUP([.$A55];[$Sheet1.$C$5:.J1069];4;0)" office:value-type="string" office:string-value="x">
            <text:p>x</text:p>
          </table:table-cell>
          <table:table-cell table:style-name="ce22" table:formula="of:=VLOOKUP([.$A55];[$Sheet1.$C$5:.K1069];5;0)" office:value-type="string" office:string-value="x">
            <text:p>x</text:p>
          </table:table-cell>
          <table:table-cell table:style-name="ce22" table:formula="of:=VLOOKUP([.$A55];[$Sheet1.$C$5:.L1069];6;0)" office:value-type="string" office:string-value="x">
            <text:p>x</text:p>
          </table:table-cell>
          <table:table-cell table:style-name="ce22" table:formula="of:=VLOOKUP([.$A55];[$Sheet1.$C$5:.M106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 table:formula="of:=VLOOKUP([.A56];[Sheet1.C58:.I1070];3;0)" office:value-type="string" office:string-value="office-chart-scatter">
            <text:p>office-chart-scatter</text:p>
          </table:table-cell>
          <table:table-cell table:style-name="ce22" table:formula="of:=VLOOKUP([.$A56];[$Sheet1.$C$5:.J1070];4;0)" office:value-type="string" office:string-value="x">
            <text:p>x</text:p>
          </table:table-cell>
          <table:table-cell table:style-name="ce22" table:formula="of:=VLOOKUP([.$A56];[$Sheet1.$C$5:.K1070];5;0)" office:value-type="string" office:string-value="x">
            <text:p>x</text:p>
          </table:table-cell>
          <table:table-cell table:style-name="ce22" table:formula="of:=VLOOKUP([.$A56];[$Sheet1.$C$5:.L1070];6;0)" office:value-type="string" office:string-value="x">
            <text:p>x</text:p>
          </table:table-cell>
          <table:table-cell table:style-name="ce22" table:formula="of:=VLOOKUP([.$A56];[$Sheet1.$C$5:.M107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1" table:formula="of:=VLOOKUP([.A57];[Sheet1.C59:.I1071];3;0)" office:value-type="float" office:value="0">
            <text:p/>
          </table:table-cell>
          <table:table-cell table:style-name="ce22" table:formula="of:=VLOOKUP([.$A57];[$Sheet1.$C$5:.J1071];4;0)" office:value-type="string" office:string-value="ND">
            <text:p>ND</text:p>
          </table:table-cell>
          <table:table-cell table:style-name="ce22" table:formula="of:=VLOOKUP([.$A57];[$Sheet1.$C$5:.K1071];5;0)" office:value-type="string" office:string-value="ND">
            <text:p>ND</text:p>
          </table:table-cell>
          <table:table-cell table:style-name="ce22" table:formula="of:=VLOOKUP([.$A57];[$Sheet1.$C$5:.L1071];6;0)" office:value-type="string" office:string-value="ND">
            <text:p>ND</text:p>
          </table:table-cell>
          <table:table-cell table:style-name="ce22" table:formula="of:=VLOOKUP([.$A57];[$Sheet1.$C$5:.M107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" table:formula="of:=VLOOKUP([.A58];[Sheet1.C60:.I1072];3;0)" office:value-type="float" office:value="0">
            <text:p/>
          </table:table-cell>
          <table:table-cell table:style-name="ce22" table:formula="of:=VLOOKUP([.$A58];[$Sheet1.$C$5:.J1072];4;0)" office:value-type="string" office:string-value="ND">
            <text:p>ND</text:p>
          </table:table-cell>
          <table:table-cell table:style-name="ce22" table:formula="of:=VLOOKUP([.$A58];[$Sheet1.$C$5:.K1072];5;0)" office:value-type="string" office:string-value="ND">
            <text:p>ND</text:p>
          </table:table-cell>
          <table:table-cell table:style-name="ce22" table:formula="of:=VLOOKUP([.$A58];[$Sheet1.$C$5:.L1072];6;0)" office:value-type="string" office:string-value="ND">
            <text:p>ND</text:p>
          </table:table-cell>
          <table:table-cell table:style-name="ce22" table:formula="of:=VLOOKUP([.$A58];[$Sheet1.$C$5:.M107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1" table:formula="of:=VLOOKUP([.A59];[Sheet1.C61:.I1073];3;0)" office:value-type="string" office:string-value="office-chart-pie">
            <text:p>office-chart-pie</text:p>
          </table:table-cell>
          <table:table-cell table:style-name="ce22" table:formula="of:=VLOOKUP([.$A59];[$Sheet1.$C$5:.J1073];4;0)" office:value-type="string" office:string-value="x">
            <text:p>x</text:p>
          </table:table-cell>
          <table:table-cell table:style-name="ce22" table:formula="of:=VLOOKUP([.$A59];[$Sheet1.$C$5:.K1073];5;0)" office:value-type="string" office:string-value="x">
            <text:p>x</text:p>
          </table:table-cell>
          <table:table-cell table:style-name="ce22" table:formula="of:=VLOOKUP([.$A59];[$Sheet1.$C$5:.L1073];6;0)" office:value-type="string" office:string-value="x">
            <text:p>x</text:p>
          </table:table-cell>
          <table:table-cell table:style-name="ce22" table:formula="of:=VLOOKUP([.$A59];[$Sheet1.$C$5:.M107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1" table:formula="of:=VLOOKUP([.A60];[Sheet1.C62:.I1074];3;0)" office:value-type="string" office:string-value="office-chart-area">
            <text:p>office-chart-area</text:p>
          </table:table-cell>
          <table:table-cell table:style-name="ce22" table:formula="of:=VLOOKUP([.$A60];[$Sheet1.$C$5:.J1074];4;0)" office:value-type="string" office:string-value="x">
            <text:p>x</text:p>
          </table:table-cell>
          <table:table-cell table:style-name="ce22" table:formula="of:=VLOOKUP([.$A60];[$Sheet1.$C$5:.K1074];5;0)" office:value-type="string" office:string-value="x">
            <text:p>x</text:p>
          </table:table-cell>
          <table:table-cell table:style-name="ce22" table:formula="of:=VLOOKUP([.$A60];[$Sheet1.$C$5:.L1074];6;0)" office:value-type="string" office:string-value="x">
            <text:p>x</text:p>
          </table:table-cell>
          <table:table-cell table:style-name="ce22" table:formula="of:=VLOOKUP([.$A60];[$Sheet1.$C$5:.M107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1" table:formula="of:=VLOOKUP([.A61];[Sheet1.C63:.I1075];3;0)" office:value-type="string" office:string-value="office-chart-bar">
            <text:p>office-chart-bar</text:p>
          </table:table-cell>
          <table:table-cell table:style-name="ce22" table:formula="of:=VLOOKUP([.$A61];[$Sheet1.$C$5:.J1075];4;0)" office:value-type="string" office:string-value="x">
            <text:p>x</text:p>
          </table:table-cell>
          <table:table-cell table:style-name="ce22" table:formula="of:=VLOOKUP([.$A61];[$Sheet1.$C$5:.K1075];5;0)" office:value-type="string" office:string-value="x">
            <text:p>x</text:p>
          </table:table-cell>
          <table:table-cell table:style-name="ce22" table:formula="of:=VLOOKUP([.$A61];[$Sheet1.$C$5:.L1075];6;0)" office:value-type="string" office:string-value="x">
            <text:p>x</text:p>
          </table:table-cell>
          <table:table-cell table:style-name="ce22" table:formula="of:=VLOOKUP([.$A61];[$Sheet1.$C$5:.M107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" table:formula="of:=VLOOKUP([.A62];[Sheet1.C64:.I1076];3;0)" office:value-type="string" office:string-value="office-chart-line">
            <text:p>office-chart-line</text:p>
          </table:table-cell>
          <table:table-cell table:style-name="ce22" table:formula="of:=VLOOKUP([.$A62];[$Sheet1.$C$5:.J1076];4;0)" office:value-type="string" office:string-value="x">
            <text:p>x</text:p>
          </table:table-cell>
          <table:table-cell table:style-name="ce22" table:formula="of:=VLOOKUP([.$A62];[$Sheet1.$C$5:.K1076];5;0)" office:value-type="string" office:string-value="x">
            <text:p>x</text:p>
          </table:table-cell>
          <table:table-cell table:style-name="ce22" table:formula="of:=VLOOKUP([.$A62];[$Sheet1.$C$5:.L1076];6;0)" office:value-type="string" office:string-value="x">
            <text:p>x</text:p>
          </table:table-cell>
          <table:table-cell table:style-name="ce22" table:formula="of:=VLOOKUP([.$A62];[$Sheet1.$C$5:.M107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1" table:formula="of:=VLOOKUP([.A63];[Sheet1.C65:.I1077];3;0)" office:value-type="string" office:string-value="office-chart-polar">
            <text:p>office-chart-polar</text:p>
          </table:table-cell>
          <table:table-cell table:style-name="ce22" table:formula="of:=VLOOKUP([.$A63];[$Sheet1.$C$5:.J1077];4;0)" office:value-type="string" office:string-value="x">
            <text:p>x</text:p>
          </table:table-cell>
          <table:table-cell table:style-name="ce22" table:formula="of:=VLOOKUP([.$A63];[$Sheet1.$C$5:.K1077];5;0)" office:value-type="string" office:string-value="x">
            <text:p>x</text:p>
          </table:table-cell>
          <table:table-cell table:style-name="ce22" table:formula="of:=VLOOKUP([.$A63];[$Sheet1.$C$5:.L1077];6;0)" office:value-type="string" office:string-value="x">
            <text:p>x</text:p>
          </table:table-cell>
          <table:table-cell table:style-name="ce22" table:formula="of:=VLOOKUP([.$A63];[$Sheet1.$C$5:.M107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1" table:formula="of:=VLOOKUP([.A64];[Sheet1.C66:.I1078];3;0)" office:value-type="string" office:string-value="kchart">
            <text:p>kchart</text:p>
          </table:table-cell>
          <table:table-cell table:style-name="ce22" table:formula="of:=VLOOKUP([.$A64];[$Sheet1.$C$5:.J1078];4;0)" office:value-type="string" office:string-value="x">
            <text:p>x</text:p>
          </table:table-cell>
          <table:table-cell table:style-name="ce22" table:formula="of:=VLOOKUP([.$A64];[$Sheet1.$C$5:.K1078];5;0)" office:value-type="string" office:string-value="x">
            <text:p>x</text:p>
          </table:table-cell>
          <table:table-cell table:style-name="ce22" table:formula="of:=VLOOKUP([.$A64];[$Sheet1.$C$5:.L1078];6;0)" office:value-type="string" office:string-value="x">
            <text:p>x</text:p>
          </table:table-cell>
          <table:table-cell table:style-name="ce22" table:formula="of:=VLOOKUP([.$A64];[$Sheet1.$C$5:.M107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1" table:formula="of:=VLOOKUP([.A65];[Sheet1.C67:.I1079];3;0)" office:value-type="float" office:value="0">
            <text:p/>
          </table:table-cell>
          <table:table-cell table:style-name="ce22" table:formula="of:=VLOOKUP([.$A65];[$Sheet1.$C$5:.J1079];4;0)" office:value-type="string" office:string-value="ND">
            <text:p>ND</text:p>
          </table:table-cell>
          <table:table-cell table:style-name="ce22" table:formula="of:=VLOOKUP([.$A65];[$Sheet1.$C$5:.K1079];5;0)" office:value-type="string" office:string-value="ND">
            <text:p>ND</text:p>
          </table:table-cell>
          <table:table-cell table:style-name="ce22" table:formula="of:=VLOOKUP([.$A65];[$Sheet1.$C$5:.L1079];6;0)" office:value-type="string" office:string-value="ND">
            <text:p>ND</text:p>
          </table:table-cell>
          <table:table-cell table:style-name="ce22" table:formula="of:=VLOOKUP([.$A65];[$Sheet1.$C$5:.M107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" table:formula="of:=VLOOKUP([.A66];[Sheet1.C68:.I1080];3;0)" office:value-type="float" office:value="0">
            <text:p/>
          </table:table-cell>
          <table:table-cell table:style-name="ce22" table:formula="of:=VLOOKUP([.$A66];[$Sheet1.$C$5:.J1080];4;0)" office:value-type="string" office:string-value="ND">
            <text:p>ND</text:p>
          </table:table-cell>
          <table:table-cell table:style-name="ce22" table:formula="of:=VLOOKUP([.$A66];[$Sheet1.$C$5:.K1080];5;0)" office:value-type="string" office:string-value="ND">
            <text:p>ND</text:p>
          </table:table-cell>
          <table:table-cell table:style-name="ce22" table:formula="of:=VLOOKUP([.$A66];[$Sheet1.$C$5:.L1080];6;0)" office:value-type="string" office:string-value="ND">
            <text:p>ND</text:p>
          </table:table-cell>
          <table:table-cell table:style-name="ce22" table:formula="of:=VLOOKUP([.$A66];[$Sheet1.$C$5:.M108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1" table:formula="of:=VLOOKUP([.A67];[Sheet1.C69:.I1081];3;0)" office:value-type="float" office:value="0">
            <text:p/>
          </table:table-cell>
          <table:table-cell table:style-name="ce22" table:formula="of:=VLOOKUP([.$A67];[$Sheet1.$C$5:.J1081];4;0)" office:value-type="string" office:string-value="ND">
            <text:p>ND</text:p>
          </table:table-cell>
          <table:table-cell table:style-name="ce22" table:formula="of:=VLOOKUP([.$A67];[$Sheet1.$C$5:.K1081];5;0)" office:value-type="string" office:string-value="ND">
            <text:p>ND</text:p>
          </table:table-cell>
          <table:table-cell table:style-name="ce22" table:formula="of:=VLOOKUP([.$A67];[$Sheet1.$C$5:.L1081];6;0)" office:value-type="string" office:string-value="ND">
            <text:p>ND</text:p>
          </table:table-cell>
          <table:table-cell table:style-name="ce22" table:formula="of:=VLOOKUP([.$A67];[$Sheet1.$C$5:.M108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table:formula="of:=VLOOKUP([.A68];[Sheet1.C70:.I1082];3;0)" office:value-type="float" office:value="0">
            <text:p/>
          </table:table-cell>
          <table:table-cell table:style-name="ce22" table:formula="of:=VLOOKUP([.$A68];[$Sheet1.$C$5:.J1082];4;0)" office:value-type="string" office:string-value="ND">
            <text:p>ND</text:p>
          </table:table-cell>
          <table:table-cell table:style-name="ce22" table:formula="of:=VLOOKUP([.$A68];[$Sheet1.$C$5:.K1082];5;0)" office:value-type="string" office:string-value="ND">
            <text:p>ND</text:p>
          </table:table-cell>
          <table:table-cell table:style-name="ce22" table:formula="of:=VLOOKUP([.$A68];[$Sheet1.$C$5:.L1082];6;0)" office:value-type="string" office:string-value="ND">
            <text:p>ND</text:p>
          </table:table-cell>
          <table:table-cell table:style-name="ce22" table:formula="of:=VLOOKUP([.$A68];[$Sheet1.$C$5:.M108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table:formula="of:=VLOOKUP([.A69];[Sheet1.C71:.I1083];3;0)" office:value-type="float" office:value="0">
            <text:p/>
          </table:table-cell>
          <table:table-cell table:style-name="ce22" table:formula="of:=VLOOKUP([.$A69];[$Sheet1.$C$5:.J1083];4;0)" office:value-type="string" office:string-value="ND">
            <text:p>ND</text:p>
          </table:table-cell>
          <table:table-cell table:style-name="ce22" table:formula="of:=VLOOKUP([.$A69];[$Sheet1.$C$5:.K1083];5;0)" office:value-type="string" office:string-value="ND">
            <text:p>ND</text:p>
          </table:table-cell>
          <table:table-cell table:style-name="ce22" table:formula="of:=VLOOKUP([.$A69];[$Sheet1.$C$5:.L1083];6;0)" office:value-type="string" office:string-value="ND">
            <text:p>ND</text:p>
          </table:table-cell>
          <table:table-cell table:style-name="ce22" table:formula="of:=VLOOKUP([.$A69];[$Sheet1.$C$5:.M108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1" table:formula="of:=VLOOKUP([.A70];[Sheet1.C72:.I1084];3;0)" office:value-type="float" office:value="0">
            <text:p/>
          </table:table-cell>
          <table:table-cell table:style-name="ce22" table:formula="of:=VLOOKUP([.$A70];[$Sheet1.$C$5:.J1084];4;0)" office:value-type="string" office:string-value="ND">
            <text:p>ND</text:p>
          </table:table-cell>
          <table:table-cell table:style-name="ce22" table:formula="of:=VLOOKUP([.$A70];[$Sheet1.$C$5:.K1084];5;0)" office:value-type="string" office:string-value="ND">
            <text:p>ND</text:p>
          </table:table-cell>
          <table:table-cell table:style-name="ce22" table:formula="of:=VLOOKUP([.$A70];[$Sheet1.$C$5:.L1084];6;0)" office:value-type="string" office:string-value="ND">
            <text:p>ND</text:p>
          </table:table-cell>
          <table:table-cell table:style-name="ce22" table:formula="of:=VLOOKUP([.$A70];[$Sheet1.$C$5:.M108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" table:formula="of:=VLOOKUP([.A71];[Sheet1.C73:.I1085];3;0)" office:value-type="string" office:string-value="help-contents">
            <text:p>help-contents</text:p>
          </table:table-cell>
          <table:table-cell table:style-name="ce22" table:formula="of:=VLOOKUP([.$A71];[$Sheet1.$C$5:.J1085];4;0)" office:value-type="string" office:string-value="x">
            <text:p>x</text:p>
          </table:table-cell>
          <table:table-cell table:style-name="ce22" table:formula="of:=VLOOKUP([.$A71];[$Sheet1.$C$5:.K1085];5;0)" office:value-type="string" office:string-value="x">
            <text:p>x</text:p>
          </table:table-cell>
          <table:table-cell table:style-name="ce22" table:formula="of:=VLOOKUP([.$A71];[$Sheet1.$C$5:.L1085];6;0)" office:value-type="string" office:string-value="x">
            <text:p>x</text:p>
          </table:table-cell>
          <table:table-cell table:style-name="ce22" table:formula="of:=VLOOKUP([.$A71];[$Sheet1.$C$5:.M108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1" table:formula="of:=VLOOKUP([.A72];[Sheet1.C74:.I1086];3;0)" office:value-type="string" office:string-value="media-playback-start">
            <text:p>media-playback-start</text:p>
          </table:table-cell>
          <table:table-cell table:style-name="ce22" table:formula="of:=VLOOKUP([.$A72];[$Sheet1.$C$5:.J1086];4;0)" office:value-type="string" office:string-value="x">
            <text:p>x</text:p>
          </table:table-cell>
          <table:table-cell table:style-name="ce22" table:formula="of:=VLOOKUP([.$A72];[$Sheet1.$C$5:.K1086];5;0)" office:value-type="string" office:string-value="x">
            <text:p>x</text:p>
          </table:table-cell>
          <table:table-cell table:style-name="ce22" table:formula="of:=VLOOKUP([.$A72];[$Sheet1.$C$5:.L1086];6;0)" office:value-type="string" office:string-value="x">
            <text:p>x</text:p>
          </table:table-cell>
          <table:table-cell table:style-name="ce22" table:formula="of:=VLOOKUP([.$A72];[$Sheet1.$C$5:.M108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1" table:formula="of:=VLOOKUP([.A73];[Sheet1.C75:.I1087];3;0)" office:value-type="string" office:string-value="document-new">
            <text:p>document-new</text:p>
          </table:table-cell>
          <table:table-cell table:style-name="ce22" table:formula="of:=VLOOKUP([.$A73];[$Sheet1.$C$5:.J1087];4;0)" office:value-type="string" office:string-value="x">
            <text:p>x</text:p>
          </table:table-cell>
          <table:table-cell table:style-name="ce22" table:formula="of:=VLOOKUP([.$A73];[$Sheet1.$C$5:.K1087];5;0)" office:value-type="string" office:string-value="x">
            <text:p>x</text:p>
          </table:table-cell>
          <table:table-cell table:style-name="ce22" table:formula="of:=VLOOKUP([.$A73];[$Sheet1.$C$5:.L1087];6;0)" office:value-type="string" office:string-value="x">
            <text:p>x</text:p>
          </table:table-cell>
          <table:table-cell table:style-name="ce22" table:formula="of:=VLOOKUP([.$A73];[$Sheet1.$C$5:.M108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1" table:formula="of:=VLOOKUP([.A74];[Sheet1.C76:.I1088];3;0)" office:value-type="string" office:string-value="dialog-cancel">
            <text:p>dialog-cancel</text:p>
          </table:table-cell>
          <table:table-cell table:style-name="ce22" table:formula="of:=VLOOKUP([.$A74];[$Sheet1.$C$5:.J1088];4;0)" office:value-type="string" office:string-value="x">
            <text:p>x</text:p>
          </table:table-cell>
          <table:table-cell table:style-name="ce22" table:formula="of:=VLOOKUP([.$A74];[$Sheet1.$C$5:.K1088];5;0)" office:value-type="string" office:string-value="x">
            <text:p>x</text:p>
          </table:table-cell>
          <table:table-cell table:style-name="ce22" table:formula="of:=VLOOKUP([.$A74];[$Sheet1.$C$5:.L1088];6;0)" office:value-type="string" office:string-value="x">
            <text:p>x</text:p>
          </table:table-cell>
          <table:table-cell table:style-name="ce22" table:formula="of:=VLOOKUP([.$A74];[$Sheet1.$C$5:.M108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1" table:formula="of:=VLOOKUP([.A75];[Sheet1.C77:.I1089];3;0)" office:value-type="string" office:string-value="dialog-ok">
            <text:p>dialog-ok</text:p>
          </table:table-cell>
          <table:table-cell table:style-name="ce22" table:formula="of:=VLOOKUP([.$A75];[$Sheet1.$C$5:.J1089];4;0)" office:value-type="string" office:string-value="x">
            <text:p>x</text:p>
          </table:table-cell>
          <table:table-cell table:style-name="ce22" table:formula="of:=VLOOKUP([.$A75];[$Sheet1.$C$5:.K1089];5;0)" office:value-type="string" office:string-value="x">
            <text:p>x</text:p>
          </table:table-cell>
          <table:table-cell table:style-name="ce22" table:formula="of:=VLOOKUP([.$A75];[$Sheet1.$C$5:.L1089];6;0)" office:value-type="string" office:string-value="x">
            <text:p>x</text:p>
          </table:table-cell>
          <table:table-cell table:style-name="ce22" table:formula="of:=VLOOKUP([.$A75];[$Sheet1.$C$5:.M108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1" table:formula="of:=VLOOKUP([.A76];[Sheet1.C78:.I1090];3;0)" office:value-type="float" office:value="0">
            <text:p/>
          </table:table-cell>
          <table:table-cell table:style-name="ce22" table:formula="of:=VLOOKUP([.$A76];[$Sheet1.$C$5:.J1090];4;0)" office:value-type="string" office:string-value="ND">
            <text:p>ND</text:p>
          </table:table-cell>
          <table:table-cell table:style-name="ce22" table:formula="of:=VLOOKUP([.$A76];[$Sheet1.$C$5:.K1090];5;0)" office:value-type="string" office:string-value="ND">
            <text:p>ND</text:p>
          </table:table-cell>
          <table:table-cell table:style-name="ce22" table:formula="of:=VLOOKUP([.$A76];[$Sheet1.$C$5:.L1090];6;0)" office:value-type="string" office:string-value="ND">
            <text:p>ND</text:p>
          </table:table-cell>
          <table:table-cell table:style-name="ce22" table:formula="of:=VLOOKUP([.$A76];[$Sheet1.$C$5:.M109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1" table:formula="of:=VLOOKUP([.A77];[Sheet1.C79:.I1091];3;0)" office:value-type="float" office:value="0">
            <text:p/>
          </table:table-cell>
          <table:table-cell table:style-name="ce22" table:formula="of:=VLOOKUP([.$A77];[$Sheet1.$C$5:.J1091];4;0)" office:value-type="string" office:string-value="ND">
            <text:p>ND</text:p>
          </table:table-cell>
          <table:table-cell table:style-name="ce22" table:formula="of:=VLOOKUP([.$A77];[$Sheet1.$C$5:.K1091];5;0)" office:value-type="string" office:string-value="ND">
            <text:p>ND</text:p>
          </table:table-cell>
          <table:table-cell table:style-name="ce22" table:formula="of:=VLOOKUP([.$A77];[$Sheet1.$C$5:.L1091];6;0)" office:value-type="string" office:string-value="ND">
            <text:p>ND</text:p>
          </table:table-cell>
          <table:table-cell table:style-name="ce22" table:formula="of:=VLOOKUP([.$A77];[$Sheet1.$C$5:.M109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1" table:formula="of:=VLOOKUP([.A78];[Sheet1.C80:.I1092];3;0)" office:value-type="string" office:string-value="arrow-right">
            <text:p>arrow-right</text:p>
          </table:table-cell>
          <table:table-cell table:style-name="ce22" table:formula="of:=VLOOKUP([.$A78];[$Sheet1.$C$5:.J1092];4;0)" office:value-type="string" office:string-value="x">
            <text:p>x</text:p>
          </table:table-cell>
          <table:table-cell table:style-name="ce22" table:formula="of:=VLOOKUP([.$A78];[$Sheet1.$C$5:.K1092];5;0)" office:value-type="string" office:string-value="x">
            <text:p>x</text:p>
          </table:table-cell>
          <table:table-cell table:style-name="ce22" table:formula="of:=VLOOKUP([.$A78];[$Sheet1.$C$5:.L1092];6;0)" office:value-type="string" office:string-value="x">
            <text:p>x</text:p>
          </table:table-cell>
          <table:table-cell table:style-name="ce22" table:formula="of:=VLOOKUP([.$A78];[$Sheet1.$C$5:.M109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1" table:formula="of:=VLOOKUP([.A79];[Sheet1.C81:.I1093];3;0)" office:value-type="string" office:string-value="edit-rename">
            <text:p>edit-rename</text:p>
          </table:table-cell>
          <table:table-cell table:style-name="ce22" table:formula="of:=VLOOKUP([.$A79];[$Sheet1.$C$5:.J1093];4;0)" office:value-type="string" office:string-value="x">
            <text:p>x</text:p>
          </table:table-cell>
          <table:table-cell table:style-name="ce22" table:formula="of:=VLOOKUP([.$A79];[$Sheet1.$C$5:.K1093];5;0)" office:value-type="string" office:string-value="x">
            <text:p>x</text:p>
          </table:table-cell>
          <table:table-cell table:style-name="ce22" table:formula="of:=VLOOKUP([.$A79];[$Sheet1.$C$5:.L1093];6;0)" office:value-type="string" office:string-value="x">
            <text:p>x</text:p>
          </table:table-cell>
          <table:table-cell table:style-name="ce22" table:formula="of:=VLOOKUP([.$A79];[$Sheet1.$C$5:.M109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1" table:formula="of:=VLOOKUP([.A80];[Sheet1.C82:.I1094];3;0)" office:value-type="string" office:string-value="tab-close-other">
            <text:p>tab-close-other</text:p>
          </table:table-cell>
          <table:table-cell table:style-name="ce22" table:formula="of:=VLOOKUP([.$A80];[$Sheet1.$C$5:.J1094];4;0)" office:value-type="string" office:string-value="x">
            <text:p>x</text:p>
          </table:table-cell>
          <table:table-cell table:style-name="ce22" table:formula="of:=VLOOKUP([.$A80];[$Sheet1.$C$5:.K1094];5;0)" office:value-type="string" office:string-value="x">
            <text:p>x</text:p>
          </table:table-cell>
          <table:table-cell table:style-name="ce22" table:formula="of:=VLOOKUP([.$A80];[$Sheet1.$C$5:.L1094];6;0)" office:value-type="string" office:string-value="x">
            <text:p>x</text:p>
          </table:table-cell>
          <table:table-cell table:style-name="ce22" table:formula="of:=VLOOKUP([.$A80];[$Sheet1.$C$5:.M109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1" table:formula="of:=VLOOKUP([.A81];[Sheet1.C83:.I1095];3;0)" office:value-type="string" office:string-value="tab-new">
            <text:p>tab-new</text:p>
          </table:table-cell>
          <table:table-cell table:style-name="ce22" table:formula="of:=VLOOKUP([.$A81];[$Sheet1.$C$5:.J1095];4;0)" office:value-type="string" office:string-value="x">
            <text:p>x</text:p>
          </table:table-cell>
          <table:table-cell table:style-name="ce22" table:formula="of:=VLOOKUP([.$A81];[$Sheet1.$C$5:.K1095];5;0)" office:value-type="string" office:string-value="x">
            <text:p>x</text:p>
          </table:table-cell>
          <table:table-cell table:style-name="ce22" table:formula="of:=VLOOKUP([.$A81];[$Sheet1.$C$5:.L1095];6;0)" office:value-type="string" office:string-value="x">
            <text:p>x</text:p>
          </table:table-cell>
          <table:table-cell table:style-name="ce22" table:formula="of:=VLOOKUP([.$A81];[$Sheet1.$C$5:.M109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table:formula="of:=VLOOKUP([.A82];[Sheet1.C84:.I1096];3;0)" office:value-type="string" office:string-value="go-previous">
            <text:p>go-previous</text:p>
          </table:table-cell>
          <table:table-cell table:style-name="ce22" table:formula="of:=VLOOKUP([.$A82];[$Sheet1.$C$5:.J1096];4;0)" office:value-type="string" office:string-value="x">
            <text:p>x</text:p>
          </table:table-cell>
          <table:table-cell table:style-name="ce22" table:formula="of:=VLOOKUP([.$A82];[$Sheet1.$C$5:.K1096];5;0)" office:value-type="string" office:string-value="x">
            <text:p>x</text:p>
          </table:table-cell>
          <table:table-cell table:style-name="ce22" table:formula="of:=VLOOKUP([.$A82];[$Sheet1.$C$5:.L1096];6;0)" office:value-type="string" office:string-value="x">
            <text:p>x</text:p>
          </table:table-cell>
          <table:table-cell table:style-name="ce22" table:formula="of:=VLOOKUP([.$A82];[$Sheet1.$C$5:.M109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1" table:formula="of:=VLOOKUP([.A83];[Sheet1.C85:.I1097];3;0)" office:value-type="string" office:string-value="go-next">
            <text:p>go-next</text:p>
          </table:table-cell>
          <table:table-cell table:style-name="ce22" table:formula="of:=VLOOKUP([.$A83];[$Sheet1.$C$5:.J1097];4;0)" office:value-type="string" office:string-value="x">
            <text:p>x</text:p>
          </table:table-cell>
          <table:table-cell table:style-name="ce22" table:formula="of:=VLOOKUP([.$A83];[$Sheet1.$C$5:.K1097];5;0)" office:value-type="string" office:string-value="x">
            <text:p>x</text:p>
          </table:table-cell>
          <table:table-cell table:style-name="ce22" table:formula="of:=VLOOKUP([.$A83];[$Sheet1.$C$5:.L1097];6;0)" office:value-type="string" office:string-value="x">
            <text:p>x</text:p>
          </table:table-cell>
          <table:table-cell table:style-name="ce22" table:formula="of:=VLOOKUP([.$A83];[$Sheet1.$C$5:.M109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1" table:formula="of:=VLOOKUP([.A84];[Sheet1.C86:.I1098];3;0)" office:value-type="string" office:string-value="image-x-generic">
            <text:p>image-x-generic</text:p>
          </table:table-cell>
          <table:table-cell table:style-name="ce22" table:formula="of:=VLOOKUP([.$A84];[$Sheet1.$C$5:.J1098];4;0)" office:value-type="string" office:string-value="x">
            <text:p>x</text:p>
          </table:table-cell>
          <table:table-cell table:style-name="ce22" table:formula="of:=VLOOKUP([.$A84];[$Sheet1.$C$5:.K1098];5;0)" office:value-type="string" office:string-value="x">
            <text:p>x</text:p>
          </table:table-cell>
          <table:table-cell table:style-name="ce22" table:formula="of:=VLOOKUP([.$A84];[$Sheet1.$C$5:.L1098];6;0)" office:value-type="string" office:string-value="x">
            <text:p>x</text:p>
          </table:table-cell>
          <table:table-cell table:style-name="ce22" table:formula="of:=VLOOKUP([.$A84];[$Sheet1.$C$5:.M109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1" table:formula="of:=VLOOKUP([.A85];[Sheet1.C87:.I1099];3;0)" office:value-type="string" office:string-value="document-edit">
            <text:p>document-edit</text:p>
          </table:table-cell>
          <table:table-cell table:style-name="ce22" table:formula="of:=VLOOKUP([.$A85];[$Sheet1.$C$5:.J1099];4;0)" office:value-type="string" office:string-value="x">
            <text:p>x</text:p>
          </table:table-cell>
          <table:table-cell table:style-name="ce22" table:formula="of:=VLOOKUP([.$A85];[$Sheet1.$C$5:.K1099];5;0)" office:value-type="string" office:string-value="x">
            <text:p>x</text:p>
          </table:table-cell>
          <table:table-cell table:style-name="ce22" table:formula="of:=VLOOKUP([.$A85];[$Sheet1.$C$5:.L1099];6;0)" office:value-type="string" office:string-value="x">
            <text:p>x</text:p>
          </table:table-cell>
          <table:table-cell table:style-name="ce22" table:formula="of:=VLOOKUP([.$A85];[$Sheet1.$C$5:.M109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1" table:formula="of:=VLOOKUP([.A86];[Sheet1.C88:.I1100];3;0)" office:value-type="float" office:value="0">
            <text:p/>
          </table:table-cell>
          <table:table-cell table:style-name="ce22" table:formula="of:=VLOOKUP([.$A86];[$Sheet1.$C$5:.J1100];4;0)" office:value-type="string" office:string-value="ND">
            <text:p>ND</text:p>
          </table:table-cell>
          <table:table-cell table:style-name="ce22" table:formula="of:=VLOOKUP([.$A86];[$Sheet1.$C$5:.K1100];5;0)" office:value-type="string" office:string-value="ND">
            <text:p>ND</text:p>
          </table:table-cell>
          <table:table-cell table:style-name="ce22" table:formula="of:=VLOOKUP([.$A86];[$Sheet1.$C$5:.L1100];6;0)" office:value-type="string" office:string-value="ND">
            <text:p>ND</text:p>
          </table:table-cell>
          <table:table-cell table:style-name="ce22" table:formula="of:=VLOOKUP([.$A86];[$Sheet1.$C$5:.M110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table:formula="of:=VLOOKUP([.A87];[Sheet1.C89:.I1101];3;0)" office:value-type="float" office:value="0">
            <text:p/>
          </table:table-cell>
          <table:table-cell table:style-name="ce22" table:formula="of:=VLOOKUP([.$A87];[$Sheet1.$C$5:.J1101];4;0)" office:value-type="string" office:string-value="ND">
            <text:p>ND</text:p>
          </table:table-cell>
          <table:table-cell table:style-name="ce22" table:formula="of:=VLOOKUP([.$A87];[$Sheet1.$C$5:.K1101];5;0)" office:value-type="string" office:string-value="ND">
            <text:p>ND</text:p>
          </table:table-cell>
          <table:table-cell table:style-name="ce22" table:formula="of:=VLOOKUP([.$A87];[$Sheet1.$C$5:.L1101];6;0)" office:value-type="string" office:string-value="ND">
            <text:p>ND</text:p>
          </table:table-cell>
          <table:table-cell table:style-name="ce22" table:formula="of:=VLOOKUP([.$A87];[$Sheet1.$C$5:.M110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" table:formula="of:=VLOOKUP([.A88];[Sheet1.C90:.I1102];3;0)" office:value-type="float" office:value="0">
            <text:p/>
          </table:table-cell>
          <table:table-cell table:style-name="ce22" table:formula="of:=VLOOKUP([.$A88];[$Sheet1.$C$5:.J1102];4;0)" office:value-type="string" office:string-value="ND">
            <text:p>ND</text:p>
          </table:table-cell>
          <table:table-cell table:style-name="ce22" table:formula="of:=VLOOKUP([.$A88];[$Sheet1.$C$5:.K1102];5;0)" office:value-type="string" office:string-value="ND">
            <text:p>ND</text:p>
          </table:table-cell>
          <table:table-cell table:style-name="ce22" table:formula="of:=VLOOKUP([.$A88];[$Sheet1.$C$5:.L1102];6;0)" office:value-type="string" office:string-value="ND">
            <text:p>ND</text:p>
          </table:table-cell>
          <table:table-cell table:style-name="ce22" table:formula="of:=VLOOKUP([.$A88];[$Sheet1.$C$5:.M110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table:formula="of:=VLOOKUP([.A89];[Sheet1.C91:.I1103];3;0)" office:value-type="float" office:value="0">
            <text:p/>
          </table:table-cell>
          <table:table-cell table:style-name="ce22" table:formula="of:=VLOOKUP([.$A89];[$Sheet1.$C$5:.J1103];4;0)" office:value-type="string" office:string-value="ND">
            <text:p>ND</text:p>
          </table:table-cell>
          <table:table-cell table:style-name="ce22" table:formula="of:=VLOOKUP([.$A89];[$Sheet1.$C$5:.K1103];5;0)" office:value-type="string" office:string-value="ND">
            <text:p>ND</text:p>
          </table:table-cell>
          <table:table-cell table:style-name="ce22" table:formula="of:=VLOOKUP([.$A89];[$Sheet1.$C$5:.L1103];6;0)" office:value-type="string" office:string-value="ND">
            <text:p>ND</text:p>
          </table:table-cell>
          <table:table-cell table:style-name="ce22" table:formula="of:=VLOOKUP([.$A89];[$Sheet1.$C$5:.M110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1" table:formula="of:=VLOOKUP([.A90];[Sheet1.C92:.I1104];3;0)" office:value-type="float" office:value="0">
            <text:p/>
          </table:table-cell>
          <table:table-cell table:style-name="ce22" table:formula="of:=VLOOKUP([.$A90];[$Sheet1.$C$5:.J1104];4;0)" office:value-type="string" office:string-value="ND">
            <text:p>ND</text:p>
          </table:table-cell>
          <table:table-cell table:style-name="ce22" table:formula="of:=VLOOKUP([.$A90];[$Sheet1.$C$5:.K1104];5;0)" office:value-type="string" office:string-value="ND">
            <text:p>ND</text:p>
          </table:table-cell>
          <table:table-cell table:style-name="ce22" table:formula="of:=VLOOKUP([.$A90];[$Sheet1.$C$5:.L1104];6;0)" office:value-type="string" office:string-value="ND">
            <text:p>ND</text:p>
          </table:table-cell>
          <table:table-cell table:style-name="ce22" table:formula="of:=VLOOKUP([.$A90];[$Sheet1.$C$5:.M110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" table:formula="of:=VLOOKUP([.A91];[Sheet1.C93:.I1105];3;0)" office:value-type="string" office:string-value="document-open">
            <text:p>document-open</text:p>
          </table:table-cell>
          <table:table-cell table:style-name="ce22" table:formula="of:=VLOOKUP([.$A91];[$Sheet1.$C$5:.J1105];4;0)" office:value-type="string" office:string-value="x">
            <text:p>x</text:p>
          </table:table-cell>
          <table:table-cell table:style-name="ce22" table:formula="of:=VLOOKUP([.$A91];[$Sheet1.$C$5:.K1105];5;0)" office:value-type="string" office:string-value="x">
            <text:p>x</text:p>
          </table:table-cell>
          <table:table-cell table:style-name="ce22" table:formula="of:=VLOOKUP([.$A91];[$Sheet1.$C$5:.L1105];6;0)" office:value-type="string" office:string-value="x">
            <text:p>x</text:p>
          </table:table-cell>
          <table:table-cell table:style-name="ce22" table:formula="of:=VLOOKUP([.$A91];[$Sheet1.$C$5:.M110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table:formula="of:=VLOOKUP([.A92];[Sheet1.C94:.I1106];3;0)" office:value-type="string" office:string-value="document-print">
            <text:p>document-print</text:p>
          </table:table-cell>
          <table:table-cell table:style-name="ce22" table:formula="of:=VLOOKUP([.$A92];[$Sheet1.$C$5:.J1106];4;0)" office:value-type="string" office:string-value="x">
            <text:p>x</text:p>
          </table:table-cell>
          <table:table-cell table:style-name="ce22" table:formula="of:=VLOOKUP([.$A92];[$Sheet1.$C$5:.K1106];5;0)" office:value-type="string" office:string-value="x">
            <text:p>x</text:p>
          </table:table-cell>
          <table:table-cell table:style-name="ce22" table:formula="of:=VLOOKUP([.$A92];[$Sheet1.$C$5:.L1106];6;0)" office:value-type="string" office:string-value="x">
            <text:p>x</text:p>
          </table:table-cell>
          <table:table-cell table:style-name="ce22" table:formula="of:=VLOOKUP([.$A92];[$Sheet1.$C$5:.M110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1" table:formula="of:=VLOOKUP([.A93];[Sheet1.C95:.I1107];3;0)" office:value-type="float" office:value="0">
            <text:p/>
          </table:table-cell>
          <table:table-cell table:style-name="ce22" table:formula="of:=VLOOKUP([.$A93];[$Sheet1.$C$5:.J1107];4;0)" office:value-type="string" office:string-value="ND">
            <text:p>ND</text:p>
          </table:table-cell>
          <table:table-cell table:style-name="ce22" table:formula="of:=VLOOKUP([.$A93];[$Sheet1.$C$5:.K1107];5;0)" office:value-type="string" office:string-value="ND">
            <text:p>ND</text:p>
          </table:table-cell>
          <table:table-cell table:style-name="ce22" table:formula="of:=VLOOKUP([.$A93];[$Sheet1.$C$5:.L1107];6;0)" office:value-type="string" office:string-value="ND">
            <text:p>ND</text:p>
          </table:table-cell>
          <table:table-cell table:style-name="ce22" table:formula="of:=VLOOKUP([.$A93];[$Sheet1.$C$5:.M110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1" table:formula="of:=VLOOKUP([.A94];[Sheet1.C96:.I1108];3;0)" office:value-type="string" office:string-value="window-close">
            <text:p>window-close</text:p>
          </table:table-cell>
          <table:table-cell table:style-name="ce22" table:formula="of:=VLOOKUP([.$A94];[$Sheet1.$C$5:.J1108];4;0)" office:value-type="string" office:string-value="x">
            <text:p>x</text:p>
          </table:table-cell>
          <table:table-cell table:style-name="ce22" table:formula="of:=VLOOKUP([.$A94];[$Sheet1.$C$5:.K1108];5;0)" office:value-type="string" office:string-value="x">
            <text:p>x</text:p>
          </table:table-cell>
          <table:table-cell table:style-name="ce22" table:formula="of:=VLOOKUP([.$A94];[$Sheet1.$C$5:.L1108];6;0)" office:value-type="string" office:string-value="x">
            <text:p>x</text:p>
          </table:table-cell>
          <table:table-cell table:style-name="ce22" table:formula="of:=VLOOKUP([.$A94];[$Sheet1.$C$5:.M110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1" table:formula="of:=VLOOKUP([.A95];[Sheet1.C97:.I1109];3;0)" office:value-type="string" office:string-value="format-justify-center">
            <text:p>format-justify-center</text:p>
          </table:table-cell>
          <table:table-cell table:style-name="ce22" table:formula="of:=VLOOKUP([.$A95];[$Sheet1.$C$5:.J1109];4;0)" office:value-type="string" office:string-value="x">
            <text:p>x</text:p>
          </table:table-cell>
          <table:table-cell table:style-name="ce22" table:formula="of:=VLOOKUP([.$A95];[$Sheet1.$C$5:.K1109];5;0)" office:value-type="string" office:string-value="x">
            <text:p>x</text:p>
          </table:table-cell>
          <table:table-cell table:style-name="ce22" table:formula="of:=VLOOKUP([.$A95];[$Sheet1.$C$5:.L1109];6;0)" office:value-type="string" office:string-value="x">
            <text:p>x</text:p>
          </table:table-cell>
          <table:table-cell table:style-name="ce22" table:formula="of:=VLOOKUP([.$A95];[$Sheet1.$C$5:.M110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1" table:formula="of:=VLOOKUP([.A96];[Sheet1.C98:.I1110];3;0)" office:value-type="string" office:string-value="format-justify-fill">
            <text:p>format-justify-fill</text:p>
          </table:table-cell>
          <table:table-cell table:style-name="ce22" table:formula="of:=VLOOKUP([.$A96];[$Sheet1.$C$5:.J1110];4;0)" office:value-type="string" office:string-value="x">
            <text:p>x</text:p>
          </table:table-cell>
          <table:table-cell table:style-name="ce22" table:formula="of:=VLOOKUP([.$A96];[$Sheet1.$C$5:.K1110];5;0)" office:value-type="string" office:string-value="x">
            <text:p>x</text:p>
          </table:table-cell>
          <table:table-cell table:style-name="ce22" table:formula="of:=VLOOKUP([.$A96];[$Sheet1.$C$5:.L1110];6;0)" office:value-type="string" office:string-value="x">
            <text:p>x</text:p>
          </table:table-cell>
          <table:table-cell table:style-name="ce22" table:formula="of:=VLOOKUP([.$A96];[$Sheet1.$C$5:.M111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1" table:formula="of:=VLOOKUP([.A97];[Sheet1.C99:.I1111];3;0)" office:value-type="string" office:string-value="format-justify-left">
            <text:p>format-justify-left</text:p>
          </table:table-cell>
          <table:table-cell table:style-name="ce22" table:formula="of:=VLOOKUP([.$A97];[$Sheet1.$C$5:.J1111];4;0)" office:value-type="string" office:string-value="x">
            <text:p>x</text:p>
          </table:table-cell>
          <table:table-cell table:style-name="ce22" table:formula="of:=VLOOKUP([.$A97];[$Sheet1.$C$5:.K1111];5;0)" office:value-type="string" office:string-value="x">
            <text:p>x</text:p>
          </table:table-cell>
          <table:table-cell table:style-name="ce22" table:formula="of:=VLOOKUP([.$A97];[$Sheet1.$C$5:.L1111];6;0)" office:value-type="string" office:string-value="x">
            <text:p>x</text:p>
          </table:table-cell>
          <table:table-cell table:style-name="ce22" table:formula="of:=VLOOKUP([.$A97];[$Sheet1.$C$5:.M111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1" table:formula="of:=VLOOKUP([.A98];[Sheet1.C100:.I1112];3;0)" office:value-type="string" office:string-value="format-justify-right">
            <text:p>format-justify-right</text:p>
          </table:table-cell>
          <table:table-cell table:style-name="ce22" table:formula="of:=VLOOKUP([.$A98];[$Sheet1.$C$5:.J1112];4;0)" office:value-type="string" office:string-value="x">
            <text:p>x</text:p>
          </table:table-cell>
          <table:table-cell table:style-name="ce22" table:formula="of:=VLOOKUP([.$A98];[$Sheet1.$C$5:.K1112];5;0)" office:value-type="string" office:string-value="x">
            <text:p>x</text:p>
          </table:table-cell>
          <table:table-cell table:style-name="ce22" table:formula="of:=VLOOKUP([.$A98];[$Sheet1.$C$5:.L1112];6;0)" office:value-type="string" office:string-value="x">
            <text:p>x</text:p>
          </table:table-cell>
          <table:table-cell table:style-name="ce22" table:formula="of:=VLOOKUP([.$A98];[$Sheet1.$C$5:.M111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1" table:formula="of:=VLOOKUP([.A99];[Sheet1.C101:.I1113];3;0)" office:value-type="string" office:string-value="format-text-bold">
            <text:p>format-text-bold</text:p>
          </table:table-cell>
          <table:table-cell table:style-name="ce22" table:formula="of:=VLOOKUP([.$A99];[$Sheet1.$C$5:.J1113];4;0)" office:value-type="string" office:string-value="x">
            <text:p>x</text:p>
          </table:table-cell>
          <table:table-cell table:style-name="ce22" table:formula="of:=VLOOKUP([.$A99];[$Sheet1.$C$5:.K1113];5;0)" office:value-type="string" office:string-value="x">
            <text:p>x</text:p>
          </table:table-cell>
          <table:table-cell table:style-name="ce22" table:formula="of:=VLOOKUP([.$A99];[$Sheet1.$C$5:.L1113];6;0)" office:value-type="string" office:string-value="x">
            <text:p>x</text:p>
          </table:table-cell>
          <table:table-cell table:style-name="ce22" table:formula="of:=VLOOKUP([.$A99];[$Sheet1.$C$5:.M111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1" table:formula="of:=VLOOKUP([.A100];[Sheet1.C102:.I1114];3;0)" office:value-type="string" office:string-value="format-text-italic">
            <text:p>format-text-italic</text:p>
          </table:table-cell>
          <table:table-cell table:style-name="ce22" table:formula="of:=VLOOKUP([.$A100];[$Sheet1.$C$5:.J1114];4;0)" office:value-type="string" office:string-value="x">
            <text:p>x</text:p>
          </table:table-cell>
          <table:table-cell table:style-name="ce22" table:formula="of:=VLOOKUP([.$A100];[$Sheet1.$C$5:.K1114];5;0)" office:value-type="string" office:string-value="x">
            <text:p>x</text:p>
          </table:table-cell>
          <table:table-cell table:style-name="ce22" table:formula="of:=VLOOKUP([.$A100];[$Sheet1.$C$5:.L1114];6;0)" office:value-type="string" office:string-value="x">
            <text:p>x</text:p>
          </table:table-cell>
          <table:table-cell table:style-name="ce22" table:formula="of:=VLOOKUP([.$A100];[$Sheet1.$C$5:.M111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1" table:formula="of:=VLOOKUP([.A101];[Sheet1.C103:.I1115];3;0)" office:value-type="string" office:string-value="format-text-subscript">
            <text:p>format-text-subscript</text:p>
          </table:table-cell>
          <table:table-cell table:style-name="ce22" table:formula="of:=VLOOKUP([.$A101];[$Sheet1.$C$5:.J1115];4;0)" office:value-type="string" office:string-value="x">
            <text:p>x</text:p>
          </table:table-cell>
          <table:table-cell table:style-name="ce22" table:formula="of:=VLOOKUP([.$A101];[$Sheet1.$C$5:.K1115];5;0)" office:value-type="string" office:string-value="x">
            <text:p>x</text:p>
          </table:table-cell>
          <table:table-cell table:style-name="ce22" table:formula="of:=VLOOKUP([.$A101];[$Sheet1.$C$5:.L1115];6;0)" office:value-type="string" office:string-value="x">
            <text:p>x</text:p>
          </table:table-cell>
          <table:table-cell table:style-name="ce22" table:formula="of:=VLOOKUP([.$A101];[$Sheet1.$C$5:.M111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table:formula="of:=VLOOKUP([.A102];[Sheet1.C104:.I1116];3;0)" office:value-type="string" office:string-value="format-text-superscript">
            <text:p>format-text-superscript</text:p>
          </table:table-cell>
          <table:table-cell table:style-name="ce22" table:formula="of:=VLOOKUP([.$A102];[$Sheet1.$C$5:.J1116];4;0)" office:value-type="string" office:string-value="x">
            <text:p>x</text:p>
          </table:table-cell>
          <table:table-cell table:style-name="ce22" table:formula="of:=VLOOKUP([.$A102];[$Sheet1.$C$5:.K1116];5;0)" office:value-type="string" office:string-value="x">
            <text:p>x</text:p>
          </table:table-cell>
          <table:table-cell table:style-name="ce22" table:formula="of:=VLOOKUP([.$A102];[$Sheet1.$C$5:.L1116];6;0)" office:value-type="string" office:string-value="x">
            <text:p>x</text:p>
          </table:table-cell>
          <table:table-cell table:style-name="ce22" table:formula="of:=VLOOKUP([.$A102];[$Sheet1.$C$5:.M111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table:formula="of:=VLOOKUP([.A103];[Sheet1.C105:.I1117];3;0)" office:value-type="string" office:string-value="format-text-underline">
            <text:p>format-text-underline</text:p>
          </table:table-cell>
          <table:table-cell table:style-name="ce22" table:formula="of:=VLOOKUP([.$A103];[$Sheet1.$C$5:.J1117];4;0)" office:value-type="string" office:string-value="x">
            <text:p>x</text:p>
          </table:table-cell>
          <table:table-cell table:style-name="ce22" table:formula="of:=VLOOKUP([.$A103];[$Sheet1.$C$5:.K1117];5;0)" office:value-type="string" office:string-value="x">
            <text:p>x</text:p>
          </table:table-cell>
          <table:table-cell table:style-name="ce22" table:formula="of:=VLOOKUP([.$A103];[$Sheet1.$C$5:.L1117];6;0)" office:value-type="string" office:string-value="x">
            <text:p>x</text:p>
          </table:table-cell>
          <table:table-cell table:style-name="ce22" table:formula="of:=VLOOKUP([.$A103];[$Sheet1.$C$5:.M111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1" table:formula="of:=VLOOKUP([.A104];[Sheet1.C106:.I1118];3;0)" office:value-type="string" office:string-value="edit-undo">
            <text:p>edit-undo</text:p>
          </table:table-cell>
          <table:table-cell table:style-name="ce22" table:formula="of:=VLOOKUP([.$A104];[$Sheet1.$C$5:.J1118];4;0)" office:value-type="string" office:string-value="x">
            <text:p>x</text:p>
          </table:table-cell>
          <table:table-cell table:style-name="ce22" table:formula="of:=VLOOKUP([.$A104];[$Sheet1.$C$5:.K1118];5;0)" office:value-type="string" office:string-value="x">
            <text:p>x</text:p>
          </table:table-cell>
          <table:table-cell table:style-name="ce22" table:formula="of:=VLOOKUP([.$A104];[$Sheet1.$C$5:.L1118];6;0)" office:value-type="string" office:string-value="x">
            <text:p>x</text:p>
          </table:table-cell>
          <table:table-cell table:style-name="ce22" table:formula="of:=VLOOKUP([.$A104];[$Sheet1.$C$5:.M111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1" table:formula="of:=VLOOKUP([.A105];[Sheet1.C107:.I1119];3;0)" office:value-type="float" office:value="0">
            <text:p/>
          </table:table-cell>
          <table:table-cell table:style-name="ce22" table:formula="of:=VLOOKUP([.$A105];[$Sheet1.$C$5:.J1119];4;0)" office:value-type="string" office:string-value="ND">
            <text:p>ND</text:p>
          </table:table-cell>
          <table:table-cell table:style-name="ce22" table:formula="of:=VLOOKUP([.$A105];[$Sheet1.$C$5:.K1119];5;0)" office:value-type="string" office:string-value="ND">
            <text:p>ND</text:p>
          </table:table-cell>
          <table:table-cell table:style-name="ce22" table:formula="of:=VLOOKUP([.$A105];[$Sheet1.$C$5:.L1119];6;0)" office:value-type="string" office:string-value="ND">
            <text:p>ND</text:p>
          </table:table-cell>
          <table:table-cell table:style-name="ce22" table:formula="of:=VLOOKUP([.$A105];[$Sheet1.$C$5:.M111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1" table:formula="of:=VLOOKUP([.A106];[Sheet1.C108:.I1120];3;0)" office:value-type="float" office:value="0">
            <text:p/>
          </table:table-cell>
          <table:table-cell table:style-name="ce22" table:formula="of:=VLOOKUP([.$A106];[$Sheet1.$C$5:.J1120];4;0)" office:value-type="string" office:string-value="ND">
            <text:p>ND</text:p>
          </table:table-cell>
          <table:table-cell table:style-name="ce22" table:formula="of:=VLOOKUP([.$A106];[$Sheet1.$C$5:.K1120];5;0)" office:value-type="string" office:string-value="ND">
            <text:p>ND</text:p>
          </table:table-cell>
          <table:table-cell table:style-name="ce22" table:formula="of:=VLOOKUP([.$A106];[$Sheet1.$C$5:.L1120];6;0)" office:value-type="string" office:string-value="ND">
            <text:p>ND</text:p>
          </table:table-cell>
          <table:table-cell table:style-name="ce22" table:formula="of:=VLOOKUP([.$A106];[$Sheet1.$C$5:.M112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5">
            <text:p>105</text:p>
          </table:table-cell>
          <table:table-cell table:style-name="ce1" table:formula="of:=VLOOKUP([.A107];[Sheet1.C109:.I1121];3;0)" office:value-type="float" office:value="0">
            <text:p/>
          </table:table-cell>
          <table:table-cell table:style-name="ce22" table:formula="of:=VLOOKUP([.$A107];[$Sheet1.$C$5:.J1121];4;0)" office:value-type="string" office:string-value="ND">
            <text:p>ND</text:p>
          </table:table-cell>
          <table:table-cell table:style-name="ce22" table:formula="of:=VLOOKUP([.$A107];[$Sheet1.$C$5:.K1121];5;0)" office:value-type="string" office:string-value="ND">
            <text:p>ND</text:p>
          </table:table-cell>
          <table:table-cell table:style-name="ce22" table:formula="of:=VLOOKUP([.$A107];[$Sheet1.$C$5:.L1121];6;0)" office:value-type="string" office:string-value="ND">
            <text:p>ND</text:p>
          </table:table-cell>
          <table:table-cell table:style-name="ce22" table:formula="of:=VLOOKUP([.$A107];[$Sheet1.$C$5:.M112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1" table:formula="of:=VLOOKUP([.A108];[Sheet1.C110:.I1122];3;0)" office:value-type="float" office:value="0">
            <text:p/>
          </table:table-cell>
          <table:table-cell table:style-name="ce22" table:formula="of:=VLOOKUP([.$A108];[$Sheet1.$C$5:.J1122];4;0)" office:value-type="string" office:string-value="ND">
            <text:p>ND</text:p>
          </table:table-cell>
          <table:table-cell table:style-name="ce22" table:formula="of:=VLOOKUP([.$A108];[$Sheet1.$C$5:.K1122];5;0)" office:value-type="string" office:string-value="ND">
            <text:p>ND</text:p>
          </table:table-cell>
          <table:table-cell table:style-name="ce22" table:formula="of:=VLOOKUP([.$A108];[$Sheet1.$C$5:.L1122];6;0)" office:value-type="string" office:string-value="ND">
            <text:p>ND</text:p>
          </table:table-cell>
          <table:table-cell table:style-name="ce22" table:formula="of:=VLOOKUP([.$A108];[$Sheet1.$C$5:.M112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1" table:formula="of:=VLOOKUP([.A109];[Sheet1.C111:.I1123];3;0)" office:value-type="float" office:value="0">
            <text:p/>
          </table:table-cell>
          <table:table-cell table:style-name="ce22" table:formula="of:=VLOOKUP([.$A109];[$Sheet1.$C$5:.J1123];4;0)" office:value-type="string" office:string-value="ND">
            <text:p>ND</text:p>
          </table:table-cell>
          <table:table-cell table:style-name="ce22" table:formula="of:=VLOOKUP([.$A109];[$Sheet1.$C$5:.K1123];5;0)" office:value-type="string" office:string-value="ND">
            <text:p>ND</text:p>
          </table:table-cell>
          <table:table-cell table:style-name="ce22" table:formula="of:=VLOOKUP([.$A109];[$Sheet1.$C$5:.L1123];6;0)" office:value-type="string" office:string-value="ND">
            <text:p>ND</text:p>
          </table:table-cell>
          <table:table-cell table:style-name="ce22" table:formula="of:=VLOOKUP([.$A109];[$Sheet1.$C$5:.M112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1" table:formula="of:=VLOOKUP([.A110];[Sheet1.C112:.I1124];3;0)" office:value-type="string" office:string-value="network-wired">
            <text:p>network-wired</text:p>
          </table:table-cell>
          <table:table-cell table:style-name="ce22" table:formula="of:=VLOOKUP([.$A110];[$Sheet1.$C$5:.J1124];4;0)" office:value-type="string" office:string-value="x">
            <text:p>x</text:p>
          </table:table-cell>
          <table:table-cell table:style-name="ce22" table:formula="of:=VLOOKUP([.$A110];[$Sheet1.$C$5:.K1124];5;0)" office:value-type="string" office:string-value="x">
            <text:p>x</text:p>
          </table:table-cell>
          <table:table-cell table:style-name="ce22" table:formula="of:=VLOOKUP([.$A110];[$Sheet1.$C$5:.L1124];6;0)" office:value-type="string" office:string-value="x">
            <text:p>x</text:p>
          </table:table-cell>
          <table:table-cell table:style-name="ce22" table:formula="of:=VLOOKUP([.$A110];[$Sheet1.$C$5:.M112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1" table:formula="of:=VLOOKUP([.A111];[Sheet1.C113:.I1125];3;0)" office:value-type="string" office:string-value="kexi">
            <text:p>kexi</text:p>
          </table:table-cell>
          <table:table-cell table:style-name="ce22" table:formula="of:=VLOOKUP([.$A111];[$Sheet1.$C$5:.J1125];4;0)" office:value-type="string" office:string-value="x">
            <text:p>x</text:p>
          </table:table-cell>
          <table:table-cell table:style-name="ce22" table:formula="of:=VLOOKUP([.$A111];[$Sheet1.$C$5:.K1125];5;0)" office:value-type="string" office:string-value="x">
            <text:p>x</text:p>
          </table:table-cell>
          <table:table-cell table:style-name="ce22" table:formula="of:=VLOOKUP([.$A111];[$Sheet1.$C$5:.L1125];6;0)" office:value-type="string" office:string-value="x">
            <text:p>x</text:p>
          </table:table-cell>
          <table:table-cell table:style-name="ce22" table:formula="of:=VLOOKUP([.$A111];[$Sheet1.$C$5:.M112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1" table:formula="of:=VLOOKUP([.A112];[Sheet1.C114:.I1126];3;0)" office:value-type="float" office:value="0">
            <text:p/>
          </table:table-cell>
          <table:table-cell table:style-name="ce22" table:formula="of:=VLOOKUP([.$A112];[$Sheet1.$C$5:.J1126];4;0)" office:value-type="string" office:string-value="ND">
            <text:p>ND</text:p>
          </table:table-cell>
          <table:table-cell table:style-name="ce22" table:formula="of:=VLOOKUP([.$A112];[$Sheet1.$C$5:.K1126];5;0)" office:value-type="string" office:string-value="ND">
            <text:p>ND</text:p>
          </table:table-cell>
          <table:table-cell table:style-name="ce22" table:formula="of:=VLOOKUP([.$A112];[$Sheet1.$C$5:.L1126];6;0)" office:value-type="string" office:string-value="ND">
            <text:p>ND</text:p>
          </table:table-cell>
          <table:table-cell table:style-name="ce22" table:formula="of:=VLOOKUP([.$A112];[$Sheet1.$C$5:.M112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1">
            <text:p>111</text:p>
          </table:table-cell>
          <table:table-cell table:style-name="ce1" table:formula="of:=VLOOKUP([.A113];[Sheet1.C115:.I1127];3;0)" office:value-type="float" office:value="0">
            <text:p/>
          </table:table-cell>
          <table:table-cell table:style-name="ce22" table:formula="of:=VLOOKUP([.$A113];[$Sheet1.$C$5:.J1127];4;0)" office:value-type="string" office:string-value="ND">
            <text:p>ND</text:p>
          </table:table-cell>
          <table:table-cell table:style-name="ce22" table:formula="of:=VLOOKUP([.$A113];[$Sheet1.$C$5:.K1127];5;0)" office:value-type="string" office:string-value="ND">
            <text:p>ND</text:p>
          </table:table-cell>
          <table:table-cell table:style-name="ce22" table:formula="of:=VLOOKUP([.$A113];[$Sheet1.$C$5:.L1127];6;0)" office:value-type="string" office:string-value="ND">
            <text:p>ND</text:p>
          </table:table-cell>
          <table:table-cell table:style-name="ce22" table:formula="of:=VLOOKUP([.$A113];[$Sheet1.$C$5:.M112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1" table:formula="of:=VLOOKUP([.A114];[Sheet1.C116:.I1128];3;0)" office:value-type="float" office:value="0">
            <text:p/>
          </table:table-cell>
          <table:table-cell table:style-name="ce22" table:formula="of:=VLOOKUP([.$A114];[$Sheet1.$C$5:.J1128];4;0)" office:value-type="string" office:string-value="ND">
            <text:p>ND</text:p>
          </table:table-cell>
          <table:table-cell table:style-name="ce22" table:formula="of:=VLOOKUP([.$A114];[$Sheet1.$C$5:.K1128];5;0)" office:value-type="string" office:string-value="ND">
            <text:p>ND</text:p>
          </table:table-cell>
          <table:table-cell table:style-name="ce22" table:formula="of:=VLOOKUP([.$A114];[$Sheet1.$C$5:.L1128];6;0)" office:value-type="string" office:string-value="ND">
            <text:p>ND</text:p>
          </table:table-cell>
          <table:table-cell table:style-name="ce22" table:formula="of:=VLOOKUP([.$A114];[$Sheet1.$C$5:.M112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1" table:formula="of:=VLOOKUP([.A115];[Sheet1.C117:.I1129];3;0)" office:value-type="float" office:value="0">
            <text:p/>
          </table:table-cell>
          <table:table-cell table:style-name="ce22" table:formula="of:=VLOOKUP([.$A115];[$Sheet1.$C$5:.J1129];4;0)" office:value-type="string" office:string-value="ND">
            <text:p>ND</text:p>
          </table:table-cell>
          <table:table-cell table:style-name="ce22" table:formula="of:=VLOOKUP([.$A115];[$Sheet1.$C$5:.K1129];5;0)" office:value-type="string" office:string-value="ND">
            <text:p>ND</text:p>
          </table:table-cell>
          <table:table-cell table:style-name="ce22" table:formula="of:=VLOOKUP([.$A115];[$Sheet1.$C$5:.L1129];6;0)" office:value-type="string" office:string-value="ND">
            <text:p>ND</text:p>
          </table:table-cell>
          <table:table-cell table:style-name="ce22" table:formula="of:=VLOOKUP([.$A115];[$Sheet1.$C$5:.M112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4">
            <text:p>114</text:p>
          </table:table-cell>
          <table:table-cell table:style-name="ce1" table:formula="of:=VLOOKUP([.A116];[Sheet1.C118:.I1130];3;0)" office:value-type="float" office:value="0">
            <text:p/>
          </table:table-cell>
          <table:table-cell table:style-name="ce22" table:formula="of:=VLOOKUP([.$A116];[$Sheet1.$C$5:.J1130];4;0)" office:value-type="string" office:string-value="x">
            <text:p>x</text:p>
          </table:table-cell>
          <table:table-cell table:style-name="ce22" table:formula="of:=VLOOKUP([.$A116];[$Sheet1.$C$5:.K1130];5;0)" office:value-type="string" office:string-value="x">
            <text:p>x</text:p>
          </table:table-cell>
          <table:table-cell table:style-name="ce22" table:formula="of:=VLOOKUP([.$A116];[$Sheet1.$C$5:.L1130];6;0)" office:value-type="string" office:string-value="x">
            <text:p>x</text:p>
          </table:table-cell>
          <table:table-cell table:style-name="ce22" table:formula="of:=VLOOKUP([.$A116];[$Sheet1.$C$5:.M113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1" table:formula="of:=VLOOKUP([.A117];[Sheet1.C119:.I1131];3;0)" office:value-type="float" office:value="0">
            <text:p/>
          </table:table-cell>
          <table:table-cell table:style-name="ce22" table:formula="of:=VLOOKUP([.$A117];[$Sheet1.$C$5:.J1131];4;0)" office:value-type="string" office:string-value="ND">
            <text:p>ND</text:p>
          </table:table-cell>
          <table:table-cell table:style-name="ce22" table:formula="of:=VLOOKUP([.$A117];[$Sheet1.$C$5:.K1131];5;0)" office:value-type="string" office:string-value="ND">
            <text:p>ND</text:p>
          </table:table-cell>
          <table:table-cell table:style-name="ce22" table:formula="of:=VLOOKUP([.$A117];[$Sheet1.$C$5:.L1131];6;0)" office:value-type="string" office:string-value="ND">
            <text:p>ND</text:p>
          </table:table-cell>
          <table:table-cell table:style-name="ce22" table:formula="of:=VLOOKUP([.$A117];[$Sheet1.$C$5:.M113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6">
            <text:p>116</text:p>
          </table:table-cell>
          <table:table-cell table:style-name="ce1" table:formula="of:=VLOOKUP([.A118];[Sheet1.C120:.I1132];3;0)" office:value-type="float" office:value="0">
            <text:p/>
          </table:table-cell>
          <table:table-cell table:style-name="ce22" table:formula="of:=VLOOKUP([.$A118];[$Sheet1.$C$5:.J1132];4;0)" office:value-type="string" office:string-value="ND">
            <text:p>ND</text:p>
          </table:table-cell>
          <table:table-cell table:style-name="ce22" table:formula="of:=VLOOKUP([.$A118];[$Sheet1.$C$5:.K1132];5;0)" office:value-type="string" office:string-value="ND">
            <text:p>ND</text:p>
          </table:table-cell>
          <table:table-cell table:style-name="ce22" table:formula="of:=VLOOKUP([.$A118];[$Sheet1.$C$5:.L1132];6;0)" office:value-type="string" office:string-value="ND">
            <text:p>ND</text:p>
          </table:table-cell>
          <table:table-cell table:style-name="ce22" table:formula="of:=VLOOKUP([.$A118];[$Sheet1.$C$5:.M113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17">
            <text:p>117</text:p>
          </table:table-cell>
          <table:table-cell table:style-name="ce1" table:formula="of:=VLOOKUP([.A119];[Sheet1.C121:.I1133];3;0)" office:value-type="string" office:string-value="tools-report-bug">
            <text:p>tools-report-bug</text:p>
          </table:table-cell>
          <table:table-cell table:style-name="ce22" table:formula="of:=VLOOKUP([.$A119];[$Sheet1.$C$5:.J1133];4;0)" office:value-type="string" office:string-value="x">
            <text:p>x</text:p>
          </table:table-cell>
          <table:table-cell table:style-name="ce22" table:formula="of:=VLOOKUP([.$A119];[$Sheet1.$C$5:.K1133];5;0)" office:value-type="string" office:string-value="x">
            <text:p>x</text:p>
          </table:table-cell>
          <table:table-cell table:style-name="ce22" table:formula="of:=VLOOKUP([.$A119];[$Sheet1.$C$5:.L1133];6;0)" office:value-type="string" office:string-value="x">
            <text:p>x</text:p>
          </table:table-cell>
          <table:table-cell table:style-name="ce22" table:formula="of:=VLOOKUP([.$A119];[$Sheet1.$C$5:.M113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1" table:formula="of:=VLOOKUP([.A120];[Sheet1.C122:.I1134];3;0)" office:value-type="float" office:value="0">
            <text:p/>
          </table:table-cell>
          <table:table-cell table:style-name="ce22" table:formula="of:=VLOOKUP([.$A120];[$Sheet1.$C$5:.J1134];4;0)" office:value-type="string" office:string-value="x">
            <text:p>x</text:p>
          </table:table-cell>
          <table:table-cell table:style-name="ce22" table:formula="of:=VLOOKUP([.$A120];[$Sheet1.$C$5:.K1134];5;0)" office:value-type="string" office:string-value="x">
            <text:p>x</text:p>
          </table:table-cell>
          <table:table-cell table:style-name="ce22" table:formula="of:=VLOOKUP([.$A120];[$Sheet1.$C$5:.L1134];6;0)" office:value-type="string" office:string-value="x">
            <text:p>x</text:p>
          </table:table-cell>
          <table:table-cell table:style-name="ce22" table:formula="of:=VLOOKUP([.$A120];[$Sheet1.$C$5:.M113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1" table:formula="of:=VLOOKUP([.A121];[Sheet1.C123:.I1135];3;0)" office:value-type="float" office:value="0">
            <text:p/>
          </table:table-cell>
          <table:table-cell table:style-name="ce22" table:formula="of:=VLOOKUP([.$A121];[$Sheet1.$C$5:.J1135];4;0)" office:value-type="string" office:string-value="ND">
            <text:p>ND</text:p>
          </table:table-cell>
          <table:table-cell table:style-name="ce22" table:formula="of:=VLOOKUP([.$A121];[$Sheet1.$C$5:.K1135];5;0)" office:value-type="string" office:string-value="ND">
            <text:p>ND</text:p>
          </table:table-cell>
          <table:table-cell table:style-name="ce22" table:formula="of:=VLOOKUP([.$A121];[$Sheet1.$C$5:.L1135];6;0)" office:value-type="string" office:string-value="ND">
            <text:p>ND</text:p>
          </table:table-cell>
          <table:table-cell table:style-name="ce22" table:formula="of:=VLOOKUP([.$A121];[$Sheet1.$C$5:.M113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1" table:formula="of:=VLOOKUP([.A122];[Sheet1.C124:.I1136];3;0)" office:value-type="float" office:value="0">
            <text:p/>
          </table:table-cell>
          <table:table-cell table:style-name="ce22" table:formula="of:=VLOOKUP([.$A122];[$Sheet1.$C$5:.J1136];4;0)" office:value-type="string" office:string-value="ND">
            <text:p>ND</text:p>
          </table:table-cell>
          <table:table-cell table:style-name="ce22" table:formula="of:=VLOOKUP([.$A122];[$Sheet1.$C$5:.K1136];5;0)" office:value-type="string" office:string-value="ND">
            <text:p>ND</text:p>
          </table:table-cell>
          <table:table-cell table:style-name="ce22" table:formula="of:=VLOOKUP([.$A122];[$Sheet1.$C$5:.L1136];6;0)" office:value-type="string" office:string-value="ND">
            <text:p>ND</text:p>
          </table:table-cell>
          <table:table-cell table:style-name="ce22" table:formula="of:=VLOOKUP([.$A122];[$Sheet1.$C$5:.M113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1" table:formula="of:=VLOOKUP([.A123];[Sheet1.C125:.I1137];3;0)" office:value-type="string" office:string-value="document-print-preview">
            <text:p>document-print-preview</text:p>
          </table:table-cell>
          <table:table-cell table:style-name="ce22" table:formula="of:=VLOOKUP([.$A123];[$Sheet1.$C$5:.J1137];4;0)" office:value-type="string" office:string-value="x">
            <text:p>x</text:p>
          </table:table-cell>
          <table:table-cell table:style-name="ce22" table:formula="of:=VLOOKUP([.$A123];[$Sheet1.$C$5:.K1137];5;0)" office:value-type="string" office:string-value="x">
            <text:p>x</text:p>
          </table:table-cell>
          <table:table-cell table:style-name="ce22" table:formula="of:=VLOOKUP([.$A123];[$Sheet1.$C$5:.L1137];6;0)" office:value-type="string" office:string-value="x">
            <text:p>x</text:p>
          </table:table-cell>
          <table:table-cell table:style-name="ce22" table:formula="of:=VLOOKUP([.$A123];[$Sheet1.$C$5:.M113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2">
            <text:p>122</text:p>
          </table:table-cell>
          <table:table-cell table:style-name="ce1" table:formula="of:=VLOOKUP([.A124];[Sheet1.C126:.I1138];3;0)" office:value-type="string" office:string-value="zoom-in">
            <text:p>zoom-in</text:p>
          </table:table-cell>
          <table:table-cell table:style-name="ce22" table:formula="of:=VLOOKUP([.$A124];[$Sheet1.$C$5:.J1138];4;0)" office:value-type="string" office:string-value="x">
            <text:p>x</text:p>
          </table:table-cell>
          <table:table-cell table:style-name="ce22" table:formula="of:=VLOOKUP([.$A124];[$Sheet1.$C$5:.K1138];5;0)" office:value-type="string" office:string-value="x">
            <text:p>x</text:p>
          </table:table-cell>
          <table:table-cell table:style-name="ce22" table:formula="of:=VLOOKUP([.$A124];[$Sheet1.$C$5:.L1138];6;0)" office:value-type="string" office:string-value="x">
            <text:p>x</text:p>
          </table:table-cell>
          <table:table-cell table:style-name="ce22" table:formula="of:=VLOOKUP([.$A124];[$Sheet1.$C$5:.M113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3">
            <text:p>123</text:p>
          </table:table-cell>
          <table:table-cell table:style-name="ce1" table:formula="of:=VLOOKUP([.A125];[Sheet1.C127:.I1139];3;0)" office:value-type="string" office:string-value="zoom-out">
            <text:p>zoom-out</text:p>
          </table:table-cell>
          <table:table-cell table:style-name="ce22" table:formula="of:=VLOOKUP([.$A125];[$Sheet1.$C$5:.J1139];4;0)" office:value-type="string" office:string-value="x">
            <text:p>x</text:p>
          </table:table-cell>
          <table:table-cell table:style-name="ce22" table:formula="of:=VLOOKUP([.$A125];[$Sheet1.$C$5:.K1139];5;0)" office:value-type="string" office:string-value="x">
            <text:p>x</text:p>
          </table:table-cell>
          <table:table-cell table:style-name="ce22" table:formula="of:=VLOOKUP([.$A125];[$Sheet1.$C$5:.L1139];6;0)" office:value-type="string" office:string-value="x">
            <text:p>x</text:p>
          </table:table-cell>
          <table:table-cell table:style-name="ce22" table:formula="of:=VLOOKUP([.$A125];[$Sheet1.$C$5:.M113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4">
            <text:p>124</text:p>
          </table:table-cell>
          <table:table-cell table:style-name="ce1" table:formula="of:=VLOOKUP([.A126];[Sheet1.C128:.I1140];3;0)" office:value-type="string" office:string-value="go-first">
            <text:p>go-first</text:p>
          </table:table-cell>
          <table:table-cell table:style-name="ce22" table:formula="of:=VLOOKUP([.$A126];[$Sheet1.$C$5:.J1140];4;0)" office:value-type="string" office:string-value="x">
            <text:p>x</text:p>
          </table:table-cell>
          <table:table-cell table:style-name="ce22" table:formula="of:=VLOOKUP([.$A126];[$Sheet1.$C$5:.K1140];5;0)" office:value-type="string" office:string-value="x">
            <text:p>x</text:p>
          </table:table-cell>
          <table:table-cell table:style-name="ce22" table:formula="of:=VLOOKUP([.$A126];[$Sheet1.$C$5:.L1140];6;0)" office:value-type="string" office:string-value="x">
            <text:p>x</text:p>
          </table:table-cell>
          <table:table-cell table:style-name="ce22" table:formula="of:=VLOOKUP([.$A126];[$Sheet1.$C$5:.M114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5">
            <text:p>125</text:p>
          </table:table-cell>
          <table:table-cell table:style-name="ce1" table:formula="of:=VLOOKUP([.A127];[Sheet1.C129:.I1141];3;0)" office:value-type="string" office:string-value="go-last">
            <text:p>go-last</text:p>
          </table:table-cell>
          <table:table-cell table:style-name="ce22" table:formula="of:=VLOOKUP([.$A127];[$Sheet1.$C$5:.J1141];4;0)" office:value-type="string" office:string-value="x">
            <text:p>x</text:p>
          </table:table-cell>
          <table:table-cell table:style-name="ce22" table:formula="of:=VLOOKUP([.$A127];[$Sheet1.$C$5:.K1141];5;0)" office:value-type="string" office:string-value="x">
            <text:p>x</text:p>
          </table:table-cell>
          <table:table-cell table:style-name="ce22" table:formula="of:=VLOOKUP([.$A127];[$Sheet1.$C$5:.L1141];6;0)" office:value-type="string" office:string-value="x">
            <text:p>x</text:p>
          </table:table-cell>
          <table:table-cell table:style-name="ce22" table:formula="of:=VLOOKUP([.$A127];[$Sheet1.$C$5:.M114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6">
            <text:p>126</text:p>
          </table:table-cell>
          <table:table-cell table:style-name="ce1" table:formula="of:=VLOOKUP([.A128];[Sheet1.C130:.I1142];3;0)" office:value-type="string" office:string-value="server-database">
            <text:p>server-database</text:p>
          </table:table-cell>
          <table:table-cell table:style-name="ce22" table:formula="of:=VLOOKUP([.$A128];[$Sheet1.$C$5:.J1142];4;0)" office:value-type="string" office:string-value="x">
            <text:p>x</text:p>
          </table:table-cell>
          <table:table-cell table:style-name="ce22" table:formula="of:=VLOOKUP([.$A128];[$Sheet1.$C$5:.K1142];5;0)" office:value-type="string" office:string-value="x">
            <text:p>x</text:p>
          </table:table-cell>
          <table:table-cell table:style-name="ce22" table:formula="of:=VLOOKUP([.$A128];[$Sheet1.$C$5:.L1142];6;0)" office:value-type="string" office:string-value="x">
            <text:p>x</text:p>
          </table:table-cell>
          <table:table-cell table:style-name="ce22" table:formula="of:=VLOOKUP([.$A128];[$Sheet1.$C$5:.M114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7">
            <text:p>127</text:p>
          </table:table-cell>
          <table:table-cell table:style-name="ce1" table:formula="of:=VLOOKUP([.A129];[Sheet1.C131:.I1143];3;0)" office:value-type="string" office:string-value="devices/media-optical">
            <text:p>devices/media-optical</text:p>
          </table:table-cell>
          <table:table-cell table:style-name="ce22" table:formula="of:=VLOOKUP([.$A129];[$Sheet1.$C$5:.J1143];4;0)" office:value-type="string" office:string-value="ND">
            <text:p>ND</text:p>
          </table:table-cell>
          <table:table-cell table:style-name="ce22" table:formula="of:=VLOOKUP([.$A129];[$Sheet1.$C$5:.K1143];5;0)" office:value-type="string" office:string-value="ND">
            <text:p>ND</text:p>
          </table:table-cell>
          <table:table-cell table:style-name="ce22" table:formula="of:=VLOOKUP([.$A129];[$Sheet1.$C$5:.L1143];6;0)" office:value-type="string" office:string-value="ND">
            <text:p>ND</text:p>
          </table:table-cell>
          <table:table-cell table:style-name="ce22" table:formula="of:=VLOOKUP([.$A129];[$Sheet1.$C$5:.M114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" table:formula="of:=VLOOKUP([.A130];[Sheet1.C132:.I1144];3;0)" office:value-type="string" office:string-value="preferences-desktop-icons">
            <text:p>preferences-desktop-icons</text:p>
          </table:table-cell>
          <table:table-cell table:style-name="ce22" table:formula="of:=VLOOKUP([.$A130];[$Sheet1.$C$5:.J1144];4;0)" office:value-type="string" office:string-value="x">
            <text:p>x</text:p>
          </table:table-cell>
          <table:table-cell table:style-name="ce22" table:formula="of:=VLOOKUP([.$A130];[$Sheet1.$C$5:.K1144];5;0)" office:value-type="string" office:string-value="x">
            <text:p>x</text:p>
          </table:table-cell>
          <table:table-cell table:style-name="ce22" table:formula="of:=VLOOKUP([.$A130];[$Sheet1.$C$5:.L1144];6;0)" office:value-type="string" office:string-value="x">
            <text:p>x</text:p>
          </table:table-cell>
          <table:table-cell table:style-name="ce22" table:formula="of:=VLOOKUP([.$A130];[$Sheet1.$C$5:.M114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29">
            <text:p>129</text:p>
          </table:table-cell>
          <table:table-cell table:style-name="ce1" table:formula="of:=VLOOKUP([.A131];[Sheet1.C133:.I1145];3;0)" office:value-type="string" office:string-value="accessories-calculator">
            <text:p>accessories-calculator</text:p>
          </table:table-cell>
          <table:table-cell table:style-name="ce22" table:formula="of:=VLOOKUP([.$A131];[$Sheet1.$C$5:.J1145];4;0)" office:value-type="string" office:string-value="x">
            <text:p>x</text:p>
          </table:table-cell>
          <table:table-cell table:style-name="ce22" table:formula="of:=VLOOKUP([.$A131];[$Sheet1.$C$5:.K1145];5;0)" office:value-type="string" office:string-value="x">
            <text:p>x</text:p>
          </table:table-cell>
          <table:table-cell table:style-name="ce22" table:formula="of:=VLOOKUP([.$A131];[$Sheet1.$C$5:.L1145];6;0)" office:value-type="string" office:string-value="x">
            <text:p>x</text:p>
          </table:table-cell>
          <table:table-cell table:style-name="ce22" table:formula="of:=VLOOKUP([.$A131];[$Sheet1.$C$5:.M114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0">
            <text:p>130</text:p>
          </table:table-cell>
          <table:table-cell table:style-name="ce1" table:formula="of:=VLOOKUP([.A132];[Sheet1.C134:.I1146];3;0)" office:value-type="float" office:value="0">
            <text:p/>
          </table:table-cell>
          <table:table-cell table:style-name="ce22" table:formula="of:=VLOOKUP([.$A132];[$Sheet1.$C$5:.J1146];4;0)" office:value-type="string" office:string-value="ND">
            <text:p>ND</text:p>
          </table:table-cell>
          <table:table-cell table:style-name="ce22" table:formula="of:=VLOOKUP([.$A132];[$Sheet1.$C$5:.K1146];5;0)" office:value-type="string" office:string-value="ND">
            <text:p>ND</text:p>
          </table:table-cell>
          <table:table-cell table:style-name="ce22" table:formula="of:=VLOOKUP([.$A132];[$Sheet1.$C$5:.L1146];6;0)" office:value-type="string" office:string-value="ND">
            <text:p>ND</text:p>
          </table:table-cell>
          <table:table-cell table:style-name="ce22" table:formula="of:=VLOOKUP([.$A132];[$Sheet1.$C$5:.M1146];7;0)" office:value-type="string" office:string-value="ND">
            <text:p>ND</text:p>
          </table:table-cell>
          <table:table-cell/>
        </table:table-row>
        <table:table-row table:style-name="ro6">
          <table:table-cell table:style-name="ce1" office:value-type="float" office:value="131">
            <text:p>131</text:p>
          </table:table-cell>
          <table:table-cell table:style-name="ce1" table:formula="of:=VLOOKUP([.A133];[Sheet1.C135:.I1147];3;0)" office:value-type="float" office:value="0">
            <text:p>#N/A</text:p>
          </table:table-cell>
          <table:table-cell table:style-name="ce22" table:formula="of:=VLOOKUP([.$A133];[$Sheet1.$C$5:.J1147];4;0)" office:value-type="float" office:value="0">
            <text:p>#N/A</text:p>
          </table:table-cell>
          <table:table-cell table:style-name="ce22" table:formula="of:=VLOOKUP([.$A133];[$Sheet1.$C$5:.K1147];5;0)" office:value-type="float" office:value="0">
            <text:p>#N/A</text:p>
          </table:table-cell>
          <table:table-cell table:style-name="ce22" table:formula="of:=VLOOKUP([.$A133];[$Sheet1.$C$5:.L1147];6;0)" office:value-type="float" office:value="0">
            <text:p>#N/A</text:p>
          </table:table-cell>
          <table:table-cell table:style-name="ce22" table:formula="of:=VLOOKUP([.$A133];[$Sheet1.$C$5:.M1147];7;0)" office:value-type="float" office:value="0">
            <text:p>#N/A</text:p>
          </table:table-cell>
          <table:table-cell office:value-type="string">
            <text:p>dario you missed one here </text:p>
          </table:table-cell>
        </table:table-row>
        <table:table-row table:style-name="ro1">
          <table:table-cell table:style-name="ce1" office:value-type="float" office:value="132">
            <text:p>132</text:p>
          </table:table-cell>
          <table:table-cell table:style-name="ce1" table:formula="of:=VLOOKUP([.A134];[Sheet1.C136:.I1148];3;0)" office:value-type="string" office:string-value="user-home">
            <text:p>user-home</text:p>
          </table:table-cell>
          <table:table-cell table:style-name="ce22" table:formula="of:=VLOOKUP([.$A134];[$Sheet1.$C$5:.J1148];4;0)" office:value-type="string" office:string-value="x">
            <text:p>x</text:p>
          </table:table-cell>
          <table:table-cell table:style-name="ce22" table:formula="of:=VLOOKUP([.$A134];[$Sheet1.$C$5:.K1148];5;0)" office:value-type="string" office:string-value="x">
            <text:p>x</text:p>
          </table:table-cell>
          <table:table-cell table:style-name="ce22" table:formula="of:=VLOOKUP([.$A134];[$Sheet1.$C$5:.L1148];6;0)" office:value-type="string" office:string-value="x">
            <text:p>x</text:p>
          </table:table-cell>
          <table:table-cell table:style-name="ce22" table:formula="of:=VLOOKUP([.$A134];[$Sheet1.$C$5:.M114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3">
            <text:p>133</text:p>
          </table:table-cell>
          <table:table-cell table:style-name="ce1" table:formula="of:=VLOOKUP([.A135];[Sheet1.C137:.I1149];3;0)" office:value-type="string" office:string-value="x-office-document">
            <text:p>x-office-document</text:p>
          </table:table-cell>
          <table:table-cell table:style-name="ce22" table:formula="of:=VLOOKUP([.$A135];[$Sheet1.$C$5:.J1149];4;0)" office:value-type="string" office:string-value="x">
            <text:p>x</text:p>
          </table:table-cell>
          <table:table-cell table:style-name="ce22" table:formula="of:=VLOOKUP([.$A135];[$Sheet1.$C$5:.K1149];5;0)" office:value-type="string" office:string-value="x">
            <text:p>x</text:p>
          </table:table-cell>
          <table:table-cell table:style-name="ce22" table:formula="of:=VLOOKUP([.$A135];[$Sheet1.$C$5:.L1149];6;0)" office:value-type="string" office:string-value="x">
            <text:p>x</text:p>
          </table:table-cell>
          <table:table-cell table:style-name="ce22" table:formula="of:=VLOOKUP([.$A135];[$Sheet1.$C$5:.M114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4">
            <text:p>134</text:p>
          </table:table-cell>
          <table:table-cell table:style-name="ce1" table:formula="of:=VLOOKUP([.A136];[Sheet1.C138:.I1150];3;0)" office:value-type="string" office:string-value="document-save">
            <text:p>document-save</text:p>
          </table:table-cell>
          <table:table-cell table:style-name="ce22" table:formula="of:=VLOOKUP([.$A136];[$Sheet1.$C$5:.J1150];4;0)" office:value-type="string" office:string-value="x">
            <text:p>x</text:p>
          </table:table-cell>
          <table:table-cell table:style-name="ce22" table:formula="of:=VLOOKUP([.$A136];[$Sheet1.$C$5:.K1150];5;0)" office:value-type="string" office:string-value="x">
            <text:p>x</text:p>
          </table:table-cell>
          <table:table-cell table:style-name="ce22" table:formula="of:=VLOOKUP([.$A136];[$Sheet1.$C$5:.L1150];6;0)" office:value-type="string" office:string-value="x">
            <text:p>x</text:p>
          </table:table-cell>
          <table:table-cell table:style-name="ce22" table:formula="of:=VLOOKUP([.$A136];[$Sheet1.$C$5:.M115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5">
            <text:p>135</text:p>
          </table:table-cell>
          <table:table-cell table:style-name="ce1" table:formula="of:=VLOOKUP([.A137];[Sheet1.C139:.I1151];3;0)" office:value-type="float" office:value="0">
            <text:p/>
          </table:table-cell>
          <table:table-cell table:style-name="ce22" table:formula="of:=VLOOKUP([.$A137];[$Sheet1.$C$5:.J1151];4;0)" office:value-type="string" office:string-value="ND">
            <text:p>ND</text:p>
          </table:table-cell>
          <table:table-cell table:style-name="ce22" table:formula="of:=VLOOKUP([.$A137];[$Sheet1.$C$5:.K1151];5;0)" office:value-type="string" office:string-value="ND">
            <text:p>ND</text:p>
          </table:table-cell>
          <table:table-cell table:style-name="ce22" table:formula="of:=VLOOKUP([.$A137];[$Sheet1.$C$5:.L1151];6;0)" office:value-type="string" office:string-value="ND">
            <text:p>ND</text:p>
          </table:table-cell>
          <table:table-cell table:style-name="ce22" table:formula="of:=VLOOKUP([.$A137];[$Sheet1.$C$5:.M115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36">
            <text:p>136</text:p>
          </table:table-cell>
          <table:table-cell table:style-name="ce1" table:formula="of:=VLOOKUP([.A138];[Sheet1.C140:.I1152];3;0)" office:value-type="float" office:value="0">
            <text:p/>
          </table:table-cell>
          <table:table-cell table:style-name="ce22" table:formula="of:=VLOOKUP([.$A138];[$Sheet1.$C$5:.J1152];4;0)" office:value-type="string" office:string-value="ND">
            <text:p>ND</text:p>
          </table:table-cell>
          <table:table-cell table:style-name="ce22" table:formula="of:=VLOOKUP([.$A138];[$Sheet1.$C$5:.K1152];5;0)" office:value-type="string" office:string-value="ND">
            <text:p>ND</text:p>
          </table:table-cell>
          <table:table-cell table:style-name="ce22" table:formula="of:=VLOOKUP([.$A138];[$Sheet1.$C$5:.L1152];6;0)" office:value-type="string" office:string-value="ND">
            <text:p>ND</text:p>
          </table:table-cell>
          <table:table-cell table:style-name="ce22" table:formula="of:=VLOOKUP([.$A138];[$Sheet1.$C$5:.M115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37">
            <text:p>137</text:p>
          </table:table-cell>
          <table:table-cell table:style-name="ce1" table:formula="of:=VLOOKUP([.A139];[Sheet1.C141:.I1153];3;0)" office:value-type="string" office:string-value="edit-clear-locationbar-rtl">
            <text:p>edit-clear-locationbar-rtl</text:p>
          </table:table-cell>
          <table:table-cell table:style-name="ce22" table:formula="of:=VLOOKUP([.$A139];[$Sheet1.$C$5:.J1153];4;0)" office:value-type="string" office:string-value="x">
            <text:p>x</text:p>
          </table:table-cell>
          <table:table-cell table:style-name="ce22" table:formula="of:=VLOOKUP([.$A139];[$Sheet1.$C$5:.K1153];5;0)" office:value-type="string" office:string-value="x">
            <text:p>x</text:p>
          </table:table-cell>
          <table:table-cell table:style-name="ce22" table:formula="of:=VLOOKUP([.$A139];[$Sheet1.$C$5:.L1153];6;0)" office:value-type="string" office:string-value="x">
            <text:p>x</text:p>
          </table:table-cell>
          <table:table-cell table:style-name="ce22" table:formula="of:=VLOOKUP([.$A139];[$Sheet1.$C$5:.M115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8">
            <text:p>138</text:p>
          </table:table-cell>
          <table:table-cell table:style-name="ce1" table:formula="of:=VLOOKUP([.A140];[Sheet1.C142:.I1154];3;0)" office:value-type="string" office:string-value="go-jump">
            <text:p>go-jump</text:p>
          </table:table-cell>
          <table:table-cell table:style-name="ce22" table:formula="of:=VLOOKUP([.$A140];[$Sheet1.$C$5:.J1154];4;0)" office:value-type="string" office:string-value="x">
            <text:p>x</text:p>
          </table:table-cell>
          <table:table-cell table:style-name="ce22" table:formula="of:=VLOOKUP([.$A140];[$Sheet1.$C$5:.K1154];5;0)" office:value-type="string" office:string-value="x">
            <text:p>x</text:p>
          </table:table-cell>
          <table:table-cell table:style-name="ce22" table:formula="of:=VLOOKUP([.$A140];[$Sheet1.$C$5:.L1154];6;0)" office:value-type="string" office:string-value="x">
            <text:p>x</text:p>
          </table:table-cell>
          <table:table-cell table:style-name="ce22" table:formula="of:=VLOOKUP([.$A140];[$Sheet1.$C$5:.M115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39">
            <text:p>139</text:p>
          </table:table-cell>
          <table:table-cell table:style-name="ce1" table:formula="of:=VLOOKUP([.A141];[Sheet1.C143:.I1155];3;0)" office:value-type="string" office:string-value="pointer">
            <text:p>pointer</text:p>
          </table:table-cell>
          <table:table-cell table:style-name="ce22" table:formula="of:=VLOOKUP([.$A141];[$Sheet1.$C$5:.J1155];4;0)" office:value-type="string" office:string-value="x">
            <text:p>x</text:p>
          </table:table-cell>
          <table:table-cell table:style-name="ce22" table:formula="of:=VLOOKUP([.$A141];[$Sheet1.$C$5:.K1155];5;0)" office:value-type="string" office:string-value="x">
            <text:p>x</text:p>
          </table:table-cell>
          <table:table-cell table:style-name="ce22" table:formula="of:=VLOOKUP([.$A141];[$Sheet1.$C$5:.L1155];6;0)" office:value-type="string" office:string-value="x">
            <text:p>x</text:p>
          </table:table-cell>
          <table:table-cell table:style-name="ce22" table:formula="of:=VLOOKUP([.$A141];[$Sheet1.$C$5:.M115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0">
            <text:p>140</text:p>
          </table:table-cell>
          <table:table-cell table:style-name="ce1" table:formula="of:=VLOOKUP([.A142];[Sheet1.C144:.I1156];3;0)" office:value-type="float" office:value="0">
            <text:p/>
          </table:table-cell>
          <table:table-cell table:style-name="ce22" table:formula="of:=VLOOKUP([.$A142];[$Sheet1.$C$5:.J1156];4;0)" office:value-type="string" office:string-value="ND">
            <text:p>ND</text:p>
          </table:table-cell>
          <table:table-cell table:style-name="ce22" table:formula="of:=VLOOKUP([.$A142];[$Sheet1.$C$5:.K1156];5;0)" office:value-type="string" office:string-value="ND">
            <text:p>ND</text:p>
          </table:table-cell>
          <table:table-cell table:style-name="ce22" table:formula="of:=VLOOKUP([.$A142];[$Sheet1.$C$5:.L1156];6;0)" office:value-type="string" office:string-value="ND">
            <text:p>ND</text:p>
          </table:table-cell>
          <table:table-cell table:style-name="ce22" table:formula="of:=VLOOKUP([.$A142];[$Sheet1.$C$5:.M115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1">
            <text:p>141</text:p>
          </table:table-cell>
          <table:table-cell table:style-name="ce1" table:formula="of:=VLOOKUP([.A143];[Sheet1.C145:.I1157];3;0)" office:value-type="string" office:string-value="run-build-file">
            <text:p>run-build-file</text:p>
          </table:table-cell>
          <table:table-cell table:style-name="ce22" table:formula="of:=VLOOKUP([.$A143];[$Sheet1.$C$5:.J1157];4;0)" office:value-type="string" office:string-value="x">
            <text:p>x</text:p>
          </table:table-cell>
          <table:table-cell table:style-name="ce22" table:formula="of:=VLOOKUP([.$A143];[$Sheet1.$C$5:.K1157];5;0)" office:value-type="string" office:string-value="x">
            <text:p>x</text:p>
          </table:table-cell>
          <table:table-cell table:style-name="ce22" table:formula="of:=VLOOKUP([.$A143];[$Sheet1.$C$5:.L1157];6;0)" office:value-type="string" office:string-value="x">
            <text:p>x</text:p>
          </table:table-cell>
          <table:table-cell table:style-name="ce22" table:formula="of:=VLOOKUP([.$A143];[$Sheet1.$C$5:.M115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2">
            <text:p>142</text:p>
          </table:table-cell>
          <table:table-cell table:style-name="ce1" table:formula="of:=VLOOKUP([.A144];[Sheet1.C146:.I1158];3;0)" office:value-type="float" office:value="0">
            <text:p/>
          </table:table-cell>
          <table:table-cell table:style-name="ce22" table:formula="of:=VLOOKUP([.$A144];[$Sheet1.$C$5:.J1158];4;0)" office:value-type="string" office:string-value="ND">
            <text:p>ND</text:p>
          </table:table-cell>
          <table:table-cell table:style-name="ce22" table:formula="of:=VLOOKUP([.$A144];[$Sheet1.$C$5:.K1158];5;0)" office:value-type="string" office:string-value="ND">
            <text:p>ND</text:p>
          </table:table-cell>
          <table:table-cell table:style-name="ce22" table:formula="of:=VLOOKUP([.$A144];[$Sheet1.$C$5:.L1158];6;0)" office:value-type="string" office:string-value="ND">
            <text:p>ND</text:p>
          </table:table-cell>
          <table:table-cell table:style-name="ce22" table:formula="of:=VLOOKUP([.$A144];[$Sheet1.$C$5:.M115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3">
            <text:p>143</text:p>
          </table:table-cell>
          <table:table-cell table:style-name="ce1" table:formula="of:=VLOOKUP([.A145];[Sheet1.C147:.I1159];3;0)" office:value-type="string" office:string-value="edit-paste">
            <text:p>edit-paste</text:p>
          </table:table-cell>
          <table:table-cell table:style-name="ce22" table:formula="of:=VLOOKUP([.$A145];[$Sheet1.$C$5:.J1159];4;0)" office:value-type="string" office:string-value="x">
            <text:p>x</text:p>
          </table:table-cell>
          <table:table-cell table:style-name="ce22" table:formula="of:=VLOOKUP([.$A145];[$Sheet1.$C$5:.K1159];5;0)" office:value-type="string" office:string-value="x">
            <text:p>x</text:p>
          </table:table-cell>
          <table:table-cell table:style-name="ce22" table:formula="of:=VLOOKUP([.$A145];[$Sheet1.$C$5:.L1159];6;0)" office:value-type="string" office:string-value="x">
            <text:p>x</text:p>
          </table:table-cell>
          <table:table-cell table:style-name="ce22" table:formula="of:=VLOOKUP([.$A145];[$Sheet1.$C$5:.M115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4">
            <text:p>144</text:p>
          </table:table-cell>
          <table:table-cell table:style-name="ce1" table:formula="of:=VLOOKUP([.A146];[Sheet1.C148:.I1160];3;0)" office:value-type="float" office:value="0">
            <text:p/>
          </table:table-cell>
          <table:table-cell table:style-name="ce22" table:formula="of:=VLOOKUP([.$A146];[$Sheet1.$C$5:.J1160];4;0)" office:value-type="string" office:string-value="ND">
            <text:p>ND</text:p>
          </table:table-cell>
          <table:table-cell table:style-name="ce22" table:formula="of:=VLOOKUP([.$A146];[$Sheet1.$C$5:.K1160];5;0)" office:value-type="string" office:string-value="ND">
            <text:p>ND</text:p>
          </table:table-cell>
          <table:table-cell table:style-name="ce22" table:formula="of:=VLOOKUP([.$A146];[$Sheet1.$C$5:.L1160];6;0)" office:value-type="string" office:string-value="ND">
            <text:p>ND</text:p>
          </table:table-cell>
          <table:table-cell table:style-name="ce22" table:formula="of:=VLOOKUP([.$A146];[$Sheet1.$C$5:.M116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5">
            <text:p>145</text:p>
          </table:table-cell>
          <table:table-cell table:style-name="ce1" table:formula="of:=VLOOKUP([.A147];[Sheet1.C149:.I1161];3;0)" office:value-type="string" office:string-value="dialog-error">
            <text:p>dialog-error</text:p>
          </table:table-cell>
          <table:table-cell table:style-name="ce22" table:formula="of:=VLOOKUP([.$A147];[$Sheet1.$C$5:.J1161];4;0)" office:value-type="string" office:string-value="x">
            <text:p>x</text:p>
          </table:table-cell>
          <table:table-cell table:style-name="ce22" table:formula="of:=VLOOKUP([.$A147];[$Sheet1.$C$5:.K1161];5;0)" office:value-type="string" office:string-value="x">
            <text:p>x</text:p>
          </table:table-cell>
          <table:table-cell table:style-name="ce22" table:formula="of:=VLOOKUP([.$A147];[$Sheet1.$C$5:.L1161];6;0)" office:value-type="string" office:string-value="x">
            <text:p>x</text:p>
          </table:table-cell>
          <table:table-cell table:style-name="ce22" table:formula="of:=VLOOKUP([.$A147];[$Sheet1.$C$5:.M116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6">
            <text:p>146</text:p>
          </table:table-cell>
          <table:table-cell table:style-name="ce1" table:formula="of:=VLOOKUP([.A148];[Sheet1.C150:.I1162];3;0)" office:value-type="string" office:string-value="dialog-information">
            <text:p>dialog-information</text:p>
          </table:table-cell>
          <table:table-cell table:style-name="ce22" table:formula="of:=VLOOKUP([.$A148];[$Sheet1.$C$5:.J1162];4;0)" office:value-type="string" office:string-value="x">
            <text:p>x</text:p>
          </table:table-cell>
          <table:table-cell table:style-name="ce22" table:formula="of:=VLOOKUP([.$A148];[$Sheet1.$C$5:.K1162];5;0)" office:value-type="string" office:string-value="x">
            <text:p>x</text:p>
          </table:table-cell>
          <table:table-cell table:style-name="ce22" table:formula="of:=VLOOKUP([.$A148];[$Sheet1.$C$5:.L1162];6;0)" office:value-type="string" office:string-value="x">
            <text:p>x</text:p>
          </table:table-cell>
          <table:table-cell table:style-name="ce22" table:formula="of:=VLOOKUP([.$A148];[$Sheet1.$C$5:.M116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7">
            <text:p>147</text:p>
          </table:table-cell>
          <table:table-cell table:style-name="ce1" table:formula="of:=VLOOKUP([.A149];[Sheet1.C151:.I1163];3;0)" office:value-type="string" office:string-value="view-history">
            <text:p>view-history</text:p>
          </table:table-cell>
          <table:table-cell table:style-name="ce22" table:formula="of:=VLOOKUP([.$A149];[$Sheet1.$C$5:.J1163];4;0)" office:value-type="string" office:string-value="x">
            <text:p>x</text:p>
          </table:table-cell>
          <table:table-cell table:style-name="ce22" table:formula="of:=VLOOKUP([.$A149];[$Sheet1.$C$5:.K1163];5;0)" office:value-type="string" office:string-value="x">
            <text:p>x</text:p>
          </table:table-cell>
          <table:table-cell table:style-name="ce22" table:formula="of:=VLOOKUP([.$A149];[$Sheet1.$C$5:.L1163];6;0)" office:value-type="string" office:string-value="x">
            <text:p>x</text:p>
          </table:table-cell>
          <table:table-cell table:style-name="ce22" table:formula="of:=VLOOKUP([.$A149];[$Sheet1.$C$5:.M116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48">
            <text:p>148</text:p>
          </table:table-cell>
          <table:table-cell table:style-name="ce1" table:formula="of:=VLOOKUP([.A150];[Sheet1.C152:.I1164];3;0)" office:value-type="float" office:value="0">
            <text:p/>
          </table:table-cell>
          <table:table-cell table:style-name="ce22" table:formula="of:=VLOOKUP([.$A150];[$Sheet1.$C$5:.J1164];4;0)" office:value-type="string" office:string-value="ND">
            <text:p>ND</text:p>
          </table:table-cell>
          <table:table-cell table:style-name="ce22" table:formula="of:=VLOOKUP([.$A150];[$Sheet1.$C$5:.K1164];5;0)" office:value-type="string" office:string-value="ND">
            <text:p>ND</text:p>
          </table:table-cell>
          <table:table-cell table:style-name="ce22" table:formula="of:=VLOOKUP([.$A150];[$Sheet1.$C$5:.L1164];6;0)" office:value-type="string" office:string-value="ND">
            <text:p>ND</text:p>
          </table:table-cell>
          <table:table-cell table:style-name="ce22" table:formula="of:=VLOOKUP([.$A150];[$Sheet1.$C$5:.M116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49">
            <text:p>149</text:p>
          </table:table-cell>
          <table:table-cell table:style-name="ce1" table:formula="of:=VLOOKUP([.A151];[Sheet1.C153:.I1165];3;0)" office:value-type="string" office:string-value="view-refresh">
            <text:p>view-refresh</text:p>
          </table:table-cell>
          <table:table-cell table:style-name="ce22" table:formula="of:=VLOOKUP([.$A151];[$Sheet1.$C$5:.J1165];4;0)" office:value-type="string" office:string-value="x">
            <text:p>x</text:p>
          </table:table-cell>
          <table:table-cell table:style-name="ce22" table:formula="of:=VLOOKUP([.$A151];[$Sheet1.$C$5:.K1165];5;0)" office:value-type="string" office:string-value="x">
            <text:p>x</text:p>
          </table:table-cell>
          <table:table-cell table:style-name="ce22" table:formula="of:=VLOOKUP([.$A151];[$Sheet1.$C$5:.L1165];6;0)" office:value-type="string" office:string-value="x">
            <text:p>x</text:p>
          </table:table-cell>
          <table:table-cell table:style-name="ce22" table:formula="of:=VLOOKUP([.$A151];[$Sheet1.$C$5:.M116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0">
            <text:p>150</text:p>
          </table:table-cell>
          <table:table-cell table:style-name="ce1" table:formula="of:=VLOOKUP([.A152];[Sheet1.C154:.I1166];3;0)" office:value-type="string" office:string-value="edit-cut">
            <text:p>edit-cut</text:p>
          </table:table-cell>
          <table:table-cell table:style-name="ce22" table:formula="of:=VLOOKUP([.$A152];[$Sheet1.$C$5:.J1166];4;0)" office:value-type="string" office:string-value="x">
            <text:p>x</text:p>
          </table:table-cell>
          <table:table-cell table:style-name="ce22" table:formula="of:=VLOOKUP([.$A152];[$Sheet1.$C$5:.K1166];5;0)" office:value-type="string" office:string-value="x">
            <text:p>x</text:p>
          </table:table-cell>
          <table:table-cell table:style-name="ce22" table:formula="of:=VLOOKUP([.$A152];[$Sheet1.$C$5:.L1166];6;0)" office:value-type="string" office:string-value="x">
            <text:p>x</text:p>
          </table:table-cell>
          <table:table-cell table:style-name="ce22" table:formula="of:=VLOOKUP([.$A152];[$Sheet1.$C$5:.M116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1">
            <text:p>151</text:p>
          </table:table-cell>
          <table:table-cell table:style-name="ce1" table:formula="of:=VLOOKUP([.A153];[Sheet1.C155:.I1167];3;0)" office:value-type="string" office:string-value="kspread">
            <text:p>kspread</text:p>
          </table:table-cell>
          <table:table-cell table:style-name="ce22" table:formula="of:=VLOOKUP([.$A153];[$Sheet1.$C$5:.J1167];4;0)" office:value-type="string" office:string-value="x">
            <text:p>x</text:p>
          </table:table-cell>
          <table:table-cell table:style-name="ce22" table:formula="of:=VLOOKUP([.$A153];[$Sheet1.$C$5:.K1167];5;0)" office:value-type="string" office:string-value="x">
            <text:p>x</text:p>
          </table:table-cell>
          <table:table-cell table:style-name="ce22" table:formula="of:=VLOOKUP([.$A153];[$Sheet1.$C$5:.L1167];6;0)" office:value-type="string" office:string-value="x">
            <text:p>x</text:p>
          </table:table-cell>
          <table:table-cell table:style-name="ce22" table:formula="of:=VLOOKUP([.$A153];[$Sheet1.$C$5:.M116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2">
            <text:p>152</text:p>
          </table:table-cell>
          <table:table-cell table:style-name="ce1" table:formula="of:=VLOOKUP([.A154];[Sheet1.C156:.I1168];3;0)" office:value-type="string" office:string-value="kword">
            <text:p>kword</text:p>
          </table:table-cell>
          <table:table-cell table:style-name="ce22" table:formula="of:=VLOOKUP([.$A154];[$Sheet1.$C$5:.J1168];4;0)" office:value-type="string" office:string-value="x">
            <text:p>x</text:p>
          </table:table-cell>
          <table:table-cell table:style-name="ce22" table:formula="of:=VLOOKUP([.$A154];[$Sheet1.$C$5:.K1168];5;0)" office:value-type="string" office:string-value="x">
            <text:p>x</text:p>
          </table:table-cell>
          <table:table-cell table:style-name="ce22" table:formula="of:=VLOOKUP([.$A154];[$Sheet1.$C$5:.L1168];6;0)" office:value-type="string" office:string-value="x">
            <text:p>x</text:p>
          </table:table-cell>
          <table:table-cell table:style-name="ce22" table:formula="of:=VLOOKUP([.$A154];[$Sheet1.$C$5:.M116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3">
            <text:p>153</text:p>
          </table:table-cell>
          <table:table-cell table:style-name="ce1" table:formula="of:=VLOOKUP([.A155];[Sheet1.C157:.I1169];3;0)" office:value-type="string" office:string-value="printer/document-print">
            <text:p>printer/document-print</text:p>
          </table:table-cell>
          <table:table-cell table:style-name="ce22" table:formula="of:=VLOOKUP([.$A155];[$Sheet1.$C$5:.J1169];4;0)" office:value-type="string" office:string-value="x">
            <text:p>x</text:p>
          </table:table-cell>
          <table:table-cell table:style-name="ce22" table:formula="of:=VLOOKUP([.$A155];[$Sheet1.$C$5:.K1169];5;0)" office:value-type="string" office:string-value="x">
            <text:p>x</text:p>
          </table:table-cell>
          <table:table-cell table:style-name="ce22" table:formula="of:=VLOOKUP([.$A155];[$Sheet1.$C$5:.L1169];6;0)" office:value-type="string" office:string-value="x">
            <text:p>x</text:p>
          </table:table-cell>
          <table:table-cell table:style-name="ce22" table:formula="of:=VLOOKUP([.$A155];[$Sheet1.$C$5:.M116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4">
            <text:p>154</text:p>
          </table:table-cell>
          <table:table-cell table:style-name="ce1" table:formula="of:=VLOOKUP([.A156];[Sheet1.C158:.I1170];3;0)" office:value-type="string" office:string-value="text-html">
            <text:p>text-html</text:p>
          </table:table-cell>
          <table:table-cell table:style-name="ce22" table:formula="of:=VLOOKUP([.$A156];[$Sheet1.$C$5:.J1170];4;0)" office:value-type="string" office:string-value="x">
            <text:p>x</text:p>
          </table:table-cell>
          <table:table-cell table:style-name="ce22" table:formula="of:=VLOOKUP([.$A156];[$Sheet1.$C$5:.K1170];5;0)" office:value-type="string" office:string-value="x">
            <text:p>x</text:p>
          </table:table-cell>
          <table:table-cell table:style-name="ce22" table:formula="of:=VLOOKUP([.$A156];[$Sheet1.$C$5:.L1170];6;0)" office:value-type="string" office:string-value="x">
            <text:p>x</text:p>
          </table:table-cell>
          <table:table-cell table:style-name="ce22" table:formula="of:=VLOOKUP([.$A156];[$Sheet1.$C$5:.M117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5">
            <text:p>155</text:p>
          </table:table-cell>
          <table:table-cell table:style-name="ce1" table:formula="of:=VLOOKUP([.A157];[Sheet1.C159:.I1171];3;0)" office:value-type="string" office:string-value="draw-cross">
            <text:p>draw-cross</text:p>
          </table:table-cell>
          <table:table-cell table:style-name="ce22" table:formula="of:=VLOOKUP([.$A157];[$Sheet1.$C$5:.J1171];4;0)" office:value-type="string" office:string-value="x">
            <text:p>x</text:p>
          </table:table-cell>
          <table:table-cell table:style-name="ce22" table:formula="of:=VLOOKUP([.$A157];[$Sheet1.$C$5:.K1171];5;0)" office:value-type="string" office:string-value="x">
            <text:p>x</text:p>
          </table:table-cell>
          <table:table-cell table:style-name="ce22" table:formula="of:=VLOOKUP([.$A157];[$Sheet1.$C$5:.L1171];6;0)" office:value-type="string" office:string-value="x">
            <text:p>x</text:p>
          </table:table-cell>
          <table:table-cell table:style-name="ce22" table:formula="of:=VLOOKUP([.$A157];[$Sheet1.$C$5:.M117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6">
            <text:p>156</text:p>
          </table:table-cell>
          <table:table-cell table:style-name="ce1" table:formula="of:=VLOOKUP([.A158];[Sheet1.C160:.I1172];3;0)" office:value-type="string" office:string-value="feed-subscribe">
            <text:p>feed-subscribe</text:p>
          </table:table-cell>
          <table:table-cell table:style-name="ce22" table:formula="of:=VLOOKUP([.$A158];[$Sheet1.$C$5:.J1172];4;0)" office:value-type="string" office:string-value="x">
            <text:p>x</text:p>
          </table:table-cell>
          <table:table-cell table:style-name="ce22" table:formula="of:=VLOOKUP([.$A158];[$Sheet1.$C$5:.K1172];5;0)" office:value-type="string" office:string-value="x">
            <text:p>x</text:p>
          </table:table-cell>
          <table:table-cell table:style-name="ce22" table:formula="of:=VLOOKUP([.$A158];[$Sheet1.$C$5:.L1172];6;0)" office:value-type="string" office:string-value="x">
            <text:p>x</text:p>
          </table:table-cell>
          <table:table-cell table:style-name="ce22" table:formula="of:=VLOOKUP([.$A158];[$Sheet1.$C$5:.M117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7">
            <text:p>157</text:p>
          </table:table-cell>
          <table:table-cell table:style-name="ce1" table:formula="of:=VLOOKUP([.A159];[Sheet1.C161:.I1173];3;0)" office:value-type="float" office:value="0">
            <text:p/>
          </table:table-cell>
          <table:table-cell table:style-name="ce22" table:formula="of:=VLOOKUP([.$A159];[$Sheet1.$C$5:.J1173];4;0)" office:value-type="string" office:string-value="ND">
            <text:p>ND</text:p>
          </table:table-cell>
          <table:table-cell table:style-name="ce22" table:formula="of:=VLOOKUP([.$A159];[$Sheet1.$C$5:.K1173];5;0)" office:value-type="string" office:string-value="ND">
            <text:p>ND</text:p>
          </table:table-cell>
          <table:table-cell table:style-name="ce22" table:formula="of:=VLOOKUP([.$A159];[$Sheet1.$C$5:.L1173];6;0)" office:value-type="string" office:string-value="ND">
            <text:p>ND</text:p>
          </table:table-cell>
          <table:table-cell table:style-name="ce22" table:formula="of:=VLOOKUP([.$A159];[$Sheet1.$C$5:.M117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58">
            <text:p>158</text:p>
          </table:table-cell>
          <table:table-cell table:style-name="ce1" table:formula="of:=VLOOKUP([.A160];[Sheet1.C162:.I1174];3;0)" office:value-type="string" office:string-value="insert-image">
            <text:p>insert-image</text:p>
          </table:table-cell>
          <table:table-cell table:style-name="ce22" table:formula="of:=VLOOKUP([.$A160];[$Sheet1.$C$5:.J1174];4;0)" office:value-type="string" office:string-value="x">
            <text:p>x</text:p>
          </table:table-cell>
          <table:table-cell table:style-name="ce22" table:formula="of:=VLOOKUP([.$A160];[$Sheet1.$C$5:.K1174];5;0)" office:value-type="string" office:string-value="x">
            <text:p>x</text:p>
          </table:table-cell>
          <table:table-cell table:style-name="ce22" table:formula="of:=VLOOKUP([.$A160];[$Sheet1.$C$5:.L1174];6;0)" office:value-type="string" office:string-value="x">
            <text:p>x</text:p>
          </table:table-cell>
          <table:table-cell table:style-name="ce22" table:formula="of:=VLOOKUP([.$A160];[$Sheet1.$C$5:.M117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59">
            <text:p>159</text:p>
          </table:table-cell>
          <table:table-cell table:style-name="ce1" table:formula="of:=VLOOKUP([.A161];[Sheet1.C163:.I1175];3;0)" office:value-type="string" office:string-value="insert-text">
            <text:p>insert-text</text:p>
          </table:table-cell>
          <table:table-cell table:style-name="ce22" table:formula="of:=VLOOKUP([.$A161];[$Sheet1.$C$5:.J1175];4;0)" office:value-type="string" office:string-value="x">
            <text:p>x</text:p>
          </table:table-cell>
          <table:table-cell table:style-name="ce22" table:formula="of:=VLOOKUP([.$A161];[$Sheet1.$C$5:.K1175];5;0)" office:value-type="string" office:string-value="x">
            <text:p>x</text:p>
          </table:table-cell>
          <table:table-cell table:style-name="ce22" table:formula="of:=VLOOKUP([.$A161];[$Sheet1.$C$5:.L1175];6;0)" office:value-type="string" office:string-value="x">
            <text:p>x</text:p>
          </table:table-cell>
          <table:table-cell table:style-name="ce22" table:formula="of:=VLOOKUP([.$A161];[$Sheet1.$C$5:.M117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0">
            <text:p>160</text:p>
          </table:table-cell>
          <table:table-cell table:style-name="ce1" table:formula="of:=VLOOKUP([.A162];[Sheet1.C164:.I1176];3;0)" office:value-type="string" office:string-value="view-statistics">
            <text:p>view-statistics</text:p>
          </table:table-cell>
          <table:table-cell table:style-name="ce22" table:formula="of:=VLOOKUP([.$A162];[$Sheet1.$C$5:.J1176];4;0)" office:value-type="string" office:string-value="x">
            <text:p>x</text:p>
          </table:table-cell>
          <table:table-cell table:style-name="ce22" table:formula="of:=VLOOKUP([.$A162];[$Sheet1.$C$5:.K1176];5;0)" office:value-type="string" office:string-value="x">
            <text:p>x</text:p>
          </table:table-cell>
          <table:table-cell table:style-name="ce22" table:formula="of:=VLOOKUP([.$A162];[$Sheet1.$C$5:.L1176];6;0)" office:value-type="string" office:string-value="x">
            <text:p>x</text:p>
          </table:table-cell>
          <table:table-cell table:style-name="ce22" table:formula="of:=VLOOKUP([.$A162];[$Sheet1.$C$5:.M117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1">
            <text:p>161</text:p>
          </table:table-cell>
          <table:table-cell table:style-name="ce1" table:formula="of:=VLOOKUP([.A163];[Sheet1.C165:.I1177];3;0)" office:value-type="string" office:string-value="system-file-manager">
            <text:p>system-file-manager</text:p>
          </table:table-cell>
          <table:table-cell table:style-name="ce22" table:formula="of:=VLOOKUP([.$A163];[$Sheet1.$C$5:.J1177];4;0)" office:value-type="string" office:string-value="x">
            <text:p>x</text:p>
          </table:table-cell>
          <table:table-cell table:style-name="ce22" table:formula="of:=VLOOKUP([.$A163];[$Sheet1.$C$5:.K1177];5;0)" office:value-type="string" office:string-value="x">
            <text:p>x</text:p>
          </table:table-cell>
          <table:table-cell table:style-name="ce22" table:formula="of:=VLOOKUP([.$A163];[$Sheet1.$C$5:.L1177];6;0)" office:value-type="string" office:string-value="x">
            <text:p>x</text:p>
          </table:table-cell>
          <table:table-cell table:style-name="ce22" table:formula="of:=VLOOKUP([.$A163];[$Sheet1.$C$5:.M117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2">
            <text:p>162</text:p>
          </table:table-cell>
          <table:table-cell table:style-name="ce1" table:formula="of:=VLOOKUP([.A164];[Sheet1.C166:.I1178];3;0)" office:value-type="string" office:string-value="help-about">
            <text:p>help-about</text:p>
          </table:table-cell>
          <table:table-cell table:style-name="ce22" table:formula="of:=VLOOKUP([.$A164];[$Sheet1.$C$5:.J1178];4;0)" office:value-type="string" office:string-value="x">
            <text:p>x</text:p>
          </table:table-cell>
          <table:table-cell table:style-name="ce22" table:formula="of:=VLOOKUP([.$A164];[$Sheet1.$C$5:.K1178];5;0)" office:value-type="string" office:string-value="x">
            <text:p>x</text:p>
          </table:table-cell>
          <table:table-cell table:style-name="ce22" table:formula="of:=VLOOKUP([.$A164];[$Sheet1.$C$5:.L1178];6;0)" office:value-type="string" office:string-value="x">
            <text:p>x</text:p>
          </table:table-cell>
          <table:table-cell table:style-name="ce22" table:formula="of:=VLOOKUP([.$A164];[$Sheet1.$C$5:.M117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3">
            <text:p>163</text:p>
          </table:table-cell>
          <table:table-cell table:style-name="ce1" table:formula="of:=VLOOKUP([.A165];[Sheet1.C167:.I1179];3;0)" office:value-type="float" office:value="0">
            <text:p/>
          </table:table-cell>
          <table:table-cell table:style-name="ce22" table:formula="of:=VLOOKUP([.$A165];[$Sheet1.$C$5:.J1179];4;0)" office:value-type="string" office:string-value="ND">
            <text:p>ND</text:p>
          </table:table-cell>
          <table:table-cell table:style-name="ce22" table:formula="of:=VLOOKUP([.$A165];[$Sheet1.$C$5:.K1179];5;0)" office:value-type="string" office:string-value="ND">
            <text:p>ND</text:p>
          </table:table-cell>
          <table:table-cell table:style-name="ce22" table:formula="of:=VLOOKUP([.$A165];[$Sheet1.$C$5:.L1179];6;0)" office:value-type="string" office:string-value="ND">
            <text:p>ND</text:p>
          </table:table-cell>
          <table:table-cell table:style-name="ce22" table:formula="of:=VLOOKUP([.$A165];[$Sheet1.$C$5:.M117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4">
            <text:p>164</text:p>
          </table:table-cell>
          <table:table-cell table:style-name="ce1" table:formula="of:=VLOOKUP([.A166];[Sheet1.C168:.I1180];3;0)" office:value-type="float" office:value="0">
            <text:p/>
          </table:table-cell>
          <table:table-cell table:style-name="ce22" table:formula="of:=VLOOKUP([.$A166];[$Sheet1.$C$5:.J1180];4;0)" office:value-type="string" office:string-value="ND">
            <text:p>ND</text:p>
          </table:table-cell>
          <table:table-cell table:style-name="ce22" table:formula="of:=VLOOKUP([.$A166];[$Sheet1.$C$5:.K1180];5;0)" office:value-type="string" office:string-value="ND">
            <text:p>ND</text:p>
          </table:table-cell>
          <table:table-cell table:style-name="ce22" table:formula="of:=VLOOKUP([.$A166];[$Sheet1.$C$5:.L1180];6;0)" office:value-type="string" office:string-value="ND">
            <text:p>ND</text:p>
          </table:table-cell>
          <table:table-cell table:style-name="ce22" table:formula="of:=VLOOKUP([.$A166];[$Sheet1.$C$5:.M118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5">
            <text:p>165</text:p>
          </table:table-cell>
          <table:table-cell table:style-name="ce1" table:formula="of:=VLOOKUP([.A167];[Sheet1.C169:.I1181];3;0)" office:value-type="float" office:value="0">
            <text:p/>
          </table:table-cell>
          <table:table-cell table:style-name="ce22" table:formula="of:=VLOOKUP([.$A167];[$Sheet1.$C$5:.J1181];4;0)" office:value-type="string" office:string-value="ND">
            <text:p>ND</text:p>
          </table:table-cell>
          <table:table-cell table:style-name="ce22" table:formula="of:=VLOOKUP([.$A167];[$Sheet1.$C$5:.K1181];5;0)" office:value-type="string" office:string-value="ND">
            <text:p>ND</text:p>
          </table:table-cell>
          <table:table-cell table:style-name="ce22" table:formula="of:=VLOOKUP([.$A167];[$Sheet1.$C$5:.L1181];6;0)" office:value-type="string" office:string-value="ND">
            <text:p>ND</text:p>
          </table:table-cell>
          <table:table-cell table:style-name="ce22" table:formula="of:=VLOOKUP([.$A167];[$Sheet1.$C$5:.M118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6">
            <text:p>166</text:p>
          </table:table-cell>
          <table:table-cell table:style-name="ce1" table:formula="of:=VLOOKUP([.A168];[Sheet1.C170:.I1182];3;0)" office:value-type="float" office:value="0">
            <text:p/>
          </table:table-cell>
          <table:table-cell table:style-name="ce22" table:formula="of:=VLOOKUP([.$A168];[$Sheet1.$C$5:.J1182];4;0)" office:value-type="string" office:string-value="ND">
            <text:p>ND</text:p>
          </table:table-cell>
          <table:table-cell table:style-name="ce22" table:formula="of:=VLOOKUP([.$A168];[$Sheet1.$C$5:.K1182];5;0)" office:value-type="string" office:string-value="ND">
            <text:p>ND</text:p>
          </table:table-cell>
          <table:table-cell table:style-name="ce22" table:formula="of:=VLOOKUP([.$A168];[$Sheet1.$C$5:.L1182];6;0)" office:value-type="string" office:string-value="ND">
            <text:p>ND</text:p>
          </table:table-cell>
          <table:table-cell table:style-name="ce22" table:formula="of:=VLOOKUP([.$A168];[$Sheet1.$C$5:.M118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7">
            <text:p>167</text:p>
          </table:table-cell>
          <table:table-cell table:style-name="ce1" table:formula="of:=VLOOKUP([.A169];[Sheet1.C171:.I1183];3;0)" office:value-type="string" office:string-value="application-x-executable">
            <text:p>application-x-executable</text:p>
          </table:table-cell>
          <table:table-cell table:style-name="ce22" table:formula="of:=VLOOKUP([.$A169];[$Sheet1.$C$5:.J1183];4;0)" office:value-type="string" office:string-value="x">
            <text:p>x</text:p>
          </table:table-cell>
          <table:table-cell table:style-name="ce22" table:formula="of:=VLOOKUP([.$A169];[$Sheet1.$C$5:.K1183];5;0)" office:value-type="string" office:string-value="x">
            <text:p>x</text:p>
          </table:table-cell>
          <table:table-cell table:style-name="ce22" table:formula="of:=VLOOKUP([.$A169];[$Sheet1.$C$5:.L1183];6;0)" office:value-type="string" office:string-value="x">
            <text:p>x</text:p>
          </table:table-cell>
          <table:table-cell table:style-name="ce22" table:formula="of:=VLOOKUP([.$A169];[$Sheet1.$C$5:.M118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68">
            <text:p>168</text:p>
          </table:table-cell>
          <table:table-cell table:style-name="ce1" table:formula="of:=VLOOKUP([.A170];[Sheet1.C172:.I1184];3;0)" office:value-type="float" office:value="0">
            <text:p/>
          </table:table-cell>
          <table:table-cell table:style-name="ce22" table:formula="of:=VLOOKUP([.$A170];[$Sheet1.$C$5:.J1184];4;0)" office:value-type="string" office:string-value="ND">
            <text:p>ND</text:p>
          </table:table-cell>
          <table:table-cell table:style-name="ce22" table:formula="of:=VLOOKUP([.$A170];[$Sheet1.$C$5:.K1184];5;0)" office:value-type="string" office:string-value="ND">
            <text:p>ND</text:p>
          </table:table-cell>
          <table:table-cell table:style-name="ce22" table:formula="of:=VLOOKUP([.$A170];[$Sheet1.$C$5:.L1184];6;0)" office:value-type="string" office:string-value="ND">
            <text:p>ND</text:p>
          </table:table-cell>
          <table:table-cell table:style-name="ce22" table:formula="of:=VLOOKUP([.$A170];[$Sheet1.$C$5:.M118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69">
            <text:p>169</text:p>
          </table:table-cell>
          <table:table-cell table:style-name="ce1" table:formula="of:=VLOOKUP([.A171];[Sheet1.C173:.I1185];3;0)" office:value-type="float" office:value="0">
            <text:p/>
          </table:table-cell>
          <table:table-cell table:style-name="ce22" table:formula="of:=VLOOKUP([.$A171];[$Sheet1.$C$5:.J1185];4;0)" office:value-type="string" office:string-value="ND">
            <text:p>ND</text:p>
          </table:table-cell>
          <table:table-cell table:style-name="ce22" table:formula="of:=VLOOKUP([.$A171];[$Sheet1.$C$5:.K1185];5;0)" office:value-type="string" office:string-value="ND">
            <text:p>ND</text:p>
          </table:table-cell>
          <table:table-cell table:style-name="ce22" table:formula="of:=VLOOKUP([.$A171];[$Sheet1.$C$5:.L1185];6;0)" office:value-type="string" office:string-value="ND">
            <text:p>ND</text:p>
          </table:table-cell>
          <table:table-cell table:style-name="ce22" table:formula="of:=VLOOKUP([.$A171];[$Sheet1.$C$5:.M118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0">
            <text:p>170</text:p>
          </table:table-cell>
          <table:table-cell table:style-name="ce1" table:formula="of:=VLOOKUP([.A172];[Sheet1.C174:.I1186];3;0)" office:value-type="string" office:string-value="mimetype-x-shape-formula">
            <text:p>mimetype-x-shape-formula</text:p>
          </table:table-cell>
          <table:table-cell table:style-name="ce22" table:formula="of:=VLOOKUP([.$A172];[$Sheet1.$C$5:.J1186];4;0)" office:value-type="string" office:string-value="x">
            <text:p>x</text:p>
          </table:table-cell>
          <table:table-cell table:style-name="ce22" table:formula="of:=VLOOKUP([.$A172];[$Sheet1.$C$5:.K1186];5;0)" office:value-type="string" office:string-value="x">
            <text:p>x</text:p>
          </table:table-cell>
          <table:table-cell table:style-name="ce22" table:formula="of:=VLOOKUP([.$A172];[$Sheet1.$C$5:.L1186];6;0)" office:value-type="string" office:string-value="x">
            <text:p>x</text:p>
          </table:table-cell>
          <table:table-cell table:style-name="ce22" table:formula="of:=VLOOKUP([.$A172];[$Sheet1.$C$5:.M118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71">
            <text:p>171</text:p>
          </table:table-cell>
          <table:table-cell table:style-name="ce1" table:formula="of:=VLOOKUP([.A173];[Sheet1.C175:.I1187];3;0)" office:value-type="string" office:string-value="kformula">
            <text:p>kformula</text:p>
          </table:table-cell>
          <table:table-cell table:style-name="ce22" table:formula="of:=VLOOKUP([.$A173];[$Sheet1.$C$5:.J1187];4;0)" office:value-type="string" office:string-value="x">
            <text:p>x</text:p>
          </table:table-cell>
          <table:table-cell table:style-name="ce22" table:formula="of:=VLOOKUP([.$A173];[$Sheet1.$C$5:.K1187];5;0)" office:value-type="string" office:string-value="x">
            <text:p>x</text:p>
          </table:table-cell>
          <table:table-cell table:style-name="ce22" table:formula="of:=VLOOKUP([.$A173];[$Sheet1.$C$5:.L1187];6;0)" office:value-type="string" office:string-value="x">
            <text:p>x</text:p>
          </table:table-cell>
          <table:table-cell table:style-name="ce22" table:formula="of:=VLOOKUP([.$A173];[$Sheet1.$C$5:.M118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72">
            <text:p>172</text:p>
          </table:table-cell>
          <table:table-cell table:style-name="ce1" table:formula="of:=VLOOKUP([.A174];[Sheet1.C176:.I1188];3;0)" office:value-type="float" office:value="0">
            <text:p/>
          </table:table-cell>
          <table:table-cell table:style-name="ce22" table:formula="of:=VLOOKUP([.$A174];[$Sheet1.$C$5:.J1188];4;0)" office:value-type="string" office:string-value="ND">
            <text:p>ND</text:p>
          </table:table-cell>
          <table:table-cell table:style-name="ce22" table:formula="of:=VLOOKUP([.$A174];[$Sheet1.$C$5:.K1188];5;0)" office:value-type="string" office:string-value="ND">
            <text:p>ND</text:p>
          </table:table-cell>
          <table:table-cell table:style-name="ce22" table:formula="of:=VLOOKUP([.$A174];[$Sheet1.$C$5:.L1188];6;0)" office:value-type="string" office:string-value="ND">
            <text:p>ND</text:p>
          </table:table-cell>
          <table:table-cell table:style-name="ce22" table:formula="of:=VLOOKUP([.$A174];[$Sheet1.$C$5:.M118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3">
            <text:p>173</text:p>
          </table:table-cell>
          <table:table-cell table:style-name="ce1" table:formula="of:=VLOOKUP([.A175];[Sheet1.C177:.I1189];3;0)" office:value-type="float" office:value="0">
            <text:p/>
          </table:table-cell>
          <table:table-cell table:style-name="ce22" table:formula="of:=VLOOKUP([.$A175];[$Sheet1.$C$5:.J1189];4;0)" office:value-type="string" office:string-value="ND">
            <text:p>ND</text:p>
          </table:table-cell>
          <table:table-cell table:style-name="ce22" table:formula="of:=VLOOKUP([.$A175];[$Sheet1.$C$5:.K1189];5;0)" office:value-type="string" office:string-value="ND">
            <text:p>ND</text:p>
          </table:table-cell>
          <table:table-cell table:style-name="ce22" table:formula="of:=VLOOKUP([.$A175];[$Sheet1.$C$5:.L1189];6;0)" office:value-type="string" office:string-value="ND">
            <text:p>ND</text:p>
          </table:table-cell>
          <table:table-cell table:style-name="ce22" table:formula="of:=VLOOKUP([.$A175];[$Sheet1.$C$5:.M118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4">
            <text:p>174</text:p>
          </table:table-cell>
          <table:table-cell table:style-name="ce1" table:formula="of:=VLOOKUP([.A176];[Sheet1.C178:.I1190];3;0)" office:value-type="float" office:value="0">
            <text:p/>
          </table:table-cell>
          <table:table-cell table:style-name="ce22" table:formula="of:=VLOOKUP([.$A176];[$Sheet1.$C$5:.J1190];4;0)" office:value-type="string" office:string-value="ND">
            <text:p>ND</text:p>
          </table:table-cell>
          <table:table-cell table:style-name="ce22" table:formula="of:=VLOOKUP([.$A176];[$Sheet1.$C$5:.K1190];5;0)" office:value-type="string" office:string-value="ND">
            <text:p>ND</text:p>
          </table:table-cell>
          <table:table-cell table:style-name="ce22" table:formula="of:=VLOOKUP([.$A176];[$Sheet1.$C$5:.L1190];6;0)" office:value-type="string" office:string-value="ND">
            <text:p>ND</text:p>
          </table:table-cell>
          <table:table-cell table:style-name="ce22" table:formula="of:=VLOOKUP([.$A176];[$Sheet1.$C$5:.M119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5">
            <text:p>175</text:p>
          </table:table-cell>
          <table:table-cell table:style-name="ce1" table:formula="of:=VLOOKUP([.A177];[Sheet1.C179:.I1191];3;0)" office:value-type="float" office:value="0">
            <text:p/>
          </table:table-cell>
          <table:table-cell table:style-name="ce22" table:formula="of:=VLOOKUP([.$A177];[$Sheet1.$C$5:.J1191];4;0)" office:value-type="string" office:string-value="ND">
            <text:p>ND</text:p>
          </table:table-cell>
          <table:table-cell table:style-name="ce22" table:formula="of:=VLOOKUP([.$A177];[$Sheet1.$C$5:.K1191];5;0)" office:value-type="string" office:string-value="ND">
            <text:p>ND</text:p>
          </table:table-cell>
          <table:table-cell table:style-name="ce22" table:formula="of:=VLOOKUP([.$A177];[$Sheet1.$C$5:.L1191];6;0)" office:value-type="string" office:string-value="ND">
            <text:p>ND</text:p>
          </table:table-cell>
          <table:table-cell table:style-name="ce22" table:formula="of:=VLOOKUP([.$A177];[$Sheet1.$C$5:.M119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6">
            <text:p>176</text:p>
          </table:table-cell>
          <table:table-cell table:style-name="ce1" table:formula="of:=VLOOKUP([.A178];[Sheet1.C180:.I1192];3;0)" office:value-type="float" office:value="0">
            <text:p/>
          </table:table-cell>
          <table:table-cell table:style-name="ce22" table:formula="of:=VLOOKUP([.$A178];[$Sheet1.$C$5:.J1192];4;0)" office:value-type="string" office:string-value="ND">
            <text:p>ND</text:p>
          </table:table-cell>
          <table:table-cell table:style-name="ce22" table:formula="of:=VLOOKUP([.$A178];[$Sheet1.$C$5:.K1192];5;0)" office:value-type="string" office:string-value="ND">
            <text:p>ND</text:p>
          </table:table-cell>
          <table:table-cell table:style-name="ce22" table:formula="of:=VLOOKUP([.$A178];[$Sheet1.$C$5:.L1192];6;0)" office:value-type="string" office:string-value="ND">
            <text:p>ND</text:p>
          </table:table-cell>
          <table:table-cell table:style-name="ce22" table:formula="of:=VLOOKUP([.$A178];[$Sheet1.$C$5:.M119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7">
            <text:p>177</text:p>
          </table:table-cell>
          <table:table-cell table:style-name="ce1" table:formula="of:=VLOOKUP([.A179];[Sheet1.C181:.I1193];3;0)" office:value-type="float" office:value="0">
            <text:p/>
          </table:table-cell>
          <table:table-cell table:style-name="ce22" table:formula="of:=VLOOKUP([.$A179];[$Sheet1.$C$5:.J1193];4;0)" office:value-type="string" office:string-value="ND">
            <text:p>ND</text:p>
          </table:table-cell>
          <table:table-cell table:style-name="ce22" table:formula="of:=VLOOKUP([.$A179];[$Sheet1.$C$5:.K1193];5;0)" office:value-type="string" office:string-value="ND">
            <text:p>ND</text:p>
          </table:table-cell>
          <table:table-cell table:style-name="ce22" table:formula="of:=VLOOKUP([.$A179];[$Sheet1.$C$5:.L1193];6;0)" office:value-type="string" office:string-value="ND">
            <text:p>ND</text:p>
          </table:table-cell>
          <table:table-cell table:style-name="ce22" table:formula="of:=VLOOKUP([.$A179];[$Sheet1.$C$5:.M119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8">
            <text:p>178</text:p>
          </table:table-cell>
          <table:table-cell table:style-name="ce1" table:formula="of:=VLOOKUP([.A180];[Sheet1.C182:.I1194];3;0)" office:value-type="float" office:value="0">
            <text:p/>
          </table:table-cell>
          <table:table-cell table:style-name="ce22" table:formula="of:=VLOOKUP([.$A180];[$Sheet1.$C$5:.J1194];4;0)" office:value-type="string" office:string-value="ND">
            <text:p>ND</text:p>
          </table:table-cell>
          <table:table-cell table:style-name="ce22" table:formula="of:=VLOOKUP([.$A180];[$Sheet1.$C$5:.K1194];5;0)" office:value-type="string" office:string-value="ND">
            <text:p>ND</text:p>
          </table:table-cell>
          <table:table-cell table:style-name="ce22" table:formula="of:=VLOOKUP([.$A180];[$Sheet1.$C$5:.L1194];6;0)" office:value-type="string" office:string-value="ND">
            <text:p>ND</text:p>
          </table:table-cell>
          <table:table-cell table:style-name="ce22" table:formula="of:=VLOOKUP([.$A180];[$Sheet1.$C$5:.M119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79">
            <text:p>179</text:p>
          </table:table-cell>
          <table:table-cell table:style-name="ce1" table:formula="of:=VLOOKUP([.A181];[Sheet1.C183:.I1195];3;0)" office:value-type="string" office:string-value="format-indent-more">
            <text:p>format-indent-more</text:p>
          </table:table-cell>
          <table:table-cell table:style-name="ce22" table:formula="of:=VLOOKUP([.$A181];[$Sheet1.$C$5:.J1195];4;0)" office:value-type="string" office:string-value="x">
            <text:p>x</text:p>
          </table:table-cell>
          <table:table-cell table:style-name="ce22" table:formula="of:=VLOOKUP([.$A181];[$Sheet1.$C$5:.K1195];5;0)" office:value-type="string" office:string-value="x">
            <text:p>x</text:p>
          </table:table-cell>
          <table:table-cell table:style-name="ce22" table:formula="of:=VLOOKUP([.$A181];[$Sheet1.$C$5:.L1195];6;0)" office:value-type="string" office:string-value="x">
            <text:p>x</text:p>
          </table:table-cell>
          <table:table-cell table:style-name="ce22" table:formula="of:=VLOOKUP([.$A181];[$Sheet1.$C$5:.M119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0">
            <text:p>180</text:p>
          </table:table-cell>
          <table:table-cell table:style-name="ce1" table:formula="of:=VLOOKUP([.A182];[Sheet1.C184:.I1196];3;0)" office:value-type="string" office:string-value="document-import">
            <text:p>document-import</text:p>
          </table:table-cell>
          <table:table-cell table:style-name="ce22" table:formula="of:=VLOOKUP([.$A182];[$Sheet1.$C$5:.J1196];4;0)" office:value-type="string" office:string-value="x">
            <text:p>x</text:p>
          </table:table-cell>
          <table:table-cell table:style-name="ce22" table:formula="of:=VLOOKUP([.$A182];[$Sheet1.$C$5:.K1196];5;0)" office:value-type="string" office:string-value="x">
            <text:p>x</text:p>
          </table:table-cell>
          <table:table-cell table:style-name="ce22" table:formula="of:=VLOOKUP([.$A182];[$Sheet1.$C$5:.L1196];6;0)" office:value-type="string" office:string-value="x">
            <text:p>x</text:p>
          </table:table-cell>
          <table:table-cell table:style-name="ce22" table:formula="of:=VLOOKUP([.$A182];[$Sheet1.$C$5:.M119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1">
            <text:p>181</text:p>
          </table:table-cell>
          <table:table-cell table:style-name="ce1" table:formula="of:=VLOOKUP([.A183];[Sheet1.C185:.I1197];3;0)" office:value-type="string" office:string-value="format-indent-less">
            <text:p>format-indent-less</text:p>
          </table:table-cell>
          <table:table-cell table:style-name="ce22" table:formula="of:=VLOOKUP([.$A183];[$Sheet1.$C$5:.J1197];4;0)" office:value-type="string" office:string-value="x">
            <text:p>x</text:p>
          </table:table-cell>
          <table:table-cell table:style-name="ce22" table:formula="of:=VLOOKUP([.$A183];[$Sheet1.$C$5:.K1197];5;0)" office:value-type="string" office:string-value="x">
            <text:p>x</text:p>
          </table:table-cell>
          <table:table-cell table:style-name="ce22" table:formula="of:=VLOOKUP([.$A183];[$Sheet1.$C$5:.L1197];6;0)" office:value-type="string" office:string-value="x">
            <text:p>x</text:p>
          </table:table-cell>
          <table:table-cell table:style-name="ce22" table:formula="of:=VLOOKUP([.$A183];[$Sheet1.$C$5:.M119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2">
            <text:p>182</text:p>
          </table:table-cell>
          <table:table-cell table:style-name="ce1" table:formula="of:=VLOOKUP([.A184];[Sheet1.C186:.I1198];3;0)" office:value-type="string" office:string-value="arrow-left">
            <text:p>arrow-left</text:p>
          </table:table-cell>
          <table:table-cell table:style-name="ce22" table:formula="of:=VLOOKUP([.$A184];[$Sheet1.$C$5:.J1198];4;0)" office:value-type="string" office:string-value="x">
            <text:p>x</text:p>
          </table:table-cell>
          <table:table-cell table:style-name="ce22" table:formula="of:=VLOOKUP([.$A184];[$Sheet1.$C$5:.K1198];5;0)" office:value-type="string" office:string-value="x">
            <text:p>x</text:p>
          </table:table-cell>
          <table:table-cell table:style-name="ce22" table:formula="of:=VLOOKUP([.$A184];[$Sheet1.$C$5:.L1198];6;0)" office:value-type="string" office:string-value="x">
            <text:p>x</text:p>
          </table:table-cell>
          <table:table-cell table:style-name="ce22" table:formula="of:=VLOOKUP([.$A184];[$Sheet1.$C$5:.M119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3">
            <text:p>183</text:p>
          </table:table-cell>
          <table:table-cell table:style-name="ce1" table:formula="of:=VLOOKUP([.A185];[Sheet1.C187:.I1199];3;0)" office:value-type="string" office:string-value="arrow-left-double">
            <text:p>arrow-left-double</text:p>
          </table:table-cell>
          <table:table-cell table:style-name="ce22" table:formula="of:=VLOOKUP([.$A185];[$Sheet1.$C$5:.J1199];4;0)" office:value-type="string" office:string-value="x">
            <text:p>x</text:p>
          </table:table-cell>
          <table:table-cell table:style-name="ce22" table:formula="of:=VLOOKUP([.$A185];[$Sheet1.$C$5:.K1199];5;0)" office:value-type="string" office:string-value="x">
            <text:p>x</text:p>
          </table:table-cell>
          <table:table-cell table:style-name="ce22" table:formula="of:=VLOOKUP([.$A185];[$Sheet1.$C$5:.L1199];6;0)" office:value-type="string" office:string-value="x">
            <text:p>x</text:p>
          </table:table-cell>
          <table:table-cell table:style-name="ce22" table:formula="of:=VLOOKUP([.$A185];[$Sheet1.$C$5:.M119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4">
            <text:p>184</text:p>
          </table:table-cell>
          <table:table-cell table:style-name="ce1" table:formula="of:=VLOOKUP([.A186];[Sheet1.C188:.I1200];3;0)" office:value-type="string" office:string-value="go-jump-today">
            <text:p>go-jump-today</text:p>
          </table:table-cell>
          <table:table-cell table:style-name="ce22" table:formula="of:=VLOOKUP([.$A186];[$Sheet1.$C$5:.J1200];4;0)" office:value-type="string" office:string-value="x">
            <text:p>x</text:p>
          </table:table-cell>
          <table:table-cell table:style-name="ce22" table:formula="of:=VLOOKUP([.$A186];[$Sheet1.$C$5:.K1200];5;0)" office:value-type="string" office:string-value="x">
            <text:p>x</text:p>
          </table:table-cell>
          <table:table-cell table:style-name="ce22" table:formula="of:=VLOOKUP([.$A186];[$Sheet1.$C$5:.L1200];6;0)" office:value-type="string" office:string-value="x">
            <text:p>x</text:p>
          </table:table-cell>
          <table:table-cell table:style-name="ce22" table:formula="of:=VLOOKUP([.$A186];[$Sheet1.$C$5:.M120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5">
            <text:p>185</text:p>
          </table:table-cell>
          <table:table-cell table:style-name="ce1" table:formula="of:=VLOOKUP([.A187];[Sheet1.C189:.I1201];3;0)" office:value-type="float" office:value="0">
            <text:p/>
          </table:table-cell>
          <table:table-cell table:style-name="ce22" table:formula="of:=VLOOKUP([.$A187];[$Sheet1.$C$5:.J1201];4;0)" office:value-type="string" office:string-value="ND">
            <text:p>ND</text:p>
          </table:table-cell>
          <table:table-cell table:style-name="ce22" table:formula="of:=VLOOKUP([.$A187];[$Sheet1.$C$5:.K1201];5;0)" office:value-type="string" office:string-value="ND">
            <text:p>ND</text:p>
          </table:table-cell>
          <table:table-cell table:style-name="ce22" table:formula="of:=VLOOKUP([.$A187];[$Sheet1.$C$5:.L1201];6;0)" office:value-type="string" office:string-value="ND">
            <text:p>ND</text:p>
          </table:table-cell>
          <table:table-cell table:style-name="ce22" table:formula="of:=VLOOKUP([.$A187];[$Sheet1.$C$5:.M120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86">
            <text:p>186</text:p>
          </table:table-cell>
          <table:table-cell table:style-name="ce1" table:formula="of:=VLOOKUP([.A188];[Sheet1.C190:.I1202];3;0)" office:value-type="float" office:value="0">
            <text:p/>
          </table:table-cell>
          <table:table-cell table:style-name="ce22" table:formula="of:=VLOOKUP([.$A188];[$Sheet1.$C$5:.J1202];4;0)" office:value-type="string" office:string-value="ND">
            <text:p>ND</text:p>
          </table:table-cell>
          <table:table-cell table:style-name="ce22" table:formula="of:=VLOOKUP([.$A188];[$Sheet1.$C$5:.K1202];5;0)" office:value-type="string" office:string-value="ND">
            <text:p>ND</text:p>
          </table:table-cell>
          <table:table-cell table:style-name="ce22" table:formula="of:=VLOOKUP([.$A188];[$Sheet1.$C$5:.L1202];6;0)" office:value-type="string" office:string-value="ND">
            <text:p>ND</text:p>
          </table:table-cell>
          <table:table-cell table:style-name="ce22" table:formula="of:=VLOOKUP([.$A188];[$Sheet1.$C$5:.M120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87">
            <text:p>187</text:p>
          </table:table-cell>
          <table:table-cell table:style-name="ce1" table:formula="of:=VLOOKUP([.A189];[Sheet1.C191:.I1203];3;0)" office:value-type="float" office:value="0">
            <text:p/>
          </table:table-cell>
          <table:table-cell table:style-name="ce22" table:formula="of:=VLOOKUP([.$A189];[$Sheet1.$C$5:.J1203];4;0)" office:value-type="string" office:string-value="ND">
            <text:p>ND</text:p>
          </table:table-cell>
          <table:table-cell table:style-name="ce22" table:formula="of:=VLOOKUP([.$A189];[$Sheet1.$C$5:.K1203];5;0)" office:value-type="string" office:string-value="ND">
            <text:p>ND</text:p>
          </table:table-cell>
          <table:table-cell table:style-name="ce22" table:formula="of:=VLOOKUP([.$A189];[$Sheet1.$C$5:.L1203];6;0)" office:value-type="string" office:string-value="ND">
            <text:p>ND</text:p>
          </table:table-cell>
          <table:table-cell table:style-name="ce22" table:formula="of:=VLOOKUP([.$A189];[$Sheet1.$C$5:.M120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88">
            <text:p>188</text:p>
          </table:table-cell>
          <table:table-cell table:style-name="ce1" table:formula="of:=VLOOKUP([.A190];[Sheet1.C192:.I1204];3;0)" office:value-type="string" office:string-value="document-preview">
            <text:p>document-preview</text:p>
          </table:table-cell>
          <table:table-cell table:style-name="ce22" table:formula="of:=VLOOKUP([.$A190];[$Sheet1.$C$5:.J1204];4;0)" office:value-type="string" office:string-value="x">
            <text:p>x</text:p>
          </table:table-cell>
          <table:table-cell table:style-name="ce22" table:formula="of:=VLOOKUP([.$A190];[$Sheet1.$C$5:.K1204];5;0)" office:value-type="string" office:string-value="x">
            <text:p>x</text:p>
          </table:table-cell>
          <table:table-cell table:style-name="ce22" table:formula="of:=VLOOKUP([.$A190];[$Sheet1.$C$5:.L1204];6;0)" office:value-type="string" office:string-value="x">
            <text:p>x</text:p>
          </table:table-cell>
          <table:table-cell table:style-name="ce22" table:formula="of:=VLOOKUP([.$A190];[$Sheet1.$C$5:.M120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89">
            <text:p>189</text:p>
          </table:table-cell>
          <table:table-cell table:style-name="ce1" table:formula="of:=VLOOKUP([.A191];[Sheet1.C193:.I1205];3;0)" office:value-type="string" office:string-value="edit-clear-list">
            <text:p>edit-clear-list</text:p>
          </table:table-cell>
          <table:table-cell table:style-name="ce22" table:formula="of:=VLOOKUP([.$A191];[$Sheet1.$C$5:.J1205];4;0)" office:value-type="string" office:string-value="x">
            <text:p>x</text:p>
          </table:table-cell>
          <table:table-cell table:style-name="ce22" table:formula="of:=VLOOKUP([.$A191];[$Sheet1.$C$5:.K1205];5;0)" office:value-type="string" office:string-value="x">
            <text:p>x</text:p>
          </table:table-cell>
          <table:table-cell table:style-name="ce22" table:formula="of:=VLOOKUP([.$A191];[$Sheet1.$C$5:.L1205];6;0)" office:value-type="string" office:string-value="x">
            <text:p>x</text:p>
          </table:table-cell>
          <table:table-cell table:style-name="ce22" table:formula="of:=VLOOKUP([.$A191];[$Sheet1.$C$5:.M120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0">
            <text:p>190</text:p>
          </table:table-cell>
          <table:table-cell table:style-name="ce1" table:formula="of:=VLOOKUP([.A192];[Sheet1.C194:.I1206];3;0)" office:value-type="string" office:string-value="user-group-new">
            <text:p>user-group-new</text:p>
          </table:table-cell>
          <table:table-cell table:style-name="ce22" table:formula="of:=VLOOKUP([.$A192];[$Sheet1.$C$5:.J1206];4;0)" office:value-type="string" office:string-value="x">
            <text:p>x</text:p>
          </table:table-cell>
          <table:table-cell table:style-name="ce22" table:formula="of:=VLOOKUP([.$A192];[$Sheet1.$C$5:.K1206];5;0)" office:value-type="string" office:string-value="x">
            <text:p>x</text:p>
          </table:table-cell>
          <table:table-cell table:style-name="ce22" table:formula="of:=VLOOKUP([.$A192];[$Sheet1.$C$5:.L1206];6;0)" office:value-type="string" office:string-value="x">
            <text:p>x</text:p>
          </table:table-cell>
          <table:table-cell table:style-name="ce22" table:formula="of:=VLOOKUP([.$A192];[$Sheet1.$C$5:.M120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1">
            <text:p>191</text:p>
          </table:table-cell>
          <table:table-cell table:style-name="ce1" table:formula="of:=VLOOKUP([.A193];[Sheet1.C195:.I1207];3;0)" office:value-type="float" office:value="0">
            <text:p/>
          </table:table-cell>
          <table:table-cell table:style-name="ce22" table:formula="of:=VLOOKUP([.$A193];[$Sheet1.$C$5:.J1207];4;0)" office:value-type="string" office:string-value="ND">
            <text:p>ND</text:p>
          </table:table-cell>
          <table:table-cell table:style-name="ce22" table:formula="of:=VLOOKUP([.$A193];[$Sheet1.$C$5:.K1207];5;0)" office:value-type="string" office:string-value="ND">
            <text:p>ND</text:p>
          </table:table-cell>
          <table:table-cell table:style-name="ce22" table:formula="of:=VLOOKUP([.$A193];[$Sheet1.$C$5:.L1207];6;0)" office:value-type="string" office:string-value="ND">
            <text:p>ND</text:p>
          </table:table-cell>
          <table:table-cell table:style-name="ce22" table:formula="of:=VLOOKUP([.$A193];[$Sheet1.$C$5:.M120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92">
            <text:p>192</text:p>
          </table:table-cell>
          <table:table-cell table:style-name="ce1" table:formula="of:=VLOOKUP([.A194];[Sheet1.C196:.I1208];3;0)" office:value-type="string" office:string-value="view-close">
            <text:p>view-close</text:p>
          </table:table-cell>
          <table:table-cell table:style-name="ce22" table:formula="of:=VLOOKUP([.$A194];[$Sheet1.$C$5:.J1208];4;0)" office:value-type="string" office:string-value="x">
            <text:p>x</text:p>
          </table:table-cell>
          <table:table-cell table:style-name="ce22" table:formula="of:=VLOOKUP([.$A194];[$Sheet1.$C$5:.K1208];5;0)" office:value-type="string" office:string-value="x">
            <text:p>x</text:p>
          </table:table-cell>
          <table:table-cell table:style-name="ce22" table:formula="of:=VLOOKUP([.$A194];[$Sheet1.$C$5:.L1208];6;0)" office:value-type="string" office:string-value="x">
            <text:p>x</text:p>
          </table:table-cell>
          <table:table-cell table:style-name="ce22" table:formula="of:=VLOOKUP([.$A194];[$Sheet1.$C$5:.M120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3">
            <text:p>193</text:p>
          </table:table-cell>
          <table:table-cell table:style-name="ce1" table:formula="of:=VLOOKUP([.A195];[Sheet1.C197:.I1209];3;0)" office:value-type="string" office:string-value="view-split-left-right">
            <text:p>view-split-left-right</text:p>
          </table:table-cell>
          <table:table-cell table:style-name="ce22" table:formula="of:=VLOOKUP([.$A195];[$Sheet1.$C$5:.J1209];4;0)" office:value-type="string" office:string-value="x">
            <text:p>x</text:p>
          </table:table-cell>
          <table:table-cell table:style-name="ce22" table:formula="of:=VLOOKUP([.$A195];[$Sheet1.$C$5:.K1209];5;0)" office:value-type="string" office:string-value="x">
            <text:p>x</text:p>
          </table:table-cell>
          <table:table-cell table:style-name="ce22" table:formula="of:=VLOOKUP([.$A195];[$Sheet1.$C$5:.L1209];6;0)" office:value-type="string" office:string-value="x">
            <text:p>x</text:p>
          </table:table-cell>
          <table:table-cell table:style-name="ce22" table:formula="of:=VLOOKUP([.$A195];[$Sheet1.$C$5:.M120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4">
            <text:p>194</text:p>
          </table:table-cell>
          <table:table-cell table:style-name="ce1" table:formula="of:=VLOOKUP([.A196];[Sheet1.C198:.I1210];3;0)" office:value-type="float" office:value="0">
            <text:p/>
          </table:table-cell>
          <table:table-cell table:style-name="ce22" table:formula="of:=VLOOKUP([.$A196];[$Sheet1.$C$5:.J1210];4;0)" office:value-type="string" office:string-value="ND">
            <text:p>ND</text:p>
          </table:table-cell>
          <table:table-cell table:style-name="ce22" table:formula="of:=VLOOKUP([.$A196];[$Sheet1.$C$5:.K1210];5;0)" office:value-type="string" office:string-value="ND">
            <text:p>ND</text:p>
          </table:table-cell>
          <table:table-cell table:style-name="ce22" table:formula="of:=VLOOKUP([.$A196];[$Sheet1.$C$5:.L1210];6;0)" office:value-type="string" office:string-value="ND">
            <text:p>ND</text:p>
          </table:table-cell>
          <table:table-cell table:style-name="ce22" table:formula="of:=VLOOKUP([.$A196];[$Sheet1.$C$5:.M121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95">
            <text:p>195</text:p>
          </table:table-cell>
          <table:table-cell table:style-name="ce1" table:formula="of:=VLOOKUP([.A197];[Sheet1.C199:.I1211];3;0)" office:value-type="float" office:value="0">
            <text:p/>
          </table:table-cell>
          <table:table-cell table:style-name="ce22" table:formula="of:=VLOOKUP([.$A197];[$Sheet1.$C$5:.J1211];4;0)" office:value-type="string" office:string-value="ND">
            <text:p>ND</text:p>
          </table:table-cell>
          <table:table-cell table:style-name="ce22" table:formula="of:=VLOOKUP([.$A197];[$Sheet1.$C$5:.K1211];5;0)" office:value-type="string" office:string-value="ND">
            <text:p>ND</text:p>
          </table:table-cell>
          <table:table-cell table:style-name="ce22" table:formula="of:=VLOOKUP([.$A197];[$Sheet1.$C$5:.L1211];6;0)" office:value-type="string" office:string-value="ND">
            <text:p>ND</text:p>
          </table:table-cell>
          <table:table-cell table:style-name="ce22" table:formula="of:=VLOOKUP([.$A197];[$Sheet1.$C$5:.M121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196">
            <text:p>196</text:p>
          </table:table-cell>
          <table:table-cell table:style-name="ce1" table:formula="of:=VLOOKUP([.A198];[Sheet1.C200:.I1212];3;0)" office:value-type="string" office:string-value="im-user-away">
            <text:p>im-user-away</text:p>
          </table:table-cell>
          <table:table-cell table:style-name="ce22" table:formula="of:=VLOOKUP([.$A198];[$Sheet1.$C$5:.J1212];4;0)" office:value-type="string" office:string-value="x">
            <text:p>x</text:p>
          </table:table-cell>
          <table:table-cell table:style-name="ce22" table:formula="of:=VLOOKUP([.$A198];[$Sheet1.$C$5:.K1212];5;0)" office:value-type="string" office:string-value="x">
            <text:p>x</text:p>
          </table:table-cell>
          <table:table-cell table:style-name="ce22" table:formula="of:=VLOOKUP([.$A198];[$Sheet1.$C$5:.L1212];6;0)" office:value-type="string" office:string-value="x">
            <text:p>x</text:p>
          </table:table-cell>
          <table:table-cell table:style-name="ce22" table:formula="of:=VLOOKUP([.$A198];[$Sheet1.$C$5:.M121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7">
            <text:p>197</text:p>
          </table:table-cell>
          <table:table-cell table:style-name="ce1" table:formula="of:=VLOOKUP([.A199];[Sheet1.C201:.I1213];3;0)" office:value-type="string" office:string-value="view-list-icons">
            <text:p>view-list-icons</text:p>
          </table:table-cell>
          <table:table-cell table:style-name="ce22" table:formula="of:=VLOOKUP([.$A199];[$Sheet1.$C$5:.J1213];4;0)" office:value-type="string" office:string-value="x">
            <text:p>x</text:p>
          </table:table-cell>
          <table:table-cell table:style-name="ce22" table:formula="of:=VLOOKUP([.$A199];[$Sheet1.$C$5:.K1213];5;0)" office:value-type="string" office:string-value="x">
            <text:p>x</text:p>
          </table:table-cell>
          <table:table-cell table:style-name="ce22" table:formula="of:=VLOOKUP([.$A199];[$Sheet1.$C$5:.L1213];6;0)" office:value-type="string" office:string-value="x">
            <text:p>x</text:p>
          </table:table-cell>
          <table:table-cell table:style-name="ce22" table:formula="of:=VLOOKUP([.$A199];[$Sheet1.$C$5:.M121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8">
            <text:p>198</text:p>
          </table:table-cell>
          <table:table-cell table:style-name="ce1" table:formula="of:=VLOOKUP([.A200];[Sheet1.C202:.I1214];3;0)" office:value-type="string" office:string-value="view-presentation">
            <text:p>view-presentation</text:p>
          </table:table-cell>
          <table:table-cell table:style-name="ce22" table:formula="of:=VLOOKUP([.$A200];[$Sheet1.$C$5:.J1214];4;0)" office:value-type="string" office:string-value="x">
            <text:p>x</text:p>
          </table:table-cell>
          <table:table-cell table:style-name="ce22" table:formula="of:=VLOOKUP([.$A200];[$Sheet1.$C$5:.K1214];5;0)" office:value-type="string" office:string-value="x">
            <text:p>x</text:p>
          </table:table-cell>
          <table:table-cell table:style-name="ce22" table:formula="of:=VLOOKUP([.$A200];[$Sheet1.$C$5:.L1214];6;0)" office:value-type="string" office:string-value="x">
            <text:p>x</text:p>
          </table:table-cell>
          <table:table-cell table:style-name="ce22" table:formula="of:=VLOOKUP([.$A200];[$Sheet1.$C$5:.M121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199">
            <text:p>199</text:p>
          </table:table-cell>
          <table:table-cell table:style-name="ce1" table:formula="of:=VLOOKUP([.A201];[Sheet1.C203:.I1215];3;0)" office:value-type="float" office:value="0">
            <text:p/>
          </table:table-cell>
          <table:table-cell table:style-name="ce22" table:formula="of:=VLOOKUP([.$A201];[$Sheet1.$C$5:.J1215];4;0)" office:value-type="string" office:string-value="ND">
            <text:p>ND</text:p>
          </table:table-cell>
          <table:table-cell table:style-name="ce22" table:formula="of:=VLOOKUP([.$A201];[$Sheet1.$C$5:.K1215];5;0)" office:value-type="string" office:string-value="ND">
            <text:p>ND</text:p>
          </table:table-cell>
          <table:table-cell table:style-name="ce22" table:formula="of:=VLOOKUP([.$A201];[$Sheet1.$C$5:.L1215];6;0)" office:value-type="string" office:string-value="ND">
            <text:p>ND</text:p>
          </table:table-cell>
          <table:table-cell table:style-name="ce22" table:formula="of:=VLOOKUP([.$A201];[$Sheet1.$C$5:.M121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1" table:formula="of:=VLOOKUP([.A202];[Sheet1.C204:.I1216];3;0)" office:value-type="float" office:value="0">
            <text:p/>
          </table:table-cell>
          <table:table-cell table:style-name="ce22" table:formula="of:=VLOOKUP([.$A202];[$Sheet1.$C$5:.J1216];4;0)" office:value-type="string" office:string-value="ND">
            <text:p>ND</text:p>
          </table:table-cell>
          <table:table-cell table:style-name="ce22" table:formula="of:=VLOOKUP([.$A202];[$Sheet1.$C$5:.K1216];5;0)" office:value-type="string" office:string-value="ND">
            <text:p>ND</text:p>
          </table:table-cell>
          <table:table-cell table:style-name="ce22" table:formula="of:=VLOOKUP([.$A202];[$Sheet1.$C$5:.L1216];6;0)" office:value-type="string" office:string-value="ND">
            <text:p>ND</text:p>
          </table:table-cell>
          <table:table-cell table:style-name="ce22" table:formula="of:=VLOOKUP([.$A202];[$Sheet1.$C$5:.M121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1">
            <text:p>201</text:p>
          </table:table-cell>
          <table:table-cell table:style-name="ce1" table:formula="of:=VLOOKUP([.A203];[Sheet1.C205:.I1217];3;0)" office:value-type="float" office:value="0">
            <text:p/>
          </table:table-cell>
          <table:table-cell table:style-name="ce22" table:formula="of:=VLOOKUP([.$A203];[$Sheet1.$C$5:.J1217];4;0)" office:value-type="string" office:string-value="x">
            <text:p>x</text:p>
          </table:table-cell>
          <table:table-cell table:style-name="ce22" table:formula="of:=VLOOKUP([.$A203];[$Sheet1.$C$5:.K1217];5;0)" office:value-type="string" office:string-value="x">
            <text:p>x</text:p>
          </table:table-cell>
          <table:table-cell table:style-name="ce22" table:formula="of:=VLOOKUP([.$A203];[$Sheet1.$C$5:.L1217];6;0)" office:value-type="string" office:string-value="x">
            <text:p>x</text:p>
          </table:table-cell>
          <table:table-cell table:style-name="ce22" table:formula="of:=VLOOKUP([.$A203];[$Sheet1.$C$5:.M121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02">
            <text:p>202</text:p>
          </table:table-cell>
          <table:table-cell table:style-name="ce1" table:formula="of:=VLOOKUP([.A204];[Sheet1.C206:.I1218];3;0)" office:value-type="float" office:value="0">
            <text:p/>
          </table:table-cell>
          <table:table-cell table:style-name="ce22" table:formula="of:=VLOOKUP([.$A204];[$Sheet1.$C$5:.J1218];4;0)" office:value-type="string" office:string-value="ND">
            <text:p>ND</text:p>
          </table:table-cell>
          <table:table-cell table:style-name="ce22" table:formula="of:=VLOOKUP([.$A204];[$Sheet1.$C$5:.K1218];5;0)" office:value-type="string" office:string-value="ND">
            <text:p>ND</text:p>
          </table:table-cell>
          <table:table-cell table:style-name="ce22" table:formula="of:=VLOOKUP([.$A204];[$Sheet1.$C$5:.L1218];6;0)" office:value-type="string" office:string-value="ND">
            <text:p>ND</text:p>
          </table:table-cell>
          <table:table-cell table:style-name="ce22" table:formula="of:=VLOOKUP([.$A204];[$Sheet1.$C$5:.M121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3">
            <text:p>203</text:p>
          </table:table-cell>
          <table:table-cell table:style-name="ce1" table:formula="of:=VLOOKUP([.A205];[Sheet1.C207:.I1219];3;0)" office:value-type="float" office:value="0">
            <text:p/>
          </table:table-cell>
          <table:table-cell table:style-name="ce22" table:formula="of:=VLOOKUP([.$A205];[$Sheet1.$C$5:.J1219];4;0)" office:value-type="string" office:string-value="ND">
            <text:p>ND</text:p>
          </table:table-cell>
          <table:table-cell table:style-name="ce22" table:formula="of:=VLOOKUP([.$A205];[$Sheet1.$C$5:.K1219];5;0)" office:value-type="string" office:string-value="ND">
            <text:p>ND</text:p>
          </table:table-cell>
          <table:table-cell table:style-name="ce22" table:formula="of:=VLOOKUP([.$A205];[$Sheet1.$C$5:.L1219];6;0)" office:value-type="string" office:string-value="ND">
            <text:p>ND</text:p>
          </table:table-cell>
          <table:table-cell table:style-name="ce22" table:formula="of:=VLOOKUP([.$A205];[$Sheet1.$C$5:.M121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4">
            <text:p>204</text:p>
          </table:table-cell>
          <table:table-cell table:style-name="ce1" table:formula="of:=VLOOKUP([.A206];[Sheet1.C208:.I1220];3;0)" office:value-type="float" office:value="0">
            <text:p/>
          </table:table-cell>
          <table:table-cell table:style-name="ce22" table:formula="of:=VLOOKUP([.$A206];[$Sheet1.$C$5:.J1220];4;0)" office:value-type="string" office:string-value="ND">
            <text:p>ND</text:p>
          </table:table-cell>
          <table:table-cell table:style-name="ce22" table:formula="of:=VLOOKUP([.$A206];[$Sheet1.$C$5:.K1220];5;0)" office:value-type="string" office:string-value="ND">
            <text:p>ND</text:p>
          </table:table-cell>
          <table:table-cell table:style-name="ce22" table:formula="of:=VLOOKUP([.$A206];[$Sheet1.$C$5:.L1220];6;0)" office:value-type="string" office:string-value="ND">
            <text:p>ND</text:p>
          </table:table-cell>
          <table:table-cell table:style-name="ce22" table:formula="of:=VLOOKUP([.$A206];[$Sheet1.$C$5:.M122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5">
            <text:p>205</text:p>
          </table:table-cell>
          <table:table-cell table:style-name="ce1" table:formula="of:=VLOOKUP([.A207];[Sheet1.C209:.I1221];3;0)" office:value-type="float" office:value="0">
            <text:p/>
          </table:table-cell>
          <table:table-cell table:style-name="ce22" table:formula="of:=VLOOKUP([.$A207];[$Sheet1.$C$5:.J1221];4;0)" office:value-type="string" office:string-value="ND">
            <text:p>ND</text:p>
          </table:table-cell>
          <table:table-cell table:style-name="ce22" table:formula="of:=VLOOKUP([.$A207];[$Sheet1.$C$5:.K1221];5;0)" office:value-type="string" office:string-value="ND">
            <text:p>ND</text:p>
          </table:table-cell>
          <table:table-cell table:style-name="ce22" table:formula="of:=VLOOKUP([.$A207];[$Sheet1.$C$5:.L1221];6;0)" office:value-type="string" office:string-value="ND">
            <text:p>ND</text:p>
          </table:table-cell>
          <table:table-cell table:style-name="ce22" table:formula="of:=VLOOKUP([.$A207];[$Sheet1.$C$5:.M122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6">
            <text:p>206</text:p>
          </table:table-cell>
          <table:table-cell table:style-name="ce1" table:formula="of:=VLOOKUP([.A208];[Sheet1.C210:.I1222];3;0)" office:value-type="float" office:value="0">
            <text:p/>
          </table:table-cell>
          <table:table-cell table:style-name="ce22" table:formula="of:=VLOOKUP([.$A208];[$Sheet1.$C$5:.J1222];4;0)" office:value-type="string" office:string-value="ND">
            <text:p>ND</text:p>
          </table:table-cell>
          <table:table-cell table:style-name="ce22" table:formula="of:=VLOOKUP([.$A208];[$Sheet1.$C$5:.K1222];5;0)" office:value-type="string" office:string-value="ND">
            <text:p>ND</text:p>
          </table:table-cell>
          <table:table-cell table:style-name="ce22" table:formula="of:=VLOOKUP([.$A208];[$Sheet1.$C$5:.L1222];6;0)" office:value-type="string" office:string-value="ND">
            <text:p>ND</text:p>
          </table:table-cell>
          <table:table-cell table:style-name="ce22" table:formula="of:=VLOOKUP([.$A208];[$Sheet1.$C$5:.M122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7">
            <text:p>207</text:p>
          </table:table-cell>
          <table:table-cell table:style-name="ce1" table:formula="of:=VLOOKUP([.A209];[Sheet1.C211:.I1223];3;0)" office:value-type="float" office:value="0">
            <text:p/>
          </table:table-cell>
          <table:table-cell table:style-name="ce22" table:formula="of:=VLOOKUP([.$A209];[$Sheet1.$C$5:.J1223];4;0)" office:value-type="string" office:string-value="ND">
            <text:p>ND</text:p>
          </table:table-cell>
          <table:table-cell table:style-name="ce22" table:formula="of:=VLOOKUP([.$A209];[$Sheet1.$C$5:.K1223];5;0)" office:value-type="string" office:string-value="ND">
            <text:p>ND</text:p>
          </table:table-cell>
          <table:table-cell table:style-name="ce22" table:formula="of:=VLOOKUP([.$A209];[$Sheet1.$C$5:.L1223];6;0)" office:value-type="string" office:string-value="ND">
            <text:p>ND</text:p>
          </table:table-cell>
          <table:table-cell table:style-name="ce22" table:formula="of:=VLOOKUP([.$A209];[$Sheet1.$C$5:.M122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08">
            <text:p>208</text:p>
          </table:table-cell>
          <table:table-cell table:style-name="ce1" table:formula="of:=VLOOKUP([.A210];[Sheet1.C212:.I1224];3;0)" office:value-type="string" office:string-value="bookmark-new">
            <text:p>bookmark-new</text:p>
          </table:table-cell>
          <table:table-cell table:style-name="ce22" table:formula="of:=VLOOKUP([.$A210];[$Sheet1.$C$5:.J1224];4;0)" office:value-type="string" office:string-value="x">
            <text:p>x</text:p>
          </table:table-cell>
          <table:table-cell table:style-name="ce22" table:formula="of:=VLOOKUP([.$A210];[$Sheet1.$C$5:.K1224];5;0)" office:value-type="string" office:string-value="x">
            <text:p>x</text:p>
          </table:table-cell>
          <table:table-cell table:style-name="ce22" table:formula="of:=VLOOKUP([.$A210];[$Sheet1.$C$5:.L1224];6;0)" office:value-type="string" office:string-value="x">
            <text:p>x</text:p>
          </table:table-cell>
          <table:table-cell table:style-name="ce22" table:formula="of:=VLOOKUP([.$A210];[$Sheet1.$C$5:.M122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09">
            <text:p>209</text:p>
          </table:table-cell>
          <table:table-cell table:style-name="ce1" table:formula="of:=VLOOKUP([.A211];[Sheet1.C213:.I1225];3;0)" office:value-type="string" office:string-value="bookmarks">
            <text:p>bookmarks</text:p>
          </table:table-cell>
          <table:table-cell table:style-name="ce22" table:formula="of:=VLOOKUP([.$A211];[$Sheet1.$C$5:.J1225];4;0)" office:value-type="string" office:string-value="x">
            <text:p>x</text:p>
          </table:table-cell>
          <table:table-cell table:style-name="ce22" table:formula="of:=VLOOKUP([.$A211];[$Sheet1.$C$5:.K1225];5;0)" office:value-type="string" office:string-value="x">
            <text:p>x</text:p>
          </table:table-cell>
          <table:table-cell table:style-name="ce22" table:formula="of:=VLOOKUP([.$A211];[$Sheet1.$C$5:.L1225];6;0)" office:value-type="string" office:string-value="x">
            <text:p>x</text:p>
          </table:table-cell>
          <table:table-cell table:style-name="ce22" table:formula="of:=VLOOKUP([.$A211];[$Sheet1.$C$5:.M122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0">
            <text:p>210</text:p>
          </table:table-cell>
          <table:table-cell table:style-name="ce1" table:formula="of:=VLOOKUP([.A212];[Sheet1.C214:.I1226];3;0)" office:value-type="string" office:string-value="folder-new">
            <text:p>folder-new</text:p>
          </table:table-cell>
          <table:table-cell table:style-name="ce22" table:formula="of:=VLOOKUP([.$A212];[$Sheet1.$C$5:.J1226];4;0)" office:value-type="string" office:string-value="x">
            <text:p>x</text:p>
          </table:table-cell>
          <table:table-cell table:style-name="ce22" table:formula="of:=VLOOKUP([.$A212];[$Sheet1.$C$5:.K1226];5;0)" office:value-type="string" office:string-value="x">
            <text:p>x</text:p>
          </table:table-cell>
          <table:table-cell table:style-name="ce22" table:formula="of:=VLOOKUP([.$A212];[$Sheet1.$C$5:.L1226];6;0)" office:value-type="string" office:string-value="x">
            <text:p>x</text:p>
          </table:table-cell>
          <table:table-cell table:style-name="ce22" table:formula="of:=VLOOKUP([.$A212];[$Sheet1.$C$5:.M122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1">
            <text:p>211</text:p>
          </table:table-cell>
          <table:table-cell table:style-name="ce1" table:formula="of:=VLOOKUP([.A213];[Sheet1.C215:.I1227];3;0)" office:value-type="string" office:string-value="preferences-desktop-locale">
            <text:p>preferences-desktop-locale</text:p>
          </table:table-cell>
          <table:table-cell table:style-name="ce22" table:formula="of:=VLOOKUP([.$A213];[$Sheet1.$C$5:.J1227];4;0)" office:value-type="string" office:string-value="x">
            <text:p>x</text:p>
          </table:table-cell>
          <table:table-cell table:style-name="ce22" table:formula="of:=VLOOKUP([.$A213];[$Sheet1.$C$5:.K1227];5;0)" office:value-type="string" office:string-value="x">
            <text:p>x</text:p>
          </table:table-cell>
          <table:table-cell table:style-name="ce22" table:formula="of:=VLOOKUP([.$A213];[$Sheet1.$C$5:.L1227];6;0)" office:value-type="string" office:string-value="x">
            <text:p>x</text:p>
          </table:table-cell>
          <table:table-cell table:style-name="ce22" table:formula="of:=VLOOKUP([.$A213];[$Sheet1.$C$5:.M122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2">
            <text:p>212</text:p>
          </table:table-cell>
          <table:table-cell table:style-name="ce1" table:formula="of:=VLOOKUP([.A214];[Sheet1.C216:.I1228];3;0)" office:value-type="float" office:value="0">
            <text:p/>
          </table:table-cell>
          <table:table-cell table:style-name="ce22" table:formula="of:=VLOOKUP([.$A214];[$Sheet1.$C$5:.J1228];4;0)" office:value-type="string" office:string-value="ND">
            <text:p>ND</text:p>
          </table:table-cell>
          <table:table-cell table:style-name="ce22" table:formula="of:=VLOOKUP([.$A214];[$Sheet1.$C$5:.K1228];5;0)" office:value-type="string" office:string-value="ND">
            <text:p>ND</text:p>
          </table:table-cell>
          <table:table-cell table:style-name="ce22" table:formula="of:=VLOOKUP([.$A214];[$Sheet1.$C$5:.L1228];6;0)" office:value-type="string" office:string-value="ND">
            <text:p>ND</text:p>
          </table:table-cell>
          <table:table-cell table:style-name="ce22" table:formula="of:=VLOOKUP([.$A214];[$Sheet1.$C$5:.M122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13">
            <text:p>213</text:p>
          </table:table-cell>
          <table:table-cell table:style-name="ce1" table:formula="of:=VLOOKUP([.A215];[Sheet1.C217:.I1229];3;0)" office:value-type="float" office:value="0">
            <text:p/>
          </table:table-cell>
          <table:table-cell table:style-name="ce22" table:formula="of:=VLOOKUP([.$A215];[$Sheet1.$C$5:.J1229];4;0)" office:value-type="string" office:string-value="ND">
            <text:p>ND</text:p>
          </table:table-cell>
          <table:table-cell table:style-name="ce22" table:formula="of:=VLOOKUP([.$A215];[$Sheet1.$C$5:.K1229];5;0)" office:value-type="string" office:string-value="ND">
            <text:p>ND</text:p>
          </table:table-cell>
          <table:table-cell table:style-name="ce22" table:formula="of:=VLOOKUP([.$A215];[$Sheet1.$C$5:.L1229];6;0)" office:value-type="string" office:string-value="ND">
            <text:p>ND</text:p>
          </table:table-cell>
          <table:table-cell table:style-name="ce22" table:formula="of:=VLOOKUP([.$A215];[$Sheet1.$C$5:.M122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14">
            <text:p>214</text:p>
          </table:table-cell>
          <table:table-cell table:style-name="ce1" table:formula="of:=VLOOKUP([.A216];[Sheet1.C218:.I1230];3;0)" office:value-type="float" office:value="0">
            <text:p/>
          </table:table-cell>
          <table:table-cell table:style-name="ce22" table:formula="of:=VLOOKUP([.$A216];[$Sheet1.$C$5:.J1230];4;0)" office:value-type="string" office:string-value="ND">
            <text:p>ND</text:p>
          </table:table-cell>
          <table:table-cell table:style-name="ce22" table:formula="of:=VLOOKUP([.$A216];[$Sheet1.$C$5:.K1230];5;0)" office:value-type="string" office:string-value="ND">
            <text:p>ND</text:p>
          </table:table-cell>
          <table:table-cell table:style-name="ce22" table:formula="of:=VLOOKUP([.$A216];[$Sheet1.$C$5:.L1230];6;0)" office:value-type="string" office:string-value="ND">
            <text:p>ND</text:p>
          </table:table-cell>
          <table:table-cell table:style-name="ce22" table:formula="of:=VLOOKUP([.$A216];[$Sheet1.$C$5:.M123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15">
            <text:p>215</text:p>
          </table:table-cell>
          <table:table-cell table:style-name="ce1" table:formula="of:=VLOOKUP([.A217];[Sheet1.C219:.I1231];3;0)" office:value-type="string" office:string-value="internet-web-browser">
            <text:p>internet-web-browser</text:p>
          </table:table-cell>
          <table:table-cell table:style-name="ce22" table:formula="of:=VLOOKUP([.$A217];[$Sheet1.$C$5:.J1231];4;0)" office:value-type="string" office:string-value="x">
            <text:p>x</text:p>
          </table:table-cell>
          <table:table-cell table:style-name="ce22" table:formula="of:=VLOOKUP([.$A217];[$Sheet1.$C$5:.K1231];5;0)" office:value-type="string" office:string-value="x">
            <text:p>x</text:p>
          </table:table-cell>
          <table:table-cell table:style-name="ce22" table:formula="of:=VLOOKUP([.$A217];[$Sheet1.$C$5:.L1231];6;0)" office:value-type="string" office:string-value="x">
            <text:p>x</text:p>
          </table:table-cell>
          <table:table-cell table:style-name="ce22" table:formula="of:=VLOOKUP([.$A217];[$Sheet1.$C$5:.M123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6">
            <text:p>216</text:p>
          </table:table-cell>
          <table:table-cell table:style-name="ce1" table:formula="of:=VLOOKUP([.A218];[Sheet1.C220:.I1232];3;0)" office:value-type="string" office:string-value="mail-message">
            <text:p>mail-message</text:p>
          </table:table-cell>
          <table:table-cell table:style-name="ce22" table:formula="of:=VLOOKUP([.$A218];[$Sheet1.$C$5:.J1232];4;0)" office:value-type="string" office:string-value="x">
            <text:p>x</text:p>
          </table:table-cell>
          <table:table-cell table:style-name="ce22" table:formula="of:=VLOOKUP([.$A218];[$Sheet1.$C$5:.K1232];5;0)" office:value-type="string" office:string-value="x">
            <text:p>x</text:p>
          </table:table-cell>
          <table:table-cell table:style-name="ce22" table:formula="of:=VLOOKUP([.$A218];[$Sheet1.$C$5:.L1232];6;0)" office:value-type="string" office:string-value="x">
            <text:p>x</text:p>
          </table:table-cell>
          <table:table-cell table:style-name="ce22" table:formula="of:=VLOOKUP([.$A218];[$Sheet1.$C$5:.M123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7">
            <text:p>217</text:p>
          </table:table-cell>
          <table:table-cell table:style-name="ce1" table:formula="of:=VLOOKUP([.A219];[Sheet1.C221:.I1233];3;0)" office:value-type="string" office:string-value="preferences-plugin">
            <text:p>preferences-plugin</text:p>
          </table:table-cell>
          <table:table-cell table:style-name="ce22" table:formula="of:=VLOOKUP([.$A219];[$Sheet1.$C$5:.J1233];4;0)" office:value-type="string" office:string-value="x">
            <text:p>x</text:p>
          </table:table-cell>
          <table:table-cell table:style-name="ce22" table:formula="of:=VLOOKUP([.$A219];[$Sheet1.$C$5:.K1233];5;0)" office:value-type="string" office:string-value="x">
            <text:p>x</text:p>
          </table:table-cell>
          <table:table-cell table:style-name="ce22" table:formula="of:=VLOOKUP([.$A219];[$Sheet1.$C$5:.L1233];6;0)" office:value-type="string" office:string-value="x">
            <text:p>x</text:p>
          </table:table-cell>
          <table:table-cell table:style-name="ce22" table:formula="of:=VLOOKUP([.$A219];[$Sheet1.$C$5:.M123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8">
            <text:p>218</text:p>
          </table:table-cell>
          <table:table-cell table:style-name="ce1" table:formula="of:=VLOOKUP([.A220];[Sheet1.C222:.I1234];3;0)" office:value-type="string" office:string-value="tools-check-spelling">
            <text:p>tools-check-spelling</text:p>
          </table:table-cell>
          <table:table-cell table:style-name="ce22" table:formula="of:=VLOOKUP([.$A220];[$Sheet1.$C$5:.J1234];4;0)" office:value-type="string" office:string-value="x">
            <text:p>x</text:p>
          </table:table-cell>
          <table:table-cell table:style-name="ce22" table:formula="of:=VLOOKUP([.$A220];[$Sheet1.$C$5:.K1234];5;0)" office:value-type="string" office:string-value="x">
            <text:p>x</text:p>
          </table:table-cell>
          <table:table-cell table:style-name="ce22" table:formula="of:=VLOOKUP([.$A220];[$Sheet1.$C$5:.L1234];6;0)" office:value-type="string" office:string-value="x">
            <text:p>x</text:p>
          </table:table-cell>
          <table:table-cell table:style-name="ce22" table:formula="of:=VLOOKUP([.$A220];[$Sheet1.$C$5:.M123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19">
            <text:p>219</text:p>
          </table:table-cell>
          <table:table-cell table:style-name="ce1" table:formula="of:=VLOOKUP([.A221];[Sheet1.C223:.I1235];3;0)" office:value-type="string" office:string-value="go-bottom">
            <text:p>go-bottom</text:p>
          </table:table-cell>
          <table:table-cell table:style-name="ce22" table:formula="of:=VLOOKUP([.$A221];[$Sheet1.$C$5:.J1235];4;0)" office:value-type="string" office:string-value="x">
            <text:p>x</text:p>
          </table:table-cell>
          <table:table-cell table:style-name="ce22" table:formula="of:=VLOOKUP([.$A221];[$Sheet1.$C$5:.K1235];5;0)" office:value-type="string" office:string-value="x">
            <text:p>x</text:p>
          </table:table-cell>
          <table:table-cell table:style-name="ce22" table:formula="of:=VLOOKUP([.$A221];[$Sheet1.$C$5:.L1235];6;0)" office:value-type="string" office:string-value="x">
            <text:p>x</text:p>
          </table:table-cell>
          <table:table-cell table:style-name="ce22" table:formula="of:=VLOOKUP([.$A221];[$Sheet1.$C$5:.M123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0">
            <text:p>220</text:p>
          </table:table-cell>
          <table:table-cell table:style-name="ce1" table:formula="of:=VLOOKUP([.A222];[Sheet1.C224:.I1236];3;0)" office:value-type="string" office:string-value="go-top">
            <text:p>go-top</text:p>
          </table:table-cell>
          <table:table-cell table:style-name="ce22" table:formula="of:=VLOOKUP([.$A222];[$Sheet1.$C$5:.J1236];4;0)" office:value-type="string" office:string-value="x">
            <text:p>x</text:p>
          </table:table-cell>
          <table:table-cell table:style-name="ce22" table:formula="of:=VLOOKUP([.$A222];[$Sheet1.$C$5:.K1236];5;0)" office:value-type="string" office:string-value="x">
            <text:p>x</text:p>
          </table:table-cell>
          <table:table-cell table:style-name="ce22" table:formula="of:=VLOOKUP([.$A222];[$Sheet1.$C$5:.L1236];6;0)" office:value-type="string" office:string-value="x">
            <text:p>x</text:p>
          </table:table-cell>
          <table:table-cell table:style-name="ce22" table:formula="of:=VLOOKUP([.$A222];[$Sheet1.$C$5:.M123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1">
            <text:p>221</text:p>
          </table:table-cell>
          <table:table-cell table:style-name="ce1" table:formula="of:=VLOOKUP([.A223];[Sheet1.C225:.I1237];3;0)" office:value-type="float" office:value="0">
            <text:p/>
          </table:table-cell>
          <table:table-cell table:style-name="ce22" table:formula="of:=VLOOKUP([.$A223];[$Sheet1.$C$5:.J1237];4;0)" office:value-type="string" office:string-value="ND">
            <text:p>ND</text:p>
          </table:table-cell>
          <table:table-cell table:style-name="ce22" table:formula="of:=VLOOKUP([.$A223];[$Sheet1.$C$5:.K1237];5;0)" office:value-type="string" office:string-value="ND">
            <text:p>ND</text:p>
          </table:table-cell>
          <table:table-cell table:style-name="ce22" table:formula="of:=VLOOKUP([.$A223];[$Sheet1.$C$5:.L1237];6;0)" office:value-type="string" office:string-value="ND">
            <text:p>ND</text:p>
          </table:table-cell>
          <table:table-cell table:style-name="ce22" table:formula="of:=VLOOKUP([.$A223];[$Sheet1.$C$5:.M123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2">
            <text:p>222</text:p>
          </table:table-cell>
          <table:table-cell table:style-name="ce1" table:formula="of:=VLOOKUP([.A224];[Sheet1.C226:.I1238];3;0)" office:value-type="string" office:string-value="insert-table">
            <text:p>insert-table</text:p>
          </table:table-cell>
          <table:table-cell table:style-name="ce22" table:formula="of:=VLOOKUP([.$A224];[$Sheet1.$C$5:.J1238];4;0)" office:value-type="string" office:string-value="x">
            <text:p>x</text:p>
          </table:table-cell>
          <table:table-cell table:style-name="ce22" table:formula="of:=VLOOKUP([.$A224];[$Sheet1.$C$5:.K1238];5;0)" office:value-type="string" office:string-value="x">
            <text:p>x</text:p>
          </table:table-cell>
          <table:table-cell table:style-name="ce22" table:formula="of:=VLOOKUP([.$A224];[$Sheet1.$C$5:.L1238];6;0)" office:value-type="string" office:string-value="x">
            <text:p>x</text:p>
          </table:table-cell>
          <table:table-cell table:style-name="ce22" table:formula="of:=VLOOKUP([.$A224];[$Sheet1.$C$5:.M123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3">
            <text:p>223</text:p>
          </table:table-cell>
          <table:table-cell table:style-name="ce1" table:formula="of:=VLOOKUP([.A225];[Sheet1.C227:.I1239];3;0)" office:value-type="float" office:value="0">
            <text:p/>
          </table:table-cell>
          <table:table-cell table:style-name="ce22" table:formula="of:=VLOOKUP([.$A225];[$Sheet1.$C$5:.J1239];4;0)" office:value-type="string" office:string-value="ND">
            <text:p>ND</text:p>
          </table:table-cell>
          <table:table-cell table:style-name="ce22" table:formula="of:=VLOOKUP([.$A225];[$Sheet1.$C$5:.K1239];5;0)" office:value-type="string" office:string-value="ND">
            <text:p>ND</text:p>
          </table:table-cell>
          <table:table-cell table:style-name="ce22" table:formula="of:=VLOOKUP([.$A225];[$Sheet1.$C$5:.L1239];6;0)" office:value-type="string" office:string-value="ND">
            <text:p>ND</text:p>
          </table:table-cell>
          <table:table-cell table:style-name="ce22" table:formula="of:=VLOOKUP([.$A225];[$Sheet1.$C$5:.M123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4">
            <text:p>224</text:p>
          </table:table-cell>
          <table:table-cell table:style-name="ce1" table:formula="of:=VLOOKUP([.A226];[Sheet1.C228:.I1240];3;0)" office:value-type="string" office:string-value="office-calendar">
            <text:p>office-calendar</text:p>
          </table:table-cell>
          <table:table-cell table:style-name="ce22" table:formula="of:=VLOOKUP([.$A226];[$Sheet1.$C$5:.J1240];4;0)" office:value-type="string" office:string-value="x">
            <text:p>x</text:p>
          </table:table-cell>
          <table:table-cell table:style-name="ce22" table:formula="of:=VLOOKUP([.$A226];[$Sheet1.$C$5:.K1240];5;0)" office:value-type="string" office:string-value="x">
            <text:p>x</text:p>
          </table:table-cell>
          <table:table-cell table:style-name="ce22" table:formula="of:=VLOOKUP([.$A226];[$Sheet1.$C$5:.L1240];6;0)" office:value-type="string" office:string-value="x">
            <text:p>x</text:p>
          </table:table-cell>
          <table:table-cell table:style-name="ce22" table:formula="of:=VLOOKUP([.$A226];[$Sheet1.$C$5:.M124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5">
            <text:p>225</text:p>
          </table:table-cell>
          <table:table-cell table:style-name="ce1" table:formula="of:=VLOOKUP([.A227];[Sheet1.C229:.I1241];3;0)" office:value-type="float" office:value="0">
            <text:p/>
          </table:table-cell>
          <table:table-cell table:style-name="ce22" table:formula="of:=VLOOKUP([.$A227];[$Sheet1.$C$5:.J1241];4;0)" office:value-type="string" office:string-value="ND">
            <text:p>ND</text:p>
          </table:table-cell>
          <table:table-cell table:style-name="ce22" table:formula="of:=VLOOKUP([.$A227];[$Sheet1.$C$5:.K1241];5;0)" office:value-type="string" office:string-value="ND">
            <text:p>ND</text:p>
          </table:table-cell>
          <table:table-cell table:style-name="ce22" table:formula="of:=VLOOKUP([.$A227];[$Sheet1.$C$5:.L1241];6;0)" office:value-type="string" office:string-value="ND">
            <text:p>ND</text:p>
          </table:table-cell>
          <table:table-cell table:style-name="ce22" table:formula="of:=VLOOKUP([.$A227];[$Sheet1.$C$5:.M124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6">
            <text:p>226</text:p>
          </table:table-cell>
          <table:table-cell table:style-name="ce1" table:formula="of:=VLOOKUP([.A228];[Sheet1.C230:.I1242];3;0)" office:value-type="string" office:string-value="document-export">
            <text:p>document-export</text:p>
          </table:table-cell>
          <table:table-cell table:style-name="ce22" table:formula="of:=VLOOKUP([.$A228];[$Sheet1.$C$5:.J1242];4;0)" office:value-type="string" office:string-value="x">
            <text:p>x</text:p>
          </table:table-cell>
          <table:table-cell table:style-name="ce22" table:formula="of:=VLOOKUP([.$A228];[$Sheet1.$C$5:.K1242];5;0)" office:value-type="string" office:string-value="x">
            <text:p>x</text:p>
          </table:table-cell>
          <table:table-cell table:style-name="ce22" table:formula="of:=VLOOKUP([.$A228];[$Sheet1.$C$5:.L1242];6;0)" office:value-type="string" office:string-value="x">
            <text:p>x</text:p>
          </table:table-cell>
          <table:table-cell table:style-name="ce22" table:formula="of:=VLOOKUP([.$A228];[$Sheet1.$C$5:.M124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27">
            <text:p>227</text:p>
          </table:table-cell>
          <table:table-cell table:style-name="ce1" table:formula="of:=VLOOKUP([.A229];[Sheet1.C231:.I1243];3;0)" office:value-type="float" office:value="0">
            <text:p/>
          </table:table-cell>
          <table:table-cell table:style-name="ce22" table:formula="of:=VLOOKUP([.$A229];[$Sheet1.$C$5:.J1243];4;0)" office:value-type="string" office:string-value="ND">
            <text:p>ND</text:p>
          </table:table-cell>
          <table:table-cell table:style-name="ce22" table:formula="of:=VLOOKUP([.$A229];[$Sheet1.$C$5:.K1243];5;0)" office:value-type="string" office:string-value="ND">
            <text:p>ND</text:p>
          </table:table-cell>
          <table:table-cell table:style-name="ce22" table:formula="of:=VLOOKUP([.$A229];[$Sheet1.$C$5:.L1243];6;0)" office:value-type="string" office:string-value="ND">
            <text:p>ND</text:p>
          </table:table-cell>
          <table:table-cell table:style-name="ce22" table:formula="of:=VLOOKUP([.$A229];[$Sheet1.$C$5:.M124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8">
            <text:p>228</text:p>
          </table:table-cell>
          <table:table-cell table:style-name="ce1" table:formula="of:=VLOOKUP([.A230];[Sheet1.C232:.I1244];3;0)" office:value-type="float" office:value="0">
            <text:p/>
          </table:table-cell>
          <table:table-cell table:style-name="ce22" table:formula="of:=VLOOKUP([.$A230];[$Sheet1.$C$5:.J1244];4;0)" office:value-type="string" office:string-value="ND">
            <text:p>ND</text:p>
          </table:table-cell>
          <table:table-cell table:style-name="ce22" table:formula="of:=VLOOKUP([.$A230];[$Sheet1.$C$5:.K1244];5;0)" office:value-type="string" office:string-value="ND">
            <text:p>ND</text:p>
          </table:table-cell>
          <table:table-cell table:style-name="ce22" table:formula="of:=VLOOKUP([.$A230];[$Sheet1.$C$5:.L1244];6;0)" office:value-type="string" office:string-value="ND">
            <text:p>ND</text:p>
          </table:table-cell>
          <table:table-cell table:style-name="ce22" table:formula="of:=VLOOKUP([.$A230];[$Sheet1.$C$5:.M124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29">
            <text:p>229</text:p>
          </table:table-cell>
          <table:table-cell table:style-name="ce1" table:formula="of:=VLOOKUP([.A231];[Sheet1.C233:.I1245];3;0)" office:value-type="float" office:value="0">
            <text:p/>
          </table:table-cell>
          <table:table-cell table:style-name="ce22" table:formula="of:=VLOOKUP([.$A231];[$Sheet1.$C$5:.J1245];4;0)" office:value-type="string" office:string-value="ND">
            <text:p>ND</text:p>
          </table:table-cell>
          <table:table-cell table:style-name="ce22" table:formula="of:=VLOOKUP([.$A231];[$Sheet1.$C$5:.K1245];5;0)" office:value-type="string" office:string-value="ND">
            <text:p>ND</text:p>
          </table:table-cell>
          <table:table-cell table:style-name="ce22" table:formula="of:=VLOOKUP([.$A231];[$Sheet1.$C$5:.L1245];6;0)" office:value-type="string" office:string-value="ND">
            <text:p>ND</text:p>
          </table:table-cell>
          <table:table-cell table:style-name="ce22" table:formula="of:=VLOOKUP([.$A231];[$Sheet1.$C$5:.M124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0">
            <text:p>230</text:p>
          </table:table-cell>
          <table:table-cell table:style-name="ce1" table:formula="of:=VLOOKUP([.A232];[Sheet1.C234:.I1246];3;0)" office:value-type="float" office:value="0">
            <text:p/>
          </table:table-cell>
          <table:table-cell table:style-name="ce22" table:formula="of:=VLOOKUP([.$A232];[$Sheet1.$C$5:.J1246];4;0)" office:value-type="string" office:string-value="ND">
            <text:p>ND</text:p>
          </table:table-cell>
          <table:table-cell table:style-name="ce22" table:formula="of:=VLOOKUP([.$A232];[$Sheet1.$C$5:.K1246];5;0)" office:value-type="string" office:string-value="ND">
            <text:p>ND</text:p>
          </table:table-cell>
          <table:table-cell table:style-name="ce22" table:formula="of:=VLOOKUP([.$A232];[$Sheet1.$C$5:.L1246];6;0)" office:value-type="string" office:string-value="ND">
            <text:p>ND</text:p>
          </table:table-cell>
          <table:table-cell table:style-name="ce22" table:formula="of:=VLOOKUP([.$A232];[$Sheet1.$C$5:.M124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1">
            <text:p>231</text:p>
          </table:table-cell>
          <table:table-cell table:style-name="ce1" table:formula="of:=VLOOKUP([.A233];[Sheet1.C235:.I1247];3;0)" office:value-type="string" office:string-value="accessories-character-map">
            <text:p>accessories-character-map</text:p>
          </table:table-cell>
          <table:table-cell table:style-name="ce22" table:formula="of:=VLOOKUP([.$A233];[$Sheet1.$C$5:.J1247];4;0)" office:value-type="string" office:string-value="x">
            <text:p>x</text:p>
          </table:table-cell>
          <table:table-cell table:style-name="ce22" table:formula="of:=VLOOKUP([.$A233];[$Sheet1.$C$5:.K1247];5;0)" office:value-type="string" office:string-value="x">
            <text:p>x</text:p>
          </table:table-cell>
          <table:table-cell table:style-name="ce22" table:formula="of:=VLOOKUP([.$A233];[$Sheet1.$C$5:.L1247];6;0)" office:value-type="string" office:string-value="x">
            <text:p>x</text:p>
          </table:table-cell>
          <table:table-cell table:style-name="ce22" table:formula="of:=VLOOKUP([.$A233];[$Sheet1.$C$5:.M124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32">
            <text:p>232</text:p>
          </table:table-cell>
          <table:table-cell table:style-name="ce1" table:formula="of:=VLOOKUP([.A234];[Sheet1.C236:.I1248];3;0)" office:value-type="float" office:value="0">
            <text:p/>
          </table:table-cell>
          <table:table-cell table:style-name="ce22" table:formula="of:=VLOOKUP([.$A234];[$Sheet1.$C$5:.J1248];4;0)" office:value-type="string" office:string-value="ND">
            <text:p>ND</text:p>
          </table:table-cell>
          <table:table-cell table:style-name="ce22" table:formula="of:=VLOOKUP([.$A234];[$Sheet1.$C$5:.K1248];5;0)" office:value-type="string" office:string-value="ND">
            <text:p>ND</text:p>
          </table:table-cell>
          <table:table-cell table:style-name="ce22" table:formula="of:=VLOOKUP([.$A234];[$Sheet1.$C$5:.L1248];6;0)" office:value-type="string" office:string-value="ND">
            <text:p>ND</text:p>
          </table:table-cell>
          <table:table-cell table:style-name="ce22" table:formula="of:=VLOOKUP([.$A234];[$Sheet1.$C$5:.M124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3">
            <text:p>233</text:p>
          </table:table-cell>
          <table:table-cell table:style-name="ce1" table:formula="of:=VLOOKUP([.A235];[Sheet1.C237:.I1249];3;0)" office:value-type="float" office:value="0">
            <text:p/>
          </table:table-cell>
          <table:table-cell table:style-name="ce22" table:formula="of:=VLOOKUP([.$A235];[$Sheet1.$C$5:.J1249];4;0)" office:value-type="string" office:string-value="ND">
            <text:p>ND</text:p>
          </table:table-cell>
          <table:table-cell table:style-name="ce22" table:formula="of:=VLOOKUP([.$A235];[$Sheet1.$C$5:.K1249];5;0)" office:value-type="string" office:string-value="ND">
            <text:p>ND</text:p>
          </table:table-cell>
          <table:table-cell table:style-name="ce22" table:formula="of:=VLOOKUP([.$A235];[$Sheet1.$C$5:.L1249];6;0)" office:value-type="string" office:string-value="ND">
            <text:p>ND</text:p>
          </table:table-cell>
          <table:table-cell table:style-name="ce22" table:formula="of:=VLOOKUP([.$A235];[$Sheet1.$C$5:.M124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4">
            <text:p>234</text:p>
          </table:table-cell>
          <table:table-cell table:style-name="ce1" table:formula="of:=VLOOKUP([.A236];[Sheet1.C238:.I1250];3;0)" office:value-type="float" office:value="0">
            <text:p/>
          </table:table-cell>
          <table:table-cell table:style-name="ce22" table:formula="of:=VLOOKUP([.$A236];[$Sheet1.$C$5:.J1250];4;0)" office:value-type="string" office:string-value="ND">
            <text:p>ND</text:p>
          </table:table-cell>
          <table:table-cell table:style-name="ce22" table:formula="of:=VLOOKUP([.$A236];[$Sheet1.$C$5:.K1250];5;0)" office:value-type="string" office:string-value="ND">
            <text:p>ND</text:p>
          </table:table-cell>
          <table:table-cell table:style-name="ce22" table:formula="of:=VLOOKUP([.$A236];[$Sheet1.$C$5:.L1250];6;0)" office:value-type="string" office:string-value="ND">
            <text:p>ND</text:p>
          </table:table-cell>
          <table:table-cell table:style-name="ce22" table:formula="of:=VLOOKUP([.$A236];[$Sheet1.$C$5:.M125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5">
            <text:p>235</text:p>
          </table:table-cell>
          <table:table-cell table:style-name="ce1" table:formula="of:=VLOOKUP([.A237];[Sheet1.C239:.I1251];3;0)" office:value-type="float" office:value="0">
            <text:p/>
          </table:table-cell>
          <table:table-cell table:style-name="ce22" table:formula="of:=VLOOKUP([.$A237];[$Sheet1.$C$5:.J1251];4;0)" office:value-type="string" office:string-value="ND">
            <text:p>ND</text:p>
          </table:table-cell>
          <table:table-cell table:style-name="ce22" table:formula="of:=VLOOKUP([.$A237];[$Sheet1.$C$5:.K1251];5;0)" office:value-type="string" office:string-value="ND">
            <text:p>ND</text:p>
          </table:table-cell>
          <table:table-cell table:style-name="ce22" table:formula="of:=VLOOKUP([.$A237];[$Sheet1.$C$5:.L1251];6;0)" office:value-type="string" office:string-value="ND">
            <text:p>ND</text:p>
          </table:table-cell>
          <table:table-cell table:style-name="ce22" table:formula="of:=VLOOKUP([.$A237];[$Sheet1.$C$5:.M125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6">
            <text:p>236</text:p>
          </table:table-cell>
          <table:table-cell table:style-name="ce1" table:formula="of:=VLOOKUP([.A238];[Sheet1.C240:.I1252];3;0)" office:value-type="float" office:value="0">
            <text:p/>
          </table:table-cell>
          <table:table-cell table:style-name="ce22" table:formula="of:=VLOOKUP([.$A238];[$Sheet1.$C$5:.J1252];4;0)" office:value-type="string" office:string-value="ND">
            <text:p>ND</text:p>
          </table:table-cell>
          <table:table-cell table:style-name="ce22" table:formula="of:=VLOOKUP([.$A238];[$Sheet1.$C$5:.K1252];5;0)" office:value-type="string" office:string-value="ND">
            <text:p>ND</text:p>
          </table:table-cell>
          <table:table-cell table:style-name="ce22" table:formula="of:=VLOOKUP([.$A238];[$Sheet1.$C$5:.L1252];6;0)" office:value-type="string" office:string-value="ND">
            <text:p>ND</text:p>
          </table:table-cell>
          <table:table-cell table:style-name="ce22" table:formula="of:=VLOOKUP([.$A238];[$Sheet1.$C$5:.M125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7">
            <text:p>237</text:p>
          </table:table-cell>
          <table:table-cell table:style-name="ce1" table:formula="of:=VLOOKUP([.A239];[Sheet1.C241:.I1253];3;0)" office:value-type="float" office:value="0">
            <text:p/>
          </table:table-cell>
          <table:table-cell table:style-name="ce22" table:formula="of:=VLOOKUP([.$A239];[$Sheet1.$C$5:.J1253];4;0)" office:value-type="string" office:string-value="ND">
            <text:p>ND</text:p>
          </table:table-cell>
          <table:table-cell table:style-name="ce22" table:formula="of:=VLOOKUP([.$A239];[$Sheet1.$C$5:.K1253];5;0)" office:value-type="string" office:string-value="ND">
            <text:p>ND</text:p>
          </table:table-cell>
          <table:table-cell table:style-name="ce22" table:formula="of:=VLOOKUP([.$A239];[$Sheet1.$C$5:.L1253];6;0)" office:value-type="string" office:string-value="ND">
            <text:p>ND</text:p>
          </table:table-cell>
          <table:table-cell table:style-name="ce22" table:formula="of:=VLOOKUP([.$A239];[$Sheet1.$C$5:.M125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8">
            <text:p>238</text:p>
          </table:table-cell>
          <table:table-cell table:style-name="ce1" table:formula="of:=VLOOKUP([.A240];[Sheet1.C242:.I1254];3;0)" office:value-type="float" office:value="0">
            <text:p/>
          </table:table-cell>
          <table:table-cell table:style-name="ce22" table:formula="of:=VLOOKUP([.$A240];[$Sheet1.$C$5:.J1254];4;0)" office:value-type="string" office:string-value="ND">
            <text:p>ND</text:p>
          </table:table-cell>
          <table:table-cell table:style-name="ce22" table:formula="of:=VLOOKUP([.$A240];[$Sheet1.$C$5:.K1254];5;0)" office:value-type="string" office:string-value="ND">
            <text:p>ND</text:p>
          </table:table-cell>
          <table:table-cell table:style-name="ce22" table:formula="of:=VLOOKUP([.$A240];[$Sheet1.$C$5:.L1254];6;0)" office:value-type="string" office:string-value="ND">
            <text:p>ND</text:p>
          </table:table-cell>
          <table:table-cell table:style-name="ce22" table:formula="of:=VLOOKUP([.$A240];[$Sheet1.$C$5:.M125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39">
            <text:p>239</text:p>
          </table:table-cell>
          <table:table-cell table:style-name="ce1" table:formula="of:=VLOOKUP([.A241];[Sheet1.C243:.I1255];3;0)" office:value-type="float" office:value="0">
            <text:p/>
          </table:table-cell>
          <table:table-cell table:style-name="ce22" table:formula="of:=VLOOKUP([.$A241];[$Sheet1.$C$5:.J1255];4;0)" office:value-type="string" office:string-value="ND">
            <text:p>ND</text:p>
          </table:table-cell>
          <table:table-cell table:style-name="ce22" table:formula="of:=VLOOKUP([.$A241];[$Sheet1.$C$5:.K1255];5;0)" office:value-type="string" office:string-value="ND">
            <text:p>ND</text:p>
          </table:table-cell>
          <table:table-cell table:style-name="ce22" table:formula="of:=VLOOKUP([.$A241];[$Sheet1.$C$5:.L1255];6;0)" office:value-type="string" office:string-value="ND">
            <text:p>ND</text:p>
          </table:table-cell>
          <table:table-cell table:style-name="ce22" table:formula="of:=VLOOKUP([.$A241];[$Sheet1.$C$5:.M125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0">
            <text:p>240</text:p>
          </table:table-cell>
          <table:table-cell table:style-name="ce1" table:formula="of:=VLOOKUP([.A242];[Sheet1.C244:.I1256];3;0)" office:value-type="float" office:value="0">
            <text:p/>
          </table:table-cell>
          <table:table-cell table:style-name="ce22" table:formula="of:=VLOOKUP([.$A242];[$Sheet1.$C$5:.J1256];4;0)" office:value-type="string" office:string-value="ND">
            <text:p>ND</text:p>
          </table:table-cell>
          <table:table-cell table:style-name="ce22" table:formula="of:=VLOOKUP([.$A242];[$Sheet1.$C$5:.K1256];5;0)" office:value-type="string" office:string-value="ND">
            <text:p>ND</text:p>
          </table:table-cell>
          <table:table-cell table:style-name="ce22" table:formula="of:=VLOOKUP([.$A242];[$Sheet1.$C$5:.L1256];6;0)" office:value-type="string" office:string-value="ND">
            <text:p>ND</text:p>
          </table:table-cell>
          <table:table-cell table:style-name="ce22" table:formula="of:=VLOOKUP([.$A242];[$Sheet1.$C$5:.M125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1">
            <text:p>241</text:p>
          </table:table-cell>
          <table:table-cell table:style-name="ce1" table:formula="of:=VLOOKUP([.A243];[Sheet1.C245:.I1257];3;0)" office:value-type="float" office:value="0">
            <text:p/>
          </table:table-cell>
          <table:table-cell table:style-name="ce22" table:formula="of:=VLOOKUP([.$A243];[$Sheet1.$C$5:.J1257];4;0)" office:value-type="string" office:string-value="ND">
            <text:p>ND</text:p>
          </table:table-cell>
          <table:table-cell table:style-name="ce22" table:formula="of:=VLOOKUP([.$A243];[$Sheet1.$C$5:.K1257];5;0)" office:value-type="string" office:string-value="ND">
            <text:p>ND</text:p>
          </table:table-cell>
          <table:table-cell table:style-name="ce22" table:formula="of:=VLOOKUP([.$A243];[$Sheet1.$C$5:.L1257];6;0)" office:value-type="string" office:string-value="ND">
            <text:p>ND</text:p>
          </table:table-cell>
          <table:table-cell table:style-name="ce22" table:formula="of:=VLOOKUP([.$A243];[$Sheet1.$C$5:.M125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2">
            <text:p>242</text:p>
          </table:table-cell>
          <table:table-cell table:style-name="ce1" table:formula="of:=VLOOKUP([.A244];[Sheet1.C246:.I1258];3;0)" office:value-type="float" office:value="0">
            <text:p/>
          </table:table-cell>
          <table:table-cell table:style-name="ce22" table:formula="of:=VLOOKUP([.$A244];[$Sheet1.$C$5:.J1258];4;0)" office:value-type="string" office:string-value="ND">
            <text:p>ND</text:p>
          </table:table-cell>
          <table:table-cell table:style-name="ce22" table:formula="of:=VLOOKUP([.$A244];[$Sheet1.$C$5:.K1258];5;0)" office:value-type="string" office:string-value="ND">
            <text:p>ND</text:p>
          </table:table-cell>
          <table:table-cell table:style-name="ce22" table:formula="of:=VLOOKUP([.$A244];[$Sheet1.$C$5:.L1258];6;0)" office:value-type="string" office:string-value="ND">
            <text:p>ND</text:p>
          </table:table-cell>
          <table:table-cell table:style-name="ce22" table:formula="of:=VLOOKUP([.$A244];[$Sheet1.$C$5:.M125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3">
            <text:p>243</text:p>
          </table:table-cell>
          <table:table-cell table:style-name="ce1" table:formula="of:=VLOOKUP([.A245];[Sheet1.C247:.I1259];3;0)" office:value-type="string" office:string-value="edit-clear">
            <text:p>edit-clear</text:p>
          </table:table-cell>
          <table:table-cell table:style-name="ce22" table:formula="of:=VLOOKUP([.$A245];[$Sheet1.$C$5:.J1259];4;0)" office:value-type="string" office:string-value="x">
            <text:p>x</text:p>
          </table:table-cell>
          <table:table-cell table:style-name="ce22" table:formula="of:=VLOOKUP([.$A245];[$Sheet1.$C$5:.K1259];5;0)" office:value-type="string" office:string-value="x">
            <text:p>x</text:p>
          </table:table-cell>
          <table:table-cell table:style-name="ce22" table:formula="of:=VLOOKUP([.$A245];[$Sheet1.$C$5:.L1259];6;0)" office:value-type="string" office:string-value="x">
            <text:p>x</text:p>
          </table:table-cell>
          <table:table-cell table:style-name="ce22" table:formula="of:=VLOOKUP([.$A245];[$Sheet1.$C$5:.M125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4">
            <text:p>244</text:p>
          </table:table-cell>
          <table:table-cell table:style-name="ce1" table:formula="of:=VLOOKUP([.A246];[Sheet1.C248:.I1260];3;0)" office:value-type="float" office:value="0">
            <text:p/>
          </table:table-cell>
          <table:table-cell table:style-name="ce22" table:formula="of:=VLOOKUP([.$A246];[$Sheet1.$C$5:.J1260];4;0)" office:value-type="string" office:string-value="ND">
            <text:p>ND</text:p>
          </table:table-cell>
          <table:table-cell table:style-name="ce22" table:formula="of:=VLOOKUP([.$A246];[$Sheet1.$C$5:.K1260];5;0)" office:value-type="string" office:string-value="ND">
            <text:p>ND</text:p>
          </table:table-cell>
          <table:table-cell table:style-name="ce22" table:formula="of:=VLOOKUP([.$A246];[$Sheet1.$C$5:.L1260];6;0)" office:value-type="string" office:string-value="ND">
            <text:p>ND</text:p>
          </table:table-cell>
          <table:table-cell table:style-name="ce22" table:formula="of:=VLOOKUP([.$A246];[$Sheet1.$C$5:.M126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5">
            <text:p>245</text:p>
          </table:table-cell>
          <table:table-cell table:style-name="ce1" table:formula="of:=VLOOKUP([.A247];[Sheet1.C249:.I1261];3;0)" office:value-type="string" office:string-value="format-font-size-less">
            <text:p>format-font-size-less</text:p>
          </table:table-cell>
          <table:table-cell table:style-name="ce22" table:formula="of:=VLOOKUP([.$A247];[$Sheet1.$C$5:.J1261];4;0)" office:value-type="string" office:string-value="x">
            <text:p>x</text:p>
          </table:table-cell>
          <table:table-cell table:style-name="ce22" table:formula="of:=VLOOKUP([.$A247];[$Sheet1.$C$5:.K1261];5;0)" office:value-type="string" office:string-value="x">
            <text:p>x</text:p>
          </table:table-cell>
          <table:table-cell table:style-name="ce22" table:formula="of:=VLOOKUP([.$A247];[$Sheet1.$C$5:.L1261];6;0)" office:value-type="string" office:string-value="x">
            <text:p>x</text:p>
          </table:table-cell>
          <table:table-cell table:style-name="ce22" table:formula="of:=VLOOKUP([.$A247];[$Sheet1.$C$5:.M126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6">
            <text:p>246</text:p>
          </table:table-cell>
          <table:table-cell table:style-name="ce1" table:formula="of:=VLOOKUP([.A248];[Sheet1.C250:.I1262];3;0)" office:value-type="string" office:string-value="format-font-size-more">
            <text:p>format-font-size-more</text:p>
          </table:table-cell>
          <table:table-cell table:style-name="ce22" table:formula="of:=VLOOKUP([.$A248];[$Sheet1.$C$5:.J1262];4;0)" office:value-type="string" office:string-value="x">
            <text:p>x</text:p>
          </table:table-cell>
          <table:table-cell table:style-name="ce22" table:formula="of:=VLOOKUP([.$A248];[$Sheet1.$C$5:.K1262];5;0)" office:value-type="string" office:string-value="x">
            <text:p>x</text:p>
          </table:table-cell>
          <table:table-cell table:style-name="ce22" table:formula="of:=VLOOKUP([.$A248];[$Sheet1.$C$5:.L1262];6;0)" office:value-type="string" office:string-value="x">
            <text:p>x</text:p>
          </table:table-cell>
          <table:table-cell table:style-name="ce22" table:formula="of:=VLOOKUP([.$A248];[$Sheet1.$C$5:.M126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7">
            <text:p>247</text:p>
          </table:table-cell>
          <table:table-cell table:style-name="ce1" table:formula="of:=VLOOKUP([.A249];[Sheet1.C251:.I1263];3;0)" office:value-type="string" office:string-value="format-stroke-color">
            <text:p>format-stroke-color</text:p>
          </table:table-cell>
          <table:table-cell table:style-name="ce22" table:formula="of:=VLOOKUP([.$A249];[$Sheet1.$C$5:.J1263];4;0)" office:value-type="string" office:string-value="x">
            <text:p>x</text:p>
          </table:table-cell>
          <table:table-cell table:style-name="ce22" table:formula="of:=VLOOKUP([.$A249];[$Sheet1.$C$5:.K1263];5;0)" office:value-type="string" office:string-value="x">
            <text:p>x</text:p>
          </table:table-cell>
          <table:table-cell table:style-name="ce22" table:formula="of:=VLOOKUP([.$A249];[$Sheet1.$C$5:.L1263];6;0)" office:value-type="string" office:string-value="x">
            <text:p>x</text:p>
          </table:table-cell>
          <table:table-cell table:style-name="ce22" table:formula="of:=VLOOKUP([.$A249];[$Sheet1.$C$5:.M126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48">
            <text:p>248</text:p>
          </table:table-cell>
          <table:table-cell table:style-name="ce1" table:formula="of:=VLOOKUP([.A250];[Sheet1.C252:.I1264];3;0)" office:value-type="float" office:value="0">
            <text:p/>
          </table:table-cell>
          <table:table-cell table:style-name="ce22" table:formula="of:=VLOOKUP([.$A250];[$Sheet1.$C$5:.J1264];4;0)" office:value-type="string" office:string-value="ND">
            <text:p>ND</text:p>
          </table:table-cell>
          <table:table-cell table:style-name="ce22" table:formula="of:=VLOOKUP([.$A250];[$Sheet1.$C$5:.K1264];5;0)" office:value-type="string" office:string-value="ND">
            <text:p>ND</text:p>
          </table:table-cell>
          <table:table-cell table:style-name="ce22" table:formula="of:=VLOOKUP([.$A250];[$Sheet1.$C$5:.L1264];6;0)" office:value-type="string" office:string-value="ND">
            <text:p>ND</text:p>
          </table:table-cell>
          <table:table-cell table:style-name="ce22" table:formula="of:=VLOOKUP([.$A250];[$Sheet1.$C$5:.M126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49">
            <text:p>249</text:p>
          </table:table-cell>
          <table:table-cell table:style-name="ce1" table:formula="of:=VLOOKUP([.A251];[Sheet1.C253:.I1265];3;0)" office:value-type="float" office:value="0">
            <text:p/>
          </table:table-cell>
          <table:table-cell table:style-name="ce22" table:formula="of:=VLOOKUP([.$A251];[$Sheet1.$C$5:.J1265];4;0)" office:value-type="string" office:string-value="ND">
            <text:p>ND</text:p>
          </table:table-cell>
          <table:table-cell table:style-name="ce22" table:formula="of:=VLOOKUP([.$A251];[$Sheet1.$C$5:.K1265];5;0)" office:value-type="string" office:string-value="ND">
            <text:p>ND</text:p>
          </table:table-cell>
          <table:table-cell table:style-name="ce22" table:formula="of:=VLOOKUP([.$A251];[$Sheet1.$C$5:.L1265];6;0)" office:value-type="string" office:string-value="ND">
            <text:p>ND</text:p>
          </table:table-cell>
          <table:table-cell table:style-name="ce22" table:formula="of:=VLOOKUP([.$A251];[$Sheet1.$C$5:.M126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0">
            <text:p>250</text:p>
          </table:table-cell>
          <table:table-cell table:style-name="ce1" table:formula="of:=VLOOKUP([.A252];[Sheet1.C254:.I1266];3;0)" office:value-type="float" office:value="0">
            <text:p/>
          </table:table-cell>
          <table:table-cell table:style-name="ce22" table:formula="of:=VLOOKUP([.$A252];[$Sheet1.$C$5:.J1266];4;0)" office:value-type="string" office:string-value="ND">
            <text:p>ND</text:p>
          </table:table-cell>
          <table:table-cell table:style-name="ce22" table:formula="of:=VLOOKUP([.$A252];[$Sheet1.$C$5:.K1266];5;0)" office:value-type="string" office:string-value="ND">
            <text:p>ND</text:p>
          </table:table-cell>
          <table:table-cell table:style-name="ce22" table:formula="of:=VLOOKUP([.$A252];[$Sheet1.$C$5:.L1266];6;0)" office:value-type="string" office:string-value="ND">
            <text:p>ND</text:p>
          </table:table-cell>
          <table:table-cell table:style-name="ce22" table:formula="of:=VLOOKUP([.$A252];[$Sheet1.$C$5:.M126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1">
            <text:p>251</text:p>
          </table:table-cell>
          <table:table-cell table:style-name="ce1" table:formula="of:=VLOOKUP([.A253];[Sheet1.C255:.I1267];3;0)" office:value-type="float" office:value="0">
            <text:p/>
          </table:table-cell>
          <table:table-cell table:style-name="ce22" table:formula="of:=VLOOKUP([.$A253];[$Sheet1.$C$5:.J1267];4;0)" office:value-type="string" office:string-value="ND">
            <text:p>ND</text:p>
          </table:table-cell>
          <table:table-cell table:style-name="ce22" table:formula="of:=VLOOKUP([.$A253];[$Sheet1.$C$5:.K1267];5;0)" office:value-type="string" office:string-value="ND">
            <text:p>ND</text:p>
          </table:table-cell>
          <table:table-cell table:style-name="ce22" table:formula="of:=VLOOKUP([.$A253];[$Sheet1.$C$5:.L1267];6;0)" office:value-type="string" office:string-value="ND">
            <text:p>ND</text:p>
          </table:table-cell>
          <table:table-cell table:style-name="ce22" table:formula="of:=VLOOKUP([.$A253];[$Sheet1.$C$5:.M126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2">
            <text:p>252</text:p>
          </table:table-cell>
          <table:table-cell table:style-name="ce1" table:formula="of:=VLOOKUP([.A254];[Sheet1.C256:.I1268];3;0)" office:value-type="string" office:string-value="insert-link">
            <text:p>insert-link</text:p>
          </table:table-cell>
          <table:table-cell table:style-name="ce22" table:formula="of:=VLOOKUP([.$A254];[$Sheet1.$C$5:.J1268];4;0)" office:value-type="string" office:string-value="x">
            <text:p>x</text:p>
          </table:table-cell>
          <table:table-cell table:style-name="ce22" table:formula="of:=VLOOKUP([.$A254];[$Sheet1.$C$5:.K1268];5;0)" office:value-type="string" office:string-value="x">
            <text:p>x</text:p>
          </table:table-cell>
          <table:table-cell table:style-name="ce22" table:formula="of:=VLOOKUP([.$A254];[$Sheet1.$C$5:.L1268];6;0)" office:value-type="string" office:string-value="x">
            <text:p>x</text:p>
          </table:table-cell>
          <table:table-cell table:style-name="ce22" table:formula="of:=VLOOKUP([.$A254];[$Sheet1.$C$5:.M126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53">
            <text:p>253</text:p>
          </table:table-cell>
          <table:table-cell table:style-name="ce1" table:formula="of:=VLOOKUP([.A255];[Sheet1.C257:.I1269];3;0)" office:value-type="float" office:value="0">
            <text:p/>
          </table:table-cell>
          <table:table-cell table:style-name="ce22" table:formula="of:=VLOOKUP([.$A255];[$Sheet1.$C$5:.J1269];4;0)" office:value-type="string" office:string-value="ND">
            <text:p>ND</text:p>
          </table:table-cell>
          <table:table-cell table:style-name="ce22" table:formula="of:=VLOOKUP([.$A255];[$Sheet1.$C$5:.K1269];5;0)" office:value-type="string" office:string-value="ND">
            <text:p>ND</text:p>
          </table:table-cell>
          <table:table-cell table:style-name="ce22" table:formula="of:=VLOOKUP([.$A255];[$Sheet1.$C$5:.L1269];6;0)" office:value-type="string" office:string-value="ND">
            <text:p>ND</text:p>
          </table:table-cell>
          <table:table-cell table:style-name="ce22" table:formula="of:=VLOOKUP([.$A255];[$Sheet1.$C$5:.M126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4">
            <text:p>254</text:p>
          </table:table-cell>
          <table:table-cell table:style-name="ce1" table:formula="of:=VLOOKUP([.A256];[Sheet1.C258:.I1270];3;0)" office:value-type="string" office:string-value="kilpper">
            <text:p>kilpper</text:p>
          </table:table-cell>
          <table:table-cell table:style-name="ce22" table:formula="of:=VLOOKUP([.$A256];[$Sheet1.$C$5:.J1270];4;0)" office:value-type="string" office:string-value="x">
            <text:p>x</text:p>
          </table:table-cell>
          <table:table-cell table:style-name="ce22" table:formula="of:=VLOOKUP([.$A256];[$Sheet1.$C$5:.K1270];5;0)" office:value-type="string" office:string-value="x">
            <text:p>x</text:p>
          </table:table-cell>
          <table:table-cell table:style-name="ce22" table:formula="of:=VLOOKUP([.$A256];[$Sheet1.$C$5:.L1270];6;0)" office:value-type="string" office:string-value="x">
            <text:p>x</text:p>
          </table:table-cell>
          <table:table-cell table:style-name="ce22" table:formula="of:=VLOOKUP([.$A256];[$Sheet1.$C$5:.M127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55">
            <text:p>255</text:p>
          </table:table-cell>
          <table:table-cell table:style-name="ce1" table:formula="of:=VLOOKUP([.A257];[Sheet1.C259:.I1271];3;0)" office:value-type="float" office:value="0">
            <text:p/>
          </table:table-cell>
          <table:table-cell table:style-name="ce22" table:formula="of:=VLOOKUP([.$A257];[$Sheet1.$C$5:.J1271];4;0)" office:value-type="string" office:string-value="ND">
            <text:p>ND</text:p>
          </table:table-cell>
          <table:table-cell table:style-name="ce22" table:formula="of:=VLOOKUP([.$A257];[$Sheet1.$C$5:.K1271];5;0)" office:value-type="string" office:string-value="ND">
            <text:p>ND</text:p>
          </table:table-cell>
          <table:table-cell table:style-name="ce22" table:formula="of:=VLOOKUP([.$A257];[$Sheet1.$C$5:.L1271];6;0)" office:value-type="string" office:string-value="ND">
            <text:p>ND</text:p>
          </table:table-cell>
          <table:table-cell table:style-name="ce22" table:formula="of:=VLOOKUP([.$A257];[$Sheet1.$C$5:.M127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" table:formula="of:=VLOOKUP([.A258];[Sheet1.C260:.I1272];3;0)" office:value-type="float" office:value="0">
            <text:p/>
          </table:table-cell>
          <table:table-cell table:style-name="ce22" table:formula="of:=VLOOKUP([.$A258];[$Sheet1.$C$5:.J1272];4;0)" office:value-type="string" office:string-value="ND">
            <text:p>ND</text:p>
          </table:table-cell>
          <table:table-cell table:style-name="ce22" table:formula="of:=VLOOKUP([.$A258];[$Sheet1.$C$5:.K1272];5;0)" office:value-type="string" office:string-value="ND">
            <text:p>ND</text:p>
          </table:table-cell>
          <table:table-cell table:style-name="ce22" table:formula="of:=VLOOKUP([.$A258];[$Sheet1.$C$5:.L1272];6;0)" office:value-type="string" office:string-value="ND">
            <text:p>ND</text:p>
          </table:table-cell>
          <table:table-cell table:style-name="ce22" table:formula="of:=VLOOKUP([.$A258];[$Sheet1.$C$5:.M127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7">
            <text:p>257</text:p>
          </table:table-cell>
          <table:table-cell table:style-name="ce1" table:formula="of:=VLOOKUP([.A259];[Sheet1.C261:.I1273];3;0)" office:value-type="float" office:value="0">
            <text:p/>
          </table:table-cell>
          <table:table-cell table:style-name="ce22" table:formula="of:=VLOOKUP([.$A259];[$Sheet1.$C$5:.J1273];4;0)" office:value-type="string" office:string-value="ND">
            <text:p>ND</text:p>
          </table:table-cell>
          <table:table-cell table:style-name="ce22" table:formula="of:=VLOOKUP([.$A259];[$Sheet1.$C$5:.K1273];5;0)" office:value-type="string" office:string-value="ND">
            <text:p>ND</text:p>
          </table:table-cell>
          <table:table-cell table:style-name="ce22" table:formula="of:=VLOOKUP([.$A259];[$Sheet1.$C$5:.L1273];6;0)" office:value-type="string" office:string-value="ND">
            <text:p>ND</text:p>
          </table:table-cell>
          <table:table-cell table:style-name="ce22" table:formula="of:=VLOOKUP([.$A259];[$Sheet1.$C$5:.M127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58">
            <text:p>258</text:p>
          </table:table-cell>
          <table:table-cell table:style-name="ce1" table:formula="of:=VLOOKUP([.A260];[Sheet1.C262:.I1274];3;0)" office:value-type="string" office:string-value="network-server-database">
            <text:p>network-server-database</text:p>
          </table:table-cell>
          <table:table-cell table:style-name="ce22" table:formula="of:=VLOOKUP([.$A260];[$Sheet1.$C$5:.J1274];4;0)" office:value-type="string" office:string-value="x">
            <text:p>x</text:p>
          </table:table-cell>
          <table:table-cell table:style-name="ce22" table:formula="of:=VLOOKUP([.$A260];[$Sheet1.$C$5:.K1274];5;0)" office:value-type="string" office:string-value="x">
            <text:p>x</text:p>
          </table:table-cell>
          <table:table-cell table:style-name="ce22" table:formula="of:=VLOOKUP([.$A260];[$Sheet1.$C$5:.L1274];6;0)" office:value-type="string" office:string-value="x">
            <text:p>x</text:p>
          </table:table-cell>
          <table:table-cell table:style-name="ce22" table:formula="of:=VLOOKUP([.$A260];[$Sheet1.$C$5:.M127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59">
            <text:p>259</text:p>
          </table:table-cell>
          <table:table-cell table:style-name="ce1" table:formula="of:=VLOOKUP([.A261];[Sheet1.C263:.I1275];3;0)" office:value-type="float" office:value="0">
            <text:p/>
          </table:table-cell>
          <table:table-cell table:style-name="ce22" table:formula="of:=VLOOKUP([.$A261];[$Sheet1.$C$5:.J1275];4;0)" office:value-type="string" office:string-value="ND">
            <text:p>ND</text:p>
          </table:table-cell>
          <table:table-cell table:style-name="ce22" table:formula="of:=VLOOKUP([.$A261];[$Sheet1.$C$5:.K1275];5;0)" office:value-type="string" office:string-value="ND">
            <text:p>ND</text:p>
          </table:table-cell>
          <table:table-cell table:style-name="ce22" table:formula="of:=VLOOKUP([.$A261];[$Sheet1.$C$5:.L1275];6;0)" office:value-type="string" office:string-value="ND">
            <text:p>ND</text:p>
          </table:table-cell>
          <table:table-cell table:style-name="ce22" table:formula="of:=VLOOKUP([.$A261];[$Sheet1.$C$5:.M127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0">
            <text:p>260</text:p>
          </table:table-cell>
          <table:table-cell table:style-name="ce1" table:formula="of:=VLOOKUP([.A262];[Sheet1.C264:.I1276];3;0)" office:value-type="float" office:value="0">
            <text:p/>
          </table:table-cell>
          <table:table-cell table:style-name="ce22" table:formula="of:=VLOOKUP([.$A262];[$Sheet1.$C$5:.J1276];4;0)" office:value-type="string" office:string-value="ND">
            <text:p>ND</text:p>
          </table:table-cell>
          <table:table-cell table:style-name="ce22" table:formula="of:=VLOOKUP([.$A262];[$Sheet1.$C$5:.K1276];5;0)" office:value-type="string" office:string-value="ND">
            <text:p>ND</text:p>
          </table:table-cell>
          <table:table-cell table:style-name="ce22" table:formula="of:=VLOOKUP([.$A262];[$Sheet1.$C$5:.L1276];6;0)" office:value-type="string" office:string-value="ND">
            <text:p>ND</text:p>
          </table:table-cell>
          <table:table-cell table:style-name="ce22" table:formula="of:=VLOOKUP([.$A262];[$Sheet1.$C$5:.M127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1">
            <text:p>261</text:p>
          </table:table-cell>
          <table:table-cell table:style-name="ce1" table:formula="of:=VLOOKUP([.A263];[Sheet1.C265:.I1277];3;0)" office:value-type="float" office:value="0">
            <text:p/>
          </table:table-cell>
          <table:table-cell table:style-name="ce22" table:formula="of:=VLOOKUP([.$A263];[$Sheet1.$C$5:.J1277];4;0)" office:value-type="string" office:string-value="ND">
            <text:p>ND</text:p>
          </table:table-cell>
          <table:table-cell table:style-name="ce22" table:formula="of:=VLOOKUP([.$A263];[$Sheet1.$C$5:.K1277];5;0)" office:value-type="string" office:string-value="ND">
            <text:p>ND</text:p>
          </table:table-cell>
          <table:table-cell table:style-name="ce22" table:formula="of:=VLOOKUP([.$A263];[$Sheet1.$C$5:.L1277];6;0)" office:value-type="string" office:string-value="ND">
            <text:p>ND</text:p>
          </table:table-cell>
          <table:table-cell table:style-name="ce22" table:formula="of:=VLOOKUP([.$A263];[$Sheet1.$C$5:.M127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2">
            <text:p>262</text:p>
          </table:table-cell>
          <table:table-cell table:style-name="ce1" table:formula="of:=VLOOKUP([.A264];[Sheet1.C266:.I1278];3;0)" office:value-type="float" office:value="0">
            <text:p/>
          </table:table-cell>
          <table:table-cell table:style-name="ce22" table:formula="of:=VLOOKUP([.$A264];[$Sheet1.$C$5:.J1278];4;0)" office:value-type="string" office:string-value="ND">
            <text:p>ND</text:p>
          </table:table-cell>
          <table:table-cell table:style-name="ce22" table:formula="of:=VLOOKUP([.$A264];[$Sheet1.$C$5:.K1278];5;0)" office:value-type="string" office:string-value="ND">
            <text:p>ND</text:p>
          </table:table-cell>
          <table:table-cell table:style-name="ce22" table:formula="of:=VLOOKUP([.$A264];[$Sheet1.$C$5:.L1278];6;0)" office:value-type="string" office:string-value="ND">
            <text:p>ND</text:p>
          </table:table-cell>
          <table:table-cell table:style-name="ce22" table:formula="of:=VLOOKUP([.$A264];[$Sheet1.$C$5:.M127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3">
            <text:p>263</text:p>
          </table:table-cell>
          <table:table-cell table:style-name="ce1" table:formula="of:=VLOOKUP([.A265];[Sheet1.C267:.I1279];3;0)" office:value-type="float" office:value="0">
            <text:p/>
          </table:table-cell>
          <table:table-cell table:style-name="ce22" table:formula="of:=VLOOKUP([.$A265];[$Sheet1.$C$5:.J1279];4;0)" office:value-type="string" office:string-value="ND">
            <text:p>ND</text:p>
          </table:table-cell>
          <table:table-cell table:style-name="ce22" table:formula="of:=VLOOKUP([.$A265];[$Sheet1.$C$5:.K1279];5;0)" office:value-type="string" office:string-value="ND">
            <text:p>ND</text:p>
          </table:table-cell>
          <table:table-cell table:style-name="ce22" table:formula="of:=VLOOKUP([.$A265];[$Sheet1.$C$5:.L1279];6;0)" office:value-type="string" office:string-value="ND">
            <text:p>ND</text:p>
          </table:table-cell>
          <table:table-cell table:style-name="ce22" table:formula="of:=VLOOKUP([.$A265];[$Sheet1.$C$5:.M127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4">
            <text:p>264</text:p>
          </table:table-cell>
          <table:table-cell table:style-name="ce1" table:formula="of:=VLOOKUP([.A266];[Sheet1.C268:.I1280];3;0)" office:value-type="float" office:value="0">
            <text:p/>
          </table:table-cell>
          <table:table-cell table:style-name="ce22" table:formula="of:=VLOOKUP([.$A266];[$Sheet1.$C$5:.J1280];4;0)" office:value-type="string" office:string-value="ND">
            <text:p>ND</text:p>
          </table:table-cell>
          <table:table-cell table:style-name="ce22" table:formula="of:=VLOOKUP([.$A266];[$Sheet1.$C$5:.K1280];5;0)" office:value-type="string" office:string-value="ND">
            <text:p>ND</text:p>
          </table:table-cell>
          <table:table-cell table:style-name="ce22" table:formula="of:=VLOOKUP([.$A266];[$Sheet1.$C$5:.L1280];6;0)" office:value-type="string" office:string-value="ND">
            <text:p>ND</text:p>
          </table:table-cell>
          <table:table-cell table:style-name="ce22" table:formula="of:=VLOOKUP([.$A266];[$Sheet1.$C$5:.M128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5">
            <text:p>265</text:p>
          </table:table-cell>
          <table:table-cell table:style-name="ce1" table:formula="of:=VLOOKUP([.A267];[Sheet1.C269:.I1281];3;0)" office:value-type="float" office:value="0">
            <text:p/>
          </table:table-cell>
          <table:table-cell table:style-name="ce22" table:formula="of:=VLOOKUP([.$A267];[$Sheet1.$C$5:.J1281];4;0)" office:value-type="string" office:string-value="ND">
            <text:p>ND</text:p>
          </table:table-cell>
          <table:table-cell table:style-name="ce22" table:formula="of:=VLOOKUP([.$A267];[$Sheet1.$C$5:.K1281];5;0)" office:value-type="string" office:string-value="ND">
            <text:p>ND</text:p>
          </table:table-cell>
          <table:table-cell table:style-name="ce22" table:formula="of:=VLOOKUP([.$A267];[$Sheet1.$C$5:.L1281];6;0)" office:value-type="string" office:string-value="ND">
            <text:p>ND</text:p>
          </table:table-cell>
          <table:table-cell table:style-name="ce22" table:formula="of:=VLOOKUP([.$A267];[$Sheet1.$C$5:.M128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6">
            <text:p>266</text:p>
          </table:table-cell>
          <table:table-cell table:style-name="ce1" table:formula="of:=VLOOKUP([.A268];[Sheet1.C270:.I1282];3;0)" office:value-type="float" office:value="0">
            <text:p/>
          </table:table-cell>
          <table:table-cell table:style-name="ce22" table:formula="of:=VLOOKUP([.$A268];[$Sheet1.$C$5:.J1282];4;0)" office:value-type="string" office:string-value="ND">
            <text:p>ND</text:p>
          </table:table-cell>
          <table:table-cell table:style-name="ce22" table:formula="of:=VLOOKUP([.$A268];[$Sheet1.$C$5:.K1282];5;0)" office:value-type="string" office:string-value="ND">
            <text:p>ND</text:p>
          </table:table-cell>
          <table:table-cell table:style-name="ce22" table:formula="of:=VLOOKUP([.$A268];[$Sheet1.$C$5:.L1282];6;0)" office:value-type="string" office:string-value="ND">
            <text:p>ND</text:p>
          </table:table-cell>
          <table:table-cell table:style-name="ce22" table:formula="of:=VLOOKUP([.$A268];[$Sheet1.$C$5:.M128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67">
            <text:p>267</text:p>
          </table:table-cell>
          <table:table-cell table:style-name="ce1" table:formula="of:=VLOOKUP([.A269];[Sheet1.C271:.I1283];3;0)" office:value-type="string" office:string-value="text-plain">
            <text:p>text-plain</text:p>
          </table:table-cell>
          <table:table-cell table:style-name="ce22" table:formula="of:=VLOOKUP([.$A269];[$Sheet1.$C$5:.J1283];4;0)" office:value-type="string" office:string-value="x">
            <text:p>x</text:p>
          </table:table-cell>
          <table:table-cell table:style-name="ce22" table:formula="of:=VLOOKUP([.$A269];[$Sheet1.$C$5:.K1283];5;0)" office:value-type="string" office:string-value="x">
            <text:p>x</text:p>
          </table:table-cell>
          <table:table-cell table:style-name="ce22" table:formula="of:=VLOOKUP([.$A269];[$Sheet1.$C$5:.L1283];6;0)" office:value-type="string" office:string-value="x">
            <text:p>x</text:p>
          </table:table-cell>
          <table:table-cell table:style-name="ce22" table:formula="of:=VLOOKUP([.$A269];[$Sheet1.$C$5:.M128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68">
            <text:p>268</text:p>
          </table:table-cell>
          <table:table-cell table:style-name="ce1" table:formula="of:=VLOOKUP([.A270];[Sheet1.C272:.I1284];3;0)" office:value-type="string" office:string-value="format-text-color">
            <text:p>format-text-color</text:p>
          </table:table-cell>
          <table:table-cell table:style-name="ce22" table:formula="of:=VLOOKUP([.$A270];[$Sheet1.$C$5:.J1284];4;0)" office:value-type="string" office:string-value="x">
            <text:p>x</text:p>
          </table:table-cell>
          <table:table-cell table:style-name="ce22" table:formula="of:=VLOOKUP([.$A270];[$Sheet1.$C$5:.K1284];5;0)" office:value-type="string" office:string-value="x">
            <text:p>x</text:p>
          </table:table-cell>
          <table:table-cell table:style-name="ce22" table:formula="of:=VLOOKUP([.$A270];[$Sheet1.$C$5:.L1284];6;0)" office:value-type="string" office:string-value="x">
            <text:p>x</text:p>
          </table:table-cell>
          <table:table-cell table:style-name="ce22" table:formula="of:=VLOOKUP([.$A270];[$Sheet1.$C$5:.M128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69">
            <text:p>269</text:p>
          </table:table-cell>
          <table:table-cell table:style-name="ce1" table:formula="of:=VLOOKUP([.A271];[Sheet1.C273:.I1285];3;0)" office:value-type="string" office:string-value="view-sort-ascending">
            <text:p>view-sort-ascending</text:p>
          </table:table-cell>
          <table:table-cell table:style-name="ce22" table:formula="of:=VLOOKUP([.$A271];[$Sheet1.$C$5:.J1285];4;0)" office:value-type="string" office:string-value="x">
            <text:p>x</text:p>
          </table:table-cell>
          <table:table-cell table:style-name="ce22" table:formula="of:=VLOOKUP([.$A271];[$Sheet1.$C$5:.K1285];5;0)" office:value-type="string" office:string-value="x">
            <text:p>x</text:p>
          </table:table-cell>
          <table:table-cell table:style-name="ce22" table:formula="of:=VLOOKUP([.$A271];[$Sheet1.$C$5:.L1285];6;0)" office:value-type="string" office:string-value="x">
            <text:p>x</text:p>
          </table:table-cell>
          <table:table-cell table:style-name="ce22" table:formula="of:=VLOOKUP([.$A271];[$Sheet1.$C$5:.M128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0">
            <text:p>270</text:p>
          </table:table-cell>
          <table:table-cell table:style-name="ce1" table:formula="of:=VLOOKUP([.A272];[Sheet1.C274:.I1286];3;0)" office:value-type="string" office:string-value="view-sort-descending">
            <text:p>view-sort-descending</text:p>
          </table:table-cell>
          <table:table-cell table:style-name="ce22" table:formula="of:=VLOOKUP([.$A272];[$Sheet1.$C$5:.J1286];4;0)" office:value-type="string" office:string-value="x">
            <text:p>x</text:p>
          </table:table-cell>
          <table:table-cell table:style-name="ce22" table:formula="of:=VLOOKUP([.$A272];[$Sheet1.$C$5:.K1286];5;0)" office:value-type="string" office:string-value="x">
            <text:p>x</text:p>
          </table:table-cell>
          <table:table-cell table:style-name="ce22" table:formula="of:=VLOOKUP([.$A272];[$Sheet1.$C$5:.L1286];6;0)" office:value-type="string" office:string-value="x">
            <text:p>x</text:p>
          </table:table-cell>
          <table:table-cell table:style-name="ce22" table:formula="of:=VLOOKUP([.$A272];[$Sheet1.$C$5:.M128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1">
            <text:p>271</text:p>
          </table:table-cell>
          <table:table-cell table:style-name="ce1" table:formula="of:=VLOOKUP([.A273];[Sheet1.C275:.I1287];3;0)" office:value-type="float" office:value="0">
            <text:p/>
          </table:table-cell>
          <table:table-cell table:style-name="ce22" table:formula="of:=VLOOKUP([.$A273];[$Sheet1.$C$5:.J1287];4;0)" office:value-type="string" office:string-value="ND">
            <text:p>ND</text:p>
          </table:table-cell>
          <table:table-cell table:style-name="ce22" table:formula="of:=VLOOKUP([.$A273];[$Sheet1.$C$5:.K1287];5;0)" office:value-type="string" office:string-value="ND">
            <text:p>ND</text:p>
          </table:table-cell>
          <table:table-cell table:style-name="ce22" table:formula="of:=VLOOKUP([.$A273];[$Sheet1.$C$5:.L1287];6;0)" office:value-type="string" office:string-value="ND">
            <text:p>ND</text:p>
          </table:table-cell>
          <table:table-cell table:style-name="ce22" table:formula="of:=VLOOKUP([.$A273];[$Sheet1.$C$5:.M128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72">
            <text:p>272</text:p>
          </table:table-cell>
          <table:table-cell table:style-name="ce1" table:formula="of:=VLOOKUP([.A274];[Sheet1.C276:.I1288];3;0)" office:value-type="string" office:string-value="format-text-strikethrough">
            <text:p>format-text-strikethrough</text:p>
          </table:table-cell>
          <table:table-cell table:style-name="ce22" table:formula="of:=VLOOKUP([.$A274];[$Sheet1.$C$5:.J1288];4;0)" office:value-type="string" office:string-value="x">
            <text:p>x</text:p>
          </table:table-cell>
          <table:table-cell table:style-name="ce22" table:formula="of:=VLOOKUP([.$A274];[$Sheet1.$C$5:.K1288];5;0)" office:value-type="string" office:string-value="x">
            <text:p>x</text:p>
          </table:table-cell>
          <table:table-cell table:style-name="ce22" table:formula="of:=VLOOKUP([.$A274];[$Sheet1.$C$5:.L1288];6;0)" office:value-type="string" office:string-value="x">
            <text:p>x</text:p>
          </table:table-cell>
          <table:table-cell table:style-name="ce22" table:formula="of:=VLOOKUP([.$A274];[$Sheet1.$C$5:.M128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3">
            <text:p>273</text:p>
          </table:table-cell>
          <table:table-cell table:style-name="ce1" table:formula="of:=VLOOKUP([.A275];[Sheet1.C277:.I1289];3;0)" office:value-type="string" office:string-value="align-vertical-center">
            <text:p>align-vertical-center</text:p>
          </table:table-cell>
          <table:table-cell table:style-name="ce22" table:formula="of:=VLOOKUP([.$A275];[$Sheet1.$C$5:.J1289];4;0)" office:value-type="string" office:string-value="x">
            <text:p>x</text:p>
          </table:table-cell>
          <table:table-cell table:style-name="ce22" table:formula="of:=VLOOKUP([.$A275];[$Sheet1.$C$5:.K1289];5;0)" office:value-type="string" office:string-value="x">
            <text:p>x</text:p>
          </table:table-cell>
          <table:table-cell table:style-name="ce22" table:formula="of:=VLOOKUP([.$A275];[$Sheet1.$C$5:.L1289];6;0)" office:value-type="string" office:string-value="x">
            <text:p>x</text:p>
          </table:table-cell>
          <table:table-cell table:style-name="ce22" table:formula="of:=VLOOKUP([.$A275];[$Sheet1.$C$5:.M128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4">
            <text:p>274</text:p>
          </table:table-cell>
          <table:table-cell table:style-name="ce1" table:formula="of:=VLOOKUP([.A276];[Sheet1.C278:.I1290];3;0)" office:value-type="float" office:value="0">
            <text:p/>
          </table:table-cell>
          <table:table-cell table:style-name="ce22" table:formula="of:=VLOOKUP([.$A276];[$Sheet1.$C$5:.J1290];4;0)" office:value-type="string" office:string-value="ND">
            <text:p>ND</text:p>
          </table:table-cell>
          <table:table-cell table:style-name="ce22" table:formula="of:=VLOOKUP([.$A276];[$Sheet1.$C$5:.K1290];5;0)" office:value-type="string" office:string-value="ND">
            <text:p>ND</text:p>
          </table:table-cell>
          <table:table-cell table:style-name="ce22" table:formula="of:=VLOOKUP([.$A276];[$Sheet1.$C$5:.L1290];6;0)" office:value-type="string" office:string-value="ND">
            <text:p>ND</text:p>
          </table:table-cell>
          <table:table-cell table:style-name="ce22" table:formula="of:=VLOOKUP([.$A276];[$Sheet1.$C$5:.M129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75">
            <text:p>275</text:p>
          </table:table-cell>
          <table:table-cell table:style-name="ce1" table:formula="of:=VLOOKUP([.A277];[Sheet1.C279:.I1291];3;0)" office:value-type="float" office:value="0">
            <text:p/>
          </table:table-cell>
          <table:table-cell table:style-name="ce22" table:formula="of:=VLOOKUP([.$A277];[$Sheet1.$C$5:.J1291];4;0)" office:value-type="string" office:string-value="ND">
            <text:p>ND</text:p>
          </table:table-cell>
          <table:table-cell table:style-name="ce22" table:formula="of:=VLOOKUP([.$A277];[$Sheet1.$C$5:.K1291];5;0)" office:value-type="string" office:string-value="ND">
            <text:p>ND</text:p>
          </table:table-cell>
          <table:table-cell table:style-name="ce22" table:formula="of:=VLOOKUP([.$A277];[$Sheet1.$C$5:.L1291];6;0)" office:value-type="string" office:string-value="ND">
            <text:p>ND</text:p>
          </table:table-cell>
          <table:table-cell table:style-name="ce22" table:formula="of:=VLOOKUP([.$A277];[$Sheet1.$C$5:.M129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76">
            <text:p>276</text:p>
          </table:table-cell>
          <table:table-cell table:style-name="ce1" table:formula="of:=VLOOKUP([.A278];[Sheet1.C280:.I1292];3;0)" office:value-type="float" office:value="0">
            <text:p/>
          </table:table-cell>
          <table:table-cell table:style-name="ce22" table:formula="of:=VLOOKUP([.$A278];[$Sheet1.$C$5:.J1292];4;0)" office:value-type="string" office:string-value="ND">
            <text:p>ND</text:p>
          </table:table-cell>
          <table:table-cell table:style-name="ce22" table:formula="of:=VLOOKUP([.$A278];[$Sheet1.$C$5:.K1292];5;0)" office:value-type="string" office:string-value="ND">
            <text:p>ND</text:p>
          </table:table-cell>
          <table:table-cell table:style-name="ce22" table:formula="of:=VLOOKUP([.$A278];[$Sheet1.$C$5:.L1292];6;0)" office:value-type="string" office:string-value="ND">
            <text:p>ND</text:p>
          </table:table-cell>
          <table:table-cell table:style-name="ce22" table:formula="of:=VLOOKUP([.$A278];[$Sheet1.$C$5:.M129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77">
            <text:p>277</text:p>
          </table:table-cell>
          <table:table-cell table:style-name="ce1" table:formula="of:=VLOOKUP([.A279];[Sheet1.C281:.I1293];3;0)" office:value-type="string" office:string-value="align-vertical-bottom">
            <text:p>align-vertical-bottom</text:p>
          </table:table-cell>
          <table:table-cell table:style-name="ce22" table:formula="of:=VLOOKUP([.$A279];[$Sheet1.$C$5:.J1293];4;0)" office:value-type="string" office:string-value="x">
            <text:p>x</text:p>
          </table:table-cell>
          <table:table-cell table:style-name="ce22" table:formula="of:=VLOOKUP([.$A279];[$Sheet1.$C$5:.K1293];5;0)" office:value-type="string" office:string-value="x">
            <text:p>x</text:p>
          </table:table-cell>
          <table:table-cell table:style-name="ce22" table:formula="of:=VLOOKUP([.$A279];[$Sheet1.$C$5:.L1293];6;0)" office:value-type="string" office:string-value="x">
            <text:p>x</text:p>
          </table:table-cell>
          <table:table-cell table:style-name="ce22" table:formula="of:=VLOOKUP([.$A279];[$Sheet1.$C$5:.M129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8">
            <text:p>278</text:p>
          </table:table-cell>
          <table:table-cell table:style-name="ce1" table:formula="of:=VLOOKUP([.A280];[Sheet1.C282:.I1294];3;0)" office:value-type="string" office:string-value="align-vertical-top">
            <text:p>align-vertical-top</text:p>
          </table:table-cell>
          <table:table-cell table:style-name="ce22" table:formula="of:=VLOOKUP([.$A280];[$Sheet1.$C$5:.J1294];4;0)" office:value-type="string" office:string-value="x">
            <text:p>x</text:p>
          </table:table-cell>
          <table:table-cell table:style-name="ce22" table:formula="of:=VLOOKUP([.$A280];[$Sheet1.$C$5:.K1294];5;0)" office:value-type="string" office:string-value="x">
            <text:p>x</text:p>
          </table:table-cell>
          <table:table-cell table:style-name="ce22" table:formula="of:=VLOOKUP([.$A280];[$Sheet1.$C$5:.L1294];6;0)" office:value-type="string" office:string-value="x">
            <text:p>x</text:p>
          </table:table-cell>
          <table:table-cell table:style-name="ce22" table:formula="of:=VLOOKUP([.$A280];[$Sheet1.$C$5:.M129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79">
            <text:p>279</text:p>
          </table:table-cell>
          <table:table-cell table:style-name="ce1" table:formula="of:=VLOOKUP([.A281];[Sheet1.C283:.I1295];3;0)" office:value-type="float" office:value="0">
            <text:p/>
          </table:table-cell>
          <table:table-cell table:style-name="ce22" table:formula="of:=VLOOKUP([.$A281];[$Sheet1.$C$5:.J1295];4;0)" office:value-type="string" office:string-value="ND">
            <text:p>ND</text:p>
          </table:table-cell>
          <table:table-cell table:style-name="ce22" table:formula="of:=VLOOKUP([.$A281];[$Sheet1.$C$5:.K1295];5;0)" office:value-type="string" office:string-value="ND">
            <text:p>ND</text:p>
          </table:table-cell>
          <table:table-cell table:style-name="ce22" table:formula="of:=VLOOKUP([.$A281];[$Sheet1.$C$5:.L1295];6;0)" office:value-type="string" office:string-value="ND">
            <text:p>ND</text:p>
          </table:table-cell>
          <table:table-cell table:style-name="ce22" table:formula="of:=VLOOKUP([.$A281];[$Sheet1.$C$5:.M129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0">
            <text:p>280</text:p>
          </table:table-cell>
          <table:table-cell table:style-name="ce1" table:formula="of:=VLOOKUP([.A282];[Sheet1.C284:.I1296];3;0)" office:value-type="float" office:value="0">
            <text:p/>
          </table:table-cell>
          <table:table-cell table:style-name="ce22" table:formula="of:=VLOOKUP([.$A282];[$Sheet1.$C$5:.J1296];4;0)" office:value-type="string" office:string-value="ND">
            <text:p>ND</text:p>
          </table:table-cell>
          <table:table-cell table:style-name="ce22" table:formula="of:=VLOOKUP([.$A282];[$Sheet1.$C$5:.K1296];5;0)" office:value-type="string" office:string-value="ND">
            <text:p>ND</text:p>
          </table:table-cell>
          <table:table-cell table:style-name="ce22" table:formula="of:=VLOOKUP([.$A282];[$Sheet1.$C$5:.L1296];6;0)" office:value-type="string" office:string-value="ND">
            <text:p>ND</text:p>
          </table:table-cell>
          <table:table-cell table:style-name="ce22" table:formula="of:=VLOOKUP([.$A282];[$Sheet1.$C$5:.M129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1">
            <text:p>281</text:p>
          </table:table-cell>
          <table:table-cell table:style-name="ce1" table:formula="of:=VLOOKUP([.A283];[Sheet1.C285:.I1297];3;0)" office:value-type="string" office:string-value="object-order-front">
            <text:p>object-order-front</text:p>
          </table:table-cell>
          <table:table-cell table:style-name="ce22" table:formula="of:=VLOOKUP([.$A283];[$Sheet1.$C$5:.J1297];4;0)" office:value-type="string" office:string-value="x">
            <text:p>x</text:p>
          </table:table-cell>
          <table:table-cell table:style-name="ce22" table:formula="of:=VLOOKUP([.$A283];[$Sheet1.$C$5:.K1297];5;0)" office:value-type="string" office:string-value="x">
            <text:p>x</text:p>
          </table:table-cell>
          <table:table-cell table:style-name="ce22" table:formula="of:=VLOOKUP([.$A283];[$Sheet1.$C$5:.L1297];6;0)" office:value-type="string" office:string-value="x">
            <text:p>x</text:p>
          </table:table-cell>
          <table:table-cell table:style-name="ce22" table:formula="of:=VLOOKUP([.$A283];[$Sheet1.$C$5:.M129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2">
            <text:p>282</text:p>
          </table:table-cell>
          <table:table-cell table:style-name="ce1" table:formula="of:=VLOOKUP([.A284];[Sheet1.C286:.I1298];3;0)" office:value-type="string" office:string-value="object-order-lower">
            <text:p>object-order-lower</text:p>
          </table:table-cell>
          <table:table-cell table:style-name="ce22" table:formula="of:=VLOOKUP([.$A284];[$Sheet1.$C$5:.J1298];4;0)" office:value-type="string" office:string-value="x">
            <text:p>x</text:p>
          </table:table-cell>
          <table:table-cell table:style-name="ce22" table:formula="of:=VLOOKUP([.$A284];[$Sheet1.$C$5:.K1298];5;0)" office:value-type="string" office:string-value="x">
            <text:p>x</text:p>
          </table:table-cell>
          <table:table-cell table:style-name="ce22" table:formula="of:=VLOOKUP([.$A284];[$Sheet1.$C$5:.L1298];6;0)" office:value-type="string" office:string-value="x">
            <text:p>x</text:p>
          </table:table-cell>
          <table:table-cell table:style-name="ce22" table:formula="of:=VLOOKUP([.$A284];[$Sheet1.$C$5:.M129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3">
            <text:p>283</text:p>
          </table:table-cell>
          <table:table-cell table:style-name="ce1" table:formula="of:=VLOOKUP([.A285];[Sheet1.C287:.I1299];3;0)" office:value-type="string" office:string-value="object-order-raise">
            <text:p>object-order-raise</text:p>
          </table:table-cell>
          <table:table-cell table:style-name="ce22" table:formula="of:=VLOOKUP([.$A285];[$Sheet1.$C$5:.J1299];4;0)" office:value-type="string" office:string-value="x">
            <text:p>x</text:p>
          </table:table-cell>
          <table:table-cell table:style-name="ce22" table:formula="of:=VLOOKUP([.$A285];[$Sheet1.$C$5:.K1299];5;0)" office:value-type="string" office:string-value="x">
            <text:p>x</text:p>
          </table:table-cell>
          <table:table-cell table:style-name="ce22" table:formula="of:=VLOOKUP([.$A285];[$Sheet1.$C$5:.L1299];6;0)" office:value-type="string" office:string-value="x">
            <text:p>x</text:p>
          </table:table-cell>
          <table:table-cell table:style-name="ce22" table:formula="of:=VLOOKUP([.$A285];[$Sheet1.$C$5:.M129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4">
            <text:p>284</text:p>
          </table:table-cell>
          <table:table-cell table:style-name="ce1" table:formula="of:=VLOOKUP([.A286];[Sheet1.C288:.I1300];3;0)" office:value-type="string" office:string-value="object-order-back">
            <text:p>object-order-back</text:p>
          </table:table-cell>
          <table:table-cell table:style-name="ce22" table:formula="of:=VLOOKUP([.$A286];[$Sheet1.$C$5:.J1300];4;0)" office:value-type="string" office:string-value="x">
            <text:p>x</text:p>
          </table:table-cell>
          <table:table-cell table:style-name="ce22" table:formula="of:=VLOOKUP([.$A286];[$Sheet1.$C$5:.K1300];5;0)" office:value-type="string" office:string-value="x">
            <text:p>x</text:p>
          </table:table-cell>
          <table:table-cell table:style-name="ce22" table:formula="of:=VLOOKUP([.$A286];[$Sheet1.$C$5:.L1300];6;0)" office:value-type="string" office:string-value="x">
            <text:p>x</text:p>
          </table:table-cell>
          <table:table-cell table:style-name="ce22" table:formula="of:=VLOOKUP([.$A286];[$Sheet1.$C$5:.M130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5">
            <text:p>285</text:p>
          </table:table-cell>
          <table:table-cell table:style-name="ce1" table:formula="of:=VLOOKUP([.A287];[Sheet1.C289:.I1301];3;0)" office:value-type="float" office:value="0">
            <text:p/>
          </table:table-cell>
          <table:table-cell table:style-name="ce22" table:formula="of:=VLOOKUP([.$A287];[$Sheet1.$C$5:.J1301];4;0)" office:value-type="string" office:string-value="ND">
            <text:p>ND</text:p>
          </table:table-cell>
          <table:table-cell table:style-name="ce22" table:formula="of:=VLOOKUP([.$A287];[$Sheet1.$C$5:.K1301];5;0)" office:value-type="string" office:string-value="ND">
            <text:p>ND</text:p>
          </table:table-cell>
          <table:table-cell table:style-name="ce22" table:formula="of:=VLOOKUP([.$A287];[$Sheet1.$C$5:.L1301];6;0)" office:value-type="string" office:string-value="ND">
            <text:p>ND</text:p>
          </table:table-cell>
          <table:table-cell table:style-name="ce22" table:formula="of:=VLOOKUP([.$A287];[$Sheet1.$C$5:.M130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6">
            <text:p>286</text:p>
          </table:table-cell>
          <table:table-cell table:style-name="ce1" table:formula="of:=VLOOKUP([.A288];[Sheet1.C290:.I1302];3;0)" office:value-type="float" office:value="0">
            <text:p/>
          </table:table-cell>
          <table:table-cell table:style-name="ce22" table:formula="of:=VLOOKUP([.$A288];[$Sheet1.$C$5:.J1302];4;0)" office:value-type="string" office:string-value="ND">
            <text:p>ND</text:p>
          </table:table-cell>
          <table:table-cell table:style-name="ce22" table:formula="of:=VLOOKUP([.$A288];[$Sheet1.$C$5:.K1302];5;0)" office:value-type="string" office:string-value="ND">
            <text:p>ND</text:p>
          </table:table-cell>
          <table:table-cell table:style-name="ce22" table:formula="of:=VLOOKUP([.$A288];[$Sheet1.$C$5:.L1302];6;0)" office:value-type="string" office:string-value="ND">
            <text:p>ND</text:p>
          </table:table-cell>
          <table:table-cell table:style-name="ce22" table:formula="of:=VLOOKUP([.$A288];[$Sheet1.$C$5:.M130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7">
            <text:p>287</text:p>
          </table:table-cell>
          <table:table-cell table:style-name="ce1" table:formula="of:=VLOOKUP([.A289];[Sheet1.C291:.I1303];3;0)" office:value-type="float" office:value="0">
            <text:p/>
          </table:table-cell>
          <table:table-cell table:style-name="ce22" table:formula="of:=VLOOKUP([.$A289];[$Sheet1.$C$5:.J1303];4;0)" office:value-type="string" office:string-value="ND">
            <text:p>ND</text:p>
          </table:table-cell>
          <table:table-cell table:style-name="ce22" table:formula="of:=VLOOKUP([.$A289];[$Sheet1.$C$5:.K1303];5;0)" office:value-type="string" office:string-value="ND">
            <text:p>ND</text:p>
          </table:table-cell>
          <table:table-cell table:style-name="ce22" table:formula="of:=VLOOKUP([.$A289];[$Sheet1.$C$5:.L1303];6;0)" office:value-type="string" office:string-value="ND">
            <text:p>ND</text:p>
          </table:table-cell>
          <table:table-cell table:style-name="ce22" table:formula="of:=VLOOKUP([.$A289];[$Sheet1.$C$5:.M130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88">
            <text:p>288</text:p>
          </table:table-cell>
          <table:table-cell table:style-name="ce1" table:formula="of:=VLOOKUP([.A290];[Sheet1.C292:.I1304];3;0)" office:value-type="string" office:string-value="snap-extension">
            <text:p>snap-extension</text:p>
          </table:table-cell>
          <table:table-cell table:style-name="ce22" table:formula="of:=VLOOKUP([.$A290];[$Sheet1.$C$5:.J1304];4;0)" office:value-type="string" office:string-value="x">
            <text:p>x</text:p>
          </table:table-cell>
          <table:table-cell table:style-name="ce22" table:formula="of:=VLOOKUP([.$A290];[$Sheet1.$C$5:.K1304];5;0)" office:value-type="string" office:string-value="x">
            <text:p>x</text:p>
          </table:table-cell>
          <table:table-cell table:style-name="ce22" table:formula="of:=VLOOKUP([.$A290];[$Sheet1.$C$5:.L1304];6;0)" office:value-type="string" office:string-value="x">
            <text:p>x</text:p>
          </table:table-cell>
          <table:table-cell table:style-name="ce22" table:formula="of:=VLOOKUP([.$A290];[$Sheet1.$C$5:.M130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89">
            <text:p>289</text:p>
          </table:table-cell>
          <table:table-cell table:style-name="ce1" table:formula="of:=VLOOKUP([.A291];[Sheet1.C293:.I1305];3;0)" office:value-type="string" office:string-value="snap-intersection">
            <text:p>snap-intersection</text:p>
          </table:table-cell>
          <table:table-cell table:style-name="ce22" table:formula="of:=VLOOKUP([.$A291];[$Sheet1.$C$5:.J1305];4;0)" office:value-type="string" office:string-value="x">
            <text:p>x</text:p>
          </table:table-cell>
          <table:table-cell table:style-name="ce22" table:formula="of:=VLOOKUP([.$A291];[$Sheet1.$C$5:.K1305];5;0)" office:value-type="string" office:string-value="x">
            <text:p>x</text:p>
          </table:table-cell>
          <table:table-cell table:style-name="ce22" table:formula="of:=VLOOKUP([.$A291];[$Sheet1.$C$5:.L1305];6;0)" office:value-type="string" office:string-value="x">
            <text:p>x</text:p>
          </table:table-cell>
          <table:table-cell table:style-name="ce22" table:formula="of:=VLOOKUP([.$A291];[$Sheet1.$C$5:.M130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0">
            <text:p>290</text:p>
          </table:table-cell>
          <table:table-cell table:style-name="ce1" table:formula="of:=VLOOKUP([.A292];[Sheet1.C294:.I1306];3;0)" office:value-type="string" office:string-value="snap-guidline">
            <text:p>snap-guidline</text:p>
          </table:table-cell>
          <table:table-cell table:style-name="ce22" table:formula="of:=VLOOKUP([.$A292];[$Sheet1.$C$5:.J1306];4;0)" office:value-type="string" office:string-value="x">
            <text:p>x</text:p>
          </table:table-cell>
          <table:table-cell table:style-name="ce22" table:formula="of:=VLOOKUP([.$A292];[$Sheet1.$C$5:.K1306];5;0)" office:value-type="string" office:string-value="x">
            <text:p>x</text:p>
          </table:table-cell>
          <table:table-cell table:style-name="ce22" table:formula="of:=VLOOKUP([.$A292];[$Sheet1.$C$5:.L1306];6;0)" office:value-type="string" office:string-value="x">
            <text:p>x</text:p>
          </table:table-cell>
          <table:table-cell table:style-name="ce22" table:formula="of:=VLOOKUP([.$A292];[$Sheet1.$C$5:.M130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1">
            <text:p>291</text:p>
          </table:table-cell>
          <table:table-cell table:style-name="ce1" table:formula="of:=VLOOKUP([.A293];[Sheet1.C295:.I1307];3;0)" office:value-type="string" office:string-value="snap-node">
            <text:p>snap-node</text:p>
          </table:table-cell>
          <table:table-cell table:style-name="ce22" table:formula="of:=VLOOKUP([.$A293];[$Sheet1.$C$5:.J1307];4;0)" office:value-type="string" office:string-value="x">
            <text:p>x</text:p>
          </table:table-cell>
          <table:table-cell table:style-name="ce22" table:formula="of:=VLOOKUP([.$A293];[$Sheet1.$C$5:.K1307];5;0)" office:value-type="string" office:string-value="x">
            <text:p>x</text:p>
          </table:table-cell>
          <table:table-cell table:style-name="ce22" table:formula="of:=VLOOKUP([.$A293];[$Sheet1.$C$5:.L1307];6;0)" office:value-type="string" office:string-value="x">
            <text:p>x</text:p>
          </table:table-cell>
          <table:table-cell table:style-name="ce22" table:formula="of:=VLOOKUP([.$A293];[$Sheet1.$C$5:.M130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2">
            <text:p>292</text:p>
          </table:table-cell>
          <table:table-cell table:style-name="ce1" table:formula="of:=VLOOKUP([.A294];[Sheet1.C296:.I1308];3;0)" office:value-type="string" office:string-value="snap-orto">
            <text:p>snap-orto</text:p>
          </table:table-cell>
          <table:table-cell table:style-name="ce22" table:formula="of:=VLOOKUP([.$A294];[$Sheet1.$C$5:.J1308];4;0)" office:value-type="string" office:string-value="x">
            <text:p>x</text:p>
          </table:table-cell>
          <table:table-cell table:style-name="ce22" table:formula="of:=VLOOKUP([.$A294];[$Sheet1.$C$5:.K1308];5;0)" office:value-type="string" office:string-value="x">
            <text:p>x</text:p>
          </table:table-cell>
          <table:table-cell table:style-name="ce22" table:formula="of:=VLOOKUP([.$A294];[$Sheet1.$C$5:.L1308];6;0)" office:value-type="string" office:string-value="x">
            <text:p>x</text:p>
          </table:table-cell>
          <table:table-cell table:style-name="ce22" table:formula="of:=VLOOKUP([.$A294];[$Sheet1.$C$5:.M130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293">
            <text:p>293</text:p>
          </table:table-cell>
          <table:table-cell table:style-name="ce1" table:formula="of:=VLOOKUP([.A295];[Sheet1.C297:.I1309];3;0)" office:value-type="float" office:value="0">
            <text:p/>
          </table:table-cell>
          <table:table-cell table:style-name="ce22" table:formula="of:=VLOOKUP([.$A295];[$Sheet1.$C$5:.J1309];4;0)" office:value-type="string" office:string-value="ND">
            <text:p>ND</text:p>
          </table:table-cell>
          <table:table-cell table:style-name="ce22" table:formula="of:=VLOOKUP([.$A295];[$Sheet1.$C$5:.K1309];5;0)" office:value-type="string" office:string-value="ND">
            <text:p>ND</text:p>
          </table:table-cell>
          <table:table-cell table:style-name="ce22" table:formula="of:=VLOOKUP([.$A295];[$Sheet1.$C$5:.L1309];6;0)" office:value-type="string" office:string-value="ND">
            <text:p>ND</text:p>
          </table:table-cell>
          <table:table-cell table:style-name="ce22" table:formula="of:=VLOOKUP([.$A295];[$Sheet1.$C$5:.M130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4">
            <text:p>294</text:p>
          </table:table-cell>
          <table:table-cell table:style-name="ce1" table:formula="of:=VLOOKUP([.A296];[Sheet1.C298:.I1310];3;0)" office:value-type="float" office:value="0">
            <text:p/>
          </table:table-cell>
          <table:table-cell table:style-name="ce22" table:formula="of:=VLOOKUP([.$A296];[$Sheet1.$C$5:.J1310];4;0)" office:value-type="string" office:string-value="ND">
            <text:p>ND</text:p>
          </table:table-cell>
          <table:table-cell table:style-name="ce22" table:formula="of:=VLOOKUP([.$A296];[$Sheet1.$C$5:.K1310];5;0)" office:value-type="string" office:string-value="ND">
            <text:p>ND</text:p>
          </table:table-cell>
          <table:table-cell table:style-name="ce22" table:formula="of:=VLOOKUP([.$A296];[$Sheet1.$C$5:.L1310];6;0)" office:value-type="string" office:string-value="ND">
            <text:p>ND</text:p>
          </table:table-cell>
          <table:table-cell table:style-name="ce22" table:formula="of:=VLOOKUP([.$A296];[$Sheet1.$C$5:.M131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5">
            <text:p>295</text:p>
          </table:table-cell>
          <table:table-cell table:style-name="ce1" table:formula="of:=VLOOKUP([.A297];[Sheet1.C299:.I1311];3;0)" office:value-type="float" office:value="0">
            <text:p/>
          </table:table-cell>
          <table:table-cell table:style-name="ce22" table:formula="of:=VLOOKUP([.$A297];[$Sheet1.$C$5:.J1311];4;0)" office:value-type="string" office:string-value="ND">
            <text:p>ND</text:p>
          </table:table-cell>
          <table:table-cell table:style-name="ce22" table:formula="of:=VLOOKUP([.$A297];[$Sheet1.$C$5:.K1311];5;0)" office:value-type="string" office:string-value="ND">
            <text:p>ND</text:p>
          </table:table-cell>
          <table:table-cell table:style-name="ce22" table:formula="of:=VLOOKUP([.$A297];[$Sheet1.$C$5:.L1311];6;0)" office:value-type="string" office:string-value="ND">
            <text:p>ND</text:p>
          </table:table-cell>
          <table:table-cell table:style-name="ce22" table:formula="of:=VLOOKUP([.$A297];[$Sheet1.$C$5:.M131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6">
            <text:p>296</text:p>
          </table:table-cell>
          <table:table-cell table:style-name="ce1" table:formula="of:=VLOOKUP([.A298];[Sheet1.C300:.I1312];3;0)" office:value-type="float" office:value="0">
            <text:p/>
          </table:table-cell>
          <table:table-cell table:style-name="ce22" table:formula="of:=VLOOKUP([.$A298];[$Sheet1.$C$5:.J1312];4;0)" office:value-type="string" office:string-value="ND">
            <text:p>ND</text:p>
          </table:table-cell>
          <table:table-cell table:style-name="ce22" table:formula="of:=VLOOKUP([.$A298];[$Sheet1.$C$5:.K1312];5;0)" office:value-type="string" office:string-value="ND">
            <text:p>ND</text:p>
          </table:table-cell>
          <table:table-cell table:style-name="ce22" table:formula="of:=VLOOKUP([.$A298];[$Sheet1.$C$5:.L1312];6;0)" office:value-type="string" office:string-value="ND">
            <text:p>ND</text:p>
          </table:table-cell>
          <table:table-cell table:style-name="ce22" table:formula="of:=VLOOKUP([.$A298];[$Sheet1.$C$5:.M131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7">
            <text:p>297</text:p>
          </table:table-cell>
          <table:table-cell table:style-name="ce1" table:formula="of:=VLOOKUP([.A299];[Sheet1.C301:.I1313];3;0)" office:value-type="float" office:value="0">
            <text:p/>
          </table:table-cell>
          <table:table-cell table:style-name="ce22" table:formula="of:=VLOOKUP([.$A299];[$Sheet1.$C$5:.J1313];4;0)" office:value-type="string" office:string-value="ND">
            <text:p>ND</text:p>
          </table:table-cell>
          <table:table-cell table:style-name="ce22" table:formula="of:=VLOOKUP([.$A299];[$Sheet1.$C$5:.K1313];5;0)" office:value-type="string" office:string-value="ND">
            <text:p>ND</text:p>
          </table:table-cell>
          <table:table-cell table:style-name="ce22" table:formula="of:=VLOOKUP([.$A299];[$Sheet1.$C$5:.L1313];6;0)" office:value-type="string" office:string-value="ND">
            <text:p>ND</text:p>
          </table:table-cell>
          <table:table-cell table:style-name="ce22" table:formula="of:=VLOOKUP([.$A299];[$Sheet1.$C$5:.M131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8">
            <text:p>298</text:p>
          </table:table-cell>
          <table:table-cell table:style-name="ce1" table:formula="of:=VLOOKUP([.A300];[Sheet1.C302:.I1314];3;0)" office:value-type="float" office:value="0">
            <text:p/>
          </table:table-cell>
          <table:table-cell table:style-name="ce22" table:formula="of:=VLOOKUP([.$A300];[$Sheet1.$C$5:.J1314];4;0)" office:value-type="string" office:string-value="ND">
            <text:p>ND</text:p>
          </table:table-cell>
          <table:table-cell table:style-name="ce22" table:formula="of:=VLOOKUP([.$A300];[$Sheet1.$C$5:.K1314];5;0)" office:value-type="string" office:string-value="ND">
            <text:p>ND</text:p>
          </table:table-cell>
          <table:table-cell table:style-name="ce22" table:formula="of:=VLOOKUP([.$A300];[$Sheet1.$C$5:.L1314];6;0)" office:value-type="string" office:string-value="ND">
            <text:p>ND</text:p>
          </table:table-cell>
          <table:table-cell table:style-name="ce22" table:formula="of:=VLOOKUP([.$A300];[$Sheet1.$C$5:.M131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299">
            <text:p>299</text:p>
          </table:table-cell>
          <table:table-cell table:style-name="ce1" table:formula="of:=VLOOKUP([.A301];[Sheet1.C303:.I1315];3;0)" office:value-type="float" office:value="0">
            <text:p/>
          </table:table-cell>
          <table:table-cell table:style-name="ce22" table:formula="of:=VLOOKUP([.$A301];[$Sheet1.$C$5:.J1315];4;0)" office:value-type="string" office:string-value="ND">
            <text:p>ND</text:p>
          </table:table-cell>
          <table:table-cell table:style-name="ce22" table:formula="of:=VLOOKUP([.$A301];[$Sheet1.$C$5:.K1315];5;0)" office:value-type="string" office:string-value="ND">
            <text:p>ND</text:p>
          </table:table-cell>
          <table:table-cell table:style-name="ce22" table:formula="of:=VLOOKUP([.$A301];[$Sheet1.$C$5:.L1315];6;0)" office:value-type="string" office:string-value="ND">
            <text:p>ND</text:p>
          </table:table-cell>
          <table:table-cell table:style-name="ce22" table:formula="of:=VLOOKUP([.$A301];[$Sheet1.$C$5:.M131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0">
            <text:p>300</text:p>
          </table:table-cell>
          <table:table-cell table:style-name="ce1" table:formula="of:=VLOOKUP([.A302];[Sheet1.C304:.I1316];3;0)" office:value-type="float" office:value="0">
            <text:p/>
          </table:table-cell>
          <table:table-cell table:style-name="ce22" table:formula="of:=VLOOKUP([.$A302];[$Sheet1.$C$5:.J1316];4;0)" office:value-type="string" office:string-value="ND">
            <text:p>ND</text:p>
          </table:table-cell>
          <table:table-cell table:style-name="ce22" table:formula="of:=VLOOKUP([.$A302];[$Sheet1.$C$5:.K1316];5;0)" office:value-type="string" office:string-value="ND">
            <text:p>ND</text:p>
          </table:table-cell>
          <table:table-cell table:style-name="ce22" table:formula="of:=VLOOKUP([.$A302];[$Sheet1.$C$5:.L1316];6;0)" office:value-type="string" office:string-value="ND">
            <text:p>ND</text:p>
          </table:table-cell>
          <table:table-cell table:style-name="ce22" table:formula="of:=VLOOKUP([.$A302];[$Sheet1.$C$5:.M131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1">
            <text:p>301</text:p>
          </table:table-cell>
          <table:table-cell table:style-name="ce1" table:formula="of:=VLOOKUP([.A303];[Sheet1.C305:.I1317];3;0)" office:value-type="float" office:value="0">
            <text:p/>
          </table:table-cell>
          <table:table-cell table:style-name="ce22" table:formula="of:=VLOOKUP([.$A303];[$Sheet1.$C$5:.J1317];4;0)" office:value-type="string" office:string-value="ND">
            <text:p>ND</text:p>
          </table:table-cell>
          <table:table-cell table:style-name="ce22" table:formula="of:=VLOOKUP([.$A303];[$Sheet1.$C$5:.K1317];5;0)" office:value-type="string" office:string-value="ND">
            <text:p>ND</text:p>
          </table:table-cell>
          <table:table-cell table:style-name="ce22" table:formula="of:=VLOOKUP([.$A303];[$Sheet1.$C$5:.L1317];6;0)" office:value-type="string" office:string-value="ND">
            <text:p>ND</text:p>
          </table:table-cell>
          <table:table-cell table:style-name="ce22" table:formula="of:=VLOOKUP([.$A303];[$Sheet1.$C$5:.M131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2">
            <text:p>302</text:p>
          </table:table-cell>
          <table:table-cell table:style-name="ce1" table:formula="of:=VLOOKUP([.A304];[Sheet1.C306:.I1318];3;0)" office:value-type="float" office:value="0">
            <text:p/>
          </table:table-cell>
          <table:table-cell table:style-name="ce22" table:formula="of:=VLOOKUP([.$A304];[$Sheet1.$C$5:.J1318];4;0)" office:value-type="string" office:string-value="ND">
            <text:p>ND</text:p>
          </table:table-cell>
          <table:table-cell table:style-name="ce22" table:formula="of:=VLOOKUP([.$A304];[$Sheet1.$C$5:.K1318];5;0)" office:value-type="string" office:string-value="ND">
            <text:p>ND</text:p>
          </table:table-cell>
          <table:table-cell table:style-name="ce22" table:formula="of:=VLOOKUP([.$A304];[$Sheet1.$C$5:.L1318];6;0)" office:value-type="string" office:string-value="ND">
            <text:p>ND</text:p>
          </table:table-cell>
          <table:table-cell table:style-name="ce22" table:formula="of:=VLOOKUP([.$A304];[$Sheet1.$C$5:.M131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3">
            <text:p>303</text:p>
          </table:table-cell>
          <table:table-cell table:style-name="ce1" table:formula="of:=VLOOKUP([.A305];[Sheet1.C307:.I1319];3;0)" office:value-type="float" office:value="0">
            <text:p/>
          </table:table-cell>
          <table:table-cell table:style-name="ce22" table:formula="of:=VLOOKUP([.$A305];[$Sheet1.$C$5:.J1319];4;0)" office:value-type="string" office:string-value="ND">
            <text:p>ND</text:p>
          </table:table-cell>
          <table:table-cell table:style-name="ce22" table:formula="of:=VLOOKUP([.$A305];[$Sheet1.$C$5:.K1319];5;0)" office:value-type="string" office:string-value="ND">
            <text:p>ND</text:p>
          </table:table-cell>
          <table:table-cell table:style-name="ce22" table:formula="of:=VLOOKUP([.$A305];[$Sheet1.$C$5:.L1319];6;0)" office:value-type="string" office:string-value="ND">
            <text:p>ND</text:p>
          </table:table-cell>
          <table:table-cell table:style-name="ce22" table:formula="of:=VLOOKUP([.$A305];[$Sheet1.$C$5:.M131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4">
            <text:p>304</text:p>
          </table:table-cell>
          <table:table-cell table:style-name="ce1" table:formula="of:=VLOOKUP([.A306];[Sheet1.C308:.I1320];3;0)" office:value-type="float" office:value="0">
            <text:p/>
          </table:table-cell>
          <table:table-cell table:style-name="ce22" table:formula="of:=VLOOKUP([.$A306];[$Sheet1.$C$5:.J1320];4;0)" office:value-type="string" office:string-value="ND">
            <text:p>ND</text:p>
          </table:table-cell>
          <table:table-cell table:style-name="ce22" table:formula="of:=VLOOKUP([.$A306];[$Sheet1.$C$5:.K1320];5;0)" office:value-type="string" office:string-value="ND">
            <text:p>ND</text:p>
          </table:table-cell>
          <table:table-cell table:style-name="ce22" table:formula="of:=VLOOKUP([.$A306];[$Sheet1.$C$5:.L1320];6;0)" office:value-type="string" office:string-value="ND">
            <text:p>ND</text:p>
          </table:table-cell>
          <table:table-cell table:style-name="ce22" table:formula="of:=VLOOKUP([.$A306];[$Sheet1.$C$5:.M132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5">
            <text:p>305</text:p>
          </table:table-cell>
          <table:table-cell table:style-name="ce1" table:formula="of:=VLOOKUP([.A307];[Sheet1.C309:.I1321];3;0)" office:value-type="float" office:value="0">
            <text:p/>
          </table:table-cell>
          <table:table-cell table:style-name="ce22" table:formula="of:=VLOOKUP([.$A307];[$Sheet1.$C$5:.J1321];4;0)" office:value-type="string" office:string-value="ND">
            <text:p>ND</text:p>
          </table:table-cell>
          <table:table-cell table:style-name="ce22" table:formula="of:=VLOOKUP([.$A307];[$Sheet1.$C$5:.K1321];5;0)" office:value-type="string" office:string-value="ND">
            <text:p>ND</text:p>
          </table:table-cell>
          <table:table-cell table:style-name="ce22" table:formula="of:=VLOOKUP([.$A307];[$Sheet1.$C$5:.L1321];6;0)" office:value-type="string" office:string-value="ND">
            <text:p>ND</text:p>
          </table:table-cell>
          <table:table-cell table:style-name="ce22" table:formula="of:=VLOOKUP([.$A307];[$Sheet1.$C$5:.M132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6">
            <text:p>306</text:p>
          </table:table-cell>
          <table:table-cell table:style-name="ce1" table:formula="of:=VLOOKUP([.A308];[Sheet1.C310:.I1322];3;0)" office:value-type="float" office:value="0">
            <text:p/>
          </table:table-cell>
          <table:table-cell table:style-name="ce22" table:formula="of:=VLOOKUP([.$A308];[$Sheet1.$C$5:.J1322];4;0)" office:value-type="string" office:string-value="ND">
            <text:p>ND</text:p>
          </table:table-cell>
          <table:table-cell table:style-name="ce22" table:formula="of:=VLOOKUP([.$A308];[$Sheet1.$C$5:.K1322];5;0)" office:value-type="string" office:string-value="ND">
            <text:p>ND</text:p>
          </table:table-cell>
          <table:table-cell table:style-name="ce22" table:formula="of:=VLOOKUP([.$A308];[$Sheet1.$C$5:.L1322];6;0)" office:value-type="string" office:string-value="ND">
            <text:p>ND</text:p>
          </table:table-cell>
          <table:table-cell table:style-name="ce22" table:formula="of:=VLOOKUP([.$A308];[$Sheet1.$C$5:.M132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7">
            <text:p>307</text:p>
          </table:table-cell>
          <table:table-cell table:style-name="ce1" table:formula="of:=VLOOKUP([.A309];[Sheet1.C311:.I1323];3;0)" office:value-type="float" office:value="0">
            <text:p/>
          </table:table-cell>
          <table:table-cell table:style-name="ce22" table:formula="of:=VLOOKUP([.$A309];[$Sheet1.$C$5:.J1323];4;0)" office:value-type="string" office:string-value="ND">
            <text:p>ND</text:p>
          </table:table-cell>
          <table:table-cell table:style-name="ce22" table:formula="of:=VLOOKUP([.$A309];[$Sheet1.$C$5:.K1323];5;0)" office:value-type="string" office:string-value="ND">
            <text:p>ND</text:p>
          </table:table-cell>
          <table:table-cell table:style-name="ce22" table:formula="of:=VLOOKUP([.$A309];[$Sheet1.$C$5:.L1323];6;0)" office:value-type="string" office:string-value="ND">
            <text:p>ND</text:p>
          </table:table-cell>
          <table:table-cell table:style-name="ce22" table:formula="of:=VLOOKUP([.$A309];[$Sheet1.$C$5:.M132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8">
            <text:p>308</text:p>
          </table:table-cell>
          <table:table-cell table:style-name="ce1" table:formula="of:=VLOOKUP([.A310];[Sheet1.C312:.I1324];3;0)" office:value-type="float" office:value="0">
            <text:p/>
          </table:table-cell>
          <table:table-cell table:style-name="ce22" table:formula="of:=VLOOKUP([.$A310];[$Sheet1.$C$5:.J1324];4;0)" office:value-type="string" office:string-value="ND">
            <text:p>ND</text:p>
          </table:table-cell>
          <table:table-cell table:style-name="ce22" table:formula="of:=VLOOKUP([.$A310];[$Sheet1.$C$5:.K1324];5;0)" office:value-type="string" office:string-value="ND">
            <text:p>ND</text:p>
          </table:table-cell>
          <table:table-cell table:style-name="ce22" table:formula="of:=VLOOKUP([.$A310];[$Sheet1.$C$5:.L1324];6;0)" office:value-type="string" office:string-value="ND">
            <text:p>ND</text:p>
          </table:table-cell>
          <table:table-cell table:style-name="ce22" table:formula="of:=VLOOKUP([.$A310];[$Sheet1.$C$5:.M132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09">
            <text:p>309</text:p>
          </table:table-cell>
          <table:table-cell table:style-name="ce1" table:formula="of:=VLOOKUP([.A311];[Sheet1.C313:.I1325];3;0)" office:value-type="float" office:value="0">
            <text:p/>
          </table:table-cell>
          <table:table-cell table:style-name="ce22" table:formula="of:=VLOOKUP([.$A311];[$Sheet1.$C$5:.J1325];4;0)" office:value-type="string" office:string-value="ND">
            <text:p>ND</text:p>
          </table:table-cell>
          <table:table-cell table:style-name="ce22" table:formula="of:=VLOOKUP([.$A311];[$Sheet1.$C$5:.K1325];5;0)" office:value-type="string" office:string-value="ND">
            <text:p>ND</text:p>
          </table:table-cell>
          <table:table-cell table:style-name="ce22" table:formula="of:=VLOOKUP([.$A311];[$Sheet1.$C$5:.L1325];6;0)" office:value-type="string" office:string-value="ND">
            <text:p>ND</text:p>
          </table:table-cell>
          <table:table-cell table:style-name="ce22" table:formula="of:=VLOOKUP([.$A311];[$Sheet1.$C$5:.M132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0">
            <text:p>310</text:p>
          </table:table-cell>
          <table:table-cell table:style-name="ce1" table:formula="of:=VLOOKUP([.A312];[Sheet1.C314:.I1326];3;0)" office:value-type="string" office:string-value="zoom-original">
            <text:p>zoom-original</text:p>
          </table:table-cell>
          <table:table-cell table:style-name="ce22" table:formula="of:=VLOOKUP([.$A312];[$Sheet1.$C$5:.J1326];4;0)" office:value-type="string" office:string-value="x">
            <text:p>x</text:p>
          </table:table-cell>
          <table:table-cell table:style-name="ce22" table:formula="of:=VLOOKUP([.$A312];[$Sheet1.$C$5:.K1326];5;0)" office:value-type="string" office:string-value="x">
            <text:p>x</text:p>
          </table:table-cell>
          <table:table-cell table:style-name="ce22" table:formula="of:=VLOOKUP([.$A312];[$Sheet1.$C$5:.L1326];6;0)" office:value-type="string" office:string-value="x">
            <text:p>x</text:p>
          </table:table-cell>
          <table:table-cell table:style-name="ce22" table:formula="of:=VLOOKUP([.$A312];[$Sheet1.$C$5:.M132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1">
            <text:p>311</text:p>
          </table:table-cell>
          <table:table-cell table:style-name="ce1" table:formula="of:=VLOOKUP([.A313];[Sheet1.C315:.I1327];3;0)" office:value-type="float" office:value="0">
            <text:p/>
          </table:table-cell>
          <table:table-cell table:style-name="ce22" table:formula="of:=VLOOKUP([.$A313];[$Sheet1.$C$5:.J1327];4;0)" office:value-type="string" office:string-value="ND">
            <text:p>ND</text:p>
          </table:table-cell>
          <table:table-cell table:style-name="ce22" table:formula="of:=VLOOKUP([.$A313];[$Sheet1.$C$5:.K1327];5;0)" office:value-type="string" office:string-value="ND">
            <text:p>ND</text:p>
          </table:table-cell>
          <table:table-cell table:style-name="ce22" table:formula="of:=VLOOKUP([.$A313];[$Sheet1.$C$5:.L1327];6;0)" office:value-type="string" office:string-value="ND">
            <text:p>ND</text:p>
          </table:table-cell>
          <table:table-cell table:style-name="ce22" table:formula="of:=VLOOKUP([.$A313];[$Sheet1.$C$5:.M132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2">
            <text:p>312</text:p>
          </table:table-cell>
          <table:table-cell table:style-name="ce1" table:formula="of:=VLOOKUP([.A314];[Sheet1.C316:.I1328];3;0)" office:value-type="float" office:value="0">
            <text:p/>
          </table:table-cell>
          <table:table-cell table:style-name="ce22" table:formula="of:=VLOOKUP([.$A314];[$Sheet1.$C$5:.J1328];4;0)" office:value-type="string" office:string-value="ND">
            <text:p>ND</text:p>
          </table:table-cell>
          <table:table-cell table:style-name="ce22" table:formula="of:=VLOOKUP([.$A314];[$Sheet1.$C$5:.K1328];5;0)" office:value-type="string" office:string-value="ND">
            <text:p>ND</text:p>
          </table:table-cell>
          <table:table-cell table:style-name="ce22" table:formula="of:=VLOOKUP([.$A314];[$Sheet1.$C$5:.L1328];6;0)" office:value-type="string" office:string-value="ND">
            <text:p>ND</text:p>
          </table:table-cell>
          <table:table-cell table:style-name="ce22" table:formula="of:=VLOOKUP([.$A314];[$Sheet1.$C$5:.M132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3">
            <text:p>313</text:p>
          </table:table-cell>
          <table:table-cell table:style-name="ce1" table:formula="of:=VLOOKUP([.A315];[Sheet1.C317:.I1329];3;0)" office:value-type="string" office:string-value="user-identity">
            <text:p>user-identity</text:p>
          </table:table-cell>
          <table:table-cell table:style-name="ce22" table:formula="of:=VLOOKUP([.$A315];[$Sheet1.$C$5:.J1329];4;0)" office:value-type="string" office:string-value="x">
            <text:p>x</text:p>
          </table:table-cell>
          <table:table-cell table:style-name="ce22" table:formula="of:=VLOOKUP([.$A315];[$Sheet1.$C$5:.K1329];5;0)" office:value-type="string" office:string-value="x">
            <text:p>x</text:p>
          </table:table-cell>
          <table:table-cell table:style-name="ce22" table:formula="of:=VLOOKUP([.$A315];[$Sheet1.$C$5:.L1329];6;0)" office:value-type="string" office:string-value="x">
            <text:p>x</text:p>
          </table:table-cell>
          <table:table-cell table:style-name="ce22" table:formula="of:=VLOOKUP([.$A315];[$Sheet1.$C$5:.M1329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4">
            <text:p>314</text:p>
          </table:table-cell>
          <table:table-cell table:style-name="ce1" table:formula="of:=VLOOKUP([.A316];[Sheet1.C318:.I1330];3;0)" office:value-type="string" office:string-value="office-address-book">
            <text:p>office-address-book</text:p>
          </table:table-cell>
          <table:table-cell table:style-name="ce22" table:formula="of:=VLOOKUP([.$A316];[$Sheet1.$C$5:.J1330];4;0)" office:value-type="string" office:string-value="x">
            <text:p>x</text:p>
          </table:table-cell>
          <table:table-cell table:style-name="ce22" table:formula="of:=VLOOKUP([.$A316];[$Sheet1.$C$5:.K1330];5;0)" office:value-type="string" office:string-value="x">
            <text:p>x</text:p>
          </table:table-cell>
          <table:table-cell table:style-name="ce22" table:formula="of:=VLOOKUP([.$A316];[$Sheet1.$C$5:.L1330];6;0)" office:value-type="string" office:string-value="x">
            <text:p>x</text:p>
          </table:table-cell>
          <table:table-cell table:style-name="ce22" table:formula="of:=VLOOKUP([.$A316];[$Sheet1.$C$5:.M1330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5">
            <text:p>315</text:p>
          </table:table-cell>
          <table:table-cell table:style-name="ce1" table:formula="of:=VLOOKUP([.A317];[Sheet1.C319:.I1331];3;0)" office:value-type="string" office:string-value="application-pdf">
            <text:p>application-pdf</text:p>
          </table:table-cell>
          <table:table-cell table:style-name="ce22" table:formula="of:=VLOOKUP([.$A317];[$Sheet1.$C$5:.J1331];4;0)" office:value-type="string" office:string-value="x">
            <text:p>x</text:p>
          </table:table-cell>
          <table:table-cell table:style-name="ce22" table:formula="of:=VLOOKUP([.$A317];[$Sheet1.$C$5:.K1331];5;0)" office:value-type="string" office:string-value="x">
            <text:p>x</text:p>
          </table:table-cell>
          <table:table-cell table:style-name="ce22" table:formula="of:=VLOOKUP([.$A317];[$Sheet1.$C$5:.L1331];6;0)" office:value-type="string" office:string-value="x">
            <text:p>x</text:p>
          </table:table-cell>
          <table:table-cell table:style-name="ce22" table:formula="of:=VLOOKUP([.$A317];[$Sheet1.$C$5:.M133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6">
            <text:p>316</text:p>
          </table:table-cell>
          <table:table-cell table:style-name="ce1" table:formula="of:=VLOOKUP([.A318];[Sheet1.C320:.I1332];3;0)" office:value-type="float" office:value="0">
            <text:p/>
          </table:table-cell>
          <table:table-cell table:style-name="ce22" table:formula="of:=VLOOKUP([.$A318];[$Sheet1.$C$5:.J1332];4;0)" office:value-type="string" office:string-value="ND">
            <text:p>ND</text:p>
          </table:table-cell>
          <table:table-cell table:style-name="ce22" table:formula="of:=VLOOKUP([.$A318];[$Sheet1.$C$5:.K1332];5;0)" office:value-type="string" office:string-value="ND">
            <text:p>ND</text:p>
          </table:table-cell>
          <table:table-cell table:style-name="ce22" table:formula="of:=VLOOKUP([.$A318];[$Sheet1.$C$5:.L1332];6;0)" office:value-type="string" office:string-value="ND">
            <text:p>ND</text:p>
          </table:table-cell>
          <table:table-cell table:style-name="ce22" table:formula="of:=VLOOKUP([.$A318];[$Sheet1.$C$5:.M133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17">
            <text:p>317</text:p>
          </table:table-cell>
          <table:table-cell table:style-name="ce1" table:formula="of:=VLOOKUP([.A319];[Sheet1.C321:.I1333];3;0)" office:value-type="string" office:string-value="view-fullscreen">
            <text:p>view-fullscreen</text:p>
          </table:table-cell>
          <table:table-cell table:style-name="ce22" table:formula="of:=VLOOKUP([.$A319];[$Sheet1.$C$5:.J1333];4;0)" office:value-type="string" office:string-value="x">
            <text:p>x</text:p>
          </table:table-cell>
          <table:table-cell table:style-name="ce22" table:formula="of:=VLOOKUP([.$A319];[$Sheet1.$C$5:.K1333];5;0)" office:value-type="string" office:string-value="x">
            <text:p>x</text:p>
          </table:table-cell>
          <table:table-cell table:style-name="ce22" table:formula="of:=VLOOKUP([.$A319];[$Sheet1.$C$5:.L1333];6;0)" office:value-type="string" office:string-value="x">
            <text:p>x</text:p>
          </table:table-cell>
          <table:table-cell table:style-name="ce22" table:formula="of:=VLOOKUP([.$A319];[$Sheet1.$C$5:.M133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8">
            <text:p>318</text:p>
          </table:table-cell>
          <table:table-cell table:style-name="ce1" table:formula="of:=VLOOKUP([.A320];[Sheet1.C322:.I1334];3;0)" office:value-type="string" office:string-value="window-new">
            <text:p>window-new</text:p>
          </table:table-cell>
          <table:table-cell table:style-name="ce22" table:formula="of:=VLOOKUP([.$A320];[$Sheet1.$C$5:.J1334];4;0)" office:value-type="string" office:string-value="x">
            <text:p>x</text:p>
          </table:table-cell>
          <table:table-cell table:style-name="ce22" table:formula="of:=VLOOKUP([.$A320];[$Sheet1.$C$5:.K1334];5;0)" office:value-type="string" office:string-value="x">
            <text:p>x</text:p>
          </table:table-cell>
          <table:table-cell table:style-name="ce22" table:formula="of:=VLOOKUP([.$A320];[$Sheet1.$C$5:.L1334];6;0)" office:value-type="string" office:string-value="x">
            <text:p>x</text:p>
          </table:table-cell>
          <table:table-cell table:style-name="ce22" table:formula="of:=VLOOKUP([.$A320];[$Sheet1.$C$5:.M133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19">
            <text:p>319</text:p>
          </table:table-cell>
          <table:table-cell table:style-name="ce1" table:formula="of:=VLOOKUP([.A321];[Sheet1.C323:.I1335];3;0)" office:value-type="float" office:value="0">
            <text:p/>
          </table:table-cell>
          <table:table-cell table:style-name="ce22" table:formula="of:=VLOOKUP([.$A321];[$Sheet1.$C$5:.J1335];4;0)" office:value-type="string" office:string-value="ND">
            <text:p>ND</text:p>
          </table:table-cell>
          <table:table-cell table:style-name="ce22" table:formula="of:=VLOOKUP([.$A321];[$Sheet1.$C$5:.K1335];5;0)" office:value-type="string" office:string-value="ND">
            <text:p>ND</text:p>
          </table:table-cell>
          <table:table-cell table:style-name="ce22" table:formula="of:=VLOOKUP([.$A321];[$Sheet1.$C$5:.L1335];6;0)" office:value-type="string" office:string-value="ND">
            <text:p>ND</text:p>
          </table:table-cell>
          <table:table-cell table:style-name="ce22" table:formula="of:=VLOOKUP([.$A321];[$Sheet1.$C$5:.M133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0">
            <text:p>320</text:p>
          </table:table-cell>
          <table:table-cell table:style-name="ce1" table:formula="of:=VLOOKUP([.A322];[Sheet1.C324:.I1336];3;0)" office:value-type="float" office:value="0">
            <text:p/>
          </table:table-cell>
          <table:table-cell table:style-name="ce22" table:formula="of:=VLOOKUP([.$A322];[$Sheet1.$C$5:.J1336];4;0)" office:value-type="string" office:string-value="ND">
            <text:p>ND</text:p>
          </table:table-cell>
          <table:table-cell table:style-name="ce22" table:formula="of:=VLOOKUP([.$A322];[$Sheet1.$C$5:.K1336];5;0)" office:value-type="string" office:string-value="ND">
            <text:p>ND</text:p>
          </table:table-cell>
          <table:table-cell table:style-name="ce22" table:formula="of:=VLOOKUP([.$A322];[$Sheet1.$C$5:.L1336];6;0)" office:value-type="string" office:string-value="ND">
            <text:p>ND</text:p>
          </table:table-cell>
          <table:table-cell table:style-name="ce22" table:formula="of:=VLOOKUP([.$A322];[$Sheet1.$C$5:.M133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1">
            <text:p>321</text:p>
          </table:table-cell>
          <table:table-cell table:style-name="ce1" table:formula="of:=VLOOKUP([.A323];[Sheet1.C325:.I1337];3;0)" office:value-type="float" office:value="0">
            <text:p/>
          </table:table-cell>
          <table:table-cell table:style-name="ce22" table:formula="of:=VLOOKUP([.$A323];[$Sheet1.$C$5:.J1337];4;0)" office:value-type="string" office:string-value="x">
            <text:p>x</text:p>
          </table:table-cell>
          <table:table-cell table:style-name="ce22" table:formula="of:=VLOOKUP([.$A323];[$Sheet1.$C$5:.K1337];5;0)" office:value-type="string" office:string-value="x">
            <text:p>x</text:p>
          </table:table-cell>
          <table:table-cell table:style-name="ce22" table:formula="of:=VLOOKUP([.$A323];[$Sheet1.$C$5:.L1337];6;0)" office:value-type="string" office:string-value="x">
            <text:p>x</text:p>
          </table:table-cell>
          <table:table-cell table:style-name="ce22" table:formula="of:=VLOOKUP([.$A323];[$Sheet1.$C$5:.M1337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2">
            <text:p>322</text:p>
          </table:table-cell>
          <table:table-cell table:style-name="ce1" table:formula="of:=VLOOKUP([.A324];[Sheet1.C326:.I1338];3;0)" office:value-type="float" office:value="0">
            <text:p/>
          </table:table-cell>
          <table:table-cell table:style-name="ce22" table:formula="of:=VLOOKUP([.$A324];[$Sheet1.$C$5:.J1338];4;0)" office:value-type="string" office:string-value="ND">
            <text:p>ND</text:p>
          </table:table-cell>
          <table:table-cell table:style-name="ce22" table:formula="of:=VLOOKUP([.$A324];[$Sheet1.$C$5:.K1338];5;0)" office:value-type="string" office:string-value="ND">
            <text:p>ND</text:p>
          </table:table-cell>
          <table:table-cell table:style-name="ce22" table:formula="of:=VLOOKUP([.$A324];[$Sheet1.$C$5:.L1338];6;0)" office:value-type="string" office:string-value="ND">
            <text:p>ND</text:p>
          </table:table-cell>
          <table:table-cell table:style-name="ce22" table:formula="of:=VLOOKUP([.$A324];[$Sheet1.$C$5:.M133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3">
            <text:p>323</text:p>
          </table:table-cell>
          <table:table-cell table:style-name="ce1" table:formula="of:=VLOOKUP([.A325];[Sheet1.C327:.I1339];3;0)" office:value-type="float" office:value="0">
            <text:p/>
          </table:table-cell>
          <table:table-cell table:style-name="ce22" table:formula="of:=VLOOKUP([.$A325];[$Sheet1.$C$5:.J1339];4;0)" office:value-type="string" office:string-value="ND">
            <text:p>ND</text:p>
          </table:table-cell>
          <table:table-cell table:style-name="ce22" table:formula="of:=VLOOKUP([.$A325];[$Sheet1.$C$5:.K1339];5;0)" office:value-type="string" office:string-value="ND">
            <text:p>ND</text:p>
          </table:table-cell>
          <table:table-cell table:style-name="ce22" table:formula="of:=VLOOKUP([.$A325];[$Sheet1.$C$5:.L1339];6;0)" office:value-type="string" office:string-value="ND">
            <text:p>ND</text:p>
          </table:table-cell>
          <table:table-cell table:style-name="ce22" table:formula="of:=VLOOKUP([.$A325];[$Sheet1.$C$5:.M133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4">
            <text:p>324</text:p>
          </table:table-cell>
          <table:table-cell table:style-name="ce1" table:formula="of:=VLOOKUP([.A326];[Sheet1.C328:.I1340];3;0)" office:value-type="float" office:value="0">
            <text:p/>
          </table:table-cell>
          <table:table-cell table:style-name="ce22" table:formula="of:=VLOOKUP([.$A326];[$Sheet1.$C$5:.J1340];4;0)" office:value-type="string" office:string-value="ND">
            <text:p>ND</text:p>
          </table:table-cell>
          <table:table-cell table:style-name="ce22" table:formula="of:=VLOOKUP([.$A326];[$Sheet1.$C$5:.K1340];5;0)" office:value-type="string" office:string-value="ND">
            <text:p>ND</text:p>
          </table:table-cell>
          <table:table-cell table:style-name="ce22" table:formula="of:=VLOOKUP([.$A326];[$Sheet1.$C$5:.L1340];6;0)" office:value-type="string" office:string-value="ND">
            <text:p>ND</text:p>
          </table:table-cell>
          <table:table-cell table:style-name="ce22" table:formula="of:=VLOOKUP([.$A326];[$Sheet1.$C$5:.M134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5">
            <text:p>325</text:p>
          </table:table-cell>
          <table:table-cell table:style-name="ce1" table:formula="of:=VLOOKUP([.A327];[Sheet1.C329:.I1341];3;0)" office:value-type="string" office:string-value="align-horizontal-center">
            <text:p>align-horizontal-center</text:p>
          </table:table-cell>
          <table:table-cell table:style-name="ce22" table:formula="of:=VLOOKUP([.$A327];[$Sheet1.$C$5:.J1341];4;0)" office:value-type="string" office:string-value="x">
            <text:p>x</text:p>
          </table:table-cell>
          <table:table-cell table:style-name="ce22" table:formula="of:=VLOOKUP([.$A327];[$Sheet1.$C$5:.K1341];5;0)" office:value-type="string" office:string-value="x">
            <text:p>x</text:p>
          </table:table-cell>
          <table:table-cell table:style-name="ce22" table:formula="of:=VLOOKUP([.$A327];[$Sheet1.$C$5:.L1341];6;0)" office:value-type="string" office:string-value="x">
            <text:p>x</text:p>
          </table:table-cell>
          <table:table-cell table:style-name="ce22" table:formula="of:=VLOOKUP([.$A327];[$Sheet1.$C$5:.M134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6">
            <text:p>326</text:p>
          </table:table-cell>
          <table:table-cell table:style-name="ce1" table:formula="of:=VLOOKUP([.A328];[Sheet1.C330:.I1342];3;0)" office:value-type="string" office:string-value="align-horizontal-left">
            <text:p>align-horizontal-left</text:p>
          </table:table-cell>
          <table:table-cell table:style-name="ce22" table:formula="of:=VLOOKUP([.$A328];[$Sheet1.$C$5:.J1342];4;0)" office:value-type="string" office:string-value="x">
            <text:p>x</text:p>
          </table:table-cell>
          <table:table-cell table:style-name="ce22" table:formula="of:=VLOOKUP([.$A328];[$Sheet1.$C$5:.K1342];5;0)" office:value-type="string" office:string-value="x">
            <text:p>x</text:p>
          </table:table-cell>
          <table:table-cell table:style-name="ce22" table:formula="of:=VLOOKUP([.$A328];[$Sheet1.$C$5:.L1342];6;0)" office:value-type="string" office:string-value="x">
            <text:p>x</text:p>
          </table:table-cell>
          <table:table-cell table:style-name="ce22" table:formula="of:=VLOOKUP([.$A328];[$Sheet1.$C$5:.M134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7">
            <text:p>327</text:p>
          </table:table-cell>
          <table:table-cell table:style-name="ce1" table:formula="of:=VLOOKUP([.A329];[Sheet1.C331:.I1343];3;0)" office:value-type="string" office:string-value="align-horizontal-right">
            <text:p>align-horizontal-right</text:p>
          </table:table-cell>
          <table:table-cell table:style-name="ce22" table:formula="of:=VLOOKUP([.$A329];[$Sheet1.$C$5:.J1343];4;0)" office:value-type="string" office:string-value="x">
            <text:p>x</text:p>
          </table:table-cell>
          <table:table-cell table:style-name="ce22" table:formula="of:=VLOOKUP([.$A329];[$Sheet1.$C$5:.K1343];5;0)" office:value-type="string" office:string-value="x">
            <text:p>x</text:p>
          </table:table-cell>
          <table:table-cell table:style-name="ce22" table:formula="of:=VLOOKUP([.$A329];[$Sheet1.$C$5:.L1343];6;0)" office:value-type="string" office:string-value="x">
            <text:p>x</text:p>
          </table:table-cell>
          <table:table-cell table:style-name="ce22" table:formula="of:=VLOOKUP([.$A329];[$Sheet1.$C$5:.M134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28">
            <text:p>328</text:p>
          </table:table-cell>
          <table:table-cell table:style-name="ce1" table:formula="of:=VLOOKUP([.A330];[Sheet1.C332:.I1344];3;0)" office:value-type="float" office:value="0">
            <text:p/>
          </table:table-cell>
          <table:table-cell table:style-name="ce22" table:formula="of:=VLOOKUP([.$A330];[$Sheet1.$C$5:.J1344];4;0)" office:value-type="string" office:string-value="ND">
            <text:p>ND</text:p>
          </table:table-cell>
          <table:table-cell table:style-name="ce22" table:formula="of:=VLOOKUP([.$A330];[$Sheet1.$C$5:.K1344];5;0)" office:value-type="string" office:string-value="ND">
            <text:p>ND</text:p>
          </table:table-cell>
          <table:table-cell table:style-name="ce22" table:formula="of:=VLOOKUP([.$A330];[$Sheet1.$C$5:.L1344];6;0)" office:value-type="string" office:string-value="ND">
            <text:p>ND</text:p>
          </table:table-cell>
          <table:table-cell table:style-name="ce22" table:formula="of:=VLOOKUP([.$A330];[$Sheet1.$C$5:.M134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29">
            <text:p>329</text:p>
          </table:table-cell>
          <table:table-cell table:style-name="ce1" table:formula="of:=VLOOKUP([.A331];[Sheet1.C333:.I1345];3;0)" office:value-type="float" office:value="0">
            <text:p/>
          </table:table-cell>
          <table:table-cell table:style-name="ce22" table:formula="of:=VLOOKUP([.$A331];[$Sheet1.$C$5:.J1345];4;0)" office:value-type="string" office:string-value="ND">
            <text:p>ND</text:p>
          </table:table-cell>
          <table:table-cell table:style-name="ce22" table:formula="of:=VLOOKUP([.$A331];[$Sheet1.$C$5:.K1345];5;0)" office:value-type="string" office:string-value="ND">
            <text:p>ND</text:p>
          </table:table-cell>
          <table:table-cell table:style-name="ce22" table:formula="of:=VLOOKUP([.$A331];[$Sheet1.$C$5:.L1345];6;0)" office:value-type="string" office:string-value="ND">
            <text:p>ND</text:p>
          </table:table-cell>
          <table:table-cell table:style-name="ce22" table:formula="of:=VLOOKUP([.$A331];[$Sheet1.$C$5:.M134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0">
            <text:p>330</text:p>
          </table:table-cell>
          <table:table-cell table:style-name="ce1" table:formula="of:=VLOOKUP([.A332];[Sheet1.C334:.I1346];3;0)" office:value-type="float" office:value="0">
            <text:p/>
          </table:table-cell>
          <table:table-cell table:style-name="ce22" table:formula="of:=VLOOKUP([.$A332];[$Sheet1.$C$5:.J1346];4;0)" office:value-type="string" office:string-value="ND">
            <text:p>ND</text:p>
          </table:table-cell>
          <table:table-cell table:style-name="ce22" table:formula="of:=VLOOKUP([.$A332];[$Sheet1.$C$5:.K1346];5;0)" office:value-type="string" office:string-value="ND">
            <text:p>ND</text:p>
          </table:table-cell>
          <table:table-cell table:style-name="ce22" table:formula="of:=VLOOKUP([.$A332];[$Sheet1.$C$5:.L1346];6;0)" office:value-type="string" office:string-value="ND">
            <text:p>ND</text:p>
          </table:table-cell>
          <table:table-cell table:style-name="ce22" table:formula="of:=VLOOKUP([.$A332];[$Sheet1.$C$5:.M134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1">
            <text:p>331</text:p>
          </table:table-cell>
          <table:table-cell table:style-name="ce1" table:formula="of:=VLOOKUP([.A333];[Sheet1.C335:.I1347];3;0)" office:value-type="float" office:value="0">
            <text:p/>
          </table:table-cell>
          <table:table-cell table:style-name="ce22" table:formula="of:=VLOOKUP([.$A333];[$Sheet1.$C$5:.J1347];4;0)" office:value-type="string" office:string-value="ND">
            <text:p>ND</text:p>
          </table:table-cell>
          <table:table-cell table:style-name="ce22" table:formula="of:=VLOOKUP([.$A333];[$Sheet1.$C$5:.K1347];5;0)" office:value-type="string" office:string-value="ND">
            <text:p>ND</text:p>
          </table:table-cell>
          <table:table-cell table:style-name="ce22" table:formula="of:=VLOOKUP([.$A333];[$Sheet1.$C$5:.L1347];6;0)" office:value-type="string" office:string-value="ND">
            <text:p>ND</text:p>
          </table:table-cell>
          <table:table-cell table:style-name="ce22" table:formula="of:=VLOOKUP([.$A333];[$Sheet1.$C$5:.M134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2">
            <text:p>332</text:p>
          </table:table-cell>
          <table:table-cell table:style-name="ce1" table:formula="of:=VLOOKUP([.A334];[Sheet1.C336:.I1348];3;0)" office:value-type="float" office:value="0">
            <text:p/>
          </table:table-cell>
          <table:table-cell table:style-name="ce22" table:formula="of:=VLOOKUP([.$A334];[$Sheet1.$C$5:.J1348];4;0)" office:value-type="string" office:string-value="ND">
            <text:p>ND</text:p>
          </table:table-cell>
          <table:table-cell table:style-name="ce22" table:formula="of:=VLOOKUP([.$A334];[$Sheet1.$C$5:.K1348];5;0)" office:value-type="string" office:string-value="ND">
            <text:p>ND</text:p>
          </table:table-cell>
          <table:table-cell table:style-name="ce22" table:formula="of:=VLOOKUP([.$A334];[$Sheet1.$C$5:.L1348];6;0)" office:value-type="string" office:string-value="ND">
            <text:p>ND</text:p>
          </table:table-cell>
          <table:table-cell table:style-name="ce22" table:formula="of:=VLOOKUP([.$A334];[$Sheet1.$C$5:.M134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3">
            <text:p>333</text:p>
          </table:table-cell>
          <table:table-cell table:style-name="ce1" table:formula="of:=VLOOKUP([.A335];[Sheet1.C337:.I1349];3;0)" office:value-type="float" office:value="0">
            <text:p/>
          </table:table-cell>
          <table:table-cell table:style-name="ce22" table:formula="of:=VLOOKUP([.$A335];[$Sheet1.$C$5:.J1349];4;0)" office:value-type="string" office:string-value="ND">
            <text:p>ND</text:p>
          </table:table-cell>
          <table:table-cell table:style-name="ce22" table:formula="of:=VLOOKUP([.$A335];[$Sheet1.$C$5:.K1349];5;0)" office:value-type="string" office:string-value="ND">
            <text:p>ND</text:p>
          </table:table-cell>
          <table:table-cell table:style-name="ce22" table:formula="of:=VLOOKUP([.$A335];[$Sheet1.$C$5:.L1349];6;0)" office:value-type="string" office:string-value="ND">
            <text:p>ND</text:p>
          </table:table-cell>
          <table:table-cell table:style-name="ce22" table:formula="of:=VLOOKUP([.$A335];[$Sheet1.$C$5:.M134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4">
            <text:p>334</text:p>
          </table:table-cell>
          <table:table-cell table:style-name="ce1" table:formula="of:=VLOOKUP([.A336];[Sheet1.C338:.I1350];3;0)" office:value-type="float" office:value="0">
            <text:p/>
          </table:table-cell>
          <table:table-cell table:style-name="ce22" table:formula="of:=VLOOKUP([.$A336];[$Sheet1.$C$5:.J1350];4;0)" office:value-type="string" office:string-value="ND">
            <text:p>ND</text:p>
          </table:table-cell>
          <table:table-cell table:style-name="ce22" table:formula="of:=VLOOKUP([.$A336];[$Sheet1.$C$5:.K1350];5;0)" office:value-type="string" office:string-value="ND">
            <text:p>ND</text:p>
          </table:table-cell>
          <table:table-cell table:style-name="ce22" table:formula="of:=VLOOKUP([.$A336];[$Sheet1.$C$5:.L1350];6;0)" office:value-type="string" office:string-value="ND">
            <text:p>ND</text:p>
          </table:table-cell>
          <table:table-cell table:style-name="ce22" table:formula="of:=VLOOKUP([.$A336];[$Sheet1.$C$5:.M135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5">
            <text:p>335</text:p>
          </table:table-cell>
          <table:table-cell table:style-name="ce1" table:formula="of:=VLOOKUP([.A337];[Sheet1.C339:.I1351];3;0)" office:value-type="string" office:string-value="stroke-cap-button">
            <text:p>stroke-cap-button</text:p>
          </table:table-cell>
          <table:table-cell table:style-name="ce22" table:formula="of:=VLOOKUP([.$A337];[$Sheet1.$C$5:.J1351];4;0)" office:value-type="string" office:string-value="x">
            <text:p>x</text:p>
          </table:table-cell>
          <table:table-cell table:style-name="ce22" table:formula="of:=VLOOKUP([.$A337];[$Sheet1.$C$5:.K1351];5;0)" office:value-type="string" office:string-value="ND">
            <text:p>ND</text:p>
          </table:table-cell>
          <table:table-cell table:style-name="ce22" table:formula="of:=VLOOKUP([.$A337];[$Sheet1.$C$5:.L1351];6;0)" office:value-type="string" office:string-value="ND">
            <text:p>ND</text:p>
          </table:table-cell>
          <table:table-cell table:style-name="ce22" table:formula="of:=VLOOKUP([.$A337];[$Sheet1.$C$5:.M135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6">
            <text:p>336</text:p>
          </table:table-cell>
          <table:table-cell table:style-name="ce1" table:formula="of:=VLOOKUP([.A338];[Sheet1.C340:.I1352];3;0)" office:value-type="string" office:string-value="stroke-cap-round">
            <text:p>stroke-cap-round</text:p>
          </table:table-cell>
          <table:table-cell table:style-name="ce22" table:formula="of:=VLOOKUP([.$A338];[$Sheet1.$C$5:.J1352];4;0)" office:value-type="string" office:string-value="x">
            <text:p>x</text:p>
          </table:table-cell>
          <table:table-cell table:style-name="ce22" table:formula="of:=VLOOKUP([.$A338];[$Sheet1.$C$5:.K1352];5;0)" office:value-type="string" office:string-value="ND">
            <text:p>ND</text:p>
          </table:table-cell>
          <table:table-cell table:style-name="ce22" table:formula="of:=VLOOKUP([.$A338];[$Sheet1.$C$5:.L1352];6;0)" office:value-type="string" office:string-value="ND">
            <text:p>ND</text:p>
          </table:table-cell>
          <table:table-cell table:style-name="ce22" table:formula="of:=VLOOKUP([.$A338];[$Sheet1.$C$5:.M135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7">
            <text:p>337</text:p>
          </table:table-cell>
          <table:table-cell table:style-name="ce1" table:formula="of:=VLOOKUP([.A339];[Sheet1.C341:.I1353];3;0)" office:value-type="string" office:string-value="stroke-cap-square">
            <text:p>stroke-cap-square</text:p>
          </table:table-cell>
          <table:table-cell table:style-name="ce22" table:formula="of:=VLOOKUP([.$A339];[$Sheet1.$C$5:.J1353];4;0)" office:value-type="string" office:string-value="x">
            <text:p>x</text:p>
          </table:table-cell>
          <table:table-cell table:style-name="ce22" table:formula="of:=VLOOKUP([.$A339];[$Sheet1.$C$5:.K1353];5;0)" office:value-type="string" office:string-value="ND">
            <text:p>ND</text:p>
          </table:table-cell>
          <table:table-cell table:style-name="ce22" table:formula="of:=VLOOKUP([.$A339];[$Sheet1.$C$5:.L1353];6;0)" office:value-type="string" office:string-value="ND">
            <text:p>ND</text:p>
          </table:table-cell>
          <table:table-cell table:style-name="ce22" table:formula="of:=VLOOKUP([.$A339];[$Sheet1.$C$5:.M135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8">
            <text:p>338</text:p>
          </table:table-cell>
          <table:table-cell table:style-name="ce1" table:formula="of:=VLOOKUP([.A340];[Sheet1.C342:.I1354];3;0)" office:value-type="string" office:string-value="stroke-join-bevel">
            <text:p>stroke-join-bevel</text:p>
          </table:table-cell>
          <table:table-cell table:style-name="ce22" table:formula="of:=VLOOKUP([.$A340];[$Sheet1.$C$5:.J1354];4;0)" office:value-type="string" office:string-value="x">
            <text:p>x</text:p>
          </table:table-cell>
          <table:table-cell table:style-name="ce22" table:formula="of:=VLOOKUP([.$A340];[$Sheet1.$C$5:.K1354];5;0)" office:value-type="string" office:string-value="ND">
            <text:p>ND</text:p>
          </table:table-cell>
          <table:table-cell table:style-name="ce22" table:formula="of:=VLOOKUP([.$A340];[$Sheet1.$C$5:.L1354];6;0)" office:value-type="string" office:string-value="ND">
            <text:p>ND</text:p>
          </table:table-cell>
          <table:table-cell table:style-name="ce22" table:formula="of:=VLOOKUP([.$A340];[$Sheet1.$C$5:.M135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39">
            <text:p>339</text:p>
          </table:table-cell>
          <table:table-cell table:style-name="ce1" table:formula="of:=VLOOKUP([.A341];[Sheet1.C343:.I1355];3;0)" office:value-type="string" office:string-value="stroke-join-miter">
            <text:p>stroke-join-miter</text:p>
          </table:table-cell>
          <table:table-cell table:style-name="ce22" table:formula="of:=VLOOKUP([.$A341];[$Sheet1.$C$5:.J1355];4;0)" office:value-type="string" office:string-value="x">
            <text:p>x</text:p>
          </table:table-cell>
          <table:table-cell table:style-name="ce22" table:formula="of:=VLOOKUP([.$A341];[$Sheet1.$C$5:.K1355];5;0)" office:value-type="string" office:string-value="ND">
            <text:p>ND</text:p>
          </table:table-cell>
          <table:table-cell table:style-name="ce22" table:formula="of:=VLOOKUP([.$A341];[$Sheet1.$C$5:.L1355];6;0)" office:value-type="string" office:string-value="ND">
            <text:p>ND</text:p>
          </table:table-cell>
          <table:table-cell table:style-name="ce22" table:formula="of:=VLOOKUP([.$A341];[$Sheet1.$C$5:.M135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0">
            <text:p>340</text:p>
          </table:table-cell>
          <table:table-cell table:style-name="ce1" table:formula="of:=VLOOKUP([.A342];[Sheet1.C344:.I1356];3;0)" office:value-type="string" office:string-value="stroke-join-round">
            <text:p>stroke-join-round</text:p>
          </table:table-cell>
          <table:table-cell table:style-name="ce22" table:formula="of:=VLOOKUP([.$A342];[$Sheet1.$C$5:.J1356];4;0)" office:value-type="string" office:string-value="x">
            <text:p>x</text:p>
          </table:table-cell>
          <table:table-cell table:style-name="ce22" table:formula="of:=VLOOKUP([.$A342];[$Sheet1.$C$5:.K1356];5;0)" office:value-type="string" office:string-value="ND">
            <text:p>ND</text:p>
          </table:table-cell>
          <table:table-cell table:style-name="ce22" table:formula="of:=VLOOKUP([.$A342];[$Sheet1.$C$5:.L1356];6;0)" office:value-type="string" office:string-value="ND">
            <text:p>ND</text:p>
          </table:table-cell>
          <table:table-cell table:style-name="ce22" table:formula="of:=VLOOKUP([.$A342];[$Sheet1.$C$5:.M135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1">
            <text:p>341</text:p>
          </table:table-cell>
          <table:table-cell table:style-name="ce1" table:formula="of:=VLOOKUP([.A343];[Sheet1.C345:.I1357];3;0)" office:value-type="float" office:value="0">
            <text:p/>
          </table:table-cell>
          <table:table-cell table:style-name="ce22" table:formula="of:=VLOOKUP([.$A343];[$Sheet1.$C$5:.J1357];4;0)" office:value-type="string" office:string-value="ND">
            <text:p>ND</text:p>
          </table:table-cell>
          <table:table-cell table:style-name="ce22" table:formula="of:=VLOOKUP([.$A343];[$Sheet1.$C$5:.K1357];5;0)" office:value-type="string" office:string-value="ND">
            <text:p>ND</text:p>
          </table:table-cell>
          <table:table-cell table:style-name="ce22" table:formula="of:=VLOOKUP([.$A343];[$Sheet1.$C$5:.L1357];6;0)" office:value-type="string" office:string-value="ND">
            <text:p>ND</text:p>
          </table:table-cell>
          <table:table-cell table:style-name="ce22" table:formula="of:=VLOOKUP([.$A343];[$Sheet1.$C$5:.M135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2">
            <text:p>342</text:p>
          </table:table-cell>
          <table:table-cell table:style-name="ce1" table:formula="of:=VLOOKUP([.A344];[Sheet1.C346:.I1358];3;0)" office:value-type="float" office:value="0">
            <text:p/>
          </table:table-cell>
          <table:table-cell table:style-name="ce22" table:formula="of:=VLOOKUP([.$A344];[$Sheet1.$C$5:.J1358];4;0)" office:value-type="string" office:string-value="ND">
            <text:p>ND</text:p>
          </table:table-cell>
          <table:table-cell table:style-name="ce22" table:formula="of:=VLOOKUP([.$A344];[$Sheet1.$C$5:.K1358];5;0)" office:value-type="string" office:string-value="ND">
            <text:p>ND</text:p>
          </table:table-cell>
          <table:table-cell table:style-name="ce22" table:formula="of:=VLOOKUP([.$A344];[$Sheet1.$C$5:.L1358];6;0)" office:value-type="string" office:string-value="ND">
            <text:p>ND</text:p>
          </table:table-cell>
          <table:table-cell table:style-name="ce22" table:formula="of:=VLOOKUP([.$A344];[$Sheet1.$C$5:.M135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3">
            <text:p>343</text:p>
          </table:table-cell>
          <table:table-cell table:style-name="ce1" table:formula="of:=VLOOKUP([.A345];[Sheet1.C347:.I1359];3;0)" office:value-type="float" office:value="0">
            <text:p/>
          </table:table-cell>
          <table:table-cell table:style-name="ce22" table:formula="of:=VLOOKUP([.$A345];[$Sheet1.$C$5:.J1359];4;0)" office:value-type="string" office:string-value="ND">
            <text:p>ND</text:p>
          </table:table-cell>
          <table:table-cell table:style-name="ce22" table:formula="of:=VLOOKUP([.$A345];[$Sheet1.$C$5:.K1359];5;0)" office:value-type="string" office:string-value="ND">
            <text:p>ND</text:p>
          </table:table-cell>
          <table:table-cell table:style-name="ce22" table:formula="of:=VLOOKUP([.$A345];[$Sheet1.$C$5:.L1359];6;0)" office:value-type="string" office:string-value="ND">
            <text:p>ND</text:p>
          </table:table-cell>
          <table:table-cell table:style-name="ce22" table:formula="of:=VLOOKUP([.$A345];[$Sheet1.$C$5:.M135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4">
            <text:p>344</text:p>
          </table:table-cell>
          <table:table-cell table:style-name="ce1" table:formula="of:=VLOOKUP([.A346];[Sheet1.C348:.I1360];3;0)" office:value-type="float" office:value="0">
            <text:p/>
          </table:table-cell>
          <table:table-cell table:style-name="ce22" table:formula="of:=VLOOKUP([.$A346];[$Sheet1.$C$5:.J1360];4;0)" office:value-type="string" office:string-value="ND">
            <text:p>ND</text:p>
          </table:table-cell>
          <table:table-cell table:style-name="ce22" table:formula="of:=VLOOKUP([.$A346];[$Sheet1.$C$5:.K1360];5;0)" office:value-type="string" office:string-value="ND">
            <text:p>ND</text:p>
          </table:table-cell>
          <table:table-cell table:style-name="ce22" table:formula="of:=VLOOKUP([.$A346];[$Sheet1.$C$5:.L1360];6;0)" office:value-type="string" office:string-value="ND">
            <text:p>ND</text:p>
          </table:table-cell>
          <table:table-cell table:style-name="ce22" table:formula="of:=VLOOKUP([.$A346];[$Sheet1.$C$5:.M136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5">
            <text:p>345</text:p>
          </table:table-cell>
          <table:table-cell table:style-name="ce1" table:formula="of:=VLOOKUP([.A347];[Sheet1.C349:.I1361];3;0)" office:value-type="float" office:value="0">
            <text:p/>
          </table:table-cell>
          <table:table-cell table:style-name="ce22" table:formula="of:=VLOOKUP([.$A347];[$Sheet1.$C$5:.J1361];4;0)" office:value-type="string" office:string-value="ND">
            <text:p>ND</text:p>
          </table:table-cell>
          <table:table-cell table:style-name="ce22" table:formula="of:=VLOOKUP([.$A347];[$Sheet1.$C$5:.K1361];5;0)" office:value-type="string" office:string-value="ND">
            <text:p>ND</text:p>
          </table:table-cell>
          <table:table-cell table:style-name="ce22" table:formula="of:=VLOOKUP([.$A347];[$Sheet1.$C$5:.L1361];6;0)" office:value-type="string" office:string-value="ND">
            <text:p>ND</text:p>
          </table:table-cell>
          <table:table-cell table:style-name="ce22" table:formula="of:=VLOOKUP([.$A347];[$Sheet1.$C$5:.M136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6">
            <text:p>346</text:p>
          </table:table-cell>
          <table:table-cell table:style-name="ce1" table:formula="of:=VLOOKUP([.A348];[Sheet1.C350:.I1362];3;0)" office:value-type="float" office:value="0">
            <text:p/>
          </table:table-cell>
          <table:table-cell table:style-name="ce22" table:formula="of:=VLOOKUP([.$A348];[$Sheet1.$C$5:.J1362];4;0)" office:value-type="string" office:string-value="ND">
            <text:p>ND</text:p>
          </table:table-cell>
          <table:table-cell table:style-name="ce22" table:formula="of:=VLOOKUP([.$A348];[$Sheet1.$C$5:.K1362];5;0)" office:value-type="string" office:string-value="ND">
            <text:p>ND</text:p>
          </table:table-cell>
          <table:table-cell table:style-name="ce22" table:formula="of:=VLOOKUP([.$A348];[$Sheet1.$C$5:.L1362];6;0)" office:value-type="string" office:string-value="ND">
            <text:p>ND</text:p>
          </table:table-cell>
          <table:table-cell table:style-name="ce22" table:formula="of:=VLOOKUP([.$A348];[$Sheet1.$C$5:.M136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7">
            <text:p>347</text:p>
          </table:table-cell>
          <table:table-cell table:style-name="ce1" table:formula="of:=VLOOKUP([.A349];[Sheet1.C351:.I1363];3;0)" office:value-type="string" office:string-value="draw-eraser">
            <text:p>draw-eraser</text:p>
          </table:table-cell>
          <table:table-cell table:style-name="ce22" table:formula="of:=VLOOKUP([.$A349];[$Sheet1.$C$5:.J1363];4;0)" office:value-type="string" office:string-value="x">
            <text:p>x</text:p>
          </table:table-cell>
          <table:table-cell table:style-name="ce22" table:formula="of:=VLOOKUP([.$A349];[$Sheet1.$C$5:.K1363];5;0)" office:value-type="string" office:string-value="x">
            <text:p>x</text:p>
          </table:table-cell>
          <table:table-cell table:style-name="ce22" table:formula="of:=VLOOKUP([.$A349];[$Sheet1.$C$5:.L1363];6;0)" office:value-type="string" office:string-value="x">
            <text:p>x</text:p>
          </table:table-cell>
          <table:table-cell table:style-name="ce22" table:formula="of:=VLOOKUP([.$A349];[$Sheet1.$C$5:.M136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48">
            <text:p>348</text:p>
          </table:table-cell>
          <table:table-cell table:style-name="ce1" table:formula="of:=VLOOKUP([.A350];[Sheet1.C352:.I1364];3;0)" office:value-type="float" office:value="0">
            <text:p/>
          </table:table-cell>
          <table:table-cell table:style-name="ce22" table:formula="of:=VLOOKUP([.$A350];[$Sheet1.$C$5:.J1364];4;0)" office:value-type="string" office:string-value="ND">
            <text:p>ND</text:p>
          </table:table-cell>
          <table:table-cell table:style-name="ce22" table:formula="of:=VLOOKUP([.$A350];[$Sheet1.$C$5:.K1364];5;0)" office:value-type="string" office:string-value="ND">
            <text:p>ND</text:p>
          </table:table-cell>
          <table:table-cell table:style-name="ce22" table:formula="of:=VLOOKUP([.$A350];[$Sheet1.$C$5:.L1364];6;0)" office:value-type="string" office:string-value="ND">
            <text:p>ND</text:p>
          </table:table-cell>
          <table:table-cell table:style-name="ce22" table:formula="of:=VLOOKUP([.$A350];[$Sheet1.$C$5:.M136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49">
            <text:p>349</text:p>
          </table:table-cell>
          <table:table-cell table:style-name="ce1" table:formula="of:=VLOOKUP([.A351];[Sheet1.C353:.I1365];3;0)" office:value-type="float" office:value="0">
            <text:p/>
          </table:table-cell>
          <table:table-cell table:style-name="ce22" table:formula="of:=VLOOKUP([.$A351];[$Sheet1.$C$5:.J1365];4;0)" office:value-type="string" office:string-value="ND">
            <text:p>ND</text:p>
          </table:table-cell>
          <table:table-cell table:style-name="ce22" table:formula="of:=VLOOKUP([.$A351];[$Sheet1.$C$5:.K1365];5;0)" office:value-type="string" office:string-value="ND">
            <text:p>ND</text:p>
          </table:table-cell>
          <table:table-cell table:style-name="ce22" table:formula="of:=VLOOKUP([.$A351];[$Sheet1.$C$5:.L1365];6;0)" office:value-type="string" office:string-value="ND">
            <text:p>ND</text:p>
          </table:table-cell>
          <table:table-cell table:style-name="ce22" table:formula="of:=VLOOKUP([.$A351];[$Sheet1.$C$5:.M1365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0">
            <text:p>350</text:p>
          </table:table-cell>
          <table:table-cell table:style-name="ce1" table:formula="of:=VLOOKUP([.A352];[Sheet1.C354:.I1366];3;0)" office:value-type="float" office:value="0">
            <text:p/>
          </table:table-cell>
          <table:table-cell table:style-name="ce22" table:formula="of:=VLOOKUP([.$A352];[$Sheet1.$C$5:.J1366];4;0)" office:value-type="string" office:string-value="ND">
            <text:p>ND</text:p>
          </table:table-cell>
          <table:table-cell table:style-name="ce22" table:formula="of:=VLOOKUP([.$A352];[$Sheet1.$C$5:.K1366];5;0)" office:value-type="string" office:string-value="ND">
            <text:p>ND</text:p>
          </table:table-cell>
          <table:table-cell table:style-name="ce22" table:formula="of:=VLOOKUP([.$A352];[$Sheet1.$C$5:.L1366];6;0)" office:value-type="string" office:string-value="ND">
            <text:p>ND</text:p>
          </table:table-cell>
          <table:table-cell table:style-name="ce22" table:formula="of:=VLOOKUP([.$A352];[$Sheet1.$C$5:.M136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1">
            <text:p>351</text:p>
          </table:table-cell>
          <table:table-cell table:style-name="ce1" table:formula="of:=VLOOKUP([.A353];[Sheet1.C355:.I1367];3;0)" office:value-type="float" office:value="0">
            <text:p/>
          </table:table-cell>
          <table:table-cell table:style-name="ce22" table:formula="of:=VLOOKUP([.$A353];[$Sheet1.$C$5:.J1367];4;0)" office:value-type="string" office:string-value="ND">
            <text:p>ND</text:p>
          </table:table-cell>
          <table:table-cell table:style-name="ce22" table:formula="of:=VLOOKUP([.$A353];[$Sheet1.$C$5:.K1367];5;0)" office:value-type="string" office:string-value="ND">
            <text:p>ND</text:p>
          </table:table-cell>
          <table:table-cell table:style-name="ce22" table:formula="of:=VLOOKUP([.$A353];[$Sheet1.$C$5:.L1367];6;0)" office:value-type="string" office:string-value="ND">
            <text:p>ND</text:p>
          </table:table-cell>
          <table:table-cell table:style-name="ce22" table:formula="of:=VLOOKUP([.$A353];[$Sheet1.$C$5:.M136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2">
            <text:p>352</text:p>
          </table:table-cell>
          <table:table-cell table:style-name="ce1" table:formula="of:=VLOOKUP([.A354];[Sheet1.C356:.I1368];3;0)" office:value-type="float" office:value="0">
            <text:p/>
          </table:table-cell>
          <table:table-cell table:style-name="ce22" table:formula="of:=VLOOKUP([.$A354];[$Sheet1.$C$5:.J1368];4;0)" office:value-type="string" office:string-value="ND">
            <text:p>ND</text:p>
          </table:table-cell>
          <table:table-cell table:style-name="ce22" table:formula="of:=VLOOKUP([.$A354];[$Sheet1.$C$5:.K1368];5;0)" office:value-type="string" office:string-value="ND">
            <text:p>ND</text:p>
          </table:table-cell>
          <table:table-cell table:style-name="ce22" table:formula="of:=VLOOKUP([.$A354];[$Sheet1.$C$5:.L1368];6;0)" office:value-type="string" office:string-value="ND">
            <text:p>ND</text:p>
          </table:table-cell>
          <table:table-cell table:style-name="ce22" table:formula="of:=VLOOKUP([.$A354];[$Sheet1.$C$5:.M1368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3">
            <text:p>353</text:p>
          </table:table-cell>
          <table:table-cell table:style-name="ce1" table:formula="of:=VLOOKUP([.A355];[Sheet1.C357:.I1369];3;0)" office:value-type="float" office:value="0">
            <text:p/>
          </table:table-cell>
          <table:table-cell table:style-name="ce22" table:formula="of:=VLOOKUP([.$A355];[$Sheet1.$C$5:.J1369];4;0)" office:value-type="string" office:string-value="ND">
            <text:p>ND</text:p>
          </table:table-cell>
          <table:table-cell table:style-name="ce22" table:formula="of:=VLOOKUP([.$A355];[$Sheet1.$C$5:.K1369];5;0)" office:value-type="string" office:string-value="ND">
            <text:p>ND</text:p>
          </table:table-cell>
          <table:table-cell table:style-name="ce22" table:formula="of:=VLOOKUP([.$A355];[$Sheet1.$C$5:.L1369];6;0)" office:value-type="string" office:string-value="ND">
            <text:p>ND</text:p>
          </table:table-cell>
          <table:table-cell table:style-name="ce22" table:formula="of:=VLOOKUP([.$A355];[$Sheet1.$C$5:.M136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4">
            <text:p>354</text:p>
          </table:table-cell>
          <table:table-cell table:style-name="ce1" table:formula="of:=VLOOKUP([.A356];[Sheet1.C358:.I1370];3;0)" office:value-type="float" office:value="0">
            <text:p/>
          </table:table-cell>
          <table:table-cell table:style-name="ce22" table:formula="of:=VLOOKUP([.$A356];[$Sheet1.$C$5:.J1370];4;0)" office:value-type="string" office:string-value="ND">
            <text:p>ND</text:p>
          </table:table-cell>
          <table:table-cell table:style-name="ce22" table:formula="of:=VLOOKUP([.$A356];[$Sheet1.$C$5:.K1370];5;0)" office:value-type="string" office:string-value="ND">
            <text:p>ND</text:p>
          </table:table-cell>
          <table:table-cell table:style-name="ce22" table:formula="of:=VLOOKUP([.$A356];[$Sheet1.$C$5:.L1370];6;0)" office:value-type="string" office:string-value="ND">
            <text:p>ND</text:p>
          </table:table-cell>
          <table:table-cell table:style-name="ce22" table:formula="of:=VLOOKUP([.$A356];[$Sheet1.$C$5:.M137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5">
            <text:p>355</text:p>
          </table:table-cell>
          <table:table-cell table:style-name="ce1" table:formula="of:=VLOOKUP([.A357];[Sheet1.C359:.I1371];3;0)" office:value-type="float" office:value="0">
            <text:p/>
          </table:table-cell>
          <table:table-cell table:style-name="ce22" table:formula="of:=VLOOKUP([.$A357];[$Sheet1.$C$5:.J1371];4;0)" office:value-type="string" office:string-value="ND">
            <text:p>ND</text:p>
          </table:table-cell>
          <table:table-cell table:style-name="ce22" table:formula="of:=VLOOKUP([.$A357];[$Sheet1.$C$5:.K1371];5;0)" office:value-type="string" office:string-value="ND">
            <text:p>ND</text:p>
          </table:table-cell>
          <table:table-cell table:style-name="ce22" table:formula="of:=VLOOKUP([.$A357];[$Sheet1.$C$5:.L1371];6;0)" office:value-type="string" office:string-value="ND">
            <text:p>ND</text:p>
          </table:table-cell>
          <table:table-cell table:style-name="ce22" table:formula="of:=VLOOKUP([.$A357];[$Sheet1.$C$5:.M1371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6">
            <text:p>356</text:p>
          </table:table-cell>
          <table:table-cell table:style-name="ce1" table:formula="of:=VLOOKUP([.A358];[Sheet1.C360:.I1372];3;0)" office:value-type="string" office:string-value="draw-text">
            <text:p>draw-text</text:p>
          </table:table-cell>
          <table:table-cell table:style-name="ce22" table:formula="of:=VLOOKUP([.$A358];[$Sheet1.$C$5:.J1372];4;0)" office:value-type="string" office:string-value="x">
            <text:p>x</text:p>
          </table:table-cell>
          <table:table-cell table:style-name="ce22" table:formula="of:=VLOOKUP([.$A358];[$Sheet1.$C$5:.K1372];5;0)" office:value-type="string" office:string-value="x">
            <text:p>x</text:p>
          </table:table-cell>
          <table:table-cell table:style-name="ce22" table:formula="of:=VLOOKUP([.$A358];[$Sheet1.$C$5:.L1372];6;0)" office:value-type="string" office:string-value="x">
            <text:p>x</text:p>
          </table:table-cell>
          <table:table-cell table:style-name="ce22" table:formula="of:=VLOOKUP([.$A358];[$Sheet1.$C$5:.M1372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57">
            <text:p>357</text:p>
          </table:table-cell>
          <table:table-cell table:style-name="ce1" table:formula="of:=VLOOKUP([.A359];[Sheet1.C361:.I1373];3;0)" office:value-type="string" office:string-value="draw-ellipse">
            <text:p>draw-ellipse</text:p>
          </table:table-cell>
          <table:table-cell table:style-name="ce22" table:formula="of:=VLOOKUP([.$A359];[$Sheet1.$C$5:.J1373];4;0)" office:value-type="string" office:string-value="x">
            <text:p>x</text:p>
          </table:table-cell>
          <table:table-cell table:style-name="ce22" table:formula="of:=VLOOKUP([.$A359];[$Sheet1.$C$5:.K1373];5;0)" office:value-type="string" office:string-value="x">
            <text:p>x</text:p>
          </table:table-cell>
          <table:table-cell table:style-name="ce22" table:formula="of:=VLOOKUP([.$A359];[$Sheet1.$C$5:.L1373];6;0)" office:value-type="string" office:string-value="x">
            <text:p>x</text:p>
          </table:table-cell>
          <table:table-cell table:style-name="ce22" table:formula="of:=VLOOKUP([.$A359];[$Sheet1.$C$5:.M1373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58">
            <text:p>358</text:p>
          </table:table-cell>
          <table:table-cell table:style-name="ce1" table:formula="of:=VLOOKUP([.A360];[Sheet1.C362:.I1374];3;0)" office:value-type="float" office:value="0">
            <text:p/>
          </table:table-cell>
          <table:table-cell table:style-name="ce22" table:formula="of:=VLOOKUP([.$A360];[$Sheet1.$C$5:.J1374];4;0)" office:value-type="string" office:string-value="ND">
            <text:p>ND</text:p>
          </table:table-cell>
          <table:table-cell table:style-name="ce22" table:formula="of:=VLOOKUP([.$A360];[$Sheet1.$C$5:.K1374];5;0)" office:value-type="string" office:string-value="ND">
            <text:p>ND</text:p>
          </table:table-cell>
          <table:table-cell table:style-name="ce22" table:formula="of:=VLOOKUP([.$A360];[$Sheet1.$C$5:.L1374];6;0)" office:value-type="string" office:string-value="ND">
            <text:p>ND</text:p>
          </table:table-cell>
          <table:table-cell table:style-name="ce22" table:formula="of:=VLOOKUP([.$A360];[$Sheet1.$C$5:.M1374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59">
            <text:p>359</text:p>
          </table:table-cell>
          <table:table-cell table:style-name="ce1" table:formula="of:=VLOOKUP([.A361];[Sheet1.C363:.I1375];3;0)" office:value-type="string" office:string-value="draw-rectangle">
            <text:p>draw-rectangle</text:p>
          </table:table-cell>
          <table:table-cell table:style-name="ce22" table:formula="of:=VLOOKUP([.$A361];[$Sheet1.$C$5:.J1375];4;0)" office:value-type="string" office:string-value="x">
            <text:p>x</text:p>
          </table:table-cell>
          <table:table-cell table:style-name="ce22" table:formula="of:=VLOOKUP([.$A361];[$Sheet1.$C$5:.K1375];5;0)" office:value-type="string" office:string-value="x">
            <text:p>x</text:p>
          </table:table-cell>
          <table:table-cell table:style-name="ce22" table:formula="of:=VLOOKUP([.$A361];[$Sheet1.$C$5:.L1375];6;0)" office:value-type="string" office:string-value="x">
            <text:p>x</text:p>
          </table:table-cell>
          <table:table-cell table:style-name="ce22" table:formula="of:=VLOOKUP([.$A361];[$Sheet1.$C$5:.M137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60">
            <text:p>360</text:p>
          </table:table-cell>
          <table:table-cell table:style-name="ce1" table:formula="of:=VLOOKUP([.A362];[Sheet1.C364:.I1376];3;0)" office:value-type="float" office:value="0">
            <text:p/>
          </table:table-cell>
          <table:table-cell table:style-name="ce22" table:formula="of:=VLOOKUP([.$A362];[$Sheet1.$C$5:.J1376];4;0)" office:value-type="string" office:string-value="ND">
            <text:p>ND</text:p>
          </table:table-cell>
          <table:table-cell table:style-name="ce22" table:formula="of:=VLOOKUP([.$A362];[$Sheet1.$C$5:.K1376];5;0)" office:value-type="string" office:string-value="ND">
            <text:p>ND</text:p>
          </table:table-cell>
          <table:table-cell table:style-name="ce22" table:formula="of:=VLOOKUP([.$A362];[$Sheet1.$C$5:.L1376];6;0)" office:value-type="string" office:string-value="ND">
            <text:p>ND</text:p>
          </table:table-cell>
          <table:table-cell table:style-name="ce22" table:formula="of:=VLOOKUP([.$A362];[$Sheet1.$C$5:.M137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61">
            <text:p>361</text:p>
          </table:table-cell>
          <table:table-cell table:style-name="ce1" table:formula="of:=VLOOKUP([.A363];[Sheet1.C365:.I1377];3;0)" office:value-type="float" office:value="0">
            <text:p>#N/A</text:p>
          </table:table-cell>
          <table:table-cell table:style-name="ce22" table:formula="of:=VLOOKUP([.$A363];[$Sheet1.$C$5:.J1377];4;0)" office:value-type="float" office:value="0">
            <text:p>#N/A</text:p>
          </table:table-cell>
          <table:table-cell table:style-name="ce22" table:formula="of:=VLOOKUP([.$A363];[$Sheet1.$C$5:.K1377];5;0)" office:value-type="float" office:value="0">
            <text:p>#N/A</text:p>
          </table:table-cell>
          <table:table-cell table:style-name="ce22" table:formula="of:=VLOOKUP([.$A363];[$Sheet1.$C$5:.L1377];6;0)" office:value-type="float" office:value="0">
            <text:p>#N/A</text:p>
          </table:table-cell>
          <table:table-cell table:style-name="ce22" table:formula="of:=VLOOKUP([.$A363];[$Sheet1.$C$5:.M1377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2">
            <text:p>362</text:p>
          </table:table-cell>
          <table:table-cell table:style-name="ce1" table:formula="of:=VLOOKUP([.A364];[Sheet1.C366:.I1378];3;0)" office:value-type="float" office:value="0">
            <text:p>#N/A</text:p>
          </table:table-cell>
          <table:table-cell table:style-name="ce22" table:formula="of:=VLOOKUP([.$A364];[$Sheet1.$C$5:.J1378];4;0)" office:value-type="float" office:value="0">
            <text:p>#N/A</text:p>
          </table:table-cell>
          <table:table-cell table:style-name="ce22" table:formula="of:=VLOOKUP([.$A364];[$Sheet1.$C$5:.K1378];5;0)" office:value-type="float" office:value="0">
            <text:p>#N/A</text:p>
          </table:table-cell>
          <table:table-cell table:style-name="ce22" table:formula="of:=VLOOKUP([.$A364];[$Sheet1.$C$5:.L1378];6;0)" office:value-type="float" office:value="0">
            <text:p>#N/A</text:p>
          </table:table-cell>
          <table:table-cell table:style-name="ce22" table:formula="of:=VLOOKUP([.$A364];[$Sheet1.$C$5:.M1378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3">
            <text:p>363</text:p>
          </table:table-cell>
          <table:table-cell table:style-name="ce1" table:formula="of:=VLOOKUP([.A365];[Sheet1.C367:.I1379];3;0)" office:value-type="float" office:value="0">
            <text:p>#N/A</text:p>
          </table:table-cell>
          <table:table-cell table:style-name="ce22" table:formula="of:=VLOOKUP([.$A365];[$Sheet1.$C$5:.J1379];4;0)" office:value-type="float" office:value="0">
            <text:p>#N/A</text:p>
          </table:table-cell>
          <table:table-cell table:style-name="ce22" table:formula="of:=VLOOKUP([.$A365];[$Sheet1.$C$5:.K1379];5;0)" office:value-type="float" office:value="0">
            <text:p>#N/A</text:p>
          </table:table-cell>
          <table:table-cell table:style-name="ce22" table:formula="of:=VLOOKUP([.$A365];[$Sheet1.$C$5:.L1379];6;0)" office:value-type="float" office:value="0">
            <text:p>#N/A</text:p>
          </table:table-cell>
          <table:table-cell table:style-name="ce22" table:formula="of:=VLOOKUP([.$A365];[$Sheet1.$C$5:.M1379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4">
            <text:p>364</text:p>
          </table:table-cell>
          <table:table-cell table:style-name="ce1" table:formula="of:=VLOOKUP([.A366];[Sheet1.C368:.I1380];3;0)" office:value-type="float" office:value="0">
            <text:p>#N/A</text:p>
          </table:table-cell>
          <table:table-cell table:style-name="ce22" table:formula="of:=VLOOKUP([.$A366];[$Sheet1.$C$5:.J1380];4;0)" office:value-type="float" office:value="0">
            <text:p>#N/A</text:p>
          </table:table-cell>
          <table:table-cell table:style-name="ce22" table:formula="of:=VLOOKUP([.$A366];[$Sheet1.$C$5:.K1380];5;0)" office:value-type="float" office:value="0">
            <text:p>#N/A</text:p>
          </table:table-cell>
          <table:table-cell table:style-name="ce22" table:formula="of:=VLOOKUP([.$A366];[$Sheet1.$C$5:.L1380];6;0)" office:value-type="float" office:value="0">
            <text:p>#N/A</text:p>
          </table:table-cell>
          <table:table-cell table:style-name="ce22" table:formula="of:=VLOOKUP([.$A366];[$Sheet1.$C$5:.M1380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5">
            <text:p>365</text:p>
          </table:table-cell>
          <table:table-cell table:style-name="ce1" table:formula="of:=VLOOKUP([.A367];[Sheet1.C369:.I1381];3;0)" office:value-type="float" office:value="0">
            <text:p>#N/A</text:p>
          </table:table-cell>
          <table:table-cell table:style-name="ce22" table:formula="of:=VLOOKUP([.$A367];[$Sheet1.$C$5:.J1381];4;0)" office:value-type="float" office:value="0">
            <text:p>#N/A</text:p>
          </table:table-cell>
          <table:table-cell table:style-name="ce22" table:formula="of:=VLOOKUP([.$A367];[$Sheet1.$C$5:.K1381];5;0)" office:value-type="float" office:value="0">
            <text:p>#N/A</text:p>
          </table:table-cell>
          <table:table-cell table:style-name="ce22" table:formula="of:=VLOOKUP([.$A367];[$Sheet1.$C$5:.L1381];6;0)" office:value-type="float" office:value="0">
            <text:p>#N/A</text:p>
          </table:table-cell>
          <table:table-cell table:style-name="ce22" table:formula="of:=VLOOKUP([.$A367];[$Sheet1.$C$5:.M1381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6">
            <text:p>366</text:p>
          </table:table-cell>
          <table:table-cell table:style-name="ce1" table:formula="of:=VLOOKUP([.A368];[Sheet1.C370:.I1382];3;0)" office:value-type="float" office:value="0">
            <text:p>#N/A</text:p>
          </table:table-cell>
          <table:table-cell table:style-name="ce22" table:formula="of:=VLOOKUP([.$A368];[$Sheet1.$C$5:.J1382];4;0)" office:value-type="float" office:value="0">
            <text:p>#N/A</text:p>
          </table:table-cell>
          <table:table-cell table:style-name="ce22" table:formula="of:=VLOOKUP([.$A368];[$Sheet1.$C$5:.K1382];5;0)" office:value-type="float" office:value="0">
            <text:p>#N/A</text:p>
          </table:table-cell>
          <table:table-cell table:style-name="ce22" table:formula="of:=VLOOKUP([.$A368];[$Sheet1.$C$5:.L1382];6;0)" office:value-type="float" office:value="0">
            <text:p>#N/A</text:p>
          </table:table-cell>
          <table:table-cell table:style-name="ce22" table:formula="of:=VLOOKUP([.$A368];[$Sheet1.$C$5:.M1382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7">
            <text:p>367</text:p>
          </table:table-cell>
          <table:table-cell table:style-name="ce1" table:formula="of:=VLOOKUP([.A369];[Sheet1.C371:.I1383];3;0)" office:value-type="float" office:value="0">
            <text:p>#N/A</text:p>
          </table:table-cell>
          <table:table-cell table:style-name="ce22" table:formula="of:=VLOOKUP([.$A369];[$Sheet1.$C$5:.J1383];4;0)" office:value-type="float" office:value="0">
            <text:p>#N/A</text:p>
          </table:table-cell>
          <table:table-cell table:style-name="ce22" table:formula="of:=VLOOKUP([.$A369];[$Sheet1.$C$5:.K1383];5;0)" office:value-type="float" office:value="0">
            <text:p>#N/A</text:p>
          </table:table-cell>
          <table:table-cell table:style-name="ce22" table:formula="of:=VLOOKUP([.$A369];[$Sheet1.$C$5:.L1383];6;0)" office:value-type="float" office:value="0">
            <text:p>#N/A</text:p>
          </table:table-cell>
          <table:table-cell table:style-name="ce22" table:formula="of:=VLOOKUP([.$A369];[$Sheet1.$C$5:.M1383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8">
            <text:p>368</text:p>
          </table:table-cell>
          <table:table-cell table:style-name="ce1" table:formula="of:=VLOOKUP([.A370];[Sheet1.C372:.I1384];3;0)" office:value-type="float" office:value="0">
            <text:p>#N/A</text:p>
          </table:table-cell>
          <table:table-cell table:style-name="ce22" table:formula="of:=VLOOKUP([.$A370];[$Sheet1.$C$5:.J1384];4;0)" office:value-type="float" office:value="0">
            <text:p>#N/A</text:p>
          </table:table-cell>
          <table:table-cell table:style-name="ce22" table:formula="of:=VLOOKUP([.$A370];[$Sheet1.$C$5:.K1384];5;0)" office:value-type="float" office:value="0">
            <text:p>#N/A</text:p>
          </table:table-cell>
          <table:table-cell table:style-name="ce22" table:formula="of:=VLOOKUP([.$A370];[$Sheet1.$C$5:.L1384];6;0)" office:value-type="float" office:value="0">
            <text:p>#N/A</text:p>
          </table:table-cell>
          <table:table-cell table:style-name="ce22" table:formula="of:=VLOOKUP([.$A370];[$Sheet1.$C$5:.M1384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69">
            <text:p>369</text:p>
          </table:table-cell>
          <table:table-cell table:style-name="ce1" table:formula="of:=VLOOKUP([.A371];[Sheet1.C373:.I1385];3;0)" office:value-type="float" office:value="0">
            <text:p>#N/A</text:p>
          </table:table-cell>
          <table:table-cell table:style-name="ce22" table:formula="of:=VLOOKUP([.$A371];[$Sheet1.$C$5:.J1385];4;0)" office:value-type="float" office:value="0">
            <text:p>#N/A</text:p>
          </table:table-cell>
          <table:table-cell table:style-name="ce22" table:formula="of:=VLOOKUP([.$A371];[$Sheet1.$C$5:.K1385];5;0)" office:value-type="float" office:value="0">
            <text:p>#N/A</text:p>
          </table:table-cell>
          <table:table-cell table:style-name="ce22" table:formula="of:=VLOOKUP([.$A371];[$Sheet1.$C$5:.L1385];6;0)" office:value-type="float" office:value="0">
            <text:p>#N/A</text:p>
          </table:table-cell>
          <table:table-cell table:style-name="ce22" table:formula="of:=VLOOKUP([.$A371];[$Sheet1.$C$5:.M1385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0">
            <text:p>370</text:p>
          </table:table-cell>
          <table:table-cell table:style-name="ce1" table:formula="of:=VLOOKUP([.A372];[Sheet1.C374:.I1386];3;0)" office:value-type="float" office:value="0">
            <text:p>#N/A</text:p>
          </table:table-cell>
          <table:table-cell table:style-name="ce22" table:formula="of:=VLOOKUP([.$A372];[$Sheet1.$C$5:.J1386];4;0)" office:value-type="float" office:value="0">
            <text:p>#N/A</text:p>
          </table:table-cell>
          <table:table-cell table:style-name="ce22" table:formula="of:=VLOOKUP([.$A372];[$Sheet1.$C$5:.K1386];5;0)" office:value-type="float" office:value="0">
            <text:p>#N/A</text:p>
          </table:table-cell>
          <table:table-cell table:style-name="ce22" table:formula="of:=VLOOKUP([.$A372];[$Sheet1.$C$5:.L1386];6;0)" office:value-type="float" office:value="0">
            <text:p>#N/A</text:p>
          </table:table-cell>
          <table:table-cell table:style-name="ce22" table:formula="of:=VLOOKUP([.$A372];[$Sheet1.$C$5:.M1386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1">
            <text:p>371</text:p>
          </table:table-cell>
          <table:table-cell table:style-name="ce1" table:formula="of:=VLOOKUP([.A373];[Sheet1.C375:.I1387];3;0)" office:value-type="float" office:value="0">
            <text:p>#N/A</text:p>
          </table:table-cell>
          <table:table-cell table:style-name="ce22" table:formula="of:=VLOOKUP([.$A373];[$Sheet1.$C$5:.J1387];4;0)" office:value-type="float" office:value="0">
            <text:p>#N/A</text:p>
          </table:table-cell>
          <table:table-cell table:style-name="ce22" table:formula="of:=VLOOKUP([.$A373];[$Sheet1.$C$5:.K1387];5;0)" office:value-type="float" office:value="0">
            <text:p>#N/A</text:p>
          </table:table-cell>
          <table:table-cell table:style-name="ce22" table:formula="of:=VLOOKUP([.$A373];[$Sheet1.$C$5:.L1387];6;0)" office:value-type="float" office:value="0">
            <text:p>#N/A</text:p>
          </table:table-cell>
          <table:table-cell table:style-name="ce22" table:formula="of:=VLOOKUP([.$A373];[$Sheet1.$C$5:.M1387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2">
            <text:p>372</text:p>
          </table:table-cell>
          <table:table-cell table:style-name="ce1" table:formula="of:=VLOOKUP([.A374];[Sheet1.C376:.I1388];3;0)" office:value-type="float" office:value="0">
            <text:p>#N/A</text:p>
          </table:table-cell>
          <table:table-cell table:style-name="ce22" table:formula="of:=VLOOKUP([.$A374];[$Sheet1.$C$5:.J1388];4;0)" office:value-type="float" office:value="0">
            <text:p>#N/A</text:p>
          </table:table-cell>
          <table:table-cell table:style-name="ce22" table:formula="of:=VLOOKUP([.$A374];[$Sheet1.$C$5:.K1388];5;0)" office:value-type="float" office:value="0">
            <text:p>#N/A</text:p>
          </table:table-cell>
          <table:table-cell table:style-name="ce22" table:formula="of:=VLOOKUP([.$A374];[$Sheet1.$C$5:.L1388];6;0)" office:value-type="float" office:value="0">
            <text:p>#N/A</text:p>
          </table:table-cell>
          <table:table-cell table:style-name="ce22" table:formula="of:=VLOOKUP([.$A374];[$Sheet1.$C$5:.M1388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3">
            <text:p>373</text:p>
          </table:table-cell>
          <table:table-cell table:style-name="ce1" table:formula="of:=VLOOKUP([.A375];[Sheet1.C377:.I1389];3;0)" office:value-type="float" office:value="0">
            <text:p>#N/A</text:p>
          </table:table-cell>
          <table:table-cell table:style-name="ce22" table:formula="of:=VLOOKUP([.$A375];[$Sheet1.$C$5:.J1389];4;0)" office:value-type="float" office:value="0">
            <text:p>#N/A</text:p>
          </table:table-cell>
          <table:table-cell table:style-name="ce22" table:formula="of:=VLOOKUP([.$A375];[$Sheet1.$C$5:.K1389];5;0)" office:value-type="float" office:value="0">
            <text:p>#N/A</text:p>
          </table:table-cell>
          <table:table-cell table:style-name="ce22" table:formula="of:=VLOOKUP([.$A375];[$Sheet1.$C$5:.L1389];6;0)" office:value-type="float" office:value="0">
            <text:p>#N/A</text:p>
          </table:table-cell>
          <table:table-cell table:style-name="ce22" table:formula="of:=VLOOKUP([.$A375];[$Sheet1.$C$5:.M1389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4">
            <text:p>374</text:p>
          </table:table-cell>
          <table:table-cell table:style-name="ce1" table:formula="of:=VLOOKUP([.A376];[Sheet1.C378:.I1390];3;0)" office:value-type="float" office:value="0">
            <text:p>#N/A</text:p>
          </table:table-cell>
          <table:table-cell table:style-name="ce22" table:formula="of:=VLOOKUP([.$A376];[$Sheet1.$C$5:.J1390];4;0)" office:value-type="float" office:value="0">
            <text:p>#N/A</text:p>
          </table:table-cell>
          <table:table-cell table:style-name="ce22" table:formula="of:=VLOOKUP([.$A376];[$Sheet1.$C$5:.K1390];5;0)" office:value-type="float" office:value="0">
            <text:p>#N/A</text:p>
          </table:table-cell>
          <table:table-cell table:style-name="ce22" table:formula="of:=VLOOKUP([.$A376];[$Sheet1.$C$5:.L1390];6;0)" office:value-type="float" office:value="0">
            <text:p>#N/A</text:p>
          </table:table-cell>
          <table:table-cell table:style-name="ce22" table:formula="of:=VLOOKUP([.$A376];[$Sheet1.$C$5:.M1390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5">
            <text:p>375</text:p>
          </table:table-cell>
          <table:table-cell table:style-name="ce1" table:formula="of:=VLOOKUP([.A377];[Sheet1.C379:.I1391];3;0)" office:value-type="float" office:value="0">
            <text:p>#N/A</text:p>
          </table:table-cell>
          <table:table-cell table:style-name="ce22" table:formula="of:=VLOOKUP([.$A377];[$Sheet1.$C$5:.J1391];4;0)" office:value-type="float" office:value="0">
            <text:p>#N/A</text:p>
          </table:table-cell>
          <table:table-cell table:style-name="ce22" table:formula="of:=VLOOKUP([.$A377];[$Sheet1.$C$5:.K1391];5;0)" office:value-type="float" office:value="0">
            <text:p>#N/A</text:p>
          </table:table-cell>
          <table:table-cell table:style-name="ce22" table:formula="of:=VLOOKUP([.$A377];[$Sheet1.$C$5:.L1391];6;0)" office:value-type="float" office:value="0">
            <text:p>#N/A</text:p>
          </table:table-cell>
          <table:table-cell table:style-name="ce22" table:formula="of:=VLOOKUP([.$A377];[$Sheet1.$C$5:.M1391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6">
            <text:p>376</text:p>
          </table:table-cell>
          <table:table-cell table:style-name="ce1" table:formula="of:=VLOOKUP([.A378];[Sheet1.C380:.I1392];3;0)" office:value-type="float" office:value="0">
            <text:p>#N/A</text:p>
          </table:table-cell>
          <table:table-cell table:style-name="ce22" table:formula="of:=VLOOKUP([.$A378];[$Sheet1.$C$5:.J1392];4;0)" office:value-type="float" office:value="0">
            <text:p>#N/A</text:p>
          </table:table-cell>
          <table:table-cell table:style-name="ce22" table:formula="of:=VLOOKUP([.$A378];[$Sheet1.$C$5:.K1392];5;0)" office:value-type="float" office:value="0">
            <text:p>#N/A</text:p>
          </table:table-cell>
          <table:table-cell table:style-name="ce22" table:formula="of:=VLOOKUP([.$A378];[$Sheet1.$C$5:.L1392];6;0)" office:value-type="float" office:value="0">
            <text:p>#N/A</text:p>
          </table:table-cell>
          <table:table-cell table:style-name="ce22" table:formula="of:=VLOOKUP([.$A378];[$Sheet1.$C$5:.M1392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7">
            <text:p>377</text:p>
          </table:table-cell>
          <table:table-cell table:style-name="ce1" table:formula="of:=VLOOKUP([.A379];[Sheet1.C381:.I1393];3;0)" office:value-type="float" office:value="0">
            <text:p>#N/A</text:p>
          </table:table-cell>
          <table:table-cell table:style-name="ce22" table:formula="of:=VLOOKUP([.$A379];[$Sheet1.$C$5:.J1393];4;0)" office:value-type="float" office:value="0">
            <text:p>#N/A</text:p>
          </table:table-cell>
          <table:table-cell table:style-name="ce22" table:formula="of:=VLOOKUP([.$A379];[$Sheet1.$C$5:.K1393];5;0)" office:value-type="float" office:value="0">
            <text:p>#N/A</text:p>
          </table:table-cell>
          <table:table-cell table:style-name="ce22" table:formula="of:=VLOOKUP([.$A379];[$Sheet1.$C$5:.L1393];6;0)" office:value-type="float" office:value="0">
            <text:p>#N/A</text:p>
          </table:table-cell>
          <table:table-cell table:style-name="ce22" table:formula="of:=VLOOKUP([.$A379];[$Sheet1.$C$5:.M1393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8">
            <text:p>378</text:p>
          </table:table-cell>
          <table:table-cell table:style-name="ce1" table:formula="of:=VLOOKUP([.A380];[Sheet1.C382:.I1394];3;0)" office:value-type="float" office:value="0">
            <text:p>#N/A</text:p>
          </table:table-cell>
          <table:table-cell table:style-name="ce22" table:formula="of:=VLOOKUP([.$A380];[$Sheet1.$C$5:.J1394];4;0)" office:value-type="float" office:value="0">
            <text:p>#N/A</text:p>
          </table:table-cell>
          <table:table-cell table:style-name="ce22" table:formula="of:=VLOOKUP([.$A380];[$Sheet1.$C$5:.K1394];5;0)" office:value-type="float" office:value="0">
            <text:p>#N/A</text:p>
          </table:table-cell>
          <table:table-cell table:style-name="ce22" table:formula="of:=VLOOKUP([.$A380];[$Sheet1.$C$5:.L1394];6;0)" office:value-type="float" office:value="0">
            <text:p>#N/A</text:p>
          </table:table-cell>
          <table:table-cell table:style-name="ce22" table:formula="of:=VLOOKUP([.$A380];[$Sheet1.$C$5:.M1394];7;0)" office:value-type="float" office:value="0">
            <text:p>#N/A</text:p>
          </table:table-cell>
          <table:table-cell/>
        </table:table-row>
        <table:table-row table:style-name="ro1">
          <table:table-cell table:style-name="ce1" office:value-type="float" office:value="379">
            <text:p>379</text:p>
          </table:table-cell>
          <table:table-cell table:style-name="ce1" table:formula="of:=VLOOKUP([.A381];[Sheet1.C383:.I1395];3;0)" office:value-type="string" office:string-value="draw-star">
            <text:p>draw-star</text:p>
          </table:table-cell>
          <table:table-cell table:style-name="ce22" table:formula="of:=VLOOKUP([.$A381];[$Sheet1.$C$5:.J1395];4;0)" office:value-type="string" office:string-value="x">
            <text:p>x</text:p>
          </table:table-cell>
          <table:table-cell table:style-name="ce22" table:formula="of:=VLOOKUP([.$A381];[$Sheet1.$C$5:.K1395];5;0)" office:value-type="string" office:string-value="x">
            <text:p>x</text:p>
          </table:table-cell>
          <table:table-cell table:style-name="ce22" table:formula="of:=VLOOKUP([.$A381];[$Sheet1.$C$5:.L1395];6;0)" office:value-type="string" office:string-value="x">
            <text:p>x</text:p>
          </table:table-cell>
          <table:table-cell table:style-name="ce22" table:formula="of:=VLOOKUP([.$A381];[$Sheet1.$C$5:.M139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80">
            <text:p>380</text:p>
          </table:table-cell>
          <table:table-cell table:style-name="ce1" table:formula="of:=VLOOKUP([.A382];[Sheet1.C384:.I1396];3;0)" office:value-type="float" office:value="0">
            <text:p/>
          </table:table-cell>
          <table:table-cell table:style-name="ce22" table:formula="of:=VLOOKUP([.$A382];[$Sheet1.$C$5:.J1396];4;0)" office:value-type="string" office:string-value="ND">
            <text:p>ND</text:p>
          </table:table-cell>
          <table:table-cell table:style-name="ce22" table:formula="of:=VLOOKUP([.$A382];[$Sheet1.$C$5:.K1396];5;0)" office:value-type="string" office:string-value="ND">
            <text:p>ND</text:p>
          </table:table-cell>
          <table:table-cell table:style-name="ce22" table:formula="of:=VLOOKUP([.$A382];[$Sheet1.$C$5:.L1396];6;0)" office:value-type="string" office:string-value="ND">
            <text:p>ND</text:p>
          </table:table-cell>
          <table:table-cell table:style-name="ce22" table:formula="of:=VLOOKUP([.$A382];[$Sheet1.$C$5:.M1396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1">
            <text:p>381</text:p>
          </table:table-cell>
          <table:table-cell table:style-name="ce1" table:formula="of:=VLOOKUP([.A383];[Sheet1.C385:.I1397];3;0)" office:value-type="float" office:value="0">
            <text:p/>
          </table:table-cell>
          <table:table-cell table:style-name="ce22" table:formula="of:=VLOOKUP([.$A383];[$Sheet1.$C$5:.J1397];4;0)" office:value-type="string" office:string-value="ND">
            <text:p>ND</text:p>
          </table:table-cell>
          <table:table-cell table:style-name="ce22" table:formula="of:=VLOOKUP([.$A383];[$Sheet1.$C$5:.K1397];5;0)" office:value-type="string" office:string-value="ND">
            <text:p>ND</text:p>
          </table:table-cell>
          <table:table-cell table:style-name="ce22" table:formula="of:=VLOOKUP([.$A383];[$Sheet1.$C$5:.L1397];6;0)" office:value-type="string" office:string-value="ND">
            <text:p>ND</text:p>
          </table:table-cell>
          <table:table-cell table:style-name="ce22" table:formula="of:=VLOOKUP([.$A383];[$Sheet1.$C$5:.M1397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2">
            <text:p>382</text:p>
          </table:table-cell>
          <table:table-cell table:style-name="ce1" table:formula="of:=VLOOKUP([.A384];[Sheet1.C386:.I1398];3;0)" office:value-type="string" office:string-value="scanner">
            <text:p>scanner</text:p>
          </table:table-cell>
          <table:table-cell table:style-name="ce22" table:formula="of:=VLOOKUP([.$A384];[$Sheet1.$C$5:.J1398];4;0)" office:value-type="string" office:string-value="x">
            <text:p>x</text:p>
          </table:table-cell>
          <table:table-cell table:style-name="ce22" table:formula="of:=VLOOKUP([.$A384];[$Sheet1.$C$5:.K1398];5;0)" office:value-type="string" office:string-value="x">
            <text:p>x</text:p>
          </table:table-cell>
          <table:table-cell table:style-name="ce22" table:formula="of:=VLOOKUP([.$A384];[$Sheet1.$C$5:.L1398];6;0)" office:value-type="string" office:string-value="x">
            <text:p>x</text:p>
          </table:table-cell>
          <table:table-cell table:style-name="ce22" table:formula="of:=VLOOKUP([.$A384];[$Sheet1.$C$5:.M1398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83">
            <text:p>383</text:p>
          </table:table-cell>
          <table:table-cell table:style-name="ce1" table:formula="of:=VLOOKUP([.A385];[Sheet1.C387:.I1399];3;0)" office:value-type="float" office:value="0">
            <text:p/>
          </table:table-cell>
          <table:table-cell table:style-name="ce22" table:formula="of:=VLOOKUP([.$A385];[$Sheet1.$C$5:.J1399];4;0)" office:value-type="string" office:string-value="ND">
            <text:p>ND</text:p>
          </table:table-cell>
          <table:table-cell table:style-name="ce22" table:formula="of:=VLOOKUP([.$A385];[$Sheet1.$C$5:.K1399];5;0)" office:value-type="string" office:string-value="ND">
            <text:p>ND</text:p>
          </table:table-cell>
          <table:table-cell table:style-name="ce22" table:formula="of:=VLOOKUP([.$A385];[$Sheet1.$C$5:.L1399];6;0)" office:value-type="string" office:string-value="ND">
            <text:p>ND</text:p>
          </table:table-cell>
          <table:table-cell table:style-name="ce22" table:formula="of:=VLOOKUP([.$A385];[$Sheet1.$C$5:.M1399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4">
            <text:p>384</text:p>
          </table:table-cell>
          <table:table-cell table:style-name="ce1" table:formula="of:=VLOOKUP([.A386];[Sheet1.C388:.I1400];3;0)" office:value-type="float" office:value="0">
            <text:p/>
          </table:table-cell>
          <table:table-cell table:style-name="ce22" table:formula="of:=VLOOKUP([.$A386];[$Sheet1.$C$5:.J1400];4;0)" office:value-type="string" office:string-value="ND">
            <text:p>ND</text:p>
          </table:table-cell>
          <table:table-cell table:style-name="ce22" table:formula="of:=VLOOKUP([.$A386];[$Sheet1.$C$5:.K1400];5;0)" office:value-type="string" office:string-value="ND">
            <text:p>ND</text:p>
          </table:table-cell>
          <table:table-cell table:style-name="ce22" table:formula="of:=VLOOKUP([.$A386];[$Sheet1.$C$5:.L1400];6;0)" office:value-type="string" office:string-value="ND">
            <text:p>ND</text:p>
          </table:table-cell>
          <table:table-cell table:style-name="ce22" table:formula="of:=VLOOKUP([.$A386];[$Sheet1.$C$5:.M1400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5">
            <text:p>385</text:p>
          </table:table-cell>
          <table:table-cell table:style-name="ce1" table:formula="of:=VLOOKUP([.A387];[Sheet1.C389:.I1401];3;0)" office:value-type="string" office:string-value="text-x-script">
            <text:p>text-x-script</text:p>
          </table:table-cell>
          <table:table-cell table:style-name="ce22" table:formula="of:=VLOOKUP([.$A387];[$Sheet1.$C$5:.J1401];4;0)" office:value-type="string" office:string-value="x">
            <text:p>x</text:p>
          </table:table-cell>
          <table:table-cell table:style-name="ce22" table:formula="of:=VLOOKUP([.$A387];[$Sheet1.$C$5:.K1401];5;0)" office:value-type="string" office:string-value="x">
            <text:p>x</text:p>
          </table:table-cell>
          <table:table-cell table:style-name="ce22" table:formula="of:=VLOOKUP([.$A387];[$Sheet1.$C$5:.L1401];6;0)" office:value-type="string" office:string-value="x">
            <text:p>x</text:p>
          </table:table-cell>
          <table:table-cell table:style-name="ce22" table:formula="of:=VLOOKUP([.$A387];[$Sheet1.$C$5:.M1401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86">
            <text:p>386</text:p>
          </table:table-cell>
          <table:table-cell table:style-name="ce1" table:formula="of:=VLOOKUP([.A388];[Sheet1.C390:.I1402];3;0)" office:value-type="float" office:value="0">
            <text:p/>
          </table:table-cell>
          <table:table-cell table:style-name="ce22" table:formula="of:=VLOOKUP([.$A388];[$Sheet1.$C$5:.J1402];4;0)" office:value-type="string" office:string-value="ND">
            <text:p>ND</text:p>
          </table:table-cell>
          <table:table-cell table:style-name="ce22" table:formula="of:=VLOOKUP([.$A388];[$Sheet1.$C$5:.K1402];5;0)" office:value-type="string" office:string-value="ND">
            <text:p>ND</text:p>
          </table:table-cell>
          <table:table-cell table:style-name="ce22" table:formula="of:=VLOOKUP([.$A388];[$Sheet1.$C$5:.L1402];6;0)" office:value-type="string" office:string-value="ND">
            <text:p>ND</text:p>
          </table:table-cell>
          <table:table-cell table:style-name="ce22" table:formula="of:=VLOOKUP([.$A388];[$Sheet1.$C$5:.M1402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7">
            <text:p>387</text:p>
          </table:table-cell>
          <table:table-cell table:style-name="ce1" table:formula="of:=VLOOKUP([.A389];[Sheet1.C391:.I1403];3;0)" office:value-type="float" office:value="0">
            <text:p/>
          </table:table-cell>
          <table:table-cell table:style-name="ce22" table:formula="of:=VLOOKUP([.$A389];[$Sheet1.$C$5:.J1403];4;0)" office:value-type="string" office:string-value="ND">
            <text:p>ND</text:p>
          </table:table-cell>
          <table:table-cell table:style-name="ce22" table:formula="of:=VLOOKUP([.$A389];[$Sheet1.$C$5:.K1403];5;0)" office:value-type="string" office:string-value="ND">
            <text:p>ND</text:p>
          </table:table-cell>
          <table:table-cell table:style-name="ce22" table:formula="of:=VLOOKUP([.$A389];[$Sheet1.$C$5:.L1403];6;0)" office:value-type="string" office:string-value="ND">
            <text:p>ND</text:p>
          </table:table-cell>
          <table:table-cell table:style-name="ce22" table:formula="of:=VLOOKUP([.$A389];[$Sheet1.$C$5:.M1403];7;0)" office:value-type="string" office:string-value="ND">
            <text:p>ND</text:p>
          </table:table-cell>
          <table:table-cell/>
        </table:table-row>
        <table:table-row table:style-name="ro1">
          <table:table-cell table:style-name="ce1" office:value-type="float" office:value="388">
            <text:p>388</text:p>
          </table:table-cell>
          <table:table-cell table:style-name="ce1" table:formula="of:=VLOOKUP([.A390];[Sheet1.C392:.I1404];3;0)" office:value-type="string" office:string-value="dialog-ok-apply">
            <text:p>dialog-ok-apply</text:p>
          </table:table-cell>
          <table:table-cell table:style-name="ce22" table:formula="of:=VLOOKUP([.$A390];[$Sheet1.$C$5:.J1404];4;0)" office:value-type="string" office:string-value="x">
            <text:p>x</text:p>
          </table:table-cell>
          <table:table-cell table:style-name="ce22" table:formula="of:=VLOOKUP([.$A390];[$Sheet1.$C$5:.K1404];5;0)" office:value-type="string" office:string-value="x">
            <text:p>x</text:p>
          </table:table-cell>
          <table:table-cell table:style-name="ce22" table:formula="of:=VLOOKUP([.$A390];[$Sheet1.$C$5:.L1404];6;0)" office:value-type="string" office:string-value="x">
            <text:p>x</text:p>
          </table:table-cell>
          <table:table-cell table:style-name="ce22" table:formula="of:=VLOOKUP([.$A390];[$Sheet1.$C$5:.M1404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89">
            <text:p>389</text:p>
          </table:table-cell>
          <table:table-cell table:style-name="ce1" table:formula="of:=VLOOKUP([.A391];[Sheet1.C393:.I1405];3;0)" office:value-type="string" office:string-value="format-list-unordered">
            <text:p>format-list-unordered</text:p>
          </table:table-cell>
          <table:table-cell table:style-name="ce22" table:formula="of:=VLOOKUP([.$A391];[$Sheet1.$C$5:.J1405];4;0)" office:value-type="string" office:string-value="x">
            <text:p>x</text:p>
          </table:table-cell>
          <table:table-cell table:style-name="ce22" table:formula="of:=VLOOKUP([.$A391];[$Sheet1.$C$5:.K1405];5;0)" office:value-type="string" office:string-value="x">
            <text:p>x</text:p>
          </table:table-cell>
          <table:table-cell table:style-name="ce22" table:formula="of:=VLOOKUP([.$A391];[$Sheet1.$C$5:.L1405];6;0)" office:value-type="string" office:string-value="x">
            <text:p>x</text:p>
          </table:table-cell>
          <table:table-cell table:style-name="ce22" table:formula="of:=VLOOKUP([.$A391];[$Sheet1.$C$5:.M1405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90">
            <text:p>390</text:p>
          </table:table-cell>
          <table:table-cell table:style-name="ce1" table:formula="of:=VLOOKUP([.A392];[Sheet1.C394:.I1406];3;0)" office:value-type="string" office:string-value="format-list-ordered">
            <text:p>format-list-ordered</text:p>
          </table:table-cell>
          <table:table-cell table:style-name="ce22" table:formula="of:=VLOOKUP([.$A392];[$Sheet1.$C$5:.J1406];4;0)" office:value-type="string" office:string-value="x">
            <text:p>x</text:p>
          </table:table-cell>
          <table:table-cell table:style-name="ce22" table:formula="of:=VLOOKUP([.$A392];[$Sheet1.$C$5:.K1406];5;0)" office:value-type="string" office:string-value="x">
            <text:p>x</text:p>
          </table:table-cell>
          <table:table-cell table:style-name="ce22" table:formula="of:=VLOOKUP([.$A392];[$Sheet1.$C$5:.L1406];6;0)" office:value-type="string" office:string-value="x">
            <text:p>x</text:p>
          </table:table-cell>
          <table:table-cell table:style-name="ce22" table:formula="of:=VLOOKUP([.$A392];[$Sheet1.$C$5:.M1406];7;0)" office:value-type="string" office:string-value="x">
            <text:p>x</text:p>
          </table:table-cell>
          <table:table-cell/>
        </table:table-row>
        <table:table-row table:style-name="ro1">
          <table:table-cell table:style-name="ce1" office:value-type="float" office:value="391">
            <text:p>391</text:p>
          </table:table-cell>
          <table:table-cell table:style-name="ce1" table:formula="of:=VLOOKUP([.A393];[Sheet1.C395:.I1407];3;0)" office:value-type="string" office:string-value="character-set">
            <text:p>character-set</text:p>
          </table:table-cell>
          <table:table-cell table:style-name="ce22" table:formula="of:=VLOOKUP([.$A393];[$Sheet1.$C$5:.J1407];4;0)" office:value-type="string" office:string-value="x">
            <text:p>x</text:p>
          </table:table-cell>
          <table:table-cell table:style-name="ce22" table:formula="of:=VLOOKUP([.$A393];[$Sheet1.$C$5:.K1407];5;0)" office:value-type="string" office:string-value="x">
            <text:p>x</text:p>
          </table:table-cell>
          <table:table-cell table:style-name="ce22" table:formula="of:=VLOOKUP([.$A393];[$Sheet1.$C$5:.L1407];6;0)" office:value-type="string" office:string-value="x">
            <text:p>x</text:p>
          </table:table-cell>
          <table:table-cell table:style-name="ce22" table:formula="of:=VLOOKUP([.$A393];[$Sheet1.$C$5:.M1407];7;0)" office:value-type="string" office:string-value="x">
            <text:p>x</text:p>
          </table:table-cell>
          <table:table-cell/>
        </table:table-row>
        <table:table-row table:style-name="ro1" table:number-rows-repeated="6514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transparent"/>
      <style:text-properties fo:color="#ff3366" style:font-name="Arial"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30">30-07-2009</text:date>, <text:time>01:2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nuno pinheiro</meta:initial-creator>
    <meta:creation-date>2009-07-26T22:03:46</meta:creation-date>
    <dc:date>2009-07-30T01:23:08</dc:date>
    <meta:editing-cycles>155</meta:editing-cycles>
    <meta:editing-duration>PT15H57M24S</meta:editing-duration>
    <dc:creator>nuno pinheiro</dc:creator>
    <meta:document-statistic meta:table-count="3" meta:cell-count="12160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